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middle" fo:wrap-option="wrap" fo:background-color="#FFFFFF" style:repeat-content="false"/>
      <style:paragraph-properties fo:text-align="start" fo:margin-left="0cm"/>
    </style:style>
    <style:style style:name="ce4" style:family="table-cell" style:parent-style-name="Default" style:data-style-name="N0">
      <style:table-cell-properties style:vertical-align="automatic" fo:wrap-option="wrap" fo:background-color="#FFFFFF"/>
    </style:style>
    <style:style style:name="ce5" style:family="table-cell" style:parent-style-name="Default" style:data-style-name="N0">
      <style:table-cell-properties style:vertical-align="automatic" fo:wrap-option="wrap" fo:background-color="#FFFFFF" style:repeat-content="false"/>
      <style:paragraph-properties fo:text-align="center"/>
      <style:text-properties fo:color="#1155CC" style:text-underline-style="solid" style:text-underline-type="single"/>
    </style:style>
    <style:style style:name="ce6"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7"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8" style:family="table-cell" style:parent-style-name="Default" style:data-style-name="N0">
      <style:table-cell-properties style:vertical-align="middle" fo:wrap-option="wrap" fo:background-color="#FFFFFF" style:repeat-content="false"/>
      <style:paragraph-properties fo:text-align="center"/>
    </style:style>
    <style:style style:name="ce9"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fo:font-weight="bold" style:font-weight-asian="bold" style:font-weight-complex="bold"/>
    </style:style>
    <style:style style:name="ce10"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13" style:family="table-cell" style:parent-style-name="Default" style:data-style-name="N0">
      <style:table-cell-properties style:vertical-align="automatic" fo:wrap-option="wrap"/>
      <style:text-properties fo:color="#1155CC" fo:font-size="12pt" style:font-size-asian="12pt" style:font-size-complex="12pt" style:text-underline-style="solid" style:text-underline-type="single" fo:font-weight="bold" style:font-weight-asian="bold" style:font-weight-complex="bold"/>
    </style:style>
    <style:style style:name="ce14" style:family="table-cell" style:parent-style-name="Default" style:data-style-name="N0">
      <style:table-cell-properties style:vertical-align="middle"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5" style:family="table-cell" style:parent-style-name="Default" style:data-style-name="N0">
      <style:table-cell-properties style:vertical-align="middle" fo:wrap-option="wrap" fo:background-color="#00FF00"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fo:wrap-option="wrap" fo:background-color="#FFFFFF"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style:vertical-align="automatic" fo:wrap-option="wrap" fo:background-color="#FFFFFF" style:repeat-content="false"/>
      <style:paragraph-properties fo:text-align="center"/>
    </style:style>
    <style:style style:name="ce18" style:family="table-cell" style:parent-style-name="Default" style:data-style-name="N0">
      <style:table-cell-properties style:vertical-align="top" fo:wrap-option="wrap" style:repeat-content="false"/>
      <style:paragraph-properties fo:text-align="start" fo:margin-left="0cm"/>
      <style:text-properties fo:color="#1155CC" style:text-underline-style="solid" style:text-underline-type="single"/>
    </style:style>
    <style:style style:name="ce19" style:family="table-cell" style:parent-style-name="Default" style:data-style-name="N0">
      <style:table-cell-properties style:vertical-align="automatic" fo:wrap-option="wrap" fo:background-color="#EAD1DC"/>
      <style:text-properties fo:color="#1155CC" style:text-underline-style="solid" style:text-underline-type="single"/>
    </style:style>
    <style:style style:name="ce20" style:family="table-cell" style:parent-style-name="Default" style:data-style-name="N0">
      <style:table-cell-properties style:vertical-align="automatic" fo:wrap-option="wrap" fo:background-color="#D5A6BD"/>
      <style:text-properties fo:color="#1155CC" style:text-underline-style="solid" style:text-underline-type="single"/>
    </style:style>
    <style:style style:name="ce21" style:family="table-cell" style:parent-style-name="Default" style:data-style-name="N0">
      <style:table-cell-properties style:vertical-align="automatic" fo:background-color="#00FF00"/>
      <style:text-properties fo:color="#1155CC" style:text-underline-style="solid" style:text-underline-type="single"/>
    </style:style>
    <style:style style:name="ce22" style:family="table-cell" style:parent-style-name="Default" style:data-style-name="N0">
      <style:table-cell-properties style:vertical-align="automatic" fo:background-color="#FFFFFF"/>
      <style:text-properties fo:color="#0000FF" style:text-underline-style="solid" style:text-underline-type="single"/>
    </style:style>
    <style:style style:name="ce23" style:family="table-cell" style:parent-style-name="Default" style:data-style-name="N0">
      <style:table-cell-properties style:vertical-align="automatic" fo:background-color="#FFFFFF"/>
    </style:style>
    <style:style style:name="ce24" style:family="table-cell" style:parent-style-name="Default" style:data-style-name="N0">
      <style:table-cell-properties style:vertical-align="middle" fo:wrap-option="wrap"/>
      <style:text-properties fo:font-weight="bold" style:font-weight-asian="bold" style:font-weight-complex="bold"/>
    </style:style>
    <style:style style:name="ce25"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26" style:family="table-cell" style:parent-style-name="Default" style:data-style-name="N0">
      <style:table-cell-properties style:vertical-align="middle" fo:wrap-option="wrap" fo:background-color="#FFFFFF" style:repeat-content="false"/>
      <style:paragraph-properties fo:text-align="start" fo:margin-left="0cm"/>
    </style:style>
    <style:style style:name="ce27" style:family="table-cell" style:parent-style-name="Default" style:data-style-name="N0">
      <style:table-cell-properties style:vertical-align="automatic" fo:wrap-option="wrap" fo:background-color="#FFFFFF"/>
    </style:style>
    <style:style style:name="ce28"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29"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30"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31" style:family="table-cell" style:parent-style-name="Default" style:data-style-name="N0">
      <style:table-cell-properties style:vertical-align="middle" fo:wrap-option="wrap" fo:background-color="#FFFFFF" style:repeat-content="false"/>
      <style:paragraph-properties fo:text-align="start" fo:margin-left="0cm"/>
      <style:text-properties fo:color="#0000FF" style:text-underline-style="solid" style:text-underline-type="single"/>
    </style:style>
    <style:style style:name="ce3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33" style:family="table-cell" style:parent-style-name="Default" style:data-style-name="N0">
      <style:table-cell-properties style:vertical-align="automatic" fo:wrap-option="wrap" fo:background-color="transparent"/>
      <style:text-properties style:font-name="Cambria" style:font-name-asian="Cambria" style:font-name-complex="Cambria" style:font-family-generic="roman"/>
    </style:style>
    <style:style style:name="ce34" style:family="table-cell" style:parent-style-name="Default" style:data-style-name="N0">
      <style:table-cell-properties fo:background-color="#FFFFFF"/>
    </style:style>
    <style:style style:name="ce35" style:family="table-cell" style:parent-style-name="Default" style:data-style-name="N0">
      <style:table-cell-properties style:vertical-align="middle" fo:wrap-option="wrap" fo:background-color="#00FF00" style:repeat-content="false"/>
      <style:paragraph-properties fo:text-align="start" fo:margin-left="0cm"/>
      <style:text-properties fo:font-size="12pt" style:font-size-asian="12pt" style:font-size-complex="12pt" fo:font-weight="bold" style:font-weight-asian="bold" style:font-weight-complex="bold"/>
    </style:style>
    <style:style style:name="ce36" style:family="table-cell" style:parent-style-name="Default" style:data-style-name="N0">
      <style:table-cell-properties style:vertical-align="automatic" fo:wrap-option="wrap" fo:background-color="#FFD966"/>
      <style:text-properties fo:color="#1155CC" fo:font-size="12pt" style:font-size-asian="12pt" style:font-size-complex="12pt" style:text-underline-style="solid" style:text-underline-type="single" fo:font-weight="bold" style:font-weight-asian="bold" style:font-weight-complex="bold"/>
    </style:style>
    <style:style style:name="ce37" style:family="table-cell" style:parent-style-name="Default" style:data-style-name="N0">
      <style:table-cell-properties style:vertical-align="automatic" fo:wrap-option="wrap" fo:background-color="transparent"/>
      <style:text-properties fo:color="#1155CC" fo:font-size="12pt" style:font-size-asian="12pt" style:font-size-complex="12pt" style:text-underline-style="solid" style:text-underline-type="single" fo:font-weight="bold" style:font-weight-asian="bold" style:font-weight-complex="bold"/>
    </style:style>
    <style:style style:name="ce38" style:family="table-cell" style:parent-style-name="Default" style:data-style-name="N0">
      <style:table-cell-properties style:vertical-align="automatic" fo:wrap-option="wrap" fo:background-color="transparent"/>
    </style:style>
    <style:style style:name="ce39" style:family="table-cell" style:parent-style-name="Default" style:data-style-name="N0">
      <style:table-cell-properties style:vertical-align="automatic" fo:wrap-option="wrap" fo:background-color="transparent"/>
      <style:text-properties fo:color="#1155CC" fo:font-size="10pt" style:font-size-asian="10pt" style:font-size-complex="10pt" style:text-underline-style="solid" style:text-underline-type="single"/>
    </style:style>
    <style:style style:name="ce40" style:family="table-cell" style:parent-style-name="Default" style:data-style-name="N0">
      <style:table-cell-properties style:vertical-align="automatic" fo:wrap-option="wrap" fo:background-color="#FFFFFF" style:repeat-content="false"/>
      <style:paragraph-properties fo:text-align="center"/>
    </style:style>
    <style:style style:name="ce41" style:family="table-cell" style:parent-style-name="Default" style:data-style-name="N0">
      <style:table-cell-properties fo:border-top="none" fo:border-bottom="thin solid #CCCCCC" fo:border-left="none" fo:border-right="none" style:vertical-align="automatic" fo:wrap-option="wrap" fo:background-color="#FFFFFF"/>
    </style:style>
    <style:style style:name="ce42" style:family="table-cell" style:parent-style-name="Default" style:data-style-name="N0">
      <style:table-cell-properties fo:border="thin solid #CCCCCC" style:vertical-align="automatic" fo:wrap-option="wrap" fo:background-color="#FFFFFF"/>
    </style:style>
    <style:style style:name="ce43" style:family="table-cell" style:parent-style-name="Default" style:data-style-name="N0">
      <style:table-cell-properties style:vertical-align="automatic" fo:wrap-option="wrap" fo:background-color="#FFFFFF"/>
      <style:text-properties fo:color="#0000FF" style:text-underline-style="solid" style:text-underline-type="single"/>
    </style:style>
    <style:style style:name="ce44" style:family="table-cell" style:parent-style-name="Default" style:data-style-name="N0">
      <style:table-cell-properties style:vertical-align="automatic" fo:background-color="#FFFFFF"/>
      <style:text-properties fo:color="#0000FF" style:text-underline-style="solid" style:text-underline-type="single"/>
    </style:style>
    <style:style style:name="ce45" style:family="table-cell" style:parent-style-name="Default" style:data-style-name="N0">
      <style:table-cell-properties style:vertical-align="automatic" fo:background-color="#FFFFFF"/>
      <style:text-properties fo:color="#1155CC" style:text-underline-style="solid" style:text-underline-type="single"/>
    </style:style>
    <style:style style:name="ce46"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47" style:family="table-cell" style:parent-style-name="Default" style:data-style-name="N0">
      <style:table-cell-properties style:vertical-align="automatic" fo:wrap-option="wrap" fo:background-color="#FFFF00"/>
      <style:text-properties style:font-name="Cambria" style:font-name-asian="Cambria" style:font-name-complex="Cambria" style:font-family-generic="roman"/>
    </style:style>
    <style:style style:name="ce48" style:family="table-cell" style:parent-style-name="Default" style:data-style-name="N0">
      <style:table-cell-properties style:vertical-align="automatic" fo:wrap-option="wrap"/>
      <style:text-properties style:font-name="Cambria" style:font-name-asian="Cambria" style:font-name-complex="Cambria" style:font-family-generic="roman"/>
    </style:style>
    <style:style style:name="ce49" style:family="table-cell" style:parent-style-name="Default" style:data-style-name="N0">
      <style:table-cell-properties style:vertical-align="automatic" fo:wrap-option="wrap" fo:background-color="#FFFF00"/>
    </style:style>
    <style:style style:name="ce50"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style:font-family-generic="roman"/>
    </style:style>
    <style:style style:name="ce51" style:family="table-cell" style:parent-style-name="Default" style:data-style-name="N0">
      <style:table-cell-properties style:vertical-align="middle" fo:wrap-option="wrap" fo:background-color="#FFFF00" style:repeat-content="false"/>
      <style:paragraph-properties fo:text-align="center"/>
    </style:style>
    <style:style style:name="ce52" style:family="table-cell" style:parent-style-name="Default" style:data-style-name="N36">
      <style:table-cell-properties style:vertical-align="middle" fo:wrap-option="wrap" fo:background-color="#FFFF00" style:repeat-content="false"/>
      <style:paragraph-properties fo:text-align="center"/>
    </style:style>
    <style:style style:name="ce53" style:family="table-cell" style:parent-style-name="Default" style:data-style-name="N0">
      <style:table-cell-properties style:vertical-align="middle" fo:background-color="#FFFF00" style:repeat-content="false"/>
      <style:paragraph-properties fo:text-align="start" fo:margin-left="0cm"/>
    </style:style>
    <style:style style:name="ce54" style:family="table-cell" style:parent-style-name="Default" style:data-style-name="N0">
      <style:table-cell-properties style:vertical-align="middle"/>
      <style:text-properties fo:font-style="italic" style:font-style-asian="italic" style:font-style-complex="italic"/>
    </style:style>
    <style:style style:name="ce55" style:family="table-cell" style:parent-style-name="Default" style:data-style-name="N0">
      <style:table-cell-properties style:vertical-align="middle" fo:wrap-option="wrap" style:repeat-content="false"/>
      <style:paragraph-properties fo:text-align="center"/>
    </style:style>
    <style:style style:name="ce56" style:family="table-cell" style:parent-style-name="Default" style:data-style-name="N0">
      <style:table-cell-properties style:vertical-align="automatic" fo:wrap-option="wrap" fo:background-color="#FF00FF" style:repeat-content="false"/>
      <style:paragraph-properties fo:text-align="center"/>
    </style:style>
    <style:style style:name="ce57" style:family="table-cell" style:parent-style-name="Default" style:data-style-name="N0">
      <style:table-cell-properties style:vertical-align="automatic" fo:background-color="#FF00FF" style:repeat-content="false"/>
      <style:paragraph-properties fo:text-align="center"/>
    </style:style>
    <style:style style:name="ce58" style:family="table-cell" style:parent-style-name="Default" style:data-style-name="N0">
      <style:table-cell-properties style:vertical-align="automatic" fo:wrap-option="wrap" fo:background-color="#FF00FF" style:repeat-content="false"/>
      <style:paragraph-properties fo:text-align="start" fo:margin-left="0cm"/>
    </style:style>
    <style:style style:name="ce59" style:family="table-cell" style:parent-style-name="Default" style:data-style-name="N0">
      <style:table-cell-properties style:vertical-align="middle"/>
    </style:style>
    <style:style style:name="ce60" style:family="table-cell" style:parent-style-name="Default" style:data-style-name="N0">
      <style:table-cell-properties style:vertical-align="middle" fo:wrap-option="wrap"/>
    </style:style>
    <style:style style:name="ce61" style:family="table-cell" style:parent-style-name="Default" style:data-style-name="N0">
      <style:table-cell-properties style:vertical-align="middle" fo:wrap-option="wrap"/>
      <style:text-properties style:font-name="'Arial'" style:font-name-asian="'Arial'" style:font-name-complex="'Arial'"/>
    </style:style>
    <style:style style:name="ce62" style:family="table-cell" style:parent-style-name="Default" style:data-style-name="N0">
      <style:table-cell-properties style:vertical-align="middle" fo:wrap-option="wrap" style:repeat-content="false"/>
      <style:paragraph-properties fo:text-align="start" fo:margin-left="0cm"/>
    </style:style>
    <style:style style:name="ce63" style:family="table-cell" style:parent-style-name="Default" style:data-style-name="N0">
      <style:table-cell-properties style:vertical-align="middle" fo:wrap-option="wrap" fo:background-color="#6AA84F" style:repeat-content="false"/>
      <style:paragraph-properties fo:text-align="center"/>
    </style:style>
    <style:style style:name="ce64" style:family="table-cell" style:parent-style-name="Default" style:data-style-name="N0">
      <style:table-cell-properties style:vertical-align="middle" fo:wrap-option="wrap" fo:background-color="#EA9999" style:repeat-content="false"/>
      <style:paragraph-properties fo:text-align="center"/>
    </style:style>
    <style:style style:name="ce65"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66" style:family="table-cell" style:parent-style-name="Default" style:data-style-name="N0">
      <style:table-cell-properties style:vertical-align="middle" style:repeat-content="false"/>
      <style:paragraph-properties fo:text-align="start" fo:margin-left="0cm"/>
      <style:text-properties fo:color="#1155CC" style:text-underline-style="solid" style:text-underline-type="single" fo:font-weight="bold" style:font-weight-asian="bold" style:font-weight-complex="bold"/>
    </style:style>
    <style:style style:name="ce67" style:family="table-cell" style:parent-style-name="Default" style:data-style-name="N0">
      <style:table-cell-properties style:vertical-align="middle"/>
      <style:text-properties style:font-name="Cambria" style:font-name-asian="Cambria" style:font-name-complex="Cambria" style:font-family-generic="roman"/>
    </style:style>
    <style:style style:name="ce68" style:family="table-cell" style:parent-style-name="Default" style:data-style-name="N0">
      <style:table-cell-properties style:vertical-align="middle"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69" style:family="table-cell" style:parent-style-name="Default" style:data-style-name="N0">
      <style:table-cell-properties style:vertical-align="middle"/>
      <style:text-properties fo:color="#0000FF" style:text-underline-style="solid" style:text-underline-type="single"/>
    </style:style>
    <style:style style:name="ce70"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71" style:family="table-cell" style:parent-style-name="Default" style:data-style-name="N0">
      <style:table-cell-properties style:vertical-align="middle" fo:wrap-option="wrap" style:repeat-content="false"/>
      <style:paragraph-properties fo:text-align="start" fo:margin-left="0cm"/>
      <style:text-properties style:font-name="Cambria" style:font-name-asian="Cambria" style:font-name-complex="Cambria" style:font-family-generic="roman"/>
    </style:style>
    <style:style style:name="ce72" style:family="table-cell" style:parent-style-name="Default" style:data-style-name="N0">
      <style:table-cell-properties style:vertical-align="middle" fo:wrap-option="wrap"/>
      <style:text-properties fo:font-style="italic" style:font-style-asian="italic" style:font-style-complex="italic"/>
    </style:style>
    <style:style style:name="ce73" style:family="table-cell" style:parent-style-name="Default" style:data-style-name="N0">
      <style:table-cell-properties style:vertical-align="middle" style:repeat-content="false"/>
      <style:paragraph-properties fo:text-align="start" fo:margin-left="0cm"/>
    </style:style>
    <style:style style:name="ce74" style:family="table-cell" style:parent-style-name="Default" style:data-style-name="N0">
      <style:table-cell-properties style:vertical-align="middle" style:repeat-content="false"/>
      <style:paragraph-properties fo:text-align="start" fo:margin-left="0cm"/>
      <style:text-properties fo:color="#0000FF" style:text-underline-style="solid" style:text-underline-type="single"/>
    </style:style>
    <style:style style:name="ce75" style:family="table-cell" style:parent-style-name="Default" style:data-style-name="N0">
      <style:table-cell-properties style:vertical-align="automatic"/>
    </style:style>
    <style:style style:name="ce76" style:family="table-cell" style:parent-style-name="Default" style:data-style-name="N0">
      <style:table-cell-properties style:vertical-align="automatic" fo:wrap-option="wrap"/>
      <style:text-properties fo:color="#1155CC" style:text-underline-style="solid" style:text-underline-type="single"/>
    </style:style>
    <style:style style:name="ce77" style:family="table-cell" style:parent-style-name="Default" style:data-style-name="N0">
      <style:table-cell-properties style:vertical-align="automatic"/>
      <style:text-properties fo:color="#1155CC" style:text-underline-style="solid" style:text-underline-type="single"/>
    </style:style>
    <style:style style:name="ce78" style:family="table-cell" style:parent-style-name="Default" style:data-style-name="N0">
      <style:table-cell-properties style:vertical-align="automatic"/>
      <style:text-properties fo:color="#0000FF" style:text-underline-style="solid" style:text-underline-type="single"/>
    </style:style>
    <style:style style:name="ce79" style:family="table-cell" style:parent-style-name="Default" style:data-style-name="N0">
      <style:table-cell-properties style:vertical-align="automatic" style:repeat-content="false"/>
      <style:paragraph-properties fo:text-align="start" fo:margin-left="0cm"/>
    </style:style>
    <style:style style:name="ce80"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style:style>
    <style:style style:name="ce81" style:family="table-cell" style:parent-style-name="Default" style:data-style-name="N0">
      <style:table-cell-properties style:vertical-align="middle" style:repeat-content="false"/>
      <style:paragraph-properties fo:text-align="start" fo:margin-left="0cm"/>
      <style:text-properties style:font-name="Cambria" style:font-name-asian="Cambria" style:font-name-complex="Cambria" style:font-family-generic="roman"/>
    </style:style>
    <style:style style:name="ce82" style:family="table-cell" style:parent-style-name="Default" style:data-style-name="N0">
      <style:table-cell-properties style:vertical-align="automatic" fo:wrap-option="wrap" style:repeat-content="false"/>
      <style:paragraph-properties fo:text-align="center"/>
    </style:style>
    <style:style style:name="ce83" style:family="table-cell" style:parent-style-name="Default" style:data-style-name="N0">
      <style:table-cell-properties style:vertical-align="automatic"/>
      <style:text-properties fo:color="#1155CC" style:text-underline-style="solid" style:text-underline-type="single" fo:font-weight="bold" style:font-weight-asian="bold" style:font-weight-complex="bold"/>
    </style:style>
    <style:style style:name="ce84" style:family="table-cell" style:parent-style-name="Default" style:data-style-name="N0">
      <style:table-cell-properties style:vertical-align="automatic" fo:background-color="#FF9900" style:repeat-content="false"/>
      <style:paragraph-properties fo:text-align="start" fo:margin-left="0cm"/>
    </style:style>
    <style:style style:name="ce85" style:family="table-cell" style:parent-style-name="Default" style:data-style-name="N0">
      <style:table-cell-properties style:vertical-align="automatic" fo:background-color="#EAD1DC"/>
    </style:style>
    <style:style style:name="ce86" style:family="table-cell" style:parent-style-name="Default" style:data-style-name="N0">
      <style:table-cell-properties style:vertical-align="automatic" fo:background-color="#D5A6BD"/>
    </style:style>
    <style:style style:name="ce87" style:family="table-cell" style:parent-style-name="Default" style:data-style-name="N0">
      <style:table-cell-properties style:vertical-align="automatic" fo:background-color="#D5A6BD"/>
      <style:text-properties fo:color="#0000FF" style:text-underline-style="solid" style:text-underline-type="single"/>
    </style:style>
    <style:style style:name="ce88" style:family="table-cell" style:parent-style-name="Default" style:data-style-name="N0">
      <style:table-cell-properties style:vertical-align="middle" fo:wrap-option="wrap" style:repeat-content="false"/>
      <style:paragraph-properties fo:text-align="center"/>
      <style:text-properties style:text-underline-style="solid" style:text-underline-type="single"/>
    </style:style>
    <style:style style:name="ce89" style:family="table-cell" style:parent-style-name="Default" style:data-style-name="N0">
      <style:table-cell-properties style:vertical-align="automatic" fo:background-color="#FF9900"/>
      <style:text-properties fo:color="#1155CC" style:text-underline-style="solid" style:text-underline-type="single"/>
    </style:style>
    <style:style style:name="ce90" style:family="table-cell" style:parent-style-name="Default" style:data-style-name="N0">
      <style:table-cell-properties style:vertical-align="middle" fo:wrap-option="wrap"/>
      <style:text-properties fo:color="#1155CC" style:text-underline-style="solid" style:text-underline-type="single"/>
    </style:style>
    <style:style style:name="ce91" style:family="table-cell" style:parent-style-name="Default" style:data-style-name="N0">
      <style:table-cell-properties style:vertical-align="middle" fo:wrap-option="wrap"/>
      <style:text-properties style:font-name="Cambria" style:font-name-asian="Cambria" style:font-name-complex="Cambria" style:font-family-generic="roman"/>
    </style:style>
    <style:style style:name="ce92" style:family="table-cell" style:parent-style-name="Default" style:data-style-name="N0">
      <style:table-cell-properties style:vertical-align="middle" fo:background-color="#EAD1DC"/>
    </style:style>
    <style:style style:name="ce93" style:family="table-cell" style:parent-style-name="Default" style:data-style-name="N0">
      <style:table-cell-properties style:vertical-align="middle" fo:background-color="#EAD1DC"/>
      <style:text-properties fo:color="#0000FF" style:text-underline-style="solid" style:text-underline-type="single"/>
    </style:style>
    <style:style style:name="ce94" style:family="table-cell" style:parent-style-name="Default" style:data-style-name="N0">
      <style:table-cell-properties style:vertical-align="middle" fo:wrap-option="wrap" style:repeat-content="false"/>
      <style:paragraph-properties fo:text-align="center"/>
      <style:text-properties style:font-name="Cambria" style:font-name-asian="Cambria" style:font-name-complex="Cambria" style:font-family-generic="roman"/>
    </style:style>
    <style:style style:name="ce95" style:family="table-cell" style:parent-style-name="Default" style:data-style-name="N0">
      <style:table-cell-properties style:vertical-align="middle"/>
      <style:text-properties fo:color="#0000FF" style:font-name="Cambria" style:font-name-asian="Cambria" style:font-name-complex="Cambria" style:text-underline-style="solid" style:text-underline-type="single" style:font-family-generic="roman"/>
    </style:style>
    <style:style style:name="ce96" style:family="table-cell" style:parent-style-name="Default" style:data-style-name="N0">
      <style:table-cell-properties style:vertical-align="automatic" fo:wrap-option="wrap"/>
      <style:text-properties fo:color="#0000FF" style:text-underline-style="solid" style:text-underline-type="single"/>
    </style:style>
    <style:style style:name="ce97" style:family="table-cell" style:parent-style-name="Default" style:data-style-name="N0">
      <style:table-cell-properties style:vertical-align="middle" fo:wrap-option="wrap"/>
      <style:text-properties fo:color="#0000FF" style:font-name="Cambria" style:font-name-asian="Cambria" style:font-name-complex="Cambria" style:text-underline-style="solid" style:text-underline-type="single" style:font-family-generic="roman"/>
    </style:style>
    <style:style style:name="ce98" style:family="table-cell" style:parent-style-name="Default" style:data-style-name="N0">
      <style:table-cell-properties style:vertical-align="middle" fo:wrap-option="wrap" fo:background-color="#EAD1DC"/>
      <style:text-properties fo:color="#0000FF" style:text-underline-style="solid" style:text-underline-type="single"/>
    </style:style>
    <style:style style:name="ce99" style:family="table-cell" style:parent-style-name="Default" style:data-style-name="N0">
      <style:table-cell-properties style:vertical-align="middle" fo:background-color="#351C75"/>
    </style:style>
    <style:style style:name="ce100" style:family="table-cell" style:parent-style-name="Default" style:data-style-name="N0">
      <style:table-cell-properties style:vertical-align="middle" fo:wrap-option="wrap" fo:background-color="#351C75"/>
    </style:style>
    <style:style style:name="ce101" style:family="table-cell" style:parent-style-name="Default" style:data-style-name="N0">
      <style:table-cell-properties style:vertical-align="middle" fo:wrap-option="wrap" fo:background-color="#351C75" style:repeat-content="false"/>
      <style:paragraph-properties fo:text-align="center"/>
    </style:style>
    <style:style style:name="ce102" style:family="table-cell" style:parent-style-name="Default" style:data-style-name="N0">
      <style:table-cell-properties style:vertical-align="automatic" fo:wrap-option="wrap" style:repeat-content="false"/>
      <style:paragraph-properties fo:text-align="end" fo:margin-right="0cm"/>
    </style:style>
    <style:style style:name="ce103" style:family="table-cell" style:parent-style-name="Default" style:data-style-name="N0">
      <style:table-cell-properties style:vertical-align="middle" fo:wrap-option="wrap" fo:background-color="#FFFF00" style:repeat-content="false"/>
      <style:paragraph-properties fo:text-align="center"/>
    </style:style>
    <style:style style:name="ce104" style:family="table-cell" style:parent-style-name="Default" style:data-style-name="N0">
      <style:table-cell-properties style:vertical-align="middle" fo:wrap-option="wrap" fo:background-color="#FFFF00" style:repeat-content="false"/>
      <style:paragraph-properties fo:text-align="start" fo:margin-left="0cm"/>
    </style:style>
    <style:style style:name="ce105" style:family="table-cell" style:parent-style-name="Default" style:data-style-name="N36">
      <style:table-cell-properties style:vertical-align="middle" fo:background-color="#FFFF00" style:repeat-content="false"/>
      <style:paragraph-properties fo:text-align="center"/>
    </style:style>
    <style:style style:name="ce106" style:family="table-cell" style:parent-style-name="Default" style:data-style-name="N0">
      <style:table-cell-properties style:vertical-align="automatic"/>
      <style:text-properties fo:font-style="italic" style:font-style-asian="italic" style:font-style-complex="italic"/>
    </style:style>
    <style:style style:name="ce107"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fo:font-weight="bold" style:font-weight-asian="bold" style:font-weight-complex="bold"/>
    </style:style>
    <style:style style:name="ce108" style:family="table-cell" style:parent-style-name="Default" style:data-style-name="N0">
      <style:table-cell-properties style:vertical-align="automatic" fo:wrap-option="wrap" fo:background-color="#EAD1DC"/>
      <style:text-properties fo:color="#0000FF" style:text-underline-style="solid" style:text-underline-type="single"/>
    </style:style>
    <style:style style:name="ce109"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style:style>
    <style:style style:name="ce110" style:family="table-cell" style:parent-style-name="Default" style:data-style-name="N0">
      <style:table-cell-properties style:vertical-align="automatic"/>
      <style:text-properties fo:color="#0000FF" style:text-underline-style="solid" style:text-underline-type="single" fo:font-weight="bold" style:font-weight-asian="bold" style:font-weight-complex="bold"/>
    </style:style>
    <style:style style:name="ce111" style:family="table-cell" style:parent-style-name="Default" style:data-style-name="N0">
      <style:table-cell-properties style:vertical-align="automatic" fo:wrap-option="wrap" fo:background-color="#D5A6BD"/>
    </style:style>
    <style:style style:name="ce112" style:family="table-cell" style:parent-style-name="Default" style:data-style-name="N0">
      <style:table-cell-properties style:vertical-align="automatic" fo:background-color="#EAD1DC"/>
      <style:text-properties fo:color="#0000FF" style:text-underline-style="solid" style:text-underline-type="single"/>
    </style:style>
    <style:style style:name="ce113" style:family="table-cell" style:parent-style-name="Default" style:data-style-name="N0">
      <style:table-cell-properties style:vertical-align="automatic" fo:wrap-option="wrap" fo:background-color="#D5A6BD"/>
      <style:text-properties fo:color="#0000FF" style:text-underline-style="solid" style:text-underline-type="single"/>
    </style:style>
    <style:style style:name="ce114"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15" style:family="table-cell" style:parent-style-name="Default" style:data-style-name="N0">
      <style:table-cell-properties style:vertical-align="automatic" fo:wrap-option="wrap" style:repeat-content="false"/>
      <style:paragraph-properties fo:text-align="start" fo:margin-left="0cm"/>
      <style:text-properties fo:color="#0000FF" style:text-underline-style="solid" style:text-underline-type="single"/>
    </style:style>
    <style:style style:name="ce116" style:family="table-cell" style:parent-style-name="Default" style:data-style-name="N0">
      <style:table-cell-properties style:vertical-align="automatic" fo:background-color="#EAD1DC"/>
      <style:text-properties fo:color="#1155CC" style:text-underline-style="solid" style:text-underline-type="single"/>
    </style:style>
    <style:style style:name="ce117"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118" style:family="table-cell" style:parent-style-name="Default" style:data-style-name="N0">
      <style:table-cell-properties style:vertical-align="automatic" fo:background-color="#D5A6BD"/>
      <style:text-properties fo:color="#1155CC" style:text-underline-style="solid" style:text-underline-type="single"/>
    </style:style>
    <style:style style:name="ce119" style:family="table-cell" style:parent-style-name="Default" style:data-style-name="N0">
      <style:table-cell-properties style:vertical-align="automatic" fo:background-color="#351C75"/>
    </style:style>
    <style:style style:name="ce120" style:family="table-cell" style:parent-style-name="Default" style:data-style-name="N0">
      <style:table-cell-properties style:vertical-align="automatic" fo:wrap-option="wrap" fo:background-color="#351C75"/>
    </style:style>
    <style:style style:name="ce121" style:family="table-cell" style:parent-style-name="Default" style:data-style-name="N0">
      <style:table-cell-properties style:vertical-align="automatic" fo:wrap-option="wrap" fo:background-color="#351C75" style:repeat-content="false"/>
      <style:paragraph-properties fo:text-align="center"/>
    </style:style>
    <style:style style:name="ce122" style:family="table-cell" style:parent-style-name="Default" style:data-style-name="N0">
      <style:table-cell-properties style:vertical-align="top" fo:wrap-option="wrap"/>
    </style:style>
    <style:style style:name="ce123" style:family="table-cell" style:parent-style-name="Default" style:data-style-name="N0">
      <style:table-cell-properties style:vertical-align="automatic" fo:wrap-option="wrap" fo:background-color="#FFFF00" style:repeat-content="false"/>
      <style:paragraph-properties fo:text-align="center"/>
    </style:style>
    <style:style style:name="ce124" style:family="table-cell" style:parent-style-name="Default" style:data-style-name="N0">
      <style:table-cell-properties style:vertical-align="automatic" fo:background-color="#00FF00"/>
    </style:style>
    <style:style style:name="ce125" style:family="table-cell" style:parent-style-name="Default" style:data-style-name="N0">
      <style:table-cell-properties style:vertical-align="middle" fo:background-color="#EAD1DC" style:repeat-content="false"/>
      <style:paragraph-properties fo:text-align="start" fo:margin-left="0cm"/>
      <style:text-properties fo:color="#1155CC" style:text-underline-style="solid" style:text-underline-type="single"/>
    </style:style>
    <style:style style:name="ce126" style:family="table-cell" style:parent-style-name="Default" style:data-style-name="N0">
      <style:table-cell-properties style:vertical-align="automatic" fo:wrap-option="wrap"/>
      <style:text-properties style:font-name="'Arial'" style:font-name-asian="'Arial'" style:font-name-complex="'Arial'"/>
    </style:style>
    <style:style style:name="ce127"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28" style:family="table-cell" style:parent-style-name="Default" style:data-style-name="N0">
      <style:table-cell-properties style:vertical-align="automatic" fo:background-color="#00FF00"/>
      <style:text-properties fo:color="#0000FF" style:text-underline-style="solid" style:text-underline-type="single"/>
    </style:style>
    <style:style style:name="ce129"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30" style:family="table-cell" style:parent-style-name="Default" style:data-style-name="N0">
      <style:table-cell-properties style:vertical-align="automatic" fo:wrap-option="wrap" style:repeat-content="false"/>
      <style:paragraph-properties fo:text-align="start" fo:margin-left="0cm"/>
    </style:style>
    <style:style style:name="ce131"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style:style>
    <style:style style:name="ce132" style:family="table-cell" style:parent-style-name="Default" style:data-style-name="N0">
      <style:table-cell-properties style:vertical-align="automatic" fo:background-color="#FF9900"/>
      <style:text-properties fo:color="#0000FF" style:text-underline-style="solid" style:text-underline-type="single"/>
    </style:style>
    <style:style style:name="ce133"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style:font-family-generic="roman"/>
    </style:style>
    <style:style style:name="ce134" style:family="table-cell" style:parent-style-name="Default" style:data-style-name="N0">
      <style:table-cell-properties style:vertical-align="automatic" fo:wrap-option="wrap" fo:background-color="#00FF00"/>
      <style:text-properties fo:color="#1155CC" style:text-underline-style="solid" style:text-underline-type="single"/>
    </style:style>
    <style:style style:name="ce135" style:family="table-cell" style:parent-style-name="Default" style:data-style-name="N0">
      <style:table-cell-properties style:vertical-align="automatic" fo:background-color="#EAD1DC" style:repeat-content="false"/>
      <style:paragraph-properties fo:text-align="start" fo:margin-left="0cm"/>
    </style:style>
    <style:style style:name="ce136" style:family="table-cell" style:parent-style-name="Default" style:data-style-name="N0">
      <style:table-cell-properties style:vertical-align="automatic" fo:background-color="#EAD1DC" style:repeat-content="false"/>
      <style:paragraph-properties fo:text-align="start" fo:margin-left="0cm"/>
      <style:text-properties fo:color="#0000FF" style:text-underline-style="solid" style:text-underline-type="single"/>
    </style:style>
    <style:style style:name="ce137" style:family="table-cell" style:parent-style-name="Default" style:data-style-name="N0">
      <style:table-cell-properties style:vertical-align="automatic"/>
      <style:text-properties fo:font-weight="bold" style:font-weight-asian="bold" style:font-weight-complex="bold"/>
    </style:style>
    <style:style style:name="ce138" style:family="table-cell" style:parent-style-name="Default" style:data-style-name="N0">
      <style:table-cell-properties style:vertical-align="automatic" fo:wrap-option="wrap"/>
      <style:text-properties fo:color="#1155CC" style:text-underline-style="solid" style:text-underline-type="single" fo:font-weight="bold" style:font-weight-asian="bold" style:font-weight-complex="bold"/>
    </style:style>
    <style:style style:name="ce139" style:family="table-cell" style:parent-style-name="Default" style:data-style-name="N0">
      <style:table-cell-properties style:vertical-align="automatic"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40" style:family="table-cell" style:parent-style-name="Default" style:data-style-name="N0">
      <style:table-cell-properties style:vertical-align="automatic" fo:wrap-option="wrap" fo:background-color="#00FF00"/>
    </style:style>
    <style:style style:name="ce141" style:family="table-cell" style:parent-style-name="Default" style:data-style-name="N0">
      <style:table-cell-properties style:vertical-align="automatic" fo:background-color="#EAD1DC"/>
      <style:text-properties style:font-name="Cambria" style:font-name-asian="Cambria" style:font-name-complex="Cambria" style:font-family-generic="roman"/>
    </style:style>
    <style:style style:name="ce142" style:family="table-cell" style:parent-style-name="Default" style:data-style-name="N0">
      <style:table-cell-properties style:vertical-align="automatic" fo:background-color="#D5A6BD"/>
      <style:text-properties style:font-name="Cambria" style:font-name-asian="Cambria" style:font-name-complex="Cambria" style:font-family-generic="roman"/>
    </style:style>
    <style:style style:name="ce143" style:family="table-cell" style:parent-style-name="Default" style:data-style-name="N0">
      <style:table-cell-properties style:vertical-align="automatic" fo:background-color="#D5A6BD"/>
      <style:text-properties fo:color="#0000FF" style:font-name="Cambria" style:font-name-asian="Cambria" style:font-name-complex="Cambria" style:text-underline-style="solid" style:text-underline-type="single" style:font-family-generic="roman"/>
    </style:style>
    <style:style style:name="ce144" style:family="table-cell" style:parent-style-name="Default" style:data-style-name="N0">
      <style:table-cell-properties style:vertical-align="automatic" fo:wrap-option="wrap" fo:background-color="#EAD1DC" style:repeat-content="false"/>
      <style:paragraph-properties fo:text-align="start" fo:margin-left="0cm"/>
      <style:text-properties fo:color="#0000FF" style:text-underline-style="solid" style:text-underline-type="single"/>
    </style:style>
    <style:style style:name="ce145" style:family="table-cell" style:parent-style-name="Default" style:data-style-name="N0">
      <style:table-cell-properties style:vertical-align="automatic" fo:wrap-option="wrap" fo:background-color="#EAD1DC" style:repeat-content="false"/>
      <style:paragraph-properties fo:text-align="start" fo:margin-left="0cm"/>
    </style:style>
    <style:style style:name="ce146"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47" style:family="table-cell" style:parent-style-name="Default" style:data-style-name="N0">
      <style:table-cell-properties style:vertical-align="automatic" fo:background-color="#D5A6BD" style:repeat-content="false"/>
      <style:paragraph-properties fo:text-align="start" fo:margin-left="0cm"/>
      <style:text-properties fo:color="#1155CC" style:text-underline-style="solid" style:text-underline-type="single"/>
    </style:style>
    <style:style style:name="ce148" style:family="table-cell" style:parent-style-name="Default" style:data-style-name="N0">
      <style:table-cell-properties style:vertical-align="automatic" fo:background-color="#D5A6BD" style:repeat-content="false"/>
      <style:paragraph-properties fo:text-align="start" fo:margin-left="0cm"/>
    </style:style>
    <style:style style:name="ce149" style:family="table-cell" style:parent-style-name="Default" style:data-style-name="N0">
      <style:table-cell-properties style:vertical-align="automatic" fo:background-color="#D5A6BD" style:repeat-content="false"/>
      <style:paragraph-properties fo:text-align="start" fo:margin-left="0cm"/>
      <style:text-properties fo:color="#0000FF" style:text-underline-style="solid" style:text-underline-type="single"/>
    </style:style>
    <style:style style:name="ce150" style:family="table-cell" style:parent-style-name="Default" style:data-style-name="N36">
      <style:table-cell-properties style:vertical-align="middle" fo:background-color="#FFFF00" style:repeat-content="false"/>
      <style:paragraph-properties fo:text-align="center"/>
      <style:text-properties fo:font-weight="bold" style:font-weight-asian="bold" style:font-weight-complex="bold"/>
    </style:style>
    <style:style style:name="ce151" style:family="table-cell" style:parent-style-name="Default" style:data-style-name="N36">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2" style:family="table-cell" style:parent-style-name="Default" style:data-style-name="N0">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3" style:family="table-cell" style:parent-style-name="Default" style:data-style-name="N0">
      <style:table-cell-properties style:vertical-align="middle" fo:background-color="#FFFF00" style:repeat-content="false"/>
      <style:paragraph-properties fo:text-align="start" fo:margin-left="0cm"/>
      <style:text-properties fo:font-weight="bold" style:font-weight-asian="bold" style:font-weight-complex="bold"/>
    </style:style>
    <style:style style:name="ce154" style:family="table-cell" style:parent-style-name="Default" style:data-style-name="N0">
      <style:table-cell-properties style:vertical-align="middle" fo:background-color="#FFFF00" style:repeat-content="false"/>
      <style:paragraph-properties fo:text-align="center"/>
      <style:text-properties fo:font-weight="bold" style:font-weight-asian="bold" style:font-weight-complex="bold"/>
    </style:style>
    <style:style style:name="ce155" style:family="table-cell" style:parent-style-name="Default" style:data-style-name="N0">
      <style:table-cell-properties style:vertical-align="automatic" style:repeat-content="false"/>
      <style:paragraph-properties fo:text-align="start" fo:margin-left="0cm"/>
      <style:text-properties fo:font-style="italic" style:font-style-asian="italic" style:font-style-complex="italic"/>
    </style:style>
    <style:style style:name="ce156"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style:font-family-generic="roman"/>
    </style:style>
    <style:style style:name="ce157"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style:style>
    <style:style style:name="ce158"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59" style:family="table-cell" style:parent-style-name="Default" style:data-style-name="N0">
      <style:table-cell-properties style:vertical-align="middle"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60"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style>
    <style:style style:name="ce161"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style:style>
    <style:style style:name="ce162" style:family="table-cell" style:parent-style-name="Default" style:data-style-name="N0">
      <style:table-cell-properties style:vertical-align="automatic" fo:background-color="#FF9900" style:repeat-content="false"/>
      <style:paragraph-properties fo:text-align="start" fo:margin-left="0cm"/>
      <style:text-properties fo:color="#0000FF" style:text-underline-style="solid" style:text-underline-type="single"/>
    </style:style>
    <style:style style:name="ce163"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fo:font-weight="bold" style:font-weight-asian="bold" style:font-weight-complex="bold"/>
    </style:style>
    <style:style style:name="ce164"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style:style>
    <style:style style:name="ce165" style:family="table-cell" style:parent-style-name="Default" style:data-style-name="N0">
      <style:table-cell-properties style:vertical-align="automatic" fo:wrap-option="wrap" style:repeat-content="false"/>
      <style:paragraph-properties fo:text-align="center"/>
      <style:text-properties fo:color="#1155CC" style:text-underline-style="solid" style:text-underline-type="single"/>
    </style:style>
    <style:style style:name="ce166"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67"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68"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9" style:family="table-cell" style:parent-style-name="Default" style:data-style-name="N0">
      <style:table-cell-properties style:vertical-align="automatic" fo:wrap-option="wrap" fo:background-color="#FF9900" style:repeat-content="false"/>
      <style:paragraph-properties fo:text-align="center"/>
    </style:style>
    <style:style style:name="ce170" style:family="table-cell" style:parent-style-name="Default" style:data-style-name="N0">
      <style:table-cell-properties style:vertical-align="middle" fo:wrap-option="wrap" fo:background-color="#FF9900" style:repeat-content="false"/>
      <style:paragraph-properties fo:text-align="center"/>
    </style:style>
    <style:style style:name="ce171" style:family="table-cell" style:parent-style-name="Default" style:data-style-name="N0">
      <style:table-cell-properties style:vertical-align="middle" fo:wrap-option="wrap" fo:background-color="#FF9900" style:repeat-content="false"/>
      <style:paragraph-properties fo:text-align="center"/>
      <style:text-properties style:font-name="Cambria" style:font-name-asian="Cambria" style:font-name-complex="Cambria" style:font-family-generic="roman"/>
    </style:style>
    <style:style style:name="ce172" style:family="table-cell" style:parent-style-name="Default" style:data-style-name="N0">
      <style:table-cell-properties style:vertical-align="middle" fo:background-color="#FF9900" style:repeat-content="false"/>
      <style:paragraph-properties fo:text-align="start" fo:margin-left="0cm"/>
      <style:text-properties style:font-name="Cambria" style:font-name-asian="Cambria" style:font-name-complex="Cambria" style:font-family-generic="roman"/>
    </style:style>
    <style:style style:name="ce173" style:family="table-cell" style:parent-style-name="Default" style:data-style-name="N0">
      <style:table-cell-properties style:vertical-align="automatic" fo:wrap-option="wrap" fo:background-color="#FF9900" style:repeat-content="false"/>
      <style:paragraph-properties fo:text-align="start" fo:margin-left="0cm"/>
      <style:text-properties fo:color="#1155CC" style:text-underline-style="solid" style:text-underline-type="single"/>
    </style:style>
    <style:style style:name="ce174" style:family="table-cell" style:parent-style-name="Default" style:data-style-name="N0">
      <style:table-cell-properties style:vertical-align="automatic" fo:background-color="#FF9900" style:repeat-content="false"/>
      <style:paragraph-properties fo:text-align="start" fo:margin-left="0cm"/>
      <style:text-properties style:font-name="Cambria" style:font-name-asian="Cambria" style:font-name-complex="Cambria" style:font-family-generic="roman"/>
    </style:style>
    <style:style style:name="ce175" style:family="table-cell" style:parent-style-name="Default" style:data-style-name="N0">
      <style:table-cell-properties style:vertical-align="automatic" fo:wrap-option="wrap" fo:background-color="#FF9900" style:repeat-content="false"/>
      <style:paragraph-properties fo:text-align="start" fo:margin-left="0cm"/>
      <style:text-properties style:font-name="Cambria" style:font-name-asian="Cambria" style:font-name-complex="Cambria" style:font-family-generic="roman"/>
    </style:style>
    <style:style style:name="ce176" style:family="table-cell" style:parent-style-name="Default" style:data-style-name="N0">
      <style:table-cell-properties style:vertical-align="automatic" fo:wrap-option="wrap" fo:background-color="#FF9900"/>
      <style:text-properties style:font-name="Cambria" style:font-name-asian="Cambria" style:font-name-complex="Cambria" style:font-family-generic="roman"/>
    </style:style>
    <style:style style:name="ce177" style:family="table-cell" style:parent-style-name="Default" style:data-style-name="N0">
      <style:table-cell-properties style:vertical-align="automatic" fo:wrap-option="wrap" fo:background-color="#00FFFF" style:repeat-content="false"/>
      <style:paragraph-properties fo:text-align="start" fo:margin-left="0cm"/>
    </style:style>
    <style:style style:name="ce178" style:family="table-cell" style:parent-style-name="Default" style:data-style-name="N0">
      <style:table-cell-properties style:vertical-align="top" fo:wrap-option="wrap"/>
      <style:text-properties fo:font-weight="bold" style:font-weight-asian="bold" style:font-weight-complex="bold"/>
    </style:style>
    <style:style style:name="ce179" style:family="table-cell" style:parent-style-name="Default" style:data-style-name="N0">
      <style:table-cell-properties style:vertical-align="middle" fo:wrap-option="wrap" fo:background-color="#00FFFF" style:repeat-content="false"/>
      <style:paragraph-properties fo:text-align="start" fo:margin-left="0cm"/>
    </style:style>
    <style:style style:name="ce180" style:family="table-cell" style:parent-style-name="Default" style:data-style-name="N0">
      <style:table-cell-properties style:vertical-align="automatic" fo:wrap-option="wrap"/>
      <style:text-properties fo:font-weight="bold" style:font-weight-asian="bold" style:font-weight-complex="bold"/>
    </style:style>
    <style:style style:name="ce181"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Roboto" style:font-name-asian="Roboto" style:font-name-complex="Roboto" fo:font-weight="bold" style:font-weight-asian="bold" style:font-weight-complex="bold"/>
    </style:style>
    <style:style style:name="ce182" style:family="table-cell" style:parent-style-name="Default" style:data-style-name="N0">
      <style:table-cell-properties style:vertical-align="top"/>
      <style:text-properties fo:color="#1155CC" style:text-underline-style="solid" style:text-underline-type="single" fo:font-weight="bold" style:font-weight-asian="bold" style:font-weight-complex="bold"/>
    </style:style>
    <style:style style:name="ce183"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fo:font-weight="bold" style:font-weight-asian="bold" style:font-weight-complex="bold"/>
    </style:style>
    <style:style style:name="ce184"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fo:font-weight="bold" style:font-weight-asian="bold" style:font-weight-complex="bold" style:font-family-generic="roman"/>
    </style:style>
    <style:style style:name="ce185" style:family="table-cell" style:parent-style-name="Default" style:data-style-name="N0">
      <style:table-cell-properties style:vertical-align="middle" fo:wrap-option="wrap" fo:background-color="#00FFFF" style:repeat-content="false"/>
      <style:paragraph-properties fo:text-align="start" fo:margin-left="0cm"/>
      <style:text-properties style:font-name="Cambria" style:font-name-asian="Cambria" style:font-name-complex="Cambria" style:font-family-generic="roman"/>
    </style:style>
    <style:style style:name="ce186"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style>
    <style:style style:name="ce187" style:family="table-cell" style:parent-style-name="Default" style:data-style-name="N0">
      <style:table-cell-properties style:vertical-align="automatic" fo:wrap-option="wrap" fo:background-color="#00FFFF"/>
      <style:text-properties fo:font-weight="bold" style:font-weight-asian="bold" style:font-weight-complex="bold"/>
    </style:style>
    <style:style style:name="ce188" style:family="table-cell" style:parent-style-name="Default" style:data-style-name="N0">
      <style:table-cell-properties style:vertical-align="top" fo:wrap-option="wrap" fo:background-color="transparent"/>
    </style:style>
    <style:style style:name="ce189" style:family="table-cell" style:parent-style-name="Default" style:data-style-name="N0">
      <style:table-cell-properties style:vertical-align="middle"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0" style:family="table-cell" style:parent-style-name="Default" style:data-style-name="N0">
      <style:table-cell-properties style:vertical-align="automatic" fo:background-color="transparent"/>
      <style:text-properties fo:color="#1155CC" style:text-underline-style="solid" style:text-underline-type="single" fo:font-weight="bold" style:font-weight-asian="bold" style:font-weight-complex="bold"/>
    </style:style>
    <style:style style:name="ce191" style:family="table-cell" style:parent-style-name="Default" style:data-style-name="N0">
      <style:table-cell-properties style:vertical-align="automatic"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2" style:family="table-cell" style:parent-style-name="Default" style:data-style-name="N0">
      <style:table-cell-properties style:vertical-align="to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3" style:family="table-cell" style:parent-style-name="Default" style:data-style-name="N0">
      <style:table-cell-properties style:vertical-align="automatic" fo:background-color="transparent" style:repeat-content="false"/>
      <style:paragraph-properties fo:text-align="start" fo:margin-left="0cm"/>
      <style:text-properties fo:color="#0000FF" style:text-underline-style="solid" style:text-underline-type="single" fo:font-weight="bold" style:font-weight-asian="bold" style:font-weight-complex="bold"/>
    </style:style>
    <style:style style:name="ce194" style:family="table-cell" style:parent-style-name="Default" style:data-style-name="N0">
      <style:table-cell-properties style:vertical-align="top" fo:background-color="transparent"/>
      <style:text-properties fo:color="#1155CC" style:text-underline-style="solid" style:text-underline-type="single" fo:font-weight="bold" style:font-weight-asian="bold" style:font-weight-complex="bold"/>
    </style:style>
    <style:style style:name="ce195" style:family="table-cell" style:parent-style-name="Default" style:data-style-name="N0">
      <style:table-cell-properties style:vertical-align="automatic" fo:background-color="transparent"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96" style:family="table-cell" style:parent-style-name="Default" style:data-style-name="N0">
      <style:table-cell-properties style:vertical-align="middle"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7" style:family="table-cell" style:parent-style-name="Default" style:data-style-name="N0">
      <style:table-cell-properties style:vertical-align="automatic"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8" style:family="table-cell" style:parent-style-name="Default" style:data-style-name="N0">
      <style:table-cell-properties style:vertical-align="automatic" fo:wrap-option="wrap" fo:background-color="transparent"/>
      <style:text-properties fo:color="#1155CC" style:text-underline-style="solid" style:text-underline-type="single" fo:font-weight="bold" style:font-weight-asian="bold" style:font-weight-complex="bold"/>
    </style:style>
    <style:style style:name="ce199"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fo:font-size="18pt" style:font-size-asian="18pt" style:font-size-complex="18pt" fo:font-weight="bold" style:font-weight-asian="bold" style:font-weight-complex="bold" style:font-family-generic="roman"/>
    </style:style>
    <style:style style:name="ce200" style:family="table-cell" style:parent-style-name="Default" style:data-style-name="N0">
      <style:table-cell-properties style:vertical-align="automatic" fo:wrap-option="wrap" fo:background-color="#00FF00"/>
      <style:text-properties style:font-name="Cambria" style:font-name-asian="Cambria" style:font-name-complex="Cambria" style:font-family-generic="roman"/>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10"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5.10116666666667cm"/>
    </style:style>
    <style:style style:name="co2" style:family="table-column">
      <style:table-column-properties fo:break-before="auto" style:column-width="3.38666666666667cm"/>
    </style:style>
    <style:style style:name="co3" style:family="table-column">
      <style:table-column-properties fo:break-before="auto" style:column-width="3.64066666666667cm"/>
    </style:style>
    <style:style style:name="co4" style:family="table-column">
      <style:table-column-properties fo:break-before="auto" style:column-width="4.84716666666667cm"/>
    </style:style>
    <style:style style:name="co5" style:family="table-column">
      <style:table-column-properties fo:break-before="auto" style:column-width="1.86266666666667cm"/>
    </style:style>
    <style:style style:name="co6" style:family="table-column">
      <style:table-column-properties fo:break-before="auto" style:column-width="32.8083333333333cm"/>
    </style:style>
    <style:style style:name="co7" style:family="table-column">
      <style:table-column-properties fo:break-before="auto" style:column-width="2.62466666666667cm"/>
    </style:style>
    <style:style style:name="co8" style:family="table-column">
      <style:table-column-properties fo:break-before="auto" style:column-width="3.00566666666667cm"/>
    </style:style>
    <style:style style:name="co9" style:family="table-column">
      <style:table-column-properties fo:break-before="auto" style:column-width="1.35466666666667cm"/>
    </style:style>
    <style:style style:name="co10" style:family="table-column">
      <style:table-column-properties fo:break-before="auto" style:column-width="1.5875cm"/>
    </style:style>
    <style:style style:name="co11" style:family="table-column">
      <style:table-column-properties fo:break-before="auto" style:column-width="1.651cm"/>
    </style:style>
    <style:style style:name="co12" style:family="table-column">
      <style:table-column-properties fo:break-before="auto" style:column-width="1.7145cm"/>
    </style:style>
    <style:style style:name="co13" style:family="table-column">
      <style:table-column-properties fo:break-before="auto" style:column-width="1.9685cm"/>
    </style:style>
    <style:style style:name="co14" style:family="table-column">
      <style:table-column-properties fo:break-before="auto" style:column-width="1.67216666666667cm"/>
    </style:style>
    <style:style style:name="co15" style:family="table-column">
      <style:table-column-properties fo:break-before="auto" style:column-width="14.6685cm"/>
    </style:style>
    <style:style style:name="co16" style:family="table-column">
      <style:table-column-properties fo:break-before="auto" style:column-width="3.13266666666667cm"/>
    </style:style>
    <style:style style:name="co17" style:family="table-column">
      <style:table-column-properties fo:break-before="auto" style:column-width="3.3655cm"/>
    </style:style>
    <style:style style:name="co18" style:family="table-column">
      <style:table-column-properties fo:break-before="auto" style:column-width="1.41816666666667cm"/>
    </style:style>
    <style:style style:name="co19" style:family="table-column">
      <style:table-column-properties fo:break-before="auto" style:column-width="15.5998333333333cm"/>
    </style:style>
    <style:style style:name="co20" style:family="table-column">
      <style:table-column-properties fo:break-before="auto" style:column-width="3.19616666666667cm"/>
    </style:style>
    <style:style style:name="co21" style:family="table-column">
      <style:table-column-properties fo:break-before="auto" style:column-width="1.54516666666667cm"/>
    </style:style>
    <style:style style:name="co22" style:family="table-column">
      <style:table-column-properties fo:break-before="auto" style:column-width="15.2823333333333cm"/>
    </style:style>
    <style:style style:name="co23" style:family="table-column">
      <style:table-column-properties fo:break-before="auto" style:column-width="15.0071666666667cm"/>
    </style:style>
    <style:style style:name="co24" style:family="table-column">
      <style:table-column-properties fo:break-before="auto" style:column-width="3.302cm"/>
    </style:style>
    <style:style style:name="co25" style:family="table-column">
      <style:table-column-properties fo:break-before="auto" style:column-width="3.89466666666667cm"/>
    </style:style>
    <style:style style:name="co26" style:family="table-column">
      <style:table-column-properties fo:break-before="auto" style:column-width="1.48166666666667cm"/>
    </style:style>
    <style:style style:name="co27" style:family="table-column">
      <style:table-column-properties fo:break-before="auto" style:column-width="13.8006666666667cm"/>
    </style:style>
    <style:style style:name="co28" style:family="table-column">
      <style:table-column-properties fo:break-before="auto" style:column-width="3.06916666666667cm"/>
    </style:style>
    <style:style style:name="co29" style:family="table-column">
      <style:table-column-properties fo:break-before="auto" style:column-width="1.50283333333333cm"/>
    </style:style>
    <style:style style:name="co30" style:family="table-column">
      <style:table-column-properties fo:break-before="auto" style:column-width="14.7743333333333cm"/>
    </style:style>
    <style:style style:name="co31" style:family="table-column">
      <style:table-column-properties fo:break-before="auto" style:column-width="1.82033333333333cm"/>
    </style:style>
    <style:style style:name="co32" style:family="table-column">
      <style:table-column-properties fo:break-before="auto" style:column-width="7.91633333333333cm"/>
    </style:style>
    <style:style style:name="co33" style:family="table-column">
      <style:table-column-properties fo:break-before="auto" style:column-width="7.09083333333333cm"/>
    </style:style>
    <style:style style:name="co34" style:family="table-column">
      <style:table-column-properties fo:break-before="auto" style:column-width="1.75683333333333cm"/>
    </style:style>
    <style:style style:name="co35" style:family="table-column">
      <style:table-column-properties fo:break-before="auto" style:column-width="1.03716666666667cm"/>
    </style:style>
    <style:style style:name="co36" style:family="table-column">
      <style:table-column-properties fo:break-before="auto" style:column-width="3.83116666666667cm"/>
    </style:style>
    <style:style style:name="co37" style:family="table-column">
      <style:table-column-properties fo:break-before="auto" style:column-width="22.6695cm"/>
    </style:style>
    <style:style style:name="ro1" style:family="table-row">
      <style:table-row-properties style:row-height="13.8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27.6pt" style:use-optimal-row-height="true" fo:break-before="auto"/>
    </style:style>
    <style:style style:name="ro4" style:family="table-row">
      <style:table-row-properties style:row-height="17.25pt" style:use-optimal-row-height="false" fo:break-before="auto"/>
    </style:style>
    <style:style style:name="ro5" style:family="table-row">
      <style:table-row-properties style:row-height="15.75pt" style:use-optimal-row-height="false" fo:break-before="auto"/>
    </style:style>
    <style:style style:name="ro6" style:family="table-row">
      <style:table-row-properties style:row-height="69pt" style:use-optimal-row-height="true" fo:break-before="auto"/>
    </style:style>
    <style:style style:name="ro7" style:family="table-row">
      <style:table-row-properties style:row-height="303.6pt" style:use-optimal-row-height="true" fo:break-before="auto"/>
    </style:style>
    <style:style style:name="ro8" style:family="table-row">
      <style:table-row-properties style:row-height="55.2pt" style:use-optimal-row-height="true" fo:break-before="auto"/>
    </style:style>
    <style:style style:name="ro9" style:family="table-row">
      <style:table-row-properties style:row-height="193.2pt" style:use-optimal-row-height="true" fo:break-before="auto"/>
    </style:style>
    <style:style style:name="ro10" style:family="table-row">
      <style:table-row-properties style:row-height="110.4pt" style:use-optimal-row-height="true" fo:break-before="auto"/>
    </style:style>
    <style:style style:name="ro11" style:family="table-row">
      <style:table-row-properties style:row-height="82.8pt" style:use-optimal-row-height="true" fo:break-before="auto"/>
    </style:style>
    <style:style style:name="ro12" style:family="table-row">
      <style:table-row-properties style:row-height="124.2pt" style:use-optimal-row-height="true" fo:break-before="auto"/>
    </style:style>
    <style:style style:name="ro13" style:family="table-row">
      <style:table-row-properties style:row-height="96.6pt" style:use-optimal-row-height="true" fo:break-before="auto"/>
    </style:style>
    <style:style style:name="ro14" style:family="table-row">
      <style:table-row-properties style:row-height="207pt" style:use-optimal-row-height="true" fo:break-before="auto"/>
    </style:style>
    <style:style style:name="ro15" style:family="table-row">
      <style:table-row-properties style:row-height="41.4pt" style:use-optimal-row-height="true" fo:break-before="auto"/>
    </style:style>
    <style:style style:name="ro16" style:family="table-row">
      <style:table-row-properties style:row-height="14.4pt" style:use-optimal-row-height="true" fo:break-before="auto"/>
    </style:style>
    <style:style style:name="ro17" style:family="table-row">
      <style:table-row-properties style:row-height="28.8pt" style:use-optimal-row-height="true" fo:break-before="auto"/>
    </style:style>
    <style:style style:name="ro18" style:family="table-row">
      <style:table-row-properties style:row-height="16.5pt" style:use-optimal-row-height="false" fo:break-before="auto"/>
    </style:style>
    <style:style style:name="ro19" style:family="table-row">
      <style:table-row-properties style:row-height="14.25pt" style:use-optimal-row-height="false" fo:break-before="auto"/>
    </style:style>
    <style:style style:name="ro20" style:family="table-row">
      <style:table-row-properties style:row-height="22.8pt" style:use-optimal-row-height="true" fo:break-before="auto"/>
    </style:style>
    <style:style style:name="ta1" style:family="table" style:master-page-name="mp1">
      <style:table-properties table:display="true" style:writing-mode="lr-tb"/>
    </style:style>
    <style:style style:name="ce201" style:family="table-cell" style:parent-style-name="Default" style:data-style-name="N0">
      <style:table-cell-properties style:vertical-align="middle" fo:wrap-option="wrap" fo:background-color="#FFFF00" style:repeat-content="false"/>
      <style:paragraph-properties fo:text-align="center"/>
      <style:map style:condition="of:cell-content()=&quot;AC&quot;" style:apply-style-name="cf117"/>
    </style:style>
    <style:style style:name="ce202" style:family="table-cell" style:parent-style-name="Default" style:data-style-name="N0">
      <style:table-cell-properties style:vertical-align="middle" fo:wrap-option="wrap" fo:background-color="#6AA84F" style:repeat-content="false"/>
      <style:paragraph-properties fo:text-align="center"/>
      <style:map style:condition="of:cell-content()=&quot;AC&quot;" style:apply-style-name="cf117"/>
    </style:style>
    <style:style style:name="ce203" style:family="table-cell" style:parent-style-name="Default" style:data-style-name="N0">
      <style:table-cell-properties style:vertical-align="middle" fo:wrap-option="wrap" fo:background-color="#EA9999" style:repeat-content="false"/>
      <style:paragraph-properties fo:text-align="center"/>
      <style:map style:condition="of:cell-content()=&quot;AC&quot;" style:apply-style-name="cf117"/>
    </style:style>
    <style:style style:name="ce204" style:family="table-cell" style:parent-style-name="Default" style:data-style-name="N0">
      <style:table-cell-properties style:vertical-align="middle" fo:wrap-option="wrap" style:repeat-content="false"/>
      <style:paragraph-properties fo:text-align="center"/>
      <style:map style:condition="of:cell-content()=&quot;AC&quot;" style:apply-style-name="cf117"/>
    </style:style>
    <style:style style:name="ce205" style:family="table-cell" style:parent-style-name="Default" style:data-style-name="N0">
      <style:table-cell-properties style:vertical-align="automatic" fo:wrap-option="wrap"/>
      <style:map style:condition="of:cell-content()=&quot;AC&quot;" style:apply-style-name="cf117"/>
    </style:style>
    <style:style style:name="ce206" style:family="table-cell" style:parent-style-name="Default" style:data-style-name="N0">
      <style:table-cell-properties style:vertical-align="automatic" fo:wrap-option="wrap" style:repeat-content="false"/>
      <style:paragraph-properties fo:text-align="center"/>
      <style:map style:condition="of:cell-content()=&quot;AC&quot;" style:apply-style-name="cf117"/>
    </style:style>
    <style:style style:name="ce207" style:family="table-cell" style:parent-style-name="Default" style:data-style-name="N0">
      <style:table-cell-properties style:vertical-align="middle" fo:wrap-option="wrap" fo:background-color="#351C75" style:repeat-content="false"/>
      <style:paragraph-properties fo:text-align="center"/>
      <style:map style:condition="of:cell-content()=&quot;AC&quot;" style:apply-style-name="cf117"/>
    </style:style>
    <style:style style:name="ce208" style:family="table-cell">
      <style:map style:condition="of:cell-content()=&quot;AC&quot;" style:apply-style-name="cf117"/>
    </style:style>
    <style:style style:name="ce209" style:family="table-cell" style:parent-style-name="Default" style:data-style-name="N0">
      <style:table-cell-properties style:vertical-align="middle" fo:wrap-option="wrap" style:repeat-content="false"/>
      <style:paragraph-properties fo:text-align="center"/>
      <style:map style:condition="of:cell-content()=&quot;No&quot;" style:apply-style-name="cf118"/>
    </style:style>
    <style:style style:name="ce210" style:family="table-cell" style:parent-style-name="Default" style:data-style-name="N0">
      <style:table-cell-properties style:vertical-align="automatic" fo:wrap-option="wrap"/>
      <style:map style:condition="of:cell-content()=&quot;No&quot;" style:apply-style-name="cf118"/>
    </style:style>
    <style:style style:name="ce211" style:family="table-cell" style:parent-style-name="Default" style:data-style-name="N0">
      <style:table-cell-properties style:vertical-align="automatic" fo:wrap-option="wrap" style:repeat-content="false"/>
      <style:paragraph-properties fo:text-align="center"/>
      <style:map style:condition="of:cell-content()=&quot;AC&quot;" style:apply-style-name="cf117"/>
    </style:style>
    <style:style style:name="ce212" style:family="table-cell" style:parent-style-name="Default" style:data-style-name="N0">
      <style:table-cell-properties style:vertical-align="middle" fo:wrap-option="wrap" style:repeat-content="false"/>
      <style:paragraph-properties fo:text-align="center"/>
      <style:map style:condition="of:cell-content()=&quot;AC&quot;" style:apply-style-name="cf117"/>
    </style:style>
    <style:style style:name="ce213" style:family="table-cell" style:parent-style-name="Default" style:data-style-name="N0">
      <style:table-cell-properties style:vertical-align="automatic" fo:wrap-option="wrap"/>
      <style:map style:condition="of:cell-content()=&quot;AC&quot;" style:apply-style-name="cf117"/>
    </style:style>
    <style:style style:name="ce214"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17"/>
    </style:style>
    <style:style style:name="ce215" style:family="table-cell">
      <style:map style:condition="of:cell-content()=&quot;AC&quot;" style:apply-style-name="cf117"/>
    </style:style>
    <style:style style:name="ce216" style:family="table-cell" style:parent-style-name="Default" style:data-style-name="N0">
      <style:table-cell-properties style:vertical-align="middle" fo:wrap-option="wrap" style:repeat-content="false"/>
      <style:paragraph-properties fo:text-align="center"/>
      <style:map style:condition="of:cell-content()=&quot;No&quot;" style:apply-style-name="cf118"/>
    </style:style>
    <style:style style:name="ce217" style:family="table-cell" style:parent-style-name="Default" style:data-style-name="N0">
      <style:table-cell-properties style:vertical-align="automatic" fo:wrap-option="wrap"/>
      <style:map style:condition="of:cell-content()=&quot;No&quot;" style:apply-style-name="cf118"/>
    </style:style>
    <style:style style:name="ce218" style:family="table-cell" style:parent-style-name="Default" style:data-style-name="N0">
      <style:table-cell-properties style:vertical-align="automatic" fo:wrap-option="wrap" style:repeat-content="false"/>
      <style:paragraph-properties fo:text-align="center"/>
      <style:map style:condition="of:cell-content()=&quot;AC&quot;" style:apply-style-name="cf117"/>
    </style:style>
    <style:style style:name="ce219" style:family="table-cell" style:parent-style-name="Default" style:data-style-name="N0">
      <style:table-cell-properties style:vertical-align="automatic" fo:wrap-option="wrap"/>
      <style:map style:condition="of:cell-content()=&quot;AC&quot;" style:apply-style-name="cf117"/>
    </style:style>
    <style:style style:name="ce220"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17"/>
    </style:style>
    <style:style style:name="ce221" style:family="table-cell">
      <style:map style:condition="of:cell-content()=&quot;AC&quot;" style:apply-style-name="cf117"/>
    </style:style>
    <style:style style:name="ce222" style:family="table-cell" style:parent-style-name="Default" style:data-style-name="N0">
      <style:table-cell-properties style:vertical-align="middle" fo:wrap-option="wrap" style:repeat-content="false"/>
      <style:paragraph-properties fo:text-align="center"/>
      <style:map style:condition="of:cell-content()=&quot;No&quot;" style:apply-style-name="cf118"/>
    </style:style>
    <style:style style:name="ce223" style:family="table-cell" style:parent-style-name="Default" style:data-style-name="N0">
      <style:table-cell-properties style:vertical-align="automatic" fo:wrap-option="wrap"/>
      <style:map style:condition="of:cell-content()=&quot;No&quot;" style:apply-style-name="cf118"/>
    </style:style>
    <style:style style:name="ce224" style:family="table-cell" style:parent-style-name="Default" style:data-style-name="N0">
      <style:table-cell-properties style:vertical-align="automatic" fo:wrap-option="wrap" style:repeat-content="false"/>
      <style:paragraph-properties fo:text-align="center"/>
      <style:map style:condition="of:cell-content()=&quot;AC&quot;" style:apply-style-name="cf117"/>
    </style:style>
    <style:style style:name="ce225" style:family="table-cell" style:parent-style-name="Default" style:data-style-name="N0">
      <style:table-cell-properties style:vertical-align="automatic" fo:wrap-option="wrap"/>
      <style:map style:condition="of:cell-content()=&quot;AC&quot;" style:apply-style-name="cf117"/>
    </style:style>
    <style:style style:name="ce226"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17"/>
    </style:style>
    <style:style style:name="ce227" style:family="table-cell" style:parent-style-name="Default" style:data-style-name="N0">
      <style:table-cell-properties style:vertical-align="middle" fo:wrap-option="wrap" style:repeat-content="false"/>
      <style:paragraph-properties fo:text-align="center"/>
      <style:map style:condition="of:cell-content()=&quot;No&quot;" style:apply-style-name="cf118"/>
    </style:style>
    <style:style style:name="ce228" style:family="table-cell" style:parent-style-name="Default" style:data-style-name="N0">
      <style:table-cell-properties style:vertical-align="automatic" fo:wrap-option="wrap"/>
      <style:map style:condition="of:cell-content()=&quot;No&quot;" style:apply-style-name="cf118"/>
    </style:style>
    <style:style style:name="ce229" style:family="table-cell" style:parent-style-name="Default" style:data-style-name="N0">
      <style:table-cell-properties style:vertical-align="automatic" fo:wrap-option="wrap"/>
      <style:map style:condition="of:cell-content()=&quot;AC&quot;" style:apply-style-name="cf117"/>
    </style:style>
    <style:style style:name="ce230" style:family="table-cell" style:parent-style-name="Default" style:data-style-name="N0">
      <style:table-cell-properties style:vertical-align="automatic" fo:wrap-option="wrap"/>
      <style:map style:condition="of:cell-content()=&quot;No&quot;" style:apply-style-name="cf118"/>
    </style:style>
    <style:style style:name="ce231" style:family="table-cell" style:parent-style-name="Default" style:data-style-name="N0">
      <style:table-cell-properties style:vertical-align="middle" fo:wrap-option="wrap" style:repeat-content="false"/>
      <style:paragraph-properties fo:text-align="center"/>
      <style:map style:condition="of:cell-content()=&quot;No&quot;" style:apply-style-name="cf118"/>
    </style:style>
    <style:style style:name="ce232" style:family="table-cell" style:parent-style-name="Default" style:data-style-name="N0">
      <style:table-cell-properties style:vertical-align="automatic" fo:wrap-option="wrap" style:repeat-content="false"/>
      <style:paragraph-properties fo:text-align="center"/>
      <style:map style:condition="of:cell-content()=&quot;AC&quot;" style:apply-style-name="cf117"/>
    </style:style>
    <style:style style:name="ce233" style:family="table-cell" style:parent-style-name="Default" style:data-style-name="N0">
      <style:table-cell-properties style:vertical-align="automatic" fo:wrap-option="wrap"/>
      <style:map style:condition="of:cell-content()=&quot;AC&quot;" style:apply-style-name="cf117"/>
    </style:style>
    <style:style style:name="ce234" style:family="table-cell" style:parent-style-name="Default" style:data-style-name="N0">
      <style:table-cell-properties style:vertical-align="middle" fo:wrap-option="wrap" style:repeat-content="false"/>
      <style:paragraph-properties fo:text-align="center"/>
      <style:map style:condition="of:cell-content()=&quot;No&quot;" style:apply-style-name="cf118"/>
    </style:style>
    <style:style style:name="ce235" style:family="table-cell" style:parent-style-name="Default" style:data-style-name="N0">
      <style:table-cell-properties style:vertical-align="automatic" fo:wrap-option="wrap"/>
      <style:map style:condition="of:cell-content()=&quot;No&quot;" style:apply-style-name="cf118"/>
    </style:style>
    <style:style style:name="ce236" style:family="table-cell" style:parent-style-name="Default" style:data-style-name="N0">
      <style:table-cell-properties style:vertical-align="automatic" fo:wrap-option="wrap" style:repeat-content="false"/>
      <style:paragraph-properties fo:text-align="center"/>
      <style:map style:condition="of:cell-content()=&quot;AC&quot;" style:apply-style-name="cf117"/>
    </style:style>
    <style:style style:name="ce237" style:family="table-cell" style:parent-style-name="Default" style:data-style-name="N0">
      <style:table-cell-properties style:vertical-align="middle" fo:wrap-option="wrap" style:repeat-content="false"/>
      <style:paragraph-properties fo:text-align="center"/>
      <style:map style:condition="of:cell-content()=&quot;No&quot;" style:apply-style-name="cf118"/>
    </style:style>
    <style:style style:name="ce238" style:family="table-cell" style:parent-style-name="Default" style:data-style-name="N0">
      <style:table-cell-properties style:vertical-align="automatic" fo:wrap-option="wrap"/>
      <style:map style:condition="of:cell-content()=&quot;No&quot;" style:apply-style-name="cf118"/>
    </style:style>
    <style:style style:name="ce239"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map style:condition="of:cell-content()=&quot;AC&quot;" style:apply-style-name="cf117"/>
    </style:style>
    <style:style style:name="ce240" style:family="table-cell" style:parent-style-name="Default" style:data-style-name="N0">
      <style:table-cell-properties style:vertical-align="automatic" fo:wrap-option="wrap" fo:background-color="#FFFFFF" style:repeat-content="false"/>
      <style:paragraph-properties fo:text-align="center"/>
      <style:map style:condition="of:cell-content()=&quot;AC&quot;" style:apply-style-name="cf117"/>
    </style:style>
    <style:style style:name="ce241" style:family="table-cell" style:parent-style-name="Default" style:data-style-name="N0">
      <style:table-cell-properties style:vertical-align="automatic" fo:wrap-option="wrap" style:repeat-content="false"/>
      <style:paragraph-properties fo:text-align="center"/>
      <style:map style:condition="of:cell-content()=&quot;AC&quot;" style:apply-style-name="cf117"/>
    </style:style>
    <style:style style:name="ce242" style:family="table-cell" style:parent-style-name="Default" style:data-style-name="N0">
      <style:table-cell-properties style:vertical-align="automatic" fo:wrap-option="wrap"/>
      <style:map style:condition="of:cell-content()=&quot;AC&quot;" style:apply-style-name="cf117"/>
    </style:style>
    <style:style style:name="ce243" style:family="table-cell" style:parent-style-name="Default" style:data-style-name="N0">
      <style:table-cell-properties style:vertical-align="automatic" fo:wrap-option="wrap" fo:background-color="#FF9900" style:repeat-content="false"/>
      <style:paragraph-properties fo:text-align="center"/>
      <style:map style:condition="of:cell-content()=&quot;AC&quot;" style:apply-style-name="cf117"/>
    </style:style>
    <style:style style:name="ce244" style:family="table-cell" style:parent-style-name="Default" style:data-style-name="N0">
      <style:table-cell-properties style:vertical-align="middle" fo:wrap-option="wrap" style:repeat-content="false"/>
      <style:paragraph-properties fo:text-align="center"/>
      <style:map style:condition="of:cell-content()=&quot;No&quot;" style:apply-style-name="cf118"/>
    </style:style>
    <style:style style:name="ce245" style:family="table-cell" style:parent-style-name="Default" style:data-style-name="N0">
      <style:table-cell-properties style:vertical-align="automatic" fo:wrap-option="wrap" style:repeat-content="false"/>
      <style:paragraph-properties fo:text-align="center"/>
      <style:map style:condition="of:cell-content()=&quot;No&quot;" style:apply-style-name="cf118"/>
    </style:style>
    <style:style style:name="ce246" style:family="table-cell" style:parent-style-name="Default" style:data-style-name="N0">
      <style:table-cell-properties style:vertical-align="automatic" fo:wrap-option="wrap"/>
      <style:map style:condition="of:cell-content()=&quot;No&quot;" style:apply-style-name="cf118"/>
    </style:style>
    <style:style style:name="ce247"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map style:condition="of:cell-content()=&quot;No&quot;" style:apply-style-name="cf118"/>
    </style:style>
    <style:style style:name="ce248" style:family="table-cell" style:parent-style-name="Default" style:data-style-name="N0">
      <style:table-cell-properties style:vertical-align="middle" fo:wrap-option="wrap" fo:background-color="#FF9900" style:repeat-content="false"/>
      <style:paragraph-properties fo:text-align="center"/>
      <style:map style:condition="of:cell-content()=&quot;No&quot;" style:apply-style-name="cf118"/>
    </style:style>
    <style:style style:name="ce249" style:family="table-cell" style:parent-style-name="Default" style:data-style-name="N0">
      <style:table-cell-properties style:vertical-align="automatic" fo:wrap-option="wrap" fo:background-color="#00FFFF"/>
      <style:text-properties fo:font-weight="bold" style:font-weight-asian="bold" style:font-weight-complex="bold"/>
      <style:map style:condition="of:cell-content()=&quot;No&quot;" style:apply-style-name="cf118"/>
    </style:style>
    <style:style style:name="ce250" style:family="table-cell" style:parent-style-name="Default" style:data-style-name="N0">
      <style:table-cell-properties style:vertical-align="automatic" fo:wrap-option="wrap" style:repeat-content="false"/>
      <style:paragraph-properties fo:text-align="start" fo:margin-left="0cm"/>
      <style:map style:condition="of:cell-content()=&quot;No&quot;" style:apply-style-name="cf118"/>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Info" table:style-name="ta1">
        <table:table-column table:style-name="co1" table:default-cell-style-name="ce1"/>
        <table:table-column table:style-name="co2" table:number-columns-repeated="5" table:default-cell-style-name="ce1"/>
        <table:table-column table:style-name="co3" table:default-cell-style-name="ce1"/>
        <table:table-column table:style-name="co4" table:default-cell-style-name="ce1"/>
        <table:table-column table:style-name="co2" table:number-columns-repeated="1016" table:default-cell-style-name="ce1"/>
        <table:table-column table:style-name="co5" table:number-columns-repeated="15360" table:default-cell-style-name="ce1"/>
        <table:table-row table:style-name="ro1">
          <table:table-cell office:value-type="string" table:number-columns-spanned="1" table:number-rows-spanned="12" table:style-name="ce25">
            <text:p>Problem Solving Sheet</text:p>
          </table:table-cell>
          <table:table-cell office:value-type="string" table:number-columns-spanned="7" table:number-rows-spanned="1" table:style-name="ce26">
            <text:p>This google sheet is created by<text:s/><text:span text:style-name="T2">Dr Mostafa Saad Ibrahim</text:span>. Overall<text:s/><text:span text:style-name="T2">~950</text:span><text:s/>problems for<text:s/><text:span text:style-name="T2">newcomers</text:span><text:s/>to problem solving.</text:p>
          </table:table-cell>
          <table:covered-table-cell table:number-columns-repeated="6"/>
          <table:table-cell table:number-columns-repeated="16376"/>
        </table:table-row>
        <table:table-row table:style-name="ro1">
          <table:covered-table-cell/>
          <table:table-cell office:value-type="string" table:number-columns-spanned="2" table:number-rows-spanned="1" table:style-name="ce27">
            <text:p>Currenet Version<text:s/><text:span text:style-name="T2">V7.0</text:span></text:p>
          </table:table-cell>
          <table:covered-table-cell/>
          <table:table-cell table:style-name="ce4"/>
          <table:table-cell office:value-type="string" office:string-value="Latest Version" table:formula="of:=HYPERLINK(&quot;https://goo.gl/unDETI&quot;;&quot;Latest Version&quot;)" table:style-name="ce5">
            <text:p>Latest Version</text:p>
          </table:table-cell>
          <table:table-cell table:number-columns-repeated="3" table:style-name="ce3"/>
          <table:table-cell table:number-columns-repeated="16376"/>
        </table:table-row>
        <table:table-row table:style-name="ro1">
          <table:covered-table-cell/>
          <table:table-cell office:value-type="string" table:number-columns-spanned="4" table:number-rows-spanned="1" table:style-name="ce28">
            <text:p>This is read-access only file. Read line 31 to create your<text:s/><text:span text:style-name="T3">OWN COPY</text:span>.</text:p>
          </table:table-cell>
          <table:covered-table-cell table:number-columns-repeated="3"/>
          <table:table-cell table:number-columns-repeated="3" table:style-name="ce3"/>
          <table:table-cell table:number-columns-repeated="16376"/>
        </table:table-row>
        <table:table-row table:style-name="ro1">
          <table:covered-table-cell/>
          <table:table-cell office:value-type="string" table:number-columns-spanned="2" table:number-rows-spanned="1" table:style-name="ce26">
            <text:p>mostafa.saad.fci@gmail.com</text:p>
          </table:table-cell>
          <table:covered-table-cell/>
          <table:table-cell office:value-type="string" table:style-name="ce6">
            <text:p><text:a xlink:href="https://sites.google.com/site/mostafasibrahim/">Site</text:a></text:p>
          </table:table-cell>
          <table:table-cell table:number-columns-repeated="4" table:style-name="ce3"/>
          <table:table-cell table:number-columns-repeated="16376"/>
        </table:table-row>
        <table:table-row table:style-name="ro1">
          <table:covered-table-cell/>
          <table:table-cell table:number-columns-repeated="6" table:style-name="ce2"/>
          <table:table-cell table:style-name="ce3"/>
          <table:table-cell table:number-columns-repeated="16376"/>
        </table:table-row>
        <table:table-row table:style-name="ro1">
          <table:covered-table-cell/>
          <table:table-cell office:value-type="string" table:number-columns-spanned="4" table:number-rows-spanned="1" table:style-name="ce25">
            <text:p>To understand the sheet, watch these videos</text:p>
          </table:table-cell>
          <table:covered-table-cell table:number-columns-repeated="3"/>
          <table:table-cell table:number-columns-repeated="2" table:style-name="ce2"/>
          <table:table-cell table:style-name="ce3"/>
          <table:table-cell table:number-columns-repeated="16376"/>
        </table:table-row>
        <table:table-row table:style-name="ro1">
          <table:covered-table-cell/>
          <table:table-cell office:value-type="string" office:string-value="Video Introducing roadmap (Arabic) - to min 18 ONLY" table:formula="of:=HYPERLINK(&quot;https://www.youtube.com/watch?v=DZ6YTtILCE8&quot;;&quot;Video Introducing roadmap (Arabic) - to min 18 ONLY&quot;)" table:number-columns-spanned="3" table:number-rows-spanned="1" table:style-name="ce29">
            <text:p>Video Introducing roadmap (Arabic) - to min 18 ONLY</text:p>
          </table:table-cell>
          <table:covered-table-cell table:number-columns-repeated="2"/>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2" table:number-rows-spanned="1" table:style-name="ce30">
            <text:p><text:a xlink:href="https://www.youtube.com/watch?v=c3lmvYBxgwE">New Video explaining the sheet</text:a></text:p>
          </table:table-cell>
          <table:covered-table-cell/>
          <table:table-cell table:style-name="ce7"/>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www.youtube.com/playlist?list=PLPt2dINI2MIaNcU070HIAO8JWYBcafuyG">To know how an online judge work: watch 2 videos Online Judge and Codeforces. In near future, finish all of it</text:a></text:p>
          </table:table-cell>
          <table:covered-table-cell table:number-columns-repeated="5"/>
          <table:table-cell table:style-name="ce3"/>
          <table:table-cell table:number-columns-repeated="16376"/>
        </table:table-row>
        <table:table-row table:style-name="ro1">
          <table:covered-table-cell/>
          <table:table-cell table:number-columns-repeated="4"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bit.ly/37MSCjV">Once you are DONE with this sheet, utilize this supervision general pool or use it for ider topics-based training</text:a></text:p>
          </table:table-cell>
          <table:covered-table-cell table:number-columns-repeated="5"/>
          <table:table-cell table:style-name="ce3"/>
          <table:table-cell table:number-columns-repeated="16376"/>
        </table:table-row>
        <table:table-row table:style-name="ro1">
          <table:covered-table-cell/>
          <table:table-cell office:value-type="string" table:number-columns-spanned="5" table:number-rows-spanned="1" table:style-name="ce26">
            <text:p>For guys with interest only in preparing for interviews NOT competitiotns, use this sheet</text:p>
          </table:table-cell>
          <table:covered-table-cell table:number-columns-repeated="4"/>
          <table:table-cell office:value-type="string" table:style-name="ce9">
            <text:p><text:a xlink:href="https://goo.gl/CEwCjS">Interviews</text:a></text:p>
          </table:table-cell>
          <table:table-cell table:style-name="ce3"/>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number-columns-spanned="1" table:number-rows-spanned="3" table:style-name="ce32">
            <text:p>Prerequisites?</text:p>
          </table:table-cell>
          <table:table-cell office:value-type="string" table:number-columns-spanned="5" table:number-rows-spanned="1" table:style-name="ce27">
            <text:p>Programming skills with prefreed ad-hoc problem solving styles (see udemy course below)</text:p>
          </table:table-cell>
          <table:covered-table-cell table:number-columns-repeated="4"/>
          <table:table-cell table:number-columns-repeated="2" table:style-name="ce7"/>
          <table:table-cell table:number-columns-repeated="16376"/>
        </table:table-row>
        <table:table-row table:style-name="ro1">
          <table:covered-table-cell/>
          <table:table-cell office:value-type="string" table:number-columns-spanned="3" table:number-rows-spanned="1" table:style-name="ce33">
            <text:p>Any language, but C++ us the most prefrred.</text:p>
          </table:table-cell>
          <table:covered-table-cell table:number-columns-repeated="2"/>
          <table:table-cell table:number-columns-repeated="3" table:style-name="ce1"/>
          <table:table-cell table:style-name="ce4"/>
          <table:table-cell table:number-columns-repeated="16376"/>
        </table:table-row>
        <table:table-row table:style-name="ro1">
          <table:covered-table-cell/>
          <table:table-cell table:number-columns-spanned="6" table:number-rows-spanned="1" table:style-name="ce34"/>
          <table:covered-table-cell table:number-columns-repeated="5"/>
          <table:table-cell table:style-name="ce4"/>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2">
          <table:table-cell office:value-type="string" table:number-columns-spanned="1" table:number-rows-spanned="5" table:style-name="ce35">
            <text:p>My Relevant</text:p>
            <text:p><text:span text:style-name="T6">UDEMY</text:span><text:s/>courses</text:p>
          </table:table-cell>
          <table:table-cell office:value-type="string" table:number-columns-spanned="4" table:number-rows-spanned="1" table:style-name="ce36">
            <text:p><text:a xlink:href="https://bit.ly/3lJ2SiL">Coupons</text:a></text:p>
          </table:table-cell>
          <table:covered-table-cell table:number-columns-repeated="3"/>
          <table:table-cell table:number-columns-repeated="16379" table:style-name="ce1"/>
        </table:table-row>
        <table:table-row table:style-name="ro2">
          <table:covered-table-cell/>
          <table:table-cell office:value-type="string" table:number-columns-spanned="4" table:number-rows-spanned="1" table:style-name="ce37">
            <text:p><text:a xlink:href="https://bit.ly/36XvLlN">Mastering 4 critical SKILLS using C++ 17</text:a></text:p>
          </table:table-cell>
          <table:covered-table-cell table:number-columns-repeated="3"/>
          <table:table-cell office:value-type="string" table:number-columns-spanned="3" table:number-rows-spanned="1" table:style-name="ce38">
            <text:p>Specifically content till project #3</text:p>
          </table:table-cell>
          <table:covered-table-cell table:number-columns-repeated="2"/>
          <table:table-cell table:number-columns-repeated="16376"/>
        </table:table-row>
        <table:table-row table:style-name="ro2">
          <table:covered-table-cell/>
          <table:table-cell office:value-type="string" table:number-columns-spanned="4" table:number-rows-spanned="1" table:style-name="ce37">
            <text:p><text:a xlink:href="http://bit.ly/3o9vkw9">Mastering 4 critical SKILLS using Python</text:a></text:p>
          </table:table-cell>
          <table:covered-table-cell table:number-columns-repeated="3"/>
          <table:table-cell table:number-columns-repeated="3" table:style-name="ce11"/>
          <table:table-cell table:number-columns-repeated="16376"/>
        </table:table-row>
        <table:table-row table:style-name="ro2">
          <table:covered-table-cell/>
          <table:table-cell table:number-columns-repeated="4" table:style-name="ce13"/>
          <table:table-cell table:number-columns-repeated="3" table:style-name="ce11"/>
          <table:table-cell table:number-columns-repeated="16376"/>
        </table:table-row>
        <table:table-row table:style-name="ro1">
          <table:covered-table-cell/>
          <table:table-cell office:value-type="string" table:number-columns-spanned="4" table:number-rows-spanned="1" table:style-name="ce39">
            <text:p><text:a xlink:href="http://bit.ly/2WJZASm">Subscribe to Udemy courses notification</text:a></text:p>
          </table:table-cell>
          <table:covered-table-cell table:number-columns-repeated="3"/>
          <table:table-cell table:number-columns-repeated="3"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14">
            <text:p><text:a xlink:href="https://discord.gg/BPXwwcBVZJ">Discord Channel</text:a></text:p>
          </table:table-cell>
          <table:table-cell office:value-type="string" table:number-columns-spanned="6" table:number-rows-spanned="1" table:style-name="ce38">
            <text:p>Read the rules. Interact with others</text:p>
          </table:table-cell>
          <table:covered-table-cell table:number-columns-repeated="5"/>
          <table:table-cell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2">
            <text:p>What is this Sheet?</text:p>
          </table:table-cell>
          <table:table-cell office:value-type="string" table:number-columns-spanned="7" table:number-rows-spanned="1" table:style-name="ce27">
            <text:p>- Complete and consistent roadmap for newcomers: What to solve &amp; algorithms to learn in order</text:p>
            <text:p>- In the bottom row, there are different sheet pages such as Faq, Topics, C2</text:p>
            <text:p>- C1, C2 are (Codeforces Div2 C problems (or similar level from other OJs), but from easy to hard). Same for D1, D2, D3</text:p>
            <text:p>- Covering most of topics needed up to codeforces Div2-D</text:p>
            <text:p>- Problems of scales 1 - 5.5 / 10 + Few harder ones</text:p>
            <text:p>- Problems increase in difficulty per topic with intermediate easy/medium problems + ad-hoc problems</text:p>
            <text:p>- Speed problems to maintain speed goals</text:p>
            <text:p>- A lot of recorded videos for problems solutions, especially for the entry levels (Arabic)</text:p>
            <text:p>- Several students followed its order and managed to solve by themselves 95% of it (up to his current sheet page)</text:p>
            <text:p/>
            <text:p>- Where are the problems? In the bottom of the sheet find Tabs: A, B, ...and so on</text:p>
          </table:table-cell>
          <table:covered-table-cell table:number-columns-repeated="6"/>
          <table:table-cell table:number-columns-repeated="16376"/>
        </table:table-row>
        <table:table-row table:style-name="ro1">
          <table:table-cell office:value-type="string" table:style-name="ce2">
            <text:p>How to train?</text:p>
          </table:table-cell>
          <table:table-cell office:value-type="string" table:number-columns-spanned="7" table:number-rows-spanned="1" table:style-name="ce27">
            <text:p>- You can train in one of the following ways:</text:p>
            <text:p/>
            <text:p>- A)<text:s/><text:span text:style-name="T2">Blind-Order training style</text:span><text:span text:style-name="T2"/></text:p>
            <text:p>- Problems are distributed in sheets A, B, C1, C2, D1, D2, D3</text:p>
            <text:p>- This one is a roadmap. It targets learning the knowledge/skills in a consistent and balanced way</text:p>
            <text:p>- Every sheet page is on average harder than the previous sheet page</text:p>
            <text:p>- This is my<text:s/><text:span text:style-name="T2">recommended</text:span><text:s/>way, though most camps/training-approaches don't use this style</text:p>
            <text:p/>
            <text:p>- B)<text:s/><text:span text:style-name="T2">Topics-Based training style</text:span><text:span text:style-name="T2"/></text:p>
            <text:p>- See sheet page (Topics). It has the same sheet problems (A to D3) ordered by category and level, around 950 problems</text:p>
            <text:p>-<text:s/><text:span text:style-name="T2">Ideas Quality column</text:span>: P5 (important), P4(very interesting), P3(interesting), P2(good), P1(ok), Empty (normal)</text:p>
            <text:p>- Say your level is 6/10, and solved a problem of level 3 with P5, you will find it a normal one. So notice, it is subjective to your level/background</text:p>
            <text:p>- You can train using Blind-Order, and use Topics page as guide to skip some problems</text:p>
            <text:p>- Many guys/training camps are fan of this topics-based way.</text:p>
            <text:p>- You need to be careful with such style as it may corrupt your training quality, e.g. due to your bias</text:p>
            <text:p>- Advantage: Mastering the algorithm till solving some hard problems in a short time</text:p>
            <text:p>- Disadvantage: Discovering the algorithm behind the problem is an important skill. Given that you know the topic, you lose a good space to improve this skill</text:p>
            <text:p>- Disadvantage: Being in the mode of specific algorithm lets you solve many of it easier. However, when solving in real contests, your mind is not so active on the specific topic</text:p>
            <text:p>- It is still a good training roadmap. Actually used by most of people I thin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3">
          <table:table-cell office:value-type="string" table:style-name="ce2">
            <text:p>Advantages of this Sheet?</text:p>
          </table:table-cell>
          <table:table-cell office:value-type="string" table:number-columns-spanned="7" table:number-rows-spanned="1" table:style-name="ce27">
            <text:p>- To be a strong contestant, one has to take care of a number of quality and quantitiy factors</text:p>
            <text:p>==&gt; This roadmap does its best to satisfy that</text:p>
            <text:p>- Typical issues in our Arabian region: Guys with 700-1000 solved problems and still weak!</text:p>
            <text:p>- Why?</text:p>
            <text:p>A) No specific roadmap or keep switching between them</text:p>
            <text:p>B) Training while knowing problem category / level</text:p>
            <text:p>C) Focus on specific online judge</text:p>
            <text:p>- Again, this sheet solves these issues</text:p>
            <text:p>- Allows you to write down your statiscs to learn from them (e.g. you consume much time in debugging)</text:p>
            <text:p>- Continuous refining based on feedbac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1">
          <table:table-cell office:value-type="string" table:style-name="ce15">
            <text:p>Your Sheet<text:s/><text:span text:style-name="T3">COPY</text:span></text:p>
          </table:table-cell>
          <table:table-cell office:value-type="string" table:number-columns-spanned="7" table:number-rows-spanned="1" table:style-name="ce27">
            <text:p>This is a personal Google sheet for you [<text:span text:style-name="T2">Make a copy</text:span><text:s/>from file MENU] to have sets of problems to solve coupled with algorithms to learn</text:p>
            <text:p/>
            <text:p>- Don't download the sheet, Use it online</text:p>
            <text:p>- Can't edit it? Because it is<text:s/><text:span text:style-name="T2">read-only</text:span>.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text:s/><text:span text:style-name="T2">RENAME</text:span><text:s/>it to Junior Sheet &lt;Your name&gt;</text:p>
            <text:p>- Now the copied sheet is opened for you (or go inside ur Google drive and you will find it)</text:p>
            <text:p/>
            <text:p>NOTE: If u did so and still read-only format, then you are again opening my sheet (e.g. with old name), NOT your copy</text:p>
          </table:table-cell>
          <table:covered-table-cell table:number-columns-repeated="6"/>
          <table:table-cell table:number-columns-repeated="16376"/>
        </table:table-row>
        <table:table-row table:style-name="ro1">
          <table:table-cell office:value-type="string" table:style-name="ce2">
            <text:p>For Whom?</text:p>
          </table:table-cell>
          <table:table-cell office:value-type="string" table:number-columns-spanned="7" table:number-rows-spanned="1" table:style-name="ce27">
            <text:p>A junior is anyone who does't master solving codeforces Div2-D.</text:p>
          </table:table-cell>
          <table:covered-table-cell table:number-columns-repeated="6"/>
          <table:table-cell table:number-columns-repeated="16376"/>
        </table:table-row>
        <table:table-row table:style-name="ro1">
          <table:table-cell table:style-name="ce16"/>
          <table:table-cell table:number-columns-repeated="2" table:style-name="ce4"/>
          <table:table-cell table:style-name="ce7"/>
          <table:table-cell table:number-columns-repeated="3" table:style-name="ce4"/>
          <table:table-cell table:style-name="ce17"/>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2">
            <text:p>Skills Goals</text:p>
          </table:table-cell>
          <table:table-cell office:value-type="string" table:number-columns-spanned="7" table:number-rows-spanned="1" table:style-name="ce27">
            <text:p>Moving from Junior Level to Semi-Senior Level: A one who do pretty well in CF-Div2 A, B, C, D and similar levels (e.g. TC-Div2-1000)</text:p>
          </table:table-cell>
          <table:covered-table-cell table:number-columns-repeated="6"/>
          <table:table-cell table:number-columns-repeated="16376"/>
        </table:table-row>
        <table:table-row table:style-name="ro1">
          <table:table-cell office:value-type="string" table:style-name="ce2">
            <text:p>Knowledge Goals</text:p>
          </table:table-cell>
          <table:table-cell office:value-type="string" table:number-columns-spanned="7" table:number-rows-spanned="1" table:style-name="ce27">
            <text:p>Understand and build fair knowledge in some algorithms in Number Theory, Dynamic Programming, Greedy, Graph Theory and Search</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11" table:style-name="ce25">
            <text:p>Sheets</text:p>
          </table:table-cell>
          <table:table-cell office:value-type="string" table:number-columns-spanned="7" table:number-rows-spanned="1" table:style-name="ce27">
            <text:p>Sheet pages are mainly for Codeforces Div2 A, B, C, D + Problems on knolwdge topics (Mainly from UVA, SPOJ)</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Each sheet has some sets, each set is ~10-15 problems....The top sets are mandatory....The below sets (after line mark) are optional</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f you did well in the mandatory sets, move to next sheet...otherwise you still need training on similar level...then solve the optional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Please watch the videos in order, solve UVA/SPOJ problems in order. Don't skip the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some columns, some time recordings. This helps you to know how much time you take per a problem...use that to recognize your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level column give an estimate to the problem level from 1-2 (easy), 3-4 (medium), 5-6(hard), 7-8 (had to read editorials), 9-10 (can't 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comments column..write comments for hard problems.</text:p>
          </table:table-cell>
          <table:covered-table-cell table:number-columns-repeated="6"/>
          <table:table-cell table:number-columns-repeated="16376"/>
        </table:table-row>
        <table:table-row table:style-name="ro3">
          <table:covered-table-cell/>
          <table:table-cell office:value-type="string" office:string-value="Put problem Status" table:formula="of:=HYPERLINK(&quot;https://uva.onlinejudge.org/index.php?option=com_content&amp;task=view&amp;id=16&amp;Itemid=31&quot;;&quot;Put problem Status&quot;)" table:style-name="ce7">
            <text:p>Put problem Status</text:p>
          </table:table-cell>
          <table:table-cell office:value-type="string" table:style-name="ce17">
            <text:p>AC (for Accepted)</text:p>
          </table:table-cell>
          <table:table-cell office:value-type="string" table:style-name="ce17">
            <text:p>CS (can't solve)</text:p>
          </table:table-cell>
          <table:table-cell office:value-type="string" table:number-columns-spanned="4" table:number-rows-spanned="1" table:style-name="ce40">
            <text:p>Other values: WA (wrong answer), TLE (time limit exceeded), RTE, MLE</text:p>
          </table:table-cell>
          <table:covered-table-cell table:number-columns-repeated="3"/>
          <table:table-cell table:number-columns-repeated="16376"/>
        </table:table-row>
        <table:table-row table:style-name="ro1">
          <table:covered-table-cell/>
          <table:table-cell office:value-type="string" table:number-columns-spanned="7" table:number-rows-spanned="1" table:style-name="ce27">
            <text:p>If you solved a problem before, put ACX instead of AC. Don't re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let a problem consumes more than 2-3 hours. If can't solve it, see editorials/solutions. If still can't solve it, just leave it for now.</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compare yourself with others. People vary in their progress</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12">
            <text:p>Problem Level Column</text:p>
          </table:table-cell>
          <table:table-cell office:value-type="string" table:number-columns-spanned="7" table:number-rows-spanned="1" table:style-name="ce27">
            <text:p>Use the following guide to assign a proper problem level</text:p>
            <text:p/>
            <text:p>Div2-A =&gt; 1 - 2</text:p>
            <text:p>Div2-B =&gt; 1.5 - 3</text:p>
            <text:p>Div2-C =&gt; 3 - 5.5</text:p>
            <text:p>Div2-D =&gt; 5 - 6.5</text:p>
            <text:p>Div2-E =&gt; 6 - 7.5</text:p>
            <text:p>Div1-D =&gt; 7 - 8.5</text:p>
            <text:p>Div1-E =&gt; 8 - 9.75</text:p>
            <text:p/>
            <text:p>In other words, most of the time, one shouldn't assign Div2-A problem level such as 5. But it can be: 1, 1.5, 2. Very few might be 2.5</text:p>
            <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2" table:style-name="ce25">
            <text:p>Notations</text:p>
          </table:table-cell>
          <table:table-cell office:value-type="string" office:string-value="CF136-D2-A" table:formula="of:=HYPERLINK(&quot;http://codeforces.com/contest/136/problem/A&quot;;&quot;CF136-D2-A&quot;)" table:style-name="ce7">
            <text:p>CF136-D2-A</text:p>
          </table:table-cell>
          <table:table-cell office:value-type="string" table:number-columns-spanned="6" table:number-rows-spanned="1" table:style-name="ce27">
            <text:p>CF (codeforces), D2 (Division 2), (136, A) is the problem URL. Note this is not Round 136 ... it is Round 97</text:p>
          </table:table-cell>
          <table:covered-table-cell table:number-columns-repeated="5"/>
          <table:table-cell table:number-columns-repeated="16376"/>
        </table:table-row>
        <table:table-row table:style-name="ro1">
          <table:covered-table-cell/>
          <table:table-cell office:value-type="string" table:style-name="ce4">
            <text:p>SRM150-D2-1000</text:p>
          </table:table-cell>
          <table:table-cell office:value-type="string" table:number-columns-spanned="6" table:number-rows-spanned="1" table:style-name="ce41">
            <text:p>SRM 150 (Topcoder), D2 (Division 2), 1000 (3rd problem)</text:p>
          </table:table-cell>
          <table:covered-table-cell table:number-columns-repeated="5"/>
          <table:table-cell table:number-columns-repeated="16376"/>
        </table:table-row>
        <table:table-row table:style-name="ro1">
          <table:table-cell table:style-name="ce12"/>
          <table:table-cell office:value-type="string" table:number-columns-spanned="7" table:number-rows-spanned="1" table:style-name="ce42">
            <text:p>For Topcoder:</text:p>
            <text:p/>
            <text:p>If using the applet arena, then we normally use SRM number (the old way)</text:p>
            <text:p>However, if using the web arena, you need first the problem name itself! (the new way - https://arena.topcoder.com/)</text:p>
            <text:p/>
            <text:p>The fastest way to get problem name is from the editorial if exist</text:p>
            <text:p/>
            <text:p>https://apps.topcoder.com/wiki/display/tc/Algorithm+Problem+Set+Analysis [LOGIN here first]</text:p>
            <text:p>https://www.topcoder.com/tc?d1=match_editorials&amp;d2=archive&amp;module=Static</text:p>
            <text:p>https://www.topcoder.com/blog/tag/srm-editorials/ [for recent SRMs]</text:p>
            <text:p/>
            <text:p>How to see contest submissions: https://www.quora.com/Where-can-I-find-the-solutions-to-the-problems-in-TopCoder</text:p>
            <text:p/>
            <text:p>Otherwise from match archive: https://www.topcoder.com/tc?module=MatchList</text:p>
            <text:p/>
            <text:p>For notes and tricks for using Java arena applet: See https://goo.gl/Q43tRL. We can download code with all cases on local machine and code normally.</text:p>
            <text:p/>
            <text:p>Topcoder nowadays maybe slow. So wait for 5 min for a problem to open. If did not work, try in another day</text:p>
            <text:p>https://codeforces.com/blog/entry/61252</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4" table:style-name="ce25">
            <text:p>Problems Colors</text:p>
          </table:table-cell>
          <table:table-cell office:value-type="string" office:string-value="CF483-D2-A" table:formula="of:=HYPERLINK(&quot;http://codeforces.com/contest/483/problem/A&quot;;&quot;CF483-D2-A&quot;)" table:style-name="ce18">
            <text:p>CF483-D2-A</text:p>
          </table:table-cell>
          <table:table-cell office:value-type="string" table:number-columns-spanned="6" table:number-rows-spanned="1" table:style-name="ce38">
            <text:p>White for a problem from codeforces</text:p>
          </table:table-cell>
          <table:covered-table-cell table:number-columns-repeated="5"/>
          <table:table-cell table:number-columns-repeated="16376"/>
        </table:table-row>
        <table:table-row table:style-name="ro1">
          <table:covered-table-cell/>
          <table:table-cell office:value-type="string" office:string-value="UVA 10242" table:formula="of:=HYPERLINK(&quot;https://uva.onlinejudge.org/index.php?option=onlinejudge&amp;page=show_problem&amp;problem=1183&quot;;&quot;UVA 10242&quot;)" table:style-name="ce19">
            <text:p>UVA 10242</text:p>
          </table:table-cell>
          <table:table-cell office:value-type="string" table:number-columns-spanned="6" table:number-rows-spanned="1" table:style-name="ce38">
            <text:p>Basic (if possible) Knowledge problem on the just watched videos</text:p>
          </table:table-cell>
          <table:covered-table-cell table:number-columns-repeated="5"/>
          <table:table-cell table:number-columns-repeated="16376"/>
        </table:table-row>
        <table:table-row table:style-name="ro1">
          <table:covered-table-cell/>
          <table:table-cell office:value-type="string" office:string-value="SPOJ CDOWN" table:formula="of:=HYPERLINK(&quot;http://www.spoj.com/problems/CDOWN/&quot;;&quot;SPOJ CDOWN&quot;)" table:style-name="ce20">
            <text:p>SPOJ CDOWN</text:p>
          </table:table-cell>
          <table:table-cell office:value-type="string" table:number-columns-spanned="6" table:number-rows-spanned="1" table:style-name="ce38">
            <text:p>A knowledge problem on topic you watched before, will be harder than basic problems</text:p>
          </table:table-cell>
          <table:covered-table-cell table:number-columns-repeated="5"/>
          <table:table-cell table:number-columns-repeated="16376"/>
        </table:table-row>
        <table:table-row table:style-name="ro4">
          <table:covered-table-cell/>
          <table:table-cell office:value-type="string" office:string-value="CF518-D2-B" table:formula="of:=HYPERLINK(&quot;http://codeforces.com/contest/518/problem/B&quot;;&quot;CF518-D2-B&quot;)" table:style-name="ce21">
            <text:p>CF518-D2-B</text:p>
          </table:table-cell>
          <table:table-cell office:value-type="string" table:number-columns-spanned="6" table:number-rows-spanned="1" table:style-name="ce38">
            <text:p>Problem of easier level than current sheet page level to enhance multiple training levels in same time instead of 1 level training</text:p>
          </table:table-cell>
          <table:covered-table-cell table:number-columns-repeated="5"/>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Moving faster</text:p>
          </table:table-cell>
          <table:table-cell office:value-type="string" table:number-columns-spanned="7" table:number-rows-spanned="1" table:style-name="ce38">
            <text:p>Do I have to solve every problem? For Div2 (A, B, C1) =&gt; No. If you can move faster, do it. For Non CF problems (E.g. UVA), please solve all</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Others Solutions</text:p>
          </table:table-cell>
          <table:table-cell office:value-type="string" table:number-columns-spanned="7" table:number-rows-spanned="1" table:style-name="ce38">
            <text:p>If you solved a problem, please see some other accepted solutions in codeforces. You don't need to watch my linked videos unless can't solve</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number-columns-spanned="1" table:number-rows-spanned="6" table:style-name="ce25">
            <text:p>External Resources</text:p>
          </table:table-cell>
          <table:table-cell office:value-type="string" office:string-value="Awesome Competitive Programming" table:formula="of:=HYPERLINK(&quot;https://github.com/lnishan/awesome-competitive-programming&quot;;&quot;Awesome Competitive Programming&quot;)" table:number-columns-spanned="2" table:number-rows-spanned="1" table:style-name="ce43">
            <text:p>Awesome Competitive Programming</text:p>
          </table:table-cell>
          <table:covered-table-cell/>
          <table:table-cell office:value-type="string" table:number-columns-spanned="5" table:number-rows-spanned="1" table:style-name="ce27">
            <text:p>Many awesome links - very helpful for English guys</text:p>
          </table:table-cell>
          <table:covered-table-cell table:number-columns-repeated="4"/>
          <table:table-cell table:number-columns-repeated="16376"/>
        </table:table-row>
        <table:table-row table:style-name="ro1">
          <table:covered-table-cell/>
          <table:table-cell office:value-type="string" office:string-value="Ahmed Elsaghir Trainnig" table:formula="of:=HYPERLINK(&quot;https://github.com/AhmadElsagheer/Competitive-programming-library/tree/master/curriculum&quot;;&quot;Ahmed Elsaghir Trainnig&quot;)" table:number-columns-spanned="2" table:number-rows-spanned="1" table:style-name="ce43">
            <text:p>Ahmed Elsaghir Trainnig</text:p>
          </table:table-cell>
          <table:covered-table-cell/>
          <table:table-cell office:value-type="string" table:number-columns-spanned="5" table:number-rows-spanned="1" table:style-name="ce27">
            <text:p>Ahmed is senior from GUC</text:p>
          </table:table-cell>
          <table:covered-table-cell table:number-columns-repeated="4"/>
          <table:table-cell table:number-columns-repeated="16376"/>
        </table:table-row>
        <table:table-row table:style-name="ro1">
          <table:covered-table-cell/>
          <table:table-cell office:value-type="string" office:string-value="A2oj Ladders" table:formula="of:=HYPERLINK(&quot;https://a2oj.com/ladders&quot;;&quot;A2oj Ladders&quot;)" table:number-columns-spanned="2" table:number-rows-spanned="1" table:style-name="ce43">
            <text:p>A2oj Ladders</text:p>
          </table:table-cell>
          <table:covered-table-cell/>
          <table:table-cell office:value-type="string" table:number-columns-spanned="5" table:number-rows-spanned="1" table:style-name="ce27">
            <text:p>Don't like my sheet? Go with Ahmed Aly Ladders</text:p>
          </table:table-cell>
          <table:covered-table-cell table:number-columns-repeated="4"/>
          <table:table-cell table:number-columns-repeated="16376"/>
        </table:table-row>
        <table:table-row table:style-name="ro1">
          <table:covered-table-cell/>
          <table:table-cell office:value-type="string" office:string-value="Prgramming Ahmed M sayd" table:formula="of:=HYPERLINK(&quot;https://www.youtube.com/watch?v=mUSajNUEWxg&amp;list=PLb7yniFBnvZIdfxYIKqNlGsTf5oZy4dKk&quot;;&quot;Prgramming Ahmed M sayd&quot;)" table:number-columns-spanned="2" table:number-rows-spanned="1" table:style-name="ce44">
            <text:p>Prgramming Ahmed M sayd</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table:number-columns-spanned="2" table:number-rows-spanned="1" table:style-name="ce45">
            <text:p><text:a xlink:href="https://www.youtube.com/watch?v=Fr6wJ5_Hok0&amp;list=PL1DUmTEdeA6IUD9Gt5rZlQfbZyAWXd-oD">Programming Mohamed desouky</text:a></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office:string-value="More Resources" table:formula="of:=HYPERLINK(&quot;https://www.youtube.com/playlist?list=PLPt2dINI2MIZi6jW3pFvP9AHDsNi5XlD1&quot;;&quot;More Resources&quot;)" table:style-name="ce22">
            <text:p>More Resources</text:p>
          </table:table-cell>
          <table:table-cell table:style-name="ce23"/>
          <table:table-cell office:value-type="string" table:number-columns-spanned="5" table:number-rows-spanned="1" table:style-name="ce27">
            <text:p>Each video is part of a playlist</text:p>
          </table:table-cell>
          <table:covered-table-cell table:number-columns-repeated="4"/>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7" table:style-name="ce25">
            <text:p>History</text:p>
          </table:table-cell>
          <table:table-cell office:value-type="string" table:number-columns-spanned="7" table:number-rows-spanned="1" table:style-name="ce27">
            <text:p>V1: initial releas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2: Vidoes updates. Sheet P2A: Little problems replaced + reordering. P2B, P2C, P2D merged in P2B. P3A and P3B: new knowledge sheet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3: Added problem names. P3A, P3B split over 3 sheets, reordered to be more incremental rather than rando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4: (https://docs.google.com/spreadsheets/d/12YI86X40xGtid9t1dUHkK6urrqh6nTaPEvOKBkAbAgU/edit?usp=sharing)</text:p>
            <text:p>Solving many knowledge concerns:</text:p>
            <text:p>1- Discarded rare topics (and their problems): ~20 videos.</text:p>
            <text:p>2- Adding Easy problems after each video. You don't have to search by yourself anymore</text:p>
            <text:p>3- Distributing many of the knowledge problems inside the the main sheets instead of delaying them to the last sheets.</text:p>
            <text:p>Other concerns:</text:p>
            <text:p>4- More smooth transitions from a sheet to another</text:p>
            <text:p>5- Utilizing the new many problems added by CF since initial sheet creation</text:p>
          </table:table-cell>
          <table:covered-table-cell table:number-columns-repeated="6"/>
          <table:table-cell table:number-columns-repeated="16376"/>
        </table:table-row>
        <table:table-row table:style-name="ro1">
          <table:covered-table-cell/>
          <table:table-cell office:value-type="string" table:style-name="ce4">
            <text:p>V5</text:p>
          </table:table-cell>
          <table:table-cell table:number-columns-repeated="6" table:style-name="ce4"/>
          <table:table-cell table:number-columns-repeated="16376"/>
        </table:table-row>
        <table:table-row table:style-name="ro1">
          <table:covered-table-cell/>
          <table:table-cell office:value-type="string" table:number-columns-spanned="7" table:number-rows-spanned="1" table:style-name="ce27">
            <text:p>- Added Video Solutions to some existing problems</text:p>
            <text:p>- Added Easier DP problems after its Intro videos</text:p>
            <text:p>- Added new topics: Tree Diameter, Isomorphism, DP (bitmasks, games, probability), Max Flow, SCC, Segment Tree, 2 pointers, Trie, KMP, Geometry Polygons</text:p>
            <text:p>- Added problems for old categories to balance the available problem levels per category.</text:p>
            <text:p>- Added 3 sheets for Div2-D (contains the old Misc sheet problems)</text:p>
            <text:p/>
            <text:p>Note: If you were using version 4.X, then the major change for you is replacing "Misc" sheet with the 3 Div2-D sheets. If wanna migrate:</text:p>
            <text:p>- Then Remove Misc sheet</text:p>
            <text:p>- Click on the arrow for Div2-D sheets, and make copy for your sheet</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6:</text:p>
            <text:p>- Added 3 columns to the sheet: debug time, category and by yourself columns</text:p>
            <text:p>- Each sheet is enhanced with problems from the lower sheet (shifted from it). The purpose is to mix levels per sheet, hence allow multiple training levels in same time (hard vs speed concern). See the new added color</text:p>
            <text:p>- Added probability/expectations English videos/problems</text:p>
            <text:p>- Added Topological sort problems</text:p>
            <text:p>- Solution editorials linked to many non-CF problems / more videos in DIv2-A/Div2-B</text:p>
            <text:p>- Add many problems where my trainees marked as interesting problems. Removed some problems that I think not that interesting or its ideas covered by other problems (subjective). I am working on sheets with a simple, but hard to do idea: Most of the problems seems for the trainer novel in idea with less repeated ideas, hence learning a lot while solving much less.</text:p>
            <text:p>- Add topics based training style sheet page</text:p>
            <text:p/>
            <text:p>V7:</text:p>
            <text:p>- Added Topics2 (See notes there) - not intended for juniors</text:p>
          </table:table-cell>
          <table:covered-table-cell table:number-columns-repeated="6"/>
          <table:table-cell table:number-columns-repeated="16376"/>
        </table:table-row>
        <table:table-row table:number-rows-repeated="2" table:style-name="ro1">
          <table:table-cell table:style-name="ce24"/>
          <table:table-cell table:number-columns-repeated="7" table:style-name="ce11"/>
          <table:table-cell table:number-columns-repeated="16376"/>
        </table:table-row>
        <table:table-row table:style-name="ro1">
          <table:table-cell office:value-type="string" table:number-columns-spanned="8" table:number-rows-spanned="1" table:style-name="ce46">
            <text:p><text:span text:style-name="T7">Thanks</text:span><text:span text:style-name="T8"><text:s/>for all guys who sent sheet feedback: Mariam Alshereef, Magdy Hassan, Ahmed Yasser, Ahmed Elsayed Awad, Mohamed Nasser, Mostafa Ali Mansour, Aya elymany, Ayyad shenouda, Others.</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text:span text:style-name="T8">Special Thanks for Coach Alhussain Aly for his continuous help</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Special Thanks for All volunteers in videos recording / Editorials writing</text:p>
          </table:table-cell>
          <table:covered-table-cell table:number-columns-repeated="7"/>
          <table:table-cell table:number-columns-repeated="16376"/>
        </table:table-row>
        <table:table-row table:number-rows-repeated="1048493" table:style-name="ro5">
          <table:table-cell table:number-columns-repeated="16384"/>
        </table:table-row>
      </table:table>
      <table:table table:name="FAQ" table:style-name="ta1">
        <table:table-column table:style-name="co6" table:default-cell-style-name="ce1"/>
        <table:table-column table:style-name="co2" table:number-columns-repeated="1023" table:default-cell-style-name="ce1"/>
        <table:table-column table:style-name="co5" table:number-columns-repeated="15360" table:default-cell-style-name="ce1"/>
        <table:table-row table:style-name="ro1">
          <table:table-cell office:value-type="string" table:style-name="ce47">
            <text:p>Q) What is the sheet<text:s/><text:span text:style-name="T9">requirements</text:span>? Should I study algorithms and Data structures?</text:p>
          </table:table-cell>
          <table:table-cell table:number-columns-repeated="16383"/>
        </table:table-row>
        <table:table-row table:style-name="ro6">
          <table:table-cell office:value-type="string" table:style-name="ce48">
            <text:p>- ONLY programming skills (e.g. Programming 1 level). It is highly advised to implement 2-3 projects</text:p>
            <text:p>- NO for OOP</text:p>
            <text:p>- NO for datastructures, but learn STL (or Collections in Java/C#). It helps alot</text:p>
            <text:p>- NO for algorithms, the sheet will teach you that in a smooth way</text:p>
            <text:p>- For C++ guys (and others as guide) - first 18 videos here: https://www.youtube.com/playlist?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9">
            <text:p>Q) How much time do I need to finish the sheet?</text:p>
          </table:table-cell>
          <table:table-cell table:number-columns-repeated="16383"/>
        </table:table-row>
        <table:table-row table:style-name="ro7">
          <table:table-cell office:value-type="string" table:style-name="ce11">
            <text:p>- Answer varies from one to another.</text:p>
            <text:p>- Some trainees are fast through whole sheet</text:p>
            <text:p>- Some trainees are slow through whole sheet</text:p>
            <text:p>- Some trainees are fast in early pages, but slow at the end</text:p>
            <text:p>- Some trainees are slow in early pages, but fast at the end</text:p>
            <text:p/>
            <text:p>- The sheet has ~900 problems. Around 60 videos. Problems targets average guys. However, you are ecnouraged to skip problems whenever you could. I expect many guys could skip 20%-30% of the mandatory problems. Make use of the Topics page.</text:p>
            <text:p/>
            <text:p><text:span text:style-name="T10">215 problems of level &lt;= 2.5 (avg 20 min per problem)</text:span><text:span text:style-name="T10"/></text:p>
            <text:p><text:span text:style-name="T10">93 problems of level &lt;= 3.5 (avg 30 min per problem)</text:span><text:span text:style-name="T10"/></text:p>
            <text:p><text:span text:style-name="T10">270 problems of level &lt;= 4.5 (avg 40 min per problem)</text:span><text:span text:style-name="T10"/></text:p>
            <text:p><text:span text:style-name="T10">178 problems of level &lt;= 5.25 (avg 60 min per problem)</text:span><text:span text:style-name="T10"/></text:p>
            <text:p><text:span text:style-name="T10">127 problems of level &lt;= 5.75 (avg 75 min per problem)</text:span><text:span text:style-name="T10"/></text:p>
            <text:p><text:span text:style-name="T10">53 problems of level &gt; 5.75 (avg 90 min per problem)</text:span><text:span text:style-name="T10"/></text:p>
            <text:p/>
            <text:p>215*20+93*30+270*40+178*60+127*75+53*90 = ~700 hours (say max 900 hours)</text:p>
            <text:p/>
            <text:p>If you trained in the summer vacation seriously for 2 month (e.g. 10 hours * 30 days * 2 month = 600 hours) + the reamining of the year effort, you could solve the whole sheet smoothly and move to Div2-E level goal</text:p>
            <text:p/>
            <text:p>- https://ask.fm/mostafasaad87/answers/144907000290 [adjust to whatever fits with you]</text:p>
          </table:table-cell>
          <table:table-cell table:number-columns-repeated="16383"/>
        </table:table-row>
        <table:table-row table:style-name="ro1">
          <table:table-cell office:value-type="string" table:style-name="ce49">
            <text:p>Q) How many problems to solve per day?</text:p>
          </table:table-cell>
          <table:table-cell table:number-columns-repeated="16383"/>
        </table:table-row>
        <table:table-row table:style-name="ro1">
          <table:table-cell office:value-type="string" table:style-name="ce48">
            <text:p>- I prefer you to decide the number of hours weekly and cover them. Don't use the problems count as a measure</text:p>
          </table:table-cell>
          <table:table-cell table:number-columns-repeated="16383"/>
        </table:table-row>
        <table:table-row table:style-name="ro5">
          <table:table-cell table:number-columns-repeated="16384"/>
        </table:table-row>
        <table:table-row table:style-name="ro1">
          <table:table-cell office:value-type="string" table:style-name="ce47">
            <text:p>Q) When should I give up and<text:s/><text:span text:style-name="T9">check the editorials</text:span><text:s/>and solutions?</text:p>
          </table:table-cell>
          <table:table-cell table:number-columns-repeated="16383"/>
        </table:table-row>
        <table:table-row table:style-name="ro1">
          <table:table-cell office:value-type="string" table:style-name="ce50">
            <text:p><text:a xlink:href="https://ask.fm/mostafasaad87/answers/144907000290">https://ask.fm/mostafasaad87/answers/144907000290</text:a></text:p>
          </table:table-cell>
          <table:table-cell table:number-columns-repeated="16383"/>
        </table:table-row>
        <table:table-row table:style-name="ro5">
          <table:table-cell table:number-columns-repeated="16384"/>
        </table:table-row>
        <table:table-row table:style-name="ro1">
          <table:table-cell office:value-type="string" table:style-name="ce47">
            <text:p>Q) Got<text:s/><text:span text:style-name="T9">WA</text:span>, should I check directly the test cases?</text:p>
          </table:table-cell>
          <table:table-cell table:number-columns-repeated="16383"/>
        </table:table-row>
        <table:table-row table:style-name="ro8">
          <table:table-cell office:value-type="string" table:style-name="ce48">
            <text:p>- No, remember in a real contest you only know your problem status (WA, TLE, ...etc)</text:p>
            <text:p>- Struggle to find the wrong case by yourself. At least 15-30 minutes.</text:p>
            <text:p>- Don't keep trying longer, just check the test cases</text:p>
            <text:p>- If you can write a brute force solution for your problem, write a stress test: Generate random cases and compare the optimal algorithm with the brute force case</text:p>
          </table:table-cell>
          <table:table-cell table:number-columns-repeated="16383"/>
        </table:table-row>
        <table:table-row table:style-name="ro5">
          <table:table-cell table:number-columns-repeated="16384"/>
        </table:table-row>
        <table:table-row table:style-name="ro1">
          <table:table-cell office:value-type="string" table:style-name="ce47">
            <text:p>Q) What is the<text:s/><text:span text:style-name="T9">debug time</text:span>?</text:p>
          </table:table-cell>
          <table:table-cell table:number-columns-repeated="16383"/>
        </table:table-row>
        <table:table-row table:style-name="ro8">
          <table:table-cell office:value-type="string" table:style-name="ce48">
            <text:p>- Once you finish coding and start testing, you verify if the program is working as expected or not</text:p>
            <text:p>- If not, there are bugs that you need to find to make the program behave as expected. From this moment till getting the program AC = debugging time</text:p>
            <text:p>- People could debug using 'print statements'. A better way using a debugger</text:p>
            <text:p>- Check out these 4 videos: https://www.youtube.com/watch?v=DlbQwQEiDW0&amp;t=0s&amp;index=35&amp;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7">
            <text:p>Q) Should I solve<text:s/><text:span text:style-name="T9">every problem</text:span>?</text:p>
          </table:table-cell>
          <table:table-cell table:number-columns-repeated="16383"/>
        </table:table-row>
        <table:table-row table:style-name="ro3">
          <table:table-cell office:value-type="string" table:style-name="ce48">
            <text:p>- Generally, preferred, but If you think certain level is easy (e.g. solve it within 15 minutes), then jump a block and so on</text:p>
            <text:p>- This jumping might be for codeforces problems only</text:p>
          </table:table-cell>
          <table:table-cell table:number-columns-repeated="16383"/>
        </table:table-row>
        <table:table-row table:style-name="ro5">
          <table:table-cell table:number-columns-repeated="16384"/>
        </table:table-row>
        <table:table-row table:style-name="ro1">
          <table:table-cell office:value-type="string" table:style-name="ce47">
            <text:p>Q) About UVA</text:p>
          </table:table-cell>
          <table:table-cell table:number-columns-repeated="16383"/>
        </table:table-row>
        <table:table-row table:style-name="ro9">
          <table:table-cell office:value-type="string" table:style-name="ce48">
            <text:p>- Just started in Div2-A, could I finish its codeforces problems first, then solve the UVA/Colored problems?</text:p>
            <text:p>- Many juniors find UVA problems in Div2-A hard, I understand</text:p>
            <text:p>- Yes, almost same for DIv2-B. But don't do that in next sheets as order might matter, because all of such knowledge are mainly preparations for hard Div2-B or Div2-C</text:p>
            <text:p>- However, following the order is a much better idea</text:p>
            <text:p>- Similarly, one could finish All Div2-A/Div2-B codeforces problems, then solve their colored problems. Again, this is not the best way.</text:p>
            <text:p/>
            <text:p>- Why UVA/Other judge problems?</text:p>
            <text:p>- Because they have important-to-solve problems that don't exist in other judges</text:p>
            <text:p/>
            <text:p>- I can't know my bug in a UVA problem, what to do?</text:p>
            <text:p>- 1) Google solutions and compare. To find cpp soliutions e.g. write: UVA 10110 filetype:cpp</text:p>
            <text:p>- 2) Use<text:s/><text:span text:style-name="T9">udebug</text:span><text:s/>to find test cases of some problems. E.g. https://www.udebug.com/UVa/10110</text:p>
            <text:p>- 3) UVA used to have very nice forum. Seems not active</text:p>
            <text:p>- 4) Get AC solution and use it to generate test cases, if easy</text:p>
          </table:table-cell>
          <table:table-cell table:number-columns-repeated="16383"/>
        </table:table-row>
        <table:table-row table:style-name="ro5">
          <table:table-cell table:number-columns-repeated="16384"/>
        </table:table-row>
        <table:table-row table:style-name="ro1">
          <table:table-cell office:value-type="string" table:style-name="ce47">
            <text:p>Q) Is using<text:s/><text:span text:style-name="T9">C#</text:span><text:s/>ok?</text:p>
          </table:table-cell>
          <table:table-cell table:number-columns-repeated="16383"/>
        </table:table-row>
        <table:table-row table:style-name="ro6">
          <table:table-cell office:value-type="string" table:style-name="ce48">
            <text:p>- Generally yes, but you won't be able to submit in UVA judge, as C# is not supported</text:p>
            <text:p>- For such problems, write your code, but heavily test it. You may download an internet code and evalaute the test case on both</text:p>
            <text:p>- On the other hand, learning Basic C++ + STL is not hard for C#/Java guys</text:p>
            <text:p>- C++/Java/Python are official in UVA</text:p>
            <text:p>- Codeforces allows more such as Javascript</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en I watch a<text:s/></text:span><text:span text:style-name="T7">video</text:span><text:span text:style-name="T8">, should I solve the<text:s/></text:span><text:span text:style-name="T7">problems</text:span><text:span text:style-name="T8"><text:s/>in its info section?</text:span></text:p>
          </table:table-cell>
          <table:table-cell table:number-columns-repeated="16383"/>
        </table:table-row>
        <table:table-row table:style-name="ro3">
          <table:table-cell office:value-type="string" table:style-name="ce11">
            <text:p>- No, sheet has subset of these problems already in specific order</text:p>
            <text:p>- Sheet is self-contained</text:p>
          </table:table-cell>
          <table:table-cell table:number-columns-repeated="16383"/>
        </table:table-row>
        <table:table-row table:style-name="ro1">
          <table:table-cell table:style-name="ce11"/>
          <table:table-cell table:number-columns-repeated="16383"/>
        </table:table-row>
        <table:table-row table:style-name="ro1">
          <table:table-cell office:value-type="string" table:style-name="ce49">
            <text:p><text:span text:style-name="T8">Q) I watched the<text:s/></text:span><text:span text:style-name="T7">video</text:span><text:span text:style-name="T8">, but it is<text:s/></text:span><text:span text:style-name="T7">hard</text:span><text:span text:style-name="T8">, any tips?</text:span></text:p>
          </table:table-cell>
          <table:table-cell table:number-columns-repeated="16383"/>
        </table:table-row>
        <table:table-row table:style-name="ro8">
          <table:table-cell office:value-type="string" table:style-name="ce48">
            <text:p>- Algorithms are hard, learn to struggle</text:p>
            <text:p>- Watch the video 2-3 times, try to rewrite its code by yourself</text:p>
            <text:p>- Still can't get it? Google for more materials from the web (ppt/pdf/videos) and try to learn</text:p>
            <text:p>- In worst case, leave it for now and return to it later</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oes your sheet prepare for<text:s/></text:span><text:span text:style-name="T7">ECPC/ACPC</text:span><text:span text:style-name="T8">?</text:span></text:p>
          </table:table-cell>
          <table:table-cell table:number-columns-repeated="16383"/>
        </table:table-row>
        <table:table-row table:style-name="ro7">
          <table:table-cell office:value-type="string" table:style-name="ce48">
            <text:p>- The sheet prepares you to reach level 5-5.5/10 in several categories</text:p>
            <text:p>- If a team of 3 members solved the whole sheet, they may rank in the top 15 in the contest</text:p>
            <text:p/>
            <text:p>But let's go in details. Individual sucess in contests depends on several factors. Let me state some of them.</text:p>
            <text:p>- Solving many problems of good quality</text:p>
            <text:p>- Improving your different skills (reading, thinking, coding and accuracy).</text:p>
            <text:p>-- 2 persons could solve in training the same problem. One got it in 20 min first submission, and the 2nd needed 90 minutes due to 60 minutes debugging.</text:p>
            <text:p>- Healthy training: Regular / good times for training (e.g. morning) / weekly contests / reading other codes / collaboration with others / etc</text:p>
            <text:p>- Stress management during contests</text:p>
            <text:p>- Emotions management when fail in solving or feel performance is not improving enough</text:p>
            <text:p>- Avoiding Psychological issues: Comparing to others, Negative feelings, Your image, Regretting trainging time</text:p>
            <text:p/>
            <text:p>Moving toward a team contest, you need more concerns:</text:p>
            <text:p>- Serious team members. If only one active member, they may end up in bad performance. So EACH team member need to finish the sheet individually + weekly contests</text:p>
            <text:p>- Tolerating team mistakes during the contest</text:p>
            <text:p>- PC management</text:p>
            <text:p>- Suitable strategy + several team contests to tune it</text:p>
            <text:p/>
            <text:p/>
            <text:p>As you may notice, there are MANY factors for sucess.</text:p>
            <text:p>- This sheet provides you with high quality problems and good topics distribution + way to record your stats to know your weak points</text:p>
            <text:p>- However, there are many concerns that YOU have to tackle by yourself and your team members</text:p>
          </table:table-cell>
          <table:table-cell table:number-columns-repeated="16383"/>
        </table:table-row>
        <table:table-row table:style-name="ro5">
          <table:table-cell table:number-columns-repeated="16384"/>
        </table:table-row>
        <table:table-row table:style-name="ro3">
          <table:table-cell office:value-type="string" table:style-name="ce48">
            <text:p>- Finish up to CF-C2 sheet, then study from the "Cracking the Coding Interview: 150 Programming Questions and Solutions" book</text:p>
            <text:p>- Also watch: https://www.youtube.com/watch?v=39vqarATPyM</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fferent is your sheet versus<text:s/></text:span><text:span text:style-name="T7">Ahmed Aly Ladders</text:span><text:span text:style-name="T8">?</text:span></text:p>
          </table:table-cell>
          <table:table-cell table:number-columns-repeated="16383"/>
        </table:table-row>
        <table:table-row table:style-name="ro10">
          <table:table-cell office:value-type="string" table:style-name="ce48">
            <text:p>- Ladder problems are selected automatically, no personal investigation for the actual benefit/need from the problem</text:p>
            <text:p>- Mine is mixed between automated and manual.</text:p>
            <text:p>- At the current moments, many of my trainees and students feedback, I am aware of the problem level and its category.</text:p>
            <text:p>- I updated the sheet many times because of the received feedback</text:p>
            <text:p>- My sheet involves the algorithms videos to learn, in order, while you grow up.</text:p>
            <text:p>- I selected videos to prepare you as soon as possible for Div2-C/Div2-D where many algorithms starts to appear</text:p>
            <text:p>- It is a sheet..ready for you to record your times, notes...etc...this help to improve yourself</text:p>
            <text:p>- It is not blocking style. If you can't solve problem, just leave it and move to other one. In ladders, you see next problem when solve current one (or do workarounds)</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d you<text:s/></text:span><text:span text:style-name="T7">select problems</text:span><text:span text:style-name="T8"><text:s/>for the sheet?</text:span></text:p>
          </table:table-cell>
          <table:table-cell table:number-columns-repeated="16383"/>
        </table:table-row>
        <table:table-row table:style-name="ro11">
          <table:table-cell office:value-type="string" table:style-name="ce48">
            <text:p>- Long story, many versions were there, from a version to another improvements were applied</text:p>
            <text:p>- Codeforces problems where rated based on this CF tool: http://codeforces.com/blog/entry/46304?mobile=true#_=_</text:p>
            <text:p>- Any rating is just an estimation. I found this one a pretty reasonable measure</text:p>
            <text:p>- The videos are selected such that when comes to Div2-C/, you are ready</text:p>
            <text:p>- Manual selections and investigations for non-CF problems to be used in the sheet</text:p>
            <text:p>- Lots of manual efforts and investigations and feedback processing</text:p>
          </table:table-cell>
          <table:table-cell table:number-columns-repeated="16383"/>
        </table:table-row>
        <table:table-row table:number-rows-repeated="2" table:style-name="ro5">
          <table:table-cell table:number-columns-repeated="16384"/>
        </table:table-row>
        <table:table-row table:style-name="ro1">
          <table:table-cell office:value-type="string" table:style-name="ce49">
            <text:p><text:span text:style-name="T8">Q) can't<text:s/></text:span><text:span text:style-name="T7">access</text:span><text:span text:style-name="T8"><text:s/>the sheet in<text:s/></text:span><text:span text:style-name="T7">edit</text:span><text:span text:style-name="T8"><text:s/>mode?</text:span></text:p>
          </table:table-cell>
          <table:table-cell table:number-columns-repeated="16383"/>
        </table:table-row>
        <table:table-row table:style-name="ro9">
          <table:table-cell office:value-type="string" table:style-name="ce48">
            <text:p>- Don't download the sheet, Work over it online "better"</text:p>
            <text:p>- Can't edit it? Because it is read-only.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 RENAME it to Junior Training Sheet</text:p>
            <text:p>- Now the copied sheet is opened for you (or go inside ur Google drive and you will find it)</text:p>
            <text:p/>
            <text:p>NOTE: If u did so and still read-only format, then you are again opening my sheet (e.g. with old name), NOT your copy</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to write in the<text:s/></text:span><text:span text:style-name="T7">category column</text:span><text:span text:style-name="T8">?</text:span></text:p>
          </table:table-cell>
          <table:table-cell table:number-columns-repeated="16383"/>
        </table:table-row>
        <table:table-row table:style-name="ro12">
          <table:table-cell office:value-type="string" table:style-name="ce48">
            <text:p>The algorithm used to solve a problem. In Div2-A, this might be:</text:p>
            <text:p/>
            <text:p>- This column is for the algorithm you used during solving. Usually, new guys in CF-A are confused. If so, leave it CF-A and start to write in CF-B</text:p>
            <text:p>- The more you go in the sheet you will learn algorithms (e.g. Binary search, DP, DFS, etc). Then this what you write in level column</text:p>
            <text:p>- The problem that has no algorithm but a specific idea called ad-hoc, This is the case for most of CF-A and less later</text:p>
            <text:p>- Implementation: Means the problem request is almost direct, just code it</text:p>
            <text:p>- Brute Force: Means instead of finding elegant solution, try all possible solutions (e.g. 3 nested loops) and select the solution</text:p>
            <text:p>- Ad-hoc: Just per-problem thinking in a special way/analysis on how to solve the problem</text:p>
            <text:p>- Please watch from this minute: https://youtu.be/DZ6YTtILCE8?t=839</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problems really sorted based on<text:s/></text:span><text:span text:style-name="T7">easiness</text:span><text:span text:style-name="T8">? I don't feel so.</text:span></text:p>
          </table:table-cell>
          <table:table-cell table:number-columns-repeated="16383"/>
        </table:table-row>
        <table:table-row table:style-name="ro13">
          <table:table-cell office:value-type="string" table:style-name="ce48">
            <text:p>They are sorted by easiness already. But, whatever order, anyone will find some are easy and some are hard in some order.</text:p>
            <text:p/>
            <text:p>That is, no one can give you a list that every problem for YOU is easier than the next problem.</text:p>
            <text:p/>
            <text:p>In other words, If we gave 100 problems to 10 students of same level to solve and told them rank from easy to hard, they will rank them differently.</text:p>
            <text:p/>
            <text:p>So, questions ordered by people average. The promise is, the problems will be within your range to solv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are these problems<text:s/></text:span><text:span text:style-name="T7">colors</text:span><text:span text:style-name="T8">?</text:span></text:p>
          </table:table-cell>
          <table:table-cell table:number-columns-repeated="16383"/>
        </table:table-row>
        <table:table-row table:style-name="ro1">
          <table:table-cell office:value-type="string" table:style-name="ce48">
            <text:p>See "Problems Colors" notes in info pag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the problems<text:s/></text:span><text:span text:style-name="T7">sorted</text:span><text:span text:style-name="T8">?</text:span></text:p>
          </table:table-cell>
          <table:table-cell table:number-columns-repeated="16383"/>
        </table:table-row>
        <table:table-row table:style-name="ro8">
          <table:table-cell office:value-type="string" table:style-name="ce48">
            <text:p>Yes, but this is tricky as sorting is subjective.</text:p>
            <text:p>That is imagine 10 prblems given for 100 people to order based on its level, people will arrange in different ways based on theie experience</text:p>
            <text:p/>
            <text:p>So if you felt they are not sorted, just keep goin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y problem-solving is that<text:s/></text:span><text:span text:style-name="T7">important</text:span><text:span text:style-name="T8">?</text:span></text:p>
          </table:table-cell>
          <table:table-cell table:number-columns-repeated="16383"/>
        </table:table-row>
        <table:table-row table:style-name="ro1">
          <table:table-cell office:value-type="string" table:style-name="ce48">
            <text:p>See the first 2 videos here: https://www.youtube.com/playlist?list=PLPt2dINI2MIaNcU070HIAO8JWYBcafuy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text:s/></text:span><text:span text:style-name="T7">feel bored</text:span><text:span text:style-name="T8"><text:s/>when solving problems compare to doing projects?</text:span></text:p>
          </table:table-cell>
          <table:table-cell table:number-columns-repeated="16383"/>
        </table:table-row>
        <table:table-row table:style-name="ro1">
          <table:table-cell office:value-type="string" table:style-name="ce50">
            <text:p><text:a xlink:href="https://ask.fm/mostafasaad87/answers/145333554402">https://ask.fm/mostafasaad87/answers/145333554402</text:a></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 would like to<text:s/></text:span><text:span text:style-name="T7">freeze</text:span><text:span text:style-name="T8"><text:s/>my study for 1-2 years to be good in problem-solving?</text:span></text:p>
          </table:table-cell>
          <table:table-cell table:number-columns-repeated="16383"/>
        </table:table-row>
        <table:table-row table:style-name="ro3">
          <table:table-cell office:value-type="string" table:style-name="ce48">
            <text:p>I never liked that. Graduate on time. In your free times and vacations do more problem solving</text:p>
            <text:p>Relevant: https://ask.fm/mostafasaad87/answers/145151822818</text:p>
          </table:table-cell>
          <table:table-cell table:number-columns-repeated="16383"/>
        </table:table-row>
        <table:table-row table:style-name="ro5">
          <table:table-cell table:number-columns-repeated="16384"/>
        </table:table-row>
        <table:table-row table:style-name="ro1">
          <table:table-cell office:value-type="string" table:style-name="ce49">
            <text:p>Q) Topics based-training vs Blind Order</text:p>
          </table:table-cell>
          <table:table-cell table:number-columns-repeated="16383"/>
        </table:table-row>
        <table:table-row table:style-name="ro14">
          <table:table-cell office:value-type="string" table:style-name="ce48">
            <text:p>In topics training, we study a topic, then solve a lot of problems over it.</text:p>
            <text:p/>
            <text:p>Advantages:</text:p>
            <text:p>- Mastering the algorithm till solving some hard problems in short time</text:p>
            <text:p/>
            <text:p>Disadvantages:</text:p>
            <text:p>- Discovering the algorithm behind the problem is an important skill. Given that you know the topic, you lose a good space to improve this skill</text:p>
            <text:p>- Being in the mode of specific algorithm lets you solve many of it easier. However, when solving in real contests, your mind is not so active on specific topic</text:p>
            <text:p/>
            <text:p>In my sheets - Blind style:</text:p>
            <text:p>- You solve 3-5 per topic. Then you have to discover the other problems by yourself. So you train to avoid the missing 2 points</text:p>
            <text:p/>
            <text:p>Claim:</text:p>
            <text:p>- Although topics training let guys be so good early, they level stuck early and they don't improve. Seems to me, topics training is an important factor in doing so. Meanwhile, if you just target to be good in Div2D level in shorter time and no interest in further competitions achievments, you may go topics based.</text:p>
          </table:table-cell>
          <table:table-cell table:number-columns-repeated="16383"/>
        </table:table-row>
        <table:table-row table:style-name="ro5">
          <table:table-cell table:number-columns-repeated="16384"/>
        </table:table-row>
        <table:table-row table:style-name="ro1">
          <table:table-cell office:value-type="string" table:style-name="ce49">
            <text:p>Q) Who FInished my sheet? Their levels?</text:p>
          </table:table-cell>
          <table:table-cell table:number-columns-repeated="16383"/>
        </table:table-row>
        <table:table-row table:style-name="ro1">
          <table:table-cell office:value-type="string" table:style-name="ce50">
            <text:p><text:a xlink:href="https://ask.fm/mostafasaad87/answers/150802497762">https://ask.fm/mostafasaad87/answers/150802497762</text:a></text:p>
          </table:table-cell>
          <table:table-cell table:number-columns-repeated="16383"/>
        </table:table-row>
        <table:table-row table:style-name="ro5">
          <table:table-cell table:number-columns-repeated="16384"/>
        </table:table-row>
        <table:table-row table:style-name="ro1">
          <table:table-cell office:value-type="string" table:style-name="ce49">
            <text:p>Q) How to share my sheet progress with you?</text:p>
          </table:table-cell>
          <table:table-cell table:number-columns-repeated="16383"/>
        </table:table-row>
        <table:table-row table:style-name="ro1">
          <table:table-cell office:value-type="string" table:style-name="ce50">
            <text:p><text:a xlink:href="https://ask.fm/mostafasaad87/answers/148552940002">https://ask.fm/mostafasaad87/answers/148552940002</text:a></text:p>
          </table:table-cell>
          <table:table-cell table:number-columns-repeated="16383"/>
        </table:table-row>
        <table:table-row table:style-name="ro5">
          <table:table-cell table:number-columns-repeated="16384"/>
        </table:table-row>
        <table:table-row table:style-name="ro1">
          <table:table-cell office:value-type="string" table:style-name="ce49">
            <text:p>Q) What is after the sheet?</text:p>
          </table:table-cell>
          <table:table-cell table:number-columns-repeated="16383"/>
        </table:table-row>
        <table:table-row table:style-name="ro15">
          <table:table-cell office:value-type="string" table:style-name="ce48">
            <text:p>- There are 2 other levels, each has around 1000 problems. Semi-senior level and seniors level</text:p>
            <text:p>- Generally speaking, the region stars will solve a lot of problems, e.g. 2000-3000 problems with many of them of hard level</text:p>
            <text:p>- Whoever finish the sheet, I join him in my supervision for the next levels</text:p>
          </table:table-cell>
          <table:table-cell table:number-columns-repeated="16383"/>
        </table:table-row>
        <table:table-row table:style-name="ro5">
          <table:table-cell table:number-columns-repeated="16384"/>
        </table:table-row>
        <table:table-row table:style-name="ro1">
          <table:table-cell office:value-type="string" table:style-name="ce49">
            <text:p>Q) Is it normal to re-solve a problem again and do same mistakes and take same time?</text:p>
          </table:table-cell>
          <table:table-cell table:number-columns-repeated="16383"/>
        </table:table-row>
        <table:table-row table:style-name="ro1">
          <table:table-cell office:value-type="string" table:style-name="ce48">
            <text:p>Yes, happens a lot</text:p>
          </table:table-cell>
          <table:table-cell table:number-columns-repeated="16383"/>
        </table:table-row>
        <table:table-row table:style-name="ro5">
          <table:table-cell table:number-columns-repeated="16384"/>
        </table:table-row>
        <table:table-row table:style-name="ro1">
          <table:table-cell office:value-type="string" table:style-name="ce49">
            <text:p>Q) Should I re-solve some of what I solved agian?</text:p>
          </table:table-cell>
          <table:table-cell table:number-columns-repeated="16383"/>
        </table:table-row>
        <table:table-row table:style-name="ro1">
          <table:table-cell office:value-type="string" table:style-name="ce48">
            <text:p>No, always solve new problems. Revise your notes on lessons you learned from past problems</text:p>
          </table:table-cell>
          <table:table-cell table:number-columns-repeated="16383"/>
        </table:table-row>
        <table:table-row table:number-rows-repeated="1048491" table:style-name="ro5">
          <table:table-cell table:number-columns-repeated="16384"/>
        </table:table-row>
      </table:table>
      <table:table table:name="A"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5"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51">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54"/>
          <table:table-cell office:value-type="string" table:style-name="ce55">
            <text:p>AC Averages =&gt;</text:p>
          </table:table-cell>
          <table:table-cell office:value-type="float" office:value="3" table:formula="of:=COUNTIF([.C3:.C10520]; &quot;AC&quot;)" table:style-name="ce56">
            <text:p>3</text:p>
          </table:table-cell>
          <table:table-cell office:value-type="float" office:value="0" table:formula="of:=ROUND(SUMPRODUCT([.D3:.D10520];INT(eq([.C3:.C10520]; &quot;AC&quot;)))/MAX(1; [.C2]);1)" table:style-name="ce56">
            <text:p>#NAME?</text:p>
          </table:table-cell>
          <table:table-cell office:value-type="float" office:value="0" table:formula="of:=ROUND(SUMPRODUCT([.E3:.E10542];INT(eq([.C3:.C10542]; &quot;AC&quot;)))/MAX(1; [.C2]);0)" table:style-name="ce56">
            <text:p>#NAME?</text:p>
          </table:table-cell>
          <table:table-cell office:value-type="float" office:value="0" table:formula="of:=ROUND(SUMPRODUCT([.F3:.F10545];INT(eq([.C3:.C10545]; &quot;AC&quot;)))/MAX(1; [.C2]);0)" table:style-name="ce56">
            <text:p>#NAME?</text:p>
          </table:table-cell>
          <table:table-cell office:value-type="float" office:value="0" table:formula="of:=ROUND(SUMPRODUCT([.G3:.G10545];INT(eq([.C3:.C10545]; &quot;AC&quot;)))/MAX(1; [.C2]);0)" table:style-name="ce56">
            <text:p>#NAME?</text:p>
          </table:table-cell>
          <table:table-cell office:value-type="float" office:value="0" table:formula="of:=ROUND(SUMPRODUCT([.H3:.H10545];INT(eq([.C3:.C10545]; &quot;AC&quot;)))/MAX(1; [.C2]);0)" table:style-name="ce56">
            <text:p>#NAME?</text:p>
          </table:table-cell>
          <table:table-cell office:value-type="float" office:value="0" table:formula="of:=ROUND(SUMPRODUCT([.I3:.I10517];INT(eq([.C3:.C10517]; &quot;AC&quot;)))/MAX(1; [.C2]);0)" table:style-name="ce56">
            <text:p>#NAME?</text:p>
          </table:table-cell>
          <table:table-cell office:value-type="float" office:value="0" table:formula="of:=ROUND(SUMPRODUCT([.J3:.J10515];INT(eq([.C3:.C10515]; &quot;AC&quot;)))/MAX(1; [.C2]);1)" table:style-name="ce56">
            <text:p>#NAME?</text:p>
          </table:table-cell>
          <table:table-cell office:value-type="float" office:value="0" table:formula="of:=SUMPRODUCT(eq([.K3:.K10520]; &quot;YES&quot;);INT(eq([.C3:.C10545]; &quot;AC&quot;)))" table:style-name="ce56">
            <text:p>#NAME?</text:p>
          </table:table-cell>
          <table:table-cell office:value-type="float" office:value="2" table:formula="of:=IFERROR(COM.MICROSOFT.SINGLE(__xludf.dummyfunction(&quot;COUNTA(FILTER(C3:C10012, NOT(REGEXMATCH(C3:C10012, &quot;&quot;AC&quot;&quot;))))&quot;));2)" table:style-name="ce57">
            <text:p>2</text:p>
          </table:table-cell>
          <table:table-cell office:value-type="float" office:value="2" table:formula="of:=IFERROR(COM.MICROSOFT.SINGLE(__xludf.dummyfunction(&quot;COUNTA(FILTER(C3:C10006, NOT(REGEXMATCH(C3:C10006, &quot;&quot;AC&quot;&quot;))))&quot;));2)" table:style-name="ce58">
            <text:p>2</text:p>
          </table:table-cell>
          <table:table-cell table:number-columns-repeated="16371"/>
        </table:table-row>
        <table:table-row table:style-name="ro10">
          <table:table-cell office:value-type="string" table:style-name="ce59">
            <text:p>Sample Name1</text:p>
          </table:table-cell>
          <table:table-cell office:value-type="string" table:style-name="ce60">
            <text:p>Sample Link1</text:p>
          </table:table-cell>
          <table:table-cell office:value-type="string" table:style-name="ce201">
            <text:p>AC</text:p>
          </table:table-cell>
          <table:table-cell office:value-type="float" office:value="5" table:style-name="ce55">
            <text:p>5</text:p>
          </table:table-cell>
          <table:table-cell office:value-type="float" office:value="4" table:style-name="ce55">
            <text:p>4</text:p>
          </table:table-cell>
          <table:table-cell office:value-type="float" office:value="8" table:style-name="ce55">
            <text:p>8</text:p>
          </table:table-cell>
          <table:table-cell office:value-type="float" office:value="6" table:style-name="ce55">
            <text:p>6</text:p>
          </table:table-cell>
          <table:table-cell office:value-type="float" office:value="32" table:style-name="ce55">
            <text:p>32</text:p>
          </table:table-cell>
          <table:table-cell office:value-type="float" office:value="50" table:formula="of:=SUM([.E3:.H3])" table:style-name="ce55">
            <text:p>50</text:p>
          </table:table-cell>
          <table:table-cell office:value-type="float" office:value="2" table:style-name="ce55">
            <text:p>2</text:p>
          </table:table-cell>
          <table:table-cell office:value-type="string" table:style-name="ce209">
            <text:p>Yes</text:p>
          </table:table-cell>
          <table:table-cell office:value-type="string" table:style-name="ce55">
            <text:p>Math</text:p>
          </table:table-cell>
          <table:table-cell office:value-type="string" table:style-name="ce61">
            <text:p>Solution in mind is O(n^2): for each pair of points, get the equation of the straight line linking between them, and add 2 to its count. Print the count of the line having the max count. Problem is how to hash a line equation (coefficients are double).</text:p>
            <text:p/>
            <text:p><text:span text:style-name="T12">My Performance Notes:<text:s/></text:span>This is so bad performance. Needed many submissions per problem. Always submit as if you are in real contest. Submit to AC, not to see if we will pass or not.<text:s/><text:span text:style-name="T13">Target AC from 1st</text:span><text:s/>submission. Think more before submission.</text:p>
            <text:p/>
          </table:table-cell>
          <table:table-cell table:number-columns-repeated="16371"/>
        </table:table-row>
        <table:table-row table:style-name="ro11">
          <table:table-cell office:value-type="string" table:style-name="ce59">
            <text:p>Sample Name2</text:p>
          </table:table-cell>
          <table:table-cell office:value-type="string" table:style-name="ce60">
            <text:p>Sample Link2</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10" table:style-name="ce55">
            <text:p>10</text:p>
          </table:table-cell>
          <table:table-cell office:value-type="float" office:value="35" table:style-name="ce55">
            <text:p>35</text:p>
          </table:table-cell>
          <table:table-cell office:value-type="float" office:value="20" table:style-name="ce55">
            <text:p>20</text:p>
          </table:table-cell>
          <table:table-cell office:value-type="float" office:value="70" table:formula="of:=SUM([.E4:.H4])" table:style-name="ce55">
            <text:p>70</text:p>
          </table:table-cell>
          <table:table-cell office:value-type="float" office:value="2" table:style-name="ce55">
            <text:p>2</text:p>
          </table:table-cell>
          <table:table-cell office:value-type="string" table:style-name="ce209">
            <text:p>No</text:p>
          </table:table-cell>
          <table:table-cell office:value-type="string" table:style-name="ce55">
            <text:p>Impl</text:p>
          </table:table-cell>
          <table:table-cell office:value-type="string" table:style-name="ce62">
            <text:p>I had to check the editorial</text:p>
            <text:p><text:span text:style-name="T14"/></text:p>
            <text:p><text:span text:style-name="T14">My Performance Notes:<text:s/></text:span>This is so bad performance. He thought for little time and continued thinking while coding. As a result, much debug time too. RULE:<text:s/><text:span text:style-name="T2">Think More, Code Faster</text:span><text:span text:style-name="T2"/></text:p>
            <text:p/>
          </table:table-cell>
          <table:table-cell table:number-columns-repeated="16371"/>
        </table:table-row>
        <table:table-row table:style-name="ro8">
          <table:table-cell office:value-type="string" table:style-name="ce59">
            <text:p>Sample Name3</text:p>
          </table:table-cell>
          <table:table-cell office:value-type="string" table:style-name="ce60">
            <text:p>Sample Link3</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20" table:style-name="ce55">
            <text:p>20</text:p>
          </table:table-cell>
          <table:table-cell office:value-type="float" office:value="4" table:style-name="ce55">
            <text:p>4</text:p>
          </table:table-cell>
          <table:table-cell office:value-type="float" office:value="1" table:style-name="ce55">
            <text:p>1</text:p>
          </table:table-cell>
          <table:table-cell office:value-type="float" office:value="30" table:formula="of:=SUM([.E5:.H5])" table:style-name="ce55">
            <text:p>30</text:p>
          </table:table-cell>
          <table:table-cell office:value-type="float" office:value="2" table:style-name="ce55">
            <text:p>2</text:p>
          </table:table-cell>
          <table:table-cell office:value-type="string" table:style-name="ce209">
            <text:p>Yes</text:p>
          </table:table-cell>
          <table:table-cell office:value-type="string" table:style-name="ce55">
            <text:p>Graph</text:p>
          </table:table-cell>
          <table:table-cell office:value-type="string" table:style-name="ce62">
            <text:p>Please always write and study your timings.</text:p>
            <text:p/>
            <text:p><text:span text:style-name="T3">My Performance Notes:<text:s/></text:span>This is so good performance. 1st submission. Thinking is the higher. Code/Debug is so low. By time, thinking column will be improved.</text:p>
          </table:table-cell>
          <table:table-cell table:number-columns-repeated="16371"/>
        </table:table-row>
        <table:table-row table:style-name="ro3">
          <table:table-cell office:value-type="string" table:style-name="ce59">
            <text:p>Sample Name4</text:p>
          </table:table-cell>
          <table:table-cell office:value-type="string" table:style-name="ce60">
            <text:p>Sample Link4</text:p>
          </table:table-cell>
          <table:table-cell office:value-type="string" table:style-name="ce202">
            <text:p>WA</text:p>
          </table:table-cell>
          <table:table-cell office:value-type="float" office:value="5" table:style-name="ce55">
            <text:p>5</text:p>
          </table:table-cell>
          <table:table-cell office:value-type="float" office:value="4" table:style-name="ce55">
            <text:p>4</text:p>
          </table:table-cell>
          <table:table-cell office:value-type="float" office:value="25" table:style-name="ce55">
            <text:p>25</text:p>
          </table:table-cell>
          <table:table-cell office:value-type="float" office:value="20" table:style-name="ce55">
            <text:p>20</text:p>
          </table:table-cell>
          <table:table-cell office:value-type="float" office:value="2" table:style-name="ce55">
            <text:p>2</text:p>
          </table:table-cell>
          <table:table-cell office:value-type="float" office:value="51" table:formula="of:=SUM([.E6:.H6])" table:style-name="ce55">
            <text:p>51</text:p>
          </table:table-cell>
          <table:table-cell office:value-type="float" office:value="7" table:style-name="ce55">
            <text:p>7</text:p>
          </table:table-cell>
          <table:table-cell office:value-type="string" table:style-name="ce209">
            <text:p>Hint</text:p>
          </table:table-cell>
          <table:table-cell office:value-type="string" table:style-name="ce55">
            <text:p>Math</text:p>
          </table:table-cell>
          <table:table-cell office:value-type="string" table:style-name="ce62">
            <text:p>Other Status values: AC, WA, CS, TLE, MLE, RTE, ...</text:p>
            <text:p>These values and comments are just examples. Just remove/ignore them.</text:p>
          </table:table-cell>
          <table:table-cell table:number-columns-repeated="16371"/>
        </table:table-row>
        <table:table-row table:style-name="ro1">
          <table:table-cell office:value-type="string" table:style-name="ce59">
            <text:p>Sample Name5</text:p>
          </table:table-cell>
          <table:table-cell office:value-type="string" table:style-name="ce60">
            <text:p>Sample Link5</text:p>
          </table:table-cell>
          <table:table-cell office:value-type="string" table:style-name="ce203">
            <text:p>CS</text:p>
          </table:table-cell>
          <table:table-cell office:value-type="float" office:value="6" table:style-name="ce55">
            <text:p>6</text:p>
          </table:table-cell>
          <table:table-cell office:value-type="float" office:value="5" table:style-name="ce55">
            <text:p>5</text:p>
          </table:table-cell>
          <table:table-cell office:value-type="float" office:value="30" table:style-name="ce55">
            <text:p>30</text:p>
          </table:table-cell>
          <table:table-cell office:value-type="float" office:value="25" table:style-name="ce55">
            <text:p>25</text:p>
          </table:table-cell>
          <table:table-cell office:value-type="float" office:value="31" table:style-name="ce55">
            <text:p>31</text:p>
          </table:table-cell>
          <table:table-cell office:value-type="float" office:value="91" table:formula="of:=SUM([.E7:.H7])" table:style-name="ce55">
            <text:p>91</text:p>
          </table:table-cell>
          <table:table-cell office:value-type="float" office:value="9" table:style-name="ce55">
            <text:p>9</text:p>
          </table:table-cell>
          <table:table-cell table:style-name="ce209"/>
          <table:table-cell table:style-name="ce55"/>
          <table:table-cell office:value-type="string" table:style-name="ce59">
            <text:p>Want c++ solution for UVA 408? Google with: UVA 408 filetype:cpp</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8:.H8])" table:style-name="ce55">
            <text:p>0</text:p>
          </table:table-cell>
          <table:table-cell table:style-name="ce55"/>
          <table:table-cell table:style-name="ce209"/>
          <table:table-cell table:style-name="ce55"/>
          <table:table-cell table:style-name="ce65"/>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9:.H9])" table:style-name="ce55">
            <text:p>0</text:p>
          </table:table-cell>
          <table:table-cell table:style-name="ce55"/>
          <table:table-cell table:style-name="ce209"/>
          <table:table-cell table:style-name="ce55"/>
          <table:table-cell office:value-type="string" office:string-value="Watch - Approaching Problem Statement " table:formula="of:=HYPERLINK(&quot;https://www.youtube.com/watch?v=fd0Ebfa_mJ0&quot;;&quot;Watch - Approaching Problem Statement &quot;)" table:style-name="ce66">
            <text:p>Watch - Approaching Problem Statement<text:s/></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10:.H10])" table:style-name="ce55">
            <text:p>0</text:p>
          </table:table-cell>
          <table:table-cell table:style-name="ce55"/>
          <table:table-cell table:style-name="ce209"/>
          <table:table-cell table:style-name="ce55"/>
          <table:table-cell office:value-type="string" office:string-value="Watch - Thinking - On papers Not on PC " table:formula="of:=HYPERLINK(&quot;https://www.youtube.com/watch?v=olcmPKZNqnM&quot;;&quot;Watch - Thinking - On papers Not on PC &quot;)" table:style-name="ce66">
            <text:p>Watch - Thinking - On papers Not on PC<text:s/></text:p>
          </table:table-cell>
          <table:table-cell table:number-columns-repeated="16371"/>
        </table:table-row>
        <table:table-row table:style-name="ro1">
          <table:table-cell office:value-type="string" table:style-name="ce67">
            <text:p>Vanya and Fence</text:p>
          </table:table-cell>
          <table:table-cell office:value-type="string" office:string-value="CF677-D2-A" table:formula="of:=HYPERLINK(&quot;http://codeforces.com/contest/677/problem/A&quot;;&quot;CF677-D2-A&quot;)" table:style-name="ce68">
            <text:p>CF677-D2-A</text:p>
          </table:table-cell>
          <table:table-cell table:style-name="ce204"/>
          <table:table-cell table:number-columns-repeated="5" table:style-name="ce55"/>
          <table:table-cell office:value-type="float" office:value="0" table:formula="of:=SUM([.E11:.H11])" table:style-name="ce55">
            <text:p>0</text:p>
          </table:table-cell>
          <table:table-cell table:style-name="ce55"/>
          <table:table-cell table:style-name="ce209"/>
          <table:table-cell table:style-name="ce55"/>
          <table:table-cell office:value-type="string" office:string-value="C++ Solution Example" table:formula="of:=HYPERLINK(&quot;http://codeforces.com/contest/677/submission/18185361&quot;;&quot;C++ Solution Example&quot;)" table:style-name="ce69">
            <text:p>C++ Solution Example</text:p>
          </table:table-cell>
          <table:table-cell table:number-columns-repeated="16371"/>
        </table:table-row>
        <table:table-row table:style-name="ro1">
          <table:table-cell office:value-type="string" table:style-name="ce67">
            <text:p>Anton and Danik</text:p>
          </table:table-cell>
          <table:table-cell office:value-type="string" office:string-value="CF734-D2-A" table:formula="of:=HYPERLINK(&quot;http://codeforces.com/contest/734/problem/A&quot;;&quot;CF734-D2-A&quot;)" table:style-name="ce68">
            <text:p>CF734-D2-A</text:p>
          </table:table-cell>
          <table:table-cell table:style-name="ce204"/>
          <table:table-cell table:number-columns-repeated="5" table:style-name="ce55"/>
          <table:table-cell office:value-type="float" office:value="0" table:formula="of:=SUM([.E12:.H12])" table:style-name="ce55">
            <text:p>0</text:p>
          </table:table-cell>
          <table:table-cell table:style-name="ce55"/>
          <table:table-cell table:style-name="ce209"/>
          <table:table-cell table:style-name="ce55"/>
          <table:table-cell office:value-type="string" office:string-value="This is from Round 379. Here is the editorial" table:formula="of:=HYPERLINK(&quot;http://codeforces.com/blog/entry/48397&quot;;&quot;This is from Round 379. Here is the editorial&quot;)" table:style-name="ce70">
            <text:p>This is from Round 379. Here is the editorial</text:p>
          </table:table-cell>
          <table:table-cell table:number-columns-repeated="16371"/>
        </table:table-row>
        <table:table-row table:style-name="ro17">
          <table:table-cell table:style-name="ce67"/>
          <table:table-cell table:style-name="ce71"/>
          <table:table-cell table:style-name="ce204"/>
          <table:table-cell table:number-columns-repeated="5" table:style-name="ce55"/>
          <table:table-cell office:value-type="float" office:value="0" table:formula="of:=SUM([.E13:.H13])" table:style-name="ce55">
            <text:p>0</text:p>
          </table:table-cell>
          <table:table-cell table:style-name="ce55"/>
          <table:table-cell table:style-name="ce209"/>
          <table:table-cell table:style-name="ce55"/>
          <table:table-cell office:value-type="string" table:style-name="ce72">
            <text:p>You shouldn't watch a solution video unless you can't solve it by yourself and don't get it from editorial/code. Videos are there just to for extra help.</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4:.H14])" table:style-name="ce55">
            <text:p>0</text:p>
          </table:table-cell>
          <table:table-cell table:style-name="ce55"/>
          <table:table-cell table:style-name="ce209"/>
          <table:table-cell table:style-name="ce55"/>
          <table:table-cell office:value-type="string" table:style-name="ce73">
            <text:p>In the first 20 problems, don't think more than 20 minutes. After that see the solutions.</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5:.H15])" table:style-name="ce55">
            <text:p>0</text:p>
          </table:table-cell>
          <table:table-cell table:style-name="ce55"/>
          <table:table-cell table:style-name="ce209"/>
          <table:table-cell table:style-name="ce55"/>
          <table:table-cell table:style-name="ce73"/>
          <table:table-cell table:number-columns-repeated="16371"/>
        </table:table-row>
        <table:table-row table:style-name="ro1">
          <table:table-cell office:value-type="string" table:style-name="ce67">
            <text:p>Bear and Big Brother</text:p>
          </table:table-cell>
          <table:table-cell office:value-type="string" office:string-value="CF791-D2-A" table:formula="of:=HYPERLINK(&quot;codeforces.com/contest/791/problem/A&quot;;&quot;CF791-D2-A&quot;)" table:style-name="ce68">
            <text:p>CF791-D2-A</text:p>
          </table:table-cell>
          <table:table-cell table:style-name="ce204"/>
          <table:table-cell table:number-columns-repeated="5" table:style-name="ce55"/>
          <table:table-cell office:value-type="float" office:value="0" table:formula="of:=SUM([.E16:.H16])" table:style-name="ce55">
            <text:p>0</text:p>
          </table:table-cell>
          <table:table-cell table:style-name="ce55"/>
          <table:table-cell table:style-name="ce209"/>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table:number-columns-repeated="16371"/>
        </table:table-row>
        <table:table-row table:style-name="ro1">
          <table:table-cell office:value-type="string" table:style-name="ce67">
            <text:p>Team</text:p>
          </table:table-cell>
          <table:table-cell office:value-type="string" office:string-value="CF231-D2-A" table:formula="of:=HYPERLINK(&quot;http://codeforces.com/contest/231/problem/A&quot;;&quot;CF231-D2-A&quot;)" table:style-name="ce68">
            <text:p>CF231-D2-A</text:p>
          </table:table-cell>
          <table:table-cell table:style-name="ce204"/>
          <table:table-cell table:number-columns-repeated="5" table:style-name="ce55"/>
          <table:table-cell office:value-type="float" office:value="0" table:formula="of:=SUM([.E17:.H17])" table:style-name="ce55">
            <text:p>0</text:p>
          </table:table-cell>
          <table:table-cell table:style-name="ce55"/>
          <table:table-cell table:style-name="ce209"/>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table:number-columns-repeated="16371"/>
        </table:table-row>
        <table:table-row table:style-name="ro1">
          <table:table-cell office:value-type="string" table:style-name="ce67">
            <text:p>Beautiful Matrix</text:p>
          </table:table-cell>
          <table:table-cell office:value-type="string" office:string-value="CF263-D2-A" table:formula="of:=HYPERLINK(&quot;http://codeforces.com/contest/263/problem/A&quot;;&quot;CF263-D2-A&quot;)" table:style-name="ce68">
            <text:p>CF263-D2-A</text:p>
          </table:table-cell>
          <table:table-cell office:value-type="float" office:value="1111" table:style-name="ce204">
            <text:p>1111</text:p>
          </table:table-cell>
          <table:table-cell table:number-columns-repeated="5" table:style-name="ce55"/>
          <table:table-cell office:value-type="float" office:value="0" table:formula="of:=SUM([.E18:.H18])" table:style-name="ce55">
            <text:p>0</text:p>
          </table:table-cell>
          <table:table-cell table:style-name="ce55"/>
          <table:table-cell table:style-name="ce209"/>
          <table:table-cell table:style-name="ce55"/>
          <table:table-cell office:value-type="string" office:string-value="Video Solution - Eng Samed Hajajla" table:formula="of:=HYPERLINK(&quot;https://www.youtube.com/watch?v=FU4thrvEvKg&quot;;&quot;Video Solution - Eng Samed Hajajla&quot;)" table:style-name="ce69">
            <text:p>Video Solution - Eng Samed Hajajla</text:p>
          </table:table-cell>
          <table:table-cell table:number-columns-repeated="16371"/>
        </table:table-row>
        <table:table-row table:style-name="ro1">
          <table:table-cell office:value-type="string" table:style-name="ce75">
            <text:p>Gravity Flip</text:p>
          </table:table-cell>
          <table:table-cell office:value-type="string" office:string-value="CF405-D2-A" table:formula="of:=HYPERLINK(&quot;http://codeforces.com/contest/405/problem/A&quot;;&quot;CF405-D2-A&quot;)" table:style-name="ce76">
            <text:p>CF405-D2-A</text:p>
          </table:table-cell>
          <table:table-cell table:style-name="ce204"/>
          <table:table-cell table:number-columns-repeated="5" table:style-name="ce55"/>
          <table:table-cell office:value-type="float" office:value="0" table:formula="of:=SUM([.E19:.H19])" table:style-name="ce55">
            <text:p>0</text:p>
          </table:table-cell>
          <table:table-cell table:style-name="ce11"/>
          <table:table-cell table:style-name="ce209"/>
          <table:table-cell table:style-name="ce11"/>
          <table:table-cell office:value-type="string" office:string-value="Video Solution - Eng John Gamal" table:formula="of:=HYPERLINK(&quot;https://www.youtube.com/watch?v=HNe9QW-1MJI&quot;;&quot;Video Solution - Eng John Gamal&quot;)" table:style-name="ce77">
            <text:p>Video Solution - Eng John Gamal</text:p>
          </table:table-cell>
          <table:table-cell table:number-columns-repeated="16371"/>
        </table:table-row>
        <table:table-row table:style-name="ro1">
          <table:table-cell office:value-type="string" table:style-name="ce75">
            <text:p>Petya and Strings</text:p>
          </table:table-cell>
          <table:table-cell office:value-type="string" office:string-value="CF112-D2-A" table:formula="of:=HYPERLINK(&quot;http://codeforces.com/contest/112/problem/A&quot;;&quot;CF112-D2-A&quot;)" table:style-name="ce76">
            <text:p>CF112-D2-A</text:p>
          </table:table-cell>
          <table:table-cell table:style-name="ce204"/>
          <table:table-cell table:number-columns-repeated="5" table:style-name="ce55"/>
          <table:table-cell office:value-type="float" office:value="0" table:formula="of:=SUM([.E20:.H2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Sp4zWrDvGrk&quot;;&quot;Video Solution - Solver to be (Java)&quot;)" table:style-name="ce78">
            <text:p>Video Solution - Solver to be (Java)</text:p>
          </table:table-cell>
          <table:table-cell table:number-columns-repeated="16371"/>
        </table:table-row>
        <table:table-row table:style-name="ro1">
          <table:table-cell office:value-type="string" table:style-name="ce75">
            <text:p>Boy or Girl</text:p>
          </table:table-cell>
          <table:table-cell office:value-type="string" office:string-value="CF236-D2-A" table:formula="of:=HYPERLINK(&quot;http://codeforces.com/contest/236/problem/A&quot;;&quot;CF236-D2-A&quot;)" table:style-name="ce76">
            <text:p>CF236-D2-A</text:p>
          </table:table-cell>
          <table:table-cell table:style-name="ce204"/>
          <table:table-cell table:number-columns-repeated="5" table:style-name="ce55"/>
          <table:table-cell office:value-type="float" office:value="0" table:formula="of:=SUM([.E21:.H2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AOOmuJXMyHQ&quot;;&quot;Video Solution - Solver to be (Java)&quot;)" table:style-name="ce78">
            <text:p>Video Solution - Solver to be (Java)</text:p>
          </table:table-cell>
          <table:table-cell table:number-columns-repeated="16371"/>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80">
            <text:p>CF59-D2-A</text:p>
          </table:table-cell>
          <table:table-cell table:style-name="ce204"/>
          <table:table-cell table:number-columns-repeated="5" table:style-name="ce55"/>
          <table:table-cell office:value-type="float" office:value="0" table:formula="of:=SUM([.E22:.H2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gW8YOQbMdDI&quot;;&quot;Video Solution - Solver to be (Java)&quot;)" table:style-name="ce78">
            <text:p>Video Solution - Solver to be (Java)</text:p>
          </table:table-cell>
          <table:table-cell table:number-columns-repeated="16371"/>
        </table:table-row>
        <table:table-row table:style-name="ro1">
          <table:table-cell office:value-type="string" table:style-name="ce75">
            <text:p>Magnets</text:p>
          </table:table-cell>
          <table:table-cell office:value-type="string" office:string-value="CF344-D2-A" table:formula="of:=HYPERLINK(&quot;http://codeforces.com/contest/344/problem/A&quot;;&quot;CF344-D2-A&quot;)" table:style-name="ce76">
            <text:p>CF344-D2-A</text:p>
          </table:table-cell>
          <table:table-cell table:style-name="ce204"/>
          <table:table-cell table:number-columns-repeated="5" table:style-name="ce55"/>
          <table:table-cell office:value-type="float" office:value="0" table:formula="of:=SUM([.E23:.H23])"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7o7lZTKFzp0&quot;;&quot;Video Solution - Solver to be (Java)&quot;)" table:style-name="ce77">
            <text:p>Video Solution - Solver to be (Java)</text:p>
          </table:table-cell>
          <table:table-cell table:number-columns-repeated="16371"/>
        </table:table-row>
        <table:table-row table:style-name="ro1">
          <table:table-cell office:value-type="string" table:style-name="ce75">
            <text:p>Sereja and Dima</text:p>
          </table:table-cell>
          <table:table-cell office:value-type="string" office:string-value="CF381-D2-A" table:formula="of:=HYPERLINK(&quot;http://codeforces.com/contest/381/problem/A&quot;;&quot;CF381-D2-A&quot;)" table:style-name="ce76">
            <text:p>CF381-D2-A</text:p>
          </table:table-cell>
          <table:table-cell table:style-name="ce204"/>
          <table:table-cell table:number-columns-repeated="5" table:style-name="ce55"/>
          <table:table-cell office:value-type="float" office:value="0" table:formula="of:=SUM([.E24:.H24])"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XgJ0DS3r_KE&quot;;&quot;Video Solution - Solver to be (Java)&quot;)" table:style-name="ce77">
            <text:p>Video Solution - Solver to be (Java)</text:p>
          </table:table-cell>
          <table:table-cell table:number-columns-repeated="16371"/>
        </table:table-row>
        <table:table-row table:style-name="ro1">
          <table:table-cell office:value-type="string" table:style-name="ce67">
            <text:p>Stones on the Table</text:p>
          </table:table-cell>
          <table:table-cell office:value-type="string" office:string-value="CF266-D2-A" table:formula="of:=HYPERLINK(&quot;http://codeforces.com/contest/266/problem/A&quot;;&quot;CF266-D2-A&quot;)" table:style-name="ce68">
            <text:p>CF266-D2-A</text:p>
          </table:table-cell>
          <table:table-cell table:style-name="ce204"/>
          <table:table-cell table:number-columns-repeated="5" table:style-name="ce55"/>
          <table:table-cell office:value-type="float" office:value="0" table:formula="of:=SUM([.E25:.H25])"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67">
            <text:p>Police Recruits</text:p>
          </table:table-cell>
          <table:table-cell office:value-type="string" office:string-value="CF427-D2-A" table:formula="of:=HYPERLINK(&quot;http://codeforces.com/contest/427/problem/A&quot;;&quot;CF427-D2-A&quot;)" table:style-name="ce68">
            <text:p>CF427-D2-A</text:p>
          </table:table-cell>
          <table:table-cell table:style-name="ce204"/>
          <table:table-cell table:number-columns-repeated="5" table:style-name="ce55"/>
          <table:table-cell office:value-type="float" office:value="0" table:formula="of:=SUM([.E26:.H26])"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Black Square</text:p>
          </table:table-cell>
          <table:table-cell office:value-type="string" office:string-value="CF431-D2-A" table:formula="of:=HYPERLINK(&quot;http://codeforces.com/contest/431/problem/A&quot;;&quot;CF431-D2-A&quot;)" table:style-name="ce68">
            <text:p>CF431-D2-A</text:p>
          </table:table-cell>
          <table:table-cell table:style-name="ce204"/>
          <table:table-cell table:number-columns-repeated="5" table:style-name="ce55"/>
          <table:table-cell office:value-type="float" office:value="0" table:formula="of:=SUM([.E27:.H27])"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Night at the Museum</text:p>
          </table:table-cell>
          <table:table-cell office:value-type="string" office:string-value="CF731-D2-A" table:formula="of:=HYPERLINK(&quot;http://codeforces.com/contest/731/problem/A&quot;;&quot;CF731-D2-A&quot;)" table:style-name="ce68">
            <text:p>CF731-D2-A</text:p>
          </table:table-cell>
          <table:table-cell table:style-name="ce204"/>
          <table:table-cell table:number-columns-repeated="5" table:style-name="ce55"/>
          <table:table-cell office:value-type="float" office:value="0" table:formula="of:=SUM([.E28:.H28])"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table:number-columns-repeated="16371"/>
        </table:table-row>
        <table:table-row table:style-name="ro1">
          <table:table-cell office:value-type="string" table:style-name="ce81">
            <text:p>Games</text:p>
          </table:table-cell>
          <table:table-cell office:value-type="string" office:string-value="CF268-D2-A" table:formula="of:=HYPERLINK(&quot;http://codeforces.com/contest/268/problem/A&quot;;&quot;CF268-D2-A&quot;)" table:style-name="ce68">
            <text:p>CF268-D2-A</text:p>
          </table:table-cell>
          <table:table-cell table:style-name="ce204"/>
          <table:table-cell table:number-columns-repeated="5" table:style-name="ce55"/>
          <table:table-cell office:value-type="float" office:value="0" table:formula="of:=SUM([.E29:.H29])"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table:number-columns-repeated="16371"/>
        </table:table-row>
        <table:table-row table:style-name="ro1">
          <table:table-cell table:style-name="ce59"/>
          <table:table-cell table:style-name="ce60"/>
          <table:table-cell table:style-name="ce204"/>
          <table:table-cell table:number-columns-repeated="7" table:style-name="ce55"/>
          <table:table-cell table:style-name="ce209"/>
          <table:table-cell table:style-name="ce55"/>
          <table:table-cell table:style-name="ce66"/>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31:.H31])" table:style-name="ce55">
            <text:p>0</text:p>
          </table:table-cell>
          <table:table-cell table:style-name="ce55"/>
          <table:table-cell table:style-name="ce209"/>
          <table:table-cell table:style-name="ce55"/>
          <table:table-cell office:value-type="string" office:string-value="Watch - Elementary Math - Introduction" table:formula="of:=HYPERLINK(&quot;https://www.youtube.com/watch?v=Syx2qDjj7TE&quot;;&quot;Watch - Elementary Math - Introduction&quot;)" table:style-name="ce66">
            <text:p>Watch - Elementary Math - Introduction</text:p>
          </table:table-cell>
          <table:table-cell table:number-columns-repeated="16371"/>
        </table:table-row>
        <table:table-row table:style-name="ro1">
          <table:table-cell office:value-type="string" table:style-name="ce75">
            <text:p>Buy a Shovel</text:p>
          </table:table-cell>
          <table:table-cell office:value-type="string" office:string-value="CF732-D2-A" table:formula="of:=HYPERLINK(&quot;http://codeforces.com/contest/732/problem/A&quot;;&quot;CF732-D2-A&quot;)" table:style-name="ce76">
            <text:p>CF732-D2-A</text:p>
          </table:table-cell>
          <table:table-cell table:style-name="ce205"/>
          <table:table-cell table:number-columns-repeated="5" table:style-name="ce11"/>
          <table:table-cell office:value-type="float" office:value="0" table:formula="of:=SUM([.E32:.H32])" table:style-name="ce55">
            <text:p>0</text:p>
          </table:table-cell>
          <table:table-cell table:style-name="ce11"/>
          <table:table-cell table:style-name="ce210"/>
          <table:table-cell table:style-name="ce11"/>
          <table:table-cell office:value-type="string" office:string-value="Video Solution - Eng Yahia Ashraf" table:formula="of:=HYPERLINK(&quot;https://www.youtube.com/watch?v=jKOSPuoplz0&quot;;&quot;Video Solution - Eng Yahia Ashraf&quot;)" table:style-name="ce77">
            <text:p>Video Solution - Eng Yahia Ashraf</text:p>
          </table:table-cell>
          <table:table-cell table:number-columns-repeated="16371"/>
        </table:table-row>
        <table:table-row table:style-name="ro1">
          <table:table-cell office:value-type="string" table:style-name="ce75">
            <text:p>Is your horseshoe on the other hoof?</text:p>
          </table:table-cell>
          <table:table-cell office:value-type="string" office:string-value="CF228-D2-A" table:formula="of:=HYPERLINK(&quot;http://codeforces.com/contest/228/problem/A&quot;;&quot;CF228-D2-A&quot;)" table:style-name="ce76">
            <text:p>CF228-D2-A</text:p>
          </table:table-cell>
          <table:table-cell table:style-name="ce205"/>
          <table:table-cell table:number-columns-repeated="5" table:style-name="ce11"/>
          <table:table-cell office:value-type="float" office:value="0" table:formula="of:=SUM([.E33:.H33])"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0zvnXeQis4&amp;app=desktop#_=_&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5">
            <text:p>Colorful Stones (Simplified Edition)</text:p>
          </table:table-cell>
          <table:table-cell office:value-type="string" office:string-value="CF265-D2-A" table:formula="of:=HYPERLINK(&quot;http://codeforces.com/contest/265/problem/A&quot;;&quot;CF265-D2-A&quot;)" table:style-name="ce76">
            <text:p>CF265-D2-A</text:p>
          </table:table-cell>
          <table:table-cell table:style-name="ce205"/>
          <table:table-cell table:number-columns-repeated="5" table:style-name="ce11"/>
          <table:table-cell office:value-type="float" office:value="0" table:formula="of:=SUM([.E34:.H34])"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l_mjArjBCk&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80">
            <text:p>CF9-D2-A</text:p>
          </table:table-cell>
          <table:table-cell table:style-name="ce204"/>
          <table:table-cell table:number-columns-repeated="5" table:style-name="ce55"/>
          <table:table-cell office:value-type="float" office:value="0" table:formula="of:=SUM([.E35:.H35])"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5T1yiz9-jZo&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80">
            <text:p>CF294-D2-A</text:p>
          </table:table-cell>
          <table:table-cell table:style-name="ce204"/>
          <table:table-cell table:number-columns-repeated="5" table:style-name="ce55"/>
          <table:table-cell office:value-type="float" office:value="0" table:formula="of:=SUM([.E36:.H36])" table:style-name="ce55">
            <text:p>0</text:p>
          </table:table-cell>
          <table:table-cell table:style-name="ce82"/>
          <table:table-cell table:style-name="ce209"/>
          <table:table-cell table:style-name="ce11"/>
          <table:table-cell office:value-type="string" office:string-value="Video Solution - Dr Mostafa Saad" table:formula="of:=HYPERLINK(&quot;https://www.youtube.com/watch?v=GOuclkVCvRI&quot;;&quot;Video Solution - Dr Mostafa Saad&quot;)" table:style-name="ce77">
            <text:p>Video Solution - Dr Mostafa Saad</text:p>
          </table:table-cell>
          <table:table-cell table:number-columns-repeated="16371"/>
        </table:table-row>
        <table:table-row table:style-name="ro1">
          <table:table-cell office:value-type="string" table:style-name="ce75">
            <text:p>Juicer</text:p>
          </table:table-cell>
          <table:table-cell office:value-type="string" office:string-value="CF709-D2-A" table:formula="of:=HYPERLINK(&quot;http://codeforces.com/contest/709/problem/A&quot;;&quot;CF709-D2-A&quot;)" table:style-name="ce76">
            <text:p>CF709-D2-A</text:p>
          </table:table-cell>
          <table:table-cell table:style-name="ce204"/>
          <table:table-cell table:number-columns-repeated="5" table:style-name="ce55"/>
          <table:table-cell office:value-type="float" office:value="0" table:formula="of:=SUM([.E37:.H37])"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fPcKGZ_e8G0&quot;;&quot;Video Solution - Solver to be (Java)&quot;)" table:style-name="ce77">
            <text:p>Video Solution - Solver to be (Java)</text:p>
          </table:table-cell>
          <table:table-cell table:number-columns-repeated="1637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80">
            <text:p>CF799-D2-A</text:p>
          </table:table-cell>
          <table:table-cell table:style-name="ce204"/>
          <table:table-cell table:number-columns-repeated="5" table:style-name="ce55"/>
          <table:table-cell office:value-type="float" office:value="0" table:formula="of:=SUM([.E38:.H38])"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uyEL9f8pxlM&quot;;&quot;Video Solution - Solver to be (Java)&quot;)" table:style-name="ce77">
            <text:p>Video Solution - Solver to be (Java)</text:p>
          </table:table-cell>
          <table:table-cell table:number-columns-repeated="16371"/>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80">
            <text:p>CF443-D2-A</text:p>
          </table:table-cell>
          <table:table-cell table:style-name="ce204"/>
          <table:table-cell table:number-columns-repeated="5" table:style-name="ce55"/>
          <table:table-cell office:value-type="float" office:value="0" table:formula="of:=SUM([.E39:.H39])"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XuljSnZaTY&quot;;&quot;Video Solution - Solver to be (Java)&quot;)" table:style-name="ce77">
            <text:p>Video Solution - Solver to be (Java)</text:p>
          </table:table-cell>
          <table:table-cell table:number-columns-repeated="16371"/>
        </table:table-row>
        <table:table-row table:style-name="ro1">
          <table:table-cell office:value-type="string" table:style-name="ce75">
            <text:p>Way Too Long Words</text:p>
          </table:table-cell>
          <table:table-cell office:value-type="string" office:string-value="CF71-D2-A" table:formula="of:=HYPERLINK(&quot;http://codeforces.com/contest/71/problem/A&quot;;&quot;CF71-D2-A&quot;)" table:style-name="ce76">
            <text:p>CF71-D2-A</text:p>
          </table:table-cell>
          <table:table-cell table:style-name="ce204"/>
          <table:table-cell table:number-columns-repeated="5" table:style-name="ce55"/>
          <table:table-cell office:value-type="float" office:value="0" table:formula="of:=SUM([.E40:.H40])"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uebR81LyXE&quot;;&quot;Video Solution - Solver to be (Java)&quot;)" table:style-name="ce78">
            <text:p>Video Solution - Solver to be (Java)</text:p>
          </table:table-cell>
          <table:table-cell table:number-columns-repeated="16371"/>
        </table:table-row>
        <table:table-row table:style-name="ro1">
          <table:table-cell office:value-type="string" table:style-name="ce75">
            <text:p>Free Ice Cream</text:p>
          </table:table-cell>
          <table:table-cell office:value-type="string" office:string-value="CF686-D2-A" table:formula="of:=HYPERLINK(&quot;http://codeforces.com/contest/686/problem/A&quot;;&quot;CF686-D2-A&quot;)" table:style-name="ce76">
            <text:p>CF686-D2-A</text:p>
          </table:table-cell>
          <table:table-cell table:style-name="ce204"/>
          <table:table-cell table:number-columns-repeated="5" table:style-name="ce55"/>
          <table:table-cell office:value-type="float" office:value="0" table:formula="of:=SUM([.E41:.H41])"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Alipj6tJKKI&quot;;&quot;Video Solution - Solver to be (Java)&quot;)" table:style-name="ce78">
            <text:p>Video Solution - Solver to be (Java)</text:p>
          </table:table-cell>
          <table:table-cell table:number-columns-repeated="16371"/>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80">
            <text:p>CF339-D2-A</text:p>
          </table:table-cell>
          <table:table-cell table:style-name="ce204"/>
          <table:table-cell table:number-columns-repeated="5" table:style-name="ce55"/>
          <table:table-cell office:value-type="float" office:value="0" table:formula="of:=SUM([.E42:.H42])"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NLsyJpkFMz4&quot;;&quot;Video Solution - Solver to be (Java)&quot;)" table:style-name="ce78">
            <text:p>Video Solution - Solver to be (Java)</text:p>
          </table:table-cell>
          <table:table-cell table:number-columns-repeated="16371"/>
        </table:table-row>
        <table:table-row table:style-name="ro1">
          <table:table-cell office:value-type="string" table:style-name="ce75">
            <text:p>Team Olympiad</text:p>
          </table:table-cell>
          <table:table-cell office:value-type="string" office:string-value="CF490-D2-A" table:formula="of:=HYPERLINK(&quot;http://codeforces.com/contest/490/problem/A&quot;;&quot;CF490-D2-A&quot;)" table:style-name="ce76">
            <text:p>CF490-D2-A</text:p>
          </table:table-cell>
          <table:table-cell table:style-name="ce206"/>
          <table:table-cell table:number-columns-repeated="5" table:style-name="ce82"/>
          <table:table-cell office:value-type="float" office:value="0" table:formula="of:=SUM([.E43:.H43])"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2jJA1PCOrgg&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80">
            <text:p>CF770-D2-A</text:p>
          </table:table-cell>
          <table:table-cell table:style-name="ce204"/>
          <table:table-cell table:number-columns-repeated="5" table:style-name="ce55"/>
          <table:table-cell office:value-type="float" office:value="0" table:formula="of:=SUM([.E44:.H44])" table:style-name="ce55">
            <text:p>0</text:p>
          </table:table-cell>
          <table:table-cell table:style-name="ce82"/>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6:.H46])" table:style-name="ce55">
            <text:p>0</text:p>
          </table:table-cell>
          <table:table-cell table:style-name="ce11"/>
          <table:table-cell table:style-name="ce209"/>
          <table:table-cell table:style-name="ce11"/>
          <table:table-cell office:value-type="string" office:string-value="Watch - Number Theory - Modular Arithmatic" table:formula="of:=HYPERLINK(&quot;https://www.youtube.com/watch?v=9sqvjnvuLtY&quot;;&quot;Watch - Number Theory - Modular Arithmatic&quot;)" table:style-name="ce83">
            <text:p>Watch - Number Theory - Modular Arithmatic</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7:.H47])" table:style-name="ce55">
            <text:p>0</text:p>
          </table:table-cell>
          <table:table-cell table:style-name="ce11"/>
          <table:table-cell table:style-name="ce209"/>
          <table:table-cell table:style-name="ce11"/>
          <table:table-cell office:value-type="string" office:string-value="Watch - Combinatorics - Counting Principles" table:formula="of:=HYPERLINK(&quot;https://www.youtube.com/watch?v=sr6WgCLcgVM&quot;;&quot;Watch - Combinatorics - Counting Principles&quot;)" table:style-name="ce83">
            <text:p>Watch - Combinatorics - Counting Principles</text:p>
          </table:table-cell>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office:value-type="string" table:style-name="ce84">
            <text:p>For many beginners, the colored problems (such as UVA ones) are hard.</text:p>
            <text:p>Please do the following:</text:p>
            <text:p>- Listen to the video 2-3 times. If still don't understand, search for web materials</text:p>
            <text:p>- Try the problems. If can't, checkout solutions/videos</text:p>
            <text:p>- If still hard, just skip. Once finished A do the same in B.</text:p>
            <text:p>- After B, come back to these colored ones and give another trial</text:p>
            <text:p>- Move to C1, and so on</text:p>
            <text:p>- Take it easy to learn :)</text:p>
          </table:table-cell>
          <table:table-cell table:number-columns-repeated="16371"/>
        </table:table-row>
        <table:table-row table:style-name="ro1">
          <table:table-cell office:value-type="string" table:style-name="ce85">
            <text:p>Light, more light</text:p>
          </table:table-cell>
          <table:table-cell office:value-type="string" office:string-value="UVA 10110" table:formula="of:=HYPERLINK(&quot;https://uva.onlinejudge.org/index.php?option=com_onlinejudge&amp;Itemid=8&amp;page=show_problem&amp;problem=1051&quot;;&quot;UVA 10110&quot;)" table:style-name="ce19">
            <text:p>UVA 10110</text:p>
          </table:table-cell>
          <table:table-cell table:style-name="ce204"/>
          <table:table-cell table:number-columns-repeated="5" table:style-name="ce55"/>
          <table:table-cell office:value-type="float" office:value="0" table:formula="of:=SUM([.E49:.H49])"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6unjJwXC5gI&amp;feature=youtu.be&quot;;&quot;Video Solution - Eng Amr Saud&quot;)" table:style-name="ce77">
            <text:p>Video Solution - Eng Amr Saud</text:p>
          </table:table-cell>
          <table:table-cell table:number-columns-repeated="16371"/>
        </table:table-row>
        <table:table-row table:style-name="ro1">
          <table:table-cell office:value-type="string" table:style-name="ce85">
            <text:p>Product</text:p>
          </table:table-cell>
          <table:table-cell office:value-type="string" office:string-value="UVA 10106" table:formula="of:=HYPERLINK(&quot;https://uva.onlinejudge.org/index.php?option=com_onlinejudge&amp;Itemid=8&amp;page=show_problem&amp;problem=1047&quot;;&quot;UVA 10106&quot;)" table:style-name="ce19">
            <text:p>UVA 10106</text:p>
          </table:table-cell>
          <table:table-cell table:style-name="ce204"/>
          <table:table-cell table:number-columns-repeated="5" table:style-name="ce55"/>
          <table:table-cell office:value-type="float" office:value="0" table:formula="of:=SUM([.E50:.H50])" table:style-name="ce55">
            <text:p>0</text:p>
          </table:table-cell>
          <table:table-cell table:style-name="ce11"/>
          <table:table-cell table:style-name="ce209"/>
          <table:table-cell table:style-name="ce11"/>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77">
            <text:p>Video Solution - Eng Youssef El Ghareeb. Don't solve using big integer</text:p>
          </table:table-cell>
          <table:table-cell table:number-columns-repeated="16371"/>
        </table:table-row>
        <table:table-row table:style-name="ro1">
          <table:table-cell office:value-type="string" table:style-name="ce85">
            <text:p>Uniform Generator</text:p>
          </table:table-cell>
          <table:table-cell office:value-type="string" office:string-value="UVA 408" table:formula="of:=HYPERLINK(&quot;https://uva.onlinejudge.org/index.php?option=onlinejudge&amp;page=show_problem&amp;problem=349&quot;;&quot;UVA 408&quot;)" table:style-name="ce19">
            <text:p>UVA 408</text:p>
          </table:table-cell>
          <table:table-cell table:style-name="ce204"/>
          <table:table-cell table:number-columns-repeated="5" table:style-name="ce55"/>
          <table:table-cell office:value-type="float" office:value="0" table:formula="of:=SUM([.E51:.H51])"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table:number-columns-repeated="16371"/>
        </table:table-row>
        <table:table-row table:style-name="ro1">
          <table:table-cell office:value-type="string" table:style-name="ce85">
            <text:p>Black and white painting</text:p>
          </table:table-cell>
          <table:table-cell office:value-type="string" office:string-value="UVA 11231" table:formula="of:=HYPERLINK(&quot;https://uva.onlinejudge.org/index.php?option=onlinejudge&amp;page=show_problem&amp;problem=2172&quot;;&quot;UVA 11231&quot;)" table:style-name="ce19">
            <text:p>UVA 11231</text:p>
          </table:table-cell>
          <table:table-cell table:style-name="ce204"/>
          <table:table-cell table:number-columns-repeated="5" table:style-name="ce55"/>
          <table:table-cell office:value-type="float" office:value="0" table:formula="of:=SUM([.E52:.H52])"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UNUD8qp33ic&amp;feature=youtu.be&quot;;&quot;Video Solution - Eng Amr Saud&quot;)" table:style-name="ce77">
            <text:p>Video Solution - Eng Amr Saud</text:p>
          </table:table-cell>
          <table:table-cell table:number-columns-repeated="16371"/>
        </table:table-row>
        <table:table-row table:style-name="ro3">
          <table:table-cell table:style-name="ce85"/>
          <table:table-cell office:value-type="string" office:string-value="SPOJ EASYMATH" table:formula="of:=HYPERLINK(&quot;https://www.spoj.com/problems/EASYMATH/&quot;;&quot;SPOJ EASYMATH&quot;)" table:style-name="ce19">
            <text:p>SPOJ EASYMATH</text:p>
          </table:table-cell>
          <table:table-cell table:style-name="ce204"/>
          <table:table-cell table:number-columns-repeated="5" table:style-name="ce55"/>
          <table:table-cell office:value-type="float" office:value="0" table:formula="of:=SUM([.E53:.H53])" table:style-name="ce55">
            <text:p>0</text:p>
          </table:table-cell>
          <table:table-cell table:style-name="ce11"/>
          <table:table-cell table:style-name="ce209"/>
          <table:table-cell table:style-name="ce11"/>
          <table:table-cell office:value-type="string" office:string-value="Sol" table:formula="of:=HYPERLINK(&quot;https://github.com/Emsawy/CompetitiveProgramming/blob/master/SPOJ/EASYMATH.cpp&quot;;&quot;Sol&quot;)" table:style-name="ce77">
            <text:p>Sol</text:p>
          </table:table-cell>
          <table:table-cell table:number-columns-repeated="16371"/>
        </table:table-row>
        <table:table-row table:style-name="ro1">
          <table:table-cell office:value-type="string" table:style-name="ce86">
            <text:p>Electricity</text:p>
          </table:table-cell>
          <table:table-cell office:value-type="string" office:string-value="UVA 12148" table:formula="of:=HYPERLINK(&quot;https://uva.onlinejudge.org/index.php?option=onlinejudge&amp;page=show_problem&amp;problem=3300&quot;;&quot;UVA 12148&quot;)" table:style-name="ce87">
            <text:p>UVA 12148</text:p>
          </table:table-cell>
          <table:table-cell table:style-name="ce204"/>
          <table:table-cell table:number-columns-repeated="5" table:style-name="ce55"/>
          <table:table-cell office:value-type="float" office:value="0" table:formula="of:=SUM([.E54:.H54])" table:style-name="ce88">
            <text:p>0</text:p>
          </table:table-cell>
          <table:table-cell table:style-name="ce11"/>
          <table:table-cell table:style-name="ce209"/>
          <table:table-cell table:style-name="ce11"/>
          <table:table-cell office:value-type="string" office:string-value="Learn Calender Leap Year" table:formula="of:=HYPERLINK(&quot;https://github.com/juanplopes/icpc/blob/master/uva/12148.cpp&quot;;&quot;Learn Calender Leap Year&quot;)" table:style-name="ce77">
            <text:p>Learn Calender Leap Year</text:p>
          </table:table-cell>
          <table:table-cell table:number-columns-repeated="16371"/>
        </table:table-row>
        <table:table-row table:style-name="ro1">
          <table:table-cell table:style-name="ce79"/>
          <table:table-cell table:style-name="ce80"/>
          <table:table-cell table:style-name="ce204"/>
          <table:table-cell table:number-columns-repeated="5" table:style-name="ce55"/>
          <table:table-cell office:value-type="float" office:value="0" table:formula="of:=SUM([.E55:.H55])"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Presents</text:p>
          </table:table-cell>
          <table:table-cell office:value-type="string" office:string-value="CF136-D2-A" table:formula="of:=HYPERLINK(&quot;http://codeforces.com/contest/136/problem/A&quot;;&quot;CF136-D2-A&quot;)" table:style-name="ce76">
            <text:p>CF136-D2-A</text:p>
          </table:table-cell>
          <table:table-cell table:style-name="ce205"/>
          <table:table-cell table:number-columns-repeated="4" table:style-name="ce11"/>
          <table:table-cell table:style-name="ce82"/>
          <table:table-cell office:value-type="float" office:value="0" table:formula="of:=SUM([.E56:.H56])"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MduaJDmo7RU&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5">
            <text:p>Lineland Mail</text:p>
          </table:table-cell>
          <table:table-cell office:value-type="string" office:string-value="CF567-D2-A" table:formula="of:=HYPERLINK(&quot;http://codeforces.com/contest/567/problem/A&quot;;&quot;CF567-D2-A&quot;)" table:style-name="ce76">
            <text:p>CF567-D2-A</text:p>
          </table:table-cell>
          <table:table-cell table:style-name="ce205"/>
          <table:table-cell table:number-columns-repeated="4" table:style-name="ce11"/>
          <table:table-cell table:style-name="ce82"/>
          <table:table-cell office:value-type="float" office:value="0" table:formula="of:=SUM([.E57:.H57])"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gc4BEAw0pbs&amp;feature=youtu.b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80">
            <text:p>CF766-D2-A</text:p>
          </table:table-cell>
          <table:table-cell table:style-name="ce204"/>
          <table:table-cell table:number-columns-repeated="5" table:style-name="ce55"/>
          <table:table-cell office:value-type="float" office:value="0" table:formula="of:=SUM([.E58:.H5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nq66DIFAyhs&quot;;&quot;Video Solution - Solver to be (Java)&quot;)" table:style-name="ce78">
            <text:p>Video Solution - Solver to be (Java)</text:p>
          </table:table-cell>
          <table:table-cell table:number-columns-repeated="16371"/>
        </table:table-row>
        <table:table-row table:style-name="ro1">
          <table:table-cell office:value-type="string" table:style-name="ce75">
            <text:p>Snacktower</text:p>
          </table:table-cell>
          <table:table-cell office:value-type="string" office:string-value="CF767-D2-A" table:formula="of:=HYPERLINK(&quot;http://codeforces.com/problemset/problem/767/A&quot;;&quot;CF767-D2-A&quot;)" table:style-name="ce76">
            <text:p>CF767-D2-A</text:p>
          </table:table-cell>
          <table:table-cell table:style-name="ce204"/>
          <table:table-cell table:number-columns-repeated="5" table:style-name="ce55"/>
          <table:table-cell office:value-type="float" office:value="0" table:formula="of:=SUM([.E59:.H59])"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Oath of the Night's Watch</text:p>
          </table:table-cell>
          <table:table-cell office:value-type="string" office:string-value="CF768-D2-A" table:formula="of:=HYPERLINK(&quot;http://codeforces.com/contest/768/problem/A&quot;;&quot;CF768-D2-A&quot;)" table:style-name="ce76">
            <text:p>CF768-D2-A</text:p>
          </table:table-cell>
          <table:table-cell table:style-name="ce204"/>
          <table:table-cell table:number-columns-repeated="5" table:style-name="ce55"/>
          <table:table-cell office:value-type="float" office:value="0" table:formula="of:=SUM([.E60:.H6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4vBmYmqOo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Pangram</text:p>
          </table:table-cell>
          <table:table-cell office:value-type="string" office:string-value="CF520-D2-A" table:formula="of:=HYPERLINK(&quot;http://codeforces.com/contest/520/problem/A&quot;;&quot;CF520-D2-A&quot;)" table:style-name="ce76">
            <text:p>CF520-D2-A</text:p>
          </table:table-cell>
          <table:table-cell table:style-name="ce204"/>
          <table:table-cell table:number-columns-repeated="5" table:style-name="ce55"/>
          <table:table-cell office:value-type="float" office:value="0" table:formula="of:=SUM([.E61:.H6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TrHCzh7bPR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wins</text:p>
          </table:table-cell>
          <table:table-cell office:value-type="string" office:string-value="CF160-D2-A" table:formula="of:=HYPERLINK(&quot;http://codeforces.com/contest/160/problem/A&quot;;&quot;CF160-D2-A&quot;)" table:style-name="ce76">
            <text:p>CF160-D2-A</text:p>
          </table:table-cell>
          <table:table-cell table:style-name="ce205"/>
          <table:table-cell table:number-columns-repeated="4" table:style-name="ce11"/>
          <table:table-cell table:style-name="ce82"/>
          <table:table-cell office:value-type="float" office:value="0" table:formula="of:=SUM([.E62:.H6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V6fh3b50n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Keyboard</text:p>
          </table:table-cell>
          <table:table-cell office:value-type="string" office:string-value="CF474-D2-A" table:formula="of:=HYPERLINK(&quot;http://codeforces.com/contest/474/problem/A&quot;;&quot;CF474-D2-A&quot;)" table:style-name="ce76">
            <text:p>CF474-D2-A</text:p>
          </table:table-cell>
          <table:table-cell table:style-name="ce205"/>
          <table:table-cell table:number-columns-repeated="5" table:style-name="ce11"/>
          <table:table-cell office:value-type="float" office:value="0" table:formula="of:=SUM([.E63:.H6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oFIiCpVI3Ck&quot;;&quot;Video Solution - Solver to be (Java)&quot;)" table:style-name="ce77">
            <text:p>Video Solution - Solver to be (Java)</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4:.H64])" table:style-name="ce55">
            <text:p>0</text:p>
          </table:table-cell>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5:.H65])" table:style-name="ce55">
            <text:p>0</text:p>
          </table:table-cell>
          <table:table-cell table:style-name="ce11"/>
          <table:table-cell table:style-name="ce209"/>
          <table:table-cell table:style-name="ce11"/>
          <table:table-cell office:value-type="string" office:string-value="Watch - Graph Theory - Intro" table:formula="of:=HYPERLINK(&quot;https://www.youtube.com/watch?v=jzfcfQVBtKA&quot;;&quot;Watch - Graph Theory - Intro&quot;)" table:style-name="ce83">
            <text:p>Watch - Graph Theory - Intro</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6:.H66])" table:style-name="ce55">
            <text:p>0</text:p>
          </table:table-cell>
          <table:table-cell table:style-name="ce11"/>
          <table:table-cell table:style-name="ce209"/>
          <table:table-cell table:style-name="ce11"/>
          <table:table-cell office:value-type="string" office:string-value="Watch - Graph Theory - DFS" table:formula="of:=HYPERLINK(&quot;https://www.youtube.com/watch?v=9DP0X2xlPCo&quot;;&quot;Watch - Graph Theory - DFS&quot;)" table:style-name="ce83">
            <text:p>Watch - Graph Theory - DFS</text:p>
          </table:table-cell>
          <table:table-cell table:number-columns-repeated="16371"/>
        </table:table-row>
        <table:table-row table:style-name="ro1">
          <table:table-cell office:value-type="string" table:style-name="ce85">
            <text:p>The Seasonal War</text:p>
          </table:table-cell>
          <table:table-cell office:value-type="string" office:string-value="UVA 352" table:formula="of:=HYPERLINK(&quot;https://uva.onlinejudge.org/index.php?option=onlinejudge&amp;page=show_problem&amp;problem=288&quot;;&quot;UVA 352&quot;)" table:style-name="ce19">
            <text:p>UVA 352</text:p>
          </table:table-cell>
          <table:table-cell table:style-name="ce204"/>
          <table:table-cell table:number-columns-repeated="5" table:style-name="ce55"/>
          <table:table-cell office:value-type="float" office:value="0" table:formula="of:=SUM([.E67:.H67])" table:style-name="ce55">
            <text:p>0</text:p>
          </table:table-cell>
          <table:table-cell table:style-name="ce11"/>
          <table:table-cell table:style-name="ce209"/>
          <table:table-cell table:style-name="ce11"/>
          <table:table-cell office:value-type="string" office:string-value="Video Solution - Eng Mohamed Nasser" table:formula="of:=HYPERLINK(&quot;https://www.youtube.com/watch?v=-nRiMjHEIUg&quot;;&quot;Video Solution - Eng Mohamed Nasser&quot;)" table:style-name="ce77">
            <text:p>Video Solution - Eng Mohamed Nasser</text:p>
          </table:table-cell>
          <table:table-cell table:number-columns-repeated="16371"/>
        </table:table-row>
        <table:table-row table:style-name="ro1">
          <table:table-cell office:value-type="string" table:style-name="ce85">
            <text:p>Marcus</text:p>
          </table:table-cell>
          <table:table-cell office:value-type="string" office:string-value="UVA 10452" table:formula="of:=HYPERLINK(&quot;https://uva.onlinejudge.org/index.php?option=onlinejudge&amp;page=show_problem&amp;problem=1393&quot;;&quot;UVA 10452&quot;)" table:style-name="ce19">
            <text:p>UVA 10452</text:p>
          </table:table-cell>
          <table:table-cell table:style-name="ce204"/>
          <table:table-cell table:number-columns-repeated="5" table:style-name="ce55"/>
          <table:table-cell office:value-type="float" office:value="0" table:formula="of:=SUM([.E68:.H68])"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HtaczlDLylk&quot;;&quot;Video Solution - Eng Ayman Salah&quot;)" table:style-name="ce77">
            <text:p>Video Solution - Eng Ayman Salah</text:p>
          </table:table-cell>
          <table:table-cell table:number-columns-repeated="16371"/>
        </table:table-row>
        <table:table-row table:style-name="ro1">
          <table:table-cell office:value-type="string" table:style-name="ce85">
            <text:p>Battleships</text:p>
          </table:table-cell>
          <table:table-cell office:value-type="string" office:string-value="UVA 11953" table:formula="of:=HYPERLINK(&quot;https://uva.onlinejudge.org/index.php?option=com_onlinejudge&amp;Itemid=8&amp;page=show_problem&amp;problem=3104&quot;;&quot;UVA 11953&quot;)" table:style-name="ce19">
            <text:p>UVA 11953</text:p>
          </table:table-cell>
          <table:table-cell table:style-name="ce204"/>
          <table:table-cell table:number-columns-repeated="5" table:style-name="ce55"/>
          <table:table-cell office:value-type="float" office:value="0" table:formula="of:=SUM([.E69:.H69])" table:style-name="ce55">
            <text:p>0</text:p>
          </table:table-cell>
          <table:table-cell table:style-name="ce11"/>
          <table:table-cell table:style-name="ce209"/>
          <table:table-cell table:style-name="ce11"/>
          <table:table-cell office:value-type="string" office:string-value="Video Solution - Eng Aya Elymany" table:formula="of:=HYPERLINK(&quot;https://www.youtube.com/watch?v=nvPucDrmErI&quot;;&quot;Video Solution - Eng Aya Elymany&quot;)" table:style-name="ce77">
            <text:p>Video Solution - Eng Aya Elymany</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70:.H70])" table:style-name="ce55">
            <text:p>0</text:p>
          </table:table-cell>
          <table:table-cell table:style-name="ce11"/>
          <table:table-cell table:style-name="ce209"/>
          <table:table-cell table:style-name="ce11"/>
          <table:table-cell office:value-type="string" office:string-value="Read definition of: Bipartite graph" table:formula="of:=HYPERLINK(&quot;https://en.wikipedia.org/wiki/Bipartite_graph&quot;;&quot;Read definition of: Bipartite graph&quot;)" table:style-name="ce89">
            <text:p>Read definition of: Bipartite graph</text:p>
          </table:table-cell>
          <table:table-cell table:number-columns-repeated="16371"/>
        </table:table-row>
        <table:table-row table:style-name="ro1">
          <table:table-cell office:value-type="string" table:style-name="ce85">
            <text:p>Forming Teams</text:p>
          </table:table-cell>
          <table:table-cell office:value-type="string" office:string-value="CF216-D2-B" table:formula="of:=HYPERLINK(&quot;http://codeforces.com/contest/216/problem/B&quot;;&quot;CF216-D2-B&quot;)" table:style-name="ce19">
            <text:p>CF216-D2-B</text:p>
          </table:table-cell>
          <table:table-cell table:style-name="ce204"/>
          <table:table-cell table:number-columns-repeated="5" table:style-name="ce55"/>
          <table:table-cell office:value-type="float" office:value="0" table:formula="of:=SUM([.E71:.H7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4rahDYs9-c&quot;;&quot;Video Solution - Dr Mostafa Saad&quot;)" table:style-name="ce77">
            <text:p>Video Solution - Dr Mostafa Saad</text:p>
          </table:table-cell>
          <table:table-cell table:number-columns-repeated="16371"/>
        </table:table-row>
        <table:table-row table:style-name="ro3">
          <table:table-cell office:value-type="string" table:style-name="ce85">
            <text:p>Hierarchy</text:p>
          </table:table-cell>
          <table:table-cell office:value-type="string" office:string-value="SPOJ MAKETREE" table:formula="of:=HYPERLINK(&quot;http://www.spoj.com/problems/MAKETREE/&quot;;&quot;SPOJ MAKETREE&quot;)" table:style-name="ce19">
            <text:p>SPOJ MAKETREE</text:p>
          </table:table-cell>
          <table:table-cell table:style-name="ce204"/>
          <table:table-cell table:number-columns-repeated="5" table:style-name="ce55"/>
          <table:table-cell office:value-type="float" office:value="0" table:formula="of:=SUM([.E72:.H72])"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table:number-columns-repeated="16371"/>
        </table:table-row>
        <table:table-row table:style-name="ro1">
          <table:table-cell office:value-type="string" table:style-name="ce85">
            <text:p>Ordering Tasks</text:p>
          </table:table-cell>
          <table:table-cell office:value-type="string" office:string-value="UVA 10305" table:formula="of:=HYPERLINK(&quot;https://uva.onlinejudge.org/index.php?option=onlinejudge&amp;page=show_problem&amp;problem=1246&quot;;&quot;UVA 10305&quot;)" table:style-name="ce19">
            <text:p>UVA 10305</text:p>
          </table:table-cell>
          <table:table-cell table:style-name="ce204"/>
          <table:table-cell table:number-columns-repeated="5" table:style-name="ce55"/>
          <table:table-cell office:value-type="float" office:value="0" table:formula="of:=SUM([.E73:.H73])"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74:.H74])"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75">
            <text:p>Even Odds</text:p>
          </table:table-cell>
          <table:table-cell office:value-type="string" office:string-value="CF318-D2-A" table:formula="of:=HYPERLINK(&quot;http://codeforces.com/contest/318/problem/A&quot;;&quot;CF318-D2-A&quot;)" table:style-name="ce76">
            <text:p>CF318-D2-A</text:p>
          </table:table-cell>
          <table:table-cell table:style-name="ce204"/>
          <table:table-cell table:number-columns-repeated="5" table:style-name="ce55"/>
          <table:table-cell office:value-type="float" office:value="0" table:formula="of:=SUM([.E75:.H75])" table:style-name="ce55">
            <text:p>0</text:p>
          </table:table-cell>
          <table:table-cell table:style-name="ce11"/>
          <table:table-cell table:style-name="ce209"/>
          <table:table-cell table:style-name="ce11"/>
          <table:table-cell office:value-type="string" office:string-value="Video Solution - Eng Muntaser Abukadeja" table:formula="of:=HYPERLINK(&quot;https://www.youtube.com/watch?v=w7gZx99Efzs&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5">
            <text:p>I Wanna Be the Guy</text:p>
          </table:table-cell>
          <table:table-cell office:value-type="string" office:string-value="CF469-D2-A" table:formula="of:=HYPERLINK(&quot;http://codeforces.com/contest/469/problem/A&quot;;&quot;CF469-D2-A&quot;)" table:style-name="ce76">
            <text:p>CF469-D2-A</text:p>
          </table:table-cell>
          <table:table-cell table:style-name="ce205"/>
          <table:table-cell table:number-columns-repeated="4" table:style-name="ce11"/>
          <table:table-cell table:style-name="ce82"/>
          <table:table-cell office:value-type="float" office:value="0" table:formula="of:=SUM([.E76:.H76])"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VHuUdj_CWo&quot;;&quot;Video Solution - Solver to be (Java)&quot;)" table:style-name="ce77">
            <text:p>Video Solution - Solver to be (Java)</text:p>
          </table:table-cell>
          <table:table-cell table:number-columns-repeated="16371"/>
        </table:table-row>
        <table:table-row table:style-name="ro1">
          <table:table-cell office:value-type="string" table:style-name="ce75">
            <text:p>Is it rated?</text:p>
          </table:table-cell>
          <table:table-cell office:value-type="string" office:string-value="CF807-D2-A" table:formula="of:=HYPERLINK(&quot;http://codeforces.com/contest/807/problem/A&quot;;&quot;CF807-D2-A&quot;)" table:style-name="ce76">
            <text:p>CF807-D2-A</text:p>
          </table:table-cell>
          <table:table-cell table:style-name="ce204"/>
          <table:table-cell table:number-columns-repeated="5" table:style-name="ce55"/>
          <table:table-cell office:value-type="float" office:value="0" table:formula="of:=SUM([.E77:.H77])"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PU-Lg0gs6kY&quot;;&quot;Video Solution - Solver to be (Java)&quot;)" table:style-name="ce78">
            <text:p>Video Solution - Solver to be (Java)</text:p>
          </table:table-cell>
          <table:table-cell table:number-columns-repeated="16371"/>
        </table:table-row>
        <table:table-row table:style-name="ro1">
          <table:table-cell office:value-type="string" table:style-name="ce75">
            <text:p>Olesya and Rodion</text:p>
          </table:table-cell>
          <table:table-cell office:value-type="string" office:string-value="CF584-D2-A" table:formula="of:=HYPERLINK(&quot;http://codeforces.com/contest/584/problem/A&quot;;&quot;CF584-D2-A&quot;)" table:style-name="ce76">
            <text:p>CF584-D2-A</text:p>
          </table:table-cell>
          <table:table-cell table:style-name="ce204"/>
          <table:table-cell table:number-columns-repeated="5" table:style-name="ce55"/>
          <table:table-cell office:value-type="float" office:value="0" table:formula="of:=SUM([.E78:.H7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U3bX6kIGDG8&quot;;&quot;Video Solution - Solver to be (Java)&quot;)" table:style-name="ce78">
            <text:p>Video Solution - Solver to be (Java)</text:p>
          </table:table-cell>
          <table:table-cell table:number-columns-repeated="16371"/>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80">
            <text:p>CF43-D2-A</text:p>
          </table:table-cell>
          <table:table-cell table:style-name="ce204"/>
          <table:table-cell table:number-columns-repeated="5" table:style-name="ce55"/>
          <table:table-cell office:value-type="float" office:value="0" table:formula="of:=SUM([.E79:.H79])" table:style-name="ce55">
            <text:p>0</text:p>
          </table:table-cell>
          <table:table-cell table:style-name="ce11"/>
          <table:table-cell table:style-name="ce209"/>
          <table:table-cell table:style-name="ce11"/>
          <table:table-cell office:value-type="string" office:string-value="Video Solution - Eng Belal Abdulnasser (Python)" table:formula="of:=HYPERLINK(&quot;https://www.youtube.com/watch?v=fUOco0Vz584&amp;feature=youtu.be&quot;;&quot;Video Solution - Eng Belal Abdulnasser (Python)&quot;)" table:style-name="ce78">
            <text:p>Video Solution - Eng Belal Abdulnasser (Python)</text:p>
          </table:table-cell>
          <table:table-cell table:number-columns-repeated="16371"/>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80">
            <text:p>CF707-D2-A</text:p>
          </table:table-cell>
          <table:table-cell table:style-name="ce204"/>
          <table:table-cell table:number-columns-repeated="5" table:style-name="ce55"/>
          <table:table-cell office:value-type="float" office:value="0" table:formula="of:=SUM([.E80:.H8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cCraOn4wjAs&quot;;&quot;Video Solution - Solver to be (Java)&quot;)" table:style-name="ce78">
            <text:p>Video Solution - Solver to be (Java)</text:p>
          </table:table-cell>
          <table:table-cell table:number-columns-repeated="16371"/>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80">
            <text:p>CF208-D2-A</text:p>
          </table:table-cell>
          <table:table-cell table:style-name="ce204"/>
          <table:table-cell table:number-columns-repeated="5" table:style-name="ce55"/>
          <table:table-cell office:value-type="float" office:value="0" table:formula="of:=SUM([.E81:.H8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4umpd8ut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Valera and X</text:p>
          </table:table-cell>
          <table:table-cell office:value-type="string" office:string-value="CF404-D2-A" table:formula="of:=HYPERLINK(&quot;http://codeforces.com/contest/404/problem/A&quot;;&quot;CF404-D2-A&quot;)" table:style-name="ce76">
            <text:p>CF404-D2-A</text:p>
          </table:table-cell>
          <table:table-cell table:style-name="ce205"/>
          <table:table-cell table:number-columns-repeated="5" table:style-name="ce11"/>
          <table:table-cell office:value-type="float" office:value="0" table:formula="of:=SUM([.E82:.H82])"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vLEXMm860gQ&quot;;&quot;Video Solution - Solver to be (Java)&quot;)" table:style-name="ce77">
            <text:p>Video Solution - Solver to be (Java)</text:p>
          </table:table-cell>
          <table:table-cell table:number-columns-repeated="16371"/>
        </table:table-row>
        <table:table-row table:style-name="ro1">
          <table:table-cell office:value-type="string" table:style-name="ce75">
            <text:p>Arpa’s hard exam and Mehrdad’s naive cheat</text:p>
          </table:table-cell>
          <table:table-cell office:value-type="string" office:string-value="CF742-D2-A" table:formula="of:=HYPERLINK(&quot;http://codeforces.com/contest/742/problem/A&quot;;&quot;CF742-D2-A&quot;)" table:style-name="ce76">
            <text:p>CF742-D2-A</text:p>
          </table:table-cell>
          <table:table-cell table:style-name="ce205"/>
          <table:table-cell table:number-columns-repeated="5" table:style-name="ce11"/>
          <table:table-cell office:value-type="float" office:value="0" table:formula="of:=SUM([.E83:.H8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kdJGLjKy54o&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lculating Function</text:p>
          </table:table-cell>
          <table:table-cell office:value-type="string" office:string-value="CF486-D2-A" table:formula="of:=HYPERLINK(&quot;http://codeforces.com/contest/486/problem/A&quot;;&quot;CF486-D2-A&quot;)" table:style-name="ce76">
            <text:p>CF486-D2-A</text:p>
          </table:table-cell>
          <table:table-cell table:style-name="ce205"/>
          <table:table-cell table:number-columns-repeated="5" table:style-name="ce11"/>
          <table:table-cell office:value-type="float" office:value="0" table:formula="of:=SUM([.E84:.H8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IByiomshI2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heatre Square</text:p>
          </table:table-cell>
          <table:table-cell office:value-type="string" office:string-value="CF1-D12-A" table:formula="of:=HYPERLINK(&quot;http://codeforces.com/contest/1/problem/A&quot;;&quot;CF1-D12-A&quot;)" table:style-name="ce76">
            <text:p>CF1-D12-A</text:p>
          </table:table-cell>
          <table:table-cell table:style-name="ce205"/>
          <table:table-cell table:number-columns-repeated="5" table:style-name="ce11"/>
          <table:table-cell office:value-type="float" office:value="0" table:formula="of:=SUM([.E85:.H8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C5qZwZYPMJY&quot;;&quot;Video Solution - Solver to be (Java)&quot;)" table:style-name="ce77">
            <text:p>Video Solution - Solver to be (Java)</text:p>
          </table:table-cell>
          <table:table-cell table:number-columns-repeated="16371"/>
        </table:table-row>
        <table:table-row table:style-name="ro1">
          <table:table-cell office:value-type="string" table:style-name="ce75">
            <text:p>Anton and Polyhedrons</text:p>
          </table:table-cell>
          <table:table-cell office:value-type="string" office:string-value="CF785-D2-A" table:formula="of:=HYPERLINK(&quot;http://codeforces.com/contest/785/problem/A&quot;;&quot;CF785-D2-A&quot;)" table:style-name="ce76">
            <text:p>CF785-D2-A</text:p>
          </table:table-cell>
          <table:table-cell table:style-name="ce205"/>
          <table:table-cell table:number-columns-repeated="5" table:style-name="ce11"/>
          <table:table-cell office:value-type="float" office:value="0" table:formula="of:=SUM([.E86:.H8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PgEnG308Hf4&quot;;&quot;Video Solution - Solver to be (Java)&quot;)" table:style-name="ce77">
            <text:p>Video Solution - Solver to be (Java)</text:p>
          </table:table-cell>
          <table:table-cell table:number-columns-repeated="16371"/>
        </table:table-row>
        <table:table-row table:style-name="ro1">
          <table:table-cell office:value-type="string" table:style-name="ce75">
            <text:p>Panoramix's Prediction</text:p>
          </table:table-cell>
          <table:table-cell office:value-type="string" office:string-value="CF80-D2-A" table:formula="of:=HYPERLINK(&quot;http://codeforces.com/contest/80/problem/A&quot;;&quot;CF80-D2-A&quot;)" table:style-name="ce76">
            <text:p>CF80-D2-A</text:p>
          </table:table-cell>
          <table:table-cell table:style-name="ce205"/>
          <table:table-cell table:number-columns-repeated="5" table:style-name="ce11"/>
          <table:table-cell office:value-type="float" office:value="0" table:formula="of:=SUM([.E87:.H8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eBT7tgXcd2I&quot;;&quot;Video Solution - Solver to be (Java)&quot;)" table:style-name="ce77">
            <text:p>Video Solution - Solver to be (Java)</text:p>
          </table:table-cell>
          <table:table-cell table:number-columns-repeated="16371"/>
        </table:table-row>
        <table:table-row table:style-name="ro1">
          <table:table-cell office:value-type="string" table:style-name="ce75">
            <text:p>Counterexample</text:p>
          </table:table-cell>
          <table:table-cell office:value-type="string" office:string-value="CF483-D2-A" table:formula="of:=HYPERLINK(&quot;http://codeforces.com/contest/483/problem/A&quot;;&quot;CF483-D2-A&quot;)" table:style-name="ce76">
            <text:p>CF483-D2-A</text:p>
          </table:table-cell>
          <table:table-cell table:style-name="ce205"/>
          <table:table-cell table:number-columns-repeated="5" table:style-name="ce11"/>
          <table:table-cell office:value-type="float" office:value="0" table:formula="of:=SUM([.E88:.H8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hWzHWVd9jI8&quot;;&quot;Video Solution - Solver to be (Java)&quot;)" table:style-name="ce77">
            <text:p>Video Solution - Solver to be (Java)</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89:.H89])" table:style-name="ce55">
            <text:p>0</text:p>
          </table:table-cell>
          <table:table-cell table:style-name="ce55"/>
          <table:table-cell table:style-name="ce209"/>
          <table:table-cell table:style-name="ce55"/>
          <table:table-cell table:style-name="ce66"/>
          <table:table-cell table:number-columns-repeated="16371"/>
        </table:table-row>
        <table:table-row table:style-name="ro1">
          <table:table-cell table:number-columns-repeated="2" table:style-name="ce11"/>
          <table:table-cell table:style-name="ce205"/>
          <table:table-cell table:number-columns-repeated="5" table:style-name="ce11"/>
          <table:table-cell office:value-type="float" office:value="0" table:formula="of:=SUM([.E90:.H90])" table:style-name="ce55">
            <text:p>0</text:p>
          </table:table-cell>
          <table:table-cell table:style-name="ce11"/>
          <table:table-cell table:style-name="ce210"/>
          <table:table-cell table:style-name="ce11"/>
          <table:table-cell office:value-type="string" office:string-value="Watch - Measuring Algorithms Perfromance - 1" table:formula="of:=HYPERLINK(&quot;https://www.youtube.com/watch?v=EQzmtn4PzYQ&quot;;&quot;Watch - Measuring Algorithms Perfromance - 1&quot;)" table:style-name="ce83">
            <text:p>Watch - Measuring Algorithms Perfromance - 1</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91:.H91])" table:style-name="ce55">
            <text:p>0</text:p>
          </table:table-cell>
          <table:table-cell table:style-name="ce55"/>
          <table:table-cell table:style-name="ce209"/>
          <table:table-cell table:style-name="ce55"/>
          <table:table-cell office:value-type="string" office:string-value="Watch - Computational Geometry - Intro" table:formula="of:=HYPERLINK(&quot;https://www.youtube.com/watch?v=XhVmgLXYvuQ&quot;;&quot;Watch - Computational Geometry - Intro&quot;)" table:style-name="ce66">
            <text:p>Watch - Computational Geometry - Intro</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2:.H92])" table:style-name="ce55">
            <text:p>0</text:p>
          </table:table-cell>
          <table:table-cell table:style-name="ce55"/>
          <table:table-cell table:style-name="ce209"/>
          <table:table-cell table:style-name="ce55"/>
          <table:table-cell office:value-type="string" office:string-value="Watch - Computational Geometry - Point and Vector" table:formula="of:=HYPERLINK(&quot;https://www.youtube.com/watch?v=2CUN12WrNr4&quot;;&quot;Watch - Computational Geometry - Point and Vector&quot;)" table:style-name="ce66">
            <text:p>Watch - Computational Geometry - Point and Vector</text:p>
          </table:table-cell>
          <table:table-cell table:number-columns-repeated="16371"/>
        </table:table-row>
        <table:table-row table:style-name="ro1">
          <table:table-cell office:value-type="string" table:style-name="ce92">
            <text:p>Wasted Time</text:p>
          </table:table-cell>
          <table:table-cell office:value-type="string" office:string-value="CF127-D2-A" table:formula="of:=HYPERLINK(&quot;http://codeforces.com/contest/127/problem/A&quot;;&quot;CF127-D2-A&quot;)" table:style-name="ce93">
            <text:p>CF127-D2-A</text:p>
          </table:table-cell>
          <table:table-cell table:style-name="ce204"/>
          <table:table-cell table:number-columns-repeated="5" table:style-name="ce55"/>
          <table:table-cell office:value-type="float" office:value="0" table:formula="of:=SUM([.E93:.H93])"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Points in Figures: Rectangles</text:p>
          </table:table-cell>
          <table:table-cell office:value-type="string" office:string-value="UVA 476" table:formula="of:=HYPERLINK(&quot;https://uva.onlinejudge.org/index.php?option=onlinejudge&amp;page=show_problem&amp;problem=417&quot;;&quot;UVA 476&quot;)" table:style-name="ce93">
            <text:p>UVA 476</text:p>
          </table:table-cell>
          <table:table-cell table:style-name="ce204"/>
          <table:table-cell table:number-columns-repeated="5" table:style-name="ce55"/>
          <table:table-cell office:value-type="float" office:value="0" table:formula="of:=SUM([.E94:.H94])"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92">
            <text:p>Overlapping Rectangles</text:p>
          </table:table-cell>
          <table:table-cell office:value-type="string" office:string-value="UVA 460" table:formula="of:=HYPERLINK(&quot;https://uva.onlinejudge.org/index.php?option=onlinejudge&amp;page=show_problem&amp;problem=401&quot;;&quot;UVA 460&quot;)" table:style-name="ce93">
            <text:p>UVA 460</text:p>
          </table:table-cell>
          <table:table-cell table:style-name="ce204"/>
          <table:table-cell table:number-columns-repeated="5" table:style-name="ce55"/>
          <table:table-cell office:value-type="float" office:value="0" table:formula="of:=SUM([.E95:.H9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NOZxcOu25Iw&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92">
            <text:p>Fancy Fence</text:p>
          </table:table-cell>
          <table:table-cell office:value-type="string" office:string-value="CF270-D2-A" table:formula="of:=HYPERLINK(&quot;http://codeforces.com/contest/270/problem/A&quot;;&quot;CF270-D2-A&quot;)" table:style-name="ce93">
            <text:p>CF270-D2-A</text:p>
          </table:table-cell>
          <table:table-cell table:style-name="ce204"/>
          <table:table-cell table:number-columns-repeated="5" table:style-name="ce55"/>
          <table:table-cell office:value-type="float" office:value="0" table:formula="of:=SUM([.E96:.H96])" table:style-name="ce55">
            <text:p>0</text:p>
          </table:table-cell>
          <table:table-cell table:style-name="ce11"/>
          <table:table-cell table:style-name="ce209"/>
          <table:table-cell table:style-name="ce11"/>
          <table:table-cell office:value-type="string" office:string-value="Video Solution - Eng Omar Ashraf" table:formula="of:=HYPERLINK(&quot;https://www.youtube.com/watch?v=ShgpJWttyxw&quot;;&quot;Video Solution - Eng Omar Ashraf&quot;)" table:style-name="ce96">
            <text:p>Video Solution - Eng Omar Ashraf</text:p>
          </table:table-cell>
          <table:table-cell table:number-columns-repeated="16371"/>
        </table:table-row>
        <table:table-row table:style-name="ro1">
          <table:table-cell office:value-type="string" table:style-name="ce92">
            <text:p>Pouring Rain</text:p>
          </table:table-cell>
          <table:table-cell office:value-type="string" office:string-value="CF667-D2-A" table:formula="of:=HYPERLINK(&quot;http://codeforces.com/contest/667/problem/A&quot;;&quot;CF667-D2-A&quot;)" table:style-name="ce93">
            <text:p>CF667-D2-A</text:p>
          </table:table-cell>
          <table:table-cell table:style-name="ce204"/>
          <table:table-cell table:number-columns-repeated="5" table:style-name="ce55"/>
          <table:table-cell office:value-type="float" office:value="0" table:formula="of:=SUM([.E97:.H97])"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Fourth Point !!</text:p>
          </table:table-cell>
          <table:table-cell office:value-type="string" office:string-value="UVA 10242" table:formula="of:=HYPERLINK(&quot;https://uva.onlinejudge.org/index.php?option=onlinejudge&amp;page=show_problem&amp;problem=1183&quot;;&quot;UVA 10242&quot;)" table:style-name="ce93">
            <text:p>UVA 10242</text:p>
          </table:table-cell>
          <table:table-cell table:style-name="ce204"/>
          <table:table-cell table:number-columns-repeated="5" table:style-name="ce55"/>
          <table:table-cell office:value-type="float" office:value="0" table:formula="of:=SUM([.E98:.H98])" table:style-name="ce55">
            <text:p>0</text:p>
          </table:table-cell>
          <table:table-cell table:style-name="ce94"/>
          <table:table-cell table:style-name="ce209"/>
          <table:table-cell table:style-name="ce94"/>
          <table:table-cell office:value-type="string" office:string-value="Video Solution - Eng Magdy Hasan" table:formula="of:=HYPERLINK(&quot;https://www.youtube.com/watch?v=QkYkuhUHMQA&amp;feature=youtu.be&quot;;&quot;Video Solution - Eng Magdy Hasan&quot;)" table:style-name="ce95">
            <text:p>Video Solution - Eng Magdy Hasan</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9:.H99])"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81">
            <text:p>Good Number</text:p>
          </table:table-cell>
          <table:table-cell office:value-type="string" office:string-value="CF365-D2-A" table:formula="of:=HYPERLINK(&quot;http://codeforces.com/contest/365/problem/A&quot;;&quot;CF365-D2-A&quot;)" table:style-name="ce68">
            <text:p>CF365-D2-A</text:p>
          </table:table-cell>
          <table:table-cell table:style-name="ce204"/>
          <table:table-cell table:number-columns-repeated="5" table:style-name="ce55"/>
          <table:table-cell office:value-type="float" office:value="0" table:formula="of:=SUM([.E100:.H100])"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5SLLnni1KM&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Dice Tower</text:p>
          </table:table-cell>
          <table:table-cell office:value-type="string" office:string-value="CF225-D2-A" table:formula="of:=HYPERLINK(&quot;http://codeforces.com/contest/225/problem/A&quot;;&quot;CF225-D2-A&quot;)" table:style-name="ce68">
            <text:p>CF225-D2-A</text:p>
          </table:table-cell>
          <table:table-cell table:style-name="ce204"/>
          <table:table-cell table:number-columns-repeated="5" table:style-name="ce55"/>
          <table:table-cell office:value-type="float" office:value="0" table:formula="of:=SUM([.E101:.H101])"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AU4cdWZrKNA&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Alyona and Numbers</text:p>
          </table:table-cell>
          <table:table-cell office:value-type="string" office:string-value="CF682-D2-A" table:formula="of:=HYPERLINK(&quot;http://codeforces.com/contest/682/problem/A&quot;;&quot;CF682-D2-A&quot;)" table:style-name="ce68">
            <text:p>CF682-D2-A</text:p>
          </table:table-cell>
          <table:table-cell table:style-name="ce204"/>
          <table:table-cell table:number-columns-repeated="5" table:style-name="ce55"/>
          <table:table-cell office:value-type="float" office:value="0" table:formula="of:=SUM([.E102:.H102])"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05ZIXw2G4Pw&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Mountain Scenery</text:p>
          </table:table-cell>
          <table:table-cell office:value-type="string" office:string-value="CF218-D2-A" table:formula="of:=HYPERLINK(&quot;http://codeforces.com/contest/218/problem/A&quot;;&quot;CF218-D2-A&quot;)" table:style-name="ce68">
            <text:p>CF218-D2-A</text:p>
          </table:table-cell>
          <table:table-cell table:style-name="ce204"/>
          <table:table-cell table:number-columns-repeated="5" table:style-name="ce55"/>
          <table:table-cell office:value-type="float" office:value="0" table:formula="of:=SUM([.E103:.H103])"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qmGhxFPv5GI&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Help Vasilisa the Wise 2</text:p>
          </table:table-cell>
          <table:table-cell office:value-type="string" office:string-value="CF143-D2-A" table:formula="of:=HYPERLINK(&quot;http://codeforces.com/contest/143/problem/A&quot;;&quot;CF143-D2-A&quot;)" table:style-name="ce68">
            <text:p>CF143-D2-A</text:p>
          </table:table-cell>
          <table:table-cell table:style-name="ce204"/>
          <table:table-cell table:number-columns-repeated="5" table:style-name="ce55"/>
          <table:table-cell office:value-type="float" office:value="0" table:formula="of:=SUM([.E104:.H104])"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cmMkGSMHTKE&quot;;&quot;Video Solution - Eng John Gamal&quot;)" table:style-name="ce95">
            <text:p>Video Solution - Eng John Gamal</text:p>
          </table:table-cell>
          <table:table-cell table:number-columns-repeated="16371"/>
        </table:table-row>
        <table:table-row table:style-name="ro1">
          <table:table-cell office:value-type="string" table:style-name="ce81">
            <text:p>Chewbaсca and Number</text:p>
          </table:table-cell>
          <table:table-cell office:value-type="string" office:string-value="CF514-D2-A" table:formula="of:=HYPERLINK(&quot;http://codeforces.com/contest/514/problem/A&quot;;&quot;CF514-D2-A&quot;)" table:style-name="ce68">
            <text:p>CF514-D2-A</text:p>
          </table:table-cell>
          <table:table-cell table:style-name="ce204"/>
          <table:table-cell table:number-columns-repeated="5" table:style-name="ce55"/>
          <table:table-cell office:value-type="float" office:value="0" table:formula="of:=SUM([.E105:.H10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U51frCexTY&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Ksenia and Pan Scales</text:p>
          </table:table-cell>
          <table:table-cell office:value-type="string" office:string-value="CF382-D2-A" table:formula="of:=HYPERLINK(&quot;http://codeforces.com/contest/382/problem/A&quot;;&quot;CF382-D2-A&quot;)" table:style-name="ce68">
            <text:p>CF382-D2-A</text:p>
          </table:table-cell>
          <table:table-cell table:style-name="ce204"/>
          <table:table-cell table:number-columns-repeated="5" table:style-name="ce55"/>
          <table:table-cell office:value-type="float" office:value="0" table:formula="of:=SUM([.E106:.H106])"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6xkV-GeRs2o&amp;feature=youtu.be&quot;;&quot;Video Solution - Eng Samed Hajajla&quot;)" table:style-name="ce69">
            <text:p>Video Solution - Eng Samed Hajajla</text:p>
          </table:table-cell>
          <table:table-cell table:number-columns-repeated="16371"/>
        </table:table-row>
        <table:table-row table:style-name="ro1">
          <table:table-cell office:value-type="string" table:style-name="ce81">
            <text:p>Launch of Collider</text:p>
          </table:table-cell>
          <table:table-cell office:value-type="string" office:string-value="CF699-D2-A" table:formula="of:=HYPERLINK(&quot;http://codeforces.com/contest/699/problem/A&quot;;&quot;CF699-D2-A&quot;)" table:style-name="ce68">
            <text:p>CF699-D2-A</text:p>
          </table:table-cell>
          <table:table-cell table:style-name="ce204"/>
          <table:table-cell table:number-columns-repeated="5" table:style-name="ce55"/>
          <table:table-cell office:value-type="float" office:value="0" table:formula="of:=SUM([.E107:.H107])"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2xSkHmA5z8s&quot;;&quot;Video Solution - Eng Samed Hajajla&quot;)" table:style-name="ce95">
            <text:p>Video Solution - Eng Samed Hajajla</text:p>
          </table:table-cell>
          <table:table-cell table:number-columns-repeated="16371"/>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80">
            <text:p>CF289-D2-A</text:p>
          </table:table-cell>
          <table:table-cell table:style-name="ce204"/>
          <table:table-cell table:number-columns-repeated="5" table:style-name="ce55"/>
          <table:table-cell office:value-type="float" office:value="0" table:formula="of:=SUM([.E108:.H108])"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EjH3kDiEpS0&quot;;&quot;Video Solution - Dr Mostafa Saad&quot;)" table:style-name="ce77">
            <text:p>Video Solution - Dr Mostafa Saad</text:p>
          </table:table-cell>
          <table:table-cell table:number-columns-repeated="16371"/>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80">
            <text:p>CF287-D2-A</text:p>
          </table:table-cell>
          <table:table-cell table:style-name="ce204"/>
          <table:table-cell table:number-columns-repeated="5" table:style-name="ce55"/>
          <table:table-cell office:value-type="float" office:value="0" table:formula="of:=SUM([.E109:.H109])"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n7uY7HC4XIM&quot;;&quot;Video Solution - Dr Mostafa Saad&quot;)" table:style-name="ce77">
            <text:p>Video Solution - Dr Mostafa Saad</text:p>
          </table:table-cell>
          <table:table-cell table:number-columns-repeated="16371"/>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80">
            <text:p>CF296-D2-A</text:p>
          </table:table-cell>
          <table:table-cell table:style-name="ce204"/>
          <table:table-cell table:number-columns-repeated="5" table:style-name="ce55"/>
          <table:table-cell office:value-type="float" office:value="0" table:formula="of:=SUM([.E110:.H110])"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kdgWBRPqMfo&quot;;&quot;Video Solution - Dr Mostafa Saad&quot;)" table:style-name="ce77">
            <text:p>Video Solution - Dr Mostafa Saad</text:p>
          </table:table-cell>
          <table:table-cell table:number-columns-repeated="16371"/>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80">
            <text:p>CF298-D2-A</text:p>
          </table:table-cell>
          <table:table-cell table:style-name="ce204"/>
          <table:table-cell table:number-columns-repeated="5" table:style-name="ce55"/>
          <table:table-cell office:value-type="float" office:value="0" table:formula="of:=SUM([.E111:.H11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X_hPHnYgMA&quot;;&quot;Video Solution - Dr Mostafa Saad&quot;)" table:style-name="ce77">
            <text:p>Video Solution - Dr Mostafa Saad</text:p>
          </table:table-cell>
          <table:table-cell table:number-columns-repeated="16371"/>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97">
            <text:p>CF579-D2-A</text:p>
          </table:table-cell>
          <table:table-cell table:style-name="ce204"/>
          <table:table-cell table:number-columns-repeated="5" table:style-name="ce55"/>
          <table:table-cell office:value-type="float" office:value="0" table:formula="of:=SUM([.E112:.H112])"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UWMDrh1shXg&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BowWow and the Timetable</text:p>
          </table:table-cell>
          <table:table-cell office:value-type="string" office:string-value="CF1204-D2-A" table:formula="of:=HYPERLINK(&quot;https://codeforces.com/contest/1204/problem/A&quot;;&quot;CF1204-D2-A&quot;)" table:style-name="ce97">
            <text:p>CF1204-D2-A</text:p>
          </table:table-cell>
          <table:table-cell table:style-name="ce204"/>
          <table:table-cell table:number-columns-repeated="5" table:style-name="ce55"/>
          <table:table-cell office:value-type="float" office:value="0" table:formula="of:=SUM([.E113:.H113])"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table:number-columns-repeated="16371"/>
        </table:table-row>
        <table:table-row table:style-name="ro1">
          <table:table-cell office:value-type="string" table:style-name="ce79">
            <text:p>Balanced Rating Changes</text:p>
          </table:table-cell>
          <table:table-cell office:value-type="string" office:string-value="CF1237-D12-A" table:formula="of:=HYPERLINK(&quot;https://codeforces.com/contest/1237/problem/A&quot;;&quot;CF1237-D12-A&quot;)" table:style-name="ce97">
            <text:p>CF1237-D12-A</text:p>
          </table:table-cell>
          <table:table-cell table:style-name="ce204"/>
          <table:table-cell table:number-columns-repeated="5" table:style-name="ce55"/>
          <table:table-cell office:value-type="float" office:value="0" table:formula="of:=SUM([.E114:.H114])" table:style-name="ce55">
            <text:p>0</text:p>
          </table:table-cell>
          <table:table-cell table:style-name="ce11"/>
          <table:table-cell table:style-name="ce209"/>
          <table:table-cell table:style-name="ce11"/>
          <table:table-cell table:style-name="ce67"/>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5:.H115])" table:style-name="ce55">
            <text:p>0</text:p>
          </table:table-cell>
          <table:table-cell table:style-name="ce94"/>
          <table:table-cell table:style-name="ce209"/>
          <table:table-cell table:style-name="ce94"/>
          <table:table-cell table:style-name="ce66"/>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6:.H116])" table:style-name="ce55">
            <text:p>0</text:p>
          </table:table-cell>
          <table:table-cell table:style-name="ce94"/>
          <table:table-cell table:style-name="ce209"/>
          <table:table-cell table:style-name="ce94"/>
          <table:table-cell office:value-type="string" office:string-value="Watch - Search Techniques - Binary Search" table:formula="of:=HYPERLINK(&quot;https://www.youtube.com/watch?v=2G7RzlxTNPo&quot;;&quot;Watch - Search Techniques - Binary Search&quot;)" table:style-name="ce66">
            <text:p>Watch - Search Techniques - Binary Search</text:p>
          </table:table-cell>
          <table:table-cell table:number-columns-repeated="16371"/>
        </table:table-row>
        <table:table-row table:style-name="ro1">
          <table:table-cell office:value-type="string" table:style-name="ce85">
            <text:p>The Playboy Chimp</text:p>
          </table:table-cell>
          <table:table-cell office:value-type="string" office:string-value="UVA 10611" table:formula="of:=HYPERLINK(&quot;https://uva.onlinejudge.org/index.php?option=com_onlinejudge&amp;Itemid=8&amp;page=show_problem&amp;problem=1552&quot;;&quot;UVA 10611&quot;)" table:style-name="ce19">
            <text:p>UVA 10611</text:p>
          </table:table-cell>
          <table:table-cell table:style-name="ce204"/>
          <table:table-cell table:number-columns-repeated="5" table:style-name="ce55"/>
          <table:table-cell office:value-type="float" office:value="0" table:formula="of:=SUM([.E117:.H117])"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OsfeunBJFzw&quot;;&quot;Video Solution - Eng Ayman Salah&quot;)" table:style-name="ce77">
            <text:p>Video Solution - Eng Ayman Salah</text:p>
          </table:table-cell>
          <table:table-cell table:number-columns-repeated="16371"/>
        </table:table-row>
        <table:table-row table:style-name="ro1">
          <table:table-cell office:value-type="string" table:style-name="ce92">
            <text:p>Pipeline</text:p>
          </table:table-cell>
          <table:table-cell office:value-type="string" office:string-value="CF287-D2-B" table:formula="of:=HYPERLINK(&quot;http://codeforces.com/contest/287/problem/B&quot;;&quot;CF287-D2-B&quot;)" table:style-name="ce98">
            <text:p>CF287-D2-B</text:p>
          </table:table-cell>
          <table:table-cell table:style-name="ce204"/>
          <table:table-cell table:number-columns-repeated="5" table:style-name="ce55"/>
          <table:table-cell office:value-type="float" office:value="0" table:formula="of:=SUM([.E118:.H118])" table:style-name="ce55">
            <text:p>0</text:p>
          </table:table-cell>
          <table:table-cell table:style-name="ce94"/>
          <table:table-cell table:style-name="ce209"/>
          <table:table-cell table:style-name="ce94"/>
          <table:table-cell office:value-type="string" office:string-value="Video Solution - Dr Mostafa Saad" table:formula="of:=HYPERLINK(&quot;https://www.youtube.com/watch?v=mhrz7F01Vqs&quot;;&quot;Video Solution - Dr Mostafa Saad&quot;)" table:style-name="ce95">
            <text:p>Video Solution - Dr Mostafa Saad</text:p>
          </table:table-cell>
          <table:table-cell table:number-columns-repeated="16371"/>
        </table:table-row>
        <table:table-row table:style-name="ro1">
          <table:table-cell office:value-type="string" table:style-name="ce92">
            <text:p>Burning Midnight Oil</text:p>
          </table:table-cell>
          <table:table-cell office:value-type="string" office:string-value="CF165-D2-B" table:formula="of:=HYPERLINK(&quot;https://codeforces.com/contest/165/problem/B&quot;;&quot;CF165-D2-B&quot;)" table:style-name="ce93">
            <text:p>CF165-D2-B</text:p>
          </table:table-cell>
          <table:table-cell table:style-name="ce204"/>
          <table:table-cell table:number-columns-repeated="5" table:style-name="ce55"/>
          <table:table-cell office:value-type="float" office:value="0" table:formula="of:=SUM([.E119:.H119])" table:style-name="ce55">
            <text:p>0</text:p>
          </table:table-cell>
          <table:table-cell table:style-name="ce11"/>
          <table:table-cell table:style-name="ce209"/>
          <table:table-cell table:style-name="ce11"/>
          <table:table-cell table:style-name="ce73"/>
          <table:table-cell table:number-columns-repeated="16371"/>
        </table:table-row>
        <table:table-row table:style-name="ro1">
          <table:table-cell office:value-type="string" table:style-name="ce92">
            <text:p>Aggressive cows</text:p>
          </table:table-cell>
          <table:table-cell office:value-type="string" office:string-value="SPOJ AGGRCOW" table:formula="of:=HYPERLINK(&quot;http://www.spoj.com/problems/AGGRCOW/&quot;;&quot;SPOJ AGGRCOW&quot;)" table:style-name="ce93">
            <text:p>SPOJ AGGRCOW</text:p>
          </table:table-cell>
          <table:table-cell table:style-name="ce204"/>
          <table:table-cell table:number-columns-repeated="5" table:style-name="ce55"/>
          <table:table-cell office:value-type="float" office:value="0" table:formula="of:=SUM([.E120:.H120])" table:style-name="ce55">
            <text:p>0</text:p>
          </table:table-cell>
          <table:table-cell table:style-name="ce11"/>
          <table:table-cell table:style-name="ce209"/>
          <table:table-cell table:style-name="ce11"/>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1:.G121])" table:style-name="ce101">
            <text:p>0</text:p>
          </table:table-cell>
          <table:table-cell table:number-columns-repeated="3" table:style-name="ce101"/>
          <table:table-cell table:style-name="ce99"/>
          <table:table-cell table:number-columns-repeated="16371"/>
        </table:table-row>
        <table:table-row table:style-name="ro1">
          <table:table-cell table:style-name="ce59"/>
          <table:table-cell table:style-name="ce60"/>
          <table:table-cell table:style-name="ce204"/>
          <table:table-cell office:value-type="string" table:number-columns-spanned="4" table:number-rows-spanned="1" table:style-name="ce103">
            <text:p>Optional Problems</text:p>
          </table:table-cell>
          <table:covered-table-cell table:number-columns-repeated="3"/>
          <table:table-cell table:style-name="ce55"/>
          <table:table-cell office:value-type="float" office:value="0" table:formula="of:=SUM([.E122:.G122])" table:style-name="ce55">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3:.G123])" table:style-name="ce101">
            <text:p>0</text:p>
          </table:table-cell>
          <table:table-cell table:number-columns-repeated="3" table:style-name="ce101"/>
          <table:table-cell table:style-name="ce99"/>
          <table:table-cell table:number-columns-repeated="16371"/>
        </table:table-row>
        <table:table-row table:style-name="ro1">
          <table:table-cell office:value-type="string" table:style-name="ce75">
            <text:p>Word Capitalization</text:p>
          </table:table-cell>
          <table:table-cell office:value-type="string" office:string-value="CF281-D2-A" table:formula="of:=HYPERLINK(&quot;http://codeforces.com/contest/281/problem/A&quot;;&quot;CF281-D2-A&quot;)" table:style-name="ce76">
            <text:p>CF281-D2-A</text:p>
          </table:table-cell>
          <table:table-cell table:style-name="ce205"/>
          <table:table-cell table:number-columns-repeated="5" table:style-name="ce11"/>
          <table:table-cell office:value-type="float" office:value="0" table:formula="of:=SUM([.E124:.H12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GctpZIJ8xBA&quot;;&quot;Video Solution - Solver to be (Java)&quot;)" table:style-name="ce77">
            <text:p>Video Solution - Solver to be (Java)</text:p>
          </table:table-cell>
          <table:table-cell table:number-columns-repeated="16371"/>
        </table:table-row>
        <table:table-row table:style-name="ro1">
          <table:table-cell office:value-type="string" table:style-name="ce75">
            <text:p>Next Round</text:p>
          </table:table-cell>
          <table:table-cell office:value-type="string" office:string-value="CF158-D12-A" table:formula="of:=HYPERLINK(&quot;http://codeforces.com/contest/158/problem/A&quot;;&quot;CF158-D12-A&quot;)" table:style-name="ce76">
            <text:p>CF158-D12-A</text:p>
          </table:table-cell>
          <table:table-cell table:style-name="ce205"/>
          <table:table-cell table:number-columns-repeated="5" table:style-name="ce11"/>
          <table:table-cell office:value-type="float" office:value="0" table:formula="of:=SUM([.E125:.H12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jwF2F5D8j9o&quot;;&quot;Video Solution - Solver to be (Java)&quot;)" table:style-name="ce77">
            <text:p>Video Solution - Solver to be (Java)</text:p>
          </table:table-cell>
          <table:table-cell table:number-columns-repeated="16371"/>
        </table:table-row>
        <table:table-row table:style-name="ro1">
          <table:table-cell office:value-type="string" table:style-name="ce75">
            <text:p>Young Physicist</text:p>
          </table:table-cell>
          <table:table-cell office:value-type="string" office:string-value="CF69-D2-A" table:formula="of:=HYPERLINK(&quot;http://codeforces.com/contest/69/problem/A&quot;;&quot;CF69-D2-A&quot;)" table:style-name="ce76">
            <text:p>CF69-D2-A</text:p>
          </table:table-cell>
          <table:table-cell table:style-name="ce205"/>
          <table:table-cell table:number-columns-repeated="5" table:style-name="ce11"/>
          <table:table-cell office:value-type="float" office:value="0" table:formula="of:=SUM([.E126:.H12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L8pMTIq7DFM&quot;;&quot;Video Solution - Solver to be (Java)&quot;)" table:style-name="ce77">
            <text:p>Video Solution - Solver to be (Java)</text:p>
          </table:table-cell>
          <table:table-cell table:number-columns-repeated="16371"/>
        </table:table-row>
        <table:table-row table:style-name="ro1">
          <table:table-cell office:value-type="string" table:style-name="ce75">
            <text:p>Bit++</text:p>
          </table:table-cell>
          <table:table-cell office:value-type="string" office:string-value="CF282-D2-A" table:formula="of:=HYPERLINK(&quot;http://codeforces.com/contest/282/problem/A&quot;;&quot;CF282-D2-A&quot;)" table:style-name="ce76">
            <text:p>CF282-D2-A</text:p>
          </table:table-cell>
          <table:table-cell table:style-name="ce205"/>
          <table:table-cell table:number-columns-repeated="5" table:style-name="ce11"/>
          <table:table-cell office:value-type="float" office:value="0" table:formula="of:=SUM([.E127:.H12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5TyT1RIv3wM&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se of the Zeros and Ones</text:p>
          </table:table-cell>
          <table:table-cell office:value-type="string" office:string-value="CF556-D2-A" table:formula="of:=HYPERLINK(&quot;http://codeforces.com/contest/556/problem/A&quot;;&quot;CF556-D2-A&quot;)" table:style-name="ce76">
            <text:p>CF556-D2-A</text:p>
          </table:table-cell>
          <table:table-cell table:style-name="ce205"/>
          <table:table-cell table:number-columns-repeated="5" table:style-name="ce11"/>
          <table:table-cell office:value-type="float" office:value="0" table:formula="of:=SUM([.E128:.H12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rud5ZbfjBxg&quot;;&quot;Video Solution - Solver to be (Java)&quot;)" table:style-name="ce77">
            <text:p>Video Solution - Solver to be (Java)</text:p>
          </table:table-cell>
          <table:table-cell table:number-columns-repeated="16371"/>
        </table:table-row>
        <table:table-row table:style-name="ro1">
          <table:table-cell office:value-type="string" table:style-name="ce75">
            <text:p>Translation</text:p>
          </table:table-cell>
          <table:table-cell office:value-type="string" office:string-value="CF41-D2-A" table:formula="of:=HYPERLINK(&quot;http://codeforces.com/contest/41/problem/A&quot;;&quot;CF41-D2-A&quot;)" table:style-name="ce76">
            <text:p>CF41-D2-A</text:p>
          </table:table-cell>
          <table:table-cell table:style-name="ce205"/>
          <table:table-cell table:number-columns-repeated="5" table:style-name="ce11"/>
          <table:table-cell office:value-type="float" office:value="0" table:formula="of:=SUM([.E129:.H129])"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2rXyyB_2z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String Task</text:p>
          </table:table-cell>
          <table:table-cell office:value-type="string" office:string-value="CF118-D2-A" table:formula="of:=HYPERLINK(&quot;http://codeforces.com/contest/118/problem/A&quot;;&quot;CF118-D2-A&quot;)" table:style-name="ce76">
            <text:p>CF118-D2-A</text:p>
          </table:table-cell>
          <table:table-cell table:style-name="ce205"/>
          <table:table-cell table:number-columns-repeated="5" table:style-name="ce11"/>
          <table:table-cell office:value-type="float" office:value="0" table:formula="of:=SUM([.E130:.H130])"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fiYo2lKksN0&quot;;&quot;Video Solution - Solver to be (Java)&quot;)" table:style-name="ce77">
            <text:p>Video Solution - Solver to be (Java)</text:p>
          </table:table-cell>
          <table:table-cell table:number-columns-repeated="16371"/>
        </table:table-row>
        <table:table-row table:style-name="ro1">
          <table:table-cell office:value-type="string" table:style-name="ce75">
            <text:p>Laptops</text:p>
          </table:table-cell>
          <table:table-cell office:value-type="string" office:string-value="CF456-D2-A" table:formula="of:=HYPERLINK(&quot;http://codeforces.com/contest/456/problem/A&quot;;&quot;CF456-D2-A&quot;)" table:style-name="ce76">
            <text:p>CF456-D2-A</text:p>
          </table:table-cell>
          <table:table-cell table:style-name="ce205"/>
          <table:table-cell table:number-columns-repeated="5" table:style-name="ce11"/>
          <table:table-cell office:value-type="float" office:value="0" table:formula="of:=SUM([.E131:.H131])"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_Ab4PUC2vMk&quot;;&quot;Video Solution - Solver to be (Java)&quot;)" table:style-name="ce77">
            <text:p>Video Solution - Solver to be (Java)</text:p>
          </table:table-cell>
          <table:table-cell table:number-columns-repeated="16371"/>
        </table:table-row>
        <table:table-row table:style-name="ro1">
          <table:table-cell office:value-type="string" table:style-name="ce67">
            <text:p>Left-handers, Right-handers and Ambidexters</text:p>
          </table:table-cell>
          <table:table-cell office:value-type="string" office:string-value="CF950-D2-A" table:formula="of:=HYPERLINK(&quot;http://codeforces.com/contest/950/problem/A&quot;;&quot;CF950-D2-A&quot;)" table:style-name="ce97">
            <text:p>CF950-D2-A</text:p>
          </table:table-cell>
          <table:table-cell table:style-name="ce204"/>
          <table:table-cell table:number-columns-repeated="5" table:style-name="ce55"/>
          <table:table-cell office:value-type="float" office:value="0" table:formula="of:=SUM([.E132:.H132])" table:style-name="ce55">
            <text:p>0</text:p>
          </table:table-cell>
          <table:table-cell table:style-name="ce102"/>
          <table:table-cell table:style-name="ce209"/>
          <table:table-cell table:style-name="ce102"/>
          <table:table-cell office:value-type="string" office:string-value="Video Solution - Eng Hossam Yehia" table:formula="of:=HYPERLINK(&quot;https://www.youtube.com/watch?v=YQ48TRf4-T8&amp;feature=youtu.be&quot;;&quot;Video Solution - Eng Hossam Yehia&quot;)" table:style-name="ce95">
            <text:p>Video Solution - Eng Hossam Yehia</text:p>
          </table:table-cell>
          <table:table-cell table:number-columns-repeated="16371"/>
        </table:table-row>
        <table:table-row table:style-name="ro1">
          <table:table-cell office:value-type="string" table:style-name="ce67">
            <text:p>George and Accommodation</text:p>
          </table:table-cell>
          <table:table-cell office:value-type="string" office:string-value="CF467-D2-A" table:formula="of:=HYPERLINK(&quot;http://codeforces.com/contest/467/problem/A&quot;;&quot;CF467-D2-A&quot;)" table:style-name="ce97">
            <text:p>CF467-D2-A</text:p>
          </table:table-cell>
          <table:table-cell table:style-name="ce204"/>
          <table:table-cell table:number-columns-repeated="5" table:style-name="ce55"/>
          <table:table-cell office:value-type="float" office:value="0" table:formula="of:=SUM([.E133:.H133])" table:style-name="ce55">
            <text:p>0</text:p>
          </table:table-cell>
          <table:table-cell table:style-name="ce102"/>
          <table:table-cell table:style-name="ce209"/>
          <table:table-cell table:style-name="ce102"/>
          <table:table-cell office:value-type="string" office:string-value="Video Solution - Eng Ahmed Rafaat (Python)" table:formula="of:=HYPERLINK(&quot;https://www.youtube.com/watch?v=ueGooXZFeT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67">
            <text:p>Vasya the Hipster</text:p>
          </table:table-cell>
          <table:table-cell office:value-type="string" office:string-value="CF581-D2-A" table:formula="of:=HYPERLINK(&quot;http://codeforces.com/contest/581/problem/A&quot;;&quot;CF581-D2-A&quot;)" table:style-name="ce97">
            <text:p>CF581-D2-A</text:p>
          </table:table-cell>
          <table:table-cell table:style-name="ce204"/>
          <table:table-cell table:number-columns-repeated="5" table:style-name="ce55"/>
          <table:table-cell office:value-type="float" office:value="0" table:formula="of:=SUM([.E134:.H1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ox And Snake</text:p>
          </table:table-cell>
          <table:table-cell office:value-type="string" office:string-value="CF510-D2-A" table:formula="of:=HYPERLINK(&quot;http://codeforces.com/contest/510/problem/A&quot;;&quot;CF510-D2-A&quot;)" table:style-name="ce97">
            <text:p>CF510-D2-A</text:p>
          </table:table-cell>
          <table:table-cell table:style-name="ce204"/>
          <table:table-cell table:number-columns-repeated="5" table:style-name="ce55"/>
          <table:table-cell office:value-type="float" office:value="0" table:formula="of:=SUM([.E135:.H1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he New Year: Meeting Friends</text:p>
          </table:table-cell>
          <table:table-cell office:value-type="string" office:string-value="CF723-D2-A" table:formula="of:=HYPERLINK(&quot;http://codeforces.com/contest/723/problem/A&quot;;&quot;CF723-D2-A&quot;)" table:style-name="ce97">
            <text:p>CF723-D2-A</text:p>
          </table:table-cell>
          <table:table-cell table:style-name="ce204"/>
          <table:table-cell table:number-columns-repeated="5" table:style-name="ce55"/>
          <table:table-cell office:value-type="float" office:value="0" table:formula="of:=SUM([.E136:.H1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lephant</text:p>
          </table:table-cell>
          <table:table-cell office:value-type="string" office:string-value="CF617-D2-A" table:formula="of:=HYPERLINK(&quot;http://codeforces.com/contest/617/problem/A&quot;;&quot;CF617-D2-A&quot;)" table:style-name="ce97">
            <text:p>CF617-D2-A</text:p>
          </table:table-cell>
          <table:table-cell table:style-name="ce204"/>
          <table:table-cell table:number-columns-repeated="5" table:style-name="ce55"/>
          <table:table-cell office:value-type="float" office:value="0" table:formula="of:=SUM([.E137:.H1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eg's Workout</text:p>
          </table:table-cell>
          <table:table-cell office:value-type="string" office:string-value="CF255-D2-A" table:formula="of:=HYPERLINK(&quot;http://codeforces.com/contest/255/problem/A&quot;;&quot;CF255-D2-A&quot;)" table:style-name="ce97">
            <text:p>CF255-D2-A</text:p>
          </table:table-cell>
          <table:table-cell table:style-name="ce204"/>
          <table:table-cell table:number-columns-repeated="5" table:style-name="ce55"/>
          <table:table-cell office:value-type="float" office:value="0" table:formula="of:=SUM([.E138:.H1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ltra-Fast Mathematician</text:p>
          </table:table-cell>
          <table:table-cell office:value-type="string" office:string-value="CF61-D2-A" table:formula="of:=HYPERLINK(&quot;http://codeforces.com/contest/61/problem/A&quot;;&quot;CF61-D2-A&quot;)" table:style-name="ce97">
            <text:p>CF61-D2-A</text:p>
          </table:table-cell>
          <table:table-cell table:style-name="ce204"/>
          <table:table-cell table:number-columns-repeated="5" table:style-name="ce55"/>
          <table:table-cell office:value-type="float" office:value="0" table:formula="of:=SUM([.E139:.H1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Pony and Crystal Mine</text:p>
          </table:table-cell>
          <table:table-cell office:value-type="string" office:string-value="CF454-D2-A" table:formula="of:=HYPERLINK(&quot;http://codeforces.com/contest/454/problem/A&quot;;&quot;CF454-D2-A&quot;)" table:style-name="ce97">
            <text:p>CF454-D2-A</text:p>
          </table:table-cell>
          <table:table-cell table:style-name="ce204"/>
          <table:table-cell table:number-columns-repeated="5" table:style-name="ce55"/>
          <table:table-cell office:value-type="float" office:value="0" table:formula="of:=SUM([.E140:.H1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ne-dimensional Japanese Crossword</text:p>
          </table:table-cell>
          <table:table-cell office:value-type="string" office:string-value="CF721-D2-A" table:formula="of:=HYPERLINK(&quot;http://codeforces.com/contest/721/problem/A&quot;;&quot;CF721-D2-A&quot;)" table:style-name="ce97">
            <text:p>CF721-D2-A</text:p>
          </table:table-cell>
          <table:table-cell table:style-name="ce204"/>
          <table:table-cell table:number-columns-repeated="5" table:style-name="ce55"/>
          <table:table-cell office:value-type="float" office:value="0" table:formula="of:=SUM([.E141:.H1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oldier and Bananas</text:p>
          </table:table-cell>
          <table:table-cell office:value-type="string" office:string-value="CF546-D2-A" table:formula="of:=HYPERLINK(&quot;http://codeforces.com/contest/546/problem/A&quot;;&quot;CF546-D2-A&quot;)" table:style-name="ce97">
            <text:p>CF546-D2-A</text:p>
          </table:table-cell>
          <table:table-cell table:style-name="ce204"/>
          <table:table-cell table:number-columns-repeated="5" table:style-name="ce55"/>
          <table:table-cell office:value-type="float" office:value="0" table:formula="of:=SUM([.E142:.H1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43:.H1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 to Udayland</text:p>
          </table:table-cell>
          <table:table-cell office:value-type="string" office:string-value="CF711-D2-A" table:formula="of:=HYPERLINK(&quot;http://codeforces.com/contest/711/problem/A&quot;;&quot;CF711-D2-A&quot;)" table:style-name="ce97">
            <text:p>CF711-D2-A</text:p>
          </table:table-cell>
          <table:table-cell table:style-name="ce204"/>
          <table:table-cell table:number-columns-repeated="5" table:style-name="ce55"/>
          <table:table-cell office:value-type="float" office:value="0" table:formula="of:=SUM([.E144:.H1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ookies</text:p>
          </table:table-cell>
          <table:table-cell office:value-type="string" office:string-value="CF129-D2-A" table:formula="of:=HYPERLINK(&quot;http://codeforces.com/contest/129/problem/A&quot;;&quot;CF129-D2-A&quot;)" table:style-name="ce76">
            <text:p>CF129-D2-A</text:p>
          </table:table-cell>
          <table:table-cell table:style-name="ce204"/>
          <table:table-cell table:number-columns-repeated="5" table:style-name="ce55"/>
          <table:table-cell office:value-type="float" office:value="0" table:formula="of:=SUM([.E145:.H1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Second Order Statistics</text:p>
          </table:table-cell>
          <table:table-cell office:value-type="string" office:string-value="CF22-D2-A" table:formula="of:=HYPERLINK(&quot;http://codeforces.com/contest/22/problem/A&quot;;&quot;CF22-D2-A&quot;)" table:style-name="ce68">
            <text:p>CF22-D2-A</text:p>
          </table:table-cell>
          <table:table-cell table:style-name="ce204"/>
          <table:table-cell table:number-columns-repeated="5" table:style-name="ce55"/>
          <table:table-cell office:value-type="float" office:value="0" table:formula="of:=SUM([.E146:.H1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Nearly Lucky Number</text:p>
          </table:table-cell>
          <table:table-cell office:value-type="string" office:string-value="CF110-D2-A" table:formula="of:=HYPERLINK(&quot;http://codeforces.com/contest/110/problem/A&quot;;&quot;CF110-D2-A&quot;)" table:style-name="ce68">
            <text:p>CF110-D2-A</text:p>
          </table:table-cell>
          <table:table-cell table:style-name="ce204"/>
          <table:table-cell table:number-columns-repeated="5" table:style-name="ce55"/>
          <table:table-cell office:value-type="float" office:value="0" table:formula="of:=SUM([.E147:.H1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laying with Dice</text:p>
          </table:table-cell>
          <table:table-cell office:value-type="string" office:string-value="CF378-D2-A" table:formula="of:=HYPERLINK(&quot;http://codeforces.com/contest/378/problem/A&quot;;&quot;CF378-D2-A&quot;)" table:style-name="ce97">
            <text:p>CF378-D2-A</text:p>
          </table:table-cell>
          <table:table-cell table:style-name="ce204"/>
          <table:table-cell table:number-columns-repeated="5" table:style-name="ce55"/>
          <table:table-cell office:value-type="float" office:value="0" table:formula="of:=SUM([.E148:.H1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A Good Contest</text:p>
          </table:table-cell>
          <table:table-cell office:value-type="string" office:string-value="CF681-D2-A" table:formula="of:=HYPERLINK(&quot;http://codeforces.com/contest/681/problem/A&quot;;&quot;CF681-D2-A&quot;)" table:style-name="ce68">
            <text:p>CF681-D2-A</text:p>
          </table:table-cell>
          <table:table-cell table:style-name="ce204"/>
          <table:table-cell table:number-columns-repeated="5" table:style-name="ce55"/>
          <table:table-cell office:value-type="float" office:value="0" table:formula="of:=SUM([.E149:.H1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eautiful Year</text:p>
          </table:table-cell>
          <table:table-cell office:value-type="string" office:string-value="CF271-D2-A" table:formula="of:=HYPERLINK(&quot;http://codeforces.com/contest/271/problem/A&quot;;&quot;CF271-D2-A&quot;)" table:style-name="ce97">
            <text:p>CF271-D2-A</text:p>
          </table:table-cell>
          <table:table-cell table:style-name="ce204"/>
          <table:table-cell table:number-columns-repeated="5" table:style-name="ce55"/>
          <table:table-cell office:value-type="float" office:value="0" table:formula="of:=SUM([.E150:.H15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ar Relative’s Birthday Cake</text:p>
          </table:table-cell>
          <table:table-cell office:value-type="string" office:string-value="CF629-D2-A" table:formula="of:=HYPERLINK(&quot;http://codeforces.com/contest/629/problem/A&quot;;&quot;CF629-D2-A&quot;)" table:style-name="ce97">
            <text:p>CF629-D2-A</text:p>
          </table:table-cell>
          <table:table-cell table:style-name="ce204"/>
          <table:table-cell table:number-columns-repeated="5" table:style-name="ce55"/>
          <table:table-cell office:value-type="float" office:value="0" table:formula="of:=SUM([.E151:.H15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shmokh and Lights</text:p>
          </table:table-cell>
          <table:table-cell office:value-type="string" office:string-value="CF415-D2-A" table:formula="of:=HYPERLINK(&quot;http://codeforces.com/contest/415/problem/A&quot;;&quot;CF415-D2-A&quot;)" table:style-name="ce97">
            <text:p>CF415-D2-A</text:p>
          </table:table-cell>
          <table:table-cell table:style-name="ce204"/>
          <table:table-cell table:number-columns-repeated="5" table:style-name="ce55"/>
          <table:table-cell office:value-type="float" office:value="0" table:formula="of:=SUM([.E152:.H15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riangular numbers</text:p>
          </table:table-cell>
          <table:table-cell office:value-type="string" office:string-value="CF47-D2-A" table:formula="of:=HYPERLINK(&quot;http://codeforces.com/contest/47/problem/A&quot;;&quot;CF47-D2-A&quot;)" table:style-name="ce97">
            <text:p>CF47-D2-A</text:p>
          </table:table-cell>
          <table:table-cell table:style-name="ce204"/>
          <table:table-cell table:number-columns-repeated="5" table:style-name="ce55"/>
          <table:table-cell office:value-type="float" office:value="0" table:formula="of:=SUM([.E153:.H15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54:.H15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Roma and Lucky Numbers</text:p>
          </table:table-cell>
          <table:table-cell office:value-type="string" office:string-value="CF262-D2-A" table:formula="of:=HYPERLINK(&quot;http://codeforces.com/contest/262/problem/A&quot;;&quot;CF262-D2-A&quot;)" table:style-name="ce97">
            <text:p>CF262-D2-A</text:p>
          </table:table-cell>
          <table:table-cell table:style-name="ce204"/>
          <table:table-cell table:number-columns-repeated="5" table:style-name="ce55"/>
          <table:table-cell office:value-type="float" office:value="0" table:formula="of:=SUM([.E155:.H15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oy Army</text:p>
          </table:table-cell>
          <table:table-cell office:value-type="string" office:string-value="CF84-D2-A" table:formula="of:=HYPERLINK(&quot;http://codeforces.com/contest/84/problem/A&quot;;&quot;CF84-D2-A&quot;)" table:style-name="ce97">
            <text:p>CF84-D2-A</text:p>
          </table:table-cell>
          <table:table-cell table:style-name="ce204"/>
          <table:table-cell table:number-columns-repeated="5" table:style-name="ce55"/>
          <table:table-cell office:value-type="float" office:value="0" table:formula="of:=SUM([.E156:.H15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evko and Table</text:p>
          </table:table-cell>
          <table:table-cell office:value-type="string" office:string-value="CF361-D2-A" table:formula="of:=HYPERLINK(&quot;http://codeforces.com/contest/361/problem/A&quot;;&quot;CF361-D2-A&quot;)" table:style-name="ce97">
            <text:p>CF361-D2-A</text:p>
          </table:table-cell>
          <table:table-cell table:style-name="ce204"/>
          <table:table-cell table:number-columns-repeated="5" table:style-name="ce55"/>
          <table:table-cell office:value-type="float" office:value="0" table:formula="of:=SUM([.E157:.H15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ards</text:p>
          </table:table-cell>
          <table:table-cell office:value-type="string" office:string-value="CF701-D2-A" table:formula="of:=HYPERLINK(&quot;http://codeforces.com/contest/701/problem/A&quot;;&quot;CF701-D2-A&quot;)" table:style-name="ce97">
            <text:p>CF701-D2-A</text:p>
          </table:table-cell>
          <table:table-cell table:style-name="ce204"/>
          <table:table-cell table:number-columns-repeated="5" table:style-name="ce55"/>
          <table:table-cell office:value-type="float" office:value="0" table:formula="of:=SUM([.E158:.H158])"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Wizards' Duel</text:p>
          </table:table-cell>
          <table:table-cell office:value-type="string" office:string-value="CF591-D2-A" table:formula="of:=HYPERLINK(&quot;http://codeforces.com/contest/591/problem/A&quot;;&quot;CF591-D2-A&quot;)" table:style-name="ce97">
            <text:p>CF591-D2-A</text:p>
          </table:table-cell>
          <table:table-cell table:style-name="ce204"/>
          <table:table-cell table:number-columns-repeated="5" table:style-name="ce55"/>
          <table:table-cell office:value-type="float" office:value="0" table:formula="of:=SUM([.E159:.H159])"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ombination Lock</text:p>
          </table:table-cell>
          <table:table-cell office:value-type="string" office:string-value="CF540-D2-A" table:formula="of:=HYPERLINK(&quot;http://codeforces.com/contest/540/problem/A&quot;;&quot;CF540-D2-A&quot;)" table:style-name="ce97">
            <text:p>CF540-D2-A</text:p>
          </table:table-cell>
          <table:table-cell table:style-name="ce204"/>
          <table:table-cell table:number-columns-repeated="5" table:style-name="ce55"/>
          <table:table-cell office:value-type="float" office:value="0" table:formula="of:=SUM([.E160:.H160])"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ummer Camp</text:p>
          </table:table-cell>
          <table:table-cell office:value-type="string" office:string-value="CF672-D2-A" table:formula="of:=HYPERLINK(&quot;http://codeforces.com/contest/672/problem/A&quot;;&quot;CF672-D2-A&quot;)" table:style-name="ce97">
            <text:p>CF672-D2-A</text:p>
          </table:table-cell>
          <table:table-cell table:style-name="ce204"/>
          <table:table-cell table:number-columns-repeated="5" table:style-name="ce55"/>
          <table:table-cell office:value-type="float" office:value="0" table:formula="of:=SUM([.E161:.H161])"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Soft Drinking</text:p>
          </table:table-cell>
          <table:table-cell office:value-type="string" office:string-value="CF151-D2-A" table:formula="of:=HYPERLINK(&quot;http://codeforces.com/contest/151/problem/A&quot;;&quot;CF151-D2-A&quot;)" table:style-name="ce76">
            <text:p>CF151-D2-A</text:p>
          </table:table-cell>
          <table:table-cell table:style-name="ce204"/>
          <table:table-cell table:number-columns-repeated="5" table:style-name="ce55"/>
          <table:table-cell office:value-type="float" office:value="0" table:formula="of:=SUM([.E162:.H16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Coder</text:p>
          </table:table-cell>
          <table:table-cell office:value-type="string" office:string-value="CF384-D2-A" table:formula="of:=HYPERLINK(&quot;http://codeforces.com/contest/384/problem/A&quot;;&quot;CF384-D2-A&quot;)" table:style-name="ce76">
            <text:p>CF384-D2-A</text:p>
          </table:table-cell>
          <table:table-cell table:style-name="ce204"/>
          <table:table-cell table:number-columns-repeated="5" table:style-name="ce55"/>
          <table:table-cell office:value-type="float" office:value="0" table:formula="of:=SUM([.E163:.H16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GukiZ and Contest</text:p>
          </table:table-cell>
          <table:table-cell office:value-type="string" office:string-value="CF551-D2-A" table:formula="of:=HYPERLINK(&quot;http://codeforces.com/contest/551/problem/A&quot;;&quot;CF551-D2-A&quot;)" table:style-name="ce97">
            <text:p>CF551-D2-A</text:p>
          </table:table-cell>
          <table:table-cell table:style-name="ce204"/>
          <table:table-cell table:number-columns-repeated="5" table:style-name="ce55"/>
          <table:table-cell office:value-type="float" office:value="0" table:formula="of:=SUM([.E164:.H16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65:.H16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ircle Line</text:p>
          </table:table-cell>
          <table:table-cell office:value-type="string" office:string-value="CF278-D2-A" table:formula="of:=HYPERLINK(&quot;http://codeforces.com/contest/278/problem/A&quot;;&quot;CF278-D2-A&quot;)" table:style-name="ce76">
            <text:p>CF278-D2-A</text:p>
          </table:table-cell>
          <table:table-cell table:style-name="ce204"/>
          <table:table-cell table:number-columns-repeated="5" table:style-name="ce55"/>
          <table:table-cell office:value-type="float" office:value="0" table:formula="of:=SUM([.E166:.H16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trick and Shopping</text:p>
          </table:table-cell>
          <table:table-cell office:value-type="string" office:string-value="CF599-D2-A" table:formula="of:=HYPERLINK(&quot;http://codeforces.com/contest/599/problem/A&quot;;&quot;CF599-D2-A&quot;)" table:style-name="ce97">
            <text:p>CF599-D2-A</text:p>
          </table:table-cell>
          <table:table-cell table:style-name="ce204"/>
          <table:table-cell table:number-columns-repeated="5" table:style-name="ce55"/>
          <table:table-cell office:value-type="float" office:value="0" table:formula="of:=SUM([.E167:.H16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oosing Teams</text:p>
          </table:table-cell>
          <table:table-cell office:value-type="string" office:string-value="CF432-D2-A" table:formula="of:=HYPERLINK(&quot;http://codeforces.com/contest/432/problem/A&quot;;&quot;CF432-D2-A&quot;)" table:style-name="ce97">
            <text:p>CF432-D2-A</text:p>
          </table:table-cell>
          <table:table-cell table:style-name="ce204"/>
          <table:table-cell table:number-columns-repeated="5" table:style-name="ce55"/>
          <table:table-cell office:value-type="float" office:value="0" table:formula="of:=SUM([.E168:.H16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ubes</text:p>
          </table:table-cell>
          <table:table-cell office:value-type="string" office:string-value="CF492-D2-A" table:formula="of:=HYPERLINK(&quot;http://codeforces.com/contest/492/problem/A&quot;;&quot;CF492-D2-A&quot;)" table:style-name="ce97">
            <text:p>CF492-D2-A</text:p>
          </table:table-cell>
          <table:table-cell table:style-name="ce204"/>
          <table:table-cell table:number-columns-repeated="5" table:style-name="ce55"/>
          <table:table-cell office:value-type="float" office:value="0" table:formula="of:=SUM([.E169:.H16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nsomnia cure</text:p>
          </table:table-cell>
          <table:table-cell office:value-type="string" office:string-value="CF148-D2-A" table:formula="of:=HYPERLINK(&quot;http://codeforces.com/contest/148/problem/A&quot;;&quot;CF148-D2-A&quot;)" table:style-name="ce76">
            <text:p>CF148-D2-A</text:p>
          </table:table-cell>
          <table:table-cell table:style-name="ce204"/>
          <table:table-cell table:number-columns-repeated="5" table:style-name="ce55"/>
          <table:table-cell office:value-type="float" office:value="0" table:formula="of:=SUM([.E170:.H17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keminator</text:p>
          </table:table-cell>
          <table:table-cell office:value-type="string" office:string-value="CF330-D2-A" table:formula="of:=HYPERLINK(&quot;http://codeforces.com/contest/330/problem/A&quot;;&quot;CF330-D2-A&quot;)" table:style-name="ce97">
            <text:p>CF330-D2-A</text:p>
          </table:table-cell>
          <table:table-cell table:style-name="ce204"/>
          <table:table-cell table:number-columns-repeated="5" table:style-name="ce55"/>
          <table:table-cell office:value-type="float" office:value="0" table:formula="of:=SUM([.E171:.H17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Flag</text:p>
          </table:table-cell>
          <table:table-cell office:value-type="string" office:string-value="CF16-D2-A" table:formula="of:=HYPERLINK(&quot;http://codeforces.com/contest/16/problem/A&quot;;&quot;CF16-D2-A&quot;)" table:style-name="ce76">
            <text:p>CF16-D2-A</text:p>
          </table:table-cell>
          <table:table-cell table:style-name="ce204"/>
          <table:table-cell table:number-columns-repeated="5" table:style-name="ce55"/>
          <table:table-cell office:value-type="float" office:value="0" table:formula="of:=SUM([.E172:.H17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upboards</text:p>
          </table:table-cell>
          <table:table-cell office:value-type="string" office:string-value="CF248-D2-A" table:formula="of:=HYPERLINK(&quot;http://codeforces.com/contest/248/problem/A&quot;;&quot;CF248-D2-A&quot;)" table:style-name="ce97">
            <text:p>CF248-D2-A</text:p>
          </table:table-cell>
          <table:table-cell table:style-name="ce204"/>
          <table:table-cell table:number-columns-repeated="5" table:style-name="ce55"/>
          <table:table-cell office:value-type="float" office:value="0" table:formula="of:=SUM([.E173:.H17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oroban</text:p>
          </table:table-cell>
          <table:table-cell office:value-type="string" office:string-value="CF363-D2-A" table:formula="of:=HYPERLINK(&quot;http://codeforces.com/contest/363/problem/A&quot;;&quot;CF363-D2-A&quot;)" table:style-name="ce97">
            <text:p>CF363-D2-A</text:p>
          </table:table-cell>
          <table:table-cell table:style-name="ce204"/>
          <table:table-cell table:number-columns-repeated="5" table:style-name="ce55"/>
          <table:table-cell office:value-type="float" office:value="0" table:formula="of:=SUM([.E174:.H17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75:.H175])"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Amusing Joke</text:p>
          </table:table-cell>
          <table:table-cell office:value-type="string" office:string-value="CF141-D2-A" table:formula="of:=HYPERLINK(&quot;http://codeforces.com/contest/141/problem/A&quot;;&quot;CF141-D2-A&quot;)" table:style-name="ce76">
            <text:p>CF141-D2-A</text:p>
          </table:table-cell>
          <table:table-cell table:style-name="ce204"/>
          <table:table-cell table:number-columns-repeated="5" table:style-name="ce55"/>
          <table:table-cell office:value-type="float" office:value="0" table:formula="of:=SUM([.E176:.H17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ights Out</text:p>
          </table:table-cell>
          <table:table-cell office:value-type="string" office:string-value="CF275-D2-A" table:formula="of:=HYPERLINK(&quot;http://codeforces.com/contest/275/problem/A&quot;;&quot;CF275-D2-A&quot;)" table:style-name="ce97">
            <text:p>CF275-D2-A</text:p>
          </table:table-cell>
          <table:table-cell table:style-name="ce204"/>
          <table:table-cell table:number-columns-repeated="5" table:style-name="ce55"/>
          <table:table-cell office:value-type="float" office:value="0" table:formula="of:=SUM([.E177:.H17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unch Rush</text:p>
          </table:table-cell>
          <table:table-cell office:value-type="string" office:string-value="CF276-D2-A" table:formula="of:=HYPERLINK(&quot;http://codeforces.com/contest/276/problem/A&quot;;&quot;CF276-D2-A&quot;)" table:style-name="ce97">
            <text:p>CF276-D2-A</text:p>
          </table:table-cell>
          <table:table-cell table:style-name="ce204"/>
          <table:table-cell table:number-columns-repeated="5" table:style-name="ce55"/>
          <table:table-cell office:value-type="float" office:value="0" table:formula="of:=SUM([.E178:.H17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uff and Meat</text:p>
          </table:table-cell>
          <table:table-cell office:value-type="string" office:string-value="CF588-D2-A" table:formula="of:=HYPERLINK(&quot;http://codeforces.com/contest/588/problem/A&quot;;&quot;CF588-D2-A&quot;)" table:style-name="ce97">
            <text:p>CF588-D2-A</text:p>
          </table:table-cell>
          <table:table-cell table:style-name="ce204"/>
          <table:table-cell table:number-columns-repeated="5" table:style-name="ce55"/>
          <table:table-cell office:value-type="float" office:value="0" table:formula="of:=SUM([.E179:.H17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ards</text:p>
          </table:table-cell>
          <table:table-cell office:value-type="string" office:string-value="CF401-D2-A" table:formula="of:=HYPERLINK(&quot;http://codeforces.com/contest/401/problem/A&quot;;&quot;CF401-D2-A&quot;)" table:style-name="ce97">
            <text:p>CF401-D2-A</text:p>
          </table:table-cell>
          <table:table-cell table:style-name="ce204"/>
          <table:table-cell table:number-columns-repeated="5" table:style-name="ce55"/>
          <table:table-cell office:value-type="float" office:value="0" table:formula="of:=SUM([.E180:.H18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quats</text:p>
          </table:table-cell>
          <table:table-cell office:value-type="string" office:string-value="CF424-D2-A" table:formula="of:=HYPERLINK(&quot;http://codeforces.com/contest/424/problem/A&quot;;&quot;CF424-D2-A&quot;)" table:style-name="ce97">
            <text:p>CF424-D2-A</text:p>
          </table:table-cell>
          <table:table-cell table:style-name="ce204"/>
          <table:table-cell table:number-columns-repeated="5" table:style-name="ce55"/>
          <table:table-cell office:value-type="float" office:value="0" table:formula="of:=SUM([.E181:.H18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ival of the General</text:p>
          </table:table-cell>
          <table:table-cell office:value-type="string" office:string-value="CF144-D2-A" table:formula="of:=HYPERLINK(&quot;http://codeforces.com/contest/144/problem/A&quot;;&quot;CF144-D2-A&quot;)" table:style-name="ce97">
            <text:p>CF144-D2-A</text:p>
          </table:table-cell>
          <table:table-cell table:style-name="ce204"/>
          <table:table-cell table:number-columns-repeated="5" table:style-name="ce55"/>
          <table:table-cell office:value-type="float" office:value="0" table:formula="of:=SUM([.E182:.H18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inking Ship</text:p>
          </table:table-cell>
          <table:table-cell office:value-type="string" office:string-value="CF63-D2-A" table:formula="of:=HYPERLINK(&quot;http://codeforces.com/contest/63/problem/A&quot;;&quot;CF63-D2-A&quot;)" table:style-name="ce97">
            <text:p>CF63-D2-A</text:p>
          </table:table-cell>
          <table:table-cell table:style-name="ce204"/>
          <table:table-cell table:number-columns-repeated="5" table:style-name="ce55"/>
          <table:table-cell office:value-type="float" office:value="0" table:formula="of:=SUM([.E183:.H18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LPS</text:p>
          </table:table-cell>
          <table:table-cell office:value-type="string" office:string-value="CF202-D2-A" table:formula="of:=HYPERLINK(&quot;http://codeforces.com/contest/202/problem/A&quot;;&quot;CF202-D2-A&quot;)" table:style-name="ce97">
            <text:p>CF202-D2-A</text:p>
          </table:table-cell>
          <table:table-cell table:style-name="ce204"/>
          <table:table-cell table:number-columns-repeated="5" table:style-name="ce55"/>
          <table:table-cell office:value-type="float" office:value="0" table:formula="of:=SUM([.E184:.H18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ndy Bags</text:p>
          </table:table-cell>
          <table:table-cell office:value-type="string" office:string-value="CF334-D2-A" table:formula="of:=HYPERLINK(&quot;http://codeforces.com/contest/334/problem/A&quot;;&quot;CF334-D2-A&quot;)" table:style-name="ce97">
            <text:p>CF334-D2-A</text:p>
          </table:table-cell>
          <table:table-cell table:style-name="ce204"/>
          <table:table-cell table:number-columns-repeated="5" table:style-name="ce55"/>
          <table:table-cell office:value-type="float" office:value="0" table:formula="of:=SUM([.E185:.H18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86:.H18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Game With Sticks</text:p>
          </table:table-cell>
          <table:table-cell office:value-type="string" office:string-value="CF451-D2-A" table:formula="of:=HYPERLINK(&quot;http://codeforces.com/contest/451/problem/A&quot;;&quot;CF451-D2-A&quot;)" table:style-name="ce76">
            <text:p>CF451-D2-A</text:p>
          </table:table-cell>
          <table:table-cell table:style-name="ce204"/>
          <table:table-cell table:number-columns-repeated="5" table:style-name="ce55"/>
          <table:table-cell office:value-type="float" office:value="0" table:formula="of:=SUM([.E187:.H18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Vasya and Socks</text:p>
          </table:table-cell>
          <table:table-cell office:value-type="string" office:string-value="CF460-D2-A" table:formula="of:=HYPERLINK(&quot;http://codeforces.com/contest/460/problem/A&quot;;&quot;CF460-D2-A&quot;)" table:style-name="ce76">
            <text:p>CF460-D2-A</text:p>
          </table:table-cell>
          <table:table-cell table:style-name="ce204"/>
          <table:table-cell table:number-columns-repeated="5" table:style-name="ce55"/>
          <table:table-cell office:value-type="float" office:value="0" table:formula="of:=SUM([.E188:.H18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ma and Friends</text:p>
          </table:table-cell>
          <table:table-cell office:value-type="string" office:string-value="CF272-D2-A" table:formula="of:=HYPERLINK(&quot;http://codeforces.com/contest/272/problem/A&quot;;&quot;CF272-D2-A&quot;)" table:style-name="ce97">
            <text:p>CF272-D2-A</text:p>
          </table:table-cell>
          <table:table-cell table:style-name="ce204"/>
          <table:table-cell table:number-columns-repeated="5" table:style-name="ce55"/>
          <table:table-cell office:value-type="float" office:value="0" table:formula="of:=SUM([.E189:.H18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Nicholas and Permutation</text:p>
          </table:table-cell>
          <table:table-cell office:value-type="string" office:string-value="CF676-D2-A" table:formula="of:=HYPERLINK(&quot;http://codeforces.com/contest/676/problem/A&quot;;&quot;CF676-D2-A&quot;)" table:style-name="ce97">
            <text:p>CF676-D2-A</text:p>
          </table:table-cell>
          <table:table-cell table:style-name="ce204"/>
          <table:table-cell table:number-columns-repeated="5" table:style-name="ce55"/>
          <table:table-cell office:value-type="float" office:value="0" table:formula="of:=SUM([.E190:.H19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oy Cars</text:p>
          </table:table-cell>
          <table:table-cell office:value-type="string" office:string-value="CF545-D2-A" table:formula="of:=HYPERLINK(&quot;http://codeforces.com/contest/545/problem/A&quot;;&quot;CF545-D2-A&quot;)" table:style-name="ce76">
            <text:p>CF545-D2-A</text:p>
          </table:table-cell>
          <table:table-cell table:style-name="ce204"/>
          <table:table-cell table:number-columns-repeated="5" table:style-name="ce55"/>
          <table:table-cell office:value-type="float" office:value="0" table:formula="of:=SUM([.E191:.H19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ZY Loves Hash</text:p>
          </table:table-cell>
          <table:table-cell office:value-type="string" office:string-value="CF447-D2-A" table:formula="of:=HYPERLINK(&quot;http://codeforces.com/contest/447/problem/A&quot;;&quot;CF447-D2-A&quot;)" table:style-name="ce97">
            <text:p>CF447-D2-A</text:p>
          </table:table-cell>
          <table:table-cell table:style-name="ce204"/>
          <table:table-cell table:number-columns-repeated="5" table:style-name="ce55"/>
          <table:table-cell office:value-type="float" office:value="0" table:formula="of:=SUM([.E192:.H19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Q9+</text:p>
          </table:table-cell>
          <table:table-cell office:value-type="string" office:string-value="CF133-D2-A" table:formula="of:=HYPERLINK(&quot;http://codeforces.com/contest/133/problem/A&quot;;&quot;CF133-D2-A&quot;)" table:style-name="ce76">
            <text:p>CF133-D2-A</text:p>
          </table:table-cell>
          <table:table-cell table:style-name="ce204"/>
          <table:table-cell table:number-columns-repeated="5" table:style-name="ce55"/>
          <table:table-cell office:value-type="float" office:value="0" table:formula="of:=SUM([.E193:.H19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olidays</text:p>
          </table:table-cell>
          <table:table-cell office:value-type="string" office:string-value="CF670-D2-A" table:formula="of:=HYPERLINK(&quot;http://codeforces.com/contest/670/problem/A&quot;;&quot;CF670-D2-A&quot;)" table:style-name="ce76">
            <text:p>CF670-D2-A</text:p>
          </table:table-cell>
          <table:table-cell table:style-name="ce204"/>
          <table:table-cell table:number-columns-repeated="5" table:style-name="ce55"/>
          <table:table-cell office:value-type="float" office:value="0" table:formula="of:=SUM([.E194:.H19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viding Orange</text:p>
          </table:table-cell>
          <table:table-cell office:value-type="string" office:string-value="CF244-D2-A" table:formula="of:=HYPERLINK(&quot;http://codeforces.com/contest/244/problem/A&quot;;&quot;CF244-D2-A&quot;)" table:style-name="ce97">
            <text:p>CF244-D2-A</text:p>
          </table:table-cell>
          <table:table-cell table:style-name="ce204"/>
          <table:table-cell table:number-columns-repeated="5" table:style-name="ce55"/>
          <table:table-cell office:value-type="float" office:value="0" table:formula="of:=SUM([.E195:.H19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aiku</text:p>
          </table:table-cell>
          <table:table-cell office:value-type="string" office:string-value="CF78-D2-A" table:formula="of:=HYPERLINK(&quot;http://codeforces.com/contest/78/problem/A&quot;;&quot;CF78-D2-A&quot;)" table:style-name="ce76">
            <text:p>CF78-D2-A</text:p>
          </table:table-cell>
          <table:table-cell table:style-name="ce204"/>
          <table:table-cell table:number-columns-repeated="5" table:style-name="ce55"/>
          <table:table-cell office:value-type="float" office:value="0" table:formula="of:=SUM([.E196:.H19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197:.H19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ystem of Equations</text:p>
          </table:table-cell>
          <table:table-cell office:value-type="string" office:string-value="CF214-D2-A" table:formula="of:=HYPERLINK(&quot;http://codeforces.com/contest/214/problem/A&quot;;&quot;CF214-D2-A&quot;)" table:style-name="ce97">
            <text:p>CF214-D2-A</text:p>
          </table:table-cell>
          <table:table-cell table:style-name="ce204"/>
          <table:table-cell table:number-columns-repeated="5" table:style-name="ce55"/>
          <table:table-cell office:value-type="float" office:value="0" table:formula="of:=SUM([.E198:.H19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Q test</text:p>
          </table:table-cell>
          <table:table-cell office:value-type="string" office:string-value="CF25-D2-A" table:formula="of:=HYPERLINK(&quot;http://codeforces.com/contest/25/problem/A&quot;;&quot;CF25-D2-A&quot;)" table:style-name="ce76">
            <text:p>CF25-D2-A</text:p>
          </table:table-cell>
          <table:table-cell table:style-name="ce204"/>
          <table:table-cell table:number-columns-repeated="5" table:style-name="ce55"/>
          <table:table-cell office:value-type="float" office:value="0" table:formula="of:=SUM([.E199:.H19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ntest</text:p>
          </table:table-cell>
          <table:table-cell office:value-type="string" office:string-value="CF501-D2-A" table:formula="of:=HYPERLINK(&quot;http://codeforces.com/contest/501/problem/A&quot;;&quot;CF501-D2-A&quot;)" table:style-name="ce97">
            <text:p>CF501-D2-A</text:p>
          </table:table-cell>
          <table:table-cell table:style-name="ce204"/>
          <table:table-cell table:number-columns-repeated="5" table:style-name="ce55"/>
          <table:table-cell office:value-type="float" office:value="0" table:formula="of:=SUM([.E200:.H20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estoring Password</text:p>
          </table:table-cell>
          <table:table-cell office:value-type="string" office:string-value="CF94-D2-A" table:formula="of:=HYPERLINK(&quot;http://codeforces.com/contest/94/problem/A&quot;;&quot;CF94-D2-A&quot;)" table:style-name="ce76">
            <text:p>CF94-D2-A</text:p>
          </table:table-cell>
          <table:table-cell table:style-name="ce204"/>
          <table:table-cell table:number-columns-repeated="5" table:style-name="ce55"/>
          <table:table-cell office:value-type="float" office:value="0" table:formula="of:=SUM([.E201:.H20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lera and Plates</text:p>
          </table:table-cell>
          <table:table-cell office:value-type="string" office:string-value="CF369-D2-A" table:formula="of:=HYPERLINK(&quot;http://codeforces.com/contest/369/problem/A&quot;;&quot;CF369-D2-A&quot;)" table:style-name="ce97">
            <text:p>CF369-D2-A</text:p>
          </table:table-cell>
          <table:table-cell table:style-name="ce204"/>
          <table:table-cell table:number-columns-repeated="5" table:style-name="ce55"/>
          <table:table-cell office:value-type="float" office:value="0" table:formula="of:=SUM([.E202:.H20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inimum Difficulty</text:p>
          </table:table-cell>
          <table:table-cell office:value-type="string" office:string-value="CF496-D2-A" table:formula="of:=HYPERLINK(&quot;http://codeforces.com/contest/496/problem/A&quot;;&quot;CF496-D2-A&quot;)" table:style-name="ce76">
            <text:p>CF496-D2-A</text:p>
          </table:table-cell>
          <table:table-cell table:style-name="ce204"/>
          <table:table-cell table:number-columns-repeated="5" table:style-name="ce55"/>
          <table:table-cell office:value-type="float" office:value="0" table:formula="of:=SUM([.E203:.H20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Function</text:p>
          </table:table-cell>
          <table:table-cell office:value-type="string" office:string-value="CF221-D2-A" table:formula="of:=HYPERLINK(&quot;http://codeforces.com/contest/221/problem/A&quot;;&quot;CF221-D2-A&quot;)" table:style-name="ce97">
            <text:p>CF221-D2-A</text:p>
          </table:table-cell>
          <table:table-cell table:style-name="ce204"/>
          <table:table-cell table:number-columns-repeated="5" table:style-name="ce55"/>
          <table:table-cell office:value-type="float" office:value="0" table:formula="of:=SUM([.E204:.H20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llecting Beats is Fun</text:p>
          </table:table-cell>
          <table:table-cell office:value-type="string" office:string-value="CF373-D2-A" table:formula="of:=HYPERLINK(&quot;http://codeforces.com/contest/373/problem/A&quot;;&quot;CF373-D2-A&quot;)" table:style-name="ce97">
            <text:p>CF373-D2-A</text:p>
          </table:table-cell>
          <table:table-cell table:style-name="ce204"/>
          <table:table-cell table:number-columns-repeated="5" table:style-name="ce55"/>
          <table:table-cell office:value-type="float" office:value="0" table:formula="of:=SUM([.E205:.H20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ter</text:p>
          </table:table-cell>
          <table:table-cell office:value-type="string" office:string-value="CF14-D2-A" table:formula="of:=HYPERLINK(&quot;http://codeforces.com/contest/14/problem/A&quot;;&quot;CF14-D2-A&quot;)" table:style-name="ce97">
            <text:p>CF14-D2-A</text:p>
          </table:table-cell>
          <table:table-cell table:style-name="ce204"/>
          <table:table-cell table:number-columns-repeated="5" table:style-name="ce55"/>
          <table:table-cell office:value-type="float" office:value="0" table:formula="of:=SUM([.E206:.H20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Kefa and First Steps</text:p>
          </table:table-cell>
          <table:table-cell office:value-type="string" office:string-value="CF580-D2-A" table:formula="of:=HYPERLINK(&quot;http://codeforces.com/contest/580/problem/A&quot;;&quot;CF580-D2-A&quot;)" table:style-name="ce97">
            <text:p>CF580-D2-A</text:p>
          </table:table-cell>
          <table:table-cell table:style-name="ce204"/>
          <table:table-cell table:number-columns-repeated="5" table:style-name="ce55"/>
          <table:table-cell office:value-type="float" office:value="0" table:formula="of:=SUM([.E207:.H20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08:.H20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lya and Bank Account</text:p>
          </table:table-cell>
          <table:table-cell office:value-type="string" office:string-value="CF313-D2-A" table:formula="of:=HYPERLINK(&quot;http://codeforces.com/contest/313/problem/A&quot;;&quot;CF313-D2-A&quot;)" table:style-name="ce97">
            <text:p>CF313-D2-A</text:p>
          </table:table-cell>
          <table:table-cell table:style-name="ce204"/>
          <table:table-cell table:number-columns-repeated="5" table:style-name="ce55"/>
          <table:table-cell office:value-type="float" office:value="0" table:formula="of:=SUM([.E209:.H20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ncowed Forces</text:p>
          </table:table-cell>
          <table:table-cell office:value-type="string" office:string-value="CF604-D2-A" table:formula="of:=HYPERLINK(&quot;http://codeforces.com/contest/604/problem/A&quot;;&quot;CF604-D2-A&quot;)" table:style-name="ce97">
            <text:p>CF604-D2-A</text:p>
          </table:table-cell>
          <table:table-cell table:style-name="ce204"/>
          <table:table-cell table:number-columns-repeated="5" table:style-name="ce55"/>
          <table:table-cell office:value-type="float" office:value="0" table:formula="of:=SUM([.E210:.H21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Reconnaissance 2</text:p>
          </table:table-cell>
          <table:table-cell office:value-type="string" office:string-value="CF34-D2-A" table:formula="of:=HYPERLINK(&quot;http://codeforces.com/contest/34/problem/A&quot;;&quot;CF34-D2-A&quot;)" table:style-name="ce97">
            <text:p>CF34-D2-A</text:p>
          </table:table-cell>
          <table:table-cell table:style-name="ce204"/>
          <table:table-cell table:number-columns-repeated="5" table:style-name="ce55"/>
          <table:table-cell office:value-type="float" office:value="0" table:formula="of:=SUM([.E211:.H21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Ticket</text:p>
          </table:table-cell>
          <table:table-cell office:value-type="string" office:string-value="CF146-D2-A" table:formula="of:=HYPERLINK(&quot;http://codeforces.com/contest/146/problem/A&quot;;&quot;CF146-D2-A&quot;)" table:style-name="ce97">
            <text:p>CF146-D2-A</text:p>
          </table:table-cell>
          <table:table-cell table:style-name="ce204"/>
          <table:table-cell table:number-columns-repeated="5" table:style-name="ce55"/>
          <table:table-cell office:value-type="float" office:value="0" table:formula="of:=SUM([.E212:.H21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at room</text:p>
          </table:table-cell>
          <table:table-cell office:value-type="string" office:string-value="CF58-D2-A" table:formula="of:=HYPERLINK(&quot;http://codeforces.com/contest/58/problem/A&quot;;&quot;CF58-D2-A&quot;)" table:style-name="ce97">
            <text:p>CF58-D2-A</text:p>
          </table:table-cell>
          <table:table-cell table:style-name="ce204"/>
          <table:table-cell table:number-columns-repeated="5" table:style-name="ce55"/>
          <table:table-cell office:value-type="float" office:value="0" table:formula="of:=SUM([.E213:.H21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eorge and Sleep</text:p>
          </table:table-cell>
          <table:table-cell office:value-type="string" office:string-value="CF387-D2-A" table:formula="of:=HYPERLINK(&quot;http://codeforces.com/contest/387/problem/A&quot;;&quot;CF387-D2-A&quot;)" table:style-name="ce97">
            <text:p>CF387-D2-A</text:p>
          </table:table-cell>
          <table:table-cell table:style-name="ce204"/>
          <table:table-cell table:number-columns-repeated="5" table:style-name="ce55"/>
          <table:table-cell office:value-type="float" office:value="0" table:formula="of:=SUM([.E214:.H21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stap and Grasshopper</text:p>
          </table:table-cell>
          <table:table-cell office:value-type="string" office:string-value="CF735-D2-A" table:formula="of:=HYPERLINK(&quot;http://codeforces.com/contest/735/problem/A&quot;;&quot;CF735-D2-A&quot;)" table:style-name="ce97">
            <text:p>CF735-D2-A</text:p>
          </table:table-cell>
          <table:table-cell table:style-name="ce204"/>
          <table:table-cell table:number-columns-repeated="5" table:style-name="ce55"/>
          <table:table-cell office:value-type="float" office:value="0" table:formula="of:=SUM([.E215:.H21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he number of positions</text:p>
          </table:table-cell>
          <table:table-cell office:value-type="string" office:string-value="CF124-D2-A" table:formula="of:=HYPERLINK(&quot;http://codeforces.com/contest/124/problem/A&quot;;&quot;CF124-D2-A&quot;)" table:style-name="ce76">
            <text:p>CF124-D2-A</text:p>
          </table:table-cell>
          <table:table-cell table:style-name="ce204"/>
          <table:table-cell table:number-columns-repeated="5" table:style-name="ce55"/>
          <table:table-cell office:value-type="float" office:value="0" table:formula="of:=SUM([.E216:.H21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ble</text:p>
          </table:table-cell>
          <table:table-cell office:value-type="string" office:string-value="CF359-D2-A" table:formula="of:=HYPERLINK(&quot;http://codeforces.com/contest/359/problem/A&quot;;&quot;CF359-D2-A&quot;)" table:style-name="ce97">
            <text:p>CF359-D2-A</text:p>
          </table:table-cell>
          <table:table-cell table:style-name="ce204"/>
          <table:table-cell table:number-columns-repeated="5" table:style-name="ce55"/>
          <table:table-cell office:value-type="float" office:value="0" table:formula="of:=SUM([.E217:.H21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vas and Nafas</text:p>
          </table:table-cell>
          <table:table-cell office:value-type="string" office:string-value="CF535-D2-A" table:formula="of:=HYPERLINK(&quot;http://codeforces.com/contest/535/problem/A&quot;;&quot;CF535-D2-A&quot;)" table:style-name="ce97">
            <text:p>CF535-D2-A</text:p>
          </table:table-cell>
          <table:table-cell table:style-name="ce204"/>
          <table:table-cell table:number-columns-repeated="5" table:style-name="ce55"/>
          <table:table-cell office:value-type="float" office:value="0" table:formula="of:=SUM([.E218:.H21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19:.H21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Watermelon</text:p>
          </table:table-cell>
          <table:table-cell office:value-type="string" office:string-value="CF4-D2-A" table:formula="of:=HYPERLINK(&quot;http://codeforces.com/contest/4/problem/A&quot;;&quot;CF4-D2-A&quot;)" table:style-name="ce97">
            <text:p>CF4-D2-A</text:p>
          </table:table-cell>
          <table:table-cell table:style-name="ce204"/>
          <table:table-cell table:number-columns-repeated="5" table:style-name="ce55"/>
          <table:table-cell office:value-type="float" office:value="0" table:formula="of:=SUM([.E220:.H22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s Watch Football</text:p>
          </table:table-cell>
          <table:table-cell office:value-type="string" office:string-value="CF195-D2-A" table:formula="of:=HYPERLINK(&quot;http://codeforces.com/contest/195/problem/A&quot;;&quot;CF195-D2-A&quot;)" table:style-name="ce97">
            <text:p>CF195-D2-A</text:p>
          </table:table-cell>
          <table:table-cell table:style-name="ce204"/>
          <table:table-cell table:number-columns-repeated="5" table:style-name="ce55"/>
          <table:table-cell office:value-type="float" office:value="0" table:formula="of:=SUM([.E221:.H22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itial Bet</text:p>
          </table:table-cell>
          <table:table-cell office:value-type="string" office:string-value="CF478-D2-A" table:formula="of:=HYPERLINK(&quot;http://codeforces.com/contest/478/problem/A&quot;;&quot;CF478-D2-A&quot;)" table:style-name="ce97">
            <text:p>CF478-D2-A</text:p>
          </table:table-cell>
          <table:table-cell table:style-name="ce204"/>
          <table:table-cell table:number-columns-repeated="5" table:style-name="ce55"/>
          <table:table-cell office:value-type="float" office:value="0" table:formula="of:=SUM([.E222:.H22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aitama Destroys Hotel</text:p>
          </table:table-cell>
          <table:table-cell office:value-type="string" office:string-value="CF608-D2-A" table:formula="of:=HYPERLINK(&quot;http://codeforces.com/contest/608/problem/A&quot;;&quot;CF608-D2-A&quot;)" table:style-name="ce97">
            <text:p>CF608-D2-A</text:p>
          </table:table-cell>
          <table:table-cell table:style-name="ce204"/>
          <table:table-cell table:number-columns-repeated="5" table:style-name="ce55"/>
          <table:table-cell office:value-type="float" office:value="0" table:formula="of:=SUM([.E223:.H22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Queue on Bus Stop</text:p>
          </table:table-cell>
          <table:table-cell office:value-type="string" office:string-value="CF435-D2-A" table:formula="of:=HYPERLINK(&quot;http://codeforces.com/contest/435/problem/A&quot;;&quot;CF435-D2-A&quot;)" table:style-name="ce97">
            <text:p>CF435-D2-A</text:p>
          </table:table-cell>
          <table:table-cell table:style-name="ce204"/>
          <table:table-cell table:number-columns-repeated="5" table:style-name="ce55"/>
          <table:table-cell office:value-type="float" office:value="0" table:formula="of:=SUM([.E224:.H22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icycle Chain</text:p>
          </table:table-cell>
          <table:table-cell office:value-type="string" office:string-value="CF215-D2-A" table:formula="of:=HYPERLINK(&quot;http://codeforces.com/contest/215/problem/A&quot;;&quot;CF215-D2-A&quot;)" table:style-name="ce97">
            <text:p>CF215-D2-A</text:p>
          </table:table-cell>
          <table:table-cell table:style-name="ce204"/>
          <table:table-cell table:number-columns-repeated="5" table:style-name="ce55"/>
          <table:table-cell office:value-type="float" office:value="0" table:formula="of:=SUM([.E225:.H22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Rozdil</text:p>
          </table:table-cell>
          <table:table-cell office:value-type="string" office:string-value="CF205-D2-A" table:formula="of:=HYPERLINK(&quot;http://codeforces.com/contest/205/problem/A&quot;;&quot;CF205-D2-A&quot;)" table:style-name="ce97">
            <text:p>CF205-D2-A</text:p>
          </table:table-cell>
          <table:table-cell table:style-name="ce204"/>
          <table:table-cell table:number-columns-repeated="5" table:style-name="ce55"/>
          <table:table-cell office:value-type="float" office:value="0" table:formula="of:=SUM([.E226:.H22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mr and Music</text:p>
          </table:table-cell>
          <table:table-cell office:value-type="string" office:string-value="CF507-D2-A" table:formula="of:=HYPERLINK(&quot;http://codeforces.com/contest/507/problem/A&quot;;&quot;CF507-D2-A&quot;)" table:style-name="ce97">
            <text:p>CF507-D2-A</text:p>
          </table:table-cell>
          <table:table-cell table:style-name="ce204"/>
          <table:table-cell table:number-columns-repeated="5" table:style-name="ce55"/>
          <table:table-cell office:value-type="float" office:value="0" table:formula="of:=SUM([.E227:.H22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rks</text:p>
          </table:table-cell>
          <table:table-cell office:value-type="string" office:string-value="CF152-D2-A" table:formula="of:=HYPERLINK(&quot;http://codeforces.com/contest/152/problem/A&quot;;&quot;CF152-D2-A&quot;)" table:style-name="ce97">
            <text:p>CF152-D2-A</text:p>
          </table:table-cell>
          <table:table-cell table:style-name="ce204"/>
          <table:table-cell table:number-columns-repeated="5" table:style-name="ce55"/>
          <table:table-cell office:value-type="float" office:value="0" table:formula="of:=SUM([.E228:.H22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ostcards and photos</text:p>
          </table:table-cell>
          <table:table-cell office:value-type="string" office:string-value="CF137-D2-A" table:formula="of:=HYPERLINK(&quot;http://codeforces.com/contest/137/problem/A&quot;;&quot;CF137-D2-A&quot;)" table:style-name="ce97">
            <text:p>CF137-D2-A</text:p>
          </table:table-cell>
          <table:table-cell table:style-name="ce204"/>
          <table:table-cell table:number-columns-repeated="5" table:style-name="ce55"/>
          <table:table-cell office:value-type="float" office:value="0" table:formula="of:=SUM([.E229:.H22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30:.H23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iness trip</text:p>
          </table:table-cell>
          <table:table-cell office:value-type="string" office:string-value="CF149-D2-A" table:formula="of:=HYPERLINK(&quot;http://codeforces.com/contest/149/problem/A&quot;;&quot;CF149-D2-A&quot;)" table:style-name="ce97">
            <text:p>CF149-D2-A</text:p>
          </table:table-cell>
          <table:table-cell table:style-name="ce204"/>
          <table:table-cell table:number-columns-repeated="5" table:style-name="ce55"/>
          <table:table-cell office:value-type="float" office:value="0" table:formula="of:=SUM([.E231:.H23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Drazil and Date</text:p>
          </table:table-cell>
          <table:table-cell office:value-type="string" office:string-value="CF515-D2-A" table:formula="of:=HYPERLINK(&quot;http://codeforces.com/contest/515/problem/A&quot;;&quot;CF515-D2-A&quot;)" table:style-name="ce76">
            <text:p>CF515-D2-A</text:p>
          </table:table-cell>
          <table:table-cell table:style-name="ce204"/>
          <table:table-cell table:number-columns-repeated="5" table:style-name="ce55"/>
          <table:table-cell office:value-type="float" office:value="0" table:formula="of:=SUM([.E232:.H23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ultiplication Table</text:p>
          </table:table-cell>
          <table:table-cell office:value-type="string" office:string-value="CF577-D2-A" table:formula="of:=HYPERLINK(&quot;http://codeforces.com/contest/577/problem/A&quot;;&quot;CF577-D2-A&quot;)" table:style-name="ce76">
            <text:p>CF577-D2-A</text:p>
          </table:table-cell>
          <table:table-cell table:style-name="ce204"/>
          <table:table-cell table:number-columns-repeated="5" table:style-name="ce55"/>
          <table:table-cell office:value-type="float" office:value="0" table:formula="of:=SUM([.E233:.H23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xam</text:p>
          </table:table-cell>
          <table:table-cell office:value-type="string" office:string-value="CF534-D2-A" table:formula="of:=HYPERLINK(&quot;http://codeforces.com/contest/534/problem/A&quot;;&quot;CF534-D2-A&quot;)" table:style-name="ce97">
            <text:p>CF534-D2-A</text:p>
          </table:table-cell>
          <table:table-cell table:style-name="ce204"/>
          <table:table-cell table:number-columns-repeated="5" table:style-name="ce55"/>
          <table:table-cell office:value-type="float" office:value="0" table:formula="of:=SUM([.E234:.H2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lena's Schedule</text:p>
          </table:table-cell>
          <table:table-cell office:value-type="string" office:string-value="CF586-D2-A" table:formula="of:=HYPERLINK(&quot;http://codeforces.com/contest/586/problem/A&quot;;&quot;CF586-D2-A&quot;)" table:style-name="ce97">
            <text:p>CF586-D2-A</text:p>
          </table:table-cell>
          <table:table-cell table:style-name="ce204"/>
          <table:table-cell table:number-columns-repeated="5" table:style-name="ce55"/>
          <table:table-cell office:value-type="float" office:value="0" table:formula="of:=SUM([.E235:.H2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terview</text:p>
          </table:table-cell>
          <table:table-cell office:value-type="string" office:string-value="CF631-D2-A" table:formula="of:=HYPERLINK(&quot;http://codeforces.com/contest/631/problem/A&quot;;&quot;CF631-D2-A&quot;)" table:style-name="ce97">
            <text:p>CF631-D2-A</text:p>
          </table:table-cell>
          <table:table-cell table:style-name="ce204"/>
          <table:table-cell table:number-columns-repeated="5" table:style-name="ce55"/>
          <table:table-cell office:value-type="float" office:value="0" table:formula="of:=SUM([.E236:.H2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Division</text:p>
          </table:table-cell>
          <table:table-cell office:value-type="string" office:string-value="CF122-D2-A" table:formula="of:=HYPERLINK(&quot;http://codeforces.com/contest/122/problem/A&quot;;&quot;CF122-D2-A&quot;)" table:style-name="ce97">
            <text:p>CF122-D2-A</text:p>
          </table:table-cell>
          <table:table-cell table:style-name="ce204"/>
          <table:table-cell table:number-columns-repeated="5" table:style-name="ce55"/>
          <table:table-cell office:value-type="float" office:value="0" table:formula="of:=SUM([.E237:.H2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ppleman and Easy Task</text:p>
          </table:table-cell>
          <table:table-cell office:value-type="string" office:string-value="CF462-D2-A" table:formula="of:=HYPERLINK(&quot;http://codeforces.com/contest/462/problem/A&quot;;&quot;CF462-D2-A&quot;)" table:style-name="ce97">
            <text:p>CF462-D2-A</text:p>
          </table:table-cell>
          <table:table-cell table:style-name="ce204"/>
          <table:table-cell table:number-columns-repeated="5" table:style-name="ce55"/>
          <table:table-cell office:value-type="float" office:value="0" table:formula="of:=SUM([.E238:.H2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sya and Digital Root</text:p>
          </table:table-cell>
          <table:table-cell office:value-type="string" office:string-value="CF355-D2-A" table:formula="of:=HYPERLINK(&quot;http://codeforces.com/contest/355/problem/A&quot;;&quot;CF355-D2-A&quot;)" table:style-name="ce97">
            <text:p>CF355-D2-A</text:p>
          </table:table-cell>
          <table:table-cell table:style-name="ce204"/>
          <table:table-cell table:number-columns-repeated="5" table:style-name="ce55"/>
          <table:table-cell office:value-type="float" office:value="0" table:formula="of:=SUM([.E239:.H2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rallelepiped</text:p>
          </table:table-cell>
          <table:table-cell office:value-type="string" office:string-value="CF224-D2-A" table:formula="of:=HYPERLINK(&quot;http://codeforces.com/contest/224/problem/A&quot;;&quot;CF224-D2-A&quot;)" table:style-name="ce97">
            <text:p>CF224-D2-A</text:p>
          </table:table-cell>
          <table:table-cell table:style-name="ce204"/>
          <table:table-cell table:number-columns-repeated="5" table:style-name="ce55"/>
          <table:table-cell office:value-type="float" office:value="0" table:formula="of:=SUM([.E240:.H2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41:.H2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oup of Students</text:p>
          </table:table-cell>
          <table:table-cell office:value-type="string" office:string-value="CF357-D2-A" table:formula="of:=HYPERLINK(&quot;http://codeforces.com/contest/357/problem/A&quot;;&quot;CF357-D2-A&quot;)" table:style-name="ce97">
            <text:p>CF357-D2-A</text:p>
          </table:table-cell>
          <table:table-cell table:style-name="ce204"/>
          <table:table-cell table:number-columns-repeated="5" table:style-name="ce55"/>
          <table:table-cell office:value-type="float" office:value="0" table:formula="of:=SUM([.E242:.H2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Joysticks</text:p>
          </table:table-cell>
          <table:table-cell office:value-type="string" office:string-value="CF651-D2-A" table:formula="of:=HYPERLINK(&quot;http://codeforces.com/contest/651/problem/A&quot;;&quot;CF651-D2-A&quot;)" table:style-name="ce97">
            <text:p>CF651-D2-A</text:p>
          </table:table-cell>
          <table:table-cell table:style-name="ce204"/>
          <table:table-cell table:number-columns-repeated="5" table:style-name="ce55"/>
          <table:table-cell office:value-type="float" office:value="0" table:formula="of:=SUM([.E243:.H2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ay</text:p>
          </table:table-cell>
          <table:table-cell office:value-type="string" office:string-value="CF300-D2-A" table:formula="of:=HYPERLINK(&quot;http://codeforces.com/contest/300/problem/A&quot;;&quot;CF300-D2-A&quot;)" table:style-name="ce97">
            <text:p>CF300-D2-A</text:p>
          </table:table-cell>
          <table:table-cell table:style-name="ce204"/>
          <table:table-cell table:number-columns-repeated="5" table:style-name="ce55"/>
          <table:table-cell office:value-type="float" office:value="0" table:formula="of:=SUM([.E244:.H2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ound House</text:p>
          </table:table-cell>
          <table:table-cell office:value-type="string" office:string-value="CF659-D2-A" table:formula="of:=HYPERLINK(&quot;http://codeforces.com/contest/659/problem/A&quot;;&quot;CF659-D2-A&quot;)" table:style-name="ce76">
            <text:p>CF659-D2-A</text:p>
          </table:table-cell>
          <table:table-cell table:style-name="ce204"/>
          <table:table-cell table:number-columns-repeated="5" table:style-name="ce55"/>
          <table:table-cell office:value-type="float" office:value="0" table:formula="of:=SUM([.E245:.H2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ala Land and Apple Trees</text:p>
          </table:table-cell>
          <table:table-cell office:value-type="string" office:string-value="CF558-D2-A" table:formula="of:=HYPERLINK(&quot;http://codeforces.com/contest/558/problem/A&quot;;&quot;CF558-D2-A&quot;)" table:style-name="ce97">
            <text:p>CF558-D2-A</text:p>
          </table:table-cell>
          <table:table-cell table:style-name="ce204"/>
          <table:table-cell table:number-columns-repeated="5" table:style-name="ce55"/>
          <table:table-cell office:value-type="float" office:value="0" table:formula="of:=SUM([.E246:.H2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utocomplete</text:p>
          </table:table-cell>
          <table:table-cell office:value-type="string" office:string-value="CF53-D2-A" table:formula="of:=HYPERLINK(&quot;http://codeforces.com/contest/53/problem/A&quot;;&quot;CF53-D2-A&quot;)" table:style-name="ce97">
            <text:p>CF53-D2-A</text:p>
          </table:table-cell>
          <table:table-cell table:style-name="ce204"/>
          <table:table-cell table:number-columns-repeated="5" table:style-name="ce55"/>
          <table:table-cell office:value-type="float" office:value="0" table:formula="of:=SUM([.E247:.H2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gital Counter</text:p>
          </table:table-cell>
          <table:table-cell office:value-type="string" office:string-value="CF495-D2-A" table:formula="of:=HYPERLINK(&quot;http://codeforces.com/contest/495/problem/A&quot;;&quot;CF495-D2-A&quot;)" table:style-name="ce97">
            <text:p>CF495-D2-A</text:p>
          </table:table-cell>
          <table:table-cell table:style-name="ce204"/>
          <table:table-cell table:number-columns-repeated="5" table:style-name="ce55"/>
          <table:table-cell office:value-type="float" office:value="0" table:formula="of:=SUM([.E248:.H2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italiy and Pie</text:p>
          </table:table-cell>
          <table:table-cell office:value-type="string" office:string-value="CF525-D2-A" table:formula="of:=HYPERLINK(&quot;http://codeforces.com/contest/525/problem/A&quot;;&quot;CF525-D2-A&quot;)" table:style-name="ce97">
            <text:p>CF525-D2-A</text:p>
          </table:table-cell>
          <table:table-cell table:style-name="ce204"/>
          <table:table-cell table:number-columns-repeated="5" table:style-name="ce55"/>
          <table:table-cell office:value-type="float" office:value="0" table:formula="of:=SUM([.E249:.H2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fe Without Zeros</text:p>
          </table:table-cell>
          <table:table-cell office:value-type="string" office:string-value="CF75-D2-A" table:formula="of:=HYPERLINK(&quot;http://codeforces.com/contest/75/problem/A&quot;;&quot;CF75-D2-A&quot;)" table:style-name="ce97">
            <text:p>CF75-D2-A</text:p>
          </table:table-cell>
          <table:table-cell table:style-name="ce204"/>
          <table:table-cell table:number-columns-repeated="5" table:style-name="ce55"/>
          <table:table-cell office:value-type="float" office:value="0" table:formula="of:=SUM([.E250:.H250])" table:style-name="ce55">
            <text:p>0</text:p>
          </table:table-cell>
          <table:table-cell table:style-name="ce102"/>
          <table:table-cell table:style-name="ce209"/>
          <table:table-cell table:style-name="ce102"/>
          <table:table-cell table:style-name="ce59"/>
          <table:table-cell table:number-columns-repeated="16371"/>
        </table:table-row>
        <table:table-row table:number-rows-repeated="36" table:style-name="ro5">
          <table:table-cell table:number-columns-repeated="2"/>
          <table:table-cell table:style-name="ce208"/>
          <table:table-cell table:number-columns-repeated="16381"/>
        </table:table-row>
        <table:table-row table:number-rows-repeated="1048290" table:style-name="ro5">
          <table:table-cell table:number-columns-repeated="16384"/>
        </table:table-row>
      </table:table>
      <table:table table:name="B" table:style-name="ta1">
        <table:table-column table:style-name="co16" table:default-cell-style-name="ce1"/>
        <table:table-column table:style-name="co17"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9" table:default-cell-style-name="ce1"/>
        <table:table-column table:style-name="co2" table:number-columns-repeated="1011" table:default-cell-style-name="ce1"/>
        <table:table-column table:style-name="co5" table:number-columns-repeated="15360" table:default-cell-style-name="ce1"/>
        <table:table-row table:style-name="ro3">
          <table:table-cell table:style-name="ce105"/>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479]; &quot;AC&quot;)" table:style-name="ce56">
            <text:p>0</text:p>
          </table:table-cell>
          <table:table-cell office:value-type="float" office:value="0" table:formula="of:=ROUND(SUMPRODUCT([.D3:.D10479];INT(eq([.C3:.C10479]; &quot;AC&quot;)))/MAX(1; [.C2]);1)" table:style-name="ce56">
            <text:p>#NAME?</text:p>
          </table:table-cell>
          <table:table-cell office:value-type="float" office:value="0" table:formula="of:=ROUND(SUMPRODUCT([.E3:.E10501];INT(eq([.C3:.C10501]; &quot;AC&quot;)))/MAX(1; [.C2]);0)" table:style-name="ce56">
            <text:p>#NAME?</text:p>
          </table:table-cell>
          <table:table-cell office:value-type="float" office:value="0" table:formula="of:=ROUND(SUMPRODUCT([.F3:.F10504];INT(eq([.C3:.C10504]; &quot;AC&quot;)))/MAX(1; [.C2]);0)" table:style-name="ce56">
            <text:p>#NAME?</text:p>
          </table:table-cell>
          <table:table-cell office:value-type="float" office:value="0" table:formula="of:=ROUND(SUMPRODUCT([.G3:.G10504];INT(eq([.C3:.C10504]; &quot;AC&quot;)))/MAX(1; [.C2]);0)" table:style-name="ce56">
            <text:p>#NAME?</text:p>
          </table:table-cell>
          <table:table-cell office:value-type="float" office:value="0" table:formula="of:=ROUND(SUMPRODUCT([.H3:.H10504];INT(eq([.C3:.C10504]; &quot;AC&quot;)))/MAX(1; [.C2]);0)" table:style-name="ce56">
            <text:p>#NAME?</text:p>
          </table:table-cell>
          <table:table-cell office:value-type="float" office:value="0" table:formula="of:=ROUND(SUMPRODUCT([.I3:.I10476];INT(eq([.C3:.C10476]; &quot;AC&quot;)))/MAX(1; [.C2]);0)" table:style-name="ce56">
            <text:p>#NAME?</text:p>
          </table:table-cell>
          <table:table-cell office:value-type="float" office:value="0" table:formula="of:=ROUND(SUMPRODUCT([.J3:.J10474];INT(eq([.C3:.C10474]; &quot;AC&quot;)))/MAX(1; [.C2]);1)" table:style-name="ce56">
            <text:p>#NAME?</text:p>
          </table:table-cell>
          <table:table-cell office:value-type="float" office:value="0" table:formula="of:=SUMPRODUCT(eq([.K3:.K10479]; &quot;YES&quot;);INT(eq([.C3:.C10504]; &quot;AC&quot;)))" table:style-name="ce56">
            <text:p>#NAME?</text:p>
          </table:table-cell>
          <table:table-cell office:value-type="float" office:value="0" table:formula="of:=IFERROR(COM.MICROSOFT.SINGLE(__xludf.dummyfunction(&quot;COUNTA(FILTER(C3:C9971, NOT(REGEXMATCH(C3:C9971, &quot;&quot;AC&quot;&quot;))))&quot;));0)" table:style-name="ce57">
            <text:p>0</text:p>
          </table:table-cell>
          <table:table-cell office:value-type="float" office:value="0" table:formula="of:=IFERROR(COM.MICROSOFT.SINGLE(__xludf.dummyfunction(&quot;COUNTA(FILTER(C3:C9965, NOT(REGEXMATCH(C3:C9965, &quot;&quot;AC&quot;&quot;))))&quot;));0)" table:style-name="ce58">
            <text:p>0</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3:.H3])" table:style-name="ce55">
            <text:p>0</text:p>
          </table:table-cell>
          <table:table-cell table:style-name="ce55"/>
          <table:table-cell table:style-name="ce216"/>
          <table:table-cell table:style-name="ce82"/>
          <table:table-cell office:value-type="string" office:string-value="Watch - Thinking - Problem Simplification " table:formula="of:=HYPERLINK(&quot;https://www.youtube.com/watch?v=x1rCxxKfFbM&quot;;&quot;Watch - Thinking - Problem Simplification &quot;)" table:style-name="ce107">
            <text:p>Watch - Thinking - Problem Simplification<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4:.H4])" table:style-name="ce55">
            <text:p>0</text:p>
          </table:table-cell>
          <table:table-cell table:style-name="ce55"/>
          <table:table-cell table:style-name="ce216"/>
          <table:table-cell table:style-name="ce82"/>
          <table:table-cell office:value-type="string" office:string-value="Watch - Thinking - Brainstorm - Rank - Approach " table:formula="of:=HYPERLINK(&quot;https://www.youtube.com/watch?v=7z1498LTCgg&quot;;&quot;Watch - Thinking - Brainstorm - Rank - Approach &quot;)" table:style-name="ce107">
            <text:p>Watch - Thinking - Brainstorm - Rank - Approach<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5:.H5])" table:style-name="ce55">
            <text:p>0</text:p>
          </table:table-cell>
          <table:table-cell table:style-name="ce55"/>
          <table:table-cell table:style-name="ce216"/>
          <table:table-cell table:style-name="ce82"/>
          <table:table-cell office:value-type="string" office:string-value="Study STL (You may study data structures if found hard)" table:formula="of:=HYPERLINK(&quot;https://www.youtube.com/watch?v=KAS83uXf_8s&amp;list=PLPt2dINI2MIZPFq6HyUB1Uhxdh1UDnZMS&quot;;&quot;Study STL (You may study data structures if found hard)&quot;)" table:style-name="ce107">
            <text:p>Study STL (You may study data structures if found hard)</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H6])" table:style-name="ce55">
            <text:p>0</text:p>
          </table:table-cell>
          <table:table-cell table:style-name="ce55"/>
          <table:table-cell table:style-name="ce216"/>
          <table:table-cell table:style-name="ce82"/>
          <table:table-cell office:value-type="string" office:string-value="Watch - Combinatorics - Permutations and Combinations - 1" table:formula="of:=HYPERLINK(&quot;https://www.youtube.com/watch?v=9wvqNeX_JnI&quot;;&quot;Watch - Combinatorics - Permutations and Combinations - 1&quot;)" table:style-name="ce107">
            <text:p>Watch - Combinatorics - Permutations and Combinations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H7])" table:style-name="ce55">
            <text:p>0</text:p>
          </table:table-cell>
          <table:table-cell table:style-name="ce55"/>
          <table:table-cell table:style-name="ce216"/>
          <table:table-cell table:style-name="ce82"/>
          <table:table-cell office:value-type="string" office:string-value="Watch - Combinatorics - Permutations and Combinations - 2" table:formula="of:=HYPERLINK(&quot;https://www.youtube.com/watch?v=8V_xhaPpjmM&quot;;&quot;Watch - Combinatorics - Permutations and Combinations - 2&quot;)" table:style-name="ce107">
            <text:p>Watch - Combinatorics - Permutations and Combinations - 2</text:p>
          </table:table-cell>
          <table:table-cell table:number-columns-repeated="16371"/>
        </table:table-row>
        <table:table-row table:style-name="ro1">
          <table:table-cell office:value-type="string" table:style-name="ce65">
            <text:p>Petya and Countryside</text:p>
          </table:table-cell>
          <table:table-cell office:value-type="string" office:string-value="CF66-D2-B" table:formula="of:=HYPERLINK(&quot;http://codeforces.com/contest/66/problem/B&quot;;&quot;CF66-D2-B&quot;)" table:style-name="ce50">
            <text:p>CF6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XRgCL-gVU7M&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ear and Finding Criminals</text:p>
          </table:table-cell>
          <table:table-cell office:value-type="string" office:string-value="CF680-D2-B" table:formula="of:=HYPERLINK(&quot;http://codeforces.com/contest/680/problem/B&quot;;&quot;CF680-D2-B&quot;)" table:style-name="ce50">
            <text:p>CF6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oKRNtI-ZI5g&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urglar and Matches</text:p>
          </table:table-cell>
          <table:table-cell office:value-type="string" office:string-value="CF16-D2-B" table:formula="of:=HYPERLINK(&quot;http://codeforces.com/contest/16/problem/B&quot;;&quot;CF16-D2-B&quot;)" table:style-name="ce50">
            <text:p>CF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eDg_yuWBS8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aisa and Pylons</text:p>
          </table:table-cell>
          <table:table-cell office:value-type="string" office:string-value="CF463-D2-B" table:formula="of:=HYPERLINK(&quot;http://codeforces.com/contest/463/problem/B&quot;;&quot;CF463-D2-B&quot;)" table:style-name="ce50">
            <text:p>CF4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c6X5U5HATAA&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Sum of Digits</text:p>
          </table:table-cell>
          <table:table-cell office:value-type="string" office:string-value="CF102-D2-B" table:formula="of:=HYPERLINK(&quot;http://codeforces.com/contest/102/problem/B&quot;;&quot;CF102-D2-B&quot;)" table:style-name="ce50">
            <text:p>CF1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_qdIm9Yj9_U&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oins</text:p>
          </table:table-cell>
          <table:table-cell office:value-type="string" office:string-value="CF47-D2-B" table:formula="of:=HYPERLINK(&quot;http://codeforces.com/contest/47/problem/B&quot;;&quot;CF47-D2-B&quot;)" table:style-name="ce50">
            <text:p>CF4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med Hajajla" table:formula="of:=HYPERLINK(&quot;https://www.youtube.com/watch?v=lvK0ZlpWeEY&amp;feature=youtu.be&quot;;&quot;Video Solution - Eng Samed Hajajla&quot;)" table:style-name="ce78">
            <text:p>Video Solution - Eng Samed Hajajla</text:p>
          </table:table-cell>
          <table:table-cell table:number-columns-repeated="16371"/>
        </table:table-row>
        <table:table-row table:style-name="ro1">
          <table:table-cell office:value-type="string" table:style-name="ce65">
            <text:p>Effective Approach</text:p>
          </table:table-cell>
          <table:table-cell office:value-type="string" office:string-value="CF227-D2-B" table:formula="of:=HYPERLINK(&quot;http://codeforces.com/contest/227/problem/B&quot;;&quot;CF227-D2-B&quot;)" table:style-name="ce50">
            <text:p>CF2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76gg4S0A2nk&quot;;&quot;Video Solution - Eng Abanob Ashraf&quot;)" table:style-name="ce78">
            <text:p>Video Solution - Eng Abanob Ashraf</text:p>
          </table:table-cell>
          <table:table-cell table:number-columns-repeated="16371"/>
        </table:table-row>
        <table:table-row table:style-name="ro1">
          <table:table-cell office:value-type="string" table:style-name="ce65">
            <text:p>Easter Eggs</text:p>
          </table:table-cell>
          <table:table-cell office:value-type="string" office:string-value="CF78-D2-B" table:formula="of:=HYPERLINK(&quot;http://codeforces.com/contest/78/problem/B&quot;;&quot;CF78-D2-B&quot;)" table:style-name="ce50">
            <text:p>CF7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rJN_rI2xiV4&quot;;&quot;Video Solution - Eng Abanob Ashraf&quot;)" table:style-name="ce78">
            <text:p>Video Solution - Eng Abanob Ashraf</text:p>
          </table:table-cell>
          <table:table-cell table:number-columns-repeated="16371"/>
        </table:table-row>
        <table:table-row table:style-name="ro1">
          <table:table-cell office:value-type="string" table:style-name="ce75">
            <text:p>Decoding</text:p>
          </table:table-cell>
          <table:table-cell office:value-type="string" office:string-value="CF746-D2-B" table:formula="of:=HYPERLINK(&quot;http://codeforces.com/contest/746/problem/B&quot;;&quot;CF746-D2-B&quot;)" table:style-name="ce76">
            <text:p>CF74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 to be (Java)" table:formula="of:=HYPERLINK(&quot;https://www.youtube.com/watch?v=FI5HvI9SQtA&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7:.H17])" table:style-name="ce55">
            <text:p>0</text:p>
          </table:table-cell>
          <table:table-cell table:style-name="ce55"/>
          <table:table-cell table:style-name="ce216"/>
          <table:table-cell table:style-name="ce82"/>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8:.H18])" table:style-name="ce55">
            <text:p>0</text:p>
          </table:table-cell>
          <table:table-cell table:style-name="ce55"/>
          <table:table-cell table:style-name="ce216"/>
          <table:table-cell table:style-name="ce82"/>
          <table:table-cell office:value-type="string" office:string-value="Revise Stack/Queue datastructure concepts. Learn using STL" table:formula="of:=HYPERLINK(&quot;https://www.youtube.com/watch?v=6QS_Cup1YoI&quot;;&quot;Revise Stack/Queue datastructure concepts. Learn using STL&quot;)" table:style-name="ce107">
            <text:p>Revise Stack/Queue datastructure concepts. Learn using ST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9:.H19])" table:style-name="ce55">
            <text:p>0</text:p>
          </table:table-cell>
          <table:table-cell table:style-name="ce55"/>
          <table:table-cell table:style-name="ce216"/>
          <table:table-cell table:style-name="ce82"/>
          <table:table-cell office:value-type="string" office:string-value="Watch - Number Theory - Fib, GCD, LCM, Pow" table:formula="of:=HYPERLINK(&quot;https://www.youtube.com/watch?v=YklnFXpq0ZE&quot;;&quot;Watch - Number Theory - Fib, GCD, LCM, Pow&quot;)" table:style-name="ce107">
            <text:p>Watch - Number Theory - Fib, GCD, LCM, Pow</text:p>
          </table:table-cell>
          <table:table-cell table:number-columns-repeated="16371"/>
        </table:table-row>
        <table:table-row table:style-name="ro1">
          <table:table-cell office:value-type="string" table:style-name="ce85">
            <text:p>Big Mod</text:p>
          </table:table-cell>
          <table:table-cell office:value-type="string" office:string-value="UVA 374" table:formula="of:=HYPERLINK(&quot;https://uva.onlinejudge.org/index.php?option=onlinejudge&amp;page=show_problem&amp;problem=310&quot;;&quot;UVA 374&quot;)" table:style-name="ce108">
            <text:p>UVA 374</text:p>
          </table:table-cell>
          <table:table-cell table:style-name="ce211"/>
          <table:table-cell table:number-columns-repeated="5" table:style-name="ce82"/>
          <table:table-cell office:value-type="float" office:value="0" table:formula="of:=SUM([.E20:.H2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Combinations</text:p>
          </table:table-cell>
          <table:table-cell office:value-type="string" office:string-value="UVA 369" table:formula="of:=HYPERLINK(&quot;https://uva.onlinejudge.org/index.php?option=onlinejudge&amp;page=show_problem&amp;problem=305&quot;;&quot;UVA 369&quot;)" table:style-name="ce19">
            <text:p>UVA 369</text:p>
          </table:table-cell>
          <table:table-cell table:style-name="ce211"/>
          <table:table-cell table:number-columns-repeated="5" table:style-name="ce82"/>
          <table:table-cell office:value-type="float" office:value="0" table:formula="of:=SUM([.E21:.H2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Pi</text:p>
          </table:table-cell>
          <table:table-cell office:value-type="string" office:string-value="UVA 412" table:formula="of:=HYPERLINK(&quot;https://uva.onlinejudge.org/index.php?option=onlinejudge&amp;page=show_problem&amp;problem=353&quot;;&quot;UVA 412&quot;)" table:style-name="ce19">
            <text:p>UVA 412</text:p>
          </table:table-cell>
          <table:table-cell table:style-name="ce211"/>
          <table:table-cell table:number-columns-repeated="5" table:style-name="ce82"/>
          <table:table-cell office:value-type="float" office:value="0" table:formula="of:=SUM([.E22:.H22])" table:style-name="ce55">
            <text:p>0</text:p>
          </table:table-cell>
          <table:table-cell table:style-name="ce55"/>
          <table:table-cell table:style-name="ce216"/>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table:number-columns-repeated="16371"/>
        </table:table-row>
        <table:table-row table:style-name="ro1">
          <table:table-cell office:value-type="string" table:style-name="ce86">
            <text:p>Adding Reversed Numbers</text:p>
          </table:table-cell>
          <table:table-cell office:value-type="string" office:string-value="UVA 713" table:formula="of:=HYPERLINK(&quot;https://uva.onlinejudge.org/index.php?option=onlinejudge&amp;page=show_problem&amp;problem=654&quot;;&quot;UVA 713&quot;)" table:style-name="ce87">
            <text:p>UVA 713</text:p>
          </table:table-cell>
          <table:table-cell table:style-name="ce212"/>
          <table:table-cell table:number-columns-repeated="5" table:style-name="ce55"/>
          <table:table-cell office:value-type="float" office:value="0" table:formula="of:=SUM([.E23:.H23])" table:style-name="ce55">
            <text:p>0</text:p>
          </table:table-cell>
          <table:table-cell table:style-name="ce55"/>
          <table:table-cell table:style-name="ce216"/>
          <table:table-cell table:style-name="ce55"/>
          <table:table-cell office:value-type="string" table:style-name="ce59">
            <text:p>Don't use big integer class. Write simple array computations</text:p>
          </table:table-cell>
          <table:table-cell table:number-columns-repeated="16371"/>
        </table:table-row>
        <table:table-row table:style-name="ro1">
          <table:table-cell office:value-type="string" table:style-name="ce86">
            <text:p>Taxi</text:p>
          </table:table-cell>
          <table:table-cell office:value-type="string" office:string-value="TIMUS 1607" table:formula="of:=HYPERLINK(&quot;http://acm.timus.ru/problem.aspx?space=1&amp;num=1607&quot;;&quot;TIMUS 1607&quot;)" table:style-name="ce87">
            <text:p>TIMUS 1607</text:p>
          </table:table-cell>
          <table:table-cell table:style-name="ce212"/>
          <table:table-cell table:number-columns-repeated="5" table:style-name="ce55"/>
          <table:table-cell office:value-type="float" office:value="0" table:formula="of:=SUM([.E24:.H24])" table:style-name="ce55">
            <text:p>0</text:p>
          </table:table-cell>
          <table:table-cell table:style-name="ce55"/>
          <table:table-cell table:style-name="ce216"/>
          <table:table-cell table:style-name="ce55"/>
          <table:table-cell office:value-type="string" table:style-name="ce59">
            <text:p>Can you get AC first submission?</text:p>
          </table:table-cell>
          <table:table-cell table:number-columns-repeated="16371"/>
        </table:table-row>
        <table:table-row table:style-name="ro1">
          <table:table-cell office:value-type="string" table:style-name="ce86">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87">
            <text:p>LIVEARCHIVE 2557</text:p>
          </table:table-cell>
          <table:table-cell table:style-name="ce212"/>
          <table:table-cell table:number-columns-repeated="5" table:style-name="ce55"/>
          <table:table-cell office:value-type="float" office:value="0" table:formula="of:=SUM([.E25:.H25])" table:style-name="ce55">
            <text:p>0</text:p>
          </table:table-cell>
          <table:table-cell table:style-name="ce55"/>
          <table:table-cell table:style-name="ce216"/>
          <table:table-cell table:style-name="ce55"/>
          <table:table-cell office:value-type="string" office:string-value="Find a formula" table:formula="of:=HYPERLINK(&quot;https://raw.githubusercontent.com/NadaAlaa/CompetitiveProgramming/master/LiveArchive/2557.cpp&quot;;&quot;Find a formula&quot;)" table:style-name="ce69">
            <text:p>Find a formula</text:p>
          </table:table-cell>
          <table:table-cell table:number-columns-repeated="16371"/>
        </table:table-row>
        <table:table-row table:style-name="ro1">
          <table:table-cell office:value-type="string" table:style-name="ce86">
            <text:p>Vanya and Lanterns</text:p>
          </table:table-cell>
          <table:table-cell office:value-type="string" office:string-value="CF492-D2-B" table:formula="of:=HYPERLINK(&quot;http://codeforces.com/contest/492/problem/B&quot;;&quot;CF492-D2-B&quot;)" table:style-name="ce87">
            <text:p>CF49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4fMKTt8e84&quot;;&quot;Video Solution - Solver to be (Java)&quot;)" table:style-name="ce77">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27:.H27])" table:style-name="ce55">
            <text:p>0</text:p>
          </table:table-cell>
          <table:table-cell table:style-name="ce55"/>
          <table:table-cell table:style-name="ce216"/>
          <table:table-cell table:style-name="ce82"/>
          <table:table-cell office:value-type="string" office:string-value="Watch - Prefix Sum" table:formula="of:=HYPERLINK(&quot;https://www.youtube.com/watch?v=hqOqr6vFPp8&quot;;&quot;Watch - Prefix Sum&quot;)" table:style-name="ce110">
            <text:p>Watch - Prefix Sum</text:p>
          </table:table-cell>
          <table:table-cell table:number-columns-repeated="16371"/>
        </table:table-row>
        <table:table-row table:style-name="ro1">
          <table:table-cell office:value-type="string" table:style-name="ce75">
            <text:p>Kuriyama Mirai's Stones</text:p>
          </table:table-cell>
          <table:table-cell office:value-type="string" office:string-value="CF433-D2-B" table:formula="of:=HYPERLINK(&quot;http://codeforces.com/contest/433/problem/B&quot;;&quot;CF433-D2-B&quot;)" table:style-name="ce108">
            <text:p>CF43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number-columns-repeated="2" table:style-name="ce11"/>
          <table:table-cell table:number-columns-repeated="16371"/>
        </table:table-row>
        <table:table-row table:style-name="ro1">
          <table:table-cell office:value-type="string" table:style-name="ce75">
            <text:p>Fence</text:p>
          </table:table-cell>
          <table:table-cell office:value-type="string" office:string-value="CF363-D2-B" table:formula="of:=HYPERLINK(&quot;http://codeforces.com/contest/363/problem/B&quot;;&quot;CF363-D2-B&quot;)" table:style-name="ce108">
            <text:p>CF36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Muntaser Abukadeja" table:formula="of:=HYPERLINK(&quot;https://www.youtube.com/watch?v=uwbfFMVMYBg&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65">
            <text:p>President's Office</text:p>
          </table:table-cell>
          <table:table-cell office:value-type="string" office:string-value="CF6-D2-B" table:formula="of:=HYPERLINK(&quot;http://codeforces.com/contest/6/problem/B&quot;;&quot;CF6-D2-B&quot;)" table:style-name="ce50">
            <text:p>CF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FTM7HQahAc8&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80">
            <text:p>CF6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sy_g77hnbaA&quot;;&quot;Video Solution - Solver to be (Java)&quot;)" table:style-name="ce78">
            <text:p>Video Solution - Solver to be (Java)</text:p>
          </table:table-cell>
          <table:table-cell table:number-columns-repeated="1637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80">
            <text:p>CF4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_WHkB7Aeeo&quot;;&quot;Video Solution - Solver to be (Java)&quot;)" table:style-name="ce78">
            <text:p>Video Solution - Solver to be (Java)</text:p>
          </table:table-cell>
          <table:table-cell table:number-columns-repeated="16371"/>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80">
            <text:p>CF81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cFqla_dXSBs&quot;;&quot;Video Solution - Solver to be (Java)&quot;)" table:style-name="ce78">
            <text:p>Video Solution - Solver to be (Java)</text:p>
          </table:table-cell>
          <table:table-cell table:number-columns-repeated="1637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80">
            <text:p>CF79-D1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QIANdSy3nQg&quot;;&quot;Video Solution - Solver to be (Java)&quot;)" table:style-name="ce78">
            <text:p>Video Solution - Solver to be (Java)</text:p>
          </table:table-cell>
          <table:table-cell table:number-columns-repeated="1637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80">
            <text:p>CF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untaser Abukadeja" table:formula="of:=HYPERLINK(&quot;https://www.youtube.com/watch?v=IlM9o1-xgE4&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80">
            <text:p>CF76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dCChUGZjaS4&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7:.H37])"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8:.H38])" table:style-name="ce55">
            <text:p>0</text:p>
          </table:table-cell>
          <table:table-cell table:style-name="ce55"/>
          <table:table-cell table:style-name="ce216"/>
          <table:table-cell table:style-name="ce82"/>
          <table:table-cell office:value-type="string" office:string-value="Watch - Graph Theory - BFS" table:formula="of:=HYPERLINK(&quot;https://www.youtube.com/watch?v=COB1GHq0YwY&quot;;&quot;Watch - Graph Theory - BFS&quot;)" table:style-name="ce107">
            <text:p>Watch - Graph Theory - BFS</text:p>
          </table:table-cell>
          <table:table-cell table:number-columns-repeated="16371"/>
        </table:table-row>
        <table:table-row table:style-name="ro1">
          <table:table-cell office:value-type="string" table:style-name="ce85">
            <text:p>Tic-Tac-Toe ( I )</text:p>
          </table:table-cell>
          <table:table-cell office:value-type="string" office:string-value="SPOJ TOE1" table:formula="of:=HYPERLINK(&quot;http://www.spoj.com/problems/TOE1/&quot;;&quot;SPOJ TOE1&quot;)" table:style-name="ce108">
            <text:p>SPOJ TOE1</text:p>
          </table:table-cell>
          <table:table-cell table:style-name="ce211"/>
          <table:table-cell table:number-columns-repeated="5" table:style-name="ce82"/>
          <table:table-cell office:value-type="float" office:value="0" table:formula="of:=SUM([.E39:.H39])"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M2c3csK3Ps&quot;;&quot;Video Solution - Eng Ayman Salah&quot;)" table:style-name="ce78">
            <text:p>Video Solution - Eng Ayman Salah</text:p>
          </table:table-cell>
          <table:table-cell table:number-columns-repeated="16371"/>
        </table:table-row>
        <table:table-row table:style-name="ro1">
          <table:table-cell office:value-type="string" table:style-name="ce85">
            <text:p>Tic-Tac-Toe ( II )</text:p>
          </table:table-cell>
          <table:table-cell office:value-type="string" office:string-value="SPOJ TOE2" table:formula="of:=HYPERLINK(&quot;http://www.spoj.com/problems/TOE2/&quot;;&quot;SPOJ TOE2&quot;)" table:style-name="ce108">
            <text:p>SPOJ TOE2</text:p>
          </table:table-cell>
          <table:table-cell table:style-name="ce211"/>
          <table:table-cell table:number-columns-repeated="5" table:style-name="ce82"/>
          <table:table-cell office:value-type="float" office:value="0" table:formula="of:=SUM([.E40:.H40])" table:style-name="ce55">
            <text:p>0</text:p>
          </table:table-cell>
          <table:table-cell table:style-name="ce55"/>
          <table:table-cell table:style-name="ce216"/>
          <table:table-cell table:style-name="ce82"/>
          <table:table-cell office:value-type="string" office:string-value="Video Solution - Eng Essam AlNaggar" table:formula="of:=HYPERLINK(&quot;https://www.youtube.com/watch?v=LleR_xaCfMY&amp;feature=youtu.be&quot;;&quot;Video Solution - Eng Essam AlNaggar&quot;)" table:style-name="ce78">
            <text:p>Video Solution - Eng Essam AlNaggar</text:p>
          </table:table-cell>
          <table:table-cell table:number-columns-repeated="16371"/>
        </table:table-row>
        <table:table-row table:style-name="ro1">
          <table:table-cell office:value-type="string" table:style-name="ce85">
            <text:p>Knight Moves</text:p>
          </table:table-cell>
          <table:table-cell office:value-type="string" office:string-value="UVA 439" table:formula="of:=HYPERLINK(&quot;https://uva.onlinejudge.org/index.php?option=com_onlinejudge&amp;Itemid=8&amp;page=show_problem&amp;problem=380&quot;;&quot;UVA 439&quot;)" table:style-name="ce108">
            <text:p>UVA 439</text:p>
          </table:table-cell>
          <table:table-cell table:style-name="ce211"/>
          <table:table-cell table:number-columns-repeated="5" table:style-name="ce82"/>
          <table:table-cell office:value-type="float" office:value="0" table:formula="of:=SUM([.E41:.H41])" table:style-name="ce55">
            <text:p>0</text:p>
          </table:table-cell>
          <table:table-cell table:style-name="ce55"/>
          <table:table-cell table:style-name="ce216"/>
          <table:table-cell table:style-name="ce82"/>
          <table:table-cell office:value-type="string" office:string-value="Video Solution - Eng Magdy Hasan" table:formula="of:=HYPERLINK(&quot;https://www.youtube.com/watch?v=_S7BCbISrdo&amp;feature=youtu.be&quot;;&quot;Video Solution - Eng Magdy Hasan&quot;)" table:style-name="ce78">
            <text:p>Video Solution - Eng Magdy Hasan</text:p>
          </table:table-cell>
          <table:table-cell table:number-columns-repeated="16371"/>
        </table:table-row>
        <table:table-row table:style-name="ro1">
          <table:table-cell office:value-type="string" table:style-name="ce85">
            <text:p>King's Path</text:p>
          </table:table-cell>
          <table:table-cell office:value-type="string" office:string-value="CF242-D2-C" table:formula="of:=HYPERLINK(&quot;http://codeforces.com/contest/242/problem/C&quot;;&quot;CF242-D2-C&quot;)" table:style-name="ce108">
            <text:p>CF242-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KmxeOFQ_4Rw&quot;;&quot;Video Solution - Dr Mostafa Saad&quot;)" table:style-name="ce78">
            <text:p>Video Solution - Dr Mostafa Saad</text:p>
          </table:table-cell>
          <table:table-cell table:number-columns-repeated="16371"/>
        </table:table-row>
        <table:table-row table:style-name="ro1">
          <table:table-cell office:value-type="string" table:style-name="ce86">
            <text:p>Bookworm</text:p>
          </table:table-cell>
          <table:table-cell office:value-type="string" table:style-name="ce111">
            <text:p>TIMUS 1638</text:p>
          </table:table-cell>
          <table:table-cell table:style-name="ce211"/>
          <table:table-cell table:number-columns-repeated="5" table:style-name="ce82"/>
          <table:table-cell office:value-type="float" office:value="0" table:formula="of:=SUM([.E43:.H43])" table:style-name="ce55">
            <text:p>0</text:p>
          </table:table-cell>
          <table:table-cell table:style-name="ce55"/>
          <table:table-cell table:style-name="ce216"/>
          <table:table-cell table:style-name="ce82"/>
          <table:table-cell office:value-type="string" office:string-value="Can you get AC first submission" table:formula="of:=HYPERLINK(&quot;http://xoptutorials.com/index.php/2017/01/01/timus1638/&quot;;&quot;Can you get AC first submission&quot;)" table:style-name="ce78">
            <text:p>Can you get AC first submission</text:p>
          </table:table-cell>
          <table:table-cell table:number-columns-repeated="16371"/>
        </table:table-row>
        <table:table-row table:style-name="ro1">
          <table:table-cell table:style-name="ce86"/>
          <table:table-cell office:value-type="string" table:style-name="ce20">
            <text:p><text:a xlink:href="https://onlinejudge.org/index.php?option=onlinejudge&amp;Itemid=8&amp;page=show_problem&amp;problem=1402">UVA 10461</text:a></text:p>
          </table:table-cell>
          <table:table-cell table:style-name="ce211"/>
          <table:table-cell table:number-columns-repeated="5" table:style-name="ce82"/>
          <table:table-cell office:value-type="float" office:value="0" table:formula="of:=SUM([.E44:.H4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75"/>
          <table:table-cell office:value-type="string" table:style-name="ce20">
            <text:p><text:a xlink:href="https://www.spoj.com/problems/POSTERIN/">SPOJ POSTERIN</text:a></text:p>
          </table:table-cell>
          <table:table-cell table:style-name="ce211"/>
          <table:table-cell table:number-columns-repeated="5" table:style-name="ce82"/>
          <table:table-cell office:value-type="float" office:value="0" table:formula="of:=SUM([.E45:.H45])" table:style-name="ce55">
            <text:p>0</text:p>
          </table:table-cell>
          <table:table-cell table:style-name="ce55"/>
          <table:table-cell table:style-name="ce216"/>
          <table:table-cell table:style-name="ce82"/>
          <table:table-cell office:value-type="string" office:string-value="Sol" table:formula="of:=HYPERLINK(&quot;https://github.com/Ownography/CP/blob/master/SPOJ%20POSTERIN&quot;; &quot;Sol&quot;)" table:style-name="ce78">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tudents and Shoelaces</text:p>
          </table:table-cell>
          <table:table-cell office:value-type="string" office:string-value="CF129-D2-B" table:formula="of:=HYPERLINK(&quot;http://codeforces.com/contest/129/problem/B&quot;;&quot;CF129-D2-B&quot;)" table:style-name="ce50">
            <text:p>CF1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si51JINxbpk&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Dreamoon and WiFi</text:p>
          </table:table-cell>
          <table:table-cell office:value-type="string" office:string-value="CF476-D2-B" table:formula="of:=HYPERLINK(&quot;http://codeforces.com/contest/476/problem/B&quot;;&quot;CF476-D2-B&quot;)" table:style-name="ce50">
            <text:p>CF4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uzA2fH9Ol7I&amp;feature=youtu.be&quot;;&quot;Video Solution - Eng Mohamed Adel&quot;)" table:style-name="ce78">
            <text:p>Video Solution - Eng Mohamed Adel</text:p>
          </table:table-cell>
          <table:table-cell table:number-columns-repeated="16371"/>
        </table:table-row>
        <table:table-row table:style-name="ro1">
          <table:table-cell office:value-type="string" table:style-name="ce65">
            <text:p>Chat Online</text:p>
          </table:table-cell>
          <table:table-cell office:value-type="string" office:string-value="CF469-D2-B" table:formula="of:=HYPERLINK(&quot;http://codeforces.com/contest/469/problem/B&quot;;&quot;CF469-D2-B&quot;)" table:style-name="ce50">
            <text:p>CF46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7ns-xfWB-8g&quot;;&quot;Video Solution - Eng Mohamed Adel&quot;)" table:style-name="ce78">
            <text:p>Video Solution - Eng Mohamed Adel</text:p>
          </table:table-cell>
          <table:table-cell table:number-columns-repeated="16371"/>
        </table:table-row>
        <table:table-row table:style-name="ro1">
          <table:table-cell office:value-type="string" table:style-name="ce65">
            <text:p>Olympic Medal</text:p>
          </table:table-cell>
          <table:table-cell office:value-type="string" office:string-value="CF215-D2-B" table:formula="of:=HYPERLINK(&quot;http://codeforces.com/contest/215/problem/B&quot;;&quot;CF215-D2-B&quot;)" table:style-name="ce50">
            <text:p>CF2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9PMRkDH1SAY&amp;t=4s&quot;;&quot;Video Solution - Eng Ahmed Salah&quot;)" table:style-name="ce77">
            <text:p>Video Solution - Eng Ahmed Salah</text:p>
          </table:table-cell>
          <table:table-cell table:number-columns-repeated="16371"/>
        </table:table-row>
        <table:table-row table:style-name="ro1">
          <table:table-cell office:value-type="string" table:style-name="ce65">
            <text:p>Filya and Homework</text:p>
          </table:table-cell>
          <table:table-cell office:value-type="string" office:string-value="CF714-D2-B" table:formula="of:=HYPERLINK(&quot;http://codeforces.com/contest/714/problem/B&quot;;&quot;CF714-D2-B&quot;)" table:style-name="ce50">
            <text:p>CF7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aDDoryh3x_g&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Inna and New Matrix of Candies</text:p>
          </table:table-cell>
          <table:table-cell office:value-type="string" office:string-value="CF400-D2-B" table:formula="of:=HYPERLINK(&quot;http://codeforces.com/contest/400/problem/B&quot;;&quot;CF400-D2-B&quot;)" table:style-name="ce50">
            <text:p>CF40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ZWL57YYKwUM&amp;t=1s&quot;;&quot;Video Solution - Eng Mohamed Salah&quot;)" table:style-name="ce78">
            <text:p>Video Solution - Eng Mohamed Salah</text:p>
          </table:table-cell>
          <table:table-cell table:number-columns-repeated="16371"/>
        </table:table-row>
        <table:table-row table:style-name="ro1">
          <table:table-cell office:value-type="string" table:style-name="ce65">
            <text:p>Steps</text:p>
          </table:table-cell>
          <table:table-cell office:value-type="string" office:string-value="CF152-D2-B" table:formula="of:=HYPERLINK(&quot;http://codeforces.com/contest/152/problem/B&quot;;&quot;CF152-D2-B&quot;)" table:style-name="ce50">
            <text:p>CF1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PNB_OSbdCpQ&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Growing Mushrooms</text:p>
          </table:table-cell>
          <table:table-cell office:value-type="string" office:string-value="CF186-D2-B" table:formula="of:=HYPERLINK(&quot;http://codeforces.com/contest/186/problem/B&quot;;&quot;CF186-D2-B&quot;)" table:style-name="ce50">
            <text:p>CF1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WdzdNdsaku4&quot;;&quot;Video Solution - Eng Mohamed Salah&quot;)" table:style-name="ce78">
            <text:p>Video Solution - Eng Mohamed Salah</text:p>
          </table:table-cell>
          <table:table-cell table:number-columns-repeated="1637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80">
            <text:p>CF1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IVVN9u6PGJM&amp;feature=youtu.be#_=_&quot;;&quot;Video Solution - Eng Ahmed Salah&quot;)" table:style-name="ce77">
            <text:p>Video Solution - Eng Ahmed Salah</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office:value-type="string" table:style-name="ce107">
            <text:p><text:a xlink:href="https://www.youtube.com/watch?v=ZlyYQqYj2W8&amp;list=PLPt2dINI2MIbwnEoeHZnUHeUHjTd8x4F3&amp;index=32&amp;t=1s">Review - Recursion + Solve excersies</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7:.H57])" table:style-name="ce55">
            <text:p>0</text:p>
          </table:table-cell>
          <table:table-cell table:style-name="ce55"/>
          <table:table-cell table:style-name="ce216"/>
          <table:table-cell table:style-name="ce82"/>
          <table:table-cell office:value-type="string" table:style-name="ce107">
            <text:p><text:a xlink:href="https://www.youtube.com/watch?v=hyk46UmJPS4&amp;list=PLPt2dINI2MIZPFq6HyUB1Uhxdh1UDnZMS&amp;index=22">Review - Recursion - Don't feel bad for missing half of it</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9:.H59])" table:style-name="ce55">
            <text:p>0</text:p>
          </table:table-cell>
          <table:table-cell table:style-name="ce55"/>
          <table:table-cell table:style-name="ce216"/>
          <table:table-cell table:style-name="ce82"/>
          <table:table-cell office:value-type="string" office:string-value="Watch - Intro to DP - 1" table:formula="of:=HYPERLINK(&quot;https://www.youtube.com/watch?v=gFdP6X4CyKU&quot;;&quot;Watch - Intro to DP - 1&quot;)" table:style-name="ce107">
            <text:p>Watch - Intro to DP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0:.H60])" table:style-name="ce55">
            <text:p>0</text:p>
          </table:table-cell>
          <table:table-cell table:style-name="ce55"/>
          <table:table-cell table:style-name="ce216"/>
          <table:table-cell table:style-name="ce82"/>
          <table:table-cell office:value-type="string" office:string-value="Watch - Intro to DP - 2" table:formula="of:=HYPERLINK(&quot;https://www.youtube.com/watch?v=1j3srLj-C5Q&quot;;&quot;Watch - Intro to DP - 2&quot;)" table:style-name="ce107">
            <text:p>Watch - Intro to DP - 2</text:p>
          </table:table-cell>
          <table:table-cell table:number-columns-repeated="16371"/>
        </table:table-row>
        <table:table-row table:style-name="ro1">
          <table:table-cell office:value-type="string" table:style-name="ce85">
            <text:p>Vacations</text:p>
          </table:table-cell>
          <table:table-cell office:value-type="string" office:string-value="CF699-D2-C" table:formula="of:=HYPERLINK(&quot;http://codeforces.com/contest/699/problem/C&quot;;&quot;CF699-D2-C&quot;)" table:style-name="ce112">
            <text:p>CF699-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Woodcutters</text:p>
          </table:table-cell>
          <table:table-cell office:value-type="string" office:string-value="CF545-D2-C" table:formula="of:=HYPERLINK(&quot;http://codeforces.com/contest/545/problem/C&quot;;&quot;CF545-D2-C&quot;)" table:style-name="ce112">
            <text:p>CF545-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Barcode</text:p>
          </table:table-cell>
          <table:table-cell office:value-type="string" office:string-value="CF225-D2-C" table:formula="of:=HYPERLINK(&quot;http://codeforces.com/contest/225/problem/C&quot;;&quot;CF225-D2-C&quot;)" table:style-name="ce108">
            <text:p>CF225-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O7Tja1S5IYQ&quot;;&quot;Video Solution - Dr Mostafa Saad&quot;)" table:style-name="ce78">
            <text:p>Video Solution - Dr Mostafa Saad</text:p>
          </table:table-cell>
          <table:table-cell table:number-columns-repeated="16371"/>
        </table:table-row>
        <table:table-row table:style-name="ro1">
          <table:table-cell office:value-type="string" table:style-name="ce86">
            <text:p>Continents</text:p>
          </table:table-cell>
          <table:table-cell office:value-type="string" office:string-value="UVA 11094" table:formula="of:=HYPERLINK(&quot;https://uva.onlinejudge.org/index.php?option=onlinejudge&amp;page=show_problem&amp;problem=2035&quot;;&quot;UVA 11094&quot;)" table:style-name="ce113">
            <text:p>UVA 11094</text:p>
          </table:table-cell>
          <table:table-cell table:style-name="ce211"/>
          <table:table-cell table:number-columns-repeated="5" table:style-name="ce82"/>
          <table:table-cell office:value-type="float" office:value="0" table:formula="of:=SUM([.E64:.H64])"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LuFqaQ40RI&quot;;&quot;Video Solution - Eng Ayman Salah&quot;)" table:style-name="ce78">
            <text:p>Video Solution - Eng Ayman Salah</text:p>
          </table:table-cell>
          <table:table-cell table:number-columns-repeated="16371"/>
        </table:table-row>
        <table:table-row table:style-name="ro1">
          <table:table-cell office:value-type="string" table:style-name="ce86">
            <text:p>Brownie Points</text:p>
          </table:table-cell>
          <table:table-cell office:value-type="string" office:string-value="UVA 10865" table:formula="of:=HYPERLINK(&quot;https://uva.onlinejudge.org/index.php?option=onlinejudge&amp;page=show_problem&amp;problem=1806&quot;;&quot;UVA 10865&quot;)" table:style-name="ce87">
            <text:p>UVA 10865</text:p>
          </table:table-cell>
          <table:table-cell table:style-name="ce213"/>
          <table:table-cell table:number-columns-repeated="4" table:style-name="ce11"/>
          <table:table-cell table:style-name="ce82"/>
          <table:table-cell office:value-type="float" office:value="0" table:formula="of:=SUM([.E65:.H65])" table:style-name="ce55">
            <text:p>0</text:p>
          </table:table-cell>
          <table:table-cell table:style-name="ce55"/>
          <table:table-cell table:style-name="ce216"/>
          <table:table-cell table:style-name="ce11"/>
          <table:table-cell office:value-type="string" office:string-value="Video Solution - Eng Magdy Hasan" table:formula="of:=HYPERLINK(&quot;https://www.youtube.com/watch?v=VZ7kCc80C6o&amp;feature=youtu.be&quot;;&quot;Video Solution - Eng Magdy Hasan&quot;)" table:style-name="ce96">
            <text:p>Video Solution - Eng Magdy Hasan</text:p>
          </table:table-cell>
          <table:table-cell table:number-columns-repeated="16371"/>
        </table:table-row>
        <table:table-row table:style-name="ro1">
          <table:table-cell office:value-type="string" table:style-name="ce86">
            <text:p>Hanoi Tower</text:p>
          </table:table-cell>
          <table:table-cell office:value-type="string" office:string-value="TIMUS 1054" table:formula="of:=HYPERLINK(&quot;http://acm.timus.ru/problem.aspx?space=1&amp;num=1054&quot;;&quot;TIMUS 1054&quot;)" table:style-name="ce87">
            <text:p>TIMUS 1054</text:p>
          </table:table-cell>
          <table:table-cell table:style-name="ce213"/>
          <table:table-cell table:number-columns-repeated="4" table:style-name="ce11"/>
          <table:table-cell table:style-name="ce82"/>
          <table:table-cell office:value-type="float" office:value="0" table:formula="of:=SUM([.E66:.H66])" table:style-name="ce55">
            <text:p>0</text:p>
          </table:table-cell>
          <table:table-cell table:style-name="ce55"/>
          <table:table-cell table:style-name="ce216"/>
          <table:table-cell table:style-name="ce11"/>
          <table:table-cell office:value-type="string" office:string-value="Sol" table:formula="of:=HYPERLINK(&quot;https://github.com/MeGaCrazy/CompetitiveProgramming/blob/9ebf16b4239c8f58c694f2ae22c8f07d1fa70864/Timus/TIMUS_1054.cpp&quot;;&quot;Sol&quot;)" table:style-name="ce96">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7:.H6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ma and Changing Signs</text:p>
          </table:table-cell>
          <table:table-cell office:value-type="string" office:string-value="CF262-D2-B" table:formula="of:=HYPERLINK(&quot;http://codeforces.com/contest/262/problem/B&quot;;&quot;CF262-D2-B&quot;)" table:style-name="ce50">
            <text:p>CF26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6Ic_MPWfhEg&quot;;&quot;Video Solution - Eng Mohamed Salah&quot;)" table:style-name="ce78">
            <text:p>Video Solution - Eng Mohamed Salah</text:p>
          </table:table-cell>
          <table:table-cell table:number-columns-repeated="16371"/>
        </table:table-row>
        <table:table-row table:style-name="ro1">
          <table:table-cell office:value-type="string" table:style-name="ce65">
            <text:p>Bear and Strings</text:p>
          </table:table-cell>
          <table:table-cell office:value-type="string" office:string-value="CF385-D2-B" table:formula="of:=HYPERLINK(&quot;http://codeforces.com/contest/385/problem/B&quot;;&quot;CF385-D2-B&quot;)" table:style-name="ce50">
            <text:p>CF38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hTUYMzcMuvA&quot;;&quot;Video Solution - Eng Mohamed Salah&quot;)" table:style-name="ce78">
            <text:p>Video Solution - Eng Mohamed Salah</text:p>
          </table:table-cell>
          <table:table-cell table:number-columns-repeated="16371"/>
        </table:table-row>
        <table:table-row table:style-name="ro1">
          <table:table-cell office:value-type="string" table:style-name="ce65">
            <text:p>I.O.U.</text:p>
          </table:table-cell>
          <table:table-cell office:value-type="string" office:string-value="CF376-D2-B" table:formula="of:=HYPERLINK(&quot;http://codeforces.com/contest/376/problem/B&quot;;&quot;CF376-D2-B&quot;)" table:style-name="ce50">
            <text:p>CF3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d962qNWSvas&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Jeff and Periods</text:p>
          </table:table-cell>
          <table:table-cell office:value-type="string" office:string-value="CF352-D2-B" table:formula="of:=HYPERLINK(&quot;http://codeforces.com/contest/352/problem/B&quot;;&quot;CF352-D2-B&quot;)" table:style-name="ce50">
            <text:p>CF3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7xgzxrYuwUc&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Meeting</text:p>
          </table:table-cell>
          <table:table-cell office:value-type="string" office:string-value="CF144-D2-B" table:formula="of:=HYPERLINK(&quot;http://codeforces.com/contest/144/problem/B&quot;;&quot;CF144-D2-B&quot;)" table:style-name="ce50">
            <text:p>CF1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9fpKWAPudy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hocolate</text:p>
          </table:table-cell>
          <table:table-cell office:value-type="string" office:string-value="CF617-D2-B" table:formula="of:=HYPERLINK(&quot;http://codeforces.com/contest/617/problem/B&quot;;&quot;CF617-D2-B&quot;)" table:style-name="ce50">
            <text:p>CF61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APkfGgJJVCc&quot;;&quot;Video Solution - Eng Yahia Ashraf&quot;)" table:style-name="ce78">
            <text:p>Video Solution - Eng Yahia Ashraf</text:p>
          </table:table-cell>
          <table:table-cell table:number-columns-repeated="16371"/>
        </table:table-row>
        <table:table-row table:style-name="ro1">
          <table:table-cell office:value-type="string" table:style-name="ce65">
            <text:p>Easy Number Challenge</text:p>
          </table:table-cell>
          <table:table-cell office:value-type="string" office:string-value="CF236-D2-B" table:formula="of:=HYPERLINK(&quot;http://codeforces.com/contest/236/problem/B&quot;;&quot;CF236-D2-B&quot;)" table:style-name="ce50">
            <text:p>CF23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Tv2JpMqQWYg&quot;;&quot;Video Solution - Eng Yahia Ashraf&quot;)" table:style-name="ce78">
            <text:p>Video Solution - Eng Yahia Ashraf</text:p>
          </table:table-cell>
          <table:table-cell table:number-columns-repeated="16371"/>
        </table:table-row>
        <table:table-row table:style-name="ro1">
          <table:table-cell office:value-type="string" table:style-name="ce75">
            <text:p>Han Solo and Lazer Gun</text:p>
          </table:table-cell>
          <table:table-cell office:value-type="string" office:string-value="CF514-D2-B" table:formula="of:=HYPERLINK(&quot;http://codeforces.com/contest/514/problem/B&quot;;&quot;CF514-D2-B&quot;)" table:style-name="ce76">
            <text:p>CF51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hysics Practical</text:p>
          </table:table-cell>
          <table:table-cell office:value-type="string" office:string-value="CF253-D2-B" table:formula="of:=HYPERLINK(&quot;http://codeforces.com/contest/253/problem/B&quot;;&quot;CF253-D2-B&quot;)" table:style-name="ce76">
            <text:p>CF25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ohamed Salah" table:formula="of:=HYPERLINK(&quot;https://www.youtube.com/watch?v=ZR0IxC_xoFk&quot;;&quot;Video Solution - Eng Mohamed Salah&quot;)" table:style-name="ce78">
            <text:p>Video Solution - Eng Mohamed Salah</text:p>
          </table:table-cell>
          <table:table-cell table:number-columns-repeated="16371"/>
        </table:table-row>
        <table:table-row table:style-name="ro1">
          <table:table-cell office:value-type="string" table:style-name="ce75">
            <text:p>Two Buttons</text:p>
          </table:table-cell>
          <table:table-cell office:value-type="string" office:string-value="CF520-D2-B" table:formula="of:=HYPERLINK(&quot;http://codeforces.com/contest/520/problem/B&quot;;&quot;CF520-D2-B&quot;)" table:style-name="ce76">
            <text:p>CF52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tMsOxSRU4Sk&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78:.H78])"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9:.H79])" table:style-name="ce55">
            <text:p>0</text:p>
          </table:table-cell>
          <table:table-cell table:style-name="ce55"/>
          <table:table-cell table:style-name="ce216"/>
          <table:table-cell table:style-name="ce82"/>
          <table:table-cell office:value-type="string" office:string-value="Watch - Computational Geometry - Complex Number and 2D Point" table:formula="of:=HYPERLINK(&quot;https://www.youtube.com/watch?v=dcMtSmWHLP4&quot;;&quot;Watch - Computational Geometry - Complex Number and 2D Point&quot;)" table:style-name="ce107">
            <text:p>Watch - Computational Geometry - Complex Number and 2D Point</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0:.H80])" table:style-name="ce55">
            <text:p>0</text:p>
          </table:table-cell>
          <table:table-cell table:style-name="ce55"/>
          <table:table-cell table:style-name="ce216"/>
          <table:table-cell table:style-name="ce82"/>
          <table:table-cell office:value-type="string" office:string-value="Watch - Computational Geometry - Lines and Distances" table:formula="of:=HYPERLINK(&quot;https://www.youtube.com/watch?v=1Vi2h7dKdEQ&quot;;&quot;Watch - Computational Geometry - Lines and Distances&quot;)" table:style-name="ce107">
            <text:p>Watch - Computational Geometry - Lines and Distances</text:p>
          </table:table-cell>
          <table:table-cell table:number-columns-repeated="16371"/>
        </table:table-row>
        <table:table-row table:style-name="ro1">
          <table:table-cell office:value-type="string" table:style-name="ce85">
            <text:p>Intersecting Lines</text:p>
          </table:table-cell>
          <table:table-cell office:value-type="string" office:string-value="UVA 378" table:formula="of:=HYPERLINK(&quot;https://uva.onlinejudge.org/index.php?option=com_onlinejudge&amp;Itemid=8&amp;page=show_problem&amp;problem=314&quot;;&quot;UVA 378&quot;)" table:style-name="ce108">
            <text:p>UVA 378</text:p>
          </table:table-cell>
          <table:table-cell table:style-name="ce211"/>
          <table:table-cell table:number-columns-repeated="5" table:style-name="ce82"/>
          <table:table-cell office:value-type="float" office:value="0" table:formula="of:=SUM([.E81:.H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he Stern-Brocot Number</text:p>
          </table:table-cell>
          <table:table-cell office:value-type="string" office:string-value="UVA 10077" table:formula="of:=HYPERLINK(&quot;https://uva.onlinejudge.org/index.php?option=com_onlinejudge&amp;Itemid=8&amp;page=show_problem&amp;problem=1018&quot;;&quot;UVA 10077&quot;)" table:style-name="ce113">
            <text:p>UVA 10077</text:p>
          </table:table-cell>
          <table:table-cell table:style-name="ce211"/>
          <table:table-cell table:number-columns-repeated="5" table:style-name="ce82"/>
          <table:table-cell office:value-type="float" office:value="0" table:formula="of:=SUM([.E82:.H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Mr. Kitayuta's Colorful Graph</text:p>
          </table:table-cell>
          <table:table-cell office:value-type="string" office:string-value="CF505-D2-B" table:formula="of:=HYPERLINK(&quot;http://codeforces.com/contest/505/problem/B&quot;;&quot;CF505-D2-B&quot;)" table:style-name="ce87">
            <text:p>CF505-D2-B</text:p>
          </table:table-cell>
          <table:table-cell table:style-name="ce211"/>
          <table:table-cell table:number-columns-repeated="5" table:style-name="ce82"/>
          <table:table-cell office:value-type="float" office:value="0" table:formula="of:=SUM([.E83:.H83])" table:style-name="ce55">
            <text:p>0</text:p>
          </table:table-cell>
          <table:table-cell table:style-name="ce11"/>
          <table:table-cell table:style-name="ce217"/>
          <table:table-cell table:style-name="ce11"/>
          <table:table-cell office:value-type="string" office:string-value="Video Solution - Eng Muntaser Abukadeja" table:formula="of:=HYPERLINK(&quot;https://www.youtube.com/watch?v=4516VTXcDJM&amp;feature=youtu.be&quot;;&quot;Video Solution - Eng Muntaser Abukadeja&quot;)" table:style-name="ce96">
            <text:p>Video Solution - Eng Muntaser Abukadej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4:.H8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ZY Loves Chemistry</text:p>
          </table:table-cell>
          <table:table-cell office:value-type="string" office:string-value="CF445-D2-B" table:formula="of:=HYPERLINK(&quot;http://codeforces.com/contest/445/problem/B&quot;;&quot;CF445-D2-B&quot;)" table:style-name="ce50">
            <text:p>CF44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table:style-name="ce77">
            <text:p><text:a xlink:href="https://www.youtube.com/watch?v=-VBxPnLk3_c&amp;feature=youtu.be">Video Solution - Eng Hussein Hesham</text:a></text:p>
          </table:table-cell>
          <table:table-cell table:number-columns-repeated="16371"/>
        </table:table-row>
        <table:table-row table:style-name="ro1">
          <table:table-cell office:value-type="string" table:style-name="ce65">
            <text:p>Kolya and Tanya</text:p>
          </table:table-cell>
          <table:table-cell office:value-type="string" office:string-value="CF584-D2-B" table:formula="of:=HYPERLINK(&quot;http://codeforces.com/contest/584/problem/B&quot;;&quot;CF584-D2-B&quot;)" table:style-name="ce50">
            <text:p>CF58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Dh_FyJiJ9Q&quot;;&quot;Video Solution - Eng Yahia Ashraf&quot;)" table:style-name="ce78">
            <text:p>Video Solution - Eng Yahia Ashraf</text:p>
          </table:table-cell>
          <table:table-cell table:number-columns-repeated="16371"/>
        </table:table-row>
        <table:table-row table:style-name="ro1">
          <table:table-cell office:value-type="string" table:style-name="ce65">
            <text:p>Suffix Structures</text:p>
          </table:table-cell>
          <table:table-cell office:value-type="string" office:string-value="CF448-D2-B" table:formula="of:=HYPERLINK(&quot;http://codeforces.com/contest/448/problem/B&quot;;&quot;CF448-D2-B&quot;)" table:style-name="ce50">
            <text:p>CF4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J0VaYdgbRc&quot;;&quot;Video Solution - Eng Mohamed Salah&quot;)" table:style-name="ce78">
            <text:p>Video Solution - Eng Mohamed Salah</text:p>
          </table:table-cell>
          <table:table-cell table:number-columns-repeated="16371"/>
        </table:table-row>
        <table:table-row table:style-name="ro1">
          <table:table-cell office:value-type="string" table:style-name="ce65">
            <text:p>Complete the Word</text:p>
          </table:table-cell>
          <table:table-cell office:value-type="string" office:string-value="CF716-D2-B" table:formula="of:=HYPERLINK(&quot;http://codeforces.com/contest/716/problem/B&quot;;&quot;CF716-D2-B&quot;)" table:style-name="ce50">
            <text:p>CF7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lu6BhwVMNhw&quot;;&quot;Video Solution - Eng Mohamed Salah&quot;)" table:style-name="ce78">
            <text:p>Video Solution - Eng Mohamed Salah</text:p>
          </table:table-cell>
          <table:table-cell table:number-columns-repeated="16371"/>
        </table:table-row>
        <table:table-row table:style-name="ro1">
          <table:table-cell office:value-type="string" table:style-name="ce65">
            <text:p>Sea and Islands</text:p>
          </table:table-cell>
          <table:table-cell office:value-type="string" office:string-value="CF544-D2-B" table:formula="of:=HYPERLINK(&quot;http://codeforces.com/contest/544/problem/B&quot;;&quot;CF544-D2-B&quot;)" table:style-name="ce50">
            <text:p>CF5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7MC9PFQTlxs&quot;;&quot;Video Solution - Eng Mohamed Salah&quot;)" table:style-name="ce78">
            <text:p>Video Solution - Eng Mohamed Salah</text:p>
          </table:table-cell>
          <table:table-cell table:number-columns-repeated="16371"/>
        </table:table-row>
        <table:table-row table:style-name="ro1">
          <table:table-cell office:value-type="string" table:style-name="ce75">
            <text:p>Hopscotch</text:p>
          </table:table-cell>
          <table:table-cell office:value-type="string" office:string-value="CF141-D2-B" table:formula="of:=HYPERLINK(&quot;http://codeforces.com/contest/141/problem/B&quot;;&quot;CF141-D2-B&quot;)" table:style-name="ce76">
            <text:p>CF14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edI2c3Myaek&amp;feature=youtu.be&quot;;&quot;Video Solution - Eng Yahia Ashraf&quot;)" table:style-name="ce78">
            <text:p>Video Solution - Eng Yahia Ashraf</text:p>
          </table:table-cell>
          <table:table-cell table:number-columns-repeated="16371"/>
        </table:table-row>
        <table:table-row table:style-name="ro1">
          <table:table-cell office:value-type="string" table:style-name="ce75">
            <text:p>Valera and Contest</text:p>
          </table:table-cell>
          <table:table-cell office:value-type="string" office:string-value="CF369-D2-B" table:formula="of:=HYPERLINK(&quot;http://codeforces.com/contest/369/problem/B&quot;;&quot;CF369-D2-B&quot;)" table:style-name="ce76">
            <text:p>CF36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1CHX-WYiQvA&quot;;&quot;Video Solution - Eng Yahia Ashraf&quot;)" table:style-name="ce78">
            <text:p>Video Solution - Eng Yahia Ashraf</text:p>
          </table:table-cell>
          <table:table-cell table:number-columns-repeated="16371"/>
        </table:table-row>
        <table:table-row table:style-name="ro1">
          <table:table-cell office:value-type="string" table:style-name="ce75">
            <text:p>Bear and Friendship Condition</text:p>
          </table:table-cell>
          <table:table-cell office:value-type="string" office:string-value="CF791-D2-B" table:formula="of:=HYPERLINK(&quot;http://codeforces.com/contest/791/problem/B&quot;;&quot;CF791-D2-B&quot;)" table:style-name="ce76">
            <text:p>CF791-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Eng Mohamed Salah" table:formula="of:=HYPERLINK(&quot;https://www.youtube.com/watch?v=3tVJoeUE0Ag&amp;feature=youtu.be&quot;;&quot;Video Solution - Eng Mohamed Salah&quot;)" table:style-name="ce78">
            <text:p>Video Solution - Eng Mohamed Salah</text:p>
          </table:table-cell>
          <table:table-cell table:number-columns-repeated="1637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80">
            <text:p>CF550-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SolverToBe (Java)" table:formula="of:=HYPERLINK(&quot;https://www.youtube.com/watch?v=o5fKByvQguE&quot;;&quot;Video Solution - SolverToBe (Java)&quot;)" table:style-name="ce95">
            <text:p>Video Solution - SolverTo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4:.H94])"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5:.H95])" table:style-name="ce55">
            <text:p>0</text:p>
          </table:table-cell>
          <table:table-cell table:style-name="ce55"/>
          <table:table-cell table:style-name="ce216"/>
          <table:table-cell table:style-name="ce82"/>
          <table:table-cell office:value-type="string" office:string-value="Watch - Focused and Diffused Thinking" table:formula="of:=HYPERLINK(&quot;https://www.youtube.com/watch?v=WTr12dK2Se0&quot;;&quot;Watch - Focused and Diffused Thinking&quot;)" table:style-name="ce66">
            <text:p>Watch - Focused and Diffused Thinking</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6:.H96])" table:style-name="ce55">
            <text:p>0</text:p>
          </table:table-cell>
          <table:table-cell table:style-name="ce55"/>
          <table:table-cell table:style-name="ce216"/>
          <table:table-cell table:style-name="ce82"/>
          <table:table-cell office:value-type="string" office:string-value="Watch - Graph Theory - MST - Prime" table:formula="of:=HYPERLINK(&quot;https://www.youtube.com/watch?v=tcQky6O1em8&quot;;&quot;Watch - Graph Theory - MST - Prime&quot;)" table:style-name="ce107">
            <text:p>Watch - Graph Theory - MST - Prime</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7:.H97])" table:style-name="ce55">
            <text:p>0</text:p>
          </table:table-cell>
          <table:table-cell table:style-name="ce55"/>
          <table:table-cell table:style-name="ce216"/>
          <table:table-cell table:style-name="ce82"/>
          <table:table-cell office:value-type="string" office:string-value="Watch - Graph Theory - MST - Kruskal" table:formula="of:=HYPERLINK(&quot;https://www.youtube.com/watch?v=HQ5ANfzSDn0&quot;;&quot;Watch - Graph Theory - MST - Kruskal&quot;)" table:style-name="ce107">
            <text:p>Watch - Graph Theory - MST - Kruskal</text:p>
          </table:table-cell>
          <table:table-cell table:number-columns-repeated="16371"/>
        </table:table-row>
        <table:table-row table:style-name="ro1">
          <table:table-cell office:value-type="string" table:style-name="ce85">
            <text:p>Highways</text:p>
          </table:table-cell>
          <table:table-cell office:value-type="string" office:string-value="UVA 10147" table:formula="of:=HYPERLINK(&quot;https://uva.onlinejudge.org/index.php?option=com_onlinejudge&amp;Itemid=8&amp;page=show_problem&amp;problem=1088&quot;;&quot;UVA 10147&quot;)" table:style-name="ce108">
            <text:p>UVA 10147</text:p>
          </table:table-cell>
          <table:table-cell table:style-name="ce211"/>
          <table:table-cell table:number-columns-repeated="5" table:style-name="ce82"/>
          <table:table-cell office:value-type="float" office:value="0" table:formula="of:=SUM([.E98:.H98])"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NkLz4OVXtI&quot;;&quot;Video Solution - Eng Mahmoud Adel&quot;)" table:style-name="ce96">
            <text:p>Video Solution - Eng Mahmoud Adel</text:p>
          </table:table-cell>
          <table:table-cell table:number-columns-repeated="16371"/>
        </table:table-row>
        <table:table-row table:style-name="ro1">
          <table:table-cell office:value-type="string" table:style-name="ce85">
            <text:p>ACM contest and Blackout</text:p>
          </table:table-cell>
          <table:table-cell office:value-type="string" office:string-value="UVA 10600" table:formula="of:=HYPERLINK(&quot;https://uva.onlinejudge.org/index.php?option=com_onlinejudge&amp;Itemid=8&amp;page=show_problem&amp;problem=1541&quot;;&quot;UVA 10600&quot;)" table:style-name="ce108">
            <text:p>UVA 10600</text:p>
          </table:table-cell>
          <table:table-cell table:style-name="ce211"/>
          <table:table-cell table:number-columns-repeated="5" table:style-name="ce82"/>
          <table:table-cell office:value-type="float" office:value="0" table:formula="of:=SUM([.E99:.H99])"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94EApxauQQE&amp;feature=youtu.be&quot;;&quot;Video Solution - Eng Moaz Rashad&quot;)" table:style-name="ce96">
            <text:p>Video Solution - Eng Moaz Rashad</text:p>
          </table:table-cell>
          <table:table-cell table:number-columns-repeated="16371"/>
        </table:table-row>
        <table:table-row table:style-name="ro1">
          <table:table-cell office:value-type="string" table:style-name="ce85">
            <text:p>Virtual Friends</text:p>
          </table:table-cell>
          <table:table-cell office:value-type="string" office:string-value="UVA 11503" table:formula="of:=HYPERLINK(&quot;https://uva.onlinejudge.org/index.php?option=onlinejudge&amp;page=show_problem&amp;problem=2498&quot;;&quot;UVA 11503&quot;)" table:style-name="ce108">
            <text:p>UVA 11503</text:p>
          </table:table-cell>
          <table:table-cell table:style-name="ce211"/>
          <table:table-cell table:number-columns-repeated="5" table:style-name="ce82"/>
          <table:table-cell office:value-type="float" office:value="0" table:formula="of:=SUM([.E100:.H100])"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kO_XbOt1drc&quot;;&quot;Video Solution - Eng Moaz Rashad&quot;)" table:style-name="ce96">
            <text:p>Video Solution - Eng Moaz Rashad</text:p>
          </table:table-cell>
          <table:table-cell table:number-columns-repeated="16371"/>
        </table:table-row>
        <table:table-row table:style-name="ro1">
          <table:table-cell office:value-type="string" table:style-name="ce85">
            <text:p>Arctic Network</text:p>
          </table:table-cell>
          <table:table-cell office:value-type="string" office:string-value="UVA 10369" table:formula="of:=HYPERLINK(&quot;https://uva.onlinejudge.org/index.php?option=com_onlinejudge&amp;Itemid=8&amp;page=show_problem&amp;problem=1310&quot;;&quot;UVA 10369&quot;)" table:style-name="ce108">
            <text:p>UVA 10369</text:p>
          </table:table-cell>
          <table:table-cell table:style-name="ce211"/>
          <table:table-cell table:number-columns-repeated="5" table:style-name="ce82"/>
          <table:table-cell office:value-type="float" office:value="0" table:formula="of:=SUM([.E101:.H101])" table:style-name="ce88">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rees on the level</text:p>
          </table:table-cell>
          <table:table-cell office:value-type="string" office:string-value="UVA 122" table:formula="of:=HYPERLINK(&quot;https://uva.onlinejudge.org/index.php?option=com_onlinejudge&amp;Itemid=8&amp;page=show_problem&amp;problem=58&quot;;&quot;UVA 122&quot;)" table:style-name="ce87">
            <text:p>UVA 122</text:p>
          </table:table-cell>
          <table:table-cell table:style-name="ce212"/>
          <table:table-cell table:number-columns-repeated="5" table:style-name="ce55"/>
          <table:table-cell office:value-type="float" office:value="0" table:formula="of:=SUM([.E102:.H102])" table:style-name="ce55">
            <text:p>0</text:p>
          </table:table-cell>
          <table:table-cell table:style-name="ce55"/>
          <table:table-cell table:style-name="ce216"/>
          <table:table-cell table:style-name="ce55"/>
          <table:table-cell office:value-type="string" office:string-value="Video Solution - SolverToBe (Java)" table:formula="of:=HYPERLINK(&quot;https://www.youtube.com/watch?v=b6D-7cqN2jM&quot;;&quot;Video Solution - SolverToBe (Java)&quot;)" table:style-name="ce95">
            <text:p>Video Solution - SolverToBe (Java)</text:p>
          </table:table-cell>
          <table:table-cell table:number-columns-repeated="16371"/>
        </table:table-row>
        <table:table-row table:style-name="ro1">
          <table:table-cell office:value-type="string" table:style-name="ce86">
            <text:p>Final Standings</text:p>
          </table:table-cell>
          <table:table-cell office:value-type="string" office:string-value="TIMUS 1100" table:formula="of:=HYPERLINK(&quot;http://acm.timus.ru/problem.aspx?space=1&amp;num=1100&quot;;&quot;TIMUS 1100&quot;)" table:style-name="ce87">
            <text:p>TIMUS 1100</text:p>
          </table:table-cell>
          <table:table-cell table:style-name="ce212"/>
          <table:table-cell table:number-columns-repeated="5" table:style-name="ce55"/>
          <table:table-cell office:value-type="float" office:value="0" table:formula="of:=SUM([.E103:.H103])" table:style-name="ce55">
            <text:p>0</text:p>
          </table:table-cell>
          <table:table-cell table:style-name="ce55"/>
          <table:table-cell table:style-name="ce216"/>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95">
            <text:p>Stable sort exercise</text:p>
          </table:table-cell>
          <table:table-cell table:number-columns-repeated="16371"/>
        </table:table-row>
        <table:table-row table:style-name="ro1">
          <table:table-cell office:value-type="string" table:style-name="ce86">
            <text:p>Farm</text:p>
          </table:table-cell>
          <table:table-cell office:value-type="string" office:string-value="TIMUS 1349" table:formula="of:=HYPERLINK(&quot;http://acm.timus.ru/problem.aspx?space=1&amp;num=1349&quot;;&quot;TIMUS 1349&quot;)" table:style-name="ce87">
            <text:p>TIMUS 1349</text:p>
          </table:table-cell>
          <table:table-cell table:style-name="ce212"/>
          <table:table-cell table:number-columns-repeated="5" table:style-name="ce55"/>
          <table:table-cell office:value-type="float" office:value="0" table:formula="of:=SUM([.E104:.H104])" table:style-name="ce55">
            <text:p>0</text:p>
          </table:table-cell>
          <table:table-cell table:style-name="ce55"/>
          <table:table-cell table:style-name="ce216"/>
          <table:table-cell table:style-name="ce55"/>
          <table:table-cell office:value-type="string" office:string-value="Learn Fermat’s Last Theorem" table:formula="of:=HYPERLINK(&quot;http://xoptutorials.com/index.php/2017/01/01/timus1349/&quot;;&quot;Learn Fermat’s Last Theorem&quot;)" table:style-name="ce95">
            <text:p>Learn Fermat’s Last Theorem</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05:.H1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ashmokh and Tokens</text:p>
          </table:table-cell>
          <table:table-cell office:value-type="string" office:string-value="CF415-D2-B" table:formula="of:=HYPERLINK(&quot;http://codeforces.com/contest/415/problem/B&quot;;&quot;CF415-D2-B&quot;)" table:style-name="ce50">
            <text:p>CF4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ZNxSTHmpLGc&amp;feature=youtu.be&quot;;&quot;Video Solution - Eng Salma Yehia&quot;)" table:style-name="ce96">
            <text:p>Video Solution - Eng Salma Yehia</text:p>
          </table:table-cell>
          <table:table-cell table:number-columns-repeated="16371"/>
        </table:table-row>
        <table:table-row table:style-name="ro1">
          <table:table-cell office:value-type="string" table:style-name="ce65">
            <text:p>Approximating a Constant Range</text:p>
          </table:table-cell>
          <table:table-cell office:value-type="string" office:string-value="CF602-D2-B" table:formula="of:=HYPERLINK(&quot;http://codeforces.com/contest/602/problem/B&quot;;&quot;CF602-D2-B&quot;)" table:style-name="ce50">
            <text:p>CF6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g93nX3rLVuk#_=_&quot;;&quot;Video Solution - Eng Salma Yehia&quot;)" table:style-name="ce96">
            <text:p>Video Solution - Eng Salma Yehia</text:p>
          </table:table-cell>
          <table:table-cell table:number-columns-repeated="16371"/>
        </table:table-row>
        <table:table-row table:style-name="ro1">
          <table:table-cell office:value-type="string" table:style-name="ce65">
            <text:p>Gena's Code</text:p>
          </table:table-cell>
          <table:table-cell office:value-type="string" office:string-value="CF614-D2-B" table:formula="of:=HYPERLINK(&quot;http://codeforces.com/contest/614/problem/B&quot;;&quot;CF614-D2-B&quot;)" table:style-name="ce114">
            <text:p>CF6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OR in Matrix</text:p>
          </table:table-cell>
          <table:table-cell office:value-type="string" office:string-value="CF486-D2-B" table:formula="of:=HYPERLINK(&quot;http://codeforces.com/contest/486/problem/B&quot;;&quot;CF486-D2-B&quot;)" table:style-name="ce50">
            <text:p>CF4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Fox And Two Dots</text:p>
          </table:table-cell>
          <table:table-cell office:value-type="string" office:string-value="CF510-D2-B" table:formula="of:=HYPERLINK(&quot;http://codeforces.com/contest/510/problem/B&quot;;&quot;CF510-D2-B&quot;)" table:style-name="ce50">
            <text:p>CF51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LHIZzMjnG0k&amp;feature=youtu.be&quot;;&quot;Video Solution - Eng Mohamed Adel&quot;)" table:style-name="ce70">
            <text:p>Video Solution - Eng Mohamed Adel</text:p>
          </table:table-cell>
          <table:table-cell table:number-columns-repeated="16371"/>
        </table:table-row>
        <table:table-row table:style-name="ro1">
          <table:table-cell office:value-type="string" table:style-name="ce65">
            <text:p>Routine Problem</text:p>
          </table:table-cell>
          <table:table-cell office:value-type="string" office:string-value="CF337-D2-B" table:formula="of:=HYPERLINK(&quot;http://codeforces.com/contest/337/problem/B&quot;;&quot;CF337-D2-B&quot;)" table:style-name="ce50">
            <text:p>CF3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NaB4pnNbXEY&quot;;&quot;Video Solution - Eng Mohamed Adel&quot;)" table:style-name="ce70">
            <text:p>Video Solution - Eng Mohamed Adel</text:p>
          </table:table-cell>
          <table:table-cell table:number-columns-repeated="16371"/>
        </table:table-row>
        <table:table-row table:style-name="ro1">
          <table:table-cell office:value-type="string" table:style-name="ce65">
            <text:p>Vasya and Wrestling</text:p>
          </table:table-cell>
          <table:table-cell office:value-type="string" office:string-value="CF493-D2-B" table:formula="of:=HYPERLINK(&quot;http://codeforces.com/contest/493/problem/B&quot;;&quot;CF493-D2-B&quot;)" table:style-name="ce50">
            <text:p>CF49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Hamming Distance Sum</text:p>
          </table:table-cell>
          <table:table-cell office:value-type="string" office:string-value="CF608-D2-B" table:formula="of:=HYPERLINK(&quot;http://codeforces.com/contest/608/problem/B&quot;;&quot;CF608-D2-B&quot;)" table:style-name="ce50">
            <text:p>CF60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75">
            <text:p>Wet Shark and Bishops</text:p>
          </table:table-cell>
          <table:table-cell office:value-type="string" office:string-value="CF621-D2-B" table:formula="of:=HYPERLINK(&quot;http://codeforces.com/contest/621/problem/B&quot;;&quot;CF621-D2-B&quot;)" table:style-name="ce76">
            <text:p>CF62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table:number-columns-repeated="16371"/>
        </table:table-row>
        <table:table-row table:style-name="ro1">
          <table:table-cell office:value-type="string" table:style-name="ce65">
            <text:p>Kefa and Company</text:p>
          </table:table-cell>
          <table:table-cell office:value-type="string" office:string-value="CF580-D2-B" table:formula="of:=HYPERLINK(&quot;http://codeforces.com/contest/580/problem/B&quot;;&quot;CF580-D2-B&quot;)" table:style-name="ce50">
            <text:p>CF5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ToBe (Java)" table:formula="of:=HYPERLINK(&quot;https://www.youtube.com/watch?v=kUXDNSkFECM&quot;;&quot;Video Solution - SolverToBe (Java)&quot;)" table:style-name="ce95">
            <text:p>Video Solution - SolverToBe (Java)</text:p>
          </table:table-cell>
          <table:table-cell table:number-columns-repeated="16371"/>
        </table:table-row>
        <table:table-row table:style-name="ro1">
          <table:table-cell office:value-type="string" table:style-name="ce75">
            <text:p>Tavas and SaDDas</text:p>
          </table:table-cell>
          <table:table-cell office:value-type="string" office:string-value="CF535-D2-B" table:formula="of:=HYPERLINK(&quot;http://codeforces.com/contest/535/problem/B&quot;;&quot;CF535-D2-B&quot;)" table:style-name="ce76">
            <text:p>CF535-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Abanob Ashraf" table:formula="of:=HYPERLINK(&quot;https://www.youtube.com/watch?v=NPVp5BntYZ4&quot;;&quot;Video Solution - Eng Abanob Ashraf&quot;)" table:style-name="ce78">
            <text:p>Video Solution - Eng Abanob Ashraf</text:p>
          </table:table-cell>
          <table:table-cell table:number-columns-repeated="16371"/>
        </table:table-row>
        <table:table-row table:style-name="ro1">
          <table:table-cell table:style-name="ce75"/>
          <table:table-cell table:style-name="ce77"/>
          <table:table-cell table:style-name="ce213"/>
          <table:table-cell table:number-columns-repeated="5" table:style-name="ce11"/>
          <table:table-cell office:value-type="float" office:value="0" table:formula="of:=SUM([.E117:.H117])"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office:value-type="string" table:style-name="ce75">
            <text:p>Minimum Ternary String</text:p>
          </table:table-cell>
          <table:table-cell office:value-type="string" office:string-value="CF1009-D12-B" table:formula="of:=HYPERLINK(&quot;http://codeforces.com/contest/1009/problem/B&quot;;&quot;CF1009-D12-B&quot;)" table:style-name="ce77">
            <text:p>CF1009-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30-D12-B" table:formula="of:=HYPERLINK(&quot;https://codeforces.com/contest/1030/problem/B&quot;;&quot;CF1030-D12-B&quot;)" table:style-name="ce95">
            <text:p>CF1030-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51-D2-B" table:formula="of:=HYPERLINK(&quot;https://codeforces.com/contest/1051/problem/B&quot;; &quot;CF1051-D2-B&quot;)" table:style-name="ce95">
            <text:p>CF1051-D2-B</text:p>
          </table:table-cell>
          <table:table-cell table:style-name="ce213"/>
          <table:table-cell table:number-columns-repeated="5" table:style-name="ce11"/>
          <table:table-cell office:value-type="float" office:value="0" table:formula="of:=SUM([.E120:.H120])"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237-D12-B" table:formula="of:=HYPERLINK(&quot;https://codeforces.com/contest/1237/problem/B&quot;;&quot;CF1237-D12-B&quot;)" table:style-name="ce97">
            <text:p>CF1237-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2:.H122])" table:style-name="ce55">
            <text:p>0</text:p>
          </table:table-cell>
          <table:table-cell table:style-name="ce55"/>
          <table:table-cell table:style-name="ce216"/>
          <table:table-cell table:style-name="ce11"/>
          <table:table-cell table:style-name="ce107"/>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3:.H123])" table:style-name="ce55">
            <text:p>0</text:p>
          </table:table-cell>
          <table:table-cell table:style-name="ce55"/>
          <table:table-cell table:style-name="ce216"/>
          <table:table-cell table:style-name="ce11"/>
          <table:table-cell office:value-type="string" office:string-value="Watch - Intro to Greedy" table:formula="of:=HYPERLINK(&quot;https://www.youtube.com/watch?v=iXxP_liQklk&quot;;&quot;Watch - Intro to Greedy&quot;)" table:style-name="ce107">
            <text:p>Watch - Intro to Greedy</text:p>
          </table:table-cell>
          <table:table-cell table:number-columns-repeated="16371"/>
        </table:table-row>
        <table:table-row table:style-name="ro1">
          <table:table-cell office:value-type="string" table:style-name="ce85">
            <text:p>Painting Eggs</text:p>
          </table:table-cell>
          <table:table-cell office:value-type="string" office:string-value="CF282-D2-B" table:formula="of:=HYPERLINK(&quot;http://codeforces.com/contest/282/problem/B&quot;;&quot;CF282-D2-B&quot;)" table:style-name="ce112">
            <text:p>CF28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Pasha Maximizes</text:p>
          </table:table-cell>
          <table:table-cell office:value-type="string" office:string-value="CF435-D2-B" table:formula="of:=HYPERLINK(&quot;http://codeforces.com/contest/435/problem/B&quot;;&quot;CF435-D2-B&quot;)" table:style-name="ce112">
            <text:p>CF43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hDsuoSTdytw&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Little Girl and Game</text:p>
          </table:table-cell>
          <table:table-cell office:value-type="string" office:string-value="CF276-D2-B" table:formula="of:=HYPERLINK(&quot;http://codeforces.com/contest/276/problem/B&quot;;&quot;CF276-D2-B&quot;)" table:style-name="ce112">
            <text:p>CF27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WrpG_n0SrbY&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Pasha and String</text:p>
          </table:table-cell>
          <table:table-cell office:value-type="string" office:string-value="CF525-D2-B" table:formula="of:=HYPERLINK(&quot;http://codeforces.com/contest/525/problem/B&quot;;&quot;CF525-D2-B&quot;)" table:style-name="ce112">
            <text:p>CF52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NPVp5BntYZ4&quot;;&quot;Video Solution - Eng Hossam Yehia&quot;)" table:style-name="ce78">
            <text:p>Video Solution - Eng Hossam Yehia</text:p>
          </table:table-cell>
          <table:table-cell table:number-columns-repeated="16371"/>
        </table:table-row>
        <table:table-row table:style-name="ro1">
          <table:table-cell office:value-type="string" table:style-name="ce85">
            <text:p>Booking System</text:p>
          </table:table-cell>
          <table:table-cell office:value-type="string" office:string-value="CF416-D2-C" table:formula="of:=HYPERLINK(&quot;http://codeforces.com/contest/416/problem/C&quot;;&quot;CF416-D2-C&quot;)" table:style-name="ce116">
            <text:p>CF416-D2-C</text:p>
          </table:table-cell>
          <table:table-cell table:style-name="ce213"/>
          <table:table-cell table:number-columns-repeated="4" table:style-name="ce11"/>
          <table:table-cell table:style-name="ce82"/>
          <table:table-cell office:value-type="float" office:value="0" table:formula="of:=SUM([.E128:.H128])"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Vanya and Exams</text:p>
          </table:table-cell>
          <table:table-cell office:value-type="string" office:string-value="CF492-D2-C" table:formula="of:=HYPERLINK(&quot;http://codeforces.com/contest/492/problem/C&quot;;&quot;CF492-D2-C&quot;)" table:style-name="ce117">
            <text:p>CF492-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The Skyline Problem</text:p>
          </table:table-cell>
          <table:table-cell office:value-type="string" office:string-value="UVA 105" table:formula="of:=HYPERLINK(&quot;https://uva.onlinejudge.org/index.php?option=com_onlinejudge&amp;Itemid=8&amp;page=show_problem&amp;problem=41&quot;;&quot;UVA 105&quot;)" table:style-name="ce87">
            <text:p>UVA 105</text:p>
          </table:table-cell>
          <table:table-cell table:style-name="ce213"/>
          <table:table-cell table:number-columns-repeated="4" table:style-name="ce11"/>
          <table:table-cell table:style-name="ce82"/>
          <table:table-cell office:value-type="float" office:value="0" table:formula="of:=SUM([.E130:.H130])"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Hanoi Tower Troubles !</text:p>
          </table:table-cell>
          <table:table-cell office:value-type="string" office:string-value="UVA 10276" table:formula="of:=HYPERLINK(&quot;https://uva.onlinejudge.org/index.php?option=onlinejudge&amp;page=show_problem&amp;problem=1217&quot;;&quot;UVA 10276&quot;)" table:style-name="ce113">
            <text:p>UVA 10276</text:p>
          </table:table-cell>
          <table:table-cell table:style-name="ce211"/>
          <table:table-cell table:number-columns-repeated="5" table:style-name="ce82"/>
          <table:table-cell office:value-type="float" office:value="0" table:formula="of:=SUM([.E131:.H131])"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gWfse3bBLI&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Maze Exploration</text:p>
          </table:table-cell>
          <table:table-cell office:value-type="string" office:string-value="UVA 784" table:formula="of:=HYPERLINK(&quot;https://uva.onlinejudge.org/index.php?option=onlinejudge&amp;page=show_problem&amp;problem=725&quot;;&quot;UVA 784&quot;)" table:style-name="ce113">
            <text:p>UVA 784</text:p>
          </table:table-cell>
          <table:table-cell table:style-name="ce211"/>
          <table:table-cell table:number-columns-repeated="5" table:style-name="ce82"/>
          <table:table-cell office:value-type="float" office:value="0" table:formula="of:=SUM([.E132:.H132])"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khOAL6TflhE&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IP-TV</text:p>
          </table:table-cell>
          <table:table-cell office:value-type="string" table:style-name="ce118">
            <text:p><text:a xlink:href="https://onlinejudge.org/index.php?option=com_onlinejudge&amp;Itemid=8&amp;page=show_problem&amp;problem=3615">UVA 1174</text:a></text:p>
          </table:table-cell>
          <table:table-cell table:style-name="ce211"/>
          <table:table-cell table:style-name="ce211"/>
          <table:table-cell table:number-columns-repeated="4" table:style-name="ce82"/>
          <table:table-cell office:value-type="float" office:value="0" table:formula="of:=SUM([.E133:.H133])" table:style-name="ce88">
            <text:p>0</text:p>
          </table:table-cell>
          <table:table-cell table:style-name="ce55"/>
          <table:table-cell table:style-name="ce216"/>
          <table:table-cell table:style-name="ce82"/>
          <table:table-cell table:style-name="ce11"/>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4:.G134])" table:style-name="ce121">
            <text:p>0</text:p>
          </table:table-cell>
          <table:table-cell table:number-columns-repeated="3" table:style-name="ce121"/>
          <table:table-cell table:style-name="ce119"/>
          <table:table-cell table:number-columns-repeated="16371"/>
        </table:table-row>
        <table:table-row table:style-name="ro1">
          <table:table-cell table:style-name="ce75"/>
          <table:table-cell table:style-name="ce11"/>
          <table:table-cell table:style-name="ce211"/>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35:.G135])"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6:.G136])"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75">
            <text:p>Devu, the Dumb Guy</text:p>
          </table:table-cell>
          <table:table-cell office:value-type="string" office:string-value="CF439-D2-B" table:formula="of:=HYPERLINK(&quot;http://codeforces.com/contest/439/problem/B&quot;;&quot;CF439-D2-B&quot;)" table:style-name="ce76">
            <text:p>CF439-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KoGeW-vs7VY&quot;;&quot;Video Solution - Solver to be (Java)&quot;)" table:style-name="ce77">
            <text:p>Video Solution - Solver to be (Java)</text:p>
          </table:table-cell>
          <table:table-cell table:number-columns-repeated="16371"/>
        </table:table-row>
        <table:table-row table:style-name="ro1">
          <table:table-cell office:value-type="string" table:style-name="ce75">
            <text:p>Find The Bone</text:p>
          </table:table-cell>
          <table:table-cell office:value-type="string" office:string-value="CF796-D2-B" table:formula="of:=HYPERLINK(&quot;http://codeforces.com/contest/796/problem/B&quot;;&quot;CF796-D2-B&quot;)" table:style-name="ce76">
            <text:p>CF796-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sLBLgccZ3CM&quot;;&quot;Video Solution - Solver to be (Java)&quot;)" table:style-name="ce77">
            <text:p>Video Solution - Solver to be (Java)</text:p>
          </table:table-cell>
          <table:table-cell table:number-columns-repeated="16371"/>
        </table:table-row>
        <table:table-row table:style-name="ro1">
          <table:table-cell office:value-type="string" table:style-name="ce75">
            <text:p>Regular Bracket Sequence</text:p>
          </table:table-cell>
          <table:table-cell office:value-type="string" office:string-value="CF26-D12-B" table:formula="of:=HYPERLINK(&quot;http://codeforces.com/contest/26/problem/B&quot;;&quot;CF26-D12-B&quot;)" table:style-name="ce76">
            <text:p>CF26-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bz1ZEbzCFfU&quot;;&quot;Video Solution - Solver to be (Java)&quot;)" table:style-name="ce77">
            <text:p>Video Solution - Solver to be (Java)</text:p>
          </table:table-cell>
          <table:table-cell table:number-columns-repeated="16371"/>
        </table:table-row>
        <table:table-row table:style-name="ro1">
          <table:table-cell office:value-type="string" table:style-name="ce65">
            <text:p>Inbox (100500)</text:p>
          </table:table-cell>
          <table:table-cell office:value-type="string" office:string-value="CF465-D2-B" table:formula="of:=HYPERLINK(&quot;http://codeforces.com/contest/465/problem/B&quot;;&quot;CF465-D2-B&quot;)" table:style-name="ce50">
            <text:p>CF46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fferent is Good</text:p>
          </table:table-cell>
          <table:table-cell office:value-type="string" office:string-value="CF672-D2-B" table:formula="of:=HYPERLINK(&quot;http://codeforces.com/contest/672/problem/B&quot;;&quot;CF672-D2-B&quot;)" table:style-name="ce50">
            <text:p>CF67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rmutation</text:p>
          </table:table-cell>
          <table:table-cell office:value-type="string" office:string-value="CF137-D2-B" table:formula="of:=HYPERLINK(&quot;http://codeforces.com/contest/137/problem/B&quot;;&quot;CF137-D2-B&quot;)" table:style-name="ce50">
            <text:p>CF1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Elephant and Magic Square</text:p>
          </table:table-cell>
          <table:table-cell office:value-type="string" office:string-value="CF259-D2-B" table:formula="of:=HYPERLINK(&quot;http://codeforces.com/contest/259/problem/B&quot;;&quot;CF259-D2-B&quot;)" table:style-name="ce50">
            <text:p>CF25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irport</text:p>
          </table:table-cell>
          <table:table-cell office:value-type="string" office:string-value="CF218-D2-B" table:formula="of:=HYPERLINK(&quot;http://codeforces.com/contest/218/problem/B&quot;;&quot;CF218-D2-B&quot;)" table:style-name="ce50">
            <text:p>CF21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rmen --- The Best Friend Of a Man</text:p>
          </table:table-cell>
          <table:table-cell office:value-type="string" office:string-value="CF732-D2-B" table:formula="of:=HYPERLINK(&quot;http://codeforces.com/contest/732/problem/B&quot;;&quot;CF732-D2-B&quot;)" table:style-name="ce50">
            <text:p>CF73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rison Transfer</text:p>
          </table:table-cell>
          <table:table-cell office:value-type="string" office:string-value="CF427-D2-B" table:formula="of:=HYPERLINK(&quot;http://codeforces.com/contest/427/problem/B&quot;;&quot;CF427-D2-B&quot;)" table:style-name="ce50">
            <text:p>CF4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 and B and Compilation Errors</text:p>
          </table:table-cell>
          <table:table-cell office:value-type="string" office:string-value="CF519-D2-B" table:formula="of:=HYPERLINK(&quot;http://codeforces.com/contest/519/problem/B&quot;;&quot;CF519-D2-B&quot;)" table:style-name="ce50">
            <text:p>CF51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etter</text:p>
          </table:table-cell>
          <table:table-cell office:value-type="string" office:string-value="CF43-D2-B" table:formula="of:=HYPERLINK(&quot;http://codeforces.com/contest/43/problem/B&quot;;&quot;CF43-D2-B&quot;)" table:style-name="ce50">
            <text:p>CF4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me of Robots</text:p>
          </table:table-cell>
          <table:table-cell office:value-type="string" office:string-value="CF670-D2-B" table:formula="of:=HYPERLINK(&quot;http://codeforces.com/contest/670/problem/B&quot;;&quot;CF670-D2-B&quot;)" table:style-name="ce50">
            <text:p>CF67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50:.H15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African Crossword</text:p>
          </table:table-cell>
          <table:table-cell office:value-type="string" office:string-value="CF90-D2-B" table:formula="of:=HYPERLINK(&quot;http://codeforces.com/contest/90/problem/B&quot;;&quot;CF90-D2-B&quot;)" table:style-name="ce76">
            <text:p>CF9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ws and Poker Game</text:p>
          </table:table-cell>
          <table:table-cell office:value-type="string" office:string-value="CF284-D2-B" table:formula="of:=HYPERLINK(&quot;http://codeforces.com/contest/284/problem/B&quot;;&quot;CF284-D2-B&quot;)" table:style-name="ce76">
            <text:p>CF28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Find Marble</text:p>
          </table:table-cell>
          <table:table-cell office:value-type="string" office:string-value="CF285-D2-B" table:formula="of:=HYPERLINK(&quot;http://codeforces.com/contest/285/problem/B&quot;;&quot;CF285-D2-B&quot;)" table:style-name="ce76">
            <text:p>CF28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nteresting drink</text:p>
          </table:table-cell>
          <table:table-cell office:value-type="string" office:string-value="CF706-D2-B" table:formula="of:=HYPERLINK(&quot;http://codeforces.com/contest/706/problem/B&quot;;&quot;CF706-D2-B&quot;)" table:style-name="ce76">
            <text:p>CF70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Megacity</text:p>
          </table:table-cell>
          <table:table-cell office:value-type="string" office:string-value="CF424-D2-B" table:formula="of:=HYPERLINK(&quot;http://codeforces.com/contest/424/problem/B&quot;;&quot;CF424-D2-B&quot;)" table:style-name="ce76">
            <text:p>CF42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Beautiful Paintings</text:p>
          </table:table-cell>
          <table:table-cell office:value-type="string" office:string-value="CF651-D2-B" table:formula="of:=HYPERLINK(&quot;http://codeforces.com/contest/651/problem/B&quot;;&quot;CF651-D2-B&quot;)" table:style-name="ce76">
            <text:p>CF6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lya and Queries</text:p>
          </table:table-cell>
          <table:table-cell office:value-type="string" office:string-value="CF313-D2-B" table:formula="of:=HYPERLINK(&quot;http://codeforces.com/contest/313/problem/B&quot;;&quot;CF313-D2-B&quot;)" table:style-name="ce76">
            <text:p>CF31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de Parsing</text:p>
          </table:table-cell>
          <table:table-cell office:value-type="string" office:string-value="CF255-D2-B" table:formula="of:=HYPERLINK(&quot;http://codeforces.com/contest/255/problem/B&quot;;&quot;CF255-D2-B&quot;)" table:style-name="ce76">
            <text:p>CF25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Hungry Sequence</text:p>
          </table:table-cell>
          <table:table-cell office:value-type="string" office:string-value="CF327-D2-B" table:formula="of:=HYPERLINK(&quot;http://codeforces.com/contest/327/problem/B&quot;;&quot;CF327-D2-B&quot;)" table:style-name="ce76">
            <text:p>CF327-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hloe and the sequence</text:p>
          </table:table-cell>
          <table:table-cell office:value-type="string" office:string-value="CF743-D2-B" table:formula="of:=HYPERLINK(&quot;http://codeforces.com/contest/743/problem/B&quot;;&quot;CF743-D2-B&quot;)" table:style-name="ce76">
            <text:p>CF74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table:style-name="ce122"/>
          <table:table-cell table:number-columns-repeated="16371"/>
        </table:table-row>
        <table:table-row table:style-name="ro1">
          <table:table-cell office:value-type="string" table:style-name="ce75">
            <text:p>Luxurious Houses</text:p>
          </table:table-cell>
          <table:table-cell office:value-type="string" office:string-value="CF581-D2-B" table:formula="of:=HYPERLINK(&quot;http://codeforces.com/contest/581/problem/B&quot;;&quot;CF581-D2-B&quot;)" table:style-name="ce76">
            <text:p>CF58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162:.H16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65">
            <text:p>Settlers' Training</text:p>
          </table:table-cell>
          <table:table-cell office:value-type="string" office:string-value="CF63-D2-B" table:formula="of:=HYPERLINK(&quot;http://codeforces.com/contest/63/problem/B&quot;;&quot;CF63-D2-B&quot;)" table:style-name="ce50">
            <text:p>CF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ar Relative’s Problem</text:p>
          </table:table-cell>
          <table:table-cell office:value-type="string" office:string-value="CF629-D2-B" table:formula="of:=HYPERLINK(&quot;http://codeforces.com/contest/629/problem/B&quot;;&quot;CF629-D2-B&quot;)" table:style-name="ce50">
            <text:p>CF6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ilbur and Array</text:p>
          </table:table-cell>
          <table:table-cell office:value-type="string" office:string-value="CF596-D2-B" table:formula="of:=HYPERLINK(&quot;http://codeforces.com/contest/596/problem/B&quot;;&quot;CF596-D2-B&quot;)" table:style-name="ce50">
            <text:p>CF59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xt Document Analysis</text:p>
          </table:table-cell>
          <table:table-cell office:value-type="string" office:string-value="CF723-D2-B" table:formula="of:=HYPERLINK(&quot;http://codeforces.com/contest/723/problem/B&quot;;&quot;CF723-D2-B&quot;)" table:style-name="ce50">
            <text:p>CF72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hower Line</text:p>
          </table:table-cell>
          <table:table-cell office:value-type="string" office:string-value="CF431-D2-B" table:formula="of:=HYPERLINK(&quot;http://codeforces.com/contest/431/problem/B&quot;;&quot;CF431-D2-B&quot;)" table:style-name="ce50">
            <text:p>CF43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isha and Changing Handles</text:p>
          </table:table-cell>
          <table:table-cell office:value-type="string" office:string-value="CF501-D2-B" table:formula="of:=HYPERLINK(&quot;http://codeforces.com/contest/501/problem/B&quot;;&quot;CF501-D2-B&quot;)" table:style-name="ce50">
            <text:p>CF50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at of Anticubism</text:p>
          </table:table-cell>
          <table:table-cell office:value-type="string" office:string-value="CF667-D2-B" table:formula="of:=HYPERLINK(&quot;http://codeforces.com/contest/667/problem/B&quot;;&quot;CF667-D2-B&quot;)" table:style-name="ce50">
            <text:p>CF667-D2-B</text:p>
          </table:table-cell>
          <table:table-cell table:style-name="ce211"/>
          <table:table-cell table:number-columns-repeated="5" table:style-name="ce82"/>
          <table:table-cell office:value-type="float" office:value="0" table:formula="of:=SUM([.E169:.H16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rnary Logic</text:p>
          </table:table-cell>
          <table:table-cell office:value-type="string" office:string-value="CF136-D2-B" table:formula="of:=HYPERLINK(&quot;http://codeforces.com/contest/136/problem/B&quot;;&quot;CF136-D2-B&quot;)" table:style-name="ce50">
            <text:p>CF136-D2-B</text:p>
          </table:table-cell>
          <table:table-cell table:style-name="ce211"/>
          <table:table-cell table:number-columns-repeated="5" table:style-name="ce82"/>
          <table:table-cell office:value-type="float" office:value="0" table:formula="of:=SUM([.E170:.H17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Counting Rhombi</text:p>
          </table:table-cell>
          <table:table-cell office:value-type="string" office:string-value="CF189-D2-B" table:formula="of:=HYPERLINK(&quot;http://codeforces.com/contest/189/problem/B&quot;;&quot;CF189-D2-B&quot;)" table:style-name="ce76">
            <text:p>CF18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ashmak and Flowers</text:p>
          </table:table-cell>
          <table:table-cell office:value-type="string" office:string-value="CF459-D2-B" table:formula="of:=HYPERLINK(&quot;http://codeforces.com/contest/459/problem/B&quot;;&quot;CF459-D2-B&quot;)" table:style-name="ce76">
            <text:p>CF459-D2-B</text:p>
          </table:table-cell>
          <table:table-cell table:style-name="ce213"/>
          <table:table-cell table:number-columns-repeated="4" table:style-name="ce11"/>
          <table:table-cell table:style-name="ce82"/>
          <table:table-cell office:value-type="float" office:value="0" table:formula="of:=SUM([.E172:.H17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73:.H17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Monster and the Squirrel</text:p>
          </table:table-cell>
          <table:table-cell office:value-type="string" office:string-value="CF592-D2-B" table:formula="of:=HYPERLINK(&quot;http://codeforces.com/contest/592/problem/B&quot;;&quot;CF592-D2-B&quot;)" table:style-name="ce50">
            <text:p>CF592-D2-B</text:p>
          </table:table-cell>
          <table:table-cell table:style-name="ce211"/>
          <table:table-cell table:number-columns-repeated="5" table:style-name="ce82"/>
          <table:table-cell office:value-type="float" office:value="0" table:formula="of:=SUM([.E174:.H17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Fibonacci Segment</text:p>
          </table:table-cell>
          <table:table-cell office:value-type="string" office:string-value="CF365-D2-B" table:formula="of:=HYPERLINK(&quot;http://codeforces.com/contest/365/problem/B&quot;;&quot;CF365-D2-B&quot;)" table:style-name="ce50">
            <text:p>CF365-D2-B</text:p>
          </table:table-cell>
          <table:table-cell table:style-name="ce211"/>
          <table:table-cell table:number-columns-repeated="5" table:style-name="ce82"/>
          <table:table-cell office:value-type="float" office:value="0" table:formula="of:=SUM([.E175:.H17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pider Man</text:p>
          </table:table-cell>
          <table:table-cell office:value-type="string" office:string-value="CF705-D2-B" table:formula="of:=HYPERLINK(&quot;http://codeforces.com/contest/705/problem/B&quot;;&quot;CF705-D2-B&quot;)" table:style-name="ce50">
            <text:p>CF705-D2-B</text:p>
          </table:table-cell>
          <table:table-cell table:style-name="ce211"/>
          <table:table-cell table:number-columns-repeated="5" table:style-name="ce82"/>
          <table:table-cell office:value-type="float" office:value="0" table:formula="of:=SUM([.E176:.H17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Robber Girl's Zoo</text:p>
          </table:table-cell>
          <table:table-cell office:value-type="string" office:string-value="CF686-D2-B" table:formula="of:=HYPERLINK(&quot;http://codeforces.com/contest/686/problem/B&quot;;&quot;CF686-D2-B&quot;)" table:style-name="ce50">
            <text:p>CF686-D2-B</text:p>
          </table:table-cell>
          <table:table-cell table:style-name="ce211"/>
          <table:table-cell table:number-columns-repeated="5" table:style-name="ce82"/>
          <table:table-cell office:value-type="float" office:value="0" table:formula="of:=SUM([.E177:.H17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nary</text:p>
          </table:table-cell>
          <table:table-cell office:value-type="string" office:string-value="CF133-D2-B" table:formula="of:=HYPERLINK(&quot;http://codeforces.com/contest/133/problem/B&quot;;&quot;CF133-D2-B&quot;)" table:style-name="ce50">
            <text:p>CF133-D2-B</text:p>
          </table:table-cell>
          <table:table-cell table:style-name="ce211"/>
          <table:table-cell table:number-columns-repeated="5" table:style-name="ce82"/>
          <table:table-cell office:value-type="float" office:value="0" table:formula="of:=SUM([.E178:.H17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anvas Frames</text:p>
          </table:table-cell>
          <table:table-cell office:value-type="string" office:string-value="CF127-D2-B" table:formula="of:=HYPERLINK(&quot;http://codeforces.com/contest/127/problem/B&quot;;&quot;CF127-D2-B&quot;)" table:style-name="ce50">
            <text:p>CF127-D2-B</text:p>
          </table:table-cell>
          <table:table-cell table:style-name="ce211"/>
          <table:table-cell table:number-columns-repeated="5" table:style-name="ce82"/>
          <table:table-cell office:value-type="float" office:value="0" table:formula="of:=SUM([.E179:.H17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Ohana Cleans Up</text:p>
          </table:table-cell>
          <table:table-cell office:value-type="string" office:string-value="CF554-D2-B" table:formula="of:=HYPERLINK(&quot;http://codeforces.com/contest/554/problem/B&quot;;&quot;CF554-D2-B&quot;)" table:style-name="ce50">
            <text:p>CF554-D2-B</text:p>
          </table:table-cell>
          <table:table-cell table:style-name="ce211"/>
          <table:table-cell table:number-columns-repeated="5" table:style-name="ce82"/>
          <table:table-cell office:value-type="float" office:value="0" table:formula="of:=SUM([.E180:.H18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rland</text:p>
          </table:table-cell>
          <table:table-cell office:value-type="string" office:string-value="CF408-D2-B" table:formula="of:=HYPERLINK(&quot;http://codeforces.com/contest/408/problem/B&quot;;&quot;CF408-D2-B&quot;)" table:style-name="ce50">
            <text:p>CF408-D2-B</text:p>
          </table:table-cell>
          <table:table-cell table:style-name="ce211"/>
          <table:table-cell table:number-columns-repeated="5" table:style-name="ce82"/>
          <table:table-cell office:value-type="float" office:value="0" table:formula="of:=SUM([.E181:.H1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tya and Staircases</text:p>
          </table:table-cell>
          <table:table-cell office:value-type="string" office:string-value="CF362-D2-B" table:formula="of:=HYPERLINK(&quot;http://codeforces.com/contest/362/problem/B&quot;;&quot;CF362-D2-B&quot;)" table:style-name="ce50">
            <text:p>CF362-D2-B</text:p>
          </table:table-cell>
          <table:table-cell table:style-name="ce211"/>
          <table:table-cell table:number-columns-repeated="5" table:style-name="ce82"/>
          <table:table-cell office:value-type="float" office:value="0" table:formula="of:=SUM([.E182:.H1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Equidistant String</text:p>
          </table:table-cell>
          <table:table-cell office:value-type="string" office:string-value="CF545-D2-B" table:formula="of:=HYPERLINK(&quot;http://codeforces.com/contest/545/problem/B&quot;;&quot;CF545-D2-B&quot;)" table:style-name="ce50">
            <text:p>CF545-D2-B</text:p>
          </table:table-cell>
          <table:table-cell table:style-name="ce211"/>
          <table:table-cell table:number-columns-repeated="5" table:style-name="ce82"/>
          <table:table-cell office:value-type="float" office:value="0" table:formula="of:=SUM([.E183:.H18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Vanya and Food Processor</text:p>
          </table:table-cell>
          <table:table-cell office:value-type="string" office:string-value="CF677-D2-B" table:formula="of:=HYPERLINK(&quot;http://codeforces.com/contest/677/problem/B&quot;;&quot;CF677-D2-B&quot;)" table:style-name="ce76">
            <text:p>CF677-D2-B</text:p>
          </table:table-cell>
          <table:table-cell table:style-name="ce213"/>
          <table:table-cell table:number-columns-repeated="4" table:style-name="ce11"/>
          <table:table-cell table:style-name="ce82"/>
          <table:table-cell office:value-type="float" office:value="0" table:formula="of:=SUM([.E184:.H184])"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alendar</text:p>
          </table:table-cell>
          <table:table-cell office:value-type="string" office:string-value="CF304-D2-B" table:formula="of:=HYPERLINK(&quot;http://codeforces.com/contest/304/problem/B&quot;;&quot;CF304-D2-B&quot;)" table:style-name="ce76">
            <text:p>CF304-D2-B</text:p>
          </table:table-cell>
          <table:table-cell table:style-name="ce213"/>
          <table:table-cell table:number-columns-repeated="4" table:style-name="ce11"/>
          <table:table-cell table:style-name="ce82"/>
          <table:table-cell office:value-type="float" office:value="0" table:formula="of:=SUM([.E185:.H185])"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Amr and Pins</text:p>
          </table:table-cell>
          <table:table-cell office:value-type="string" office:string-value="CF507-D2-B" table:formula="of:=HYPERLINK(&quot;http://codeforces.com/contest/507/problem/B&quot;;&quot;CF507-D2-B&quot;)" table:style-name="ce76">
            <text:p>CF507-D2-B</text:p>
          </table:table-cell>
          <table:table-cell table:style-name="ce213"/>
          <table:table-cell table:number-columns-repeated="4" table:style-name="ce11"/>
          <table:table-cell table:style-name="ce82"/>
          <table:table-cell office:value-type="float" office:value="0" table:formula="of:=SUM([.E186:.H186])"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olo the Penguin and Matrix</text:p>
          </table:table-cell>
          <table:table-cell office:value-type="string" office:string-value="CF289-D2-B" table:formula="of:=HYPERLINK(&quot;http://codeforces.com/contest/289/problem/B&quot;;&quot;CF289-D2-B&quot;)" table:style-name="ce76">
            <text:p>CF289-D2-B</text:p>
          </table:table-cell>
          <table:table-cell table:style-name="ce213"/>
          <table:table-cell table:number-columns-repeated="4" table:style-name="ce11"/>
          <table:table-cell table:style-name="ce82"/>
          <table:table-cell office:value-type="float" office:value="0" table:formula="of:=SUM([.E187:.H187])"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88:.H18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eorge and Round</text:p>
          </table:table-cell>
          <table:table-cell office:value-type="string" office:string-value="CF387-D2-B" table:formula="of:=HYPERLINK(&quot;http://codeforces.com/contest/387/problem/B&quot;;&quot;CF387-D2-B&quot;)" table:style-name="ce50">
            <text:p>CF387-D2-B</text:p>
          </table:table-cell>
          <table:table-cell table:style-name="ce211"/>
          <table:table-cell table:number-columns-repeated="5" table:style-name="ce82"/>
          <table:table-cell office:value-type="float" office:value="0" table:formula="of:=SUM([.E189:.H18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flowers</text:p>
          </table:table-cell>
          <table:table-cell office:value-type="string" office:string-value="CF740-D2-B" table:formula="of:=HYPERLINK(&quot;http://codeforces.com/contest/740/problem/B&quot;;&quot;CF740-D2-B&quot;)" table:style-name="ce50">
            <text:p>CF740-D2-B</text:p>
          </table:table-cell>
          <table:table-cell table:style-name="ce211"/>
          <table:table-cell table:number-columns-repeated="5" table:style-name="ce82"/>
          <table:table-cell office:value-type="float" office:value="0" table:formula="of:=SUM([.E190:.H19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rbanization</text:p>
          </table:table-cell>
          <table:table-cell office:value-type="string" office:string-value="CF735-D2-B" table:formula="of:=HYPERLINK(&quot;http://codeforces.com/contest/735/problem/B&quot;;&quot;CF735-D2-B&quot;)" table:style-name="ce50">
            <text:p>CF735-D2-B</text:p>
          </table:table-cell>
          <table:table-cell table:style-name="ce211"/>
          <table:table-cell table:number-columns-repeated="5" table:style-name="ce82"/>
          <table:table-cell office:value-type="float" office:value="0" table:formula="of:=SUM([.E191:.H19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sting Pants for Sadness</text:p>
          </table:table-cell>
          <table:table-cell office:value-type="string" office:string-value="CF104-D2-B" table:formula="of:=HYPERLINK(&quot;http://codeforces.com/contest/104/problem/B&quot;;&quot;CF104-D2-B&quot;)" table:style-name="ce50">
            <text:p>CF104-D2-B</text:p>
          </table:table-cell>
          <table:table-cell table:style-name="ce211"/>
          <table:table-cell table:number-columns-repeated="5" table:style-name="ce82"/>
          <table:table-cell office:value-type="float" office:value="0" table:formula="of:=SUM([.E192:.H19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ells Not Under Attack</text:p>
          </table:table-cell>
          <table:table-cell office:value-type="string" office:string-value="CF701-D2-B" table:formula="of:=HYPERLINK(&quot;http://codeforces.com/contest/701/problem/B&quot;;&quot;CF701-D2-B&quot;)" table:style-name="ce50">
            <text:p>CF701-D2-B</text:p>
          </table:table-cell>
          <table:table-cell table:style-name="ce211"/>
          <table:table-cell table:number-columns-repeated="5" table:style-name="ce82"/>
          <table:table-cell office:value-type="float" office:value="0" table:formula="of:=SUM([.E193:.H19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Vanya and Books</text:p>
          </table:table-cell>
          <table:table-cell office:value-type="string" office:string-value="CF552-D2-B" table:formula="of:=HYPERLINK(&quot;http://codeforces.com/contest/552/problem/B&quot;;&quot;CF552-D2-B&quot;)" table:style-name="ce50">
            <text:p>CF552-D2-B</text:p>
          </table:table-cell>
          <table:table-cell table:style-name="ce211"/>
          <table:table-cell table:number-columns-repeated="5" table:style-name="ce82"/>
          <table:table-cell office:value-type="float" office:value="0" table:formula="of:=SUM([.E194:.H19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orms</text:p>
          </table:table-cell>
          <table:table-cell office:value-type="string" office:string-value="CF474-D2-B" table:formula="of:=HYPERLINK(&quot;http://codeforces.com/contest/474/problem/B&quot;;&quot;CF474-D2-B&quot;)" table:style-name="ce50">
            <text:p>CF474-D2-B</text:p>
          </table:table-cell>
          <table:table-cell table:style-name="ce211"/>
          <table:table-cell table:number-columns-repeated="5" table:style-name="ce82"/>
          <table:table-cell office:value-type="float" office:value="0" table:formula="of:=SUM([.E195:.H19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rtune Telling</text:p>
          </table:table-cell>
          <table:table-cell office:value-type="string" office:string-value="CF59-D2-B" table:formula="of:=HYPERLINK(&quot;http://codeforces.com/contest/59/problem/B&quot;;&quot;CF59-D2-B&quot;)" table:style-name="ce50">
            <text:p>CF59-D2-B</text:p>
          </table:table-cell>
          <table:table-cell table:style-name="ce211"/>
          <table:table-cell table:number-columns-repeated="5" table:style-name="ce82"/>
          <table:table-cell office:value-type="float" office:value="0" table:formula="of:=SUM([.E196:.H19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97:.H19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lking in the Rain</text:p>
          </table:table-cell>
          <table:table-cell office:value-type="string" office:string-value="CF192-D2-B" table:formula="of:=HYPERLINK(&quot;http://codeforces.com/contest/192/problem/B&quot;;&quot;CF192-D2-B&quot;)" table:style-name="ce50">
            <text:p>CF192-D2-B</text:p>
          </table:table-cell>
          <table:table-cell table:style-name="ce211"/>
          <table:table-cell table:number-columns-repeated="5" table:style-name="ce82"/>
          <table:table-cell office:value-type="float" office:value="0" table:formula="of:=SUM([.E198:.H19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ma and To-do List</text:p>
          </table:table-cell>
          <table:table-cell office:value-type="string" office:string-value="CF366-D2-B" table:formula="of:=HYPERLINK(&quot;http://codeforces.com/contest/366/problem/B&quot;;&quot;CF366-D2-B&quot;)" table:style-name="ce50">
            <text:p>CF366-D2-B</text:p>
          </table:table-cell>
          <table:table-cell table:style-name="ce211"/>
          <table:table-cell table:number-columns-repeated="5" table:style-name="ce82"/>
          <table:table-cell office:value-type="float" office:value="0" table:formula="of:=SUM([.E199:.H19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ail</text:p>
          </table:table-cell>
          <table:table-cell office:value-type="string" office:string-value="CF298-D2-B" table:formula="of:=HYPERLINK(&quot;http://codeforces.com/contest/298/problem/B&quot;;&quot;CF298-D2-B&quot;)" table:style-name="ce50">
            <text:p>CF298-D2-B</text:p>
          </table:table-cell>
          <table:table-cell table:style-name="ce211"/>
          <table:table-cell table:number-columns-repeated="5" table:style-name="ce82"/>
          <table:table-cell office:value-type="float" office:value="0" table:formula="of:=SUM([.E200:.H20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x and Cross</text:p>
          </table:table-cell>
          <table:table-cell office:value-type="string" office:string-value="CF389-D2-B" table:formula="of:=HYPERLINK(&quot;http://codeforces.com/contest/389/problem/B&quot;;&quot;CF389-D2-B&quot;)" table:style-name="ce50">
            <text:p>CF389-D2-B</text:p>
          </table:table-cell>
          <table:table-cell table:style-name="ce211"/>
          <table:table-cell table:number-columns-repeated="5" table:style-name="ce82"/>
          <table:table-cell office:value-type="float" office:value="0" table:formula="of:=SUM([.E201:.H20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ebranding</text:p>
          </table:table-cell>
          <table:table-cell office:value-type="string" office:string-value="CF591-D2-B" table:formula="of:=HYPERLINK(&quot;http://codeforces.com/contest/591/problem/B&quot;;&quot;CF591-D2-B&quot;)" table:style-name="ce50">
            <text:p>CF591-D2-B</text:p>
          </table:table-cell>
          <table:table-cell table:style-name="ce211"/>
          <table:table-cell table:number-columns-repeated="5" table:style-name="ce82"/>
          <table:table-cell office:value-type="float" office:value="0" table:formula="of:=SUM([.E202:.H20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Increase and Decrease</text:p>
          </table:table-cell>
          <table:table-cell office:value-type="string" office:string-value="CF246-D2-B" table:formula="of:=HYPERLINK(&quot;http://codeforces.com/contest/246/problem/B&quot;;&quot;CF246-D2-B&quot;)" table:style-name="ce50">
            <text:p>CF246-D2-B</text:p>
          </table:table-cell>
          <table:table-cell table:style-name="ce211"/>
          <table:table-cell table:number-columns-repeated="5" table:style-name="ce82"/>
          <table:table-cell office:value-type="float" office:value="0" table:formula="of:=SUM([.E203:.H20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Mex</text:p>
          </table:table-cell>
          <table:table-cell office:value-type="string" office:string-value="CF682-D2-B" table:formula="of:=HYPERLINK(&quot;http://codeforces.com/contest/682/problem/B&quot;;&quot;CF682-D2-B&quot;)" table:style-name="ce50">
            <text:p>CF682-D2-B</text:p>
          </table:table-cell>
          <table:table-cell table:style-name="ce211"/>
          <table:table-cell table:number-columns-repeated="5" table:style-name="ce82"/>
          <table:table-cell office:value-type="float" office:value="0" table:formula="of:=SUM([.E204:.H20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ins</text:p>
          </table:table-cell>
          <table:table-cell office:value-type="string" office:string-value="CF58-D2-B" table:formula="of:=HYPERLINK(&quot;http://codeforces.com/contest/58/problem/B&quot;;&quot;CF58-D2-B&quot;)" table:style-name="ce50">
            <text:p>CF58-D2-B</text:p>
          </table:table-cell>
          <table:table-cell table:style-name="ce211"/>
          <table:table-cell table:number-columns-repeated="5" table:style-name="ce82"/>
          <table:table-cell office:value-type="float" office:value="0" table:formula="of:=SUM([.E205:.H2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land National Library</text:p>
          </table:table-cell>
          <table:table-cell office:value-type="string" office:string-value="CF567-D2-B" table:formula="of:=HYPERLINK(&quot;http://codeforces.com/contest/567/problem/B&quot;;&quot;CF567-D2-B&quot;)" table:style-name="ce50">
            <text:p>CF567-D2-B</text:p>
          </table:table-cell>
          <table:table-cell table:style-name="ce211"/>
          <table:table-cell table:number-columns-repeated="5" table:style-name="ce82"/>
          <table:table-cell office:value-type="float" office:value="0" table:formula="of:=SUM([.E206:.H20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rt Union</text:p>
          </table:table-cell>
          <table:table-cell office:value-type="string" office:string-value="CF416-D2-B" table:formula="of:=HYPERLINK(&quot;http://codeforces.com/contest/416/problem/B&quot;;&quot;CF416-D2-B&quot;)" table:style-name="ce50">
            <text:p>CF416-D2-B</text:p>
          </table:table-cell>
          <table:table-cell table:style-name="ce211"/>
          <table:table-cell table:number-columns-repeated="5" table:style-name="ce82"/>
          <table:table-cell office:value-type="float" office:value="0" table:formula="of:=SUM([.E207:.H20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208:.H20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SU Ball</text:p>
          </table:table-cell>
          <table:table-cell office:value-type="string" office:string-value="CF489-D2-B" table:formula="of:=HYPERLINK(&quot;http://codeforces.com/contest/489/problem/B&quot;;&quot;CF489-D2-B&quot;)" table:style-name="ce50">
            <text:p>CF489-D2-B</text:p>
          </table:table-cell>
          <table:table-cell table:style-name="ce211"/>
          <table:table-cell table:number-columns-repeated="5" table:style-name="ce82"/>
          <table:table-cell office:value-type="float" office:value="0" table:formula="of:=SUM([.E209:.H20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andom Teams</text:p>
          </table:table-cell>
          <table:table-cell office:value-type="string" office:string-value="CF478-D2-B" table:formula="of:=HYPERLINK(&quot;http://codeforces.com/contest/478/problem/B&quot;;&quot;CF478-D2-B&quot;)" table:style-name="ce50">
            <text:p>CF478-D2-B</text:p>
          </table:table-cell>
          <table:table-cell table:style-name="ce211"/>
          <table:table-cell table:number-columns-repeated="5" table:style-name="ce82"/>
          <table:table-cell office:value-type="float" office:value="0" table:formula="of:=SUM([.E210:.H21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riends</text:p>
          </table:table-cell>
          <table:table-cell office:value-type="string" office:string-value="CF94-D2-B" table:formula="of:=HYPERLINK(&quot;http://codeforces.com/contest/94/problem/B&quot;;&quot;CF94-D2-B&quot;)" table:style-name="ce50">
            <text:p>CF94-D2-B</text:p>
          </table:table-cell>
          <table:table-cell table:style-name="ce211"/>
          <table:table-cell table:number-columns-repeated="5" table:style-name="ce82"/>
          <table:table-cell office:value-type="float" office:value="0" table:formula="of:=SUM([.E211:.H21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r of the Corporations</text:p>
          </table:table-cell>
          <table:table-cell office:value-type="string" office:string-value="CF625-D2-B" table:formula="of:=HYPERLINK(&quot;http://codeforces.com/contest/625/problem/B&quot;;&quot;CF625-D2-B&quot;)" table:style-name="ce50">
            <text:p>CF625-D2-B</text:p>
          </table:table-cell>
          <table:table-cell table:style-name="ce211"/>
          <table:table-cell table:number-columns-repeated="5" table:style-name="ce82"/>
          <table:table-cell office:value-type="float" office:value="0" table:formula="of:=SUM([.E212:.H21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ad Construction</text:p>
          </table:table-cell>
          <table:table-cell office:value-type="string" office:string-value="CF330-D2-B" table:formula="of:=HYPERLINK(&quot;http://codeforces.com/contest/330/problem/B&quot;;&quot;CF330-D2-B&quot;)" table:style-name="ce50">
            <text:p>CF330-D2-B</text:p>
          </table:table-cell>
          <table:table-cell table:style-name="ce211"/>
          <table:table-cell table:number-columns-repeated="5" table:style-name="ce82"/>
          <table:table-cell office:value-type="float" office:value="0" table:formula="of:=SUM([.E213:.H21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inary Number</text:p>
          </table:table-cell>
          <table:table-cell office:value-type="string" office:string-value="CF92-D2-B" table:formula="of:=HYPERLINK(&quot;http://codeforces.com/contest/92/problem/B&quot;;&quot;CF92-D2-B&quot;)" table:style-name="ce50">
            <text:p>CF92-D2-B</text:p>
          </table:table-cell>
          <table:table-cell table:style-name="ce211"/>
          <table:table-cell table:number-columns-repeated="5" table:style-name="ce82"/>
          <table:table-cell office:value-type="float" office:value="0" table:formula="of:=SUM([.E214:.H21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fore an Exam</text:p>
          </table:table-cell>
          <table:table-cell office:value-type="string" office:string-value="CF4-D2-B" table:formula="of:=HYPERLINK(&quot;http://codeforces.com/contest/4/problem/B&quot;;&quot;CF4-D2-B&quot;)" table:style-name="ce50">
            <text:p>CF4-D2-B</text:p>
          </table:table-cell>
          <table:table-cell table:style-name="ce211"/>
          <table:table-cell table:number-columns-repeated="5" table:style-name="ce82"/>
          <table:table-cell office:value-type="float" office:value="0" table:formula="of:=SUM([.E215:.H21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unning Student</text:p>
          </table:table-cell>
          <table:table-cell office:value-type="string" office:string-value="CF9-D2-B" table:formula="of:=HYPERLINK(&quot;http://codeforces.com/contest/9/problem/B&quot;;&quot;CF9-D2-B&quot;)" table:style-name="ce50">
            <text:p>CF9-D2-B</text:p>
          </table:table-cell>
          <table:table-cell table:style-name="ce211"/>
          <table:table-cell table:number-columns-repeated="5" table:style-name="ce82"/>
          <table:table-cell office:value-type="float" office:value="0" table:formula="of:=SUM([.E216:.H21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nton and currency you all know</text:p>
          </table:table-cell>
          <table:table-cell office:value-type="string" office:string-value="CF508-D2-B" table:formula="of:=HYPERLINK(&quot;http://codeforces.com/contest/508/problem/B&quot;;&quot;CF508-D2-B&quot;)" table:style-name="ce50">
            <text:p>CF508-D2-B</text:p>
          </table:table-cell>
          <table:table-cell table:style-name="ce211"/>
          <table:table-cell table:number-columns-repeated="5" table:style-name="ce82"/>
          <table:table-cell office:value-type="float" office:value="0" table:formula="of:=SUM([.E217:.H21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hone Numbers</text:p>
          </table:table-cell>
          <table:table-cell office:value-type="string" office:string-value="CF151-D2-B" table:formula="of:=HYPERLINK(&quot;http://codeforces.com/contest/151/problem/B&quot;;&quot;CF151-D2-B&quot;)" table:style-name="ce50">
            <text:p>CF151-D2-B</text:p>
          </table:table-cell>
          <table:table-cell table:style-name="ce211"/>
          <table:table-cell table:number-columns-repeated="5" table:style-name="ce82"/>
          <table:table-cell office:value-type="float" office:value="0" table:formula="of:=SUM([.E218:.H218])" table:style-name="ce55">
            <text:p>0</text:p>
          </table:table-cell>
          <table:table-cell table:style-name="ce55"/>
          <table:table-cell table:style-name="ce216"/>
          <table:table-cell table:style-name="ce82"/>
          <table:table-cell table:style-name="ce75"/>
          <table:table-cell table:number-columns-repeated="16371"/>
        </table:table-row>
        <table:table-row table:number-rows-repeated="21" table:style-name="ro5">
          <table:table-cell table:number-columns-repeated="16384"/>
        </table:table-row>
        <table:table-row table:number-rows-repeated="52" table:style-name="ro5">
          <table:table-cell table:number-columns-repeated="2"/>
          <table:table-cell table:style-name="ce215"/>
          <table:table-cell table:number-columns-repeated="16381"/>
        </table:table-row>
        <table:table-row table:number-rows-repeated="1048285" table:style-name="ro5">
          <table:table-cell table:number-columns-repeated="16384"/>
        </table:table-row>
      </table:table>
      <table:table table:name="C1" table:style-name="ta1">
        <table:table-column table:style-name="co20" table:default-cell-style-name="ce1"/>
        <table:table-column table:style-name="co2" table:default-cell-style-name="ce1"/>
        <table:table-column table:style-name="co9" table:default-cell-style-name="ce1"/>
        <table:table-column table:style-name="co21"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2"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5:.C10496]; &quot;AC&quot;)" table:style-name="ce56">
            <text:p>0</text:p>
          </table:table-cell>
          <table:table-cell office:value-type="float" office:value="0" table:formula="of:=ROUND(SUMPRODUCT([.D5:.D10496];INT(eq([.C5:.C10496]; &quot;AC&quot;)))/MAX(1; [.C2]);1)" table:style-name="ce56">
            <text:p>#NAME?</text:p>
          </table:table-cell>
          <table:table-cell office:value-type="float" office:value="0" table:formula="of:=ROUND(SUMPRODUCT([.E5:.E10518];INT(eq([.C5:.C10518]; &quot;AC&quot;)))/MAX(1; [.C2]);0)" table:style-name="ce56">
            <text:p>#NAME?</text:p>
          </table:table-cell>
          <table:table-cell office:value-type="float" office:value="0" table:formula="of:=ROUND(SUMPRODUCT([.F5:.F10521];INT(eq([.C5:.C10521]; &quot;AC&quot;)))/MAX(1; [.C2]);0)" table:style-name="ce56">
            <text:p>#NAME?</text:p>
          </table:table-cell>
          <table:table-cell office:value-type="float" office:value="0" table:formula="of:=ROUND(SUMPRODUCT([.G5:.G10521];INT(eq([.C5:.C10521]; &quot;AC&quot;)))/MAX(1; [.C2]);0)" table:style-name="ce56">
            <text:p>#NAME?</text:p>
          </table:table-cell>
          <table:table-cell office:value-type="float" office:value="0" table:formula="of:=ROUND(SUMPRODUCT([.H5:.H10521];INT(eq([.C5:.C10521]; &quot;AC&quot;)))/MAX(1; [.C2]);0)" table:style-name="ce56">
            <text:p>#NAME?</text:p>
          </table:table-cell>
          <table:table-cell office:value-type="float" office:value="0" table:formula="of:=ROUND(SUMPRODUCT([.I5:.I10493];INT(eq([.C5:.C10493]; &quot;AC&quot;)))/MAX(1; [.C2]);0)" table:style-name="ce56">
            <text:p>#NAME?</text:p>
          </table:table-cell>
          <table:table-cell office:value-type="float" office:value="0" table:formula="of:=ROUND(SUMPRODUCT([.J5:.J10491];INT(eq([.C5:.C10491]; &quot;AC&quot;)))/MAX(1; [.C2]);1)" table:style-name="ce56">
            <text:p>#NAME?</text:p>
          </table:table-cell>
          <table:table-cell office:value-type="float" office:value="0" table:formula="of:=SUMPRODUCT(eq([.K5:.K10496]; &quot;YES&quot;);INT(eq([.C5:.C10521]; &quot;AC&quot;)))" table:style-name="ce56">
            <text:p>#NAME?</text:p>
          </table:table-cell>
          <table:table-cell office:value-type="float" office:value="0" table:formula="of:=IFERROR(COM.MICROSOFT.SINGLE(__xludf.dummyfunction(&quot;COUNTA(FILTER(C5:C9988, NOT(REGEXMATCH(C5:C9988, &quot;&quot;AC&quot;&quot;))))&quot;));0)" table:style-name="ce57">
            <text:p>0</text:p>
          </table:table-cell>
          <table:table-cell office:value-type="float" office:value="0" table:formula="of:=IFERROR(COM.MICROSOFT.SINGLE(__xludf.dummyfunction(&quot;COUNTA(FILTER(C5:C9982, NOT(REGEXMATCH(C5:C9982, &quot;&quot;AC&quot;&quot;))))&quot;));0)" table:style-name="ce58">
            <text:p>0</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75">
            <text:p>DON'T Skip colored problems. Don't skip others unless a block is really easy for you</text:p>
          </table:table-cell>
          <table:table-cell table:number-columns-repeated="16371"/>
        </table:table-row>
        <table:table-row table:style-name="ro15">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11">
            <text:p><text:span text:style-name="T8">Remove the given link and write a comment. Start your comment with a classification for the problem:<text:s/></text:span><text:span text:style-name="T7">Useless, repeated idea, boring, normal, good problem, interesting problem or important problem</text:span><text:span text:style-name="T8">.</text:span></text:p>
          </table:table-cell>
          <table:table-cell table:number-columns-repeated="16371"/>
        </table:table-row>
        <table:table-row table:style-name="ro1">
          <table:table-cell office:value-type="string" table:style-name="ce65">
            <text:p>Drazil and Factorial</text:p>
          </table:table-cell>
          <table:table-cell office:value-type="string" office:string-value="CF515-D2-C" table:formula="of:=HYPERLINK(&quot;http://codeforces.com/contest/515/problem/C&quot;;&quot;CF515-D2-C&quot;)" table:style-name="ce70">
            <text:p>CF51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Dr Mostafa Saad" table:formula="of:=HYPERLINK(&quot;https://www.youtube.com/watch?v=QEh0ugyYPUw&quot;;&quot;Video Solution - Dr Mostafa Saad&quot;)" table:style-name="ce78">
            <text:p>Video Solution - Dr Mostafa Saad</text:p>
          </table:table-cell>
          <table:table-cell table:number-columns-repeated="16371"/>
        </table:table-row>
        <table:table-row table:style-name="ro1">
          <table:table-cell office:value-type="string" table:style-name="ce75">
            <text:p>Lucky Permutation Triple</text:p>
          </table:table-cell>
          <table:table-cell office:value-type="string" office:string-value="CF304-D2-C" table:formula="of:=HYPERLINK(&quot;http://codeforces.com/contest/304/problem/C&quot;;&quot;CF304-D2-C&quot;)" table:style-name="ce77">
            <text:p>CF30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oldier and Cards</text:p>
          </table:table-cell>
          <table:table-cell office:value-type="string" office:string-value="CF546-D2-C" table:formula="of:=HYPERLINK(&quot;http://codeforces.com/contest/546/problem/C&quot;;&quot;CF546-D2-C&quot;)" table:style-name="ce77">
            <text:p>CF546-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Watchmen</text:p>
          </table:table-cell>
          <table:table-cell office:value-type="string" office:string-value="CF651-D2-C" table:formula="of:=HYPERLINK(&quot;http://codeforces.com/contest/651/problem/C&quot;;&quot;CF651-D2-C&quot;)" table:style-name="ce77">
            <text:p>CF65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9:.H9])" table:style-name="ce55">
            <text:p>0</text:p>
          </table:table-cell>
          <table:table-cell table:style-name="ce55"/>
          <table:table-cell table:style-name="ce222"/>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H10])" table:style-name="ce55">
            <text:p>0</text:p>
          </table:table-cell>
          <table:table-cell table:style-name="ce55"/>
          <table:table-cell table:style-name="ce222"/>
          <table:table-cell table:style-name="ce82"/>
          <table:table-cell office:value-type="string" office:string-value="Watch - Thinking - Concretely - Symbolically - Pictorially " table:formula="of:=HYPERLINK(&quot;https://www.youtube.com/watch?v=Tm_Vlkv4mOo&quot;;&quot;Watch - Thinking - Concretely - Symbolically - Pictorially &quot;)" table:style-name="ce107">
            <text:p>Watch - Thinking - Concretely - Symbolically - Pictorially<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H11])" table:style-name="ce55">
            <text:p>0</text:p>
          </table:table-cell>
          <table:table-cell table:style-name="ce55"/>
          <table:table-cell table:style-name="ce222"/>
          <table:table-cell table:style-name="ce82"/>
          <table:table-cell office:value-type="string" office:string-value="Watch - Thinking - Problem Constraints " table:formula="of:=HYPERLINK(&quot;https://www.youtube.com/watch?v=6Fx8T_NBA7Q&quot;;&quot;Watch - Thinking - Problem Constraints &quot;)" table:style-name="ce107">
            <text:p>Watch - Thinking - Problem Constraints<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H12])" table:style-name="ce55">
            <text:p>0</text:p>
          </table:table-cell>
          <table:table-cell table:style-name="ce55"/>
          <table:table-cell table:style-name="ce222"/>
          <table:table-cell table:style-name="ce82"/>
          <table:table-cell office:value-type="string" office:string-value="Watch - Number Theory - Primes" table:formula="of:=HYPERLINK(&quot;https://www.youtube.com/watch?v=VZBfW08ECgA&quot;;&quot;Watch - Number Theory - Primes&quot;)" table:style-name="ce107">
            <text:p>Watch - Number Theory - Primes</text:p>
          </table:table-cell>
          <table:table-cell table:number-columns-repeated="16371"/>
        </table:table-row>
        <table:table-row table:style-name="ro1">
          <table:table-cell office:value-type="string" table:style-name="ce85">
            <text:p>Fox Dividing Cheese</text:p>
          </table:table-cell>
          <table:table-cell office:value-type="string" office:string-value="CF371-D2-B" table:formula="of:=HYPERLINK(&quot;http://codeforces.com/contest/371/problem/B&quot;;&quot;CF371-D2-B&quot;)" table:style-name="ce112">
            <text:p>CF37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Video Solution - Eng Abanob Ashraf" table:formula="of:=HYPERLINK(&quot;https://www.youtube.com/watch?v=s9jsw8Uj4uI&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85">
            <text:p>Duff in Love</text:p>
          </table:table-cell>
          <table:table-cell office:value-type="string" office:string-value="CF588-D2-B" table:formula="of:=HYPERLINK(&quot;http://codeforces.com/contest/588/problem/B&quot;;&quot;CF588-D2-B&quot;)" table:style-name="ce112">
            <text:p>CF588-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5">
            <text:p>Twin Primes</text:p>
          </table:table-cell>
          <table:table-cell office:value-type="string" office:string-value="UVA 10394" table:formula="of:=HYPERLINK(&quot;https://uva.onlinejudge.org/index.php?option=onlinejudge&amp;page=show_problem&amp;problem=1335&quot;;&quot;UVA 10394&quot;)" table:style-name="ce112">
            <text:p>UVA 10394</text:p>
          </table:table-cell>
          <table:table-cell table:style-name="ce218"/>
          <table:table-cell table:number-columns-repeated="5" table:style-name="ce82"/>
          <table:table-cell office:value-type="float" office:value="0" table:formula="of:=SUM([.E15:.H15])"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5">
            <text:p>Summation of Four</text:p>
          </table:table-cell>
          <table:table-cell office:value-type="string" office:string-value="UVA 10168" table:formula="of:=HYPERLINK(&quot;https://uva.onlinejudge.org/index.php?option=onlinejudge&amp;page=show_problem&amp;problem=1109&quot;;&quot;UVA 10168&quot;)" table:style-name="ce112">
            <office:annotation draw:style-name="a0" svg:x="2.725in" svg:y="3.59166666666667in" svg:width="2.45in" svg:height="0.366666666666667in">
              <dc:creator/>
              <text:p><text:span text:style-name="T15">Google first Goldbach's conjecture</text:span></text:p>
            </office:annotation>
            <text:p>UVA 10168</text:p>
          </table:table-cell>
          <table:table-cell table:style-name="ce218"/>
          <table:table-cell table:number-columns-repeated="5" table:style-name="ce82"/>
          <table:table-cell office:value-type="float" office:value="0" table:formula="of:=SUM([.E16:.H16])"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1" svg:x="15.6166666666667in" svg:y="3.59166666666667in" svg:width="5.325in" svg:height="0.8in">
              <dc:creator/>
              <text:p><text:span text:style-name="T15">Or shorter:</text:span><text:span text:style-name="T15"/></text:p>
              <text:p/>
              <text:p><text:span text:style-name="T15">http://naivered.github.io/2016/07/03/Problem_Solving/UVa/UVa-10168-Summation-of-Four-Primes/</text:span></text:p>
            </office:annotation>
            <text:p>Video Solution - Eng Moaz Rashad</text:p>
          </table:table-cell>
          <table:table-cell table:number-columns-repeated="16371"/>
        </table:table-row>
        <table:table-row table:style-name="ro1">
          <table:table-cell office:value-type="string" table:style-name="ce86">
            <text:p>The Lottery</text:p>
          </table:table-cell>
          <table:table-cell office:value-type="string" office:string-value="UVA 10325" table:formula="of:=HYPERLINK(&quot;https://uva.onlinejudge.org/index.php?option=onlinejudge&amp;page=show_problem&amp;problem=1266&quot;;&quot;UVA 10325&quot;)" table:style-name="ce87">
            <text:p>UVA 10325</text:p>
          </table:table-cell>
          <table:table-cell table:style-name="ce218"/>
          <table:table-cell table:number-columns-repeated="5" table:style-name="ce82"/>
          <table:table-cell office:value-type="float" office:value="0" table:formula="of:=SUM([.E17:.H17])" table:style-name="ce55">
            <text:p>0</text:p>
          </table:table-cell>
          <table:table-cell table:style-name="ce55"/>
          <table:table-cell table:style-name="ce222"/>
          <table:table-cell table:style-name="ce82"/>
          <table:table-cell office:value-type="string" office:string-value="Video Solution - Eng Amr Bahaa" table:formula="of:=HYPERLINK(&quot;https://www.youtube.com/watch?v=OA_J9bFxJpU&quot;;&quot;Video Solution - Eng Amr Bahaa&quot;)" table:style-name="ce109">
            <office:annotation draw:style-name="a2" svg:x="15.6166666666667in" svg:y="3.79166666666667in" svg:width="5.325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table:number-columns-repeated="16371"/>
        </table:table-row>
        <table:table-row table:style-name="ro1">
          <table:table-cell office:value-type="string" table:style-name="ce86">
            <text:p>Hamburgers</text:p>
          </table:table-cell>
          <table:table-cell office:value-type="string" office:string-value="CF371-D2-C" table:formula="of:=HYPERLINK(&quot;http://codeforces.com/contest/371/problem/C&quot;;&quot;CF371-D2-C&quot;)" table:style-name="ce87">
            <text:p>CF371-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86">
            <text:p>Mint</text:p>
          </table:table-cell>
          <table:table-cell office:value-type="string" office:string-value="UVA 10717" table:formula="of:=HYPERLINK(&quot;https://uva.onlinejudge.org/index.php?option=onlinejudge&amp;page=show_problem&amp;problem=1658&quot;;&quot;UVA 10717&quot;)" table:style-name="ce87">
            <text:p>UVA 10717</text:p>
          </table:table-cell>
          <table:table-cell table:style-name="ce218"/>
          <table:table-cell table:number-columns-repeated="5" table:style-name="ce82"/>
          <table:table-cell office:value-type="float" office:value="0" table:formula="of:=SUM([.E19:.H19])"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717%20-%20Mint.cpp&quot;;&quot;Sol&quot;)" table:style-name="ce70">
            <text:p>Sol</text:p>
          </table:table-cell>
          <table:table-cell table:number-columns-repeated="16371"/>
        </table:table-row>
        <table:table-row table:style-name="ro1">
          <table:table-cell office:value-type="string" table:style-name="ce86">
            <text:p>BITMAP - Bitmap</text:p>
          </table:table-cell>
          <table:table-cell office:value-type="string" office:string-value="SPOJ BITMAP" table:formula="of:=HYPERLINK(&quot;http://www.spoj.com/problems/BITMAP/&quot;;&quot;SPOJ BITMAP&quot;)" table:style-name="ce118">
            <text:p>SPOJ BITMAP</text:p>
          </table:table-cell>
          <table:table-cell table:style-name="ce218"/>
          <table:table-cell table:number-columns-repeated="5" table:style-name="ce82"/>
          <table:table-cell office:value-type="float" office:value="0" table:formula="of:=SUM([.E20:.H20])" table:style-name="ce55">
            <text:p>0</text:p>
          </table:table-cell>
          <table:table-cell table:style-name="ce11"/>
          <table:table-cell table:style-name="ce223"/>
          <table:table-cell table:style-name="ce11"/>
          <table:table-cell office:value-type="string" office:string-value="Editorial" table:formula="of:=HYPERLINK(&quot;https://github.com/omarkhair/Problems-Editorial/blob/master/SPOJ/Bitmap/Editorial.md&quot;;&quot;Editorial&quot;)" table:style-name="ce70">
            <text:p>Editorial</text:p>
          </table:table-cell>
          <table:table-cell table:number-columns-repeated="16371"/>
        </table:table-row>
        <table:table-row table:style-name="ro1">
          <table:table-cell table:style-name="ce86"/>
          <table:table-cell office:value-type="string" office:string-value="CODECHEF GCDMOD" table:formula="of:=HYPERLINK(&quot;https://www.codechef.com/problems/GCDMOD&quot;; &quot;CODECHEF GCDMOD&quot;)" table:style-name="ce87">
            <text:p>CODECHEF GCDMOD</text:p>
          </table:table-cell>
          <table:table-cell table:style-name="ce218"/>
          <table:table-cell table:number-columns-repeated="5" table:style-name="ce82"/>
          <table:table-cell office:value-type="float" office:value="0" table:formula="of:=SUM([.E21:.H21])" table:style-name="ce55">
            <text:p>0</text:p>
          </table:table-cell>
          <table:table-cell table:style-name="ce11"/>
          <table:table-cell table:style-name="ce223"/>
          <table:table-cell table:style-name="ce11"/>
          <table:table-cell office:value-type="string" office:string-value="Sol uses __int128 to avoid overflow" table:formula="of:=HYPERLINK(&quot;https://github.com/tmwilliamlin168/CompetitiveProgramming/blob/master/CodeChef/GCDMOD.cpp&quot;;&quot;Sol uses __int128 to avoid overflow&quot;)" table:style-name="ce70">
            <text:p>Sol uses __int128 to avoid overflow</text:p>
          </table:table-cell>
          <table:table-cell table:number-columns-repeated="16371"/>
        </table:table-row>
        <table:table-row table:style-name="ro1">
          <table:table-cell table:style-name="ce86"/>
          <table:table-cell office:value-type="string" table:style-name="ce118">
            <text:p><text:a xlink:href="https://onlinejudge.org/index.php?option=onlinejudge&amp;page=show_problem&amp;problem=1784">UVA 10843</text:a></text:p>
          </table:table-cell>
          <table:table-cell table:style-name="ce218"/>
          <table:table-cell table:number-columns-repeated="5" table:style-name="ce82"/>
          <table:table-cell office:value-type="float" office:value="0" table:formula="of:=SUM([.E22:.H22])" table:style-name="ce55">
            <text:p>0</text:p>
          </table:table-cell>
          <table:table-cell table:style-name="ce11"/>
          <table:table-cell table:style-name="ce223"/>
          <table:table-cell table:style-name="ce11"/>
          <table:table-cell office:value-type="string" office:string-value="Theory result to read" table:formula="of:=HYPERLINK(&quot;https://www.geeksforgeeks.org/total-number-spanning-trees-graph/&quot;;&quot;Theory result to read&quot;)" table:style-name="ce70">
            <text:p>Theory result to read</text:p>
          </table:table-cell>
          <table:table-cell table:number-columns-repeated="16371"/>
        </table:table-row>
        <table:table-row table:style-name="ro1">
          <table:table-cell office:value-type="string" table:style-name="ce124">
            <text:p>The Child and Set</text:p>
          </table:table-cell>
          <table:table-cell office:value-type="string" office:string-value="CF437-D2-B" table:formula="of:=HYPERLINK(&quot;http://codeforces.com/contest/437/problem/B&quot;;&quot;CF437-D2-B&quot;)" table:style-name="ce21">
            <text:p>CF437-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Tanya and Postcard</text:p>
          </table:table-cell>
          <table:table-cell office:value-type="string" office:string-value="CF518-D2-B" table:formula="of:=HYPERLINK(&quot;http://codeforces.com/contest/518/problem/B&quot;;&quot;CF518-D2-B&quot;)" table:style-name="ce21">
            <text:p>CF518-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25:.H2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Greg and Array</text:p>
          </table:table-cell>
          <table:table-cell office:value-type="string" office:string-value="CF296-D2-C" table:formula="of:=HYPERLINK(&quot;http://codeforces.com/contest/296/problem/C&quot;;&quot;CF296-D2-C&quot;)" table:style-name="ce77">
            <text:p>CF296-D2-C</text:p>
          </table:table-cell>
          <table:table-cell table:style-name="ce219"/>
          <table:table-cell table:number-columns-repeated="5" table:style-name="ce11"/>
          <table:table-cell office:value-type="float" office:value="1" table:style-name="ce82">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The World is a Theatre</text:p>
          </table:table-cell>
          <table:table-cell office:value-type="string" office:string-value="CF131-D2-C" table:formula="of:=HYPERLINK(&quot;http://codeforces.com/contest/131/problem/C&quot;;&quot;CF131-D2-C&quot;)" table:style-name="ce77">
            <text:p>CF13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Eng Youssef Ali" table:formula="of:=HYPERLINK(&quot;https://www.youtube.com/watch?v=96OYl0On3hc&quot;;&quot;Video Solution - Eng Youssef Ali&quot;)" table:style-name="ce76">
            <text:p>Video Solution - Eng Youssef Ali</text:p>
          </table:table-cell>
          <table:table-cell table:number-columns-repeated="16371"/>
        </table:table-row>
        <table:table-row table:style-name="ro1">
          <table:table-cell office:value-type="string" table:style-name="ce75">
            <text:p>Trains</text:p>
          </table:table-cell>
          <table:table-cell office:value-type="string" office:string-value="CF88-D2-C" table:formula="of:=HYPERLINK(&quot;http://codeforces.com/contest/88/problem/C&quot;;&quot;CF88-D2-C&quot;)" table:style-name="ce77">
            <text:p>CF88-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Solver to be (Java)" table:formula="of:=HYPERLINK(&quot;https://www.youtube.com/watch?v=YiM38hyILmc&quot;;&quot;Video Solution - Solver to be (Java)&quot;)" table:style-name="ce77">
            <text:p>Video Solution - Solver to be (Java)</text:p>
          </table:table-cell>
          <table:table-cell table:number-columns-repeated="16371"/>
        </table:table-row>
        <table:table-row table:style-name="ro1">
          <table:table-cell office:value-type="string" table:style-name="ce124">
            <text:p>Semifinals</text:p>
          </table:table-cell>
          <table:table-cell office:value-type="string" office:string-value="CF378-D2-B" table:formula="of:=HYPERLINK(&quot;http://codeforces.com/contest/378/problem/B&quot;;&quot;CF378-D2-B&quot;)" table:style-name="ce21">
            <text:p>CF378-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Towers</text:p>
          </table:table-cell>
          <table:table-cell office:value-type="string" office:string-value="CF479-D2-B" table:formula="of:=HYPERLINK(&quot;http://codeforces.com/contest/479/problem/B&quot;;&quot;CF479-D2-B&quot;)" table:style-name="ce21">
            <text:p>CF479-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31:.H31])" table:style-name="ce55">
            <text:p>0</text:p>
          </table:table-cell>
          <table:table-cell table:style-name="ce55"/>
          <table:table-cell table:style-name="ce222"/>
          <table:table-cell table:style-name="ce82"/>
          <table:table-cell office:value-type="string" office:string-value="Watch - Algebra - Number Bases and Polynomials" table:formula="of:=HYPERLINK(&quot;https://www.youtube.com/watch?v=jxvaNAthWRI&quot;;&quot;Watch - Algebra - Number Bases and Polynomials&quot;)" table:style-name="ce107">
            <text:p>Watch - Algebra - Number Bases and Polynomials</text:p>
          </table:table-cell>
          <table:table-cell table:number-columns-repeated="16371"/>
        </table:table-row>
        <table:table-row table:style-name="ro1">
          <table:table-cell office:value-type="string" table:style-name="ce92">
            <text:p>To Carry or not to Carry</text:p>
          </table:table-cell>
          <table:table-cell office:value-type="string" office:string-value="UVA 10469" table:formula="of:=HYPERLINK(&quot;https://uva.onlinejudge.org/index.php?option=onlinejudge&amp;page=show_problem&amp;problem=1410&quot;;&quot;UVA 10469&quot;)" table:style-name="ce125">
            <text:p>UVA 10469</text:p>
          </table:table-cell>
          <table:table-cell table:style-name="ce218"/>
          <table:table-cell table:number-columns-repeated="5" table:style-name="ce82"/>
          <table:table-cell office:value-type="float" office:value="0" table:formula="of:=SUM([.E32:.H32])" table:style-name="ce55">
            <text:p>0</text:p>
          </table:table-cell>
          <table:table-cell table:style-name="ce55"/>
          <table:table-cell table:style-name="ce222"/>
          <table:table-cell table:style-name="ce55"/>
          <table:table-cell office:value-type="string" office:string-value="Sol" table:formula="of:=HYPERLINK(&quot;https://github.com/Diusrex/UVA-Solutions/blob/master/10469%20To%20Carry%20or%20not%20to%20Carry.cpp&quot;;&quot;Sol&quot;)" table:style-name="ce70">
            <text:p>Sol</text:p>
          </table:table-cell>
          <table:table-cell table:number-columns-repeated="16371"/>
        </table:table-row>
        <table:table-row table:style-name="ro1">
          <table:table-cell office:value-type="string" table:style-name="ce85">
            <text:p>Beat the Spread!</text:p>
          </table:table-cell>
          <table:table-cell office:value-type="string" office:string-value="UVA 10812" table:formula="of:=HYPERLINK(&quot;https://uva.onlinejudge.org/index.php?option=onlinejudge&amp;page=show_problem&amp;problem=1753&quot;;&quot;UVA 10812&quot;)" table:style-name="ce112">
            <text:p>UVA 10812</text:p>
          </table:table-cell>
          <table:table-cell table:style-name="ce218"/>
          <table:table-cell table:number-columns-repeated="5" table:style-name="ce82"/>
          <table:table-cell office:value-type="float" office:value="0" table:formula="of:=SUM([.E33:.H33])"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Summation of Polynomials</text:p>
          </table:table-cell>
          <table:table-cell office:value-type="string" office:string-value="UVA 10302" table:formula="of:=HYPERLINK(&quot;https://uva.onlinejudge.org/index.php?option=onlinejudge&amp;page=show_problem&amp;problem=1243&quot;;&quot;UVA 10302&quot;)" table:style-name="ce112">
            <text:p>UVA 10302</text:p>
          </table:table-cell>
          <table:table-cell table:style-name="ce218"/>
          <table:table-cell table:number-columns-repeated="5" table:style-name="ce82"/>
          <table:table-cell office:value-type="float" office:value="0" table:formula="of:=SUM([.E34:.H3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Polly the Polynomial</text:p>
          </table:table-cell>
          <table:table-cell office:value-type="string" office:string-value="UVA 498" table:formula="of:=HYPERLINK(&quot;https://uva.onlinejudge.org/index.php?option=com_onlinejudge&amp;Itemid=8&amp;page=show_problem&amp;problem=439&quot;;&quot;UVA 498&quot;)" table:style-name="ce112">
            <text:p>UVA 498</text:p>
          </table:table-cell>
          <table:table-cell table:style-name="ce218"/>
          <table:table-cell table:number-columns-repeated="5" table:style-name="ce82"/>
          <table:table-cell office:value-type="float" office:value="0" table:formula="of:=SUM([.E35:.H3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style-name="ce118"/>
          <table:table-cell office:value-type="string" office:string-value="UVA 11053" table:formula="of:=HYPERLINK(&quot;https://uva.onlinejudge.org/index.php?option=onlinejudge&amp;page=show_problem&amp;problem=1994&quot;;&quot;UVA 11053&quot;)" table:style-name="ce118">
            <text:p>UVA 11053</text:p>
          </table:table-cell>
          <table:table-cell table:style-name="ce218"/>
          <table:table-cell table:number-columns-repeated="5" table:style-name="ce82"/>
          <table:table-cell office:value-type="float" office:value="0" table:formula="of:=SUM([.E36:.H36])" table:style-name="ce55">
            <text:p>0</text:p>
          </table:table-cell>
          <table:table-cell table:style-name="ce55"/>
          <table:table-cell table:style-name="ce222"/>
          <table:table-cell table:style-name="ce82"/>
          <table:table-cell office:value-type="string" office:string-value="Find O(n) Solution" table:formula="of:=HYPERLINK(&quot;https://en.wikipedia.org/wiki/Cycle_detection#Floyd.27s_Tortoise_and_Hare&quot;;&quot;Find O(n) Solution&quot;)" table:style-name="ce70">
            <text:p>Find O(n) Solution</text:p>
          </table:table-cell>
          <table:table-cell table:number-columns-repeated="16371"/>
        </table:table-row>
        <table:table-row table:style-name="ro1">
          <table:table-cell table:style-name="ce118"/>
          <table:table-cell office:value-type="string" office:string-value="LiveArchive 8078" table:formula="of:=HYPERLINK(&quot;https://icpcarchive.ecs.baylor.edu/index.php?option=com_onlinejudge&amp;Itemid=8&amp;page=show_problem&amp;problem=6100&quot;;&quot;LiveArchive 8078&quot;)" table:style-name="ce118">
            <text:p>LiveArchive 8078</text:p>
          </table:table-cell>
          <table:table-cell table:style-name="ce218"/>
          <table:table-cell table:number-columns-repeated="5" table:style-name="ce82"/>
          <table:table-cell office:value-type="float" office:value="0" table:formula="of:=SUM([.E37:.H37])" table:style-name="ce55">
            <text:p>0</text:p>
          </table:table-cell>
          <table:table-cell table:style-name="ce55"/>
          <table:table-cell table:style-name="ce222"/>
          <table:table-cell table:style-name="ce82"/>
          <table:table-cell office:value-type="string" office:string-value="Sol" table:formula="of:=HYPERLINK(&quot;https://github.com/goswami-rahul/competitive-coding/blob/master/CompetitiveProgramming/livearchive/8078.cpp&quot;;&quot;Sol&quot;)" table:style-name="ce70">
            <text:p>Sol</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38:.H38])" table:style-name="ce55">
            <text:p>0</text:p>
          </table:table-cell>
          <table:table-cell table:style-name="ce55"/>
          <table:table-cell table:style-name="ce222"/>
          <table:table-cell table:style-name="ce82"/>
          <table:table-cell office:value-type="string" office:string-value="Watch - Algebra - Patterns in Sequences" table:formula="of:=HYPERLINK(&quot;https://www.youtube.com/watch?v=O2SPaQXYHFc&quot;;&quot;Watch - Algebra - Patterns in Sequences&quot;)" table:style-name="ce107">
            <text:p>Watch - Algebra - Patterns in Sequences</text:p>
          </table:table-cell>
          <table:table-cell table:number-columns-repeated="16371"/>
        </table:table-row>
        <table:table-row table:style-name="ro1">
          <table:table-cell office:value-type="string" table:style-name="ce85">
            <text:p>R U Kidding Mr. Feynman?</text:p>
          </table:table-cell>
          <table:table-cell office:value-type="string" office:string-value="UVA 10509" table:formula="of:=HYPERLINK(&quot;https://uva.onlinejudge.org/index.php?option=onlinejudge&amp;page=show_problem&amp;problem=1450&quot;;&quot;UVA 10509&quot;)" table:style-name="ce112">
            <text:p>UVA 10509</text:p>
          </table:table-cell>
          <table:table-cell table:style-name="ce218"/>
          <table:table-cell table:number-columns-repeated="5" table:style-name="ce82"/>
          <table:table-cell office:value-type="float" office:value="0" table:formula="of:=SUM([.E39:.H39])"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6">
            <text:p>Wandering Queen</text:p>
          </table:table-cell>
          <table:table-cell office:value-type="string" office:string-value="SPOJ QUEEN" table:formula="of:=HYPERLINK(&quot;http://www.spoj.com/problems/QUEEN/&quot;;&quot;SPOJ QUEEN&quot;)" table:style-name="ce118">
            <text:p>SPOJ QUEEN</text:p>
          </table:table-cell>
          <table:table-cell table:style-name="ce218"/>
          <table:table-cell table:number-columns-repeated="5" table:style-name="ce82"/>
          <table:table-cell office:value-type="float" office:value="0" table:formula="of:=SUM([.E40:.H40])" table:style-name="ce55">
            <text:p>0</text:p>
          </table:table-cell>
          <table:table-cell table:style-name="ce11"/>
          <table:table-cell table:style-name="ce223"/>
          <table:table-cell table:style-name="ce11"/>
          <table:table-cell office:value-type="string" office:string-value="Sol to read" table:formula="of:=HYPERLINK(&quot;https://github.com/magdy-hasan/competitive-programming/blob/master/SPOJ/SPOJ%20QUEEN%20-%20Wandering%20Queen.cpp&quot;;&quot;Sol to read&quot;)" table:style-name="ce96">
            <text:p>Sol to read</text:p>
          </table:table-cell>
          <table:table-cell table:number-columns-repeated="16371"/>
        </table:table-row>
        <table:table-row table:style-name="ro1">
          <table:table-cell table:style-name="ce86"/>
          <table:table-cell office:value-type="string" office:string-value="HACKR sherlock-and-probability" table:formula="of:=HYPERLINK(&quot;https://www.hackerrank.com/challenges/sherlock-and-probability&quot;;&quot;HACKR sherlock-and-probability&quot;)" table:style-name="ce87">
            <text:p>HACKR sherlock-and-probability</text:p>
          </table:table-cell>
          <table:table-cell table:style-name="ce218"/>
          <table:table-cell table:number-columns-repeated="5" table:style-name="ce82"/>
          <table:table-cell office:value-type="float" office:value="0" table:formula="of:=SUM([.E41:.H41])" table:style-name="ce55">
            <text:p>0</text:p>
          </table:table-cell>
          <table:table-cell table:style-name="ce11"/>
          <table:table-cell table:style-name="ce223"/>
          <table:table-cell table:style-name="ce11"/>
          <table:table-cell office:value-type="string" office:string-value="Sol" table:formula="of:=HYPERLINK(&quot;https://github.com/MohamedNabil97/CompetitiveProgramming/blob/master/Hackerrank/sherlock-and-probability.cpp&quot;;&quot;Sol&quot;)" table:style-name="ce70">
            <text:p>Sol</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2:.H42])" table:style-name="ce55">
            <text:p>0</text:p>
          </table:table-cell>
          <table:table-cell table:style-name="ce55"/>
          <table:table-cell table:style-name="ce222"/>
          <table:table-cell table:style-name="ce82"/>
          <table:table-cell office:value-type="string" office:string-value="Watch - Algebra - Summations" table:formula="of:=HYPERLINK(&quot;https://www.youtube.com/watch?v=xY8To84R87Y&quot;;&quot;Watch - Algebra - Summations&quot;)" table:style-name="ce107">
            <text:p>Watch - Algebra - Summations</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3:.H43])" table:style-name="ce55">
            <text:p>0</text:p>
          </table:table-cell>
          <table:table-cell table:style-name="ce55"/>
          <table:table-cell table:style-name="ce222"/>
          <table:table-cell table:style-name="ce82"/>
          <table:table-cell office:value-type="string" office:string-value="Watch - Algebra - Basic Matrix Operations" table:formula="of:=HYPERLINK(&quot;https://www.youtube.com/watch?v=OcqD14kI3Wk&quot;;&quot;Watch - Algebra - Basic Matrix Operations&quot;)" table:style-name="ce107">
            <text:p>Watch - Algebra - Basic Matrix Operations</text:p>
          </table:table-cell>
          <table:table-cell table:number-columns-repeated="16371"/>
        </table:table-row>
        <table:table-row table:style-name="ro1">
          <table:table-cell office:value-type="string" table:style-name="ce65">
            <text:p>Searching for Graph</text:p>
          </table:table-cell>
          <table:table-cell office:value-type="string" office:string-value="CF402-D2-C" table:formula="of:=HYPERLINK(&quot;http://codeforces.com/contest/402/problem/C&quot;;&quot;CF402-D2-C&quot;)" table:style-name="ce70">
            <text:p>CF402-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Flying Saucer Segments</text:p>
          </table:table-cell>
          <table:table-cell office:value-type="string" office:string-value="CF227-D2-C" table:formula="of:=HYPERLINK(&quot;http://codeforces.com/contest/227/problem/C&quot;;&quot;CF227-D2-C&quot;)" table:style-name="ce77">
            <text:p>CF22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Vasya and Petya's Game</text:p>
          </table:table-cell>
          <table:table-cell office:value-type="string" office:string-value="CF577-D2-C" table:formula="of:=HYPERLINK(&quot;http://codeforces.com/contest/577/problem/C&quot;;&quot;CF577-D2-C&quot;)" table:style-name="ce77">
            <text:p>CF57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65">
            <text:p>Round Table Knights</text:p>
          </table:table-cell>
          <table:table-cell office:value-type="string" office:string-value="CF71-D2-C" table:formula="of:=HYPERLINK(&quot;http://codeforces.com/contest/71/problem/C&quot;;&quot;CF71-D2-C&quot;)" table:style-name="ce70">
            <text:p>CF71-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Kefa and Park</text:p>
          </table:table-cell>
          <table:table-cell office:value-type="string" office:string-value="CF580-D2-C" table:formula="of:=HYPERLINK(&quot;http://codeforces.com/contest/580/problem/C&quot;;&quot;CF580-D2-C&quot;)" table:style-name="ce70">
            <text:p>CF580-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Solver to be (Java)" table:formula="of:=HYPERLINK(&quot;https://www.youtube.com/watch?v=ebC3c-YJD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Knight Tournament</text:p>
          </table:table-cell>
          <table:table-cell office:value-type="string" office:string-value="CF357-D2-C" table:formula="of:=HYPERLINK(&quot;http://codeforces.com/contest/357/problem/C&quot;;&quot;CF357-D2-C&quot;)" table:style-name="ce77">
            <text:p>CF357-D2-C</text:p>
          </table:table-cell>
          <table:table-cell table:style-name="ce219"/>
          <table:table-cell table:number-columns-repeated="5" table:style-name="ce11"/>
          <table:table-cell office:value-type="float" office:value="1" table:style-name="ce82">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Special Offer! Super Price 999 Bourles!</text:p>
          </table:table-cell>
          <table:table-cell office:value-type="string" office:string-value="CF219-D2-B" table:formula="of:=HYPERLINK(&quot;http://codeforces.com/contest/219/problem/B&quot;;&quot;CF219-D2-B&quot;)" table:style-name="ce21">
            <text:p>CF219-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1:.H51])" table:style-name="ce55">
            <text:p>0</text:p>
          </table:table-cell>
          <table:table-cell table:style-name="ce55"/>
          <table:table-cell table:style-name="ce222"/>
          <table:table-cell table:style-name="ce82"/>
          <table:table-cell office:value-type="string" office:string-value="Watch - Thinking - Problem Abstraction " table:formula="of:=HYPERLINK(&quot;https://www.youtube.com/watch?v=F0hmrbOW8nw&quot;;&quot;Watch - Thinking - Problem Abstraction &quot;)" table:style-name="ce107">
            <text:p>Watch - Thinking - Problem Abstraction<text:s/></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2:.H52])" table:style-name="ce55">
            <text:p>0</text:p>
          </table:table-cell>
          <table:table-cell table:style-name="ce55"/>
          <table:table-cell table:style-name="ce222"/>
          <table:table-cell table:style-name="ce82"/>
          <table:table-cell office:value-type="string" office:string-value="Watch - Thinking - Problem Reverse" table:formula="of:=HYPERLINK(&quot;https://www.youtube.com/watch?v=0wlc8Rhyybo&quot;;&quot;Watch - Thinking - Problem Reverse&quot;)" table:style-name="ce107">
            <text:p>Watch - Thinking - Problem Reverse</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3:.H53])" table:style-name="ce55">
            <text:p>0</text:p>
          </table:table-cell>
          <table:table-cell table:style-name="ce55"/>
          <table:table-cell table:style-name="ce222"/>
          <table:table-cell table:style-name="ce82"/>
          <table:table-cell office:value-type="string" office:string-value="Watch - Search Techniques - Backtracking" table:formula="of:=HYPERLINK(&quot;https://www.youtube.com/watch?v=hLXVhRzqq18&quot;;&quot;Watch - Search Techniques - Backtracking&quot;)" table:style-name="ce107">
            <text:p>Watch - Search Techniques - Backtracking</text:p>
          </table:table-cell>
          <table:table-cell table:number-columns-repeated="16371"/>
        </table:table-row>
        <table:table-row table:style-name="ro1">
          <table:table-cell office:value-type="string" table:style-name="ce85">
            <text:p>Graph Coloring</text:p>
          </table:table-cell>
          <table:table-cell office:value-type="string" office:string-value="UVA 193" table:formula="of:=HYPERLINK(&quot;https://uva.onlinejudge.org/index.php?option=com_onlinejudge&amp;Itemid=8&amp;page=show_problem&amp;problem=129&quot;;&quot;UVA 193&quot;)" table:style-name="ce112">
            <text:p>UVA 193</text:p>
          </table:table-cell>
          <table:table-cell table:style-name="ce218"/>
          <table:table-cell table:number-columns-repeated="5" table:style-name="ce82"/>
          <table:table-cell office:value-type="float" office:value="0" table:formula="of:=SUM([.E54:.H54])"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0hOK2hgqNE4&quot;;&quot;Video Solution - Dr Mostafa Saad&quot;)" table:style-name="ce70">
            <text:p>Video Solution - Dr Mostafa Saad</text:p>
          </table:table-cell>
          <table:table-cell table:number-columns-repeated="16371"/>
        </table:table-row>
        <table:table-row table:style-name="ro1">
          <table:table-cell office:value-type="string" table:style-name="ce85">
            <text:p>23 out of 5</text:p>
          </table:table-cell>
          <table:table-cell office:value-type="string" office:string-value="UVA 10344" table:formula="of:=HYPERLINK(&quot;https://uva.onlinejudge.org/index.php?option=com_onlinejudge&amp;Itemid=8&amp;page=show_problem&amp;problem=1285&quot;;&quot;UVA 10344&quot;)" table:style-name="ce112">
            <text:p>UVA 10344</text:p>
          </table:table-cell>
          <table:table-cell table:style-name="ce218"/>
          <table:table-cell table:number-columns-repeated="5" table:style-name="ce82"/>
          <table:table-cell office:value-type="float" office:value="0" table:formula="of:=SUM([.E55:.H55])" table:style-name="ce55">
            <text:p>0</text:p>
          </table:table-cell>
          <table:table-cell table:style-name="ce55"/>
          <table:table-cell table:style-name="ce222"/>
          <table:table-cell table:style-name="ce82"/>
          <table:table-cell office:value-type="string" office:string-value="Video Solution - Eng Mohamed Nasser" table:formula="of:=HYPERLINK(&quot;https://www.youtube.com/watch?v=WX7rIgcgnBs&quot;;&quot;Video Solution - Eng Mohamed Nasser&quot;)" table:style-name="ce70">
            <text:p>Video Solution - Eng Mohamed Nasser</text:p>
          </table:table-cell>
          <table:table-cell table:number-columns-repeated="16371"/>
        </table:table-row>
        <table:table-row table:style-name="ro1">
          <table:table-cell office:value-type="string" table:style-name="ce85">
            <text:p>8 Queens Chess Problem</text:p>
          </table:table-cell>
          <table:table-cell office:value-type="string" office:string-value="UVA 750" table:formula="of:=HYPERLINK(&quot;https://uva.onlinejudge.org/index.php?option=com_onlinejudge&amp;Itemid=8&amp;page=show_problem&amp;problem=691&quot;;&quot;UVA 750&quot;)" table:style-name="ce112">
            <text:p>UVA 750</text:p>
          </table:table-cell>
          <table:table-cell table:style-name="ce218"/>
          <table:table-cell table:number-columns-repeated="5" table:style-name="ce82"/>
          <table:table-cell office:value-type="float" office:value="0" table:formula="of:=SUM([.E56:.H56])"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3jMlUYEVgL0&quot;;&quot;Video Solution - Eng Ayman Salah&quot;)" table:style-name="ce70">
            <text:p>Video Solution - Eng Ayman Salah</text:p>
          </table:table-cell>
          <table:table-cell table:number-columns-repeated="16371"/>
        </table:table-row>
        <table:table-row table:style-name="ro1">
          <table:table-cell office:value-type="string" table:style-name="ce86">
            <text:p>Assemble</text:p>
          </table:table-cell>
          <table:table-cell office:value-type="string" office:string-value="UVA 12124" table:formula="of:=HYPERLINK(&quot;https://uva.onlinejudge.org/index.php?option=onlinejudge&amp;page=show_problem&amp;problem=3276&quot;;&quot;UVA 12124&quot;)" table:style-name="ce87">
            <text:p>UVA 12124</text:p>
          </table:table-cell>
          <table:table-cell table:style-name="ce218"/>
          <table:table-cell table:number-columns-repeated="5" table:style-name="ce82"/>
          <table:table-cell office:value-type="float" office:value="0" table:formula="of:=SUM([.E57:.H5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2124.txt&quot;;&quot;Sol&quot;)" table:style-name="ce70">
            <text:p>Sol</text:p>
          </table:table-cell>
          <table:table-cell table:number-columns-repeated="16371"/>
        </table:table-row>
        <table:table-row table:style-name="ro1">
          <table:table-cell table:style-name="ce86"/>
          <table:table-cell office:value-type="string" table:style-name="ce86">
            <text:p>SPOJ FUNPROB</text:p>
          </table:table-cell>
          <table:table-cell table:style-name="ce218"/>
          <table:table-cell table:number-columns-repeated="5" table:style-name="ce82"/>
          <table:table-cell office:value-type="float" office:value="0" table:formula="of:=SUM([.E58:.H58])" table:style-name="ce55">
            <text:p>0</text:p>
          </table:table-cell>
          <table:table-cell table:style-name="ce55"/>
          <table:table-cell table:style-name="ce222"/>
          <table:table-cell table:style-name="ce82"/>
          <table:table-cell office:value-type="string" office:string-value="Sol" table:formula="of:=HYPERLINK(&quot;https://stackoverflow.com/questions/25281005/calculating-probability-for-funprob&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59:.H5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Magic Formulas</text:p>
          </table:table-cell>
          <table:table-cell office:value-type="string" office:string-value="CF424-D2-C" table:formula="of:=HYPERLINK(&quot;http://codeforces.com/contest/424/problem/C&quot;;&quot;CF424-D2-C&quot;)" table:style-name="ce70">
            <text:p>CF42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ythagorean Triples</text:p>
          </table:table-cell>
          <table:table-cell office:value-type="string" office:string-value="CF707-D2-C" table:formula="of:=HYPERLINK(&quot;http://codeforces.com/contest/707/problem/C&quot;;&quot;CF707-D2-C&quot;)" table:style-name="ce70">
            <text:p>CF707-D2-C</text:p>
          </table:table-cell>
          <table:table-cell table:style-name="ce218"/>
          <table:table-cell table:number-columns-repeated="5" table:style-name="ce82"/>
          <table:table-cell office:value-type="float" office:value="0" table:formula="of:=SUM([.E61:.H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erald's Hexagon</text:p>
          </table:table-cell>
          <table:table-cell office:value-type="string" office:string-value="CF560-D2-C" table:formula="of:=HYPERLINK(&quot;http://codeforces.com/contest/560/problem/C&quot;;&quot;CF560-D2-C&quot;)" table:style-name="ce70">
            <text:p>CF560-D2-C</text:p>
          </table:table-cell>
          <table:table-cell table:style-name="ce218"/>
          <table:table-cell table:number-columns-repeated="5" table:style-name="ce82"/>
          <table:table-cell office:value-type="float" office:value="0" table:formula="of:=SUM([.E62:.H62])"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75">
            <text:p>Points on Line</text:p>
          </table:table-cell>
          <table:table-cell office:value-type="string" office:string-value="CF252-D2-C" table:formula="of:=HYPERLINK(&quot;http://codeforces.com/contest/252/problem/C&quot;;&quot;CF252-D2-C&quot;)" table:style-name="ce77">
            <text:p>CF252-D2-C</text:p>
          </table:table-cell>
          <table:table-cell table:style-name="ce218"/>
          <table:table-cell table:number-columns-repeated="5" table:style-name="ce82"/>
          <table:table-cell office:value-type="float" office:value="0" table:formula="of:=SUM([.E63:.H63])"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Find Maximum</text:p>
          </table:table-cell>
          <table:table-cell office:value-type="string" office:string-value="CF353-D2-C" table:formula="of:=HYPERLINK(&quot;http://codeforces.com/contest/353/problem/C&quot;;&quot;CF353-D2-C&quot;)" table:style-name="ce77">
            <text:p>CF353-D2-C</text:p>
          </table:table-cell>
          <table:table-cell table:style-name="ce218"/>
          <table:table-cell table:number-columns-repeated="5" table:style-name="ce82"/>
          <table:table-cell office:value-type="float" office:value="0" table:formula="of:=SUM([.E64:.H6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Jzzhu and Sequences</text:p>
          </table:table-cell>
          <table:table-cell office:value-type="string" office:string-value="CF450-D2-B" table:formula="of:=HYPERLINK(&quot;http://codeforces.com/contest/450/problem/B&quot;;&quot;CF450-D2-B&quot;)" table:style-name="ce21">
            <text:p>CF450-D2-B</text:p>
          </table:table-cell>
          <table:table-cell table:style-name="ce218"/>
          <table:table-cell table:number-columns-repeated="5" table:style-name="ce82"/>
          <table:table-cell office:value-type="float" office:value="0" table:formula="of:=SUM([.E65:.H65])"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Simple Game</text:p>
          </table:table-cell>
          <table:table-cell office:value-type="string" office:string-value="CF570-D2-B" table:formula="of:=HYPERLINK(&quot;http://codeforces.com/contest/570/problem/B&quot;;&quot;CF570-D2-B&quot;)" table:style-name="ce21">
            <text:p>CF570-D2-B</text:p>
          </table:table-cell>
          <table:table-cell table:style-name="ce218"/>
          <table:table-cell table:number-columns-repeated="5" table:style-name="ce82"/>
          <table:table-cell office:value-type="float" office:value="0" table:formula="of:=SUM([.E66:.H66])"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Prime Matrix</text:p>
          </table:table-cell>
          <table:table-cell office:value-type="string" office:string-value="CF271-D2-B" table:formula="of:=HYPERLINK(&quot;http://codeforces.com/contest/271/problem/B&quot;;&quot;CF271-D2-B&quot;)" table:style-name="ce21">
            <text:p>CF271-D2-B</text:p>
          </table:table-cell>
          <table:table-cell table:style-name="ce218"/>
          <table:table-cell table:number-columns-repeated="5" table:style-name="ce82"/>
          <table:table-cell office:value-type="float" office:value="0" table:formula="of:=SUM([.E67:.H6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8:.H68])" table:style-name="ce55">
            <text:p>0</text:p>
          </table:table-cell>
          <table:table-cell table:style-name="ce55"/>
          <table:table-cell table:style-name="ce222"/>
          <table:table-cell table:style-name="ce82"/>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9:.H69])" table:style-name="ce55">
            <text:p>0</text:p>
          </table:table-cell>
          <table:table-cell table:style-name="ce55"/>
          <table:table-cell table:style-name="ce222"/>
          <table:table-cell table:style-name="ce82"/>
          <table:table-cell office:value-type="string" office:string-value="Watch - DP - Subset Style" table:formula="of:=HYPERLINK(&quot;https://www.youtube.com/watch?v=vAqaki1BhS0&quot;;&quot;Watch - DP - Subset Style&quot;)" table:style-name="ce107">
            <text:p>Watch - DP - Subset Style</text:p>
          </table:table-cell>
          <table:table-cell table:number-columns-repeated="16371"/>
        </table:table-row>
        <table:table-row table:style-name="ro1">
          <table:table-cell office:value-type="string" table:style-name="ce85">
            <text:p>Vacation</text:p>
          </table:table-cell>
          <table:table-cell office:value-type="string" office:string-value="UVA 10192" table:formula="of:=HYPERLINK(&quot;https://uva.onlinejudge.org/index.php?option=onlinejudge&amp;page=show_problem&amp;problem=1133&quot;;&quot;UVA 10192&quot;)" table:style-name="ce116">
            <text:p>UVA 10192</text:p>
          </table:table-cell>
          <table:table-cell table:style-name="ce218"/>
          <table:table-cell table:number-columns-repeated="5" table:style-name="ce82"/>
          <table:table-cell office:value-type="float" office:value="0" table:formula="of:=SUM([.E70:.H70])" table:style-name="ce55">
            <text:p>0</text:p>
          </table:table-cell>
          <table:table-cell table:style-name="ce55"/>
          <table:table-cell table:style-name="ce222"/>
          <table:table-cell table:style-name="ce11"/>
          <table:table-cell office:value-type="string" table:style-name="ce126">
            <text:p>Explained in the tutorial videos</text:p>
          </table:table-cell>
          <table:table-cell table:number-columns-repeated="16371"/>
        </table:table-row>
        <table:table-row table:style-name="ro1">
          <table:table-cell office:value-type="string" table:style-name="ce85">
            <text:p>Dividing coins</text:p>
          </table:table-cell>
          <table:table-cell office:value-type="string" office:string-value="UVA 562" table:formula="of:=HYPERLINK(&quot;https://uva.onlinejudge.org/index.php?option=com_onlinejudge&amp;Itemid=8&amp;page=show_problem&amp;problem=503&quot;;&quot;UVA 562&quot;)" table:style-name="ce116">
            <text:p>UVA 562</text:p>
          </table:table-cell>
          <table:table-cell table:style-name="ce218"/>
          <table:table-cell table:number-columns-repeated="5" table:style-name="ce82"/>
          <table:table-cell office:value-type="float" office:value="0" table:formula="of:=SUM([.E71:.H71])" table:style-name="ce55">
            <text:p>0</text:p>
          </table:table-cell>
          <table:table-cell table:style-name="ce55"/>
          <table:table-cell table:style-name="ce222"/>
          <table:table-cell table:style-name="ce11"/>
          <table:table-cell office:value-type="string" office:string-value="Video Solution - Eng Ayman Salah" table:formula="of:=HYPERLINK(&quot;https://www.youtube.com/watch?v=HN-oKkysTmc&quot;;&quot;Video Solution - Eng Ayman Salah&quot;)" table:style-name="ce70">
            <text:p>Video Solution - Eng Ayman Salah</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72:.H72])" table:style-name="ce55">
            <text:p>0</text:p>
          </table:table-cell>
          <table:table-cell table:style-name="ce55"/>
          <table:table-cell table:style-name="ce222"/>
          <table:table-cell table:style-name="ce82"/>
          <table:table-cell office:value-type="string" office:string-value="Watch - DP - Consecutive Ranges Style" table:formula="of:=HYPERLINK(&quot;https://www.youtube.com/watch?v=bDlAqeWsKsg&quot;;&quot;Watch - DP - Consecutive Ranges Style&quot;)" table:style-name="ce107">
            <text:p>Watch - DP - Consecutive Ranges Style</text:p>
          </table:table-cell>
          <table:table-cell table:number-columns-repeated="16371"/>
        </table:table-row>
        <table:table-row table:style-name="ro1">
          <table:table-cell table:style-name="ce85"/>
          <table:table-cell office:value-type="string" table:style-name="ce85">
            <text:p>SRM149-D1-500</text:p>
          </table:table-cell>
          <table:table-cell table:style-name="ce218"/>
          <table:table-cell table:number-columns-repeated="5" table:style-name="ce82"/>
          <table:table-cell office:value-type="float" office:value="0" table:formula="of:=SUM([.E73:.H73])"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table:style-name="ce85"/>
          <table:table-cell office:value-type="string" table:style-name="ce85">
            <text:p>SRM536-D2-1000</text:p>
          </table:table-cell>
          <table:table-cell table:style-name="ce218"/>
          <table:table-cell table:number-columns-repeated="5" table:style-name="ce82"/>
          <table:table-cell office:value-type="float" office:value="0" table:formula="of:=SUM([.E74:.H74])"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office:value-type="string" table:style-name="ce86">
            <text:p>The Blocks Problem</text:p>
          </table:table-cell>
          <table:table-cell office:value-type="string" office:string-value="UVA 101" table:formula="of:=HYPERLINK(&quot;https://uva.onlinejudge.org/index.php?option=com_onlinejudge&amp;Itemid=8&amp;page=show_problem&amp;problem=37&quot;;&quot;UVA 101&quot;)" table:style-name="ce87">
            <text:p>UVA 101</text:p>
          </table:table-cell>
          <table:table-cell table:style-name="ce218"/>
          <table:table-cell table:number-columns-repeated="5" table:style-name="ce82"/>
          <table:table-cell office:value-type="float" office:value="0" table:formula="of:=SUM([.E75:.H75])" table:style-name="ce55">
            <text:p>0</text:p>
          </table:table-cell>
          <table:table-cell table:style-name="ce55"/>
          <table:table-cell table:style-name="ce222"/>
          <table:table-cell table:style-name="ce82"/>
          <table:table-cell office:value-type="string" table:style-name="ce127">
            <office:annotation draw:style-name="a3" svg:x="15.6166666666667in" svg:y="16.3in" svg:width="5.325in" svg:height="3.34166666666667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table:number-columns-repeated="16371"/>
        </table:table-row>
        <table:table-row table:style-name="ro1">
          <table:table-cell office:value-type="string" table:style-name="ce86">
            <text:p>Divisibility</text:p>
          </table:table-cell>
          <table:table-cell office:value-type="string" office:string-value="UVA 10036" table:formula="of:=HYPERLINK(&quot;https://uva.onlinejudge.org/index.php?option=com_onlinejudge&amp;Itemid=8&amp;page=show_problem&amp;problem=977&quot;;&quot;UVA 10036&quot;)" table:style-name="ce87">
            <text:p>UVA 10036</text:p>
          </table:table-cell>
          <table:table-cell table:style-name="ce218"/>
          <table:table-cell table:number-columns-repeated="5" table:style-name="ce82"/>
          <table:table-cell office:value-type="float" office:value="0" table:formula="of:=SUM([.E76:.H76])" table:style-name="ce55">
            <text:p>0</text:p>
          </table:table-cell>
          <table:table-cell table:style-name="ce55"/>
          <table:table-cell table:style-name="ce222"/>
          <table:table-cell table:style-name="ce82"/>
          <table:table-cell office:value-type="string" table:style-name="ce127">
            <text:p><text:a xlink:href="https://github.com/omarkhair/Problems-Editorial/blob/master/UVA/10036%20-%20Divisibility/Editorial.md">Sol</text:a></text:p>
          </table:table-cell>
          <table:table-cell table:number-columns-repeated="16371"/>
        </table:table-row>
        <table:table-row table:style-name="ro1">
          <table:table-cell table:style-name="ce86"/>
          <table:table-cell office:value-type="string" table:style-name="ce86">
            <text:p>UVA 11628</text:p>
          </table:table-cell>
          <table:table-cell table:style-name="ce218"/>
          <table:table-cell table:number-columns-repeated="5" table:style-name="ce82"/>
          <table:table-cell office:value-type="float" office:value="0" table:formula="of:=SUM([.E77:.H7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78:.H7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ational Resistance</text:p>
          </table:table-cell>
          <table:table-cell office:value-type="string" office:string-value="CF344-D2-C" table:formula="of:=HYPERLINK(&quot;http://codeforces.com/contest/344/problem/C&quot;;&quot;CF344-D2-C&quot;)" table:style-name="ce77">
            <text:p>CF344-D2-C</text:p>
          </table:table-cell>
          <table:table-cell table:style-name="ce218"/>
          <table:table-cell table:number-columns-repeated="5" table:style-name="ce82"/>
          <table:table-cell office:value-type="float" office:value="0" table:formula="of:=SUM([.E79:.H79])" table:style-name="ce55">
            <text:p>0</text:p>
          </table:table-cell>
          <table:table-cell table:style-name="ce11"/>
          <table:table-cell table:style-name="ce223"/>
          <table:table-cell table:style-name="ce11"/>
          <table:table-cell table:style-name="ce65"/>
          <table:table-cell table:number-columns-repeated="16371"/>
        </table:table-row>
        <table:table-row table:style-name="ro1">
          <table:table-cell office:value-type="string" table:style-name="ce65">
            <text:p>k-Multiple Free Set</text:p>
          </table:table-cell>
          <table:table-cell office:value-type="string" office:string-value="CF275-D2-C" table:formula="of:=HYPERLINK(&quot;http://codeforces.com/contest/275/problem/C&quot;;&quot;CF275-D2-C&quot;)" table:style-name="ce70">
            <text:p>CF275-D2-C</text:p>
          </table:table-cell>
          <table:table-cell table:style-name="ce218"/>
          <table:table-cell table:number-columns-repeated="5" table:style-name="ce82"/>
          <table:table-cell office:value-type="float" office:value="0" table:formula="of:=SUM([.E80:.H8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Polycarpus' Dice</text:p>
          </table:table-cell>
          <table:table-cell office:value-type="string" office:string-value="CF534-D2-C" table:formula="of:=HYPERLINK(&quot;http://codeforces.com/contest/534/problem/C&quot;;&quot;CF534-D2-C&quot;)" table:style-name="ce77">
            <text:p>CF534-D2-C</text:p>
          </table:table-cell>
          <table:table-cell table:style-name="ce218"/>
          <table:table-cell table:number-columns-repeated="5" table:style-name="ce82"/>
          <table:table-cell office:value-type="float" office:value="0" table:formula="of:=SUM([.E81:.H81])" table:style-name="ce55">
            <text:p>0</text:p>
          </table:table-cell>
          <table:table-cell table:style-name="ce55"/>
          <table:table-cell table:style-name="ce222"/>
          <table:table-cell table:style-name="ce11"/>
          <table:table-cell office:value-type="string" office:string-value="Sol" table:formula="of:=HYPERLINK(&quot;https://codeforces.com/contest/534/submission/61924545&quot;;&quot;Sol&quot;)" table:style-name="ce115">
            <text:p>Sol</text:p>
          </table:table-cell>
          <table:table-cell table:number-columns-repeated="16371"/>
        </table:table-row>
        <table:table-row table:style-name="ro1">
          <table:table-cell office:value-type="string" table:style-name="ce124">
            <text:p>Print Check</text:p>
          </table:table-cell>
          <table:table-cell office:value-type="string" office:string-value="CF631-D2-B" table:formula="of:=HYPERLINK(&quot;http://codeforces.com/contest/631/problem/B&quot;;&quot;CF631-D2-B&quot;)" table:style-name="ce21">
            <text:p>CF631-D2-B</text:p>
          </table:table-cell>
          <table:table-cell table:style-name="ce218"/>
          <table:table-cell table:number-columns-repeated="5" table:style-name="ce82"/>
          <table:table-cell office:value-type="float" office:value="0" table:formula="of:=SUM([.E82:.H8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Playing Cubes</text:p>
          </table:table-cell>
          <table:table-cell office:value-type="string" office:string-value="CF257-D2-B" table:formula="of:=HYPERLINK(&quot;http://codeforces.com/contest/257/problem/B&quot;;&quot;CF257-D2-B&quot;)" table:style-name="ce21">
            <text:p>CF257-D2-B</text:p>
          </table:table-cell>
          <table:table-cell table:style-name="ce218"/>
          <table:table-cell table:number-columns-repeated="5" table:style-name="ce82"/>
          <table:table-cell office:value-type="float" office:value="0" table:formula="of:=SUM([.E83:.H83])"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T-primes</text:p>
          </table:table-cell>
          <table:table-cell office:value-type="string" office:string-value="CF230-D2-B" table:formula="of:=HYPERLINK(&quot;http://codeforces.com/contest/230/problem/B&quot;;&quot;CF230-D2-B&quot;)" table:style-name="ce21">
            <text:p>CF230-D2-B</text:p>
          </table:table-cell>
          <table:table-cell table:style-name="ce218"/>
          <table:table-cell table:number-columns-repeated="5" table:style-name="ce82"/>
          <table:table-cell office:value-type="float" office:value="0" table:formula="of:=SUM([.E84:.H8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5:.H85])" table:style-name="ce55">
            <text:p>0</text:p>
          </table:table-cell>
          <table:table-cell table:style-name="ce55"/>
          <table:table-cell table:style-name="ce222"/>
          <table:table-cell table:style-name="ce82"/>
          <table:table-cell office:value-type="string" office:string-value="Watch - DP - Nested Ranges Style" table:formula="of:=HYPERLINK(&quot;https://www.youtube.com/watch?v=b4AC2jGNGEM&quot;;&quot;Watch - DP - Nested Ranges Style&quot;)" table:style-name="ce107">
            <text:p>Watch - DP - Nested Ranges Style</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6:.H86])" table:style-name="ce55">
            <text:p>0</text:p>
          </table:table-cell>
          <table:table-cell table:style-name="ce55"/>
          <table:table-cell table:style-name="ce222"/>
          <table:table-cell table:style-name="ce82"/>
          <table:table-cell office:value-type="string" office:string-value="Watch - DP - General Ranges Style" table:formula="of:=HYPERLINK(&quot;https://www.youtube.com/watch?v=pJbeTrSKl3Y&quot;;&quot;Watch - DP - General Ranges Style&quot;)" table:style-name="ce107">
            <text:p>Watch - DP - General Ranges Style</text:p>
          </table:table-cell>
          <table:table-cell table:number-columns-repeated="16371"/>
        </table:table-row>
        <table:table-row table:style-name="ro1">
          <table:table-cell office:value-type="string" table:style-name="ce85">
            <text:p>Creating Palindrome</text:p>
          </table:table-cell>
          <table:table-cell office:value-type="string" office:string-value="UVA 11753" table:formula="of:=HYPERLINK(&quot;https://uva.onlinejudge.org/index.php?option=com_onlinejudge&amp;Itemid=8&amp;page=show_problem&amp;problem=2853&quot;;&quot;UVA 11753&quot;)" table:style-name="ce112">
            <text:p>UVA 11753</text:p>
          </table:table-cell>
          <table:table-cell table:style-name="ce218"/>
          <table:table-cell table:number-columns-repeated="5" table:style-name="ce82"/>
          <table:table-cell office:value-type="float" office:value="0" table:formula="of:=SUM([.E87:.H87])" table:style-name="ce55">
            <text:p>0</text:p>
          </table:table-cell>
          <table:table-cell table:style-name="ce55"/>
          <table:table-cell table:style-name="ce222"/>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table:number-columns-repeated="16371"/>
        </table:table-row>
        <table:table-row table:style-name="ro1">
          <table:table-cell office:value-type="string" table:style-name="ce85">
            <text:p>Again Palindrome</text:p>
          </table:table-cell>
          <table:table-cell office:value-type="string" office:string-value="UVA 10617" table:formula="of:=HYPERLINK(&quot;https://uva.onlinejudge.org/index.php?option=com_onlinejudge&amp;Itemid=8&amp;page=show_problem&amp;problem=1558&quot;;&quot;UVA 10617&quot;)" table:style-name="ce112">
            <text:p>UVA 10617</text:p>
          </table:table-cell>
          <table:table-cell table:style-name="ce218"/>
          <table:table-cell table:number-columns-repeated="5" table:style-name="ce82"/>
          <table:table-cell office:value-type="float" office:value="0" table:formula="of:=SUM([.E88:.H88])" table:style-name="ce55">
            <text:p>0</text:p>
          </table:table-cell>
          <table:table-cell table:style-name="ce55"/>
          <table:table-cell table:style-name="ce222"/>
          <table:table-cell table:style-name="ce11"/>
          <table:table-cell office:value-type="string" office:string-value="Sol to read" table:formula="of:=HYPERLINK(&quot;https://github.com/magdy-hasan/competitive-programming/blob/master/uva-/uva%2010617%20-%20Again%20Palindrome.cpp&quot;;&quot;Sol to read&quot;)" table:style-name="ce96">
            <text:p>Sol to read</text:p>
          </table:table-cell>
          <table:table-cell table:number-columns-repeated="16371"/>
        </table:table-row>
        <table:table-row table:style-name="ro1">
          <table:table-cell office:value-type="string" table:style-name="ce85">
            <text:p>Exploring Pyramids</text:p>
          </table:table-cell>
          <table:table-cell office:value-type="string" office:string-value="UVA 1362" table:formula="of:=HYPERLINK(&quot;https://uva.onlinejudge.org/index.php?option=com_onlinejudge&amp;Itemid=8&amp;page=show_problem&amp;problem=4108&quot;;&quot;UVA 1362&quot;)" table:style-name="ce112">
            <text:p>UVA 1362</text:p>
          </table:table-cell>
          <table:table-cell table:style-name="ce218"/>
          <table:table-cell table:number-columns-repeated="5" table:style-name="ce82"/>
          <table:table-cell office:value-type="float" office:value="0" table:formula="of:=SUM([.E89:.H89])"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table:number-columns-repeated="16371"/>
        </table:table-row>
        <table:table-row table:style-name="ro1">
          <table:table-cell office:value-type="string" table:style-name="ce85">
            <text:p>Cutting Sticks</text:p>
          </table:table-cell>
          <table:table-cell office:value-type="string" office:string-value="UVA 10003" table:formula="of:=HYPERLINK(&quot;https://uva.onlinejudge.org/index.php?option=com_onlinejudge&amp;Itemid=8&amp;page=show_problem&amp;problem=944&quot;;&quot;UVA 10003&quot;)" table:style-name="ce112">
            <text:p>UVA 10003</text:p>
          </table:table-cell>
          <table:table-cell table:style-name="ce218"/>
          <table:table-cell table:number-columns-repeated="5" table:style-name="ce82"/>
          <table:table-cell office:value-type="float" office:value="0" table:formula="of:=SUM([.E90:.H90])"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6">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87">
            <text:p>UVA 348</text:p>
          </table:table-cell>
          <table:table-cell table:style-name="ce218"/>
          <table:table-cell table:number-columns-repeated="5" table:style-name="ce82"/>
          <table:table-cell office:value-type="float" office:value="0" table:formula="of:=SUM([.E91:.H91])"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348.txt&quot;;&quot;Sol&quot;)" table:style-name="ce70">
            <text:p>Sol</text:p>
          </table:table-cell>
          <table:table-cell table:number-columns-repeated="16371"/>
        </table:table-row>
        <table:table-row table:style-name="ro1">
          <table:table-cell office:value-type="string" table:style-name="ce86">
            <text:p>Accordian Patience</text:p>
          </table:table-cell>
          <table:table-cell office:value-type="string" office:string-value="UVA 127" table:formula="of:=HYPERLINK(&quot;https://uva.onlinejudge.org/index.php?option=onlinejudge&amp;page=show_problem&amp;problem=63&quot;;&quot;UVA 127&quot;)" table:style-name="ce87">
            <text:p>UVA 127</text:p>
          </table:table-cell>
          <table:table-cell table:style-name="ce218"/>
          <table:table-cell table:number-columns-repeated="5" table:style-name="ce82"/>
          <table:table-cell office:value-type="float" office:value="0" table:formula="of:=SUM([.E92:.H92])"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table:number-columns-repeated="16371"/>
        </table:table-row>
        <table:table-row table:style-name="ro1">
          <table:table-cell office:value-type="string" table:style-name="ce86">
            <text:p>Software CRC</text:p>
          </table:table-cell>
          <table:table-cell office:value-type="string" office:string-value="UVA 128" table:formula="of:=HYPERLINK(&quot;https://uva.onlinejudge.org/index.php?option=com_onlinejudge&amp;Itemid=8&amp;page=show_problem&amp;problem=64&quot;;&quot;UVA 128&quot;)" table:style-name="ce87">
            <text:p>UVA 128</text:p>
          </table:table-cell>
          <table:table-cell table:style-name="ce218"/>
          <table:table-cell table:number-columns-repeated="5" table:style-name="ce82"/>
          <table:table-cell office:value-type="float" office:value="0" table:formula="of:=SUM([.E93:.H93])"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table:style-name="ce118">
            <text:p><text:a xlink:href="https://zoj.pintia.cn/problem-sets/91827364500/problems/91827364699">ZOJ 1200</text:a></text:p>
          </table:table-cell>
          <table:table-cell table:style-name="ce218"/>
          <table:table-cell table:number-columns-repeated="5" table:style-name="ce82"/>
          <table:table-cell office:value-type="float" office:value="0" table:formula="of:=SUM([.E94:.H94])" table:style-name="ce55">
            <text:p>0</text:p>
          </table:table-cell>
          <table:table-cell table:style-name="ce55"/>
          <table:table-cell table:style-name="ce222"/>
          <table:table-cell table:style-name="ce82"/>
          <table:table-cell office:value-type="string" table:style-name="ce109">
            <text:p><text:a xlink:href="https://github.com/omarkhair/Problems-Editorial/blob/master/ZOJ/1200%20Mining/Editorial.md">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95:.H95])"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65">
            <text:p>Maze</text:p>
          </table:table-cell>
          <table:table-cell office:value-type="string" office:string-value="CF378-D2-C" table:formula="of:=HYPERLINK(&quot;http://codeforces.com/contest/378/problem/C&quot;;&quot;CF378-D2-C&quot;)" table:style-name="ce70">
            <text:p>CF378-D2-C</text:p>
          </table:table-cell>
          <table:table-cell table:style-name="ce218"/>
          <table:table-cell table:number-columns-repeated="5" table:style-name="ce82"/>
          <table:table-cell office:value-type="float" office:value="0" table:formula="of:=SUM([.E96:.H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or</text:p>
          </table:table-cell>
          <table:table-cell office:value-type="string" office:string-value="CF705-D2-C" table:formula="of:=HYPERLINK(&quot;http://codeforces.com/contest/705/problem/C&quot;;&quot;CF705-D2-C&quot;)" table:style-name="ce70">
            <text:p>CF705-D2-C</text:p>
          </table:table-cell>
          <table:table-cell table:style-name="ce218"/>
          <table:table-cell table:number-columns-repeated="5" table:style-name="ce82"/>
          <table:table-cell office:value-type="float" office:value="0" table:formula="of:=SUM([.E97:.H9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Hard problem</text:p>
          </table:table-cell>
          <table:table-cell office:value-type="string" office:string-value="CF706-D2-C" table:formula="of:=HYPERLINK(&quot;http://codeforces.com/contest/706/problem/C&quot;;&quot;CF706-D2-C&quot;)" table:style-name="ce70">
            <text:p>CF706-D2-C</text:p>
          </table:table-cell>
          <table:table-cell table:style-name="ce218"/>
          <table:table-cell table:number-columns-repeated="5" table:style-name="ce82"/>
          <table:table-cell office:value-type="float" office:value="0" table:formula="of:=SUM([.E98:.H9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Unusual Product</text:p>
          </table:table-cell>
          <table:table-cell office:value-type="string" office:string-value="CF405-D2-C" table:formula="of:=HYPERLINK(&quot;http://codeforces.com/contest/405/problem/C&quot;;&quot;CF405-D2-C&quot;)" table:style-name="ce70">
            <text:p>CF405-D2-C</text:p>
          </table:table-cell>
          <table:table-cell table:style-name="ce218"/>
          <table:table-cell table:number-columns-repeated="5" table:style-name="ce82"/>
          <table:table-cell office:value-type="float" office:value="0" table:formula="of:=SUM([.E99:.H9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Palindrome Transformation</text:p>
          </table:table-cell>
          <table:table-cell office:value-type="string" office:string-value="CF486-D2-C" table:formula="of:=HYPERLINK(&quot;http://codeforces.com/contest/486/problem/C&quot;;&quot;CF486-D2-C&quot;)" table:style-name="ce70">
            <text:p>CF486-D2-C</text:p>
          </table:table-cell>
          <table:table-cell table:style-name="ce218"/>
          <table:table-cell table:number-columns-repeated="5" table:style-name="ce82"/>
          <table:table-cell office:value-type="float" office:value="0" table:formula="of:=SUM([.E100:.H100])"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emoving Columns</text:p>
          </table:table-cell>
          <table:table-cell office:value-type="string" office:string-value="CF496-D2-C" table:formula="of:=HYPERLINK(&quot;http://codeforces.com/contest/496/problem/C&quot;;&quot;CF496-D2-C&quot;)" table:style-name="ce77">
            <text:p>CF496-D2-C</text:p>
          </table:table-cell>
          <table:table-cell table:style-name="ce218"/>
          <table:table-cell table:number-columns-repeated="5" table:style-name="ce82"/>
          <table:table-cell office:value-type="float" office:value="0" table:formula="of:=SUM([.E101:.H101])" table:style-name="ce55">
            <text:p>0</text:p>
          </table:table-cell>
          <table:table-cell table:style-name="ce55"/>
          <table:table-cell table:style-name="ce222"/>
          <table:table-cell table:style-name="ce11"/>
          <table:table-cell office:value-type="string" office:string-value="Video Solution - Dr Mostafa Saad" table:formula="of:=HYPERLINK(&quot;https://www.youtube.com/watch?v=skSCRsMLPMI&quot;;&quot;Video Solution - Dr Mostafa Saad&quot;)" table:style-name="ce77">
            <text:p>Video Solution - Dr Mostafa Saad</text:p>
          </table:table-cell>
          <table:table-cell table:number-columns-repeated="16371"/>
        </table:table-row>
        <table:table-row table:style-name="ro1">
          <table:table-cell office:value-type="string" table:style-name="ce75">
            <text:p>Crazy Town</text:p>
          </table:table-cell>
          <table:table-cell office:value-type="string" office:string-value="CF499-D2-C" table:formula="of:=HYPERLINK(&quot;http://codeforces.com/contest/499/problem/C&quot;;&quot;CF499-D2-C&quot;)" table:style-name="ce77">
            <text:p>CF499-D2-C</text:p>
          </table:table-cell>
          <table:table-cell table:style-name="ce218"/>
          <table:table-cell table:number-columns-repeated="5" table:style-name="ce82"/>
          <table:table-cell office:value-type="float" office:value="0" table:formula="of:=SUM([.E102:.H102])" table:style-name="ce55">
            <text:p>0</text:p>
          </table:table-cell>
          <table:table-cell table:style-name="ce11"/>
          <table:table-cell table:style-name="ce223"/>
          <table:table-cell table:style-name="ce11"/>
          <table:table-cell office:value-type="string" office:string-value="Video Solution - Dr Mostafa Saad" table:formula="of:=HYPERLINK(&quot;https://www.youtube.com/watch?v=xwaGi6lx6Fg&quot;;&quot;Video Solution - Dr Mostafa Saad&quot;)" table:style-name="ce77">
            <text:p>Video Solution - Dr Mostafa Saad</text:p>
          </table:table-cell>
          <table:table-cell table:number-columns-repeated="16371"/>
        </table:table-row>
        <table:table-row table:style-name="ro1">
          <table:table-cell office:value-type="string" table:style-name="ce124">
            <text:p>Queue</text:p>
          </table:table-cell>
          <table:table-cell office:value-type="string" office:string-value="CF490-D2-B" table:formula="of:=HYPERLINK(&quot;http://codeforces.com/contest/490/problem/B&quot;;&quot;CF490-D2-B&quot;)" table:style-name="ce21">
            <text:p>CF490-D2-B</text:p>
          </table:table-cell>
          <table:table-cell table:style-name="ce218"/>
          <table:table-cell table:number-columns-repeated="5" table:style-name="ce82"/>
          <table:table-cell office:value-type="float" office:value="0" table:formula="of:=SUM([.E103:.H103])"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Vika and Squares</text:p>
          </table:table-cell>
          <table:table-cell office:value-type="string" office:string-value="CF610-D2-B" table:formula="of:=HYPERLINK(&quot;http://codeforces.com/contest/610/problem/B&quot;;&quot;CF610-D2-B&quot;)" table:style-name="ce21">
            <text:p>CF610-D2-B</text:p>
          </table:table-cell>
          <table:table-cell table:style-name="ce218"/>
          <table:table-cell table:number-columns-repeated="5" table:style-name="ce82"/>
          <table:table-cell office:value-type="float" office:value="0" table:formula="of:=SUM([.E104:.H104])"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Cosmic Tables</text:p>
          </table:table-cell>
          <table:table-cell office:value-type="string" office:string-value="CF222-D2-B" table:formula="of:=HYPERLINK(&quot;http://codeforces.com/contest/222/problem/B&quot;;&quot;CF222-D2-B&quot;)" table:style-name="ce21">
            <text:p>CF222-D2-B</text:p>
          </table:table-cell>
          <table:table-cell table:style-name="ce218"/>
          <table:table-cell table:number-columns-repeated="5" table:style-name="ce82"/>
          <table:table-cell office:value-type="float" office:value="0" table:formula="of:=SUM([.E105:.H105])"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6:.H106])" table:style-name="ce55">
            <text:p>0</text:p>
          </table:table-cell>
          <table:table-cell table:style-name="ce55"/>
          <table:table-cell table:style-name="ce222"/>
          <table:table-cell table:style-name="ce82"/>
          <table:table-cell office:value-type="string" office:string-value="Watch - Thinking - Incrementally" table:formula="of:=HYPERLINK(&quot;https://www.youtube.com/watch?v=5zILiqyQ2ts&quot;;&quot;Watch - Thinking - Incrementally&quot;)" table:style-name="ce107">
            <text:p>Watch - Thinking - Incrementally</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7:.H107])" table:style-name="ce55">
            <text:p>0</text:p>
          </table:table-cell>
          <table:table-cell table:style-name="ce55"/>
          <table:table-cell table:style-name="ce222"/>
          <table:table-cell table:style-name="ce82"/>
          <table:table-cell office:value-type="string" office:string-value="Watch - Thinking - Problem Domain re-interpretation" table:formula="of:=HYPERLINK(&quot;https://www.youtube.com/watch?v=9fwHOeebIgc&quot;;&quot;Watch - Thinking - Problem Domain re-interpretation&quot;)" table:style-name="ce107">
            <text:p>Watch - Thinking - Problem Domain re-interpretation</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8:.H108])" table:style-name="ce55">
            <text:p>0</text:p>
          </table:table-cell>
          <table:table-cell table:style-name="ce55"/>
          <table:table-cell table:style-name="ce222"/>
          <table:table-cell table:style-name="ce82"/>
          <table:table-cell office:value-type="string" office:string-value="Watch - Number Theory - Factorization" table:formula="of:=HYPERLINK(&quot;https://www.youtube.com/watch?v=-5ApOQDhBtU&quot;;&quot;Watch - Number Theory - Factorization&quot;)" table:style-name="ce107">
            <text:p>Watch - Number Theory - Factorization</text:p>
          </table:table-cell>
          <table:table-cell table:number-columns-repeated="16371"/>
        </table:table-row>
        <table:table-row table:style-name="ro1">
          <table:table-cell office:value-type="string" table:style-name="ce85">
            <text:p>Prime Factors</text:p>
          </table:table-cell>
          <table:table-cell office:value-type="string" office:string-value="UVA 583" table:formula="of:=HYPERLINK(&quot;https://uva.onlinejudge.org/index.php?option=com_onlinejudge&amp;Itemid=8&amp;page=show_problem&amp;problem=524&quot;;&quot;UVA 583&quot;)" table:style-name="ce112">
            <text:p>UVA 583</text:p>
          </table:table-cell>
          <table:table-cell table:style-name="ce218"/>
          <table:table-cell table:number-columns-repeated="5" table:style-name="ce82"/>
          <table:table-cell office:value-type="float" office:value="0" table:formula="of:=SUM([.E109:.H10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Mr. Azad and his Son</text:p>
          </table:table-cell>
          <table:table-cell office:value-type="string" office:string-value="UVA 10490" table:formula="of:=HYPERLINK(&quot;https://uva.onlinejudge.org/index.php?option=com_onlinejudge&amp;Itemid=8&amp;page=show_problem&amp;problem=1431&quot;;&quot;UVA 10490&quot;)" table:style-name="ce112">
            <text:p>UVA 10490</text:p>
          </table:table-cell>
          <table:table-cell table:style-name="ce218"/>
          <table:table-cell table:number-columns-repeated="5" table:style-name="ce82"/>
          <table:table-cell office:value-type="float" office:value="0" table:formula="of:=SUM([.E110:.H110])" table:style-name="ce55">
            <text:p>0</text:p>
          </table:table-cell>
          <table:table-cell table:style-name="ce55"/>
          <table:table-cell table:style-name="ce222"/>
          <table:table-cell table:style-name="ce82"/>
          <table:table-cell office:value-type="string" office:string-value="Sol to read" table:formula="of:=HYPERLINK(&quot;https://github.com/MohamedNabil97/CompetitiveProgramming/blob/master/UVA/10490.cpp&quot;;&quot;Sol to read&quot;)" table:style-name="ce70">
            <text:p>Sol to read</text:p>
          </table:table-cell>
          <table:table-cell table:number-columns-repeated="16371"/>
        </table:table-row>
        <table:table-row table:style-name="ro1">
          <table:table-cell office:value-type="string" table:style-name="ce85">
            <text:p>Perfect P-th Powers</text:p>
          </table:table-cell>
          <table:table-cell office:value-type="string" office:string-value="UVA 10622" table:formula="of:=HYPERLINK(&quot;https://uva.onlinejudge.org/index.php?option=onlinejudge&amp;page=show_problem&amp;problem=1563&quot;;&quot;UVA 10622&quot;)" table:style-name="ce112">
            <text:p>UVA 10622</text:p>
          </table:table-cell>
          <table:table-cell table:style-name="ce218"/>
          <table:table-cell table:number-columns-repeated="5" table:style-name="ce82"/>
          <table:table-cell office:value-type="float" office:value="0" table:formula="of:=SUM([.E111:.H111])"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table:number-columns-repeated="16371"/>
        </table:table-row>
        <table:table-row table:style-name="ro1">
          <table:table-cell office:value-type="string" table:style-name="ce85">
            <text:p>Prime Land</text:p>
          </table:table-cell>
          <table:table-cell office:value-type="string" office:string-value="UVA 516" table:formula="of:=HYPERLINK(&quot;https://uva.onlinejudge.org/index.php?option=com_onlinejudge&amp;Itemid=8&amp;page=show_problem&amp;problem=457&quot;;&quot;UVA 516&quot;)" table:style-name="ce112">
            <text:p>UVA 516</text:p>
          </table:table-cell>
          <table:table-cell table:style-name="ce218"/>
          <table:table-cell table:number-columns-repeated="5" table:style-name="ce82"/>
          <table:table-cell office:value-type="float" office:value="0" table:formula="of:=SUM([.E112:.H112])" table:style-name="ce55">
            <text:p>0</text:p>
          </table:table-cell>
          <table:table-cell table:style-name="ce55"/>
          <table:table-cell table:style-name="ce222"/>
          <table:table-cell table:style-name="ce82"/>
          <table:table-cell office:value-type="string" office:string-value="Sol" table:formula="of:=HYPERLINK(&quot;https://algorithmist.com/wiki/UVa_516_-_Prime_Land#_=_&quot;;&quot;Sol&quot;)" table:style-name="ce70">
            <text:p>Sol</text:p>
          </table:table-cell>
          <table:table-cell table:number-columns-repeated="16371"/>
        </table:table-row>
        <table:table-row table:style-name="ro1">
          <table:table-cell table:style-name="ce86"/>
          <table:table-cell office:value-type="string" table:style-name="ce86">
            <text:p>UVA 10920</text:p>
          </table:table-cell>
          <table:table-cell table:style-name="ce218"/>
          <table:table-cell table:number-columns-repeated="5" table:style-name="ce82"/>
          <table:table-cell office:value-type="float" office:value="0" table:formula="of:=SUM([.E113:.H113])" table:style-name="ce55">
            <text:p>0</text:p>
          </table:table-cell>
          <table:table-cell table:style-name="ce55"/>
          <table:table-cell table:style-name="ce222"/>
          <table:table-cell table:style-name="ce82"/>
          <table:table-cell office:value-type="string" table:style-name="ce109">
            <text:p><text:a xlink:href="https://github.com/omarkhair/Problems-Editorial/blob/master/UVA/10920%20-%20Spiral%20Tap/Editorial.md">Sol</text:a></text:p>
          </table:table-cell>
          <table:table-cell table:number-columns-repeated="16371"/>
        </table:table-row>
        <table:table-row table:style-name="ro1">
          <table:table-cell table:style-name="ce86"/>
          <table:table-cell office:value-type="string" table:style-name="ce86">
            <text:p>SRM274-D1-500</text:p>
          </table:table-cell>
          <table:table-cell table:style-name="ce218"/>
          <table:table-cell table:number-columns-repeated="5" table:style-name="ce82"/>
          <table:table-cell office:value-type="float" office:value="0" table:formula="of:=SUM([.E114:.H114])"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86">
            <text:p>Spreadsheet</text:p>
          </table:table-cell>
          <table:table-cell office:value-type="string" office:string-value="UVA 196" table:formula="of:=HYPERLINK(&quot;https://uva.onlinejudge.org/index.php?option=com_onlinejudge&amp;Itemid=8&amp;page=show_problem&amp;problem=132&quot;;&quot;UVA 196&quot;)" table:style-name="ce118">
            <text:p>UVA 196</text:p>
          </table:table-cell>
          <table:table-cell table:style-name="ce218"/>
          <table:table-cell table:number-columns-repeated="5" table:style-name="ce82"/>
          <table:table-cell office:value-type="float" office:value="0" table:formula="of:=SUM([.E115:.H115])" table:style-name="ce55">
            <text:p>0</text:p>
          </table:table-cell>
          <table:table-cell table:style-name="ce11"/>
          <table:table-cell table:style-name="ce223"/>
          <table:table-cell table:style-name="ce11"/>
          <table:table-cell office:value-type="string" table:style-name="ce76">
            <text:p><text:a xlink:href="https://github.com/omarkhair/Problems-Editorial/blob/master/UVA/196-Spreadsheet/code.cpp">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6:.H116])"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65">
            <text:p>Text Editor</text:p>
          </table:table-cell>
          <table:table-cell office:value-type="string" office:string-value="CF253-D2-C" table:formula="of:=HYPERLINK(&quot;http://codeforces.com/contest/253/problem/C&quot;;&quot;CF253-D2-C&quot;)" table:style-name="ce70">
            <text:p>CF253-D2-C</text:p>
          </table:table-cell>
          <table:table-cell table:style-name="ce218"/>
          <table:table-cell table:number-columns-repeated="5" table:style-name="ce82"/>
          <table:table-cell office:value-type="float" office:value="0" table:formula="of:=SUM([.E117:.H11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lternative Thinking</text:p>
          </table:table-cell>
          <table:table-cell office:value-type="string" office:string-value="CF604-D2-C" table:formula="of:=HYPERLINK(&quot;http://codeforces.com/contest/604/problem/C&quot;;&quot;CF604-D2-C&quot;)" table:style-name="ce70">
            <text:p>CF604-D2-C</text:p>
          </table:table-cell>
          <table:table-cell table:style-name="ce218"/>
          <table:table-cell table:number-columns-repeated="5" table:style-name="ce82"/>
          <table:table-cell office:value-type="float" office:value="0" table:formula="of:=SUM([.E118:.H11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ennis Championship</text:p>
          </table:table-cell>
          <table:table-cell office:value-type="string" office:string-value="CF735-D2-C" table:formula="of:=HYPERLINK(&quot;http://codeforces.com/contest/735/problem/C&quot;;&quot;CF735-D2-C&quot;)" table:style-name="ce70">
            <text:p>CF735-D2-C</text:p>
          </table:table-cell>
          <table:table-cell table:style-name="ce218"/>
          <table:table-cell table:number-columns-repeated="5" table:style-name="ce82"/>
          <table:table-cell office:value-type="float" office:value="0" table:formula="of:=SUM([.E119:.H11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uess Your Way Out!</text:p>
          </table:table-cell>
          <table:table-cell office:value-type="string" office:string-value="CF507-D2-C" table:formula="of:=HYPERLINK(&quot;http://codeforces.com/contest/507/problem/C&quot;;&quot;CF507-D2-C&quot;)" table:style-name="ce70">
            <text:p>CF507-D2-C</text:p>
          </table:table-cell>
          <table:table-cell table:style-name="ce218"/>
          <table:table-cell table:number-columns-repeated="5" table:style-name="ce82"/>
          <table:table-cell office:value-type="float" office:value="0" table:formula="of:=SUM([.E120:.H120])"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1Ki1L9BAJIQ&quot;;&quot;Video Solution - Dr Mostafa Saad&quot;)" table:style-name="ce77">
            <text:p>Video Solution - Dr Mostafa Saad</text:p>
          </table:table-cell>
          <table:table-cell table:number-columns-repeated="16371"/>
        </table:table-row>
        <table:table-row table:style-name="ro1">
          <table:table-cell office:value-type="string" table:style-name="ce65">
            <text:p>Biathlon</text:p>
          </table:table-cell>
          <table:table-cell office:value-type="string" office:string-value="CF84-D2-C" table:formula="of:=HYPERLINK(&quot;http://codeforces.com/contest/84/problem/C&quot;;&quot;CF84-D2-C&quot;)" table:style-name="ce70">
            <text:p>CF84-D2-C</text:p>
          </table:table-cell>
          <table:table-cell table:style-name="ce218"/>
          <table:table-cell table:number-columns-repeated="5" table:style-name="ce82"/>
          <table:table-cell office:value-type="float" office:value="0" table:formula="of:=SUM([.E121:.H121])"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Marina and Vasya</text:p>
          </table:table-cell>
          <table:table-cell office:value-type="string" office:string-value="CF584-D2-C" table:formula="of:=HYPERLINK(&quot;http://codeforces.com/contest/584/problem/C&quot;;&quot;CF584-D2-C&quot;)" table:style-name="ce77">
            <text:p>CF584-D2-C</text:p>
          </table:table-cell>
          <table:table-cell table:style-name="ce218"/>
          <table:table-cell table:number-columns-repeated="5" table:style-name="ce82"/>
          <table:table-cell office:value-type="float" office:value="0" table:formula="of:=SUM([.E122:.H12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09">
            <text:p>CF792-D2-C</text:p>
          </table:table-cell>
          <table:table-cell table:style-name="ce218"/>
          <table:table-cell table:number-columns-repeated="5" table:style-name="ce82"/>
          <table:table-cell office:value-type="float" office:value="0" table:formula="of:=SUM([.E123:.H123])"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BgG5sjJslYk&quot;;&quot;Video Solution - Solver to be (Java)&quot;)" table:style-name="ce78">
            <text:p>Video Solution - Solver to be (Java)</text:p>
          </table:table-cell>
          <table:table-cell table:number-columns-repeated="16371"/>
        </table:table-row>
        <table:table-row table:style-name="ro1">
          <table:table-cell office:value-type="string" table:style-name="ce124">
            <text:p>Covered Path</text:p>
          </table:table-cell>
          <table:table-cell office:value-type="string" office:string-value="CF534-D2-B" table:formula="of:=HYPERLINK(&quot;http://codeforces.com/contest/534/problem/B&quot;;&quot;CF534-D2-B&quot;)" table:style-name="ce21">
            <text:p>CF534-D2-B</text:p>
          </table:table-cell>
          <table:table-cell table:style-name="ce218"/>
          <table:table-cell table:number-columns-repeated="5" table:style-name="ce82"/>
          <table:table-cell office:value-type="float" office:value="0" table:formula="of:=SUM([.E124:.H124])"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Facetook Priority Wall</text:p>
          </table:table-cell>
          <table:table-cell office:value-type="string" office:string-value="CF75-D2-B" table:formula="of:=HYPERLINK(&quot;http://codeforces.com/contest/75/problem/B&quot;;&quot;CF75-D2-B&quot;)" table:style-name="ce21">
            <text:p>CF75-D2-B</text:p>
          </table:table-cell>
          <table:table-cell table:style-name="ce218"/>
          <table:table-cell table:number-columns-repeated="5" table:style-name="ce82"/>
          <table:table-cell office:value-type="float" office:value="0" table:formula="of:=SUM([.E125:.H125])"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Treasure Hunt</text:p>
          </table:table-cell>
          <table:table-cell office:value-type="string" office:string-value="CF979-D2-B" table:formula="of:=HYPERLINK(&quot;http://codeforces.com/contest/979/problem/B&quot;;&quot;CF979-D2-B&quot;)" table:style-name="ce128">
            <text:p>CF979-D2-B</text:p>
          </table:table-cell>
          <table:table-cell table:style-name="ce219"/>
          <table:table-cell table:number-columns-repeated="5" table:style-name="ce11"/>
          <table:table-cell office:value-type="float" office:value="0" table:formula="of:=SUM([.E126:.H1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7:.H12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6">
            <text:p>How Many Points of ?</text:p>
          </table:table-cell>
          <table:table-cell office:value-type="string" office:string-value="UVA 10790" table:formula="of:=HYPERLINK(&quot;https://uva.onlinejudge.org/index.php?option=onlinejudge&amp;page=show_problem&amp;problem=1731&quot;;&quot;UVA 10790&quot;)" table:style-name="ce87">
            <text:p>UVA 10790</text:p>
          </table:table-cell>
          <table:table-cell table:style-name="ce218"/>
          <table:table-cell table:number-columns-repeated="5" table:style-name="ce82"/>
          <table:table-cell office:value-type="float" office:value="0" table:formula="of:=SUM([.E128:.H128])" table:style-name="ce55">
            <text:p>0</text:p>
          </table:table-cell>
          <table:table-cell table:style-name="ce55"/>
          <table:table-cell table:style-name="ce222"/>
          <table:table-cell table:style-name="ce82"/>
          <table:table-cell office:value-type="string" office:string-value="Sol" table:formula="of:=HYPERLINK(&quot;https://github.com/MeGaCrazy/CompetitiveProgramming/blob/5b920a5ddab614e30ea12e7e3a7da12267a203ec/UVA/UVA_10790.cpp&quot;;&quot;Sol&quot;)" table:style-name="ce70">
            <text:p>Sol</text:p>
          </table:table-cell>
          <table:table-cell table:number-columns-repeated="16371"/>
        </table:table-row>
        <table:table-row table:style-name="ro1">
          <table:table-cell office:value-type="string" table:style-name="ce86">
            <text:p>Factovisors</text:p>
          </table:table-cell>
          <table:table-cell office:value-type="string" office:string-value="UVA 10139" table:formula="of:=HYPERLINK(&quot;https://uva.onlinejudge.org/index.php?option=onlinejudge&amp;Itemid=8&amp;page=show_problem&amp;problem=1080&quot;;&quot;UVA 10139&quot;)" table:style-name="ce87">
            <text:p>UVA 10139</text:p>
          </table:table-cell>
          <table:table-cell table:style-name="ce218"/>
          <table:table-cell table:number-columns-repeated="5" table:style-name="ce82"/>
          <table:table-cell office:value-type="float" office:value="0" table:formula="of:=SUM([.E129:.H129])" table:style-name="ce55">
            <text:p>0</text:p>
          </table:table-cell>
          <table:table-cell table:style-name="ce55"/>
          <table:table-cell table:style-name="ce222"/>
          <table:table-cell table:style-name="ce82"/>
          <table:table-cell office:value-type="string" table:style-name="ce127">
            <text:p><text:a xlink:href="https://github.com/MohamedNabil97/CompetitiveProgramming/blob/master/UVA/10139.cpp">Sol</text:a></text:p>
          </table:table-cell>
          <table:table-cell table:number-columns-repeated="16371"/>
        </table:table-row>
        <table:table-row table:style-name="ro1">
          <table:table-cell office:value-type="string" table:style-name="ce86">
            <text:p>Fractions Again?!</text:p>
          </table:table-cell>
          <table:table-cell office:value-type="string" office:string-value="UVA 10976" table:formula="of:=HYPERLINK(&quot;https://uva.onlinejudge.org/index.php?option=com_onlinejudge&amp;Itemid=8&amp;page=show_problem&amp;problem=1917&quot;;&quot;UVA 10976&quot;)" table:style-name="ce87">
            <text:p>UVA 10976</text:p>
          </table:table-cell>
          <table:table-cell table:style-name="ce218"/>
          <table:table-cell table:number-columns-repeated="5" table:style-name="ce82"/>
          <table:table-cell office:value-type="float" office:value="0" table:formula="of:=SUM([.E130:.H130])"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976%20-%20Fractions%20Again!.cpp&quot;;&quot;Sol&quot;)" table:style-name="ce70">
            <text:p>Sol</text:p>
          </table:table-cell>
          <table:table-cell table:number-columns-repeated="16371"/>
        </table:table-row>
        <table:table-row table:style-name="ro1">
          <table:table-cell office:value-type="string" table:style-name="ce86">
            <text:p>Cut Ribbon</text:p>
          </table:table-cell>
          <table:table-cell office:value-type="string" office:string-value="CF189-D2-A" table:formula="of:=HYPERLINK(&quot;http://codeforces.com/contest/189/problem/A&quot;;&quot;CF189-D2-A&quot;)" table:style-name="ce87">
            <text:p>CF189-D2-A</text:p>
          </table:table-cell>
          <table:table-cell table:style-name="ce218"/>
          <table:table-cell table:number-columns-repeated="5" table:style-name="ce82"/>
          <table:table-cell office:value-type="float" office:value="0" table:formula="of:=SUM([.E131:.H131])"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4VBt8sKocyw&quot;;&quot;Video Solution - Solver to be (Java)&quot;)" table:style-name="ce78">
            <text:p>Video Solution - Solver to be (Jav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32:.H132])"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33:.H133])" table:style-name="ce55">
            <text:p>0</text:p>
          </table:table-cell>
          <table:table-cell table:style-name="ce55"/>
          <table:table-cell table:style-name="ce222"/>
          <table:table-cell table:style-name="ce82"/>
          <table:table-cell office:value-type="string" office:string-value="Watch - Probability - First 9 videos" table:formula="of:=HYPERLINK(&quot;https://www.youtube.com/playlist?list=PLC58778F28211FA19&quot;;&quot;Watch - Probability - First 9 videos&quot;)" table:style-name="ce129">
            <text:p>Watch - Probability - First 9 videos</text:p>
          </table:table-cell>
          <table:table-cell table:number-columns-repeated="16371"/>
        </table:table-row>
        <table:table-row table:style-name="ro1">
          <table:table-cell office:value-type="string" table:style-name="ce85">
            <text:p>Cows and Cars</text:p>
          </table:table-cell>
          <table:table-cell office:value-type="string" office:string-value="UVA 10491" table:formula="of:=HYPERLINK(&quot;https://uva.onlinejudge.org/index.php?option=onlinejudge&amp;page=show_problem&amp;problem=1432&quot;;&quot;UVA 10491&quot;)" table:style-name="ce112">
            <text:p>UVA 10491</text:p>
          </table:table-cell>
          <table:table-cell table:style-name="ce218"/>
          <table:table-cell table:number-columns-repeated="5" table:style-name="ce82"/>
          <table:table-cell office:value-type="float" office:value="0" table:formula="of:=SUM([.E134:.H134])" table:style-name="ce55">
            <text:p>0</text:p>
          </table:table-cell>
          <table:table-cell table:style-name="ce55"/>
          <table:table-cell table:style-name="ce222"/>
          <table:table-cell table:style-name="ce82"/>
          <table:table-cell office:value-type="string" office:string-value="Revise Probability" table:formula="of:=HYPERLINK(&quot;https://www.probabilitycourse.com/&quot;;&quot;Revise Probability&quot;)" table:style-name="ce70">
            <text:p>Revise Probability</text:p>
          </table:table-cell>
          <table:table-cell table:number-columns-repeated="16371"/>
        </table:table-row>
        <table:table-row table:style-name="ro1">
          <table:table-cell office:value-type="string" table:style-name="ce85">
            <text:p>What is the Probability?</text:p>
          </table:table-cell>
          <table:table-cell office:value-type="string" office:string-value="UVA 10056" table:formula="of:=HYPERLINK(&quot;https://uva.onlinejudge.org/index.php?option=com_onlinejudge&amp;Itemid=8&amp;page=show_problem&amp;problem=997&quot;;&quot;UVA 10056&quot;)" table:style-name="ce112">
            <text:p>UVA 10056</text:p>
          </table:table-cell>
          <table:table-cell table:style-name="ce218"/>
          <table:table-cell table:number-columns-repeated="5" table:style-name="ce82"/>
          <table:table-cell office:value-type="float" office:value="0" table:formula="of:=SUM([.E135:.H135])"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056.txt&quot;;&quot;Sol&quot;)" table:style-name="ce70">
            <text:p>Sol</text:p>
          </table:table-cell>
          <table:table-cell table:number-columns-repeated="16371"/>
        </table:table-row>
        <table:table-row table:style-name="ro1">
          <table:table-cell office:value-type="string" table:style-name="ce85">
            <text:p>Let’s Dance</text:p>
          </table:table-cell>
          <table:table-cell office:value-type="string" office:string-value="UVA 10218" table:formula="of:=HYPERLINK(&quot;https://uva.onlinejudge.org/index.php?option=com_onlinejudge&amp;Itemid=8&amp;page=show_problem&amp;problem=1159&quot;;&quot;UVA 10218&quot;)" table:style-name="ce112">
            <text:p>UVA 10218</text:p>
          </table:table-cell>
          <table:table-cell table:style-name="ce218"/>
          <table:table-cell table:number-columns-repeated="5" table:style-name="ce82"/>
          <table:table-cell office:value-type="float" office:value="0" table:formula="of:=SUM([.E136:.H136])"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218.txt&quot;;&quot;Sol&quot;)" table:style-name="ce70">
            <text:p>Sol</text:p>
          </table:table-cell>
          <table:table-cell table:number-columns-repeated="16371"/>
        </table:table-row>
        <table:table-row table:style-name="ro1">
          <table:table-cell office:value-type="string" table:style-name="ce85">
            <text:p>Probability|Given</text:p>
          </table:table-cell>
          <table:table-cell office:value-type="string" office:string-value="UVA 11181" table:formula="of:=HYPERLINK(&quot;https://uva.onlinejudge.org/index.php?option=com_onlinejudge&amp;Itemid=8&amp;page=show_problem&amp;problem=2122&quot;;&quot;UVA 11181&quot;)" table:style-name="ce112">
            <text:p>UVA 11181</text:p>
          </table:table-cell>
          <table:table-cell table:style-name="ce218"/>
          <table:table-cell table:number-columns-repeated="5" table:style-name="ce82"/>
          <table:table-cell office:value-type="float" office:value="0" table:formula="of:=SUM([.E137:.H137])" table:style-name="ce55">
            <text:p>0</text:p>
          </table:table-cell>
          <table:table-cell table:style-name="ce55"/>
          <table:table-cell table:style-name="ce222"/>
          <table:table-cell table:style-name="ce82"/>
          <table:table-cell office:value-type="string" office:string-value="Sol" table:formula="of:=HYPERLINK(&quot;https://github.com/MohamedNabil97/CompetitiveProgramming/blob/master/UVA/1181.cpp&quot;;&quot;Sol&quot;)" table:style-name="ce70">
            <text:p>Sol</text:p>
          </table:table-cell>
          <table:table-cell table:number-columns-repeated="16371"/>
        </table:table-row>
        <table:table-row table:style-name="ro1">
          <table:table-cell office:value-type="string" table:style-name="ce85">
            <text:p>Another lottery</text:p>
          </table:table-cell>
          <table:table-cell office:value-type="string" office:string-value="UVA 11628" table:formula="of:=HYPERLINK(&quot;https://uva.onlinejudge.org/index.php?option=com_onlinejudge&amp;Itemid=8&amp;page=show_problem&amp;problem=2675&quot;;&quot;UVA 11628&quot;)" table:style-name="ce112">
            <text:p>UVA 11628</text:p>
          </table:table-cell>
          <table:table-cell table:style-name="ce218"/>
          <table:table-cell table:number-columns-repeated="5" table:style-name="ce82"/>
          <table:table-cell office:value-type="float" office:value="0" table:formula="of:=SUM([.E138:.H138])"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office:value-type="string" table:style-name="ce85">
            <text:p>Airplane</text:p>
          </table:table-cell>
          <table:table-cell office:value-type="string" office:string-value="UVA 12461" table:formula="of:=HYPERLINK(&quot;https://uva.onlinejudge.org/index.php?option=com_onlinejudge&amp;Itemid=8&amp;page=show_problem&amp;problem=3904&quot;;&quot;UVA 12461&quot;)" table:style-name="ce112">
            <text:p>UVA 12461</text:p>
          </table:table-cell>
          <table:table-cell table:style-name="ce218"/>
          <table:table-cell table:number-columns-repeated="5" table:style-name="ce82"/>
          <table:table-cell office:value-type="float" office:value="0" table:formula="of:=SUM([.E139:.H139])" table:style-name="ce55">
            <text:p>0</text:p>
          </table:table-cell>
          <table:table-cell table:style-name="ce55"/>
          <table:table-cell table:style-name="ce222"/>
          <table:table-cell table:style-name="ce82"/>
          <table:table-cell office:value-type="string" office:string-value="Sol" table:formula="of:=HYPERLINK(&quot;https://github.com/VAMPIER000001/CompetitiveProgramming/blob/master/UVA/V-124/UVA%2012461.Cpp&quot;;&quot;Sol&quot;)" table:style-name="ce115">
            <text:p>Sol</text:p>
          </table:table-cell>
          <table:table-cell table:number-columns-repeated="16371"/>
        </table:table-row>
        <table:table-row table:style-name="ro1">
          <table:table-cell table:style-name="ce86"/>
          <table:table-cell office:value-type="string" office:string-value="HACKR tower-3-coloring" table:formula="of:=HYPERLINK(&quot;https://www.hackerrank.com/contests/infinitum18/challenges/tower-3-coloring&quot;;&quot;HACKR tower-3-coloring&quot;)" table:style-name="ce87">
            <text:p>HACKR tower-3-coloring</text:p>
          </table:table-cell>
          <table:table-cell table:style-name="ce218"/>
          <table:table-cell table:number-columns-repeated="5" table:style-name="ce82"/>
          <table:table-cell office:value-type="float" office:value="0" table:formula="of:=SUM([.E140:.H140])" table:style-name="ce55">
            <text:p>0</text:p>
          </table:table-cell>
          <table:table-cell table:style-name="ce55"/>
          <table:table-cell table:style-name="ce222"/>
          <table:table-cell table:style-name="ce82"/>
          <table:table-cell office:value-type="string" office:string-value="Learn  Fermat's little theorem" table:formula="of:=HYPERLINK(&quot;https://en.wikipedia.org/wiki/Fermat%27s_little_theorem&quot;;&quot;Learn  Fermat's little theorem&quot;)" table:style-name="ce115">
            <text:p>Learn <text:s/>Fermat's little theorem</text:p>
          </table:table-cell>
          <table:table-cell table:number-columns-repeated="16371"/>
        </table:table-row>
        <table:table-row table:style-name="ro1">
          <table:table-cell table:style-name="ce86"/>
          <table:table-cell office:value-type="string" office:string-value="CF445-D2-C" table:formula="of:=HYPERLINK(&quot;http://codeforces.com/contest/445/problem/C&quot;;&quot;CF445-D2-C&quot;)" table:style-name="ce87">
            <text:p>CF445-D2-C</text:p>
          </table:table-cell>
          <table:table-cell table:style-name="ce218"/>
          <table:table-cell table:number-columns-repeated="5" table:style-name="ce82"/>
          <table:table-cell office:value-type="float" office:value="0" table:formula="of:=SUM([.E141:.H141])"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office:string-value="HACKR a-circle-and-a-square" table:formula="of:=HYPERLINK(&quot;https://www.hackerrank.com/challenges/a-circle-and-a-square&quot;;&quot;HACKR a-circle-and-a-square&quot;)" table:style-name="ce87">
            <text:p>HACKR a-circle-and-a-square</text:p>
          </table:table-cell>
          <table:table-cell table:style-name="ce218"/>
          <table:table-cell table:number-columns-repeated="5" table:style-name="ce82"/>
          <table:table-cell office:value-type="float" office:value="0" table:formula="of:=SUM([.E142:.H142])"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table:style-name="ce118">
            <text:p><text:a xlink:href="https://onlinejudge.org/index.php?option=onlinejudge&amp;page=show_problem&amp;problem=2620">UVA 11573</text:a></text:p>
          </table:table-cell>
          <table:table-cell table:style-name="ce218"/>
          <table:table-cell table:number-columns-repeated="5" table:style-name="ce82"/>
          <table:table-cell office:value-type="float" office:value="0" table:formula="of:=SUM([.E143:.H143])" table:style-name="ce55">
            <text:p>0</text:p>
          </table:table-cell>
          <table:table-cell table:style-name="ce55"/>
          <table:table-cell table:style-name="ce222"/>
          <table:table-cell table:style-name="ce82"/>
          <table:table-cell office:value-type="string" office:string-value="Learn 0/1 BFS" table:formula="of:=HYPERLINK(&quot;https://www.geeksforgeeks.org/0-1-bfs-shortest-path-binary-graph/&quot;;&quot;Learn 0/1 BFS&quot;)" table:style-name="ce70">
            <text:p>Learn 0/1 BFS</text:p>
          </table:table-cell>
          <table:table-cell table:number-columns-repeated="16371"/>
        </table:table-row>
        <table:table-row table:style-name="ro1">
          <table:table-cell office:value-type="string" table:style-name="ce86">
            <text:p>Rankings</text:p>
          </table:table-cell>
          <table:table-cell office:value-type="string" office:string-value="UVA 12263" table:formula="of:=HYPERLINK(&quot;https://uva.onlinejudge.org/index.php?option=com_onlinejudge&amp;Itemid=8&amp;page=show_problem&amp;problem=3415&quot;;&quot;UVA 12263&quot;)" table:style-name="ce87">
            <text:p>UVA 12263</text:p>
          </table:table-cell>
          <table:table-cell table:style-name="ce219"/>
          <table:table-cell table:number-columns-repeated="5" table:style-name="ce11"/>
          <table:table-cell office:value-type="float" office:value="0" table:formula="of:=SUM([.E144:.H144])" table:style-name="ce82">
            <text:p>0</text:p>
          </table:table-cell>
          <table:table-cell table:style-name="ce11"/>
          <table:table-cell table:style-name="ce223"/>
          <table:table-cell table:style-name="ce11"/>
          <table:table-cell office:value-type="string" office:string-value="Sol" table:formula="of:=HYPERLINK(&quot;https://github.com/mostafa-saad/MyCompetitiveProgramming/blob/master/UVA/UVA_12263.txt&quot;;&quot;Sol&quot;)" table:style-name="ce77">
            <text:p>Sol</text:p>
          </table:table-cell>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45:.H145])"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office:value-type="string" table:style-name="ce65">
            <text:p>Hacker, pack your bags!</text:p>
          </table:table-cell>
          <table:table-cell office:value-type="string" office:string-value="CF822-D2-C" table:formula="of:=HYPERLINK(&quot;http://codeforces.com/contest/822/problem/C&quot;;&quot;CF822-D2-C&quot;)" table:style-name="ce70">
            <text:p>CF822-D2-C</text:p>
          </table:table-cell>
          <table:table-cell table:style-name="ce218"/>
          <table:table-cell table:number-columns-repeated="5" table:style-name="ce82"/>
          <table:table-cell office:value-type="float" office:value="0" table:formula="of:=SUM([.E146:.H146])"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VvR9spazigA&quot;;&quot;Video Solution - Solver to be (Java)&quot;)" table:style-name="ce78">
            <text:p>Video Solution - Solver to be (Java)</text:p>
          </table:table-cell>
          <table:table-cell table:number-columns-repeated="16371"/>
        </table:table-row>
        <table:table-row table:style-name="ro1">
          <table:table-cell office:value-type="string" table:style-name="ce65">
            <text:p>The Meaningless Game</text:p>
          </table:table-cell>
          <table:table-cell office:value-type="string" office:string-value="CF834-D2-C" table:formula="of:=HYPERLINK(&quot;http://codeforces.com/contest/834/problem/C&quot;;&quot;CF834-D2-C&quot;)" table:style-name="ce70">
            <text:p>CF834-D2-C</text:p>
          </table:table-cell>
          <table:table-cell table:style-name="ce218"/>
          <table:table-cell table:number-columns-repeated="5" table:style-name="ce82"/>
          <table:table-cell office:value-type="float" office:value="0" table:formula="of:=SUM([.E147:.H147])"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tge-NMPdndc&quot;;&quot;Video Solution - Solver to be (Java)&quot;)" table:style-name="ce78">
            <text:p>Video Solution - Solver to be (Java)</text:p>
          </table:table-cell>
          <table:table-cell table:number-columns-repeated="16371"/>
        </table:table-row>
        <table:table-row table:style-name="ro1">
          <table:table-cell office:value-type="string" table:style-name="ce65">
            <text:p>Star sky</text:p>
          </table:table-cell>
          <table:table-cell office:value-type="string" office:string-value="CF835-D2-C" table:formula="of:=HYPERLINK(&quot;http://codeforces.com/contest/835/problem/C&quot;;&quot;CF835-D2-C&quot;)" table:style-name="ce70">
            <text:p>CF835-D2-C</text:p>
          </table:table-cell>
          <table:table-cell table:style-name="ce218"/>
          <table:table-cell table:number-columns-repeated="5" table:style-name="ce82"/>
          <table:table-cell office:value-type="float" office:value="0" table:formula="of:=SUM([.E148:.H1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McKM0CgVLUM&quot;;&quot;Video Solution - Solver to be (Java)&quot;)" table:style-name="ce78">
            <text:p>Video Solution - Solver to be (Java)</text:p>
          </table:table-cell>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49:.G149])"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18"/>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0:.G150])"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51:.G151])"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Diverse Permutation</text:p>
          </table:table-cell>
          <table:table-cell office:value-type="string" office:string-value="CF483-D2-C" table:formula="of:=HYPERLINK(&quot;http://codeforces.com/contest/483/problem/C&quot;;&quot;CF483-D2-C&quot;)" table:style-name="ce70">
            <text:p>CF483-D2-C</text:p>
          </table:table-cell>
          <table:table-cell table:style-name="ce218"/>
          <table:table-cell table:number-columns-repeated="5" table:style-name="ce82"/>
          <table:table-cell office:value-type="float" office:value="0" table:formula="of:=SUM([.E152:.H15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Replacement</text:p>
          </table:table-cell>
          <table:table-cell office:value-type="string" office:string-value="CF136-D2-C" table:formula="of:=HYPERLINK(&quot;http://codeforces.com/contest/136/problem/C&quot;;&quot;CF136-D2-C&quot;)" table:style-name="ce70">
            <text:p>CF13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Homework</text:p>
          </table:table-cell>
          <table:table-cell office:value-type="string" office:string-value="CF102-D2-C" table:formula="of:=HYPERLINK(&quot;http://codeforces.com/contest/102/problem/C&quot;;&quot;CF102-D2-C&quot;)" table:style-name="ce70">
            <text:p>CF102-D2-C</text:p>
          </table:table-cell>
          <table:table-cell table:style-name="ce218"/>
          <table:table-cell table:number-columns-repeated="5" table:style-name="ce82"/>
          <table:table-cell office:value-type="float" office:value="0" table:formula="of:=SUM([.E154:.H15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ittle Elephant and Problem</text:p>
          </table:table-cell>
          <table:table-cell office:value-type="string" office:string-value="CF221-D2-C" table:formula="of:=HYPERLINK(&quot;http://codeforces.com/contest/221/problem/C&quot;;&quot;CF221-D2-C&quot;)" table:style-name="ce70">
            <text:p>CF221-D2-C</text:p>
          </table:table-cell>
          <table:table-cell table:style-name="ce218"/>
          <table:table-cell table:number-columns-repeated="5" table:style-name="ce82"/>
          <table:table-cell office:value-type="float" office:value="0" table:formula="of:=SUM([.E155:.H15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eveloping Skills</text:p>
          </table:table-cell>
          <table:table-cell office:value-type="string" office:string-value="CF581-D2-C" table:formula="of:=HYPERLINK(&quot;http://codeforces.com/contest/581/problem/C&quot;;&quot;CF581-D2-C&quot;)" table:style-name="ce70">
            <text:p>CF581-D2-C</text:p>
          </table:table-cell>
          <table:table-cell table:style-name="ce218"/>
          <table:table-cell table:number-columns-repeated="5" table:style-name="ce82"/>
          <table:table-cell office:value-type="float" office:value="0" table:formula="of:=SUM([.E156:.H15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xim and Discounts</text:p>
          </table:table-cell>
          <table:table-cell office:value-type="string" office:string-value="CF262-D2-C" table:formula="of:=HYPERLINK(&quot;http://codeforces.com/contest/262/problem/C&quot;;&quot;CF262-D2-C&quot;)" table:style-name="ce70">
            <text:p>CF262-D2-C</text:p>
          </table:table-cell>
          <table:table-cell table:style-name="ce218"/>
          <table:table-cell table:number-columns-repeated="5" table:style-name="ce82"/>
          <table:table-cell office:value-type="float" office:value="0" table:formula="of:=SUM([.E157:.H15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Fox and Box Accumulation</text:p>
          </table:table-cell>
          <table:table-cell office:value-type="string" office:string-value="CF389-D2-C" table:formula="of:=HYPERLINK(&quot;http://codeforces.com/contest/389/problem/C&quot;;&quot;CF389-D2-C&quot;)" table:style-name="ce70">
            <text:p>CF389-D2-C</text:p>
          </table:table-cell>
          <table:table-cell table:style-name="ce218"/>
          <table:table-cell table:number-columns-repeated="5" table:style-name="ce82"/>
          <table:table-cell office:value-type="float" office:value="0" table:formula="of:=SUM([.E158:.H15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ce Skating</text:p>
          </table:table-cell>
          <table:table-cell office:value-type="string" office:string-value="CF218-D2-C" table:formula="of:=HYPERLINK(&quot;http://codeforces.com/contest/218/problem/C&quot;;&quot;CF218-D2-C&quot;)" table:style-name="ce70">
            <text:p>CF218-D2-C</text:p>
          </table:table-cell>
          <table:table-cell table:style-name="ce218"/>
          <table:table-cell table:number-columns-repeated="5" table:style-name="ce82"/>
          <table:table-cell office:value-type="float" office:value="0" table:formula="of:=SUM([.E159:.H15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Tubes</text:p>
          </table:table-cell>
          <table:table-cell office:value-type="string" office:string-value="CF441-D2-C" table:formula="of:=HYPERLINK(&quot;http://codeforces.com/contest/441/problem/C&quot;;&quot;CF441-D2-C&quot;)" table:style-name="ce70">
            <text:p>CF441-D2-C</text:p>
          </table:table-cell>
          <table:table-cell table:style-name="ce218"/>
          <table:table-cell table:number-columns-repeated="5" table:style-name="ce82"/>
          <table:table-cell office:value-type="float" office:value="0" table:formula="of:=SUM([.E160:.H1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ecret</text:p>
          </table:table-cell>
          <table:table-cell office:value-type="string" office:string-value="CF271-D2-C" table:formula="of:=HYPERLINK(&quot;http://codeforces.com/contest/271/problem/C&quot;;&quot;CF271-D2-C&quot;)" table:style-name="ce70">
            <text:p>CF271-D2-C</text:p>
          </table:table-cell>
          <table:table-cell table:style-name="ce218"/>
          <table:table-cell table:number-columns-repeated="5" table:style-name="ce82"/>
          <table:table-cell office:value-type="float" office:value="0" table:formula="of:=SUM([.E161:.H1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Key Task</text:p>
          </table:table-cell>
          <table:table-cell office:value-type="string" office:string-value="SPOJ CERC07K" table:formula="of:=HYPERLINK(&quot;http://www.spoj.com/problems/CERC07K/&quot;;&quot;SPOJ CERC07K&quot;)" table:style-name="ce70">
            <text:p>SPOJ CERC07K</text:p>
          </table:table-cell>
          <table:table-cell table:style-name="ce219"/>
          <table:table-cell table:number-columns-repeated="5" table:style-name="ce11"/>
          <table:table-cell office:value-type="float" office:value="0" table:formula="of:=SUM([.E162:.H162])"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Cleaning Robot</text:p>
          </table:table-cell>
          <table:table-cell office:value-type="string" office:string-value="SPOJ CLEANRBT" table:formula="of:=HYPERLINK(&quot;http://www.spoj.com/problems/CLEANRBT/&quot;;&quot;SPOJ CLEANRBT&quot;)" table:style-name="ce70">
            <text:p>SPOJ CLEANRBT</text:p>
          </table:table-cell>
          <table:table-cell table:style-name="ce219"/>
          <table:table-cell table:number-columns-repeated="5" table:style-name="ce11"/>
          <table:table-cell office:value-type="float" office:value="0" table:formula="of:=SUM([.E163:.H16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64:.H16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ey Are Everywhere</text:p>
          </table:table-cell>
          <table:table-cell office:value-type="string" office:string-value="CF701-D2-C" table:formula="of:=HYPERLINK(&quot;http://codeforces.com/contest/701/problem/C&quot;;&quot;CF701-D2-C&quot;)" table:style-name="ce70">
            <text:p>CF701-D2-C</text:p>
          </table:table-cell>
          <table:table-cell table:style-name="ce218"/>
          <table:table-cell table:number-columns-repeated="5" table:style-name="ce82"/>
          <table:table-cell office:value-type="float" office:value="0" table:formula="of:=SUM([.E165:.H16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onitor</text:p>
          </table:table-cell>
          <table:table-cell office:value-type="string" office:string-value="CF16-D2-C" table:formula="of:=HYPERLINK(&quot;http://codeforces.com/contest/16/problem/C&quot;;&quot;CF16-D2-C&quot;)" table:style-name="ce70">
            <text:p>CF16-D2-C</text:p>
          </table:table-cell>
          <table:table-cell table:style-name="ce218"/>
          <table:table-cell table:number-columns-repeated="5" table:style-name="ce82"/>
          <table:table-cell office:value-type="float" office:value="0" table:formula="of:=SUM([.E166:.H16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ystem Administrator</text:p>
          </table:table-cell>
          <table:table-cell office:value-type="string" office:string-value="CF22-D2-C" table:formula="of:=HYPERLINK(&quot;http://codeforces.com/contest/22/problem/C&quot;;&quot;CF22-D2-C&quot;)" table:style-name="ce70">
            <text:p>CF22-D2-C</text:p>
          </table:table-cell>
          <table:table-cell table:style-name="ce218"/>
          <table:table-cell table:number-columns-repeated="5" table:style-name="ce82"/>
          <table:table-cell office:value-type="float" office:value="0" table:formula="of:=SUM([.E167:.H16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ucky Sum</text:p>
          </table:table-cell>
          <table:table-cell office:value-type="string" office:string-value="CF122-D2-C" table:formula="of:=HYPERLINK(&quot;http://codeforces.com/contest/122/problem/C&quot;;&quot;CF122-D2-C&quot;)" table:style-name="ce70">
            <text:p>CF122-D2-C</text:p>
          </table:table-cell>
          <table:table-cell table:style-name="ce218"/>
          <table:table-cell table:number-columns-repeated="5" table:style-name="ce82"/>
          <table:table-cell office:value-type="float" office:value="0" table:formula="of:=SUM([.E168:.H16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NP-Hard Problem</text:p>
          </table:table-cell>
          <table:table-cell office:value-type="string" office:string-value="CF688-D2-C" table:formula="of:=HYPERLINK(&quot;http://codeforces.com/contest/688/problem/C&quot;;&quot;CF688-D2-C&quot;)" table:style-name="ce70">
            <text:p>CF688-D2-C</text:p>
          </table:table-cell>
          <table:table-cell table:style-name="ce218"/>
          <table:table-cell table:number-columns-repeated="5" table:style-name="ce82"/>
          <table:table-cell office:value-type="float" office:value="0" table:formula="of:=SUM([.E169:.H16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ladik and fractions</text:p>
          </table:table-cell>
          <table:table-cell office:value-type="string" office:string-value="CF743-D2-C" table:formula="of:=HYPERLINK(&quot;http://codeforces.com/contest/743/problem/C&quot;;&quot;CF743-D2-C&quot;)" table:style-name="ce70">
            <text:p>CF743-D2-C</text:p>
          </table:table-cell>
          <table:table-cell table:style-name="ce218"/>
          <table:table-cell table:number-columns-repeated="5" table:style-name="ce82"/>
          <table:table-cell office:value-type="float" office:value="0" table:formula="of:=SUM([.E170:.H17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Case of Matryoshkas</text:p>
          </table:table-cell>
          <table:table-cell office:value-type="string" office:string-value="CF556-D2-C" table:formula="of:=HYPERLINK(&quot;http://codeforces.com/contest/556/problem/C&quot;;&quot;CF556-D2-C&quot;)" table:style-name="ce70">
            <text:p>CF556-D2-C</text:p>
          </table:table-cell>
          <table:table-cell table:style-name="ce218"/>
          <table:table-cell table:number-columns-repeated="5" table:style-name="ce82"/>
          <table:table-cell office:value-type="float" office:value="0" table:formula="of:=SUM([.E171:.H17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nya and Label</text:p>
          </table:table-cell>
          <table:table-cell office:value-type="string" office:string-value="CF677-D2-C" table:formula="of:=HYPERLINK(&quot;http://codeforces.com/contest/677/problem/C&quot;;&quot;CF677-D2-C&quot;)" table:style-name="ce70">
            <text:p>CF677-D2-C</text:p>
          </table:table-cell>
          <table:table-cell table:style-name="ce218"/>
          <table:table-cell table:number-columns-repeated="5" table:style-name="ce82"/>
          <table:table-cell office:value-type="float" office:value="0" table:formula="of:=SUM([.E172:.H17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Exams</text:p>
          </table:table-cell>
          <table:table-cell office:value-type="string" office:string-value="CF479-D2-C" table:formula="of:=HYPERLINK(&quot;http://codeforces.com/contest/479/problem/C&quot;;&quot;CF479-D2-C&quot;)" table:style-name="ce70">
            <text:p>CF479-D2-C</text:p>
          </table:table-cell>
          <table:table-cell table:style-name="ce218"/>
          <table:table-cell table:number-columns-repeated="5" table:style-name="ce82"/>
          <table:table-cell office:value-type="float" office:value="0" table:formula="of:=SUM([.E173:.H17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Boredom</text:p>
          </table:table-cell>
          <table:table-cell office:value-type="string" office:string-value="CF456-D2-C" table:formula="of:=HYPERLINK(&quot;http://codeforces.com/contest/456/problem/C&quot;;&quot;CF456-D2-C&quot;)" table:style-name="ce77">
            <text:p>CF456-D2-C</text:p>
          </table:table-cell>
          <table:table-cell table:style-name="ce219"/>
          <table:table-cell table:number-columns-repeated="5" table:style-name="ce11"/>
          <table:table-cell office:value-type="float" office:value="0" table:formula="of:=SUM([.E174:.H17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earning Languages</text:p>
          </table:table-cell>
          <table:table-cell office:value-type="string" office:string-value="CF278-D2-C" table:formula="of:=HYPERLINK(&quot;http://codeforces.com/contest/278/problem/C&quot;;&quot;CF278-D2-C&quot;)" table:style-name="ce77">
            <text:p>CF278-D2-C</text:p>
          </table:table-cell>
          <table:table-cell table:style-name="ce219"/>
          <table:table-cell table:number-columns-repeated="5" table:style-name="ce11"/>
          <table:table-cell office:value-type="float" office:value="0" table:formula="of:=SUM([.E175:.H17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Beautiful Sets of Points</text:p>
          </table:table-cell>
          <table:table-cell office:value-type="string" office:string-value="CF268-D2-C" table:formula="of:=HYPERLINK(&quot;http://codeforces.com/contest/268/problem/C&quot;;&quot;CF268-D2-C&quot;)" table:style-name="ce77">
            <text:p>CF268-D2-C</text:p>
          </table:table-cell>
          <table:table-cell table:style-name="ce219"/>
          <table:table-cell table:number-columns-repeated="5" table:style-name="ce11"/>
          <table:table-cell office:value-type="float" office:value="0" table:formula="of:=SUM([.E176:.H17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77:.H17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Strategic Defense Initiative</text:p>
          </table:table-cell>
          <table:table-cell office:value-type="string" office:string-value="UVA 497" table:formula="of:=HYPERLINK(&quot;https://uva.onlinejudge.org/index.php?option=com_onlinejudge&amp;Itemid=8&amp;page=show_problem&amp;problem=438&quot;;&quot;UVA 497&quot;)" table:style-name="ce78">
            <text:p>UVA 497</text:p>
          </table:table-cell>
          <table:table-cell table:style-name="ce219"/>
          <table:table-cell table:number-columns-repeated="5" table:style-name="ce11"/>
          <table:table-cell office:value-type="float" office:value="0" table:formula="of:=SUM([.E178:.H178])" table:style-name="ce82">
            <text:p>0</text:p>
          </table:table-cell>
          <table:table-cell table:style-name="ce11"/>
          <table:table-cell table:style-name="ce223"/>
          <table:table-cell table:style-name="ce11"/>
          <table:table-cell office:value-type="string" table:style-name="ce11">
            <text:p>Explained in the tutorial videos</text:p>
          </table:table-cell>
          <table:table-cell table:number-columns-repeated="16371"/>
        </table:table-row>
        <table:table-row table:style-name="ro1">
          <table:table-cell office:value-type="string" table:style-name="ce75">
            <text:p>String to Palindrome</text:p>
          </table:table-cell>
          <table:table-cell office:value-type="string" office:string-value="UVA 10739" table:formula="of:=HYPERLINK(&quot;https://uva.onlinejudge.org/index.php?option=com_onlinejudge&amp;Itemid=8&amp;page=show_problem&amp;problem=1680&quot;;&quot;UVA 10739&quot;)" table:style-name="ce78">
            <text:p>UVA 10739</text:p>
          </table:table-cell>
          <table:table-cell table:style-name="ce218"/>
          <table:table-cell table:number-columns-repeated="5" table:style-name="ce82"/>
          <table:table-cell office:value-type="float" office:value="0" table:formula="of:=SUM([.E179:.H179])" table:style-name="ce55">
            <text:p>0</text:p>
          </table:table-cell>
          <table:table-cell table:style-name="ce55"/>
          <table:table-cell table:style-name="ce222"/>
          <table:table-cell table:style-name="ce82"/>
          <table:table-cell office:value-type="string" table:style-name="ce75">
            <text:p>Explained in the tutorial videos</text:p>
          </table:table-cell>
          <table:table-cell table:number-columns-repeated="16371"/>
        </table:table-row>
        <table:table-row table:style-name="ro1">
          <table:table-cell office:value-type="string" table:style-name="ce75">
            <text:p>Trouble of 13-Dots</text:p>
          </table:table-cell>
          <table:table-cell office:value-type="string" office:string-value="UVA 10819" table:formula="of:=HYPERLINK(&quot;https://uva.onlinejudge.org/index.php?option=onlinejudge&amp;page=show_problem&amp;problem=1760&quot;;&quot;UVA 10819&quot;)" table:style-name="ce78">
            <text:p>UVA 10819</text:p>
          </table:table-cell>
          <table:table-cell table:style-name="ce219"/>
          <table:table-cell table:number-columns-repeated="5" table:style-name="ce11"/>
          <table:table-cell office:value-type="float" office:value="0" table:formula="of:=SUM([.E180:.H180])"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agheer and Nubian Market</text:p>
          </table:table-cell>
          <table:table-cell office:value-type="string" office:string-value="CF812-D2-C" table:formula="of:=HYPERLINK(&quot;http://codeforces.com/contest/812/problem/C&quot;;&quot;CF812-D2-C&quot;)" table:style-name="ce77">
            <text:p>CF812-D2-C</text:p>
          </table:table-cell>
          <table:table-cell table:style-name="ce219"/>
          <table:table-cell table:number-columns-repeated="5" table:style-name="ce11"/>
          <table:table-cell office:value-type="float" office:value="0" table:formula="of:=SUM([.E181:.H181])" table:style-name="ce82">
            <text:p>0</text:p>
          </table:table-cell>
          <table:table-cell table:style-name="ce11"/>
          <table:table-cell table:style-name="ce223"/>
          <table:table-cell table:style-name="ce11"/>
          <table:table-cell office:value-type="string" office:string-value="Video Solution - Solver to be (Java)" table:formula="of:=HYPERLINK(&quot;https://www.youtube.com/watch?v=SDEpB87Uxpg&quot;;&quot;Video Solution - Solver to be (Java)&quot;)" table:style-name="ce77">
            <text:p>Video Solution - Solver to be (Java)</text:p>
          </table:table-cell>
          <table:table-cell table:number-columns-repeated="16371"/>
        </table:table-row>
        <table:table-row table:style-name="ro1">
          <table:table-cell office:value-type="string" table:style-name="ce65">
            <text:p>Purification</text:p>
          </table:table-cell>
          <table:table-cell office:value-type="string" office:string-value="CF330-D2-C" table:formula="of:=HYPERLINK(&quot;http://codeforces.com/contest/330/problem/C&quot;;&quot;CF330-D2-C&quot;)" table:style-name="ce70">
            <text:p>CF330-D2-C</text:p>
          </table:table-cell>
          <table:table-cell table:style-name="ce218"/>
          <table:table-cell table:number-columns-repeated="5" table:style-name="ce82"/>
          <table:table-cell office:value-type="float" office:value="0" table:formula="of:=SUM([.E182:.H18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vision into Teams</text:p>
          </table:table-cell>
          <table:table-cell office:value-type="string" office:string-value="CF149-D2-C" table:formula="of:=HYPERLINK(&quot;http://codeforces.com/contest/149/problem/C&quot;;&quot;CF149-D2-C&quot;)" table:style-name="ce70">
            <text:p>CF149-D2-C</text:p>
          </table:table-cell>
          <table:table-cell table:style-name="ce218"/>
          <table:table-cell table:number-columns-repeated="5" table:style-name="ce82"/>
          <table:table-cell office:value-type="float" office:value="0" table:formula="of:=SUM([.E183:.H18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sposition</text:p>
          </table:table-cell>
          <table:table-cell office:value-type="string" office:string-value="CF49-D2-C" table:formula="of:=HYPERLINK(&quot;http://codeforces.com/contest/49/problem/C&quot;;&quot;CF49-D2-C&quot;)" table:style-name="ce70">
            <text:p>CF49-D2-C</text:p>
          </table:table-cell>
          <table:table-cell table:style-name="ce218"/>
          <table:table-cell table:number-columns-repeated="5" table:style-name="ce82"/>
          <table:table-cell office:value-type="float" office:value="0" table:formula="of:=SUM([.E184:.H18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shmokh and Numbers</text:p>
          </table:table-cell>
          <table:table-cell office:value-type="string" office:string-value="CF415-D2-C" table:formula="of:=HYPERLINK(&quot;http://codeforces.com/contest/415/problem/C&quot;;&quot;CF415-D2-C&quot;)" table:style-name="ce70">
            <text:p>CF415-D2-C</text:p>
          </table:table-cell>
          <table:table-cell table:style-name="ce218"/>
          <table:table-cell table:number-columns-repeated="5" table:style-name="ce82"/>
          <table:table-cell office:value-type="float" office:value="0" table:formula="of:=SUM([.E185:.H18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tatues</text:p>
          </table:table-cell>
          <table:table-cell office:value-type="string" office:string-value="CF129-D2-C" table:formula="of:=HYPERLINK(&quot;http://codeforces.com/contest/129/problem/C&quot;;&quot;CF129-D2-C&quot;)" table:style-name="ce70">
            <text:p>CF129-D2-C</text:p>
          </table:table-cell>
          <table:table-cell table:style-name="ce218"/>
          <table:table-cell table:number-columns-repeated="5" table:style-name="ce82"/>
          <table:table-cell office:value-type="float" office:value="0" table:formula="of:=SUM([.E186:.H18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nna and Huge Candy Matrix</text:p>
          </table:table-cell>
          <table:table-cell office:value-type="string" office:string-value="CF400-D2-C" table:formula="of:=HYPERLINK(&quot;http://codeforces.com/contest/400/problem/C&quot;;&quot;CF400-D2-C&quot;)" table:style-name="ce70">
            <text:p>CF400-D2-C</text:p>
          </table:table-cell>
          <table:table-cell table:style-name="ce218"/>
          <table:table-cell table:number-columns-repeated="5" table:style-name="ce82"/>
          <table:table-cell office:value-type="float" office:value="0" table:formula="of:=SUM([.E187:.H18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agram Search</text:p>
          </table:table-cell>
          <table:table-cell office:value-type="string" office:string-value="CF144-D2-C" table:formula="of:=HYPERLINK(&quot;http://codeforces.com/contest/144/problem/C&quot;;&quot;CF144-D2-C&quot;)" table:style-name="ce70">
            <text:p>CF144-D2-C</text:p>
          </table:table-cell>
          <table:table-cell table:style-name="ce218"/>
          <table:table-cell table:number-columns-repeated="5" table:style-name="ce82"/>
          <table:table-cell office:value-type="float" office:value="0" table:formula="of:=SUM([.E188:.H18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lya and Sticks</text:p>
          </table:table-cell>
          <table:table-cell office:value-type="string" office:string-value="CF525-D2-C" table:formula="of:=HYPERLINK(&quot;http://codeforces.com/contest/525/problem/C&quot;;&quot;CF525-D2-C&quot;)" table:style-name="ce70">
            <text:p>CF525-D2-C</text:p>
          </table:table-cell>
          <table:table-cell table:style-name="ce218"/>
          <table:table-cell table:number-columns-repeated="5" table:style-name="ce82"/>
          <table:table-cell office:value-type="float" office:value="0" table:formula="of:=SUM([.E189:.H18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ay at the Beach</text:p>
          </table:table-cell>
          <table:table-cell office:value-type="string" office:string-value="CF599-D2-C" table:formula="of:=HYPERLINK(&quot;http://codeforces.com/contest/599/problem/C&quot;;&quot;CF599-D2-C&quot;)" table:style-name="ce70">
            <text:p>CF599-D2-C</text:p>
          </table:table-cell>
          <table:table-cell table:style-name="ce218"/>
          <table:table-cell table:number-columns-repeated="5" table:style-name="ce82"/>
          <table:table-cell office:value-type="float" office:value="0" table:formula="of:=SUM([.E190:.H19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91:.H19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Appleman and Toastman</text:p>
          </table:table-cell>
          <table:table-cell office:value-type="string" office:string-value="CF462-D2-C" table:formula="of:=HYPERLINK(&quot;http://codeforces.com/contest/462/problem/C&quot;;&quot;CF462-D2-C&quot;)" table:style-name="ce77">
            <text:p>CF462-D2-C</text:p>
          </table:table-cell>
          <table:table-cell table:style-name="ce219"/>
          <table:table-cell table:number-columns-repeated="5" table:style-name="ce11"/>
          <table:table-cell office:value-type="float" office:value="0" table:formula="of:=SUM([.E192:.H192])" table:style-name="ce82">
            <text:p>0</text:p>
          </table:table-cell>
          <table:table-cell table:style-name="ce11"/>
          <table:table-cell table:style-name="ce223"/>
          <table:table-cell table:style-name="ce11"/>
          <table:table-cell office:value-type="string" office:string-value="Sol" table:formula="of:=HYPERLINK(&quot;https://github.com/MedoN11/CompetitiveProgramming/blob/master/Atcoder/CF_462C.java&quot;;&quot;Sol&quot;)" table:style-name="ce77">
            <text:p>Sol</text:p>
          </table:table-cell>
          <table:table-cell table:number-columns-repeated="16371"/>
        </table:table-row>
        <table:table-row table:style-name="ro1">
          <table:table-cell office:value-type="string" table:style-name="ce75">
            <text:p>Anya and Smartphone</text:p>
          </table:table-cell>
          <table:table-cell office:value-type="string" office:string-value="CF518-D2-C" table:formula="of:=HYPERLINK(&quot;http://codeforces.com/contest/518/problem/C&quot;;&quot;CF518-D2-C&quot;)" table:style-name="ce77">
            <text:p>CF518-D2-C</text:p>
          </table:table-cell>
          <table:table-cell table:style-name="ce219"/>
          <table:table-cell table:number-columns-repeated="5" table:style-name="ce11"/>
          <table:table-cell office:value-type="float" office:value="0" table:formula="of:=SUM([.E193:.H19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ittle Girl and Maximum Sum</text:p>
          </table:table-cell>
          <table:table-cell office:value-type="string" office:string-value="CF276-D2-C" table:formula="of:=HYPERLINK(&quot;http://codeforces.com/contest/276/problem/C&quot;;&quot;CF276-D2-C&quot;)" table:style-name="ce77">
            <text:p>CF276-D2-C</text:p>
          </table:table-cell>
          <table:table-cell table:style-name="ce219"/>
          <table:table-cell table:number-columns-repeated="5" table:style-name="ce11"/>
          <table:table-cell office:value-type="float" office:value="0" table:formula="of:=SUM([.E194:.H19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ereja and Algorithm</text:p>
          </table:table-cell>
          <table:table-cell office:value-type="string" office:string-value="CF368-D2-C" table:formula="of:=HYPERLINK(&quot;http://codeforces.com/contest/368/problem/C&quot;;&quot;CF368-D2-C&quot;)" table:style-name="ce77">
            <text:p>CF368-D2-C</text:p>
          </table:table-cell>
          <table:table-cell table:style-name="ce219"/>
          <table:table-cell table:number-columns-repeated="5" table:style-name="ce11"/>
          <table:table-cell office:value-type="float" office:value="0" table:formula="of:=SUM([.E195:.H19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The Child and Toy</text:p>
          </table:table-cell>
          <table:table-cell office:value-type="string" office:string-value="CF437-D2-C" table:formula="of:=HYPERLINK(&quot;http://codeforces.com/contest/437/problem/C&quot;;&quot;CF437-D2-C&quot;)" table:style-name="ce70">
            <text:p>CF437-D2-C</text:p>
          </table:table-cell>
          <table:table-cell table:style-name="ce218"/>
          <table:table-cell table:number-columns-repeated="5" table:style-name="ce82"/>
          <table:table-cell office:value-type="float" office:value="0" table:formula="of:=SUM([.E196:.H1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erfect Pair</text:p>
          </table:table-cell>
          <table:table-cell office:value-type="string" office:string-value="CF318-D2-C" table:formula="of:=HYPERLINK(&quot;http://codeforces.com/contest/318/problem/C&quot;;&quot;CF318-D2-C&quot;)" table:style-name="ce70">
            <text:p>CF318-D2-C</text:p>
          </table:table-cell>
          <table:table-cell table:style-name="ce218"/>
          <table:table-cell table:number-columns-repeated="5" table:style-name="ce82"/>
          <table:table-cell office:value-type="float" office:value="0" table:formula="of:=SUM([.E197:.H19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other Problem on Strings</text:p>
          </table:table-cell>
          <table:table-cell office:value-type="string" office:string-value="CF165-D2-C" table:formula="of:=HYPERLINK(&quot;http://codeforces.com/contest/165/problem/C&quot;;&quot;CF165-D2-C&quot;)" table:style-name="ce70">
            <text:p>CF165-D2-C</text:p>
          </table:table-cell>
          <table:table-cell table:style-name="ce218"/>
          <table:table-cell table:number-columns-repeated="5" table:style-name="ce82"/>
          <table:table-cell office:value-type="float" office:value="0" table:formula="of:=SUM([.E198:.H19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ocks</text:p>
          </table:table-cell>
          <table:table-cell office:value-type="string" office:string-value="CF731-D2-C" table:formula="of:=HYPERLINK(&quot;http://codeforces.com/contest/731/problem/C&quot;;&quot;CF731-D2-C&quot;)" table:style-name="ce70">
            <text:p>CF731-D2-C</text:p>
          </table:table-cell>
          <table:table-cell table:style-name="ce218"/>
          <table:table-cell table:number-columns-repeated="5" table:style-name="ce82"/>
          <table:table-cell office:value-type="float" office:value="0" table:formula="of:=SUM([.E199:.H19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Elections</text:p>
          </table:table-cell>
          <table:table-cell office:value-type="string" office:string-value="CF369-D2-C" table:formula="of:=HYPERLINK(&quot;http://codeforces.com/contest/369/problem/C&quot;;&quot;CF369-D2-C&quot;)" table:style-name="ce70">
            <text:p>CF369-D2-C</text:p>
          </table:table-cell>
          <table:table-cell table:style-name="ce218"/>
          <table:table-cell table:number-columns-repeated="5" table:style-name="ce82"/>
          <table:table-cell office:value-type="float" office:value="0" table:formula="of:=SUM([.E200:.H200])" table:style-name="ce55">
            <text:p>0</text:p>
          </table:table-cell>
          <table:table-cell table:style-name="ce55"/>
          <table:table-cell table:style-name="ce222"/>
          <table:table-cell table:style-name="ce82"/>
          <table:table-cell table:style-name="ce75"/>
          <table:table-cell table:number-columns-repeated="16371"/>
        </table:table-row>
        <table:table-row table:number-rows-repeated="10" table:style-name="ro5">
          <table:table-cell table:number-columns-repeated="2"/>
          <table:table-cell table:style-name="ce221"/>
          <table:table-cell table:number-columns-repeated="16381"/>
        </table:table-row>
        <table:table-row table:number-rows-repeated="1048366" table:style-name="ro5">
          <table:table-cell table:number-columns-repeated="16384"/>
        </table:table-row>
      </table:table>
      <table:table table:name="C2" table:style-name="ta1">
        <table:table-column table:style-name="co2" table:number-columns-repeated="2"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3"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3:.C10507]; &quot;AC&quot;)" table:style-name="ce56">
            <text:p>0</text:p>
          </table:table-cell>
          <table:table-cell office:value-type="float" office:value="0" table:formula="of:=ROUND(SUMPRODUCT([.D3:.D10507];INT(eq([.C3:.C10507]; &quot;AC&quot;)))/MAX(1; [.C2]);1)" table:style-name="ce56">
            <text:p>#NAME?</text:p>
          </table:table-cell>
          <table:table-cell office:value-type="float" office:value="0" table:formula="of:=ROUND(SUMPRODUCT([.E3:.E10529];INT(eq([.C3:.C10529]; &quot;AC&quot;)))/MAX(1; [.C2]);0)" table:style-name="ce56">
            <text:p>#NAME?</text:p>
          </table:table-cell>
          <table:table-cell office:value-type="float" office:value="0" table:formula="of:=ROUND(SUMPRODUCT([.F3:.F10532];INT(eq([.C3:.C10532]; &quot;AC&quot;)))/MAX(1; [.C2]);0)" table:style-name="ce56">
            <text:p>#NAME?</text:p>
          </table:table-cell>
          <table:table-cell office:value-type="float" office:value="0" table:formula="of:=ROUND(SUMPRODUCT([.G3:.G10532];INT(eq([.C3:.C10532]; &quot;AC&quot;)))/MAX(1; [.C2]);0)" table:style-name="ce56">
            <text:p>#NAME?</text:p>
          </table:table-cell>
          <table:table-cell office:value-type="float" office:value="0" table:formula="of:=ROUND(SUMPRODUCT([.H3:.H10532];INT(eq([.C3:.C10532]; &quot;AC&quot;)))/MAX(1; [.C2]);0)" table:style-name="ce56">
            <text:p>#NAME?</text:p>
          </table:table-cell>
          <table:table-cell office:value-type="float" office:value="0" table:formula="of:=ROUND(SUMPRODUCT([.I3:.I10504];INT(eq([.C3:.C10504]; &quot;AC&quot;)))/MAX(1; [.C2]);0)" table:style-name="ce56">
            <text:p>#NAME?</text:p>
          </table:table-cell>
          <table:table-cell office:value-type="float" office:value="0" table:formula="of:=ROUND(SUMPRODUCT([.J3:.J10502];INT(eq([.C3:.C10502]; &quot;AC&quot;)))/MAX(1; [.C2]);1)" table:style-name="ce56">
            <text:p>#NAME?</text:p>
          </table:table-cell>
          <table:table-cell office:value-type="float" office:value="0" table:formula="of:=SUMPRODUCT(eq([.K3:.K10507]; &quot;YES&quot;);INT(eq([.C3:.C10532]; &quot;AC&quot;)))" table:style-name="ce56">
            <text:p>#NAME?</text:p>
          </table:table-cell>
          <table:table-cell office:value-type="float" office:value="0" table:formula="of:=IFERROR(COM.MICROSOFT.SINGLE(__xludf.dummyfunction(&quot;COUNTA(FILTER(C3:C9999, NOT(REGEXMATCH(C3:C9999, &quot;&quot;AC&quot;&quot;))))&quot;));0)" table:style-name="ce57">
            <text:p>0</text:p>
          </table:table-cell>
          <table:table-cell office:value-type="float" office:value="0" table:formula="of:=IFERROR(COM.MICROSOFT.SINGLE(__xludf.dummyfunction(&quot;COUNTA(FILTER(C3:C9993, NOT(REGEXMATCH(C3:C9993, &quot;&quot;AC&quot;&quot;))))&quot;));0)" table:style-name="ce58">
            <text:p>0</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H3])" table:style-name="ce55">
            <text:p>0</text:p>
          </table:table-cell>
          <table:table-cell table:style-name="ce55"/>
          <table:table-cell table:style-name="ce227"/>
          <table:table-cell table:style-name="ce82"/>
          <table:table-cell office:value-type="string" office:string-value="Watch - Thinking - Search Space and Output Analysis" table:formula="of:=HYPERLINK(&quot;https://www.youtube.com/watch?v=YUIwEX8UEN0&quot;;&quot;Watch - Thinking - Search Space and Output Analysis&quot;)" table:style-name="ce107">
            <text:p>Watch - Thinking - Search Space and Output Analysi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H4])" table:style-name="ce55">
            <text:p>0</text:p>
          </table:table-cell>
          <table:table-cell table:style-name="ce55"/>
          <table:table-cell table:style-name="ce227"/>
          <table:table-cell table:style-name="ce82"/>
          <table:table-cell office:value-type="string" office:string-value="Watch - Thinking - Observations Discovery " table:formula="of:=HYPERLINK(&quot;https://www.youtube.com/watch?v=TP8QXP6PBqM&quot;;&quot;Watch - Thinking - Observations Discovery &quot;)" table:style-name="ce107">
            <text:p>Watch - Thinking - Observations Discover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H5])" table:style-name="ce55">
            <text:p>0</text:p>
          </table:table-cell>
          <table:table-cell table:style-name="ce55"/>
          <table:table-cell table:style-name="ce227"/>
          <table:table-cell table:style-name="ce82"/>
          <table:table-cell office:value-type="string" office:string-value="Watch - Game Theory - Intro" table:formula="of:=HYPERLINK(&quot;https://www.youtube.com/watch?v=rdUs4FGkgRo&quot;;&quot;Watch - Game Theory - Intro&quot;)" table:style-name="ce107">
            <text:p>Watch - Game Theory - Intro</text:p>
          </table:table-cell>
          <table:table-cell table:number-columns-repeated="16371"/>
        </table:table-row>
        <table:table-row table:style-name="ro1">
          <table:table-cell office:value-type="string" table:style-name="ce85">
            <text:p>Win or Freeze</text:p>
          </table:table-cell>
          <table:table-cell office:value-type="string" office:string-value="CF151-D2-C" table:formula="of:=HYPERLINK(&quot;http://codeforces.com/contest/151/problem/C&quot;;&quot;CF151-D2-C&quot;)" table:style-name="ce112">
            <text:p>CF151-D2-C</text:p>
          </table:table-cell>
          <table:table-cell table:style-name="ce224"/>
          <table:table-cell table:number-columns-repeated="5" table:style-name="ce82"/>
          <table:table-cell office:value-type="float" office:value="0" table:formula="of:=SUM([.E6:.H6])"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SY88_vndOgI&quot;;&quot;Video Solution - Dr Mostafa Saad&quot;)" table:style-name="ce78">
            <text:p>Video Solution - Dr Mostafa Saad</text:p>
          </table:table-cell>
          <table:table-cell table:number-columns-repeated="16371"/>
        </table:table-row>
        <table:table-row table:style-name="ro1">
          <table:table-cell office:value-type="string" table:style-name="ce85">
            <text:p>Euclid's Game</text:p>
          </table:table-cell>
          <table:table-cell office:value-type="string" office:string-value="UVA 10368" table:formula="of:=HYPERLINK(&quot;https://uva.onlinejudge.org/index.php?option=onlinejudge&amp;page=show_problem&amp;problem=1309&quot;;&quot;UVA 10368&quot;)" table:style-name="ce112">
            <text:p>UVA 10368</text:p>
          </table:table-cell>
          <table:table-cell table:style-name="ce225"/>
          <table:table-cell table:number-columns-repeated="5" table:style-name="ce11"/>
          <table:table-cell office:value-type="float" office:value="0" table:formula="of:=SUM([.E7:.H7])" table:style-name="ce82">
            <text:p>0</text:p>
          </table:table-cell>
          <table:table-cell table:style-name="ce11"/>
          <table:table-cell table:style-name="ce228"/>
          <table:table-cell table:style-name="ce11"/>
          <table:table-cell office:value-type="string" office:string-value="Video Solution - Eng Moaz Rashad" table:formula="of:=HYPERLINK(&quot;https://www.youtube.com/watch?v=86oGEiHeDO0&quot;;&quot;Video Solution - Eng Moaz Rashad&quot;)" table:style-name="ce77">
            <text:p>Video Solution - Eng Moaz Rashad</text:p>
          </table:table-cell>
          <table:table-cell table:number-columns-repeated="16371"/>
        </table:table-row>
        <table:table-row table:style-name="ro1">
          <table:table-cell office:value-type="string" table:style-name="ce86">
            <text:p>Pyramids</text:p>
          </table:table-cell>
          <table:table-cell office:value-type="string" office:string-value="SPOJ PIR" table:formula="of:=HYPERLINK(&quot;http://www.spoj.com/problems/PIR/&quot;;&quot;SPOJ PIR&quot;)" table:style-name="ce87">
            <text:p>SPOJ PIR</text:p>
          </table:table-cell>
          <table:table-cell table:style-name="ce224"/>
          <table:table-cell table:number-columns-repeated="5" table:style-name="ce82"/>
          <table:table-cell office:value-type="float" office:value="0" table:formula="of:=SUM([.E8:.H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PIR.txt&quot;;&quot;Sol&quot;)" table:style-name="ce70">
            <text:p>Sol</text:p>
          </table:table-cell>
          <table:table-cell table:number-columns-repeated="16371"/>
        </table:table-row>
        <table:table-row table:style-name="ro1">
          <table:table-cell office:value-type="string" table:style-name="ce86">
            <text:p>Power of Cryptography</text:p>
          </table:table-cell>
          <table:table-cell office:value-type="string" office:string-value="UVA 113" table:formula="of:=HYPERLINK(&quot;https://uva.onlinejudge.org/index.php?option=com_onlinejudge&amp;Itemid=8&amp;page=show_problem&amp;problem=49&quot;;&quot;UVA 113&quot;)" table:style-name="ce87">
            <text:p>UVA 113</text:p>
          </table:table-cell>
          <table:table-cell table:style-name="ce224"/>
          <table:table-cell table:number-columns-repeated="5" table:style-name="ce82"/>
          <table:table-cell office:value-type="float" office:value="0" table:formula="of:=SUM([.E9:.H9])" table:style-name="ce55">
            <text:p>0</text:p>
          </table:table-cell>
          <table:table-cell table:style-name="ce55"/>
          <table:table-cell table:style-name="ce227"/>
          <table:table-cell table:style-name="ce82"/>
          <table:table-cell office:value-type="string" office:string-value="Sol" table:formula="of:=HYPERLINK(&quot;https://github.com/magdy-hasan/competitive-programming/blob/master/uva-/uva%20113%20-%20Power%20of%20Cryptography.cpp&quot;;&quot;Sol&quot;)" table:style-name="ce131">
            <text:p>Sol</text:p>
          </table:table-cell>
          <table:table-cell table:number-columns-repeated="16371"/>
        </table:table-row>
        <table:table-row table:style-name="ro1">
          <table:table-cell table:style-name="ce86"/>
          <table:table-cell office:value-type="string" table:style-name="ce86">
            <text:p>SRM458-D2-500</text:p>
          </table:table-cell>
          <table:table-cell table:style-name="ce224"/>
          <table:table-cell table:number-columns-repeated="5" table:style-name="ce82"/>
          <table:table-cell office:value-type="float" office:value="0" table:formula="of:=SUM([.E10:.H10])"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86">
            <text:p>Is There A Second Way Left?</text:p>
          </table:table-cell>
          <table:table-cell office:value-type="string" office:string-value="UVA 10462" table:formula="of:=HYPERLINK(&quot;https://uva.onlinejudge.org/index.php?option=onlinejudge&amp;page=show_problem&amp;problem=1403&quot;;&quot;UVA 10462&quot;)" table:style-name="ce118">
            <text:p>UVA 10462</text:p>
          </table:table-cell>
          <table:table-cell table:style-name="ce224"/>
          <table:table-cell table:number-columns-repeated="5" table:style-name="ce82"/>
          <table:table-cell office:value-type="float" office:value="0" table:formula="of:=SUM([.E11:.H11])" table:style-name="ce55">
            <text:p>0</text:p>
          </table:table-cell>
          <table:table-cell table:style-name="ce11"/>
          <table:table-cell table:style-name="ce228"/>
          <table:table-cell table:style-name="ce11"/>
          <table:table-cell office:value-type="string" table:style-name="ce76">
            <text:p><text:a xlink:href="https://algorithmist.com/wiki/UVa_10462_-_Is_There_A_Second_Way_Left%3F">Sol</text:a></text:p>
          </table:table-cell>
          <table:table-cell table:number-columns-repeated="16371"/>
        </table:table-row>
        <table:table-row table:style-name="ro1">
          <table:table-cell table:style-name="ce86"/>
          <table:table-cell office:value-type="string" table:style-name="ce86">
            <text:p>SRM381-D2-1000</text:p>
          </table:table-cell>
          <table:table-cell table:style-name="ce224"/>
          <table:table-cell table:number-columns-repeated="5" table:style-name="ce82"/>
          <table:table-cell office:value-type="float" office:value="0" table:formula="of:=SUM([.E12:.H12])"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H13])"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65">
            <text:p>Modified GCD</text:p>
          </table:table-cell>
          <table:table-cell office:value-type="string" office:string-value="CF75-D2-C" table:formula="of:=HYPERLINK(&quot;http://codeforces.com/contest/75/problem/C&quot;;&quot;CF75-D2-C&quot;)" table:style-name="ce70">
            <text:p>CF75-D2-C</text:p>
          </table:table-cell>
          <table:table-cell table:style-name="ce224"/>
          <table:table-cell table:number-columns-repeated="5" table:style-name="ce82"/>
          <table:table-cell office:value-type="float" office:value="0" table:formula="of:=SUM([.E14:.H14])"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EZg71v0Z5iE&quot;;&quot;Video Solution - Dr Mostafa Saad&quot;)" table:style-name="ce78">
            <text:p>Video Solution - Dr Mostafa Saad</text:p>
          </table:table-cell>
          <table:table-cell table:number-columns-repeated="16371"/>
        </table:table-row>
        <table:table-row table:style-name="ro1">
          <table:table-cell office:value-type="string" table:style-name="ce65">
            <text:p>Alyona and mex</text:p>
          </table:table-cell>
          <table:table-cell office:value-type="string" office:string-value="CF740-D2-C" table:formula="of:=HYPERLINK(&quot;http://codeforces.com/contest/740/problem/C&quot;;&quot;CF740-D2-C&quot;)" table:style-name="ce70">
            <text:p>CF740-D2-C</text:p>
          </table:table-cell>
          <table:table-cell table:style-name="ce224"/>
          <table:table-cell table:number-columns-repeated="5" table:style-name="ce82"/>
          <table:table-cell office:value-type="float" office:value="0" table:formula="of:=SUM([.E15:.H15])"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yDt7GWiPeV4&quot;;&quot;Video Solution - Dr Mostafa Saad&quot;)" table:style-name="ce78">
            <text:p>Video Solution - Dr Mostafa Saad</text:p>
          </table:table-cell>
          <table:table-cell table:number-columns-repeated="16371"/>
        </table:table-row>
        <table:table-row table:style-name="ro1">
          <table:table-cell office:value-type="string" table:style-name="ce65">
            <text:p>Hamburgers</text:p>
          </table:table-cell>
          <table:table-cell office:value-type="string" office:string-value="CF371-D2-C" table:formula="of:=HYPERLINK(&quot;http://codeforces.com/contest/371/problem/C&quot;;&quot;CF371-D2-C&quot;)" table:style-name="ce70">
            <text:p>CF371-D2-C</text:p>
          </table:table-cell>
          <table:table-cell table:style-name="ce224"/>
          <table:table-cell table:number-columns-repeated="5" table:style-name="ce82"/>
          <table:table-cell office:value-type="float" office:value="0" table:formula="of:=SUM([.E16:.H1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et Shark and Flowers</text:p>
          </table:table-cell>
          <table:table-cell office:value-type="string" office:string-value="CF621-D2-C" table:formula="of:=HYPERLINK(&quot;http://codeforces.com/contest/621/problem/C&quot;;&quot;CF621-D2-C&quot;)" table:style-name="ce70">
            <text:p>CF621-D2-C</text:p>
          </table:table-cell>
          <table:table-cell table:style-name="ce224"/>
          <table:table-cell table:number-columns-repeated="5" table:style-name="ce82"/>
          <table:table-cell office:value-type="float" office:value="0" table:formula="of:=SUM([.E17:.H1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redict Outcome of the Game</text:p>
          </table:table-cell>
          <table:table-cell office:value-type="string" office:string-value="CF451-D2-C" table:formula="of:=HYPERLINK(&quot;http://codeforces.com/contest/451/problem/C&quot;;&quot;CF451-D2-C&quot;)" table:style-name="ce70">
            <text:p>CF451-D2-C</text:p>
          </table:table-cell>
          <table:table-cell table:style-name="ce224"/>
          <table:table-cell table:number-columns-repeated="5" table:style-name="ce82"/>
          <table:table-cell office:value-type="float" office:value="0" table:formula="of:=SUM([.E18:.H18])" table:style-name="ce55">
            <text:p>0</text:p>
          </table:table-cell>
          <table:table-cell table:style-name="ce55"/>
          <table:table-cell table:style-name="ce227"/>
          <table:table-cell table:style-name="ce82"/>
          <table:table-cell table:number-columns-repeated="16372" table:style-name="ce1"/>
        </table:table-row>
        <table:table-row table:style-name="ro1">
          <table:table-cell office:value-type="string" table:style-name="ce65">
            <text:p>Balls and Boxes</text:p>
          </table:table-cell>
          <table:table-cell office:value-type="string" office:string-value="CF260-D2-C" table:formula="of:=HYPERLINK(&quot;http://codeforces.com/contest/260/problem/C&quot;;&quot;CF260-D2-C&quot;)" table:style-name="ce70">
            <text:p>CF260-D2-C</text:p>
          </table:table-cell>
          <table:table-cell table:style-name="ce224"/>
          <table:table-cell table:number-columns-repeated="5" table:style-name="ce82"/>
          <table:table-cell office:value-type="float" office:value="0" table:formula="of:=SUM([.E19:.H19])" table:style-name="ce55">
            <text:p>0</text:p>
          </table:table-cell>
          <table:table-cell table:style-name="ce55"/>
          <table:table-cell table:style-name="ce227"/>
          <table:table-cell table:style-name="ce75"/>
          <table:table-cell office:value-type="string" office:string-value="Video Solution - Dr Mostafa Saad" table:formula="of:=HYPERLINK(&quot;https://www.youtube.com/watch?v=W3Zp3yqNsOs&quot;;&quot;Video Solution - Dr Mostafa Saad&quot;)" table:style-name="ce78">
            <text:p>Video Solution - Dr Mostafa Saad</text:p>
          </table:table-cell>
          <table:table-cell table:number-columns-repeated="16371"/>
        </table:table-row>
        <table:table-row table:style-name="ro1">
          <table:table-cell office:value-type="string" table:style-name="ce65">
            <text:p>Alice and Bob</text:p>
          </table:table-cell>
          <table:table-cell office:value-type="string" office:string-value="CF347-D2-C" table:formula="of:=HYPERLINK(&quot;http://codeforces.com/contest/347/problem/C&quot;;&quot;CF347-D2-C&quot;)" table:style-name="ce70">
            <text:p>CF347-D2-C</text:p>
          </table:table-cell>
          <table:table-cell table:style-name="ce224"/>
          <table:table-cell table:number-columns-repeated="5" table:style-name="ce82"/>
          <table:table-cell office:value-type="float" office:value="0" table:formula="of:=SUM([.E20:.H20])" table:style-name="ce55">
            <text:p>0</text:p>
          </table:table-cell>
          <table:table-cell table:style-name="ce55"/>
          <table:table-cell table:style-name="ce227"/>
          <table:table-cell table:style-name="ce11"/>
          <table:table-cell office:value-type="string" office:string-value="Video Solution - Eng Mohamed Nasser" table:formula="of:=HYPERLINK(&quot;https://www.youtube.com/watch?v=CfBk2dwfLaE&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Mahmoud and Ehab and the wrong algorithm</text:p>
          </table:table-cell>
          <table:table-cell office:value-type="string" office:string-value="CF959-D2-C" table:formula="of:=HYPERLINK(&quot;http://codeforces.com/contest/959/problem/C&quot;;&quot;CF959-D2-C&quot;)" table:style-name="ce70">
            <text:p>CF959-D2-C</text:p>
          </table:table-cell>
          <table:table-cell table:style-name="ce224"/>
          <table:table-cell table:number-columns-repeated="5" table:style-name="ce82"/>
          <table:table-cell office:value-type="float" office:value="0" table:formula="of:=SUM([.E21:.H21])" table:style-name="ce55">
            <text:p>0</text:p>
          </table:table-cell>
          <table:table-cell table:style-name="ce55"/>
          <table:table-cell table:style-name="ce227"/>
          <table:table-cell table:style-name="ce11"/>
          <table:table-cell office:value-type="string" office:string-value="Video Solution - Eng Mohamed Salah" table:formula="of:=HYPERLINK(&quot;https://www.youtube.com/watch?v=bvDYHy9ESnY&amp;&quot;;&quot;Video Solution - Eng Mohamed Salah&quot;)" table:style-name="ce96">
            <text:p>Video Solution - Eng Mohamed Salah</text:p>
          </table:table-cell>
          <table:table-cell table:number-columns-repeated="16371"/>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24"/>
          <table:table-cell table:number-columns-repeated="5" table:style-name="ce82"/>
          <table:table-cell office:value-type="float" office:value="0" table:formula="of:=SUM([.E22:.H2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table:number-columns-repeated="16371"/>
        </table:table-row>
        <table:table-row table:style-name="ro1">
          <table:table-cell table:style-name="ce65"/>
          <table:table-cell office:value-type="string" office:string-value="CF1220-D12-C" table:formula="of:=HYPERLINK(&quot;https://codeforces.com/contest/1220/problem/C&quot;;&quot;CF1220-D12-C&quot;)" table:style-name="ce97">
            <text:p>CF1220-D12-C</text:p>
          </table:table-cell>
          <table:table-cell table:style-name="ce224"/>
          <table:table-cell table:number-columns-repeated="5" table:style-name="ce82"/>
          <table:table-cell office:value-type="float" office:value="0" table:formula="of:=SUM([.E23:.H2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5-D2-C" table:formula="of:=HYPERLINK(&quot;http://codeforces.com/contest/1065/problem/C&quot;;&quot;CF1065-D2-C&quot;)" table:style-name="ce70">
            <text:p>CF1065-D2-C</text:p>
          </table:table-cell>
          <table:table-cell table:style-name="ce224"/>
          <table:table-cell table:number-columns-repeated="5" table:style-name="ce82"/>
          <table:table-cell office:value-type="float" office:value="0" table:formula="of:=SUM([.E24:.H24])"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36-D2-C" table:formula="of:=HYPERLINK(&quot;http://codeforces.com/contest/1036/problem/C&quot;;&quot;CF1036-D2-C&quot;)" table:style-name="ce70">
            <text:p>CF1036-D2-C</text:p>
          </table:table-cell>
          <table:table-cell table:style-name="ce224"/>
          <table:table-cell table:number-columns-repeated="5" table:style-name="ce82"/>
          <table:table-cell office:value-type="float" office:value="0" table:formula="of:=SUM([.E25:.H25])"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8-D2-C" table:formula="of:=HYPERLINK(&quot;https://codeforces.com/contest/1068/problem/C&quot;;&quot;CF1068-D2-C&quot;)" table:style-name="ce70">
            <text:p>CF1068-D2-C</text:p>
          </table:table-cell>
          <table:table-cell table:style-name="ce224"/>
          <table:table-cell table:number-columns-repeated="5" table:style-name="ce82"/>
          <table:table-cell office:value-type="float" office:value="0" table:formula="of:=SUM([.E26:.H2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313-D2-C" table:formula="of:=HYPERLINK(&quot;http://codeforces.com/contest/313/problem/C&quot;;&quot;CF313-D2-C&quot;)" table:style-name="ce77">
            <text:p>CF313-D2-C</text:p>
          </table:table-cell>
          <table:table-cell table:style-name="ce224"/>
          <table:table-cell table:number-columns-repeated="5" table:style-name="ce82"/>
          <table:table-cell office:value-type="float" office:value="0" table:formula="of:=SUM([.E27:.H2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Balls Game</text:p>
          </table:table-cell>
          <table:table-cell office:value-type="string" office:string-value="CF430-D2-B" table:formula="of:=HYPERLINK(&quot;http://codeforces.com/contest/430/problem/B&quot;;&quot;CF430-D2-B&quot;)" table:style-name="ce21">
            <text:p>CF430-D2-B</text:p>
          </table:table-cell>
          <table:table-cell table:style-name="ce224"/>
          <table:table-cell table:number-columns-repeated="5" table:style-name="ce82"/>
          <table:table-cell office:value-type="float" office:value="0" table:formula="of:=SUM([.E28:.H28])"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Magical Array</text:p>
          </table:table-cell>
          <table:table-cell office:value-type="string" office:string-value="CF84-D2-B" table:formula="of:=HYPERLINK(&quot;http://codeforces.com/contest/84/problem/B&quot;;&quot;CF84-D2-B&quot;)" table:style-name="ce21">
            <text:p>CF84-D2-B</text:p>
          </table:table-cell>
          <table:table-cell table:style-name="ce224"/>
          <table:table-cell table:number-columns-repeated="5" table:style-name="ce82"/>
          <table:table-cell office:value-type="float" office:value="0" table:formula="of:=SUM([.E29:.H29])"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0:.H30])" table:style-name="ce55">
            <text:p>0</text:p>
          </table:table-cell>
          <table:table-cell table:style-name="ce55"/>
          <table:table-cell table:style-name="ce227"/>
          <table:table-cell table:style-name="ce82"/>
          <table:table-cell office:value-type="string" office:string-value="Watch - Thinking - Misc - Solution Verification - Implementation" table:formula="of:=HYPERLINK(&quot;https://www.youtube.com/watch?v=fT4JZU5hO58&quot;;&quot;Watch - Thinking - Misc - Solution Verification - Implementation&quot;)" table:style-name="ce107">
            <text:p>Watch - Thinking - Misc - Solution Verification - Implementation</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1:.H31])" table:style-name="ce55">
            <text:p>0</text:p>
          </table:table-cell>
          <table:table-cell table:style-name="ce55"/>
          <table:table-cell table:style-name="ce227"/>
          <table:table-cell table:style-name="ce82"/>
          <table:table-cell office:value-type="string" office:string-value="Watch - Graph Theory - Dijkstra" table:formula="of:=HYPERLINK(&quot;https://www.youtube.com/watch?v=6GzxGabB5MI&quot;;&quot;Watch - Graph Theory - Dijkstra&quot;)" table:style-name="ce107">
            <text:p>Watch - Graph Theory - Dijkstra</text:p>
          </table:table-cell>
          <table:table-cell table:number-columns-repeated="16371"/>
        </table:table-row>
        <table:table-row table:style-name="ro1">
          <table:table-cell office:value-type="string" table:style-name="ce85">
            <text:p>Jugs</text:p>
          </table:table-cell>
          <table:table-cell office:value-type="string" office:string-value="UVA 571" table:formula="of:=HYPERLINK(&quot;https://uva.onlinejudge.org/index.php?option=com_onlinejudge&amp;Itemid=8&amp;page=show_problem&amp;problem=512&quot;;&quot;UVA 571&quot;)" table:style-name="ce112">
            <text:p>UVA 571</text:p>
          </table:table-cell>
          <table:table-cell table:style-name="ce224"/>
          <table:table-cell table:number-columns-repeated="5" table:style-name="ce82"/>
          <table:table-cell office:value-type="float" office:value="0" table:formula="of:=SUM([.E32:.H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y0J3Jznp3kE&quot;;&quot;Video Solution - Dr Mostafa Saad&quot;)" table:style-name="ce77">
            <text:p>Video Solution - Dr Mostafa Saad</text:p>
          </table:table-cell>
          <table:table-cell table:number-columns-repeated="16371"/>
        </table:table-row>
        <table:table-row table:style-name="ro1">
          <table:table-cell office:value-type="string" table:style-name="ce85">
            <text:p>Sending email</text:p>
          </table:table-cell>
          <table:table-cell office:value-type="string" office:string-value="UVA 10986" table:formula="of:=HYPERLINK(&quot;https://uva.onlinejudge.org/index.php?option=com_onlinejudge&amp;Itemid=8&amp;page=show_problem&amp;problem=1927&quot;;&quot;UVA 10986&quot;)" table:style-name="ce116">
            <text:p>UVA 10986</text:p>
          </table:table-cell>
          <table:table-cell table:style-name="ce224"/>
          <table:table-cell table:number-columns-repeated="5" table:style-name="ce82"/>
          <table:table-cell office:value-type="float" office:value="0" table:formula="of:=SUM([.E33:.H3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Lift Hopping</text:p>
          </table:table-cell>
          <table:table-cell office:value-type="string" office:string-value="UVA 10801" table:formula="of:=HYPERLINK(&quot;https://uva.onlinejudge.org/index.php?option=onlinejudge&amp;page=show_problem&amp;problem=1742&quot;;&quot;UVA 10801&quot;)" table:style-name="ce116">
            <text:p>UVA 10801</text:p>
          </table:table-cell>
          <table:table-cell table:style-name="ce224"/>
          <table:table-cell table:number-columns-repeated="5" table:style-name="ce82"/>
          <table:table-cell office:value-type="float" office:value="0" table:formula="of:=SUM([.E34:.H3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Shopping</text:p>
          </table:table-cell>
          <table:table-cell office:value-type="string" office:string-value="SPOJ SHOP" table:formula="of:=HYPERLINK(&quot;http://www.spoj.com/problems/SHOP/&quot;;&quot;SPOJ SHOP&quot;)" table:style-name="ce116">
            <text:p>SPOJ SHOP</text:p>
          </table:table-cell>
          <table:table-cell table:style-name="ce224"/>
          <table:table-cell table:number-columns-repeated="5" table:style-name="ce82"/>
          <table:table-cell office:value-type="float" office:value="0" table:formula="of:=SUM([.E35:.H3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Ordering</text:p>
          </table:table-cell>
          <table:table-cell office:value-type="string" office:string-value="UVA 872" table:formula="of:=HYPERLINK(&quot;https://uva.onlinejudge.org/index.php?option=onlinejudge&amp;page=show_problem&amp;problem=813&quot;;&quot;UVA 872&quot;)" table:style-name="ce118">
            <text:p>UVA 872</text:p>
          </table:table-cell>
          <table:table-cell table:style-name="ce224"/>
          <table:table-cell table:number-columns-repeated="5" table:style-name="ce82"/>
          <table:table-cell office:value-type="float" office:value="0" table:formula="of:=SUM([.E36:.H36])" table:style-name="ce55">
            <text:p>0</text:p>
          </table:table-cell>
          <table:table-cell table:style-name="ce11"/>
          <table:table-cell table:style-name="ce228"/>
          <table:table-cell table:style-name="ce11"/>
          <table:table-cell office:value-type="string" table:style-name="ce76">
            <text:p><text:a xlink:href="https://github.com/omarkhair/Problems-Editorial/blob/master/UVA/872%20-%20Ordering/Editorial.md">Sol</text:a></text:p>
          </table:table-cell>
          <table:table-cell table:number-columns-repeated="16371"/>
        </table:table-row>
        <table:table-row table:style-name="ro1">
          <table:table-cell table:style-name="ce86"/>
          <table:table-cell office:value-type="string" office:string-value="CF1064-D2-C" table:formula="of:=HYPERLINK(&quot;https://codeforces.com/contest/1064/problem/C&quot;;&quot;CF1064-D2-C&quot;)" table:style-name="ce118">
            <text:p>CF1064-D2-C</text:p>
          </table:table-cell>
          <table:table-cell table:style-name="ce224"/>
          <table:table-cell table:number-columns-repeated="5" table:style-name="ce82"/>
          <table:table-cell office:value-type="float" office:value="0" table:formula="of:=SUM([.E37:.H3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59-D2-C" table:formula="of:=HYPERLINK(&quot;https://codeforces.com/contest/1059/problem/C&quot;;&quot;CF1059-D2-C&quot;)" table:style-name="ce118">
            <text:p>CF1059-D2-C</text:p>
          </table:table-cell>
          <table:table-cell table:style-name="ce224"/>
          <table:table-cell table:number-columns-repeated="5" table:style-name="ce82"/>
          <table:table-cell office:value-type="float" office:value="0" table:formula="of:=SUM([.E38:.H3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1933-GYM-K" table:formula="of:=HYPERLINK(&quot;https://codeforces.com/gym/101933/problem/K&quot;;&quot;CF101933-GYM-K&quot;)" table:style-name="ce118">
            <text:p>CF101933-GYM-K</text:p>
          </table:table-cell>
          <table:table-cell table:style-name="ce224"/>
          <table:table-cell table:number-columns-repeated="5" table:style-name="ce82"/>
          <table:table-cell office:value-type="float" office:value="0" table:formula="of:=SUM([.E39:.H39])" table:style-name="ce55">
            <text:p>0</text:p>
          </table:table-cell>
          <table:table-cell table:style-name="ce11"/>
          <table:table-cell table:style-name="ce228"/>
          <table:table-cell table:style-name="ce11"/>
          <table:table-cell office:value-type="string" office:string-value="Sol" table:formula="of:=HYPERLINK(&quot;https://github.com/pranavjangir/CompetitiveProgramming/blob/master/CodeForces/CF101933-GYM-K.cpp&quot;;&quot;Sol&quot;)" table:style-name="ce96">
            <text:p>Sol</text:p>
          </table:table-cell>
          <table:table-cell table:number-columns-repeated="16371"/>
        </table:table-row>
        <table:table-row table:style-name="ro1">
          <table:table-cell office:value-type="string" table:style-name="ce86">
            <text:p>Karen and Coffee</text:p>
          </table:table-cell>
          <table:table-cell office:value-type="string" office:string-value="CF816-D2-B" table:formula="of:=HYPERLINK(&quot;http://codeforces.com/contest/816/problem/B&quot;;&quot;CF816-D2-B&quot;)" table:style-name="ce87">
            <text:p>CF816-D2-B</text:p>
          </table:table-cell>
          <table:table-cell table:style-name="ce225"/>
          <table:table-cell table:number-columns-repeated="5" table:style-name="ce11"/>
          <table:table-cell office:value-type="float" office:value="0" table:formula="of:=SUM([.E40:.H40])" table:style-name="ce82">
            <text:p>0</text:p>
          </table:table-cell>
          <table:table-cell table:style-name="ce11"/>
          <table:table-cell table:style-name="ce228"/>
          <table:table-cell table:style-name="ce11"/>
          <table:table-cell office:value-type="string" office:string-value="Video Solution - Dr Mostafa Saad" table:formula="of:=HYPERLINK(&quot;https://www.youtube.com/watch?v=S0nKXwwWG8Y&quot;;&quot;Video Solution - Dr Mostafa Saad&quot;)" table:style-name="ce78">
            <text:p>Video Solution - Dr Mostafa Saa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1:.H4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lls and Cows</text:p>
          </table:table-cell>
          <table:table-cell office:value-type="string" office:string-value="CF63-D2-C" table:formula="of:=HYPERLINK(&quot;http://codeforces.com/contest/63/problem/C&quot;;&quot;CF63-D2-C&quot;)" table:style-name="ce70">
            <text:p>CF63-D2-C</text:p>
          </table:table-cell>
          <table:table-cell table:style-name="ce224"/>
          <table:table-cell table:number-columns-repeated="5" table:style-name="ce82"/>
          <table:table-cell office:value-type="float" office:value="0" table:formula="of:=SUM([.E42:.H42])"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CodeForces/CF63-D2-C.cpp&quot;;&quot;Sol&quot;)" table:style-name="ce70">
            <text:p>Sol</text:p>
          </table:table-cell>
          <table:table-cell table:number-columns-repeated="16371"/>
        </table:table-row>
        <table:table-row table:style-name="ro1">
          <table:table-cell office:value-type="string" table:style-name="ce65">
            <text:p>Xor-tree</text:p>
          </table:table-cell>
          <table:table-cell office:value-type="string" office:string-value="CF430-D2-C" table:formula="of:=HYPERLINK(&quot;http://codeforces.com/contest/430/problem/C&quot;;&quot;CF430-D2-C&quot;)" table:style-name="ce70">
            <text:p>CF430-D2-C</text:p>
          </table:table-cell>
          <table:table-cell table:style-name="ce224"/>
          <table:table-cell table:number-columns-repeated="5" table:style-name="ce82"/>
          <table:table-cell office:value-type="float" office:value="0" table:formula="of:=SUM([.E43:.H4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dian Smoothing</text:p>
          </table:table-cell>
          <table:table-cell office:value-type="string" office:string-value="CF591-D2-C" table:formula="of:=HYPERLINK(&quot;http://codeforces.com/contest/591/problem/C&quot;;&quot;CF591-D2-C&quot;)" table:style-name="ce70">
            <text:p>CF591-D2-C</text:p>
          </table:table-cell>
          <table:table-cell table:style-name="ce224"/>
          <table:table-cell table:number-columns-repeated="5" table:style-name="ce82"/>
          <table:table-cell office:value-type="float" office:value="0" table:formula="of:=SUM([.E44:.H4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loring Trees</text:p>
          </table:table-cell>
          <table:table-cell office:value-type="string" office:string-value="CF711-D2-C" table:formula="of:=HYPERLINK(&quot;http://codeforces.com/contest/711/problem/C&quot;;&quot;CF711-D2-C&quot;)" table:style-name="ce70">
            <text:p>CF711-D2-C</text:p>
          </table:table-cell>
          <table:table-cell table:style-name="ce224"/>
          <table:table-cell table:number-columns-repeated="5" table:style-name="ce82"/>
          <table:table-cell office:value-type="float" office:value="0" table:formula="of:=SUM([.E45:.H45])" table:style-name="ce55">
            <text:p>0</text:p>
          </table:table-cell>
          <table:table-cell table:style-name="ce55"/>
          <table:table-cell table:style-name="ce227"/>
          <table:table-cell table:style-name="ce82"/>
          <table:table-cell office:value-type="string" office:string-value="Video Solution - Solver to be" table:formula="of:=HYPERLINK(&quot;https://www.youtube.com/watch?v=aYERNlE7KLU&quot;;&quot;Video Solution - Solver to be&quot;)" table:style-name="ce78">
            <text:p>Video Solution - Solver to be</text:p>
          </table:table-cell>
          <table:table-cell table:number-columns-repeated="16371"/>
        </table:table-row>
        <table:table-row table:style-name="ro1">
          <table:table-cell office:value-type="string" table:style-name="ce75">
            <text:p>Clear Symmetry</text:p>
          </table:table-cell>
          <table:table-cell office:value-type="string" office:string-value="CF202-D2-C" table:formula="of:=HYPERLINK(&quot;http://codeforces.com/contest/202/problem/C&quot;;&quot;CF202-D2-C&quot;)" table:style-name="ce77">
            <text:p>CF202-D2-C</text:p>
          </table:table-cell>
          <table:table-cell table:style-name="ce224"/>
          <table:table-cell table:number-columns-repeated="5" table:style-name="ce82"/>
          <table:table-cell office:value-type="float" office:value="0" table:formula="of:=SUM([.E46:.H4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75"/>
          <table:table-cell office:value-type="string" office:string-value="CF1237-D12-C2" table:formula="of:=HYPERLINK(&quot;https://codeforces.com/contest/1237/problem/C2&quot;;&quot;CF1237-D12-C2&quot;)" table:style-name="ce97">
            <text:p>CF1237-D12-C2</text:p>
          </table:table-cell>
          <table:table-cell table:style-name="ce224"/>
          <table:table-cell table:number-columns-repeated="5" table:style-name="ce82"/>
          <table:table-cell office:value-type="float" office:value="0" table:formula="of:=SUM([.E47:.H4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Sereja and Mirroring</text:p>
          </table:table-cell>
          <table:table-cell office:value-type="string" office:string-value="CF426-D2-B" table:formula="of:=HYPERLINK(&quot;http://codeforces.com/contest/426/problem/B&quot;;&quot;CF426-D2-B&quot;)" table:style-name="ce21">
            <text:p>CF426-D2-B</text:p>
          </table:table-cell>
          <table:table-cell table:style-name="ce224"/>
          <table:table-cell table:number-columns-repeated="5" table:style-name="ce82"/>
          <table:table-cell office:value-type="float" office:value="0" table:formula="of:=SUM([.E48:.H4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Restoring Painting</text:p>
          </table:table-cell>
          <table:table-cell office:value-type="string" office:string-value="CF675-D2-B" table:formula="of:=HYPERLINK(&quot;http://codeforces.com/contest/675/problem/B&quot;;&quot;CF675-D2-B&quot;)" table:style-name="ce21">
            <text:p>CF675-D2-B</text:p>
          </table:table-cell>
          <table:table-cell table:style-name="ce224"/>
          <table:table-cell table:number-columns-repeated="5" table:style-name="ce82"/>
          <table:table-cell office:value-type="float" office:value="0" table:formula="of:=SUM([.E49:.H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table:number-columns-repeated="2" table:style-name="ce55"/>
          <table:table-cell table:style-name="ce227"/>
          <table:table-cell table:style-name="ce82"/>
          <table:table-cell table:style-name="ce10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1:.H51])" table:style-name="ce55">
            <text:p>0</text:p>
          </table:table-cell>
          <table:table-cell table:style-name="ce55"/>
          <table:table-cell table:style-name="ce227"/>
          <table:table-cell table:style-name="ce82"/>
          <table:table-cell office:value-type="string" office:string-value="Watch - Computational Geometry - Lines Intersections" table:formula="of:=HYPERLINK(&quot;https://www.youtube.com/watch?v=k5fDfC9vfWM&quot;;&quot;Watch - Computational Geometry - Lines Intersections&quot;)" table:style-name="ce107">
            <text:p>Watch - Computational Geometry - Lines Intersections</text:p>
          </table:table-cell>
          <table:table-cell table:number-columns-repeated="16371"/>
        </table:table-row>
        <table:table-row table:style-name="ro1">
          <table:table-cell office:value-type="string" table:style-name="ce85">
            <text:p>Gleaming the Cubes</text:p>
          </table:table-cell>
          <table:table-cell office:value-type="string" office:string-value="UVA 737" table:formula="of:=HYPERLINK(&quot;https://uva.onlinejudge.org/index.php?option=onlinejudge&amp;page=show_problem&amp;problem=678&quot;;&quot;UVA 737&quot;)" table:style-name="ce116">
            <text:p>UVA 737</text:p>
          </table:table-cell>
          <table:table-cell table:style-name="ce224"/>
          <table:table-cell table:number-columns-repeated="5" table:style-name="ce82"/>
          <table:table-cell office:value-type="float" office:value="0" table:formula="of:=SUM([.E52:.H52])"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737.txt&quot;;&quot;Sol&quot;)" table:style-name="ce70">
            <text:p>Sol</text:p>
          </table:table-cell>
          <table:table-cell table:number-columns-repeated="16371"/>
        </table:table-row>
        <table:table-row table:style-name="ro1">
          <table:table-cell office:value-type="string" table:style-name="ce85">
            <text:p>Intersecting Line Segments</text:p>
          </table:table-cell>
          <table:table-cell office:value-type="string" office:string-value="UVA 866" table:formula="of:=HYPERLINK(&quot;https://uva.onlinejudge.org/index.php?option=com_onlinejudge&amp;Itemid=8&amp;page=show_problem&amp;problem=807&quot;;&quot;UVA 866&quot;)" table:style-name="ce116">
            <text:p>UVA 866</text:p>
          </table:table-cell>
          <table:table-cell table:style-name="ce224"/>
          <table:table-cell table:number-columns-repeated="5" table:style-name="ce82"/>
          <table:table-cell office:value-type="float" office:value="0" table:formula="of:=SUM([.E53:.H53])"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master/UVA/UVA_866.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4:.H54])" table:style-name="ce55">
            <text:p>0</text:p>
          </table:table-cell>
          <table:table-cell table:style-name="ce55"/>
          <table:table-cell table:style-name="ce227"/>
          <table:table-cell table:style-name="ce82"/>
          <table:table-cell office:value-type="string" office:string-value="Watch - Computational Geometry - Circles" table:formula="of:=HYPERLINK(&quot;https://www.youtube.com/watch?v=Fa69kqT9NPY&quot;;&quot;Watch - Computational Geometry - Circles&quot;)" table:style-name="ce107">
            <text:p>Watch - Computational Geometry - Circles</text:p>
          </table:table-cell>
          <table:table-cell table:number-columns-repeated="16371"/>
        </table:table-row>
        <table:table-row table:style-name="ro1">
          <table:table-cell office:value-type="string" table:style-name="ce85">
            <text:p>The Circumference of the Circle</text:p>
          </table:table-cell>
          <table:table-cell office:value-type="string" office:string-value="UVA 438" table:formula="of:=HYPERLINK(&quot;https://uva.onlinejudge.org/index.php?option=onlinejudge&amp;page=show_problem&amp;problem=379&quot;;&quot;UVA 438&quot;)" table:style-name="ce116">
            <text:p>UVA 438</text:p>
          </table:table-cell>
          <table:table-cell table:style-name="ce224"/>
          <table:table-cell table:number-columns-repeated="5" table:style-name="ce82"/>
          <table:table-cell office:value-type="float" office:value="0" table:formula="of:=SUM([.E55:.H55])"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438.cpp&quot;;&quot;Sol&quot;)" table:style-name="ce70">
            <text:p>Sol</text:p>
          </table:table-cell>
          <table:table-cell table:number-columns-repeated="16371"/>
        </table:table-row>
        <table:table-row table:style-name="ro1">
          <table:table-cell office:value-type="string" table:style-name="ce85">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16">
            <text:p>UVA 477</text:p>
          </table:table-cell>
          <table:table-cell table:style-name="ce224"/>
          <table:table-cell table:number-columns-repeated="5" table:style-name="ce82"/>
          <table:table-cell office:value-type="float" office:value="0" table:formula="of:=SUM([.E56:.H56])"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343b4e1aabd67db25a4864de4eb81eb094709e3/UVA/UVA_477.cpp&quot;;&quot;Sol&quot;)" table:style-name="ce70">
            <text:p>Sol</text:p>
          </table:table-cell>
          <table:table-cell table:number-columns-repeated="16371"/>
        </table:table-row>
        <table:table-row table:style-name="ro1">
          <table:table-cell office:value-type="string" table:style-name="ce85">
            <text:p>Square Pegs And Round Holes</text:p>
          </table:table-cell>
          <table:table-cell office:value-type="string" office:string-value="UVA 356" table:formula="of:=HYPERLINK(&quot;https://uva.onlinejudge.org/index.php?option=onlinejudge&amp;page=show_problem&amp;problem=292&quot;;&quot;UVA 356&quot;)" table:style-name="ce116">
            <text:p>UVA 356</text:p>
          </table:table-cell>
          <table:table-cell table:style-name="ce224"/>
          <table:table-cell table:number-columns-repeated="5" table:style-name="ce82"/>
          <table:table-cell office:value-type="float" office:value="0" table:formula="of:=SUM([.E57:.H57])" table:style-name="ce55">
            <text:p>0</text:p>
          </table:table-cell>
          <table:table-cell table:style-name="ce55"/>
          <table:table-cell table:style-name="ce227"/>
          <table:table-cell table:style-name="ce82"/>
          <table:table-cell office:value-type="string" office:string-value="Sol to read" table:formula="of:=HYPERLINK(&quot;https://github.com/AymanSalah96/CompetitiveProgramming/blob/master/UVA/356.cpp&quot;;&quot;Sol to read&quot;)" table:style-name="ce78">
            <text:p>Sol to read</text:p>
          </table:table-cell>
          <table:table-cell table:number-columns-repeated="16371"/>
        </table:table-row>
        <table:table-row table:style-name="ro1">
          <table:table-cell table:style-name="ce85"/>
          <table:table-cell office:value-type="string" table:style-name="ce116">
            <text:p><text:a xlink:href="https://onlinejudge.org/index.php?option=onlinejudge&amp;Itemid=8&amp;page=show_problem&amp;problem=394">UVA 453</text:a></text:p>
          </table:table-cell>
          <table:table-cell table:style-name="ce224"/>
          <table:table-cell table:number-columns-repeated="5" table:style-name="ce82"/>
          <table:table-cell office:value-type="float" office:value="0" table:formula="of:=SUM([.E58:.H58])" table:style-name="ce55">
            <text:p>0</text:p>
          </table:table-cell>
          <table:table-cell table:style-name="ce11"/>
          <table:table-cell table:style-name="ce228"/>
          <table:table-cell table:style-name="ce11"/>
          <table:table-cell office:value-type="string" office:string-value="Learn Handling Precisions" table:formula="of:=HYPERLINK(&quot;https://github.com/MeGaCrazy/CompetitiveProgramming/blob/c099628e643065a7bae09af22c4cbce1216e4db9/UVA/UVA_453.cpp&quot;;&quot;Learn Handling Precisions&quot;)" table:style-name="ce77">
            <text:p>Learn Handling Precisions</text:p>
          </table:table-cell>
          <table:table-cell table:number-columns-repeated="16371"/>
        </table:table-row>
        <table:table-row table:style-name="ro1">
          <table:table-cell office:value-type="string" table:style-name="ce86">
            <text:p>Divisibility of Factors</text:p>
          </table:table-cell>
          <table:table-cell office:value-type="string" office:string-value="UVA 10484" table:formula="of:=HYPERLINK(&quot;https://uva.onlinejudge.org/index.php?option=onlinejudge&amp;page=show_problem&amp;problem=1425&quot;;&quot;UVA 10484&quot;)" table:style-name="ce87">
            <text:p>UVA 10484</text:p>
          </table:table-cell>
          <table:table-cell table:style-name="ce224"/>
          <table:table-cell table:number-columns-repeated="5" table:style-name="ce82"/>
          <table:table-cell office:value-type="float" office:value="0" table:formula="of:=SUM([.E59:.H59])" table:style-name="ce55">
            <text:p>0</text:p>
          </table:table-cell>
          <table:table-cell table:style-name="ce55"/>
          <table:table-cell table:style-name="ce227"/>
          <table:table-cell table:style-name="ce82"/>
          <table:table-cell office:value-type="string" office:string-value="Sol to read" table:formula="of:=HYPERLINK(&quot;https://github.com/mostafa-saad/MyCompetitiveProgramming/blob/master/UVA/UVA_10484.txt&quot;;&quot;Sol to read&quot;)" table:style-name="ce78">
            <text:p>Sol to read</text:p>
          </table:table-cell>
          <table:table-cell table:number-columns-repeated="16371"/>
        </table:table-row>
        <table:table-row table:style-name="ro1">
          <table:table-cell table:style-name="ce86"/>
          <table:table-cell office:value-type="string" table:style-name="ce86">
            <text:p>SRM436-D2-500</text:p>
          </table:table-cell>
          <table:table-cell table:style-name="ce224"/>
          <table:table-cell table:number-columns-repeated="5" table:style-name="ce82"/>
          <table:table-cell office:value-type="float" office:value="0" table:formula="of:=SUM([.E60:.H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975-D2-C" table:formula="of:=HYPERLINK(&quot;http://codeforces.com/contest/975/problem/C&quot;;&quot;CF975-D2-C&quot;)" table:style-name="ce87">
            <text:p>CF975-D2-C</text:p>
          </table:table-cell>
          <table:table-cell table:style-name="ce224"/>
          <table:table-cell table:number-columns-repeated="5" table:style-name="ce82"/>
          <table:table-cell office:value-type="float" office:value="0" table:formula="of:=SUM([.E61:.H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47-D2-C" table:formula="of:=HYPERLINK(&quot;http://codeforces.com/contest/1047/problem/C&quot;;&quot;CF1047-D2-C&quot;)" table:style-name="ce87">
            <text:p>CF1047-D2-C</text:p>
          </table:table-cell>
          <table:table-cell table:style-name="ce224"/>
          <table:table-cell table:number-columns-repeated="5" table:style-name="ce82"/>
          <table:table-cell office:value-type="float" office:value="0" table:formula="of:=SUM([.E62:.H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75-D2-C" table:formula="of:=HYPERLINK(&quot;http://codeforces.com/contest/1075/problem/C&quot;;&quot;CF1075-D2-C&quot;)" table:style-name="ce87">
            <text:p>CF1075-D2-C</text:p>
          </table:table-cell>
          <table:table-cell table:style-name="ce224"/>
          <table:table-cell table:number-columns-repeated="5" table:style-name="ce82"/>
          <table:table-cell office:value-type="float" office:value="0" table:formula="of:=SUM([.E63:.H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758-D2-C" table:formula="of:=HYPERLINK(&quot;http://codeforces.com/contest/758/problem/C&quot;;&quot;CF758-D2-C&quot;)" table:style-name="ce87">
            <text:p>CF758-D2-C</text:p>
          </table:table-cell>
          <table:table-cell table:style-name="ce224"/>
          <table:table-cell table:number-columns-repeated="5" table:style-name="ce82"/>
          <table:table-cell office:value-type="float" office:value="0" table:formula="of:=SUM([.E64:.H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table:style-name="ce118">
            <text:p><text:a xlink:href="https://onlinejudge.org/index.php?option=onlinejudge&amp;page=show_problem&amp;problem=1466">UVA 10525</text:a></text:p>
          </table:table-cell>
          <table:table-cell table:style-name="ce224"/>
          <table:table-cell table:number-columns-repeated="5" table:style-name="ce82"/>
          <table:table-cell office:value-type="float" office:value="0" table:formula="of:=SUM([.E65:.H65])" table:style-name="ce55">
            <text:p>0</text:p>
          </table:table-cell>
          <table:table-cell table:style-name="ce55"/>
          <table:table-cell table:style-name="ce227"/>
          <table:table-cell table:style-name="ce82"/>
          <table:table-cell office:value-type="string" office:string-value="Video Sol. Also solvable in 2 other ways." table:formula="of:=HYPERLINK(&quot;https://www.youtube.com/watch?v=MR5APvYis-o&amp;feature=youtu.be&quot;;&quot;Video Sol. Also solvable in 2 other ways.&quot;)" table:style-name="ce78">
            <text:p>Video Sol. Also solvable in 2 other way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66:.H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Prime Permutation</text:p>
          </table:table-cell>
          <table:table-cell office:value-type="string" office:string-value="CF124-D2-C" table:formula="of:=HYPERLINK(&quot;http://codeforces.com/contest/124/problem/C&quot;;&quot;CF124-D2-C&quot;)" table:style-name="ce77">
            <text:p>CF124-D2-C</text:p>
          </table:table-cell>
          <table:table-cell table:style-name="ce224"/>
          <table:table-cell table:number-columns-repeated="5" table:style-name="ce82"/>
          <table:table-cell office:value-type="float" office:value="0" table:formula="of:=SUM([.E67:.H6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Hometask</text:p>
          </table:table-cell>
          <table:table-cell office:value-type="string" office:string-value="CF155-D2-C" table:formula="of:=HYPERLINK(&quot;http://codeforces.com/contest/155/problem/C&quot;;&quot;CF155-D2-C&quot;)" table:style-name="ce77">
            <text:p>CF155-D2-C</text:p>
          </table:table-cell>
          <table:table-cell table:style-name="ce224"/>
          <table:table-cell table:number-columns-repeated="5" table:style-name="ce82"/>
          <table:table-cell office:value-type="float" office:value="0" table:formula="of:=SUM([.E68:.H6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Terse princess</text:p>
          </table:table-cell>
          <table:table-cell office:value-type="string" office:string-value="CF148-D2-C" table:formula="of:=HYPERLINK(&quot;http://codeforces.com/contest/148/problem/C&quot;;&quot;CF148-D2-C&quot;)" table:style-name="ce70">
            <text:p>CF148-D2-C</text:p>
          </table:table-cell>
          <table:table-cell table:style-name="ce224"/>
          <table:table-cell table:number-columns-repeated="5" table:style-name="ce82"/>
          <table:table-cell office:value-type="float" office:value="0" table:formula="of:=SUM([.E69:.H69])" table:style-name="ce55">
            <text:p>0</text:p>
          </table:table-cell>
          <table:table-cell table:style-name="ce55"/>
          <table:table-cell table:style-name="ce227"/>
          <table:table-cell table:style-name="ce82"/>
          <table:table-cell office:value-type="string" office:string-value="Video Solution - Eng Mohamed Nasser" table:formula="of:=HYPERLINK(&quot;https://www.youtube.com/watch?v=BX2HhPefv6g&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Hacking Cypher</text:p>
          </table:table-cell>
          <table:table-cell office:value-type="string" office:string-value="CF490-D2-C" table:formula="of:=HYPERLINK(&quot;http://codeforces.com/contest/490/problem/C&quot;;&quot;CF490-D2-C&quot;)" table:style-name="ce70">
            <text:p>CF490-D2-C</text:p>
          </table:table-cell>
          <table:table-cell table:style-name="ce224"/>
          <table:table-cell table:number-columns-repeated="5" table:style-name="ce82"/>
          <table:table-cell office:value-type="float" office:value="0" table:formula="of:=SUM([.E70:.H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reamoon and Sums</text:p>
          </table:table-cell>
          <table:table-cell office:value-type="string" office:string-value="CF476-D2-C" table:formula="of:=HYPERLINK(&quot;http://codeforces.com/contest/476/problem/C&quot;;&quot;CF476-D2-C&quot;)" table:style-name="ce70">
            <text:p>CF476-D2-C</text:p>
          </table:table-cell>
          <table:table-cell table:style-name="ce224"/>
          <table:table-cell table:number-columns-repeated="5" table:style-name="ce82"/>
          <table:table-cell office:value-type="float" office:value="0" table:formula="of:=SUM([.E71:.H71])"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KS9POnQMfmY&quot;;&quot;Video Solution - Dr Mostafa Saad&quot;)" table:style-name="ce78">
            <text:p>Video Solution - Dr Mostafa Saad</text:p>
          </table:table-cell>
          <table:table-cell table:number-columns-repeated="16371"/>
        </table:table-row>
        <table:table-row table:style-name="ro1">
          <table:table-cell office:value-type="string" table:style-name="ce65">
            <text:p>Try and Catch</text:p>
          </table:table-cell>
          <table:table-cell office:value-type="string" office:string-value="CF195-D2-C" table:formula="of:=HYPERLINK(&quot;http://codeforces.com/contest/195/problem/C&quot;;&quot;CF195-D2-C&quot;)" table:style-name="ce70">
            <text:p>CF195-D2-C</text:p>
          </table:table-cell>
          <table:table-cell table:style-name="ce224"/>
          <table:table-cell table:number-columns-repeated="5" table:style-name="ce82"/>
          <table:table-cell office:value-type="float" office:value="0" table:formula="of:=SUM([.E72:.H72])"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78">
            <text:p>Editorial - Eng Ahmed Osama</text:p>
          </table:table-cell>
          <table:table-cell table:number-columns-repeated="16371"/>
        </table:table-row>
        <table:table-row table:style-name="ro1">
          <table:table-cell office:value-type="string" table:style-name="ce75">
            <text:p>Primes or Palindromes?</text:p>
          </table:table-cell>
          <table:table-cell office:value-type="string" office:string-value="CF569-D2-C" table:formula="of:=HYPERLINK(&quot;http://codeforces.com/contest/569/problem/C&quot;;&quot;CF569-D2-C&quot;)" table:style-name="ce77">
            <text:p>CF569-D2-C</text:p>
          </table:table-cell>
          <table:table-cell table:style-name="ce224"/>
          <table:table-cell table:number-columns-repeated="5" table:style-name="ce82"/>
          <table:table-cell office:value-type="float" office:value="0" table:formula="of:=SUM([.E73:.H7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65">
            <text:p>View Angle</text:p>
          </table:table-cell>
          <table:table-cell office:value-type="string" office:string-value="CF257-D2-C" table:formula="of:=HYPERLINK(&quot;http://codeforces.com/contest/257/problem/C&quot;;&quot;CF257-D2-C&quot;)" table:style-name="ce70">
            <text:p>CF257-D2-C</text:p>
          </table:table-cell>
          <table:table-cell table:style-name="ce224"/>
          <table:table-cell table:number-columns-repeated="5" table:style-name="ce82"/>
          <table:table-cell office:value-type="float" office:value="0" table:formula="of:=SUM([.E74:.H74])"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78">
            <text:p>Editorial - Eng Ahmed Osama</text:p>
          </table:table-cell>
          <table:table-cell table:number-columns-repeated="16371"/>
        </table:table-row>
        <table:table-row table:style-name="ro1">
          <table:table-cell office:value-type="string" table:style-name="ce124">
            <text:p>Little Pony and Sort by Shift</text:p>
          </table:table-cell>
          <table:table-cell office:value-type="string" office:string-value="CF454-D2-B" table:formula="of:=HYPERLINK(&quot;http://codeforces.com/contest/454/problem/B&quot;;&quot;CF454-D2-B&quot;)" table:style-name="ce21">
            <text:p>CF454-D2-B</text:p>
          </table:table-cell>
          <table:table-cell table:style-name="ce224"/>
          <table:table-cell table:number-columns-repeated="5" table:style-name="ce82"/>
          <table:table-cell office:value-type="float" office:value="0" table:formula="of:=SUM([.E75:.H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6:.H76])" table:style-name="ce55">
            <text:p>0</text:p>
          </table:table-cell>
          <table:table-cell table:style-name="ce55"/>
          <table:table-cell table:style-name="ce227"/>
          <table:table-cell table:style-name="ce82"/>
          <table:table-cell office:value-type="string" office:string-value="Watch - Thinking - Error Inspection - History - Contest Strategy " table:formula="of:=HYPERLINK(&quot;https://www.youtube.com/watch?v=uKSLJw0ZUd8&quot;;&quot;Watch - Thinking - Error Inspection - History - Contest Strategy &quot;)" table:style-name="ce107">
            <text:p>Watch - Thinking - Error Inspection - History - Contest Strateg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7:.H77])" table:style-name="ce55">
            <text:p>0</text:p>
          </table:table-cell>
          <table:table-cell table:style-name="ce55"/>
          <table:table-cell table:style-name="ce227"/>
          <table:table-cell table:style-name="ce82"/>
          <table:table-cell office:value-type="string" office:string-value="Watch - DP - Building Output" table:formula="of:=HYPERLINK(&quot;https://www.youtube.com/watch?v=s3IGwpJwCTA&quot;;&quot;Watch - DP - Building Output&quot;)" table:style-name="ce107">
            <text:p>Watch - DP - Building Output</text:p>
          </table:table-cell>
          <table:table-cell table:number-columns-repeated="16371"/>
        </table:table-row>
        <table:table-row table:style-name="ro1">
          <table:table-cell office:value-type="string" table:style-name="ce85">
            <text:p>Unidirectional TSP</text:p>
          </table:table-cell>
          <table:table-cell office:value-type="string" office:string-value="UVA 116" table:formula="of:=HYPERLINK(&quot;https://uva.onlinejudge.org/index.php?option=com_onlinejudge&amp;Itemid=8&amp;page=show_problem&amp;problem=52&quot;;&quot;UVA 116&quot;)" table:style-name="ce116">
            <text:p>UVA 116</text:p>
          </table:table-cell>
          <table:table-cell table:style-name="ce224"/>
          <table:table-cell table:number-columns-repeated="5" table:style-name="ce82"/>
          <table:table-cell office:value-type="float" office:value="0" table:formula="of:=SUM([.E78:.H78])" table:style-name="ce55">
            <text:p>0</text:p>
          </table:table-cell>
          <table:table-cell table:style-name="ce55"/>
          <table:table-cell table:style-name="ce227"/>
          <table:table-cell table:style-name="ce11"/>
          <table:table-cell table:style-name="ce75"/>
          <table:table-cell table:number-columns-repeated="16371"/>
        </table:table-row>
        <table:table-row table:style-name="ro1">
          <table:table-cell office:value-type="string" table:style-name="ce85">
            <text:p>Make Palindrome</text:p>
          </table:table-cell>
          <table:table-cell office:value-type="string" office:string-value="UVA 10453" table:formula="of:=HYPERLINK(&quot;https://uva.onlinejudge.org/index.php?option=com_onlinejudge&amp;Itemid=8&amp;page=show_problem&amp;problem=1394&quot;;&quot;UVA 10453&quot;)" table:style-name="ce116">
            <text:p>UVA 10453</text:p>
          </table:table-cell>
          <table:table-cell table:style-name="ce224"/>
          <table:table-cell table:number-columns-repeated="5" table:style-name="ce82"/>
          <table:table-cell office:value-type="float" office:value="0" table:formula="of:=SUM([.E79:.H79])"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453.cpp&quot;;&quot;Sol&quot;)" table:style-name="ce70">
            <text:p>Sol</text:p>
          </table:table-cell>
          <table:table-cell table:number-columns-repeated="16371"/>
        </table:table-row>
        <table:table-row table:style-name="ro1">
          <table:table-cell office:value-type="string" table:style-name="ce85">
            <text:p>Fast Food</text:p>
          </table:table-cell>
          <table:table-cell office:value-type="string" office:string-value="UVA 662" table:formula="of:=HYPERLINK(&quot;https://uva.onlinejudge.org/index.php?option=com_onlinejudge&amp;Itemid=8&amp;page=show_problem&amp;problem=603&quot;;&quot;UVA 662&quot;)" table:style-name="ce116">
            <text:p>UVA 662</text:p>
          </table:table-cell>
          <table:table-cell table:style-name="ce224"/>
          <table:table-cell table:number-columns-repeated="5" table:style-name="ce82"/>
          <table:table-cell office:value-type="float" office:value="0" table:formula="of:=SUM([.E80:.H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Palindromic Subsequence</text:p>
          </table:table-cell>
          <table:table-cell office:value-type="string" office:string-value="UVA 11404" table:formula="of:=HYPERLINK(&quot;https://uva.onlinejudge.org/index.php?option=onlinejudge&amp;page=show_problem&amp;problem=2399&quot;;&quot;UVA 11404&quot;)" table:style-name="ce116">
            <text:p>UVA 11404</text:p>
          </table:table-cell>
          <table:table-cell table:style-name="ce224"/>
          <table:table-cell table:number-columns-repeated="5" table:style-name="ce82"/>
          <table:table-cell office:value-type="float" office:value="0" table:formula="of:=SUM([.E81:.H8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Gone Fishing</text:p>
          </table:table-cell>
          <table:table-cell office:value-type="string" office:string-value="UVA 757" table:formula="of:=HYPERLINK(&quot;https://uva.onlinejudge.org/index.php?option=com_onlinejudge&amp;Itemid=8&amp;page=show_problem&amp;problem=698&quot;;&quot;UVA 757&quot;)" table:style-name="ce116">
            <text:p>UVA 757</text:p>
          </table:table-cell>
          <table:table-cell table:style-name="ce224"/>
          <table:table-cell table:number-columns-repeated="5" table:style-name="ce82"/>
          <table:table-cell office:value-type="float" office:value="0" table:formula="of:=SUM([.E82:.H82])" table:style-name="ce55">
            <text:p>0</text:p>
          </table:table-cell>
          <table:table-cell table:style-name="ce55"/>
          <table:table-cell table:style-name="ce227"/>
          <table:table-cell table:style-name="ce82"/>
          <table:table-cell office:value-type="string" office:string-value="Sol to read" table:formula="of:=HYPERLINK(&quot;https://github.com/magdy-hasan/competitive-programming/blob/master/uva-/uva%20757%20-%20Gone%20Fishing.cpp&quot;;&quot;Sol to read&quot;)" table:style-name="ce78">
            <text:p>Sol to read</text:p>
          </table:table-cell>
          <table:table-cell table:number-columns-repeated="16371"/>
        </table:table-row>
        <table:table-row table:style-name="ro1">
          <table:table-cell office:value-type="string" table:style-name="ce86">
            <text:p>Special Olympics</text:p>
          </table:table-cell>
          <table:table-cell office:value-type="string" office:string-value="CF199-D2-B" table:formula="of:=HYPERLINK(&quot;http://codeforces.com/contest/199/problem/B&quot;;&quot;CF199-D2-B&quot;)" table:style-name="ce87">
            <text:p>CF199-D2-B</text:p>
          </table:table-cell>
          <table:table-cell table:style-name="ce224"/>
          <table:table-cell table:number-columns-repeated="5" table:style-name="ce82"/>
          <table:table-cell office:value-type="float" office:value="0" table:formula="of:=SUM([.E83:.H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ings and Glue</text:p>
          </table:table-cell>
          <table:table-cell office:value-type="string" office:string-value="UVA 10301" table:formula="of:=HYPERLINK(&quot;https://uva.onlinejudge.org/index.php?option=onlinejudge&amp;page=show_problem&amp;problem=1242&quot;;&quot;UVA 10301&quot;)" table:style-name="ce87">
            <text:p>UVA 10301</text:p>
          </table:table-cell>
          <table:table-cell table:style-name="ce224"/>
          <table:table-cell table:number-columns-repeated="5" table:style-name="ce82"/>
          <table:table-cell office:value-type="float" office:value="0" table:formula="of:=SUM([.E84:.H84])"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1252e18803855ed2eacedc50f53b90fe8d184e6/UVA/UVA_10301.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85:.H85])" table:style-name="ce55">
            <text:p>0</text:p>
          </table:table-cell>
          <table:table-cell table:style-name="ce55"/>
          <table:table-cell table:style-name="ce227"/>
          <table:table-cell table:style-name="ce82"/>
          <table:table-cell office:value-type="string" office:string-value="Watch - DP - Counting" table:formula="of:=HYPERLINK(&quot;https://www.youtube.com/watch?v=lE09Ss_Sy0A&quot;;&quot;Watch - DP - Counting&quot;)" table:style-name="ce107">
            <text:p>Watch - DP - Counting</text:p>
          </table:table-cell>
          <table:table-cell table:number-columns-repeated="16371"/>
        </table:table-row>
        <table:table-row table:style-name="ro1">
          <table:table-cell office:value-type="string" table:style-name="ce85">
            <text:p>k-Tree</text:p>
          </table:table-cell>
          <table:table-cell office:value-type="string" office:string-value="CF431-D2-C" table:formula="of:=HYPERLINK(&quot;http://codeforces.com/contest/431/problem/C&quot;;&quot;CF431-D2-C&quot;)" table:style-name="ce112">
            <text:p>CF431-D2-C</text:p>
          </table:table-cell>
          <table:table-cell table:style-name="ce224"/>
          <table:table-cell table:number-columns-repeated="5" table:style-name="ce82"/>
          <table:table-cell office:value-type="float" office:value="0" table:formula="of:=SUM([.E86:.H86])" table:style-name="ce55">
            <text:p>0</text:p>
          </table:table-cell>
          <table:table-cell table:style-name="ce55"/>
          <table:table-cell table:style-name="ce227"/>
          <table:table-cell table:style-name="ce11"/>
          <table:table-cell office:value-type="string" office:string-value="Video Solution - Solver to be (Java)" table:formula="of:=HYPERLINK(&quot;https://www.youtube.com/watch?v=M7UEOmsCxuQ&quot;;&quot;Video Solution - Solver to be (Java)&quot;)" table:style-name="ce78">
            <text:p>Video Solution - Solver to be (Java)</text:p>
          </table:table-cell>
          <table:table-cell table:number-columns-repeated="16371"/>
        </table:table-row>
        <table:table-row table:style-name="ro1">
          <table:table-cell office:value-type="string" table:style-name="ce85">
            <text:p>Caesar's Legions</text:p>
          </table:table-cell>
          <table:table-cell office:value-type="string" office:string-value="CF118-D2-D" table:formula="of:=HYPERLINK(&quot;http://codeforces.com/contest/118/problem/D&quot;;&quot;CF118-D2-D&quot;)" table:style-name="ce112">
            <text:p>CF118-D2-D</text:p>
          </table:table-cell>
          <table:table-cell table:style-name="ce224"/>
          <table:table-cell table:number-columns-repeated="5" table:style-name="ce82"/>
          <table:table-cell office:value-type="float" office:value="0" table:formula="of:=SUM([.E87:.H87])"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UnsealTheSafe" table:formula="of:=HYPERLINK(&quot;https://community.topcoder.com/stat?c=problem_statement&amp;pm=4471&amp;rd=10711&quot;;&quot;UnsealTheSafe&quot;)" table:style-name="ce112">
            <text:p>UnsealTheSafe</text:p>
          </table:table-cell>
          <table:table-cell office:value-type="string" table:style-name="ce85">
            <text:p>SRM354-D2-1000</text:p>
          </table:table-cell>
          <table:table-cell table:style-name="ce224"/>
          <table:table-cell table:number-columns-repeated="5" table:style-name="ce82"/>
          <table:table-cell office:value-type="float" office:value="0" table:formula="of:=SUM([.E88:.H88])"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112">
            <text:p>DiceGames</text:p>
          </table:table-cell>
          <table:table-cell office:value-type="string" table:style-name="ce85">
            <text:p>SRM349-D1-500</text:p>
          </table:table-cell>
          <table:table-cell table:style-name="ce224"/>
          <table:table-cell table:number-columns-repeated="5" table:style-name="ce82"/>
          <table:table-cell office:value-type="float" office:value="0" table:formula="of:=SUM([.E89:.H89])"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7"/>
          <table:table-cell office:value-type="string" table:style-name="ce86">
            <text:p>SPOJ TWINSNOW</text:p>
          </table:table-cell>
          <table:table-cell table:style-name="ce224"/>
          <table:table-cell table:number-columns-repeated="5" table:style-name="ce82"/>
          <table:table-cell office:value-type="float" office:value="0" table:formula="of:=SUM([.E90:.H90])" table:style-name="ce55">
            <text:p>0</text:p>
          </table:table-cell>
          <table:table-cell table:style-name="ce55"/>
          <table:table-cell table:style-name="ce227"/>
          <table:table-cell table:style-name="ce82"/>
          <table:table-cell office:value-type="string" office:string-value="Sol - text clarification" table:formula="of:=HYPERLINK(&quot;https://github.com/mostafa-saad/MyCompetitiveProgramming/blob/master/SPOJ/SPOJ_TWINSNOW.txt&quot;;&quot;Sol - text clarification&quot;)" table:style-name="ce70">
            <text:p>Sol - text clarification</text:p>
          </table:table-cell>
          <table:table-cell table:number-columns-repeated="16371"/>
        </table:table-row>
        <table:table-row table:style-name="ro1">
          <table:table-cell table:style-name="ce87"/>
          <table:table-cell office:value-type="string" table:style-name="ce86">
            <text:p>SPOJ FACENEMY</text:p>
          </table:table-cell>
          <table:table-cell table:style-name="ce224"/>
          <table:table-cell table:number-columns-repeated="5" table:style-name="ce82"/>
          <table:table-cell office:value-type="float" office:value="0" table:formula="of:=SUM([.E91:.H91])"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FACENEMY.txt&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92:.H92])"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75">
            <text:p>No to Palindromes!</text:p>
          </table:table-cell>
          <table:table-cell office:value-type="string" office:string-value="CF465-D2-C" table:formula="of:=HYPERLINK(&quot;http://codeforces.com/contest/465/problem/C&quot;;&quot;CF465-D2-C&quot;)" table:style-name="ce77">
            <text:p>CF465-D2-C</text:p>
          </table:table-cell>
          <table:table-cell table:style-name="ce224"/>
          <table:table-cell table:number-columns-repeated="5" table:style-name="ce82"/>
          <table:table-cell office:value-type="float" office:value="0" table:formula="of:=SUM([.E93:.H9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riangle</text:p>
          </table:table-cell>
          <table:table-cell office:value-type="string" office:string-value="CF408-D2-C" table:formula="of:=HYPERLINK(&quot;http://codeforces.com/contest/408/problem/C&quot;;&quot;CF408-D2-C&quot;)" table:style-name="ce77">
            <text:p>CF408-D2-C</text:p>
          </table:table-cell>
          <table:table-cell table:style-name="ce224"/>
          <table:table-cell table:number-columns-repeated="5" table:style-name="ce82"/>
          <table:table-cell office:value-type="float" office:value="0" table:formula="of:=SUM([.E94:.H9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o Add or Not to Add</text:p>
          </table:table-cell>
          <table:table-cell office:value-type="string" office:string-value="CF231-D2-C" table:formula="of:=HYPERLINK(&quot;http://codeforces.com/contest/231/problem/C&quot;;&quot;CF231-D2-C&quot;)" table:style-name="ce77">
            <text:p>CF231-D2-C</text:p>
          </table:table-cell>
          <table:table-cell table:style-name="ce224"/>
          <table:table-cell table:number-columns-repeated="5" table:style-name="ce82"/>
          <table:table-cell office:value-type="float" office:value="0" table:formula="of:=SUM([.E95:.H9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09">
            <text:p>CF466-D2-C</text:p>
          </table:table-cell>
          <table:table-cell table:style-name="ce224"/>
          <table:table-cell table:number-columns-repeated="5" table:style-name="ce82"/>
          <table:table-cell office:value-type="float" office:value="0" table:formula="of:=SUM([.E96:.H96])" table:style-name="ce55">
            <text:p>0</text:p>
          </table:table-cell>
          <table:table-cell table:style-name="ce55"/>
          <table:table-cell table:style-name="ce227"/>
          <table:table-cell table:style-name="ce82"/>
          <table:table-cell office:value-type="string" office:string-value="Video Solution - Solver to be (Java)" table:formula="of:=HYPERLINK(&quot;https://www.youtube.com/watch?v=8G06-YDc2-I&quot;;&quot;Video Solution - Solver to be (Java)&quot;)" table:style-name="ce78">
            <text:p>Video Solution - Solver to be (Java)</text:p>
          </table:table-cell>
          <table:table-cell table:number-columns-repeated="16371"/>
        </table:table-row>
        <table:table-row table:style-name="ro1">
          <table:table-cell office:value-type="string" table:style-name="ce65">
            <text:p>Queue</text:p>
          </table:table-cell>
          <table:table-cell office:value-type="string" office:string-value="CF141-D2-C" table:formula="of:=HYPERLINK(&quot;http://codeforces.com/contest/141/problem/C&quot;;&quot;CF141-D2-C&quot;)" table:style-name="ce70">
            <text:p>CF141-D2-C</text:p>
          </table:table-cell>
          <table:table-cell table:style-name="ce224"/>
          <table:table-cell table:number-columns-repeated="5" table:style-name="ce82"/>
          <table:table-cell office:value-type="float" office:value="0" table:formula="of:=SUM([.E97:.H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agical Boxes</text:p>
          </table:table-cell>
          <table:table-cell office:value-type="string" office:string-value="CF270-D2-C" table:formula="of:=HYPERLINK(&quot;http://codeforces.com/contest/270/problem/C&quot;;&quot;CF270-D2-C&quot;)" table:style-name="ce70">
            <text:p>CF270-D2-C</text:p>
          </table:table-cell>
          <table:table-cell table:style-name="ce224"/>
          <table:table-cell table:number-columns-repeated="5" table:style-name="ce82"/>
          <table:table-cell office:value-type="float" office:value="0" table:formula="of:=SUM([.E98:.H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Find Pair</text:p>
          </table:table-cell>
          <table:table-cell office:value-type="string" office:string-value="CF160-D2-C" table:formula="of:=HYPERLINK(&quot;http://codeforces.com/contest/160/problem/C&quot;;&quot;CF160-D2-C&quot;)" table:style-name="ce70">
            <text:p>CF160-D2-C</text:p>
          </table:table-cell>
          <table:table-cell table:style-name="ce224"/>
          <table:table-cell table:number-columns-repeated="5" table:style-name="ce82"/>
          <table:table-cell office:value-type="float" office:value="0" table:formula="of:=SUM([.E99:.H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ltitasking</text:p>
          </table:table-cell>
          <table:table-cell office:value-type="string" office:string-value="CF384-D2-B" table:formula="of:=HYPERLINK(&quot;http://codeforces.com/contest/384/problem/B&quot;;&quot;CF384-D2-B&quot;)" table:style-name="ce21">
            <text:p>CF384-D2-B</text:p>
          </table:table-cell>
          <table:table-cell table:style-name="ce224"/>
          <table:table-cell table:number-columns-repeated="5" table:style-name="ce82"/>
          <table:table-cell office:value-type="float" office:value="0" table:formula="of:=SUM([.E100:.H1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Non-square Equation</text:p>
          </table:table-cell>
          <table:table-cell office:value-type="string" office:string-value="CF233-D2-B" table:formula="of:=HYPERLINK(&quot;http://codeforces.com/contest/233/problem/B&quot;;&quot;CF233-D2-B&quot;)" table:style-name="ce21">
            <text:p>CF233-D2-B</text:p>
          </table:table-cell>
          <table:table-cell table:style-name="ce224"/>
          <table:table-cell table:number-columns-repeated="5" table:style-name="ce82"/>
          <table:table-cell office:value-type="float" office:value="0" table:formula="of:=SUM([.E101:.H10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2:.H102])" table:style-name="ce55">
            <text:p>0</text:p>
          </table:table-cell>
          <table:table-cell table:style-name="ce55"/>
          <table:table-cell table:style-name="ce227"/>
          <table:table-cell table:style-name="ce82"/>
          <table:table-cell office:value-type="string" office:string-value="Watch - Thinking - Let's Put All Together " table:formula="of:=HYPERLINK(&quot;https://www.youtube.com/watch?v=f_lt366qTZc&quot;;&quot;Watch - Thinking - Let's Put All Together &quot;)" table:style-name="ce107">
            <text:p>Watch - Thinking - Let's Put All Together<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3:.H103])" table:style-name="ce55">
            <text:p>0</text:p>
          </table:table-cell>
          <table:table-cell table:style-name="ce55"/>
          <table:table-cell table:style-name="ce227"/>
          <table:table-cell table:style-name="ce82"/>
          <table:table-cell office:value-type="string" office:string-value="Watch - DP - Table Method" table:formula="of:=HYPERLINK(&quot;https://www.youtube.com/watch?v=PrXbn8-zw14&quot;;&quot;Watch - DP - Table Method&quot;)" table:style-name="ce107">
            <text:p>Watch - DP - Table Metho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4:.H104])" table:style-name="ce55">
            <text:p>0</text:p>
          </table:table-cell>
          <table:table-cell table:style-name="ce55"/>
          <table:table-cell table:style-name="ce227"/>
          <table:table-cell table:style-name="ce82"/>
          <table:table-cell office:value-type="string" office:string-value="Watch - Graph Theory - Floyd Warshal" table:formula="of:=HYPERLINK(&quot;https://www.youtube.com/watch?v=ZIJLCVn4KzQ&quot;;&quot;Watch - Graph Theory - Floyd Warshal&quot;)" table:style-name="ce107">
            <text:p>Watch - Graph Theory - Floyd Warshal</text:p>
          </table:table-cell>
          <table:table-cell table:number-columns-repeated="16371"/>
        </table:table-row>
        <table:table-row table:style-name="ro1">
          <table:table-cell office:value-type="string" table:style-name="ce85">
            <text:p>Frogger</text:p>
          </table:table-cell>
          <table:table-cell office:value-type="string" office:string-value="UVA 534" table:formula="of:=HYPERLINK(&quot;https://uva.onlinejudge.org/index.php?option=com_onlinejudge&amp;Itemid=8&amp;page=show_problem&amp;problem=475&quot;;&quot;UVA 534&quot;)" table:style-name="ce116">
            <text:p>UVA 534</text:p>
          </table:table-cell>
          <table:table-cell table:style-name="ce224"/>
          <table:table-cell table:number-columns-repeated="5" table:style-name="ce82"/>
          <table:table-cell office:value-type="float" office:value="0" table:formula="of:=SUM([.E105:.H105])"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534.cpp&quot;;&quot;Sol&quot;)" table:style-name="ce70">
            <text:p>Sol</text:p>
          </table:table-cell>
          <table:table-cell table:number-columns-repeated="16371"/>
        </table:table-row>
        <table:table-row table:style-name="ro1">
          <table:table-cell office:value-type="string" table:style-name="ce85">
            <text:p>Identifying Concurrent</text:p>
          </table:table-cell>
          <table:table-cell office:value-type="string" office:string-value="UVA 334" table:formula="of:=HYPERLINK(&quot;https://uva.onlinejudge.org/index.php?option=com_onlinejudge&amp;Itemid=8&amp;page=show_problem&amp;problem=270&quot;;&quot;UVA 334&quot;)" table:style-name="ce116">
            <text:p>UVA 334</text:p>
          </table:table-cell>
          <table:table-cell table:style-name="ce224"/>
          <table:table-cell table:number-columns-repeated="5" table:style-name="ce82"/>
          <table:table-cell office:value-type="float" office:value="0" table:formula="of:=SUM([.E106:.H106])" table:style-name="ce55">
            <text:p>0</text:p>
          </table:table-cell>
          <table:table-cell table:style-name="ce55"/>
          <table:table-cell table:style-name="ce227"/>
          <table:table-cell table:style-name="ce82"/>
          <table:table-cell table:style-name="ce65"/>
          <table:table-cell table:number-columns-repeated="16371"/>
        </table:table-row>
        <table:table-row table:style-name="ro1">
          <table:table-cell office:value-type="string" table:style-name="ce85">
            <text:p>Numbering Paths</text:p>
          </table:table-cell>
          <table:table-cell office:value-type="string" office:string-value="UVA 125" table:formula="of:=HYPERLINK(&quot;https://uva.onlinejudge.org/index.php?option=onlinejudge&amp;page=show_problem&amp;problem=61&quot;;&quot;UVA 125&quot;)" table:style-name="ce116">
            <text:p>UVA 125</text:p>
          </table:table-cell>
          <table:table-cell table:style-name="ce224"/>
          <table:table-cell table:number-columns-repeated="5" table:style-name="ce82"/>
          <table:table-cell office:value-type="float" office:value="0" table:formula="of:=SUM([.E107:.H107])"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125.txt&quot;;&quot;Sol&quot;)" table:style-name="ce70">
            <text:p>Sol</text:p>
          </table:table-cell>
          <table:table-cell table:number-columns-repeated="16371"/>
        </table:table-row>
        <table:table-row table:style-name="ro1">
          <table:table-cell office:value-type="string" table:style-name="ce86">
            <text:p>Jack Straws</text:p>
          </table:table-cell>
          <table:table-cell office:value-type="string" office:string-value="UVA 273" table:formula="of:=HYPERLINK(&quot;https://uva.onlinejudge.org/index.php?option=com_onlinejudge&amp;Itemid=8&amp;page=show_problem&amp;problem=209&quot;;&quot;UVA 273&quot;)" table:style-name="ce118">
            <text:p>UVA 273</text:p>
          </table:table-cell>
          <table:table-cell table:style-name="ce224"/>
          <table:table-cell table:number-columns-repeated="5" table:style-name="ce82"/>
          <table:table-cell office:value-type="float" office:value="0" table:formula="of:=SUM([.E108:.H108])" table:style-name="ce55">
            <text:p>0</text:p>
          </table:table-cell>
          <table:table-cell table:style-name="ce11"/>
          <table:table-cell table:style-name="ce228"/>
          <table:table-cell table:style-name="ce11"/>
          <table:table-cell office:value-type="string" office:string-value="Sol" table:formula="of:=HYPERLINK(&quot;https://github.com/MeGaCrazy/CompetitiveProgramming/blob/6c8e6d79950bbe406f56e3b990159810fcca7431/UVA/UVA_273.cpp&quot;;&quot;Sol&quot;)" table:style-name="ce70">
            <text:p>Sol</text:p>
          </table:table-cell>
          <table:table-cell table:number-columns-repeated="16371"/>
        </table:table-row>
        <table:table-row table:style-name="ro1">
          <table:table-cell office:value-type="string" table:style-name="ce86">
            <text:p>Longest Match</text:p>
          </table:table-cell>
          <table:table-cell office:value-type="string" office:string-value="UVA 10100" table:formula="of:=HYPERLINK(&quot;https://uva.onlinejudge.org/index.php?option=onlinejudge&amp;page=show_problem&amp;problem=1041&quot;;&quot;UVA 10100&quot;)" table:style-name="ce87">
            <text:p>UVA 10100</text:p>
          </table:table-cell>
          <table:table-cell table:style-name="ce224"/>
          <table:table-cell table:number-columns-repeated="5" table:style-name="ce82"/>
          <table:table-cell office:value-type="float" office:value="0" table:formula="of:=SUM([.E109:.H109])" table:style-name="ce55">
            <text:p>0</text:p>
          </table:table-cell>
          <table:table-cell table:style-name="ce55"/>
          <table:table-cell table:style-name="ce227"/>
          <table:table-cell table:style-name="ce82"/>
          <table:table-cell office:value-type="string" table:style-name="ce127">
            <text:p><text:a xlink:href="https://algorithmist.com/wiki/UVa_10100_-_Longest_Match">Sol</text:a></text:p>
          </table:table-cell>
          <table:table-cell table:number-columns-repeated="16371"/>
        </table:table-row>
        <table:table-row table:style-name="ro1">
          <table:table-cell office:value-type="string" table:style-name="ce86">
            <text:p>Isolated Segments</text:p>
          </table:table-cell>
          <table:table-cell office:value-type="string" office:string-value="UVA 11343" table:formula="of:=HYPERLINK(&quot;https://uva.onlinejudge.org/index.php?option=com_onlinejudge&amp;Itemid=8&amp;page=show_problem&amp;problem=2318&quot;;&quot;UVA 11343&quot;)" table:style-name="ce87">
            <text:p>UVA 11343</text:p>
          </table:table-cell>
          <table:table-cell table:style-name="ce224"/>
          <table:table-cell table:number-columns-repeated="5" table:style-name="ce82"/>
          <table:table-cell office:value-type="float" office:value="0" table:formula="of:=SUM([.E110:.H110])"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11343.cpp&quot;;&quot;Sol&quot;)" table:style-name="ce70">
            <text:p>Sol</text:p>
          </table:table-cell>
          <table:table-cell table:number-columns-repeated="16371"/>
        </table:table-row>
        <table:table-row table:style-name="ro1">
          <table:table-cell office:value-type="string" table:style-name="ce86">
            <text:p>Counting</text:p>
          </table:table-cell>
          <table:table-cell office:value-type="string" office:string-value="UVA 10198" table:formula="of:=HYPERLINK(&quot;https://uva.onlinejudge.org/index.php?option=com_onlinejudge&amp;Itemid=8&amp;page=show_problem&amp;problem=1139&quot;;&quot;UVA 10198&quot;)" table:style-name="ce87">
            <text:p>UVA 10198</text:p>
          </table:table-cell>
          <table:table-cell table:style-name="ce224"/>
          <table:table-cell table:number-columns-repeated="5" table:style-name="ce82"/>
          <table:table-cell office:value-type="float" office:value="0" table:formula="of:=SUM([.E111:.H111])" table:style-name="ce55">
            <text:p>0</text:p>
          </table:table-cell>
          <table:table-cell table:style-name="ce55"/>
          <table:table-cell table:style-name="ce227"/>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32">
            <text:p>Needs Big Integer: Have it in your cpp library or learn Java for these (rare) case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12:.H11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fia</text:p>
          </table:table-cell>
          <table:table-cell office:value-type="string" office:string-value="CF349-D2-C" table:formula="of:=HYPERLINK(&quot;http://codeforces.com/contest/349/problem/C&quot;;&quot;CF349-D2-C&quot;)" table:style-name="ce77">
            <text:p>CF349-D2-C</text:p>
          </table:table-cell>
          <table:table-cell table:style-name="ce224"/>
          <table:table-cell table:number-columns-repeated="5" table:style-name="ce82"/>
          <table:table-cell office:value-type="float" office:value="0" table:formula="of:=SUM([.E113:.H11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Sereja and Prefixes</text:p>
          </table:table-cell>
          <table:table-cell office:value-type="string" office:string-value="CF381-D2-C" table:formula="of:=HYPERLINK(&quot;http://codeforces.com/contest/381/problem/C&quot;;&quot;CF381-D2-C&quot;)" table:style-name="ce77">
            <text:p>CF381-D2-C</text:p>
          </table:table-cell>
          <table:table-cell table:style-name="ce224"/>
          <table:table-cell table:number-columns-repeated="5" table:style-name="ce82"/>
          <table:table-cell office:value-type="float" office:value="0" table:formula="of:=SUM([.E114:.H11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About Bacteria</text:p>
          </table:table-cell>
          <table:table-cell office:value-type="string" office:string-value="CF199-D2-C" table:formula="of:=HYPERLINK(&quot;http://codeforces.com/contest/199/problem/C&quot;;&quot;CF199-D2-C&quot;)" table:style-name="ce77">
            <text:p>CF199-D2-C</text:p>
          </table:table-cell>
          <table:table-cell table:style-name="ce224"/>
          <table:table-cell table:number-columns-repeated="5" table:style-name="ce82"/>
          <table:table-cell office:value-type="float" office:value="0" table:formula="of:=SUM([.E115:.H11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DNA Alignment</text:p>
          </table:table-cell>
          <table:table-cell office:value-type="string" office:string-value="CF520-D2-C" table:formula="of:=HYPERLINK(&quot;http://codeforces.com/contest/520/problem/C&quot;;&quot;CF520-D2-C&quot;)" table:style-name="ce77">
            <text:p>CF520-D2-C</text:p>
          </table:table-cell>
          <table:table-cell table:style-name="ce224"/>
          <table:table-cell table:number-columns-repeated="5" table:style-name="ce82"/>
          <table:table-cell office:value-type="float" office:value="0" table:formula="of:=SUM([.E116:.H116])"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Geometric Progression</text:p>
          </table:table-cell>
          <table:table-cell office:value-type="string" office:string-value="CF567-D2-C" table:formula="of:=HYPERLINK(&quot;http://codeforces.com/contest/567/problem/C&quot;;&quot;CF567-D2-C&quot;)" table:style-name="ce77">
            <text:p>CF567-D2-C</text:p>
          </table:table-cell>
          <table:table-cell table:style-name="ce224"/>
          <table:table-cell table:number-columns-repeated="5" table:style-name="ce82"/>
          <table:table-cell office:value-type="float" office:value="0" table:formula="of:=SUM([.E117:.H11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Watering Flowers</text:p>
          </table:table-cell>
          <table:table-cell office:value-type="string" office:string-value="CF617-D2-C" table:formula="of:=HYPERLINK(&quot;http://codeforces.com/contest/617/problem/C&quot;;&quot;CF617-D2-C&quot;)" table:style-name="ce70">
            <text:p>CF617-D2-C</text:p>
          </table:table-cell>
          <table:table-cell table:style-name="ce224"/>
          <table:table-cell table:number-columns-repeated="5" table:style-name="ce82"/>
          <table:table-cell office:value-type="float" office:value="0" table:formula="of:=SUM([.E118:.H11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Quiz</text:p>
          </table:table-cell>
          <table:table-cell office:value-type="string" office:string-value="CF337-D2-C" table:formula="of:=HYPERLINK(&quot;http://codeforces.com/contest/337/problem/C&quot;;&quot;CF337-D2-C&quot;)" table:style-name="ce70">
            <text:p>CF337-D2-C</text:p>
          </table:table-cell>
          <table:table-cell table:style-name="ce224"/>
          <table:table-cell table:number-columns-repeated="5" table:style-name="ce82"/>
          <table:table-cell office:value-type="float" office:value="0" table:formula="of:=SUM([.E119:.H11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Secret Combination</text:p>
          </table:table-cell>
          <table:table-cell office:value-type="string" office:string-value="CF496-D2-B" table:formula="of:=HYPERLINK(&quot;http://codeforces.com/contest/496/problem/B&quot;;&quot;CF496-D2-B&quot;)" table:style-name="ce21">
            <text:p>CF496-D2-B</text:p>
          </table:table-cell>
          <table:table-cell table:style-name="ce224"/>
          <table:table-cell table:number-columns-repeated="5" table:style-name="ce82"/>
          <table:table-cell office:value-type="float" office:value="0" table:formula="of:=SUM([.E120:.H12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H and Important Things</text:p>
          </table:table-cell>
          <table:table-cell office:value-type="string" office:string-value="CF471-D2-B" table:formula="of:=HYPERLINK(&quot;http://codeforces.com/contest/471/problem/B&quot;;&quot;CF471-D2-B&quot;)" table:style-name="ce21">
            <text:p>CF471-D2-B</text:p>
          </table:table-cell>
          <table:table-cell table:style-name="ce224"/>
          <table:table-cell table:number-columns-repeated="5" table:style-name="ce82"/>
          <table:table-cell office:value-type="float" office:value="0" table:formula="of:=SUM([.E121:.H12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Lucky Mask</text:p>
          </table:table-cell>
          <table:table-cell office:value-type="string" office:string-value="CF146-D2-B" table:formula="of:=HYPERLINK(&quot;http://codeforces.com/contest/146/problem/B&quot;;&quot;CF146-D2-B&quot;)" table:style-name="ce21">
            <text:p>CF146-D2-B</text:p>
          </table:table-cell>
          <table:table-cell table:style-name="ce224"/>
          <table:table-cell table:number-columns-repeated="5" table:style-name="ce82"/>
          <table:table-cell office:value-type="float" office:value="0" table:formula="of:=SUM([.E122:.H12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3:.H12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4:.H124])" table:style-name="ce55">
            <text:p>0</text:p>
          </table:table-cell>
          <table:table-cell table:style-name="ce55"/>
          <table:table-cell table:style-name="ce227"/>
          <table:table-cell table:style-name="ce82"/>
          <table:table-cell office:value-type="string" office:string-value="Watch - Measuring Algorithms Perfromance - 2" table:formula="of:=HYPERLINK(&quot;https://www.youtube.com/watch?v=ZNYQrKpR42g&quot;;&quot;Watch - Measuring Algorithms Perfromance - 2&quot;)" table:style-name="ce107">
            <text:p>Watch - Measuring Algorithms Perfromance - 2</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5:.H125])" table:style-name="ce55">
            <text:p>0</text:p>
          </table:table-cell>
          <table:table-cell table:style-name="ce55"/>
          <table:table-cell table:style-name="ce227"/>
          <table:table-cell table:style-name="ce82"/>
          <table:table-cell office:value-type="string" office:string-value="Watch - Graph Theory - Tree Diameter and Isomorphism" table:formula="of:=HYPERLINK(&quot;https://www.youtube.com/watch?v=RASvnfG2SSE&quot;;&quot;Watch - Graph Theory - Tree Diameter and Isomorphism&quot;)" table:style-name="ce110">
            <text:p>Watch - Graph Theory - Tree Diameter and Isomorphism</text:p>
          </table:table-cell>
          <table:table-cell table:number-columns-repeated="16371"/>
        </table:table-row>
        <table:table-row table:style-name="ro1">
          <table:table-cell office:value-type="string" table:style-name="ce85">
            <text:p>PT07Z</text:p>
          </table:table-cell>
          <table:table-cell office:value-type="string" office:string-value="SPOJ PT07Z" table:formula="of:=HYPERLINK(&quot;http://www.spoj.com/problems/PT07Z/&quot;;&quot;SPOJ PT07Z&quot;)" table:style-name="ce112">
            <text:p>SPOJ PT07Z</text:p>
          </table:table-cell>
          <table:table-cell table:style-name="ce224"/>
          <table:table-cell table:number-columns-repeated="5" table:style-name="ce82"/>
          <table:table-cell office:value-type="float" office:value="0" table:formula="of:=SUM([.E126:.H126])" table:style-name="ce55">
            <text:p>0</text:p>
          </table:table-cell>
          <table:table-cell table:style-name="ce55"/>
          <table:table-cell table:style-name="ce227"/>
          <table:table-cell table:style-name="ce82"/>
          <table:table-cell office:value-type="string" office:string-value="Sol" table:formula="of:=HYPERLINK(&quot;https://github.com/abdullaAshraf/Problem-Solving/blob/master/SPOJ/PT07Z.cpp&quot;;&quot;Sol&quot;)" table:style-name="ce70">
            <text:p>Sol</text:p>
          </table:table-cell>
          <table:table-cell table:number-columns-repeated="16371"/>
        </table:table-row>
        <table:table-row table:style-name="ro1">
          <table:table-cell office:value-type="string" table:style-name="ce85">
            <text:p>Roads in the North</text:p>
          </table:table-cell>
          <table:table-cell office:value-type="string" office:string-value="UVA 10308" table:formula="of:=HYPERLINK(&quot;https://uva.onlinejudge.org/index.php?option=com_onlinejudge&amp;Itemid=8&amp;page=show_problem&amp;problem=1249&quot;;&quot;UVA 10308&quot;)" table:style-name="ce112">
            <text:p>UVA 10308</text:p>
          </table:table-cell>
          <table:table-cell table:style-name="ce224"/>
          <table:table-cell table:number-columns-repeated="5" table:style-name="ce82"/>
          <table:table-cell office:value-type="float" office:value="0" table:formula="of:=SUM([.E127:.H127])"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308.cpp&quot;;&quot;Sol&quot;)" table:style-name="ce70">
            <text:p>Sol</text:p>
          </table:table-cell>
          <table:table-cell table:number-columns-repeated="16371"/>
        </table:table-row>
        <table:table-row table:style-name="ro1">
          <table:table-cell office:value-type="string" table:style-name="ce85">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12">
            <text:p>LIVEARCHIVE 2935</text:p>
          </table:table-cell>
          <table:table-cell table:style-name="ce224"/>
          <table:table-cell table:number-columns-repeated="5" table:style-name="ce82"/>
          <table:table-cell office:value-type="float" office:value="0" table:formula="of:=SUM([.E128:.H12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LiveArchive/LiveArchive_2935.txt&quot;;&quot;Sol&quot;)" table:style-name="ce70">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9:.H12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Shaass and Lights</text:p>
          </table:table-cell>
          <table:table-cell office:value-type="string" office:string-value="CF294-D2-C" table:formula="of:=HYPERLINK(&quot;http://codeforces.com/contest/294/problem/C&quot;;&quot;CF294-D2-C&quot;)" table:style-name="ce77">
            <text:p>CF294-D2-C</text:p>
          </table:table-cell>
          <table:table-cell table:style-name="ce224"/>
          <table:table-cell table:number-columns-repeated="5" table:style-name="ce82"/>
          <table:table-cell office:value-type="float" office:value="0" table:formula="of:=SUM([.E130:.H130])" table:style-name="ce55">
            <text:p>0</text:p>
          </table:table-cell>
          <table:table-cell table:style-name="ce11"/>
          <table:table-cell table:style-name="ce228"/>
          <table:table-cell table:style-name="ce11"/>
          <table:table-cell office:value-type="string" office:string-value="Video Solution - Dr Mostafa Saad" table:formula="of:=HYPERLINK(&quot;https://www.youtube.com/watch?v=xB6St1GAKUg&quot;;&quot;Video Solution - Dr Mostafa Saad&quot;)" table:style-name="ce77">
            <text:p>Video Solution - Dr Mostafa Saad</text:p>
          </table:table-cell>
          <table:table-cell table:number-columns-repeated="16371"/>
        </table:table-row>
        <table:table-row table:style-name="ro1">
          <table:table-cell office:value-type="string" table:style-name="ce65">
            <text:p>Journey</text:p>
          </table:table-cell>
          <table:table-cell office:value-type="string" office:string-value="CF721-D2-C" table:formula="of:=HYPERLINK(&quot;http://codeforces.com/contest/721/problem/C&quot;;&quot;CF721-D2-C&quot;)" table:style-name="ce70">
            <text:p>CF721-D2-C</text:p>
          </table:table-cell>
          <table:table-cell table:style-name="ce224"/>
          <table:table-cell table:number-columns-repeated="5" table:style-name="ce82"/>
          <table:table-cell office:value-type="float" office:value="0" table:formula="of:=SUM([.E131:.H13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Captain Marmot</text:p>
          </table:table-cell>
          <table:table-cell office:value-type="string" office:string-value="CF474-D2-C" table:formula="of:=HYPERLINK(&quot;http://codeforces.com/contest/474/problem/C&quot;;&quot;CF474-D2-C&quot;)" table:style-name="ce77">
            <text:p>CF474-D2-C</text:p>
          </table:table-cell>
          <table:table-cell table:style-name="ce224"/>
          <table:table-cell table:number-columns-repeated="5" table:style-name="ce82"/>
          <table:table-cell office:value-type="float" office:value="0" table:formula="of:=SUM([.E132:.H1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TpRObCQT9Lw&quot;;&quot;Video Solution - Dr Mostafa Saad&quot;)" table:style-name="ce78">
            <text:p>Video Solution - Dr Mostafa Saad</text:p>
          </table:table-cell>
          <table:table-cell table:number-columns-repeated="16371"/>
        </table:table-row>
        <table:table-row table:style-name="ro1">
          <table:table-cell office:value-type="string" table:style-name="ce75">
            <text:p>The Big Race</text:p>
          </table:table-cell>
          <table:table-cell office:value-type="string" office:string-value="CF592-D2-C" table:formula="of:=HYPERLINK(&quot;http://codeforces.com/contest/592/problem/C&quot;;&quot;CF592-D2-C&quot;)" table:style-name="ce78">
            <text:p>CF592-D2-C</text:p>
          </table:table-cell>
          <table:table-cell table:style-name="ce224"/>
          <table:table-cell table:number-columns-repeated="5" table:style-name="ce82"/>
          <table:table-cell office:value-type="float" office:value="0" table:formula="of:=SUM([.E133:.H13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Molly's Chemicals</text:p>
          </table:table-cell>
          <table:table-cell office:value-type="string" office:string-value="CF776-D2-C" table:formula="of:=HYPERLINK(&quot;http://codeforces.com/contest/776/problem/C&quot;;&quot;CF776-D2-C&quot;)" table:style-name="ce78">
            <text:p>CF776-D2-C</text:p>
          </table:table-cell>
          <table:table-cell table:style-name="ce224"/>
          <table:table-cell table:number-columns-repeated="5" table:style-name="ce82"/>
          <table:table-cell office:value-type="float" office:value="0" table:formula="of:=SUM([.E134:.H134])" table:style-name="ce55">
            <text:p>0</text:p>
          </table:table-cell>
          <table:table-cell table:style-name="ce11"/>
          <table:table-cell table:style-name="ce228"/>
          <table:table-cell table:style-name="ce11"/>
          <table:table-cell office:value-type="string" office:string-value="Video Solution - Solver to be (Java)" table:formula="of:=HYPERLINK(&quot;https://www.youtube.com/watch?v=5roeMaM3T3Y&quot;;&quot;Video Solution - Solver to be (Java)&quot;)" table:style-name="ce77">
            <text:p>Video Solution - Solver to be (Java)</text:p>
          </table:table-cell>
          <table:table-cell table:number-columns-repeated="16371"/>
        </table:table-row>
        <table:table-row table:style-name="ro1">
          <table:table-cell office:value-type="string" table:style-name="ce124">
            <text:p>Anatoly and Cockroaches</text:p>
          </table:table-cell>
          <table:table-cell office:value-type="string" office:string-value="CF719-D2-B" table:formula="of:=HYPERLINK(&quot;http://codeforces.com/contest/719/problem/B&quot;;&quot;CF719-D2-B&quot;)" table:style-name="ce21">
            <text:p>CF719-D2-B</text:p>
          </table:table-cell>
          <table:table-cell table:style-name="ce224"/>
          <table:table-cell table:number-columns-repeated="5" table:style-name="ce82"/>
          <table:table-cell office:value-type="float" office:value="0" table:formula="of:=SUM([.E135:.H135])"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office:value-type="string" table:style-name="ce124">
            <text:p>Opposites Attract</text:p>
          </table:table-cell>
          <table:table-cell office:value-type="string" office:string-value="CF131-D2-B" table:formula="of:=HYPERLINK(&quot;http://codeforces.com/contest/131/problem/B&quot;;&quot;CF131-D2-B&quot;)" table:style-name="ce21">
            <text:p>CF131-D2-B</text:p>
          </table:table-cell>
          <table:table-cell table:style-name="ce224"/>
          <table:table-cell table:number-columns-repeated="5" table:style-name="ce82"/>
          <table:table-cell office:value-type="float" office:value="0" table:formula="of:=SUM([.E136:.H136])"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7:.H13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ailway</text:p>
          </table:table-cell>
          <table:table-cell office:value-type="string" office:string-value="UVA 10263" table:formula="of:=HYPERLINK(&quot;https://uva.onlinejudge.org/index.php?option=onlinejudge&amp;page=show_problem&amp;problem=1204&quot;;&quot;UVA 10263&quot;)" table:style-name="ce87">
            <text:p>UVA 10263</text:p>
          </table:table-cell>
          <table:table-cell table:style-name="ce224"/>
          <table:table-cell table:number-columns-repeated="5" table:style-name="ce82"/>
          <table:table-cell office:value-type="float" office:value="0" table:formula="of:=SUM([.E138:.H138])" table:style-name="ce55">
            <text:p>0</text:p>
          </table:table-cell>
          <table:table-cell table:style-name="ce55"/>
          <table:table-cell table:style-name="ce227"/>
          <table:table-cell table:style-name="ce82"/>
          <table:table-cell office:value-type="string" office:string-value="Sol" table:formula="of:=HYPERLINK(&quot;https://github.com/MohamedNabil97/CompetitiveProgramming/blob/master/UVA/10263.cpp&quot;;&quot;Sol&quot;)" table:style-name="ce78">
            <text:p>Sol</text:p>
          </table:table-cell>
          <table:table-cell table:number-columns-repeated="16371"/>
        </table:table-row>
        <table:table-row table:style-name="ro1">
          <table:table-cell office:value-type="string" table:style-name="ce86">
            <text:p>Factorial Factors</text:p>
          </table:table-cell>
          <table:table-cell office:value-type="string" office:string-value="UVA 884" table:formula="of:=HYPERLINK(&quot;https://uva.onlinejudge.org/index.php?option=com_onlinejudge&amp;Itemid=8&amp;page=show_problem&amp;problem=825&quot;;&quot;UVA 884&quot;)" table:style-name="ce87">
            <text:p>UVA 884</text:p>
          </table:table-cell>
          <table:table-cell table:style-name="ce224"/>
          <table:table-cell table:number-columns-repeated="5" table:style-name="ce82"/>
          <table:table-cell office:value-type="float" office:value="0" table:formula="of:=SUM([.E139:.H13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Wifi Access</text:p>
          </table:table-cell>
          <table:table-cell office:value-type="string" office:string-value="UVA 12748" table:formula="of:=HYPERLINK(&quot;https://uva.onlinejudge.org/index.php?option=onlinejudge&amp;page=show_problem&amp;problem=4601&quot;;&quot;UVA 12748&quot;)" table:style-name="ce87">
            <text:p>UVA 12748</text:p>
          </table:table-cell>
          <table:table-cell table:style-name="ce224"/>
          <table:table-cell table:number-columns-repeated="5" table:style-name="ce82"/>
          <table:table-cell office:value-type="float" office:value="0" table:formula="of:=SUM([.E140:.H140])"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29ebad1d90e70a17ac4e646e5f049b980fb777de/UVA/UVA_12748.cpp&quot;;&quot;Sol&quot;)" table:style-name="ce70">
            <text:p>Sol</text:p>
          </table:table-cell>
          <table:table-cell table:number-columns-repeated="16371"/>
        </table:table-row>
        <table:table-row table:style-name="ro1">
          <table:table-cell office:value-type="string" table:style-name="ce86">
            <text:p>Lining Up</text:p>
          </table:table-cell>
          <table:table-cell office:value-type="string" office:string-value="UVA 270" table:formula="of:=HYPERLINK(&quot;https://uva.onlinejudge.org/index.php?option=com_onlinejudge&amp;Itemid=8&amp;page=show_problem&amp;problem=206&quot;;&quot;UVA 270&quot;)" table:style-name="ce87">
            <text:p>UVA 270</text:p>
          </table:table-cell>
          <table:table-cell table:style-name="ce224"/>
          <table:table-cell table:number-columns-repeated="5" table:style-name="ce82"/>
          <table:table-cell office:value-type="float" office:value="0" table:formula="of:=SUM([.E141:.H141])" table:style-name="ce55">
            <text:p>0</text:p>
          </table:table-cell>
          <table:table-cell table:style-name="ce55"/>
          <table:table-cell table:style-name="ce227"/>
          <table:table-cell table:style-name="ce82"/>
          <table:table-cell office:value-type="string" office:string-value="Video Solution - Eng Mohamed Nasser. Don't Code O(N^3)" table:formula="of:=HYPERLINK(&quot;https://www.youtube.com/watch?v=EbB6g4GuNrQ&quot;;&quot;Video Solution - Eng Mohamed Nasser. Don't Code O(N^3)&quot;)" table:style-name="ce77">
            <text:p>Video Solution - Eng Mohamed Nasser. Don't Code O(N^3)</text:p>
          </table:table-cell>
          <table:table-cell table:number-columns-repeated="16371"/>
        </table:table-row>
        <table:table-row table:style-name="ro1">
          <table:table-cell office:value-type="string" table:style-name="ce86">
            <text:p>Pouring water</text:p>
          </table:table-cell>
          <table:table-cell office:value-type="string" office:string-value="SPOJ POUR1" table:formula="of:=HYPERLINK(&quot;http://www.spoj.com/problems/POUR1/&quot;;&quot;SPOJ POUR1&quot;)" table:style-name="ce87">
            <text:p>SPOJ POUR1</text:p>
          </table:table-cell>
          <table:table-cell table:style-name="ce224"/>
          <table:table-cell table:number-columns-repeated="5" table:style-name="ce82"/>
          <table:table-cell office:value-type="float" office:value="0" table:formula="of:=SUM([.E142:.H142])" table:style-name="ce55">
            <text:p>0</text:p>
          </table:table-cell>
          <table:table-cell table:style-name="ce11"/>
          <table:table-cell table:style-name="ce228"/>
          <table:table-cell table:style-name="ce11"/>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office:string-value="CF23-D12-C" table:formula="of:=HYPERLINK(&quot;http://codeforces.com/contest/23/problem/C&quot;;&quot;CF23-D12-C&quot;)" table:style-name="ce87">
            <text:p>CF23-D12-C</text:p>
          </table:table-cell>
          <table:table-cell table:style-name="ce224"/>
          <table:table-cell table:number-columns-repeated="5" table:style-name="ce82"/>
          <table:table-cell office:value-type="float" office:value="0" table:formula="of:=SUM([.E143:.H143])"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office:string-value="CF869-D2-C" table:formula="of:=HYPERLINK(&quot;http://codeforces.com/problemset/problem/869/C&quot;;&quot;CF869-D2-C&quot;)" table:style-name="ce87">
            <text:p>CF869-D2-C</text:p>
          </table:table-cell>
          <table:table-cell table:style-name="ce224"/>
          <table:table-cell table:number-columns-repeated="5" table:style-name="ce82"/>
          <table:table-cell office:value-type="float" office:value="0" table:formula="of:=SUM([.E144:.H144])"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table:style-name="ce86">
            <text:p>SRM321-D1-500</text:p>
          </table:table-cell>
          <table:table-cell table:style-name="ce224"/>
          <table:table-cell table:number-columns-repeated="5" table:style-name="ce82"/>
          <table:table-cell office:value-type="float" office:value="0" table:formula="of:=SUM([.E145:.H145])" table:style-name="ce55">
            <text:p>0</text:p>
          </table:table-cell>
          <table:table-cell table:style-name="ce11"/>
          <table:table-cell table:style-name="ce228"/>
          <table:table-cell table:style-name="ce11"/>
          <table:table-cell office:value-type="string" table:style-name="ce65">
            <text:p>See Rushiose's code in arena summary</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46:.H146])" table:style-name="ce55">
            <text:p>0</text:p>
          </table:table-cell>
          <table:table-cell table:style-name="ce55"/>
          <table:table-cell table:style-name="ce227"/>
          <table:table-cell table:style-name="ce82"/>
          <table:table-cell table:number-columns-repeated="16372" table:style-name="ce1"/>
        </table:table-row>
        <table:table-row table:style-name="ro1">
          <table:table-cell table:number-columns-repeated="2" table:style-name="ce75"/>
          <table:table-cell table:style-name="ce224"/>
          <table:table-cell table:number-columns-repeated="5" table:style-name="ce82"/>
          <table:table-cell office:value-type="float" office:value="0" table:formula="of:=SUM([.E147:.H147])" table:style-name="ce55">
            <text:p>0</text:p>
          </table:table-cell>
          <table:table-cell table:style-name="ce55"/>
          <table:table-cell table:style-name="ce227"/>
          <table:table-cell table:style-name="ce82"/>
          <table:table-cell office:value-type="string" office:string-value="Watch Video - Expected Value" table:formula="of:=HYPERLINK(&quot;https://www.youtube.com/watch?v=j__Kredt7vY&quot;;&quot;Watch Video - Expected Value&quot;)" table:style-name="ce110">
            <text:p>Watch Video - Expected Value</text:p>
          </table:table-cell>
          <table:table-cell table:number-columns-repeated="16371"/>
        </table:table-row>
        <table:table-row table:style-name="ro1">
          <table:table-cell office:value-type="string" table:style-name="ce85">
            <text:p>God, Save me</text:p>
          </table:table-cell>
          <table:table-cell office:value-type="string" office:string-value="UVA 10777" table:formula="of:=HYPERLINK(&quot;https://uva.onlinejudge.org/index.php?option=com_onlinejudge&amp;Itemid=8&amp;page=show_problem&amp;problem=1718&quot;;&quot;UVA 10777&quot;)" table:style-name="ce112">
            <text:p>UVA 10777</text:p>
          </table:table-cell>
          <table:table-cell table:style-name="ce224"/>
          <table:table-cell table:number-columns-repeated="5" table:style-name="ce82"/>
          <table:table-cell office:value-type="float" office:value="0" table:formula="of:=SUM([.E148:.H148])"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777.cpp&quot;;&quot;Sol&quot;)" table:style-name="ce70">
            <text:p>Sol</text:p>
          </table:table-cell>
          <table:table-cell table:number-columns-repeated="16371"/>
        </table:table-row>
        <table:table-row table:style-name="ro1">
          <table:table-cell table:style-name="ce85"/>
          <table:table-cell office:value-type="string" office:string-value="CF839-D2-C" table:formula="of:=HYPERLINK(&quot;http://codeforces.com/contest/839/problem/C&quot;;&quot;CF839-D2-C&quot;)" table:style-name="ce112">
            <text:p>CF839-D2-C</text:p>
          </table:table-cell>
          <table:table-cell table:style-name="ce224"/>
          <table:table-cell table:number-columns-repeated="5" table:style-name="ce82"/>
          <table:table-cell office:value-type="float" office:value="0" table:formula="of:=SUM([.E149:.H1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office:string-value="CF454-D2-C" table:formula="of:=HYPERLINK(&quot;http://codeforces.com/contest/454/problem/C&quot;;&quot;CF454-D2-C&quot;)" table:style-name="ce112">
            <text:p>CF454-D2-C</text:p>
          </table:table-cell>
          <table:table-cell table:style-name="ce224"/>
          <table:table-cell table:number-columns-repeated="5" table:style-name="ce82"/>
          <table:table-cell office:value-type="float" office:value="0" table:formula="of:=SUM([.E150:.H15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table:style-name="ce85">
            <text:p>SRM577-D1-250</text:p>
          </table:table-cell>
          <table:table-cell table:style-name="ce224"/>
          <table:table-cell table:number-columns-repeated="5" table:style-name="ce82"/>
          <table:table-cell office:value-type="float" office:value="0" table:formula="of:=SUM([.E151:.H151])" table:style-name="ce55">
            <text:p>0</text:p>
          </table:table-cell>
          <table:table-cell table:style-name="ce55"/>
          <table:table-cell table:style-name="ce227"/>
          <table:table-cell table:style-name="ce82"/>
          <table:table-cell office:value-type="string" office:string-value="Editorial" table:formula="of:=HYPERLINK(&quot;https://apps.topcoder.com/wiki/display/tc/Algorithm+Problem+Set+Analysis&quot;;&quot;Editorial&quot;)" table:style-name="ce78">
            <text:p>Editorial</text:p>
          </table:table-cell>
          <table:table-cell table:number-columns-repeated="16371"/>
        </table:table-row>
        <table:table-row table:style-name="ro1">
          <table:table-cell table:style-name="ce85"/>
          <table:table-cell office:value-type="string" office:string-value="HACKR lazy-sorting" table:formula="of:=HYPERLINK(&quot;https://www.hackerrank.com/challenges/lazy-sorting&quot;;&quot;HACKR lazy-sorting&quot;)" table:style-name="ce112">
            <text:p>HACKR lazy-sorting</text:p>
          </table:table-cell>
          <table:table-cell table:style-name="ce224"/>
          <table:table-cell table:number-columns-repeated="5" table:style-name="ce82"/>
          <table:table-cell office:value-type="float" office:value="0" table:formula="of:=SUM([.E152:.H152])" table:style-name="ce55">
            <text:p>0</text:p>
          </table:table-cell>
          <table:table-cell table:style-name="ce55"/>
          <table:table-cell table:style-name="ce227"/>
          <table:table-cell table:style-name="ce82"/>
          <table:table-cell office:value-type="string" office:string-value="Revise Expected Value" table:formula="of:=HYPERLINK(&quot;https://www.youtube.com/watch?v=j__Kredt7vY&quot;;&quot;Revise Expected Value&quot;)" table:style-name="ce70">
            <text:p>Revise Expected Value</text:p>
          </table:table-cell>
          <table:table-cell table:number-columns-repeated="16371"/>
        </table:table-row>
        <table:table-row table:style-name="ro1">
          <table:table-cell table:style-name="ce86"/>
          <table:table-cell office:value-type="string" office:string-value="SPOJ ALIENS" table:formula="of:=HYPERLINK(&quot;http://www.spoj.com/problems/ALIENS/&quot;;&quot;SPOJ ALIENS&quot;)" table:style-name="ce87">
            <text:p>SPOJ ALIENS</text:p>
          </table:table-cell>
          <table:table-cell table:style-name="ce224"/>
          <table:table-cell table:number-columns-repeated="5" table:style-name="ce82"/>
          <table:table-cell office:value-type="float" office:value="0" table:formula="of:=SUM([.E153:.H153])" table:style-name="ce55">
            <text:p>0</text:p>
          </table:table-cell>
          <table:table-cell table:style-name="ce55"/>
          <table:table-cell table:style-name="ce227"/>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70">
            <text:p>Sol - Practice on min enclosing circle</text:p>
          </table:table-cell>
          <table:table-cell table:number-columns-repeated="16371"/>
        </table:table-row>
        <table:table-row table:style-name="ro1">
          <table:table-cell table:style-name="ce86"/>
          <table:table-cell office:value-type="string" office:string-value="CF340-D2-B" table:formula="of:=HYPERLINK(&quot;http://codeforces.com/contest/340/problem/B&quot;;&quot;CF340-D2-B&quot;)" table:style-name="ce87">
            <text:p>CF340-D2-B</text:p>
          </table:table-cell>
          <table:table-cell table:style-name="ce224"/>
          <table:table-cell table:number-columns-repeated="5" table:style-name="ce82"/>
          <table:table-cell office:value-type="float" office:value="0" table:formula="of:=SUM([.E154:.H15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5:.G155])"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24"/>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6:.G156])"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7:.G157])"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Checkposts</text:p>
          </table:table-cell>
          <table:table-cell office:value-type="string" office:string-value="CF427-D2-C" table:formula="of:=HYPERLINK(&quot;http://codeforces.com/contest/427/problem/C&quot;;&quot;CF427-D2-C&quot;)" table:style-name="ce70">
            <text:p>CF427-D2-C</text:p>
          </table:table-cell>
          <table:table-cell table:style-name="ce224"/>
          <table:table-cell table:number-columns-repeated="5" table:style-name="ce82"/>
          <table:table-cell office:value-type="float" office:value="0" table:formula="of:=SUM([.E158:.H15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erature Lesson</text:p>
          </table:table-cell>
          <table:table-cell office:value-type="string" office:string-value="CF139-D2-C" table:formula="of:=HYPERLINK(&quot;http://codeforces.com/contest/139/problem/C&quot;;&quot;CF139-D2-C&quot;)" table:style-name="ce70">
            <text:p>CF139-D2-C</text:p>
          </table:table-cell>
          <table:table-cell table:style-name="ce224"/>
          <table:table-cell table:number-columns-repeated="5" table:style-name="ce82"/>
          <table:table-cell office:value-type="float" office:value="0" table:formula="of:=SUM([.E159:.H15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rpa's loud Owf and Mehrdad's evil plan</text:p>
          </table:table-cell>
          <table:table-cell office:value-type="string" office:string-value="CF742-D2-C" table:formula="of:=HYPERLINK(&quot;http://codeforces.com/contest/742/problem/C&quot;;&quot;CF742-D2-C&quot;)" table:style-name="ce70">
            <text:p>CF742-D2-C</text:p>
          </table:table-cell>
          <table:table-cell table:style-name="ce224"/>
          <table:table-cell table:number-columns-repeated="5" table:style-name="ce82"/>
          <table:table-cell office:value-type="float" office:value="0" table:formula="of:=SUM([.E160:.H1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rity Game</text:p>
          </table:table-cell>
          <table:table-cell office:value-type="string" office:string-value="CF298-D2-C" table:formula="of:=HYPERLINK(&quot;http://codeforces.com/contest/298/problem/C&quot;;&quot;CF298-D2-C&quot;)" table:style-name="ce70">
            <text:p>CF298-D2-C</text:p>
          </table:table-cell>
          <table:table-cell table:style-name="ce224"/>
          <table:table-cell table:number-columns-repeated="5" table:style-name="ce82"/>
          <table:table-cell office:value-type="float" office:value="0" table:formula="of:=SUM([.E161:.H1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uty Pageant</text:p>
          </table:table-cell>
          <table:table-cell office:value-type="string" office:string-value="CF246-D2-C" table:formula="of:=HYPERLINK(&quot;http://codeforces.com/contest/246/problem/C&quot;;&quot;CF246-D2-C&quot;)" table:style-name="ce70">
            <text:p>CF246-D2-C</text:p>
          </table:table-cell>
          <table:table-cell table:style-name="ce224"/>
          <table:table-cell table:number-columns-repeated="5" table:style-name="ce82"/>
          <table:table-cell office:value-type="float" office:value="0" table:formula="of:=SUM([.E162:.H1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eroes</text:p>
          </table:table-cell>
          <table:table-cell office:value-type="string" office:string-value="CF80-D2-C" table:formula="of:=HYPERLINK(&quot;http://codeforces.com/contest/80/problem/C&quot;;&quot;CF80-D2-C&quot;)" table:style-name="ce70">
            <text:p>CF80-D2-C</text:p>
          </table:table-cell>
          <table:table-cell table:style-name="ce224"/>
          <table:table-cell table:number-columns-repeated="5" table:style-name="ce82"/>
          <table:table-cell office:value-type="float" office:value="0" table:formula="of:=SUM([.E163:.H1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ynasty Puzzles</text:p>
          </table:table-cell>
          <table:table-cell office:value-type="string" office:string-value="CF192-D2-C" table:formula="of:=HYPERLINK(&quot;http://codeforces.com/contest/192/problem/C&quot;;&quot;CF192-D2-C&quot;)" table:style-name="ce70">
            <text:p>CF192-D2-C</text:p>
          </table:table-cell>
          <table:table-cell table:style-name="ce224"/>
          <table:table-cell table:number-columns-repeated="5" table:style-name="ce82"/>
          <table:table-cell office:value-type="float" office:value="0" table:formula="of:=SUM([.E164:.H1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ns</text:p>
          </table:table-cell>
          <table:table-cell office:value-type="string" office:string-value="CF106-D2-C" table:formula="of:=HYPERLINK(&quot;http://codeforces.com/contest/106/problem/C&quot;;&quot;CF106-D2-C&quot;)" table:style-name="ce70">
            <text:p>CF106-D2-C</text:p>
          </table:table-cell>
          <table:table-cell table:style-name="ce224"/>
          <table:table-cell table:number-columns-repeated="5" table:style-name="ce82"/>
          <table:table-cell office:value-type="float" office:value="0" table:formula="of:=SUM([.E165:.H16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unting Kangaroos is Fun</text:p>
          </table:table-cell>
          <table:table-cell office:value-type="string" office:string-value="CF373-D2-C" table:formula="of:=HYPERLINK(&quot;http://codeforces.com/contest/373/problem/C&quot;;&quot;CF373-D2-C&quot;)" table:style-name="ce70">
            <text:p>CF373-D2-C</text:p>
          </table:table-cell>
          <table:table-cell table:style-name="ce224"/>
          <table:table-cell table:number-columns-repeated="5" table:style-name="ce82"/>
          <table:table-cell office:value-type="float" office:value="0" table:formula="of:=SUM([.E166:.H1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rporation Mail</text:p>
          </table:table-cell>
          <table:table-cell office:value-type="string" office:string-value="CF56-D2-C" table:formula="of:=HYPERLINK(&quot;http://codeforces.com/contest/56/problem/C&quot;;&quot;CF56-D2-C&quot;)" table:style-name="ce70">
            <text:p>CF56-D2-C</text:p>
          </table:table-cell>
          <table:table-cell table:style-name="ce224"/>
          <table:table-cell table:number-columns-repeated="5" table:style-name="ce82"/>
          <table:table-cell office:value-type="float" office:value="0" table:formula="of:=SUM([.E167:.H16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trix</text:p>
          </table:table-cell>
          <table:table-cell office:value-type="string" office:string-value="CF365-D2-C" table:formula="of:=HYPERLINK(&quot;http://codeforces.com/contest/365/problem/C&quot;;&quot;CF365-D2-C&quot;)" table:style-name="ce77">
            <text:p>CF365-D2-C</text:p>
          </table:table-cell>
          <table:table-cell table:style-name="ce225"/>
          <table:table-cell table:number-columns-repeated="5" table:style-name="ce11"/>
          <table:table-cell office:value-type="float" office:value="0" table:formula="of:=SUM([.E168:.H168])"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86">
            <text:p>Pick up sticks</text:p>
          </table:table-cell>
          <table:table-cell office:value-type="string" office:string-value="UVA 11686" table:formula="of:=HYPERLINK(&quot;https://uva.onlinejudge.org/index.php?option=com_onlinejudge&amp;Itemid=8&amp;page=show_problem&amp;problem=2733&quot;;&quot;UVA 11686&quot;)" table:style-name="ce118">
            <text:p>UVA 11686</text:p>
          </table:table-cell>
          <table:table-cell table:style-name="ce225"/>
          <table:table-cell table:number-columns-repeated="5" table:style-name="ce11"/>
          <table:table-cell office:value-type="float" office:value="0" table:formula="of:=SUM([.E169:.H169])" table:style-name="ce82">
            <text:p>0</text:p>
          </table:table-cell>
          <table:table-cell table:style-name="ce11"/>
          <table:table-cell table:style-name="ce228"/>
          <table:table-cell table:style-name="ce11"/>
          <table:table-cell office:value-type="string" office:string-value="Sol" table:formula="of:=HYPERLINK(&quot;https://github.com/VAMPIER000001/CompetitiveProgramming/blob/master/UVA/V-116/UVA%2011686.Cpp&quot;;&quot;Sol&quot;)" table:style-name="ce77">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70:.H1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tle Elephant and Interval</text:p>
          </table:table-cell>
          <table:table-cell office:value-type="string" office:string-value="CF205-D2-C" table:formula="of:=HYPERLINK(&quot;http://codeforces.com/contest/205/problem/C&quot;;&quot;CF205-D2-C&quot;)" table:style-name="ce70">
            <text:p>CF205-D2-C</text:p>
          </table:table-cell>
          <table:table-cell table:style-name="ce224"/>
          <table:table-cell table:number-columns-repeated="5" table:style-name="ce82"/>
          <table:table-cell office:value-type="float" office:value="0" table:formula="of:=SUM([.E171:.H17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Sereja and Contest</text:p>
          </table:table-cell>
          <table:table-cell office:value-type="string" office:string-value="CF315-D2-C" table:formula="of:=HYPERLINK(&quot;http://codeforces.com/contest/315/problem/C&quot;;&quot;CF315-D2-C&quot;)" table:style-name="ce70">
            <text:p>CF315-D2-C</text:p>
          </table:table-cell>
          <table:table-cell table:style-name="ce224"/>
          <table:table-cell table:number-columns-repeated="5" table:style-name="ce82"/>
          <table:table-cell office:value-type="float" office:value="0" table:formula="of:=SUM([.E172:.H17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Robot</text:p>
          </table:table-cell>
          <table:table-cell office:value-type="string" office:string-value="CF355-D2-C" table:formula="of:=HYPERLINK(&quot;http://codeforces.com/contest/355/problem/C&quot;;&quot;CF355-D2-C&quot;)" table:style-name="ce70">
            <text:p>CF355-D2-C</text:p>
          </table:table-cell>
          <table:table-cell table:style-name="ce224"/>
          <table:table-cell table:number-columns-repeated="5" table:style-name="ce82"/>
          <table:table-cell office:value-type="float" office:value="0" table:formula="of:=SUM([.E173:.H17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ockey</text:p>
          </table:table-cell>
          <table:table-cell office:value-type="string" office:string-value="CF96-D2-C" table:formula="of:=HYPERLINK(&quot;http://codeforces.com/contest/96/problem/C&quot;;&quot;CF96-D2-C&quot;)" table:style-name="ce70">
            <text:p>CF96-D2-C</text:p>
          </table:table-cell>
          <table:table-cell table:style-name="ce224"/>
          <table:table-cell table:number-columns-repeated="5" table:style-name="ce82"/>
          <table:table-cell office:value-type="float" office:value="0" table:formula="of:=SUM([.E174:.H17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etya and File System</text:p>
          </table:table-cell>
          <table:table-cell office:value-type="string" office:string-value="CF66-D2-C" table:formula="of:=HYPERLINK(&quot;http://codeforces.com/contest/66/problem/C&quot;;&quot;CF66-D2-C&quot;)" table:style-name="ce70">
            <text:p>CF66-D2-C</text:p>
          </table:table-cell>
          <table:table-cell table:style-name="ce224"/>
          <table:table-cell table:number-columns-repeated="5" table:style-name="ce82"/>
          <table:table-cell office:value-type="float" office:value="0" table:formula="of:=SUM([.E175:.H1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Kyoya and Colored Balls</text:p>
          </table:table-cell>
          <table:table-cell office:value-type="string" office:string-value="CF554-D2-C" table:formula="of:=HYPERLINK(&quot;http://codeforces.com/contest/554/problem/C&quot;;&quot;CF554-D2-C&quot;)" table:style-name="ce70">
            <text:p>CF554-D2-C</text:p>
          </table:table-cell>
          <table:table-cell table:style-name="ce224"/>
          <table:table-cell table:number-columns-repeated="5" table:style-name="ce82"/>
          <table:table-cell office:value-type="float" office:value="0" table:formula="of:=SUM([.E176:.H17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George and Job</text:p>
          </table:table-cell>
          <table:table-cell office:value-type="string" office:string-value="CF467-D2-C" table:formula="of:=HYPERLINK(&quot;http://codeforces.com/contest/467/problem/C&quot;;&quot;CF467-D2-C&quot;)" table:style-name="ce70">
            <text:p>CF467-D2-C</text:p>
          </table:table-cell>
          <table:table-cell table:style-name="ce224"/>
          <table:table-cell table:number-columns-repeated="5" table:style-name="ce82"/>
          <table:table-cell office:value-type="float" office:value="0" table:formula="of:=SUM([.E177:.H17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armony Analysis</text:p>
          </table:table-cell>
          <table:table-cell office:value-type="string" office:string-value="CF610-D2-C" table:formula="of:=HYPERLINK(&quot;http://codeforces.com/contest/610/problem/C&quot;;&quot;CF610-D2-C&quot;)" table:style-name="ce70">
            <text:p>CF610-D2-C</text:p>
          </table:table-cell>
          <table:table-cell table:style-name="ce224"/>
          <table:table-cell table:number-columns-repeated="5" table:style-name="ce82"/>
          <table:table-cell office:value-type="float" office:value="0" table:formula="of:=SUM([.E178:.H17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ton and Making Potions</text:p>
          </table:table-cell>
          <table:table-cell office:value-type="string" office:string-value="CF734-D2-C" table:formula="of:=HYPERLINK(&quot;http://codeforces.com/contest/734/problem/C&quot;;&quot;CF734-D2-C&quot;)" table:style-name="ce70">
            <text:p>CF734-D2-C</text:p>
          </table:table-cell>
          <table:table-cell table:style-name="ce224"/>
          <table:table-cell table:number-columns-repeated="5" table:style-name="ce82"/>
          <table:table-cell office:value-type="float" office:value="0" table:formula="of:=SUM([.E179:.H17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Table Decorations</text:p>
          </table:table-cell>
          <table:table-cell office:value-type="string" office:string-value="CF478-D2-C" table:formula="of:=HYPERLINK(&quot;http://codeforces.com/contest/478/problem/C&quot;;&quot;CF478-D2-C&quot;)" table:style-name="ce70">
            <text:p>CF478-D2-C</text:p>
          </table:table-cell>
          <table:table-cell table:style-name="ce224"/>
          <table:table-cell table:number-columns-repeated="5" table:style-name="ce82"/>
          <table:table-cell office:value-type="float" office:value="0" table:formula="of:=SUM([.E180:.H1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Recycling Bottles</text:p>
          </table:table-cell>
          <table:table-cell office:value-type="string" office:string-value="CF672-D2-C" table:formula="of:=HYPERLINK(&quot;http://codeforces.com/contest/672/problem/C&quot;;&quot;CF672-D2-C&quot;)" table:style-name="ce77">
            <text:p>CF672-D2-C</text:p>
          </table:table-cell>
          <table:table-cell table:style-name="ce225"/>
          <table:table-cell table:number-columns-repeated="5" table:style-name="ce11"/>
          <table:table-cell office:value-type="float" office:value="0" table:formula="of:=SUM([.E181:.H181])"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82:.H18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ssage</text:p>
          </table:table-cell>
          <table:table-cell office:value-type="string" office:string-value="CF157-D2-C" table:formula="of:=HYPERLINK(&quot;http://codeforces.com/contest/157/problem/C&quot;;&quot;CF157-D2-C&quot;)" table:style-name="ce70">
            <text:p>CF157-D2-C</text:p>
          </table:table-cell>
          <table:table-cell table:style-name="ce224"/>
          <table:table-cell table:number-columns-repeated="5" table:style-name="ce82"/>
          <table:table-cell office:value-type="float" office:value="0" table:formula="of:=SUM([.E183:.H1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ilbur and Points</text:p>
          </table:table-cell>
          <table:table-cell office:value-type="string" office:string-value="CF596-D2-C" table:formula="of:=HYPERLINK(&quot;http://codeforces.com/contest/596/problem/C&quot;;&quot;CF596-D2-C&quot;)" table:style-name="ce70">
            <text:p>CF596-D2-C</text:p>
          </table:table-cell>
          <table:table-cell table:style-name="ce224"/>
          <table:table-cell table:number-columns-repeated="5" table:style-name="ce82"/>
          <table:table-cell office:value-type="float" office:value="0" table:formula="of:=SUM([.E184:.H18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ws and Sequence</text:p>
          </table:table-cell>
          <table:table-cell office:value-type="string" office:string-value="CF284-D2-C" table:formula="of:=HYPERLINK(&quot;http://codeforces.com/contest/284/problem/C&quot;;&quot;CF284-D2-C&quot;)" table:style-name="ce70">
            <text:p>CF284-D2-C</text:p>
          </table:table-cell>
          <table:table-cell table:style-name="ce224"/>
          <table:table-cell table:number-columns-repeated="5" table:style-name="ce82"/>
          <table:table-cell office:value-type="float" office:value="0" table:formula="of:=SUM([.E185:.H18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adder</text:p>
          </table:table-cell>
          <table:table-cell office:value-type="string" office:string-value="CF279-D2-C" table:formula="of:=HYPERLINK(&quot;http://codeforces.com/contest/279/problem/C&quot;;&quot;CF279-D2-C&quot;)" table:style-name="ce70">
            <text:p>CF279-D2-C</text:p>
          </table:table-cell>
          <table:table-cell table:style-name="ce224"/>
          <table:table-cell table:number-columns-repeated="5" table:style-name="ce82"/>
          <table:table-cell office:value-type="float" office:value="0" table:formula="of:=SUM([.E186:.H18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Not Wool Sequences</text:p>
          </table:table-cell>
          <table:table-cell office:value-type="string" office:string-value="CF239-D2-C" table:formula="of:=HYPERLINK(&quot;http://codeforces.com/contest/239/problem/C&quot;;&quot;CF239-D2-C&quot;)" table:style-name="ce70">
            <text:p>CF239-D2-C</text:p>
          </table:table-cell>
          <table:table-cell table:style-name="ce224"/>
          <table:table-cell table:number-columns-repeated="5" table:style-name="ce82"/>
          <table:table-cell office:value-type="float" office:value="0" table:formula="of:=SUM([.E187:.H18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agram</text:p>
          </table:table-cell>
          <table:table-cell office:value-type="string" office:string-value="CF254-D2-C" table:formula="of:=HYPERLINK(&quot;http://codeforces.com/contest/254/problem/C&quot;;&quot;CF254-D2-C&quot;)" table:style-name="ce70">
            <text:p>CF254-D2-C</text:p>
          </table:table-cell>
          <table:table-cell table:style-name="ce224"/>
          <table:table-cell table:number-columns-repeated="5" table:style-name="ce82"/>
          <table:table-cell office:value-type="float" office:value="0" table:formula="of:=SUM([.E188:.H18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Sequences</text:p>
          </table:table-cell>
          <table:table-cell office:value-type="string" office:string-value="CF447-D2-C" table:formula="of:=HYPERLINK(&quot;http://codeforces.com/contest/447/problem/C&quot;;&quot;CF447-D2-C&quot;)" table:style-name="ce70">
            <text:p>CF447-D2-C</text:p>
          </table:table-cell>
          <table:table-cell table:style-name="ce224"/>
          <table:table-cell table:number-columns-repeated="5" table:style-name="ce82"/>
          <table:table-cell office:value-type="float" office:value="0" table:formula="of:=SUM([.E189:.H18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Physics</text:p>
          </table:table-cell>
          <table:table-cell office:value-type="string" office:string-value="CF445-D2-C" table:formula="of:=HYPERLINK(&quot;http://codeforces.com/contest/445/problem/C&quot;;&quot;CF445-D2-C&quot;)" table:style-name="ce70">
            <text:p>CF445-D2-C</text:p>
          </table:table-cell>
          <table:table-cell table:style-name="ce224"/>
          <table:table-cell table:number-columns-repeated="5" table:style-name="ce82"/>
          <table:table-cell office:value-type="float" office:value="0" table:formula="of:=SUM([.E190:.H19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isha and Forest</text:p>
          </table:table-cell>
          <table:table-cell office:value-type="string" office:string-value="CF501-D2-C" table:formula="of:=HYPERLINK(&quot;http://codeforces.com/contest/501/problem/C&quot;;&quot;CF501-D2-C&quot;)" table:style-name="ce70">
            <text:p>CF501-D2-C</text:p>
          </table:table-cell>
          <table:table-cell table:style-name="ce224"/>
          <table:table-cell table:number-columns-repeated="5" table:style-name="ce82"/>
          <table:table-cell office:value-type="float" office:value="0" table:formula="of:=SUM([.E191:.H19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Jzzhu and Chocolate</text:p>
          </table:table-cell>
          <table:table-cell office:value-type="string" office:string-value="CF450-D2-C" table:formula="of:=HYPERLINK(&quot;http://codeforces.com/contest/450/problem/C&quot;;&quot;CF450-D2-C&quot;)" table:style-name="ce70">
            <text:p>CF450-D2-C</text:p>
          </table:table-cell>
          <table:table-cell table:style-name="ce224"/>
          <table:table-cell table:number-columns-repeated="5" table:style-name="ce82"/>
          <table:table-cell office:value-type="float" office:value="0" table:formula="of:=SUM([.E192:.H19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inema</text:p>
          </table:table-cell>
          <table:table-cell office:value-type="string" office:string-value="CF670-D2-C" table:formula="of:=HYPERLINK(&quot;http://codeforces.com/contest/670/problem/C&quot;;&quot;CF670-D2-C&quot;)" table:style-name="ce70">
            <text:p>CF670-D2-C</text:p>
          </table:table-cell>
          <table:table-cell table:style-name="ce225"/>
          <table:table-cell table:number-columns-repeated="5" table:style-name="ce11"/>
          <table:table-cell office:value-type="float" office:value="0" table:formula="of:=SUM([.E193:.H193])"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94:.H19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eport</text:p>
          </table:table-cell>
          <table:table-cell office:value-type="string" office:string-value="CF631-D2-C" table:formula="of:=HYPERLINK(&quot;http://codeforces.com/contest/631/problem/C&quot;;&quot;CF631-D2-C&quot;)" table:style-name="ce70">
            <text:p>CF631-D2-C</text:p>
          </table:table-cell>
          <table:table-cell table:style-name="ce224"/>
          <table:table-cell table:number-columns-repeated="5" table:style-name="ce82"/>
          <table:table-cell office:value-type="float" office:value="0" table:formula="of:=SUM([.E195:.H19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r and Prime Numbers</text:p>
          </table:table-cell>
          <table:table-cell office:value-type="string" office:string-value="CF385-D2-C" table:formula="of:=HYPERLINK(&quot;http://codeforces.com/contest/385/problem/C&quot;;&quot;CF385-D2-C&quot;)" table:style-name="ce70">
            <text:p>CF385-D2-C</text:p>
          </table:table-cell>
          <table:table-cell table:style-name="ce224"/>
          <table:table-cell table:number-columns-repeated="5" table:style-name="ce82"/>
          <table:table-cell office:value-type="float" office:value="0" table:formula="of:=SUM([.E196:.H19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obbery</text:p>
          </table:table-cell>
          <table:table-cell office:value-type="string" office:string-value="CF90-D2-C" table:formula="of:=HYPERLINK(&quot;http://codeforces.com/contest/90/problem/C&quot;;&quot;CF90-D2-C&quot;)" table:style-name="ce70">
            <text:p>CF90-D2-C</text:p>
          </table:table-cell>
          <table:table-cell table:style-name="ce224"/>
          <table:table-cell table:number-columns-repeated="5" table:style-name="ce82"/>
          <table:table-cell office:value-type="float" office:value="0" table:formula="of:=SUM([.E197:.H1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Basketball</text:p>
          </table:table-cell>
          <table:table-cell office:value-type="string" office:string-value="CF493-D2-C" table:formula="of:=HYPERLINK(&quot;http://codeforces.com/contest/493/problem/C&quot;;&quot;CF493-D2-C&quot;)" table:style-name="ce70">
            <text:p>CF493-D2-C</text:p>
          </table:table-cell>
          <table:table-cell table:style-name="ce224"/>
          <table:table-cell table:number-columns-repeated="5" table:style-name="ce82"/>
          <table:table-cell office:value-type="float" office:value="0" table:formula="of:=SUM([.E198:.H1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nya and Scales</text:p>
          </table:table-cell>
          <table:table-cell office:value-type="string" office:string-value="CF552-D2-C" table:formula="of:=HYPERLINK(&quot;http://codeforces.com/contest/552/problem/C&quot;;&quot;CF552-D2-C&quot;)" table:style-name="ce70">
            <text:p>CF552-D2-C</text:p>
          </table:table-cell>
          <table:table-cell table:style-name="ce224"/>
          <table:table-cell table:number-columns-repeated="5" table:style-name="ce82"/>
          <table:table-cell office:value-type="float" office:value="0" table:formula="of:=SUM([.E199:.H1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shmak and Buses</text:p>
          </table:table-cell>
          <table:table-cell office:value-type="string" office:string-value="CF459-D2-C" table:formula="of:=HYPERLINK(&quot;http://codeforces.com/contest/459/problem/C&quot;;&quot;CF459-D2-C&quot;)" table:style-name="ce70">
            <text:p>CF459-D2-C</text:p>
          </table:table-cell>
          <table:table-cell table:style-name="ce224"/>
          <table:table-cell table:number-columns-repeated="5" table:style-name="ce82"/>
          <table:table-cell office:value-type="float" office:value="0" table:formula="of:=SUM([.E200:.H2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Fancy Number</text:p>
          </table:table-cell>
          <table:table-cell office:value-type="string" office:string-value="CF118-D2-C" table:formula="of:=HYPERLINK(&quot;http://codeforces.com/contest/118/problem/C&quot;;&quot;CF118-D2-C&quot;)" table:style-name="ce77">
            <text:p>CF118-D2-C</text:p>
          </table:table-cell>
          <table:table-cell table:style-name="ce225"/>
          <table:table-cell table:number-columns-repeated="5" table:style-name="ce11"/>
          <table:table-cell office:value-type="float" office:value="0" table:formula="of:=SUM([.E201:.H201])" table:style-name="ce82">
            <text:p>0</text:p>
          </table:table-cell>
          <table:table-cell table:style-name="ce11"/>
          <table:table-cell table:style-name="ce228"/>
          <table:table-cell table:number-columns-repeated="2" table:style-name="ce11"/>
          <table:table-cell table:number-columns-repeated="16371"/>
        </table:table-row>
        <table:table-row table:number-rows-repeated="1048375" table:style-name="ro5">
          <table:table-cell table:number-columns-repeated="16384"/>
        </table:table-row>
      </table:table>
      <table:table table:name="D1" table:style-name="ta1">
        <table:table-column table:style-name="co24"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7"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23:.C10545]; &quot;AC&quot;)" table:style-name="ce56">
            <text:p>0</text:p>
          </table:table-cell>
          <table:table-cell office:value-type="float" office:value="0" table:formula="of:=ROUND(SUMPRODUCT([.D23:.D10545];INT(eq([.C23:.C10545]; &quot;AC&quot;)))/MAX(1; [.C2]);1)" table:style-name="ce56">
            <text:p>#NAME?</text:p>
          </table:table-cell>
          <table:table-cell office:value-type="float" office:value="0" table:formula="of:=ROUND(SUMPRODUCT([.E23:.E10567];INT(eq([.C23:.C10567]; &quot;AC&quot;)))/MAX(1; [.C2]);0)" table:style-name="ce56">
            <text:p>#NAME?</text:p>
          </table:table-cell>
          <table:table-cell office:value-type="float" office:value="0" table:formula="of:=ROUND(SUMPRODUCT([.F23:.F10570];INT(eq([.C23:.C10570]; &quot;AC&quot;)))/MAX(1; [.C2]);0)" table:style-name="ce56">
            <text:p>#NAME?</text:p>
          </table:table-cell>
          <table:table-cell office:value-type="float" office:value="0" table:formula="of:=ROUND(SUMPRODUCT([.G23:.G10570];INT(eq([.C23:.C10570]; &quot;AC&quot;)))/MAX(1; [.C2]);0)" table:style-name="ce56">
            <text:p>#NAME?</text:p>
          </table:table-cell>
          <table:table-cell office:value-type="float" office:value="0" table:formula="of:=ROUND(SUMPRODUCT([.H23:.H10570];INT(eq([.C23:.C10570]; &quot;AC&quot;)))/MAX(1; [.C2]);0)" table:style-name="ce56">
            <text:p>#NAME?</text:p>
          </table:table-cell>
          <table:table-cell office:value-type="float" office:value="0" table:formula="of:=ROUND(SUMPRODUCT([.I23:.I10542];INT(eq([.C23:.C10542]; &quot;AC&quot;)))/MAX(1; [.C2]);0)" table:style-name="ce56">
            <text:p>#NAME?</text:p>
          </table:table-cell>
          <table:table-cell office:value-type="float" office:value="0" table:formula="of:=ROUND(SUMPRODUCT([.J23:.J10540];INT(eq([.C23:.C10540]; &quot;AC&quot;)))/MAX(1; [.C2]);1)" table:style-name="ce56">
            <text:p>#NAME?</text:p>
          </table:table-cell>
          <table:table-cell office:value-type="float" office:value="0" table:formula="of:=SUMPRODUCT(eq([.K23:.K10545]; &quot;YES&quot;);INT(eq([.C23:.C10570]; &quot;AC&quot;)))" table:style-name="ce56">
            <text:p>#NAME?</text:p>
          </table:table-cell>
          <table:table-cell office:value-type="float" office:value="0" table:formula="of:=IFERROR(COM.MICROSOFT.SINGLE(__xludf.dummyfunction(&quot;COUNTA(FILTER(C23:C10037, NOT(REGEXMATCH(C23:C10037, &quot;&quot;AC&quot;&quot;))))&quot;));0)" table:style-name="ce57">
            <text:p>0</text:p>
          </table:table-cell>
          <table:table-cell office:value-type="float" office:value="0" table:formula="of:=IFERROR(COM.MICROSOFT.SINGLE(__xludf.dummyfunction(&quot;COUNTA(FILTER(C23:C10031, NOT(REGEXMATCH(C23:C10031, &quot;&quot;AC&quot;&quot;))))&quot;));0)" table:style-name="ce58">
            <text:p>0</text:p>
          </table:table-cell>
          <table:table-cell table:number-columns-repeated="16371"/>
        </table:table-row>
        <table:table-row table:style-name="ro1">
          <table:table-cell office:value-type="string" table:style-name="ce75">
            <text:p>Dividing Island</text:p>
          </table:table-cell>
          <table:table-cell office:value-type="string" office:string-value="CF63-D2-D" table:formula="of:=HYPERLINK(&quot;http://codeforces.com/contest/63/problem/D&quot;;&quot;CF63-D2-D&quot;)" table:style-name="ce76">
            <text:p>CF63-D2-D</text:p>
          </table:table-cell>
          <table:table-cell table:style-name="ce229"/>
          <table:table-cell table:number-columns-repeated="2" table:style-name="ce133"/>
          <table:table-cell table:number-columns-repeated="3" table:style-name="ce11"/>
          <table:table-cell office:value-type="float" office:value="0" table:formula="of:=SUM([.E3:.H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Flowers</text:p>
          </table:table-cell>
          <table:table-cell office:value-type="string" office:string-value="CF474-D2-D" table:formula="of:=HYPERLINK(&quot;http://codeforces.com/contest/474/problem/D&quot;;&quot;CF474-D2-D&quot;)" table:style-name="ce76">
            <text:p>CF474-D2-D</text:p>
          </table:table-cell>
          <table:table-cell table:style-name="ce229"/>
          <table:table-cell table:number-columns-repeated="2" table:style-name="ce133"/>
          <table:table-cell table:number-columns-repeated="3" table:style-name="ce11"/>
          <table:table-cell office:value-type="float" office:value="0" table:formula="of:=SUM([.E4:.H4])" table:style-name="ce82">
            <text:p>0</text:p>
          </table:table-cell>
          <table:table-cell table:style-name="ce11"/>
          <table:table-cell table:style-name="ce230"/>
          <table:table-cell table:style-name="ce11"/>
          <table:table-cell office:value-type="string" office:string-value="Video Solution - Solver to be (Java)" table:formula="of:=HYPERLINK(&quot;https://www.youtube.com/watch?v=uRCruqJOQXw&quot;;&quot;Video Solution - Solver to be (Java)&quot;)" table:style-name="ce77">
            <text:p>Video Solution - Solver to be (Java)</text:p>
          </table:table-cell>
          <table:table-cell table:number-columns-repeated="16371"/>
        </table:table-row>
        <table:table-row table:style-name="ro1">
          <table:table-cell office:value-type="string" table:style-name="ce75">
            <text:p>Dima and Bacteria</text:p>
          </table:table-cell>
          <table:table-cell office:value-type="string" office:string-value="CF400-D2-D" table:formula="of:=HYPERLINK(&quot;http://codeforces.com/contest/400/problem/D&quot;;&quot;CF400-D2-D&quot;)" table:style-name="ce76">
            <text:p>CF400-D2-D</text:p>
          </table:table-cell>
          <table:table-cell table:style-name="ce229"/>
          <table:table-cell table:number-columns-repeated="2" table:style-name="ce133"/>
          <table:table-cell table:number-columns-repeated="3" table:style-name="ce11"/>
          <table:table-cell office:value-type="float" office:value="0" table:formula="of:=SUM([.E5:.H5])"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43-D12-C" table:formula="of:=HYPERLINK(&quot;http://codeforces.com/contest/1043/problem/C&quot;;&quot;CF1043-D12-C&quot;)" table:style-name="ce76">
            <text:p>CF1043-D12-C</text:p>
          </table:table-cell>
          <table:table-cell table:style-name="ce229"/>
          <table:table-cell table:number-columns-repeated="2" table:style-name="ce133"/>
          <table:table-cell table:number-columns-repeated="3" table:style-name="ce11"/>
          <table:table-cell office:value-type="float" office:value="0" table:formula="of:=SUM([.E6:.H6])"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33-D12-C" table:formula="of:=HYPERLINK(&quot;https://codeforces.com/contest/1033/problem/C&quot;;&quot;CF1033-D12-C&quot;)" table:style-name="ce76">
            <text:p>CF1033-D12-C</text:p>
          </table:table-cell>
          <table:table-cell table:style-name="ce229"/>
          <table:table-cell table:number-columns-repeated="2" table:style-name="ce133"/>
          <table:table-cell table:number-columns-repeated="3" table:style-name="ce11"/>
          <table:table-cell office:value-type="float" office:value="0" table:formula="of:=SUM([.E7:.H7])"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66-D3-E" table:formula="of:=HYPERLINK(&quot;https://codeforces.com/contest/1066/problem/E&quot;;&quot;CF1066-D3-E&quot;)" table:style-name="ce76">
            <text:p>CF1066-D3-E</text:p>
          </table:table-cell>
          <table:table-cell table:style-name="ce229"/>
          <table:table-cell table:number-columns-repeated="2" table:style-name="ce133"/>
          <table:table-cell table:number-columns-repeated="3" table:style-name="ce11"/>
          <table:table-cell office:value-type="float" office:value="0" table:formula="of:=SUM([.E8:.H8])"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534-D2-D" table:formula="of:=HYPERLINK(&quot;http://codeforces.com/contest/534/problem/D&quot;;&quot;CF534-D2-D&quot;)" table:style-name="ce76">
            <text:p>CF534-D2-D</text:p>
          </table:table-cell>
          <table:table-cell table:style-name="ce229"/>
          <table:table-cell table:number-columns-repeated="2" table:style-name="ce133"/>
          <table:table-cell table:number-columns-repeated="3" table:style-name="ce11"/>
          <table:table-cell office:value-type="float" office:value="0" table:formula="of:=SUM([.E9:.H9])"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899-D2-E" table:formula="of:=HYPERLINK(&quot;http://codeforces.com/problemset/problem/899/E&quot;;&quot;CF899-D2-E&quot;)" table:style-name="ce76">
            <text:p>CF899-D2-E</text:p>
          </table:table-cell>
          <table:table-cell table:style-name="ce229"/>
          <table:table-cell table:number-columns-repeated="2" table:style-name="ce133"/>
          <table:table-cell table:number-columns-repeated="3" table:style-name="ce11"/>
          <table:table-cell office:value-type="float" office:value="0" table:formula="of:=SUM([.E10:.H10])"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729-D12-D" table:formula="of:=HYPERLINK(&quot;http://codeforces.com/contest/729/problem/D&quot;;&quot;CF729-D12-D&quot;)" table:style-name="ce76">
            <text:p>CF729-D12-D</text:p>
          </table:table-cell>
          <table:table-cell table:style-name="ce229"/>
          <table:table-cell table:number-columns-repeated="2" table:style-name="ce133"/>
          <table:table-cell table:number-columns-repeated="3" table:style-name="ce11"/>
          <table:table-cell office:value-type="float" office:value="0" table:formula="of:=SUM([.E11:.H11])"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Tourist Problem</text:p>
          </table:table-cell>
          <table:table-cell office:value-type="string" office:string-value="CF340-D2-C" table:formula="of:=HYPERLINK(&quot;http://codeforces.com/contest/340/problem/C&quot;;&quot;CF340-D2-C&quot;)" table:style-name="ce134">
            <text:p>CF340-D2-C</text:p>
          </table:table-cell>
          <table:table-cell table:style-name="ce229"/>
          <table:table-cell table:number-columns-repeated="2" table:style-name="ce133"/>
          <table:table-cell table:number-columns-repeated="3" table:style-name="ce11"/>
          <table:table-cell office:value-type="float" office:value="0" table:formula="of:=SUM([.E12:.H12])"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Lorenzo Von Matterhorn</text:p>
          </table:table-cell>
          <table:table-cell office:value-type="string" office:string-value="CF697-D2-C" table:formula="of:=HYPERLINK(&quot;http://codeforces.com/contest/697/problem/C&quot;;&quot;CF697-D2-C&quot;)" table:style-name="ce134">
            <text:p>CF697-D2-C</text:p>
          </table:table-cell>
          <table:table-cell table:style-name="ce229"/>
          <table:table-cell table:number-columns-repeated="2" table:style-name="ce133"/>
          <table:table-cell table:number-columns-repeated="3" table:style-name="ce11"/>
          <table:table-cell office:value-type="float" office:value="0" table:formula="of:=SUM([.E13:.H13])"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Restore Graph</text:p>
          </table:table-cell>
          <table:table-cell office:value-type="string" office:string-value="CF404-D2-C" table:formula="of:=HYPERLINK(&quot;http://codeforces.com/contest/404/problem/C&quot;;&quot;CF404-D2-C&quot;)" table:style-name="ce134">
            <text:p>CF404-D2-C</text:p>
          </table:table-cell>
          <table:table-cell table:style-name="ce229"/>
          <table:table-cell table:number-columns-repeated="2" table:style-name="ce133"/>
          <table:table-cell table:number-columns-repeated="3" table:style-name="ce11"/>
          <table:table-cell office:value-type="float" office:value="0" table:formula="of:=SUM([.E14:.H14])"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86"/>
          <table:table-cell office:value-type="string" office:string-value="CF309-D1-C" table:formula="of:=HYPERLINK(&quot;http://codeforces.com/contest/309/problem/C&quot;;&quot;CF309-D1-C&quot;)" table:style-name="ce87">
            <text:p>CF309-D1-C</text:p>
          </table:table-cell>
          <table:table-cell table:style-name="ce229"/>
          <table:table-cell table:number-columns-repeated="2" table:style-name="ce133"/>
          <table:table-cell table:number-columns-repeated="3" table:style-name="ce11"/>
          <table:table-cell office:value-type="float" office:value="0" table:formula="of:=SUM([.E15:.H15])" table:style-name="ce82">
            <text:p>0</text:p>
          </table:table-cell>
          <table:table-cell table:style-name="ce55"/>
          <table:table-cell table:style-name="ce231"/>
          <table:table-cell table:style-name="ce11"/>
          <table:table-cell table:style-name="ce14"/>
          <table:table-cell table:number-columns-repeated="16371"/>
        </table:table-row>
        <table:table-row table:style-name="ro1">
          <table:table-cell table:style-name="ce86"/>
          <table:table-cell office:value-type="string" office:string-value="CF101-D1-B" table:formula="of:=HYPERLINK(&quot;http://codeforces.com/contest/101/problem/B&quot;;&quot;CF101-D1-B&quot;)" table:style-name="ce87">
            <text:p>CF101-D1-B</text:p>
          </table:table-cell>
          <table:table-cell table:style-name="ce229"/>
          <table:table-cell table:number-columns-repeated="2" table:style-name="ce133"/>
          <table:table-cell table:number-columns-repeated="3" table:style-name="ce11"/>
          <table:table-cell office:value-type="float" office:value="0" table:formula="of:=SUM([.E16:.H16])" table:style-name="ce82">
            <text:p>0</text:p>
          </table:table-cell>
          <table:table-cell table:style-name="ce55"/>
          <table:table-cell table:style-name="ce231"/>
          <table:table-cell table:style-name="ce11"/>
          <table:table-cell office:value-type="string" office:string-value="Sol" table:formula="of:=HYPERLINK(&quot;https://github.com/Huvok/CompetitiveProgramming/blob/master/Codeforces/CF101-D1-B.cpp&quot;;&quot;Sol&quot;)" table:style-name="ce70">
            <text:p>Sol</text:p>
          </table:table-cell>
          <table:table-cell table:number-columns-repeated="16371"/>
        </table:table-row>
        <table:table-row table:style-name="ro1">
          <table:table-cell table:style-name="ce86"/>
          <table:table-cell office:value-type="string" table:style-name="ce86">
            <text:p>SRM569-D2-1000</text:p>
          </table:table-cell>
          <table:table-cell table:style-name="ce229"/>
          <table:table-cell table:number-columns-repeated="2" table:style-name="ce133"/>
          <table:table-cell table:number-columns-repeated="3" table:style-name="ce11"/>
          <table:table-cell office:value-type="float" office:value="0" table:formula="of:=SUM([.E17:.H17])"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61-D12-D" table:formula="of:=HYPERLINK(&quot;http://codeforces.com/problemset/problem/961/D&quot;;&quot;CF961-D12-D&quot;)" table:style-name="ce87">
            <text:p>CF961-D12-D</text:p>
          </table:table-cell>
          <table:table-cell table:style-name="ce229"/>
          <table:table-cell table:number-columns-repeated="2" table:style-name="ce133"/>
          <table:table-cell table:number-columns-repeated="3" table:style-name="ce11"/>
          <table:table-cell office:value-type="float" office:value="0" table:formula="of:=SUM([.E18:.H18])"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55-D2-C" table:formula="of:=HYPERLINK(&quot;http://codeforces.com/problemset/problem/955/C&quot;;&quot;CF955-D2-C&quot;)" table:style-name="ce87">
            <text:p>CF955-D2-C</text:p>
          </table:table-cell>
          <table:table-cell table:style-name="ce229"/>
          <table:table-cell table:number-columns-repeated="2" table:style-name="ce133"/>
          <table:table-cell table:number-columns-repeated="3" table:style-name="ce11"/>
          <table:table-cell office:value-type="float" office:value="0" table:formula="of:=SUM([.E19:.H19])"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table:style-name="ce86">
            <text:p>UVA 12869</text:p>
          </table:table-cell>
          <table:table-cell table:style-name="ce229"/>
          <table:table-cell table:number-columns-repeated="2" table:style-name="ce133"/>
          <table:table-cell table:number-columns-repeated="3" table:style-name="ce11"/>
          <table:table-cell office:value-type="float" office:value="0" table:formula="of:=SUM([.E20:.H20])" table:style-name="ce82">
            <text:p>0</text:p>
          </table:table-cell>
          <table:table-cell table:style-name="ce55"/>
          <table:table-cell table:style-name="ce231"/>
          <table:table-cell table:style-name="ce11"/>
          <table:table-cell office:value-type="string" office:string-value="Sol" table:formula="of:=HYPERLINK(&quot;https://pastebin.com/WHzEMUew&quot;;&quot;Sol&quot;)" table:style-name="ce70">
            <text:p>Sol</text:p>
          </table:table-cell>
          <table:table-cell table:number-columns-repeated="16371"/>
        </table:table-row>
        <table:table-row table:style-name="ro1">
          <table:table-cell table:style-name="ce86"/>
          <table:table-cell office:value-type="string" office:string-value="CF372-D1-B" table:formula="of:=HYPERLINK(&quot;http://codeforces.com/contest/372/problem/B&quot;;&quot;CF372-D1-B&quot;)" table:style-name="ce87">
            <text:p>CF372-D1-B</text:p>
          </table:table-cell>
          <table:table-cell table:style-name="ce229"/>
          <table:table-cell table:number-columns-repeated="2" table:style-name="ce133"/>
          <table:table-cell table:number-columns-repeated="3" table:style-name="ce11"/>
          <table:table-cell office:value-type="float" office:value="0" table:formula="of:=SUM([.E21:.H21])"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75"/>
          <table:table-cell table:style-name="ce11"/>
          <table:table-cell table:style-name="ce229"/>
          <table:table-cell table:number-columns-repeated="2" table:style-name="ce133"/>
          <table:table-cell table:number-columns-repeated="3" table:style-name="ce11"/>
          <table:table-cell office:value-type="float" office:value="0" table:formula="of:=SUM([.E22:.H22])" table:style-name="ce82">
            <text:p>0</text:p>
          </table:table-cell>
          <table:table-cell table:style-name="ce55"/>
          <table:table-cell table:style-name="ce231"/>
          <table:table-cell table:style-name="ce11"/>
          <table:table-cell office:value-type="string" office:string-value="Watch - Data Structures - Segment Tree (2 vid)" table:formula="of:=HYPERLINK(&quot;https://www.youtube.com/watch?v=OLu5oskGGqw&amp;list=PLPt2dINI2MIZX2EtY81WI-lDkvhKziLKM&amp;index=11&quot;;&quot;Watch - Data Structures - Segment Tree (2 vid)&quot;)" table:style-name="ce14">
            <text:p>Watch - Data Structures - Segment Tree (2 vid)</text:p>
          </table:table-cell>
          <table:table-cell table:number-columns-repeated="16371"/>
        </table:table-row>
        <table:table-row table:style-name="ro1">
          <table:table-cell office:value-type="string" table:style-name="ce135">
            <text:p>Interval Product</text:p>
          </table:table-cell>
          <table:table-cell office:value-type="string" office:string-value="UVA 12532" table:formula="of:=HYPERLINK(&quot;https://uva.onlinejudge.org/index.php?option=com_onlinejudge&amp;Itemid=8&amp;page=show_problem&amp;problem=3977&quot;;&quot;UVA 12532&quot;)" table:style-name="ce136">
            <text:p>UVA 12532</text:p>
          </table:table-cell>
          <table:table-cell table:style-name="ce229"/>
          <table:table-cell table:number-columns-repeated="2" table:style-name="ce133"/>
          <table:table-cell table:number-columns-repeated="3" table:style-name="ce11"/>
          <table:table-cell office:value-type="float" office:value="0" table:formula="of:=SUM([.E23:.H2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36">
            <text:p>LIVEARCHIVE 2191</text:p>
          </table:table-cell>
          <table:table-cell table:style-name="ce229"/>
          <table:table-cell table:number-columns-repeated="2" table:style-name="ce133"/>
          <table:table-cell table:number-columns-repeated="3" table:style-name="ce11"/>
          <table:table-cell office:value-type="float" office:value="0" table:formula="of:=SUM([.E24:.H2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Halt The War</text:p>
          </table:table-cell>
          <table:table-cell office:value-type="string" office:string-value="SPOJ CDC12_H" table:formula="of:=HYPERLINK(&quot;http://www.spoj.com/problems/CDC12_H&quot;;&quot;SPOJ CDC12_H&quot;)" table:style-name="ce136">
            <text:p>SPOJ CDC12_H</text:p>
          </table:table-cell>
          <table:table-cell table:style-name="ce229"/>
          <table:table-cell table:number-columns-repeated="2" table:style-name="ce133"/>
          <table:table-cell table:number-columns-repeated="3" table:style-name="ce11"/>
          <table:table-cell office:value-type="float" office:value="0" table:formula="of:=SUM([.E25:.H2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Counting Primes</text:p>
          </table:table-cell>
          <table:table-cell office:value-type="string" office:string-value="SPOJ CNTPRIME" table:formula="of:=HYPERLINK(&quot;http://www.spoj.com/problems/CNTPRIME&quot;;&quot;SPOJ CNTPRIME&quot;)" table:style-name="ce136">
            <text:p>SPOJ CNTPRIME</text:p>
          </table:table-cell>
          <table:table-cell table:style-name="ce229"/>
          <table:table-cell table:number-columns-repeated="2" table:style-name="ce133"/>
          <table:table-cell table:number-columns-repeated="3" table:style-name="ce11"/>
          <table:table-cell office:value-type="float" office:value="0" table:formula="of:=SUM([.E26:.H2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Horrible Queries</text:p>
          </table:table-cell>
          <table:table-cell office:value-type="string" office:string-value="SPOJ HORRIBLE" table:formula="of:=HYPERLINK(&quot;http://www.spoj.com/problems/HORRIBLE&quot;;&quot;SPOJ HORRIBLE&quot;)" table:style-name="ce136">
            <text:p>SPOJ HORRIBLE</text:p>
          </table:table-cell>
          <table:table-cell table:style-name="ce229"/>
          <table:table-cell table:number-columns-repeated="2" table:style-name="ce133"/>
          <table:table-cell table:number-columns-repeated="3" table:style-name="ce11"/>
          <table:table-cell office:value-type="float" office:value="0" table:formula="of:=SUM([.E27:.H2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Light Switching</text:p>
          </table:table-cell>
          <table:table-cell office:value-type="string" office:string-value="SPOJ LITE" table:formula="of:=HYPERLINK(&quot;http://www.spoj.com/problems/LITE/&quot;;&quot;SPOJ LITE&quot;)" table:style-name="ce136">
            <text:p>SPOJ LITE</text:p>
          </table:table-cell>
          <table:table-cell table:style-name="ce229"/>
          <table:table-cell table:number-columns-repeated="2" table:style-name="ce133"/>
          <table:table-cell table:number-columns-repeated="3" table:style-name="ce11"/>
          <table:table-cell office:value-type="float" office:value="0" table:formula="of:=SUM([.E28:.H2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Circular RMQ</text:p>
          </table:table-cell>
          <table:table-cell office:value-type="string" office:string-value="CF52-D12-C" table:formula="of:=HYPERLINK(&quot;http://codeforces.com/contest/52/problem/C&quot;;&quot;CF52-D12-C&quot;)" table:style-name="ce136">
            <text:p>CF52-D12-C</text:p>
          </table:table-cell>
          <table:table-cell table:style-name="ce229"/>
          <table:table-cell table:number-columns-repeated="2" table:style-name="ce133"/>
          <table:table-cell table:number-columns-repeated="3" table:style-name="ce11"/>
          <table:table-cell office:value-type="float" office:value="0" table:formula="of:=SUM([.E29:.H29])"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table:style-name="ce135">
            <text:p>A Famous City</text:p>
          </table:table-cell>
          <table:table-cell office:value-type="string" office:string-value="SPOJ CITY2" table:formula="of:=HYPERLINK(&quot;http://www.spoj.com/problems/CITY2/&quot;;&quot;SPOJ CITY2&quot;)" table:style-name="ce136">
            <text:p>SPOJ CITY2</text:p>
          </table:table-cell>
          <table:table-cell table:style-name="ce11"/>
          <table:table-cell table:number-columns-repeated="2" table:style-name="ce133"/>
          <table:table-cell table:number-columns-repeated="3" table:style-name="ce11"/>
          <table:table-cell office:value-type="float" office:value="0" table:formula="of:=SUM([.E30:.H30])" table:style-name="ce82">
            <text:p>0</text:p>
          </table:table-cell>
          <table:table-cell table:style-name="ce55"/>
          <table:table-cell table:style-name="ce231"/>
          <table:table-cell table:style-name="ce1"/>
          <table:table-cell office:value-type="string" office:string-value="Sol" table:formula="of:=HYPERLINK(&quot;https://github.com/mostafa-saad/MyCompetitiveProgramming/blob/master/SPOJ/SPOJ_CITY2.txt&quot;;&quot;Sol&quot;)" table:style-name="ce70">
            <text:p>Sol</text:p>
          </table:table-cell>
          <table:table-cell table:number-columns-repeated="16371"/>
        </table:table-row>
        <table:table-row table:style-name="ro1">
          <table:table-cell office:value-type="string" table:style-name="ce135">
            <text:p>RMQ with Shifts</text:p>
          </table:table-cell>
          <table:table-cell office:value-type="string" office:string-value="UVA 12299" table:formula="of:=HYPERLINK(&quot;https://uva.onlinejudge.org/index.php?option=com_onlinejudge&amp;Itemid=8&amp;page=show_problem&amp;problem=3720&quot;;&quot;UVA 12299&quot;)" table:style-name="ce136">
            <text:p>UVA 12299</text:p>
          </table:table-cell>
          <table:table-cell table:style-name="ce11"/>
          <table:table-cell table:number-columns-repeated="2" table:style-name="ce133"/>
          <table:table-cell table:number-columns-repeated="3" table:style-name="ce11"/>
          <table:table-cell office:value-type="float" office:value="0" table:formula="of:=SUM([.E31:.H31])" table:style-name="ce82">
            <text:p>0</text:p>
          </table:table-cell>
          <table:table-cell table:number-columns-repeated="2" table:style-name="ce55"/>
          <table:table-cell table:style-name="ce1"/>
          <table:table-cell office:value-type="string" office:string-value="See sscanf and sprintf usage" table:formula="of:=HYPERLINK(&quot;https://github.com/Emsawy/CompetitiveProgramming/blob/master/UVA/12299.cpp&quot;;&quot;See sscanf and sprintf usage&quot;)" table:style-name="ce70">
            <text:p>See sscanf and sprintf usage</text:p>
          </table:table-cell>
          <table:table-cell table:number-columns-repeated="16371"/>
        </table:table-row>
        <table:table-row table:style-name="ro18">
          <table:table-cell office:value-type="string" table:style-name="ce135">
            <text:p>R2D2 and Droid Army</text:p>
          </table:table-cell>
          <table:table-cell office:value-type="string" office:string-value="CF514-D2-D" table:formula="of:=HYPERLINK(&quot;http://codeforces.com/problemset/problem/514/D&quot;;&quot;CF514-D2-D&quot;)" table:style-name="ce136">
            <text:p>CF514-D2-D</text:p>
          </table:table-cell>
          <table:table-cell table:style-name="ce229"/>
          <table:table-cell table:number-columns-repeated="2" table:style-name="ce133"/>
          <table:table-cell table:number-columns-repeated="3" table:style-name="ce11"/>
          <table:table-cell office:value-type="float" office:value="0" table:formula="of:=SUM([.E32:.H32])" table:style-name="ce82">
            <text:p>0</text:p>
          </table:table-cell>
          <table:table-cell table:number-columns-repeated="2" table:style-name="ce1"/>
          <table:table-cell table:style-name="ce11"/>
          <table:table-cell office:value-type="string" table:style-name="ce65">
            <text:p>Use rmq</text:p>
          </table:table-cell>
          <table:table-cell table:number-columns-repeated="16371"/>
        </table:table-row>
        <table:table-row table:style-name="ro1">
          <table:table-cell office:value-type="string" table:style-name="ce135">
            <text:p>Ahoy, Pirates!</text:p>
          </table:table-cell>
          <table:table-cell office:value-type="string" office:string-value="UVA 11402" table:formula="of:=HYPERLINK(&quot;https://uva.onlinejudge.org/index.php?option=com_onlinejudge&amp;Itemid=8&amp;page=show_problem&amp;problem=2397&quot;;&quot;UVA 11402&quot;)" table:style-name="ce136">
            <text:p>UVA 11402</text:p>
          </table:table-cell>
          <table:table-cell table:style-name="ce229"/>
          <table:table-cell table:number-columns-repeated="2" table:style-name="ce133"/>
          <table:table-cell table:number-columns-repeated="3" table:style-name="ce11"/>
          <table:table-cell office:value-type="float" office:value="0" table:formula="of:=SUM([.E33:.H33])" table:style-name="ce82">
            <text:p>0</text:p>
          </table:table-cell>
          <table:table-cell table:number-columns-repeated="3" table:style-name="ce11"/>
          <table:table-cell office:value-type="string" office:string-value="Sol" table:formula="of:=HYPERLINK(&quot;https://github.com/hosamk92/CompetitiveProgramming/blob/master/UVA/UVA%2011402.cpp&quot;;&quot;Sol&quot;)" table:style-name="ce70">
            <text:p>Sol</text:p>
          </table:table-cell>
          <table:table-cell table:number-columns-repeated="16371"/>
        </table:table-row>
        <table:table-row table:style-name="ro1">
          <table:table-cell office:value-type="string" table:style-name="ce85">
            <text:p>Brackets</text:p>
          </table:table-cell>
          <table:table-cell office:value-type="string" office:string-value="SPOJ BRCKTS" table:formula="of:=HYPERLINK(&quot;http://www.spoj.com/problems/BRCKTS&quot;;&quot;SPOJ BRCKTS&quot;)" table:style-name="ce116">
            <text:p>SPOJ BRCKTS</text:p>
          </table:table-cell>
          <table:table-cell table:style-name="ce229"/>
          <table:table-cell table:number-columns-repeated="2" table:style-name="ce133"/>
          <table:table-cell table:number-columns-repeated="3" table:style-name="ce11"/>
          <table:table-cell office:value-type="float" office:value="0" table:formula="of:=SUM([.E34:.H34])" table:style-name="ce82">
            <text:p>0</text:p>
          </table:table-cell>
          <table:table-cell table:number-columns-repeated="3" table:style-name="ce11"/>
          <table:table-cell office:value-type="string" office:string-value="Sol" table:formula="of:=HYPERLINK(&quot;https://github.com/AliOsm/CompetitiveProgramming/blob/master/SPOJ/BRCKTS%20-%20Brackets.cpp&quot;;&quot;Sol&quot;)" table:style-name="ce70">
            <text:p>Sol</text:p>
          </table:table-cell>
          <table:table-cell table:number-columns-repeated="16371"/>
        </table:table-row>
        <table:table-row table:style-name="ro1">
          <table:table-cell office:value-type="string" table:style-name="ce135">
            <text:p>Present</text:p>
          </table:table-cell>
          <table:table-cell office:value-type="string" office:string-value="CF460-D2-C" table:formula="of:=HYPERLINK(&quot;http://codeforces.com/contest/460/problem/C&quot;;&quot;CF460-D2-C&quot;)" table:style-name="ce136">
            <text:p>CF460-D2-C</text:p>
          </table:table-cell>
          <table:table-cell table:style-name="ce229"/>
          <table:table-cell table:number-columns-repeated="2" table:style-name="ce133"/>
          <table:table-cell table:number-columns-repeated="3" table:style-name="ce11"/>
          <table:table-cell office:value-type="float" office:value="0" table:formula="of:=SUM([.E35:.H35])" table:style-name="ce82">
            <text:p>0</text:p>
          </table:table-cell>
          <table:table-cell table:number-columns-repeated="3" table:style-name="ce11"/>
          <table:table-cell table:style-name="ce65"/>
          <table:table-cell table:number-columns-repeated="16371"/>
        </table:table-row>
        <table:table-row table:style-name="ro1">
          <table:table-cell office:value-type="string" office:string-value="MessageMess" table:formula="of:=HYPERLINK(&quot;https://community.topcoder.com/stat?c=problem_statement&amp;pm=1331&amp;rd=4550&quot;;&quot;MessageMess&quot;)" table:style-name="ce118">
            <text:p>MessageMess</text:p>
          </table:table-cell>
          <table:table-cell office:value-type="string" table:style-name="ce86">
            <text:p>SRM149-D1-500</text:p>
          </table:table-cell>
          <table:table-cell table:style-name="ce229"/>
          <table:table-cell table:number-columns-repeated="2" table:style-name="ce133"/>
          <table:table-cell table:number-columns-repeated="3" table:style-name="ce11"/>
          <table:table-cell office:value-type="float" office:value="0" table:formula="of:=SUM([.E36:.H36])"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87">
            <text:p>DiceGames</text:p>
          </table:table-cell>
          <table:table-cell office:value-type="string" table:style-name="ce86">
            <text:p>SRM349-D1-500</text:p>
          </table:table-cell>
          <table:table-cell table:style-name="ce229"/>
          <table:table-cell table:number-columns-repeated="2" table:style-name="ce133"/>
          <table:table-cell table:number-columns-repeated="3" table:style-name="ce11"/>
          <table:table-cell office:value-type="float" office:value="0" table:formula="of:=SUM([.E37:.H37])"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irror, Mirror</text:p>
          </table:table-cell>
          <table:table-cell office:value-type="string" office:string-value="UVA 466" table:formula="of:=HYPERLINK(&quot;https://uva.onlinejudge.org/index.php?option=com_onlinejudge&amp;Itemid=8&amp;page=show_problem&amp;problem=407&quot;;&quot;UVA 466&quot;)" table:style-name="ce118">
            <text:p>UVA 466</text:p>
          </table:table-cell>
          <table:table-cell table:style-name="ce229"/>
          <table:table-cell table:number-columns-repeated="2" table:style-name="ce133"/>
          <table:table-cell table:number-columns-repeated="3" table:style-name="ce11"/>
          <table:table-cell office:value-type="float" office:value="0" table:formula="of:=SUM([.E38:.H38])"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aximum Sum</text:p>
          </table:table-cell>
          <table:table-cell office:value-type="string" office:string-value="SPOJ KGSS" table:formula="of:=HYPERLINK(&quot;http://www.spoj.com/problems/KGSS/&quot;;&quot;SPOJ KGSS&quot;)" table:style-name="ce87">
            <text:p>SPOJ KGSS</text:p>
          </table:table-cell>
          <table:table-cell table:style-name="ce229"/>
          <table:table-cell table:number-columns-repeated="2" table:style-name="ce133"/>
          <table:table-cell table:number-columns-repeated="3" table:style-name="ce11"/>
          <table:table-cell office:value-type="float" office:value="0" table:formula="of:=SUM([.E39:.H39])" table:style-name="ce82">
            <text:p>0</text:p>
          </table:table-cell>
          <table:table-cell table:number-columns-repeated="2" table:style-name="ce55"/>
          <table:table-cell table:style-name="ce11"/>
          <table:table-cell table:style-name="ce75"/>
          <table:table-cell table:number-columns-repeated="16371"/>
        </table:table-row>
        <table:table-row table:style-name="ro1">
          <table:table-cell table:style-name="ce86"/>
          <table:table-cell office:value-type="string" table:style-name="ce86">
            <text:p>SRM297-D1-500</text:p>
          </table:table-cell>
          <table:table-cell table:style-name="ce229"/>
          <table:table-cell table:number-columns-repeated="2" table:style-name="ce133"/>
          <table:table-cell table:number-columns-repeated="3" table:style-name="ce11"/>
          <table:table-cell office:value-type="float" office:value="0" table:formula="of:=SUM([.E40:.H40])"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table:style-name="ce86">
            <text:p>SRM441-D1-250</text:p>
          </table:table-cell>
          <table:table-cell table:style-name="ce229"/>
          <table:table-cell table:number-columns-repeated="2" table:style-name="ce133"/>
          <table:table-cell table:number-columns-repeated="3" table:style-name="ce11"/>
          <table:table-cell office:value-type="float" office:value="0" table:formula="of:=SUM([.E41:.H4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201-D1-B" table:formula="of:=HYPERLINK(&quot;http://codeforces.com/contest/201/problem/B&quot;;&quot;CF201-D1-B&quot;)" table:style-name="ce87">
            <text:p>CF201-D1-B</text:p>
          </table:table-cell>
          <table:table-cell table:style-name="ce229"/>
          <table:table-cell table:number-columns-repeated="2" table:style-name="ce133"/>
          <table:table-cell table:number-columns-repeated="3" table:style-name="ce11"/>
          <table:table-cell office:value-type="float" office:value="0" table:formula="of:=SUM([.E42:.H4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380-D1-C" table:formula="of:=HYPERLINK(&quot;http://codeforces.com/contest/380/problem/C&quot;;&quot;CF380-D1-C&quot;)" table:style-name="ce87">
            <text:p>CF380-D1-C</text:p>
          </table:table-cell>
          <table:table-cell table:style-name="ce229"/>
          <table:table-cell table:number-columns-repeated="2" table:style-name="ce133"/>
          <table:table-cell table:number-columns-repeated="3" table:style-name="ce11"/>
          <table:table-cell office:value-type="float" office:value="0" table:formula="of:=SUM([.E43:.H4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161-D12-D" table:formula="of:=HYPERLINK(&quot;http://codeforces.com/contest/161/problem/D&quot;;&quot;CF161-D12-D&quot;)" table:style-name="ce87">
            <text:p>CF161-D12-D</text:p>
          </table:table-cell>
          <table:table-cell table:style-name="ce229"/>
          <table:table-cell table:number-columns-repeated="2" table:style-name="ce133"/>
          <table:table-cell table:number-columns-repeated="3" table:style-name="ce11"/>
          <table:table-cell office:value-type="float" office:value="0" table:formula="of:=SUM([.E44:.H44])" table:style-name="ce82">
            <text:p>0</text:p>
          </table:table-cell>
          <table:table-cell table:style-name="ce55"/>
          <table:table-cell table:style-name="ce231"/>
          <table:table-cell table:style-name="ce11"/>
          <table:table-cell office:value-type="string" office:string-value="Reading: DP on Trees" table:formula="of:=HYPERLINK(&quot;https://codeforces.com/blog/entry/20935&quot;;&quot;Reading: DP on Trees&quot;)" table:style-name="ce110">
            <text:p>Reading: DP on Trees</text:p>
          </table:table-cell>
          <table:table-cell table:number-columns-repeated="16371"/>
        </table:table-row>
        <table:table-row table:style-name="ro1">
          <table:table-cell table:style-name="ce86"/>
          <table:table-cell office:value-type="string" office:string-value="CF61-D2-E" table:formula="of:=HYPERLINK(&quot;https://codeforces.com/problemset/problem/61/E&quot;;&quot;CF61-D2-E&quot;)" table:style-name="ce87">
            <text:p>CF61-D2-E</text:p>
          </table:table-cell>
          <table:table-cell table:style-name="ce229"/>
          <table:table-cell table:number-columns-repeated="5" table:style-name="ce11"/>
          <table:table-cell office:value-type="float" office:value="0" table:formula="of:=SUM([.E45:.H45])" table:style-name="ce82">
            <text:p>0</text:p>
          </table:table-cell>
          <table:table-cell table:style-name="ce55"/>
          <table:table-cell table:style-name="ce231"/>
          <table:table-cell table:style-name="ce11"/>
          <table:table-cell table:style-name="ce137"/>
          <table:table-cell table:number-columns-repeated="16371"/>
        </table:table-row>
        <table:table-row table:style-name="ro1">
          <table:table-cell table:style-name="ce86"/>
          <table:table-cell office:value-type="string" table:style-name="ce86">
            <text:p>SPOJ KOMPICI</text:p>
          </table:table-cell>
          <table:table-cell table:style-name="ce229"/>
          <table:table-cell table:number-columns-repeated="5" table:style-name="ce11"/>
          <table:table-cell office:value-type="float" office:value="0" table:formula="of:=SUM([.E46:.H4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table:style-name="ce80"/>
          <table:table-cell table:style-name="ce229"/>
          <table:table-cell table:number-columns-repeated="2" table:style-name="ce133"/>
          <table:table-cell table:number-columns-repeated="3" table:style-name="ce11"/>
          <table:table-cell office:value-type="float" office:value="0" table:formula="of:=SUM([.E47:.H4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Quantity of Strings</text:p>
          </table:table-cell>
          <table:table-cell office:value-type="string" office:string-value="CF151-D2-D" table:formula="of:=HYPERLINK(&quot;http://codeforces.com/contest/151/problem/D&quot;;&quot;CF151-D2-D&quot;)" table:style-name="ce80">
            <text:p>CF151-D2-D</text:p>
          </table:table-cell>
          <table:table-cell table:style-name="ce229"/>
          <table:table-cell table:number-columns-repeated="2" table:style-name="ce133"/>
          <table:table-cell table:number-columns-repeated="3" table:style-name="ce11"/>
          <table:table-cell office:value-type="float" office:value="0" table:formula="of:=SUM([.E48:.H4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Eternal Victory</text:p>
          </table:table-cell>
          <table:table-cell office:value-type="string" office:string-value="CF61-D2-D" table:formula="of:=HYPERLINK(&quot;http://codeforces.com/contest/61/problem/D&quot;;&quot;CF61-D2-D&quot;)" table:style-name="ce80">
            <text:p>CF61-D2-D</text:p>
          </table:table-cell>
          <table:table-cell table:style-name="ce229"/>
          <table:table-cell table:number-columns-repeated="2" table:style-name="ce133"/>
          <table:table-cell table:number-columns-repeated="3" table:style-name="ce11"/>
          <table:table-cell office:value-type="float" office:value="0" table:formula="of:=SUM([.E49:.H4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Array Division</text:p>
          </table:table-cell>
          <table:table-cell office:value-type="string" office:string-value="CF808-D2-D" table:formula="of:=HYPERLINK(&quot;http://codeforces.com/contest/808/problem/D&quot;;&quot;CF808-D2-D&quot;)" table:style-name="ce70">
            <text:p>CF808-D2-D</text:p>
          </table:table-cell>
          <table:table-cell table:style-name="ce229"/>
          <table:table-cell table:number-columns-repeated="2" table:style-name="ce133"/>
          <table:table-cell table:number-columns-repeated="3" table:style-name="ce11"/>
          <table:table-cell office:value-type="float" office:value="0" table:formula="of:=SUM([.E50:.H5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L0s8xIQYbk&quot;;&quot;Video Solution - Solver to be (Java)&quot;)" table:style-name="ce78">
            <text:p>Video Solution - Solver to be (Java)</text:p>
          </table:table-cell>
          <table:table-cell table:number-columns-repeated="16371"/>
        </table:table-row>
        <table:table-row table:style-name="ro1">
          <table:table-cell table:style-name="ce65"/>
          <table:table-cell office:value-type="string" office:string-value="CF45-D12-D" table:formula="of:=HYPERLINK(&quot;http://codeforces.com/contest/45/problem/D&quot;;&quot;CF45-D12-D&quot;)" table:style-name="ce70">
            <text:p>CF45-D12-D</text:p>
          </table:table-cell>
          <table:table-cell table:style-name="ce229"/>
          <table:table-cell table:number-columns-repeated="2" table:style-name="ce133"/>
          <table:table-cell table:number-columns-repeated="3" table:style-name="ce11"/>
          <table:table-cell office:value-type="float" office:value="0" table:formula="of:=SUM([.E51:.H5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28-D2-1000</text:p>
          </table:table-cell>
          <table:table-cell table:style-name="ce229"/>
          <table:table-cell table:number-columns-repeated="2" table:style-name="ce133"/>
          <table:table-cell table:number-columns-repeated="3" table:style-name="ce11"/>
          <table:table-cell office:value-type="float" office:value="0" table:formula="of:=SUM([.E52:.H5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office:string-value="SGU 321" table:formula="of:=HYPERLINK(&quot;http://codeforces.com/problemsets/acmsguru/problem/99999/321&quot;;&quot;SGU 321&quot;)" table:style-name="ce70">
            <text:p>SGU 321</text:p>
          </table:table-cell>
          <table:table-cell table:style-name="ce229"/>
          <table:table-cell table:number-columns-repeated="2" table:style-name="ce133"/>
          <table:table-cell table:number-columns-repeated="3" table:style-name="ce11"/>
          <table:table-cell office:value-type="float" office:value="0" table:formula="of:=SUM([.E53:.H53])" table:style-name="ce82">
            <text:p>0</text:p>
          </table:table-cell>
          <table:table-cell table:style-name="ce55"/>
          <table:table-cell table:style-name="ce231"/>
          <table:table-cell table:style-name="ce11"/>
          <table:table-cell office:value-type="string" office:string-value="Sol" table:formula="of:=HYPERLINK(&quot;https://github.com/mostafa-saad/MyCompetitiveProgramming/blob/master/SGU/SGU_321.txt&quot;;&quot;Sol&quot;)" table:style-name="ce78">
            <text:p>Sol</text:p>
          </table:table-cell>
          <table:table-cell table:number-columns-repeated="16371"/>
        </table:table-row>
        <table:table-row table:style-name="ro1">
          <table:table-cell table:style-name="ce65"/>
          <table:table-cell office:value-type="string" office:string-value="CODECHEF OPPOSITE" table:formula="of:=HYPERLINK(&quot;https://www.codechef.com/LTIME64B/problems/OPPOSITE&quot;; &quot;CODECHEF OPPOSITE&quot;)" table:style-name="ce70">
            <text:p>CODECHEF OPPOSITE</text:p>
          </table:table-cell>
          <table:table-cell table:style-name="ce229"/>
          <table:table-cell table:number-columns-repeated="2" table:style-name="ce133"/>
          <table:table-cell table:number-columns-repeated="3" table:style-name="ce11"/>
          <table:table-cell office:value-type="float" office:value="0" table:formula="of:=SUM([.E54:.H5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513-D2-1000</text:p>
          </table:table-cell>
          <table:table-cell table:style-name="ce229"/>
          <table:table-cell table:number-columns-repeated="2" table:style-name="ce133"/>
          <table:table-cell table:number-columns-repeated="3" table:style-name="ce11"/>
          <table:table-cell office:value-type="float" office:value="0" table:formula="of:=SUM([.E55:.H5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292-D1-500</text:p>
          </table:table-cell>
          <table:table-cell table:style-name="ce229"/>
          <table:table-cell table:number-columns-repeated="2" table:style-name="ce133"/>
          <table:table-cell table:number-columns-repeated="3" table:style-name="ce11"/>
          <table:table-cell office:value-type="float" office:value="0" table:formula="of:=SUM([.E56:.H5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05-D2-1000</text:p>
          </table:table-cell>
          <table:table-cell table:style-name="ce229"/>
          <table:table-cell table:number-columns-repeated="2" table:style-name="ce133"/>
          <table:table-cell table:number-columns-repeated="3" table:style-name="ce11"/>
          <table:table-cell office:value-type="float" office:value="0" table:formula="of:=SUM([.E57:.H5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Hiring Staff</text:p>
          </table:table-cell>
          <table:table-cell office:value-type="string" office:string-value="CF216-D2-C" table:formula="of:=HYPERLINK(&quot;http://codeforces.com/contest/216/problem/C&quot;;&quot;CF216-D2-C&quot;)" table:style-name="ce134">
            <text:p>CF216-D2-C</text:p>
          </table:table-cell>
          <table:table-cell table:style-name="ce229"/>
          <table:table-cell table:number-columns-repeated="2" table:style-name="ce133"/>
          <table:table-cell table:number-columns-repeated="3" table:style-name="ce11"/>
          <table:table-cell office:value-type="float" office:value="0" table:formula="of:=SUM([.E58:.H5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Tavas and Karafs</text:p>
          </table:table-cell>
          <table:table-cell office:value-type="string" office:string-value="CF535-D2-C" table:formula="of:=HYPERLINK(&quot;http://codeforces.com/contest/535/problem/C&quot;;&quot;CF535-D2-C&quot;)" table:style-name="ce134">
            <text:p>CF535-D2-C</text:p>
          </table:table-cell>
          <table:table-cell table:style-name="ce229"/>
          <table:table-cell table:number-columns-repeated="2" table:style-name="ce133"/>
          <table:table-cell table:number-columns-repeated="3" table:style-name="ce11"/>
          <table:table-cell office:value-type="float" office:value="0" table:formula="of:=SUM([.E59:.H5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Permutations</text:p>
          </table:table-cell>
          <table:table-cell office:value-type="string" office:string-value="CF189-D2-C" table:formula="of:=HYPERLINK(&quot;http://codeforces.com/contest/189/problem/C&quot;;&quot;CF189-D2-C&quot;)" table:style-name="ce134">
            <text:p>CF189-D2-C</text:p>
          </table:table-cell>
          <table:table-cell table:style-name="ce229"/>
          <table:table-cell table:number-columns-repeated="2" table:style-name="ce133"/>
          <table:table-cell table:number-columns-repeated="3" table:style-name="ce11"/>
          <table:table-cell office:value-type="float" office:value="0" table:formula="of:=SUM([.E60:.H60])" table:style-name="ce82">
            <text:p>0</text:p>
          </table:table-cell>
          <table:table-cell table:style-name="ce55"/>
          <table:table-cell table:style-name="ce231"/>
          <table:table-cell table:style-name="ce1"/>
          <table:table-cell office:value-type="string" office:string-value="Sol" table:formula="of:=HYPERLINK(&quot;https://github.com/MedoN11/CompetitiveProgramming/blob/master/CodeForces/CF189-D1-C.cpp&quot;;&quot;Sol&quot;)" table:style-name="ce50">
            <text:p>Sol</text:p>
          </table:table-cell>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61:.H61])" table:style-name="ce82">
            <text:p>0</text:p>
          </table:table-cell>
          <table:table-cell table:style-name="ce11"/>
          <table:table-cell table:style-name="ce230"/>
          <table:table-cell table:style-name="ce11"/>
          <table:table-cell office:value-type="string" office:string-value="Watch - Two pointers technique" table:formula="of:=HYPERLINK(&quot;https://www.youtube.com/watch?v=n-Xwrr8RFQ0&quot;;&quot;Watch - Two pointers technique&quot;)" table:style-name="ce138">
            <text:p>Watch - Two pointers technique</text:p>
          </table:table-cell>
          <table:table-cell table:number-columns-repeated="16371"/>
        </table:table-row>
        <table:table-row table:style-name="ro1">
          <table:table-cell office:value-type="string" table:style-name="ce85">
            <text:p>Spider's Web</text:p>
          </table:table-cell>
          <table:table-cell office:value-type="string" office:string-value="CF216-D2-D" table:formula="of:=HYPERLINK(&quot;http://codeforces.com/contest/216/problem/D&quot;;&quot;CF216-D2-D&quot;)" table:style-name="ce19">
            <text:p>CF216-D2-D</text:p>
          </table:table-cell>
          <table:table-cell table:style-name="ce229"/>
          <table:table-cell table:number-columns-repeated="2" table:style-name="ce133"/>
          <table:table-cell table:number-columns-repeated="3" table:style-name="ce11"/>
          <table:table-cell office:value-type="float" office:value="0" table:formula="of:=SUM([.E62:.H6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hips</text:p>
          </table:table-cell>
          <table:table-cell office:value-type="string" office:string-value="CF334-D2-D" table:formula="of:=HYPERLINK(&quot;http://codeforces.com/contest/334/problem/D&quot;;&quot;CF334-D2-D&quot;)" table:style-name="ce116">
            <text:p>CF334-D2-D</text:p>
          </table:table-cell>
          <table:table-cell table:style-name="ce229"/>
          <table:table-cell table:number-columns-repeated="2" table:style-name="ce133"/>
          <table:table-cell table:number-columns-repeated="3" table:style-name="ce11"/>
          <table:table-cell office:value-type="float" office:value="0" table:formula="of:=SUM([.E63:.H6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ya and String</text:p>
          </table:table-cell>
          <table:table-cell office:value-type="string" office:string-value="CF676-D2-C" table:formula="of:=HYPERLINK(&quot;http://codeforces.com/contest/676/problem/C&quot;;&quot;CF676-D2-C&quot;)" table:style-name="ce116">
            <text:p>CF676-D2-C</text:p>
          </table:table-cell>
          <table:table-cell table:style-name="ce229"/>
          <table:table-cell table:number-columns-repeated="2" table:style-name="ce133"/>
          <table:table-cell table:number-columns-repeated="3" table:style-name="ce11"/>
          <table:table-cell office:value-type="float" office:value="0" table:formula="of:=SUM([.E64:.H6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18">
            <text:p>LiveArchive 3634</text:p>
          </table:table-cell>
          <table:table-cell table:style-name="ce229"/>
          <table:table-cell table:number-columns-repeated="2" table:style-name="ce133"/>
          <table:table-cell table:number-columns-repeated="3" table:style-name="ce11"/>
          <table:table-cell office:value-type="float" office:value="0" table:formula="of:=SUM([.E65:.H65])" table:style-name="ce82">
            <text:p>0</text:p>
          </table:table-cell>
          <table:table-cell table:style-name="ce11"/>
          <table:table-cell table:style-name="ce230"/>
          <table:table-cell table:style-name="ce11"/>
          <table:table-cell office:value-type="string" office:string-value="Sol" table:formula="of:=HYPERLINK(&quot;https://github.com/SaraElkadi/competitive-programming-/blob/master/LiveArchive/3634.cpp&quot;;&quot;Sol&quot;)" table:style-name="ce50">
            <text:p>Sol</text:p>
          </table:table-cell>
          <table:table-cell table:number-columns-repeated="16371"/>
        </table:table-row>
        <table:table-row table:style-name="ro1">
          <table:table-cell office:value-type="string" table:style-name="ce86">
            <text:p>Database</text:p>
          </table:table-cell>
          <table:table-cell office:value-type="string" office:string-value="UVA 1592" table:formula="of:=HYPERLINK(&quot;https://uva.onlinejudge.org/index.php?option=com_onlinejudge&amp;Itemid=8&amp;page=show_problem&amp;problem=4467&quot;;&quot;UVA 1592&quot;)" table:style-name="ce118">
            <text:p>UVA 1592</text:p>
          </table:table-cell>
          <table:table-cell table:style-name="ce229"/>
          <table:table-cell table:number-columns-repeated="2" table:style-name="ce133"/>
          <table:table-cell table:number-columns-repeated="3" table:style-name="ce11"/>
          <table:table-cell office:value-type="float" office:value="0" table:formula="of:=SUM([.E66:.H66])"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Can you answer these queries I</text:p>
          </table:table-cell>
          <table:table-cell office:value-type="string" office:string-value="SPOJ GSS1" table:formula="of:=HYPERLINK(&quot;http://www.spoj.com/problems/GSS1/&quot;;&quot;SPOJ GSS1&quot;)" table:style-name="ce118">
            <text:p>SPOJ GSS1</text:p>
          </table:table-cell>
          <table:table-cell table:style-name="ce229"/>
          <table:table-cell table:number-columns-repeated="2" table:style-name="ce133"/>
          <table:table-cell table:number-columns-repeated="3" table:style-name="ce11"/>
          <table:table-cell office:value-type="float" office:value="0" table:formula="of:=SUM([.E67:.H67])" table:style-name="ce82">
            <text:p>0</text:p>
          </table:table-cell>
          <table:table-cell table:style-name="ce11"/>
          <table:table-cell table:style-name="ce230"/>
          <table:table-cell table:style-name="ce76"/>
          <table:table-cell office:value-type="string" office:string-value="Sol" table:formula="of:=HYPERLINK(&quot;https://github.com/AliOsm/CompetitiveProgramming/blob/master/SPOJ/GSS1%20-%20Can%20you%20answer%20these%20queries%20I.cpp&quot;;&quot;Sol&quot;)" table:style-name="ce50">
            <text:p>Sol</text:p>
          </table:table-cell>
          <table:table-cell table:number-columns-repeated="16371"/>
        </table:table-row>
        <table:table-row table:style-name="ro1">
          <table:table-cell table:style-name="ce86"/>
          <table:table-cell office:value-type="string" office:string-value="SPOJ BILLIARD" table:formula="of:=HYPERLINK(&quot;https://www.spoj.com/problems/BILLIARD/&quot;;&quot;SPOJ BILLIARD&quot;)" table:style-name="ce118">
            <text:p>SPOJ BILLIARD</text:p>
          </table:table-cell>
          <table:table-cell table:style-name="ce229"/>
          <table:table-cell table:number-columns-repeated="2" table:style-name="ce133"/>
          <table:table-cell table:number-columns-repeated="3" table:style-name="ce11"/>
          <table:table-cell office:value-type="float" office:value="0" table:formula="of:=SUM([.E68:.H68])" table:style-name="ce82">
            <text:p>0</text:p>
          </table:table-cell>
          <table:table-cell table:style-name="ce11"/>
          <table:table-cell table:style-name="ce230"/>
          <table:table-cell table:style-name="ce76"/>
          <table:table-cell office:value-type="string" office:string-value="Sol" table:formula="of:=HYPERLINK(&quot;https://github.com/osamahatem/CompetitiveProgramming/blob/master/SPOJ/BILLIARD.cpp&quot;;&quot;Sol&quot;)" table:style-name="ce50">
            <text:p>Sol</text:p>
          </table:table-cell>
          <table:table-cell table:number-columns-repeated="16371"/>
        </table:table-row>
        <table:table-row table:style-name="ro1">
          <table:table-cell office:value-type="string" table:style-name="ce86">
            <text:p>Can you answer these queries III</text:p>
          </table:table-cell>
          <table:table-cell office:value-type="string" office:string-value="SPOJ GSS3" table:formula="of:=HYPERLINK(&quot;http://www.spoj.com/problems/GSS3/&quot;;&quot;SPOJ GSS3&quot;)" table:style-name="ce118">
            <text:p>SPOJ GSS3</text:p>
          </table:table-cell>
          <table:table-cell table:style-name="ce229"/>
          <table:table-cell table:number-columns-repeated="2" table:style-name="ce133"/>
          <table:table-cell table:number-columns-repeated="3" table:style-name="ce11"/>
          <table:table-cell office:value-type="float" office:value="0" table:formula="of:=SUM([.E69:.H69])"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SPOJ ABA12E</text:p>
          </table:table-cell>
          <table:table-cell table:style-name="ce229"/>
          <table:table-cell table:number-columns-repeated="2" table:style-name="ce133"/>
          <table:table-cell table:number-columns-repeated="3" table:style-name="ce11"/>
          <table:table-cell office:value-type="float" office:value="0" table:formula="of:=SUM([.E70:.H70])"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SPOJ/SPOJ_ABA12E.txt&quot;;&quot;Sol&quot;)" table:style-name="ce50">
            <text:p>Sol</text:p>
          </table:table-cell>
          <table:table-cell table:number-columns-repeated="16371"/>
        </table:table-row>
        <table:table-row table:style-name="ro1">
          <table:table-cell table:style-name="ce86"/>
          <table:table-cell office:value-type="string" table:style-name="ce86">
            <text:p>UVA 11825</text:p>
          </table:table-cell>
          <table:table-cell table:style-name="ce229"/>
          <table:table-cell table:number-columns-repeated="2" table:style-name="ce133"/>
          <table:table-cell table:number-columns-repeated="3" table:style-name="ce11"/>
          <table:table-cell office:value-type="float" office:value="0" table:formula="of:=SUM([.E71:.H71])"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1825.cpp&quot;;&quot;Sol&quot;)" table:style-name="ce50">
            <text:p>Sol</text:p>
          </table:table-cell>
          <table:table-cell table:number-columns-repeated="16371"/>
        </table:table-row>
        <table:table-row table:style-name="ro1">
          <table:table-cell table:style-name="ce86"/>
          <table:table-cell office:value-type="string" office:string-value="CF472-D12-D" table:formula="of:=HYPERLINK(&quot;http://codeforces.com/contest/472/problem/D&quot;;&quot;CF472-D12-D&quot;)" table:style-name="ce87">
            <text:p>CF472-D12-D</text:p>
          </table:table-cell>
          <table:table-cell table:style-name="ce229"/>
          <table:table-cell table:number-columns-repeated="2" table:style-name="ce133"/>
          <table:table-cell table:number-columns-repeated="3" table:style-name="ce11"/>
          <table:table-cell office:value-type="float" office:value="0" table:formula="of:=SUM([.E72:.H7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UVA 12325</text:p>
          </table:table-cell>
          <table:table-cell table:style-name="ce229"/>
          <table:table-cell table:number-columns-repeated="2" table:style-name="ce133"/>
          <table:table-cell table:number-columns-repeated="3" table:style-name="ce11"/>
          <table:table-cell office:value-type="float" office:value="0" table:formula="of:=SUM([.E73:.H73])" table:style-name="ce82">
            <text:p>0</text:p>
          </table:table-cell>
          <table:table-cell table:style-name="ce11"/>
          <table:table-cell table:style-name="ce230"/>
          <table:table-cell table:style-name="ce11"/>
          <table:table-cell office:value-type="string" office:string-value="Prove your Solution" table:formula="of:=HYPERLINK(&quot;https://github.com/yazanKabbany/CompetitiveProgramming/blob/master/UVA/UVA%2012325.cpp&quot;;&quot;Prove your Solution&quot;)" table:style-name="ce50">
            <text:p>Prove your Solution</text:p>
          </table:table-cell>
          <table:table-cell table:number-columns-repeated="16371"/>
        </table:table-row>
        <table:table-row table:style-name="ro1">
          <table:table-cell table:style-name="ce86"/>
          <table:table-cell office:value-type="string" table:style-name="ce86">
            <text:p>UVA 12047</text:p>
          </table:table-cell>
          <table:table-cell table:style-name="ce229"/>
          <table:table-cell table:number-columns-repeated="2" table:style-name="ce133"/>
          <table:table-cell table:number-columns-repeated="3" table:style-name="ce11"/>
          <table:table-cell office:value-type="float" office:value="0" table:formula="of:=SUM([.E74:.H74])"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2047.cpp&quot;;&quot;Sol&quot;)" table:style-name="ce50">
            <text:p>Sol</text:p>
          </table:table-cell>
          <table:table-cell table:number-columns-repeated="16371"/>
        </table:table-row>
        <table:table-row table:style-name="ro1">
          <table:table-cell table:style-name="ce86"/>
          <table:table-cell office:value-type="string" table:style-name="ce86">
            <text:p>UVA 10705</text:p>
          </table:table-cell>
          <table:table-cell table:style-name="ce229"/>
          <table:table-cell table:number-columns-repeated="2" table:style-name="ce133"/>
          <table:table-cell table:number-columns-repeated="3" table:style-name="ce11"/>
          <table:table-cell office:value-type="float" office:value="0" table:formula="of:=SUM([.E75:.H75])"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0705.cpp&quot;;&quot;Sol&quot;)" table:style-name="ce50">
            <text:p>Sol</text:p>
          </table:table-cell>
          <table:table-cell table:number-columns-repeated="16371"/>
        </table:table-row>
        <table:table-row table:style-name="ro1">
          <table:table-cell table:style-name="ce86"/>
          <table:table-cell office:value-type="string" office:string-value="UVA 1555" table:formula="of:=HYPERLINK(&quot;https://uva.onlinejudge.org/index.php?option=onlinejudge&amp;page=show_problem&amp;problem=4330&quot;;&quot;UVA 1555&quot;)" table:style-name="ce87">
            <text:p>UVA 1555</text:p>
          </table:table-cell>
          <table:table-cell table:style-name="ce229"/>
          <table:table-cell table:number-columns-repeated="2" table:style-name="ce133"/>
          <table:table-cell table:number-columns-repeated="3" table:style-name="ce11"/>
          <table:table-cell office:value-type="float" office:value="0" table:formula="of:=SUM([.E76:.H76])"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UVA/UVA_1555.txt&quot;;&quot;Sol&quot;)" table:style-name="ce139">
            <text:p>Sol</text:p>
          </table:table-cell>
          <table:table-cell table:number-columns-repeated="16371"/>
        </table:table-row>
        <table:table-row table:style-name="ro1">
          <table:table-cell table:style-name="ce86"/>
          <table:table-cell office:value-type="string" office:string-value="CF80-D2-D" table:formula="of:=HYPERLINK(&quot;http://codeforces.com/contest/80/problem/D&quot;;&quot;CF80-D2-D&quot;)" table:style-name="ce87">
            <text:p>CF80-D2-D</text:p>
          </table:table-cell>
          <table:table-cell table:style-name="ce229"/>
          <table:table-cell table:number-columns-repeated="2" table:style-name="ce133"/>
          <table:table-cell table:number-columns-repeated="3" table:style-name="ce11"/>
          <table:table-cell office:value-type="float" office:value="0" table:formula="of:=SUM([.E77:.H77])"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79"/>
          <table:table-cell table:style-name="ce80"/>
          <table:table-cell table:style-name="ce229"/>
          <table:table-cell table:number-columns-repeated="2" table:style-name="ce133"/>
          <table:table-cell table:number-columns-repeated="3" table:style-name="ce11"/>
          <table:table-cell office:value-type="float" office:value="0" table:formula="of:=SUM([.E78:.H7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80">
            <text:p>CF766-D2-D</text:p>
          </table:table-cell>
          <table:table-cell table:style-name="ce229"/>
          <table:table-cell table:number-columns-repeated="2" table:style-name="ce133"/>
          <table:table-cell table:number-columns-repeated="3" table:style-name="ce11"/>
          <table:table-cell office:value-type="float" office:value="0" table:formula="of:=SUM([.E79:.H79])"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0O3QNh0-DU&quot;;&quot;Video Solution - Solver to be (Java)&quot;)" table:style-name="ce78">
            <text:p>Video Solution - Solver to be (Java)</text:p>
          </table:table-cell>
          <table:table-cell table:number-columns-repeated="16371"/>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80">
            <text:p>CF814-D2-D</text:p>
          </table:table-cell>
          <table:table-cell table:style-name="ce229"/>
          <table:table-cell table:number-columns-repeated="2" table:style-name="ce133"/>
          <table:table-cell table:number-columns-repeated="3" table:style-name="ce11"/>
          <table:table-cell office:value-type="float" office:value="0" table:formula="of:=SUM([.E80:.H8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UWtHck3a4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Polyline</text:p>
          </table:table-cell>
          <table:table-cell office:value-type="string" office:string-value="CF617-D2-D" table:formula="of:=HYPERLINK(&quot;http://codeforces.com/contest/617/problem/D&quot;;&quot;CF617-D2-D&quot;)" table:style-name="ce76">
            <text:p>CF617-D2-D</text:p>
          </table:table-cell>
          <table:table-cell table:style-name="ce229"/>
          <table:table-cell table:number-columns-repeated="2" table:style-name="ce133"/>
          <table:table-cell table:number-columns-repeated="3" table:style-name="ce11"/>
          <table:table-cell office:value-type="float" office:value="0" table:formula="of:=SUM([.E81:.H8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Queue</text:p>
          </table:table-cell>
          <table:table-cell office:value-type="string" office:string-value="CF92-D2-D" table:formula="of:=HYPERLINK(&quot;http://codeforces.com/contest/92/problem/D&quot;;&quot;CF92-D2-D&quot;)" table:style-name="ce76">
            <text:p>CF92-D2-D</text:p>
          </table:table-cell>
          <table:table-cell table:style-name="ce229"/>
          <table:table-cell table:number-columns-repeated="2" table:style-name="ce133"/>
          <table:table-cell table:number-columns-repeated="3" table:style-name="ce11"/>
          <table:table-cell office:value-type="float" office:value="0" table:formula="of:=SUM([.E82:.H8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38-D2-D" table:formula="of:=HYPERLINK(&quot;http://codeforces.com/contest/1038/problem/D&quot;;&quot;CF1038-D2-D&quot;)" table:style-name="ce76">
            <text:p>CF1038-D2-D</text:p>
          </table:table-cell>
          <table:table-cell table:style-name="ce229"/>
          <table:table-cell table:number-columns-repeated="2" table:style-name="ce133"/>
          <table:table-cell table:number-columns-repeated="3" table:style-name="ce11"/>
          <table:table-cell office:value-type="float" office:value="0" table:formula="of:=SUM([.E83:.H8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552-D2-D" table:formula="of:=HYPERLINK(&quot;http://codeforces.com/contest/552/problem/D&quot;;&quot;CF552-D2-D&quot;)" table:style-name="ce76">
            <text:p>CF552-D2-D</text:p>
          </table:table-cell>
          <table:table-cell table:style-name="ce229"/>
          <table:table-cell table:number-columns-repeated="2" table:style-name="ce133"/>
          <table:table-cell table:number-columns-repeated="3" table:style-name="ce11"/>
          <table:table-cell office:value-type="float" office:value="0" table:formula="of:=SUM([.E84:.H8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1917-D12-E" table:formula="of:=HYPERLINK(&quot;https://codeforces.com/gym/101917/problem/E&quot;; &quot;CF101917-D12-E&quot;)" table:style-name="ce76">
            <text:p>CF101917-D12-E</text:p>
          </table:table-cell>
          <table:table-cell table:style-name="ce229"/>
          <table:table-cell table:number-columns-repeated="2" table:style-name="ce133"/>
          <table:table-cell table:number-columns-repeated="3" table:style-name="ce11"/>
          <table:table-cell office:value-type="float" office:value="0" table:formula="of:=SUM([.E85:.H8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58-D2-D" table:formula="of:=HYPERLINK(&quot;http://codeforces.com/contest/1058/problem/D&quot;;&quot;CF1058-D2-D&quot;)" table:style-name="ce76">
            <text:p>CF1058-D2-D</text:p>
          </table:table-cell>
          <table:table-cell table:style-name="ce229"/>
          <table:table-cell table:number-columns-repeated="2" table:style-name="ce133"/>
          <table:table-cell table:number-columns-repeated="3" table:style-name="ce11"/>
          <table:table-cell office:value-type="float" office:value="0" table:formula="of:=SUM([.E86:.H8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42-D12-D" table:formula="of:=HYPERLINK(&quot;http://codeforces.com/contest/1043/problem/D&quot;; &quot;CF1042-D12-D&quot;)" table:style-name="ce76">
            <text:p>CF1042-D12-D</text:p>
          </table:table-cell>
          <table:table-cell table:style-name="ce229"/>
          <table:table-cell table:number-columns-repeated="2" table:style-name="ce133"/>
          <table:table-cell table:number-columns-repeated="3" table:style-name="ce11"/>
          <table:table-cell office:value-type="float" office:value="0" table:formula="of:=SUM([.E87:.H8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table:style-name="ce86">
            <text:p>SPOJ BIA</text:p>
          </table:table-cell>
          <table:table-cell table:style-name="ce229"/>
          <table:table-cell table:number-columns-repeated="2" table:style-name="ce133"/>
          <table:table-cell table:number-columns-repeated="3" table:style-name="ce11"/>
          <table:table-cell office:value-type="float" office:value="0" table:formula="of:=SUM([.E88:.H88])" table:style-name="ce82">
            <text:p>0</text:p>
          </table:table-cell>
          <table:table-cell table:style-name="ce11"/>
          <table:table-cell table:style-name="ce230"/>
          <table:table-cell table:style-name="ce11"/>
          <table:table-cell office:value-type="string" office:string-value="Sol" table:formula="of:=HYPERLINK(&quot;https://github.com/MNT95/Competitive-Programming/blob/master/SPOJ/BIA.cpp?fbclid=IwAR1xR9CTVVj2L_Hr-1m5uIqAFHRc8Bh78z11v46sPyVjHwHeE3MvPrcMbn8&quot;;&quot;Sol&quot;)" table:style-name="ce96">
            <text:p>Sol</text:p>
          </table:table-cell>
          <table:table-cell table:number-columns-repeated="16371"/>
        </table:table-row>
        <table:table-row table:style-name="ro1">
          <table:table-cell office:value-type="string" table:style-name="ce124">
            <text:p>Plant</text:p>
          </table:table-cell>
          <table:table-cell office:value-type="string" office:string-value="CF186-D2-C" table:formula="of:=HYPERLINK(&quot;http://codeforces.com/contest/186/problem/C&quot;;&quot;CF186-D2-C&quot;)" table:style-name="ce134">
            <text:p>CF186-D2-C</text:p>
          </table:table-cell>
          <table:table-cell table:style-name="ce229"/>
          <table:table-cell table:number-columns-repeated="2" table:style-name="ce133"/>
          <table:table-cell table:number-columns-repeated="3" table:style-name="ce11"/>
          <table:table-cell office:value-type="float" office:value="0" table:formula="of:=SUM([.E89:.H8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eberland Linguistics</text:p>
          </table:table-cell>
          <table:table-cell office:value-type="string" office:string-value="CF667-D2-C" table:formula="of:=HYPERLINK(&quot;http://codeforces.com/contest/667/problem/C&quot;;&quot;CF667-D2-C&quot;)" table:style-name="ce134">
            <text:p>CF667-D2-C</text:p>
          </table:table-cell>
          <table:table-cell table:style-name="ce229"/>
          <table:table-cell table:number-columns-repeated="2" table:style-name="ce133"/>
          <table:table-cell table:number-columns-repeated="3" table:style-name="ce11"/>
          <table:table-cell office:value-type="float" office:value="0" table:formula="of:=SUM([.E90:.H9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ucky Permutation</text:p>
          </table:table-cell>
          <table:table-cell office:value-type="string" office:string-value="CF287-D2-C" table:formula="of:=HYPERLINK(&quot;http://codeforces.com/contest/287/problem/C&quot;;&quot;CF287-D2-C&quot;)" table:style-name="ce134">
            <text:p>CF287-D2-C</text:p>
          </table:table-cell>
          <table:table-cell table:style-name="ce229"/>
          <table:table-cell table:number-columns-repeated="2" table:style-name="ce133"/>
          <table:table-cell table:number-columns-repeated="3" table:style-name="ce11"/>
          <table:table-cell office:value-type="float" office:value="0" table:formula="of:=SUM([.E91:.H9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92:.H92])" table:style-name="ce82">
            <text:p>0</text:p>
          </table:table-cell>
          <table:table-cell table:style-name="ce11"/>
          <table:table-cell table:style-name="ce230"/>
          <table:table-cell table:style-name="ce11"/>
          <table:table-cell office:value-type="string" office:string-value="DP - Probability" table:formula="of:=HYPERLINK(&quot;https://www.youtube.com/watch?v=nv6Z6n02Oi0&quot;;&quot;DP - Probability&quot;)" table:style-name="ce138">
            <text:p>DP - Probability</text:p>
          </table:table-cell>
          <table:table-cell table:number-columns-repeated="16371"/>
        </table:table-row>
        <table:table-row table:style-name="ro1">
          <table:table-cell office:value-type="string" table:style-name="ce85">
            <text:p>Dice Throwing</text:p>
          </table:table-cell>
          <table:table-cell office:value-type="string" office:string-value="UVA 10759" table:formula="of:=HYPERLINK(&quot;https://uva.onlinejudge.org/index.php?option=com_onlinejudge&amp;Itemid=8&amp;page=show_problem&amp;problem=1700&quot;;&quot;UVA 10759&quot;)" table:style-name="ce112">
            <text:p>UVA 10759</text:p>
          </table:table-cell>
          <table:table-cell table:style-name="ce229"/>
          <table:table-cell table:number-columns-repeated="2" table:style-name="ce133"/>
          <table:table-cell table:number-columns-repeated="3" table:style-name="ce11"/>
          <table:table-cell office:value-type="float" office:value="0" table:formula="of:=SUM([.E93:.H93])"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07/UVa%2010759.cpp&quot;;&quot;Sol&quot;)" table:style-name="ce50">
            <text:p>Sol</text:p>
          </table:table-cell>
          <table:table-cell table:number-columns-repeated="16371"/>
        </table:table-row>
        <table:table-row table:style-name="ro1">
          <table:table-cell office:value-type="string" office:string-value="TestBettingStrategy" table:formula="of:=HYPERLINK(&quot;https://community.topcoder.com/stat?c=problem_statement&amp;pm=7422&amp;rd=10663&quot;;&quot;TestBettingStrategy&quot;)" table:style-name="ce116">
            <text:p>TestBettingStrategy</text:p>
          </table:table-cell>
          <table:table-cell office:value-type="string" table:style-name="ce85">
            <text:p>SRM339-D1-500</text:p>
          </table:table-cell>
          <table:table-cell table:style-name="ce229"/>
          <table:table-cell table:number-columns-repeated="2" table:style-name="ce133"/>
          <table:table-cell table:number-columns-repeated="3" table:style-name="ce11"/>
          <table:table-cell office:value-type="float" office:value="0" table:formula="of:=SUM([.E94:.H94])"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5">
            <text:p>Collecting Bugs</text:p>
          </table:table-cell>
          <table:table-cell office:value-type="string" office:string-value="PKU 2096" table:formula="of:=HYPERLINK(&quot;http://poj.org/problem?id=2096&quot;;&quot;PKU 2096&quot;)" table:style-name="ce19">
            <text:p>PKU 2096</text:p>
          </table:table-cell>
          <table:table-cell table:style-name="ce229"/>
          <table:table-cell table:number-columns-repeated="2" table:style-name="ce133"/>
          <table:table-cell table:number-columns-repeated="3" table:style-name="ce11"/>
          <table:table-cell office:value-type="float" office:value="0" table:formula="of:=SUM([.E95:.H95])" table:style-name="ce82">
            <text:p>0</text:p>
          </table:table-cell>
          <table:table-cell table:style-name="ce11"/>
          <table:table-cell table:style-name="ce230"/>
          <table:table-cell table:style-name="ce1"/>
          <table:table-cell office:value-type="string" office:string-value="Sol" table:formula="of:=HYPERLINK(&quot;https://github.com/MichaelMounir12/CompetitiveProgramming/blob/478ef4641bab747e4fd63fffdff7d55287242921/PKU/PKU_2096.cpp&quot;;&quot;Sol&quot;)" table:style-name="ce50">
            <text:p>Sol</text:p>
          </table:table-cell>
          <table:table-cell table:number-columns-repeated="16371"/>
        </table:table-row>
        <table:table-row table:style-name="ro1">
          <table:table-cell office:value-type="string" table:style-name="ce85">
            <text:p>France '98</text:p>
          </table:table-cell>
          <table:table-cell office:value-type="string" office:string-value="UVA 542" table:formula="of:=HYPERLINK(&quot;https://uva.onlinejudge.org/index.php?option=onlinejudge&amp;page=show_problem&amp;problem=483&quot;;&quot;UVA 542&quot;)" table:style-name="ce19">
            <text:p>UVA 542</text:p>
          </table:table-cell>
          <table:table-cell table:style-name="ce229"/>
          <table:table-cell table:number-columns-repeated="2" table:style-name="ce133"/>
          <table:table-cell table:number-columns-repeated="3" table:style-name="ce11"/>
          <table:table-cell office:value-type="float" office:value="0" table:formula="of:=SUM([.E96:.H96])" table:style-name="ce82">
            <text:p>0</text:p>
          </table:table-cell>
          <table:table-cell table:style-name="ce11"/>
          <table:table-cell table:style-name="ce230"/>
          <table:table-cell table:style-name="ce1"/>
          <table:table-cell office:value-type="string" office:string-value="Sol" table:formula="of:=HYPERLINK(&quot;https://github.com/mostafa-saad/MyCompetitiveProgramming/blob/master/UVA/UVA_542.txt&quot;;&quot;Sol&quot;)" table:style-name="ce50">
            <text:p>Sol</text:p>
          </table:table-cell>
          <table:table-cell table:number-columns-repeated="16371"/>
        </table:table-row>
        <table:table-row table:style-name="ro1">
          <table:table-cell office:value-type="string" table:style-name="ce85">
            <text:p>Tribbles</text:p>
          </table:table-cell>
          <table:table-cell office:value-type="string" office:string-value="UVA 11021" table:formula="of:=HYPERLINK(&quot;https://uva.onlinejudge.org/index.php?option=com_onlinejudge&amp;Itemid=8&amp;page=show_problem&amp;problem=1962&quot;;&quot;UVA 11021&quot;)" table:style-name="ce112">
            <text:p>UVA 11021</text:p>
          </table:table-cell>
          <table:table-cell table:style-name="ce229"/>
          <table:table-cell table:number-columns-repeated="2" table:style-name="ce133"/>
          <table:table-cell table:number-columns-repeated="3" table:style-name="ce11"/>
          <table:table-cell office:value-type="float" office:value="0" table:formula="of:=SUM([.E97:.H97])"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10/UVA%2011021.cpp&quot;;&quot;Sol&quot;)" table:style-name="ce50">
            <text:p>Sol</text:p>
          </table:table-cell>
          <table:table-cell table:number-columns-repeated="16371"/>
        </table:table-row>
        <table:table-row table:style-name="ro1">
          <table:table-cell office:value-type="string" table:style-name="ce85">
            <text:p>Tennis contest</text:p>
          </table:table-cell>
          <table:table-cell office:value-type="string" office:string-value="UVA 12457" table:formula="of:=HYPERLINK(&quot;https://uva.onlinejudge.org/index.php?option=com_onlinejudge&amp;Itemid=8&amp;page=show_problem&amp;problem=3888&quot;;&quot;UVA 12457&quot;)" table:style-name="ce112">
            <text:p>UVA 12457</text:p>
          </table:table-cell>
          <table:table-cell table:style-name="ce229"/>
          <table:table-cell table:number-columns-repeated="2" table:style-name="ce133"/>
          <table:table-cell table:number-columns-repeated="3" table:style-name="ce11"/>
          <table:table-cell office:value-type="float" office:value="0" table:formula="of:=SUM([.E98:.H98])" table:style-name="ce82">
            <text:p>0</text:p>
          </table:table-cell>
          <table:table-cell table:style-name="ce11"/>
          <table:table-cell table:style-name="ce230"/>
          <table:table-cell table:style-name="ce1"/>
          <table:table-cell office:value-type="string" office:string-value="Sol" table:formula="of:=HYPERLINK(&quot;https://github.com/3agwa/CompetitiveProgramming/blob/master/UVA/UVA%2012457&quot;;&quot;Sol&quot;)" table:style-name="ce50">
            <text:p>Sol</text:p>
          </table:table-cell>
          <table:table-cell table:number-columns-repeated="16371"/>
        </table:table-row>
        <table:table-row table:style-name="ro1">
          <table:table-cell office:value-type="string" table:style-name="ce86">
            <text:p>Water Falls</text:p>
          </table:table-cell>
          <table:table-cell office:value-type="string" office:string-value="UVA 833" table:formula="of:=HYPERLINK(&quot;https://uva.onlinejudge.org/index.php?option=com_onlinejudge&amp;Itemid=8&amp;page=show_problem&amp;problem=774&quot;;&quot;UVA 833&quot;)" table:style-name="ce118">
            <text:p>UVA 833</text:p>
          </table:table-cell>
          <table:table-cell table:style-name="ce229"/>
          <table:table-cell table:number-columns-repeated="2" table:style-name="ce133"/>
          <table:table-cell table:number-columns-repeated="3" table:style-name="ce11"/>
          <table:table-cell office:value-type="float" office:value="0" table:formula="of:=SUM([.E99:.H99])" table:style-name="ce82">
            <text:p>0</text:p>
          </table:table-cell>
          <table:table-cell table:style-name="ce11"/>
          <table:table-cell table:style-name="ce230"/>
          <table:table-cell table:number-columns-repeated="16373" table:style-name="ce1"/>
        </table:table-row>
        <table:table-row table:style-name="ro1">
          <table:table-cell office:value-type="string" table:style-name="ce86">
            <text:p>Number Sequence</text:p>
          </table:table-cell>
          <table:table-cell office:value-type="string" office:string-value="UVA 10706" table:formula="of:=HYPERLINK(&quot;https://uva.onlinejudge.org/index.php?option=com_onlinejudge&amp;Itemid=8&amp;page=show_problem&amp;problem=1647&quot;;&quot;UVA 10706&quot;)" table:style-name="ce118">
            <text:p>UVA 10706</text:p>
          </table:table-cell>
          <table:table-cell table:style-name="ce229"/>
          <table:table-cell table:number-columns-repeated="2" table:style-name="ce133"/>
          <table:table-cell table:number-columns-repeated="3" table:style-name="ce11"/>
          <table:table-cell office:value-type="float" office:value="0" table:formula="of:=SUM([.E100:.H100])"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Is It A Tree?</text:p>
          </table:table-cell>
          <table:table-cell office:value-type="string" office:string-value="UVA 615" table:formula="of:=HYPERLINK(&quot;https://uva.onlinejudge.org/index.php?option=com_onlinejudge&amp;Itemid=8&amp;page=show_problem&amp;problem=556&quot;;&quot;UVA 615&quot;)" table:style-name="ce118">
            <text:p>UVA 615</text:p>
          </table:table-cell>
          <table:table-cell table:style-name="ce229"/>
          <table:table-cell table:number-columns-repeated="2" table:style-name="ce133"/>
          <table:table-cell table:number-columns-repeated="3" table:style-name="ce11"/>
          <table:table-cell office:value-type="float" office:value="0" table:formula="of:=SUM([.E101:.H101])"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Help R2-D2!</text:p>
          </table:table-cell>
          <table:table-cell office:value-type="string" office:string-value="SPOJ HELPR2D2" table:formula="of:=HYPERLINK(&quot;http://www.spoj.com/problems/HELPR2D2&quot;;&quot;SPOJ HELPR2D2&quot;)" table:style-name="ce87">
            <text:p>SPOJ HELPR2D2</text:p>
          </table:table-cell>
          <table:table-cell table:style-name="ce229"/>
          <table:table-cell table:number-columns-repeated="2" table:style-name="ce133"/>
          <table:table-cell table:number-columns-repeated="3" table:style-name="ce11"/>
          <table:table-cell office:value-type="float" office:value="0" table:formula="of:=SUM([.E102:.H10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office:string-value="CF1016-D2-E" table:formula="of:=HYPERLINK(&quot;https://github.com/racsosabe/CompetitiveProgramming/blob/master/CodeForces/CF1016-D2-E.cpp&quot;;&quot;CF1016-D2-E&quot;)" table:style-name="ce87">
            <text:p>CF1016-D2-E</text:p>
          </table:table-cell>
          <table:table-cell table:style-name="ce229"/>
          <table:table-cell table:number-columns-repeated="2" table:style-name="ce133"/>
          <table:table-cell table:number-columns-repeated="3" table:style-name="ce11"/>
          <table:table-cell office:value-type="float" office:value="0" table:formula="of:=SUM([.E103:.H103])"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UVA 11997</text:p>
          </table:table-cell>
          <table:table-cell table:style-name="ce229"/>
          <table:table-cell table:number-columns-repeated="2" table:style-name="ce133"/>
          <table:table-cell table:number-columns-repeated="3" table:style-name="ce11"/>
          <table:table-cell office:value-type="float" office:value="0" table:formula="of:=SUM([.E104:.H104])" table:style-name="ce82">
            <text:p>0</text:p>
          </table:table-cell>
          <table:table-cell table:style-name="ce55"/>
          <table:table-cell table:style-name="ce231"/>
          <table:table-cell table:style-name="ce11"/>
          <table:table-cell office:value-type="string" office:string-value="Sol" table:formula="of:=HYPERLINK(&quot;https://github.com/thackerhelik/UVA/blob/master/11997.cpp&quot;;&quot;Sol&quot;)" table:style-name="ce50">
            <text:p>Sol</text:p>
          </table:table-cell>
          <table:table-cell table:number-columns-repeated="16371"/>
        </table:table-row>
        <table:table-row table:style-name="ro1">
          <table:table-cell table:style-name="ce86"/>
          <table:table-cell office:value-type="string" office:string-value="FbHkrCup 18-R1-A" table:formula="of:=HYPERLINK(&quot;https://www.facebook.com/hackercup/problem/180494849326631/&quot;;&quot;FbHkrCup 18-R1-A&quot;)" table:style-name="ce87">
            <text:p>FbHkrCup 18-R1-A</text:p>
          </table:table-cell>
          <table:table-cell table:style-name="ce229"/>
          <table:table-cell table:number-columns-repeated="2" table:style-name="ce133"/>
          <table:table-cell table:number-columns-repeated="3" table:style-name="ce11"/>
          <table:table-cell office:value-type="float" office:value="0" table:formula="of:=SUM([.E105:.H105])"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SRM456-D2-1000</text:p>
          </table:table-cell>
          <table:table-cell table:style-name="ce229"/>
          <table:table-cell table:number-columns-repeated="2" table:style-name="ce133"/>
          <table:table-cell table:number-columns-repeated="3" table:style-name="ce11"/>
          <table:table-cell office:value-type="float" office:value="0" table:formula="of:=SUM([.E106:.H106])"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65"/>
          <table:table-cell table:style-name="ce48"/>
          <table:table-cell table:style-name="ce229"/>
          <table:table-cell table:number-columns-repeated="2" table:style-name="ce133"/>
          <table:table-cell table:number-columns-repeated="3" table:style-name="ce11"/>
          <table:table-cell office:value-type="float" office:value="0" table:formula="of:=SUM([.E107:.H107])" table:style-name="ce82">
            <text:p>0</text:p>
          </table:table-cell>
          <table:table-cell table:style-name="ce55"/>
          <table:table-cell table:style-name="ce231"/>
          <table:table-cell table:style-name="ce11"/>
          <table:table-cell table:number-columns-repeated="16372" table:style-name="ce1"/>
        </table:table-row>
        <table:table-row table:style-name="ro1">
          <table:table-cell office:value-type="string" table:style-name="ce65">
            <text:p>Andrey and Problem</text:p>
          </table:table-cell>
          <table:table-cell office:value-type="string" office:string-value="CF443-D2-D" table:formula="of:=HYPERLINK(&quot;http://codeforces.com/contest/443/problem/D&quot;;&quot;CF443-D2-D&quot;)" table:style-name="ce70">
            <text:p>CF443-D2-D</text:p>
          </table:table-cell>
          <table:table-cell table:style-name="ce229"/>
          <table:table-cell table:number-columns-repeated="2" table:style-name="ce133"/>
          <table:table-cell table:number-columns-repeated="3" table:style-name="ce11"/>
          <table:table-cell office:value-type="float" office:value="0" table:formula="of:=SUM([.E108:.H108])" table:style-name="ce82">
            <text:p>0</text:p>
          </table:table-cell>
          <table:table-cell table:style-name="ce11"/>
          <table:table-cell table:style-name="ce230"/>
          <table:table-cell table:style-name="ce1"/>
          <table:table-cell office:value-type="string" office:string-value="Sol" table:formula="of:=HYPERLINK(&quot;http://codeforces.com/contest/443/submission/27060632&quot;;&quot;Sol&quot;)" table:style-name="ce50">
            <text:p>Sol</text:p>
          </table:table-cell>
          <table:table-cell table:number-columns-repeated="16371"/>
        </table:table-row>
        <table:table-row table:style-name="ro1">
          <table:table-cell office:value-type="string" table:style-name="ce75">
            <text:p>Three Logos</text:p>
          </table:table-cell>
          <table:table-cell office:value-type="string" office:string-value="CF581-D2-D" table:formula="of:=HYPERLINK(&quot;http://codeforces.com/contest/581/problem/D&quot;;&quot;CF581-D2-D&quot;)" table:style-name="ce76">
            <text:p>CF581-D2-D</text:p>
          </table:table-cell>
          <table:table-cell table:style-name="ce229"/>
          <table:table-cell table:number-columns-repeated="2" table:style-name="ce133"/>
          <table:table-cell table:number-columns-repeated="3" table:style-name="ce11"/>
          <table:table-cell office:value-type="float" office:value="0" table:formula="of:=SUM([.E109:.H10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Good Sequences</text:p>
          </table:table-cell>
          <table:table-cell office:value-type="string" office:string-value="CF265-D2-D" table:formula="of:=HYPERLINK(&quot;http://codeforces.com/contest/265/problem/D&quot;;&quot;CF265-D2-D&quot;)" table:style-name="ce76">
            <text:p>CF265-D2-D</text:p>
          </table:table-cell>
          <table:table-cell table:style-name="ce229"/>
          <table:table-cell table:number-columns-repeated="2" table:style-name="ce133"/>
          <table:table-cell table:number-columns-repeated="3" table:style-name="ce11"/>
          <table:table-cell office:value-type="float" office:value="0" table:formula="of:=SUM([.E110:.H11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arty</text:p>
          </table:table-cell>
          <table:table-cell office:value-type="string" office:string-value="CF116-D2-C" table:formula="of:=HYPERLINK(&quot;http://codeforces.com/contest/116/problem/C&quot;;&quot;CF116-D2-C&quot;)" table:style-name="ce134">
            <text:p>CF116-D2-C</text:p>
          </table:table-cell>
          <table:table-cell table:style-name="ce229"/>
          <table:table-cell table:number-columns-repeated="2" table:style-name="ce133"/>
          <table:table-cell table:number-columns-repeated="3" table:style-name="ce11"/>
          <table:table-cell office:value-type="float" office:value="0" table:formula="of:=SUM([.E111:.H11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upboard and Balloons</text:p>
          </table:table-cell>
          <table:table-cell office:value-type="string" office:string-value="CF342-D2-C" table:formula="of:=HYPERLINK(&quot;http://codeforces.com/contest/342/problem/C&quot;;&quot;CF342-D2-C&quot;)" table:style-name="ce134">
            <text:p>CF342-D2-C</text:p>
          </table:table-cell>
          <table:table-cell table:style-name="ce229"/>
          <table:table-cell table:number-columns-repeated="2" table:style-name="ce133"/>
          <table:table-cell table:number-columns-repeated="3" table:style-name="ce11"/>
          <table:table-cell office:value-type="float" office:value="0" table:formula="of:=SUM([.E112:.H11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ycles</text:p>
          </table:table-cell>
          <table:table-cell office:value-type="string" office:string-value="CF233-D2-C" table:formula="of:=HYPERLINK(&quot;http://codeforces.com/contest/233/problem/C&quot;;&quot;CF233-D2-C&quot;)" table:style-name="ce134">
            <text:p>CF233-D2-C</text:p>
          </table:table-cell>
          <table:table-cell table:style-name="ce229"/>
          <table:table-cell table:number-columns-repeated="2" table:style-name="ce133"/>
          <table:table-cell table:number-columns-repeated="3" table:style-name="ce11"/>
          <table:table-cell office:value-type="float" office:value="0" table:formula="of:=SUM([.E113:.H11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14:.H114])" table:style-name="ce82">
            <text:p>0</text:p>
          </table:table-cell>
          <table:table-cell table:style-name="ce11"/>
          <table:table-cell table:style-name="ce230"/>
          <table:table-cell table:style-name="ce11"/>
          <table:table-cell office:value-type="string" office:string-value="DP - Masks (2 vid)" table:formula="of:=HYPERLINK(&quot;https://www.youtube.com/watch?v=8aATaY9sdeE&amp;index=10&amp;list=PLPt2dINI2MIattDutu7IOAMlUuLeN8k2p&amp;t=3s&quot;;&quot;DP - Masks (2 vid)&quot;)" table:style-name="ce138">
            <text:p>DP - Masks (2 vid)</text:p>
          </table:table-cell>
          <table:table-cell table:number-columns-repeated="16371"/>
        </table:table-row>
        <table:table-row table:style-name="ro1">
          <table:table-cell office:value-type="string" table:style-name="ce85">
            <text:p>Pebble Solitaire</text:p>
          </table:table-cell>
          <table:table-cell office:value-type="string" office:string-value="UVA 10651" table:formula="of:=HYPERLINK(&quot;https://uva.onlinejudge.org/index.php?option=com_onlinejudge&amp;Itemid=8&amp;page=show_problem&amp;problem=1592&quot;;&quot;UVA 10651&quot;)" table:style-name="ce19">
            <text:p>UVA 10651</text:p>
          </table:table-cell>
          <table:table-cell table:style-name="ce229"/>
          <table:table-cell table:number-columns-repeated="2" table:style-name="ce133"/>
          <table:table-cell table:number-columns-repeated="3" table:style-name="ce11"/>
          <table:table-cell office:value-type="float" office:value="0" table:formula="of:=SUM([.E115:.H11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Kefa and Dishes</text:p>
          </table:table-cell>
          <table:table-cell office:value-type="string" office:string-value="CF580-D2-D" table:formula="of:=HYPERLINK(&quot;http://codeforces.com/contest/580/problem/D&quot;;&quot;CF580-D2-D&quot;)" table:style-name="ce19">
            <text:p>CF580-D2-D</text:p>
          </table:table-cell>
          <table:table-cell table:style-name="ce229"/>
          <table:table-cell table:number-columns-repeated="2" table:style-name="ce133"/>
          <table:table-cell table:number-columns-repeated="3" table:style-name="ce11"/>
          <table:table-cell office:value-type="float" office:value="0" table:formula="of:=SUM([.E116:.H116])" table:style-name="ce82">
            <text:p>0</text:p>
          </table:table-cell>
          <table:table-cell table:style-name="ce11"/>
          <table:table-cell table:style-name="ce230"/>
          <table:table-cell table:style-name="ce11"/>
          <table:table-cell office:value-type="string" office:string-value="Video Solution - Solver to be" table:formula="of:=HYPERLINK(&quot;https://www.youtube.com/watch?v=GvWLpm0tBEU&amp;index=29&amp;list=PLPSFnlxEu99Eds9cvJPk49sljXXvarTxM&quot;;&quot;Video Solution - Solver to be&quot;)" table:style-name="ce78">
            <text:p>Video Solution - Solver to be</text:p>
          </table:table-cell>
          <table:table-cell table:number-columns-repeated="16371"/>
        </table:table-row>
        <table:table-row table:style-name="ro1">
          <table:table-cell office:value-type="string" table:style-name="ce85">
            <text:p>Permutations</text:p>
          </table:table-cell>
          <table:table-cell office:value-type="string" office:string-value="SPOJ PERMUT1" table:formula="of:=HYPERLINK(&quot;http://www.spoj.com/problems/PERMUT1/&quot;;&quot;SPOJ PERMUT1&quot;)" table:style-name="ce19">
            <text:p>SPOJ PERMUT1</text:p>
          </table:table-cell>
          <table:table-cell table:style-name="ce229"/>
          <table:table-cell table:number-columns-repeated="2" table:style-name="ce133"/>
          <table:table-cell table:number-columns-repeated="3" table:style-name="ce11"/>
          <table:table-cell office:value-type="float" office:value="0" table:formula="of:=SUM([.E117:.H11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Assignments</text:p>
          </table:table-cell>
          <table:table-cell office:value-type="string" office:string-value="SPOJ ASSIGN" table:formula="of:=HYPERLINK(&quot;http://www.spoj.com/problems/ASSIGN/&quot;;&quot;SPOJ ASSIGN&quot;)" table:style-name="ce19">
            <text:p>SPOJ ASSIGN</text:p>
          </table:table-cell>
          <table:table-cell table:style-name="ce229"/>
          <table:table-cell table:number-columns-repeated="2" table:style-name="ce133"/>
          <table:table-cell table:number-columns-repeated="3" table:style-name="ce11"/>
          <table:table-cell office:value-type="float" office:value="0" table:formula="of:=SUM([.E118:.H11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office:string-value="CF16-D2-E" table:formula="of:=HYPERLINK(&quot;http://codeforces.com/contest/16/problem/E&quot;;&quot;CF16-D2-E&quot;)" table:style-name="ce118">
            <text:p>CF16-D2-E</text:p>
          </table:table-cell>
          <table:table-cell table:style-name="ce229"/>
          <table:table-cell table:number-columns-repeated="2" table:style-name="ce133"/>
          <table:table-cell table:number-columns-repeated="3" table:style-name="ce11"/>
          <table:table-cell office:value-type="float" office:value="0" table:formula="of:=SUM([.E119:.H11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ount the Faces.</text:p>
          </table:table-cell>
          <table:table-cell office:value-type="string" office:string-value="UVA 10178" table:formula="of:=HYPERLINK(&quot;https://uva.onlinejudge.org/index.php?option=onlinejudge&amp;page=show_problem&amp;problem=1119&quot;;&quot;UVA 10178&quot;)" table:style-name="ce118">
            <text:p>UVA 10178</text:p>
          </table:table-cell>
          <table:table-cell table:style-name="ce229"/>
          <table:table-cell table:number-columns-repeated="2" table:style-name="ce133"/>
          <table:table-cell table:number-columns-repeated="3" table:style-name="ce11"/>
          <table:table-cell office:value-type="float" office:value="0" table:formula="of:=SUM([.E120:.H120])" table:style-name="ce82">
            <text:p>0</text:p>
          </table:table-cell>
          <table:table-cell table:style-name="ce11"/>
          <table:table-cell table:style-name="ce230"/>
          <table:table-cell table:style-name="ce11"/>
          <table:table-cell office:value-type="string" office:string-value="Read first Euler Formula" table:formula="of:=HYPERLINK(&quot;https://en.wikipedia.org/wiki/Planar_graph#Euler's_formula&quot;;&quot;Read first Euler Formula&quot;)" table:style-name="ce96">
            <text:p>Read first Euler Formula</text:p>
          </table:table-cell>
          <table:table-cell table:number-columns-repeated="16371"/>
        </table:table-row>
        <table:table-row table:style-name="ro1">
          <table:table-cell office:value-type="string" table:style-name="ce86">
            <text:p>LCM Cardinality</text:p>
          </table:table-cell>
          <table:table-cell office:value-type="string" office:string-value="UVA 10892" table:formula="of:=HYPERLINK(&quot;https://uva.onlinejudge.org/index.php?option=onlinejudge&amp;page=show_problem&amp;problem=1833&quot;;&quot;UVA 10892&quot;)" table:style-name="ce118">
            <text:p>UVA 10892</text:p>
          </table:table-cell>
          <table:table-cell table:style-name="ce229"/>
          <table:table-cell table:number-columns-repeated="5" table:style-name="ce11"/>
          <table:table-cell office:value-type="float" office:value="0" table:formula="of:=SUM([.E121:.H12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Robot Rapping Results Report time</text:p>
          </table:table-cell>
          <table:table-cell office:value-type="string" office:string-value="CF645-D12-D" table:formula="of:=HYPERLINK(&quot;http://codeforces.com/contest/645/problem/D&quot;;&quot;CF645-D12-D&quot;)" table:style-name="ce118">
            <text:p>CF645-D12-D</text:p>
          </table:table-cell>
          <table:table-cell table:style-name="ce229"/>
          <table:table-cell table:number-columns-repeated="2" table:style-name="ce133"/>
          <table:table-cell table:number-columns-repeated="3" table:style-name="ce11"/>
          <table:table-cell office:value-type="float" office:value="0" table:formula="of:=SUM([.E122:.H122])"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Wavio Sequence</text:p>
          </table:table-cell>
          <table:table-cell office:value-type="string" office:string-value="UVA 10534" table:formula="of:=HYPERLINK(&quot;https://uva.onlinejudge.org/index.php?option=com_onlinejudge&amp;Itemid=8&amp;page=show_problem&amp;problem=1475&quot;;&quot;UVA 10534&quot;)" table:style-name="ce118">
            <text:p>UVA 10534</text:p>
          </table:table-cell>
          <table:table-cell table:style-name="ce229"/>
          <table:table-cell table:number-columns-repeated="5" table:style-name="ce11"/>
          <table:table-cell office:value-type="float" office:value="0" table:formula="of:=SUM([.E123:.H123])" table:style-name="ce82">
            <text:p>0</text:p>
          </table:table-cell>
          <table:table-cell table:style-name="ce11"/>
          <table:table-cell table:style-name="ce230"/>
          <table:table-cell table:style-name="ce11"/>
          <table:table-cell office:value-type="string" office:string-value="Sol" table:formula="of:=HYPERLINK(&quot;https://github.com/AliOsm/CompetitiveProgramming/blob/master/UVA/10534%20-%20Wavio%20Sequence.cpp&quot;;&quot;Sol&quot;)" table:style-name="ce76">
            <text:p>Sol</text:p>
          </table:table-cell>
          <table:table-cell table:number-columns-repeated="16371"/>
        </table:table-row>
        <table:table-row table:style-name="ro1">
          <table:table-cell table:style-name="ce86"/>
          <table:table-cell office:value-type="string" table:style-name="ce86">
            <text:p>UVA 10342</text:p>
          </table:table-cell>
          <table:table-cell table:style-name="ce229"/>
          <table:table-cell table:number-columns-repeated="2" table:style-name="ce133"/>
          <table:table-cell table:number-columns-repeated="3" table:style-name="ce11"/>
          <table:table-cell office:value-type="float" office:value="0" table:formula="of:=SUM([.E124:.H124])" table:style-name="ce82">
            <text:p>0</text:p>
          </table:table-cell>
          <table:table-cell table:style-name="ce11"/>
          <table:table-cell table:style-name="ce230"/>
          <table:table-cell table:style-name="ce11"/>
          <table:table-cell office:value-type="string" office:string-value="Sol - read the statement clarification" table:formula="of:=HYPERLINK(&quot;https://ideone.com/x8zpRc&quot;;&quot;Sol - read the statement clarification&quot;)" table:style-name="ce50">
            <text:p>Sol - read the statement clarification</text:p>
          </table:table-cell>
          <table:table-cell table:number-columns-repeated="16371"/>
        </table:table-row>
        <table:table-row table:style-name="ro1">
          <table:table-cell table:style-name="ce65"/>
          <table:table-cell table:style-name="ce96"/>
          <table:table-cell table:style-name="ce229"/>
          <table:table-cell table:number-columns-repeated="2" table:style-name="ce133"/>
          <table:table-cell table:number-columns-repeated="3" table:style-name="ce11"/>
          <table:table-cell office:value-type="float" office:value="0" table:formula="of:=SUM([.E125:.H12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Directed Roads</text:p>
          </table:table-cell>
          <table:table-cell office:value-type="string" office:string-value="CF711-D2-D" table:formula="of:=HYPERLINK(&quot;http://codeforces.com/contest/711/problem/D&quot;;&quot;CF711-D2-D&quot;)" table:style-name="ce80">
            <text:p>CF711-D2-D</text:p>
          </table:table-cell>
          <table:table-cell table:style-name="ce229"/>
          <table:table-cell table:number-columns-repeated="2" table:style-name="ce133"/>
          <table:table-cell table:number-columns-repeated="3" table:style-name="ce11"/>
          <table:table-cell office:value-type="float" office:value="0" table:formula="of:=SUM([.E126:.H12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Block Tower</text:p>
          </table:table-cell>
          <table:table-cell office:value-type="string" office:string-value="CF327-D2-D" table:formula="of:=HYPERLINK(&quot;http://codeforces.com/contest/327/problem/D&quot;;&quot;CF327-D2-D&quot;)" table:style-name="ce80">
            <text:p>CF327-D2-D</text:p>
          </table:table-cell>
          <table:table-cell table:style-name="ce229"/>
          <table:table-cell table:number-columns-repeated="2" table:style-name="ce133"/>
          <table:table-cell table:number-columns-repeated="3" table:style-name="ce11"/>
          <table:table-cell office:value-type="float" office:value="0" table:formula="of:=SUM([.E127:.H12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5">
            <text:p>A and B and Interesting Substrings</text:p>
          </table:table-cell>
          <table:table-cell office:value-type="string" office:string-value="CF519-D2-D" table:formula="of:=HYPERLINK(&quot;http://codeforces.com/contest/519/problem/D&quot;;&quot;CF519-D2-D&quot;)" table:style-name="ce76">
            <text:p>CF519-D2-D</text:p>
          </table:table-cell>
          <table:table-cell table:style-name="ce229"/>
          <table:table-cell table:number-columns-repeated="2" table:style-name="ce133"/>
          <table:table-cell table:number-columns-repeated="3" table:style-name="ce11"/>
          <table:table-cell office:value-type="float" office:value="0" table:formula="of:=SUM([.E128:.H12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As Fast As Possible</text:p>
          </table:table-cell>
          <table:table-cell office:value-type="string" office:string-value="CF701-D2-D" table:formula="of:=HYPERLINK(&quot;http://codeforces.com/contest/701/problem/D&quot;;&quot;CF701-D2-D&quot;)" table:style-name="ce76">
            <text:p>CF701-D2-D</text:p>
          </table:table-cell>
          <table:table-cell table:style-name="ce229"/>
          <table:table-cell table:number-columns-repeated="2" table:style-name="ce133"/>
          <table:table-cell table:number-columns-repeated="3" table:style-name="ce11"/>
          <table:table-cell office:value-type="float" office:value="0" table:formula="of:=SUM([.E129:.H12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Chloe and pleasant prizes</text:p>
          </table:table-cell>
          <table:table-cell office:value-type="string" office:string-value="CF743-D2-D" table:formula="of:=HYPERLINK(&quot;http://codeforces.com/contest/743/problem/D&quot;;&quot;CF743-D2-D&quot;)" table:style-name="ce76">
            <text:p>CF743-D2-D</text:p>
          </table:table-cell>
          <table:table-cell table:style-name="ce229"/>
          <table:table-cell table:number-columns-repeated="2" table:style-name="ce133"/>
          <table:table-cell table:number-columns-repeated="3" table:style-name="ce11"/>
          <table:table-cell office:value-type="float" office:value="0" table:formula="of:=SUM([.E130:.H13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oads in Berland</text:p>
          </table:table-cell>
          <table:table-cell office:value-type="string" office:string-value="CF25-D2-C" table:formula="of:=HYPERLINK(&quot;http://codeforces.com/contest/25/problem/C&quot;;&quot;CF25-D2-C&quot;)" table:style-name="ce134">
            <text:p>CF25-D2-C</text:p>
          </table:table-cell>
          <table:table-cell table:style-name="ce229"/>
          <table:table-cell table:number-columns-repeated="2" table:style-name="ce133"/>
          <table:table-cell table:number-columns-repeated="3" table:style-name="ce11"/>
          <table:table-cell office:value-type="float" office:value="0" table:formula="of:=SUM([.E131:.H13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hotographer</text:p>
          </table:table-cell>
          <table:table-cell office:value-type="string" office:string-value="CF203-D2-C" table:formula="of:=HYPERLINK(&quot;http://codeforces.com/contest/203/problem/C&quot;;&quot;CF203-D2-C&quot;)" table:style-name="ce134">
            <text:p>CF203-D2-C</text:p>
          </table:table-cell>
          <table:table-cell table:style-name="ce229"/>
          <table:table-cell table:number-columns-repeated="2" table:style-name="ce133"/>
          <table:table-cell table:number-columns-repeated="3" table:style-name="ce11"/>
          <table:table-cell office:value-type="float" office:value="0" table:formula="of:=SUM([.E132:.H13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CM Challenge</text:p>
          </table:table-cell>
          <table:table-cell office:value-type="string" office:string-value="CF236-D2-C" table:formula="of:=HYPERLINK(&quot;http://codeforces.com/contest/236/problem/C&quot;;&quot;CF236-D2-C&quot;)" table:style-name="ce134">
            <text:p>CF236-D2-C</text:p>
          </table:table-cell>
          <table:table-cell table:style-name="ce229"/>
          <table:table-cell table:number-columns-repeated="2" table:style-name="ce133"/>
          <table:table-cell table:number-columns-repeated="3" table:style-name="ce11"/>
          <table:table-cell office:value-type="float" office:value="0" table:formula="of:=SUM([.E133:.H13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34:.H134])" table:style-name="ce82">
            <text:p>0</text:p>
          </table:table-cell>
          <table:table-cell table:style-name="ce11"/>
          <table:table-cell table:style-name="ce230"/>
          <table:table-cell table:style-name="ce11"/>
          <table:table-cell office:value-type="string" office:string-value="String Processing - Trie" table:formula="of:=HYPERLINK(&quot;https://www.youtube.com/watch?v=IGaJWl0jPY4&quot;;&quot;String Processing - Trie&quot;)" table:style-name="ce138">
            <text:p>String Processing - Trie</text:p>
          </table:table-cell>
          <table:table-cell table:number-columns-repeated="16371"/>
        </table:table-row>
        <table:table-row table:style-name="ro1">
          <table:table-cell office:value-type="string" table:style-name="ce85">
            <text:p>Search in the dictionary!</text:p>
          </table:table-cell>
          <table:table-cell office:value-type="string" office:string-value="SPOJ DICT" table:formula="of:=HYPERLINK(&quot;http://www.spoj.com/problems/DICT/&quot;;&quot;SPOJ DICT&quot;)" table:style-name="ce19">
            <text:p>SPOJ DICT</text:p>
          </table:table-cell>
          <table:table-cell table:style-name="ce229"/>
          <table:table-cell table:number-columns-repeated="2" table:style-name="ce133"/>
          <table:table-cell table:number-columns-repeated="3" table:style-name="ce11"/>
          <table:table-cell office:value-type="float" office:value="0" table:formula="of:=SUM([.E135:.H13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Disk Tree</text:p>
          </table:table-cell>
          <table:table-cell office:value-type="string" office:string-value="UVA 1556" table:formula="of:=HYPERLINK(&quot;https://uva.onlinejudge.org/index.php?option=com_onlinejudge&amp;Itemid=8&amp;page=show_problem&amp;problem=4331&quot;;&quot;UVA 1556&quot;)" table:style-name="ce19">
            <text:p>UVA 1556</text:p>
          </table:table-cell>
          <table:table-cell table:style-name="ce229"/>
          <table:table-cell table:number-columns-repeated="2" table:style-name="ce133"/>
          <table:table-cell table:number-columns-repeated="3" table:style-name="ce11"/>
          <table:table-cell office:value-type="float" office:value="0" table:formula="of:=SUM([.E136:.H13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Phone List</text:p>
          </table:table-cell>
          <table:table-cell office:value-type="string" office:string-value="SPOJ PHONELST" table:formula="of:=HYPERLINK(&quot;http://www.spoj.com/problems/PHONELST/&quot;;&quot;SPOJ PHONELST&quot;)" table:style-name="ce19">
            <text:p>SPOJ PHONELST</text:p>
          </table:table-cell>
          <table:table-cell table:style-name="ce229"/>
          <table:table-cell table:number-columns-repeated="2" table:style-name="ce133"/>
          <table:table-cell table:number-columns-repeated="3" table:style-name="ce11"/>
          <table:table-cell office:value-type="float" office:value="0" table:formula="of:=SUM([.E137:.H13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ellphone Typing</text:p>
          </table:table-cell>
          <table:table-cell office:value-type="string" office:string-value="UVA 12526" table:formula="of:=HYPERLINK(&quot;https://uva.onlinejudge.org/index.php?option=com_onlinejudge&amp;Itemid=8&amp;page=show_problem&amp;problem=3971&quot;;&quot;UVA 12526&quot;)" table:style-name="ce19">
            <text:p>UVA 12526</text:p>
          </table:table-cell>
          <table:table-cell table:style-name="ce229"/>
          <table:table-cell table:number-columns-repeated="2" table:style-name="ce133"/>
          <table:table-cell table:number-columns-repeated="3" table:style-name="ce11"/>
          <table:table-cell office:value-type="float" office:value="0" table:formula="of:=SUM([.E138:.H13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iliy's Multiset</text:p>
          </table:table-cell>
          <table:table-cell office:value-type="string" office:string-value="CF706-D2-D" table:formula="of:=HYPERLINK(&quot;http://codeforces.com/contest/706/problem/D&quot;;&quot;CF706-D2-D&quot;)" table:style-name="ce19">
            <text:p>CF706-D2-D</text:p>
          </table:table-cell>
          <table:table-cell table:style-name="ce229"/>
          <table:table-cell table:number-columns-repeated="2" table:style-name="ce133"/>
          <table:table-cell table:number-columns-repeated="3" table:style-name="ce11"/>
          <table:table-cell office:value-type="float" office:value="0" table:formula="of:=SUM([.E139:.H13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xchange Rates</text:p>
          </table:table-cell>
          <table:table-cell office:value-type="string" office:string-value="UVA 10113" table:formula="of:=HYPERLINK(&quot;https://uva.onlinejudge.org/index.php?option=onlinejudge&amp;page=show_problem&amp;problem=1054&quot;;&quot;UVA 10113&quot;)" table:style-name="ce118">
            <text:p>UVA 10113</text:p>
          </table:table-cell>
          <table:table-cell table:style-name="ce229"/>
          <table:table-cell table:number-columns-repeated="2" table:style-name="ce133"/>
          <table:table-cell table:number-columns-repeated="3" table:style-name="ce11"/>
          <table:table-cell office:value-type="float" office:value="0" table:formula="of:=SUM([.E140:.H14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quation</text:p>
          </table:table-cell>
          <table:table-cell office:value-type="string" office:string-value="UVA 727" table:formula="of:=HYPERLINK(&quot;https://uva.onlinejudge.org/index.php?option=com_onlinejudge&amp;Itemid=8&amp;page=show_problem&amp;problem=668&quot;;&quot;UVA 727&quot;)" table:style-name="ce118">
            <text:p>UVA 727</text:p>
          </table:table-cell>
          <table:table-cell table:style-name="ce229"/>
          <table:table-cell table:number-columns-repeated="5" table:style-name="ce11"/>
          <table:table-cell office:value-type="float" office:value="0" table:formula="of:=SUM([.E141:.H14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Safe</text:p>
          </table:table-cell>
          <table:table-cell office:value-type="string" office:string-value="CF47-D2-D" table:formula="of:=HYPERLINK(&quot;http://codeforces.com/contest/47/problem/D&quot;;&quot;CF47-D2-D&quot;)" table:style-name="ce118">
            <text:p>CF47-D2-D</text:p>
          </table:table-cell>
          <table:table-cell table:style-name="ce229"/>
          <table:table-cell table:number-columns-repeated="5" table:style-name="ce11"/>
          <table:table-cell office:value-type="float" office:value="0" table:formula="of:=SUM([.E142:.H14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entral Post Office</text:p>
          </table:table-cell>
          <table:table-cell office:value-type="string" office:string-value="UVA 12379" table:formula="of:=HYPERLINK(&quot;https://uva.onlinejudge.org/index.php?option=onlinejudge&amp;page=show_problem&amp;problem=3801&quot;;&quot;UVA 12379&quot;)" table:style-name="ce118">
            <text:p>UVA 12379</text:p>
          </table:table-cell>
          <table:table-cell table:style-name="ce229"/>
          <table:table-cell table:number-columns-repeated="2" table:style-name="ce133"/>
          <table:table-cell table:number-columns-repeated="3" table:style-name="ce11"/>
          <table:table-cell office:value-type="float" office:value="0" table:formula="of:=SUM([.E143:.H143])" table:style-name="ce82">
            <text:p>0</text:p>
          </table:table-cell>
          <table:table-cell table:style-name="ce11"/>
          <table:table-cell table:style-name="ce230"/>
          <table:table-cell table:style-name="ce11"/>
          <table:table-cell office:value-type="string" office:string-value="Sol" table:formula="of:=HYPERLINK(&quot;https://github.com/abdullaAshraf/Problem-Solving/blob/master/UVA/12379.cpp&quot;;&quot;Sol&quot;)" table:style-name="ce50">
            <text:p>Sol</text:p>
          </table:table-cell>
          <table:table-cell table:number-columns-repeated="16371"/>
        </table:table-row>
        <table:table-row table:style-name="ro1">
          <table:table-cell office:value-type="string" table:style-name="ce86">
            <text:p>Permalex</text:p>
          </table:table-cell>
          <table:table-cell office:value-type="string" office:string-value="UVA 153" table:formula="of:=HYPERLINK(&quot;https://uva.onlinejudge.org/index.php?option=com_onlinejudge&amp;Itemid=8&amp;page=show_problem&amp;problem=89&quot;;&quot;UVA 153&quot;)" table:style-name="ce118">
            <text:p>UVA 153</text:p>
          </table:table-cell>
          <table:table-cell table:style-name="ce229"/>
          <table:table-cell table:number-columns-repeated="2" table:style-name="ce133"/>
          <table:table-cell table:number-columns-repeated="3" table:style-name="ce11"/>
          <table:table-cell office:value-type="float" office:value="0" table:formula="of:=SUM([.E144:.H144])" table:style-name="ce82">
            <text:p>0</text:p>
          </table:table-cell>
          <table:table-cell table:style-name="ce11"/>
          <table:table-cell table:style-name="ce230"/>
          <table:table-cell table:style-name="ce11"/>
          <table:table-cell office:value-type="string" office:string-value="Sol" table:formula="of:=HYPERLINK(&quot;https://github.com/ahmedcpbl/CompetitiveProgramming/blob/master/UVA/153.cpp&quot;;&quot;Sol&quot;)" table:style-name="ce50">
            <text:p>Sol</text:p>
          </table:table-cell>
          <table:table-cell table:number-columns-repeated="16371"/>
        </table:table-row>
        <table:table-row table:style-name="ro1">
          <table:table-cell table:style-name="ce229"/>
          <table:table-cell table:style-name="ce229"/>
          <table:table-cell table:style-name="ce229"/>
          <table:table-cell table:number-columns-repeated="2" table:style-name="ce133"/>
          <table:table-cell table:number-columns-repeated="3" table:style-name="ce11"/>
          <table:table-cell office:value-type="float" office:value="0" table:formula="of:=SUM([.E145:.H145])" table:style-name="ce82">
            <text:p>0</text:p>
          </table:table-cell>
          <table:table-cell table:style-name="ce11"/>
          <table:table-cell table:style-name="ce230"/>
          <table:table-cell table:style-name="ce11"/>
          <table:table-cell office:value-type="string" office:string-value="DP - Sub-rectangle style" table:formula="of:=HYPERLINK(&quot;https://www.youtube.com/watch?v=t-52tQ3vEgo&quot;;&quot;DP - Sub-rectangle style&quot;)" table:style-name="ce110">
            <text:p>DP - Sub-rectangle style</text:p>
          </table:table-cell>
          <table:table-cell table:number-columns-repeated="16371"/>
        </table:table-row>
        <table:table-row table:style-name="ro1">
          <table:table-cell table:style-name="ce85"/>
          <table:table-cell office:value-type="string" office:string-value="UVA 507" table:formula="of:=HYPERLINK(&quot;https://uva.onlinejudge.org/index.php?option=onlinejudge&amp;page=show_problem&amp;problem=448&quot;;&quot;UVA 507&quot;)" table:style-name="ce112">
            <text:p>UVA 507</text:p>
          </table:table-cell>
          <table:table-cell table:style-name="ce229"/>
          <table:table-cell table:number-columns-repeated="2" table:style-name="ce133"/>
          <table:table-cell table:number-columns-repeated="3" table:style-name="ce11"/>
          <table:table-cell office:value-type="float" office:value="0" table:formula="of:=SUM([.E146:.H14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5"/>
          <table:table-cell office:value-type="string" office:string-value="UVA 10667" table:formula="of:=HYPERLINK(&quot;https://uva.onlinejudge.org/index.php?option=com_onlinejudge&amp;Itemid=8&amp;page=show_problem&amp;problem=1608&quot;;&quot;UVA 10667&quot;)" table:style-name="ce112">
            <text:p>UVA 10667</text:p>
          </table:table-cell>
          <table:table-cell table:style-name="ce229"/>
          <table:table-cell table:number-columns-repeated="2" table:style-name="ce133"/>
          <table:table-cell table:number-columns-repeated="3" table:style-name="ce11"/>
          <table:table-cell office:value-type="float" office:value="0" table:formula="of:=SUM([.E147:.H14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table:style-name="ce76"/>
          <table:table-cell table:style-name="ce229"/>
          <table:table-cell table:number-columns-repeated="2" table:style-name="ce133"/>
          <table:table-cell table:number-columns-repeated="3" table:style-name="ce11"/>
          <table:table-cell office:value-type="float" office:value="0" table:formula="of:=SUM([.E148:.H14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Volleyball</text:p>
          </table:table-cell>
          <table:table-cell office:value-type="string" office:string-value="CF96-D2-D" table:formula="of:=HYPERLINK(&quot;http://codeforces.com/contest/96/problem/D&quot;;&quot;CF96-D2-D&quot;)" table:style-name="ce76">
            <text:p>CF96-D2-D</text:p>
          </table:table-cell>
          <table:table-cell table:style-name="ce229"/>
          <table:table-cell table:number-columns-repeated="2" table:style-name="ce133"/>
          <table:table-cell table:number-columns-repeated="3" table:style-name="ce11"/>
          <table:table-cell office:value-type="float" office:value="0" table:formula="of:=SUM([.E149:.H14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Lazy Student</text:p>
          </table:table-cell>
          <table:table-cell office:value-type="string" office:string-value="CF606-D2-D" table:formula="of:=HYPERLINK(&quot;http://codeforces.com/contest/606/problem/D&quot;;&quot;CF606-D2-D&quot;)" table:style-name="ce76">
            <text:p>CF606-D2-D</text:p>
          </table:table-cell>
          <table:table-cell table:style-name="ce229"/>
          <table:table-cell table:number-columns-repeated="2" table:style-name="ce133"/>
          <table:table-cell table:number-columns-repeated="3" table:style-name="ce11"/>
          <table:table-cell office:value-type="float" office:value="0" table:formula="of:=SUM([.E150:.H15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Multiplication Table</text:p>
          </table:table-cell>
          <table:table-cell office:value-type="string" office:string-value="CF448-D2-D" table:formula="of:=HYPERLINK(&quot;http://codeforces.com/contest/448/problem/D&quot;;&quot;CF448-D2-D&quot;)" table:style-name="ce76">
            <text:p>CF448-D2-D</text:p>
          </table:table-cell>
          <table:table-cell table:style-name="ce229"/>
          <table:table-cell table:number-columns-repeated="2" table:style-name="ce133"/>
          <table:table-cell table:number-columns-repeated="3" table:style-name="ce11"/>
          <table:table-cell office:value-type="float" office:value="0" table:formula="of:=SUM([.E151:.H151])" table:style-name="ce82">
            <text:p>0</text:p>
          </table:table-cell>
          <table:table-cell table:style-name="ce11"/>
          <table:table-cell table:style-name="ce230"/>
          <table:table-cell table:style-name="ce11"/>
          <table:table-cell office:value-type="string" office:string-value="Video Solution - Solve to be (Java)" table:formula="of:=HYPERLINK(&quot;https://www.youtube.com/watch?v=up_Z5e9ZsCU&quot;;&quot;Video Solution - Solve to be (Java)&quot;)" table:style-name="ce77">
            <text:p>Video Solution - Solve to be (Java)</text:p>
          </table:table-cell>
          <table:table-cell table:number-columns-repeated="16371"/>
        </table:table-row>
        <table:table-row table:style-name="ro1">
          <table:table-cell table:style-name="ce75"/>
          <table:table-cell office:value-type="string" office:string-value="CF486-D2-D" table:formula="of:=HYPERLINK(&quot;http://codeforces.com/contest/486/problem/D&quot;;&quot;CF486-D2-D&quot;)" table:style-name="ce76">
            <text:p>CF486-D2-D</text:p>
          </table:table-cell>
          <table:table-cell table:style-name="ce229"/>
          <table:table-cell table:number-columns-repeated="2" table:style-name="ce133"/>
          <table:table-cell table:number-columns-repeated="3" table:style-name="ce11"/>
          <table:table-cell office:value-type="float" office:value="0" table:formula="of:=SUM([.E152:.H152])"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1040-D2-D" table:formula="of:=HYPERLINK(&quot;http://codeforces.com/contest/1040/problem/D&quot;;&quot;CF1040-D2-D&quot;)" table:style-name="ce76">
            <text:p>CF1040-D2-D</text:p>
          </table:table-cell>
          <table:table-cell table:style-name="ce229"/>
          <table:table-cell table:number-columns-repeated="2" table:style-name="ce133"/>
          <table:table-cell table:number-columns-repeated="3" table:style-name="ce11"/>
          <table:table-cell office:value-type="float" office:value="0" table:formula="of:=SUM([.E153:.H153])"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264-D1-C" table:formula="of:=HYPERLINK(&quot;http://codeforces.com/contest/264/problem/C&quot;;&quot;CF264-D1-C&quot;)" table:style-name="ce76">
            <text:p>CF264-D1-C</text:p>
          </table:table-cell>
          <table:table-cell table:style-name="ce229"/>
          <table:table-cell table:number-columns-repeated="2" table:style-name="ce133"/>
          <table:table-cell table:number-columns-repeated="3" table:style-name="ce11"/>
          <table:table-cell office:value-type="float" office:value="0" table:formula="of:=SUM([.E154:.H154])"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506-D1-A" table:formula="of:=HYPERLINK(&quot;http://codeforces.com/contest/506/problem/A&quot;; &quot;CF506-D1-A&quot;)" table:style-name="ce76">
            <text:p>CF506-D1-A</text:p>
          </table:table-cell>
          <table:table-cell table:style-name="ce229"/>
          <table:table-cell table:number-columns-repeated="2" table:style-name="ce133"/>
          <table:table-cell table:number-columns-repeated="3" table:style-name="ce11"/>
          <table:table-cell office:value-type="float" office:value="0" table:formula="of:=SUM([.E155:.H155])"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ODECHEF KSUM" table:formula="of:=HYPERLINK(&quot;https://www.codechef.com/problems/KSUM&quot;;&quot;CODECHEF KSUM&quot;)" table:style-name="ce76">
            <text:p>CODECHEF KSUM</text:p>
          </table:table-cell>
          <table:table-cell table:style-name="ce229"/>
          <table:table-cell table:number-columns-repeated="2" table:style-name="ce133"/>
          <table:table-cell table:number-columns-repeated="3" table:style-name="ce11"/>
          <table:table-cell office:value-type="float" office:value="0" table:formula="of:=SUM([.E156:.H156])"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623-D1-B" table:formula="of:=HYPERLINK(&quot;http://codeforces.com/contest/623/problem/B&quot;;&quot;CF623-D1-B&quot;)" table:style-name="ce76">
            <text:p>CF623-D1-B</text:p>
          </table:table-cell>
          <table:table-cell table:style-name="ce229"/>
          <table:table-cell table:number-columns-repeated="2" table:style-name="ce133"/>
          <table:table-cell table:number-columns-repeated="3" table:style-name="ce11"/>
          <table:table-cell office:value-type="float" office:value="0" table:formula="of:=SUM([.E157:.H157])" table:style-name="ce82">
            <text:p>0</text:p>
          </table:table-cell>
          <table:table-cell table:style-name="ce11"/>
          <table:table-cell table:style-name="ce230"/>
          <table:table-cell table:style-name="ce11"/>
          <table:table-cell table:style-name="ce77"/>
          <table:table-cell table:number-columns-repeated="16371"/>
        </table:table-row>
        <table:table-row table:style-name="ro3">
          <table:table-cell office:value-type="string" table:style-name="ce140">
            <text:p>Divisible by Seven</text:p>
          </table:table-cell>
          <table:table-cell office:value-type="string" office:string-value="CF376-D2-C" table:formula="of:=HYPERLINK(&quot;http://codeforces.com/contest/376/problem/C&quot;;&quot;CF376-D2-C&quot;)" table:style-name="ce134">
            <text:p>CF376-D2-C</text:p>
          </table:table-cell>
          <table:table-cell table:style-name="ce229"/>
          <table:table-cell table:number-columns-repeated="2" table:style-name="ce133"/>
          <table:table-cell table:number-columns-repeated="3" table:style-name="ce11"/>
          <table:table-cell office:value-type="float" office:value="0" table:formula="of:=SUM([.E158:.H158])"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Devu and Partitioning of the Array</text:p>
          </table:table-cell>
          <table:table-cell office:value-type="string" office:string-value="CF439-D2-C" table:formula="of:=HYPERLINK(&quot;http://codeforces.com/contest/439/problem/C&quot;;&quot;CF439-D2-C&quot;)" table:style-name="ce134">
            <text:p>CF439-D2-C</text:p>
          </table:table-cell>
          <table:table-cell table:style-name="ce229"/>
          <table:table-cell table:number-columns-repeated="2" table:style-name="ce133"/>
          <table:table-cell table:number-columns-repeated="3" table:style-name="ce11"/>
          <table:table-cell office:value-type="float" office:value="0" table:formula="of:=SUM([.E159:.H159])"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Arthur and Table</text:p>
          </table:table-cell>
          <table:table-cell office:value-type="string" office:string-value="CF557-D2-C" table:formula="of:=HYPERLINK(&quot;http://codeforces.com/contest/557/problem/C&quot;;&quot;CF557-D2-C&quot;)" table:style-name="ce134">
            <text:p>CF557-D2-C</text:p>
          </table:table-cell>
          <table:table-cell table:style-name="ce229"/>
          <table:table-cell table:number-columns-repeated="2" table:style-name="ce133"/>
          <table:table-cell table:number-columns-repeated="3" table:style-name="ce11"/>
          <table:table-cell office:value-type="float" office:value="0" table:formula="of:=SUM([.E160:.H160])" table:style-name="ce82">
            <text:p>0</text:p>
          </table:table-cell>
          <table:table-cell table:style-name="ce11"/>
          <table:table-cell table:style-name="ce230"/>
          <table:table-cell table:style-name="ce11"/>
          <table:table-cell table:style-name="ce77"/>
          <table:table-cell table:number-columns-repeated="16371"/>
        </table:table-row>
        <table:table-row table:number-rows-repeated="1048416" table:style-name="ro5">
          <table:table-cell table:number-columns-repeated="16384"/>
        </table:table-row>
      </table:table>
      <table:table table:name="D2" table:style-name="ta1">
        <table:table-column table:style-name="co28" table:default-cell-style-name="ce1"/>
        <table:table-column table:style-name="co25" table:default-cell-style-name="ce1"/>
        <table:table-column table:style-name="co9" table:default-cell-style-name="ce1"/>
        <table:table-column table:style-name="co29"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40]; &quot;AC&quot;)" table:style-name="ce56">
            <text:p>0</text:p>
          </table:table-cell>
          <table:table-cell office:value-type="float" office:value="0" table:formula="of:=ROUND(SUMPRODUCT([.D3:.D10540];INT(eq([.C3:.C10540]; &quot;AC&quot;)))/MAX(1; [.C2]);1)" table:style-name="ce56">
            <text:p>#NAME?</text:p>
          </table:table-cell>
          <table:table-cell office:value-type="float" office:value="0" table:formula="of:=ROUND(SUMPRODUCT([.E3:.E10562];INT(eq([.C3:.C10562]; &quot;AC&quot;)))/MAX(1; [.C2]);0)" table:style-name="ce56">
            <text:p>#NAME?</text:p>
          </table:table-cell>
          <table:table-cell office:value-type="float" office:value="0" table:formula="of:=ROUND(SUMPRODUCT([.F3:.F10565];INT(eq([.C3:.C10565]; &quot;AC&quot;)))/MAX(1; [.C2]);0)" table:style-name="ce56">
            <text:p>#NAME?</text:p>
          </table:table-cell>
          <table:table-cell office:value-type="float" office:value="0" table:formula="of:=ROUND(SUMPRODUCT([.G3:.G10565];INT(eq([.C3:.C10565]; &quot;AC&quot;)))/MAX(1; [.C2]);0)" table:style-name="ce56">
            <text:p>#NAME?</text:p>
          </table:table-cell>
          <table:table-cell office:value-type="float" office:value="0" table:formula="of:=ROUND(SUMPRODUCT([.H3:.H10565];INT(eq([.C3:.C10565]; &quot;AC&quot;)))/MAX(1; [.C2]);0)" table:style-name="ce56">
            <text:p>#NAME?</text:p>
          </table:table-cell>
          <table:table-cell office:value-type="float" office:value="0" table:formula="of:=ROUND(SUMPRODUCT([.I3:.I10537];INT(eq([.C3:.C10537]; &quot;AC&quot;)))/MAX(1; [.C2]);0)" table:style-name="ce56">
            <text:p>#NAME?</text:p>
          </table:table-cell>
          <table:table-cell office:value-type="float" office:value="0" table:formula="of:=ROUND(SUMPRODUCT([.J3:.J10535];INT(eq([.C3:.C10535]; &quot;AC&quot;)))/MAX(1; [.C2]);1)" table:style-name="ce56">
            <text:p>#NAME?</text:p>
          </table:table-cell>
          <table:table-cell office:value-type="float" office:value="0" table:formula="of:=SUMPRODUCT(eq([.K3:.K10540]; &quot;YES&quot;);INT(eq([.C3:.C10565]; &quot;AC&quot;)))" table:style-name="ce56">
            <text:p>#NAME?</text:p>
          </table:table-cell>
          <table:table-cell office:value-type="float" office:value="0" table:formula="of:=IFERROR(COM.MICROSOFT.SINGLE(__xludf.dummyfunction(&quot;COUNTA(FILTER(C3:C10032, NOT(REGEXMATCH(C3:C10032, &quot;&quot;AC&quot;&quot;))))&quot;));0)" table:style-name="ce57">
            <text:p>0</text:p>
          </table:table-cell>
          <table:table-cell office:value-type="float" office:value="0" table:formula="of:=IFERROR(COM.MICROSOFT.SINGLE(__xludf.dummyfunction(&quot;COUNTA(FILTER(C3:C10027, NOT(REGEXMATCH(C3:C10027, &quot;&quot;AC&quot;&quot;))))&quot;));0)" table:style-name="ce58">
            <text:p>0</text:p>
          </table:table-cell>
          <table:table-cell table:number-columns-repeated="16371"/>
        </table:table-row>
        <table:table-row table:style-name="ro1">
          <table:table-cell table:number-columns-repeated="2" table:style-name="ce75"/>
          <table:table-cell table:style-name="ce232"/>
          <table:table-cell table:number-columns-repeated="5" table:style-name="ce82"/>
          <table:table-cell office:value-type="float" office:value="0" table:formula="of:=SUM([.E3:.H3])" table:style-name="ce55">
            <text:p>0</text:p>
          </table:table-cell>
          <table:table-cell table:style-name="ce55"/>
          <table:table-cell table:style-name="ce234"/>
          <table:table-cell table:style-name="ce82"/>
          <table:table-cell office:value-type="string" office:string-value="String Processing - KMP (2 vid)" table:formula="of:=HYPERLINK(&quot;https://www.youtube.com/watch?v=vjxLlFTKhrU&amp;index=2&amp;list=PLPt2dINI2MIYrtHBahPW16S-Wz9wx24Nc&quot;;&quot;String Processing - KMP (2 vid)&quot;)" table:style-name="ce14">
            <text:p>String Processing - KMP (2 vid)</text:p>
          </table:table-cell>
          <table:table-cell table:number-columns-repeated="16371"/>
        </table:table-row>
        <table:table-row table:style-name="ro1">
          <table:table-cell office:value-type="string" table:style-name="ce141">
            <text:p>Oulipo</text:p>
          </table:table-cell>
          <table:table-cell office:value-type="string" office:string-value="PKU 3461" table:formula="of:=HYPERLINK(&quot;http://poj.org/problem?id=3461&quot;;&quot;PKU 3461&quot;)" table:style-name="ce136">
            <text:p>PKU 3461</text:p>
          </table:table-cell>
          <table:table-cell table:style-name="ce232"/>
          <table:table-cell table:number-columns-repeated="5" table:style-name="ce82"/>
          <table:table-cell office:value-type="float" office:value="0" table:formula="of:=SUM([.E4:.H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A Needle in the Haystack</text:p>
          </table:table-cell>
          <table:table-cell office:value-type="string" office:string-value="SPOJ NHAY" table:formula="of:=HYPERLINK(&quot;http://www.spoj.com/problems/NHAY&quot;;&quot;SPOJ NHAY&quot;)" table:style-name="ce136">
            <text:p>SPOJ NHAY</text:p>
          </table:table-cell>
          <table:table-cell table:style-name="ce232"/>
          <table:table-cell table:number-columns-repeated="5" table:style-name="ce82"/>
          <table:table-cell office:value-type="float" office:value="0" table:formula="of:=SUM([.E5:.H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Finding the Tesserect</text:p>
          </table:table-cell>
          <table:table-cell office:value-type="string" office:string-value="SPOJ TESSER" table:formula="of:=HYPERLINK(&quot;http://www.spoj.com/problems/TESSER/&quot;;&quot;SPOJ TESSER&quot;)" table:style-name="ce136">
            <text:p>SPOJ TESSER</text:p>
          </table:table-cell>
          <table:table-cell table:style-name="ce232"/>
          <table:table-cell table:number-columns-repeated="5" table:style-name="ce82"/>
          <table:table-cell office:value-type="float" office:value="0" table:formula="of:=SUM([.E6:.H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Period</text:p>
          </table:table-cell>
          <table:table-cell office:value-type="string" office:string-value="SPOJ PERIOD" table:formula="of:=HYPERLINK(&quot;http://www.spoj.com/problems/PERIOD/&quot;;&quot;SPOJ PERIOD&quot;)" table:style-name="ce136">
            <text:p>SPOJ PERIOD</text:p>
          </table:table-cell>
          <table:table-cell table:style-name="ce232"/>
          <table:table-cell table:number-columns-repeated="5" table:style-name="ce82"/>
          <table:table-cell office:value-type="float" office:value="0" table:formula="of:=SUM([.E7:.H7])" table:style-name="ce55">
            <text:p>0</text:p>
          </table:table-cell>
          <table:table-cell table:style-name="ce55"/>
          <table:table-cell table:style-name="ce234"/>
          <table:table-cell table:style-name="ce1"/>
          <table:table-cell table:style-name="ce75"/>
          <table:table-cell table:number-columns-repeated="16371"/>
        </table:table-row>
        <table:table-row table:style-name="ro1">
          <table:table-cell office:value-type="string" table:style-name="ce141">
            <text:p>Prefixes and Suffixes</text:p>
          </table:table-cell>
          <table:table-cell office:value-type="string" office:string-value="CF432-D2-D" table:formula="of:=HYPERLINK(&quot;http://codeforces.com/contest/432/problem/D&quot;;&quot;CF432-D2-D&quot;)" table:style-name="ce136">
            <text:p>CF432-D2-D</text:p>
          </table:table-cell>
          <table:table-cell table:style-name="ce232"/>
          <table:table-cell table:number-columns-repeated="5" table:style-name="ce82"/>
          <table:table-cell office:value-type="float" office:value="0" table:formula="of:=SUM([.E8:.H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1">
            <text:p>Tavas and Malekas</text:p>
          </table:table-cell>
          <table:table-cell office:value-type="string" office:string-value="CF535-D2-D" table:formula="of:=HYPERLINK(&quot;http://codeforces.com/contest/535/problem/D&quot;;&quot;CF535-D2-D&quot;)" table:style-name="ce136">
            <text:p>CF535-D2-D</text:p>
          </table:table-cell>
          <table:table-cell table:style-name="ce232"/>
          <table:table-cell table:number-columns-repeated="5" table:style-name="ce82"/>
          <table:table-cell office:value-type="float" office:value="0" table:formula="of:=SUM([.E9:.H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Be Efficient</text:p>
          </table:table-cell>
          <table:table-cell office:value-type="string" office:string-value="UVA 11155" table:formula="of:=HYPERLINK(&quot;https://uva.onlinejudge.org/index.php?option=onlinejudge&amp;page=show_problem&amp;problem=2096&quot;;&quot;UVA 11155&quot;)" table:style-name="ce143">
            <text:p>UVA 11155</text:p>
          </table:table-cell>
          <table:table-cell table:style-name="ce232"/>
          <table:table-cell table:number-columns-repeated="5" table:style-name="ce82"/>
          <table:table-cell office:value-type="float" office:value="0" table:formula="of:=SUM([.E10:.H10])"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Vertex Cover</text:p>
          </table:table-cell>
          <table:table-cell office:value-type="string" office:string-value="SPOJ PT07X" table:formula="of:=HYPERLINK(&quot;http://www.spoj.com/problems/PT07X/&quot;;&quot;SPOJ PT07X&quot;)" table:style-name="ce143">
            <text:p>SPOJ PT07X</text:p>
          </table:table-cell>
          <table:table-cell table:style-name="ce232"/>
          <table:table-cell table:number-columns-repeated="5" table:style-name="ce82"/>
          <table:table-cell office:value-type="float" office:value="0" table:formula="of:=SUM([.E11:.H11])"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SPOJ/PT07X.cpp&quot;;&quot;Sol&quot;)" table:style-name="ce70">
            <text:p>Sol</text:p>
          </table:table-cell>
          <table:table-cell table:number-columns-repeated="16371"/>
        </table:table-row>
        <table:table-row table:style-name="ro1">
          <table:table-cell office:value-type="string" table:style-name="ce86">
            <text:p>First Digit Law</text:p>
          </table:table-cell>
          <table:table-cell office:value-type="string" office:string-value="CF54-D12-C" table:formula="of:=HYPERLINK(&quot;http://codeforces.com/contest/54/problem/C&quot;;&quot;CF54-D12-C&quot;)" table:style-name="ce118">
            <text:p>CF54-D12-C</text:p>
          </table:table-cell>
          <table:table-cell table:style-name="ce232"/>
          <table:table-cell table:number-columns-repeated="5" table:style-name="ce82"/>
          <table:table-cell office:value-type="float" office:value="0" table:formula="of:=SUM([.E12:.H1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500-D12-D" table:formula="of:=HYPERLINK(&quot;http://codeforces.com/contest/500/problem/D&quot;;&quot;CF500-D12-D&quot;)" table:style-name="ce87">
            <text:p>CF500-D12-D</text:p>
          </table:table-cell>
          <table:table-cell table:style-name="ce232"/>
          <table:table-cell table:number-columns-repeated="5" table:style-name="ce82"/>
          <table:table-cell office:value-type="float" office:value="0" table:formula="of:=SUM([.E13:.H13])"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HACKR vertical-sticks" table:formula="of:=HYPERLINK(&quot;https://www.hackerrank.com/challenges/vertical-sticks&quot;;&quot;HACKR vertical-sticks&quot;)" table:style-name="ce87">
            <text:p>HACKR vertical-sticks</text:p>
          </table:table-cell>
          <table:table-cell table:style-name="ce232"/>
          <table:table-cell table:number-columns-repeated="5" table:style-name="ce82"/>
          <table:table-cell office:value-type="float" office:value="0" table:formula="of:=SUM([.E14:.H1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0174</text:p>
          </table:table-cell>
          <table:table-cell table:style-name="ce232"/>
          <table:table-cell table:number-columns-repeated="5" table:style-name="ce82"/>
          <table:table-cell office:value-type="float" office:value="0" table:formula="of:=SUM([.E15:.H1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333</text:p>
          </table:table-cell>
          <table:table-cell table:style-name="ce232"/>
          <table:table-cell table:number-columns-repeated="5" table:style-name="ce82"/>
          <table:table-cell office:value-type="float" office:value="0" table:formula="of:=SUM([.E16:.H16])" table:style-name="ce55">
            <text:p>0</text:p>
          </table:table-cell>
          <table:table-cell table:style-name="ce11"/>
          <table:table-cell table:style-name="ce235"/>
          <table:table-cell table:style-name="ce11"/>
          <table:table-cell office:value-type="string" office:string-value="Sol - Text/Background Clarification" table:formula="of:=HYPERLINK(&quot;https://github.com/mostafa-saad/MyCompetitiveProgramming/blob/master/UVA/UVA_1333.txt&quot;;&quot;Sol - Text/Background Clarification&quot;)" table:style-name="ce70">
            <text:p>Sol - Text/Background Clarification</text:p>
          </table:table-cell>
          <table:table-cell table:number-columns-repeated="16371"/>
        </table:table-row>
        <table:table-row table:style-name="ro1">
          <table:table-cell table:style-name="ce86"/>
          <table:table-cell office:value-type="string" office:string-value="CF842-D2-D" table:formula="of:=HYPERLINK(&quot;http://codeforces.com/contest/842/problem/D&quot;;&quot;CF842-D2-D&quot;)" table:style-name="ce87">
            <text:p>CF842-D2-D</text:p>
          </table:table-cell>
          <table:table-cell table:style-name="ce232"/>
          <table:table-cell table:number-columns-repeated="5" table:style-name="ce82"/>
          <table:table-cell office:value-type="float" office:value="0" table:formula="of:=SUM([.E17:.H1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709-D2-D" table:formula="of:=HYPERLINK(&quot;http://codeforces.com/contest/709/problem/D&quot;;&quot;CF709-D2-D&quot;)" table:style-name="ce87">
            <text:p>CF709-D2-D</text:p>
          </table:table-cell>
          <table:table-cell table:style-name="ce232"/>
          <table:table-cell table:number-columns-repeated="5" table:style-name="ce82"/>
          <table:table-cell office:value-type="float" office:value="0" table:formula="of:=SUM([.E18:.H18])"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POJ MSKYCODE</text:p>
          </table:table-cell>
          <table:table-cell table:style-name="ce232"/>
          <table:table-cell table:number-columns-repeated="5" table:style-name="ce82"/>
          <table:table-cell office:value-type="float" office:value="0" table:formula="of:=SUM([.E19:.H19])" table:style-name="ce55">
            <text:p>0</text:p>
          </table:table-cell>
          <table:table-cell table:style-name="ce11"/>
          <table:table-cell table:style-name="ce235"/>
          <table:table-cell table:style-name="ce11"/>
          <table:table-cell office:value-type="string" office:string-value="Sol" table:formula="of:=HYPERLINK(&quot;https://github.com/mostafa-saad/MyCompetitiveProgramming/blob/master/SPOJ/SPOJ_MSKYCODE.txt&quot;;&quot;Sol&quot;)" table:style-name="ce70">
            <text:p>Sol</text:p>
          </table:table-cell>
          <table:table-cell table:number-columns-repeated="16371"/>
        </table:table-row>
        <table:table-row table:style-name="ro1">
          <table:table-cell table:style-name="ce86"/>
          <table:table-cell office:value-type="string" table:style-name="ce86">
            <text:p>LiveArchive 8015</text:p>
          </table:table-cell>
          <table:table-cell table:style-name="ce232"/>
          <table:table-cell table:number-columns-repeated="5" table:style-name="ce82"/>
          <table:table-cell office:value-type="float" office:value="0" table:formula="of:=SUM([.E20:.H20])" table:style-name="ce55">
            <text:p>0</text:p>
          </table:table-cell>
          <table:table-cell table:style-name="ce11"/>
          <table:table-cell table:style-name="ce235"/>
          <table:table-cell table:style-name="ce11"/>
          <table:table-cell office:value-type="string" office:string-value="Sol" table:formula="of:=HYPERLINK(&quot;https://github.com/ahmed-osama-iv/CompetitiveProgramming/blob/master/LiveArchive/8015.cpp&quot;;&quot;Sol&quot;)" table:style-name="ce70">
            <text:p>Sol</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21:.H21])"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Robin Hood</text:p>
          </table:table-cell>
          <table:table-cell office:value-type="string" office:string-value="CF672-D2-D" table:formula="of:=HYPERLINK(&quot;http://codeforces.com/contest/672/problem/D&quot;;&quot;CF672-D2-D&quot;)" table:style-name="ce80">
            <text:p>CF672-D2-D</text:p>
          </table:table-cell>
          <table:table-cell table:style-name="ce232"/>
          <table:table-cell table:number-columns-repeated="5" table:style-name="ce82"/>
          <table:table-cell office:value-type="float" office:value="0" table:formula="of:=SUM([.E22:.H22])"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nd of Exams</text:p>
          </table:table-cell>
          <table:table-cell office:value-type="string" office:string-value="CF94-D2-D" table:formula="of:=HYPERLINK(&quot;http://codeforces.com/contest/94/problem/D&quot;;&quot;CF94-D2-D&quot;)" table:style-name="ce80">
            <text:p>CF94-D2-D</text:p>
          </table:table-cell>
          <table:table-cell table:style-name="ce232"/>
          <table:table-cell table:number-columns-repeated="5" table:style-name="ce82"/>
          <table:table-cell office:value-type="float" office:value="0" table:formula="of:=SUM([.E23:.H2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quivalent Strings</text:p>
          </table:table-cell>
          <table:table-cell office:value-type="string" office:string-value="CF560-D2-D" table:formula="of:=HYPERLINK(&quot;http://codeforces.com/contest/560/problem/D&quot;;&quot;CF560-D2-D&quot;)" table:style-name="ce80">
            <text:p>CF560-D2-D</text:p>
          </table:table-cell>
          <table:table-cell table:style-name="ce232"/>
          <table:table-cell table:number-columns-repeated="5" table:style-name="ce82"/>
          <table:table-cell office:value-type="float" office:value="0" table:formula="of:=SUM([.E24:.H24])" table:style-name="ce55">
            <text:p>0</text:p>
          </table:table-cell>
          <table:table-cell table:style-name="ce55"/>
          <table:table-cell table:style-name="ce234"/>
          <table:table-cell table:style-name="ce1"/>
          <table:table-cell office:value-type="string" office:string-value="Sol to learn" table:formula="of:=HYPERLINK(&quot;https://github.com/VAMPIER000001/CompetitiveProgramming/blob/6ffe2c80fe5aba2bf2d901503b96f1b90053462a/CF/CF560-D2-D(2).Cpp&quot;;&quot;Sol to learn&quot;)" table:style-name="ce70">
            <text:p>Sol to learn</text:p>
          </table:table-cell>
          <table:table-cell table:number-columns-repeated="16371"/>
        </table:table-row>
        <table:table-row table:style-name="ro1">
          <table:table-cell office:value-type="string" table:style-name="ce65">
            <text:p>Count Good Substrings</text:p>
          </table:table-cell>
          <table:table-cell office:value-type="string" office:string-value="CF451-D2-D" table:formula="of:=HYPERLINK(&quot;http://codeforces.com/contest/451/problem/D&quot;;&quot;CF451-D2-D&quot;)" table:style-name="ce80">
            <text:p>CF451-D2-D</text:p>
          </table:table-cell>
          <table:table-cell table:style-name="ce232"/>
          <table:table-cell table:number-columns-repeated="5" table:style-name="ce82"/>
          <table:table-cell office:value-type="float" office:value="0" table:formula="of:=SUM([.E25:.H2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Mushroom Scientists</text:p>
          </table:table-cell>
          <table:table-cell office:value-type="string" office:string-value="CF186-D2-D" table:formula="of:=HYPERLINK(&quot;http://codeforces.com/contest/186/problem/D&quot;;&quot;CF186-D2-D&quot;)" table:style-name="ce80">
            <text:p>CF186-D2-D</text:p>
          </table:table-cell>
          <table:table-cell table:style-name="ce232"/>
          <table:table-cell table:number-columns-repeated="5" table:style-name="ce82"/>
          <table:table-cell office:value-type="float" office:value="0" table:formula="of:=SUM([.E26:.H2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Analyzing Polyline</text:p>
          </table:table-cell>
          <table:table-cell office:value-type="string" office:string-value="CF195-D2-D" table:formula="of:=HYPERLINK(&quot;http://codeforces.com/contest/195/problem/D&quot;;&quot;CF195-D2-D&quot;)" table:style-name="ce80">
            <text:p>CF195-D2-D</text:p>
          </table:table-cell>
          <table:table-cell table:style-name="ce232"/>
          <table:table-cell table:number-columns-repeated="5" table:style-name="ce82"/>
          <table:table-cell office:value-type="float" office:value="0" table:formula="of:=SUM([.E27:.H2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23-D12-E" table:formula="of:=HYPERLINK(&quot;http://codeforces.com/contest/1023/problem/E&quot;;&quot;CF1023-D12-E&quot;)" table:style-name="ce80">
            <text:p>CF1023-D12-E</text:p>
          </table:table-cell>
          <table:table-cell table:style-name="ce232"/>
          <table:table-cell table:number-columns-repeated="5" table:style-name="ce82"/>
          <table:table-cell office:value-type="float" office:value="0" table:formula="of:=SUM([.E28:.H2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60-D12-C" table:formula="of:=HYPERLINK(&quot;https://codeforces.com/contest/1060/problem/C&quot;;&quot;CF1060-D12-C&quot;)" table:style-name="ce80">
            <text:p>CF1060-D12-C</text:p>
          </table:table-cell>
          <table:table-cell table:style-name="ce232"/>
          <table:table-cell table:number-columns-repeated="5" table:style-name="ce82"/>
          <table:table-cell office:value-type="float" office:value="0" table:formula="of:=SUM([.E29:.H2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Bear and Prime 100</text:p>
          </table:table-cell>
          <table:table-cell office:value-type="string" office:string-value="CF680-D2-C" table:formula="of:=HYPERLINK(&quot;http://codeforces.com/contest/680/problem/C&quot;;&quot;CF680-D2-C&quot;)" table:style-name="ce134">
            <text:p>CF680-D2-C</text:p>
          </table:table-cell>
          <table:table-cell table:style-name="ce232"/>
          <table:table-cell table:number-columns-repeated="5" table:style-name="ce82"/>
          <table:table-cell office:value-type="float" office:value="0" table:formula="of:=SUM([.E30:.H3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Team</text:p>
          </table:table-cell>
          <table:table-cell office:value-type="string" office:string-value="CF401-D2-C" table:formula="of:=HYPERLINK(&quot;http://codeforces.com/contest/401/problem/C&quot;;&quot;CF401-D2-C&quot;)" table:style-name="ce134">
            <text:p>CF401-D2-C</text:p>
          </table:table-cell>
          <table:table-cell table:style-name="ce232"/>
          <table:table-cell table:number-columns-repeated="5" table:style-name="ce82"/>
          <table:table-cell office:value-type="float" office:value="0" table:formula="of:=SUM([.E31:.H3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32:.H32])" table:style-name="ce55">
            <text:p>0</text:p>
          </table:table-cell>
          <table:table-cell table:style-name="ce55"/>
          <table:table-cell table:style-name="ce234"/>
          <table:table-cell table:style-name="ce11"/>
          <table:table-cell office:value-type="string" office:string-value="DP - Games (2 vid)" table:formula="of:=HYPERLINK(&quot;https://www.youtube.com/watch?v=X-cMRvuTGuM&amp;list=PLPt2dINI2MIattDutu7IOAMlUuLeN8k2p&amp;index=19&quot;;&quot;DP - Games (2 vid)&quot;)" table:style-name="ce14">
            <text:p>DP - Games (2 vid)</text:p>
          </table:table-cell>
          <table:table-cell table:number-columns-repeated="16371"/>
        </table:table-row>
        <table:table-row table:style-name="ro1">
          <table:table-cell office:value-type="string" table:style-name="ce85">
            <text:p>Bachet's Game</text:p>
          </table:table-cell>
          <table:table-cell office:value-type="string" office:string-value="UVA 10404" table:formula="of:=HYPERLINK(&quot;https://uva.onlinejudge.org/index.php?option=com_onlinejudge&amp;Itemid=8&amp;page=show_problem&amp;problem=1345&quot;;&quot;UVA 10404&quot;)" table:style-name="ce136">
            <text:p>UVA 10404</text:p>
          </table:table-cell>
          <table:table-cell table:style-name="ce232"/>
          <table:table-cell table:number-columns-repeated="5" table:style-name="ce82"/>
          <table:table-cell office:value-type="float" office:value="0" table:formula="of:=SUM([.E33:.H33])"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58946d0dcba06adfc2c5ec0b423546a6a0c6da9c/UVA/V-104/UVA%2010404.Cpp&quot;;&quot;Sol&quot;)" table:style-name="ce70">
            <text:p>Sol</text:p>
          </table:table-cell>
          <table:table-cell table:number-columns-repeated="16371"/>
        </table:table-row>
        <table:table-row table:style-name="ro1">
          <table:table-cell office:value-type="string" office:string-value="EllysCheckers" table:formula="of:=HYPERLINK(&quot;https://community.topcoder.com/stat?c=problem_statement&amp;pm=11791&amp;rd=14727&quot;;&quot;EllysCheckers&quot;)" table:style-name="ce144">
            <text:p>EllysCheckers</text:p>
          </table:table-cell>
          <table:table-cell office:value-type="string" table:style-name="ce145">
            <text:p>SRM534-D1-250</text:p>
          </table:table-cell>
          <table:table-cell table:style-name="ce232"/>
          <table:table-cell table:number-columns-repeated="5" table:style-name="ce82"/>
          <table:table-cell office:value-type="float" office:value="0" table:formula="of:=SUM([.E34:.H3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RowAndCoins" table:formula="of:=HYPERLINK(&quot;https://community.topcoder.com/stat?c=problem_statement&amp;pm=11566&amp;rd=14547&quot;;&quot;RowAndCoins&quot;)" table:style-name="ce144">
            <text:p>RowAndCoins</text:p>
          </table:table-cell>
          <table:table-cell office:value-type="string" table:style-name="ce145">
            <text:p>SRM522-D1-250</text:p>
          </table:table-cell>
          <table:table-cell table:style-name="ce232"/>
          <table:table-cell table:number-columns-repeated="5" table:style-name="ce82"/>
          <table:table-cell office:value-type="float" office:value="0" table:formula="of:=SUM([.E35:.H3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BagsOfGold" table:formula="of:=HYPERLINK(&quot;https://community.topcoder.com/stat?c=problem_statement&amp;pm=3491&amp;rd=6517&quot;;&quot;BagsOfGold&quot;)" table:style-name="ce144">
            <text:p>BagsOfGold</text:p>
          </table:table-cell>
          <table:table-cell office:value-type="string" table:style-name="ce145">
            <text:p>SRM228-D1-500</text:p>
          </table:table-cell>
          <table:table-cell table:style-name="ce232"/>
          <table:table-cell table:number-columns-repeated="5" table:style-name="ce82"/>
          <table:table-cell office:value-type="float" office:value="0" table:formula="of:=SUM([.E36:.H3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Bag of mice</text:p>
          </table:table-cell>
          <table:table-cell office:value-type="string" office:string-value="CF148-D2-D" table:formula="of:=HYPERLINK(&quot;http://codeforces.com/contest/148/problem/D&quot;;&quot;CF148-D2-D&quot;)" table:style-name="ce19">
            <text:p>CF148-D2-D</text:p>
          </table:table-cell>
          <table:table-cell table:style-name="ce232"/>
          <table:table-cell table:number-columns-repeated="5" table:style-name="ce82"/>
          <table:table-cell office:value-type="float" office:value="0" table:formula="of:=SUM([.E37:.H3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142"/>
          <table:table-cell office:value-type="string" office:string-value="CF1147-D1-B" table:formula="of:=HYPERLINK(&quot;https://codeforces.com/contest/1147/problem/B&quot;; &quot;CF1147-D1-B&quot;)" table:style-name="ce143">
            <text:p>CF1147-D1-B</text:p>
          </table:table-cell>
          <table:table-cell table:style-name="ce232"/>
          <table:table-cell table:number-columns-repeated="5" table:style-name="ce82"/>
          <table:table-cell office:value-type="float" office:value="0" table:formula="of:=SUM([.E38:.H38])"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MELE3</text:p>
          </table:table-cell>
          <table:table-cell office:value-type="string" office:string-value="SPOJ MELE3" table:formula="of:=HYPERLINK(&quot;http://www.spoj.com/problems/MELE3/&quot;;&quot;SPOJ MELE3&quot;)" table:style-name="ce143">
            <text:p>SPOJ MELE3</text:p>
          </table:table-cell>
          <table:table-cell table:style-name="ce232"/>
          <table:table-cell table:number-columns-repeated="5" table:style-name="ce82"/>
          <table:table-cell office:value-type="float" office:value="0" table:formula="of:=SUM([.E39:.H39])"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a5d714fa4de45e50f87306d421ec6c3c02026f76/Spoj/SPOJ%20MELE3.Cpp&quot;;&quot;Sol&quot;)" table:style-name="ce70">
            <text:p>Sol</text:p>
          </table:table-cell>
          <table:table-cell table:number-columns-repeated="16371"/>
        </table:table-row>
        <table:table-row table:style-name="ro1">
          <table:table-cell office:value-type="string" table:style-name="ce142">
            <text:p>Roads</text:p>
          </table:table-cell>
          <table:table-cell office:value-type="string" office:string-value="SPOJ ROADS" table:formula="of:=HYPERLINK(&quot;http://www.spoj.com/problems/ROADS/en/&quot;;&quot;SPOJ ROADS&quot;)" table:style-name="ce143">
            <text:p>SPOJ ROADS</text:p>
          </table:table-cell>
          <table:table-cell table:style-name="ce232"/>
          <table:table-cell table:number-columns-repeated="5" table:style-name="ce82"/>
          <table:table-cell office:value-type="float" office:value="0" table:formula="of:=SUM([.E40:.H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ROADS.txt&quot;;&quot;Sol&quot;)" table:style-name="ce70">
            <text:p>Sol</text:p>
          </table:table-cell>
          <table:table-cell table:number-columns-repeated="16371"/>
        </table:table-row>
        <table:table-row table:style-name="ro1">
          <table:table-cell office:value-type="string" table:style-name="ce142">
            <text:p>The Tree Root</text:p>
          </table:table-cell>
          <table:table-cell office:value-type="string" office:string-value="UVA 10459" table:formula="of:=HYPERLINK(&quot;https://uva.onlinejudge.org/index.php?option=onlinejudge&amp;page=show_problem&amp;problem=1400&quot;;&quot;UVA 10459&quot;)" table:style-name="ce143">
            <text:p>UVA 10459</text:p>
          </table:table-cell>
          <table:table-cell table:style-name="ce232"/>
          <table:table-cell table:number-columns-repeated="5" table:style-name="ce82"/>
          <table:table-cell office:value-type="float" office:value="0" table:formula="of:=SUM([.E41:.H41])"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04/UVA%2010459.Cpp&quot;;&quot;Sol&quot;)" table:style-name="ce70">
            <text:p>Sol</text:p>
          </table:table-cell>
          <table:table-cell table:number-columns-repeated="16371"/>
        </table:table-row>
        <table:table-row table:style-name="ro1">
          <table:table-cell office:value-type="string" table:style-name="ce142">
            <text:p>SKYLINE</text:p>
          </table:table-cell>
          <table:table-cell office:value-type="string" office:string-value="UVA 1232" table:formula="of:=HYPERLINK(&quot;https://uva.onlinejudge.org/index.php?option=com_onlinejudge&amp;Itemid=8&amp;page=show_problem&amp;problem=3673&quot;;&quot;UVA 1232&quot;)" table:style-name="ce143">
            <text:p>UVA 1232</text:p>
          </table:table-cell>
          <table:table-cell table:style-name="ce232"/>
          <table:table-cell table:number-columns-repeated="5" table:style-name="ce82"/>
          <table:table-cell office:value-type="float" office:value="0" table:formula="of:=SUM([.E42:.H42])"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232.txt&quot;;&quot;Sol&quot;)" table:style-name="ce70">
            <text:p>Sol</text:p>
          </table:table-cell>
          <table:table-cell table:number-columns-repeated="16371"/>
        </table:table-row>
        <table:table-row table:style-name="ro1">
          <table:table-cell office:value-type="string" table:style-name="ce86">
            <text:p>Ordering the Soldiers</text:p>
          </table:table-cell>
          <table:table-cell office:value-type="string" office:string-value="SPOJ ORDERS" table:formula="of:=HYPERLINK(&quot;http://www.spoj.com/problems/ORDERS/&quot;;&quot;SPOJ ORDERS&quot;)" table:style-name="ce118">
            <text:p>SPOJ ORDERS</text:p>
          </table:table-cell>
          <table:table-cell table:style-name="ce232"/>
          <table:table-cell table:number-columns-repeated="5" table:style-name="ce82"/>
          <table:table-cell office:value-type="float" office:value="0" table:formula="of:=SUM([.E43:.H4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ORDERS.txt&quot;;&quot;Sol&quot;)" table:style-name="ce70">
            <text:p>Sol</text:p>
          </table:table-cell>
          <table:table-cell table:number-columns-repeated="16371"/>
        </table:table-row>
        <table:table-row table:style-name="ro1">
          <table:table-cell office:value-type="string" table:style-name="ce86">
            <text:p>Playlist</text:p>
          </table:table-cell>
          <table:table-cell office:value-type="string" office:string-value="CF268-D2-E" table:formula="of:=HYPERLINK(&quot;http://codeforces.com/contest/268/problem/E&quot;;&quot;CF268-D2-E&quot;)" table:style-name="ce87">
            <text:p>CF268-D2-E</text:p>
          </table:table-cell>
          <table:table-cell table:style-name="ce232"/>
          <table:table-cell table:number-columns-repeated="5" table:style-name="ce82"/>
          <table:table-cell office:value-type="float" office:value="0" table:formula="of:=SUM([.E44:.H44])" table:style-name="ce55">
            <text:p>0</text:p>
          </table:table-cell>
          <table:table-cell table:style-name="ce11"/>
          <table:table-cell table:style-name="ce235"/>
          <table:table-cell table:style-name="ce1"/>
          <table:table-cell office:value-type="string" office:string-value="Sol" table:formula="of:=HYPERLINK(&quot;https://github.com/3agwa/CompetitiveProgramming/blob/master/CodeForces/CF268-D2-E.cpp&quot;;&quot;Sol&quot;)" table:style-name="ce70">
            <text:p>Sol</text:p>
          </table:table-cell>
          <table:table-cell table:number-columns-repeated="16371"/>
        </table:table-row>
        <table:table-row table:style-name="ro1">
          <table:table-cell table:style-name="ce86"/>
          <table:table-cell office:value-type="string" table:style-name="ce86">
            <text:p>SRM481-D1-500</text:p>
          </table:table-cell>
          <table:table-cell table:style-name="ce232"/>
          <table:table-cell table:number-columns-repeated="5" table:style-name="ce82"/>
          <table:table-cell office:value-type="float" office:value="0" table:formula="of:=SUM([.E45:.H4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46:.H4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Little Girl and Maximum XOR</text:p>
          </table:table-cell>
          <table:table-cell office:value-type="string" office:string-value="CF276-D2-D" table:formula="of:=HYPERLINK(&quot;http://codeforces.com/contest/276/problem/D&quot;;&quot;CF276-D2-D&quot;)" table:style-name="ce78">
            <text:p>CF276-D2-D</text:p>
          </table:table-cell>
          <table:table-cell table:style-name="ce232"/>
          <table:table-cell table:number-columns-repeated="5" table:style-name="ce82"/>
          <table:table-cell office:value-type="float" office:value="0" table:formula="of:=SUM([.E47:.H47])" table:style-name="ce55">
            <text:p>0</text:p>
          </table:table-cell>
          <table:table-cell table:style-name="ce11"/>
          <table:table-cell table:style-name="ce235"/>
          <table:table-cell table:style-name="ce1"/>
          <table:table-cell office:value-type="string" office:string-value="See editorials" table:formula="of:=HYPERLINK(&quot;http://codeforces.com/blog/entry/6779&quot;;&quot;See editorials&quot;)" table:style-name="ce96">
            <text:p>See editorials</text:p>
          </table:table-cell>
          <table:table-cell table:number-columns-repeated="16371"/>
        </table:table-row>
        <table:table-row table:style-name="ro1">
          <table:table-cell office:value-type="string" table:style-name="ce65">
            <text:p>Two Strings</text:p>
          </table:table-cell>
          <table:table-cell office:value-type="string" office:string-value="CF224-D2-D" table:formula="of:=HYPERLINK(&quot;http://codeforces.com/contest/224/problem/D&quot;;&quot;CF224-D2-D&quot;)" table:style-name="ce78">
            <text:p>CF224-D2-D</text:p>
          </table:table-cell>
          <table:table-cell table:style-name="ce232"/>
          <table:table-cell table:number-columns-repeated="5" table:style-name="ce82"/>
          <table:table-cell office:value-type="float" office:value="0" table:formula="of:=SUM([.E48:.H48])"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CodeForces/CF224-D2-D.cpp&quot;;&quot;Sol&quot;)" table:style-name="ce70">
            <text:p>Sol</text:p>
          </table:table-cell>
          <table:table-cell table:number-columns-repeated="16371"/>
        </table:table-row>
        <table:table-row table:style-name="ro1">
          <table:table-cell office:value-type="string" table:style-name="ce65">
            <text:p>Big Maximum Sum</text:p>
          </table:table-cell>
          <table:table-cell office:value-type="string" office:string-value="CF75-D2-D" table:formula="of:=HYPERLINK(&quot;http://codeforces.com/contest/75/problem/D&quot;;&quot;CF75-D2-D&quot;)" table:style-name="ce78">
            <text:p>CF75-D2-D</text:p>
          </table:table-cell>
          <table:table-cell table:style-name="ce232"/>
          <table:table-cell table:number-columns-repeated="5" table:style-name="ce82"/>
          <table:table-cell office:value-type="float" office:value="0" table:formula="of:=SUM([.E49:.H49])"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SPOJ BRCKTS2</text:p>
          </table:table-cell>
          <table:table-cell table:style-name="ce232"/>
          <table:table-cell table:number-columns-repeated="5" table:style-name="ce82"/>
          <table:table-cell office:value-type="float" office:value="0" table:formula="of:=SUM([.E50:.H50])" table:style-name="ce55">
            <text:p>0</text:p>
          </table:table-cell>
          <table:table-cell table:style-name="ce55"/>
          <table:table-cell table:style-name="ce234"/>
          <table:table-cell table:style-name="ce11"/>
          <table:table-cell office:value-type="string" office:string-value="Sol" table:formula="of:=HYPERLINK(&quot;https://github.com/MedoN11/CompetitiveProgramming/blob/master/SPOJ/BRCKTS2.cpp&quot;;&quot;Sol&quot;)" table:style-name="ce50">
            <text:p>Sol</text:p>
          </table:table-cell>
          <table:table-cell table:number-columns-repeated="16371"/>
        </table:table-row>
        <table:table-row table:style-name="ro1">
          <table:table-cell table:style-name="ce65"/>
          <table:table-cell office:value-type="string" office:string-value="CF1057-D12-C" table:formula="of:=HYPERLINK(&quot;https://codeforces.com/contest/1057/problem/C&quot;;&quot;CF1057-D12-C&quot;)" table:style-name="ce78">
            <text:p>CF1057-D12-C</text:p>
          </table:table-cell>
          <table:table-cell table:style-name="ce232"/>
          <table:table-cell table:number-columns-repeated="5" table:style-name="ce82"/>
          <table:table-cell office:value-type="float" office:value="0" table:formula="of:=SUM([.E51:.H51])"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6-D3-F" table:formula="of:=HYPERLINK(&quot;https://codeforces.com/contest/1066/problem/F&quot;;&quot;CF1066-D3-F&quot;)" table:style-name="ce78">
            <text:p>CF1066-D3-F</text:p>
          </table:table-cell>
          <table:table-cell table:style-name="ce232"/>
          <table:table-cell table:number-columns-repeated="5" table:style-name="ce82"/>
          <table:table-cell office:value-type="float" office:value="0" table:formula="of:=SUM([.E52:.H52])"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4-D2-E" table:formula="of:=HYPERLINK(&quot;https://codeforces.com/contest/1064/problem/E&quot;;&quot;CF1064-D2-E&quot;)" table:style-name="ce78">
            <text:p>CF1064-D2-E</text:p>
          </table:table-cell>
          <table:table-cell table:style-name="ce232"/>
          <table:table-cell table:number-columns-repeated="5" table:style-name="ce82"/>
          <table:table-cell office:value-type="float" office:value="0" table:formula="of:=SUM([.E53:.H53])"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459-D2-E" table:formula="of:=HYPERLINK(&quot;http://codeforces.com/contest/459/problem/E&quot;;&quot;CF459-D2-E&quot;)" table:style-name="ce78">
            <text:p>CF459-D2-E</text:p>
          </table:table-cell>
          <table:table-cell table:style-name="ce232"/>
          <table:table-cell table:number-columns-repeated="5" table:style-name="ce82"/>
          <table:table-cell office:value-type="float" office:value="0" table:formula="of:=SUM([.E54:.H54])"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UVA 10888</text:p>
          </table:table-cell>
          <table:table-cell table:style-name="ce232"/>
          <table:table-cell table:number-columns-repeated="5" table:style-name="ce82"/>
          <table:table-cell office:value-type="float" office:value="0" table:formula="of:=SUM([.E55:.H55])"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43-D12-D" table:formula="of:=HYPERLINK(&quot;http://codeforces.com/contest/1043/problem/D&quot;;&quot;CF1043-D12-D&quot;)" table:style-name="ce78">
            <text:p>CF1043-D12-D</text:p>
          </table:table-cell>
          <table:table-cell table:style-name="ce232"/>
          <table:table-cell table:number-columns-repeated="5" table:style-name="ce82"/>
          <table:table-cell office:value-type="float" office:value="0" table:formula="of:=SUM([.E56:.H56])" table:style-name="ce55">
            <text:p>0</text:p>
          </table:table-cell>
          <table:table-cell table:style-name="ce55"/>
          <table:table-cell table:style-name="ce234"/>
          <table:table-cell table:style-name="ce11"/>
          <table:table-cell table:number-columns-repeated="16372" table:style-name="ce1"/>
        </table:table-row>
        <table:table-row table:style-name="ro1">
          <table:table-cell office:value-type="string" table:style-name="ce124">
            <text:p>Football Championship</text:p>
          </table:table-cell>
          <table:table-cell office:value-type="string" office:string-value="CF200-D2-C" table:formula="of:=HYPERLINK(&quot;http://codeforces.com/contest/200/problem/C&quot;;&quot;CF200-D2-C&quot;)" table:style-name="ce134">
            <text:p>CF200-D2-C</text:p>
          </table:table-cell>
          <table:table-cell table:style-name="ce232"/>
          <table:table-cell table:number-columns-repeated="5" table:style-name="ce82"/>
          <table:table-cell office:value-type="float" office:value="0" table:formula="of:=SUM([.E57:.H5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Given Length and Sum of Digits...</text:p>
          </table:table-cell>
          <table:table-cell office:value-type="string" office:string-value="CF489-D2-C" table:formula="of:=HYPERLINK(&quot;http://codeforces.com/contest/489/problem/C&quot;;&quot;CF489-D2-C&quot;)" table:style-name="ce134">
            <text:p>CF489-D2-C</text:p>
          </table:table-cell>
          <table:table-cell table:style-name="ce232"/>
          <table:table-cell table:number-columns-repeated="5" table:style-name="ce82"/>
          <table:table-cell office:value-type="float" office:value="0" table:formula="of:=SUM([.E58:.H5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59:.H5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Trip Routing</text:p>
          </table:table-cell>
          <table:table-cell office:value-type="string" office:string-value="UVA 186" table:formula="of:=HYPERLINK(&quot;https://uva.onlinejudge.org/index.php?option=onlinejudge&amp;page=show_problem&amp;problem=122&quot;;&quot;UVA 186&quot;)" table:style-name="ce143">
            <text:p>UVA 186</text:p>
          </table:table-cell>
          <table:table-cell table:style-name="ce232"/>
          <table:table-cell table:number-columns-repeated="5" table:style-name="ce82"/>
          <table:table-cell office:value-type="float" office:value="0" table:formula="of:=SUM([.E60:.H6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UVA%20186.Cpp&quot;;&quot;Sol&quot;)" table:style-name="ce70">
            <text:p>Sol</text:p>
          </table:table-cell>
          <table:table-cell table:number-columns-repeated="16371"/>
        </table:table-row>
        <table:table-row table:style-name="ro1">
          <table:table-cell office:value-type="string" table:style-name="ce142">
            <text:p>Scheduling Lectures</text:p>
          </table:table-cell>
          <table:table-cell office:value-type="string" office:string-value="UVA 607" table:formula="of:=HYPERLINK(&quot;https://uva.onlinejudge.org/index.php?option=onlinejudge&amp;page=show_problem&amp;problem=548&quot;;&quot;UVA 607&quot;)" table:style-name="ce143">
            <text:p>UVA 607</text:p>
          </table:table-cell>
          <table:table-cell table:style-name="ce232"/>
          <table:table-cell table:number-columns-repeated="5" table:style-name="ce82"/>
          <table:table-cell office:value-type="float" office:value="0" table:formula="of:=SUM([.E61:.H61])"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69c0dba2b0b29083ebad94dfd18be25dcf903235/UVA/UVA_607.cpp&quot;;&quot;Sol&quot;)" table:style-name="ce70">
            <text:p>Sol</text:p>
          </table:table-cell>
          <table:table-cell table:number-columns-repeated="16371"/>
        </table:table-row>
        <table:table-row table:style-name="ro1">
          <table:table-cell office:value-type="string" table:style-name="ce142">
            <text:p>Weird Function</text:p>
          </table:table-cell>
          <table:table-cell office:value-type="string" office:string-value="SPOJ WEIRDFN" table:formula="of:=HYPERLINK(&quot;http://www.spoj.com/problems/WEIRDFN/&quot;;&quot;SPOJ WEIRDFN&quot;)" table:style-name="ce143">
            <text:p>SPOJ WEIRDFN</text:p>
          </table:table-cell>
          <table:table-cell table:style-name="ce232"/>
          <table:table-cell table:number-columns-repeated="5" table:style-name="ce82"/>
          <table:table-cell office:value-type="float" office:value="0" table:formula="of:=SUM([.E62:.H6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SPOJ/SPOJ_WEIRDFN.txt&quot;;&quot;Sol&quot;)" table:style-name="ce70">
            <text:p>Sol</text:p>
          </table:table-cell>
          <table:table-cell table:number-columns-repeated="16371"/>
        </table:table-row>
        <table:table-row table:style-name="ro1">
          <table:table-cell office:value-type="string" table:style-name="ce142">
            <text:p>The ? 1 ? 2 ? ... ? n = k problem</text:p>
          </table:table-cell>
          <table:table-cell office:value-type="string" office:string-value="UVA 10025" table:formula="of:=HYPERLINK(&quot;https://uva.onlinejudge.org/index.php?option=com_onlinejudge&amp;Itemid=8&amp;page=show_problem&amp;problem=966&quot;;&quot;UVA 10025&quot;)" table:style-name="ce143">
            <text:p>UVA 10025</text:p>
          </table:table-cell>
          <table:table-cell table:style-name="ce232"/>
          <table:table-cell table:number-columns-repeated="5" table:style-name="ce82"/>
          <table:table-cell office:value-type="float" office:value="0" table:formula="of:=SUM([.E63:.H6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Dictionary Subsequences</text:p>
          </table:table-cell>
          <table:table-cell office:value-type="string" office:string-value="SPOJ DICTSUB" table:formula="of:=HYPERLINK(&quot;http://www.spoj.com/problems/DICTSUB/&quot;;&quot;SPOJ DICTSUB&quot;)" table:style-name="ce143">
            <text:p>SPOJ DICTSUB</text:p>
          </table:table-cell>
          <table:table-cell table:style-name="ce232"/>
          <table:table-cell table:number-columns-repeated="5" table:style-name="ce82"/>
          <table:table-cell office:value-type="float" office:value="0" table:formula="of:=SUM([.E64:.H64])"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Spoj/SPOJ%20DICTSUB.Cpp&quot;;&quot;Sol&quot;)" table:style-name="ce70">
            <text:p>Sol</text:p>
          </table:table-cell>
          <table:table-cell table:number-columns-repeated="16371"/>
        </table:table-row>
        <table:table-row table:style-name="ro1">
          <table:table-cell office:value-type="string" table:style-name="ce142">
            <text:p>Jimmi's Riddles</text:p>
          </table:table-cell>
          <table:table-cell office:value-type="string" office:string-value="UVA 10058" table:formula="of:=HYPERLINK(&quot;https://uva.onlinejudge.org/index.php?option=com_onlinejudge&amp;Itemid=8&amp;page=show_problem&amp;problem=999&quot;;&quot;UVA 10058&quot;)" table:style-name="ce143">
            <text:p>UVA 10058</text:p>
          </table:table-cell>
          <table:table-cell table:style-name="ce232"/>
          <table:table-cell table:number-columns-repeated="5" table:style-name="ce82"/>
          <table:table-cell office:value-type="float" office:value="0" table:formula="of:=SUM([.E65:.H65])" table:style-name="ce55">
            <text:p>0</text:p>
          </table:table-cell>
          <table:table-cell table:style-name="ce55"/>
          <table:table-cell table:style-name="ce234"/>
          <table:table-cell table:style-name="ce1"/>
          <table:table-cell office:value-type="string" office:string-value="Sol" table:formula="of:=HYPERLINK(&quot;https://github.com/ackoroa/UVa-Solutions/blob/master/UVa%2010058%20-%20Jimmi's%20Riddles/src/Main.java&quot;;&quot;Sol&quot;)" table:style-name="ce70">
            <text:p>Sol</text:p>
          </table:table-cell>
          <table:table-cell table:number-columns-repeated="16371"/>
        </table:table-row>
        <table:table-row table:style-name="ro1">
          <table:table-cell office:value-type="string" table:style-name="ce86">
            <text:p>Friends and Subsequences</text:p>
          </table:table-cell>
          <table:table-cell office:value-type="string" office:string-value="CF689-D2-D" table:formula="of:=HYPERLINK(&quot;http://codeforces.com/contest/689/problem/D&quot;;&quot;CF689-D2-D&quot;)" table:style-name="ce118">
            <text:p>CF689-D2-D</text:p>
          </table:table-cell>
          <table:table-cell table:style-name="ce232"/>
          <table:table-cell table:number-columns-repeated="5" table:style-name="ce82"/>
          <table:table-cell office:value-type="float" office:value="0" table:formula="of:=SUM([.E66:.H66])"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142">
            <text:p>Sum of Squares with Segment Tree</text:p>
          </table:table-cell>
          <table:table-cell office:value-type="string" office:string-value="SPOJ SEGSQRSS" table:formula="of:=HYPERLINK(&quot;http://www.spoj.com/problems/SEGSQRSS&quot;;&quot;SPOJ SEGSQRSS&quot;)" table:style-name="ce143">
            <text:p>SPOJ SEGSQRSS</text:p>
          </table:table-cell>
          <table:table-cell table:style-name="ce232"/>
          <table:table-cell table:number-columns-repeated="5" table:style-name="ce82"/>
          <table:table-cell office:value-type="float" office:value="0" table:formula="of:=SUM([.E67:.H67])"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9c6e99fc3a2583209a313ddd617a07ac294024e9/SPOJ/SPOJ_SEGSQRSS.cpp&quot;;&quot;Sol&quot;)" table:style-name="ce70">
            <text:p>Sol</text:p>
          </table:table-cell>
          <table:table-cell table:number-columns-repeated="16371"/>
        </table:table-row>
        <table:table-row table:style-name="ro1">
          <table:table-cell office:value-type="string" table:style-name="ce142">
            <text:p>Travel in Desert</text:p>
          </table:table-cell>
          <table:table-cell office:value-type="string" office:string-value="UVA 10816" table:formula="of:=HYPERLINK(&quot;https://uva.onlinejudge.org/index.php?option=onlinejudge&amp;page=show_problem&amp;problem=1757&quot;;&quot;UVA 10816&quot;)" table:style-name="ce143">
            <text:p>UVA 10816</text:p>
          </table:table-cell>
          <table:table-cell table:style-name="ce232"/>
          <table:table-cell table:number-columns-repeated="5" table:style-name="ce82"/>
          <table:table-cell office:value-type="float" office:value="0" table:formula="of:=SUM([.E68:.H68])" table:style-name="ce55">
            <text:p>0</text:p>
          </table:table-cell>
          <table:table-cell table:style-name="ce55"/>
          <table:table-cell table:style-name="ce234"/>
          <table:table-cell table:style-name="ce1"/>
          <table:table-cell office:value-type="string" office:string-value="Sol" table:formula="of:=HYPERLINK(&quot;https://github.com/VAMPIER000001/CompetitiveProgramming/blob/master/UVA/V-108/UVA%2010816.Cpp&quot;;&quot;Sol&quot;)" table:style-name="ce70">
            <text:p>Sol</text:p>
          </table:table-cell>
          <table:table-cell table:number-columns-repeated="16371"/>
        </table:table-row>
        <table:table-row table:style-name="ro1">
          <table:table-cell office:value-type="string" table:style-name="ce86">
            <text:p>Almost Union-Find</text:p>
          </table:table-cell>
          <table:table-cell office:value-type="string" table:style-name="ce86">
            <text:p>UVA 11987</text:p>
          </table:table-cell>
          <table:table-cell table:style-name="ce232"/>
          <table:table-cell table:number-columns-repeated="5" table:style-name="ce82"/>
          <table:table-cell office:value-type="float" office:value="0" table:formula="of:=SUM([.E69:.H69])" table:style-name="ce55">
            <text:p>0</text:p>
          </table:table-cell>
          <table:table-cell table:style-name="ce11"/>
          <table:table-cell table:style-name="ce235"/>
          <table:table-cell table:style-name="ce1"/>
          <table:table-cell office:value-type="string" office:string-value="Sol" table:formula="of:=HYPERLINK(&quot;https://github.com/VAMPIER000001/CompetitiveProgramming/blob/master/UVA/V-119/UVA%2011987.Cpp&quot;;&quot;Sol&quot;)" table:style-name="ce70">
            <text:p>Sol</text:p>
          </table:table-cell>
          <table:table-cell table:number-columns-repeated="16371"/>
        </table:table-row>
        <table:table-row table:style-name="ro1">
          <table:table-cell table:style-name="ce86"/>
          <table:table-cell office:value-type="string" table:style-name="ce86">
            <text:p>SRM537-D2-1000</text:p>
          </table:table-cell>
          <table:table-cell table:style-name="ce232"/>
          <table:table-cell table:number-columns-repeated="5" table:style-name="ce82"/>
          <table:table-cell office:value-type="float" office:value="0" table:formula="of:=SUM([.E70:.H70])"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513-D12-C" table:formula="of:=HYPERLINK(&quot;http://codeforces.com/contest/513/problem/C&quot;;&quot;CF513-D12-C&quot;)" table:style-name="ce87">
            <text:p>CF513-D12-C</text:p>
          </table:table-cell>
          <table:table-cell table:style-name="ce232"/>
          <table:table-cell table:number-columns-repeated="5" table:style-name="ce82"/>
          <table:table-cell office:value-type="float" office:value="0" table:formula="of:=SUM([.E71:.H71])" table:style-name="ce55">
            <text:p>0</text:p>
          </table:table-cell>
          <table:table-cell table:style-name="ce11"/>
          <table:table-cell table:style-name="ce235"/>
          <table:table-cell table:style-name="ce1"/>
          <table:table-cell office:value-type="string" office:string-value="Sol" table:formula="of:=HYPERLINK(&quot;https://github.com/aabdelzaher/Competitive-Programming/blob/master/Codeforces/CF513-D12-C.java&quot;;&quot;Sol&quot;)" table:style-name="ce70">
            <text:p>Sol</text:p>
          </table:table-cell>
          <table:table-cell table:number-columns-repeated="16371"/>
        </table:table-row>
        <table:table-row table:style-name="ro1">
          <table:table-cell table:style-name="ce86"/>
          <table:table-cell office:value-type="string" table:style-name="ce86">
            <text:p>SRM453.5-D2-1000</text:p>
          </table:table-cell>
          <table:table-cell table:style-name="ce232"/>
          <table:table-cell table:number-columns-repeated="5" table:style-name="ce82"/>
          <table:table-cell office:value-type="float" office:value="0" table:formula="of:=SUM([.E72:.H72])"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table:style-name="ce86">
            <text:p>SPOJ PARSUMS</text:p>
          </table:table-cell>
          <table:table-cell table:style-name="ce232"/>
          <table:table-cell table:number-columns-repeated="5" table:style-name="ce82"/>
          <table:table-cell office:value-type="float" office:value="0" table:formula="of:=SUM([.E73:.H7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PARSUMS.txt&quot;;&quot;Sol&quot;)" table:style-name="ce70">
            <text:p>Sol</text:p>
          </table:table-cell>
          <table:table-cell table:number-columns-repeated="16371"/>
        </table:table-row>
        <table:table-row table:style-name="ro1">
          <table:table-cell table:style-name="ce86"/>
          <table:table-cell office:value-type="string" office:string-value="CF1138-D2-D" table:formula="of:=HYPERLINK(&quot;https://codeforces.com/contest/1138/problem/D&quot;;&quot;CF1138-D2-D&quot;)" table:style-name="ce87">
            <text:p>CF1138-D2-D</text:p>
          </table:table-cell>
          <table:table-cell table:style-name="ce232"/>
          <table:table-cell table:number-columns-repeated="5" table:style-name="ce82"/>
          <table:table-cell office:value-type="float" office:value="0" table:formula="of:=SUM([.E74:.H74])"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75:.H7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Cow Program</text:p>
          </table:table-cell>
          <table:table-cell office:value-type="string" office:string-value="CF284-D2-D" table:formula="of:=HYPERLINK(&quot;http://codeforces.com/contest/284/problem/D&quot;;&quot;CF284-D2-D&quot;)" table:style-name="ce76">
            <text:p>CF284-D2-D</text:p>
          </table:table-cell>
          <table:table-cell table:style-name="ce232"/>
          <table:table-cell table:number-columns-repeated="5" table:style-name="ce82"/>
          <table:table-cell office:value-type="float" office:value="0" table:formula="of:=SUM([.E76:.H7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1">
            <text:p>Random Task</text:p>
          </table:table-cell>
          <table:table-cell office:value-type="string" office:string-value="CF431-D2-D" table:formula="of:=HYPERLINK(&quot;http://codeforces.com/contest/431/problem/D&quot;;&quot;CF431-D2-D&quot;)" table:style-name="ce76">
            <text:p>CF431-D2-D</text:p>
          </table:table-cell>
          <table:table-cell table:style-name="ce232"/>
          <table:table-cell table:number-columns-repeated="5" table:style-name="ce82"/>
          <table:table-cell office:value-type="float" office:value="0" table:formula="of:=SUM([.E77:.H7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65">
            <text:p>Greg and Graph</text:p>
          </table:table-cell>
          <table:table-cell office:value-type="string" office:string-value="CF296-D2-D" table:formula="of:=HYPERLINK(&quot;http://codeforces.com/contest/296/problem/D&quot;;&quot;CF296-D2-D&quot;)" table:style-name="ce80">
            <text:p>CF296-D2-D</text:p>
          </table:table-cell>
          <table:table-cell table:style-name="ce232"/>
          <table:table-cell table:number-columns-repeated="5" table:style-name="ce82"/>
          <table:table-cell office:value-type="float" office:value="0" table:formula="of:=SUM([.E78:.H7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Russian Roulette</text:p>
          </table:table-cell>
          <table:table-cell office:value-type="string" office:string-value="CF104-D2-D" table:formula="of:=HYPERLINK(&quot;http://codeforces.com/contest/104/problem/D&quot;;&quot;CF104-D2-D&quot;)" table:style-name="ce80">
            <text:p>CF104-D2-D</text:p>
          </table:table-cell>
          <table:table-cell table:style-name="ce232"/>
          <table:table-cell table:number-columns-repeated="5" table:style-name="ce82"/>
          <table:table-cell office:value-type="float" office:value="0" table:formula="of:=SUM([.E79:.H7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Bicycle Race</text:p>
          </table:table-cell>
          <table:table-cell office:value-type="string" office:string-value="CF659-D2-D" table:formula="of:=HYPERLINK(&quot;http://codeforces.com/contest/659/problem/D&quot;;&quot;CF659-D2-D&quot;)" table:style-name="ce76">
            <text:p>CF659-D2-D</text:p>
          </table:table-cell>
          <table:table-cell table:style-name="ce232"/>
          <table:table-cell table:number-columns-repeated="5" table:style-name="ce82"/>
          <table:table-cell office:value-type="float" office:value="0" table:formula="of:=SUM([.E80:.H8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75">
            <text:p>Greenhouse Effect</text:p>
          </table:table-cell>
          <table:table-cell office:value-type="string" office:string-value="CF270-D2-D" table:formula="of:=HYPERLINK(&quot;http://codeforces.com/contest/270/problem/D&quot;;&quot;CF270-D2-D&quot;)" table:style-name="ce76">
            <text:p>CF270-D2-D</text:p>
          </table:table-cell>
          <table:table-cell table:style-name="ce232"/>
          <table:table-cell table:number-columns-repeated="5" table:style-name="ce82"/>
          <table:table-cell office:value-type="float" office:value="0" table:formula="of:=SUM([.E81:.H8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645-D12-D" table:formula="of:=HYPERLINK(&quot;http://codeforces.com/contest/645/problem/D&quot;;&quot;CF645-D12-D&quot;)" table:style-name="ce76">
            <text:p>CF645-D12-D</text:p>
          </table:table-cell>
          <table:table-cell table:style-name="ce232"/>
          <table:table-cell table:number-columns-repeated="5" table:style-name="ce82"/>
          <table:table-cell office:value-type="float" office:value="0" table:formula="of:=SUM([.E82:.H82])"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459-D2-C" table:formula="of:=HYPERLINK(&quot;http://codeforces.com/contest/459/problem/C&quot;;&quot;CF459-D2-C&quot;)" table:style-name="ce76">
            <text:p>CF459-D2-C</text:p>
          </table:table-cell>
          <table:table-cell table:style-name="ce232"/>
          <table:table-cell table:number-columns-repeated="5" table:style-name="ce82"/>
          <table:table-cell office:value-type="float" office:value="0" table:formula="of:=SUM([.E83:.H83])" table:style-name="ce55">
            <text:p>0</text:p>
          </table:table-cell>
          <table:table-cell table:style-name="ce11"/>
          <table:table-cell table:style-name="ce235"/>
          <table:table-cell table:number-columns-repeated="2" table:style-name="ce11"/>
          <table:table-cell table:number-columns-repeated="16371"/>
        </table:table-row>
        <table:table-row table:style-name="ro3">
          <table:table-cell table:style-name="ce75"/>
          <table:table-cell office:value-type="string" office:string-value="CODECHEF REDCGAME" table:formula="of:=HYPERLINK(&quot;https://www.codechef.com/ACMIND18/problems/REDCGAME&quot;;&quot;CODECHEF REDCGAME&quot;)" table:style-name="ce76">
            <text:p>CODECHEF REDCGAME</text:p>
          </table:table-cell>
          <table:table-cell table:style-name="ce232"/>
          <table:table-cell table:number-columns-repeated="5" table:style-name="ce82"/>
          <table:table-cell office:value-type="float" office:value="0" table:formula="of:=SUM([.E84:.H8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1005-D3-F" table:formula="of:=HYPERLINK(&quot;http://codeforces.com/contest/1005/problem/F&quot;;&quot;CF1005-D3-F&quot;)" table:style-name="ce76">
            <text:p>CF1005-D3-F</text:p>
          </table:table-cell>
          <table:table-cell table:style-name="ce232"/>
          <table:table-cell table:number-columns-repeated="5" table:style-name="ce82"/>
          <table:table-cell office:value-type="float" office:value="0" table:formula="of:=SUM([.E85:.H85])"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Pocket Book</text:p>
          </table:table-cell>
          <table:table-cell office:value-type="string" office:string-value="CF152-D2-C" table:formula="of:=HYPERLINK(&quot;http://codeforces.com/contest/152/problem/C&quot;;&quot;CF152-D2-C&quot;)" table:style-name="ce134">
            <text:p>CF152-D2-C</text:p>
          </table:table-cell>
          <table:table-cell table:style-name="ce232"/>
          <table:table-cell table:number-columns-repeated="5" table:style-name="ce82"/>
          <table:table-cell office:value-type="float" office:value="0" table:formula="of:=SUM([.E86:.H8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Levko and Array Recovery</text:p>
          </table:table-cell>
          <table:table-cell office:value-type="string" office:string-value="CF361-D2-C" table:formula="of:=HYPERLINK(&quot;http://codeforces.com/contest/361/problem/C&quot;;&quot;CF361-D2-C&quot;)" table:style-name="ce134">
            <text:p>CF361-D2-C</text:p>
          </table:table-cell>
          <table:table-cell table:style-name="ce232"/>
          <table:table-cell table:number-columns-repeated="5" table:style-name="ce82"/>
          <table:table-cell office:value-type="float" office:value="0" table:formula="of:=SUM([.E87:.H8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Ice Cave</text:p>
          </table:table-cell>
          <table:table-cell office:value-type="string" office:string-value="CF540-D2-C" table:formula="of:=HYPERLINK(&quot;http://codeforces.com/contest/540/problem/C&quot;;&quot;CF540-D2-C&quot;)" table:style-name="ce134">
            <text:p>CF540-D2-C</text:p>
          </table:table-cell>
          <table:table-cell table:style-name="ce232"/>
          <table:table-cell table:number-columns-repeated="5" table:style-name="ce82"/>
          <table:table-cell office:value-type="float" office:value="0" table:formula="of:=SUM([.E88:.H88])"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89:.H8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Robbery</text:p>
          </table:table-cell>
          <table:table-cell office:value-type="string" office:string-value="UVA 707" table:formula="of:=HYPERLINK(&quot;https://uva.onlinejudge.org/index.php?option=com_onlinejudge&amp;Itemid=8&amp;page=show_problem&amp;problem=648&quot;;&quot;UVA 707&quot;)" table:style-name="ce143">
            <text:p>UVA 707</text:p>
          </table:table-cell>
          <table:table-cell table:style-name="ce232"/>
          <table:table-cell table:number-columns-repeated="5" table:style-name="ce82"/>
          <table:table-cell office:value-type="float" office:value="0" table:formula="of:=SUM([.E90:.H9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7/UVA%20707.Cpp&quot;;&quot;Sol&quot;)" table:style-name="ce70">
            <text:p>Sol</text:p>
          </table:table-cell>
          <table:table-cell table:number-columns-repeated="16371"/>
        </table:table-row>
        <table:table-row table:style-name="ro1">
          <table:table-cell office:value-type="string" table:style-name="ce142">
            <text:p>The Errant Physicist</text:p>
          </table:table-cell>
          <table:table-cell office:value-type="string" office:string-value="UVA 126" table:formula="of:=HYPERLINK(&quot;https://uva.onlinejudge.org/index.php?option=com_onlinejudge&amp;Itemid=8&amp;page=show_problem&amp;problem=62&quot;;&quot;UVA 126&quot;)" table:style-name="ce143">
            <text:p>UVA 126</text:p>
          </table:table-cell>
          <table:table-cell table:style-name="ce232"/>
          <table:table-cell table:number-columns-repeated="5" table:style-name="ce82"/>
          <table:table-cell office:value-type="float" office:value="0" table:formula="of:=SUM([.E91:.H91])"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26.cpp&quot;;&quot;Sol&quot;)" table:style-name="ce70">
            <text:p>Sol</text:p>
          </table:table-cell>
          <table:table-cell table:number-columns-repeated="16371"/>
        </table:table-row>
        <table:table-row table:style-name="ro1">
          <table:table-cell office:value-type="string" table:style-name="ce142">
            <text:p>Brackets sequence</text:p>
          </table:table-cell>
          <table:table-cell office:value-type="string" office:string-value="UVA 1626" table:formula="of:=HYPERLINK(&quot;https://uva.onlinejudge.org/index.php?option=com_onlinejudge&amp;Itemid=8&amp;page=show_problem&amp;problem=4501&quot;;&quot;UVA 1626&quot;)" table:style-name="ce143">
            <text:p>UVA 1626</text:p>
          </table:table-cell>
          <table:table-cell table:style-name="ce232"/>
          <table:table-cell table:number-columns-repeated="5" table:style-name="ce82"/>
          <table:table-cell office:value-type="float" office:value="0" table:formula="of:=SUM([.E92:.H92])"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626.cpp&quot;;&quot;Sol&quot;)" table:style-name="ce70">
            <text:p>Sol</text:p>
          </table:table-cell>
          <table:table-cell table:number-columns-repeated="16371"/>
        </table:table-row>
        <table:table-row table:style-name="ro1">
          <table:table-cell office:value-type="string" table:style-name="ce142">
            <text:p>Unique World</text:p>
          </table:table-cell>
          <table:table-cell office:value-type="string" office:string-value="UVA 10448" table:formula="of:=HYPERLINK(&quot;https://www.youtube.com/watch?v=OWlJ8chpit0&quot;;&quot;UVA 10448&quot;)" table:style-name="ce143">
            <text:p>UVA 10448</text:p>
          </table:table-cell>
          <table:table-cell table:style-name="ce232"/>
          <table:table-cell table:number-columns-repeated="5" table:style-name="ce82"/>
          <table:table-cell office:value-type="float" office:value="0" table:formula="of:=SUM([.E93:.H93])" table:style-name="ce55">
            <text:p>0</text:p>
          </table:table-cell>
          <table:table-cell table:style-name="ce55"/>
          <table:table-cell table:style-name="ce234"/>
          <table:table-cell table:style-name="ce11"/>
          <table:table-cell office:value-type="string" office:string-value="Video Solution - Dr Mostafa Saad" table:formula="of:=HYPERLINK(&quot;https://www.youtube.com/watch?v=OWlJ8chpit0&quot;;&quot;Video Solution - Dr Mostafa Saad&quot;)" table:style-name="ce78">
            <text:p>Video Solution - Dr Mostafa Saad</text:p>
          </table:table-cell>
          <table:table-cell table:number-columns-repeated="16371"/>
        </table:table-row>
        <table:table-row table:style-name="ro1">
          <table:table-cell office:value-type="string" table:style-name="ce86">
            <text:p>Bad Luck Island</text:p>
          </table:table-cell>
          <table:table-cell office:value-type="string" office:string-value="CF540-D2-D" table:formula="of:=HYPERLINK(&quot;http://codeforces.com/contest/540/problem/D&quot;;&quot;CF540-D2-D&quot;)" table:style-name="ce87">
            <text:p>CF540-D2-D</text:p>
          </table:table-cell>
          <table:table-cell table:style-name="ce232"/>
          <table:table-cell table:number-columns-repeated="5" table:style-name="ce82"/>
          <table:table-cell office:value-type="float" office:value="0" table:formula="of:=SUM([.E94:.H9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86">
            <text:p>Shopping Trip</text:p>
          </table:table-cell>
          <table:table-cell office:value-type="string" table:style-name="ce86">
            <text:p>UVA 11284</text:p>
          </table:table-cell>
          <table:table-cell table:style-name="ce232"/>
          <table:table-cell table:number-columns-repeated="5" table:style-name="ce82"/>
          <table:table-cell office:value-type="float" office:value="0" table:formula="of:=SUM([.E95:.H95])" table:style-name="ce55">
            <text:p>0</text:p>
          </table:table-cell>
          <table:table-cell table:style-name="ce11"/>
          <table:table-cell table:style-name="ce235"/>
          <table:table-cell table:style-name="ce1"/>
          <table:table-cell office:value-type="string" office:string-value="Sol" table:formula="of:=HYPERLINK(&quot;https://github.com/SaraElkadi/competitive-programming-/blob/master/UVA/11284.cpp&quot;;&quot;Sol&quot;)" table:style-name="ce70">
            <text:p>Sol</text:p>
          </table:table-cell>
          <table:table-cell table:number-columns-repeated="16371"/>
        </table:table-row>
        <table:table-row table:style-name="ro1">
          <table:table-cell office:value-type="string" table:style-name="ce86">
            <text:p>Hotel booking</text:p>
          </table:table-cell>
          <table:table-cell office:value-type="string" table:style-name="ce86">
            <text:p>UVA 11635</text:p>
          </table:table-cell>
          <table:table-cell table:style-name="ce232"/>
          <table:table-cell table:number-columns-repeated="5" table:style-name="ce82"/>
          <table:table-cell office:value-type="float" office:value="0" table:formula="of:=SUM([.E96:.H96])" table:style-name="ce55">
            <text:p>0</text:p>
          </table:table-cell>
          <table:table-cell table:style-name="ce11"/>
          <table:table-cell table:style-name="ce235"/>
          <table:table-cell table:style-name="ce1"/>
          <table:table-cell office:value-type="string" office:string-value="Sol" table:formula="of:=HYPERLINK(&quot;https://github.com/BRAINOOO/CompetitiveProgramming/blob/master/UVA/V-116/UVA%2011635.Cpp&quot;;&quot;Sol&quot;)" table:style-name="ce70">
            <text:p>Sol</text:p>
          </table:table-cell>
          <table:table-cell table:number-columns-repeated="16371"/>
        </table:table-row>
        <table:table-row table:style-name="ro1">
          <table:table-cell table:style-name="ce86"/>
          <table:table-cell office:value-type="string" office:string-value="CF337-D2-D" table:formula="of:=HYPERLINK(&quot;http://codeforces.com/contest/337/problem/D&quot;;&quot;CF337-D2-D&quot;)" table:style-name="ce87">
            <text:p>CF337-D2-D</text:p>
          </table:table-cell>
          <table:table-cell table:style-name="ce232"/>
          <table:table-cell table:number-columns-repeated="5" table:style-name="ce82"/>
          <table:table-cell office:value-type="float" office:value="0" table:formula="of:=SUM([.E97:.H97])" table:style-name="ce55">
            <text:p>0</text:p>
          </table:table-cell>
          <table:table-cell table:style-name="ce11"/>
          <table:table-cell table:style-name="ce235"/>
          <table:table-cell table:style-name="ce1"/>
          <table:table-cell office:value-type="string" office:string-value="Sol" table:formula="of:=HYPERLINK(&quot;http://codeforces.com/contest/337/submission/38413425&quot;;&quot;Sol&quot;)" table:style-name="ce70">
            <text:p>Sol</text:p>
          </table:table-cell>
          <table:table-cell table:number-columns-repeated="16371"/>
        </table:table-row>
        <table:table-row table:style-name="ro1">
          <table:table-cell table:style-name="ce86"/>
          <table:table-cell office:value-type="string" office:string-value="HACKR ajourney" table:formula="of:=HYPERLINK(&quot;https://www.hackerrank.com/challenges/ajourney&quot;;&quot;HACKR ajourney&quot;)" table:style-name="ce87">
            <text:p>HACKR ajourney</text:p>
          </table:table-cell>
          <table:table-cell table:style-name="ce232"/>
          <table:table-cell table:number-columns-repeated="5" table:style-name="ce82"/>
          <table:table-cell office:value-type="float" office:value="0" table:formula="of:=SUM([.E98:.H98])"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665-D12-E" table:formula="of:=HYPERLINK(&quot;https://codeforces.com/contest/665/problem/E&quot;;&quot;CF665-D12-E&quot;)" table:style-name="ce87">
            <text:p>CF665-D12-E</text:p>
          </table:table-cell>
          <table:table-cell table:style-name="ce232"/>
          <table:table-cell table:number-columns-repeated="5" table:style-name="ce82"/>
          <table:table-cell office:value-type="float" office:value="0" table:formula="of:=SUM([.E99:.H99])"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00:.H10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65">
            <text:p>Hit Ball</text:p>
          </table:table-cell>
          <table:table-cell office:value-type="string" office:string-value="CF203-D2-D" table:formula="of:=HYPERLINK(&quot;http://codeforces.com/contest/203/problem/D&quot;;&quot;CF203-D2-D&quot;)" table:style-name="ce80">
            <text:p>CF203-D2-D</text:p>
          </table:table-cell>
          <table:table-cell table:style-name="ce232"/>
          <table:table-cell table:number-columns-repeated="5" table:style-name="ce82"/>
          <table:table-cell office:value-type="float" office:value="0" table:formula="of:=SUM([.E101:.H101])"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75">
            <text:p>Sereja ans Anagrams</text:p>
          </table:table-cell>
          <table:table-cell office:value-type="string" office:string-value="CF368-D2-D" table:formula="of:=HYPERLINK(&quot;http://codeforces.com/contest/368/problem/D&quot;;&quot;CF368-D2-D&quot;)" table:style-name="ce76">
            <text:p>CF368-D2-D</text:p>
          </table:table-cell>
          <table:table-cell table:style-name="ce232"/>
          <table:table-cell table:number-columns-repeated="5" table:style-name="ce82"/>
          <table:table-cell office:value-type="float" office:value="0" table:formula="of:=SUM([.E102:.H102])" table:style-name="ce55">
            <text:p>0</text:p>
          </table:table-cell>
          <table:table-cell table:style-name="ce11"/>
          <table:table-cell table:style-name="ce235"/>
          <table:table-cell table:style-name="ce1"/>
          <table:table-cell office:value-type="string" office:string-value="Sol" table:formula="of:=HYPERLINK(&quot;https://github.com/MohamedNabil97/CompetitiveProgramming/blob/master/CodeForces/CF368-D2-D.cpp&quot;;&quot;Sol&quot;)" table:style-name="ce70">
            <text:p>Sol</text:p>
          </table:table-cell>
          <table:table-cell table:number-columns-repeated="16371"/>
        </table:table-row>
        <table:table-row table:style-name="ro1">
          <table:table-cell office:value-type="string" table:style-name="ce75">
            <text:p>Choosing Capital for Treeland</text:p>
          </table:table-cell>
          <table:table-cell office:value-type="string" office:string-value="CF219-D2-D" table:formula="of:=HYPERLINK(&quot;http://codeforces.com/contest/219/problem/D&quot;;&quot;CF219-D2-D&quot;)" table:style-name="ce76">
            <text:p>CF219-D2-D</text:p>
          </table:table-cell>
          <table:table-cell table:style-name="ce232"/>
          <table:table-cell table:number-columns-repeated="5" table:style-name="ce82"/>
          <table:table-cell office:value-type="float" office:value="0" table:formula="of:=SUM([.E103:.H103])"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75">
            <text:p>Coloring Brackets</text:p>
          </table:table-cell>
          <table:table-cell office:value-type="string" office:string-value="CF149-D2-D" table:formula="of:=HYPERLINK(&quot;http://codeforces.com/contest/149/problem/D&quot;;&quot;CF149-D2-D&quot;)" table:style-name="ce76">
            <text:p>CF149-D2-D</text:p>
          </table:table-cell>
          <table:table-cell table:style-name="ce232"/>
          <table:table-cell table:number-columns-repeated="5" table:style-name="ce82"/>
          <table:table-cell office:value-type="float" office:value="0" table:formula="of:=SUM([.E104:.H104])" table:style-name="ce55">
            <text:p>0</text:p>
          </table:table-cell>
          <table:table-cell table:style-name="ce11"/>
          <table:table-cell table:style-name="ce235"/>
          <table:table-cell table:style-name="ce1"/>
          <table:table-cell office:value-type="string" office:string-value="Sol" table:formula="of:=HYPERLINK(&quot;https://github.com/osamahatem/CompetitiveProgramming/blob/master/Codeforces/149D.%20Coloring%20Brackets.cpp&quot;;&quot;Sol&quot;)" table:style-name="ce70">
            <text:p>Sol</text:p>
          </table:table-cell>
          <table:table-cell table:number-columns-repeated="16371"/>
        </table:table-row>
        <table:table-row table:style-name="ro1">
          <table:table-cell office:value-type="string" table:style-name="ce75">
            <text:p>Cycle in Graph</text:p>
          </table:table-cell>
          <table:table-cell office:value-type="string" office:string-value="CF263-D2-D" table:formula="of:=HYPERLINK(&quot;http://codeforces.com/contest/263/problem/D&quot;;&quot;CF263-D2-D&quot;)" table:style-name="ce76">
            <text:p>CF263-D2-D</text:p>
          </table:table-cell>
          <table:table-cell table:style-name="ce232"/>
          <table:table-cell table:number-columns-repeated="5" table:style-name="ce82"/>
          <table:table-cell office:value-type="float" office:value="0" table:formula="of:=SUM([.E105:.H105])"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CF101187-GYM-F" table:formula="of:=HYPERLINK(&quot;https://codeforces.com/gym/101187/problem/F&quot;;&quot;CF101187-GYM-F&quot;)" table:style-name="ce76">
            <text:p>CF101187-GYM-F</text:p>
          </table:table-cell>
          <table:table-cell table:style-name="ce232"/>
          <table:table-cell table:number-columns-repeated="5" table:style-name="ce82"/>
          <table:table-cell office:value-type="float" office:value="0" table:formula="of:=SUM([.E106:.H106])" table:style-name="ce55">
            <text:p>0</text:p>
          </table:table-cell>
          <table:table-cell table:style-name="ce11"/>
          <table:table-cell table:style-name="ce235"/>
          <table:table-cell table:style-name="ce11"/>
          <table:table-cell office:value-type="string" office:string-value="Sol" table:formula="of:=HYPERLINK(&quot;https://github.com/SpeedOfMagic/CompetitiveProgramming/blob/master/CodeforcesGym/CF101187-GYM-F.cpp&quot;;&quot;Sol&quot;)" table:style-name="ce78">
            <text:p>Sol</text:p>
          </table:table-cell>
          <table:table-cell table:number-columns-repeated="16371"/>
        </table:table-row>
        <table:table-row table:style-name="ro1">
          <table:table-cell table:style-name="ce75"/>
          <table:table-cell office:value-type="string" table:style-name="ce75">
            <text:p>SRM319-D1-500</text:p>
          </table:table-cell>
          <table:table-cell table:style-name="ce232"/>
          <table:table-cell table:number-columns-repeated="5" table:style-name="ce82"/>
          <table:table-cell office:value-type="float" office:value="0" table:formula="of:=SUM([.E107:.H107])"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92-ARC-B" table:formula="of:=HYPERLINK(&quot;https://beta.atcoder.jp/contests/arc092/tasks/arc092_b&quot;;&quot;Atcoder092-ARC-B&quot;)" table:style-name="ce76">
            <text:p>Atcoder092-ARC-B</text:p>
          </table:table-cell>
          <table:table-cell table:style-name="ce232"/>
          <table:table-cell table:number-columns-repeated="5" table:style-name="ce82"/>
          <table:table-cell office:value-type="float" office:value="0" table:formula="of:=SUM([.E108:.H108])"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02-AGC-C" table:formula="of:=HYPERLINK(&quot;https://agc002.contest.atcoder.jp/tasks/agc002_c&quot;;&quot;AtCoder002-AGC-C&quot;)" table:style-name="ce76">
            <text:p>AtCoder002-AGC-C</text:p>
          </table:table-cell>
          <table:table-cell table:style-name="ce232"/>
          <table:table-cell table:number-columns-repeated="5" table:style-name="ce82"/>
          <table:table-cell office:value-type="float" office:value="0" table:formula="of:=SUM([.E109:.H109])"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Fixing Typos</text:p>
          </table:table-cell>
          <table:table-cell office:value-type="string" office:string-value="CF363-D2-C" table:formula="of:=HYPERLINK(&quot;http://codeforces.com/contest/363/problem/C&quot;;&quot;CF363-D2-C&quot;)" table:style-name="ce134">
            <text:p>CF363-D2-C</text:p>
          </table:table-cell>
          <table:table-cell table:style-name="ce232"/>
          <table:table-cell table:number-columns-repeated="5" table:style-name="ce82"/>
          <table:table-cell office:value-type="float" office:value="0" table:formula="of:=SUM([.E110:.H110])"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Cutting Figure</text:p>
          </table:table-cell>
          <table:table-cell office:value-type="string" office:string-value="CF194-D2-C" table:formula="of:=HYPERLINK(&quot;http://codeforces.com/contest/194/problem/C&quot;;&quot;CF194-D2-C&quot;)" table:style-name="ce134">
            <text:p>CF194-D2-C</text:p>
          </table:table-cell>
          <table:table-cell table:style-name="ce232"/>
          <table:table-cell table:number-columns-repeated="5" table:style-name="ce82"/>
          <table:table-cell office:value-type="float" office:value="0" table:formula="of:=SUM([.E111:.H111])"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Escape from Stones</text:p>
          </table:table-cell>
          <table:table-cell office:value-type="string" office:string-value="CF265-D2-C" table:formula="of:=HYPERLINK(&quot;http://codeforces.com/contest/265/problem/C&quot;;&quot;CF265-D2-C&quot;)" table:style-name="ce134">
            <text:p>CF265-D2-C</text:p>
          </table:table-cell>
          <table:table-cell table:style-name="ce232"/>
          <table:table-cell table:number-columns-repeated="5" table:style-name="ce82"/>
          <table:table-cell office:value-type="float" office:value="0" table:formula="of:=SUM([.E112:.H112])"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3:.H113])" table:style-name="ce55">
            <text:p>0</text:p>
          </table:table-cell>
          <table:table-cell table:style-name="ce55"/>
          <table:table-cell table:style-name="ce234"/>
          <table:table-cell table:style-name="ce11"/>
          <table:table-cell office:value-type="string" office:string-value="Geometry - Simple and Convex Polygons" table:formula="of:=HYPERLINK(&quot;https://www.youtube.com/watch?v=OnysyxVPPD0&quot;;&quot;Geometry - Simple and Convex Polygons&quot;)" table:style-name="ce146">
            <text:p>Geometry - Simple and Convex Polygons</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4:.H114])" table:style-name="ce55">
            <text:p>0</text:p>
          </table:table-cell>
          <table:table-cell table:style-name="ce55"/>
          <table:table-cell table:style-name="ce234"/>
          <table:table-cell table:style-name="ce11"/>
          <table:table-cell office:value-type="string" office:string-value="Geometry - Polygon Area - Centroid - Cut" table:formula="of:=HYPERLINK(&quot;w.youtube.com/watch?v=Cce_O7EKv2Y&quot;;&quot;Geometry - Polygon Area - Centroid - Cut&quot;)" table:style-name="ce146">
            <text:p>Geometry - Polygon Area - Centroid - Cut</text:p>
          </table:table-cell>
          <table:table-cell table:number-columns-repeated="16371"/>
        </table:table-row>
        <table:table-row table:style-name="ro3">
          <table:table-cell office:value-type="string" office:string-value="BestTriangulation" table:formula="of:=HYPERLINK(&quot;https://community.topcoder.com/stat?c=problem_statement&amp;pm=5923&amp;rd=8075&quot;;&quot;BestTriangulation&quot;)" table:style-name="ce144">
            <text:p>BestTriangulation</text:p>
          </table:table-cell>
          <table:table-cell office:value-type="string" table:style-name="ce145">
            <text:p>SRM278-D2-500</text:p>
          </table:table-cell>
          <table:table-cell table:style-name="ce232"/>
          <table:table-cell table:number-columns-repeated="5" table:style-name="ce82"/>
          <table:table-cell office:value-type="float" office:value="0" table:formula="of:=SUM([.E115:.H11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Trees on My Island</text:p>
          </table:table-cell>
          <table:table-cell office:value-type="string" office:string-value="UVA 10088" table:formula="of:=HYPERLINK(&quot;https://uva.onlinejudge.org/index.php?option=onlinejudge&amp;page=show_problem&amp;problem=1029&quot;;&quot;UVA 10088&quot;)" table:style-name="ce136">
            <text:p>UVA 10088</text:p>
          </table:table-cell>
          <table:table-cell table:style-name="ce232"/>
          <table:table-cell table:number-columns-repeated="5" table:style-name="ce82"/>
          <table:table-cell office:value-type="float" office:value="0" table:formula="of:=SUM([.E116:.H116])" table:style-name="ce55">
            <text:p>0</text:p>
          </table:table-cell>
          <table:table-cell table:style-name="ce55"/>
          <table:table-cell table:style-name="ce234"/>
          <table:table-cell table:style-name="ce1"/>
          <table:table-cell table:style-name="ce11"/>
          <table:table-cell table:number-columns-repeated="16371"/>
        </table:table-row>
        <table:table-row table:style-name="ro1">
          <table:table-cell office:value-type="string" table:style-name="ce85">
            <text:p>Packing polygons</text:p>
          </table:table-cell>
          <table:table-cell office:value-type="string" office:string-value="UVA 10005" table:formula="of:=HYPERLINK(&quot;https://uva.onlinejudge.org/index.php?option=onlinejudge&amp;page=show_problem&amp;problem=946&quot;;&quot;UVA 10005&quot;)" table:style-name="ce136">
            <text:p>UVA 10005</text:p>
          </table:table-cell>
          <table:table-cell table:style-name="ce232"/>
          <table:table-cell table:number-columns-repeated="5" table:style-name="ce82"/>
          <table:table-cell office:value-type="float" office:value="0" table:formula="of:=SUM([.E117:.H11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0005.txt&quot;;&quot;Sol&quot;)" table:style-name="ce70">
            <text:p>Sol</text:p>
          </table:table-cell>
          <table:table-cell table:number-columns-repeated="16371"/>
        </table:table-row>
        <table:table-row table:style-name="ro1">
          <table:table-cell table:style-name="ce85"/>
          <table:table-cell office:value-type="string" table:style-name="ce135">
            <text:p>LIVEARCHIVE 2831</text:p>
          </table:table-cell>
          <table:table-cell table:style-name="ce232"/>
          <table:table-cell table:number-columns-repeated="5" table:style-name="ce82"/>
          <table:table-cell office:value-type="float" office:value="0" table:formula="of:=SUM([.E118:.H118])" table:style-name="ce55">
            <text:p>0</text:p>
          </table:table-cell>
          <table:table-cell table:style-name="ce55"/>
          <table:table-cell table:style-name="ce234"/>
          <table:table-cell table:style-name="ce1"/>
          <table:table-cell office:value-type="string" office:string-value="Use polygon cut" table:formula="of:=HYPERLINK(&quot;https://github.com/MeGaCrazy/CompetitiveProgramming/blob/c9f4ed6571a135dbc26cfeeb099384a8fec2ff92/LiveArchive/LIVEARCHIVE_2831.cpp&quot;;&quot;Use polygon cut&quot;)" table:style-name="ce70">
            <text:p>Use polygon cut</text:p>
          </table:table-cell>
          <table:table-cell table:number-columns-repeated="16371"/>
        </table:table-row>
        <table:table-row table:style-name="ro1">
          <table:table-cell office:value-type="string" table:style-name="ce85">
            <text:p>Video Surveillance</text:p>
          </table:table-cell>
          <table:table-cell office:value-type="string" office:string-value="UVA 588" table:formula="of:=HYPERLINK(&quot;https://uva.onlinejudge.org/index.php?option=com_onlinejudge&amp;Itemid=8&amp;page=show_problem&amp;problem=529&quot;;&quot;UVA 588&quot;)" table:style-name="ce136">
            <text:p>UVA 588</text:p>
          </table:table-cell>
          <table:table-cell table:style-name="ce232"/>
          <table:table-cell table:number-columns-repeated="5" table:style-name="ce82"/>
          <table:table-cell office:value-type="float" office:value="0" table:formula="of:=SUM([.E119:.H119])" table:style-name="ce55">
            <text:p>0</text:p>
          </table:table-cell>
          <table:table-cell table:style-name="ce55"/>
          <table:table-cell table:style-name="ce234"/>
          <table:table-cell table:style-name="ce1"/>
          <table:table-cell office:value-type="string" office:string-value="Use polygon cut" table:formula="of:=HYPERLINK(&quot;https://github.com/mostafa-saad/MyCompetitiveProgramming/blob/master/UVA/588.cpp&quot;;&quot;Use polygon cut&quot;)" table:style-name="ce70">
            <text:p>Use polygon cut</text:p>
          </table:table-cell>
          <table:table-cell table:number-columns-repeated="16371"/>
        </table:table-row>
        <table:table-row table:style-name="ro1">
          <table:table-cell table:style-name="ce86"/>
          <table:table-cell office:value-type="string" table:style-name="ce86">
            <text:p>SRM514-D1-500</text:p>
          </table:table-cell>
          <table:table-cell table:style-name="ce232"/>
          <table:table-cell table:number-columns-repeated="5" table:style-name="ce82"/>
          <table:table-cell office:value-type="float" office:value="0" table:formula="of:=SUM([.E120:.H120])"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473-D1-500</text:p>
          </table:table-cell>
          <table:table-cell table:style-name="ce232"/>
          <table:table-cell table:number-columns-repeated="5" table:style-name="ce82"/>
          <table:table-cell office:value-type="float" office:value="0" table:formula="of:=SUM([.E121:.H121])"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5-D2-1000</text:p>
          </table:table-cell>
          <table:table-cell table:style-name="ce232"/>
          <table:table-cell table:number-columns-repeated="5" table:style-name="ce82"/>
          <table:table-cell office:value-type="float" office:value="0" table:formula="of:=SUM([.E122:.H12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557</text:p>
          </table:table-cell>
          <table:table-cell table:style-name="ce232"/>
          <table:table-cell table:number-columns-repeated="5" table:style-name="ce82"/>
          <table:table-cell office:value-type="float" office:value="0" table:formula="of:=SUM([.E123:.H123])" table:style-name="ce55">
            <text:p>0</text:p>
          </table:table-cell>
          <table:table-cell table:style-name="ce11"/>
          <table:table-cell table:style-name="ce235"/>
          <table:table-cell table:style-name="ce11"/>
          <table:table-cell office:value-type="string" office:string-value="Sol" table:formula="of:=HYPERLINK(&quot;https://github.com/aboodJAD/CompetitiveProgramming/blob/master/UVA/UVA%20557.cpp&quot;;&quot;Sol&quot;)" table:style-name="ce70">
            <text:p>Sol</text:p>
          </table:table-cell>
          <table:table-cell table:number-columns-repeated="16371"/>
        </table:table-row>
        <table:table-row table:style-name="ro1">
          <table:table-cell table:style-name="ce86"/>
          <table:table-cell office:value-type="string" table:style-name="ce86">
            <text:p>SRM285-D1-500</text:p>
          </table:table-cell>
          <table:table-cell table:style-name="ce232"/>
          <table:table-cell table:number-columns-repeated="5" table:style-name="ce82"/>
          <table:table-cell office:value-type="float" office:value="0" table:formula="of:=SUM([.E124:.H12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office:value-type="string" table:style-name="ce86">
            <text:p>Xrange's Pancakes</text:p>
          </table:table-cell>
          <table:table-cell office:value-type="string" office:string-value="HACKR xrange-and-pizza" table:formula="of:=HYPERLINK(&quot;https://www.hackerrank.com/challenges/xrange-and-pizza&quot;;&quot;HACKR xrange-and-pizza&quot;)" table:style-name="ce87">
            <text:p>HACKR xrange-and-pizza</text:p>
          </table:table-cell>
          <table:table-cell table:style-name="ce232"/>
          <table:table-cell table:number-columns-repeated="5" table:style-name="ce82"/>
          <table:table-cell office:value-type="float" office:value="0" table:formula="of:=SUM([.E125:.H125])"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HackerRank/xrange-and-pizza.cpp&quot;;&quot;Sol&quot;)" table:style-name="ce70">
            <text:p>Sol</text:p>
          </table:table-cell>
          <table:table-cell table:number-columns-repeated="16371"/>
        </table:table-row>
        <table:table-row table:style-name="ro1">
          <table:table-cell table:style-name="ce86"/>
          <table:table-cell office:value-type="string" table:style-name="ce86">
            <text:p>SRM525-D1-500</text:p>
          </table:table-cell>
          <table:table-cell table:style-name="ce232"/>
          <table:table-cell table:number-columns-repeated="5" table:style-name="ce82"/>
          <table:table-cell office:value-type="float" office:value="0" table:formula="of:=SUM([.E126:.H126])"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86"/>
          <table:table-cell office:value-type="string" table:style-name="ce86">
            <text:p>UVA 11648</text:p>
          </table:table-cell>
          <table:table-cell table:style-name="ce232"/>
          <table:table-cell table:number-columns-repeated="5" table:style-name="ce82"/>
          <table:table-cell office:value-type="float" office:value="0" table:formula="of:=SUM([.E127:.H12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1648.txt&quot;; &quot;Sol&quot;)" table:style-name="ce70">
            <text:p>Sol</text:p>
          </table:table-cell>
          <table:table-cell table:number-columns-repeated="16371"/>
        </table:table-row>
        <table:table-row table:style-name="ro1">
          <table:table-cell table:style-name="ce86"/>
          <table:table-cell office:value-type="string" office:string-value="CF101864-GYM-A" table:formula="of:=HYPERLINK(&quot;http://codeforces.com/gym/101864/problem/A&quot;;&quot;CF101864-GYM-A&quot;)" table:style-name="ce87">
            <text:p>CF101864-GYM-A</text:p>
          </table:table-cell>
          <table:table-cell table:style-name="ce232"/>
          <table:table-cell table:number-columns-repeated="5" table:style-name="ce82"/>
          <table:table-cell office:value-type="float" office:value="0" table:formula="of:=SUM([.E128:.H128])"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A.cpp&quot;;&quot;Sol&quot;)" table:style-name="ce70">
            <text:p>Sol</text:p>
          </table:table-cell>
          <table:table-cell table:number-columns-repeated="16371"/>
        </table:table-row>
        <table:table-row table:style-name="ro1">
          <table:table-cell table:style-name="ce86"/>
          <table:table-cell office:value-type="string" office:string-value="CF101864-GYM-L" table:formula="of:=HYPERLINK(&quot;http://codeforces.com/gym/101864/problem/L&quot;;&quot;CF101864-GYM-L&quot;)" table:style-name="ce87">
            <text:p>CF101864-GYM-L</text:p>
          </table:table-cell>
          <table:table-cell table:style-name="ce232"/>
          <table:table-cell table:number-columns-repeated="5" table:style-name="ce82"/>
          <table:table-cell office:value-type="float" office:value="0" table:formula="of:=SUM([.E129:.H129])"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L.cpp&quot;;&quot;Sol&quot;)" table:style-name="ce70">
            <text:p>Sol</text:p>
          </table:table-cell>
          <table:table-cell table:number-columns-repeated="16371"/>
        </table:table-row>
        <table:table-row table:style-name="ro1">
          <table:table-cell table:style-name="ce86"/>
          <table:table-cell office:value-type="string" office:string-value="CF28-D12-C" table:formula="of:=HYPERLINK(&quot;http://codeforces.com/contest/28/problem/C&quot;;&quot;CF28-D12-C&quot;)" table:style-name="ce87">
            <text:p>CF28-D12-C</text:p>
          </table:table-cell>
          <table:table-cell table:style-name="ce232"/>
          <table:table-cell table:number-columns-repeated="5" table:style-name="ce82"/>
          <table:table-cell office:value-type="float" office:value="0" table:formula="of:=SUM([.E130:.H13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232"/>
          <table:table-cell table:style-name="ce75"/>
          <table:table-cell table:style-name="ce232"/>
          <table:table-cell table:number-columns-repeated="5" table:style-name="ce82"/>
          <table:table-cell office:value-type="float" office:value="0" table:formula="of:=SUM([.E131:.H131])" table:style-name="ce55">
            <text:p>0</text:p>
          </table:table-cell>
          <table:table-cell table:style-name="ce55"/>
          <table:table-cell table:style-name="ce234"/>
          <table:table-cell table:style-name="ce11"/>
          <table:table-cell office:value-type="string" office:string-value="Geometry - Point in polygon" table:formula="of:=HYPERLINK(&quot;https://www.youtube.com/watch?v=I5A6OYH1yuM&quot;;&quot;Geometry - Point in polygon&quot;)" table:style-name="ce14">
            <text:p>Geometry - Point in polygon</text:p>
          </table:table-cell>
          <table:table-cell table:number-columns-repeated="16371"/>
        </table:table-row>
        <table:table-row table:style-name="ro1">
          <table:table-cell table:style-name="ce85"/>
          <table:table-cell office:value-type="string" table:style-name="ce85">
            <text:p>UVA 881</text:p>
          </table:table-cell>
          <table:table-cell table:style-name="ce232"/>
          <table:table-cell table:number-columns-repeated="5" table:style-name="ce82"/>
          <table:table-cell office:value-type="float" office:value="0" table:formula="of:=SUM([.E132:.H13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881.txt&quot;;&quot;Sol&quot;)" table:style-name="ce70">
            <text:p>Sol</text:p>
          </table:table-cell>
          <table:table-cell table:number-columns-repeated="16371"/>
        </table:table-row>
        <table:table-row table:style-name="ro1">
          <table:table-cell table:style-name="ce85"/>
          <table:table-cell office:value-type="string" table:style-name="ce85">
            <text:p>UVA 11665</text:p>
          </table:table-cell>
          <table:table-cell table:style-name="ce232"/>
          <table:table-cell table:number-columns-repeated="5" table:style-name="ce82"/>
          <table:table-cell office:value-type="float" office:value="0" table:formula="of:=SUM([.E133:.H133])"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UVA/11665%20-%20Chinese%20Ink.cpp&quot;;&quot;Sol&quot;)" table:style-name="ce70">
            <text:p>Sol</text:p>
          </table:table-cell>
          <table:table-cell table:number-columns-repeated="16371"/>
        </table:table-row>
        <table:table-row table:style-name="ro1">
          <table:table-cell table:style-name="ce85"/>
          <table:table-cell office:value-type="string" table:style-name="ce85">
            <text:p>TIMUS 1599</text:p>
          </table:table-cell>
          <table:table-cell table:style-name="ce232"/>
          <table:table-cell table:number-columns-repeated="5" table:style-name="ce82"/>
          <table:table-cell office:value-type="float" office:value="0" table:formula="of:=SUM([.E134:.H134])"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Timus/1599-Winding-Number.cpp&quot;;&quot;Sol&quot;)" table:style-name="ce70">
            <text:p>Sol</text:p>
          </table:table-cell>
          <table:table-cell table:number-columns-repeated="16371"/>
        </table:table-row>
        <table:table-row table:style-name="ro1">
          <table:table-cell office:value-type="string" table:style-name="ce85">
            <text:p>Polygons</text:p>
          </table:table-cell>
          <table:table-cell office:value-type="string" office:string-value="UVA 137" table:formula="of:=HYPERLINK(&quot;https://uva.onlinejudge.org/index.php?option=onlinejudge&amp;page=show_problem&amp;problem=73&quot;;&quot;UVA 137&quot;)" table:style-name="ce136">
            <text:p>UVA 137</text:p>
          </table:table-cell>
          <table:table-cell table:style-name="ce232"/>
          <table:table-cell table:number-columns-repeated="5" table:style-name="ce82"/>
          <table:table-cell office:value-type="float" office:value="0" table:formula="of:=SUM([.E135:.H135])"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37.txt&quot;;&quot;Sol&quot;)" table:style-name="ce70">
            <text:p>Sol</text:p>
          </table:table-cell>
          <table:table-cell table:number-columns-repeated="16371"/>
        </table:table-row>
        <table:table-row table:style-name="ro1">
          <table:table-cell table:style-name="ce233"/>
          <table:table-cell table:style-name="ce233"/>
          <table:table-cell table:style-name="ce232"/>
          <table:table-cell table:number-columns-repeated="5" table:style-name="ce82"/>
          <table:table-cell office:value-type="float" office:value="0" table:formula="of:=SUM([.E136:.H136])" table:style-name="ce55">
            <text:p>0</text:p>
          </table:table-cell>
          <table:table-cell table:style-name="ce55"/>
          <table:table-cell table:style-name="ce234"/>
          <table:table-cell table:style-name="ce11"/>
          <table:table-cell office:value-type="string" office:string-value="Graph Theory - Maximum Flow (2 vid)" table:formula="of:=HYPERLINK(&quot;https://www.youtube.com/watch?v=QuOiEwefssM&amp;t=2s&amp;list=PLPt2dINI2MIb4OXlJ_EEwIDV9WVUpRQ5K&amp;index=16&quot;;&quot;Graph Theory - Maximum Flow (2 vid)&quot;)" table:style-name="ce14">
            <text:p>Graph Theory - Maximum Flow (2 vid)</text:p>
          </table:table-cell>
          <table:table-cell table:number-columns-repeated="16371"/>
        </table:table-row>
        <table:table-row table:style-name="ro1">
          <table:table-cell office:value-type="string" table:style-name="ce85">
            <text:p>Potholers</text:p>
          </table:table-cell>
          <table:table-cell office:value-type="string" office:string-value="SPOJ POTHOLE" table:formula="of:=HYPERLINK(&quot;http://www.spoj.com/problems/POTHOLE/&quot;;&quot;SPOJ POTHOLE&quot;)" table:style-name="ce116">
            <text:p>SPOJ POTHOLE</text:p>
          </table:table-cell>
          <table:table-cell table:style-name="ce232"/>
          <table:table-cell table:number-columns-repeated="5" table:style-name="ce82"/>
          <table:table-cell office:value-type="float" office:value="0" table:formula="of:=SUM([.E137:.H137])"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682cdb2f527d2ab262a9f616687b53a158b281a4/Spoj/SPOJ%20POTHOLE.Cpp&quot;;&quot;Sol&quot;)" table:style-name="ce70">
            <text:p>Sol</text:p>
          </table:table-cell>
          <table:table-cell table:number-columns-repeated="16371"/>
        </table:table-row>
        <table:table-row table:style-name="ro1">
          <table:table-cell office:value-type="string" table:style-name="ce85">
            <text:p>Power Transmission</text:p>
          </table:table-cell>
          <table:table-cell office:value-type="string" office:string-value="UVA 10330" table:formula="of:=HYPERLINK(&quot;https://uva.onlinejudge.org/index.php?option=onlinejudge&amp;page=show_problem&amp;problem=1271&quot;;&quot;UVA 10330&quot;)" table:style-name="ce116">
            <text:p>UVA 10330</text:p>
          </table:table-cell>
          <table:table-cell table:style-name="ce232"/>
          <table:table-cell table:number-columns-repeated="5" table:style-name="ce82"/>
          <table:table-cell office:value-type="float" office:value="0" table:formula="of:=SUM([.E138:.H138])"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330.cpp&quot;;&quot;Sol&quot;)" table:style-name="ce70">
            <text:p>Sol</text:p>
          </table:table-cell>
          <table:table-cell table:number-columns-repeated="16371"/>
        </table:table-row>
        <table:table-row table:style-name="ro1">
          <table:table-cell office:value-type="string" table:style-name="ce85">
            <text:p>Gopher II</text:p>
          </table:table-cell>
          <table:table-cell office:value-type="string" office:string-value="UVA 10080" table:formula="of:=HYPERLINK(&quot;https://uva.onlinejudge.org/index.php?option=com_onlinejudge&amp;Itemid=8&amp;page=show_problem&amp;problem=1021&quot;;&quot;UVA 10080&quot;)" table:style-name="ce116">
            <text:p>UVA 10080</text:p>
          </table:table-cell>
          <table:table-cell table:style-name="ce232"/>
          <table:table-cell table:number-columns-repeated="5" table:style-name="ce82"/>
          <table:table-cell office:value-type="float" office:value="0" table:formula="of:=SUM([.E139:.H139])"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080.cpp&quot;;&quot;Sol&quot;)" table:style-name="ce70">
            <text:p>Sol</text:p>
          </table:table-cell>
          <table:table-cell table:number-columns-repeated="16371"/>
        </table:table-row>
        <table:table-row table:style-name="ro1">
          <table:table-cell office:value-type="string" table:style-name="ce85">
            <text:p>Software Allocation</text:p>
          </table:table-cell>
          <table:table-cell office:value-type="string" office:string-value="UVA 259" table:formula="of:=HYPERLINK(&quot;https://uva.onlinejudge.org/index.php?option=com_onlinejudge&amp;Itemid=8&amp;page=show_problem&amp;problem=195&quot;;&quot;UVA 259&quot;)" table:style-name="ce116">
            <text:p>UVA 259</text:p>
          </table:table-cell>
          <table:table-cell table:style-name="ce232"/>
          <table:table-cell table:number-columns-repeated="5" table:style-name="ce82"/>
          <table:table-cell office:value-type="float" office:value="0" table:formula="of:=SUM([.E140:.H1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259.txt&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1:.H141])"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table:style-name="ce85"/>
          <table:table-cell office:value-type="string" table:style-name="ce85">
            <text:p>UVA 12168</text:p>
          </table:table-cell>
          <table:table-cell table:style-name="ce232"/>
          <table:table-cell table:number-columns-repeated="5" table:style-name="ce82"/>
          <table:table-cell office:value-type="float" office:value="0" table:formula="of:=SUM([.E142:.H142])"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121/UVA%2012168.Cpp&quot;;&quot;Sol&quot;)" table:style-name="ce70">
            <text:p>Sol</text:p>
          </table:table-cell>
          <table:table-cell table:number-columns-repeated="16371"/>
        </table:table-row>
        <table:table-row table:style-name="ro1">
          <table:table-cell office:value-type="string" table:style-name="ce85">
            <text:p>A Plug for UNIX</text:p>
          </table:table-cell>
          <table:table-cell office:value-type="string" office:string-value="UVA 753" table:formula="of:=HYPERLINK(&quot;https://uva.onlinejudge.org/index.php?option=onlinejudge&amp;page=show_problem&amp;problem=694&quot;;&quot;UVA 753&quot;)" table:style-name="ce116">
            <text:p>UVA 753</text:p>
          </table:table-cell>
          <table:table-cell table:style-name="ce232"/>
          <table:table-cell table:number-columns-repeated="5" table:style-name="ce82"/>
          <table:table-cell office:value-type="float" office:value="0" table:formula="of:=SUM([.E143:.H143])"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7/UVA%20753.Cpp&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4:.H144])"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office:value-type="string" table:style-name="ce85">
            <text:p>Intergalactic Map</text:p>
          </table:table-cell>
          <table:table-cell office:value-type="string" office:string-value="SPOJ IM" table:formula="of:=HYPERLINK(&quot;http://www.spoj.com/problems/IM&quot;;&quot;SPOJ IM&quot;)" table:style-name="ce116">
            <text:p>SPOJ IM</text:p>
          </table:table-cell>
          <table:table-cell table:style-name="ce232"/>
          <table:table-cell table:number-columns-repeated="5" table:style-name="ce82"/>
          <table:table-cell office:value-type="float" office:value="0" table:formula="of:=SUM([.E145:.H145])"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IM.txt&quot;;&quot;Sol&quot;)" table:style-name="ce70">
            <text:p>Sol</text:p>
          </table:table-cell>
          <table:table-cell table:number-columns-repeated="16371"/>
        </table:table-row>
        <table:table-row table:style-name="ro1">
          <table:table-cell table:style-name="ce85"/>
          <table:table-cell office:value-type="string" office:string-value="UVA 11159" table:formula="of:=HYPERLINK(&quot;https://uva.onlinejudge.org/index.php?option=com_onlinejudge&amp;Itemid=8&amp;page=show_problem&amp;problem=2100&quot;;&quot;UVA 11159&quot;)" table:style-name="ce116">
            <text:p>UVA 11159</text:p>
          </table:table-cell>
          <table:table-cell table:style-name="ce232"/>
          <table:table-cell table:number-columns-repeated="5" table:style-name="ce82"/>
          <table:table-cell office:value-type="float" office:value="0" table:formula="of:=SUM([.E146:.H146])"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11159.txt&quot;;&quot;Sol&quot;)" table:style-name="ce70">
            <text:p>Sol</text:p>
          </table:table-cell>
          <table:table-cell table:number-columns-repeated="16371"/>
        </table:table-row>
        <table:table-row table:style-name="ro1">
          <table:table-cell table:style-name="ce85"/>
          <table:table-cell office:value-type="string" table:style-name="ce85">
            <text:p>UVA 1194</text:p>
          </table:table-cell>
          <table:table-cell table:style-name="ce232"/>
          <table:table-cell table:number-columns-repeated="5" table:style-name="ce82"/>
          <table:table-cell office:value-type="float" office:value="0" table:formula="of:=SUM([.E147:.H147])"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194.cpp&quot;;&quot;Sol&quot;)" table:style-name="ce70">
            <text:p>Sol</text:p>
          </table:table-cell>
          <table:table-cell table:number-columns-repeated="16371"/>
        </table:table-row>
        <table:table-row table:style-name="ro1">
          <table:table-cell office:value-type="string" table:style-name="ce86">
            <text:p>Fence Obstacle Course</text:p>
          </table:table-cell>
          <table:table-cell office:value-type="string" office:string-value="PKU 2374" table:formula="of:=HYPERLINK(&quot;http://poj.org/problem?id=2374&quot;;&quot;PKU 2374&quot;)" table:style-name="ce118">
            <text:p>PKU 2374</text:p>
          </table:table-cell>
          <table:table-cell table:style-name="ce232"/>
          <table:table-cell table:number-columns-repeated="5" table:style-name="ce82"/>
          <table:table-cell office:value-type="float" office:value="0" table:formula="of:=SUM([.E148:.H148])"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PKU/PKU_2374.txt&quot;;&quot;Sol&quot;)" table:style-name="ce70">
            <text:p>Sol</text:p>
          </table:table-cell>
          <table:table-cell table:number-columns-repeated="16371"/>
        </table:table-row>
        <table:table-row table:style-name="ro1">
          <table:table-cell office:value-type="string" table:style-name="ce86">
            <text:p>River Crossing</text:p>
          </table:table-cell>
          <table:table-cell office:value-type="string" table:style-name="ce86">
            <text:p>UVA 10514</text:p>
          </table:table-cell>
          <table:table-cell table:style-name="ce232"/>
          <table:table-cell table:number-columns-repeated="5" table:style-name="ce82"/>
          <table:table-cell office:value-type="float" office:value="0" table:formula="of:=SUM([.E149:.H149])"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0514.txt&quot;;&quot;Sol&quot;)" table:style-name="ce70">
            <text:p>Sol</text:p>
          </table:table-cell>
          <table:table-cell table:number-columns-repeated="16371"/>
        </table:table-row>
        <table:table-row table:style-name="ro1">
          <table:table-cell table:style-name="ce86"/>
          <table:table-cell office:value-type="string" table:style-name="ce86">
            <text:p>SRM368-D1-500</text:p>
          </table:table-cell>
          <table:table-cell table:style-name="ce232"/>
          <table:table-cell table:number-columns-repeated="5" table:style-name="ce82"/>
          <table:table-cell office:value-type="float" office:value="0" table:formula="of:=SUM([.E150:.H150])"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68%20Jumping%20Board.cpp&quot;;&quot;Sol&quot;)" table:style-name="ce70">
            <text:p>Sol</text:p>
          </table:table-cell>
          <table:table-cell table:number-columns-repeated="16371"/>
        </table:table-row>
        <table:table-row table:style-name="ro1">
          <table:table-cell table:style-name="ce86"/>
          <table:table-cell office:value-type="string" table:style-name="ce86">
            <text:p>SRM373-D2-1000</text:p>
          </table:table-cell>
          <table:table-cell table:style-name="ce232"/>
          <table:table-cell table:number-columns-repeated="5" table:style-name="ce82"/>
          <table:table-cell office:value-type="float" office:value="0" table:formula="of:=SUM([.E151:.H151])"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73%20RectangleCrossings.cpp&quot;;&quot;Sol&quot;)" table:style-name="ce70">
            <text:p>Sol</text:p>
          </table:table-cell>
          <table:table-cell table:number-columns-repeated="16371"/>
        </table:table-row>
        <table:table-row table:style-name="ro1">
          <table:table-cell table:style-name="ce86"/>
          <table:table-cell office:value-type="string" table:style-name="ce86">
            <text:p>ZOJ 2587</text:p>
          </table:table-cell>
          <table:table-cell table:style-name="ce232"/>
          <table:table-cell table:number-columns-repeated="5" table:style-name="ce82"/>
          <table:table-cell office:value-type="float" office:value="0" table:formula="of:=SUM([.E152:.H152])" table:style-name="ce55">
            <text:p>0</text:p>
          </table:table-cell>
          <table:table-cell table:style-name="ce11"/>
          <table:table-cell table:style-name="ce235"/>
          <table:table-cell table:style-name="ce11"/>
          <table:table-cell office:value-type="string" office:string-value="Sol" table:formula="of:=HYPERLINK(&quot;https://github.com/WaleedAbdelhakim/Competitive-Programming/blob/master/ZOJ/2587.cpp&quot;;&quot;Sol&quot;)" table:style-name="ce96">
            <text:p>Sol</text:p>
          </table:table-cell>
          <table:table-cell table:number-columns-repeated="16371"/>
        </table:table-row>
        <table:table-row table:style-name="ro1">
          <table:table-cell table:style-name="ce86"/>
          <table:table-cell office:value-type="string" table:style-name="ce86">
            <text:p>UVA 10180</text:p>
          </table:table-cell>
          <table:table-cell table:style-name="ce232"/>
          <table:table-cell table:number-columns-repeated="5" table:style-name="ce82"/>
          <table:table-cell office:value-type="float" office:value="0" table:formula="of:=SUM([.E153:.H153])" table:style-name="ce55">
            <text:p>0</text:p>
          </table:table-cell>
          <table:table-cell table:style-name="ce11"/>
          <table:table-cell table:style-name="ce235"/>
          <table:table-cell table:style-name="ce11"/>
          <table:table-cell office:value-type="string" office:string-value="Sol" table:formula="of:=HYPERLINK(&quot;https://github.com/OmarHashim/Competitive-Programming/blob/master/UVA/10180.cpp&quot;;&quot;Sol&quot;)" table:style-name="ce70">
            <text:p>Sol</text:p>
          </table:table-cell>
          <table:table-cell table:number-columns-repeated="16371"/>
        </table:table-row>
        <table:table-row table:style-name="ro1">
          <table:table-cell table:style-name="ce86"/>
          <table:table-cell office:value-type="string" table:style-name="ce86">
            <text:p>UVA 1184</text:p>
          </table:table-cell>
          <table:table-cell table:style-name="ce232"/>
          <table:table-cell table:number-columns-repeated="5" table:style-name="ce82"/>
          <table:table-cell office:value-type="float" office:value="0" table:formula="of:=SUM([.E154:.H154])" table:style-name="ce55">
            <text:p>0</text:p>
          </table:table-cell>
          <table:table-cell table:style-name="ce11"/>
          <table:table-cell table:style-name="ce235"/>
          <table:table-cell table:style-name="ce11"/>
          <table:table-cell office:value-type="string" office:string-value="Sol" table:formula="of:=HYPERLINK(&quot;https://github.com/AhmedRamadanAbdElghany/CompetitiveProgramming/blob/master/UVA/1184.cpp&quot;;&quot;Sol&quot;)" table:style-name="ce96">
            <text:p>Sol</text:p>
          </table:table-cell>
          <table:table-cell table:number-columns-repeated="16371"/>
        </table:table-row>
        <table:table-row table:style-name="ro1">
          <table:table-cell table:style-name="ce86"/>
          <table:table-cell office:value-type="string" table:style-name="ce86">
            <text:p>UVA 670</text:p>
          </table:table-cell>
          <table:table-cell table:style-name="ce232"/>
          <table:table-cell table:number-columns-repeated="5" table:style-name="ce82"/>
          <table:table-cell office:value-type="float" office:value="0" table:formula="of:=SUM([.E155:.H155])" table:style-name="ce55">
            <text:p>0</text:p>
          </table:table-cell>
          <table:table-cell table:style-name="ce11"/>
          <table:table-cell table:style-name="ce235"/>
          <table:table-cell table:style-name="ce11"/>
          <table:table-cell office:value-type="string" office:string-value="Sol" table:formula="of:=HYPERLINK(&quot;https://github.com/tanmoy13/CompetitveProgramming/blob/master/Online-Judge-Solutions/UVA/670%20-%20The%20dog%20task.cpp&quot;;&quot;Sol&quot;)" table:style-name="ce96">
            <text:p>Sol</text:p>
          </table:table-cell>
          <table:table-cell table:number-columns-repeated="16371"/>
        </table:table-row>
        <table:table-row table:style-name="ro1">
          <table:table-cell table:style-name="ce86"/>
          <table:table-cell office:value-type="string" table:style-name="ce86">
            <text:p>SRM558-D1-250</text:p>
          </table:table-cell>
          <table:table-cell table:style-name="ce232"/>
          <table:table-cell table:number-columns-repeated="5" table:style-name="ce82"/>
          <table:table-cell office:value-type="float" office:value="0" table:formula="of:=SUM([.E156:.H156])"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0-D2-1000</text:p>
          </table:table-cell>
          <table:table-cell table:style-name="ce232"/>
          <table:table-cell table:number-columns-repeated="5" table:style-name="ce82"/>
          <table:table-cell office:value-type="float" office:value="0" table:formula="of:=SUM([.E157:.H15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TIMUS 1156</text:p>
          </table:table-cell>
          <table:table-cell table:style-name="ce232"/>
          <table:table-cell table:number-columns-repeated="5" table:style-name="ce82"/>
          <table:table-cell office:value-type="float" office:value="0" table:formula="of:=SUM([.E158:.H158])" table:style-name="ce55">
            <text:p>0</text:p>
          </table:table-cell>
          <table:table-cell table:style-name="ce11"/>
          <table:table-cell table:style-name="ce235"/>
          <table:table-cell table:number-columns-repeated="2" table:style-name="ce11"/>
          <table:table-cell table:number-columns-repeated="16371"/>
        </table:table-row>
        <table:table-row table:number-rows-repeated="1048418" table:style-name="ro5">
          <table:table-cell table:number-columns-repeated="16384"/>
        </table:table-row>
      </table:table>
      <table:table table:name="D3"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56]; &quot;AC&quot;)" table:style-name="ce56">
            <text:p>0</text:p>
          </table:table-cell>
          <table:table-cell office:value-type="float" office:value="0" table:formula="of:=ROUND(SUMPRODUCT([.D3:.D10556];INT(eq([.C3:.C10556]; &quot;AC&quot;)))/MAX(1; [.C2]);1)" table:style-name="ce56">
            <text:p>#NAME?</text:p>
          </table:table-cell>
          <table:table-cell office:value-type="float" office:value="0" table:formula="of:=ROUND(SUMPRODUCT([.E3:.E10578];INT(eq([.C3:.C10578]; &quot;AC&quot;)))/MAX(1; [.C2]);0)" table:style-name="ce56">
            <text:p>#NAME?</text:p>
          </table:table-cell>
          <table:table-cell office:value-type="float" office:value="0" table:formula="of:=ROUND(SUMPRODUCT([.F3:.F10581];INT(eq([.C3:.C10581]; &quot;AC&quot;)))/MAX(1; [.C2]);0)" table:style-name="ce56">
            <text:p>#NAME?</text:p>
          </table:table-cell>
          <table:table-cell office:value-type="float" office:value="0" table:formula="of:=ROUND(SUMPRODUCT([.G3:.G10581];INT(eq([.C3:.C10581]; &quot;AC&quot;)))/MAX(1; [.C2]);0)" table:style-name="ce56">
            <text:p>#NAME?</text:p>
          </table:table-cell>
          <table:table-cell office:value-type="float" office:value="0" table:formula="of:=ROUND(SUMPRODUCT([.H3:.H10581];INT(eq([.C3:.C10581]; &quot;AC&quot;)))/MAX(1; [.C2]);0)" table:style-name="ce56">
            <text:p>#NAME?</text:p>
          </table:table-cell>
          <table:table-cell office:value-type="float" office:value="0" table:formula="of:=ROUND(SUMPRODUCT([.I3:.I10553];INT(eq([.C3:.C10553]; &quot;AC&quot;)))/MAX(1; [.C2]);0)" table:style-name="ce56">
            <text:p>#NAME?</text:p>
          </table:table-cell>
          <table:table-cell office:value-type="float" office:value="0" table:formula="of:=ROUND(SUMPRODUCT([.J3:.J10551];INT(eq([.C3:.C10551]; &quot;AC&quot;)))/MAX(1; [.C2]);1)" table:style-name="ce56">
            <text:p>#NAME?</text:p>
          </table:table-cell>
          <table:table-cell office:value-type="float" office:value="0" table:formula="of:=SUMPRODUCT(eq([.K3:.K10556]; &quot;YES&quot;);INT(eq([.C3:.C10581]; &quot;AC&quot;)))" table:style-name="ce56">
            <text:p>#NAME?</text:p>
          </table:table-cell>
          <table:table-cell office:value-type="float" office:value="0" table:formula="of:=IFERROR(COM.MICROSOFT.SINGLE(__xludf.dummyfunction(&quot;COUNTA(FILTER(C3:C10048, NOT(REGEXMATCH(C3:C10048, &quot;&quot;AC&quot;&quot;))))&quot;));0)" table:style-name="ce57">
            <text:p>0</text:p>
          </table:table-cell>
          <table:table-cell office:value-type="float" office:value="0" table:formula="of:=IFERROR(COM.MICROSOFT.SINGLE(__xludf.dummyfunction(&quot;COUNTA(FILTER(C3:C10042, NOT(REGEXMATCH(C3:C10042, &quot;&quot;AC&quot;&quot;))))&quot;));0)" table:style-name="ce58">
            <text:p>0</text:p>
          </table:table-cell>
          <table:table-cell table:number-columns-repeated="16371"/>
        </table:table-row>
        <table:table-row table:style-name="ro1">
          <table:table-cell table:number-columns-repeated="2" table:style-name="ce1"/>
          <table:table-cell table:style-name="ce236"/>
          <table:table-cell table:number-columns-repeated="5" table:style-name="ce82"/>
          <table:table-cell office:value-type="float" office:value="0" table:formula="of:=SUM([.E3:.H3])" table:style-name="ce55">
            <text:p>0</text:p>
          </table:table-cell>
          <table:table-cell table:style-name="ce55"/>
          <table:table-cell table:style-name="ce237"/>
          <table:table-cell table:style-name="ce82"/>
          <table:table-cell office:value-type="string" office:string-value="Graph Theory - SCC (2 vid)" table:formula="of:=HYPERLINK(&quot;https://www.youtube.com/watch?v=xVMe4JSEQo0&amp;index=14&amp;list=PLPt2dINI2MIb4OXlJ_EEwIDV9WVUpRQ5K&quot;;&quot;Graph Theory - SCC (2 vid)&quot;)" table:style-name="ce14">
            <text:p>Graph Theory - SCC (2 vid)</text:p>
          </table:table-cell>
          <table:table-cell table:number-columns-repeated="16371"/>
        </table:table-row>
        <table:table-row table:style-name="ro1">
          <table:table-cell office:value-type="string" table:style-name="ce85">
            <text:p>The Bottom of a Graph</text:p>
          </table:table-cell>
          <table:table-cell office:value-type="string" office:string-value="SPOJ BOTTOM" table:formula="of:=HYPERLINK(&quot;http://www.spoj.com/problems/BOTTOM/&quot;;&quot;SPOJ BOTTOM&quot;)" table:style-name="ce136">
            <text:p>SPOJ BOTTOM</text:p>
          </table:table-cell>
          <table:table-cell table:style-name="ce236"/>
          <table:table-cell table:number-columns-repeated="5" table:style-name="ce82"/>
          <table:table-cell office:value-type="float" office:value="0" table:formula="of:=SUM([.E4:.H4])"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Spoj/SPOJ%20BOTTOM.Cpp&quot;;&quot;Sol&quot;)" table:style-name="ce50">
            <text:p>Sol</text:p>
          </table:table-cell>
          <table:table-cell table:number-columns-repeated="16371"/>
        </table:table-row>
        <table:table-row table:style-name="ro1">
          <table:table-cell office:value-type="string" table:style-name="ce85">
            <text:p>Test</text:p>
          </table:table-cell>
          <table:table-cell office:value-type="string" office:string-value="UVA 10731" table:formula="of:=HYPERLINK(&quot;https://uva.onlinejudge.org/index.php?option=onlinejudge&amp;page=show_problem&amp;problem=1672&quot;;&quot;UVA 10731&quot;)" table:style-name="ce112">
            <text:p>UVA 10731</text:p>
          </table:table-cell>
          <table:table-cell table:style-name="ce236"/>
          <table:table-cell table:number-columns-repeated="5" table:style-name="ce82"/>
          <table:table-cell office:value-type="float" office:value="0" table:formula="of:=SUM([.E5:.H5])" table:style-name="ce55">
            <text:p>0</text:p>
          </table:table-cell>
          <table:table-cell table:style-name="ce11"/>
          <table:table-cell table:style-name="ce238"/>
          <table:table-cell table:style-name="ce11"/>
          <table:table-cell office:value-type="string" office:string-value="Sol" table:formula="of:=HYPERLINK(&quot;https://github.com/goar5670/CompetitiveProgramming/blob/master/UVA%2010731.cpp&quot;;&quot;Sol&quot;)" table:style-name="ce50">
            <text:p>Sol</text:p>
          </table:table-cell>
          <table:table-cell table:number-columns-repeated="16371"/>
        </table:table-row>
        <table:table-row table:style-name="ro1">
          <table:table-cell table:style-name="ce85"/>
          <table:table-cell office:value-type="string" table:style-name="ce85">
            <text:p>SRM312-D1-500</text:p>
          </table:table-cell>
          <table:table-cell table:style-name="ce236"/>
          <table:table-cell table:number-columns-repeated="5" table:style-name="ce82"/>
          <table:table-cell office:value-type="float" office:value="0" table:formula="of:=SUM([.E6:.H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5"/>
          <table:table-cell office:value-type="string" office:string-value="CF467-D2-D" table:formula="of:=HYPERLINK(&quot;http://codeforces.com/contest/467/problem/D&quot;;&quot;CF467-D2-D&quot;)" table:style-name="ce19">
            <text:p>CF467-D2-D</text:p>
          </table:table-cell>
          <table:table-cell table:style-name="ce236"/>
          <table:table-cell table:number-columns-repeated="5" table:style-name="ce82"/>
          <table:table-cell office:value-type="float" office:value="0" table:formula="of:=SUM([.E7:.H7])"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Theseus and labyrinth</text:p>
          </table:table-cell>
          <table:table-cell office:value-type="string" office:string-value="CF676-D2-D" table:formula="of:=HYPERLINK(&quot;http://codeforces.com/contest/676/problem/D&quot;;&quot;CF676-D2-D&quot;)" table:style-name="ce87">
            <text:p>CF676-D2-D</text:p>
          </table:table-cell>
          <table:table-cell table:style-name="ce236"/>
          <table:table-cell table:number-columns-repeated="5" table:style-name="ce82"/>
          <table:table-cell office:value-type="float" office:value="0" table:formula="of:=SUM([.E8:.H8])"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Cunning Gena</text:p>
          </table:table-cell>
          <table:table-cell office:value-type="string" office:string-value="CF418-D1-B" table:formula="of:=HYPERLINK(&quot;http://codeforces.com/contest/418/problem/B&quot;;&quot;CF418-D1-B&quot;)" table:style-name="ce147">
            <text:p>CF418-D1-B</text:p>
          </table:table-cell>
          <table:table-cell table:style-name="ce236"/>
          <table:table-cell table:number-columns-repeated="5" table:style-name="ce82"/>
          <table:table-cell office:value-type="float" office:value="0" table:formula="of:=SUM([.E9:.H9])"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Sabotage</text:p>
          </table:table-cell>
          <table:table-cell office:value-type="string" office:string-value="UVA 10480" table:formula="of:=HYPERLINK(&quot;https://uva.onlinejudge.org/index.php?option=onlinejudge&amp;page=show_problem&amp;problem=1421&quot;;&quot;UVA 10480&quot;)" table:style-name="ce147">
            <text:p>UVA 10480</text:p>
          </table:table-cell>
          <table:table-cell table:style-name="ce236"/>
          <table:table-cell table:number-columns-repeated="5" table:style-name="ce82"/>
          <table:table-cell office:value-type="float" office:value="0" table:formula="of:=SUM([.E10:.H10])" table:style-name="ce55">
            <text:p>0</text:p>
          </table:table-cell>
          <table:table-cell table:style-name="ce55"/>
          <table:table-cell table:style-name="ce237"/>
          <table:table-cell table:style-name="ce11"/>
          <table:table-cell office:value-type="string" office:string-value="Sol" table:formula="of:=HYPERLINK(&quot;https://github.com/abdullaAshraf/Problem-Solving/blob/master/UVA/10480.cpp&quot;;&quot;Sol&quot;)" table:style-name="ce50">
            <text:p>Sol</text:p>
          </table:table-cell>
          <table:table-cell table:number-columns-repeated="16371"/>
        </table:table-row>
        <table:table-row table:style-name="ro1">
          <table:table-cell table:style-name="ce86"/>
          <table:table-cell office:value-type="string" table:style-name="ce86">
            <text:p>SRM352-D2-1000</text:p>
          </table:table-cell>
          <table:table-cell table:style-name="ce236"/>
          <table:table-cell table:number-columns-repeated="5" table:style-name="ce82"/>
          <table:table-cell office:value-type="float" office:value="0" table:formula="of:=SUM([.E11:.H11])"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Garland</text:p>
          </table:table-cell>
          <table:table-cell office:value-type="string" office:string-value="UVA 1555" table:formula="of:=HYPERLINK(&quot;https://uva.onlinejudge.org/index.php?option=onlinejudge&amp;page=show_problem&amp;problem=4330&quot;;&quot;UVA 1555&quot;)" table:style-name="ce118">
            <text:p>UVA 1555</text:p>
          </table:table-cell>
          <table:table-cell table:style-name="ce236"/>
          <table:table-cell table:number-columns-repeated="5" table:style-name="ce82"/>
          <table:table-cell office:value-type="float" office:value="0" table:formula="of:=SUM([.E12:.H12])" table:style-name="ce55">
            <text:p>0</text:p>
          </table:table-cell>
          <table:table-cell table:style-name="ce11"/>
          <table:table-cell table:style-name="ce238"/>
          <table:table-cell table:style-name="ce11"/>
          <table:table-cell office:value-type="string" office:string-value="Sol" table:formula="of:=HYPERLINK(&quot;https://github.com/achrafmam2/CompetitiveProgramming/blob/master/UVA/1555.cc&quot;;&quot;Sol&quot;)" table:style-name="ce50">
            <text:p>Sol</text:p>
          </table:table-cell>
          <table:table-cell table:number-columns-repeated="16371"/>
        </table:table-row>
        <table:table-row table:style-name="ro1">
          <table:table-cell table:style-name="ce86"/>
          <table:table-cell office:value-type="string" office:string-value="CF101589-GYM-F" table:formula="of:=HYPERLINK(&quot;http://codeforces.com/gym/101589/problem/F&quot;;&quot;CF101589-GYM-F&quot;)" table:style-name="ce87">
            <text:p>CF101589-GYM-F</text:p>
          </table:table-cell>
          <table:table-cell table:style-name="ce236"/>
          <table:table-cell table:number-columns-repeated="5" table:style-name="ce82"/>
          <table:table-cell office:value-type="float" office:value="0" table:formula="of:=SUM([.E13:.H13])" table:style-name="ce55">
            <text:p>0</text:p>
          </table:table-cell>
          <table:table-cell table:style-name="ce11"/>
          <table:table-cell table:style-name="ce238"/>
          <table:table-cell table:style-name="ce11"/>
          <table:table-cell office:value-type="string" office:string-value="Sol" table:formula="of:=HYPERLINK(&quot;https://github.com/SpeedOfMagic/CompetitiveProgramming/blob/master/CodeforcesGym/CF101589-GYM-F.cpp&quot;;&quot;Sol&quot;)" table:style-name="ce50">
            <text:p>Sol</text:p>
          </table:table-cell>
          <table:table-cell table:number-columns-repeated="16371"/>
        </table:table-row>
        <table:table-row table:style-name="ro1">
          <table:table-cell table:style-name="ce86"/>
          <table:table-cell office:value-type="string" office:string-value="CF1016-D12-D" table:formula="of:=HYPERLINK(&quot;http://codeforces.com/problemset/problem/1016/D&quot;;&quot;CF1016-D12-D&quot;)" table:style-name="ce87">
            <text:p>CF1016-D12-D</text:p>
          </table:table-cell>
          <table:table-cell table:style-name="ce236"/>
          <table:table-cell table:number-columns-repeated="5" table:style-name="ce82"/>
          <table:table-cell office:value-type="float" office:value="0" table:formula="of:=SUM([.E14:.H14])"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26-D12-D" table:formula="of:=HYPERLINK(&quot;http://codeforces.com/contest/26/problem/D&quot;;&quot;CF26-D12-D&quot;)" table:style-name="ce87">
            <text:p>CF26-D12-D</text:p>
          </table:table-cell>
          <table:table-cell table:style-name="ce236"/>
          <table:table-cell table:number-columns-repeated="5" table:style-name="ce82"/>
          <table:table-cell office:value-type="float" office:value="0" table:formula="of:=SUM([.E15:.H15])" table:style-name="ce55">
            <text:p>0</text:p>
          </table:table-cell>
          <table:table-cell table:style-name="ce11"/>
          <table:table-cell table:style-name="ce238"/>
          <table:table-cell table:style-name="ce11"/>
          <table:table-cell office:value-type="string" office:string-value="Sol - must read" table:formula="of:=HYPERLINK(&quot;https://github.com/mostafa-saad/MyCompetitiveProgramming/blob/master/Codeforces/CF26-D12-D.txt&quot;;&quot;Sol - must read&quot;)" table:style-name="ce50">
            <text:p>Sol - must read</text:p>
          </table:table-cell>
          <table:table-cell table:number-columns-repeated="16371"/>
        </table:table-row>
        <table:table-row table:style-name="ro1">
          <table:table-cell table:style-name="ce86"/>
          <table:table-cell office:value-type="string" office:string-value="CF1012-D1-B" table:formula="of:=HYPERLINK(&quot;http://codeforces.com/contest/1012/problem/B&quot;;&quot;CF1012-D1-B&quot;)" table:style-name="ce87">
            <text:p>CF1012-D1-B</text:p>
          </table:table-cell>
          <table:table-cell table:style-name="ce236"/>
          <table:table-cell table:number-columns-repeated="5" table:style-name="ce82"/>
          <table:table-cell office:value-type="float" office:value="0" table:formula="of:=SUM([.E16:.H1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1010-D1-C" table:formula="of:=HYPERLINK(&quot;http://codeforces.com/contest/1010/problem/C&quot;;&quot;CF1010-D1-C&quot;)" table:style-name="ce87">
            <text:p>CF1010-D1-C</text:p>
          </table:table-cell>
          <table:table-cell table:style-name="ce236"/>
          <table:table-cell table:number-columns-repeated="5" table:style-name="ce82"/>
          <table:table-cell office:value-type="float" office:value="0" table:formula="of:=SUM([.E17:.H17])"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633-D12-D" table:formula="of:=HYPERLINK(&quot;http://codeforces.com/contest/633/problem/D&quot;;&quot;CF633-D12-D&quot;)" table:style-name="ce87">
            <text:p>CF633-D12-D</text:p>
          </table:table-cell>
          <table:table-cell table:style-name="ce236"/>
          <table:table-cell table:number-columns-repeated="5" table:style-name="ce82"/>
          <table:table-cell office:value-type="float" office:value="0" table:formula="of:=SUM([.E18:.H18])"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HACKR house-location" table:formula="of:=HYPERLINK(&quot;https://www.hackerrank.com/challenges/house-location&quot;;&quot;HACKR house-location&quot;)" table:style-name="ce87">
            <text:p>HACKR house-location</text:p>
          </table:table-cell>
          <table:table-cell table:style-name="ce236"/>
          <table:table-cell table:number-columns-repeated="5" table:style-name="ce82"/>
          <table:table-cell office:value-type="float" office:value="0" table:formula="of:=SUM([.E19:.H19])" table:style-name="ce55">
            <text:p>0</text:p>
          </table:table-cell>
          <table:table-cell table:style-name="ce11"/>
          <table:table-cell table:style-name="ce238"/>
          <table:table-cell table:style-name="ce11"/>
          <table:table-cell office:value-type="string" office:string-value="Sol" table:formula="of:=HYPERLINK(&quot;https://github.com/arvindr9/CompetitiveProgramming/blob/master/Hackerrank/HACKR%20house-location.cpp&quot;;&quot;Sol&quot;)" table:style-name="ce50">
            <text:p>Sol</text:p>
          </table:table-cell>
          <table:table-cell table:number-columns-repeated="16371"/>
        </table:table-row>
        <table:table-row table:style-name="ro1">
          <table:table-cell table:style-name="ce86"/>
          <table:table-cell office:value-type="string" office:string-value="CF621-D2-D" table:formula="of:=HYPERLINK(&quot;http://codeforces.com/contest/621/problem/D&quot;;&quot;CF621-D2-D&quot;)" table:style-name="ce87">
            <text:p>CF621-D2-D</text:p>
          </table:table-cell>
          <table:table-cell table:style-name="ce236"/>
          <table:table-cell table:number-columns-repeated="5" table:style-name="ce82"/>
          <table:table-cell office:value-type="float" office:value="0" table:formula="of:=SUM([.E20:.H20])" table:style-name="ce55">
            <text:p>0</text:p>
          </table:table-cell>
          <table:table-cell table:style-name="ce11"/>
          <table:table-cell table:style-name="ce238"/>
          <table:table-cell table:style-name="ce11"/>
          <table:table-cell office:value-type="string" office:string-value="Sol" table:formula="of:=HYPERLINK(&quot;https://github.com/MedoN11/CompetitiveProgramming/blob/master/CodeForces/CF621-D2-D-Complex.cpp&quot;;&quot;Sol&quot;)" table:style-name="ce50">
            <text:p>Sol</text:p>
          </table:table-cell>
          <table:table-cell table:number-columns-repeated="16371"/>
        </table:table-row>
        <table:table-row table:style-name="ro1">
          <table:table-cell table:style-name="ce86"/>
          <table:table-cell office:value-type="string" office:string-value="CF101992-GYM-D" table:formula="of:=HYPERLINK(&quot;https://codeforces.com/gym/101992/problem/D&quot;;&quot;CF101992-GYM-D&quot;)" table:style-name="ce87">
            <text:p>CF101992-GYM-D</text:p>
          </table:table-cell>
          <table:table-cell table:style-name="ce236"/>
          <table:table-cell table:number-columns-repeated="5" table:style-name="ce82"/>
          <table:table-cell office:value-type="float" office:value="0" table:formula="of:=SUM([.E21:.H21])" table:style-name="ce55">
            <text:p>0</text:p>
          </table:table-cell>
          <table:table-cell table:style-name="ce11"/>
          <table:table-cell table:style-name="ce238"/>
          <table:table-cell table:style-name="ce11"/>
          <table:table-cell office:value-type="string" office:string-value="Sol" table:formula="of:=HYPERLINK(&quot;https://ideone.com/bDMQGD&quot;;&quot;Sol&quot;)" table:style-name="ce50">
            <text:p>Sol</text:p>
          </table:table-cell>
          <table:table-cell table:number-columns-repeated="16371"/>
        </table:table-row>
        <table:table-row table:style-name="ro1">
          <table:table-cell table:style-name="ce86"/>
          <table:table-cell office:value-type="string" table:style-name="ce86">
            <text:p>SRM608-D2-1000</text:p>
          </table:table-cell>
          <table:table-cell table:style-name="ce236"/>
          <table:table-cell table:number-columns-repeated="5" table:style-name="ce82"/>
          <table:table-cell office:value-type="float" office:value="0" table:formula="of:=SUM([.E22:.H22])"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TopCoder/SRM608-D2-1000.txt&quot;;&quot;Sol&quot;)" table:style-name="ce50">
            <text:p>Sol</text:p>
          </table:table-cell>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23:.H23])"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Gifts by the List</text:p>
          </table:table-cell>
          <table:table-cell office:value-type="string" office:string-value="CF681-D2-D" table:formula="of:=HYPERLINK(&quot;http://codeforces.com/contest/681/problem/D&quot;;&quot;CF681-D2-D&quot;)" table:style-name="ce80">
            <text:p>CF681-D2-D</text:p>
          </table:table-cell>
          <table:table-cell table:style-name="ce236"/>
          <table:table-cell table:number-columns-repeated="5" table:style-name="ce82"/>
          <table:table-cell office:value-type="float" office:value="0" table:formula="of:=SUM([.E24:.H24])"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DZY Loves Modification</text:p>
          </table:table-cell>
          <table:table-cell office:value-type="string" office:string-value="CF447-D2-D" table:formula="of:=HYPERLINK(&quot;http://codeforces.com/contest/447/problem/D&quot;;&quot;CF447-D2-D&quot;)" table:style-name="ce80">
            <text:p>CF447-D2-D</text:p>
          </table:table-cell>
          <table:table-cell table:style-name="ce236"/>
          <table:table-cell table:number-columns-repeated="5" table:style-name="ce82"/>
          <table:table-cell office:value-type="float" office:value="0" table:formula="of:=SUM([.E25:.H25])" table:style-name="ce55">
            <text:p>0</text:p>
          </table:table-cell>
          <table:table-cell table:style-name="ce55"/>
          <table:table-cell table:style-name="ce237"/>
          <table:table-cell table:style-name="ce1"/>
          <table:table-cell office:value-type="string" table:style-name="ce48">
            <text:p>Prove</text:p>
          </table:table-cell>
          <table:table-cell table:number-columns-repeated="16371"/>
        </table:table-row>
        <table:table-row table:style-name="ro1">
          <table:table-cell office:value-type="string" table:style-name="ce65">
            <text:p>Mike and Feet</text:p>
          </table:table-cell>
          <table:table-cell office:value-type="string" office:string-value="CF548-D2-D" table:formula="of:=HYPERLINK(&quot;http://codeforces.com/contest/548/problem/D&quot;;&quot;CF548-D2-D&quot;)" table:style-name="ce80">
            <text:p>CF548-D2-D</text:p>
          </table:table-cell>
          <table:table-cell table:style-name="ce236"/>
          <table:table-cell table:number-columns-repeated="5" table:style-name="ce82"/>
          <table:table-cell office:value-type="float" office:value="0" table:formula="of:=SUM([.E26:.H2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Special Grid</text:p>
          </table:table-cell>
          <table:table-cell office:value-type="string" office:string-value="CF435-D2-D" table:formula="of:=HYPERLINK(&quot;http://codeforces.com/contest/435/problem/D&quot;;&quot;CF435-D2-D&quot;)" table:style-name="ce80">
            <text:p>CF435-D2-D</text:p>
          </table:table-cell>
          <table:table-cell table:style-name="ce236"/>
          <table:table-cell table:number-columns-repeated="5" table:style-name="ce82"/>
          <table:table-cell office:value-type="float" office:value="0" table:formula="of:=SUM([.E27:.H2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Roman and Numbers</text:p>
          </table:table-cell>
          <table:table-cell office:value-type="string" office:string-value="CF401-D2-D" table:formula="of:=HYPERLINK(&quot;http://codeforces.com/contest/401/problem/D&quot;;&quot;CF401-D2-D&quot;)" table:style-name="ce80">
            <text:p>CF401-D2-D</text:p>
          </table:table-cell>
          <table:table-cell table:style-name="ce236"/>
          <table:table-cell table:number-columns-repeated="5" table:style-name="ce82"/>
          <table:table-cell office:value-type="float" office:value="0" table:formula="of:=SUM([.E28:.H28])"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Persistent Bookcase</text:p>
          </table:table-cell>
          <table:table-cell office:value-type="string" office:string-value="CF707-D2-D" table:formula="of:=HYPERLINK(&quot;http://codeforces.com/contest/707/problem/D&quot;;&quot;CF707-D2-D&quot;)" table:style-name="ce80">
            <text:p>CF707-D2-D</text:p>
          </table:table-cell>
          <table:table-cell table:style-name="ce236"/>
          <table:table-cell table:number-columns-repeated="5" table:style-name="ce82"/>
          <table:table-cell office:value-type="float" office:value="0" table:formula="of:=SUM([.E29:.H29])" table:style-name="ce55">
            <text:p>0</text:p>
          </table:table-cell>
          <table:table-cell table:style-name="ce55"/>
          <table:table-cell table:style-name="ce237"/>
          <table:table-cell table:style-name="ce1"/>
          <table:table-cell office:value-type="string" office:string-value="Sol" table:formula="of:=HYPERLINK(&quot;https://github.com/AbdelrahmanRamadan/competitive-programming/blob/master/Codeforces/CF707-D2-D.cpp&quot;;&quot;Sol&quot;)" table:style-name="ce50">
            <text:p>Sol</text:p>
          </table:table-cell>
          <table:table-cell table:number-columns-repeated="16371"/>
        </table:table-row>
        <table:table-row table:style-name="ro1">
          <table:table-cell office:value-type="string" table:style-name="ce75">
            <text:p>Regular Bridge</text:p>
          </table:table-cell>
          <table:table-cell office:value-type="string" office:string-value="CF550-D2-D" table:formula="of:=HYPERLINK(&quot;http://codeforces.com/contest/550/problem/D&quot;;&quot;CF550-D2-D&quot;)" table:style-name="ce76">
            <text:p>CF550-D2-D</text:p>
          </table:table-cell>
          <table:table-cell table:style-name="ce236"/>
          <table:table-cell table:number-columns-repeated="5" table:style-name="ce82"/>
          <table:table-cell office:value-type="float" office:value="0" table:formula="of:=SUM([.E30:.H3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75"/>
          <table:table-cell office:value-type="string" office:string-value="CF1059-D2-D" table:formula="of:=HYPERLINK(&quot;https://codeforces.com/contest/1059/problem/D&quot;;&quot;CF1059-D2-D&quot;)" table:style-name="ce76">
            <text:p>CF1059-D2-D</text:p>
          </table:table-cell>
          <table:table-cell table:style-name="ce236"/>
          <table:table-cell table:number-columns-repeated="5" table:style-name="ce82"/>
          <table:table-cell office:value-type="float" office:value="0" table:formula="of:=SUM([.E31:.H3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Almost Arithmetical Progression</text:p>
          </table:table-cell>
          <table:table-cell office:value-type="string" office:string-value="CF255-D2-C" table:formula="of:=HYPERLINK(&quot;http://codeforces.com/contest/255/problem/C&quot;;&quot;CF255-D2-C&quot;)" table:style-name="ce134">
            <text:p>CF255-D2-C</text:p>
          </table:table-cell>
          <table:table-cell table:style-name="ce236"/>
          <table:table-cell table:number-columns-repeated="5" table:style-name="ce82"/>
          <table:table-cell office:value-type="float" office:value="0" table:formula="of:=SUM([.E32:.H3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itle</text:p>
          </table:table-cell>
          <table:table-cell office:value-type="string" office:string-value="CF59-D2-C" table:formula="of:=HYPERLINK(&quot;http://codeforces.com/contest/59/problem/C&quot;;&quot;CF59-D2-C&quot;)" table:style-name="ce134">
            <text:p>CF59-D2-C</text:p>
          </table:table-cell>
          <table:table-cell table:style-name="ce236"/>
          <table:table-cell table:number-columns-repeated="5" table:style-name="ce82"/>
          <table:table-cell office:value-type="float" office:value="0" table:formula="of:=SUM([.E33:.H3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reasure</text:p>
          </table:table-cell>
          <table:table-cell office:value-type="string" office:string-value="CF495-D2-C" table:formula="of:=HYPERLINK(&quot;http://codeforces.com/contest/495/problem/C&quot;;&quot;CF495-D2-C&quot;)" table:style-name="ce134">
            <text:p>CF495-D2-C</text:p>
          </table:table-cell>
          <table:table-cell table:style-name="ce236"/>
          <table:table-cell table:number-columns-repeated="5" table:style-name="ce82"/>
          <table:table-cell office:value-type="float" office:value="0" table:formula="of:=SUM([.E34:.H3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35:.H3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Unique Attack</text:p>
          </table:table-cell>
          <table:table-cell office:value-type="string" office:string-value="ZOJ 2587" table:formula="of:=HYPERLINK(&quot;http://acm.zju.edu.cn/onlinejudge/showProblem.do?problemCode=2587&quot;;&quot;ZOJ 2587&quot;)" table:style-name="ce147">
            <text:p>ZOJ 2587</text:p>
          </table:table-cell>
          <table:table-cell table:style-name="ce236"/>
          <table:table-cell table:number-columns-repeated="5" table:style-name="ce82"/>
          <table:table-cell office:value-type="float" office:value="0" table:formula="of:=SUM([.E36:.H3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End of Fun</text:p>
          </table:table-cell>
          <table:table-cell office:value-type="string" office:string-value="SPOJ DCEPC12E" table:formula="of:=HYPERLINK(&quot;http://www.spoj.com/problems/DCEPC12E&quot;;&quot;SPOJ DCEPC12E&quot;)" table:style-name="ce147">
            <text:p>SPOJ DCEPC12E</text:p>
          </table:table-cell>
          <table:table-cell table:style-name="ce236"/>
          <table:table-cell table:number-columns-repeated="5" table:style-name="ce82"/>
          <table:table-cell office:value-type="float" office:value="0" table:formula="of:=SUM([.E37:.H3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Grammar Evaluation</text:p>
          </table:table-cell>
          <table:table-cell office:value-type="string" office:string-value="UVA 622" table:formula="of:=HYPERLINK(&quot;https://uva.onlinejudge.org/index.php?option=onlinejudge&amp;page=show_problem&amp;problem=563&quot;;&quot;UVA 622&quot;)" table:style-name="ce147">
            <text:p>UVA 622</text:p>
          </table:table-cell>
          <table:table-cell table:style-name="ce236"/>
          <table:table-cell table:number-columns-repeated="5" table:style-name="ce82"/>
          <table:table-cell office:value-type="float" office:value="0" table:formula="of:=SUM([.E38:.H38])"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622.cpp&quot;;&quot;Sol&quot;)" table:style-name="ce50">
            <text:p>Sol</text:p>
          </table:table-cell>
          <table:table-cell table:number-columns-repeated="16371"/>
        </table:table-row>
        <table:table-row table:style-name="ro1">
          <table:table-cell office:value-type="string" table:style-name="ce142">
            <text:p>Find the Winning Move</text:p>
          </table:table-cell>
          <table:table-cell office:value-type="string" office:string-value="UVA 10111" table:formula="of:=HYPERLINK(&quot;https://uva.onlinejudge.org/index.php?option=com_onlinejudge&amp;Itemid=8&amp;page=show_problem&amp;problem=1052&quot;;&quot;UVA 10111&quot;)" table:style-name="ce147">
            <text:p>UVA 10111</text:p>
          </table:table-cell>
          <table:table-cell table:style-name="ce236"/>
          <table:table-cell table:number-columns-repeated="5" table:style-name="ce82"/>
          <table:table-cell office:value-type="float" office:value="0" table:formula="of:=SUM([.E39:.H39])"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0111.txt&quot;;&quot;Sol&quot;)" table:style-name="ce50">
            <text:p>Sol</text:p>
          </table:table-cell>
          <table:table-cell table:number-columns-repeated="16371"/>
        </table:table-row>
        <table:table-row table:style-name="ro1">
          <table:table-cell office:value-type="string" table:style-name="ce142">
            <text:p>Check the difficulty of problems</text:p>
          </table:table-cell>
          <table:table-cell office:value-type="string" office:string-value="PKU 2151" table:formula="of:=HYPERLINK(&quot;http://poj.org/problem?id=2151&quot;;&quot;PKU 2151&quot;)" table:style-name="ce143">
            <text:p>PKU 2151</text:p>
          </table:table-cell>
          <table:table-cell table:style-name="ce236"/>
          <table:table-cell table:number-columns-repeated="5" table:style-name="ce82"/>
          <table:table-cell office:value-type="float" office:value="0" table:formula="of:=SUM([.E40:.H40])"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PKU/PKU_2151.txt&quot;;&quot;Sol&quot;)" table:style-name="ce50">
            <text:p>Sol</text:p>
          </table:table-cell>
          <table:table-cell table:number-columns-repeated="16371"/>
        </table:table-row>
        <table:table-row table:style-name="ro1">
          <table:table-cell office:value-type="string" table:style-name="ce142">
            <text:p>Proving Equivalences</text:p>
          </table:table-cell>
          <table:table-cell office:value-type="string" office:string-value="UVA 12167" table:formula="of:=HYPERLINK(&quot;https://uva.onlinejudge.org/index.php?option=com_onlinejudge&amp;Itemid=8&amp;page=show_problem&amp;problem=3319&quot;;&quot;UVA 12167&quot;)" table:style-name="ce147">
            <text:p>UVA 12167</text:p>
          </table:table-cell>
          <table:table-cell table:style-name="ce236"/>
          <table:table-cell table:number-columns-repeated="5" table:style-name="ce82"/>
          <table:table-cell office:value-type="float" office:value="0" table:formula="of:=SUM([.E41:.H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2167.cpp&quot;;&quot;Sol&quot;)" table:style-name="ce50">
            <text:p>Sol</text:p>
          </table:table-cell>
          <table:table-cell table:number-columns-repeated="16371"/>
        </table:table-row>
        <table:table-row table:style-name="ro1">
          <table:table-cell office:value-type="string" table:style-name="ce142">
            <text:p>DDF</text:p>
          </table:table-cell>
          <table:table-cell office:value-type="string" office:string-value="UVA 547" table:formula="of:=HYPERLINK(&quot;https://uva.onlinejudge.org/index.php?option=onlinejudge&amp;page=show_problem&amp;problem=488&quot;;&quot;UVA 547&quot;)" table:style-name="ce147">
            <text:p>UVA 547</text:p>
          </table:table-cell>
          <table:table-cell table:style-name="ce236"/>
          <table:table-cell table:number-columns-repeated="5" table:style-name="ce82"/>
          <table:table-cell office:value-type="float" office:value="0" table:formula="of:=SUM([.E42:.H4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2">
            <text:p>Dominos</text:p>
          </table:table-cell>
          <table:table-cell office:value-type="string" office:string-value="UVA 11504" table:formula="of:=HYPERLINK(&quot;https://uva.onlinejudge.org/index.php?option=onlinejudge&amp;page=show_problem&amp;problem=2499&quot;;&quot;UVA 11504&quot;)" table:style-name="ce143">
            <text:p>UVA 11504</text:p>
          </table:table-cell>
          <table:table-cell table:style-name="ce236"/>
          <table:table-cell table:number-columns-repeated="5" table:style-name="ce82"/>
          <table:table-cell office:value-type="float" office:value="0" table:formula="of:=SUM([.E43:.H43])"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1504.txt&quot;;&quot;Sol&quot;)" table:style-name="ce50">
            <text:p>Sol</text:p>
          </table:table-cell>
          <table:table-cell table:number-columns-repeated="16371"/>
        </table:table-row>
        <table:table-row table:style-name="ro1">
          <table:table-cell table:style-name="ce142"/>
          <table:table-cell office:value-type="string" table:style-name="ce142">
            <text:p>SRM419-D2-1000</text:p>
          </table:table-cell>
          <table:table-cell table:style-name="ce236"/>
          <table:table-cell table:number-columns-repeated="5" table:style-name="ce82"/>
          <table:table-cell office:value-type="float" office:value="0" table:formula="of:=SUM([.E44:.H44])"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42">
            <text:p>Winning Streak</text:p>
          </table:table-cell>
          <table:table-cell office:value-type="string" office:string-value="UVA 11176" table:formula="of:=HYPERLINK(&quot;https://uva.onlinejudge.org/index.php?option=com_onlinejudge&amp;Itemid=8&amp;page=show_problem&amp;problem=2117&quot;;&quot;UVA 11176&quot;)" table:style-name="ce143">
            <text:p>UVA 11176</text:p>
          </table:table-cell>
          <table:table-cell table:style-name="ce236"/>
          <table:table-cell table:number-columns-repeated="5" table:style-name="ce82"/>
          <table:table-cell office:value-type="float" office:value="0" table:formula="of:=SUM([.E45:.H45])" table:style-name="ce55">
            <text:p>0</text:p>
          </table:table-cell>
          <table:table-cell table:style-name="ce11"/>
          <table:table-cell table:style-name="ce238"/>
          <table:table-cell table:style-name="ce1"/>
          <table:table-cell office:value-type="string" office:string-value="Sol" table:formula="of:=HYPERLINK(&quot;https://github.com/VAMPIER000001/CompetitiveProgramming/blob/master/UVA/V-111/UVA%2011176.cpp&quot;;&quot;Sol&quot;)" table:style-name="ce50">
            <text:p>Sol</text:p>
          </table:table-cell>
          <table:table-cell table:number-columns-repeated="16371"/>
        </table:table-row>
        <table:table-row table:style-name="ro1">
          <table:table-cell table:style-name="ce142"/>
          <table:table-cell office:value-type="string" table:style-name="ce142">
            <text:p>SRM391-D2-1000</text:p>
          </table:table-cell>
          <table:table-cell table:style-name="ce236"/>
          <table:table-cell table:number-columns-repeated="5" table:style-name="ce82"/>
          <table:table-cell office:value-type="float" office:value="0" table:formula="of:=SUM([.E46:.H46])"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SRM465-D1-500</text:p>
          </table:table-cell>
          <table:table-cell table:style-name="ce236"/>
          <table:table-cell table:number-columns-repeated="5" table:style-name="ce82"/>
          <table:table-cell office:value-type="float" office:value="0" table:formula="of:=SUM([.E47:.H47])" table:style-name="ce55">
            <text:p>0</text:p>
          </table:table-cell>
          <table:table-cell table:style-name="ce11"/>
          <table:table-cell table:style-name="ce238"/>
          <table:table-cell table:style-name="ce1"/>
          <table:table-cell office:value-type="string" office:string-value="Sol" table:formula="of:=HYPERLINK(&quot;https://github.com/yazanKabbany/CompetitiveProgramming/blob/master/Topcoder/SRM465-D1-500.cpp&quot;;&quot;Sol&quot;)" table:style-name="ce50">
            <text:p>Sol</text:p>
          </table:table-cell>
          <table:table-cell table:number-columns-repeated="16371"/>
        </table:table-row>
        <table:table-row table:style-name="ro1">
          <table:table-cell table:style-name="ce142"/>
          <table:table-cell office:value-type="string" table:style-name="ce142">
            <text:p>UVA 10740</text:p>
          </table:table-cell>
          <table:table-cell table:style-name="ce236"/>
          <table:table-cell table:number-columns-repeated="5" table:style-name="ce82"/>
          <table:table-cell office:value-type="float" office:value="0" table:formula="of:=SUM([.E48:.H48])"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0740.txt&quot;;&quot;Sol&quot;)" table:style-name="ce50">
            <text:p>Sol</text:p>
          </table:table-cell>
          <table:table-cell table:number-columns-repeated="16371"/>
        </table:table-row>
        <table:table-row table:style-name="ro1">
          <table:table-cell table:style-name="ce142"/>
          <table:table-cell office:value-type="string" table:style-name="ce142">
            <text:p>UVA 12261</text:p>
          </table:table-cell>
          <table:table-cell table:style-name="ce236"/>
          <table:table-cell table:number-columns-repeated="5" table:style-name="ce82"/>
          <table:table-cell office:value-type="float" office:value="0" table:formula="of:=SUM([.E49:.H49])"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LIVEARCHIVE 4008</text:p>
          </table:table-cell>
          <table:table-cell table:style-name="ce236"/>
          <table:table-cell table:number-columns-repeated="5" table:style-name="ce82"/>
          <table:table-cell office:value-type="float" office:value="0" table:formula="of:=SUM([.E50:.H50])"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UVA 1342</text:p>
          </table:table-cell>
          <table:table-cell table:style-name="ce236"/>
          <table:table-cell table:number-columns-repeated="5" table:style-name="ce82"/>
          <table:table-cell office:value-type="float" office:value="0" table:formula="of:=SUM([.E51:.H51])" table:style-name="ce55">
            <text:p>0</text:p>
          </table:table-cell>
          <table:table-cell table:style-name="ce11"/>
          <table:table-cell table:style-name="ce238"/>
          <table:table-cell table:style-name="ce1"/>
          <table:table-cell office:value-type="string" office:string-value="Sol" table:formula="of:=HYPERLINK(&quot;https://github.com/morris821028/UVa/blob/master/volume013/1342%20-%20That%20Nice%20Euler%20Circuit.cpp&quot;;&quot;Sol&quot;)" table:style-name="ce50">
            <text:p>Sol</text:p>
          </table:table-cell>
          <table:table-cell table:number-columns-repeated="16371"/>
        </table:table-row>
        <table:table-row table:style-name="ro1">
          <table:table-cell table:style-name="ce142"/>
          <table:table-cell office:value-type="string" office:string-value="CF811-D2-D" table:formula="of:=HYPERLINK(&quot;http://codeforces.com/contest/811/problem/D&quot;;&quot;CF811-D2-D&quot;)" table:style-name="ce143">
            <text:p>CF811-D2-D</text:p>
          </table:table-cell>
          <table:table-cell table:style-name="ce236"/>
          <table:table-cell table:number-columns-repeated="5" table:style-name="ce82"/>
          <table:table-cell office:value-type="float" office:value="0" table:formula="of:=SUM([.E52:.H52])"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office:string-value="AtCoder026-AGC-B" table:formula="of:=HYPERLINK(&quot;https://beta.atcoder.jp/contests/agc026/tasks/agc026_b&quot;;&quot;AtCoder026-AGC-B&quot;)" table:style-name="ce143">
            <text:p>AtCoder026-AGC-B</text:p>
          </table:table-cell>
          <table:table-cell table:style-name="ce236"/>
          <table:table-cell table:number-columns-repeated="5" table:style-name="ce82"/>
          <table:table-cell office:value-type="float" office:value="0" table:formula="of:=SUM([.E53:.H53])" table:style-name="ce55">
            <text:p>0</text:p>
          </table:table-cell>
          <table:table-cell table:style-name="ce11"/>
          <table:table-cell table:style-name="ce238"/>
          <table:table-cell table:style-name="ce1"/>
          <table:table-cell office:value-type="string" office:string-value="Sol" table:formula="of:=HYPERLINK(&quot;https://github.com/dasannagariraja/CompetitiveProgramming/blob/master/AtCoder/AtCoder026-AGC-B.cpp&quot;;&quot;Sol&quot;)" table:style-name="ce50">
            <text:p>Sol</text:p>
          </table:table-cell>
          <table:table-cell table:number-columns-repeated="16371"/>
        </table:table-row>
        <table:table-row table:style-name="ro1">
          <table:table-cell table:style-name="ce142"/>
          <table:table-cell office:value-type="string" table:style-name="ce142">
            <text:p>SPOJ FISHES</text:p>
          </table:table-cell>
          <table:table-cell table:style-name="ce236"/>
          <table:table-cell table:number-columns-repeated="5" table:style-name="ce82"/>
          <table:table-cell office:value-type="float" office:value="0" table:formula="of:=SUM([.E54:.H5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SPOJ/SPOJ_FISHES.txt&quot;;&quot;Sol&quot;)" table:style-name="ce96">
            <text:p>Sol</text:p>
          </table:table-cell>
          <table:table-cell table:number-columns-repeated="16371"/>
        </table:table-row>
        <table:table-row table:style-name="ro1">
          <table:table-cell table:style-name="ce142"/>
          <table:table-cell office:value-type="string" table:style-name="ce142">
            <text:p>UVA 11475</text:p>
          </table:table-cell>
          <table:table-cell table:style-name="ce236"/>
          <table:table-cell table:number-columns-repeated="5" table:style-name="ce82"/>
          <table:table-cell office:value-type="float" office:value="0" table:formula="of:=SUM([.E55:.H55])"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UVA/11475.cpp&quot;; &quot;Sol&quot;)" table:style-name="ce96">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56:.H5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d-Green Towers</text:p>
          </table:table-cell>
          <table:table-cell office:value-type="string" office:string-value="CF478-D2-D" table:formula="of:=HYPERLINK(&quot;http://codeforces.com/contest/478/problem/D&quot;;&quot;CF478-D2-D&quot;)" table:style-name="ce80">
            <text:p>CF478-D2-D</text:p>
          </table:table-cell>
          <table:table-cell table:style-name="ce236"/>
          <table:table-cell table:number-columns-repeated="5" table:style-name="ce82"/>
          <table:table-cell office:value-type="float" office:value="0" table:formula="of:=SUM([.E57:.H5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nting Bikes</text:p>
          </table:table-cell>
          <table:table-cell office:value-type="string" office:string-value="CF363-D2-D" table:formula="of:=HYPERLINK(&quot;http://codeforces.com/contest/363/problem/D&quot;;&quot;CF363-D2-D&quot;)" table:style-name="ce80">
            <text:p>CF363-D2-D</text:p>
          </table:table-cell>
          <table:table-cell table:style-name="ce236"/>
          <table:table-cell table:number-columns-repeated="5" table:style-name="ce82"/>
          <table:table-cell office:value-type="float" office:value="0" table:formula="of:=SUM([.E58:.H5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Lucky Number 2</text:p>
          </table:table-cell>
          <table:table-cell office:value-type="string" office:string-value="CF146-D2-D" table:formula="of:=HYPERLINK(&quot;http://codeforces.com/contest/146/problem/D&quot;;&quot;CF146-D2-D&quot;)" table:style-name="ce76">
            <text:p>CF146-D2-D</text:p>
          </table:table-cell>
          <table:table-cell table:style-name="ce236"/>
          <table:table-cell table:number-columns-repeated="5" table:style-name="ce82"/>
          <table:table-cell office:value-type="float" office:value="0" table:formula="of:=SUM([.E59:.H59])"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Tennis Game</text:p>
          </table:table-cell>
          <table:table-cell office:value-type="string" office:string-value="CF496-D2-D" table:formula="of:=HYPERLINK(&quot;http://codeforces.com/contest/496/problem/D&quot;;&quot;CF496-D2-D&quot;)" table:style-name="ce76">
            <text:p>CF496-D2-D</text:p>
          </table:table-cell>
          <table:table-cell table:style-name="ce236"/>
          <table:table-cell table:number-columns-repeated="5" table:style-name="ce82"/>
          <table:table-cell office:value-type="float" office:value="0" table:formula="of:=SUM([.E60:.H6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Bubble Sort Graph</text:p>
          </table:table-cell>
          <table:table-cell office:value-type="string" office:string-value="CF340-D2-D" table:formula="of:=HYPERLINK(&quot;http://codeforces.com/contest/340/problem/D&quot;;&quot;CF340-D2-D&quot;)" table:style-name="ce76">
            <text:p>CF340-D2-D</text:p>
          </table:table-cell>
          <table:table-cell table:style-name="ce236"/>
          <table:table-cell table:number-columns-repeated="5" table:style-name="ce82"/>
          <table:table-cell office:value-type="float" office:value="0" table:formula="of:=SUM([.E61:.H6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Upgrading Array</text:p>
          </table:table-cell>
          <table:table-cell office:value-type="string" office:string-value="CF402-D2-D" table:formula="of:=HYPERLINK(&quot;http://codeforces.com/contest/402/problem/D&quot;;&quot;CF402-D2-D&quot;)" table:style-name="ce80">
            <text:p>CF402-D2-D</text:p>
          </table:table-cell>
          <table:table-cell table:style-name="ce236"/>
          <table:table-cell table:number-columns-repeated="5" table:style-name="ce82"/>
          <table:table-cell office:value-type="float" office:value="0" table:formula="of:=SUM([.E62:.H62])"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office:value-type="string" table:style-name="ce80">
            <text:p>ZOJ 3305</text:p>
          </table:table-cell>
          <table:table-cell table:style-name="ce236"/>
          <table:table-cell table:number-columns-repeated="5" table:style-name="ce82"/>
          <table:table-cell office:value-type="float" office:value="0" table:formula="of:=SUM([.E63:.H63])" table:style-name="ce55">
            <text:p>0</text:p>
          </table:table-cell>
          <table:table-cell table:style-name="ce55"/>
          <table:table-cell table:style-name="ce237"/>
          <table:table-cell table:style-name="ce1"/>
          <table:table-cell office:value-type="string" office:string-value="Sol" table:formula="of:=HYPERLINK(&quot;https://github.com/magdy-hasan/competitive-programming/blob/master/Other/ZOJ%20Get%20Sauce.cpp&quot;;&quot;Sol&quot;)" table:style-name="ce96">
            <text:p>Sol</text:p>
          </table:table-cell>
          <table:table-cell table:number-columns-repeated="16371"/>
        </table:table-row>
        <table:table-row table:style-name="ro1">
          <table:table-cell table:style-name="ce65"/>
          <table:table-cell office:value-type="string" office:string-value="CF1017-D12-D" table:formula="of:=HYPERLINK(&quot;http://codeforces.com/problemset/problem/1017/D&quot;;&quot;CF1017-D12-D&quot;)" table:style-name="ce80">
            <text:p>CF1017-D12-D</text:p>
          </table:table-cell>
          <table:table-cell table:style-name="ce236"/>
          <table:table-cell table:number-columns-repeated="5" table:style-name="ce82"/>
          <table:table-cell office:value-type="float" office:value="0" table:formula="of:=SUM([.E64:.H64])"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Game</text:p>
          </table:table-cell>
          <table:table-cell office:value-type="string" office:string-value="CF69-D2-C" table:formula="of:=HYPERLINK(&quot;http://codeforces.com/contest/69/problem/C&quot;;&quot;CF69-D2-C&quot;)" table:style-name="ce134">
            <text:p>CF69-D2-C</text:p>
          </table:table-cell>
          <table:table-cell table:style-name="ce236"/>
          <table:table-cell table:number-columns-repeated="5" table:style-name="ce82"/>
          <table:table-cell office:value-type="float" office:value="0" table:formula="of:=SUM([.E65:.H6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Ciel and Robot</text:p>
          </table:table-cell>
          <table:table-cell office:value-type="string" office:string-value="CF322-D2-C" table:formula="of:=HYPERLINK(&quot;http://codeforces.com/contest/322/problem/C&quot;;&quot;CF322-D2-C&quot;)" table:style-name="ce134">
            <text:p>CF322-D2-C</text:p>
          </table:table-cell>
          <table:table-cell table:style-name="ce236"/>
          <table:table-cell table:number-columns-repeated="5" table:style-name="ce82"/>
          <table:table-cell office:value-type="float" office:value="0" table:formula="of:=SUM([.E66:.H6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Plus and Square Root</text:p>
          </table:table-cell>
          <table:table-cell office:value-type="string" office:string-value="CF716-D2-C" table:formula="of:=HYPERLINK(&quot;http://codeforces.com/contest/716/problem/C&quot;;&quot;CF716-D2-C&quot;)" table:style-name="ce134">
            <text:p>CF716-D2-C</text:p>
          </table:table-cell>
          <table:table-cell table:style-name="ce236"/>
          <table:table-cell table:number-columns-repeated="5" table:style-name="ce82"/>
          <table:table-cell office:value-type="float" office:value="0" table:formula="of:=SUM([.E67:.H6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68:.H6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Boxes in a Line</text:p>
          </table:table-cell>
          <table:table-cell office:value-type="string" office:string-value="UVA 12657" table:formula="of:=HYPERLINK(&quot;https://uva.onlinejudge.org/index.php?option=com_onlinejudge&amp;Itemid=8&amp;page=show_problem&amp;problem=4395&quot;;&quot;UVA 12657&quot;)" table:style-name="ce118">
            <text:p>UVA 12657</text:p>
          </table:table-cell>
          <table:table-cell table:style-name="ce236"/>
          <table:table-cell table:number-columns-repeated="5" table:style-name="ce82"/>
          <table:table-cell office:value-type="float" office:value="0" table:formula="of:=SUM([.E69:.H69])" table:style-name="ce55">
            <text:p>0</text:p>
          </table:table-cell>
          <table:table-cell table:style-name="ce11"/>
          <table:table-cell table:style-name="ce238"/>
          <table:table-cell table:style-name="ce1"/>
          <table:table-cell office:value-type="string" office:string-value="Sol" table:formula="of:=HYPERLINK(&quot;http://qkxue.net/info/113260/UVA-Boxes-Line-12657&quot;;&quot;Sol&quot;)" table:style-name="ce50">
            <text:p>Sol</text:p>
          </table:table-cell>
          <table:table-cell table:number-columns-repeated="16371"/>
        </table:table-row>
        <table:table-row table:style-name="ro1">
          <table:table-cell table:style-name="ce86"/>
          <table:table-cell office:value-type="string" table:style-name="ce86">
            <text:p>SPOJ QUEST4</text:p>
          </table:table-cell>
          <table:table-cell table:style-name="ce236"/>
          <table:table-cell table:number-columns-repeated="5" table:style-name="ce82"/>
          <table:table-cell office:value-type="float" office:value="0" table:formula="of:=SUM([.E70:.H7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Spoj/SPOJ%20QUEST4.Cpp&quot;;&quot;Sol&quot;)" table:style-name="ce50">
            <text:p>Sol</text:p>
          </table:table-cell>
          <table:table-cell table:number-columns-repeated="16371"/>
        </table:table-row>
        <table:table-row table:style-name="ro1">
          <table:table-cell office:value-type="string" table:style-name="ce86">
            <text:p>Multifactorials</text:p>
          </table:table-cell>
          <table:table-cell office:value-type="string" office:string-value="UVA 11347" table:formula="of:=HYPERLINK(&quot;https://uva.onlinejudge.org/index.php?option=onlinejudge&amp;page=show_problem&amp;problem=2322&quot;;&quot;UVA 11347&quot;)" table:style-name="ce147">
            <text:p>UVA 11347</text:p>
          </table:table-cell>
          <table:table-cell table:style-name="ce236"/>
          <table:table-cell table:number-columns-repeated="5" table:style-name="ce82"/>
          <table:table-cell office:value-type="float" office:value="0" table:formula="of:=SUM([.E71:.H7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Crimewave</text:p>
          </table:table-cell>
          <table:table-cell office:value-type="string" office:string-value="UVA 563" table:formula="of:=HYPERLINK(&quot;https://uva.onlinejudge.org/index.php?option=com_onlinejudge&amp;Itemid=8&amp;page=show_problem&amp;problem=504&quot;;&quot;UVA 563&quot;)" table:style-name="ce147">
            <text:p>UVA 563</text:p>
          </table:table-cell>
          <table:table-cell table:style-name="ce236"/>
          <table:table-cell table:number-columns-repeated="5" table:style-name="ce82"/>
          <table:table-cell office:value-type="float" office:value="0" table:formula="of:=SUM([.E72:.H72])"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d60a5d1364a8f6aba3cd785c1e5d7825bf3818bc/UVA/UVA%20563.Cpp&quot;;&quot;Sol&quot;)" table:style-name="ce50">
            <text:p>Sol</text:p>
          </table:table-cell>
          <table:table-cell table:number-columns-repeated="16371"/>
        </table:table-row>
        <table:table-row table:style-name="ro1">
          <table:table-cell table:style-name="ce86"/>
          <table:table-cell office:value-type="string" table:style-name="ce86">
            <text:p>SRM545-D2-1000</text:p>
          </table:table-cell>
          <table:table-cell table:style-name="ce236"/>
          <table:table-cell table:number-columns-repeated="5" table:style-name="ce82"/>
          <table:table-cell office:value-type="float" office:value="0" table:formula="of:=SUM([.E73:.H7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495-D1-500</text:p>
          </table:table-cell>
          <table:table-cell table:style-name="ce236"/>
          <table:table-cell table:number-columns-repeated="5" table:style-name="ce82"/>
          <table:table-cell office:value-type="float" office:value="0" table:formula="of:=SUM([.E74:.H7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rimitive Root</text:p>
          </table:table-cell>
          <table:table-cell office:value-type="string" office:string-value="SPOJ PROOT" table:formula="of:=HYPERLINK(&quot;http://www.spoj.com/problems/PROOT/&quot;;&quot;SPOJ PROOT&quot;)" table:style-name="ce147">
            <text:p>SPOJ PROOT</text:p>
          </table:table-cell>
          <table:table-cell table:style-name="ce236"/>
          <table:table-cell table:number-columns-repeated="5" table:style-name="ce82"/>
          <table:table-cell office:value-type="float" office:value="0" table:formula="of:=SUM([.E75:.H75])" table:style-name="ce55">
            <text:p>0</text:p>
          </table:table-cell>
          <table:table-cell table:style-name="ce55"/>
          <table:table-cell table:style-name="ce237"/>
          <table:table-cell table:style-name="ce1"/>
          <table:table-cell office:value-type="string" office:string-value="Sol" table:formula="of:=HYPERLINK(&quot;http://zobayer.blogspot.com/2010/02/primitive-root.html&quot;;&quot;Sol&quot;)" table:style-name="ce50">
            <text:p>Sol</text:p>
          </table:table-cell>
          <table:table-cell table:number-columns-repeated="16371"/>
        </table:table-row>
        <table:table-row table:style-name="ro1">
          <table:table-cell office:value-type="string" table:style-name="ce86">
            <text:p>Of Zorcs and Axes</text:p>
          </table:table-cell>
          <table:table-cell office:value-type="string" office:string-value="CF101149-GYM-G" table:formula="of:=HYPERLINK(&quot;http://codeforces.com/problemset/gymProblem/101149/G&quot;;&quot;CF101149-GYM-G&quot;)" table:style-name="ce87">
            <text:p>CF101149-GYM-G</text:p>
          </table:table-cell>
          <table:table-cell table:style-name="ce236"/>
          <table:table-cell table:number-columns-repeated="5" table:style-name="ce82"/>
          <table:table-cell office:value-type="float" office:value="0" table:formula="of:=SUM([.E76:.H76])"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3057480d3a311cc86a6d64546655a9bb4017cbd6/CF/CF101149-GYM-G.Cpp&quot;;&quot;Sol&quot;)" table:style-name="ce50">
            <text:p>Sol</text:p>
          </table:table-cell>
          <table:table-cell table:number-columns-repeated="16371"/>
        </table:table-row>
        <table:table-row table:style-name="ro1">
          <table:table-cell office:value-type="string" table:style-name="ce86">
            <text:p>Connected Components</text:p>
          </table:table-cell>
          <table:table-cell office:value-type="string" office:string-value="CF292-D12-D" table:formula="of:=HYPERLINK(&quot;http://codeforces.com/contest/292/problem/D&quot;;&quot;CF292-D12-D&quot;)" table:style-name="ce87">
            <text:p>CF292-D12-D</text:p>
          </table:table-cell>
          <table:table-cell table:style-name="ce236"/>
          <table:table-cell table:number-columns-repeated="5" table:style-name="ce82"/>
          <table:table-cell office:value-type="float" office:value="0" table:formula="of:=SUM([.E77:.H7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D Rounds</text:p>
          </table:table-cell>
          <table:table-cell office:value-type="string" office:string-value="SPOJ ANDROUND" table:formula="of:=HYPERLINK(&quot;http://www.spoj.com/problems/ANDROUND&quot;;&quot;SPOJ ANDROUND&quot;)" table:style-name="ce147">
            <text:p>SPOJ ANDROUND</text:p>
          </table:table-cell>
          <table:table-cell table:style-name="ce236"/>
          <table:table-cell table:number-columns-repeated="5" table:style-name="ce82"/>
          <table:table-cell office:value-type="float" office:value="0" table:formula="of:=SUM([.E78:.H78])" table:style-name="ce55">
            <text:p>0</text:p>
          </table:table-cell>
          <table:table-cell table:style-name="ce55"/>
          <table:table-cell table:style-name="ce237"/>
          <table:table-cell table:style-name="ce1"/>
          <table:table-cell office:value-type="string" office:string-value="Sol" table:formula="of:=HYPERLINK(&quot;https://github.com/AliOsm/CompetitiveProgramming/blob/master/SPOJ/ANDROUND%20-%20AND%20Rounds.cpp&quot;;&quot;Sol&quot;)" table:style-name="ce50">
            <text:p>Sol</text:p>
          </table:table-cell>
          <table:table-cell table:number-columns-repeated="16371"/>
        </table:table-row>
        <table:table-row table:style-name="ro1">
          <table:table-cell office:value-type="string" table:style-name="ce86">
            <text:p>Campus Roads</text:p>
          </table:table-cell>
          <table:table-cell office:value-type="string" office:string-value="UVA 11473" table:formula="of:=HYPERLINK(&quot;https://uva.onlinejudge.org/index.php?option=onlinejudge&amp;page=show_problem&amp;problem=2468&quot;;&quot;UVA 11473&quot;)" table:style-name="ce87">
            <text:p>UVA 11473</text:p>
          </table:table-cell>
          <table:table-cell table:style-name="ce236"/>
          <table:table-cell table:number-columns-repeated="5" table:style-name="ce82"/>
          <table:table-cell office:value-type="float" office:value="0" table:formula="of:=SUM([.E79:.H79])" table:style-name="ce55">
            <text:p>0</text:p>
          </table:table-cell>
          <table:table-cell table:style-name="ce55"/>
          <table:table-cell table:style-name="ce237"/>
          <table:table-cell table:style-name="ce1"/>
          <table:table-cell office:value-type="string" office:string-value="Sol" table:formula="of:=HYPERLINK(&quot;https://github.com/osamahatem/CompetitiveProgramming/blob/master/UVA/11473%20-%20Campus%20Roads.cpp&quot;;&quot;Sol&quot;)" table:style-name="ce50">
            <text:p>Sol</text:p>
          </table:table-cell>
          <table:table-cell table:number-columns-repeated="16371"/>
        </table:table-row>
        <table:table-row table:style-name="ro1">
          <table:table-cell office:value-type="string" table:style-name="ce86">
            <text:p>The Child and Zoo</text:p>
          </table:table-cell>
          <table:table-cell office:value-type="string" office:string-value="CF437-D2-D" table:formula="of:=HYPERLINK(&quot;http://codeforces.com/contest/437/problem/D&quot;;&quot;CF437-D2-D&quot;)" table:style-name="ce87">
            <text:p>CF437-D2-D</text:p>
          </table:table-cell>
          <table:table-cell table:style-name="ce236"/>
          <table:table-cell table:number-columns-repeated="5" table:style-name="ce82"/>
          <table:table-cell office:value-type="float" office:value="0" table:formula="of:=SUM([.E80:.H8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CodeForces/CF437-D2-D.cpp&quot;;&quot;Sol&quot;)" table:style-name="ce50">
            <text:p>Sol</text:p>
          </table:table-cell>
          <table:table-cell table:number-columns-repeated="16371"/>
        </table:table-row>
        <table:table-row table:style-name="ro1">
          <table:table-cell table:style-name="ce86"/>
          <table:table-cell office:value-type="string" office:string-value="CF403-D1-C" table:formula="of:=HYPERLINK(&quot;http://codeforces.com/contest/403/problem/C&quot;;&quot;CF403-D1-C&quot;)" table:style-name="ce87">
            <text:p>CF403-D1-C</text:p>
          </table:table-cell>
          <table:table-cell table:style-name="ce236"/>
          <table:table-cell table:number-columns-repeated="5" table:style-name="ce82"/>
          <table:table-cell office:value-type="float" office:value="0" table:formula="of:=SUM([.E81:.H81])"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787-D2-C" table:formula="of:=HYPERLINK(&quot;http://codeforces.com/contest/787/problem/C&quot;;&quot;CF787-D2-C&quot;)" table:style-name="ce87">
            <text:p>CF787-D2-C</text:p>
          </table:table-cell>
          <table:table-cell table:style-name="ce236"/>
          <table:table-cell table:number-columns-repeated="5" table:style-name="ce82"/>
          <table:table-cell office:value-type="float" office:value="0" table:formula="of:=SUM([.E82:.H82])"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309-D12-B" table:formula="of:=HYPERLINK(&quot;http://codeforces.com/contest/309/problem/B&quot;;&quot;CF309-D12-B&quot;)" table:style-name="ce87">
            <text:p>CF309-D12-B</text:p>
          </table:table-cell>
          <table:table-cell table:style-name="ce236"/>
          <table:table-cell table:number-columns-repeated="5" table:style-name="ce82"/>
          <table:table-cell office:value-type="float" office:value="0" table:formula="of:=SUM([.E83:.H8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392-D1-1000</text:p>
          </table:table-cell>
          <table:table-cell table:style-name="ce236"/>
          <table:table-cell table:number-columns-repeated="5" table:style-name="ce82"/>
          <table:table-cell office:value-type="float" office:value="0" table:formula="of:=SUM([.E84:.H84])"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UVA 12128</text:p>
          </table:table-cell>
          <table:table-cell table:style-name="ce236"/>
          <table:table-cell table:number-columns-repeated="5" table:style-name="ce82"/>
          <table:table-cell office:value-type="float" office:value="0" table:formula="of:=SUM([.E85:.H85])"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Timus 1362</text:p>
          </table:table-cell>
          <table:table-cell table:style-name="ce236"/>
          <table:table-cell table:number-columns-repeated="5" table:style-name="ce82"/>
          <table:table-cell office:value-type="float" office:value="0" table:formula="of:=SUM([.E86:.H86])" table:style-name="ce55">
            <text:p>0</text:p>
          </table:table-cell>
          <table:table-cell table:style-name="ce55"/>
          <table:table-cell table:style-name="ce237"/>
          <table:table-cell table:style-name="ce1"/>
          <table:table-cell office:value-type="string" office:string-value="Sol" table:formula="of:=HYPERLINK(&quot;https://github.com/MeGaCrazy/CompetitiveProgramming/blob/2a3c686ba85081a14c9df160224fc1659f7f93ab/Timus/TIMUS_1362.cpp&quot;;&quot;Sol&quot;)" table:style-name="ce50">
            <text:p>Sol</text:p>
          </table:table-cell>
          <table:table-cell table:number-columns-repeated="16371"/>
        </table:table-row>
        <table:table-row table:style-name="ro1">
          <table:table-cell table:style-name="ce86"/>
          <table:table-cell office:value-type="string" office:string-value="CF1012-D1-C" table:formula="of:=HYPERLINK(&quot;http://codeforces.com/contest/1012/problem/C&quot;;&quot;CF1012-D1-C&quot;)" table:style-name="ce87">
            <text:p>CF1012-D1-C</text:p>
          </table:table-cell>
          <table:table-cell table:style-name="ce236"/>
          <table:table-cell table:number-columns-repeated="5" table:style-name="ce82"/>
          <table:table-cell office:value-type="float" office:value="0" table:formula="of:=SUM([.E87:.H87])"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88:.H88])"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SPOJ/COCONUTS.cpp&quot;;&quot;Sol&quot;)" table:style-name="ce50">
            <text:p>Sol</text:p>
          </table:table-cell>
          <table:table-cell table:number-columns-repeated="16371"/>
        </table:table-row>
        <table:table-row table:style-name="ro1">
          <table:table-cell table:style-name="ce86"/>
          <table:table-cell office:value-type="string" office:string-value="FbHkrCup 18-RQ-C" table:formula="of:=HYPERLINK(&quot;https://www.facebook.com/hackercup/problem/1153996538071503/&quot;; &quot;FbHkrCup 18-RQ-C&quot;)" table:style-name="ce87">
            <text:p>FbHkrCup 18-RQ-C</text:p>
          </table:table-cell>
          <table:table-cell table:style-name="ce236"/>
          <table:table-cell table:number-columns-repeated="5" table:style-name="ce82"/>
          <table:table-cell office:value-type="float" office:value="0" table:formula="of:=SUM([.E89:.H89])"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LIVEARCHIVE 4682</text:p>
          </table:table-cell>
          <table:table-cell table:style-name="ce236"/>
          <table:table-cell table:number-columns-repeated="5" table:style-name="ce82"/>
          <table:table-cell office:value-type="float" office:value="0" table:formula="of:=SUM([.E90:.H90])" table:style-name="ce55">
            <text:p>0</text:p>
          </table:table-cell>
          <table:table-cell table:style-name="ce55"/>
          <table:table-cell table:style-name="ce237"/>
          <table:table-cell table:style-name="ce1"/>
          <table:table-cell office:value-type="string" office:string-value="Sol" table:formula="of:=HYPERLINK(&quot;https://github.com/HosamEissa/Competitive-programming-/blob/master/ACM-ICPC%20Live%20Archive/4682.cpp&quot;;&quot;Sol&quot;)" table:style-name="ce50">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91:.H9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Image Preview</text:p>
          </table:table-cell>
          <table:table-cell office:value-type="string" office:string-value="CF651-D2-D" table:formula="of:=HYPERLINK(&quot;http://codeforces.com/contest/651/problem/D&quot;;&quot;CF651-D2-D&quot;)" table:style-name="ce76">
            <text:p>CF651-D2-D</text:p>
          </table:table-cell>
          <table:table-cell table:style-name="ce236"/>
          <table:table-cell table:number-columns-repeated="5" table:style-name="ce82"/>
          <table:table-cell office:value-type="float" office:value="0" table:formula="of:=SUM([.E92:.H9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aximum Xor Secondary</text:p>
          </table:table-cell>
          <table:table-cell office:value-type="string" office:string-value="CF281-D2-D" table:formula="of:=HYPERLINK(&quot;http://codeforces.com/contest/281/problem/D&quot;;&quot;CF281-D2-D&quot;)" table:style-name="ce76">
            <text:p>CF281-D2-D</text:p>
          </table:table-cell>
          <table:table-cell table:style-name="ce236"/>
          <table:table-cell table:number-columns-repeated="5" table:style-name="ce82"/>
          <table:table-cell office:value-type="float" office:value="0" table:formula="of:=SUM([.E93:.H9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Ilya and Roads</text:p>
          </table:table-cell>
          <table:table-cell office:value-type="string" office:string-value="CF313-D2-D" table:formula="of:=HYPERLINK(&quot;http://codeforces.com/contest/313/problem/D&quot;;&quot;CF313-D2-D&quot;)" table:style-name="ce76">
            <text:p>CF313-D2-D</text:p>
          </table:table-cell>
          <table:table-cell table:style-name="ce236"/>
          <table:table-cell table:number-columns-repeated="5" table:style-name="ce82"/>
          <table:table-cell office:value-type="float" office:value="0" table:formula="of:=SUM([.E94:.H9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r. Bender and Square</text:p>
          </table:table-cell>
          <table:table-cell office:value-type="string" office:string-value="CF255-D2-D" table:formula="of:=HYPERLINK(&quot;http://codeforces.com/contest/255/problem/D&quot;;&quot;CF255-D2-D&quot;)" table:style-name="ce76">
            <text:p>CF255-D2-D</text:p>
          </table:table-cell>
          <table:table-cell table:style-name="ce236"/>
          <table:table-cell table:number-columns-repeated="5" table:style-name="ce82"/>
          <table:table-cell office:value-type="float" office:value="0" table:formula="of:=SUM([.E95:.H95])"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Fish Weight</text:p>
          </table:table-cell>
          <table:table-cell office:value-type="string" office:string-value="CF298-D2-D" table:formula="of:=HYPERLINK(&quot;http://codeforces.com/contest/298/problem/D&quot;;&quot;CF298-D2-D&quot;)" table:style-name="ce80">
            <text:p>CF298-D2-D</text:p>
          </table:table-cell>
          <table:table-cell table:style-name="ce236"/>
          <table:table-cell table:number-columns-repeated="5" table:style-name="ce82"/>
          <table:table-cell office:value-type="float" office:value="0" table:formula="of:=SUM([.E96:.H9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T-decomposition</text:p>
          </table:table-cell>
          <table:table-cell office:value-type="string" office:string-value="CF237-D2-D" table:formula="of:=HYPERLINK(&quot;http://codeforces.com/contest/237/problem/D&quot;;&quot;CF237-D2-D&quot;)" table:style-name="ce80">
            <text:p>CF237-D2-D</text:p>
          </table:table-cell>
          <table:table-cell table:style-name="ce236"/>
          <table:table-cell table:number-columns-repeated="5" table:style-name="ce82"/>
          <table:table-cell office:value-type="float" office:value="0" table:formula="of:=SUM([.E97:.H9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Wizards and Huge Prize</text:p>
          </table:table-cell>
          <table:table-cell office:value-type="string" office:string-value="CF168-D2-D" table:formula="of:=HYPERLINK(&quot;http://codeforces.com/contest/168/problem/D&quot;;&quot;CF168-D2-D&quot;)" table:style-name="ce80">
            <text:p>CF168-D2-D</text:p>
          </table:table-cell>
          <table:table-cell table:style-name="ce236"/>
          <table:table-cell table:number-columns-repeated="5" table:style-name="ce82"/>
          <table:table-cell office:value-type="float" office:value="0" table:formula="of:=SUM([.E98:.H98])" table:style-name="ce55">
            <text:p>0</text:p>
          </table:table-cell>
          <table:table-cell table:style-name="ce55"/>
          <table:table-cell table:style-name="ce237"/>
          <table:table-cell table:style-name="ce1"/>
          <table:table-cell table:style-name="ce11"/>
          <table:table-cell table:number-columns-repeated="16371"/>
        </table:table-row>
        <table:table-row table:style-name="ro3">
          <table:table-cell table:style-name="ce65"/>
          <table:table-cell office:value-type="string" office:string-value="CODECHEF BJUDGE" table:formula="of:=HYPERLINK(&quot;https://www.codechef.com/LTIME64B/problems/BJUDGE&quot;;&quot;CODECHEF BJUDGE&quot;)" table:style-name="ce80">
            <text:p>CODECHEF BJUDGE</text:p>
          </table:table-cell>
          <table:table-cell table:style-name="ce236"/>
          <table:table-cell table:number-columns-repeated="5" table:style-name="ce82"/>
          <table:table-cell office:value-type="float" office:value="0" table:formula="of:=SUM([.E99:.H99])"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Dima and Salad</text:p>
          </table:table-cell>
          <table:table-cell office:value-type="string" office:string-value="CF366-D2-C" table:formula="of:=HYPERLINK(&quot;http://codeforces.com/contest/366/problem/C&quot;;&quot;CF366-D2-C&quot;)" table:style-name="ce134">
            <text:p>CF366-D2-C</text:p>
          </table:table-cell>
          <table:table-cell table:style-name="ce236"/>
          <table:table-cell table:number-columns-repeated="5" table:style-name="ce82"/>
          <table:table-cell office:value-type="float" office:value="0" table:formula="of:=SUM([.E100:.H100])"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01:.H10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Arbitrage</text:p>
          </table:table-cell>
          <table:table-cell office:value-type="string" office:string-value="UVA 104" table:formula="of:=HYPERLINK(&quot;https://uva.onlinejudge.org/index.php?option=com_onlinejudge&amp;Itemid=8&amp;page=show_problem&amp;problem=40&quot;;&quot;UVA 104&quot;)" table:style-name="ce118">
            <text:p>UVA 104</text:p>
          </table:table-cell>
          <table:table-cell table:style-name="ce236"/>
          <table:table-cell table:number-columns-repeated="5" table:style-name="ce82"/>
          <table:table-cell office:value-type="float" office:value="0" table:formula="of:=SUM([.E102:.H102])"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4.cpp&quot;;&quot;Sol&quot;)" table:style-name="ce50">
            <text:p>Sol</text:p>
          </table:table-cell>
          <table:table-cell table:number-columns-repeated="16371"/>
        </table:table-row>
        <table:table-row table:style-name="ro1">
          <table:table-cell office:value-type="string" table:style-name="ce86">
            <text:p>Random Task</text:p>
          </table:table-cell>
          <table:table-cell office:value-type="string" office:string-value="CF431-D2-D" table:formula="of:=HYPERLINK(&quot;http://codeforces.com/contest/431/problem/D&quot;;&quot;CF431-D2-D&quot;)" table:style-name="ce87">
            <text:p>CF431-D2-D</text:p>
          </table:table-cell>
          <table:table-cell table:style-name="ce236"/>
          <table:table-cell table:number-columns-repeated="5" table:style-name="ce82"/>
          <table:table-cell office:value-type="float" office:value="0" table:formula="of:=SUM([.E103:.H103])"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Black Box</text:p>
          </table:table-cell>
          <table:table-cell office:value-type="string" office:string-value="UVA 501" table:formula="of:=HYPERLINK(&quot;https://uva.onlinejudge.org/index.php?option=onlinejudge&amp;page=show_problem&amp;problem=442&quot;;&quot;UVA 501&quot;)" table:style-name="ce118">
            <text:p>UVA 501</text:p>
          </table:table-cell>
          <table:table-cell table:style-name="ce236"/>
          <table:table-cell table:number-columns-repeated="5" table:style-name="ce82"/>
          <table:table-cell office:value-type="float" office:value="0" table:formula="of:=SUM([.E104:.H104])" table:style-name="ce55">
            <text:p>0</text:p>
          </table:table-cell>
          <table:table-cell table:style-name="ce11"/>
          <table:table-cell table:style-name="ce238"/>
          <table:table-cell table:style-name="ce1"/>
          <table:table-cell office:value-type="string" office:string-value="Sol - Must Read" table:formula="of:=HYPERLINK(&quot;https://github.com/mostafa-saad/MyCompetitiveProgramming/blob/master/UVA/UVA_501.txt&quot;;&quot;Sol - Must Read&quot;)" table:style-name="ce50">
            <text:p>Sol - Must Read</text:p>
          </table:table-cell>
          <table:table-cell table:number-columns-repeated="16371"/>
        </table:table-row>
        <table:table-row table:style-name="ro1">
          <table:table-cell office:value-type="string" table:style-name="ce86">
            <text:p>Expressions</text:p>
          </table:table-cell>
          <table:table-cell office:value-type="string" office:string-value="UVA 11234" table:formula="of:=HYPERLINK(&quot;https://uva.onlinejudge.org/index.php?option=com_onlinejudge&amp;Itemid=8&amp;page=show_problem&amp;problem=2175&quot;;&quot;UVA 11234&quot;)" table:style-name="ce118">
            <text:p>UVA 11234</text:p>
          </table:table-cell>
          <table:table-cell table:style-name="ce236"/>
          <table:table-cell table:number-columns-repeated="5" table:style-name="ce82"/>
          <table:table-cell office:value-type="float" office:value="0" table:formula="of:=SUM([.E105:.H105])" table:style-name="ce55">
            <text:p>0</text:p>
          </table:table-cell>
          <table:table-cell table:style-name="ce11"/>
          <table:table-cell table:style-name="ce238"/>
          <table:table-cell table:style-name="ce1"/>
          <table:table-cell office:value-type="string" office:string-value="Sol" table:formula="of:=HYPERLINK(&quot;https://github.com/AbdelrahmanRamadan/competitive-programming/blob/master/UVA/11234%20-%20Expressions.cpp&quot;;&quot;Sol&quot;)" table:style-name="ce50">
            <text:p>Sol</text:p>
          </table:table-cell>
          <table:table-cell table:number-columns-repeated="16371"/>
        </table:table-row>
        <table:table-row table:style-name="ro1">
          <table:table-cell office:value-type="string" table:style-name="ce86">
            <text:p>Showstopper</text:p>
          </table:table-cell>
          <table:table-cell office:value-type="string" office:string-value="SPOJ MSE07E" table:formula="of:=HYPERLINK(&quot;http://www.spoj.com/problems/MSE07E/&quot;;&quot;SPOJ MSE07E&quot;)" table:style-name="ce118">
            <text:p>SPOJ MSE07E</text:p>
          </table:table-cell>
          <table:table-cell table:style-name="ce236"/>
          <table:table-cell table:number-columns-repeated="5" table:style-name="ce82"/>
          <table:table-cell office:value-type="float" office:value="0" table:formula="of:=SUM([.E106:.H106])" table:style-name="ce55">
            <text:p>0</text:p>
          </table:table-cell>
          <table:table-cell table:style-name="ce11"/>
          <table:table-cell table:style-name="ce238"/>
          <table:table-cell table:style-name="ce1"/>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50">
            <text:p>Read SPOJ users' comments about IO. See here sol</text:p>
          </table:table-cell>
          <table:table-cell table:number-columns-repeated="16371"/>
        </table:table-row>
        <table:table-row table:style-name="ro1">
          <table:table-cell office:value-type="string" table:style-name="ce86">
            <text:p>Tobo or not Tobo</text:p>
          </table:table-cell>
          <table:table-cell office:value-type="string" office:string-value="SPOJ ANARC08A" table:formula="of:=HYPERLINK(&quot;http://www.spoj.com/problems/ANARC08A/&quot;;&quot;SPOJ ANARC08A&quot;)" table:style-name="ce118">
            <text:p>SPOJ ANARC08A</text:p>
          </table:table-cell>
          <table:table-cell table:style-name="ce236"/>
          <table:table-cell table:number-columns-repeated="5" table:style-name="ce82"/>
          <table:table-cell office:value-type="float" office:value="0" table:formula="of:=SUM([.E107:.H107])"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SPOJ/SPOJ_ANARC08A.txt&quot;;&quot;Sol&quot;)" table:style-name="ce50">
            <text:p>Sol</text:p>
          </table:table-cell>
          <table:table-cell table:number-columns-repeated="16371"/>
        </table:table-row>
        <table:table-row table:style-name="ro1">
          <table:table-cell office:value-type="string" table:style-name="ce148">
            <text:p>Sum-up the Primes</text:p>
          </table:table-cell>
          <table:table-cell office:value-type="string" office:string-value="UVA 10419" table:formula="of:=HYPERLINK(&quot;https://uva.onlinejudge.org/index.php?option=com_onlinejudge&amp;Itemid=8&amp;page=show_problem&amp;problem=1360&quot;;&quot;UVA 10419&quot;)" table:style-name="ce147">
            <text:p>UVA 10419</text:p>
          </table:table-cell>
          <table:table-cell table:style-name="ce236"/>
          <table:table-cell table:number-columns-repeated="5" table:style-name="ce82"/>
          <table:table-cell office:value-type="float" office:value="0" table:formula="of:=SUM([.E108:.H108])"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104/UVA%2010419.Cpp&quot;;&quot;Sol&quot;)" table:style-name="ce50">
            <text:p>Sol</text:p>
          </table:table-cell>
          <table:table-cell table:number-columns-repeated="16371"/>
        </table:table-row>
        <table:table-row table:style-name="ro1">
          <table:table-cell office:value-type="string" table:style-name="ce148">
            <text:p>Largest Rectangle in a Histogram</text:p>
          </table:table-cell>
          <table:table-cell office:value-type="string" office:string-value="SPOJ HISTOGRA" table:formula="of:=HYPERLINK(&quot;http://www.spoj.com/problems/HISTOGRA/&quot;;&quot;SPOJ HISTOGRA&quot;)" table:style-name="ce147">
            <text:p>SPOJ HISTOGRA</text:p>
          </table:table-cell>
          <table:table-cell table:style-name="ce236"/>
          <table:table-cell table:number-columns-repeated="5" table:style-name="ce82"/>
          <table:table-cell office:value-type="float" office:value="0" table:formula="of:=SUM([.E109:.H109])" table:style-name="ce55">
            <text:p>0</text:p>
          </table:table-cell>
          <table:table-cell table:style-name="ce55"/>
          <table:table-cell table:style-name="ce237"/>
          <table:table-cell table:style-name="ce1"/>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50">
            <text:p>Sol. Don't implement as adhock/greedy/Pure STL. Use a data structure.</text:p>
          </table:table-cell>
          <table:table-cell table:number-columns-repeated="16371"/>
        </table:table-row>
        <table:table-row table:style-name="ro1">
          <table:table-cell table:style-name="ce148"/>
          <table:table-cell office:value-type="string" table:style-name="ce148">
            <text:p>UVA 663</text:p>
          </table:table-cell>
          <table:table-cell table:style-name="ce236"/>
          <table:table-cell table:number-columns-repeated="5" table:style-name="ce82"/>
          <table:table-cell office:value-type="float" office:value="0" table:formula="of:=SUM([.E110:.H11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6/UVA%20663.Cpp&quot;;&quot;Sol&quot;)" table:style-name="ce50">
            <text:p>Sol</text:p>
          </table:table-cell>
          <table:table-cell table:number-columns-repeated="16371"/>
        </table:table-row>
        <table:table-row table:style-name="ro1">
          <table:table-cell office:value-type="string" office:string-value="KingdomReorganization" table:formula="of:=HYPERLINK(&quot;https://community.topcoder.com/stat?c=problem_statement&amp;pm=11282&amp;rd=14724&quot;;&quot;KingdomReorganization&quot;)" table:style-name="ce149">
            <text:p>KingdomReorganization</text:p>
          </table:table-cell>
          <table:table-cell office:value-type="string" table:style-name="ce148">
            <text:p>SRM531-D2-1000</text:p>
          </table:table-cell>
          <table:table-cell table:style-name="ce236"/>
          <table:table-cell table:number-columns-repeated="5" table:style-name="ce82"/>
          <table:table-cell office:value-type="float" office:value="0" table:formula="of:=SUM([.E111:.H11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47">
            <text:p>UVA 10092</text:p>
          </table:table-cell>
          <table:table-cell table:style-name="ce236"/>
          <table:table-cell table:number-columns-repeated="5" table:style-name="ce82"/>
          <table:table-cell office:value-type="float" office:value="0" table:formula="of:=SUM([.E112:.H11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Psycho</text:p>
          </table:table-cell>
          <table:table-cell office:value-type="string" office:string-value="SPOJ PSYCHON" table:formula="of:=HYPERLINK(&quot;http://www.spoj.com/problems/PSYCHON/&quot;;&quot;SPOJ PSYCHON&quot;)" table:style-name="ce147">
            <text:p>SPOJ PSYCHON</text:p>
          </table:table-cell>
          <table:table-cell table:style-name="ce236"/>
          <table:table-cell table:number-columns-repeated="5" table:style-name="ce82"/>
          <table:table-cell office:value-type="float" office:value="0" table:formula="of:=SUM([.E113:.H11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Minimal Ratio Tree</text:p>
          </table:table-cell>
          <table:table-cell office:value-type="string" office:string-value="LIVEARCHIVE 4326" table:formula="of:=HYPERLINK(&quot;https://icpcarchive.ecs.baylor.edu/index.php?option=onlinejudge&amp;page=show_problem&amp;problem=2327&quot;;&quot;LIVEARCHIVE 4326&quot;)" table:style-name="ce147">
            <text:p>LIVEARCHIVE 4326</text:p>
          </table:table-cell>
          <table:table-cell table:style-name="ce236"/>
          <table:table-cell table:number-columns-repeated="5" table:style-name="ce82"/>
          <table:table-cell office:value-type="float" office:value="0" table:formula="of:=SUM([.E114:.H11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RACING</text:p>
          </table:table-cell>
          <table:table-cell office:value-type="string" office:string-value="UVA 1234" table:formula="of:=HYPERLINK(&quot;https://uva.onlinejudge.org/index.php?option=com_onlinejudge&amp;Itemid=8&amp;page=show_problem&amp;problem=3675&quot;;&quot;UVA 1234&quot;)" table:style-name="ce147">
            <text:p>UVA 1234</text:p>
          </table:table-cell>
          <table:table-cell table:style-name="ce236"/>
          <table:table-cell table:number-columns-repeated="5" table:style-name="ce82"/>
          <table:table-cell office:value-type="float" office:value="0" table:formula="of:=SUM([.E115:.H115])" table:style-name="ce55">
            <text:p>0</text:p>
          </table:table-cell>
          <table:table-cell table:style-name="ce55"/>
          <table:table-cell table:style-name="ce237"/>
          <table:table-cell table:style-name="ce1"/>
          <table:table-cell office:value-type="string" office:string-value="Sol" table:formula="of:=HYPERLINK(&quot;https://github.com/MohamedNabil97/CompetitiveProgramming/tree/master/UVA/1234.cpp&quot;;&quot;Sol&quot;)" table:style-name="ce50">
            <text:p>Sol</text:p>
          </table:table-cell>
          <table:table-cell table:number-columns-repeated="16371"/>
        </table:table-row>
        <table:table-row table:style-name="ro1">
          <table:table-cell office:value-type="string" office:string-value="ActivateGame" table:formula="of:=HYPERLINK(&quot;https://community.topcoder.com/stat?c=problem_statement&amp;pm=10750&amp;rd=14153&quot;;&quot;ActivateGame&quot;)" table:style-name="ce149">
            <text:p>ActivateGame</text:p>
          </table:table-cell>
          <table:table-cell office:value-type="string" table:style-name="ce148">
            <text:p>SRM470-D2-1000</text:p>
          </table:table-cell>
          <table:table-cell table:style-name="ce236"/>
          <table:table-cell table:number-columns-repeated="5" table:style-name="ce82"/>
          <table:table-cell office:value-type="float" office:value="0" table:formula="of:=SUM([.E116:.H11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air of Numbers</text:p>
          </table:table-cell>
          <table:table-cell office:value-type="string" office:string-value="CF359-D2-D" table:formula="of:=HYPERLINK(&quot;http://codeforces.com/contest/359/problem/D&quot;;&quot;CF359-D2-D&quot;)" table:style-name="ce118">
            <text:p>CF359-D2-D</text:p>
          </table:table-cell>
          <table:table-cell table:style-name="ce236"/>
          <table:table-cell table:number-columns-repeated="5" table:style-name="ce82"/>
          <table:table-cell office:value-type="float" office:value="0" table:formula="of:=SUM([.E117:.H117])" table:style-name="ce55">
            <text:p>0</text:p>
          </table:table-cell>
          <table:table-cell table:style-name="ce11"/>
          <table:table-cell table:style-name="ce238"/>
          <table:table-cell table:style-name="ce1"/>
          <table:table-cell office:value-type="string" office:string-value="Sol" table:formula="of:=HYPERLINK(&quot;https://github.com/osamahatem/CompetitiveProgramming/blob/master/Codeforces/359D.%20Pair%20of%20Numbers.cpp&quot;;&quot;Sol&quot;)" table:style-name="ce50">
            <text:p>Sol</text:p>
          </table:table-cell>
          <table:table-cell table:number-columns-repeated="16371"/>
        </table:table-row>
        <table:table-row table:style-name="ro1">
          <table:table-cell office:value-type="string" table:style-name="ce86">
            <text:p>Nuts for nuts</text:p>
          </table:table-cell>
          <table:table-cell office:value-type="string" table:style-name="ce86">
            <text:p>UVA 10944</text:p>
          </table:table-cell>
          <table:table-cell table:style-name="ce236"/>
          <table:table-cell table:number-columns-repeated="5" table:style-name="ce82"/>
          <table:table-cell office:value-type="float" office:value="0" table:formula="of:=SUM([.E118:.H118])"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Probability</text:p>
          </table:table-cell>
          <table:table-cell office:value-type="string" office:string-value="UVa 11346" table:formula="of:=HYPERLINK(&quot;https://uva.onlinejudge.org/index.php?option=onlinejudge&amp;page=show_problem&amp;problem=2321&quot;;&quot;UVa 11346&quot;)" table:style-name="ce87">
            <text:p>UVa 11346</text:p>
          </table:table-cell>
          <table:table-cell table:style-name="ce236"/>
          <table:table-cell table:number-columns-repeated="5" table:style-name="ce82"/>
          <table:table-cell office:value-type="float" office:value="0" table:formula="of:=SUM([.E119:.H119])" table:style-name="ce55">
            <text:p>0</text:p>
          </table:table-cell>
          <table:table-cell table:style-name="ce11"/>
          <table:table-cell table:style-name="ce238"/>
          <table:table-cell table:style-name="ce11"/>
          <table:table-cell office:value-type="string" office:string-value="Sol" table:formula="of:=HYPERLINK(&quot;https://github.com/VAMPIER000001/CompetitiveProgramming/blob/master/UVA/V-113/UVA%2011346.cpp&quot;;&quot;Sol&quot;)" table:style-name="ce50">
            <text:p>Sol</text:p>
          </table:table-cell>
          <table:table-cell table:number-columns-repeated="16371"/>
        </table:table-row>
        <table:table-row table:style-name="ro1">
          <table:table-cell table:style-name="ce86"/>
          <table:table-cell office:value-type="string" table:style-name="ce86">
            <text:p>SRM470-D1-500</text:p>
          </table:table-cell>
          <table:table-cell table:style-name="ce236"/>
          <table:table-cell table:number-columns-repeated="5" table:style-name="ce82"/>
          <table:table-cell office:value-type="float" office:value="0" table:formula="of:=SUM([.E120:.H120])" table:style-name="ce55">
            <text:p>0</text:p>
          </table:table-cell>
          <table:table-cell table:style-name="ce11"/>
          <table:table-cell table:style-name="ce238"/>
          <table:table-cell table:style-name="ce11"/>
          <table:table-cell table:style-name="ce130"/>
          <table:table-cell table:number-columns-repeated="1637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121:.H121])" table:style-name="ce55">
            <text:p>0</text:p>
          </table:table-cell>
          <table:table-cell table:style-name="ce11"/>
          <table:table-cell table:style-name="ce238"/>
          <table:table-cell table:style-name="ce11"/>
          <table:table-cell office:value-type="string" office:string-value="Sol" table:formula="of:=HYPERLINK(&quot;https://ideone.com/Hkl19P&quot;;&quot;Sol&quot;)" table:style-name="ce50">
            <text:p>Sol</text:p>
          </table:table-cell>
          <table:table-cell table:number-columns-repeated="16371"/>
        </table:table-row>
        <table:table-row table:style-name="ro1">
          <table:table-cell table:style-name="ce86"/>
          <table:table-cell office:value-type="string" office:string-value="CF592-D2-D" table:formula="of:=HYPERLINK(&quot;http://codeforces.com/contest/592/problem/D&quot;;&quot;CF592-D2-D&quot;)" table:style-name="ce87">
            <text:p>CF592-D2-D</text:p>
          </table:table-cell>
          <table:table-cell table:style-name="ce236"/>
          <table:table-cell table:number-columns-repeated="5" table:style-name="ce82"/>
          <table:table-cell office:value-type="float" office:value="0" table:formula="of:=SUM([.E122:.H122])"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table:style-name="ce86">
            <text:p>UVA 1218</text:p>
          </table:table-cell>
          <table:table-cell table:style-name="ce236"/>
          <table:table-cell table:number-columns-repeated="5" table:style-name="ce82"/>
          <table:table-cell office:value-type="float" office:value="0" table:formula="of:=SUM([.E123:.H123])"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UVA/UVA_1218.txt&quot;;&quot;Sol&quot;)" table:style-name="ce50">
            <text:p>Sol</text:p>
          </table:table-cell>
          <table:table-cell table:number-columns-repeated="16371"/>
        </table:table-row>
        <table:table-row table:style-name="ro1">
          <table:table-cell table:style-name="ce86"/>
          <table:table-cell office:value-type="string" table:style-name="ce86">
            <text:p>SPOJ IOPC1207</text:p>
          </table:table-cell>
          <table:table-cell table:style-name="ce236"/>
          <table:table-cell table:number-columns-repeated="5" table:style-name="ce82"/>
          <table:table-cell office:value-type="float" office:value="0" table:formula="of:=SUM([.E124:.H124])"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SPOJ/SPOJ_IOPC1207.txt&quot;;&quot;Sol&quot;)" table:style-name="ce50">
            <text:p>Sol</text:p>
          </table:table-cell>
          <table:table-cell table:number-columns-repeated="16371"/>
        </table:table-row>
        <table:table-row table:style-name="ro1">
          <table:table-cell table:style-name="ce86"/>
          <table:table-cell office:value-type="string" office:string-value="CF867-D12-E" table:formula="of:=HYPERLINK(&quot;https://codeforces.com/contest/867/problem/E&quot;;&quot;CF867-D12-E&quot;)" table:style-name="ce87">
            <text:p>CF867-D12-E</text:p>
          </table:table-cell>
          <table:table-cell table:style-name="ce236"/>
          <table:table-cell table:number-columns-repeated="5" table:style-name="ce82"/>
          <table:table-cell office:value-type="float" office:value="0" table:formula="of:=SUM([.E125:.H125])"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26:.H126])"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75">
            <text:p>AlgoRace</text:p>
          </table:table-cell>
          <table:table-cell office:value-type="string" office:string-value="CF189-D2-D" table:formula="of:=HYPERLINK(&quot;http://codeforces.com/contest/189/problem/D&quot;;&quot;CF189-D2-D&quot;)" table:style-name="ce76">
            <text:p>CF189-D2-D</text:p>
          </table:table-cell>
          <table:table-cell table:style-name="ce236"/>
          <table:table-cell table:number-columns-repeated="5" table:style-name="ce82"/>
          <table:table-cell office:value-type="float" office:value="0" table:formula="of:=SUM([.E127:.H127])" table:style-name="ce55">
            <text:p>0</text:p>
          </table:table-cell>
          <table:table-cell table:style-name="ce11"/>
          <table:table-cell table:style-name="ce238"/>
          <table:table-cell table:style-name="ce1"/>
          <table:table-cell office:value-type="string" office:string-value="Sol" table:formula="of:=HYPERLINK(&quot;https://github.com/OmarMekkawy/Problems-Solved-Codes/blob/master/CodeForces/189D.cpp&quot;;&quot;Sol&quot;)" table:style-name="ce50">
            <text:p>Sol</text:p>
          </table:table-cell>
          <table:table-cell table:number-columns-repeated="16371"/>
        </table:table-row>
        <table:table-row table:style-name="ro1">
          <table:table-cell office:value-type="string" table:style-name="ce75">
            <text:p>Moodular Arithmetic</text:p>
          </table:table-cell>
          <table:table-cell office:value-type="string" office:string-value="CF604-D2-D" table:formula="of:=HYPERLINK(&quot;http://codeforces.com/contest/604/problem/D&quot;;&quot;CF604-D2-D&quot;)" table:style-name="ce76">
            <text:p>CF604-D2-D</text:p>
          </table:table-cell>
          <table:table-cell table:style-name="ce236"/>
          <table:table-cell table:number-columns-repeated="5" table:style-name="ce82"/>
          <table:table-cell office:value-type="float" office:value="0" table:formula="of:=SUM([.E128:.H128])" table:style-name="ce55">
            <text:p>0</text:p>
          </table:table-cell>
          <table:table-cell table:style-name="ce11"/>
          <table:table-cell table:style-name="ce238"/>
          <table:table-cell table:style-name="ce1"/>
          <table:table-cell office:value-type="string" office:string-value="Sol" table:formula="of:=HYPERLINK(&quot;https://github.com/MohamedNabil97/CompetitiveProgramming/blob/master/CodeForces/CF604-D2-D.cpp&quot;;&quot;Sol&quot;)" table:style-name="ce50">
            <text:p>Sol</text:p>
          </table:table-cell>
          <table:table-cell table:number-columns-repeated="16371"/>
        </table:table-row>
        <table:table-row table:style-name="ro1">
          <table:table-cell office:value-type="string" table:style-name="ce65">
            <text:p>Lucky Transformation</text:p>
          </table:table-cell>
          <table:table-cell office:value-type="string" office:string-value="CF122-D2-D" table:formula="of:=HYPERLINK(&quot;http://codeforces.com/contest/122/problem/D&quot;;&quot;CF122-D2-D&quot;)" table:style-name="ce80">
            <text:p>CF122-D2-D</text:p>
          </table:table-cell>
          <table:table-cell table:style-name="ce236"/>
          <table:table-cell table:number-columns-repeated="5" table:style-name="ce82"/>
          <table:table-cell office:value-type="float" office:value="0" table:formula="of:=SUM([.E129:.H12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Boring Partition</text:p>
          </table:table-cell>
          <table:table-cell office:value-type="string" office:string-value="CF239-D2-D" table:formula="of:=HYPERLINK(&quot;http://codeforces.com/contest/239/problem/D&quot;;&quot;CF239-D2-D&quot;)" table:style-name="ce80">
            <text:p>CF239-D2-D</text:p>
          </table:table-cell>
          <table:table-cell table:style-name="ce236"/>
          <table:table-cell table:number-columns-repeated="5" table:style-name="ce82"/>
          <table:table-cell office:value-type="float" office:value="0" table:formula="of:=SUM([.E130:.H130])" table:style-name="ce55">
            <text:p>0</text:p>
          </table:table-cell>
          <table:table-cell table:style-name="ce55"/>
          <table:table-cell table:style-name="ce237"/>
          <table:table-cell table:style-name="ce1"/>
          <table:table-cell office:value-type="string" office:string-value="Sol. Find proof (See editorial comments)" table:formula="of:=HYPERLINK(&quot;https://github.com/MedoN11/CompetitiveProgramming/blob/master/CodeForces/CF239-D2-D.java&quot;;&quot;Sol. Find proof (See editorial comments)&quot;)" table:style-name="ce50">
            <text:p>Sol. Find proof (See editorial comments)</text:p>
          </table:table-cell>
          <table:table-cell table:number-columns-repeated="16371"/>
        </table:table-row>
        <table:table-row table:style-name="ro1">
          <table:table-cell office:value-type="string" table:style-name="ce75">
            <text:p>Spongebob and Squares</text:p>
          </table:table-cell>
          <table:table-cell office:value-type="string" office:string-value="CF599-D2-D" table:formula="of:=HYPERLINK(&quot;http://codeforces.com/contest/599/problem/D&quot;;&quot;CF599-D2-D&quot;)" table:style-name="ce76">
            <text:p>CF599-D2-D</text:p>
          </table:table-cell>
          <table:table-cell table:style-name="ce236"/>
          <table:table-cell table:number-columns-repeated="5" table:style-name="ce82"/>
          <table:table-cell office:value-type="float" office:value="0" table:formula="of:=SUM([.E131:.H131])"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75">
            <text:p>How many trees?</text:p>
          </table:table-cell>
          <table:table-cell office:value-type="string" office:string-value="CF9-D2-D" table:formula="of:=HYPERLINK(&quot;http://codeforces.com/contest/9/problem/D&quot;;&quot;CF9-D2-D&quot;)" table:style-name="ce76">
            <text:p>CF9-D2-D</text:p>
          </table:table-cell>
          <table:table-cell table:style-name="ce236"/>
          <table:table-cell table:number-columns-repeated="5" table:style-name="ce82"/>
          <table:table-cell office:value-type="float" office:value="0" table:formula="of:=SUM([.E132:.H132])"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office:string-value="CF1043-D12-E" table:formula="of:=HYPERLINK(&quot;http://codeforces.com/contest/1043/problem/E&quot;;&quot;CF1043-D12-E&quot;)" table:style-name="ce76">
            <text:p>CF1043-D12-E</text:p>
          </table:table-cell>
          <table:table-cell table:style-name="ce236"/>
          <table:table-cell table:number-columns-repeated="5" table:style-name="ce82"/>
          <table:table-cell office:value-type="float" office:value="0" table:formula="of:=SUM([.E133:.H133])"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table:style-name="ce75">
            <text:p>UVA 10982</text:p>
          </table:table-cell>
          <table:table-cell table:style-name="ce236"/>
          <table:table-cell table:number-columns-repeated="5" table:style-name="ce82"/>
          <table:table-cell office:value-type="float" office:value="0" table:formula="of:=SUM([.E134:.H134])" table:style-name="ce55">
            <text:p>0</text:p>
          </table:table-cell>
          <table:table-cell table:style-name="ce11"/>
          <table:table-cell table:style-name="ce238"/>
          <table:table-cell table:style-name="ce1"/>
          <table:table-cell office:value-type="string" office:string-value="Sol" table:formula="of:=HYPERLINK(&quot;https://github.com/jebouin/CompetitiveProgramming/blob/master/UVA/UVA%2010982.cpp&quot;;&quot;Sol&quot;)" table:style-name="ce50">
            <text:p>Sol</text:p>
          </table:table-cell>
          <table:table-cell table:number-columns-repeated="16371"/>
        </table:table-row>
        <table:table-row table:style-name="ro1">
          <table:table-cell table:style-name="ce75"/>
          <table:table-cell office:value-type="string" office:string-value="CF1060-D12-D" table:formula="of:=HYPERLINK(&quot;https://codeforces.com/contest/1060/problem/D&quot;;&quot;CF1060-D12-D&quot;)" table:style-name="ce76">
            <text:p>CF1060-D12-D</text:p>
          </table:table-cell>
          <table:table-cell table:style-name="ce236"/>
          <table:table-cell table:number-columns-repeated="5" table:style-name="ce82"/>
          <table:table-cell office:value-type="float" office:value="0" table:formula="of:=SUM([.E135:.H135])"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Cthulhu</text:p>
          </table:table-cell>
          <table:table-cell office:value-type="string" office:string-value="CF104-D2-C" table:formula="of:=HYPERLINK(&quot;http://codeforces.com/contest/104/problem/C&quot;;&quot;CF104-D2-C&quot;)" table:style-name="ce134">
            <text:p>CF104-D2-C</text:p>
          </table:table-cell>
          <table:table-cell table:style-name="ce236"/>
          <table:table-cell table:number-columns-repeated="5" table:style-name="ce82"/>
          <table:table-cell office:value-type="float" office:value="0" table:formula="of:=SUM([.E136:.H136])"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Anya and Ghosts</text:p>
          </table:table-cell>
          <table:table-cell office:value-type="string" office:string-value="CF508-D2-C" table:formula="of:=HYPERLINK(&quot;http://codeforces.com/contest/508/problem/C&quot;;&quot;CF508-D2-C&quot;)" table:style-name="ce134">
            <text:p>CF508-D2-C</text:p>
          </table:table-cell>
          <table:table-cell table:style-name="ce236"/>
          <table:table-cell table:number-columns-repeated="5" table:style-name="ce82"/>
          <table:table-cell office:value-type="float" office:value="0" table:formula="of:=SUM([.E137:.H137])"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Square Subsets</text:p>
          </table:table-cell>
          <table:table-cell office:value-type="string" office:string-value="CF448-D2-C" table:formula="of:=HYPERLINK(&quot;http://codeforces.com/contest/895/problem/C&quot;;&quot;CF448-D2-C&quot;)" table:style-name="ce128">
            <text:p>CF448-D2-C</text:p>
          </table:table-cell>
          <table:table-cell table:style-name="ce236"/>
          <table:table-cell table:number-columns-repeated="5" table:style-name="ce82"/>
          <table:table-cell office:value-type="float" office:value="0" table:formula="of:=SUM([.E138:.H138])" table:style-name="ce55">
            <text:p>0</text:p>
          </table:table-cell>
          <table:table-cell table:style-name="ce11"/>
          <table:table-cell table:style-name="ce238"/>
          <table:table-cell table:number-columns-repeated="16373"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39:.H13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gry Programmer</text:p>
          </table:table-cell>
          <table:table-cell office:value-type="string" office:string-value="UVA 11506" table:formula="of:=HYPERLINK(&quot;https://uva.onlinejudge.org/index.php?option=onlinejudge&amp;page=show_problem&amp;problem=2501&quot;;&quot;UVA 11506&quot;)" table:style-name="ce147">
            <text:p>UVA 11506</text:p>
          </table:table-cell>
          <table:table-cell table:style-name="ce236"/>
          <table:table-cell table:number-columns-repeated="5" table:style-name="ce82"/>
          <table:table-cell office:value-type="float" office:value="0" table:formula="of:=SUM([.E140:.H14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1506.cpp&quot;;&quot;Sol&quot;)" table:style-name="ce50">
            <text:p>Sol</text:p>
          </table:table-cell>
          <table:table-cell table:number-columns-repeated="16371"/>
        </table:table-row>
        <table:table-row table:style-name="ro1">
          <table:table-cell office:value-type="string" table:style-name="ce86">
            <text:p>The New Rule in Euphomia</text:p>
          </table:table-cell>
          <table:table-cell office:value-type="string" office:string-value="UVA 10742" table:formula="of:=HYPERLINK(&quot;https://uva.onlinejudge.org/index.php?option=com_onlinejudge&amp;Itemid=8&amp;page=show_problem&amp;problem=1683&quot;;&quot;UVA 10742&quot;)" table:style-name="ce147">
            <text:p>UVA 10742</text:p>
          </table:table-cell>
          <table:table-cell table:style-name="ce236"/>
          <table:table-cell table:number-columns-repeated="5" table:style-name="ce82"/>
          <table:table-cell office:value-type="float" office:value="0" table:formula="of:=SUM([.E141:.H1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742.cpp&quot;;&quot;Sol&quot;)" table:style-name="ce50">
            <text:p>Sol</text:p>
          </table:table-cell>
          <table:table-cell table:number-columns-repeated="16371"/>
        </table:table-row>
        <table:table-row table:style-name="ro1">
          <table:table-cell office:value-type="string" table:style-name="ce86">
            <text:p>Multiples of 3</text:p>
          </table:table-cell>
          <table:table-cell office:value-type="string" office:string-value="SPOJ MULTQ3" table:formula="of:=HYPERLINK(&quot;http://www.spoj.com/problems/MULTQ3/&quot;;&quot;SPOJ MULTQ3&quot;)" table:style-name="ce118">
            <text:p>SPOJ MULTQ3</text:p>
          </table:table-cell>
          <table:table-cell table:style-name="ce236"/>
          <table:table-cell table:number-columns-repeated="5" table:style-name="ce82"/>
          <table:table-cell office:value-type="float" office:value="0" table:formula="of:=SUM([.E142:.H142])" table:style-name="ce55">
            <text:p>0</text:p>
          </table:table-cell>
          <table:table-cell table:style-name="ce11"/>
          <table:table-cell table:style-name="ce238"/>
          <table:table-cell table:style-name="ce1"/>
          <table:table-cell office:value-type="string" office:string-value="Sol" table:formula="of:=HYPERLINK(&quot;https://github.com/BRAINOOOO/CompetitiveProgramming/blob/master/Spoj/SPOJ%20MULTQ3.Cpp&quot;;&quot;Sol&quot;)" table:style-name="ce50">
            <text:p>Sol</text:p>
          </table:table-cell>
          <table:table-cell table:number-columns-repeated="16371"/>
        </table:table-row>
        <table:table-row table:style-name="ro1">
          <table:table-cell office:value-type="string" office:string-value="TimeTravellingSalesman" table:formula="of:=HYPERLINK(&quot;https://community.topcoder.com/stat?c=problem_statement&amp;pm=11049&amp;rd=14245&quot;;&quot;TimeTravellingSalesman&quot;)" table:style-name="ce149">
            <text:p>TimeTravellingSalesman</text:p>
          </table:table-cell>
          <table:table-cell office:value-type="string" table:style-name="ce148">
            <text:p>SRM492-D2-1000</text:p>
          </table:table-cell>
          <table:table-cell table:style-name="ce236"/>
          <table:table-cell table:number-columns-repeated="5" table:style-name="ce82"/>
          <table:table-cell office:value-type="float" office:value="0" table:formula="of:=SUM([.E143:.H14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March of the Penguins</text:p>
          </table:table-cell>
          <table:table-cell office:value-type="string" office:string-value="UVA 12125" table:formula="of:=HYPERLINK(&quot;https://uva.onlinejudge.org/index.php?option=com_onlinejudge&amp;Itemid=8&amp;page=show_problem&amp;problem=3277&quot;;&quot;UVA 12125&quot;)" table:style-name="ce147">
            <text:p>UVA 12125</text:p>
          </table:table-cell>
          <table:table-cell table:style-name="ce236"/>
          <table:table-cell table:number-columns-repeated="5" table:style-name="ce82"/>
          <table:table-cell office:value-type="float" office:value="0" table:formula="of:=SUM([.E144:.H14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2125.txt&quot;;&quot;Sol&quot;)" table:style-name="ce50">
            <text:p>Sol</text:p>
          </table:table-cell>
          <table:table-cell table:number-columns-repeated="16371"/>
        </table:table-row>
        <table:table-row table:style-name="ro1">
          <table:table-cell office:value-type="string" office:string-value="PeopleYouMayKnow" table:formula="of:=HYPERLINK(&quot;https://community.topcoder.com/stat?c=problem_statement&amp;pm=10580&quot;;&quot;PeopleYouMayKnow&quot;)" table:style-name="ce87">
            <text:p>PeopleYouMayKnow</text:p>
          </table:table-cell>
          <table:table-cell office:value-type="string" table:style-name="ce148">
            <text:p>SRM447-D1-500</text:p>
          </table:table-cell>
          <table:table-cell table:style-name="ce236"/>
          <table:table-cell table:number-columns-repeated="5" table:style-name="ce82"/>
          <table:table-cell office:value-type="float" office:value="0" table:formula="of:=SUM([.E145:.H145])" table:style-name="ce55">
            <text:p>0</text:p>
          </table:table-cell>
          <table:table-cell table:style-name="ce55"/>
          <table:table-cell table:style-name="ce237"/>
          <table:table-cell table:style-name="ce1"/>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70">
            <text:p>Don't use DP. Check it later in editorial. Sol</text:p>
          </table:table-cell>
          <table:table-cell table:number-columns-repeated="16371"/>
        </table:table-row>
        <table:table-row table:style-name="ro1">
          <table:table-cell office:value-type="string" table:style-name="ce86">
            <text:p>The Game of 31</text:p>
          </table:table-cell>
          <table:table-cell office:value-type="string" office:string-value="UVA 10578" table:formula="of:=HYPERLINK(&quot;https://uva.onlinejudge.org/index.php?option=com_onlinejudge&amp;Itemid=8&amp;page=show_problem&amp;problem=1519&quot;;&quot;UVA 10578&quot;)" table:style-name="ce147">
            <text:p>UVA 10578</text:p>
          </table:table-cell>
          <table:table-cell table:style-name="ce236"/>
          <table:table-cell table:number-columns-repeated="5" table:style-name="ce82"/>
          <table:table-cell office:value-type="float" office:value="0" table:formula="of:=SUM([.E146:.H146])"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578.cpp&quot;;&quot;Sol&quot;)" table:style-name="ce70">
            <text:p>Sol</text:p>
          </table:table-cell>
          <table:table-cell table:number-columns-repeated="16371"/>
        </table:table-row>
        <table:table-row table:style-name="ro1">
          <table:table-cell office:value-type="string" table:style-name="ce86">
            <text:p>Can you answer these queries IV</text:p>
          </table:table-cell>
          <table:table-cell office:value-type="string" office:string-value="SPOJ GSS4" table:formula="of:=HYPERLINK(&quot;http://www.spoj.com/problems/GSS4&quot;;&quot;SPOJ GSS4&quot;)" table:style-name="ce147">
            <text:p>SPOJ GSS4</text:p>
          </table:table-cell>
          <table:table-cell table:style-name="ce236"/>
          <table:table-cell table:number-columns-repeated="5" table:style-name="ce82"/>
          <table:table-cell office:value-type="float" office:value="0" table:formula="of:=SUM([.E147:.H147])"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SPOJ/GSS4.cpp&quot;;&quot;Sol&quot;)" table:style-name="ce70">
            <text:p>Sol</text:p>
          </table:table-cell>
          <table:table-cell table:number-columns-repeated="16371"/>
        </table:table-row>
        <table:table-row table:style-name="ro1">
          <table:table-cell office:value-type="string" table:style-name="ce86">
            <text:p>Area</text:p>
          </table:table-cell>
          <table:table-cell office:value-type="string" office:string-value="TJU 1011" table:formula="of:=HYPERLINK(&quot;acm.tju.edu.cn/toj/showp1011.html&quot;;&quot;TJU 1011&quot;)" table:style-name="ce147">
            <text:p>TJU 1011</text:p>
          </table:table-cell>
          <table:table-cell table:style-name="ce236"/>
          <table:table-cell table:number-columns-repeated="5" table:style-name="ce82"/>
          <table:table-cell office:value-type="float" office:value="0" table:formula="of:=SUM([.E148:.H148])" table:style-name="ce55">
            <text:p>0</text:p>
          </table:table-cell>
          <table:table-cell table:style-name="ce55"/>
          <table:table-cell table:style-name="ce237"/>
          <table:table-cell table:style-name="ce1"/>
          <table:table-cell office:value-type="string" office:string-value="Sol" table:formula="of:=HYPERLINK(&quot;https://github.com/MedoN11/CompetitiveProgramming/blob/master/TJU/1011.cpp&quot;;&quot;Sol&quot;)" table:style-name="ce70">
            <text:p>Sol</text:p>
          </table:table-cell>
          <table:table-cell table:number-columns-repeated="16371"/>
        </table:table-row>
        <table:table-row table:style-name="ro1">
          <table:table-cell office:value-type="string" table:style-name="ce86">
            <text:p>Volatile Kite</text:p>
          </table:table-cell>
          <table:table-cell office:value-type="string" office:string-value="CF801-D2-D" table:formula="of:=HYPERLINK(&quot;http://codeforces.com/contest/801/problem/D&quot;;&quot;CF801-D2-D&quot;)" table:style-name="ce147">
            <text:p>CF801-D2-D</text:p>
          </table:table-cell>
          <table:table-cell table:style-name="ce236"/>
          <table:table-cell table:number-columns-repeated="5" table:style-name="ce82"/>
          <table:table-cell office:value-type="float" office:value="0" table:formula="of:=SUM([.E149:.H149])" table:style-name="ce55">
            <text:p>0</text:p>
          </table:table-cell>
          <table:table-cell table:style-name="ce55"/>
          <table:table-cell table:style-name="ce237"/>
          <table:table-cell table:style-name="ce76"/>
          <table:table-cell office:value-type="string" office:string-value="Sol" table:formula="of:=HYPERLINK(&quot;https://github.com/MeGaCrazy/CompetitiveProgramming/blob/ff934b5231a55818d401805db5e0caa0720a1fa4/Codeforces/CF801-D2-D.cpp&quot;;&quot;Sol&quot;)" table:style-name="ce70">
            <text:p>Sol</text:p>
          </table:table-cell>
          <table:table-cell table:number-columns-repeated="16371"/>
        </table:table-row>
        <table:table-row table:style-name="ro1">
          <table:table-cell office:value-type="string" table:style-name="ce86">
            <text:p>Antifloyd</text:p>
          </table:table-cell>
          <table:table-cell office:value-type="string" office:string-value="UVA 10987" table:formula="of:=HYPERLINK(&quot;https://uva.onlinejudge.org/index.php?option=onlinejudge&amp;page=show_problem&amp;problem=1928&quot;;&quot;UVA 10987&quot;)" table:style-name="ce118">
            <text:p>UVA 10987</text:p>
          </table:table-cell>
          <table:table-cell table:style-name="ce236"/>
          <table:table-cell table:number-columns-repeated="5" table:style-name="ce82"/>
          <table:table-cell office:value-type="float" office:value="0" table:formula="of:=SUM([.E150:.H150])"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987.cpp&quot;;&quot;Sol&quot;)" table:style-name="ce70">
            <text:p>Sol</text:p>
          </table:table-cell>
          <table:table-cell table:number-columns-repeated="16371"/>
        </table:table-row>
        <table:table-row table:style-name="ro1">
          <table:table-cell office:value-type="string" table:style-name="ce86">
            <text:p>Messenger</text:p>
          </table:table-cell>
          <table:table-cell office:value-type="string" office:string-value="CF631-D2-D" table:formula="of:=HYPERLINK(&quot;http://codeforces.com/contest/631/problem/D&quot;;&quot;CF631-D2-D&quot;)" table:style-name="ce87">
            <text:p>CF631-D2-D</text:p>
          </table:table-cell>
          <table:table-cell table:style-name="ce236"/>
          <table:table-cell table:number-columns-repeated="5" table:style-name="ce82"/>
          <table:table-cell office:value-type="float" office:value="0" table:formula="of:=SUM([.E151:.H151])"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144-D1-500</text:p>
          </table:table-cell>
          <table:table-cell table:style-name="ce236"/>
          <table:table-cell table:number-columns-repeated="5" table:style-name="ce82"/>
          <table:table-cell office:value-type="float" office:value="0" table:formula="of:=SUM([.E152:.H15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509-D1-500</text:p>
          </table:table-cell>
          <table:table-cell table:style-name="ce236"/>
          <table:table-cell table:number-columns-repeated="5" table:style-name="ce82"/>
          <table:table-cell office:value-type="float" office:value="0" table:formula="of:=SUM([.E153:.H15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280-D1-C" table:formula="of:=HYPERLINK(&quot;http://codeforces.com/contest/280/problem/C&quot;;&quot;CF280-D1-C&quot;)" table:style-name="ce87">
            <text:p>CF280-D1-C</text:p>
          </table:table-cell>
          <table:table-cell table:style-name="ce236"/>
          <table:table-cell table:number-columns-repeated="5" table:style-name="ce82"/>
          <table:table-cell office:value-type="float" office:value="0" table:formula="of:=SUM([.E154:.H15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10-D2-D" table:formula="of:=HYPERLINK(&quot;http://codeforces.com/contest/110/problem/D&quot;;&quot;CF110-D2-D&quot;)" table:style-name="ce87">
            <text:p>CF110-D2-D</text:p>
          </table:table-cell>
          <table:table-cell table:style-name="ce236"/>
          <table:table-cell table:number-columns-repeated="5" table:style-name="ce82"/>
          <table:table-cell office:value-type="float" office:value="0" table:formula="of:=SUM([.E155:.H15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63-D12-C" table:formula="of:=HYPERLINK(&quot;http://codeforces.com/contest/163/problem/C&quot;;&quot;CF163-D12-C&quot;)" table:style-name="ce87">
            <text:p>CF163-D12-C</text:p>
          </table:table-cell>
          <table:table-cell table:style-name="ce236"/>
          <table:table-cell table:number-columns-repeated="5" table:style-name="ce82"/>
          <table:table-cell office:value-type="float" office:value="0" table:formula="of:=SUM([.E156:.H15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455-D1-B" table:formula="of:=HYPERLINK(&quot;http://codeforces.com/contest/455/problem/B&quot;;&quot;CF455-D1-B&quot;)" table:style-name="ce87">
            <text:p>CF455-D1-B</text:p>
          </table:table-cell>
          <table:table-cell table:style-name="ce236"/>
          <table:table-cell table:number-columns-repeated="5" table:style-name="ce82"/>
          <table:table-cell office:value-type="float" office:value="0" table:formula="of:=SUM([.E157:.H15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58:.H158])"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Infinite Maze</text:p>
          </table:table-cell>
          <table:table-cell office:value-type="string" office:string-value="CF197-D2-D" table:formula="of:=HYPERLINK(&quot;http://codeforces.com/contest/197/problem/D&quot;;&quot;CF197-D2-D&quot;)" table:style-name="ce80">
            <text:p>CF197-D2-D</text:p>
          </table:table-cell>
          <table:table-cell table:style-name="ce236"/>
          <table:table-cell table:number-columns-repeated="5" table:style-name="ce82"/>
          <table:table-cell office:value-type="float" office:value="0" table:formula="of:=SUM([.E159:.H159])"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Jeff and Furik</text:p>
          </table:table-cell>
          <table:table-cell office:value-type="string" office:string-value="CF352-D2-D" table:formula="of:=HYPERLINK(&quot;http://codeforces.com/contest/352/problem/D&quot;;&quot;CF352-D2-D&quot;)" table:style-name="ce80">
            <text:p>CF352-D2-D</text:p>
          </table:table-cell>
          <table:table-cell table:style-name="ce236"/>
          <table:table-cell table:number-columns-repeated="5" table:style-name="ce82"/>
          <table:table-cell office:value-type="float" office:value="0" table:formula="of:=SUM([.E160:.H160])"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0577cb43f4a000eca9870ccc375c95381224aed1/CF/CF352-D2-D&quot;;&quot;Sol&quot;)" table:style-name="ce70">
            <text:p>Sol</text:p>
          </table:table-cell>
          <table:table-cell table:number-columns-repeated="16371"/>
        </table:table-row>
        <table:table-row table:style-name="ro1">
          <table:table-cell office:value-type="string" table:style-name="ce65">
            <text:p>Sagheer and Kindergarten</text:p>
          </table:table-cell>
          <table:table-cell office:value-type="string" office:string-value="CF812-D2-D" table:formula="of:=HYPERLINK(&quot;http://codeforces.com/contest/812/problem/D&quot;;&quot;CF812-D2-D&quot;)" table:style-name="ce80">
            <text:p>CF812-D2-D</text:p>
          </table:table-cell>
          <table:table-cell table:style-name="ce236"/>
          <table:table-cell table:number-columns-repeated="5" table:style-name="ce82"/>
          <table:table-cell office:value-type="float" office:value="0" table:formula="of:=SUM([.E161:.H161])"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CF/CF812-D2-D&quot;;&quot;Sol&quot;)" table:style-name="ce70">
            <text:p>Sol</text:p>
          </table:table-cell>
          <table:table-cell table:number-columns-repeated="16371"/>
        </table:table-row>
        <table:table-row table:style-name="ro1">
          <table:table-cell office:value-type="string" table:style-name="ce75">
            <text:p>Dispute</text:p>
          </table:table-cell>
          <table:table-cell office:value-type="string" office:string-value="CF242-D2-D" table:formula="of:=HYPERLINK(&quot;http://codeforces.com/contest/242/problem/D&quot;;&quot;CF242-D2-D&quot;)" table:style-name="ce76">
            <text:p>CF242-D2-D</text:p>
          </table:table-cell>
          <table:table-cell table:style-name="ce236"/>
          <table:table-cell table:number-columns-repeated="5" table:style-name="ce82"/>
          <table:table-cell office:value-type="float" office:value="0" table:formula="of:=SUM([.E162:.H16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office:value-type="string" table:style-name="ce75">
            <text:p>Remainders Game</text:p>
          </table:table-cell>
          <table:table-cell office:value-type="string" office:string-value="CF688-D2-D" table:formula="of:=HYPERLINK(&quot;http://codeforces.com/contest/688/problem/D&quot;;&quot;CF688-D2-D&quot;)" table:style-name="ce76">
            <text:p>CF688-D2-D</text:p>
          </table:table-cell>
          <table:table-cell table:style-name="ce236"/>
          <table:table-cell table:number-columns-repeated="5" table:style-name="ce82"/>
          <table:table-cell office:value-type="float" office:value="0" table:formula="of:=SUM([.E163:.H16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5-D2-D" table:formula="of:=HYPERLINK(&quot;http://codeforces.com/contest/1075/problem/D&quot;;&quot;CF1075-D2-D&quot;)" table:style-name="ce76">
            <text:p>CF1075-D2-D</text:p>
          </table:table-cell>
          <table:table-cell table:style-name="ce236"/>
          <table:table-cell table:number-columns-repeated="5" table:style-name="ce82"/>
          <table:table-cell office:value-type="float" office:value="0" table:formula="of:=SUM([.E164:.H16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33-D12-D" table:formula="of:=HYPERLINK(&quot;http://codeforces.com/problemset/problem/1033/D&quot;; &quot;CF1033-D12-D&quot;)" table:style-name="ce76">
            <text:p>CF1033-D12-D</text:p>
          </table:table-cell>
          <table:table-cell table:style-name="ce236"/>
          <table:table-cell table:number-columns-repeated="5" table:style-name="ce82"/>
          <table:table-cell office:value-type="float" office:value="0" table:formula="of:=SUM([.E165:.H16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442-D1-B" table:formula="of:=HYPERLINK(&quot;http://codeforces.com/problemset/problem/442/B&quot;;&quot;CF442-D1-B&quot;)" table:style-name="ce76">
            <text:p>CF442-D1-B</text:p>
          </table:table-cell>
          <table:table-cell table:style-name="ce236"/>
          <table:table-cell table:number-columns-repeated="5" table:style-name="ce82"/>
          <table:table-cell office:value-type="float" office:value="0" table:formula="of:=SUM([.E166:.H16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25-D2-D" table:formula="of:=HYPERLINK(&quot;http://codeforces.com/contest/1025/problem/D&quot;;&quot;CF1025-D2-D&quot;)" table:style-name="ce76">
            <text:p>CF1025-D2-D</text:p>
          </table:table-cell>
          <table:table-cell table:style-name="ce236"/>
          <table:table-cell table:number-columns-repeated="5" table:style-name="ce82"/>
          <table:table-cell office:value-type="float" office:value="0" table:formula="of:=SUM([.E167:.H16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2-D2-D" table:formula="of:=HYPERLINK(&quot;http://codeforces.com/contest/1071/problem/B&quot;;&quot;CF1072-D2-D&quot;)" table:style-name="ce76">
            <text:p>CF1072-D2-D</text:p>
          </table:table-cell>
          <table:table-cell table:style-name="ce236"/>
          <table:table-cell table:number-columns-repeated="5" table:style-name="ce82"/>
          <table:table-cell office:value-type="float" office:value="0" table:formula="of:=SUM([.E168:.H168])" table:style-name="ce55">
            <text:p>0</text:p>
          </table:table-cell>
          <table:table-cell table:style-name="ce11"/>
          <table:table-cell table:style-name="ce238"/>
          <table:table-cell table:number-columns-repeated="2" table:style-name="ce11"/>
          <table:table-cell table:number-columns-repeated="16371"/>
        </table:table-row>
        <table:table-row table:number-rows-repeated="1048408" table:style-name="ro5">
          <table:table-cell table:number-columns-repeated="16384"/>
        </table:table-row>
      </table:table>
      <table:table table:name="Topics"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31"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18" table:default-cell-style-name="ce1"/>
        <table:table-column table:style-name="co2" table:number-columns-repeated="1007" table:default-cell-style-name="ce1"/>
        <table:table-column table:style-name="co5" table:number-columns-repeated="15360" table:default-cell-style-name="ce1"/>
        <table:table-row table:style-name="ro8">
          <table:table-cell office:value-type="string" table:style-name="ce150">
            <text:p>ff</text:p>
          </table:table-cell>
          <table:table-cell office:value-type="string" table:style-name="ce151">
            <text:p>Problem Code</text:p>
          </table:table-cell>
          <table:table-cell office:value-type="string" table:style-name="ce152">
            <text:p>Status</text:p>
          </table:table-cell>
          <table:table-cell office:value-type="string" table:style-name="ce152">
            <text:p>Submit Count</text:p>
          </table:table-cell>
          <table:table-cell office:value-type="string" table:style-name="ce152">
            <text:p>Reading Time(m)</text:p>
          </table:table-cell>
          <table:table-cell office:value-type="string" table:style-name="ce152">
            <text:p>Thinking Time(m)</text:p>
          </table:table-cell>
          <table:table-cell office:value-type="string" table:style-name="ce152">
            <text:p>Coding Time(m)</text:p>
          </table:table-cell>
          <table:table-cell office:value-type="string" table:style-name="ce152">
            <text:p>Debug Time(m)</text:p>
          </table:table-cell>
          <table:table-cell office:value-type="string" table:style-name="ce152">
            <text:p>Total Time(m)</text:p>
          </table:table-cell>
          <table:table-cell office:value-type="string" table:style-name="ce152">
            <text:p>Problem Level /10</text:p>
          </table:table-cell>
          <table:table-cell office:value-type="string" table:style-name="ce152">
            <text:p>By yourself?</text:p>
          </table:table-cell>
          <table:table-cell office:value-type="string" table:style-name="ce152">
            <text:p>Category</text:p>
          </table:table-cell>
          <table:table-cell office:value-type="string" table:style-name="ce153">
            <text:p>1-2 line Comments about your approach</text:p>
            <text:p>is interesting?</text:p>
          </table:table-cell>
          <table:table-cell office:value-type="string" table:style-name="ce154">
            <text:p>Mostafa Category</text:p>
          </table:table-cell>
          <table:table-cell office:value-type="string" table:style-name="ce154">
            <text:p>Category</text:p>
            <text:p>Code</text:p>
          </table:table-cell>
          <table:table-cell office:value-type="string" table:style-name="ce154">
            <text:p>Level</text:p>
          </table:table-cell>
          <table:table-cell office:value-type="string" table:style-name="ce154">
            <text:p>Quality</text:p>
          </table:table-cell>
          <table:table-cell table:number-columns-repeated="16367"/>
        </table:table-row>
        <table:table-row table:style-name="ro16">
          <table:table-cell table:style-name="ce155"/>
          <table:table-cell office:value-type="string" table:style-name="ce130">
            <text:p>AC Averages =&gt;</text:p>
          </table:table-cell>
          <table:table-cell office:value-type="float" office:value="0" table:formula="of:=COUNTIF([.C8:.C11369]; &quot;AC&quot;)" table:style-name="ce56">
            <text:p>0</text:p>
          </table:table-cell>
          <table:table-cell office:value-type="float" office:value="0" table:formula="of:=ROUND(SUMPRODUCT([.D8:.D11369];INT(eq([.C8:.C11369]; &quot;AC&quot;)))/MAX(1; [.C2]);1)" table:style-name="ce56">
            <text:p>#NAME?</text:p>
          </table:table-cell>
          <table:table-cell office:value-type="float" office:value="0" table:formula="of:=ROUND(SUMPRODUCT([.E8:.E11391];INT(eq([.C8:.C11391]; &quot;AC&quot;)))/MAX(1; [.C2]);0)" table:style-name="ce56">
            <text:p>#NAME?</text:p>
          </table:table-cell>
          <table:table-cell office:value-type="float" office:value="0" table:formula="of:=ROUND(SUMPRODUCT([.F8:.F11394];INT(eq([.C8:.C11394]; &quot;AC&quot;)))/MAX(1; [.C2]);0)" table:style-name="ce56">
            <text:p>#NAME?</text:p>
          </table:table-cell>
          <table:table-cell office:value-type="float" office:value="0" table:formula="of:=ROUND(SUMPRODUCT([.G8:.G11394];INT(eq([.C8:.C11394]; &quot;AC&quot;)))/MAX(1; [.C2]);0)" table:style-name="ce56">
            <text:p>#NAME?</text:p>
          </table:table-cell>
          <table:table-cell office:value-type="float" office:value="0" table:formula="of:=ROUND(SUMPRODUCT([.H8:.H11394];INT(eq([.C8:.C11394]; &quot;AC&quot;)))/MAX(1; [.C2]);0)" table:style-name="ce56">
            <text:p>#NAME?</text:p>
          </table:table-cell>
          <table:table-cell office:value-type="float" office:value="0" table:formula="of:=ROUND(SUMPRODUCT([.I8:.I11366];INT(eq([.C8:.C11366]; &quot;AC&quot;)))/MAX(1; [.C2]);0)" table:style-name="ce56">
            <text:p>#NAME?</text:p>
          </table:table-cell>
          <table:table-cell office:value-type="float" office:value="0" table:formula="of:=ROUND(SUMPRODUCT([.J8:.J11364];INT(eq([.C8:.C11364]; &quot;AC&quot;)))/MAX(1; [.C2]);1)" table:style-name="ce56">
            <text:p>#NAME?</text:p>
          </table:table-cell>
          <table:table-cell office:value-type="float" office:value="0" table:formula="of:=SUMPRODUCT(eq([.K8:.K11369]; &quot;YES&quot;);INT(eq([.C8:.C11394]; &quot;AC&quot;)))" table:style-name="ce56">
            <text:p>#NAME?</text:p>
          </table:table-cell>
          <table:table-cell office:value-type="float" office:value="0" table:formula="of:=IFERROR(COM.MICROSOFT.SINGLE(__xludf.dummyfunction(&quot;COUNTA(FILTER(C8:C10861, NOT(REGEXMATCH(C8:C10861, &quot;&quot;AC&quot;&quot;))))&quot;));0)" table:style-name="ce57">
            <text:p>0</text:p>
          </table:table-cell>
          <table:table-cell office:value-type="float" office:value="0" table:formula="of:=IFERROR(COM.MICROSOFT.SINGLE(__xludf.dummyfunction(&quot;COUNTA(FILTER(C8:C10855, NOT(REGEXMATCH(C8:C10855, &quot;&quot;AC&quot;&quot;))))&quot;));0)" table:style-name="ce58">
            <text:p>0</text:p>
          </table:table-cell>
          <table:table-cell table:number-columns-repeated="4" table:style-name="ce58"/>
          <table:table-cell table:number-columns-repeated="16367"/>
        </table:table-row>
        <table:table-row table:style-name="ro1">
          <table:table-cell table:number-columns-repeated="2" table:style-name="ce79"/>
          <table:table-cell office:value-type="string" table:number-columns-spanned="11" table:number-rows-spanned="1" table:style-name="ce239">
            <text:p>This page has the SAME problems in (CF-A to CF-D3). It has problems categories, levels and quality (last 4 columns)</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Some trainees don't like to train using Blind Order style (CF-A to CF-D3) and prefer Topics-Based styl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This sheet page is another training style. Determine a category, go ahead and solve in order. Read Info Page. Read end of this pag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table:style-name="ce240"/>
          <table:table-cell table:number-columns-repeated="9" table:style-name="ce17"/>
          <table:table-cell table:style-name="ce73"/>
          <table:table-cell table:number-columns-repeated="2" table:style-name="ce133"/>
          <table:table-cell table:style-name="ce156"/>
          <table:table-cell table:number-columns-repeated="16368" table:style-name="ce1"/>
        </table:table-row>
        <table:table-row table:style-name="ro1">
          <table:table-cell office:value-type="string" table:style-name="ce79">
            <text:p>Vanya and Fence</text:p>
          </table:table-cell>
          <table:table-cell office:value-type="string" office:string-value="CF677-D2-A" table:formula="of:=HYPERLINK(&quot;http://codeforces.com/contest/677/problem/A&quot;;&quot;CF677-D2-A&quot;)" table:style-name="ce157">
            <text:p>CF677-D2-A</text:p>
          </table:table-cell>
          <table:table-cell table:style-name="ce241"/>
          <table:table-cell table:number-columns-repeated="5" table:style-name="ce82"/>
          <table:table-cell office:value-type="float" office:value="0" table:formula="of:=SUM([.E7:.H7])" table:style-name="ce55">
            <text:p>0</text:p>
          </table:table-cell>
          <table:table-cell table:style-name="ce55"/>
          <table:table-cell table:style-name="ce244"/>
          <table:table-cell table:style-name="ce55"/>
          <table:table-cell office:value-type="string" office:string-value="C++ Solution Example" table:formula="of:=HYPERLINK(&quot;http://codeforces.com/contest/677/submission/18185361&quot;;&quot;C++ Solution Example&quot;)" table:style-name="ce74">
            <text:p>C++ Solution Example</text:p>
          </table:table-cell>
          <table:table-cell office:value-type="string" table:style-name="ce133">
            <text:p>adhoc, NA</text:p>
          </table:table-cell>
          <table:table-cell office:value-type="float" office:value="1" table:style-name="ce133">
            <text:p>1</text:p>
          </table:table-cell>
          <table:table-cell office:value-type="float" office:value="0.5" table:style-name="ce156">
            <text:p>0.5</text:p>
          </table:table-cell>
          <table:table-cell table:number-columns-repeated="16368" table:style-name="ce1"/>
        </table:table-row>
        <table:table-row table:style-name="ro1">
          <table:table-cell office:value-type="string" table:style-name="ce79">
            <text:p>Anton and Danik</text:p>
          </table:table-cell>
          <table:table-cell office:value-type="string" office:string-value="CF734-D2-A" table:formula="of:=HYPERLINK(&quot;http://codeforces.com/contest/734/problem/A&quot;;&quot;CF734-D2-A&quot;)" table:style-name="ce157">
            <text:p>CF734-D2-A</text:p>
          </table:table-cell>
          <table:table-cell table:style-name="ce241"/>
          <table:table-cell table:number-columns-repeated="5" table:style-name="ce82"/>
          <table:table-cell office:value-type="float" office:value="0" table:formula="of:=SUM([.E8:.H8])" table:style-name="ce55">
            <text:p>0</text:p>
          </table:table-cell>
          <table:table-cell table:style-name="ce55"/>
          <table:table-cell table:style-name="ce244"/>
          <table:table-cell table:style-name="ce55"/>
          <table:table-cell office:value-type="string" office:string-value="This is from Round 379. Here is the editorial" table:formula="of:=HYPERLINK(&quot;http://codeforces.com/blog/entry/48397&quot;;&quot;This is from Round 379. Here is the editorial&quot;)" table:style-name="ce158">
            <text:p>This is from Round 379. Here is the editorial</text:p>
          </table:table-cell>
          <table:table-cell office:value-type="string" table:style-name="ce133">
            <text:p>adhoc, NA</text:p>
          </table:table-cell>
          <table:table-cell office:value-type="float" office:value="1" table:style-name="ce133">
            <text:p>1</text:p>
          </table:table-cell>
          <table:table-cell office:value-type="float" office:value="0.6" table:style-name="ce156">
            <text:p>0.6</text:p>
          </table:table-cell>
          <table:table-cell table:number-columns-repeated="16368" table:style-name="ce1"/>
        </table:table-row>
        <table:table-row table:style-name="ro1">
          <table:table-cell office:value-type="string" table:style-name="ce79">
            <text:p>Petya and Strings</text:p>
          </table:table-cell>
          <table:table-cell office:value-type="string" office:string-value="CF112-D2-A" table:formula="of:=HYPERLINK(&quot;http://codeforces.com/contest/112/problem/A&quot;;&quot;CF112-D2-A&quot;)" table:style-name="ce157">
            <text:p>CF112-D2-A</text:p>
          </table:table-cell>
          <table:table-cell table:style-name="ce241"/>
          <table:table-cell table:number-columns-repeated="5" table:style-name="ce82"/>
          <table:table-cell office:value-type="float" office:value="0" table:formula="of:=SUM([.E9:.H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Sp4zWrDvGr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Is your horseshoe on the other hoof?</text:p>
          </table:table-cell>
          <table:table-cell office:value-type="string" office:string-value="CF228-D2-A" table:formula="of:=HYPERLINK(&quot;http://codeforces.com/contest/228/problem/A&quot;;&quot;CF228-D2-A&quot;)" table:style-name="ce157">
            <text:p>CF228-D2-A</text:p>
          </table:table-cell>
          <table:table-cell table:style-name="ce241"/>
          <table:table-cell table:number-columns-repeated="5" table:style-name="ce82"/>
          <table:table-cell office:value-type="float" office:value="0" table:formula="of:=SUM([.E10:.H10])"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0zvnXeQis4&amp;app=desktop#_=_&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Team</text:p>
          </table:table-cell>
          <table:table-cell office:value-type="string" office:string-value="CF231-D2-A" table:formula="of:=HYPERLINK(&quot;http://codeforces.com/contest/231/problem/A&quot;;&quot;CF231-D2-A&quot;)" table:style-name="ce157">
            <text:p>CF231-D2-A</text:p>
          </table:table-cell>
          <table:table-cell table:style-name="ce241"/>
          <table:table-cell table:number-columns-repeated="5" table:style-name="ce82"/>
          <table:table-cell office:value-type="float" office:value="0" table:formula="of:=SUM([.E11:.H11])" table:style-name="ce55">
            <text:p>0</text:p>
          </table:table-cell>
          <table:table-cell table:style-name="ce55"/>
          <table:table-cell table:style-name="ce244"/>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oy or Girl</text:p>
          </table:table-cell>
          <table:table-cell office:value-type="string" office:string-value="CF236-D2-A" table:formula="of:=HYPERLINK(&quot;http://codeforces.com/contest/236/problem/A&quot;;&quot;CF236-D2-A&quot;)" table:style-name="ce157">
            <text:p>CF236-D2-A</text:p>
          </table:table-cell>
          <table:table-cell table:style-name="ce241"/>
          <table:table-cell table:number-columns-repeated="5" table:style-name="ce82"/>
          <table:table-cell office:value-type="float" office:value="0" table:formula="of:=SUM([.E12:.H1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OOmuJXMyHQ&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eautiful Matrix</text:p>
          </table:table-cell>
          <table:table-cell office:value-type="string" office:string-value="CF263-D2-A" table:formula="of:=HYPERLINK(&quot;http://codeforces.com/contest/263/problem/A&quot;;&quot;CF263-D2-A&quot;)" table:style-name="ce157">
            <text:p>CF263-D2-A</text:p>
          </table:table-cell>
          <table:table-cell table:style-name="ce241"/>
          <table:table-cell table:number-columns-repeated="5" table:style-name="ce82"/>
          <table:table-cell office:value-type="float" office:value="0" table:formula="of:=SUM([.E13:.H13])" table:style-name="ce55">
            <text:p>0</text:p>
          </table:table-cell>
          <table:table-cell table:style-name="ce55"/>
          <table:table-cell table:style-name="ce244"/>
          <table:table-cell table:style-name="ce55"/>
          <table:table-cell office:value-type="string" office:string-value="Video Solution - Eng Samed Hajajla" table:formula="of:=HYPERLINK(&quot;https://www.youtube.com/watch?v=FU4thrvEvKg&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Colorful Stones (Simplified Edition)</text:p>
          </table:table-cell>
          <table:table-cell office:value-type="string" office:string-value="CF265-D2-A" table:formula="of:=HYPERLINK(&quot;http://codeforces.com/contest/265/problem/A&quot;;&quot;CF265-D2-A&quot;)" table:style-name="ce157">
            <text:p>CF265-D2-A</text:p>
          </table:table-cell>
          <table:table-cell table:style-name="ce241"/>
          <table:table-cell table:number-columns-repeated="5" table:style-name="ce82"/>
          <table:table-cell office:value-type="float" office:value="0" table:formula="of:=SUM([.E14:.H14])"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l_mjArjBC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Stones on the Table</text:p>
          </table:table-cell>
          <table:table-cell office:value-type="string" office:string-value="CF266-D2-A" table:formula="of:=HYPERLINK(&quot;http://codeforces.com/contest/266/problem/A&quot;;&quot;CF266-D2-A&quot;)" table:style-name="ce157">
            <text:p>CF266-D2-A</text:p>
          </table:table-cell>
          <table:table-cell table:style-name="ce241"/>
          <table:table-cell table:number-columns-repeated="5" table:style-name="ce82"/>
          <table:table-cell office:value-type="float" office:value="0" table:formula="of:=SUM([.E15:.H15])"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Games</text:p>
          </table:table-cell>
          <table:table-cell office:value-type="string" office:string-value="CF268-D2-A" table:formula="of:=HYPERLINK(&quot;http://codeforces.com/contest/268/problem/A&quot;;&quot;CF268-D2-A&quot;)" table:style-name="ce157">
            <text:p>CF268-D2-A</text:p>
          </table:table-cell>
          <table:table-cell table:style-name="ce241"/>
          <table:table-cell table:number-columns-repeated="5" table:style-name="ce82"/>
          <table:table-cell office:value-type="float" office:value="0" table:formula="of:=SUM([.E16:.H16])"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Word Capitalization</text:p>
          </table:table-cell>
          <table:table-cell office:value-type="string" office:string-value="CF281-D2-A" table:formula="of:=HYPERLINK(&quot;http://codeforces.com/contest/281/problem/A&quot;;&quot;CF281-D2-A&quot;)" table:style-name="ce157">
            <text:p>CF281-D2-A</text:p>
          </table:table-cell>
          <table:table-cell table:style-name="ce241"/>
          <table:table-cell table:number-columns-repeated="5" table:style-name="ce82"/>
          <table:table-cell office:value-type="float" office:value="0" table:formula="of:=SUM([.E17:.H1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ctpZIJ8xBA&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Magnets</text:p>
          </table:table-cell>
          <table:table-cell office:value-type="string" office:string-value="CF344-D2-A" table:formula="of:=HYPERLINK(&quot;http://codeforces.com/contest/344/problem/A&quot;;&quot;CF344-D2-A&quot;)" table:style-name="ce157">
            <text:p>CF344-D2-A</text:p>
          </table:table-cell>
          <table:table-cell table:style-name="ce241"/>
          <table:table-cell table:number-columns-repeated="5" table:style-name="ce82"/>
          <table:table-cell office:value-type="float" office:value="0" table:formula="of:=SUM([.E18:.H1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7o7lZTKFzp0&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Sereja and Dima</text:p>
          </table:table-cell>
          <table:table-cell office:value-type="string" office:string-value="CF381-D2-A" table:formula="of:=HYPERLINK(&quot;http://codeforces.com/contest/381/problem/A&quot;;&quot;CF381-D2-A&quot;)" table:style-name="ce157">
            <text:p>CF381-D2-A</text:p>
          </table:table-cell>
          <table:table-cell table:style-name="ce241"/>
          <table:table-cell table:number-columns-repeated="5" table:style-name="ce82"/>
          <table:table-cell office:value-type="float" office:value="0" table:formula="of:=SUM([.E19:.H1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XgJ0DS3r_KE&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ravity Flip</text:p>
          </table:table-cell>
          <table:table-cell office:value-type="string" office:string-value="CF405-D2-A" table:formula="of:=HYPERLINK(&quot;http://codeforces.com/contest/405/problem/A&quot;;&quot;CF405-D2-A&quot;)" table:style-name="ce157">
            <text:p>CF405-D2-A</text:p>
          </table:table-cell>
          <table:table-cell table:style-name="ce241"/>
          <table:table-cell table:number-columns-repeated="5" table:style-name="ce82"/>
          <table:table-cell office:value-type="float" office:value="0" table:formula="of:=SUM([.E20:.H20])" table:style-name="ce55">
            <text:p>0</text:p>
          </table:table-cell>
          <table:table-cell table:style-name="ce82"/>
          <table:table-cell table:style-name="ce244"/>
          <table:table-cell table:style-name="ce82"/>
          <table:table-cell office:value-type="string" office:string-value="Video Solution - Eng John Gamal" table:formula="of:=HYPERLINK(&quot;https://www.youtube.com/watch?v=HNe9QW-1MJI&quot;;&quot;Video Solution - Eng John Gamal&quot;)" table:style-name="ce10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Police Recruits</text:p>
          </table:table-cell>
          <table:table-cell office:value-type="string" office:string-value="CF427-D2-A" table:formula="of:=HYPERLINK(&quot;http://codeforces.com/contest/427/problem/A&quot;;&quot;CF427-D2-A&quot;)" table:style-name="ce157">
            <text:p>CF427-D2-A</text:p>
          </table:table-cell>
          <table:table-cell table:style-name="ce241"/>
          <table:table-cell table:number-columns-repeated="5" table:style-name="ce82"/>
          <table:table-cell office:value-type="float" office:value="0" table:formula="of:=SUM([.E21:.H21])"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lack Square</text:p>
          </table:table-cell>
          <table:table-cell office:value-type="string" office:string-value="CF431-D2-A" table:formula="of:=HYPERLINK(&quot;http://codeforces.com/contest/431/problem/A&quot;;&quot;CF431-D2-A&quot;)" table:style-name="ce157">
            <text:p>CF431-D2-A</text:p>
          </table:table-cell>
          <table:table-cell table:style-name="ce241"/>
          <table:table-cell table:number-columns-repeated="5" table:style-name="ce82"/>
          <table:table-cell office:value-type="float" office:value="0" table:formula="of:=SUM([.E22:.H22])"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157">
            <text:p>CF59-D2-A</text:p>
          </table:table-cell>
          <table:table-cell table:style-name="ce241"/>
          <table:table-cell table:number-columns-repeated="5" table:style-name="ce82"/>
          <table:table-cell office:value-type="float" office:value="0" table:formula="of:=SUM([.E23:.H2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W8YOQbMdD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Night at the Museum</text:p>
          </table:table-cell>
          <table:table-cell office:value-type="string" office:string-value="CF731-D2-A" table:formula="of:=HYPERLINK(&quot;http://codeforces.com/contest/731/problem/A&quot;;&quot;CF731-D2-A&quot;)" table:style-name="ce157">
            <text:p>CF731-D2-A</text:p>
          </table:table-cell>
          <table:table-cell table:style-name="ce241"/>
          <table:table-cell table:number-columns-repeated="5" table:style-name="ce82"/>
          <table:table-cell office:value-type="float" office:value="0" table:formula="of:=SUM([.E24:.H24])"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uy a Shovel</text:p>
          </table:table-cell>
          <table:table-cell office:value-type="string" office:string-value="CF732-D2-A" table:formula="of:=HYPERLINK(&quot;http://codeforces.com/contest/732/problem/A&quot;;&quot;CF732-D2-A&quot;)" table:style-name="ce157">
            <text:p>CF732-D2-A</text:p>
          </table:table-cell>
          <table:table-cell table:style-name="ce241"/>
          <table:table-cell table:number-columns-repeated="5" table:style-name="ce82"/>
          <table:table-cell office:value-type="float" office:value="0" table:formula="of:=SUM([.E25:.H25])"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jKOSPuoplz0&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ear and Big Brother</text:p>
          </table:table-cell>
          <table:table-cell office:value-type="string" office:string-value="CF791-D2-A" table:formula="of:=HYPERLINK(&quot;codeforces.com/contest/791/problem/A&quot;;&quot;CF791-D2-A&quot;)" table:style-name="ce157">
            <text:p>CF791-D2-A</text:p>
          </table:table-cell>
          <table:table-cell table:style-name="ce241"/>
          <table:table-cell table:number-columns-repeated="5" table:style-name="ce82"/>
          <table:table-cell office:value-type="float" office:value="0" table:formula="of:=SUM([.E26:.H26])" table:style-name="ce55">
            <text:p>0</text:p>
          </table:table-cell>
          <table:table-cell table:style-name="ce55"/>
          <table:table-cell table:style-name="ce244"/>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ood Number</text:p>
          </table:table-cell>
          <table:table-cell office:value-type="string" office:string-value="CF365-D2-A" table:formula="of:=HYPERLINK(&quot;http://codeforces.com/contest/365/problem/A&quot;;&quot;CF365-D2-A&quot;)" table:style-name="ce157">
            <text:p>CF365-D2-A</text:p>
          </table:table-cell>
          <table:table-cell table:style-name="ce241"/>
          <table:table-cell table:number-columns-repeated="5" table:style-name="ce82"/>
          <table:table-cell office:value-type="float" office:value="0" table:formula="of:=SUM([.E27:.H27])"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5SLLnni1KM&amp;feature=youtu.be&quot;;&quot;Video Solution - Eng Muntaser Abukadeja&quot;)" table:style-name="ce159">
            <text:p>Video Solution - Eng Muntaser Abukadeja</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157">
            <text:p>CF298-D2-A</text:p>
          </table:table-cell>
          <table:table-cell table:style-name="ce241"/>
          <table:table-cell table:number-columns-repeated="5" table:style-name="ce82"/>
          <table:table-cell office:value-type="float" office:value="0" table:formula="of:=SUM([.E28:.H2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X_hPHnYgMA&quot;;&quot;Video Solution - Dr Mostafa Saad&quot;)" table:style-name="ce109">
            <text:p>Video Solution - Dr Mostafa Saad</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tring Task</text:p>
          </table:table-cell>
          <table:table-cell office:value-type="string" office:string-value="CF118-D2-A" table:formula="of:=HYPERLINK(&quot;http://codeforces.com/contest/118/problem/A&quot;;&quot;CF118-D2-A&quot;)" table:style-name="ce157">
            <text:p>CF118-D2-A</text:p>
          </table:table-cell>
          <table:table-cell table:style-name="ce241"/>
          <table:table-cell table:number-columns-repeated="5" table:style-name="ce82"/>
          <table:table-cell office:value-type="float" office:value="0" table:formula="of:=SUM([.E29:.H2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iYo2lKksN0&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resents</text:p>
          </table:table-cell>
          <table:table-cell office:value-type="string" office:string-value="CF136-D2-A" table:formula="of:=HYPERLINK(&quot;http://codeforces.com/contest/136/problem/A&quot;;&quot;CF136-D2-A&quot;)" table:style-name="ce157">
            <text:p>CF136-D2-A</text:p>
          </table:table-cell>
          <table:table-cell table:style-name="ce241"/>
          <table:table-cell table:number-columns-repeated="5" table:style-name="ce82"/>
          <table:table-cell office:value-type="float" office:value="0" table:formula="of:=SUM([.E30:.H30])"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MduaJDmo7RU&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Next Round</text:p>
          </table:table-cell>
          <table:table-cell office:value-type="string" office:string-value="CF158-D12-A" table:formula="of:=HYPERLINK(&quot;http://codeforces.com/contest/158/problem/A&quot;;&quot;CF158-D12-A&quot;)" table:style-name="ce157">
            <text:p>CF158-D12-A</text:p>
          </table:table-cell>
          <table:table-cell table:style-name="ce241"/>
          <table:table-cell table:number-columns-repeated="5" table:style-name="ce82"/>
          <table:table-cell office:value-type="float" office:value="0" table:formula="of:=SUM([.E31:.H3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jwF2F5D8j9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wins</text:p>
          </table:table-cell>
          <table:table-cell office:value-type="string" office:string-value="CF160-D2-A" table:formula="of:=HYPERLINK(&quot;http://codeforces.com/contest/160/problem/A&quot;;&quot;CF160-D2-A&quot;)" table:style-name="ce157">
            <text:p>CF160-D2-A</text:p>
          </table:table-cell>
          <table:table-cell table:style-name="ce241"/>
          <table:table-cell table:number-columns-repeated="5" table:style-name="ce82"/>
          <table:table-cell office:value-type="float" office:value="0" table:formula="of:=SUM([.E32:.H3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6fh3b50nX8&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157">
            <text:p>CF208-D2-A</text:p>
          </table:table-cell>
          <table:table-cell table:style-name="ce241"/>
          <table:table-cell table:number-columns-repeated="5" table:style-name="ce82"/>
          <table:table-cell office:value-type="float" office:value="0" table:formula="of:=SUM([.E33:.H3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4umpd8utS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Mountain Scenery</text:p>
          </table:table-cell>
          <table:table-cell office:value-type="string" office:string-value="CF218-D2-A" table:formula="of:=HYPERLINK(&quot;http://codeforces.com/contest/218/problem/A&quot;;&quot;CF218-D2-A&quot;)" table:style-name="ce157">
            <text:p>CF218-D2-A</text:p>
          </table:table-cell>
          <table:table-cell table:style-name="ce241"/>
          <table:table-cell table:number-columns-repeated="5" table:style-name="ce82"/>
          <table:table-cell office:value-type="float" office:value="0" table:formula="of:=SUM([.E34:.H34])"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qmGhxFPv5GI&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ice Tower</text:p>
          </table:table-cell>
          <table:table-cell office:value-type="string" office:string-value="CF225-D2-A" table:formula="of:=HYPERLINK(&quot;http://codeforces.com/contest/225/problem/A&quot;;&quot;CF225-D2-A&quot;)" table:style-name="ce157">
            <text:p>CF225-D2-A</text:p>
          </table:table-cell>
          <table:table-cell table:style-name="ce241"/>
          <table:table-cell table:number-columns-repeated="5" table:style-name="ce82"/>
          <table:table-cell office:value-type="float" office:value="0" table:formula="of:=SUM([.E35:.H35])"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AU4cdWZrKNA&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ancy Fence</text:p>
          </table:table-cell>
          <table:table-cell office:value-type="string" office:string-value="CF270-D2-A" table:formula="of:=HYPERLINK(&quot;http://codeforces.com/contest/270/problem/A&quot;;&quot;CF270-D2-A&quot;)" table:style-name="ce157">
            <text:p>CF270-D2-A</text:p>
          </table:table-cell>
          <table:table-cell table:style-name="ce241"/>
          <table:table-cell table:number-columns-repeated="5" table:style-name="ce82"/>
          <table:table-cell office:value-type="float" office:value="0" table:formula="of:=SUM([.E36:.H36])" table:style-name="ce55">
            <text:p>0</text:p>
          </table:table-cell>
          <table:table-cell table:style-name="ce82"/>
          <table:table-cell table:style-name="ce244"/>
          <table:table-cell table:style-name="ce82"/>
          <table:table-cell office:value-type="string" office:string-value="Video Solution - Eng Omar Ashraf" table:formula="of:=HYPERLINK(&quot;https://www.youtube.com/watch?v=ShgpJWttyxw&quot;;&quot;Video Solution - Eng Omar Ashraf&quot;)" table:style-name="ce115">
            <text:p>Video Solution - Eng Omar Ashraf</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it++</text:p>
          </table:table-cell>
          <table:table-cell office:value-type="string" office:string-value="CF282-D2-A" table:formula="of:=HYPERLINK(&quot;http://codeforces.com/contest/282/problem/A&quot;;&quot;CF282-D2-A&quot;)" table:style-name="ce157">
            <text:p>CF282-D2-A</text:p>
          </table:table-cell>
          <table:table-cell table:style-name="ce241"/>
          <table:table-cell table:number-columns-repeated="5" table:style-name="ce82"/>
          <table:table-cell office:value-type="float" office:value="0" table:formula="of:=SUM([.E37:.H3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5TyT1RIv3w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157">
            <text:p>CF287-D2-A</text:p>
          </table:table-cell>
          <table:table-cell table:style-name="ce241"/>
          <table:table-cell table:number-columns-repeated="5" table:style-name="ce82"/>
          <table:table-cell office:value-type="float" office:value="0" table:formula="of:=SUM([.E38:.H3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n7uY7HC4XIM&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157">
            <text:p>CF289-D2-A</text:p>
          </table:table-cell>
          <table:table-cell table:style-name="ce241"/>
          <table:table-cell table:number-columns-repeated="5" table:style-name="ce82"/>
          <table:table-cell office:value-type="float" office:value="0" table:formula="of:=SUM([.E39:.H3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EjH3kDiEpS0&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157">
            <text:p>CF294-D2-A</text:p>
          </table:table-cell>
          <table:table-cell table:style-name="ce241"/>
          <table:table-cell table:number-columns-repeated="5" table:style-name="ce82"/>
          <table:table-cell office:value-type="float" office:value="0" table:formula="of:=SUM([.E40:.H40])"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GOuclkVCvRI&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157">
            <text:p>CF296-D2-A</text:p>
          </table:table-cell>
          <table:table-cell table:style-name="ce241"/>
          <table:table-cell table:number-columns-repeated="5" table:style-name="ce82"/>
          <table:table-cell office:value-type="float" office:value="0" table:formula="of:=SUM([.E41:.H41])"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kdgWBRPqMfo&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Even Odds</text:p>
          </table:table-cell>
          <table:table-cell office:value-type="string" office:string-value="CF318-D2-A" table:formula="of:=HYPERLINK(&quot;http://codeforces.com/contest/318/problem/A&quot;;&quot;CF318-D2-A&quot;)" table:style-name="ce157">
            <text:p>CF318-D2-A</text:p>
          </table:table-cell>
          <table:table-cell table:style-name="ce241"/>
          <table:table-cell table:number-columns-repeated="5" table:style-name="ce82"/>
          <table:table-cell office:value-type="float" office:value="0" table:formula="of:=SUM([.E42:.H42])"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w7gZx99Efzs&amp;feature=youtu.be&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157">
            <text:p>CF339-D2-A</text:p>
          </table:table-cell>
          <table:table-cell table:style-name="ce241"/>
          <table:table-cell table:number-columns-repeated="5" table:style-name="ce82"/>
          <table:table-cell office:value-type="float" office:value="0" table:formula="of:=SUM([.E43:.H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LsyJpkFMz4&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senia and Pan Scales</text:p>
          </table:table-cell>
          <table:table-cell office:value-type="string" office:string-value="CF382-D2-A" table:formula="of:=HYPERLINK(&quot;http://codeforces.com/contest/382/problem/A&quot;;&quot;CF382-D2-A&quot;)" table:style-name="ce157">
            <text:p>CF382-D2-A</text:p>
          </table:table-cell>
          <table:table-cell table:style-name="ce241"/>
          <table:table-cell table:number-columns-repeated="5" table:style-name="ce82"/>
          <table:table-cell office:value-type="float" office:value="0" table:formula="of:=SUM([.E44:.H44])"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6xkV-GeRs2o&amp;feature=youtu.be&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ranslation</text:p>
          </table:table-cell>
          <table:table-cell office:value-type="string" office:string-value="CF41-D2-A" table:formula="of:=HYPERLINK(&quot;http://codeforces.com/contest/41/problem/A&quot;;&quot;CF41-D2-A&quot;)" table:style-name="ce157">
            <text:p>CF41-D2-A</text:p>
          </table:table-cell>
          <table:table-cell table:style-name="ce241"/>
          <table:table-cell table:number-columns-repeated="5" table:style-name="ce82"/>
          <table:table-cell office:value-type="float" office:value="0" table:formula="of:=SUM([.E45:.H4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2rXyyB_2zX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157">
            <text:p>CF43-D2-A</text:p>
          </table:table-cell>
          <table:table-cell table:style-name="ce241"/>
          <table:table-cell table:number-columns-repeated="5" table:style-name="ce82"/>
          <table:table-cell office:value-type="float" office:value="0" table:formula="of:=SUM([.E46:.H46])" table:style-name="ce55">
            <text:p>0</text:p>
          </table:table-cell>
          <table:table-cell table:style-name="ce82"/>
          <table:table-cell table:style-name="ce244"/>
          <table:table-cell table:style-name="ce82"/>
          <table:table-cell office:value-type="string" office:string-value="Video Solution - Eng Belal Abdulnasser (Python)" table:formula="of:=HYPERLINK(&quot;https://www.youtube.com/watch?v=fUOco0Vz584&amp;feature=youtu.be&quot;;&quot;Video Solution - Eng Belal Abdulnasser (Python)&quot;)" table:style-name="ce157">
            <text:p>Video Solution - Eng Belal Abdulnasser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157">
            <text:p>CF443-D2-A</text:p>
          </table:table-cell>
          <table:table-cell table:style-name="ce241"/>
          <table:table-cell table:number-columns-repeated="5" table:style-name="ce82"/>
          <table:table-cell office:value-type="float" office:value="0" table:formula="of:=SUM([.E47:.H4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XuljSnZaTY&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ptops</text:p>
          </table:table-cell>
          <table:table-cell office:value-type="string" office:string-value="CF456-D2-A" table:formula="of:=HYPERLINK(&quot;http://codeforces.com/contest/456/problem/A&quot;;&quot;CF456-D2-A&quot;)" table:style-name="ce157">
            <text:p>CF456-D2-A</text:p>
          </table:table-cell>
          <table:table-cell table:style-name="ce241"/>
          <table:table-cell table:number-columns-repeated="5" table:style-name="ce82"/>
          <table:table-cell office:value-type="float" office:value="0" table:formula="of:=SUM([.E48:.H48])"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_Ab4PUC2vM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 Wanna Be the Guy</text:p>
          </table:table-cell>
          <table:table-cell office:value-type="string" office:string-value="CF469-D2-A" table:formula="of:=HYPERLINK(&quot;http://codeforces.com/contest/469/problem/A&quot;;&quot;CF469-D2-A&quot;)" table:style-name="ce157">
            <text:p>CF469-D2-A</text:p>
          </table:table-cell>
          <table:table-cell table:style-name="ce241"/>
          <table:table-cell table:number-columns-repeated="5" table:style-name="ce82"/>
          <table:table-cell office:value-type="float" office:value="0" table:formula="of:=SUM([.E49:.H4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eyboard</text:p>
          </table:table-cell>
          <table:table-cell office:value-type="string" office:string-value="CF474-D2-A" table:formula="of:=HYPERLINK(&quot;http://codeforces.com/contest/474/problem/A&quot;;&quot;CF474-D2-A&quot;)" table:style-name="ce157">
            <text:p>CF474-D2-A</text:p>
          </table:table-cell>
          <table:table-cell table:style-name="ce241"/>
          <table:table-cell table:number-columns-repeated="5" table:style-name="ce82"/>
          <table:table-cell office:value-type="float" office:value="0" table:formula="of:=SUM([.E50:.H5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oFIiCpVI3Ck&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ounterexample</text:p>
          </table:table-cell>
          <table:table-cell office:value-type="string" office:string-value="CF483-D2-A" table:formula="of:=HYPERLINK(&quot;http://codeforces.com/contest/483/problem/A&quot;;&quot;CF483-D2-A&quot;)" table:style-name="ce157">
            <text:p>CF483-D2-A</text:p>
          </table:table-cell>
          <table:table-cell table:style-name="ce241"/>
          <table:table-cell table:number-columns-repeated="5" table:style-name="ce82"/>
          <table:table-cell office:value-type="float" office:value="0" table:formula="of:=SUM([.E51:.H51])"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hWzHWVd9jI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lculating Function</text:p>
          </table:table-cell>
          <table:table-cell office:value-type="string" office:string-value="CF486-D2-A" table:formula="of:=HYPERLINK(&quot;http://codeforces.com/contest/486/problem/A&quot;;&quot;CF486-D2-A&quot;)" table:style-name="ce157">
            <text:p>CF486-D2-A</text:p>
          </table:table-cell>
          <table:table-cell table:style-name="ce241"/>
          <table:table-cell table:number-columns-repeated="5" table:style-name="ce82"/>
          <table:table-cell office:value-type="float" office:value="0" table:formula="of:=SUM([.E52:.H5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IByiomshI2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eam Olympiad</text:p>
          </table:table-cell>
          <table:table-cell office:value-type="string" office:string-value="CF490-D2-A" table:formula="of:=HYPERLINK(&quot;http://codeforces.com/contest/490/problem/A&quot;;&quot;CF490-D2-A&quot;)" table:style-name="ce157">
            <text:p>CF490-D2-A</text:p>
          </table:table-cell>
          <table:table-cell table:style-name="ce241"/>
          <table:table-cell table:number-columns-repeated="5" table:style-name="ce82"/>
          <table:table-cell office:value-type="float" office:value="0" table:formula="of:=SUM([.E53:.H53])"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2jJA1PCOrgg&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hewbaсca and Number</text:p>
          </table:table-cell>
          <table:table-cell office:value-type="string" office:string-value="CF514-D2-A" table:formula="of:=HYPERLINK(&quot;http://codeforces.com/contest/514/problem/A&quot;;&quot;CF514-D2-A&quot;)" table:style-name="ce157">
            <text:p>CF514-D2-A</text:p>
          </table:table-cell>
          <table:table-cell table:style-name="ce241"/>
          <table:table-cell table:number-columns-repeated="5" table:style-name="ce82"/>
          <table:table-cell office:value-type="float" office:value="0" table:formula="of:=SUM([.E54:.H54])"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U51frCexTY&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angram</text:p>
          </table:table-cell>
          <table:table-cell office:value-type="string" office:string-value="CF520-D2-A" table:formula="of:=HYPERLINK(&quot;http://codeforces.com/contest/520/problem/A&quot;;&quot;CF520-D2-A&quot;)" table:style-name="ce157">
            <text:p>CF520-D2-A</text:p>
          </table:table-cell>
          <table:table-cell table:style-name="ce241"/>
          <table:table-cell table:number-columns-repeated="5" table:style-name="ce82"/>
          <table:table-cell office:value-type="float" office:value="0" table:formula="of:=SUM([.E55:.H5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TrHCzh7bPR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se of the Zeros and Ones</text:p>
          </table:table-cell>
          <table:table-cell office:value-type="string" office:string-value="CF556-D2-A" table:formula="of:=HYPERLINK(&quot;http://codeforces.com/contest/556/problem/A&quot;;&quot;CF556-D2-A&quot;)" table:style-name="ce157">
            <text:p>CF556-D2-A</text:p>
          </table:table-cell>
          <table:table-cell table:style-name="ce241"/>
          <table:table-cell table:number-columns-repeated="5" table:style-name="ce82"/>
          <table:table-cell office:value-type="float" office:value="0" table:formula="of:=SUM([.E56:.H5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rud5ZbfjBxg&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ineland Mail</text:p>
          </table:table-cell>
          <table:table-cell office:value-type="string" office:string-value="CF567-D2-A" table:formula="of:=HYPERLINK(&quot;http://codeforces.com/contest/567/problem/A&quot;;&quot;CF567-D2-A&quot;)" table:style-name="ce157">
            <text:p>CF567-D2-A</text:p>
          </table:table-cell>
          <table:table-cell table:style-name="ce241"/>
          <table:table-cell table:number-columns-repeated="5" table:style-name="ce82"/>
          <table:table-cell office:value-type="float" office:value="0" table:formula="of:=SUM([.E57:.H57])"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gc4BEAw0pbs&amp;feature=youtu.be&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157">
            <text:p>CF579-D2-A</text:p>
          </table:table-cell>
          <table:table-cell table:style-name="ce241"/>
          <table:table-cell table:number-columns-repeated="5" table:style-name="ce82"/>
          <table:table-cell office:value-type="float" office:value="0" table:formula="of:=SUM([.E58:.H58])"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UWMDrh1shXg&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Olesya and Rodion</text:p>
          </table:table-cell>
          <table:table-cell office:value-type="string" office:string-value="CF584-D2-A" table:formula="of:=HYPERLINK(&quot;http://codeforces.com/contest/584/problem/A&quot;;&quot;CF584-D2-A&quot;)" table:style-name="ce157">
            <text:p>CF584-D2-A</text:p>
          </table:table-cell>
          <table:table-cell table:style-name="ce241"/>
          <table:table-cell table:number-columns-repeated="5" table:style-name="ce82"/>
          <table:table-cell office:value-type="float" office:value="0" table:formula="of:=SUM([.E59:.H5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3bX6kIGDG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lyona and Numbers</text:p>
          </table:table-cell>
          <table:table-cell office:value-type="string" office:string-value="CF682-D2-A" table:formula="of:=HYPERLINK(&quot;http://codeforces.com/contest/682/problem/A&quot;;&quot;CF682-D2-A&quot;)" table:style-name="ce157">
            <text:p>CF682-D2-A</text:p>
          </table:table-cell>
          <table:table-cell table:style-name="ce241"/>
          <table:table-cell table:number-columns-repeated="5" table:style-name="ce82"/>
          <table:table-cell office:value-type="float" office:value="0" table:formula="of:=SUM([.E60:.H60])"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05ZIXw2G4Pw&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ree Ice Cream</text:p>
          </table:table-cell>
          <table:table-cell office:value-type="string" office:string-value="CF686-D2-A" table:formula="of:=HYPERLINK(&quot;http://codeforces.com/contest/686/problem/A&quot;;&quot;CF686-D2-A&quot;)" table:style-name="ce157">
            <text:p>CF686-D2-A</text:p>
          </table:table-cell>
          <table:table-cell table:style-name="ce241"/>
          <table:table-cell table:number-columns-repeated="5" table:style-name="ce82"/>
          <table:table-cell office:value-type="float" office:value="0" table:formula="of:=SUM([.E61:.H6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lipj6tJKK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oung Physicist</text:p>
          </table:table-cell>
          <table:table-cell office:value-type="string" office:string-value="CF69-D2-A" table:formula="of:=HYPERLINK(&quot;http://codeforces.com/contest/69/problem/A&quot;;&quot;CF69-D2-A&quot;)" table:style-name="ce157">
            <text:p>CF69-D2-A</text:p>
          </table:table-cell>
          <table:table-cell table:style-name="ce241"/>
          <table:table-cell table:number-columns-repeated="5" table:style-name="ce82"/>
          <table:table-cell office:value-type="float" office:value="0" table:formula="of:=SUM([.E62:.H6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L8pMTIq7DFM&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unch of Collider</text:p>
          </table:table-cell>
          <table:table-cell office:value-type="string" office:string-value="CF699-D2-A" table:formula="of:=HYPERLINK(&quot;http://codeforces.com/contest/699/problem/A&quot;;&quot;CF699-D2-A&quot;)" table:style-name="ce157">
            <text:p>CF699-D2-A</text:p>
          </table:table-cell>
          <table:table-cell table:style-name="ce241"/>
          <table:table-cell table:number-columns-repeated="5" table:style-name="ce82"/>
          <table:table-cell office:value-type="float" office:value="0" table:formula="of:=SUM([.E63:.H63])"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2xSkHmA5z8s&quot;;&quot;Video Solution - Eng Samed Hajajla&quot;)" table:style-name="ce159">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157">
            <text:p>CF707-D2-A</text:p>
          </table:table-cell>
          <table:table-cell table:style-name="ce241"/>
          <table:table-cell table:number-columns-repeated="5" table:style-name="ce82"/>
          <table:table-cell office:value-type="float" office:value="0" table:formula="of:=SUM([.E64:.H6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CraOn4wjA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Way Too Long Words</text:p>
          </table:table-cell>
          <table:table-cell office:value-type="string" office:string-value="CF71-D2-A" table:formula="of:=HYPERLINK(&quot;http://codeforces.com/contest/71/problem/A&quot;;&quot;CF71-D2-A&quot;)" table:style-name="ce157">
            <text:p>CF71-D2-A</text:p>
          </table:table-cell>
          <table:table-cell table:style-name="ce241"/>
          <table:table-cell table:number-columns-repeated="5" table:style-name="ce82"/>
          <table:table-cell office:value-type="float" office:value="0" table:formula="of:=SUM([.E65:.H6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uebR81LyXE&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Arpa’s hard exam and Mehrdad’s naive cheat</text:p>
          </table:table-cell>
          <table:table-cell office:value-type="string" office:string-value="CF742-D2-A" table:formula="of:=HYPERLINK(&quot;http://codeforces.com/contest/742/problem/A&quot;;&quot;CF742-D2-A&quot;)" table:style-name="ce157">
            <text:p>CF742-D2-A</text:p>
          </table:table-cell>
          <table:table-cell table:style-name="ce241"/>
          <table:table-cell table:number-columns-repeated="5" table:style-name="ce82"/>
          <table:table-cell office:value-type="float" office:value="0" table:formula="of:=SUM([.E66:.H6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kdJGLjKy54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157">
            <text:p>CF766-D2-A</text:p>
          </table:table-cell>
          <table:table-cell table:style-name="ce241"/>
          <table:table-cell table:number-columns-repeated="5" table:style-name="ce82"/>
          <table:table-cell office:value-type="float" office:value="0" table:formula="of:=SUM([.E67:.H6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q66DIFAyh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Snacktower</text:p>
          </table:table-cell>
          <table:table-cell office:value-type="string" office:string-value="CF767-D2-A" table:formula="of:=HYPERLINK(&quot;http://codeforces.com/problemset/problem/767/A&quot;;&quot;CF767-D2-A&quot;)" table:style-name="ce157">
            <text:p>CF767-D2-A</text:p>
          </table:table-cell>
          <table:table-cell table:style-name="ce241"/>
          <table:table-cell table:number-columns-repeated="5" table:style-name="ce82"/>
          <table:table-cell office:value-type="float" office:value="0" table:formula="of:=SUM([.E68:.H6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Oath of the Night's Watch</text:p>
          </table:table-cell>
          <table:table-cell office:value-type="string" office:string-value="CF768-D2-A" table:formula="of:=HYPERLINK(&quot;http://codeforces.com/contest/768/problem/A&quot;;&quot;CF768-D2-A&quot;)" table:style-name="ce157">
            <text:p>CF768-D2-A</text:p>
          </table:table-cell>
          <table:table-cell table:style-name="ce241"/>
          <table:table-cell table:number-columns-repeated="5" table:style-name="ce82"/>
          <table:table-cell office:value-type="float" office:value="0" table:formula="of:=SUM([.E69:.H6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4vBmYmqOoI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157">
            <text:p>CF770-D2-A</text:p>
          </table:table-cell>
          <table:table-cell table:style-name="ce241"/>
          <table:table-cell table:number-columns-repeated="5" table:style-name="ce82"/>
          <table:table-cell office:value-type="float" office:value="0" table:formula="of:=SUM([.E70:.H70])"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DlquoqsO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157">
            <text:p>CF799-D2-A</text:p>
          </table:table-cell>
          <table:table-cell table:style-name="ce241"/>
          <table:table-cell table:number-columns-repeated="5" table:style-name="ce82"/>
          <table:table-cell office:value-type="float" office:value="0" table:formula="of:=SUM([.E71:.H7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yEL9f8pxl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Panoramix's Prediction</text:p>
          </table:table-cell>
          <table:table-cell office:value-type="string" office:string-value="CF80-D2-A" table:formula="of:=HYPERLINK(&quot;http://codeforces.com/contest/80/problem/A&quot;;&quot;CF80-D2-A&quot;)" table:style-name="ce157">
            <text:p>CF80-D2-A</text:p>
          </table:table-cell>
          <table:table-cell table:style-name="ce241"/>
          <table:table-cell table:number-columns-repeated="5" table:style-name="ce82"/>
          <table:table-cell office:value-type="float" office:value="0" table:formula="of:=SUM([.E72:.H7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eBT7tgXcd2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Is it rated?</text:p>
          </table:table-cell>
          <table:table-cell office:value-type="string" office:string-value="CF807-D2-A" table:formula="of:=HYPERLINK(&quot;http://codeforces.com/contest/807/problem/A&quot;;&quot;CF807-D2-A&quot;)" table:style-name="ce157">
            <text:p>CF807-D2-A</text:p>
          </table:table-cell>
          <table:table-cell table:style-name="ce241"/>
          <table:table-cell table:number-columns-repeated="5" table:style-name="ce82"/>
          <table:table-cell office:value-type="float" office:value="0" table:formula="of:=SUM([.E73:.H7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U-Lg0gs6kY&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157">
            <text:p>CF9-D2-A</text:p>
          </table:table-cell>
          <table:table-cell table:style-name="ce241"/>
          <table:table-cell table:number-columns-repeated="5" table:style-name="ce82"/>
          <table:table-cell office:value-type="float" office:value="0" table:formula="of:=SUM([.E74:.H74])"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5T1yiz9-jZo&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Electricity</text:p>
          </table:table-cell>
          <table:table-cell office:value-type="string" office:string-value="UVA 12148" table:formula="of:=HYPERLINK(&quot;https://uva.onlinejudge.org/index.php?option=onlinejudge&amp;page=show_problem&amp;problem=3300&quot;;&quot;UVA 12148&quot;)" table:style-name="ce157">
            <text:p>UVA 12148</text:p>
          </table:table-cell>
          <table:table-cell table:style-name="ce241"/>
          <table:table-cell table:number-columns-repeated="5" table:style-name="ce82"/>
          <table:table-cell office:value-type="float" office:value="0" table:formula="of:=SUM([.E75:.H75])" table:style-name="ce55">
            <text:p>0</text:p>
          </table:table-cell>
          <table:table-cell table:style-name="ce82"/>
          <table:table-cell table:style-name="ce244"/>
          <table:table-cell table:style-name="ce82"/>
          <table:table-cell office:value-type="string" office:string-value="Learn Calender Leap Year" table:formula="of:=HYPERLINK(&quot;https://github.com/juanplopes/icpc/blob/master/uva/12148.cpp&quot;;&quot;Learn Calender Leap Year&quot;)" table:style-name="ce109">
            <text:p>Learn Calender Leap Year</text:p>
          </table:table-cell>
          <table:table-cell office:value-type="string" table:style-name="ce156">
            <text:p>adhoc, calender, leap year</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Final Standings</text:p>
          </table:table-cell>
          <table:table-cell office:value-type="string" office:string-value="TIMUS 1100" table:formula="of:=HYPERLINK(&quot;http://acm.timus.ru/problem.aspx?space=1&amp;num=1100&quot;;&quot;TIMUS 1100&quot;)" table:style-name="ce157">
            <text:p>TIMUS 1100</text:p>
          </table:table-cell>
          <table:table-cell table:style-name="ce241"/>
          <table:table-cell table:number-columns-repeated="5" table:style-name="ce82"/>
          <table:table-cell office:value-type="float" office:value="0" table:formula="of:=SUM([.E76:.H76])" table:style-name="ce55">
            <text:p>0</text:p>
          </table:table-cell>
          <table:table-cell table:style-name="ce55"/>
          <table:table-cell table:style-name="ce244"/>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159">
            <text:p>Stable sort exercise</text:p>
          </table:table-cell>
          <table:table-cell office:value-type="string" table:style-name="ce156">
            <text:p>adhoc, stable sort</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esident's Office</text:p>
          </table:table-cell>
          <table:table-cell office:value-type="string" office:string-value="CF6-D2-B" table:formula="of:=HYPERLINK(&quot;http://codeforces.com/contest/6/problem/B&quot;;&quot;CF6-D2-B&quot;)" table:style-name="ce157">
            <text:p>CF6-D2-B</text:p>
          </table:table-cell>
          <table:table-cell table:style-name="ce241"/>
          <table:table-cell table:number-columns-repeated="5" table:style-name="ce82"/>
          <table:table-cell office:value-type="float" office:value="0" table:formula="of:=SUM([.E77:.H7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FTM7HQahAc8&amp;feature=youtu.be&quot;;&quot;Video Solution - Eng Muntaser Abukadeja&quot;)" table:style-name="ce157">
            <text:p>Video Solution - Eng Muntaser Abukadeja</text:p>
          </table:table-cell>
          <table:table-cell office:value-type="string" table:style-name="ce156">
            <text:p>adhoc, stl</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um of Digits</text:p>
          </table:table-cell>
          <table:table-cell office:value-type="string" office:string-value="CF102-D2-B" table:formula="of:=HYPERLINK(&quot;http://codeforces.com/contest/102/problem/B&quot;;&quot;CF102-D2-B&quot;)" table:style-name="ce157">
            <text:p>CF102-D2-B</text:p>
          </table:table-cell>
          <table:table-cell table:style-name="ce241"/>
          <table:table-cell table:number-columns-repeated="5" table:style-name="ce82"/>
          <table:table-cell office:value-type="float" office:value="0" table:formula="of:=SUM([.E78:.H7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_qdIm9Yj9_U&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Meeting</text:p>
          </table:table-cell>
          <table:table-cell office:value-type="string" office:string-value="CF144-D2-B" table:formula="of:=HYPERLINK(&quot;http://codeforces.com/contest/144/problem/B&quot;;&quot;CF144-D2-B&quot;)" table:style-name="ce157">
            <text:p>CF144-D2-B</text:p>
          </table:table-cell>
          <table:table-cell table:style-name="ce241"/>
          <table:table-cell table:number-columns-repeated="5" table:style-name="ce82"/>
          <table:table-cell office:value-type="float" office:value="0" table:formula="of:=SUM([.E79:.H7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9fpKWAPudy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Steps</text:p>
          </table:table-cell>
          <table:table-cell office:value-type="string" office:string-value="CF152-D2-B" table:formula="of:=HYPERLINK(&quot;http://codeforces.com/contest/152/problem/B&quot;;&quot;CF152-D2-B&quot;)" table:style-name="ce157">
            <text:p>CF152-D2-B</text:p>
          </table:table-cell>
          <table:table-cell table:style-name="ce241"/>
          <table:table-cell table:number-columns-repeated="5" table:style-name="ce82"/>
          <table:table-cell office:value-type="float" office:value="0" table:formula="of:=SUM([.E80:.H8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PNB_OSbdCpQ&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urglar and Matches</text:p>
          </table:table-cell>
          <table:table-cell office:value-type="string" office:string-value="CF16-D2-B" table:formula="of:=HYPERLINK(&quot;http://codeforces.com/contest/16/problem/B&quot;;&quot;CF16-D2-B&quot;)" table:style-name="ce157">
            <text:p>CF16-D2-B</text:p>
          </table:table-cell>
          <table:table-cell table:style-name="ce241"/>
          <table:table-cell table:number-columns-repeated="5" table:style-name="ce82"/>
          <table:table-cell office:value-type="float" office:value="0" table:formula="of:=SUM([.E81:.H8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eDg_yuWBS8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Growing Mushrooms</text:p>
          </table:table-cell>
          <table:table-cell office:value-type="string" office:string-value="CF186-D2-B" table:formula="of:=HYPERLINK(&quot;http://codeforces.com/contest/186/problem/B&quot;;&quot;CF186-D2-B&quot;)" table:style-name="ce157">
            <text:p>CF186-D2-B</text:p>
          </table:table-cell>
          <table:table-cell table:style-name="ce241"/>
          <table:table-cell table:number-columns-repeated="5" table:style-name="ce82"/>
          <table:table-cell office:value-type="float" office:value="0" table:formula="of:=SUM([.E82:.H8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WdzdNdsaku4&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lympic Medal</text:p>
          </table:table-cell>
          <table:table-cell office:value-type="string" office:string-value="CF215-D2-B" table:formula="of:=HYPERLINK(&quot;http://codeforces.com/contest/215/problem/B&quot;;&quot;CF215-D2-B&quot;)" table:style-name="ce157">
            <text:p>CF215-D2-B</text:p>
          </table:table-cell>
          <table:table-cell table:style-name="ce241"/>
          <table:table-cell table:number-columns-repeated="5" table:style-name="ce82"/>
          <table:table-cell office:value-type="float" office:value="0" table:formula="of:=SUM([.E83:.H83])" table:style-name="ce55">
            <text:p>0</text:p>
          </table:table-cell>
          <table:table-cell table:style-name="ce55"/>
          <table:table-cell table:style-name="ce244"/>
          <table:table-cell table:style-name="ce82"/>
          <table:table-cell office:value-type="string" office:string-value="Video Solution - Eng Ahmed Salah" table:formula="of:=HYPERLINK(&quot;https://www.youtube.com/watch?v=9PMRkDH1SAY&amp;t=4s&quot;;&quot;Video Solution - Eng Ahmed Salah&quot;)" table:style-name="ce109">
            <text:p>Video Solution - Eng Ah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ffective Approach</text:p>
          </table:table-cell>
          <table:table-cell office:value-type="string" office:string-value="CF227-D2-B" table:formula="of:=HYPERLINK(&quot;http://codeforces.com/contest/227/problem/B&quot;;&quot;CF227-D2-B&quot;)" table:style-name="ce157">
            <text:p>CF227-D2-B</text:p>
          </table:table-cell>
          <table:table-cell table:style-name="ce241"/>
          <table:table-cell table:number-columns-repeated="5" table:style-name="ce82"/>
          <table:table-cell office:value-type="float" office:value="0" table:formula="of:=SUM([.E84:.H84])"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76gg4S0A2nk&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ma and Changing Signs</text:p>
          </table:table-cell>
          <table:table-cell office:value-type="string" office:string-value="CF262-D2-B" table:formula="of:=HYPERLINK(&quot;http://codeforces.com/contest/262/problem/B&quot;;&quot;CF262-D2-B&quot;)" table:style-name="ce157">
            <text:p>CF262-D2-B</text:p>
          </table:table-cell>
          <table:table-cell table:style-name="ce241"/>
          <table:table-cell table:number-columns-repeated="5" table:style-name="ce82"/>
          <table:table-cell office:value-type="float" office:value="0" table:formula="of:=SUM([.E85:.H8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6Ic_MPWfhEg&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utine Problem</text:p>
          </table:table-cell>
          <table:table-cell office:value-type="string" office:string-value="CF337-D2-B" table:formula="of:=HYPERLINK(&quot;http://codeforces.com/contest/337/problem/B&quot;;&quot;CF337-D2-B&quot;)" table:style-name="ce157">
            <text:p>CF337-D2-B</text:p>
          </table:table-cell>
          <table:table-cell table:style-name="ce241"/>
          <table:table-cell table:number-columns-repeated="5" table:style-name="ce82"/>
          <table:table-cell office:value-type="float" office:value="0" table:formula="of:=SUM([.E86:.H8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aB4pnNbXEY&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Jeff and Periods</text:p>
          </table:table-cell>
          <table:table-cell office:value-type="string" office:string-value="CF352-D2-B" table:formula="of:=HYPERLINK(&quot;http://codeforces.com/contest/352/problem/B&quot;;&quot;CF352-D2-B&quot;)" table:style-name="ce157">
            <text:p>CF352-D2-B</text:p>
          </table:table-cell>
          <table:table-cell table:style-name="ce241"/>
          <table:table-cell table:number-columns-repeated="5" table:style-name="ce82"/>
          <table:table-cell office:value-type="float" office:value="0" table:formula="of:=SUM([.E87:.H8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7xgzxrYuwUc&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O.U.</text:p>
          </table:table-cell>
          <table:table-cell office:value-type="string" office:string-value="CF376-D2-B" table:formula="of:=HYPERLINK(&quot;http://codeforces.com/contest/376/problem/B&quot;;&quot;CF376-D2-B&quot;)" table:style-name="ce157">
            <text:p>CF376-D2-B</text:p>
          </table:table-cell>
          <table:table-cell table:style-name="ce241"/>
          <table:table-cell table:number-columns-repeated="5" table:style-name="ce82"/>
          <table:table-cell office:value-type="float" office:value="0" table:formula="of:=SUM([.E88:.H88])"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d962qNWSvas&amp;feature=youtu.be&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ultitasking</text:p>
          </table:table-cell>
          <table:table-cell office:value-type="string" office:string-value="CF384-D2-B" table:formula="of:=HYPERLINK(&quot;http://codeforces.com/contest/384/problem/B&quot;;&quot;CF384-D2-B&quot;)" table:style-name="ce157">
            <text:p>CF384-D2-B</text:p>
          </table:table-cell>
          <table:table-cell table:style-name="ce241"/>
          <table:table-cell table:number-columns-repeated="5" table:style-name="ce82"/>
          <table:table-cell office:value-type="float" office:value="0" table:formula="of:=SUM([.E89:.H89])"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Strings</text:p>
          </table:table-cell>
          <table:table-cell office:value-type="string" office:string-value="CF385-D2-B" table:formula="of:=HYPERLINK(&quot;http://codeforces.com/contest/385/problem/B&quot;;&quot;CF385-D2-B&quot;)" table:style-name="ce157">
            <text:p>CF385-D2-B</text:p>
          </table:table-cell>
          <table:table-cell table:style-name="ce241"/>
          <table:table-cell table:number-columns-repeated="5" table:style-name="ce82"/>
          <table:table-cell office:value-type="float" office:value="0" table:formula="of:=SUM([.E90:.H90])"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hTUYMzcMuvA&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nna and New Matrix of Candies</text:p>
          </table:table-cell>
          <table:table-cell office:value-type="string" office:string-value="CF400-D2-B" table:formula="of:=HYPERLINK(&quot;http://codeforces.com/contest/400/problem/B&quot;;&quot;CF400-D2-B&quot;)" table:style-name="ce157">
            <text:p>CF400-D2-B</text:p>
          </table:table-cell>
          <table:table-cell table:style-name="ce241"/>
          <table:table-cell table:number-columns-repeated="5" table:style-name="ce82"/>
          <table:table-cell office:value-type="float" office:value="0" table:formula="of:=SUM([.E91:.H91])"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WL57YYKwUM&amp;t=1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ashmokh and Tokens</text:p>
          </table:table-cell>
          <table:table-cell office:value-type="string" office:string-value="CF415-D2-B" table:formula="of:=HYPERLINK(&quot;http://codeforces.com/contest/415/problem/B&quot;;&quot;CF415-D2-B&quot;)" table:style-name="ce157">
            <text:p>CF415-D2-B</text:p>
          </table:table-cell>
          <table:table-cell table:style-name="ce241"/>
          <table:table-cell table:number-columns-repeated="5" table:style-name="ce82"/>
          <table:table-cell office:value-type="float" office:value="0" table:formula="of:=SUM([.E92:.H92])" table:style-name="ce55">
            <text:p>0</text:p>
          </table:table-cell>
          <table:table-cell table:style-name="ce55"/>
          <table:table-cell table:style-name="ce244"/>
          <table:table-cell table:style-name="ce82"/>
          <table:table-cell office:value-type="string" office:string-value="Video Solution - Eng Salma Yehia" table:formula="of:=HYPERLINK(&quot;https://www.youtube.com/watch?v=ZNxSTHmpLGc&amp;feature=youtu.be&quot;;&quot;Video Solution - Eng Salma Yehia&quot;)" table:style-name="ce115">
            <text:p>Video Solution - Eng Salma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Maximizes</text:p>
          </table:table-cell>
          <table:table-cell office:value-type="string" office:string-value="CF435-D2-B" table:formula="of:=HYPERLINK(&quot;http://codeforces.com/contest/435/problem/B&quot;;&quot;CF435-D2-B&quot;)" table:style-name="ce157">
            <text:p>CF435-D2-B</text:p>
          </table:table-cell>
          <table:table-cell table:style-name="ce241"/>
          <table:table-cell table:number-columns-repeated="5" table:style-name="ce82"/>
          <table:table-cell office:value-type="float" office:value="0" table:formula="of:=SUM([.E93:.H9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hDsuoSTdytw&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DZY Loves Chemistry</text:p>
          </table:table-cell>
          <table:table-cell office:value-type="string" office:string-value="CF445-D2-B" table:formula="of:=HYPERLINK(&quot;http://codeforces.com/contest/445/problem/B&quot;;&quot;CF445-D2-B&quot;)" table:style-name="ce157">
            <text:p>CF445-D2-B</text:p>
          </table:table-cell>
          <table:table-cell table:style-name="ce241"/>
          <table:table-cell table:number-columns-repeated="5" table:style-name="ce82"/>
          <table:table-cell office:value-type="float" office:value="0" table:formula="of:=SUM([.E94:.H94])" table:style-name="ce55">
            <text:p>0</text:p>
          </table:table-cell>
          <table:table-cell table:style-name="ce55"/>
          <table:table-cell table:style-name="ce244"/>
          <table:table-cell table:style-name="ce82"/>
          <table:table-cell office:value-type="string" table:style-name="ce77">
            <text:p><text:a xlink:href="https://www.youtube.com/watch?v=-VBxPnLk3_c&amp;feature=youtu.be">Video Solution - Eng Hussein Hesham</text: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uffix Structures</text:p>
          </table:table-cell>
          <table:table-cell office:value-type="string" office:string-value="CF448-D2-B" table:formula="of:=HYPERLINK(&quot;http://codeforces.com/contest/448/problem/B&quot;;&quot;CF448-D2-B&quot;)" table:style-name="ce157">
            <text:p>CF448-D2-B</text:p>
          </table:table-cell>
          <table:table-cell table:style-name="ce241"/>
          <table:table-cell table:number-columns-repeated="5" table:style-name="ce82"/>
          <table:table-cell office:value-type="float" office:value="0" table:formula="of:=SUM([.E95:.H9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J0VaYdgbRc&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hat Online</text:p>
          </table:table-cell>
          <table:table-cell office:value-type="string" office:string-value="CF469-D2-B" table:formula="of:=HYPERLINK(&quot;http://codeforces.com/contest/469/problem/B&quot;;&quot;CF469-D2-B&quot;)" table:style-name="ce157">
            <text:p>CF469-D2-B</text:p>
          </table:table-cell>
          <table:table-cell table:style-name="ce241"/>
          <table:table-cell table:number-columns-repeated="5" table:style-name="ce82"/>
          <table:table-cell office:value-type="float" office:value="0" table:formula="of:=SUM([.E96:.H9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7ns-xfWB-8g&quot;;&quot;Video Solution - Eng Mohamed Adel&quot;)" table:style-name="ce157">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ins</text:p>
          </table:table-cell>
          <table:table-cell office:value-type="string" office:string-value="CF47-D2-B" table:formula="of:=HYPERLINK(&quot;http://codeforces.com/contest/47/problem/B&quot;;&quot;CF47-D2-B&quot;)" table:style-name="ce157">
            <text:p>CF47-D2-B</text:p>
          </table:table-cell>
          <table:table-cell table:style-name="ce241"/>
          <table:table-cell table:number-columns-repeated="5" table:style-name="ce82"/>
          <table:table-cell office:value-type="float" office:value="0" table:formula="of:=SUM([.E97:.H97])" table:style-name="ce55">
            <text:p>0</text:p>
          </table:table-cell>
          <table:table-cell table:style-name="ce55"/>
          <table:table-cell table:style-name="ce244"/>
          <table:table-cell table:style-name="ce82"/>
          <table:table-cell office:value-type="string" office:string-value="Video Solution - Eng Samed Hajajla" table:formula="of:=HYPERLINK(&quot;https://www.youtube.com/watch?v=lvK0ZlpWeEY&amp;feature=youtu.be&quot;;&quot;Video Solution - Eng Samed Hajajla&quot;)" table:style-name="ce157">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R in Matrix</text:p>
          </table:table-cell>
          <table:table-cell office:value-type="string" office:string-value="CF486-D2-B" table:formula="of:=HYPERLINK(&quot;http://codeforces.com/contest/486/problem/B&quot;;&quot;CF486-D2-B&quot;)" table:style-name="ce157">
            <text:p>CF486-D2-B</text:p>
          </table:table-cell>
          <table:table-cell table:style-name="ce241"/>
          <table:table-cell table:number-columns-repeated="5" table:style-name="ce82"/>
          <table:table-cell office:value-type="float" office:value="0" table:formula="of:=SUM([.E98:.H9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Vasya and Wrestling</text:p>
          </table:table-cell>
          <table:table-cell office:value-type="string" office:string-value="CF493-D2-B" table:formula="of:=HYPERLINK(&quot;http://codeforces.com/contest/493/problem/B&quot;;&quot;CF493-D2-B&quot;)" table:style-name="ce157">
            <text:p>CF493-D2-B</text:p>
          </table:table-cell>
          <table:table-cell table:style-name="ce241"/>
          <table:table-cell table:number-columns-repeated="5" table:style-name="ce82"/>
          <table:table-cell office:value-type="float" office:value="0" table:formula="of:=SUM([.E99:.H99])"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cret Combination</text:p>
          </table:table-cell>
          <table:table-cell office:value-type="string" office:string-value="CF496-D2-B" table:formula="of:=HYPERLINK(&quot;http://codeforces.com/contest/496/problem/B&quot;;&quot;CF496-D2-B&quot;)" table:style-name="ce157">
            <text:p>CF496-D2-B</text:p>
          </table:table-cell>
          <table:table-cell table:style-name="ce241"/>
          <table:table-cell table:number-columns-repeated="5" table:style-name="ce82"/>
          <table:table-cell office:value-type="float" office:value="0" table:formula="of:=SUM([.E100:.H100])"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r. Kitayuta's Colorful Graph</text:p>
          </table:table-cell>
          <table:table-cell office:value-type="string" office:string-value="CF505-D2-B" table:formula="of:=HYPERLINK(&quot;http://codeforces.com/contest/505/problem/B&quot;;&quot;CF505-D2-B&quot;)" table:style-name="ce157">
            <text:p>CF505-D2-B</text:p>
          </table:table-cell>
          <table:table-cell table:style-name="ce241"/>
          <table:table-cell table:number-columns-repeated="5" table:style-name="ce82"/>
          <table:table-cell office:value-type="float" office:value="0" table:formula="of:=SUM([.E101:.H101])" table:style-name="ce55">
            <text:p>0</text:p>
          </table:table-cell>
          <table:table-cell table:style-name="ce82"/>
          <table:table-cell table:style-name="ce245"/>
          <table:table-cell table:style-name="ce82"/>
          <table:table-cell office:value-type="string" office:string-value="Video Solution - Eng Muntaser Abukadeja" table:formula="of:=HYPERLINK(&quot;https://www.youtube.com/watch?v=4516VTXcDJM&amp;feature=youtu.be&quot;;&quot;Video Solution - Eng Muntaser Abukadeja&quot;)" table:style-name="ce115">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ox And Two Dots</text:p>
          </table:table-cell>
          <table:table-cell office:value-type="string" office:string-value="CF510-D2-B" table:formula="of:=HYPERLINK(&quot;http://codeforces.com/contest/510/problem/B&quot;;&quot;CF510-D2-B&quot;)" table:style-name="ce157">
            <text:p>CF510-D2-B</text:p>
          </table:table-cell>
          <table:table-cell table:style-name="ce241"/>
          <table:table-cell table:number-columns-repeated="5" table:style-name="ce82"/>
          <table:table-cell office:value-type="float" office:value="0" table:formula="of:=SUM([.E102:.H102])"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LHIZzMjnG0k&amp;feature=youtu.be&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and String</text:p>
          </table:table-cell>
          <table:table-cell office:value-type="string" office:string-value="CF525-D2-B" table:formula="of:=HYPERLINK(&quot;http://codeforces.com/contest/525/problem/B&quot;;&quot;CF525-D2-B&quot;)" table:style-name="ce157">
            <text:p>CF525-D2-B</text:p>
          </table:table-cell>
          <table:table-cell table:style-name="ce241"/>
          <table:table-cell table:number-columns-repeated="5" table:style-name="ce82"/>
          <table:table-cell office:value-type="float" office:value="0" table:formula="of:=SUM([.E103:.H10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NPVp5BntYZ4&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a and Islands</text:p>
          </table:table-cell>
          <table:table-cell office:value-type="string" office:string-value="CF544-D2-B" table:formula="of:=HYPERLINK(&quot;http://codeforces.com/contest/544/problem/B&quot;;&quot;CF544-D2-B&quot;)" table:style-name="ce157">
            <text:p>CF544-D2-B</text:p>
          </table:table-cell>
          <table:table-cell table:style-name="ce241"/>
          <table:table-cell table:number-columns-repeated="5" table:style-name="ce82"/>
          <table:table-cell office:value-type="float" office:value="0" table:formula="of:=SUM([.E104:.H104])"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7MC9PFQTlx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efa and Company</text:p>
          </table:table-cell>
          <table:table-cell office:value-type="string" office:string-value="CF580-D2-B" table:formula="of:=HYPERLINK(&quot;http://codeforces.com/contest/580/problem/B&quot;;&quot;CF580-D2-B&quot;)" table:style-name="ce157">
            <text:p>CF580-D2-B</text:p>
          </table:table-cell>
          <table:table-cell table:style-name="ce241"/>
          <table:table-cell table:number-columns-repeated="5" table:style-name="ce82"/>
          <table:table-cell office:value-type="float" office:value="0" table:formula="of:=SUM([.E105:.H105])" table:style-name="ce55">
            <text:p>0</text:p>
          </table:table-cell>
          <table:table-cell table:style-name="ce55"/>
          <table:table-cell table:style-name="ce244"/>
          <table:table-cell table:style-name="ce82"/>
          <table:table-cell office:value-type="string" office:string-value="Video Solution - SolverToBe (Java)" table:formula="of:=HYPERLINK(&quot;https://www.youtube.com/watch?v=kUXDNSkFECM&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olya and Tanya</text:p>
          </table:table-cell>
          <table:table-cell office:value-type="string" office:string-value="CF584-D2-B" table:formula="of:=HYPERLINK(&quot;http://codeforces.com/contest/584/problem/B&quot;;&quot;CF584-D2-B&quot;)" table:style-name="ce157">
            <text:p>CF584-D2-B</text:p>
          </table:table-cell>
          <table:table-cell table:style-name="ce241"/>
          <table:table-cell table:number-columns-repeated="5" table:style-name="ce82"/>
          <table:table-cell office:value-type="float" office:value="0" table:formula="of:=SUM([.E106:.H106])"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Dh_FyJiJ9Q&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Approximating a Constant Range</text:p>
          </table:table-cell>
          <table:table-cell office:value-type="string" office:string-value="CF602-D2-B" table:formula="of:=HYPERLINK(&quot;http://codeforces.com/contest/602/problem/B&quot;;&quot;CF602-D2-B&quot;)" table:style-name="ce157">
            <text:p>CF602-D2-B</text:p>
          </table:table-cell>
          <table:table-cell table:style-name="ce241"/>
          <table:table-cell table:number-columns-repeated="5" table:style-name="ce82"/>
          <table:table-cell office:value-type="float" office:value="0" table:formula="of:=SUM([.E107:.H107])"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Hamming Distance Sum</text:p>
          </table:table-cell>
          <table:table-cell office:value-type="string" office:string-value="CF608-D2-B" table:formula="of:=HYPERLINK(&quot;http://codeforces.com/contest/608/problem/B&quot;;&quot;CF608-D2-B&quot;)" table:style-name="ce157">
            <text:p>CF608-D2-B</text:p>
          </table:table-cell>
          <table:table-cell table:style-name="ce241"/>
          <table:table-cell table:number-columns-repeated="5" table:style-name="ce82"/>
          <table:table-cell office:value-type="float" office:value="0" table:formula="of:=SUM([.E108:.H10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etya and Countryside</text:p>
          </table:table-cell>
          <table:table-cell office:value-type="string" office:string-value="CF66-D2-B" table:formula="of:=HYPERLINK(&quot;http://codeforces.com/contest/66/problem/B&quot;;&quot;CF66-D2-B&quot;)" table:style-name="ce157">
            <text:p>CF66-D2-B</text:p>
          </table:table-cell>
          <table:table-cell table:style-name="ce241"/>
          <table:table-cell table:number-columns-repeated="5" table:style-name="ce82"/>
          <table:table-cell office:value-type="float" office:value="0" table:formula="of:=SUM([.E109:.H10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XRgCL-gVU7M&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Finding Criminals</text:p>
          </table:table-cell>
          <table:table-cell office:value-type="string" office:string-value="CF680-D2-B" table:formula="of:=HYPERLINK(&quot;http://codeforces.com/contest/680/problem/B&quot;;&quot;CF680-D2-B&quot;)" table:style-name="ce157">
            <text:p>CF680-D2-B</text:p>
          </table:table-cell>
          <table:table-cell table:style-name="ce241"/>
          <table:table-cell table:number-columns-repeated="5" table:style-name="ce82"/>
          <table:table-cell office:value-type="float" office:value="0" table:formula="of:=SUM([.E110:.H11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oKRNtI-ZI5g&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ilya and Homework</text:p>
          </table:table-cell>
          <table:table-cell office:value-type="string" office:string-value="CF714-D2-B" table:formula="of:=HYPERLINK(&quot;http://codeforces.com/contest/714/problem/B&quot;;&quot;CF714-D2-B&quot;)" table:style-name="ce157">
            <text:p>CF714-D2-B</text:p>
          </table:table-cell>
          <table:table-cell table:style-name="ce241"/>
          <table:table-cell table:number-columns-repeated="5" table:style-name="ce82"/>
          <table:table-cell office:value-type="float" office:value="0" table:formula="of:=SUM([.E111:.H11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aDDoryh3x_g&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mplete the Word</text:p>
          </table:table-cell>
          <table:table-cell office:value-type="string" office:string-value="CF716-D2-B" table:formula="of:=HYPERLINK(&quot;http://codeforces.com/contest/716/problem/B&quot;;&quot;CF716-D2-B&quot;)" table:style-name="ce157">
            <text:p>CF716-D2-B</text:p>
          </table:table-cell>
          <table:table-cell table:style-name="ce241"/>
          <table:table-cell table:number-columns-repeated="5" table:style-name="ce82"/>
          <table:table-cell office:value-type="float" office:value="0" table:formula="of:=SUM([.E112:.H11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lu6BhwVMNhw&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aster Eggs</text:p>
          </table:table-cell>
          <table:table-cell office:value-type="string" office:string-value="CF78-D2-B" table:formula="of:=HYPERLINK(&quot;http://codeforces.com/contest/78/problem/B&quot;;&quot;CF78-D2-B&quot;)" table:style-name="ce157">
            <text:p>CF78-D2-B</text:p>
          </table:table-cell>
          <table:table-cell table:style-name="ce241"/>
          <table:table-cell table:number-columns-repeated="5" table:style-name="ce82"/>
          <table:table-cell office:value-type="float" office:value="0" table:formula="of:=SUM([.E113:.H113])"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rJN_rI2xiV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opscotch</text:p>
          </table:table-cell>
          <table:table-cell office:value-type="string" office:string-value="CF141-D2-B" table:formula="of:=HYPERLINK(&quot;http://codeforces.com/contest/141/problem/B&quot;;&quot;CF141-D2-B&quot;)" table:style-name="ce157">
            <text:p>CF141-D2-B</text:p>
          </table:table-cell>
          <table:table-cell table:style-name="ce241"/>
          <table:table-cell table:number-columns-repeated="5" table:style-name="ce82"/>
          <table:table-cell office:value-type="float" office:value="0" table:formula="of:=SUM([.E114:.H114])"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hysics Practical</text:p>
          </table:table-cell>
          <table:table-cell office:value-type="string" office:string-value="CF253-D2-B" table:formula="of:=HYPERLINK(&quot;http://codeforces.com/contest/253/problem/B&quot;;&quot;CF253-D2-B&quot;)" table:style-name="ce157">
            <text:p>CF253-D2-B</text:p>
          </table:table-cell>
          <table:table-cell table:style-name="ce241"/>
          <table:table-cell table:number-columns-repeated="5" table:style-name="ce82"/>
          <table:table-cell office:value-type="float" office:value="0" table:formula="of:=SUM([.E115:.H11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R0IxC_xoFk&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ittle Girl and Game</text:p>
          </table:table-cell>
          <table:table-cell office:value-type="string" office:string-value="CF276-D2-B" table:formula="of:=HYPERLINK(&quot;http://codeforces.com/contest/276/problem/B&quot;;&quot;CF276-D2-B&quot;)" table:style-name="ce157">
            <text:p>CF276-D2-B</text:p>
          </table:table-cell>
          <table:table-cell table:style-name="ce241"/>
          <table:table-cell table:number-columns-repeated="5" table:style-name="ce82"/>
          <table:table-cell office:value-type="float" office:value="0" table:formula="of:=SUM([.E116:.H116])"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WrpG_n0SrbY&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ainting Eggs</text:p>
          </table:table-cell>
          <table:table-cell office:value-type="string" office:string-value="CF282-D2-B" table:formula="of:=HYPERLINK(&quot;http://codeforces.com/contest/282/problem/B&quot;;&quot;CF282-D2-B&quot;)" table:style-name="ce157">
            <text:p>CF282-D2-B</text:p>
          </table:table-cell>
          <table:table-cell table:style-name="ce241"/>
          <table:table-cell table:number-columns-repeated="5" table:style-name="ce82"/>
          <table:table-cell office:value-type="float" office:value="0" table:formula="of:=SUM([.E117:.H117])"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Fence</text:p>
          </table:table-cell>
          <table:table-cell office:value-type="string" office:string-value="CF363-D2-B" table:formula="of:=HYPERLINK(&quot;http://codeforces.com/contest/363/problem/B&quot;;&quot;CF363-D2-B&quot;)" table:style-name="ce157">
            <text:p>CF363-D2-B</text:p>
          </table:table-cell>
          <table:table-cell table:style-name="ce241"/>
          <table:table-cell table:number-columns-repeated="5" table:style-name="ce82"/>
          <table:table-cell office:value-type="float" office:value="0" table:formula="of:=SUM([.E118:.H11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uwbfFMVMYBg&amp;feature=youtu.be&quot;;&quot;Video Solution - Eng Muntaser Abukadeja&quot;)" table:style-name="ce157">
            <text:p>Video Solution - Eng Muntaser Abukadeja</text:p>
          </table:table-cell>
          <table:table-cell office:value-type="string" table:style-name="ce133">
            <text:p>adhock, prefix sum</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Valera and Contest</text:p>
          </table:table-cell>
          <table:table-cell office:value-type="string" office:string-value="CF369-D2-B" table:formula="of:=HYPERLINK(&quot;http://codeforces.com/contest/369/problem/B&quot;;&quot;CF369-D2-B&quot;)" table:style-name="ce157">
            <text:p>CF369-D2-B</text:p>
          </table:table-cell>
          <table:table-cell table:style-name="ce241"/>
          <table:table-cell table:number-columns-repeated="5" table:style-name="ce82"/>
          <table:table-cell office:value-type="float" office:value="0" table:formula="of:=SUM([.E119:.H119])"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1CHX-WYiQvA&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n Solo and Lazer Gun</text:p>
          </table:table-cell>
          <table:table-cell office:value-type="string" office:string-value="CF514-D2-B" table:formula="of:=HYPERLINK(&quot;http://codeforces.com/contest/514/problem/B&quot;;&quot;CF514-D2-B&quot;)" table:style-name="ce157">
            <text:p>CF514-D2-B</text:p>
          </table:table-cell>
          <table:table-cell table:style-name="ce241"/>
          <table:table-cell table:number-columns-repeated="5" table:style-name="ce82"/>
          <table:table-cell office:value-type="float" office:value="0" table:formula="of:=SUM([.E120:.H120])"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wo Buttons</text:p>
          </table:table-cell>
          <table:table-cell office:value-type="string" office:string-value="CF520-D2-B" table:formula="of:=HYPERLINK(&quot;http://codeforces.com/contest/520/problem/B&quot;;&quot;CF520-D2-B&quot;)" table:style-name="ce157">
            <text:p>CF520-D2-B</text:p>
          </table:table-cell>
          <table:table-cell table:style-name="ce241"/>
          <table:table-cell table:number-columns-repeated="5" table:style-name="ce82"/>
          <table:table-cell office:value-type="float" office:value="0" table:formula="of:=SUM([.E121:.H12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MsOxSRU4S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avas and SaDDas</text:p>
          </table:table-cell>
          <table:table-cell office:value-type="string" office:string-value="CF535-D2-B" table:formula="of:=HYPERLINK(&quot;http://codeforces.com/contest/535/problem/B&quot;;&quot;CF535-D2-B&quot;)" table:style-name="ce157">
            <text:p>CF535-D2-B</text:p>
          </table:table-cell>
          <table:table-cell table:style-name="ce241"/>
          <table:table-cell table:number-columns-repeated="5" table:style-name="ce82"/>
          <table:table-cell office:value-type="float" office:value="0" table:formula="of:=SUM([.E122:.H12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NPVp5BntYZ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157">
            <text:p>CF550-D2-B</text:p>
          </table:table-cell>
          <table:table-cell table:style-name="ce241"/>
          <table:table-cell table:number-columns-repeated="5" table:style-name="ce82"/>
          <table:table-cell office:value-type="float" office:value="0" table:formula="of:=SUM([.E123:.H123])"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o5fKByvQguE&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157">
            <text:p>CF688-D2-B</text:p>
          </table:table-cell>
          <table:table-cell table:style-name="ce241"/>
          <table:table-cell table:number-columns-repeated="5" table:style-name="ce82"/>
          <table:table-cell office:value-type="float" office:value="0" table:formula="of:=SUM([.E124:.H12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y_g77hnba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natoly and Cockroaches</text:p>
          </table:table-cell>
          <table:table-cell office:value-type="string" office:string-value="CF719-D2-B" table:formula="of:=HYPERLINK(&quot;http://codeforces.com/contest/719/problem/B&quot;;&quot;CF719-D2-B&quot;)" table:style-name="ce157">
            <text:p>CF719-D2-B</text:p>
          </table:table-cell>
          <table:table-cell table:style-name="ce241"/>
          <table:table-cell table:number-columns-repeated="5" table:style-name="ce82"/>
          <table:table-cell office:value-type="float" office:value="0" table:formula="of:=SUM([.E125:.H125])" table:style-name="ce55">
            <text:p>0</text:p>
          </table:table-cell>
          <table:table-cell table:style-name="ce82"/>
          <table:table-cell table:style-name="ce245"/>
          <table:table-cell table:style-name="ce82"/>
          <table:table-cell table:style-name="ce10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ecoding</text:p>
          </table:table-cell>
          <table:table-cell office:value-type="string" office:string-value="CF746-D2-B" table:formula="of:=HYPERLINK(&quot;http://codeforces.com/contest/746/problem/B&quot;;&quot;CF746-D2-B&quot;)" table:style-name="ce157">
            <text:p>CF746-D2-B</text:p>
          </table:table-cell>
          <table:table-cell table:style-name="ce241"/>
          <table:table-cell table:number-columns-repeated="5" table:style-name="ce82"/>
          <table:table-cell office:value-type="float" office:value="0" table:formula="of:=SUM([.E126:.H12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FI5HvI9SQt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Bear and Friendship Condition</text:p>
          </table:table-cell>
          <table:table-cell office:value-type="string" office:string-value="CF791-D2-B" table:formula="of:=HYPERLINK(&quot;http://codeforces.com/contest/791/problem/B&quot;;&quot;CF791-D2-B&quot;)" table:style-name="ce157">
            <text:p>CF791-D2-B</text:p>
          </table:table-cell>
          <table:table-cell table:style-name="ce241"/>
          <table:table-cell table:number-columns-repeated="5" table:style-name="ce82"/>
          <table:table-cell office:value-type="float" office:value="0" table:formula="of:=SUM([.E127:.H127])" table:style-name="ce55">
            <text:p>0</text:p>
          </table:table-cell>
          <table:table-cell table:style-name="ce55"/>
          <table:table-cell table:style-name="ce244"/>
          <table:table-cell table:style-name="ce55"/>
          <table:table-cell office:value-type="string" office:string-value="Video Solution - Eng Mohamed Salah" table:formula="of:=HYPERLINK(&quot;https://www.youtube.com/watch?v=3tVJoeUE0Ag&amp;feature=youtu.be&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157">
            <text:p>CF88-D2-B</text:p>
          </table:table-cell>
          <table:table-cell table:style-name="ce241"/>
          <table:table-cell table:number-columns-repeated="5" table:style-name="ce82"/>
          <table:table-cell office:value-type="float" office:value="0" table:formula="of:=SUM([.E128:.H12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IlM9o1-xgE4&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Kuriyama Mirai's Stones</text:p>
          </table:table-cell>
          <table:table-cell office:value-type="string" office:string-value="CF433-D2-B" table:formula="of:=HYPERLINK(&quot;http://codeforces.com/contest/433/problem/B&quot;;&quot;CF433-D2-B&quot;)" table:style-name="ce157">
            <text:p>CF433-D2-B</text:p>
          </table:table-cell>
          <table:table-cell table:style-name="ce241"/>
          <table:table-cell table:number-columns-repeated="5" table:style-name="ce82"/>
          <table:table-cell office:value-type="float" office:value="0" table:formula="of:=SUM([.E129:.H129])"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Vika and Squares</text:p>
          </table:table-cell>
          <table:table-cell office:value-type="string" office:string-value="CF610-D2-B" table:formula="of:=HYPERLINK(&quot;http://codeforces.com/contest/610/problem/B&quot;;&quot;CF610-D2-B&quot;)" table:style-name="ce157">
            <text:p>CF610-D2-B</text:p>
          </table:table-cell>
          <table:table-cell table:style-name="ce241"/>
          <table:table-cell table:number-columns-repeated="5" table:style-name="ce82"/>
          <table:table-cell office:value-type="float" office:value="0" table:formula="of:=SUM([.E130:.H130])"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237-D12-B" table:formula="of:=HYPERLINK(&quot;https://codeforces.com/contest/1237/problem/B&quot;;&quot;CF1237-D12-B&quot;)" table:style-name="ce97">
            <text:p>CF1237-D12-B</text:p>
          </table:table-cell>
          <table:table-cell table:style-name="ce241"/>
          <table:table-cell table:number-columns-repeated="5" table:style-name="ce82"/>
          <table:table-cell office:value-type="float" office:value="0" table:formula="of:=SUM([.E131:.H131])"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3" table:style-name="ce133">
            <text:p>3</text:p>
          </table:table-cell>
          <table:table-cell office:value-type="string" table:style-name="ce48">
            <text:p>p3</text:p>
          </table:table-cell>
          <table:table-cell table:number-columns-repeated="16367"/>
        </table:table-row>
        <table:table-row table:style-name="ro1">
          <table:table-cell office:value-type="string" table:style-name="ce79">
            <text:p>Alyona and mex</text:p>
          </table:table-cell>
          <table:table-cell office:value-type="string" office:string-value="CF740-D2-C" table:formula="of:=HYPERLINK(&quot;http://codeforces.com/contest/740/problem/C&quot;;&quot;CF740-D2-C&quot;)" table:style-name="ce157">
            <text:p>CF740-D2-C</text:p>
          </table:table-cell>
          <table:table-cell table:style-name="ce241"/>
          <table:table-cell table:number-columns-repeated="5" table:style-name="ce82"/>
          <table:table-cell office:value-type="float" office:value="0" table:formula="of:=SUM([.E132:.H13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Dt7GWiPeV4&quot;;&quot;Video Solution - Dr Mostafa Saad&quot;)" table:style-name="ce157">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UVA 11053" table:formula="of:=HYPERLINK(&quot;https://uva.onlinejudge.org/index.php?option=onlinejudge&amp;page=show_problem&amp;problem=1994&quot;;&quot;UVA 11053&quot;)" table:style-name="ce157">
            <text:p>UVA 11053</text:p>
          </table:table-cell>
          <table:table-cell table:style-name="ce241"/>
          <table:table-cell table:number-columns-repeated="5" table:style-name="ce82"/>
          <table:table-cell office:value-type="float" office:value="0" table:formula="of:=SUM([.E133:.H133])" table:style-name="ce55">
            <text:p>0</text:p>
          </table:table-cell>
          <table:table-cell table:style-name="ce55"/>
          <table:table-cell table:style-name="ce244"/>
          <table:table-cell table:style-name="ce82"/>
          <table:table-cell office:value-type="string" office:string-value="Find O(n) Solution" table:formula="of:=HYPERLINK(&quot;https://en.wikipedia.org/wiki/Cycle_detection#Floyd.27s_Tortoise_and_Hare&quot;;&quot;Find O(n) Solution&quot;)" table:style-name="ce158">
            <text:p>Find O(n) Solution</text:p>
          </table:table-cell>
          <table:table-cell office:value-type="string" table:style-name="ce156">
            <text:p>adhoc, cycle detection for iterated function</text:p>
          </table:table-cell>
          <table:table-cell office:value-type="float" office:value="1" table:style-name="ce156">
            <text:p>1</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5">
            <text:p>Karen and Coffee</text:p>
          </table:table-cell>
          <table:table-cell office:value-type="string" office:string-value="CF816-D2-B" table:formula="of:=HYPERLINK(&quot;http://codeforces.com/contest/816/problem/B&quot;;&quot;CF816-D2-B&quot;)" table:style-name="ce157">
            <text:p>CF816-D2-B</text:p>
          </table:table-cell>
          <table:table-cell table:style-name="ce241"/>
          <table:table-cell table:number-columns-repeated="5" table:style-name="ce82"/>
          <table:table-cell office:value-type="float" office:value="0" table:formula="of:=SUM([.E134:.H134])"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4" table:style-name="ce133">
            <text:p>4</text:p>
          </table:table-cell>
          <table:table-cell office:value-type="string" table:style-name="ce48">
            <text:p>p5</text:p>
          </table:table-cell>
          <table:table-cell table:number-columns-repeated="16367"/>
        </table:table-row>
        <table:table-row table:style-name="ro1">
          <table:table-cell table:style-name="ce79"/>
          <table:table-cell office:value-type="string" office:string-value="CF1043-D12-C" table:formula="of:=HYPERLINK(&quot;http://codeforces.com/contest/1043/problem/C&quot;;&quot;CF1043-D12-C&quot;)" table:style-name="ce157">
            <text:p>CF1043-D12-C</text:p>
          </table:table-cell>
          <table:table-cell table:style-name="ce241"/>
          <table:table-cell table:number-columns-repeated="5" table:style-name="ce82"/>
          <table:table-cell office:value-type="float" office:value="0" table:formula="of:=SUM([.E135:.H135])" table:style-name="ce55">
            <text:p>0</text:p>
          </table:table-cell>
          <table:table-cell table:style-name="ce82"/>
          <table:table-cell table:style-name="ce245"/>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75-D2-C" table:formula="of:=HYPERLINK(&quot;http://codeforces.com/contest/1075/problem/C&quot;;&quot;CF1075-D2-C&quot;)" table:style-name="ce157">
            <text:p>CF1075-D2-C</text:p>
          </table:table-cell>
          <table:table-cell table:style-name="ce241"/>
          <table:table-cell table:number-columns-repeated="5" table:style-name="ce82"/>
          <table:table-cell office:value-type="float" office:value="0" table:formula="of:=SUM([.E136:.H136])" table:style-name="ce55">
            <text:p>0</text:p>
          </table:table-cell>
          <table:table-cell table:style-name="ce55"/>
          <table:table-cell table:style-name="ce244"/>
          <table:table-cell table:style-name="ce82"/>
          <table:table-cell table:style-name="ce79"/>
          <table:table-cell office:value-type="string" table:style-name="ce156">
            <text:p>adhoc, constructive, sweep</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237-D12-C2" table:formula="of:=HYPERLINK(&quot;https://codeforces.com/contest/1237/problem/C2&quot;;&quot;CF1237-D12-C2&quot;)" table:style-name="ce97">
            <text:p>CF1237-D12-C2</text:p>
          </table:table-cell>
          <table:table-cell table:style-name="ce241"/>
          <table:table-cell table:number-columns-repeated="5" table:style-name="ce82"/>
          <table:table-cell office:value-type="float" office:value="0" table:formula="of:=SUM([.E137:.H137])" table:style-name="ce55">
            <text:p>0</text:p>
          </table:table-cell>
          <table:table-cell table:style-name="ce55"/>
          <table:table-cell table:style-name="ce244"/>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Molly's Chemicals</text:p>
          </table:table-cell>
          <table:table-cell office:value-type="string" office:string-value="CF776-D2-C" table:formula="of:=HYPERLINK(&quot;http://codeforces.com/contest/776/problem/C&quot;;&quot;CF776-D2-C&quot;)" table:style-name="ce157">
            <text:p>CF776-D2-C</text:p>
          </table:table-cell>
          <table:table-cell table:style-name="ce241"/>
          <table:table-cell table:number-columns-repeated="5" table:style-name="ce82"/>
          <table:table-cell office:value-type="float" office:value="0" table:formula="of:=SUM([.E138:.H138])"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5roeMaM3T3Y&quot;;&quot;Video Solution - Solver to be (Java)&quot;)" table:style-name="ce109">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57">
            <text:p>CF466-D2-C</text:p>
          </table:table-cell>
          <table:table-cell table:style-name="ce241"/>
          <table:table-cell table:number-columns-repeated="5" table:style-name="ce82"/>
          <table:table-cell office:value-type="float" office:value="0" table:formula="of:=SUM([.E139:.H139])"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8G06-YDc2-I&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TWINSNOW</text:p>
          </table:table-cell>
          <table:table-cell table:style-name="ce241"/>
          <table:table-cell table:number-columns-repeated="5" table:style-name="ce82"/>
          <table:table-cell office:value-type="float" office:value="0" table:formula="of:=SUM([.E140:.H140])" table:style-name="ce55">
            <text:p>0</text:p>
          </table:table-cell>
          <table:table-cell table:style-name="ce55"/>
          <table:table-cell table:style-name="ce244"/>
          <table:table-cell table:style-name="ce82"/>
          <table:table-cell office:value-type="string" office:string-value="Sol - text clarification" table:formula="of:=HYPERLINK(&quot;https://github.com/mostafa-saad/MyCompetitiveProgramming/blob/master/SPOJ/SPOJ_TWINSNOW.txt&quot;;&quot;Sol - text clarification&quot;)" table:style-name="ce158">
            <text:p>Sol - text clarification</text:p>
          </table:table-cell>
          <table:table-cell office:value-type="string" table:style-name="ce156">
            <text:p>adhoc, canonical form, [unclear tex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0920</text:p>
          </table:table-cell>
          <table:table-cell table:style-name="ce241"/>
          <table:table-cell table:number-columns-repeated="5" table:style-name="ce82"/>
          <table:table-cell office:value-type="float" office:value="0" table:formula="of:=SUM([.E141:.H141])" table:style-name="ce55">
            <text:p>0</text:p>
          </table:table-cell>
          <table:table-cell table:style-name="ce55"/>
          <table:table-cell table:style-name="ce244"/>
          <table:table-cell table:style-name="ce82"/>
          <table:table-cell office:value-type="string" table:style-name="ce109">
            <text:p><text:a xlink:href="https://github.com/omarkhair/Problems-Editorial/blob/master/UVA/10920%20-%20Spiral%20Tap/Editorial.md">Sol</text:a></text:p>
          </table:table-cell>
          <table:table-cell office:value-type="string" table:style-name="ce156">
            <text:p>adhoc, coordinate systems, math or simulation, [spiral grid]</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381-D2-1000</text:p>
          </table:table-cell>
          <table:table-cell table:style-name="ce241"/>
          <table:table-cell table:number-columns-repeated="5" table:style-name="ce82"/>
          <table:table-cell office:value-type="float" office:value="0" table:formula="of:=SUM([.E142:.H142])" table:style-name="ce55">
            <text:p>0</text:p>
          </table:table-cell>
          <table:table-cell table:style-name="ce82"/>
          <table:table-cell table:style-name="ce245"/>
          <table:table-cell table:style-name="ce82"/>
          <table:table-cell table:style-name="ce130"/>
          <table:table-cell office:value-type="string" table:style-name="ce156">
            <text:p>adhoc, sorting, [bubble sor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utting Figure</text:p>
          </table:table-cell>
          <table:table-cell office:value-type="string" office:string-value="CF194-D2-C" table:formula="of:=HYPERLINK(&quot;http://codeforces.com/contest/194/problem/C&quot;;&quot;CF194-D2-C&quot;)" table:style-name="ce157">
            <text:p>CF194-D2-C</text:p>
          </table:table-cell>
          <table:table-cell table:style-name="ce241"/>
          <table:table-cell table:number-columns-repeated="5" table:style-name="ce82"/>
          <table:table-cell office:value-type="float" office:value="0" table:formula="of:=SUM([.E143:.H143])" table:style-name="ce55">
            <text:p>0</text:p>
          </table:table-cell>
          <table:table-cell table:style-name="ce82"/>
          <table:table-cell table:style-name="ce245"/>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cker, pack your bags!</text:p>
          </table:table-cell>
          <table:table-cell office:value-type="string" office:string-value="CF822-D2-C" table:formula="of:=HYPERLINK(&quot;http://codeforces.com/contest/822/problem/C&quot;;&quot;CF822-D2-C&quot;)" table:style-name="ce157">
            <text:p>CF822-D2-C</text:p>
          </table:table-cell>
          <table:table-cell table:style-name="ce241"/>
          <table:table-cell table:number-columns-repeated="5" table:style-name="ce82"/>
          <table:table-cell office:value-type="float" office:value="0" table:formula="of:=SUM([.E144:.H14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VvR9spazigA&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eg and Array</text:p>
          </table:table-cell>
          <table:table-cell office:value-type="string" office:string-value="CF296-D2-C" table:formula="of:=HYPERLINK(&quot;http://codeforces.com/contest/296/problem/C&quot;;&quot;CF296-D2-C&quot;)" table:style-name="ce157">
            <text:p>CF296-D2-C</text:p>
          </table:table-cell>
          <table:table-cell table:style-name="ce241"/>
          <table:table-cell table:number-columns-repeated="5" table:style-name="ce82"/>
          <table:table-cell office:value-type="float" office:value="0" table:formula="of:=SUM([.E145:.H145])"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66-D3-E" table:formula="of:=HYPERLINK(&quot;https://codeforces.com/contest/1066/problem/E&quot;;&quot;CF1066-D3-E&quot;)" table:style-name="ce157">
            <text:p>CF1066-D3-E</text:p>
          </table:table-cell>
          <table:table-cell table:style-name="ce241"/>
          <table:table-cell table:number-columns-repeated="5" table:style-name="ce82"/>
          <table:table-cell office:value-type="float" office:value="0" table:formula="of:=SUM([.E146:.H146])" table:style-name="ce55">
            <text:p>0</text:p>
          </table:table-cell>
          <table:table-cell table:style-name="ce82"/>
          <table:table-cell table:style-name="ce245"/>
          <table:table-cell table:style-name="ce82"/>
          <table:table-cell table:style-name="ce79"/>
          <table:table-cell office:value-type="string" table:style-name="ce156">
            <text:p>adhoc, string, math</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41"/>
          <table:table-cell table:number-columns-repeated="5" table:style-name="ce82"/>
          <table:table-cell office:value-type="float" office:value="0" table:formula="of:=SUM([.E147:.H147])" table:style-name="ce55">
            <text:p>0</text:p>
          </table:table-cell>
          <table:table-cell table:style-name="ce55"/>
          <table:table-cell table:style-name="ce244"/>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Permutations</text:p>
          </table:table-cell>
          <table:table-cell office:value-type="string" office:string-value="CF189-D2-C" table:formula="of:=HYPERLINK(&quot;http://codeforces.com/contest/189/problem/C&quot;;&quot;CF189-D2-C&quot;)" table:style-name="ce157">
            <text:p>CF189-D2-C</text:p>
          </table:table-cell>
          <table:table-cell table:style-name="ce241"/>
          <table:table-cell table:number-columns-repeated="5" table:style-name="ce82"/>
          <table:table-cell office:value-type="float" office:value="0" table:formula="of:=SUM([.E148:.H148])"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CodeForces/CF189-D1-C.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table:style-name="ce79">
            <text:p>SRM274-D1-500</text:p>
          </table:table-cell>
          <table:table-cell table:style-name="ce241"/>
          <table:table-cell table:number-columns-repeated="5" table:style-name="ce82"/>
          <table:table-cell office:value-type="float" office:value="0" table:formula="of:=SUM([.E149:.H149])" table:style-name="ce55">
            <text:p>0</text:p>
          </table:table-cell>
          <table:table-cell table:style-name="ce55"/>
          <table:table-cell table:style-name="ce244"/>
          <table:table-cell table:style-name="ce82"/>
          <table:table-cell table:style-name="ce79"/>
          <table:table-cell office:value-type="string" table:style-name="ce156">
            <text:p>adhoc, canonical form, bf or greedy</text:p>
          </table:table-cell>
          <table:table-cell office:value-type="float" office:value="1" table:style-name="ce156">
            <text:p>1</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rray Division</text:p>
          </table:table-cell>
          <table:table-cell office:value-type="string" office:string-value="CF808-D2-D" table:formula="of:=HYPERLINK(&quot;http://codeforces.com/contest/808/problem/D&quot;;&quot;CF808-D2-D&quot;)" table:style-name="ce157">
            <text:p>CF808-D2-D</text:p>
          </table:table-cell>
          <table:table-cell table:style-name="ce241"/>
          <table:table-cell table:number-columns-repeated="5" table:style-name="ce82"/>
          <table:table-cell office:value-type="float" office:value="0" table:formula="of:=SUM([.E150:.H15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L0s8xIQYbk&quot;;&quot;Video Solution - Solver to be (Java)&quot;)" table:style-name="ce157">
            <text:p>Video Solution - Solver to be (Java)</text:p>
          </table:table-cell>
          <table:table-cell office:value-type="string" table:style-name="ce156">
            <text:p>adhoc, string prefix</text:p>
          </table:table-cell>
          <table:table-cell office:value-type="float" office:value="1" table:style-name="ce156">
            <text:p>1</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rime Permutation</text:p>
          </table:table-cell>
          <table:table-cell office:value-type="string" office:string-value="CF124-D2-C" table:formula="of:=HYPERLINK(&quot;http://codeforces.com/contest/124/problem/C&quot;;&quot;CF124-D2-C&quot;)" table:style-name="ce157">
            <text:p>CF124-D2-C</text:p>
          </table:table-cell>
          <table:table-cell table:style-name="ce241"/>
          <table:table-cell table:number-columns-repeated="5" table:style-name="ce82"/>
          <table:table-cell office:value-type="float" office:value="0" table:formula="of:=SUM([.E151:.H151])" table:style-name="ce55">
            <text:p>0</text:p>
          </table:table-cell>
          <table:table-cell table:style-name="ce82"/>
          <table:table-cell table:style-name="ce245"/>
          <table:table-cell table:style-name="ce82"/>
          <table:table-cell table:style-name="ce130"/>
          <table:table-cell office:value-type="string" table:style-name="ce156">
            <text:p>adhoc, constructive</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ry and Catch</text:p>
          </table:table-cell>
          <table:table-cell office:value-type="string" office:string-value="CF195-D2-C" table:formula="of:=HYPERLINK(&quot;http://codeforces.com/contest/195/problem/C&quot;;&quot;CF195-D2-C&quot;)" table:style-name="ce157">
            <text:p>CF195-D2-C</text:p>
          </table:table-cell>
          <table:table-cell table:style-name="ce241"/>
          <table:table-cell table:number-columns-repeated="5" table:style-name="ce82"/>
          <table:table-cell office:value-type="float" office:value="0" table:formula="of:=SUM([.E152:.H152])"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157">
            <text:p>Editorial - Eng Ahmed Osama</text:p>
          </table:table-cell>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itle</text:p>
          </table:table-cell>
          <table:table-cell office:value-type="string" office:string-value="CF59-D2-C" table:formula="of:=HYPERLINK(&quot;http://codeforces.com/contest/59/problem/C&quot;;&quot;CF59-D2-C&quot;)" table:style-name="ce157">
            <text:p>CF59-D2-C</text:p>
          </table:table-cell>
          <table:table-cell table:style-name="ce241"/>
          <table:table-cell table:number-columns-repeated="5" table:style-name="ce82"/>
          <table:table-cell office:value-type="float" office:value="0" table:formula="of:=SUM([.E153:.H153])" table:style-name="ce55">
            <text:p>0</text:p>
          </table:table-cell>
          <table:table-cell table:style-name="ce82"/>
          <table:table-cell table:style-name="ce245"/>
          <table:table-cell table:style-name="ce160"/>
          <table:table-cell table:style-name="ce130"/>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09-D1-C" table:formula="of:=HYPERLINK(&quot;http://codeforces.com/contest/309/problem/C&quot;;&quot;CF309-D1-C&quot;)" table:style-name="ce157">
            <text:p>CF309-D1-C</text:p>
          </table:table-cell>
          <table:table-cell table:style-name="ce241"/>
          <table:table-cell table:number-columns-repeated="5" table:style-name="ce82"/>
          <table:table-cell office:value-type="float" office:value="0" table:formula="of:=SUM([.E154:.H154])" table:style-name="ce55">
            <text:p>0</text:p>
          </table:table-cell>
          <table:table-cell table:style-name="ce55"/>
          <table:table-cell table:style-name="ce244"/>
          <table:table-cell table:style-name="ce82"/>
          <table:table-cell table:style-name="ce14"/>
          <table:table-cell office:value-type="string" table:style-name="ce156">
            <text:p>adhoc, binary search, bitmasks or rmq</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KOMPICI</text:p>
          </table:table-cell>
          <table:table-cell table:style-name="ce241"/>
          <table:table-cell table:number-columns-repeated="5" table:style-name="ce82"/>
          <table:table-cell office:value-type="float" office:value="0" table:formula="of:=SUM([.E155:.H155])" table:style-name="ce55">
            <text:p>0</text:p>
          </table:table-cell>
          <table:table-cell table:style-name="ce55"/>
          <table:table-cell table:style-name="ce244"/>
          <table:table-cell table:style-name="ce82"/>
          <table:table-cell table:style-name="ce79"/>
          <table:table-cell office:value-type="string" table:style-name="ce156">
            <text:p>adhoc, bitmasks, [=spoj iitkwpch]</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Transformation</text:p>
          </table:table-cell>
          <table:table-cell office:value-type="string" office:string-value="CF122-D2-D" table:formula="of:=HYPERLINK(&quot;http://codeforces.com/contest/122/problem/D&quot;;&quot;CF122-D2-D&quot;)" table:style-name="ce157">
            <text:p>CF122-D2-D</text:p>
          </table:table-cell>
          <table:table-cell table:style-name="ce241"/>
          <table:table-cell table:number-columns-repeated="5" table:style-name="ce82"/>
          <table:table-cell office:value-type="float" office:value="0" table:formula="of:=SUM([.E156:.H156])" table:style-name="ce55">
            <text:p>0</text:p>
          </table:table-cell>
          <table:table-cell table:style-name="ce55"/>
          <table:table-cell table:style-name="ce244"/>
          <table:table-cell table:style-name="ce160"/>
          <table:table-cell table:style-name="ce133"/>
          <table:table-cell office:value-type="string" table:style-name="ce156">
            <text:p>adhoc, impl</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PARSUMS</text:p>
          </table:table-cell>
          <table:table-cell table:style-name="ce241"/>
          <table:table-cell table:number-columns-repeated="5" table:style-name="ce82"/>
          <table:table-cell office:value-type="float" office:value="0" table:formula="of:=SUM([.E157:.H15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PARSUMS.txt&quot;;&quot;Sol&quot;)" table:style-name="ce158">
            <text:p>Sol</text:p>
          </table:table-cell>
          <table:table-cell office:value-type="string" table:style-name="ce156">
            <text:p>adhoc, cyclic shifts, partial sum or segment tree</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ODECHEF OPPOSITE" table:formula="of:=HYPERLINK(&quot;https://www.codechef.com/LTIME64B/problems/OPPOSITE&quot;; &quot;CODECHEF OPPOSITE&quot;)" table:style-name="ce157">
            <text:p>CODECHEF OPPOSITE</text:p>
          </table:table-cell>
          <table:table-cell table:style-name="ce241"/>
          <table:table-cell table:number-columns-repeated="5" table:style-name="ce82"/>
          <table:table-cell office:value-type="float" office:value="0" table:formula="of:=SUM([.E158:.H158])" table:style-name="ce55">
            <text:p>0</text:p>
          </table:table-cell>
          <table:table-cell table:style-name="ce55"/>
          <table:table-cell table:style-name="ce244"/>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321-D1-500</text:p>
          </table:table-cell>
          <table:table-cell table:style-name="ce241"/>
          <table:table-cell table:number-columns-repeated="5" table:style-name="ce82"/>
          <table:table-cell office:value-type="float" office:value="0" table:formula="of:=SUM([.E159:.H159])" table:style-name="ce55">
            <text:p>0</text:p>
          </table:table-cell>
          <table:table-cell table:style-name="ce82"/>
          <table:table-cell table:style-name="ce245"/>
          <table:table-cell table:style-name="ce82"/>
          <table:table-cell office:value-type="string" table:style-name="ce156">
            <text:p>See Rushiose's code in arena summary</text:p>
          </table:table-cell>
          <table:table-cell office:value-type="string" table:style-name="ce156">
            <text:p>adhoc, sorting, [print the smallest lexicographically]</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ish Weight</text:p>
          </table:table-cell>
          <table:table-cell office:value-type="string" office:string-value="CF298-D2-D" table:formula="of:=HYPERLINK(&quot;http://codeforces.com/contest/298/problem/D&quot;;&quot;CF298-D2-D&quot;)" table:style-name="ce157">
            <text:p>CF298-D2-D</text:p>
          </table:table-cell>
          <table:table-cell table:style-name="ce241"/>
          <table:table-cell table:number-columns-repeated="5" table:style-name="ce82"/>
          <table:table-cell office:value-type="float" office:value="0" table:formula="of:=SUM([.E160:.H160])" table:style-name="ce55">
            <text:p>0</text:p>
          </table:table-cell>
          <table:table-cell table:style-name="ce55"/>
          <table:table-cell table:style-name="ce244"/>
          <table:table-cell table:style-name="ce160"/>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ividing Island</text:p>
          </table:table-cell>
          <table:table-cell office:value-type="string" office:string-value="CF63-D2-D" table:formula="of:=HYPERLINK(&quot;http://codeforces.com/contest/63/problem/D&quot;;&quot;CF63-D2-D&quot;)" table:style-name="ce157">
            <text:p>CF63-D2-D</text:p>
          </table:table-cell>
          <table:table-cell table:style-name="ce241"/>
          <table:table-cell table:number-columns-repeated="5" table:style-name="ce82"/>
          <table:table-cell office:value-type="float" office:value="0" table:formula="of:=SUM([.E161:.H161])" table:style-name="ce55">
            <text:p>0</text:p>
          </table:table-cell>
          <table:table-cell table:style-name="ce82"/>
          <table:table-cell table:style-name="ce245"/>
          <table:table-cell table:style-name="ce82"/>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edian Smoothing</text:p>
          </table:table-cell>
          <table:table-cell office:value-type="string" office:string-value="CF591-D2-C" table:formula="of:=HYPERLINK(&quot;http://codeforces.com/contest/591/problem/C&quot;;&quot;CF591-D2-C&quot;)" table:style-name="ce157">
            <text:p>CF591-D2-C</text:p>
          </table:table-cell>
          <table:table-cell table:style-name="ce241"/>
          <table:table-cell table:number-columns-repeated="5" table:style-name="ce82"/>
          <table:table-cell office:value-type="float" office:value="0" table:formula="of:=SUM([.E162:.H162])" table:style-name="ce55">
            <text:p>0</text:p>
          </table:table-cell>
          <table:table-cell table:style-name="ce55"/>
          <table:table-cell table:style-name="ce244"/>
          <table:table-cell table:style-name="ce82"/>
          <table:table-cell office:value-type="string" office:string-value="Editorial" table:formula="of:=HYPERLINK(&quot;https://codeforces.com/blog/entry/21203&quot;;&quot;Editorial&quot;)" table:style-name="ce157">
            <text:p>Editorial</text:p>
          </table:table-cell>
          <table:table-cell office:value-type="string" table:style-name="ce156">
            <text:p>adhoc, constructive, impl</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23-D12-C" table:formula="of:=HYPERLINK(&quot;http://codeforces.com/contest/23/problem/C&quot;;&quot;CF23-D12-C&quot;)" table:style-name="ce157">
            <text:p>CF23-D12-C</text:p>
          </table:table-cell>
          <table:table-cell table:style-name="ce241"/>
          <table:table-cell table:number-columns-repeated="5" table:style-name="ce82"/>
          <table:table-cell office:value-type="float" office:value="0" table:formula="of:=SUM([.E163:.H163])" table:style-name="ce55">
            <text:p>0</text:p>
          </table:table-cell>
          <table:table-cell table:style-name="ce82"/>
          <table:table-cell table:style-name="ce245"/>
          <table:table-cell table:style-name="ce82"/>
          <table:table-cell table:style-name="ce109"/>
          <table:table-cell office:value-type="string" table:style-name="ce156">
            <text:p>adhoc, sortings, overflow</text:p>
          </table:table-cell>
          <table:table-cell office:value-type="float" office:value="1" table:style-name="ce156">
            <text:p>1</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589-GYM-F" table:formula="of:=HYPERLINK(&quot;http://codeforces.com/gym/101589/problem/F&quot;;&quot;CF101589-GYM-F&quot;)" table:style-name="ce157">
            <text:p>CF101589-GYM-F</text:p>
          </table:table-cell>
          <table:table-cell table:style-name="ce241"/>
          <table:table-cell table:number-columns-repeated="5" table:style-name="ce82"/>
          <table:table-cell office:value-type="float" office:value="0" table:formula="of:=SUM([.E164:.H16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589-GYM-F.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office:string-value="Atcoder092-ARC-B" table:formula="of:=HYPERLINK(&quot;https://beta.atcoder.jp/contests/arc092/tasks/arc092_b&quot;;&quot;Atcoder092-ARC-B&quot;)" table:style-name="ce157">
            <text:p>Atcoder092-ARC-B</text:p>
          </table:table-cell>
          <table:table-cell table:style-name="ce241"/>
          <table:table-cell table:number-columns-repeated="5" table:style-name="ce82"/>
          <table:table-cell office:value-type="float" office:value="0" table:formula="of:=SUM([.E165:.H165])" table:style-name="ce55">
            <text:p>0</text:p>
          </table:table-cell>
          <table:table-cell table:style-name="ce82"/>
          <table:table-cell table:style-name="ce245"/>
          <table:table-cell table:style-name="ce82"/>
          <table:table-cell table:style-name="ce79"/>
          <table:table-cell office:value-type="string" table:style-name="ce156">
            <text:p>adhoc, bitmasks, binary search</text:p>
          </table:table-cell>
          <table:table-cell office:value-type="float" office:value="1" table:style-name="ce156">
            <text:p>1</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23 out of 5</text:p>
          </table:table-cell>
          <table:table-cell office:value-type="string" office:string-value="UVA 10344" table:formula="of:=HYPERLINK(&quot;https://uva.onlinejudge.org/index.php?option=com_onlinejudge&amp;Itemid=8&amp;page=show_problem&amp;problem=1285&quot;;&quot;UVA 10344&quot;)" table:style-name="ce157">
            <text:p>UVA 10344</text:p>
          </table:table-cell>
          <table:table-cell table:style-name="ce241"/>
          <table:table-cell table:number-columns-repeated="5" table:style-name="ce82"/>
          <table:table-cell office:value-type="float" office:value="0" table:formula="of:=SUM([.E166:.H166])"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WX7rIgcgnBs&quot;;&quot;Video Solution - Eng Mohamed Nasser&quot;)" table:style-name="ce158">
            <text:p>Video Solution - Eng Mohamed Nasser</text:p>
          </table:table-cell>
          <table:table-cell office:value-type="string" table:style-name="ce156">
            <text:p>backtrack</text:p>
          </table:table-cell>
          <table:table-cell office:value-type="float" office:value="2" table:style-name="ce156">
            <text:p>2</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8 Queens Chess Problem</text:p>
          </table:table-cell>
          <table:table-cell office:value-type="string" office:string-value="UVA 750" table:formula="of:=HYPERLINK(&quot;https://uva.onlinejudge.org/index.php?option=com_onlinejudge&amp;Itemid=8&amp;page=show_problem&amp;problem=691&quot;;&quot;UVA 750&quot;)" table:style-name="ce157">
            <text:p>UVA 750</text:p>
          </table:table-cell>
          <table:table-cell table:style-name="ce241"/>
          <table:table-cell table:number-columns-repeated="5" table:style-name="ce82"/>
          <table:table-cell office:value-type="float" office:value="0" table:formula="of:=SUM([.E167:.H167])"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3jMlUYEVgL0&quot;;&quot;Video Solution - Eng Ayman Salah&quot;)" table:style-name="ce158">
            <text:p>Video Solution - Eng Ayman Salah</text:p>
          </table:table-cell>
          <table:table-cell office:value-type="string" table:style-name="ce156">
            <text:p>backtrack</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aph Coloring</text:p>
          </table:table-cell>
          <table:table-cell office:value-type="string" office:string-value="UVA 193" table:formula="of:=HYPERLINK(&quot;https://uva.onlinejudge.org/index.php?option=com_onlinejudge&amp;Itemid=8&amp;page=show_problem&amp;problem=129&quot;;&quot;UVA 193&quot;)" table:style-name="ce157">
            <text:p>UVA 193</text:p>
          </table:table-cell>
          <table:table-cell table:style-name="ce241"/>
          <table:table-cell table:number-columns-repeated="5" table:style-name="ce82"/>
          <table:table-cell office:value-type="float" office:value="0" table:formula="of:=SUM([.E168:.H16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0hOK2hgqNE4&quot;;&quot;Video Solution - Dr Mostafa Saad&quot;)" table:style-name="ce158">
            <text:p>Video Solution - Dr Mostafa Saad</text:p>
          </table:table-cell>
          <table:table-cell office:value-type="string" table:style-name="ce156">
            <text:p>backtrack, graph, maximum independent set</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afe</text:p>
          </table:table-cell>
          <table:table-cell office:value-type="string" office:string-value="CF47-D2-D" table:formula="of:=HYPERLINK(&quot;http://codeforces.com/contest/47/problem/D&quot;;&quot;CF47-D2-D&quot;)" table:style-name="ce157">
            <text:p>CF47-D2-D</text:p>
          </table:table-cell>
          <table:table-cell table:style-name="ce241"/>
          <table:table-cell table:number-columns-repeated="5" table:style-name="ce82"/>
          <table:table-cell office:value-type="float" office:value="0" table:formula="of:=SUM([.E169:.H169])" table:style-name="ce55">
            <text:p>0</text:p>
          </table:table-cell>
          <table:table-cell table:style-name="ce82"/>
          <table:table-cell table:style-name="ce245"/>
          <table:table-cell table:style-name="ce82"/>
          <table:table-cell table:style-name="ce130"/>
          <table:table-cell office:value-type="string" table:style-name="ce156">
            <text:p>backtrack, datastructures, impl</text:p>
          </table:table-cell>
          <table:table-cell office:value-type="float" office:value="2" table:style-name="ce156">
            <text:p>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Jimmi's Riddles</text:p>
          </table:table-cell>
          <table:table-cell office:value-type="string" office:string-value="UVA 10058" table:formula="of:=HYPERLINK(&quot;https://uva.onlinejudge.org/index.php?option=com_onlinejudge&amp;Itemid=8&amp;page=show_problem&amp;problem=999&quot;;&quot;UVA 10058&quot;)" table:style-name="ce157">
            <text:p>UVA 10058</text:p>
          </table:table-cell>
          <table:table-cell table:style-name="ce241"/>
          <table:table-cell table:number-columns-repeated="5" table:style-name="ce82"/>
          <table:table-cell office:value-type="float" office:value="0" table:formula="of:=SUM([.E170:.H170])" table:style-name="ce55">
            <text:p>0</text:p>
          </table:table-cell>
          <table:table-cell table:style-name="ce55"/>
          <table:table-cell table:style-name="ce244"/>
          <table:table-cell table:style-name="ce160"/>
          <table:table-cell office:value-type="string" office:string-value="Sol" table:formula="of:=HYPERLINK(&quot;https://github.com/ackoroa/UVa-Solutions/blob/master/UVa%2010058%20-%20Jimmi's%20Riddles/src/Main.java&quot;;&quot;Sol&quot;)" table:style-name="ce158">
            <text:p>Sol</text:p>
          </table:table-cell>
          <table:table-cell office:value-type="string" table:style-name="ce156">
            <text:p>backtrack, expression parsing</text:p>
          </table:table-cell>
          <table:table-cell office:value-type="float" office:value="3" table:style-name="ce156">
            <text:p>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Grammar Evaluation</text:p>
          </table:table-cell>
          <table:table-cell office:value-type="string" office:string-value="UVA 622" table:formula="of:=HYPERLINK(&quot;https://uva.onlinejudge.org/index.php?option=onlinejudge&amp;page=show_problem&amp;problem=563&quot;;&quot;UVA 622&quot;)" table:style-name="ce157">
            <text:p>UVA 622</text:p>
          </table:table-cell>
          <table:table-cell table:style-name="ce241"/>
          <table:table-cell table:number-columns-repeated="5" table:style-name="ce82"/>
          <table:table-cell office:value-type="float" office:value="0" table:formula="of:=SUM([.E171:.H17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622.cpp&quot;;&quot;Sol&quot;)" table:style-name="ce139">
            <text:p>Sol</text:p>
          </table:table-cell>
          <table:table-cell office:value-type="string" table:style-name="ce156">
            <text:p>backtrack, expression parsing, [cnf]</text:p>
          </table:table-cell>
          <table:table-cell office:value-type="float" office:value="3" table:style-name="ce156">
            <text:p>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Help Vasilisa the Wise 2</text:p>
          </table:table-cell>
          <table:table-cell office:value-type="string" office:string-value="CF143-D2-A" table:formula="of:=HYPERLINK(&quot;http://codeforces.com/contest/143/problem/A&quot;;&quot;CF143-D2-A&quot;)" table:style-name="ce157">
            <text:p>CF143-D2-A</text:p>
          </table:table-cell>
          <table:table-cell table:style-name="ce241"/>
          <table:table-cell table:number-columns-repeated="5" table:style-name="ce82"/>
          <table:table-cell office:value-type="float" office:value="0" table:formula="of:=SUM([.E172:.H172])"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cmMkGSMHTKE&quot;;&quot;Video Solution - Eng John Gamal&quot;)" table:style-name="ce159">
            <text:p>Video Solution - Eng John Gamal</text:p>
          </table:table-cell>
          <table:table-cell office:value-type="string" table:style-name="ce156">
            <text:p>bf</text:p>
          </table:table-cell>
          <table:table-cell office:value-type="float" office:value="5" table:style-name="ce156">
            <text:p>5</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Gerald is into Art</text:p>
          </table:table-cell>
          <table:table-cell office:value-type="string" office:string-value="CF560-D2-B" table:formula="of:=HYPERLINK(&quot;http://codeforces.com/contest/560/problem/B&quot;;&quot;CF560-D2-B&quot;)" table:style-name="ce157">
            <text:p>CF560-D2-B</text:p>
          </table:table-cell>
          <table:table-cell table:style-name="ce241"/>
          <table:table-cell table:number-columns-repeated="5" table:style-name="ce82"/>
          <table:table-cell office:value-type="float" office:value="0" table:formula="of:=SUM([.E173:.H173])" table:style-name="ce55">
            <text:p>0</text:p>
          </table:table-cell>
          <table:table-cell table:style-name="ce82"/>
          <table:table-cell table:style-name="ce245"/>
          <table:table-cell table:style-name="ce82"/>
          <table:table-cell table:style-name="ce109"/>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imple Game</text:p>
          </table:table-cell>
          <table:table-cell office:value-type="string" office:string-value="CF570-D2-B" table:formula="of:=HYPERLINK(&quot;http://codeforces.com/contest/570/problem/B&quot;;&quot;CF570-D2-B&quot;)" table:style-name="ce157">
            <text:p>CF570-D2-B</text:p>
          </table:table-cell>
          <table:table-cell table:style-name="ce241"/>
          <table:table-cell table:number-columns-repeated="5" table:style-name="ce82"/>
          <table:table-cell office:value-type="float" office:value="0" table:formula="of:=SUM([.E174:.H174])" table:style-name="ce55">
            <text:p>0</text:p>
          </table:table-cell>
          <table:table-cell table:style-name="ce55"/>
          <table:table-cell table:style-name="ce244"/>
          <table:table-cell table:style-name="ce82"/>
          <table:table-cell table:style-name="ce156"/>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tudents and Shoelaces</text:p>
          </table:table-cell>
          <table:table-cell office:value-type="string" office:string-value="CF129-D2-B" table:formula="of:=HYPERLINK(&quot;http://codeforces.com/contest/129/problem/B&quot;;&quot;CF129-D2-B&quot;)" table:style-name="ce157">
            <text:p>CF129-D2-B</text:p>
          </table:table-cell>
          <table:table-cell table:style-name="ce241"/>
          <table:table-cell table:number-columns-repeated="5" table:style-name="ce82"/>
          <table:table-cell office:value-type="float" office:value="0" table:formula="of:=SUM([.E175:.H175])"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si51JINxbpk&amp;feature=youtu.be&quot;;&quot;Video Solution - Eng Abanob Ashraf&quot;)" table:style-name="ce157">
            <text:p>Video Solution - Eng Abanob Ashraf</text:p>
          </table:table-cell>
          <table:table-cell office:value-type="string" table:style-name="ce133">
            <text:p>bf</text:p>
          </table:table-cell>
          <table:table-cell office:value-type="float" office:value="5" table:style-name="ce133">
            <text:p>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lls Game</text:p>
          </table:table-cell>
          <table:table-cell office:value-type="string" office:string-value="CF430-D2-B" table:formula="of:=HYPERLINK(&quot;http://codeforces.com/contest/430/problem/B&quot;;&quot;CF430-D2-B&quot;)" table:style-name="ce157">
            <text:p>CF430-D2-B</text:p>
          </table:table-cell>
          <table:table-cell table:style-name="ce241"/>
          <table:table-cell table:number-columns-repeated="5" table:style-name="ce82"/>
          <table:table-cell office:value-type="float" office:value="0" table:formula="of:=SUM([.E176:.H176])" table:style-name="ce55">
            <text:p>0</text:p>
          </table:table-cell>
          <table:table-cell table:style-name="ce55"/>
          <table:table-cell table:style-name="ce244"/>
          <table:table-cell table:style-name="ce82"/>
          <table:table-cell table:style-name="ce130"/>
          <table:table-cell office:value-type="string" table:style-name="ce156">
            <text:p>bf, two pointers</text:p>
          </table:table-cell>
          <table:table-cell office:value-type="float" office:value="5" table:style-name="ce156">
            <text:p>5</text:p>
          </table:table-cell>
          <table:table-cell office:value-type="float" office:value="3" table:style-name="ce133">
            <text:p>3</text:p>
          </table:table-cell>
          <table:table-cell office:value-type="string" table:style-name="ce48">
            <text:p>p2</text:p>
          </table:table-cell>
          <table:table-cell table:number-columns-repeated="16367"/>
        </table:table-row>
        <table:table-row table:style-name="ro1">
          <table:table-cell office:value-type="string" table:style-name="ce79">
            <text:p>Cut Ribbon</text:p>
          </table:table-cell>
          <table:table-cell office:value-type="string" office:string-value="CF189-D2-A" table:formula="of:=HYPERLINK(&quot;http://codeforces.com/contest/189/problem/A&quot;;&quot;CF189-D2-A&quot;)" table:style-name="ce157">
            <text:p>CF189-D2-A</text:p>
          </table:table-cell>
          <table:table-cell table:style-name="ce241"/>
          <table:table-cell table:number-columns-repeated="5" table:style-name="ce82"/>
          <table:table-cell office:value-type="float" office:value="0" table:formula="of:=SUM([.E177:.H177])"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4VBt8sKocyw&quot;;&quot;Video Solution - Solver to be (Java)&quot;)" table:style-name="ce157">
            <text:p>Video Solution - Solver to be (Java)</text:p>
          </table:table-cell>
          <table:table-cell office:value-type="string" table:style-name="ce156">
            <text:p>bf</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arching for Graph</text:p>
          </table:table-cell>
          <table:table-cell office:value-type="string" office:string-value="CF402-D2-C" table:formula="of:=HYPERLINK(&quot;http://codeforces.com/contest/402/problem/C&quot;;&quot;CF402-D2-C&quot;)" table:style-name="ce157">
            <text:p>CF402-D2-C</text:p>
          </table:table-cell>
          <table:table-cell table:style-name="ce241"/>
          <table:table-cell table:number-columns-repeated="5" table:style-name="ce82"/>
          <table:table-cell office:value-type="float" office:value="0" table:formula="of:=SUM([.E178:.H178])" table:style-name="ce55">
            <text:p>0</text:p>
          </table:table-cell>
          <table:table-cell table:style-name="ce55"/>
          <table:table-cell table:style-name="ce244"/>
          <table:table-cell table:style-name="ce82"/>
          <table:table-cell table:style-name="ce156"/>
          <table:table-cell office:value-type="string" table:style-name="ce156">
            <text:p>bf, constructive</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ulls and Cows</text:p>
          </table:table-cell>
          <table:table-cell office:value-type="string" office:string-value="CF63-D2-C" table:formula="of:=HYPERLINK(&quot;http://codeforces.com/contest/63/problem/C&quot;;&quot;CF63-D2-C&quot;)" table:style-name="ce157">
            <text:p>CF63-D2-C</text:p>
          </table:table-cell>
          <table:table-cell table:style-name="ce241"/>
          <table:table-cell table:number-columns-repeated="5" table:style-name="ce82"/>
          <table:table-cell office:value-type="float" office:value="0" table:formula="of:=SUM([.E179:.H17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CodeForces/CF63-D2-C.cpp&quot;;&quot;Sol&quot;)" table:style-name="ce158">
            <text:p>Sol</text:p>
          </table:table-cell>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most Arithmetical Progression</text:p>
          </table:table-cell>
          <table:table-cell office:value-type="string" office:string-value="CF255-D2-C" table:formula="of:=HYPERLINK(&quot;http://codeforces.com/contest/255/problem/C&quot;;&quot;CF255-D2-C&quot;)" table:style-name="ce157">
            <text:p>CF255-D2-C</text:p>
          </table:table-cell>
          <table:table-cell table:style-name="ce241"/>
          <table:table-cell table:number-columns-repeated="5" table:style-name="ce82"/>
          <table:table-cell office:value-type="float" office:value="0" table:formula="of:=SUM([.E180:.H180])" table:style-name="ce55">
            <text:p>0</text:p>
          </table:table-cell>
          <table:table-cell table:style-name="ce82"/>
          <table:table-cell table:style-name="ce245"/>
          <table:table-cell table:style-name="ce160"/>
          <table:table-cell table:style-name="ce130"/>
          <table:table-cell office:value-type="string" table:style-name="ce156">
            <text:p>bf</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ncy Number</text:p>
          </table:table-cell>
          <table:table-cell office:value-type="string" office:string-value="CF118-D2-C" table:formula="of:=HYPERLINK(&quot;http://codeforces.com/contest/118/problem/C&quot;;&quot;CF118-D2-C&quot;)" table:style-name="ce157">
            <text:p>CF118-D2-C</text:p>
          </table:table-cell>
          <table:table-cell table:style-name="ce241"/>
          <table:table-cell table:number-columns-repeated="5" table:style-name="ce82"/>
          <table:table-cell office:value-type="float" office:value="0" table:formula="of:=SUM([.E181:.H181])"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Recycling Bottles</text:p>
          </table:table-cell>
          <table:table-cell office:value-type="string" office:string-value="CF672-D2-C" table:formula="of:=HYPERLINK(&quot;http://codeforces.com/contest/672/problem/C&quot;;&quot;CF672-D2-C&quot;)" table:style-name="ce157">
            <text:p>CF672-D2-C</text:p>
          </table:table-cell>
          <table:table-cell table:style-name="ce241"/>
          <table:table-cell table:number-columns-repeated="5" table:style-name="ce82"/>
          <table:table-cell office:value-type="float" office:value="0" table:formula="of:=SUM([.E182:.H182])"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evu and Partitioning of the Array</text:p>
          </table:table-cell>
          <table:table-cell office:value-type="string" office:string-value="CF439-D2-C" table:formula="of:=HYPERLINK(&quot;http://codeforces.com/contest/439/problem/C&quot;;&quot;CF439-D2-C&quot;)" table:style-name="ce157">
            <text:p>CF439-D2-C</text:p>
          </table:table-cell>
          <table:table-cell table:style-name="ce241"/>
          <table:table-cell table:number-columns-repeated="5" table:style-name="ce82"/>
          <table:table-cell office:value-type="float" office:value="0" table:formula="of:=SUM([.E183:.H183])" table:style-name="ce55">
            <text:p>0</text:p>
          </table:table-cell>
          <table:table-cell table:style-name="ce82"/>
          <table:table-cell table:style-name="ce245"/>
          <table:table-cell table:style-name="ce82"/>
          <table:table-cell table:style-name="ce109"/>
          <table:table-cell office:value-type="string" table:style-name="ce156">
            <text:p>bf, constructive,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ootball Championship</text:p>
          </table:table-cell>
          <table:table-cell office:value-type="string" office:string-value="CF200-D2-C" table:formula="of:=HYPERLINK(&quot;http://codeforces.com/contest/200/problem/C&quot;;&quot;CF200-D2-C&quot;)" table:style-name="ce157">
            <text:p>CF200-D2-C</text:p>
          </table:table-cell>
          <table:table-cell table:style-name="ce241"/>
          <table:table-cell table:number-columns-repeated="5" table:style-name="ce82"/>
          <table:table-cell office:value-type="float" office:value="0" table:formula="of:=SUM([.E184:.H184])" table:style-name="ce55">
            <text:p>0</text:p>
          </table:table-cell>
          <table:table-cell table:style-name="ce55"/>
          <table:table-cell table:style-name="ce244"/>
          <table:table-cell table:style-name="ce82"/>
          <table:table-cell table:style-name="ce79"/>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ereja and Algorithm</text:p>
          </table:table-cell>
          <table:table-cell office:value-type="string" office:string-value="CF368-D2-C" table:formula="of:=HYPERLINK(&quot;http://codeforces.com/contest/368/problem/C&quot;;&quot;CF368-D2-C&quot;)" table:style-name="ce157">
            <text:p>CF368-D2-C</text:p>
          </table:table-cell>
          <table:table-cell table:style-name="ce241"/>
          <table:table-cell table:number-columns-repeated="5" table:style-name="ce82"/>
          <table:table-cell office:value-type="float" office:value="0" table:formula="of:=SUM([.E185:.H185])" table:style-name="ce55">
            <text:p>0</text:p>
          </table:table-cell>
          <table:table-cell table:style-name="ce55"/>
          <table:table-cell table:style-name="ce244"/>
          <table:table-cell table:style-name="ce82"/>
          <table:table-cell table:style-name="ce156"/>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rthur and Table</text:p>
          </table:table-cell>
          <table:table-cell office:value-type="string" office:string-value="CF557-D2-C" table:formula="of:=HYPERLINK(&quot;http://codeforces.com/contest/557/problem/C&quot;;&quot;CF557-D2-C&quot;)" table:style-name="ce157">
            <text:p>CF557-D2-C</text:p>
          </table:table-cell>
          <table:table-cell table:style-name="ce241"/>
          <table:table-cell table:number-columns-repeated="5" table:style-name="ce82"/>
          <table:table-cell office:value-type="float" office:value="0" table:formula="of:=SUM([.E186:.H186])" table:style-name="ce55">
            <text:p>0</text:p>
          </table:table-cell>
          <table:table-cell table:style-name="ce82"/>
          <table:table-cell table:style-name="ce245"/>
          <table:table-cell table:style-name="ce82"/>
          <table:table-cell table:style-name="ce109"/>
          <table:table-cell office:value-type="string" table:style-name="ce156">
            <text:p>bf, datastructures</text:p>
          </table:table-cell>
          <table:table-cell office:value-type="float" office:value="5" table:style-name="ce156">
            <text:p>5</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office:string-value="CF1036-D2-C" table:formula="of:=HYPERLINK(&quot;http://codeforces.com/contest/1036/problem/C&quot;;&quot;CF1036-D2-C&quot;)" table:style-name="ce157">
            <text:p>CF1036-D2-C</text:p>
          </table:table-cell>
          <table:table-cell table:style-name="ce241"/>
          <table:table-cell table:number-columns-repeated="5" table:style-name="ce82"/>
          <table:table-cell office:value-type="float" office:value="0" table:formula="of:=SUM([.E187:.H187])" table:style-name="ce55">
            <text:p>0</text:p>
          </table:table-cell>
          <table:table-cell table:style-name="ce55"/>
          <table:table-cell table:style-name="ce244"/>
          <table:table-cell table:style-name="ce82"/>
          <table:table-cell table:style-name="ce130"/>
          <table:table-cell office:value-type="string" table:style-name="ce156">
            <text:p>bf, combinatorics</text:p>
          </table:table-cell>
          <table:table-cell office:value-type="float" office:value="5" table:style-name="ce156">
            <text:p>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trix</text:p>
          </table:table-cell>
          <table:table-cell office:value-type="string" office:string-value="CF365-D2-C" table:formula="of:=HYPERLINK(&quot;http://codeforces.com/contest/365/problem/C&quot;;&quot;CF365-D2-C&quot;)" table:style-name="ce157">
            <text:p>CF365-D2-C</text:p>
          </table:table-cell>
          <table:table-cell table:style-name="ce241"/>
          <table:table-cell table:number-columns-repeated="5" table:style-name="ce82"/>
          <table:table-cell office:value-type="float" office:value="0" table:formula="of:=SUM([.E188:.H188])" table:style-name="ce55">
            <text:p>0</text:p>
          </table:table-cell>
          <table:table-cell table:style-name="ce55"/>
          <table:table-cell table:style-name="ce244"/>
          <table:table-cell table:style-name="ce82"/>
          <table:table-cell table:style-name="ce79"/>
          <table:table-cell office:value-type="string" table:style-name="ce156">
            <text:p>bf, math</text:p>
          </table:table-cell>
          <table:table-cell office:value-type="float" office:value="5" table:style-name="ce156">
            <text:p>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moving Columns</text:p>
          </table:table-cell>
          <table:table-cell office:value-type="string" office:string-value="CF496-D2-C" table:formula="of:=HYPERLINK(&quot;http://codeforces.com/contest/496/problem/C&quot;;&quot;CF496-D2-C&quot;)" table:style-name="ce157">
            <text:p>CF496-D2-C</text:p>
          </table:table-cell>
          <table:table-cell table:style-name="ce241"/>
          <table:table-cell table:number-columns-repeated="5" table:style-name="ce82"/>
          <table:table-cell office:value-type="float" office:value="0" table:formula="of:=SUM([.E189:.H18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kSCRsMLPMI&quot;;&quot;Video Solution - Dr Mostafa Saad&quot;)" table:style-name="ce109">
            <text:p>Video Solution - Dr Mostafa Saad</text:p>
          </table:table-cell>
          <table:table-cell office:value-type="string" table:style-name="ce156">
            <text:p>bf</text:p>
          </table:table-cell>
          <table:table-cell office:value-type="float" office:value="5" table:style-name="ce156">
            <text:p>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2261</text:p>
          </table:table-cell>
          <table:table-cell table:style-name="ce241"/>
          <table:table-cell table:number-columns-repeated="5" table:style-name="ce82"/>
          <table:table-cell office:value-type="float" office:value="0" table:formula="of:=SUM([.E190:.H190])" table:style-name="ce55">
            <text:p>0</text:p>
          </table:table-cell>
          <table:table-cell table:style-name="ce82"/>
          <table:table-cell table:style-name="ce245"/>
          <table:table-cell table:style-name="ce160"/>
          <table:table-cell table:style-name="ce133"/>
          <table:table-cell office:value-type="string" table:style-name="ce156">
            <text:p>bf, [case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705</text:p>
          </table:table-cell>
          <table:table-cell table:style-name="ce241"/>
          <table:table-cell table:number-columns-repeated="5" table:style-name="ce82"/>
          <table:table-cell office:value-type="float" office:value="0" table:formula="of:=SUM([.E191:.H191])"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0705.cpp&quot;;&quot;Sol&quot;)" table:style-name="ce139">
            <text:p>Sol</text:p>
          </table:table-cell>
          <table:table-cell office:value-type="string" table:style-name="ce156">
            <text:p>bf, prune, binary base, bitmask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Number 2</text:p>
          </table:table-cell>
          <table:table-cell office:value-type="string" office:string-value="CF146-D2-D" table:formula="of:=HYPERLINK(&quot;http://codeforces.com/contest/146/problem/D&quot;;&quot;CF146-D2-D&quot;)" table:style-name="ce157">
            <text:p>CF146-D2-D</text:p>
          </table:table-cell>
          <table:table-cell table:style-name="ce241"/>
          <table:table-cell table:number-columns-repeated="5" table:style-name="ce82"/>
          <table:table-cell office:value-type="float" office:value="0" table:formula="of:=SUM([.E192:.H192])" table:style-name="ce55">
            <text:p>0</text:p>
          </table:table-cell>
          <table:table-cell table:style-name="ce82"/>
          <table:table-cell table:style-name="ce245"/>
          <table:table-cell table:style-name="ce160"/>
          <table:table-cell table:style-name="ce130"/>
          <table:table-cell office:value-type="string" table:style-name="ce156">
            <text:p>bf, impl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Levko and Array Recovery</text:p>
          </table:table-cell>
          <table:table-cell office:value-type="string" office:string-value="CF361-D2-C" table:formula="of:=HYPERLINK(&quot;http://codeforces.com/contest/361/problem/C&quot;;&quot;CF361-D2-C&quot;)" table:style-name="ce157">
            <text:p>CF361-D2-C</text:p>
          </table:table-cell>
          <table:table-cell table:style-name="ce241"/>
          <table:table-cell table:number-columns-repeated="5" table:style-name="ce82"/>
          <table:table-cell office:value-type="float" office:value="0" table:formula="of:=SUM([.E193:.H193])" table:style-name="ce55">
            <text:p>0</text:p>
          </table:table-cell>
          <table:table-cell table:style-name="ce82"/>
          <table:table-cell table:style-name="ce245"/>
          <table:table-cell table:style-name="ce82"/>
          <table:table-cell table:style-name="ce130"/>
          <table:table-cell office:value-type="string" table:style-name="ce156">
            <text:p>bf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7-D12-D" table:formula="of:=HYPERLINK(&quot;http://codeforces.com/problemset/problem/1017/D&quot;;&quot;CF1017-D12-D&quot;)" table:style-name="ce157">
            <text:p>CF1017-D12-D</text:p>
          </table:table-cell>
          <table:table-cell table:style-name="ce241"/>
          <table:table-cell table:number-columns-repeated="5" table:style-name="ce82"/>
          <table:table-cell office:value-type="float" office:value="0" table:formula="of:=SUM([.E194:.H194])" table:style-name="ce55">
            <text:p>0</text:p>
          </table:table-cell>
          <table:table-cell table:style-name="ce55"/>
          <table:table-cell table:style-name="ce244"/>
          <table:table-cell table:style-name="ce160"/>
          <table:table-cell table:style-name="ce130"/>
          <table:table-cell office:value-type="string" table:style-name="ce156">
            <text:p>bf, bitmasks or dp_adhoc</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21-D2-D" table:formula="of:=HYPERLINK(&quot;http://codeforces.com/contest/621/problem/D&quot;;&quot;CF621-D2-D&quot;)" table:style-name="ce157">
            <text:p>CF621-D2-D</text:p>
          </table:table-cell>
          <table:table-cell table:style-name="ce241"/>
          <table:table-cell table:number-columns-repeated="5" table:style-name="ce82"/>
          <table:table-cell office:value-type="float" office:value="0" table:formula="of:=SUM([.E195:.H195])"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CodeForces/CF621-D2-D-Complex.cpp&quot;;&quot;Sol&quot;)" table:style-name="ce139">
            <text:p>Sol</text:p>
          </table:table-cell>
          <table:table-cell office:value-type="string" table:style-name="ce156">
            <text:p>bf, math, logs, [one solution use complex numbers]</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13-D2-1000</text:p>
          </table:table-cell>
          <table:table-cell table:style-name="ce241"/>
          <table:table-cell table:number-columns-repeated="5" table:style-name="ce82"/>
          <table:table-cell office:value-type="float" office:value="0" table:formula="of:=SUM([.E196:.H196])" table:style-name="ce55">
            <text:p>0</text:p>
          </table:table-cell>
          <table:table-cell table:style-name="ce55"/>
          <table:table-cell table:style-name="ce244"/>
          <table:table-cell table:style-name="ce82"/>
          <table:table-cell table:style-name="ce79"/>
          <table:table-cell office:value-type="string" table:style-name="ce156">
            <text:p>bf or dp</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33-D12-D" table:formula="of:=HYPERLINK(&quot;http://codeforces.com/contest/633/problem/D&quot;;&quot;CF633-D12-D&quot;)" table:style-name="ce157">
            <text:p>CF633-D12-D</text:p>
          </table:table-cell>
          <table:table-cell table:style-name="ce241"/>
          <table:table-cell table:number-columns-repeated="5" table:style-name="ce82"/>
          <table:table-cell office:value-type="float" office:value="0" table:formula="of:=SUM([.E197:.H197])" table:style-name="ce55">
            <text:p>0</text:p>
          </table:table-cell>
          <table:table-cell table:style-name="ce82"/>
          <table:table-cell table:style-name="ce245"/>
          <table:table-cell table:style-name="ce82"/>
          <table:table-cell table:style-name="ce133"/>
          <table:table-cell office:value-type="string" table:style-name="ce156">
            <text:p>bf, hashing, impl, [idea that functions like fibonacci grow very fast.]</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25-D1-500</text:p>
          </table:table-cell>
          <table:table-cell table:style-name="ce241"/>
          <table:table-cell table:number-columns-repeated="5" table:style-name="ce82"/>
          <table:table-cell office:value-type="float" office:value="0" table:formula="of:=SUM([.E198:.H198])" table:style-name="ce55">
            <text:p>0</text:p>
          </table:table-cell>
          <table:table-cell table:style-name="ce55"/>
          <table:table-cell table:style-name="ce244"/>
          <table:table-cell table:style-name="ce160"/>
          <table:table-cell table:style-name="ce156"/>
          <table:table-cell office:value-type="string" table:style-name="ce156">
            <text:p>bf, graph, bitmasks</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Pipeline</text:p>
          </table:table-cell>
          <table:table-cell office:value-type="string" office:string-value="CF287-D2-B" table:formula="of:=HYPERLINK(&quot;http://codeforces.com/contest/287/problem/B&quot;;&quot;CF287-D2-B&quot;)" table:style-name="ce157">
            <text:p>CF287-D2-B</text:p>
          </table:table-cell>
          <table:table-cell table:style-name="ce241"/>
          <table:table-cell table:number-columns-repeated="5" table:style-name="ce82"/>
          <table:table-cell office:value-type="float" office:value="0" table:formula="of:=SUM([.E199:.H199])" table:style-name="ce55">
            <text:p>0</text:p>
          </table:table-cell>
          <table:table-cell table:style-name="ce94"/>
          <table:table-cell table:style-name="ce244"/>
          <table:table-cell table:style-name="ce94"/>
          <table:table-cell office:value-type="string" office:string-value="Video Solution - Dr Mostafa Saad" table:formula="of:=HYPERLINK(&quot;https://www.youtube.com/watch?v=mhrz7F01Vqs&quot;;&quot;Video Solution - Dr Mostafa Saad&quot;)" table:style-name="ce159">
            <text:p>Video Solution - Dr Mostafa Saad</text:p>
          </table:table-cell>
          <table:table-cell office:value-type="string" table:style-name="ce156">
            <text:p>binary search</text:p>
          </table:table-cell>
          <table:table-cell office:value-type="float" office:value="6" table:style-name="ce156">
            <text:p>6</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Vanya and Lanterns</text:p>
          </table:table-cell>
          <table:table-cell office:value-type="string" office:string-value="CF492-D2-B" table:formula="of:=HYPERLINK(&quot;http://codeforces.com/contest/492/problem/B&quot;;&quot;CF492-D2-B&quot;)" table:style-name="ce157">
            <text:p>CF492-D2-B</text:p>
          </table:table-cell>
          <table:table-cell table:style-name="ce241"/>
          <table:table-cell table:number-columns-repeated="5" table:style-name="ce82"/>
          <table:table-cell office:value-type="float" office:value="0" table:formula="of:=SUM([.E200:.H20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4fMKTt8e84&quot;;&quot;Video Solution - Solver to be (Java)&quot;)" table:style-name="ce109">
            <text:p>Video Solution - Solver to be (Java)</text:p>
          </table:table-cell>
          <table:table-cell office:value-type="string" table:style-name="ce133">
            <text:p>binary search, doubles</text:p>
          </table:table-cell>
          <table:table-cell office:value-type="float" office:value="6" table:style-name="ce133">
            <text:p>6</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Aggressive cows</text:p>
          </table:table-cell>
          <table:table-cell office:value-type="string" office:string-value="SPOJ AGGRCOW" table:formula="of:=HYPERLINK(&quot;http://www.spoj.com/problems/AGGRCOW/&quot;;&quot;SPOJ AGGRCOW&quot;)" table:style-name="ce157">
            <text:p>SPOJ AGGRCOW</text:p>
          </table:table-cell>
          <table:table-cell table:style-name="ce241"/>
          <table:table-cell table:number-columns-repeated="5" table:style-name="ce82"/>
          <table:table-cell office:value-type="float" office:value="0" table:formula="of:=SUM([.E201:.H201])" table:style-name="ce55">
            <text:p>0</text:p>
          </table:table-cell>
          <table:table-cell table:style-name="ce82"/>
          <table:table-cell table:style-name="ce244"/>
          <table:table-cell table:style-name="ce82"/>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office:value-type="string" table:style-name="ce156">
            <text:p>binary search</text:p>
          </table:table-cell>
          <table:table-cell office:value-type="float" office:value="6" table:style-name="ce156">
            <text:p>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Hanoi Tower Troubles !</text:p>
          </table:table-cell>
          <table:table-cell office:value-type="string" office:string-value="UVA 10276" table:formula="of:=HYPERLINK(&quot;https://uva.onlinejudge.org/index.php?option=onlinejudge&amp;page=show_problem&amp;problem=1217&quot;;&quot;UVA 10276&quot;)" table:style-name="ce157">
            <text:p>UVA 10276</text:p>
          </table:table-cell>
          <table:table-cell table:style-name="ce241"/>
          <table:table-cell table:number-columns-repeated="5" table:style-name="ce82"/>
          <table:table-cell office:value-type="float" office:value="0" table:formula="of:=SUM([.E202:.H202])"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gWfse3bBLI&amp;feature=youtu.be&quot;;&quot;Video Solution - Eng Mahmoud Adel&quot;)" table:style-name="ce115">
            <text:p>Video Solution - Eng Mahmoud Adel</text:p>
          </table:table-cell>
          <table:table-cell office:value-type="string" table:style-name="ce156">
            <text:p>binary search or simulation</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The Stern-Brocot Number</text:p>
          </table:table-cell>
          <table:table-cell office:value-type="string" office:string-value="UVA 10077" table:formula="of:=HYPERLINK(&quot;https://uva.onlinejudge.org/index.php?option=com_onlinejudge&amp;Itemid=8&amp;page=show_problem&amp;problem=1018&quot;;&quot;UVA 10077&quot;)" table:style-name="ce157">
            <text:p>UVA 10077</text:p>
          </table:table-cell>
          <table:table-cell table:style-name="ce241"/>
          <table:table-cell table:number-columns-repeated="5" table:style-name="ce82"/>
          <table:table-cell office:value-type="float" office:value="0" table:formula="of:=SUM([.E203:.H203])" table:style-name="ce55">
            <text:p>0</text:p>
          </table:table-cell>
          <table:table-cell table:style-name="ce55"/>
          <table:table-cell table:style-name="ce244"/>
          <table:table-cell table:style-name="ce82"/>
          <table:table-cell table:style-name="ce79"/>
          <table:table-cell office:value-type="string" table:style-name="ce156">
            <text:p>binary search, gcd</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gical Boxes</text:p>
          </table:table-cell>
          <table:table-cell office:value-type="string" office:string-value="CF270-D2-C" table:formula="of:=HYPERLINK(&quot;http://codeforces.com/contest/270/problem/C&quot;;&quot;CF270-D2-C&quot;)" table:style-name="ce157">
            <text:p>CF270-D2-C</text:p>
          </table:table-cell>
          <table:table-cell table:style-name="ce241"/>
          <table:table-cell table:number-columns-repeated="5" table:style-name="ce82"/>
          <table:table-cell office:value-type="float" office:value="0" table:formula="of:=SUM([.E204:.H204])" table:style-name="ce55">
            <text:p>0</text:p>
          </table:table-cell>
          <table:table-cell table:style-name="ce55"/>
          <table:table-cell table:style-name="ce244"/>
          <table:table-cell table:style-name="ce82"/>
          <table:table-cell table:style-name="ce79"/>
          <table:table-cell office:value-type="string" table:style-name="ce156">
            <text:p>binary search, greedy, math, impl</text:p>
          </table:table-cell>
          <table:table-cell office:value-type="float" office:value="6" table:style-name="ce156">
            <text:p>6</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Image Preview</text:p>
          </table:table-cell>
          <table:table-cell office:value-type="string" office:string-value="CF651-D2-D" table:formula="of:=HYPERLINK(&quot;http://codeforces.com/contest/651/problem/D&quot;;&quot;CF651-D2-D&quot;)" table:style-name="ce157">
            <text:p>CF651-D2-D</text:p>
          </table:table-cell>
          <table:table-cell table:style-name="ce241"/>
          <table:table-cell table:number-columns-repeated="5" table:style-name="ce82"/>
          <table:table-cell office:value-type="float" office:value="0" table:formula="of:=SUM([.E205:.H205])" table:style-name="ce55">
            <text:p>0</text:p>
          </table:table-cell>
          <table:table-cell table:style-name="ce82"/>
          <table:table-cell table:style-name="ce245"/>
          <table:table-cell table:style-name="ce160"/>
          <table:table-cell table:style-name="ce130"/>
          <table:table-cell office:value-type="string" table:style-name="ce156">
            <text:p>binary search, bf, left-right trick</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agheer and Nubian Market</text:p>
          </table:table-cell>
          <table:table-cell office:value-type="string" office:string-value="CF812-D2-C" table:formula="of:=HYPERLINK(&quot;http://codeforces.com/contest/812/problem/C&quot;;&quot;CF812-D2-C&quot;)" table:style-name="ce157">
            <text:p>CF812-D2-C</text:p>
          </table:table-cell>
          <table:table-cell table:style-name="ce241"/>
          <table:table-cell table:number-columns-repeated="5" table:style-name="ce82"/>
          <table:table-cell office:value-type="float" office:value="0" table:formula="of:=SUM([.E206:.H20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DEpB87Uxpg&quot;;&quot;Video Solution - Solver to be (Java)&quot;)" table:style-name="ce157">
            <text:p>Video Solution - Solver to be (Java)</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layboy Chimp</text:p>
          </table:table-cell>
          <table:table-cell office:value-type="string" office:string-value="UVA 10611" table:formula="of:=HYPERLINK(&quot;https://uva.onlinejudge.org/index.php?option=com_onlinejudge&amp;Itemid=8&amp;page=show_problem&amp;problem=1552&quot;;&quot;UVA 10611&quot;)" table:style-name="ce157">
            <text:p>UVA 10611</text:p>
          </table:table-cell>
          <table:table-cell table:style-name="ce241"/>
          <table:table-cell table:number-columns-repeated="5" table:style-name="ce82"/>
          <table:table-cell office:value-type="float" office:value="0" table:formula="of:=SUM([.E207:.H207])"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OsfeunBJFzw&quot;;&quot;Video Solution - Eng Ayman Salah&quot;)" table:style-name="ce109">
            <text:p>Video Solution - Eng Ayman Salah</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odified GCD</text:p>
          </table:table-cell>
          <table:table-cell office:value-type="string" office:string-value="CF75-D2-C" table:formula="of:=HYPERLINK(&quot;http://codeforces.com/contest/75/problem/C&quot;;&quot;CF75-D2-C&quot;)" table:style-name="ce157">
            <text:p>CF75-D2-C</text:p>
          </table:table-cell>
          <table:table-cell table:style-name="ce241"/>
          <table:table-cell table:number-columns-repeated="5" table:style-name="ce82"/>
          <table:table-cell office:value-type="float" office:value="0" table:formula="of:=SUM([.E208:.H20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EZg71v0Z5iE&quot;;&quot;Video Solution - Dr Mostafa Saad&quot;)" table:style-name="ce157">
            <text:p>Video Solution - Dr Mostafa Saad</text:p>
          </table:table-cell>
          <table:table-cell office:value-type="string" table:style-name="ce156">
            <text:p>binary search, math</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ctionary Subsequences</text:p>
          </table:table-cell>
          <table:table-cell office:value-type="string" office:string-value="SPOJ DICTSUB" table:formula="of:=HYPERLINK(&quot;http://www.spoj.com/problems/DICTSUB/&quot;;&quot;SPOJ DICTSUB&quot;)" table:style-name="ce157">
            <text:p>SPOJ DICTSUB</text:p>
          </table:table-cell>
          <table:table-cell table:style-name="ce241"/>
          <table:table-cell table:number-columns-repeated="5" table:style-name="ce82"/>
          <table:table-cell office:value-type="float" office:value="0" table:formula="of:=SUM([.E209:.H209])"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Spoj/SPOJ%20DICTSUB.Cpp&quot;;&quot;Sol&quot;)" table:style-name="ce158">
            <text:p>Sol</text:p>
          </table:table-cell>
          <table:table-cell office:value-type="string" table:style-name="ce156">
            <text:p>binary search, lower bound</text:p>
          </table:table-cell>
          <table:table-cell office:value-type="float" office:value="6" table:style-name="ce156">
            <text:p>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r. Bender and Square</text:p>
          </table:table-cell>
          <table:table-cell office:value-type="string" office:string-value="CF255-D2-D" table:formula="of:=HYPERLINK(&quot;http://codeforces.com/contest/255/problem/D&quot;;&quot;CF255-D2-D&quot;)" table:style-name="ce157">
            <text:p>CF255-D2-D</text:p>
          </table:table-cell>
          <table:table-cell table:style-name="ce241"/>
          <table:table-cell table:number-columns-repeated="5" table:style-name="ce82"/>
          <table:table-cell office:value-type="float" office:value="0" table:formula="of:=SUM([.E210:.H210])" table:style-name="ce55">
            <text:p>0</text:p>
          </table:table-cell>
          <table:table-cell table:style-name="ce82"/>
          <table:table-cell table:style-name="ce245"/>
          <table:table-cell table:style-name="ce160"/>
          <table:table-cell table:style-name="ce130"/>
          <table:table-cell office:value-type="string" table:style-name="ce156">
            <text:p>binary search</text:p>
          </table:table-cell>
          <table:table-cell office:value-type="float" office:value="6" table:style-name="ce156">
            <text:p>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60-D12-C" table:formula="of:=HYPERLINK(&quot;https://codeforces.com/contest/1060/problem/C&quot;;&quot;CF1060-D12-C&quot;)" table:style-name="ce157">
            <text:p>CF1060-D12-C</text:p>
          </table:table-cell>
          <table:table-cell table:style-name="ce241"/>
          <table:table-cell table:number-columns-repeated="5" table:style-name="ce82"/>
          <table:table-cell office:value-type="float" office:value="0" table:formula="of:=SUM([.E211:.H211])" table:style-name="ce55">
            <text:p>0</text:p>
          </table:table-cell>
          <table:table-cell table:style-name="ce55"/>
          <table:table-cell table:style-name="ce244"/>
          <table:table-cell table:style-name="ce82"/>
          <table:table-cell table:style-name="ce79"/>
          <table:table-cell office:value-type="string" table:style-name="ce156">
            <text:p>binary search, two pointers, armortized analysis</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Multiplication Table</text:p>
          </table:table-cell>
          <table:table-cell office:value-type="string" office:string-value="CF448-D2-D" table:formula="of:=HYPERLINK(&quot;http://codeforces.com/contest/448/problem/D&quot;;&quot;CF448-D2-D&quot;)" table:style-name="ce157">
            <text:p>CF448-D2-D</text:p>
          </table:table-cell>
          <table:table-cell table:style-name="ce241"/>
          <table:table-cell table:number-columns-repeated="5" table:style-name="ce82"/>
          <table:table-cell office:value-type="float" office:value="0" table:formula="of:=SUM([.E212:.H212])" table:style-name="ce55">
            <text:p>0</text:p>
          </table:table-cell>
          <table:table-cell table:style-name="ce82"/>
          <table:table-cell table:style-name="ce245"/>
          <table:table-cell table:style-name="ce82"/>
          <table:table-cell office:value-type="string" office:string-value="Video Solution - Solve to be (Java)" table:formula="of:=HYPERLINK(&quot;https://www.youtube.com/watch?v=up_Z5e9ZsCU&quot;;&quot;Video Solution - Solve to be (Java)&quot;)" table:style-name="ce109">
            <text:p>Video Solution - Solve to be (Java)</text:p>
          </table:table-cell>
          <table:table-cell office:value-type="string" table:style-name="ce156">
            <text:p>binary search</text:p>
          </table:table-cell>
          <table:table-cell office:value-type="float" office:value="6" table:style-name="ce156">
            <text:p>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Garland</text:p>
          </table:table-cell>
          <table:table-cell office:value-type="string" office:string-value="UVA 1555" table:formula="of:=HYPERLINK(&quot;https://uva.onlinejudge.org/index.php?option=onlinejudge&amp;page=show_problem&amp;problem=4330&quot;;&quot;UVA 1555&quot;)" table:style-name="ce157">
            <text:p>UVA 1555</text:p>
          </table:table-cell>
          <table:table-cell table:style-name="ce241"/>
          <table:table-cell table:number-columns-repeated="5" table:style-name="ce82"/>
          <table:table-cell office:value-type="float" office:value="0" table:formula="of:=SUM([.E213:.H213])"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555.txt&quot;;&quot;Sol&quot;)" table:style-name="ce139">
            <text:p>Sol</text:p>
          </table:table-cell>
          <table:table-cell office:value-type="string" table:style-name="ce156">
            <text:p>binary search, math or formula</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ABA12E</text:p>
          </table:table-cell>
          <table:table-cell table:style-name="ce241"/>
          <table:table-cell table:number-columns-repeated="5" table:style-name="ce82"/>
          <table:table-cell office:value-type="float" office:value="0" table:formula="of:=SUM([.E214:.H21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ABA12E.txt&quot;;&quot;Sol&quot;)" table:style-name="ce139">
            <text:p>Sol</text:p>
          </table:table-cell>
          <table:table-cell office:value-type="string" table:style-name="ce156">
            <text:p>binary search, [counting subarrays with sum k]</text:p>
          </table:table-cell>
          <table:table-cell office:value-type="float" office:value="6" table:style-name="ce156">
            <text:p>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3">
          <table:table-cell office:value-type="string" table:style-name="ce79">
            <text:p>Showstopper</text:p>
          </table:table-cell>
          <table:table-cell office:value-type="string" office:string-value="SPOJ MSE07E" table:formula="of:=HYPERLINK(&quot;http://www.spoj.com/problems/MSE07E/&quot;;&quot;SPOJ MSE07E&quot;)" table:style-name="ce157">
            <text:p>SPOJ MSE07E</text:p>
          </table:table-cell>
          <table:table-cell table:style-name="ce241"/>
          <table:table-cell table:number-columns-repeated="5" table:style-name="ce82"/>
          <table:table-cell office:value-type="float" office:value="0" table:formula="of:=SUM([.E215:.H215])" table:style-name="ce55">
            <text:p>0</text:p>
          </table:table-cell>
          <table:table-cell table:style-name="ce82"/>
          <table:table-cell table:style-name="ce245"/>
          <table:table-cell table:style-name="ce160"/>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139">
            <text:p>Read SPOJ users' comments about IO. See here sol</text:p>
          </table:table-cell>
          <table:table-cell office:value-type="string" table:style-name="ce156">
            <text:p>binary search, d&amp;c, [issues in io, seems diffcult, but easy sol]</text:p>
          </table:table-cell>
          <table:table-cell office:value-type="float" office:value="6" table:style-name="ce156">
            <text:p>6</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19-D1-500</text:p>
          </table:table-cell>
          <table:table-cell table:style-name="ce241"/>
          <table:table-cell table:number-columns-repeated="5" table:style-name="ce82"/>
          <table:table-cell office:value-type="float" office:value="0" table:formula="of:=SUM([.E216:.H216])" table:style-name="ce55">
            <text:p>0</text:p>
          </table:table-cell>
          <table:table-cell table:style-name="ce82"/>
          <table:table-cell table:style-name="ce245"/>
          <table:table-cell table:style-name="ce82"/>
          <table:table-cell table:style-name="ce79"/>
          <table:table-cell office:value-type="string" table:style-name="ce156">
            <text:p>bst, greedy, combinatorics</text:p>
          </table:table-cell>
          <table:table-cell office:value-type="float" office:value="8" table:style-name="ce156">
            <text:p>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POSTERIN</text:p>
          </table:table-cell>
          <table:table-cell table:style-name="ce241"/>
          <table:table-cell table:number-columns-repeated="5" table:style-name="ce82"/>
          <table:table-cell office:value-type="float" office:value="0" table:formula="of:=SUM([.E217:.H217])" table:style-name="ce55">
            <text:p>0</text:p>
          </table:table-cell>
          <table:table-cell table:style-name="ce82"/>
          <table:table-cell table:style-name="ce245"/>
          <table:table-cell table:style-name="ce82"/>
          <table:table-cell office:value-type="string" office:string-value="Sol" table:formula="of:=HYPERLINK(&quot;https://github.com/Ownography/CP/blob/master/SPOJ%20POSTERIN&quot;; &quot;Sol&quot;)" table:style-name="ce77">
            <text:p>Sol</text:p>
          </table:table-cell>
          <table:table-cell office:value-type="string" table:style-name="ce75">
            <text:p>datastructures, stack</text:p>
          </table:table-cell>
          <table:table-cell office:value-type="float" office:value="9" table:style-name="ce156">
            <text:p>9</text:p>
          </table:table-cell>
          <table:table-cell office:value-type="float" office:value="3" table:style-name="ce156">
            <text:p>3</text:p>
          </table:table-cell>
          <table:table-cell office:value-type="string" table:style-name="ce48">
            <text:p>p4</text:p>
          </table:table-cell>
          <table:table-cell table:number-columns-repeated="16367"/>
        </table:table-row>
        <table:table-row table:style-name="ro1">
          <table:table-cell office:value-type="string" table:style-name="ce79">
            <text:p>Knight Tournament</text:p>
          </table:table-cell>
          <table:table-cell office:value-type="string" office:string-value="CF357-D2-C" table:formula="of:=HYPERLINK(&quot;http://codeforces.com/contest/357/problem/C&quot;;&quot;CF357-D2-C&quot;)" table:style-name="ce157">
            <text:p>CF357-D2-C</text:p>
          </table:table-cell>
          <table:table-cell table:style-name="ce241"/>
          <table:table-cell table:number-columns-repeated="5" table:style-name="ce82"/>
          <table:table-cell office:value-type="float" office:value="0" table:formula="of:=SUM([.E218:.H218])" table:style-name="ce55">
            <text:p>0</text:p>
          </table:table-cell>
          <table:table-cell table:style-name="ce55"/>
          <table:table-cell table:style-name="ce244"/>
          <table:table-cell table:style-name="ce82"/>
          <table:table-cell table:style-name="ce130"/>
          <table:table-cell office:value-type="string" table:style-name="ce156">
            <text:p>datastructures, set</text:p>
          </table:table-cell>
          <table:table-cell office:value-type="float" office:value="9" table:style-name="ce156">
            <text:p>9</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LiveArchive 8078" table:formula="of:=HYPERLINK(&quot;https://icpcarchive.ecs.baylor.edu/index.php?option=com_onlinejudge&amp;Itemid=8&amp;page=show_problem&amp;problem=6100&quot;;&quot;LiveArchive 8078&quot;)" table:style-name="ce157">
            <text:p>LiveArchive 8078</text:p>
          </table:table-cell>
          <table:table-cell table:style-name="ce241"/>
          <table:table-cell table:number-columns-repeated="5" table:style-name="ce82"/>
          <table:table-cell office:value-type="float" office:value="0" table:formula="of:=SUM([.E219:.H219])" table:style-name="ce55">
            <text:p>0</text:p>
          </table:table-cell>
          <table:table-cell table:style-name="ce82"/>
          <table:table-cell table:style-name="ce245"/>
          <table:table-cell table:style-name="ce82"/>
          <table:table-cell office:value-type="string" office:string-value="Sol" table:formula="of:=HYPERLINK(&quot;https://github.com/goswami-rahul/competitive-coding/blob/master/CompetitiveProgramming/livearchive/8078.cpp&quot;;&quot;Sol&quot;)" table:style-name="ce77">
            <text:p>Sol</text:p>
          </table:table-cell>
          <table:table-cell office:value-type="string" table:style-name="ce75">
            <text:p>datastructures, stack or dp, [count the longest balanced brackets sequence]</text:p>
          </table:table-cell>
          <table:table-cell office:value-type="float" office:value="9" table:style-name="ce156">
            <text:p>9</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Queue</text:p>
          </table:table-cell>
          <table:table-cell office:value-type="string" office:string-value="CF92-D2-D" table:formula="of:=HYPERLINK(&quot;http://codeforces.com/contest/92/problem/D&quot;;&quot;CF92-D2-D&quot;)" table:style-name="ce157">
            <text:p>CF92-D2-D</text:p>
          </table:table-cell>
          <table:table-cell table:style-name="ce241"/>
          <table:table-cell table:number-columns-repeated="5" table:style-name="ce82"/>
          <table:table-cell office:value-type="float" office:value="0" table:formula="of:=SUM([.E220:.H220])" table:style-name="ce55">
            <text:p>0</text:p>
          </table:table-cell>
          <table:table-cell table:style-name="ce82"/>
          <table:table-cell table:style-name="ce245"/>
          <table:table-cell table:style-name="ce82"/>
          <table:table-cell table:style-name="ce130"/>
          <table:table-cell office:value-type="string" table:style-name="ce156">
            <text:p>datastructures, grid compress</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hor</text:p>
          </table:table-cell>
          <table:table-cell office:value-type="string" office:string-value="CF705-D2-C" table:formula="of:=HYPERLINK(&quot;http://codeforces.com/contest/705/problem/C&quot;;&quot;CF705-D2-C&quot;)" table:style-name="ce157">
            <text:p>CF705-D2-C</text:p>
          </table:table-cell>
          <table:table-cell table:style-name="ce241"/>
          <table:table-cell table:number-columns-repeated="5" table:style-name="ce82"/>
          <table:table-cell office:value-type="float" office:value="0" table:formula="of:=SUM([.E221:.H221])"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atabase</text:p>
          </table:table-cell>
          <table:table-cell office:value-type="string" office:string-value="UVA 1592" table:formula="of:=HYPERLINK(&quot;https://uva.onlinejudge.org/index.php?option=com_onlinejudge&amp;Itemid=8&amp;page=show_problem&amp;problem=4467&quot;;&quot;UVA 1592&quot;)" table:style-name="ce157">
            <text:p>UVA 1592</text:p>
          </table:table-cell>
          <table:table-cell table:style-name="ce241"/>
          <table:table-cell table:number-columns-repeated="5" table:style-name="ce82"/>
          <table:table-cell office:value-type="float" office:value="0" table:formula="of:=SUM([.E222:.H222])" table:style-name="ce55">
            <text:p>0</text:p>
          </table:table-cell>
          <table:table-cell table:style-name="ce82"/>
          <table:table-cell table:style-name="ce245"/>
          <table:table-cell table:style-name="ce82"/>
          <table:table-cell table:style-name="ce133"/>
          <table:table-cell office:value-type="string" table:style-name="ce156">
            <text:p>datastructures, multimap, hashing, bf</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ittle Girl and Maximum Sum</text:p>
          </table:table-cell>
          <table:table-cell office:value-type="string" office:string-value="CF276-D2-C" table:formula="of:=HYPERLINK(&quot;http://codeforces.com/contest/276/problem/C&quot;;&quot;CF276-D2-C&quot;)" table:style-name="ce157">
            <text:p>CF276-D2-C</text:p>
          </table:table-cell>
          <table:table-cell table:style-name="ce241"/>
          <table:table-cell table:number-columns-repeated="5" table:style-name="ce82"/>
          <table:table-cell office:value-type="float" office:value="0" table:formula="of:=SUM([.E223:.H223])" table:style-name="ce55">
            <text:p>0</text:p>
          </table:table-cell>
          <table:table-cell table:style-name="ce55"/>
          <table:table-cell table:style-name="ce244"/>
          <table:table-cell table:style-name="ce82"/>
          <table:table-cell table:style-name="ce156"/>
          <table:table-cell office:value-type="string" table:style-name="ce156">
            <text:p>datastructures, impl, sortings</text:p>
          </table:table-cell>
          <table:table-cell office:value-type="float" office:value="9" table:style-name="ce156">
            <text:p>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ya and Smartphone</text:p>
          </table:table-cell>
          <table:table-cell office:value-type="string" office:string-value="CF518-D2-C" table:formula="of:=HYPERLINK(&quot;http://codeforces.com/contest/518/problem/C&quot;;&quot;CF518-D2-C&quot;)" table:style-name="ce157">
            <text:p>CF518-D2-C</text:p>
          </table:table-cell>
          <table:table-cell table:style-name="ce241"/>
          <table:table-cell table:number-columns-repeated="5" table:style-name="ce82"/>
          <table:table-cell office:value-type="float" office:value="0" table:formula="of:=SUM([.E224:.H224])"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orenzo Von Matterhorn</text:p>
          </table:table-cell>
          <table:table-cell office:value-type="string" office:string-value="CF697-D2-C" table:formula="of:=HYPERLINK(&quot;http://codeforces.com/contest/697/problem/C&quot;;&quot;CF697-D2-C&quot;)" table:style-name="ce157">
            <text:p>CF697-D2-C</text:p>
          </table:table-cell>
          <table:table-cell table:style-name="ce241"/>
          <table:table-cell table:number-columns-repeated="5" table:style-name="ce82"/>
          <table:table-cell office:value-type="float" office:value="0" table:formula="of:=SUM([.E225:.H225])" table:style-name="ce55">
            <text:p>0</text:p>
          </table:table-cell>
          <table:table-cell table:style-name="ce82"/>
          <table:table-cell table:style-name="ce245"/>
          <table:table-cell table:style-name="ce82"/>
          <table:table-cell table:style-name="ce79"/>
          <table:table-cell office:value-type="string" table:style-name="ce156">
            <text:p>datastructures, impl, trees</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eird Function</text:p>
          </table:table-cell>
          <table:table-cell office:value-type="string" office:string-value="SPOJ WEIRDFN" table:formula="of:=HYPERLINK(&quot;http://www.spoj.com/problems/WEIRDFN/&quot;;&quot;SPOJ WEIRDFN&quot;)" table:style-name="ce157">
            <text:p>SPOJ WEIRDFN</text:p>
          </table:table-cell>
          <table:table-cell table:style-name="ce241"/>
          <table:table-cell table:number-columns-repeated="5" table:style-name="ce82"/>
          <table:table-cell office:value-type="float" office:value="0" table:formula="of:=SUM([.E226:.H22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WEIRDFN.txt&quot;;&quot;Sol&quot;)" table:style-name="ce158">
            <text:p>Sol</text:p>
          </table:table-cell>
          <table:table-cell office:value-type="string" table:style-name="ce156">
            <text:p>datastructures, heap, min_max heaps, [restricted tl, pq faster than multiset]</text:p>
          </table:table-cell>
          <table:table-cell office:value-type="float" office:value="9" table:style-name="ce156">
            <text:p>9</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Black Box</text:p>
          </table:table-cell>
          <table:table-cell office:value-type="string" office:string-value="UVA 501" table:formula="of:=HYPERLINK(&quot;https://uva.onlinejudge.org/index.php?option=onlinejudge&amp;page=show_problem&amp;problem=442&quot;;&quot;UVA 501&quot;)" table:style-name="ce157">
            <text:p>UVA 501</text:p>
          </table:table-cell>
          <table:table-cell table:style-name="ce241"/>
          <table:table-cell table:number-columns-repeated="5" table:style-name="ce82"/>
          <table:table-cell office:value-type="float" office:value="0" table:formula="of:=SUM([.E227:.H227])" table:style-name="ce55">
            <text:p>0</text:p>
          </table:table-cell>
          <table:table-cell table:style-name="ce82"/>
          <table:table-cell table:style-name="ce245"/>
          <table:table-cell table:style-name="ce160"/>
          <table:table-cell office:value-type="string" office:string-value="Sol - Must Read" table:formula="of:=HYPERLINK(&quot;https://github.com/mostafa-saad/MyCompetitiveProgramming/blob/master/UVA/UVA_501.txt&quot;;&quot;Sol - Must Read&quot;)" table:style-name="ce139">
            <text:p>Sol - Must Read</text:p>
          </table:table-cell>
          <table:table-cell office:value-type="string" table:style-name="ce156">
            <text:p>datastructures, heap, min_max or bbst or segment tree</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57">
            <text:p>LiveArchive 3634</text:p>
          </table:table-cell>
          <table:table-cell table:style-name="ce241"/>
          <table:table-cell table:number-columns-repeated="5" table:style-name="ce82"/>
          <table:table-cell office:value-type="float" office:value="0" table:formula="of:=SUM([.E228:.H228])" table:style-name="ce55">
            <text:p>0</text:p>
          </table:table-cell>
          <table:table-cell table:style-name="ce82"/>
          <table:table-cell table:style-name="ce245"/>
          <table:table-cell table:style-name="ce82"/>
          <table:table-cell office:value-type="string" office:string-value="Sol" table:formula="of:=HYPERLINK(&quot;https://github.com/SaraElkadi/competitive-programming-/blob/master/LiveArchive/3634.cpp&quot;;&quot;Sol&quot;)" table:style-name="ce139">
            <text:p>Sol</text:p>
          </table:table-cell>
          <table:table-cell office:value-type="string" table:style-name="ce156">
            <text:p>datastructures, sets intersections and union</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899-D2-E" table:formula="of:=HYPERLINK(&quot;http://codeforces.com/problemset/problem/899/E&quot;;&quot;CF899-D2-E&quot;)" table:style-name="ce157">
            <text:p>CF899-D2-E</text:p>
          </table:table-cell>
          <table:table-cell table:style-name="ce241"/>
          <table:table-cell table:number-columns-repeated="5" table:style-name="ce82"/>
          <table:table-cell office:value-type="float" office:value="0" table:formula="of:=SUM([.E229:.H229])" table:style-name="ce55">
            <text:p>0</text:p>
          </table:table-cell>
          <table:table-cell table:style-name="ce82"/>
          <table:table-cell table:style-name="ce245"/>
          <table:table-cell table:style-name="ce82"/>
          <table:table-cell table:style-name="ce79"/>
          <table:table-cell office:value-type="string" table:style-name="ce156">
            <text:p>datastructures, lists or sets merging</text:p>
          </table:table-cell>
          <table:table-cell office:value-type="float" office:value="9" table:style-name="ce156">
            <text:p>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Mike and Feet</text:p>
          </table:table-cell>
          <table:table-cell office:value-type="string" office:string-value="CF548-D2-D" table:formula="of:=HYPERLINK(&quot;http://codeforces.com/contest/548/problem/D&quot;;&quot;CF548-D2-D&quot;)" table:style-name="ce157">
            <text:p>CF548-D2-D</text:p>
          </table:table-cell>
          <table:table-cell table:style-name="ce241"/>
          <table:table-cell table:number-columns-repeated="5" table:style-name="ce82"/>
          <table:table-cell office:value-type="float" office:value="0" table:formula="of:=SUM([.E230:.H230])" table:style-name="ce55">
            <text:p>0</text:p>
          </table:table-cell>
          <table:table-cell table:style-name="ce55"/>
          <table:table-cell table:style-name="ce244"/>
          <table:table-cell table:style-name="ce160"/>
          <table:table-cell table:style-name="ce133"/>
          <table:table-cell office:value-type="string" table:style-name="ce156">
            <text:p>datastructures, stack or rmq or segment tree</text:p>
          </table:table-cell>
          <table:table-cell office:value-type="float" office:value="9" table:style-name="ce156">
            <text:p>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Boxes in a Line</text:p>
          </table:table-cell>
          <table:table-cell office:value-type="string" office:string-value="UVA 12657" table:formula="of:=HYPERLINK(&quot;https://uva.onlinejudge.org/index.php?option=com_onlinejudge&amp;Itemid=8&amp;page=show_problem&amp;problem=4395&quot;;&quot;UVA 12657&quot;)" table:style-name="ce157">
            <text:p>UVA 12657</text:p>
          </table:table-cell>
          <table:table-cell table:style-name="ce241"/>
          <table:table-cell table:number-columns-repeated="5" table:style-name="ce82"/>
          <table:table-cell office:value-type="float" office:value="0" table:formula="of:=SUM([.E231:.H231])" table:style-name="ce55">
            <text:p>0</text:p>
          </table:table-cell>
          <table:table-cell table:style-name="ce82"/>
          <table:table-cell table:style-name="ce245"/>
          <table:table-cell table:style-name="ce160"/>
          <table:table-cell office:value-type="string" office:string-value="Sol" table:formula="of:=HYPERLINK(&quot;http://qkxue.net/info/113260/UVA-Boxes-Line-12657&quot;;&quot;Sol&quot;)" table:style-name="ce139">
            <text:p>Sol</text:p>
          </table:table-cell>
          <table:table-cell office:value-type="string" table:style-name="ce156">
            <text:p>datastructures, linked list, impl</text:p>
          </table:table-cell>
          <table:table-cell office:value-type="float" office:value="9" table:style-name="ce156">
            <text:p>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Expressions</text:p>
          </table:table-cell>
          <table:table-cell office:value-type="string" office:string-value="UVA 11234" table:formula="of:=HYPERLINK(&quot;https://uva.onlinejudge.org/index.php?option=com_onlinejudge&amp;Itemid=8&amp;page=show_problem&amp;problem=2175&quot;;&quot;UVA 11234&quot;)" table:style-name="ce157">
            <text:p>UVA 11234</text:p>
          </table:table-cell>
          <table:table-cell table:style-name="ce241"/>
          <table:table-cell table:number-columns-repeated="5" table:style-name="ce82"/>
          <table:table-cell office:value-type="float" office:value="0" table:formula="of:=SUM([.E232:.H232])"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UVA/11234%20-%20Expressions.cpp&quot;;&quot;Sol&quot;)" table:style-name="ce139">
            <text:p>Sol</text:p>
          </table:table-cell>
          <table:table-cell office:value-type="string" table:style-name="ce156">
            <text:p>datastructures, stack &amp; queue</text:p>
          </table:table-cell>
          <table:table-cell office:value-type="float" office:value="9" table:style-name="ce156">
            <text:p>9</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97</text:p>
          </table:table-cell>
          <table:table-cell table:style-name="ce241"/>
          <table:table-cell table:number-columns-repeated="5" table:style-name="ce82"/>
          <table:table-cell office:value-type="float" office:value="0" table:formula="of:=SUM([.E233:.H233])" table:style-name="ce55">
            <text:p>0</text:p>
          </table:table-cell>
          <table:table-cell table:style-name="ce55"/>
          <table:table-cell table:style-name="ce244"/>
          <table:table-cell table:style-name="ce82"/>
          <table:table-cell office:value-type="string" office:string-value="Sol" table:formula="of:=HYPERLINK(&quot;https://github.com/thackerhelik/UVA/blob/master/11997.cpp&quot;;&quot;Sol&quot;)" table:style-name="ce139">
            <text:p>Sol</text:p>
          </table:table-cell>
          <table:table-cell office:value-type="string" table:style-name="ce156">
            <text:p>datastructures, heap, [counting subarrays with sum k, solve spoj aba12e first]</text:p>
          </table:table-cell>
          <table:table-cell office:value-type="float" office:value="9" table:style-name="ce156">
            <text:p>9</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Cutting Sticks</text:p>
          </table:table-cell>
          <table:table-cell office:value-type="string" office:string-value="UVA 10003" table:formula="of:=HYPERLINK(&quot;https://uva.onlinejudge.org/index.php?option=com_onlinejudge&amp;Itemid=8&amp;page=show_problem&amp;problem=944&quot;;&quot;UVA 10003&quot;)" table:style-name="ce157">
            <text:p>UVA 10003</text:p>
          </table:table-cell>
          <table:table-cell table:style-name="ce241"/>
          <table:table-cell table:number-columns-repeated="5" table:style-name="ce82"/>
          <table:table-cell office:value-type="float" office:value="0" table:formula="of:=SUM([.E234:.H234])" table:style-name="ce55">
            <text:p>0</text:p>
          </table:table-cell>
          <table:table-cell table:style-name="ce55"/>
          <table:table-cell table:style-name="ce244"/>
          <table:table-cell table:style-name="ce82"/>
          <table:table-cell table:style-name="ce130"/>
          <table:table-cell office:value-type="string" table:style-name="ce156">
            <text:p>dp, [use scanf, you may need to avoid memset or use table methd]</text:p>
          </table:table-cell>
          <table:table-cell office:value-type="float" office:value="10" table:style-name="ce156">
            <text:p>10</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Dividing coins</text:p>
          </table:table-cell>
          <table:table-cell office:value-type="string" office:string-value="UVA 562" table:formula="of:=HYPERLINK(&quot;https://uva.onlinejudge.org/index.php?option=com_onlinejudge&amp;Itemid=8&amp;page=show_problem&amp;problem=503&quot;;&quot;UVA 562&quot;)" table:style-name="ce157">
            <text:p>UVA 562</text:p>
          </table:table-cell>
          <table:table-cell table:style-name="ce241"/>
          <table:table-cell table:number-columns-repeated="5" table:style-name="ce82"/>
          <table:table-cell office:value-type="float" office:value="0" table:formula="of:=SUM([.E235:.H235])"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HN-oKkysTmc&quot;;&quot;Video Solution - Eng Ayman Salah&quot;)" table:style-name="ce158">
            <text:p>Video Solution - Eng Ayman Salah</text:p>
          </table:table-cell>
          <table:table-cell office:value-type="string" table:style-name="ce156">
            <text:p>dp</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Vacation</text:p>
          </table:table-cell>
          <table:table-cell office:value-type="string" office:string-value="UVA 10192" table:formula="of:=HYPERLINK(&quot;https://uva.onlinejudge.org/index.php?option=onlinejudge&amp;page=show_problem&amp;problem=1133&quot;;&quot;UVA 10192&quot;)" table:style-name="ce157">
            <text:p>UVA 10192</text:p>
          </table:table-cell>
          <table:table-cell table:style-name="ce241"/>
          <table:table-cell table:number-columns-repeated="5" table:style-name="ce82"/>
          <table:table-cell office:value-type="float" office:value="0" table:formula="of:=SUM([.E236:.H23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cs</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Divisibility</text:p>
          </table:table-cell>
          <table:table-cell office:value-type="string" office:string-value="UVA 10036" table:formula="of:=HYPERLINK(&quot;https://uva.onlinejudge.org/index.php?option=com_onlinejudge&amp;Itemid=8&amp;page=show_problem&amp;problem=977&quot;;&quot;UVA 10036&quot;)" table:style-name="ce157">
            <text:p>UVA 10036</text:p>
          </table:table-cell>
          <table:table-cell table:style-name="ce241"/>
          <table:table-cell table:number-columns-repeated="5" table:style-name="ce82"/>
          <table:table-cell office:value-type="float" office:value="0" table:formula="of:=SUM([.E237:.H237])" table:style-name="ce55">
            <text:p>0</text:p>
          </table:table-cell>
          <table:table-cell table:style-name="ce55"/>
          <table:table-cell table:style-name="ce244"/>
          <table:table-cell table:style-name="ce82"/>
          <table:table-cell office:value-type="string" table:style-name="ce127">
            <text:p><text:a xlink:href="https://github.com/omarkhair/Problems-Editorial/blob/master/UVA/10036%20-%20Divisibility/Editorial.md">Sol</text:a></text:p>
          </table:table-cell>
          <table:table-cell office:value-type="string" table:style-name="ce156">
            <text:p>dp, math</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Longest Match</text:p>
          </table:table-cell>
          <table:table-cell office:value-type="string" office:string-value="UVA 10100" table:formula="of:=HYPERLINK(&quot;https://uva.onlinejudge.org/index.php?option=onlinejudge&amp;page=show_problem&amp;problem=1041&quot;;&quot;UVA 10100&quot;)" table:style-name="ce157">
            <text:p>UVA 10100</text:p>
          </table:table-cell>
          <table:table-cell table:style-name="ce241"/>
          <table:table-cell table:number-columns-repeated="5" table:style-name="ce82"/>
          <table:table-cell office:value-type="float" office:value="0" table:formula="of:=SUM([.E238:.H238])" table:style-name="ce55">
            <text:p>0</text:p>
          </table:table-cell>
          <table:table-cell table:style-name="ce55"/>
          <table:table-cell table:style-name="ce244"/>
          <table:table-cell table:style-name="ce82"/>
          <table:table-cell office:value-type="string" table:style-name="ce127">
            <text:p><text:a xlink:href="https://algorithmist.com/wiki/UVa_10100_-_Longest_Match">Sol</text:a></text:p>
          </table:table-cell>
          <table:table-cell office:value-type="string" table:style-name="ce156">
            <text:p>dp, lcs</text:p>
          </table:table-cell>
          <table:table-cell office:value-type="float" office:value="10" table:style-name="ce156">
            <text:p>10</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office:string-value="CF1057-D12-C" table:formula="of:=HYPERLINK(&quot;https://codeforces.com/contest/1057/problem/C&quot;;&quot;CF1057-D12-C&quot;)" table:style-name="ce157">
            <text:p>CF1057-D12-C</text:p>
          </table:table-cell>
          <table:table-cell table:style-name="ce241"/>
          <table:table-cell table:number-columns-repeated="5" table:style-name="ce82"/>
          <table:table-cell office:value-type="float" office:value="0" table:formula="of:=SUM([.E239:.H239])" table:style-name="ce55">
            <text:p>0</text:p>
          </table:table-cell>
          <table:table-cell table:style-name="ce55"/>
          <table:table-cell table:style-name="ce244"/>
          <table:table-cell table:style-name="ce82"/>
          <table:table-cell table:style-name="ce133"/>
          <table:table-cell office:value-type="string" table:style-name="ce156">
            <text:p>dp, 2d grid</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ternative Thinking</text:p>
          </table:table-cell>
          <table:table-cell office:value-type="string" office:string-value="CF604-D2-C" table:formula="of:=HYPERLINK(&quot;http://codeforces.com/contest/604/problem/C&quot;;&quot;CF604-D2-C&quot;)" table:style-name="ce157">
            <text:p>CF604-D2-C</text:p>
          </table:table-cell>
          <table:table-cell table:style-name="ce241"/>
          <table:table-cell table:number-columns-repeated="5" table:style-name="ce82"/>
          <table:table-cell office:value-type="float" office:value="0" table:formula="of:=SUM([.E240:.H240])" table:style-name="ce55">
            <text:p>0</text:p>
          </table:table-cell>
          <table:table-cell table:style-name="ce55"/>
          <table:table-cell table:style-name="ce244"/>
          <table:table-cell table:style-name="ce82"/>
          <table:table-cell table:style-name="ce79"/>
          <table:table-cell office:value-type="string" table:style-name="ce156">
            <text:p>dp or greedy</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tring to Palindrome</text:p>
          </table:table-cell>
          <table:table-cell office:value-type="string" office:string-value="UVA 10739" table:formula="of:=HYPERLINK(&quot;https://uva.onlinejudge.org/index.php?option=com_onlinejudge&amp;Itemid=8&amp;page=show_problem&amp;problem=1680&quot;;&quot;UVA 10739&quot;)" table:style-name="ce157">
            <text:p>UVA 10739</text:p>
          </table:table-cell>
          <table:table-cell table:style-name="ce241"/>
          <table:table-cell table:number-columns-repeated="5" table:style-name="ce82"/>
          <table:table-cell office:value-type="float" office:value="0" table:formula="of:=SUM([.E241:.H241])" table:style-name="ce55">
            <text:p>0</text:p>
          </table:table-cell>
          <table:table-cell table:style-name="ce55"/>
          <table:table-cell table:style-name="ce244"/>
          <table:table-cell table:style-name="ce82"/>
          <table:table-cell office:value-type="string" table:style-name="ce79">
            <text:p>Explained in the tutorial videos</text:p>
          </table:table-cell>
          <table:table-cell office:value-type="string" table:style-name="ce156">
            <text:p>dp</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rouble of 13-Dots</text:p>
          </table:table-cell>
          <table:table-cell office:value-type="string" office:string-value="UVA 10819" table:formula="of:=HYPERLINK(&quot;https://uva.onlinejudge.org/index.php?option=onlinejudge&amp;page=show_problem&amp;problem=1760&quot;;&quot;UVA 10819&quot;)" table:style-name="ce157">
            <text:p>UVA 10819</text:p>
          </table:table-cell>
          <table:table-cell table:style-name="ce241"/>
          <table:table-cell table:number-columns-repeated="5" table:style-name="ce82"/>
          <table:table-cell office:value-type="float" office:value="0" table:formula="of:=SUM([.E242:.H242])" table:style-name="ce55">
            <text:p>0</text:p>
          </table:table-cell>
          <table:table-cell table:style-name="ce55"/>
          <table:table-cell table:style-name="ce244"/>
          <table:table-cell table:style-name="ce82"/>
          <table:table-cell table:style-name="ce79"/>
          <table:table-cell office:value-type="string" table:style-name="ce156">
            <text:p>dp, [knapsack]</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oodcutters</text:p>
          </table:table-cell>
          <table:table-cell office:value-type="string" office:string-value="CF545-D2-C" table:formula="of:=HYPERLINK(&quot;http://codeforces.com/contest/545/problem/C&quot;;&quot;CF545-D2-C&quot;)" table:style-name="ce157">
            <text:p>CF545-D2-C</text:p>
          </table:table-cell>
          <table:table-cell table:style-name="ce241"/>
          <table:table-cell table:number-columns-repeated="5" table:style-name="ce82"/>
          <table:table-cell office:value-type="float" office:value="0" table:formula="of:=SUM([.E243:.H243])" table:style-name="ce55">
            <text:p>0</text:p>
          </table:table-cell>
          <table:table-cell table:style-name="ce55"/>
          <table:table-cell table:style-name="ce244"/>
          <table:table-cell table:style-name="ce82"/>
          <table:table-cell table:style-name="ce130"/>
          <table:table-cell office:value-type="string" table:style-name="ce156">
            <text:p>dp, dp_memo</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Counting</text:p>
          </table:table-cell>
          <table:table-cell office:value-type="string" office:string-value="UVA 10198" table:formula="of:=HYPERLINK(&quot;https://uva.onlinejudge.org/index.php?option=com_onlinejudge&amp;Itemid=8&amp;page=show_problem&amp;problem=1139&quot;;&quot;UVA 10198&quot;)" table:style-name="ce157">
            <text:p>UVA 10198</text:p>
          </table:table-cell>
          <table:table-cell table:style-name="ce241"/>
          <table:table-cell table:style-name="ce241"/>
          <table:table-cell table:number-columns-repeated="4" table:style-name="ce82"/>
          <table:table-cell office:value-type="float" office:value="0" table:formula="of:=SUM([.E244:.H244])" table:style-name="ce55">
            <text:p>0</text:p>
          </table:table-cell>
          <table:table-cell table:style-name="ce55"/>
          <table:table-cell table:style-name="ce244"/>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62">
            <text:p>Needs Big Integer: Have it in your cpp library or learn Java for these (rare) cases</text:p>
          </table:table-cell>
          <table:table-cell office:value-type="string" table:style-name="ce156">
            <text:p>dp, graph, cc</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iven Length and Sum of Digits...</text:p>
          </table:table-cell>
          <table:table-cell office:value-type="string" office:string-value="CF489-D2-C" table:formula="of:=HYPERLINK(&quot;http://codeforces.com/contest/489/problem/C&quot;;&quot;CF489-D2-C&quot;)" table:style-name="ce157">
            <text:p>CF489-D2-C</text:p>
          </table:table-cell>
          <table:table-cell table:style-name="ce241"/>
          <table:table-cell table:number-columns-repeated="5" table:style-name="ce82"/>
          <table:table-cell office:value-type="float" office:value="0" table:formula="of:=SUM([.E245:.H245])" table:style-name="ce55">
            <text:p>0</text:p>
          </table:table-cell>
          <table:table-cell table:style-name="ce55"/>
          <table:table-cell table:style-name="ce244"/>
          <table:table-cell table:style-name="ce82"/>
          <table:table-cell table:style-name="ce79"/>
          <table:table-cell office:value-type="string" table:style-name="ce156">
            <text:p>dp, greedy, impl</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rategic Defense Initiative</text:p>
          </table:table-cell>
          <table:table-cell office:value-type="string" office:string-value="UVA 497" table:formula="of:=HYPERLINK(&quot;https://uva.onlinejudge.org/index.php?option=com_onlinejudge&amp;Itemid=8&amp;page=show_problem&amp;problem=438&quot;;&quot;UVA 497&quot;)" table:style-name="ce157">
            <text:p>UVA 497</text:p>
          </table:table-cell>
          <table:table-cell table:style-name="ce241"/>
          <table:table-cell table:number-columns-repeated="5" table:style-name="ce82"/>
          <table:table-cell office:value-type="float" office:value="0" table:formula="of:=SUM([.E246:.H24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is, [direct lis]</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rd problem</text:p>
          </table:table-cell>
          <table:table-cell office:value-type="string" office:string-value="CF706-D2-C" table:formula="of:=HYPERLINK(&quot;http://codeforces.com/contest/706/problem/C&quot;;&quot;CF706-D2-C&quot;)" table:style-name="ce157">
            <text:p>CF706-D2-C</text:p>
          </table:table-cell>
          <table:table-cell table:style-name="ce241"/>
          <table:table-cell table:number-columns-repeated="5" table:style-name="ce82"/>
          <table:table-cell office:value-type="float" office:value="0" table:formula="of:=SUM([.E247:.H247])" table:style-name="ce55">
            <text:p>0</text:p>
          </table:table-cell>
          <table:table-cell table:style-name="ce55"/>
          <table:table-cell table:style-name="ce244"/>
          <table:table-cell table:style-name="ce82"/>
          <table:table-cell table:style-name="ce156"/>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Boredom</text:p>
          </table:table-cell>
          <table:table-cell office:value-type="string" office:string-value="CF456-D2-C" table:formula="of:=HYPERLINK(&quot;http://codeforces.com/contest/456/problem/C&quot;;&quot;CF456-D2-C&quot;)" table:style-name="ce157">
            <text:p>CF456-D2-C</text:p>
          </table:table-cell>
          <table:table-cell table:style-name="ce241"/>
          <table:table-cell table:number-columns-repeated="5" table:style-name="ce82"/>
          <table:table-cell office:value-type="float" office:value="0" table:formula="of:=SUM([.E248:.H248])" table:style-name="ce55">
            <text:p>0</text:p>
          </table:table-cell>
          <table:table-cell table:style-name="ce55"/>
          <table:table-cell table:style-name="ce244"/>
          <table:table-cell table:style-name="ce82"/>
          <table:table-cell table:style-name="ce109"/>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oloring Trees</text:p>
          </table:table-cell>
          <table:table-cell office:value-type="string" office:string-value="CF711-D2-C" table:formula="of:=HYPERLINK(&quot;http://codeforces.com/contest/711/problem/C&quot;;&quot;CF711-D2-C&quot;)" table:style-name="ce157">
            <text:p>CF711-D2-C</text:p>
          </table:table-cell>
          <table:table-cell table:style-name="ce241"/>
          <table:table-cell table:number-columns-repeated="5" table:style-name="ce82"/>
          <table:table-cell office:value-type="float" office:value="0" table:formula="of:=SUM([.E249:.H249])" table:style-name="ce55">
            <text:p>0</text:p>
          </table:table-cell>
          <table:table-cell table:style-name="ce55"/>
          <table:table-cell table:style-name="ce244"/>
          <table:table-cell table:style-name="ce82"/>
          <table:table-cell office:value-type="string" office:string-value="Video Solution - Solver to be" table:formula="of:=HYPERLINK(&quot;https://www.youtube.com/watch?v=aYERNlE7KLU&quot;;&quot;Video Solution - Solver to be&quot;)" table:style-name="ce157">
            <text:p>Video Solution - Solver to be</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Again Palindrome</text:p>
          </table:table-cell>
          <table:table-cell office:value-type="string" office:string-value="UVA 10617" table:formula="of:=HYPERLINK(&quot;https://uva.onlinejudge.org/index.php?option=com_onlinejudge&amp;Itemid=8&amp;page=show_problem&amp;problem=1558&quot;;&quot;UVA 10617&quot;)" table:style-name="ce157">
            <text:p>UVA 10617</text:p>
          </table:table-cell>
          <table:table-cell table:style-name="ce241"/>
          <table:table-cell table:number-columns-repeated="5" table:style-name="ce82"/>
          <table:table-cell office:value-type="float" office:value="0" table:formula="of:=SUM([.E250:.H250])"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617%20-%20Again%20Palindrome.cpp&quot;;&quot;Sol to read&quot;)" table:style-name="ce115">
            <text:p>Sol to read</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Scheduling Lectures</text:p>
          </table:table-cell>
          <table:table-cell office:value-type="string" office:string-value="UVA 607" table:formula="of:=HYPERLINK(&quot;https://uva.onlinejudge.org/index.php?option=onlinejudge&amp;page=show_problem&amp;problem=548&quot;;&quot;UVA 607&quot;)" table:style-name="ce157">
            <text:p>UVA 607</text:p>
          </table:table-cell>
          <table:table-cell table:style-name="ce241"/>
          <table:table-cell table:number-columns-repeated="5" table:style-name="ce82"/>
          <table:table-cell office:value-type="float" office:value="0" table:formula="of:=SUM([.E251:.H251])"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69c0dba2b0b29083ebad94dfd18be25dcf903235/UVA/UVA_607.cpp&quot;;&quot;Sol&quot;)" table:style-name="ce158">
            <text:p>Sol</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57">
            <text:p>CF792-D2-C</text:p>
          </table:table-cell>
          <table:table-cell table:style-name="ce241"/>
          <table:table-cell table:number-columns-repeated="5" table:style-name="ce82"/>
          <table:table-cell office:value-type="float" office:value="0" table:formula="of:=SUM([.E252:.H25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BgG5sjJslYk&quot;;&quot;Video Solution - Solver to be (Java)&quot;)" table:style-name="ce157">
            <text:p>Video Solution - Solver to be (Java)</text:p>
          </table:table-cell>
          <table:table-cell office:value-type="string" table:style-name="ce156">
            <text:p>dp, dp_memo or greedy</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avio Sequence</text:p>
          </table:table-cell>
          <table:table-cell office:value-type="string" office:string-value="UVA 10534" table:formula="of:=HYPERLINK(&quot;https://uva.onlinejudge.org/index.php?option=com_onlinejudge&amp;Itemid=8&amp;page=show_problem&amp;problem=1475&quot;;&quot;UVA 10534&quot;)" table:style-name="ce157">
            <text:p>UVA 10534</text:p>
          </table:table-cell>
          <table:table-cell table:style-name="ce241"/>
          <table:table-cell table:number-columns-repeated="5" table:style-name="ce82"/>
          <table:table-cell office:value-type="float" office:value="0" table:formula="of:=SUM([.E253:.H253])"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UVA/10534%20-%20Wavio%20Sequence.cpp&quot;;&quot;Sol&quot;)" table:style-name="ce80">
            <text:p>Sol</text:p>
          </table:table-cell>
          <table:table-cell office:value-type="string" table:style-name="ce156">
            <text:p>dp, lis efficient, lis indices or segment tree</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ood Sequences</text:p>
          </table:table-cell>
          <table:table-cell office:value-type="string" office:string-value="CF265-D2-D" table:formula="of:=HYPERLINK(&quot;http://codeforces.com/contest/265/problem/D&quot;;&quot;CF265-D2-D&quot;)" table:style-name="ce157">
            <text:p>CF265-D2-D</text:p>
          </table:table-cell>
          <table:table-cell table:style-name="ce241"/>
          <table:table-cell table:number-columns-repeated="5" table:style-name="ce82"/>
          <table:table-cell office:value-type="float" office:value="0" table:formula="of:=SUM([.E254:.H254])" table:style-name="ce55">
            <text:p>0</text:p>
          </table:table-cell>
          <table:table-cell table:style-name="ce82"/>
          <table:table-cell table:style-name="ce245"/>
          <table:table-cell table:style-name="ce82"/>
          <table:table-cell table:style-name="ce130"/>
          <table:table-cell office:value-type="string" table:style-name="ce156">
            <text:p>dp, sieve, binary search</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Dima and Salad</text:p>
          </table:table-cell>
          <table:table-cell office:value-type="string" office:string-value="CF366-D2-C" table:formula="of:=HYPERLINK(&quot;http://codeforces.com/contest/366/problem/C&quot;;&quot;CF366-D2-C&quot;)" table:style-name="ce157">
            <text:p>CF366-D2-C</text:p>
          </table:table-cell>
          <table:table-cell table:style-name="ce241"/>
          <table:table-cell table:number-columns-repeated="5" table:style-name="ce82"/>
          <table:table-cell office:value-type="float" office:value="0" table:formula="of:=SUM([.E255:.H255])" table:style-name="ce55">
            <text:p>0</text:p>
          </table:table-cell>
          <table:table-cell table:style-name="ce55"/>
          <table:table-cell table:style-name="ce244"/>
          <table:table-cell table:style-name="ce160"/>
          <table:table-cell table:style-name="ce130"/>
          <table:table-cell office:value-type="string" table:style-name="ce156">
            <text:p>dp, knapsack</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D1-B" table:formula="of:=HYPERLINK(&quot;http://codeforces.com/contest/101/problem/B&quot;;&quot;CF101-D1-B&quot;)" table:style-name="ce157">
            <text:p>CF101-D1-B</text:p>
          </table:table-cell>
          <table:table-cell table:style-name="ce241"/>
          <table:table-cell table:number-columns-repeated="5" table:style-name="ce82"/>
          <table:table-cell office:value-type="float" office:value="0" table:formula="of:=SUM([.E256:.H256])" table:style-name="ce55">
            <text:p>0</text:p>
          </table:table-cell>
          <table:table-cell table:style-name="ce55"/>
          <table:table-cell table:style-name="ce244"/>
          <table:table-cell table:style-name="ce82"/>
          <table:table-cell office:value-type="string" office:string-value="Sol" table:formula="of:=HYPERLINK(&quot;https://github.com/Huvok/CompetitiveProgramming/blob/master/Codeforces/CF101-D1-B.cpp&quot;;&quot;Sol&quot;)" table:style-name="ce158">
            <text:p>Sol</text:p>
          </table:table-cell>
          <table:table-cell office:value-type="string" table:style-name="ce156">
            <text:p>dp, datastructures or binary search, impl</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ubble Sort Graph</text:p>
          </table:table-cell>
          <table:table-cell office:value-type="string" office:string-value="CF340-D2-D" table:formula="of:=HYPERLINK(&quot;http://codeforces.com/contest/340/problem/D&quot;;&quot;CF340-D2-D&quot;)" table:style-name="ce157">
            <text:p>CF340-D2-D</text:p>
          </table:table-cell>
          <table:table-cell table:style-name="ce241"/>
          <table:table-cell table:number-columns-repeated="5" table:style-name="ce82"/>
          <table:table-cell office:value-type="float" office:value="0" table:formula="of:=SUM([.E257:.H257])" table:style-name="ce55">
            <text:p>0</text:p>
          </table:table-cell>
          <table:table-cell table:style-name="ce82"/>
          <table:table-cell table:style-name="ce245"/>
          <table:table-cell table:style-name="ce160"/>
          <table:table-cell table:style-name="ce130"/>
          <table:table-cell office:value-type="string" table:style-name="ce156">
            <text:p>dp, lis, onlogn, reduce to efficient lis or dp, bit</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6-D1-A" table:formula="of:=HYPERLINK(&quot;http://codeforces.com/contest/506/problem/A&quot;; &quot;CF506-D1-A&quot;)" table:style-name="ce157">
            <text:p>CF506-D1-A</text:p>
          </table:table-cell>
          <table:table-cell table:style-name="ce241"/>
          <table:table-cell table:number-columns-repeated="5" table:style-name="ce82"/>
          <table:table-cell office:value-type="float" office:value="0" table:formula="of:=SUM([.E258:.H258])" table:style-name="ce55">
            <text:p>0</text:p>
          </table:table-cell>
          <table:table-cell table:style-name="ce82"/>
          <table:table-cell table:style-name="ce245"/>
          <table:table-cell table:style-name="ce82"/>
          <table:table-cell table:style-name="ce109"/>
          <table:table-cell office:value-type="string" table:style-name="ce156">
            <text:p>dp, observation</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arcode</text:p>
          </table:table-cell>
          <table:table-cell office:value-type="string" office:string-value="CF225-D2-C" table:formula="of:=HYPERLINK(&quot;http://codeforces.com/contest/225/problem/C&quot;;&quot;CF225-D2-C&quot;)" table:style-name="ce157">
            <text:p>CF225-D2-C</text:p>
          </table:table-cell>
          <table:table-cell table:style-name="ce241"/>
          <table:table-cell table:number-columns-repeated="5" table:style-name="ce82"/>
          <table:table-cell office:value-type="float" office:value="0" table:formula="of:=SUM([.E259:.H2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7Tja1S5IYQ&quot;;&quot;Video Solution - Dr Mostafa Saad&quot;)" table:style-name="ce157">
            <text:p>Video Solution - Dr Mostafa Saad</text:p>
          </table:table-cell>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Vacations</text:p>
          </table:table-cell>
          <table:table-cell office:value-type="string" office:string-value="CF699-D2-C" table:formula="of:=HYPERLINK(&quot;http://codeforces.com/contest/699/problem/C&quot;;&quot;CF699-D2-C&quot;)" table:style-name="ce157">
            <text:p>CF699-D2-C</text:p>
          </table:table-cell>
          <table:table-cell table:style-name="ce241"/>
          <table:table-cell table:number-columns-repeated="5" table:style-name="ce82"/>
          <table:table-cell office:value-type="float" office:value="0" table:formula="of:=SUM([.E260:.H260])" table:style-name="ce55">
            <text:p>0</text:p>
          </table:table-cell>
          <table:table-cell table:style-name="ce55"/>
          <table:table-cell table:style-name="ce244"/>
          <table:table-cell table:style-name="ce82"/>
          <table:table-cell table:style-name="ce130"/>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Greenhouse Effect</text:p>
          </table:table-cell>
          <table:table-cell office:value-type="string" office:string-value="CF270-D2-D" table:formula="of:=HYPERLINK(&quot;http://codeforces.com/contest/270/problem/D&quot;;&quot;CF270-D2-D&quot;)" table:style-name="ce157">
            <text:p>CF270-D2-D</text:p>
          </table:table-cell>
          <table:table-cell table:style-name="ce241"/>
          <table:table-cell table:number-columns-repeated="5" table:style-name="ce82"/>
          <table:table-cell office:value-type="float" office:value="0" table:formula="of:=SUM([.E261:.H261])" table:style-name="ce55">
            <text:p>0</text:p>
          </table:table-cell>
          <table:table-cell table:style-name="ce82"/>
          <table:table-cell table:style-name="ce245"/>
          <table:table-cell table:style-name="ce82"/>
          <table:table-cell table:style-name="ce130"/>
          <table:table-cell office:value-type="string" table:style-name="ce156">
            <text:p>dp, lcs, analysis</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Journey</text:p>
          </table:table-cell>
          <table:table-cell office:value-type="string" office:string-value="CF721-D2-C" table:formula="of:=HYPERLINK(&quot;http://codeforces.com/contest/721/problem/C&quot;;&quot;CF721-D2-C&quot;)" table:style-name="ce157">
            <text:p>CF721-D2-C</text:p>
          </table:table-cell>
          <table:table-cell table:style-name="ce241"/>
          <table:table-cell table:number-columns-repeated="5" table:style-name="ce82"/>
          <table:table-cell office:value-type="float" office:value="0" table:formula="of:=SUM([.E262:.H262])" table:style-name="ce55">
            <text:p>0</text:p>
          </table:table-cell>
          <table:table-cell table:style-name="ce55"/>
          <table:table-cell table:style-name="ce244"/>
          <table:table-cell table:style-name="ce82"/>
          <table:table-cell table:style-name="ce79"/>
          <table:table-cell office:value-type="string" table:style-name="ce156">
            <text:p>dp, graph or dijkstra</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64-D1-C" table:formula="of:=HYPERLINK(&quot;http://codeforces.com/contest/264/problem/C&quot;;&quot;CF264-D1-C&quot;)" table:style-name="ce157">
            <text:p>CF264-D1-C</text:p>
          </table:table-cell>
          <table:table-cell table:style-name="ce241"/>
          <table:table-cell table:number-columns-repeated="5" table:style-name="ce82"/>
          <table:table-cell office:value-type="float" office:value="0" table:formula="of:=SUM([.E263:.H263])" table:style-name="ce55">
            <text:p>0</text:p>
          </table:table-cell>
          <table:table-cell table:style-name="ce82"/>
          <table:table-cell table:style-name="ce245"/>
          <table:table-cell table:style-name="ce82"/>
          <table:table-cell table:style-name="ce109"/>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ow Program</text:p>
          </table:table-cell>
          <table:table-cell office:value-type="string" office:string-value="CF284-D2-D" table:formula="of:=HYPERLINK(&quot;http://codeforces.com/contest/284/problem/D&quot;;&quot;CF284-D2-D&quot;)" table:style-name="ce157">
            <text:p>CF284-D2-D</text:p>
          </table:table-cell>
          <table:table-cell table:style-name="ce241"/>
          <table:table-cell table:number-columns-repeated="5" table:style-name="ce82"/>
          <table:table-cell office:value-type="float" office:value="0" table:formula="of:=SUM([.E264:.H264])" table:style-name="ce55">
            <text:p>0</text:p>
          </table:table-cell>
          <table:table-cell table:style-name="ce82"/>
          <table:table-cell table:style-name="ce245"/>
          <table:table-cell table:style-name="ce82"/>
          <table:table-cell table:style-name="ce130"/>
          <table:table-cell office:value-type="string" table:style-name="ce156">
            <text:p>dp, analysi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6-D3-F" table:formula="of:=HYPERLINK(&quot;https://codeforces.com/contest/1066/problem/F&quot;;&quot;CF1066-D3-F&quot;)" table:style-name="ce157">
            <text:p>CF1066-D3-F</text:p>
          </table:table-cell>
          <table:table-cell table:style-name="ce241"/>
          <table:table-cell table:number-columns-repeated="5" table:style-name="ce82"/>
          <table:table-cell office:value-type="float" office:value="0" table:formula="of:=SUM([.E265:.H265])" table:style-name="ce55">
            <text:p>0</text:p>
          </table:table-cell>
          <table:table-cell table:style-name="ce55"/>
          <table:table-cell table:style-name="ce244"/>
          <table:table-cell table:style-name="ce82"/>
          <table:table-cell table:style-name="ce133"/>
          <table:table-cell office:value-type="string" table:style-name="ce156">
            <text:p>dp, cas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157">
            <text:p>UVA 348</text:p>
          </table:table-cell>
          <table:table-cell table:style-name="ce241"/>
          <table:table-cell table:number-columns-repeated="5" table:style-name="ce82"/>
          <table:table-cell office:value-type="float" office:value="0" table:formula="of:=SUM([.E266:.H26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348.txt&quot;;&quot;Sol&quot;)" table:style-name="ce158">
            <text:p>Sol</text:p>
          </table:table-cell>
          <table:table-cell office:value-type="string" table:style-name="ce156">
            <text:p>dp, mcm</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69-D2-1000</text:p>
          </table:table-cell>
          <table:table-cell table:style-name="ce241"/>
          <table:table-cell table:number-columns-repeated="5" table:style-name="ce82"/>
          <table:table-cell office:value-type="float" office:value="0" table:formula="of:=SUM([.E267:.H267])" table:style-name="ce55">
            <text:p>0</text:p>
          </table:table-cell>
          <table:table-cell table:style-name="ce55"/>
          <table:table-cell table:style-name="ce244"/>
          <table:table-cell table:style-name="ce82"/>
          <table:table-cell table:style-name="ce156"/>
          <table:table-cell office:value-type="string" table:style-name="ce156">
            <text:p>dp, prim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lya and Roads</text:p>
          </table:table-cell>
          <table:table-cell office:value-type="string" office:string-value="CF313-D2-D" table:formula="of:=HYPERLINK(&quot;http://codeforces.com/contest/313/problem/D&quot;;&quot;CF313-D2-D&quot;)" table:style-name="ce157">
            <text:p>CF313-D2-D</text:p>
          </table:table-cell>
          <table:table-cell table:style-name="ce241"/>
          <table:table-cell table:number-columns-repeated="5" table:style-name="ce82"/>
          <table:table-cell office:value-type="float" office:value="0" table:formula="of:=SUM([.E268:.H268])" table:style-name="ce55">
            <text:p>0</text:p>
          </table:table-cell>
          <table:table-cell table:style-name="ce82"/>
          <table:table-cell table:style-name="ce245"/>
          <table:table-cell table:style-name="ce160"/>
          <table:table-cell table:style-name="ce130"/>
          <table:table-cell office:value-type="string" table:style-name="ce156">
            <text:p>dp, tre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TIMUS 1156</text:p>
          </table:table-cell>
          <table:table-cell table:style-name="ce241"/>
          <table:table-cell table:number-columns-repeated="5" table:style-name="ce82"/>
          <table:table-cell office:value-type="float" office:value="0" table:formula="of:=SUM([.E269:.H269])" table:style-name="ce55">
            <text:p>0</text:p>
          </table:table-cell>
          <table:table-cell table:style-name="ce82"/>
          <table:table-cell table:style-name="ce245"/>
          <table:table-cell table:style-name="ce82"/>
          <table:table-cell table:style-name="ce130"/>
          <table:table-cell office:value-type="string" table:style-name="ce156">
            <text:p>dp, bicoloring, is bipartit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loring Brackets</text:p>
          </table:table-cell>
          <table:table-cell office:value-type="string" office:string-value="CF149-D2-D" table:formula="of:=HYPERLINK(&quot;http://codeforces.com/contest/149/problem/D&quot;;&quot;CF149-D2-D&quot;)" table:style-name="ce157">
            <text:p>CF149-D2-D</text:p>
          </table:table-cell>
          <table:table-cell table:style-name="ce241"/>
          <table:table-cell table:number-columns-repeated="5" table:style-name="ce82"/>
          <table:table-cell office:value-type="float" office:value="0" table:formula="of:=SUM([.E270:.H270])"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149D.%20Coloring%20Brackets.cpp&quot;;&quot;Sol&quot;)" table:style-name="ce158">
            <text:p>Sol</text:p>
          </table:table-cell>
          <table:table-cell office:value-type="string" table:style-name="ce156">
            <text:p>dp, dp_conting, dp_rang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2-D1-C" table:formula="of:=HYPERLINK(&quot;http://codeforces.com/contest/1012/problem/C&quot;;&quot;CF1012-D1-C&quot;)" table:style-name="ce157">
            <text:p>CF1012-D1-C</text:p>
          </table:table-cell>
          <table:table-cell table:style-name="ce241"/>
          <table:table-cell table:number-columns-repeated="5" table:style-name="ce82"/>
          <table:table-cell office:value-type="float" office:value="0" table:formula="of:=SUM([.E271:.H271])" table:style-name="ce55">
            <text:p>0</text:p>
          </table:table-cell>
          <table:table-cell table:style-name="ce55"/>
          <table:table-cell table:style-name="ce244"/>
          <table:table-cell table:style-name="ce160"/>
          <table:table-cell table:style-name="ce133"/>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23-D1-B" table:formula="of:=HYPERLINK(&quot;http://codeforces.com/contest/623/problem/B&quot;;&quot;CF623-D1-B&quot;)" table:style-name="ce157">
            <text:p>CF623-D1-B</text:p>
          </table:table-cell>
          <table:table-cell table:style-name="ce241"/>
          <table:table-cell table:number-columns-repeated="5" table:style-name="ce82"/>
          <table:table-cell office:value-type="float" office:value="0" table:formula="of:=SUM([.E272:.H272])" table:style-name="ce55">
            <text:p>0</text:p>
          </table:table-cell>
          <table:table-cell table:style-name="ce82"/>
          <table:table-cell table:style-name="ce245"/>
          <table:table-cell table:style-name="ce82"/>
          <table:table-cell table:style-name="ce109"/>
          <table:table-cell office:value-type="string" table:style-name="ce156">
            <text:p>dp, gcd</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72-D2-D" table:formula="of:=HYPERLINK(&quot;http://codeforces.com/contest/1071/problem/B&quot;;&quot;CF1072-D2-D&quot;)" table:style-name="ce157">
            <text:p>CF1072-D2-D</text:p>
          </table:table-cell>
          <table:table-cell table:style-name="ce241"/>
          <table:table-cell table:number-columns-repeated="5" table:style-name="ce82"/>
          <table:table-cell office:value-type="float" office:value="0" table:formula="of:=SUM([.E273:.H273])" table:style-name="ce55">
            <text:p>0</text:p>
          </table:table-cell>
          <table:table-cell table:style-name="ce82"/>
          <table:table-cell table:style-name="ce245"/>
          <table:table-cell table:style-name="ce82"/>
          <table:table-cell table:style-name="ce130"/>
          <table:table-cell office:value-type="string" table:style-name="ce156">
            <text:p>dp, greedy</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5-D2-D" table:formula="of:=HYPERLINK(&quot;http://codeforces.com/contest/1025/problem/D&quot;;&quot;CF1025-D2-D&quot;)" table:style-name="ce157">
            <text:p>CF1025-D2-D</text:p>
          </table:table-cell>
          <table:table-cell table:style-name="ce241"/>
          <table:table-cell table:number-columns-repeated="5" table:style-name="ce82"/>
          <table:table-cell office:value-type="float" office:value="0" table:formula="of:=SUM([.E274:.H274])" table:style-name="ce55">
            <text:p>0</text:p>
          </table:table-cell>
          <table:table-cell table:style-name="ce82"/>
          <table:table-cell table:style-name="ce245"/>
          <table:table-cell table:style-name="ce82"/>
          <table:table-cell table:style-name="ce130"/>
          <table:table-cell office:value-type="string" table:style-name="ce156">
            <text:p>dp, d&amp;c</text:p>
          </table:table-cell>
          <table:table-cell office:value-type="float" office:value="10" table:style-name="ce156">
            <text:p>1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1-A" table:formula="of:=HYPERLINK(&quot;https://www.facebook.com/hackercup/problem/180494849326631/&quot;;&quot;FbHkrCup 18-R1-A&quot;)" table:style-name="ce157">
            <text:p>FbHkrCup 18-R1-A</text:p>
          </table:table-cell>
          <table:table-cell table:style-name="ce241"/>
          <table:table-cell table:number-columns-repeated="5" table:style-name="ce82"/>
          <table:table-cell office:value-type="float" office:value="0" table:formula="of:=SUM([.E275:.H275])" table:style-name="ce55">
            <text:p>0</text:p>
          </table:table-cell>
          <table:table-cell table:style-name="ce55"/>
          <table:table-cell table:style-name="ce244"/>
          <table:table-cell table:style-name="ce82"/>
          <table:table-cell table:style-name="ce133"/>
          <table:table-cell office:value-type="string" table:style-name="ce156">
            <text:p>dp, dp_adhoc, [non standard]</text:p>
          </table:table-cell>
          <table:table-cell office:value-type="float" office:value="11" table:style-name="ce156">
            <text:p>1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Kefa and Dishes</text:p>
          </table:table-cell>
          <table:table-cell office:value-type="string" office:string-value="CF580-D2-D" table:formula="of:=HYPERLINK(&quot;http://codeforces.com/contest/580/problem/D&quot;;&quot;CF580-D2-D&quot;)" table:style-name="ce157">
            <text:p>CF580-D2-D</text:p>
          </table:table-cell>
          <table:table-cell table:style-name="ce241"/>
          <table:table-cell table:number-columns-repeated="5" table:style-name="ce82"/>
          <table:table-cell office:value-type="float" office:value="0" table:formula="of:=SUM([.E276:.H276])" table:style-name="ce55">
            <text:p>0</text:p>
          </table:table-cell>
          <table:table-cell table:style-name="ce82"/>
          <table:table-cell table:style-name="ce245"/>
          <table:table-cell table:style-name="ce82"/>
          <table:table-cell office:value-type="string" office:string-value="Video Solution - Solver to be" table:formula="of:=HYPERLINK(&quot;https://www.youtube.com/watch?v=GvWLpm0tBEU&amp;index=29&amp;list=PLPSFnlxEu99Eds9cvJPk49sljXXvarTxM&quot;;&quot;Video Solution - Solver to be&quot;)" table:style-name="ce157">
            <text:p>Video Solution - Solver to be</text:p>
          </table:table-cell>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ermutations</text:p>
          </table:table-cell>
          <table:table-cell office:value-type="string" office:string-value="SPOJ PERMUT1" table:formula="of:=HYPERLINK(&quot;http://www.spoj.com/problems/PERMUT1/&quot;;&quot;SPOJ PERMUT1&quot;)" table:style-name="ce157">
            <text:p>SPOJ PERMUT1</text:p>
          </table:table-cell>
          <table:table-cell table:style-name="ce241"/>
          <table:table-cell table:number-columns-repeated="5" table:style-name="ce82"/>
          <table:table-cell office:value-type="float" office:value="0" table:formula="of:=SUM([.E277:.H277])"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ssignments</text:p>
          </table:table-cell>
          <table:table-cell office:value-type="string" office:string-value="SPOJ ASSIGN" table:formula="of:=HYPERLINK(&quot;http://www.spoj.com/problems/ASSIGN/&quot;;&quot;SPOJ ASSIGN&quot;)" table:style-name="ce157">
            <text:p>SPOJ ASSIGN</text:p>
          </table:table-cell>
          <table:table-cell table:style-name="ce241"/>
          <table:table-cell table:number-columns-repeated="5" table:style-name="ce82"/>
          <table:table-cell office:value-type="float" office:value="0" table:formula="of:=SUM([.E278:.H278])"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ebble Solitaire</text:p>
          </table:table-cell>
          <table:table-cell office:value-type="string" office:string-value="UVA 10651" table:formula="of:=HYPERLINK(&quot;https://uva.onlinejudge.org/index.php?option=com_onlinejudge&amp;Itemid=8&amp;page=show_problem&amp;problem=1592&quot;;&quot;UVA 10651&quot;)" table:style-name="ce157">
            <text:p>UVA 10651</text:p>
          </table:table-cell>
          <table:table-cell table:style-name="ce241"/>
          <table:table-cell table:number-columns-repeated="5" table:style-name="ce82"/>
          <table:table-cell office:value-type="float" office:value="0" table:formula="of:=SUM([.E279:.H279])"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825</text:p>
          </table:table-cell>
          <table:table-cell table:style-name="ce241"/>
          <table:table-cell table:number-columns-repeated="5" table:style-name="ce82"/>
          <table:table-cell office:value-type="float" office:value="0" table:formula="of:=SUM([.E280:.H28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1825.cpp&quot;;&quot;Sol&quot;)" table:style-name="ce139">
            <text:p>Sol</text:p>
          </table:table-cell>
          <table:table-cell office:value-type="string" table:style-name="ce156">
            <text:p>dp, dp_bitmasks, mask-all-subsets, [direct practice on mask-all-subsets]</text:p>
          </table:table-cell>
          <table:table-cell office:value-type="float" office:value="13" table:style-name="ce156">
            <text:p>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uts for nuts</text:p>
          </table:table-cell>
          <table:table-cell office:value-type="string" table:style-name="ce79">
            <text:p>UVA 10944</text:p>
          </table:table-cell>
          <table:table-cell table:style-name="ce241"/>
          <table:table-cell table:number-columns-repeated="5" table:style-name="ce82"/>
          <table:table-cell office:value-type="float" office:value="0" table:formula="of:=SUM([.E281:.H281])" table:style-name="ce55">
            <text:p>0</text:p>
          </table:table-cell>
          <table:table-cell table:style-name="ce82"/>
          <table:table-cell table:style-name="ce245"/>
          <table:table-cell table:style-name="ce160"/>
          <table:table-cell table:style-name="ce133"/>
          <table:table-cell office:value-type="string" table:style-name="ce156">
            <text:p>dp, dp_bitmasks, tsp or bfs, impl</text:p>
          </table:table-cell>
          <table:table-cell office:value-type="float" office:value="13" table:style-name="ce156">
            <text:p>13</text:p>
          </table:table-cell>
          <table:table-cell office:value-type="float" office:value="5" table:style-name="ce156">
            <text:p>5</text:p>
          </table:table-cell>
          <table:table-cell table:number-columns-repeated="16368" table:style-name="ce1"/>
        </table:table-row>
        <table:table-row table:style-name="ro19">
          <table:table-cell office:value-type="string" table:style-name="ce79">
            <text:p>Random Task</text:p>
          </table:table-cell>
          <table:table-cell office:value-type="string" office:string-value="CF431-D2-D" table:formula="of:=HYPERLINK(&quot;http://codeforces.com/contest/431/problem/D&quot;;&quot;CF431-D2-D&quot;)" table:style-name="ce157">
            <text:p>CF431-D2-D</text:p>
          </table:table-cell>
          <table:table-cell table:style-name="ce241"/>
          <table:table-cell table:number-columns-repeated="5" table:style-name="ce82"/>
          <table:table-cell office:value-type="float" office:value="0" table:formula="of:=SUM([.E282:.H282])" table:style-name="ce55">
            <text:p>0</text:p>
          </table:table-cell>
          <table:table-cell table:style-name="ce82"/>
          <table:table-cell table:style-name="ce245"/>
          <table:table-cell table:style-name="ce82"/>
          <table:table-cell table:style-name="ce130"/>
          <table:table-cell office:value-type="string" table:style-name="ce156">
            <text:p>dp, dp_bitmasks, binary search or adhoc</text:p>
          </table:table-cell>
          <table:table-cell office:value-type="float" office:value="13" table:style-name="ce156">
            <text:p>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Shopping Trip</text:p>
          </table:table-cell>
          <table:table-cell office:value-type="string" table:style-name="ce79">
            <text:p>UVA 11284</text:p>
          </table:table-cell>
          <table:table-cell table:style-name="ce241"/>
          <table:table-cell table:number-columns-repeated="5" table:style-name="ce82"/>
          <table:table-cell office:value-type="float" office:value="0" table:formula="of:=SUM([.E283:.H283])" table:style-name="ce55">
            <text:p>0</text:p>
          </table:table-cell>
          <table:table-cell table:style-name="ce82"/>
          <table:table-cell table:style-name="ce245"/>
          <table:table-cell table:style-name="ce160"/>
          <table:table-cell office:value-type="string" office:string-value="Sol" table:formula="of:=HYPERLINK(&quot;https://github.com/SaraElkadi/competitive-programming-/blob/master/UVA/11284.cpp&quot;;&quot;Sol&quot;)" table:style-name="ce158">
            <text:p>Sol</text:p>
          </table:table-cell>
          <table:table-cell office:value-type="string" table:style-name="ce156">
            <text:p>dp, dp_bitmasks, floyd</text:p>
          </table:table-cell>
          <table:table-cell office:value-type="float" office:value="13" table:style-name="ce156">
            <text:p>13</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ne Fishing</text:p>
          </table:table-cell>
          <table:table-cell office:value-type="string" office:string-value="UVA 757" table:formula="of:=HYPERLINK(&quot;https://uva.onlinejudge.org/index.php?option=com_onlinejudge&amp;Itemid=8&amp;page=show_problem&amp;problem=698&quot;;&quot;UVA 757&quot;)" table:style-name="ce157">
            <text:p>UVA 757</text:p>
          </table:table-cell>
          <table:table-cell table:style-name="ce241"/>
          <table:table-cell table:number-columns-repeated="5" table:style-name="ce82"/>
          <table:table-cell office:value-type="float" office:value="0" table:formula="of:=SUM([.E284:.H284])"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757%20-%20Gone%20Fishing.cpp&quot;;&quot;Sol to read&quot;)" table:style-name="ce157">
            <text:p>Sol to read</text:p>
          </table:table-cell>
          <table:table-cell office:value-type="string" table:style-name="ce156">
            <text:p>dp, dp_build_output</text:p>
          </table:table-cell>
          <table:table-cell office:value-type="float" office:value="15" table:style-name="ce156">
            <text:p>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ake Palindrome</text:p>
          </table:table-cell>
          <table:table-cell office:value-type="string" office:string-value="UVA 10453" table:formula="of:=HYPERLINK(&quot;https://uva.onlinejudge.org/index.php?option=com_onlinejudge&amp;Itemid=8&amp;page=show_problem&amp;problem=1394&quot;;&quot;UVA 10453&quot;)" table:style-name="ce157">
            <text:p>UVA 10453</text:p>
          </table:table-cell>
          <table:table-cell table:style-name="ce241"/>
          <table:table-cell table:number-columns-repeated="5" table:style-name="ce82"/>
          <table:table-cell office:value-type="float" office:value="0" table:formula="of:=SUM([.E285:.H285])"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453.cpp&quot;;&quot;Sol&quot;)" table:style-name="ce158">
            <text:p>Sol</text:p>
          </table:table-cell>
          <table:table-cell office:value-type="string" table:style-name="ce156">
            <text:p>dp, dp_build_output, [similar to edit distance]</text:p>
          </table:table-cell>
          <table:table-cell office:value-type="float" office:value="15" table:style-name="ce156">
            <text:p>15</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Fast Food</text:p>
          </table:table-cell>
          <table:table-cell office:value-type="string" office:string-value="UVA 662" table:formula="of:=HYPERLINK(&quot;https://uva.onlinejudge.org/index.php?option=com_onlinejudge&amp;Itemid=8&amp;page=show_problem&amp;problem=603&quot;;&quot;UVA 662&quot;)" table:style-name="ce157">
            <text:p>UVA 662</text:p>
          </table:table-cell>
          <table:table-cell table:style-name="ce241"/>
          <table:table-cell table:number-columns-repeated="5" table:style-name="ce82"/>
          <table:table-cell office:value-type="float" office:value="0" table:formula="of:=SUM([.E286:.H286])"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ic Subsequence</text:p>
          </table:table-cell>
          <table:table-cell office:value-type="string" office:string-value="UVA 11404" table:formula="of:=HYPERLINK(&quot;https://uva.onlinejudge.org/index.php?option=onlinejudge&amp;page=show_problem&amp;problem=2399&quot;;&quot;UVA 11404&quot;)" table:style-name="ce157">
            <text:p>UVA 11404</text:p>
          </table:table-cell>
          <table:table-cell table:style-name="ce241"/>
          <table:table-cell table:number-columns-repeated="5" table:style-name="ce82"/>
          <table:table-cell office:value-type="float" office:value="0" table:formula="of:=SUM([.E287:.H287])"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directional TSP</text:p>
          </table:table-cell>
          <table:table-cell office:value-type="string" office:string-value="UVA 116" table:formula="of:=HYPERLINK(&quot;https://uva.onlinejudge.org/index.php?option=com_onlinejudge&amp;Itemid=8&amp;page=show_problem&amp;problem=52&quot;;&quot;UVA 116&quot;)" table:style-name="ce157">
            <text:p>UVA 116</text:p>
          </table:table-cell>
          <table:table-cell table:style-name="ce241"/>
          <table:table-cell table:number-columns-repeated="5" table:style-name="ce82"/>
          <table:table-cell office:value-type="float" office:value="0" table:formula="of:=SUM([.E288:.H288])"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hanging a String</text:p>
          </table:table-cell>
          <table:table-cell office:value-type="string" office:string-value="CF56-D2-D" table:formula="of:=HYPERLINK(&quot;http://codeforces.com/contest/56/problem/D&quot;;&quot;CF56-D2-D&quot;)" table:style-name="ce157">
            <text:p>CF56-D2-D</text:p>
          </table:table-cell>
          <table:table-cell table:style-name="ce241"/>
          <table:table-cell table:number-columns-repeated="5" table:style-name="ce82"/>
          <table:table-cell office:value-type="float" office:value="0" table:formula="of:=SUM([.E289:.H289])" table:style-name="ce55">
            <text:p>0</text:p>
          </table:table-cell>
          <table:table-cell table:style-name="ce82"/>
          <table:table-cell table:style-name="ce245"/>
          <table:table-cell table:style-name="ce82"/>
          <table:table-cell table:style-name="ce79"/>
          <table:table-cell office:value-type="string" table:style-name="ce156">
            <text:p>dp, dp_build_output, [edit distance]</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aesar's Legions</text:p>
          </table:table-cell>
          <table:table-cell office:value-type="string" office:string-value="CF118-D2-D" table:formula="of:=HYPERLINK(&quot;http://codeforces.com/contest/118/problem/D&quot;;&quot;CF118-D2-D&quot;)" table:style-name="ce157">
            <text:p>CF118-D2-D</text:p>
          </table:table-cell>
          <table:table-cell table:style-name="ce241"/>
          <table:table-cell table:number-columns-repeated="5" table:style-name="ce82"/>
          <table:table-cell office:value-type="float" office:value="0" table:formula="of:=SUM([.E290:.H290])"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UnsealTheSafe" table:formula="of:=HYPERLINK(&quot;https://community.topcoder.com/stat?c=problem_statement&amp;pm=4471&amp;rd=10711&quot;;&quot;UnsealTheSafe&quot;)" table:style-name="ce157">
            <text:p>UnsealTheSafe</text:p>
          </table:table-cell>
          <table:table-cell office:value-type="string" table:style-name="ce79">
            <text:p>SRM354-D2-1000</text:p>
          </table:table-cell>
          <table:table-cell table:style-name="ce241"/>
          <table:table-cell table:number-columns-repeated="5" table:style-name="ce82"/>
          <table:table-cell office:value-type="float" office:value="0" table:formula="of:=SUM([.E291:.H291])"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k-Tree</text:p>
          </table:table-cell>
          <table:table-cell office:value-type="string" office:string-value="CF431-D2-C" table:formula="of:=HYPERLINK(&quot;http://codeforces.com/contest/431/problem/C&quot;;&quot;CF431-D2-C&quot;)" table:style-name="ce157">
            <text:p>CF431-D2-C</text:p>
          </table:table-cell>
          <table:table-cell table:style-name="ce241"/>
          <table:table-cell table:number-columns-repeated="5" table:style-name="ce82"/>
          <table:table-cell office:value-type="float" office:value="0" table:formula="of:=SUM([.E292:.H29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7UEOmsCxuQ&quot;;&quot;Video Solution - Solver to be (Java)&quot;)" table:style-name="ce157">
            <text:p>Video Solution - Solver to be (Java)</text:p>
          </table:table-cell>
          <table:table-cell office:value-type="string" table:style-name="ce156">
            <text:p>dp, dp_counting, dp_trees</text:p>
          </table:table-cell>
          <table:table-cell office:value-type="float" office:value="18" table:style-name="ce156">
            <text:p>18</text:p>
          </table:table-cell>
          <table:table-cell office:value-type="float" office:value="3.5" table:style-name="ce156">
            <text:p>3.5</text:p>
          </table:table-cell>
          <table:table-cell table:number-columns-repeated="16368" table:style-name="ce1"/>
        </table:table-row>
        <table:table-row table:style-name="ro1">
          <table:table-cell office:value-type="string" office:string-value="DiceGames" table:formula="of:=HYPERLINK(&quot;https://community.topcoder.com/stat?c=problem_statement&amp;pm=7601&amp;rd=10673&quot;;&quot;DiceGames&quot;)" table:style-name="ce157">
            <text:p>DiceGames</text:p>
          </table:table-cell>
          <table:table-cell office:value-type="string" table:style-name="ce79">
            <text:p>SRM349-D1-500</text:p>
          </table:table-cell>
          <table:table-cell table:style-name="ce241"/>
          <table:table-cell table:number-columns-repeated="5" table:style-name="ce82"/>
          <table:table-cell office:value-type="float" office:value="0" table:formula="of:=SUM([.E293:.H293])" table:style-name="ce55">
            <text:p>0</text:p>
          </table:table-cell>
          <table:table-cell table:style-name="ce82"/>
          <table:table-cell table:style-name="ce245"/>
          <table:table-cell table:style-name="ce82"/>
          <table:table-cell table:style-name="ce130"/>
          <table:table-cell office:value-type="string" table:style-name="ce156">
            <text:p>dp, dp_counting</text:p>
          </table:table-cell>
          <table:table-cell office:value-type="float" office:value="18" table:style-name="ce156">
            <text:p>1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lowers</text:p>
          </table:table-cell>
          <table:table-cell office:value-type="string" office:string-value="CF474-D2-D" table:formula="of:=HYPERLINK(&quot;http://codeforces.com/contest/474/problem/D&quot;;&quot;CF474-D2-D&quot;)" table:style-name="ce157">
            <text:p>CF474-D2-D</text:p>
          </table:table-cell>
          <table:table-cell table:style-name="ce241"/>
          <table:table-cell table:number-columns-repeated="5" table:style-name="ce82"/>
          <table:table-cell office:value-type="float" office:value="0" table:formula="of:=SUM([.E294:.H294])"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uRCruqJOQXw&quot;;&quot;Video Solution - Solver to be (Java)&quot;)" table:style-name="ce109">
            <text:p>Video Solution - Solver to be (Java)</text:p>
          </table:table-cell>
          <table:table-cell office:value-type="string" table:style-name="ce156">
            <text:p>dp, dp_counting</text:p>
          </table:table-cell>
          <table:table-cell office:value-type="float" office:value="18" table:style-name="ce156">
            <text:p>18</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28-D2-1000</text:p>
          </table:table-cell>
          <table:table-cell table:style-name="ce241"/>
          <table:table-cell table:number-columns-repeated="5" table:style-name="ce82"/>
          <table:table-cell office:value-type="float" office:value="0" table:formula="of:=SUM([.E295:.H295])" table:style-name="ce55">
            <text:p>0</text:p>
          </table:table-cell>
          <table:table-cell table:style-name="ce55"/>
          <table:table-cell table:style-name="ce244"/>
          <table:table-cell table:style-name="ce82"/>
          <table:table-cell table:style-name="ce79"/>
          <table:table-cell office:value-type="string" table:style-name="ce156">
            <text:p>dp, dp_counting or perm, adhoc</text:p>
          </table:table-cell>
          <table:table-cell office:value-type="float" office:value="18" table:style-name="ce156">
            <text:p>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144-D1-500</text:p>
          </table:table-cell>
          <table:table-cell table:style-name="ce241"/>
          <table:table-cell table:number-columns-repeated="5" table:style-name="ce82"/>
          <table:table-cell office:value-type="float" office:value="0" table:formula="of:=SUM([.E296:.H296])" table:style-name="ce55">
            <text:p>0</text:p>
          </table:table-cell>
          <table:table-cell table:style-name="ce82"/>
          <table:table-cell table:style-name="ce245"/>
          <table:table-cell table:style-name="ce82"/>
          <table:table-cell table:style-name="ce130"/>
          <table:table-cell office:value-type="string" table:style-name="ce156">
            <text:p>dp, dp_counting or math, combinatorics</text:p>
          </table:table-cell>
          <table:table-cell office:value-type="float" office:value="18" table:style-name="ce156">
            <text:p>1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14-D1-500</text:p>
          </table:table-cell>
          <table:table-cell table:style-name="ce241"/>
          <table:table-cell table:number-columns-repeated="5" table:style-name="ce82"/>
          <table:table-cell office:value-type="float" office:value="0" table:formula="of:=SUM([.E297:.H297])" table:style-name="ce55">
            <text:p>0</text:p>
          </table:table-cell>
          <table:table-cell table:style-name="ce82"/>
          <table:table-cell table:style-name="ce245"/>
          <table:table-cell table:style-name="ce82"/>
          <table:table-cell table:style-name="ce156"/>
          <table:table-cell office:value-type="string" table:style-name="ce156">
            <text:p>dp, dp_counting, dp_bitmasks</text:p>
          </table:table-cell>
          <table:table-cell office:value-type="float" office:value="18" table:style-name="ce156">
            <text:p>18</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Little Girl and Maximum XOR</text:p>
          </table:table-cell>
          <table:table-cell office:value-type="string" office:string-value="CF276-D2-D" table:formula="of:=HYPERLINK(&quot;http://codeforces.com/contest/276/problem/D&quot;;&quot;CF276-D2-D&quot;)" table:style-name="ce157">
            <text:p>CF276-D2-D</text:p>
          </table:table-cell>
          <table:table-cell table:style-name="ce241"/>
          <table:table-cell table:number-columns-repeated="5" table:style-name="ce82"/>
          <table:table-cell office:value-type="float" office:value="0" table:formula="of:=SUM([.E298:.H298])" table:style-name="ce55">
            <text:p>0</text:p>
          </table:table-cell>
          <table:table-cell table:style-name="ce82"/>
          <table:table-cell table:style-name="ce245"/>
          <table:table-cell table:style-name="ce160"/>
          <table:table-cell office:value-type="string" office:string-value="See editorials" table:formula="of:=HYPERLINK(&quot;http://codeforces.com/blog/entry/6779&quot;;&quot;See editorials&quot;)" table:style-name="ce115">
            <text:p>See editorials</text:p>
          </table:table-cell>
          <table:table-cell office:value-type="string" table:style-name="ce156">
            <text:p>dp, dp_digit or impl</text:p>
          </table:table-cell>
          <table:table-cell office:value-type="float" office:value="22" table:style-name="ce156">
            <text:p>2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oman and Numbers</text:p>
          </table:table-cell>
          <table:table-cell office:value-type="string" office:string-value="CF401-D2-D" table:formula="of:=HYPERLINK(&quot;http://codeforces.com/contest/401/problem/D&quot;;&quot;CF401-D2-D&quot;)" table:style-name="ce157">
            <text:p>CF401-D2-D</text:p>
          </table:table-cell>
          <table:table-cell table:style-name="ce241"/>
          <table:table-cell table:number-columns-repeated="5" table:style-name="ce82"/>
          <table:table-cell office:value-type="float" office:value="0" table:formula="of:=SUM([.E299:.H299])" table:style-name="ce55">
            <text:p>0</text:p>
          </table:table-cell>
          <table:table-cell table:style-name="ce55"/>
          <table:table-cell table:style-name="ce244"/>
          <table:table-cell table:style-name="ce160"/>
          <table:table-cell table:style-name="ce133"/>
          <table:table-cell office:value-type="string" table:style-name="ce156">
            <text:p>dp, dp_digit, dp_bitmasks or adhoc</text:p>
          </table:table-cell>
          <table:table-cell office:value-type="float" office:value="22" table:style-name="ce156">
            <text:p>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ind Pair</text:p>
          </table:table-cell>
          <table:table-cell office:value-type="string" office:string-value="CF160-D2-C" table:formula="of:=HYPERLINK(&quot;http://codeforces.com/contest/160/problem/C&quot;;&quot;CF160-D2-C&quot;)" table:style-name="ce157">
            <text:p>CF160-D2-C</text:p>
          </table:table-cell>
          <table:table-cell table:style-name="ce241"/>
          <table:table-cell table:number-columns-repeated="5" table:style-name="ce82"/>
          <table:table-cell office:value-type="float" office:value="0" table:formula="of:=SUM([.E300:.H300])" table:style-name="ce55">
            <text:p>0</text:p>
          </table:table-cell>
          <table:table-cell table:style-name="ce55"/>
          <table:table-cell table:style-name="ce244"/>
          <table:table-cell table:style-name="ce82"/>
          <table:table-cell table:style-name="ce79"/>
          <table:table-cell office:value-type="string" table:style-name="ce156">
            <text:p>dp, dp_digit or binary search</text:p>
          </table:table-cell>
          <table:table-cell office:value-type="float" office:value="22" table:style-name="ce156">
            <text:p>22</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agsOfGold" table:formula="of:=HYPERLINK(&quot;https://community.topcoder.com/stat?c=problem_statement&amp;pm=3491&amp;rd=6517&quot;;&quot;BagsOfGold&quot;)" table:style-name="ce157">
            <text:p>BagsOfGold</text:p>
          </table:table-cell>
          <table:table-cell office:value-type="string" table:style-name="ce79">
            <text:p>SRM228-D1-500</text:p>
          </table:table-cell>
          <table:table-cell table:style-name="ce241"/>
          <table:table-cell table:number-columns-repeated="5" table:style-name="ce82"/>
          <table:table-cell office:value-type="float" office:value="0" table:formula="of:=SUM([.E301:.H301])" table:style-name="ce55">
            <text:p>0</text:p>
          </table:table-cell>
          <table:table-cell table:style-name="ce55"/>
          <table:table-cell table:style-name="ce244"/>
          <table:table-cell table:style-name="ce82"/>
          <table:table-cell table:style-name="ce79"/>
          <table:table-cell office:value-type="string" table:style-name="ce156">
            <text:p>dp, dp_games, minimax</text:p>
          </table:table-cell>
          <table:table-cell office:value-type="float" office:value="23" table:style-name="ce156">
            <text:p>23</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Bachet's Game</text:p>
          </table:table-cell>
          <table:table-cell office:value-type="string" office:string-value="UVA 10404" table:formula="of:=HYPERLINK(&quot;https://uva.onlinejudge.org/index.php?option=com_onlinejudge&amp;Itemid=8&amp;page=show_problem&amp;problem=1345&quot;;&quot;UVA 10404&quot;)" table:style-name="ce157">
            <text:p>UVA 10404</text:p>
          </table:table-cell>
          <table:table-cell table:style-name="ce241"/>
          <table:table-cell table:number-columns-repeated="5" table:style-name="ce82"/>
          <table:table-cell office:value-type="float" office:value="0" table:formula="of:=SUM([.E302:.H302])"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58946d0dcba06adfc2c5ec0b423546a6a0c6da9c/UVA/V-104/UVA%2010404.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RowAndCoins" table:formula="of:=HYPERLINK(&quot;https://community.topcoder.com/stat?c=problem_statement&amp;pm=11566&amp;rd=14547&quot;;&quot;RowAndCoins&quot;)" table:style-name="ce157">
            <text:p>RowAndCoins</text:p>
          </table:table-cell>
          <table:table-cell office:value-type="string" table:style-name="ce79">
            <text:p>SRM522-D1-250</text:p>
          </table:table-cell>
          <table:table-cell table:style-name="ce241"/>
          <table:table-cell table:number-columns-repeated="5" table:style-name="ce82"/>
          <table:table-cell office:value-type="float" office:value="0" table:formula="of:=SUM([.E303:.H303])" table:style-name="ce55">
            <text:p>0</text:p>
          </table:table-cell>
          <table:table-cell table:style-name="ce55"/>
          <table:table-cell table:style-name="ce244"/>
          <table:table-cell table:style-name="ce82"/>
          <table:table-cell table:style-name="ce79"/>
          <table:table-cell office:value-type="string" table:style-name="ce156">
            <text:p>dp, dp_games, dp_bitmasks or adhoc</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33-D12-C" table:formula="of:=HYPERLINK(&quot;https://codeforces.com/contest/1033/problem/C&quot;;&quot;CF1033-D12-C&quot;)" table:style-name="ce157">
            <text:p>CF1033-D12-C</text:p>
          </table:table-cell>
          <table:table-cell table:style-name="ce241"/>
          <table:table-cell table:number-columns-repeated="5" table:style-name="ce82"/>
          <table:table-cell office:value-type="float" office:value="0" table:formula="of:=SUM([.E304:.H304])" table:style-name="ce55">
            <text:p>0</text:p>
          </table:table-cell>
          <table:table-cell table:style-name="ce82"/>
          <table:table-cell table:style-name="ce245"/>
          <table:table-cell table:style-name="ce82"/>
          <table:table-cell table:style-name="ce79"/>
          <table:table-cell office:value-type="string" table:style-name="ce156">
            <text:p>dp, dp_games, [harmonic progression]</text:p>
          </table:table-cell>
          <table:table-cell office:value-type="float" office:value="23" table:style-name="ce156">
            <text:p>2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office:string-value="EllysCheckers" table:formula="of:=HYPERLINK(&quot;https://community.topcoder.com/stat?c=problem_statement&amp;pm=11791&amp;rd=14727&quot;;&quot;EllysCheckers&quot;)" table:style-name="ce157">
            <text:p>EllysCheckers</text:p>
          </table:table-cell>
          <table:table-cell office:value-type="string" table:style-name="ce79">
            <text:p>SRM534-D1-250</text:p>
          </table:table-cell>
          <table:table-cell table:style-name="ce241"/>
          <table:table-cell table:number-columns-repeated="5" table:style-name="ce82"/>
          <table:table-cell office:value-type="float" office:value="0" table:formula="of:=SUM([.E305:.H305])" table:style-name="ce55">
            <text:p>0</text:p>
          </table:table-cell>
          <table:table-cell table:style-name="ce55"/>
          <table:table-cell table:style-name="ce244"/>
          <table:table-cell table:style-name="ce82"/>
          <table:table-cell table:style-name="ce79"/>
          <table:table-cell office:value-type="string" table:style-name="ce156">
            <text:p>dp, dp_games, dp_bitmasks or game theory</text:p>
          </table:table-cell>
          <table:table-cell office:value-type="float" office:value="23" table:style-name="ce156">
            <text:p>2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ag of mice</text:p>
          </table:table-cell>
          <table:table-cell office:value-type="string" office:string-value="CF148-D2-D" table:formula="of:=HYPERLINK(&quot;http://codeforces.com/contest/148/problem/D&quot;;&quot;CF148-D2-D&quot;)" table:style-name="ce157">
            <text:p>CF148-D2-D</text:p>
          </table:table-cell>
          <table:table-cell table:style-name="ce241"/>
          <table:table-cell table:number-columns-repeated="5" table:style-name="ce82"/>
          <table:table-cell office:value-type="float" office:value="0" table:formula="of:=SUM([.E306:.H306])" table:style-name="ce55">
            <text:p>0</text:p>
          </table:table-cell>
          <table:table-cell table:style-name="ce82"/>
          <table:table-cell table:style-name="ce245"/>
          <table:table-cell table:style-name="ce82"/>
          <table:table-cell table:style-name="ce130"/>
          <table:table-cell office:value-type="string" table:style-name="ce156">
            <text:p>dp, dp_games, dp_probability</text:p>
          </table:table-cell>
          <table:table-cell office:value-type="float" office:value="23" table:style-name="ce156">
            <text:p>23</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The Game of 31</text:p>
          </table:table-cell>
          <table:table-cell office:value-type="string" office:string-value="UVA 10578" table:formula="of:=HYPERLINK(&quot;https://uva.onlinejudge.org/index.php?option=com_onlinejudge&amp;Itemid=8&amp;page=show_problem&amp;problem=1519&quot;;&quot;UVA 10578&quot;)" table:style-name="ce157">
            <text:p>UVA 10578</text:p>
          </table:table-cell>
          <table:table-cell table:style-name="ce241"/>
          <table:table-cell table:number-columns-repeated="5" table:style-name="ce82"/>
          <table:table-cell office:value-type="float" office:value="0" table:formula="of:=SUM([.E307:.H30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578.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the Winning Move</text:p>
          </table:table-cell>
          <table:table-cell office:value-type="string" office:string-value="UVA 10111" table:formula="of:=HYPERLINK(&quot;https://uva.onlinejudge.org/index.php?option=com_onlinejudge&amp;Itemid=8&amp;page=show_problem&amp;problem=1052&quot;;&quot;UVA 10111&quot;)" table:style-name="ce157">
            <text:p>UVA 10111</text:p>
          </table:table-cell>
          <table:table-cell table:style-name="ce241"/>
          <table:table-cell table:number-columns-repeated="5" table:style-name="ce82"/>
          <table:table-cell office:value-type="float" office:value="0" table:formula="of:=SUM([.E308:.H308])"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111.txt&quot;;&quot;Sol&quot;)" table:style-name="ce139">
            <text:p>Sol</text:p>
          </table:table-cell>
          <table:table-cell office:value-type="string" table:style-name="ce156">
            <text:p>dp, dp_games or backtrack, minmax (alpah beta)</text:p>
          </table:table-cell>
          <table:table-cell office:value-type="float" office:value="23" table:style-name="ce156">
            <text:p>2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ennis contest</text:p>
          </table:table-cell>
          <table:table-cell office:value-type="string" office:string-value="UVA 12457" table:formula="of:=HYPERLINK(&quot;https://uva.onlinejudge.org/index.php?option=com_onlinejudge&amp;Itemid=8&amp;page=show_problem&amp;problem=3888&quot;;&quot;UVA 12457&quot;)" table:style-name="ce157">
            <text:p>UVA 12457</text:p>
          </table:table-cell>
          <table:table-cell table:style-name="ce241"/>
          <table:table-cell table:number-columns-repeated="5" table:style-name="ce82"/>
          <table:table-cell office:value-type="float" office:value="0" table:formula="of:=SUM([.E309:.H30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UVA/UVA%2012457&quot;;&quot;Sol&quot;)" table:style-name="ce139">
            <text:p>Sol</text:p>
          </table:table-cell>
          <table:table-cell office:value-type="string" table:style-name="ce156">
            <text:p>dp, dp_probability or probability</text:p>
          </table:table-cell>
          <table:table-cell office:value-type="float" office:value="29" table:style-name="ce156">
            <text:p>29</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First Digit Law</text:p>
          </table:table-cell>
          <table:table-cell office:value-type="string" office:string-value="CF54-D12-C" table:formula="of:=HYPERLINK(&quot;http://codeforces.com/contest/54/problem/C&quot;;&quot;CF54-D12-C&quot;)" table:style-name="ce157">
            <text:p>CF54-D12-C</text:p>
          </table:table-cell>
          <table:table-cell table:style-name="ce241"/>
          <table:table-cell table:number-columns-repeated="5" table:style-name="ce82"/>
          <table:table-cell office:value-type="float" office:value="0" table:formula="of:=SUM([.E310:.H310])" table:style-name="ce55">
            <text:p>0</text:p>
          </table:table-cell>
          <table:table-cell table:style-name="ce82"/>
          <table:table-cell table:style-name="ce245"/>
          <table:table-cell table:style-name="ce82"/>
          <table:table-cell table:style-name="ce156"/>
          <table:table-cell office:value-type="string" table:style-name="ce156">
            <text:p>dp, dp_probability</text:p>
          </table:table-cell>
          <table:table-cell office:value-type="float" office:value="29" table:style-name="ce156">
            <text:p>2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nce '98</text:p>
          </table:table-cell>
          <table:table-cell office:value-type="string" office:string-value="UVA 542" table:formula="of:=HYPERLINK(&quot;https://uva.onlinejudge.org/index.php?option=onlinejudge&amp;page=show_problem&amp;problem=483&quot;;&quot;UVA 542&quot;)" table:style-name="ce157">
            <text:p>UVA 542</text:p>
          </table:table-cell>
          <table:table-cell table:style-name="ce241"/>
          <table:table-cell table:number-columns-repeated="5" table:style-name="ce82"/>
          <table:table-cell office:value-type="float" office:value="0" table:formula="of:=SUM([.E311:.H311])"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542.txt&quot;;&quot;Sol&quot;)" table:style-name="ce139">
            <text:p>Sol</text:p>
          </table:table-cell>
          <table:table-cell office:value-type="string" table:style-name="ce156">
            <text:p>dp, dp_probability, [=pku 3071]</text:p>
          </table:table-cell>
          <table:table-cell office:value-type="float" office:value="29" table:style-name="ce156">
            <text:p>2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Bad Luck Island</text:p>
          </table:table-cell>
          <table:table-cell office:value-type="string" office:string-value="CF540-D2-D" table:formula="of:=HYPERLINK(&quot;http://codeforces.com/contest/540/problem/D&quot;;&quot;CF540-D2-D&quot;)" table:style-name="ce157">
            <text:p>CF540-D2-D</text:p>
          </table:table-cell>
          <table:table-cell table:style-name="ce241"/>
          <table:table-cell table:number-columns-repeated="5" table:style-name="ce82"/>
          <table:table-cell office:value-type="float" office:value="0" table:formula="of:=SUM([.E312:.H312])" table:style-name="ce55">
            <text:p>0</text:p>
          </table:table-cell>
          <table:table-cell table:style-name="ce82"/>
          <table:table-cell table:style-name="ce245"/>
          <table:table-cell table:style-name="ce82"/>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office:string-value="TestBettingStrategy" table:formula="of:=HYPERLINK(&quot;https://community.topcoder.com/stat?c=problem_statement&amp;pm=7422&amp;rd=10663&quot;;&quot;TestBettingStrategy&quot;)" table:style-name="ce157">
            <text:p>TestBettingStrategy</text:p>
          </table:table-cell>
          <table:table-cell office:value-type="string" table:style-name="ce79">
            <text:p>SRM339-D1-500</text:p>
          </table:table-cell>
          <table:table-cell table:style-name="ce241"/>
          <table:table-cell table:number-columns-repeated="5" table:style-name="ce82"/>
          <table:table-cell office:value-type="float" office:value="0" table:formula="of:=SUM([.E313:.H313])" table:style-name="ce55">
            <text:p>0</text:p>
          </table:table-cell>
          <table:table-cell table:style-name="ce82"/>
          <table:table-cell table:style-name="ce245"/>
          <table:table-cell table:style-name="ce82"/>
          <table:table-cell table:style-name="ce133"/>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Dice Throwing</text:p>
          </table:table-cell>
          <table:table-cell office:value-type="string" office:string-value="UVA 10759" table:formula="of:=HYPERLINK(&quot;https://uva.onlinejudge.org/index.php?option=com_onlinejudge&amp;Itemid=8&amp;page=show_problem&amp;problem=1700&quot;;&quot;UVA 10759&quot;)" table:style-name="ce157">
            <text:p>UVA 10759</text:p>
          </table:table-cell>
          <table:table-cell table:style-name="ce241"/>
          <table:table-cell table:number-columns-repeated="5" table:style-name="ce82"/>
          <table:table-cell office:value-type="float" office:value="0" table:formula="of:=SUM([.E314:.H314])"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07/UVa%2010759.cpp&quot;;&quot;Sol&quot;)" table:style-name="ce139">
            <text:p>Sol</text:p>
          </table:table-cell>
          <table:table-cell office:value-type="string" table:style-name="ce156">
            <text:p>dp, dp_probability, counting style</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izards and Huge Prize</text:p>
          </table:table-cell>
          <table:table-cell office:value-type="string" office:string-value="CF168-D2-D" table:formula="of:=HYPERLINK(&quot;http://codeforces.com/contest/168/problem/D&quot;;&quot;CF168-D2-D&quot;)" table:style-name="ce157">
            <text:p>CF168-D2-D</text:p>
          </table:table-cell>
          <table:table-cell table:style-name="ce241"/>
          <table:table-cell table:number-columns-repeated="5" table:style-name="ce82"/>
          <table:table-cell office:value-type="float" office:value="0" table:formula="of:=SUM([.E315:.H315])" table:style-name="ce55">
            <text:p>0</text:p>
          </table:table-cell>
          <table:table-cell table:style-name="ce55"/>
          <table:table-cell table:style-name="ce244"/>
          <table:table-cell table:style-name="ce160"/>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28-D12-C" table:formula="of:=HYPERLINK(&quot;http://codeforces.com/contest/28/problem/C&quot;;&quot;CF28-D12-C&quot;)" table:style-name="ce157">
            <text:p>CF28-D12-C</text:p>
          </table:table-cell>
          <table:table-cell table:style-name="ce241"/>
          <table:table-cell table:number-columns-repeated="5" table:style-name="ce82"/>
          <table:table-cell office:value-type="float" office:value="0" table:formula="of:=SUM([.E316:.H316])" table:style-name="ce55">
            <text:p>0</text:p>
          </table:table-cell>
          <table:table-cell table:style-name="ce55"/>
          <table:table-cell table:style-name="ce244"/>
          <table:table-cell table:style-name="ce160"/>
          <table:table-cell table:style-name="ce156"/>
          <table:table-cell office:value-type="string" table:style-name="ce156">
            <text:p>dp, dp_probability, combinatorics or adhoc</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heck the difficulty of problems</text:p>
          </table:table-cell>
          <table:table-cell office:value-type="string" office:string-value="PKU 2151" table:formula="of:=HYPERLINK(&quot;http://poj.org/problem?id=2151&quot;;&quot;PKU 2151&quot;)" table:style-name="ce157">
            <text:p>PKU 2151</text:p>
          </table:table-cell>
          <table:table-cell table:style-name="ce241"/>
          <table:table-cell table:number-columns-repeated="5" table:style-name="ce82"/>
          <table:table-cell office:value-type="float" office:value="0" table:formula="of:=SUM([.E317:.H31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151.txt&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D2-E" table:formula="of:=HYPERLINK(&quot;http://codeforces.com/contest/16/problem/E&quot;;&quot;CF16-D2-E&quot;)" table:style-name="ce157">
            <text:p>CF16-D2-E</text:p>
          </table:table-cell>
          <table:table-cell table:style-name="ce241"/>
          <table:table-cell table:number-columns-repeated="5" table:style-name="ce82"/>
          <table:table-cell office:value-type="float" office:value="0" table:formula="of:=SUM([.E318:.H318])" table:style-name="ce55">
            <text:p>0</text:p>
          </table:table-cell>
          <table:table-cell table:style-name="ce82"/>
          <table:table-cell table:style-name="ce245"/>
          <table:table-cell table:style-name="ce82"/>
          <table:table-cell table:style-name="ce130"/>
          <table:table-cell office:value-type="string" table:style-name="ce156">
            <text:p>dp, dp_probability, dp_table, masks</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et’s Dance</text:p>
          </table:table-cell>
          <table:table-cell office:value-type="string" office:string-value="UVA 10218" table:formula="of:=HYPERLINK(&quot;https://uva.onlinejudge.org/index.php?option=com_onlinejudge&amp;Itemid=8&amp;page=show_problem&amp;problem=1159&quot;;&quot;UVA 10218&quot;)" table:style-name="ce157">
            <text:p>UVA 10218</text:p>
          </table:table-cell>
          <table:table-cell table:style-name="ce241"/>
          <table:table-cell table:number-columns-repeated="5" table:style-name="ce82"/>
          <table:table-cell office:value-type="float" office:value="0" table:formula="of:=SUM([.E319:.H31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218.txt&quot;;&quot;Sol&quot;)" table:style-name="ce158">
            <text:p>Sol</text:p>
          </table:table-cell>
          <table:table-cell office:value-type="string" table:style-name="ce156">
            <text:p>dp, dp_probability or combinatorics</text:p>
          </table:table-cell>
          <table:table-cell office:value-type="float" office:value="29" table:style-name="ce156">
            <text:p>29</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Tribbles</text:p>
          </table:table-cell>
          <table:table-cell office:value-type="string" office:string-value="UVA 11021" table:formula="of:=HYPERLINK(&quot;https://uva.onlinejudge.org/index.php?option=com_onlinejudge&amp;Itemid=8&amp;page=show_problem&amp;problem=1962&quot;;&quot;UVA 11021&quot;)" table:style-name="ce157">
            <text:p>UVA 11021</text:p>
          </table:table-cell>
          <table:table-cell table:style-name="ce241"/>
          <table:table-cell table:number-columns-repeated="5" table:style-name="ce82"/>
          <table:table-cell office:value-type="float" office:value="0" table:formula="of:=SUM([.E320:.H320])"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0/UVA%2011021.cpp&quot;;&quot;Sol&quot;)" table:style-name="ce139">
            <text:p>Sol</text:p>
          </table:table-cell>
          <table:table-cell office:value-type="string" table:style-name="ce156">
            <text:p>dp, dp_probability, dp_table, [independece property, prove correctness?]</text:p>
          </table:table-cell>
          <table:table-cell office:value-type="float" office:value="29" table:style-name="ce156">
            <text:p>2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llecting Bugs</text:p>
          </table:table-cell>
          <table:table-cell office:value-type="string" office:string-value="PKU 2096" table:formula="of:=HYPERLINK(&quot;http://poj.org/problem?id=2096&quot;;&quot;PKU 2096&quot;)" table:style-name="ce157">
            <text:p>PKU 2096</text:p>
          </table:table-cell>
          <table:table-cell table:style-name="ce241"/>
          <table:table-cell table:number-columns-repeated="5" table:style-name="ce82"/>
          <table:table-cell office:value-type="float" office:value="0" table:formula="of:=SUM([.E321:.H321])" table:style-name="ce55">
            <text:p>0</text:p>
          </table:table-cell>
          <table:table-cell table:style-name="ce82"/>
          <table:table-cell table:style-name="ce245"/>
          <table:table-cell table:style-name="ce160"/>
          <table:table-cell office:value-type="string" office:string-value="Sol" table:formula="of:=HYPERLINK(&quot;https://github.com/MichaelMounir12/CompetitiveProgramming/blob/478ef4641bab747e4fd63fffdff7d55287242921/PKU/PKU_2096.cpp&quot;;&quot;Sol&quot;)" table:style-name="ce139">
            <text:p>Sol</text:p>
          </table:table-cell>
          <table:table-cell office:value-type="string" table:style-name="ce156">
            <text:p>dp, dp_probability or math, [hard text for few]</text:p>
          </table:table-cell>
          <table:table-cell office:value-type="float" office:value="29" table:style-name="ce156">
            <text:p>2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Winning Streak</text:p>
          </table:table-cell>
          <table:table-cell office:value-type="string" office:string-value="UVA 11176" table:formula="of:=HYPERLINK(&quot;https://uva.onlinejudge.org/index.php?option=com_onlinejudge&amp;Itemid=8&amp;page=show_problem&amp;problem=2117&quot;;&quot;UVA 11176&quot;)" table:style-name="ce157">
            <text:p>UVA 11176</text:p>
          </table:table-cell>
          <table:table-cell table:style-name="ce241"/>
          <table:table-cell table:number-columns-repeated="5" table:style-name="ce82"/>
          <table:table-cell office:value-type="float" office:value="0" table:formula="of:=SUM([.E322:.H322])"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1/UVA%2011176.cpp&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Creating Palindrome</text:p>
          </table:table-cell>
          <table:table-cell office:value-type="string" office:string-value="UVA 11753" table:formula="of:=HYPERLINK(&quot;https://uva.onlinejudge.org/index.php?option=com_onlinejudge&amp;Itemid=8&amp;page=show_problem&amp;problem=2853&quot;;&quot;UVA 11753&quot;)" table:style-name="ce157">
            <text:p>UVA 11753</text:p>
          </table:table-cell>
          <table:table-cell table:style-name="ce241"/>
          <table:table-cell table:number-columns-repeated="5" table:style-name="ce82"/>
          <table:table-cell office:value-type="float" office:value="0" table:formula="of:=SUM([.E323:.H323])" table:style-name="ce55">
            <text:p>0</text:p>
          </table:table-cell>
          <table:table-cell table:style-name="ce55"/>
          <table:table-cell table:style-name="ce244"/>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office:value-type="string" table:style-name="ce156">
            <text:p>dp, dp_ranges, lcs or backtrack</text:p>
          </table:table-cell>
          <table:table-cell office:value-type="float" office:value="32" table:style-name="ce156">
            <text:p>32</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94-GYM-I" table:formula="of:=HYPERLINK(&quot;http://codeforces.com/gym/101294/problem/I&quot;;&quot;CF101294-GYM-I&quot;)" table:style-name="ce157">
            <text:p>CF101294-GYM-I</text:p>
          </table:table-cell>
          <table:table-cell table:style-name="ce241"/>
          <table:table-cell table:number-columns-repeated="5" table:style-name="ce82"/>
          <table:table-cell office:value-type="float" office:value="0" table:formula="of:=SUM([.E324:.H32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294-GYM-I.cpp&quot;;&quot;Sol&quot;)" table:style-name="ce139">
            <text:p>Sol</text:p>
          </table:table-cell>
          <table:table-cell office:value-type="string" table:style-name="ce156">
            <text:p>dp, dp_ranges</text:p>
          </table:table-cell>
          <table:table-cell office:value-type="float" office:value="32" table:style-name="ce156">
            <text:p>3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41-D1-250</text:p>
          </table:table-cell>
          <table:table-cell table:style-name="ce241"/>
          <table:table-cell table:number-columns-repeated="5" table:style-name="ce82"/>
          <table:table-cell office:value-type="float" office:value="0" table:formula="of:=SUM([.E325:.H325])" table:style-name="ce55">
            <text:p>0</text:p>
          </table:table-cell>
          <table:table-cell table:style-name="ce55"/>
          <table:table-cell table:style-name="ce244"/>
          <table:table-cell table:style-name="ce82"/>
          <table:table-cell table:style-name="ce79"/>
          <table:table-cell office:value-type="string" table:style-name="ce156">
            <text:p>dp, dp_ranges, [consective ranges, cyclic permutation] or bf</text:p>
          </table:table-cell>
          <table:table-cell office:value-type="float" office:value="32" table:style-name="ce156">
            <text:p>3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6-D2-1000</text:p>
          </table:table-cell>
          <table:table-cell table:style-name="ce241"/>
          <table:table-cell table:number-columns-repeated="5" table:style-name="ce82"/>
          <table:table-cell office:value-type="float" office:value="0" table:formula="of:=SUM([.E326:.H326])" table:style-name="ce55">
            <text:p>0</text:p>
          </table:table-cell>
          <table:table-cell table:style-name="ce55"/>
          <table:table-cell table:style-name="ce244"/>
          <table:table-cell table:style-name="ce82"/>
          <table:table-cell table:style-name="ce107"/>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office:string-value="MessageMess" table:formula="of:=HYPERLINK(&quot;https://community.topcoder.com/stat?c=problem_statement&amp;pm=1331&amp;rd=4550&quot;;&quot;MessageMess&quot;)" table:style-name="ce157">
            <text:p>MessageMess</text:p>
          </table:table-cell>
          <table:table-cell office:value-type="string" table:style-name="ce79">
            <text:p>SRM149-D1-500</text:p>
          </table:table-cell>
          <table:table-cell table:style-name="ce241"/>
          <table:table-cell table:number-columns-repeated="5" table:style-name="ce82"/>
          <table:table-cell office:value-type="float" office:value="0" table:formula="of:=SUM([.E327:.H327])" table:style-name="ce55">
            <text:p>0</text:p>
          </table:table-cell>
          <table:table-cell table:style-name="ce55"/>
          <table:table-cell table:style-name="ce244"/>
          <table:table-cell table:style-name="ce82"/>
          <table:table-cell table:style-name="ce107"/>
          <table:table-cell office:value-type="string" table:style-name="ce156">
            <text:p>dp, dp_ranges, impl,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5-D2-1000</text:p>
          </table:table-cell>
          <table:table-cell table:style-name="ce241"/>
          <table:table-cell table:number-columns-repeated="5" table:style-name="ce82"/>
          <table:table-cell office:value-type="float" office:value="0" table:formula="of:=SUM([.E328:.H328])" table:style-name="ce55">
            <text:p>0</text:p>
          </table:table-cell>
          <table:table-cell table:style-name="ce82"/>
          <table:table-cell table:style-name="ce245"/>
          <table:table-cell table:style-name="ce82"/>
          <table:table-cell table:style-name="ce156"/>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8-D1-250</text:p>
          </table:table-cell>
          <table:table-cell table:style-name="ce241"/>
          <table:table-cell table:number-columns-repeated="5" table:style-name="ce82"/>
          <table:table-cell office:value-type="float" office:value="0" table:formula="of:=SUM([.E329:.H329])" table:style-name="ce55">
            <text:p>0</text:p>
          </table:table-cell>
          <table:table-cell table:style-name="ce82"/>
          <table:table-cell table:style-name="ce245"/>
          <table:table-cell table:style-name="ce82"/>
          <table:table-cell table:style-name="ce156"/>
          <table:table-cell office:value-type="string" table:style-name="ce156">
            <text:p>dp, dp_ranges, [consective ranges] or bf</text:p>
          </table:table-cell>
          <table:table-cell office:value-type="float" office:value="32" table:style-name="ce156">
            <text:p>3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Exploring Pyramids</text:p>
          </table:table-cell>
          <table:table-cell office:value-type="string" office:string-value="UVA 1362" table:formula="of:=HYPERLINK(&quot;https://uva.onlinejudge.org/index.php?option=com_onlinejudge&amp;Itemid=8&amp;page=show_problem&amp;problem=4108&quot;;&quot;UVA 1362&quot;)" table:style-name="ce157">
            <text:p>UVA 1362</text:p>
          </table:table-cell>
          <table:table-cell table:style-name="ce241"/>
          <table:table-cell table:number-columns-repeated="5" table:style-name="ce82"/>
          <table:table-cell office:value-type="float" office:value="0" table:formula="of:=SUM([.E330:.H330])"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Brackets sequence</text:p>
          </table:table-cell>
          <table:table-cell office:value-type="string" office:string-value="UVA 1626" table:formula="of:=HYPERLINK(&quot;https://uva.onlinejudge.org/index.php?option=com_onlinejudge&amp;Itemid=8&amp;page=show_problem&amp;problem=4501&quot;;&quot;UVA 1626&quot;)" table:style-name="ce157">
            <text:p>UVA 1626</text:p>
          </table:table-cell>
          <table:table-cell table:style-name="ce241"/>
          <table:table-cell table:number-columns-repeated="5" table:style-name="ce82"/>
          <table:table-cell office:value-type="float" office:value="0" table:formula="of:=SUM([.E331:.H33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626.cpp&quot;;&quot;Sol&quot;)" table:style-name="ce158">
            <text:p>Sol</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509-D1-500</text:p>
          </table:table-cell>
          <table:table-cell table:style-name="ce241"/>
          <table:table-cell table:number-columns-repeated="5" table:style-name="ce82"/>
          <table:table-cell office:value-type="float" office:value="0" table:formula="of:=SUM([.E332:.H332])" table:style-name="ce55">
            <text:p>0</text:p>
          </table:table-cell>
          <table:table-cell table:style-name="ce82"/>
          <table:table-cell table:style-name="ce245"/>
          <table:table-cell table:style-name="ce82"/>
          <table:table-cell table:style-name="ce130"/>
          <table:table-cell office:value-type="string" table:style-name="ce156">
            <text:p>dp, dp_ranges, floyd, [cases]</text:p>
          </table:table-cell>
          <table:table-cell office:value-type="float" office:value="32" table:style-name="ce156">
            <text:p>32</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507" table:formula="of:=HYPERLINK(&quot;https://uva.onlinejudge.org/index.php?option=onlinejudge&amp;page=show_problem&amp;problem=448&quot;;&quot;UVA 507&quot;)" table:style-name="ce157">
            <text:p>UVA 507</text:p>
          </table:table-cell>
          <table:table-cell table:style-name="ce241"/>
          <table:table-cell table:number-columns-repeated="5" table:style-name="ce82"/>
          <table:table-cell office:value-type="float" office:value="0" table:formula="of:=SUM([.E333:.H333])" table:style-name="ce55">
            <text:p>0</text:p>
          </table:table-cell>
          <table:table-cell table:style-name="ce82"/>
          <table:table-cell table:style-name="ce245"/>
          <table:table-cell table:style-name="ce82"/>
          <table:table-cell table:style-name="ce130"/>
          <table:table-cell office:value-type="string" table:style-name="ce156">
            <text:p>dp, dp_subrectangle, 1d, [more direct uva 12640]</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UVA 10667" table:formula="of:=HYPERLINK(&quot;https://uva.onlinejudge.org/index.php?option=com_onlinejudge&amp;Itemid=8&amp;page=show_problem&amp;problem=1608&quot;;&quot;UVA 10667&quot;)" table:style-name="ce157">
            <text:p>UVA 10667</text:p>
          </table:table-cell>
          <table:table-cell table:style-name="ce241"/>
          <table:table-cell table:number-columns-repeated="5" table:style-name="ce82"/>
          <table:table-cell office:value-type="float" office:value="0" table:formula="of:=SUM([.E334:.H334])" table:style-name="ce55">
            <text:p>0</text:p>
          </table:table-cell>
          <table:table-cell table:style-name="ce82"/>
          <table:table-cell table:style-name="ce245"/>
          <table:table-cell table:style-name="ce82"/>
          <table:table-cell table:style-name="ce130"/>
          <table:table-cell office:value-type="string" table:style-name="ce156">
            <text:p>dp, dp_subrectangle, 2d</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ig Maximum Sum</text:p>
          </table:table-cell>
          <table:table-cell office:value-type="string" office:string-value="CF75-D2-D" table:formula="of:=HYPERLINK(&quot;http://codeforces.com/contest/75/problem/D&quot;;&quot;CF75-D2-D&quot;)" table:style-name="ce157">
            <text:p>CF75-D2-D</text:p>
          </table:table-cell>
          <table:table-cell table:style-name="ce241"/>
          <table:table-cell table:number-columns-repeated="5" table:style-name="ce82"/>
          <table:table-cell office:value-type="float" office:value="0" table:formula="of:=SUM([.E335:.H335])" table:style-name="ce55">
            <text:p>0</text:p>
          </table:table-cell>
          <table:table-cell table:style-name="ce55"/>
          <table:table-cell table:style-name="ce244"/>
          <table:table-cell table:style-name="ce82"/>
          <table:table-cell table:style-name="ce133"/>
          <table:table-cell office:value-type="string" table:style-name="ce156">
            <text:p>dp, dp_subrectangle, 2d, [actually greedy version]</text:p>
          </table:table-cell>
          <table:table-cell office:value-type="float" office:value="36" table:style-name="ce156">
            <text:p>3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ISHES</text:p>
          </table:table-cell>
          <table:table-cell table:style-name="ce241"/>
          <table:table-cell table:number-columns-repeated="5" table:style-name="ce82"/>
          <table:table-cell office:value-type="float" office:value="0" table:formula="of:=SUM([.E336:.H33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FISHES.txt&quot;;&quot;Sol&quot;)" table:style-name="ce115">
            <text:p>Sol</text:p>
          </table:table-cell>
          <table:table-cell office:value-type="string" table:style-name="ce156">
            <text:p>dp, dp_subrectangle, 2d, observations, dot product, largest rectangle general, [author: mostafa saad - i am authot.the math equations are for an important observation in linear svm]</text:p>
          </table:table-cell>
          <table:table-cell office:value-type="float" office:value="36" table:style-name="ce156">
            <text:p>3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berland Linguistics</text:p>
          </table:table-cell>
          <table:table-cell office:value-type="string" office:string-value="CF667-D2-C" table:formula="of:=HYPERLINK(&quot;http://codeforces.com/contest/667/problem/C&quot;;&quot;CF667-D2-C&quot;)" table:style-name="ce157">
            <text:p>CF667-D2-C</text:p>
          </table:table-cell>
          <table:table-cell table:style-name="ce241"/>
          <table:table-cell table:number-columns-repeated="5" table:style-name="ce82"/>
          <table:table-cell office:value-type="float" office:value="0" table:formula="of:=SUM([.E337:.H337])" table:style-name="ce55">
            <text:p>0</text:p>
          </table:table-cell>
          <table:table-cell table:style-name="ce82"/>
          <table:table-cell table:style-name="ce245"/>
          <table:table-cell table:style-name="ce82"/>
          <table:table-cell table:style-name="ce130"/>
          <table:table-cell office:value-type="string" table:style-name="ce156">
            <text:p>dp, dp_table</text:p>
          </table:table-cell>
          <table:table-cell office:value-type="float" office:value="37" table:style-name="ce156">
            <text:p>3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Red-Green Towers</text:p>
          </table:table-cell>
          <table:table-cell office:value-type="string" office:string-value="CF478-D2-D" table:formula="of:=HYPERLINK(&quot;http://codeforces.com/contest/478/problem/D&quot;;&quot;CF478-D2-D&quot;)" table:style-name="ce157">
            <text:p>CF478-D2-D</text:p>
          </table:table-cell>
          <table:table-cell table:style-name="ce241"/>
          <table:table-cell table:number-columns-repeated="5" table:style-name="ce82"/>
          <table:table-cell office:value-type="float" office:value="0" table:formula="of:=SUM([.E338:.H338])" table:style-name="ce55">
            <text:p>0</text:p>
          </table:table-cell>
          <table:table-cell table:style-name="ce55"/>
          <table:table-cell table:style-name="ce244"/>
          <table:table-cell table:style-name="ce160"/>
          <table:table-cell table:style-name="ce130"/>
          <table:table-cell office:value-type="string" table:style-name="ce156">
            <text:p>dp, dp_table, dp_roll</text:p>
          </table:table-cell>
          <table:table-cell office:value-type="float" office:value="37" table:style-name="ce156">
            <text:p>3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unning Gena</text:p>
          </table:table-cell>
          <table:table-cell office:value-type="string" office:string-value="CF418-D1-B" table:formula="of:=HYPERLINK(&quot;http://codeforces.com/contest/418/problem/B&quot;;&quot;CF418-D1-B&quot;)" table:style-name="ce157">
            <text:p>CF418-D1-B</text:p>
          </table:table-cell>
          <table:table-cell table:style-name="ce241"/>
          <table:table-cell table:number-columns-repeated="5" table:style-name="ce82"/>
          <table:table-cell office:value-type="float" office:value="0" table:formula="of:=SUM([.E339:.H339])" table:style-name="ce55">
            <text:p>0</text:p>
          </table:table-cell>
          <table:table-cell table:style-name="ce55"/>
          <table:table-cell table:style-name="ce244"/>
          <table:table-cell table:style-name="ce82"/>
          <table:table-cell table:style-name="ce133"/>
          <table:table-cell office:value-type="string" table:style-name="ce156">
            <text:p>dp, dp_table, dp_roll, dp_bitmasks, sortings</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ZOJ 3305</text:p>
          </table:table-cell>
          <table:table-cell table:style-name="ce241"/>
          <table:table-cell table:number-columns-repeated="5" table:style-name="ce82"/>
          <table:table-cell office:value-type="float" office:value="0" table:formula="of:=SUM([.E340:.H340])" table:style-name="ce55">
            <text:p>0</text:p>
          </table:table-cell>
          <table:table-cell table:style-name="ce55"/>
          <table:table-cell table:style-name="ce244"/>
          <table:table-cell table:style-name="ce160"/>
          <table:table-cell office:value-type="string" office:string-value="Sol" table:formula="of:=HYPERLINK(&quot;https://github.com/magdy-hasan/competitive-programming/blob/master/Other/ZOJ%20Get%20Sauce.cpp&quot;;&quot;Sol&quot;)" table:style-name="ce115">
            <text:p>Sol</text:p>
          </table:table-cell>
          <table:table-cell office:value-type="string" table:style-name="ce156">
            <text:p>dp, dp_table or dp_bitmasks, all submasks of a mask, [if don't know the trick: https://ideone.com/p1vj81]</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157">
            <text:p>CF814-D2-D</text:p>
          </table:table-cell>
          <table:table-cell table:style-name="ce241"/>
          <table:table-cell table:number-columns-repeated="5" table:style-name="ce82"/>
          <table:table-cell office:value-type="float" office:value="0" table:formula="of:=SUM([.E341:.H34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UWtHck3a4SA&quot;;&quot;Video Solution - Solver to be (Java)&quot;)" table:style-name="ce157">
            <text:p>Video Solution - Solver to be (Java)</text:p>
          </table:table-cell>
          <table:table-cell office:value-type="string" table:style-name="ce156">
            <text:p>dp, dp_trees, geometry or greedy</text:p>
          </table:table-cell>
          <table:table-cell office:value-type="float" office:value="38" table:style-name="ce156">
            <text:p>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1-D12-D" table:formula="of:=HYPERLINK(&quot;http://codeforces.com/contest/161/problem/D&quot;;&quot;CF161-D12-D&quot;)" table:style-name="ce157">
            <text:p>CF161-D12-D</text:p>
          </table:table-cell>
          <table:table-cell table:style-name="ce241"/>
          <table:table-cell table:number-columns-repeated="5" table:style-name="ce82"/>
          <table:table-cell office:value-type="float" office:value="0" table:formula="of:=SUM([.E342:.H342])" table:style-name="ce55">
            <text:p>0</text:p>
          </table:table-cell>
          <table:table-cell table:style-name="ce55"/>
          <table:table-cell table:style-name="ce244"/>
          <table:table-cell table:style-name="ce82"/>
          <table:table-cell office:value-type="string" office:string-value="Reading: DP on Trees" table:formula="of:=HYPERLINK(&quot;https://codeforces.com/blog/entry/20935&quot;;&quot;Reading: DP on Trees&quot;)" table:style-name="ce163">
            <text:p>Reading: DP on Trees</text:p>
          </table:table-cell>
          <table:table-cell office:value-type="string" table:style-name="ce156">
            <text:p>dp, dp_trees or dsu-on-trees</text:p>
          </table:table-cell>
          <table:table-cell office:value-type="float" office:value="38" table:style-name="ce156">
            <text:p>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ertex Cover</text:p>
          </table:table-cell>
          <table:table-cell office:value-type="string" office:string-value="SPOJ PT07X" table:formula="of:=HYPERLINK(&quot;http://www.spoj.com/problems/PT07X/&quot;;&quot;SPOJ PT07X&quot;)" table:style-name="ce157">
            <text:p>SPOJ PT07X</text:p>
          </table:table-cell>
          <table:table-cell table:style-name="ce241"/>
          <table:table-cell table:number-columns-repeated="5" table:style-name="ce82"/>
          <table:table-cell office:value-type="float" office:value="0" table:formula="of:=SUM([.E343:.H343])"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X.cpp&quot;;&quot;Sol&quot;)" table:style-name="ce158">
            <text:p>Sol</text:p>
          </table:table-cell>
          <table:table-cell office:value-type="string" table:style-name="ce156">
            <text:p>dp, dp_trees</text:p>
          </table:table-cell>
          <table:table-cell office:value-type="float" office:value="38" table:style-name="ce156">
            <text:p>3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337-D2-D" table:formula="of:=HYPERLINK(&quot;http://codeforces.com/contest/337/problem/D&quot;;&quot;CF337-D2-D&quot;)" table:style-name="ce157">
            <text:p>CF337-D2-D</text:p>
          </table:table-cell>
          <table:table-cell table:style-name="ce241"/>
          <table:table-cell table:number-columns-repeated="5" table:style-name="ce82"/>
          <table:table-cell office:value-type="float" office:value="0" table:formula="of:=SUM([.E344:.H344])" table:style-name="ce55">
            <text:p>0</text:p>
          </table:table-cell>
          <table:table-cell table:style-name="ce82"/>
          <table:table-cell table:style-name="ce245"/>
          <table:table-cell table:style-name="ce160"/>
          <table:table-cell office:value-type="string" office:string-value="Sol" table:formula="of:=HYPERLINK(&quot;http://codeforces.com/contest/337/submission/38413425&quot;;&quot;Sol&quot;)" table:style-name="ce158">
            <text:p>Sol</text:p>
          </table:table-cell>
          <table:table-cell office:value-type="string" table:style-name="ce156">
            <text:p>dp, dp_trees or diameter like, [tricky to guess its level]</text:p>
          </table:table-cell>
          <table:table-cell office:value-type="float" office:value="38" table:style-name="ce156">
            <text:p>3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hloe and pleasant prizes</text:p>
          </table:table-cell>
          <table:table-cell office:value-type="string" office:string-value="CF743-D2-D" table:formula="of:=HYPERLINK(&quot;http://codeforces.com/contest/743/problem/D&quot;;&quot;CF743-D2-D&quot;)" table:style-name="ce157">
            <text:p>CF743-D2-D</text:p>
          </table:table-cell>
          <table:table-cell table:style-name="ce241"/>
          <table:table-cell table:number-columns-repeated="5" table:style-name="ce82"/>
          <table:table-cell office:value-type="float" office:value="0" table:formula="of:=SUM([.E345:.H345])" table:style-name="ce55">
            <text:p>0</text:p>
          </table:table-cell>
          <table:table-cell table:style-name="ce82"/>
          <table:table-cell table:style-name="ce245"/>
          <table:table-cell table:style-name="ce82"/>
          <table:table-cell table:style-name="ce130"/>
          <table:table-cell office:value-type="string" table:style-name="ce156">
            <text:p>dp, dp_trees</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362</text:p>
          </table:table-cell>
          <table:table-cell table:style-name="ce241"/>
          <table:table-cell table:number-columns-repeated="5" table:style-name="ce82"/>
          <table:table-cell office:value-type="float" office:value="0" table:formula="of:=SUM([.E346:.H346])" table:style-name="ce55">
            <text:p>0</text:p>
          </table:table-cell>
          <table:table-cell table:style-name="ce55"/>
          <table:table-cell table:style-name="ce244"/>
          <table:table-cell table:style-name="ce160"/>
          <table:table-cell office:value-type="string" office:string-value="Sol" table:formula="of:=HYPERLINK(&quot;https://github.com/MeGaCrazy/CompetitiveProgramming/blob/2a3c686ba85081a14c9df160224fc1659f7f93ab/Timus/TIMUS_1362.cpp&quot;;&quot;Sol&quot;)" table:style-name="ce139">
            <text:p>Sol</text:p>
          </table:table-cell>
          <table:table-cell office:value-type="string" table:style-name="ce156">
            <text:p>dp, dp_trees or greedy</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8</text:p>
          </table:table-cell>
          <table:table-cell table:style-name="ce241"/>
          <table:table-cell table:number-columns-repeated="5" table:style-name="ce82"/>
          <table:table-cell office:value-type="float" office:value="0" table:formula="of:=SUM([.E347:.H347])"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218.txt&quot;;&quot;Sol&quot;)" table:style-name="ce139">
            <text:p>Sol</text:p>
          </table:table-cell>
          <table:table-cell office:value-type="string" table:style-name="ce156">
            <text:p>dp, dp_trees, [vertex cover releated]</text:p>
          </table:table-cell>
          <table:table-cell office:value-type="float" office:value="38" table:style-name="ce156">
            <text:p>38</text:p>
          </table:table-cell>
          <table:table-cell office:value-type="float" office:value="5.75" table:style-name="ce156">
            <text:p>5.75</text:p>
          </table:table-cell>
          <table:table-cell office:value-type="string" table:style-name="ce48">
            <text:p>p2</text:p>
          </table:table-cell>
          <table:table-cell table:number-columns-repeated="16367"/>
        </table:table-row>
        <table:table-row table:style-name="ro1">
          <table:table-cell office:value-type="string" table:style-name="ce79">
            <text:p>Playing Cubes</text:p>
          </table:table-cell>
          <table:table-cell office:value-type="string" office:string-value="CF257-D2-B" table:formula="of:=HYPERLINK(&quot;http://codeforces.com/contest/257/problem/B&quot;;&quot;CF257-D2-B&quot;)" table:style-name="ce157">
            <text:p>CF257-D2-B</text:p>
          </table:table-cell>
          <table:table-cell table:style-name="ce241"/>
          <table:table-cell table:number-columns-repeated="5" table:style-name="ce82"/>
          <table:table-cell office:value-type="float" office:value="0" table:formula="of:=SUM([.E348:.H348])" table:style-name="ce55">
            <text:p>0</text:p>
          </table:table-cell>
          <table:table-cell table:style-name="ce55"/>
          <table:table-cell table:style-name="ce244"/>
          <table:table-cell table:style-name="ce82"/>
          <table:table-cell table:style-name="ce130"/>
          <table:table-cell office:value-type="string" table:style-name="ce156">
            <text:p>game theory, greedy</text:p>
          </table:table-cell>
          <table:table-cell office:value-type="float" office:value="41" table:style-name="ce156">
            <text:p>41</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uclid's Game</text:p>
          </table:table-cell>
          <table:table-cell office:value-type="string" office:string-value="UVA 10368" table:formula="of:=HYPERLINK(&quot;https://uva.onlinejudge.org/index.php?option=onlinejudge&amp;page=show_problem&amp;problem=1309&quot;;&quot;UVA 10368&quot;)" table:style-name="ce157">
            <text:p>UVA 10368</text:p>
          </table:table-cell>
          <table:table-cell table:style-name="ce241"/>
          <table:table-cell table:number-columns-repeated="5" table:style-name="ce82"/>
          <table:table-cell office:value-type="float" office:value="0" table:formula="of:=SUM([.E349:.H349])"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86oGEiHeDO0&quot;;&quot;Video Solution - Eng Moaz Rashad&quot;)" table:style-name="ce109">
            <text:p>Video Solution - Eng Moaz Rashad</text:p>
          </table:table-cell>
          <table:table-cell office:value-type="string" table:style-name="ce156">
            <text:p>game theory, gcd, dfs or pattern, [why each time if i have multiple branches from the current state i can win, why always there is a win leaf state for me if i have multiple branches from the current state?]</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20-D12-C" table:formula="of:=HYPERLINK(&quot;https://codeforces.com/contest/1220/problem/C&quot;;&quot;CF1220-D12-C&quot;)" table:style-name="ce97">
            <text:p>CF1220-D12-C</text:p>
          </table:table-cell>
          <table:table-cell table:style-name="ce241"/>
          <table:table-cell table:number-columns-repeated="5" table:style-name="ce82"/>
          <table:table-cell office:value-type="float" office:value="0" table:formula="of:=SUM([.E350:.H350])" table:style-name="ce55">
            <text:p>0</text:p>
          </table:table-cell>
          <table:table-cell table:style-name="ce55"/>
          <table:table-cell table:style-name="ce244"/>
          <table:table-cell table:style-name="ce82"/>
          <table:table-cell table:style-name="ce130"/>
          <table:table-cell office:value-type="string" table:style-name="ce156">
            <text:p>game theory, adhoc</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Alice and Bob</text:p>
          </table:table-cell>
          <table:table-cell office:value-type="string" office:string-value="CF347-D2-C" table:formula="of:=HYPERLINK(&quot;http://codeforces.com/contest/347/problem/C&quot;;&quot;CF347-D2-C&quot;)" table:style-name="ce157">
            <text:p>CF347-D2-C</text:p>
          </table:table-cell>
          <table:table-cell table:style-name="ce241"/>
          <table:table-cell table:number-columns-repeated="5" table:style-name="ce82"/>
          <table:table-cell office:value-type="float" office:value="0" table:formula="of:=SUM([.E351:.H351])"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CfBk2dwfLaE&quot;;&quot;Video Solution - Eng Mohamed Nasser&quot;)" table:style-name="ce115">
            <text:p>Video Solution - Eng Mohamed Nasser</text:p>
          </table:table-cell>
          <table:table-cell office:value-type="string" table:style-name="ce156">
            <text:p>game theory, gcd</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Win or Freeze</text:p>
          </table:table-cell>
          <table:table-cell office:value-type="string" office:string-value="CF151-D2-C" table:formula="of:=HYPERLINK(&quot;http://codeforces.com/contest/151/problem/C&quot;;&quot;CF151-D2-C&quot;)" table:style-name="ce157">
            <text:p>CF151-D2-C</text:p>
          </table:table-cell>
          <table:table-cell table:style-name="ce241"/>
          <table:table-cell table:number-columns-repeated="5" table:style-name="ce82"/>
          <table:table-cell office:value-type="float" office:value="0" table:formula="of:=SUM([.E352:.H35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Y88_vndOgI&quot;;&quot;Video Solution - Dr Mostafa Saad&quot;)" table:style-name="ce157">
            <text:p>Video Solution - Dr Mostafa Saad</text:p>
          </table:table-cell>
          <table:table-cell office:value-type="string" table:style-name="ce156">
            <text:p>game theory, divisors, greedy</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rownie Points</text:p>
          </table:table-cell>
          <table:table-cell office:value-type="string" office:string-value="UVA 10865" table:formula="of:=HYPERLINK(&quot;https://uva.onlinejudge.org/index.php?option=onlinejudge&amp;page=show_problem&amp;problem=1806&quot;;&quot;UVA 10865&quot;)" table:style-name="ce157">
            <text:p>UVA 10865</text:p>
          </table:table-cell>
          <table:table-cell table:style-name="ce241"/>
          <table:table-cell table:number-columns-repeated="5" table:style-name="ce82"/>
          <table:table-cell office:value-type="float" office:value="0" table:formula="of:=SUM([.E353:.H353])"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VZ7kCc80C6o&amp;feature=youtu.be&quot;;&quot;Video Solution - Eng Magdy Hasan&quot;)" table:style-name="ce115">
            <text:p>Video Solution - Eng Magdy Hasan</text:p>
          </table:table-cell>
          <table:table-cell office:value-type="string" table:style-name="ce156">
            <text:p>geometry</text:p>
          </table:table-cell>
          <table:table-cell office:value-type="float" office:value="45" table:style-name="ce156">
            <text:p>45</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36-D2-500</text:p>
          </table:table-cell>
          <table:table-cell table:style-name="ce241"/>
          <table:table-cell table:number-columns-repeated="5" table:style-name="ce82"/>
          <table:table-cell office:value-type="float" office:value="0" table:formula="of:=SUM([.E354:.H354])" table:style-name="ce55">
            <text:p>0</text:p>
          </table:table-cell>
          <table:table-cell table:style-name="ce55"/>
          <table:table-cell table:style-name="ce244"/>
          <table:table-cell table:style-name="ce82"/>
          <table:table-cell table:style-name="ce79"/>
          <table:table-cell office:value-type="string" table:style-name="ce156">
            <text:p>geometry, [slopes comparison]</text:p>
          </table:table-cell>
          <table:table-cell office:value-type="float" office:value="45" table:style-name="ce156">
            <text:p>4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Points in Figures: Rectangles</text:p>
          </table:table-cell>
          <table:table-cell office:value-type="string" office:string-value="UVA 476" table:formula="of:=HYPERLINK(&quot;https://uva.onlinejudge.org/index.php?option=onlinejudge&amp;page=show_problem&amp;problem=417&quot;;&quot;UVA 476&quot;)" table:style-name="ce157">
            <text:p>UVA 476</text:p>
          </table:table-cell>
          <table:table-cell table:style-name="ce241"/>
          <table:table-cell table:number-columns-repeated="5" table:style-name="ce82"/>
          <table:table-cell office:value-type="float" office:value="0" table:formula="of:=SUM([.E355:.H355])" table:style-name="ce55">
            <text:p>0</text:p>
          </table:table-cell>
          <table:table-cell table:style-name="ce94"/>
          <table:table-cell table:style-name="ce244"/>
          <table:table-cell table:style-name="ce94"/>
          <table:table-cell table:style-name="ce81"/>
          <table:table-cell office:value-type="string" table:style-name="ce156">
            <text:p>geometry</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Watering Flowers</text:p>
          </table:table-cell>
          <table:table-cell office:value-type="string" office:string-value="CF617-D2-C" table:formula="of:=HYPERLINK(&quot;http://codeforces.com/contest/617/problem/C&quot;;&quot;CF617-D2-C&quot;)" table:style-name="ce157">
            <text:p>CF617-D2-C</text:p>
          </table:table-cell>
          <table:table-cell table:style-name="ce241"/>
          <table:table-cell table:number-columns-repeated="5" table:style-name="ce82"/>
          <table:table-cell office:value-type="float" office:value="0" table:formula="of:=SUM([.E356:.H356])" table:style-name="ce55">
            <text:p>0</text:p>
          </table:table-cell>
          <table:table-cell table:style-name="ce55"/>
          <table:table-cell table:style-name="ce244"/>
          <table:table-cell table:style-name="ce82"/>
          <table:table-cell table:style-name="ce79"/>
          <table:table-cell office:value-type="string" table:style-name="ce156">
            <text:p>geometry, bf</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uring Rain</text:p>
          </table:table-cell>
          <table:table-cell office:value-type="string" office:string-value="CF667-D2-A" table:formula="of:=HYPERLINK(&quot;http://codeforces.com/contest/667/problem/A&quot;;&quot;CF667-D2-A&quot;)" table:style-name="ce157">
            <text:p>CF667-D2-A</text:p>
          </table:table-cell>
          <table:table-cell table:style-name="ce241"/>
          <table:table-cell table:number-columns-repeated="5" table:style-name="ce82"/>
          <table:table-cell office:value-type="float" office:value="0" table:formula="of:=SUM([.E357:.H357])" table:style-name="ce55">
            <text:p>0</text:p>
          </table:table-cell>
          <table:table-cell table:style-name="ce82"/>
          <table:table-cell table:style-name="ce244"/>
          <table:table-cell table:style-name="ce82"/>
          <table:table-cell table:style-name="ce130"/>
          <table:table-cell office:value-type="string" table:style-name="ce156">
            <text:p>geometry, physics</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ourth Point !!</text:p>
          </table:table-cell>
          <table:table-cell office:value-type="string" office:string-value="UVA 10242" table:formula="of:=HYPERLINK(&quot;https://uva.onlinejudge.org/index.php?option=onlinejudge&amp;page=show_problem&amp;problem=1183&quot;;&quot;UVA 10242&quot;)" table:style-name="ce157">
            <text:p>UVA 10242</text:p>
          </table:table-cell>
          <table:table-cell table:style-name="ce241"/>
          <table:table-cell table:number-columns-repeated="5" table:style-name="ce82"/>
          <table:table-cell office:value-type="float" office:value="0" table:formula="of:=SUM([.E358:.H358])" table:style-name="ce55">
            <text:p>0</text:p>
          </table:table-cell>
          <table:table-cell table:style-name="ce94"/>
          <table:table-cell table:style-name="ce244"/>
          <table:table-cell table:style-name="ce94"/>
          <table:table-cell office:value-type="string" office:string-value="Video Solution - Eng Magdy Hasan" table:formula="of:=HYPERLINK(&quot;https://www.youtube.com/watch?v=QkYkuhUHMQA&amp;feature=youtu.be&quot;;&quot;Video Solution - Eng Magdy Hasan&quot;)" table:style-name="ce159">
            <text:p>Video Solution - Eng Magdy Hasan</text:p>
          </table:table-cell>
          <table:table-cell office:value-type="string" table:style-name="ce156">
            <text:p>geometry, vectors addition</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Captain Marmot</text:p>
          </table:table-cell>
          <table:table-cell office:value-type="string" office:string-value="CF474-D2-C" table:formula="of:=HYPERLINK(&quot;http://codeforces.com/contest/474/problem/C&quot;;&quot;CF474-D2-C&quot;)" table:style-name="ce157">
            <text:p>CF474-D2-C</text:p>
          </table:table-cell>
          <table:table-cell table:style-name="ce241"/>
          <table:table-cell table:number-columns-repeated="5" table:style-name="ce82"/>
          <table:table-cell office:value-type="float" office:value="0" table:formula="of:=SUM([.E359:.H3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TpRObCQT9Lw&quot;;&quot;Video Solution - Dr Mostafa Saad&quot;)" table:style-name="ce157">
            <text:p>Video Solution - Dr Mostafa Saad</text:p>
          </table:table-cell>
          <table:table-cell office:value-type="string" table:style-name="ce156">
            <text:p>geometry, check square, point rotation, bf</text:p>
          </table:table-cell>
          <table:table-cell office:value-type="float" office:value="45" table:style-name="ce156">
            <text:p>45</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Overlapping Rectangles</text:p>
          </table:table-cell>
          <table:table-cell office:value-type="string" office:string-value="UVA 460" table:formula="of:=HYPERLINK(&quot;https://uva.onlinejudge.org/index.php?option=onlinejudge&amp;page=show_problem&amp;problem=401&quot;;&quot;UVA 460&quot;)" table:style-name="ce157">
            <text:p>UVA 460</text:p>
          </table:table-cell>
          <table:table-cell table:style-name="ce241"/>
          <table:table-cell table:number-columns-repeated="5" table:style-name="ce82"/>
          <table:table-cell office:value-type="float" office:value="0" table:formula="of:=SUM([.E360:.H360])"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NOZxcOu25Iw&quot;;&quot;Video Solution - Eng Muntaser Abukadeja&quot;)" table:style-name="ce159">
            <text:p>Video Solution - Eng Muntaser Abukadeja</text:p>
          </table:table-cell>
          <table:table-cell office:value-type="string" table:style-name="ce156">
            <text:p>geometry</text:p>
          </table:table-cell>
          <table:table-cell office:value-type="float" office:value="45" table:style-name="ce156">
            <text:p>4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Xrange's Pancakes</text:p>
          </table:table-cell>
          <table:table-cell office:value-type="string" office:string-value="HACKR xrange-and-pizza" table:formula="of:=HYPERLINK(&quot;https://www.hackerrank.com/challenges/xrange-and-pizza&quot;;&quot;HACKR xrange-and-pizza&quot;)" table:style-name="ce157">
            <text:p>HACKR xrange-and-pizza</text:p>
          </table:table-cell>
          <table:table-cell table:style-name="ce241"/>
          <table:table-cell table:number-columns-repeated="5" table:style-name="ce82"/>
          <table:table-cell office:value-type="float" office:value="0" table:formula="of:=SUM([.E361:.H361])"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HackerRank/xrange-and-pizza.cpp&quot;;&quot;Sol&quot;)" table:style-name="ce158">
            <text:p>Sol</text:p>
          </table:table-cell>
          <table:table-cell office:value-type="string" table:style-name="ce156">
            <text:p>geometry, adhoc</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HACKR a-circle-and-a-square" table:formula="of:=HYPERLINK(&quot;https://www.hackerrank.com/challenges/a-circle-and-a-square&quot;;&quot;HACKR a-circle-and-a-square&quot;)" table:style-name="ce157">
            <text:p>HACKR a-circle-and-a-square</text:p>
          </table:table-cell>
          <table:table-cell table:style-name="ce241"/>
          <table:table-cell table:number-columns-repeated="5" table:style-name="ce82"/>
          <table:table-cell office:value-type="float" office:value="0" table:formula="of:=SUM([.E362:.H362])" table:style-name="ce55">
            <text:p>0</text:p>
          </table:table-cell>
          <table:table-cell table:style-name="ce55"/>
          <table:table-cell table:style-name="ce244"/>
          <table:table-cell table:style-name="ce82"/>
          <table:table-cell table:style-name="ce130"/>
          <table:table-cell office:value-type="string" table:style-name="ce156">
            <text:p>geometry, ccw, parametric equ, in circle</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ACENEMY</text:p>
          </table:table-cell>
          <table:table-cell table:style-name="ce241"/>
          <table:table-cell table:number-columns-repeated="5" table:style-name="ce82"/>
          <table:table-cell office:value-type="float" office:value="0" table:formula="of:=SUM([.E363:.H36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FACENEMY.txt&quot;;&quot;Sol&quot;)" table:style-name="ce158">
            <text:p>Sol</text:p>
          </table:table-cell>
          <table:table-cell office:value-type="string" table:style-name="ce156">
            <text:p>geometry, angles, precision</text:p>
          </table:table-cell>
          <table:table-cell office:value-type="float" office:value="45" table:style-name="ce156">
            <text:p>4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k-Multiple Free Set</text:p>
          </table:table-cell>
          <table:table-cell office:value-type="string" office:string-value="CF275-D2-C" table:formula="of:=HYPERLINK(&quot;http://codeforces.com/contest/275/problem/C&quot;;&quot;CF275-D2-C&quot;)" table:style-name="ce157">
            <text:p>CF275-D2-C</text:p>
          </table:table-cell>
          <table:table-cell table:style-name="ce241"/>
          <table:table-cell table:number-columns-repeated="5" table:style-name="ce82"/>
          <table:table-cell office:value-type="float" office:value="0" table:formula="of:=SUM([.E364:.H364])" table:style-name="ce55">
            <text:p>0</text:p>
          </table:table-cell>
          <table:table-cell table:style-name="ce55"/>
          <table:table-cell table:style-name="ce244"/>
          <table:table-cell table:style-name="ce82"/>
          <table:table-cell table:style-name="ce7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erald's Hexagon</text:p>
          </table:table-cell>
          <table:table-cell office:value-type="string" office:string-value="CF560-D2-C" table:formula="of:=HYPERLINK(&quot;http://codeforces.com/contest/560/problem/C&quot;;&quot;CF560-D2-C&quot;)" table:style-name="ce157">
            <text:p>CF560-D2-C</text:p>
          </table:table-cell>
          <table:table-cell table:style-name="ce241"/>
          <table:table-cell table:number-columns-repeated="5" table:style-name="ce82"/>
          <table:table-cell office:value-type="float" office:value="0" table:formula="of:=SUM([.E365:.H365])" table:style-name="ce55">
            <text:p>0</text:p>
          </table:table-cell>
          <table:table-cell table:style-name="ce55"/>
          <table:table-cell table:style-name="ce244"/>
          <table:table-cell table:style-name="ce82"/>
          <table:table-cell table:style-name="ce10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ew Angle</text:p>
          </table:table-cell>
          <table:table-cell office:value-type="string" office:string-value="CF257-D2-C" table:formula="of:=HYPERLINK(&quot;http://codeforces.com/contest/257/problem/C&quot;;&quot;CF257-D2-C&quot;)" table:style-name="ce157">
            <text:p>CF257-D2-C</text:p>
          </table:table-cell>
          <table:table-cell table:style-name="ce241"/>
          <table:table-cell table:number-columns-repeated="5" table:style-name="ce82"/>
          <table:table-cell office:value-type="float" office:value="0" table:formula="of:=SUM([.E366:.H366])"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157">
            <text:p>Editorial - Eng Ahmed Osama</text:p>
          </table:table-cell>
          <table:table-cell office:value-type="string" table:style-name="ce156">
            <text:p>geometry, angl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atchmen</text:p>
          </table:table-cell>
          <table:table-cell office:value-type="string" office:string-value="CF651-D2-C" table:formula="of:=HYPERLINK(&quot;http://codeforces.com/contest/651/problem/C&quot;;&quot;CF651-D2-C&quot;)" table:style-name="ce157">
            <text:p>CF651-D2-C</text:p>
          </table:table-cell>
          <table:table-cell table:style-name="ce241"/>
          <table:table-cell table:number-columns-repeated="5" table:style-name="ce82"/>
          <table:table-cell office:value-type="float" office:value="0" table:formula="of:=SUM([.E367:.H367])" table:style-name="ce55">
            <text:p>0</text:p>
          </table:table-cell>
          <table:table-cell table:style-name="ce82"/>
          <table:table-cell table:style-name="ce245"/>
          <table:table-cell table:style-name="ce82"/>
          <table:table-cell table:style-name="ce130"/>
          <table:table-cell office:value-type="string" table:style-name="ce156">
            <text:p>geometry, datastructur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icycle Race</text:p>
          </table:table-cell>
          <table:table-cell office:value-type="string" office:string-value="CF659-D2-D" table:formula="of:=HYPERLINK(&quot;http://codeforces.com/contest/659/problem/D&quot;;&quot;CF659-D2-D&quot;)" table:style-name="ce157">
            <text:p>CF659-D2-D</text:p>
          </table:table-cell>
          <table:table-cell table:style-name="ce241"/>
          <table:table-cell table:number-columns-repeated="5" table:style-name="ce82"/>
          <table:table-cell office:value-type="float" office:value="0" table:formula="of:=SUM([.E368:.H368])" table:style-name="ce55">
            <text:p>0</text:p>
          </table:table-cell>
          <table:table-cell table:style-name="ce82"/>
          <table:table-cell table:style-name="ce245"/>
          <table:table-cell table:style-name="ce82"/>
          <table:table-cell table:style-name="ce130"/>
          <table:table-cell office:value-type="string" table:style-name="ce156">
            <text:p>geometry, impl, [very nice, o(1) and o(n) solutions]</text:p>
          </table:table-cell>
          <table:table-cell office:value-type="float" office:value="45" table:style-name="ce156">
            <text:p>4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yramids</text:p>
          </table:table-cell>
          <table:table-cell office:value-type="string" office:string-value="SPOJ PIR" table:formula="of:=HYPERLINK(&quot;http://www.spoj.com/problems/PIR/&quot;;&quot;SPOJ PIR&quot;)" table:style-name="ce157">
            <text:p>SPOJ PIR</text:p>
          </table:table-cell>
          <table:table-cell table:style-name="ce241"/>
          <table:table-cell table:number-columns-repeated="5" table:style-name="ce82"/>
          <table:table-cell office:value-type="float" office:value="0" table:formula="of:=SUM([.E369:.H36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PIR.txt&quot;;&quot;Sol&quot;)" table:style-name="ce158">
            <text:p>Sol</text:p>
          </table:table-cell>
          <table:table-cell office:value-type="string" table:style-name="ce156">
            <text:p>geometry, formula or matrix determinant</text:p>
          </table:table-cell>
          <table:table-cell office:value-type="float" office:value="45" table:style-name="ce156">
            <text:p>4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ythagorean Triples</text:p>
          </table:table-cell>
          <table:table-cell office:value-type="string" office:string-value="CF707-D2-C" table:formula="of:=HYPERLINK(&quot;http://codeforces.com/contest/707/problem/C&quot;;&quot;CF707-D2-C&quot;)" table:style-name="ce157">
            <text:p>CF707-D2-C</text:p>
          </table:table-cell>
          <table:table-cell table:style-name="ce241"/>
          <table:table-cell table:number-columns-repeated="5" table:style-name="ce82"/>
          <table:table-cell office:value-type="float" office:value="0" table:formula="of:=SUM([.E370:.H370])" table:style-name="ce55">
            <text:p>0</text:p>
          </table:table-cell>
          <table:table-cell table:style-name="ce55"/>
          <table:table-cell table:style-name="ce244"/>
          <table:table-cell table:style-name="ce82"/>
          <table:table-cell table:style-name="ce79"/>
          <table:table-cell office:value-type="string" table:style-name="ce164">
            <text:p>geometry, triangles, formula</text:p>
          </table:table-cell>
          <table:table-cell office:value-type="float" office:value="45" table:style-name="ce156">
            <text:p>4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POJ BILLIARD" table:formula="of:=HYPERLINK(&quot;https://www.spoj.com/problems/BILLIARD/&quot;;&quot;SPOJ BILLIARD&quot;)" table:style-name="ce157">
            <text:p>SPOJ BILLIARD</text:p>
          </table:table-cell>
          <table:table-cell table:style-name="ce241"/>
          <table:table-cell table:number-columns-repeated="5" table:style-name="ce82"/>
          <table:table-cell office:value-type="float" office:value="0" table:formula="of:=SUM([.E371:.H371])" table:style-name="ce55">
            <text:p>0</text:p>
          </table:table-cell>
          <table:table-cell table:style-name="ce82"/>
          <table:table-cell table:style-name="ce245"/>
          <table:table-cell table:style-name="ce165"/>
          <table:table-cell office:value-type="string" office:string-value="Sol" table:formula="of:=HYPERLINK(&quot;https://github.com/osamahatem/CompetitiveProgramming/blob/master/SPOJ/BILLIARD.cpp&quot;;&quot;Sol&quot;)" table:style-name="ce139">
            <text:p>Sol</text:p>
          </table:table-cell>
          <table:table-cell office:value-type="string" table:style-name="ce156">
            <text:p>geometry, angles, physics</text:p>
          </table:table-cell>
          <table:table-cell office:value-type="float" office:value="45" table:style-name="ce156">
            <text:p>4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Cupboard and Balloons</text:p>
          </table:table-cell>
          <table:table-cell office:value-type="string" office:string-value="CF342-D2-C" table:formula="of:=HYPERLINK(&quot;http://codeforces.com/contest/342/problem/C&quot;;&quot;CF342-D2-C&quot;)" table:style-name="ce157">
            <text:p>CF342-D2-C</text:p>
          </table:table-cell>
          <table:table-cell table:style-name="ce241"/>
          <table:table-cell table:number-columns-repeated="5" table:style-name="ce82"/>
          <table:table-cell office:value-type="float" office:value="0" table:formula="of:=SUM([.E372:.H372])" table:style-name="ce55">
            <text:p>0</text:p>
          </table:table-cell>
          <table:table-cell table:style-name="ce82"/>
          <table:table-cell table:style-name="ce245"/>
          <table:table-cell table:style-name="ce82"/>
          <table:table-cell table:style-name="ce130"/>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E" table:formula="of:=HYPERLINK(&quot;https://codeforces.com/contest/1064/problem/E&quot;;&quot;CF1064-D2-E&quot;)" table:style-name="ce157">
            <text:p>CF1064-D2-E</text:p>
          </table:table-cell>
          <table:table-cell table:style-name="ce241"/>
          <table:table-cell table:number-columns-repeated="5" table:style-name="ce82"/>
          <table:table-cell office:value-type="float" office:value="0" table:formula="of:=SUM([.E373:.H373])" table:style-name="ce55">
            <text:p>0</text:p>
          </table:table-cell>
          <table:table-cell table:style-name="ce55"/>
          <table:table-cell table:style-name="ce244"/>
          <table:table-cell table:style-name="ce82"/>
          <table:table-cell table:style-name="ce133"/>
          <table:table-cell office:value-type="string" table:style-name="ce156">
            <text:p>geometry, binary search, interactive</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961-D12-D" table:formula="of:=HYPERLINK(&quot;http://codeforces.com/problemset/problem/961/D&quot;;&quot;CF961-D12-D&quot;)" table:style-name="ce157">
            <text:p>CF961-D12-D</text:p>
          </table:table-cell>
          <table:table-cell table:style-name="ce241"/>
          <table:table-cell table:number-columns-repeated="5" table:style-name="ce82"/>
          <table:table-cell office:value-type="float" office:value="0" table:formula="of:=SUM([.E374:.H374])" table:style-name="ce55">
            <text:p>0</text:p>
          </table:table-cell>
          <table:table-cell table:style-name="ce55"/>
          <table:table-cell table:style-name="ce244"/>
          <table:table-cell table:style-name="ce82"/>
          <table:table-cell table:style-name="ce156"/>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917-D12-E" table:formula="of:=HYPERLINK(&quot;https://codeforces.com/gym/101917/problem/E&quot;; &quot;CF101917-D12-E&quot;)" table:style-name="ce157">
            <text:p>CF101917-D12-E</text:p>
          </table:table-cell>
          <table:table-cell table:style-name="ce241"/>
          <table:table-cell table:number-columns-repeated="5" table:style-name="ce82"/>
          <table:table-cell office:value-type="float" office:value="0" table:formula="of:=SUM([.E375:.H375])" table:style-name="ce55">
            <text:p>0</text:p>
          </table:table-cell>
          <table:table-cell table:style-name="ce82"/>
          <table:table-cell table:style-name="ce245"/>
          <table:table-cell table:style-name="ce82"/>
          <table:table-cell table:style-name="ce130"/>
          <table:table-cell office:value-type="string" table:style-name="ce156">
            <text:p>geometry, [ppl scared in contest, but eas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52-D2-D" table:formula="of:=HYPERLINK(&quot;http://codeforces.com/contest/552/problem/D&quot;;&quot;CF552-D2-D&quot;)" table:style-name="ce157">
            <text:p>CF552-D2-D</text:p>
          </table:table-cell>
          <table:table-cell table:style-name="ce241"/>
          <table:table-cell table:number-columns-repeated="5" table:style-name="ce82"/>
          <table:table-cell office:value-type="float" office:value="0" table:formula="of:=SUM([.E376:.H376])" table:style-name="ce55">
            <text:p>0</text:p>
          </table:table-cell>
          <table:table-cell table:style-name="ce82"/>
          <table:table-cell table:style-name="ce245"/>
          <table:table-cell table:style-name="ce82"/>
          <table:table-cell table:style-name="ce130"/>
          <table:table-cell office:value-type="string" table:style-name="ce156">
            <text:p>geometry, bf, counting, treemaps</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6-D2-E" table:formula="of:=HYPERLINK(&quot;https://github.com/racsosabe/CompetitiveProgramming/blob/master/CodeForces/CF1016-D2-E.cpp&quot;;&quot;CF1016-D2-E&quot;)" table:style-name="ce157">
            <text:p>CF1016-D2-E</text:p>
          </table:table-cell>
          <table:table-cell table:style-name="ce241"/>
          <table:table-cell table:number-columns-repeated="5" table:style-name="ce82"/>
          <table:table-cell office:value-type="float" office:value="0" table:formula="of:=SUM([.E377:.H377])" table:style-name="ce55">
            <text:p>0</text:p>
          </table:table-cell>
          <table:table-cell table:style-name="ce55"/>
          <table:table-cell table:style-name="ce244"/>
          <table:table-cell table:style-name="ce82"/>
          <table:table-cell table:style-name="ce133"/>
          <table:table-cell office:value-type="string" table:style-name="ce156">
            <text:p>geometry, binary search</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8-D2-D" table:formula="of:=HYPERLINK(&quot;http://codeforces.com/contest/1058/problem/D&quot;;&quot;CF1058-D2-D&quot;)" table:style-name="ce157">
            <text:p>CF1058-D2-D</text:p>
          </table:table-cell>
          <table:table-cell table:style-name="ce241"/>
          <table:table-cell table:number-columns-repeated="5" table:style-name="ce82"/>
          <table:table-cell office:value-type="float" office:value="0" table:formula="of:=SUM([.E378:.H378])" table:style-name="ce55">
            <text:p>0</text:p>
          </table:table-cell>
          <table:table-cell table:style-name="ce82"/>
          <table:table-cell table:style-name="ce245"/>
          <table:table-cell table:style-name="ce82"/>
          <table:table-cell table:style-name="ce130"/>
          <table:table-cell office:value-type="string" table:style-name="ce156">
            <text:p>geometry, triangles, number theo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42</text:p>
          </table:table-cell>
          <table:table-cell table:style-name="ce241"/>
          <table:table-cell table:number-columns-repeated="5" table:style-name="ce82"/>
          <table:table-cell office:value-type="float" office:value="0" table:formula="of:=SUM([.E379:.H379])" table:style-name="ce55">
            <text:p>0</text:p>
          </table:table-cell>
          <table:table-cell table:style-name="ce82"/>
          <table:table-cell table:style-name="ce245"/>
          <table:table-cell table:style-name="ce160"/>
          <table:table-cell office:value-type="string" office:string-value="Sol" table:formula="of:=HYPERLINK(&quot;https://github.com/morris821028/UVa/blob/master/volume013/1342%20-%20That%20Nice%20Euler%20Circuit.cpp&quot;;&quot;Sol&quot;)" table:style-name="ce139">
            <text:p>Sol</text:p>
          </table:table-cell>
          <table:table-cell office:value-type="string" table:style-name="ce156">
            <text:p>geometry, plane graph</text:p>
          </table:table-cell>
          <table:table-cell office:value-type="float" office:value="45" table:style-name="ce156">
            <text:p>4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864-GYM-L" table:formula="of:=HYPERLINK(&quot;http://codeforces.com/gym/101864/problem/L&quot;;&quot;CF101864-GYM-L&quot;)" table:style-name="ce157">
            <text:p>CF101864-GYM-L</text:p>
          </table:table-cell>
          <table:table-cell table:style-name="ce241"/>
          <table:table-cell table:number-columns-repeated="5" table:style-name="ce82"/>
          <table:table-cell office:value-type="float" office:value="0" table:formula="of:=SUM([.E380:.H380])"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L.cpp&quot;;&quot;Sol&quot;)" table:style-name="ce158">
            <text:p>Sol</text:p>
          </table:table-cell>
          <table:table-cell office:value-type="string" table:style-name="ce156">
            <text:p>geometry, binary search or bf, greedy</text:p>
          </table:table-cell>
          <table:table-cell office:value-type="float" office:value="45" table:style-name="ce156">
            <text:p>4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0-D2-D" table:formula="of:=HYPERLINK(&quot;http://codeforces.com/contest/80/problem/D&quot;;&quot;CF80-D2-D&quot;)" table:style-name="ce157">
            <text:p>CF80-D2-D</text:p>
          </table:table-cell>
          <table:table-cell table:style-name="ce241"/>
          <table:table-cell table:number-columns-repeated="5" table:style-name="ce82"/>
          <table:table-cell office:value-type="float" office:value="0" table:formula="of:=SUM([.E381:.H381])" table:style-name="ce55">
            <text:p>0</text:p>
          </table:table-cell>
          <table:table-cell table:style-name="ce82"/>
          <table:table-cell table:style-name="ce245"/>
          <table:table-cell table:style-name="ce82"/>
          <table:table-cell table:style-name="ce133"/>
          <table:table-cell office:value-type="string" table:style-name="ce156">
            <text:p>geometry, probability or algebra</text:p>
          </table:table-cell>
          <table:table-cell office:value-type="float" office:value="45" table:style-name="ce156">
            <text:p>4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648</text:p>
          </table:table-cell>
          <table:table-cell table:style-name="ce241"/>
          <table:table-cell table:number-columns-repeated="5" table:style-name="ce82"/>
          <table:table-cell office:value-type="float" office:value="0" table:formula="of:=SUM([.E382:.H382])"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1648.txt&quot;; &quot;Sol&quot;)" table:style-name="ce158">
            <text:p>Sol</text:p>
          </table:table-cell>
          <table:table-cell office:value-type="string" table:style-name="ce156">
            <text:p>geometry, trapezoid formula, binary search or analytical</text:p>
          </table:table-cell>
          <table:table-cell office:value-type="float" office:value="45" table:style-name="ce156">
            <text:p>45</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33</text:p>
          </table:table-cell>
          <table:table-cell table:style-name="ce241"/>
          <table:table-cell table:number-columns-repeated="5" table:style-name="ce82"/>
          <table:table-cell office:value-type="float" office:value="0" table:formula="of:=SUM([.E383:.H383])" table:style-name="ce55">
            <text:p>0</text:p>
          </table:table-cell>
          <table:table-cell table:style-name="ce82"/>
          <table:table-cell table:style-name="ce245"/>
          <table:table-cell table:style-name="ce82"/>
          <table:table-cell office:value-type="string" office:string-value="Sol - Text/Background Clarification" table:formula="of:=HYPERLINK(&quot;https://github.com/mostafa-saad/MyCompetitiveProgramming/blob/master/UVA/UVA_1333.txt&quot;;&quot;Sol - Text/Background Clarification&quot;)" table:style-name="ce158">
            <text:p>Sol - Text/Background Clarification</text:p>
          </table:table-cell>
          <table:table-cell office:value-type="string" table:style-name="ce156">
            <text:p>geometry, triangles, angles, parallelogram law, quadratic equations</text:p>
          </table:table-cell>
          <table:table-cell office:value-type="float" office:value="45" table:style-name="ce156">
            <text:p>45</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Hit Ball</text:p>
          </table:table-cell>
          <table:table-cell office:value-type="string" office:string-value="CF203-D2-D" table:formula="of:=HYPERLINK(&quot;http://codeforces.com/contest/203/problem/D&quot;;&quot;CF203-D2-D&quot;)" table:style-name="ce157">
            <text:p>CF203-D2-D</text:p>
          </table:table-cell>
          <table:table-cell table:style-name="ce241"/>
          <table:table-cell table:number-columns-repeated="5" table:style-name="ce82"/>
          <table:table-cell office:value-type="float" office:value="0" table:formula="of:=SUM([.E384:.H384])" table:style-name="ce55">
            <text:p>0</text:p>
          </table:table-cell>
          <table:table-cell table:style-name="ce55"/>
          <table:table-cell table:style-name="ce244"/>
          <table:table-cell table:style-name="ce160"/>
          <table:table-cell table:style-name="ce156"/>
          <table:table-cell office:value-type="string" table:style-name="ce156">
            <text:p>geometry, 3d, impl, math, [physics, kinematics]</text:p>
          </table:table-cell>
          <table:table-cell office:value-type="float" office:value="46" table:style-name="ce156">
            <text:p>4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453</text:p>
          </table:table-cell>
          <table:table-cell table:style-name="ce241"/>
          <table:table-cell table:number-columns-repeated="5" table:style-name="ce82"/>
          <table:table-cell office:value-type="float" office:value="0" table:formula="of:=SUM([.E385:.H385])" table:style-name="ce55">
            <text:p>0</text:p>
          </table:table-cell>
          <table:table-cell table:style-name="ce82"/>
          <table:table-cell table:style-name="ce245"/>
          <table:table-cell table:style-name="ce82"/>
          <table:table-cell office:value-type="string" office:string-value="Learn Handling Precisions" table:formula="of:=HYPERLINK(&quot;https://github.com/MeGaCrazy/CompetitiveProgramming/blob/c099628e643065a7bae09af22c4cbce1216e4db9/UVA/UVA_453.cpp&quot;;&quot;Learn Handling Precisions&quot;)" table:style-name="ce109">
            <text:p>Learn Handling Precisions</text:p>
          </table:table-cell>
          <table:table-cell office:value-type="string" table:style-name="ce156">
            <text:p>geometry, circles, [direct circle intersection, but precision]</text:p>
          </table:table-cell>
          <table:table-cell office:value-type="float" office:value="47" table:style-name="ce156">
            <text:p>47</text:p>
          </table:table-cell>
          <table:table-cell office:value-type="float" office:value="2" table:style-name="ce156">
            <text:p>2</text:p>
          </table:table-cell>
          <table:table-cell table:style-name="ce48"/>
          <table:table-cell table:number-columns-repeated="16367"/>
        </table:table-row>
        <table:table-row table:style-name="ro1">
          <table:table-cell office:value-type="string" table:style-name="ce79">
            <text:p>Wifi Access</text:p>
          </table:table-cell>
          <table:table-cell office:value-type="string" office:string-value="UVA 12748" table:formula="of:=HYPERLINK(&quot;https://uva.onlinejudge.org/index.php?option=onlinejudge&amp;page=show_problem&amp;problem=4601&quot;;&quot;UVA 12748&quot;)" table:style-name="ce157">
            <text:p>UVA 12748</text:p>
          </table:table-cell>
          <table:table-cell table:style-name="ce241"/>
          <table:table-cell table:number-columns-repeated="5" table:style-name="ce82"/>
          <table:table-cell office:value-type="float" office:value="0" table:formula="of:=SUM([.E386:.H386])"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29ebad1d90e70a17ac4e646e5f049b980fb777de/UVA/UVA_12748.cpp&quot;;&quot;Sol&quot;)" table:style-name="ce158">
            <text:p>Sol</text:p>
          </table:table-cell>
          <table:table-cell office:value-type="string" table:style-name="ce156">
            <text:p>geometry, circles, distances</text:p>
          </table:table-cell>
          <table:table-cell office:value-type="float" office:value="47" table:style-name="ce156">
            <text:p>4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Rings and Glue</text:p>
          </table:table-cell>
          <table:table-cell office:value-type="string" office:string-value="UVA 10301" table:formula="of:=HYPERLINK(&quot;https://uva.onlinejudge.org/index.php?option=onlinejudge&amp;page=show_problem&amp;problem=1242&quot;;&quot;UVA 10301&quot;)" table:style-name="ce157">
            <text:p>UVA 10301</text:p>
          </table:table-cell>
          <table:table-cell table:style-name="ce241"/>
          <table:table-cell table:number-columns-repeated="5" table:style-name="ce82"/>
          <table:table-cell office:value-type="float" office:value="0" table:formula="of:=SUM([.E387:.H38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1252e18803855ed2eacedc50f53b90fe8d184e6/UVA/UVA_10301.cpp&quot;;&quot;Sol&quot;)" table:style-name="ce158">
            <text:p>Sol</text:p>
          </table:table-cell>
          <table:table-cell office:value-type="string" table:style-name="ce156">
            <text:p>geometry, circles, dsu</text:p>
          </table:table-cell>
          <table:table-cell office:value-type="float" office:value="47" table:style-name="ce156">
            <text:p>47</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Square Pegs And Round Holes</text:p>
          </table:table-cell>
          <table:table-cell office:value-type="string" office:string-value="UVA 356" table:formula="of:=HYPERLINK(&quot;https://uva.onlinejudge.org/index.php?option=onlinejudge&amp;page=show_problem&amp;problem=292&quot;;&quot;UVA 356&quot;)" table:style-name="ce157">
            <text:p>UVA 356</text:p>
          </table:table-cell>
          <table:table-cell table:style-name="ce241"/>
          <table:table-cell table:number-columns-repeated="5" table:style-name="ce82"/>
          <table:table-cell office:value-type="float" office:value="0" table:formula="of:=SUM([.E388:.H388])" table:style-name="ce55">
            <text:p>0</text:p>
          </table:table-cell>
          <table:table-cell table:style-name="ce55"/>
          <table:table-cell table:style-name="ce244"/>
          <table:table-cell table:style-name="ce82"/>
          <table:table-cell office:value-type="string" office:string-value="Sol to read" table:formula="of:=HYPERLINK(&quot;https://github.com/AymanSalah96/CompetitiveProgramming/blob/master/UVA/356.cpp&quot;;&quot;Sol to read&quot;)" table:style-name="ce157">
            <text:p>Sol to read</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Circumference of the Circle</text:p>
          </table:table-cell>
          <table:table-cell office:value-type="string" office:string-value="UVA 438" table:formula="of:=HYPERLINK(&quot;https://uva.onlinejudge.org/index.php?option=onlinejudge&amp;page=show_problem&amp;problem=379&quot;;&quot;UVA 438&quot;)" table:style-name="ce157">
            <text:p>UVA 438</text:p>
          </table:table-cell>
          <table:table-cell table:style-name="ce241"/>
          <table:table-cell table:number-columns-repeated="5" table:style-name="ce82"/>
          <table:table-cell office:value-type="float" office:value="0" table:formula="of:=SUM([.E389:.H389])"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438.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57">
            <text:p>UVA 477</text:p>
          </table:table-cell>
          <table:table-cell table:style-name="ce241"/>
          <table:table-cell table:number-columns-repeated="5" table:style-name="ce82"/>
          <table:table-cell office:value-type="float" office:value="0" table:formula="of:=SUM([.E390:.H390])"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343b4e1aabd67db25a4864de4eb81eb094709e3/UVA/UVA_477.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Special Olympics</text:p>
          </table:table-cell>
          <table:table-cell office:value-type="string" office:string-value="CF199-D2-B" table:formula="of:=HYPERLINK(&quot;http://codeforces.com/contest/199/problem/B&quot;;&quot;CF199-D2-B&quot;)" table:style-name="ce157">
            <text:p>CF199-D2-B</text:p>
          </table:table-cell>
          <table:table-cell table:style-name="ce241"/>
          <table:table-cell table:number-columns-repeated="5" table:style-name="ce82"/>
          <table:table-cell office:value-type="float" office:value="0" table:formula="of:=SUM([.E391:.H391])" table:style-name="ce55">
            <text:p>0</text:p>
          </table:table-cell>
          <table:table-cell table:style-name="ce55"/>
          <table:table-cell table:style-name="ce244"/>
          <table:table-cell table:style-name="ce82"/>
          <table:table-cell table:style-name="ce79"/>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Biathlon</text:p>
          </table:table-cell>
          <table:table-cell office:value-type="string" office:string-value="CF84-D2-C" table:formula="of:=HYPERLINK(&quot;http://codeforces.com/contest/84/problem/C&quot;;&quot;CF84-D2-C&quot;)" table:style-name="ce157">
            <text:p>CF84-D2-C</text:p>
          </table:table-cell>
          <table:table-cell table:style-name="ce241"/>
          <table:table-cell table:number-columns-repeated="5" table:style-name="ce82"/>
          <table:table-cell office:value-type="float" office:value="0" table:formula="of:=SUM([.E392:.H392])" table:style-name="ce55">
            <text:p>0</text:p>
          </table:table-cell>
          <table:table-cell table:style-name="ce55"/>
          <table:table-cell table:style-name="ce244"/>
          <table:table-cell table:style-name="ce82"/>
          <table:table-cell table:style-name="ce156"/>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acking polygons</text:p>
          </table:table-cell>
          <table:table-cell office:value-type="string" office:string-value="UVA 10005" table:formula="of:=HYPERLINK(&quot;https://uva.onlinejudge.org/index.php?option=onlinejudge&amp;page=show_problem&amp;problem=946&quot;;&quot;UVA 10005&quot;)" table:style-name="ce157">
            <text:p>UVA 10005</text:p>
          </table:table-cell>
          <table:table-cell table:style-name="ce241"/>
          <table:table-cell table:number-columns-repeated="5" table:style-name="ce82"/>
          <table:table-cell office:value-type="float" office:value="0" table:formula="of:=SUM([.E393:.H393])"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005.txt&quot;;&quot;Sol&quot;)" table:style-name="ce158">
            <text:p>Sol</text:p>
          </table:table-cell>
          <table:table-cell office:value-type="string" table:style-name="ce156">
            <text:p>geometry, circles, polygon, [polyon inside poly]</text:p>
          </table:table-cell>
          <table:table-cell office:value-type="float" office:value="47" table:style-name="ce156">
            <text:p>4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SRM473-D1-500</text:p>
          </table:table-cell>
          <table:table-cell table:style-name="ce241"/>
          <table:table-cell table:number-columns-repeated="5" table:style-name="ce82"/>
          <table:table-cell office:value-type="float" office:value="0" table:formula="of:=SUM([.E394:.H394])" table:style-name="ce55">
            <text:p>0</text:p>
          </table:table-cell>
          <table:table-cell table:style-name="ce82"/>
          <table:table-cell table:style-name="ce245"/>
          <table:table-cell table:style-name="ce82"/>
          <table:table-cell table:style-name="ce156"/>
          <table:table-cell office:value-type="string" table:style-name="ce156">
            <text:p>geometry, circles, triangles, thales' theorem, search</text:p>
          </table:table-cell>
          <table:table-cell office:value-type="float" office:value="47" table:style-name="ce156">
            <text:p>4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ALIENS" table:formula="of:=HYPERLINK(&quot;http://www.spoj.com/problems/ALIENS/&quot;;&quot;SPOJ ALIENS&quot;)" table:style-name="ce157">
            <text:p>SPOJ ALIENS</text:p>
          </table:table-cell>
          <table:table-cell table:style-name="ce241"/>
          <table:table-cell table:number-columns-repeated="5" table:style-name="ce82"/>
          <table:table-cell office:value-type="float" office:value="0" table:formula="of:=SUM([.E395:.H395])" table:style-name="ce55">
            <text:p>0</text:p>
          </table:table-cell>
          <table:table-cell table:style-name="ce55"/>
          <table:table-cell table:style-name="ce244"/>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158">
            <text:p>Sol - Practice on min enclosing circle</text:p>
          </table:table-cell>
          <table:table-cell office:value-type="string" table:style-name="ce156">
            <text:p>geometry, circles, min enclosing circle, [=spoj qcj4]</text:p>
          </table:table-cell>
          <table:table-cell office:value-type="float" office:value="47" table:style-name="ce156">
            <text:p>4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9-D2-D" table:formula="of:=HYPERLINK(&quot;https://codeforces.com/contest/1059/problem/D&quot;;&quot;CF1059-D2-D&quot;)" table:style-name="ce157">
            <text:p>CF1059-D2-D</text:p>
          </table:table-cell>
          <table:table-cell table:style-name="ce241"/>
          <table:table-cell table:number-columns-repeated="5" table:style-name="ce82"/>
          <table:table-cell office:value-type="float" office:value="0" table:formula="of:=SUM([.E396:.H396])" table:style-name="ce55">
            <text:p>0</text:p>
          </table:table-cell>
          <table:table-cell table:style-name="ce82"/>
          <table:table-cell table:style-name="ce245"/>
          <table:table-cell table:style-name="ce160"/>
          <table:table-cell table:style-name="ce130"/>
          <table:table-cell office:value-type="string" table:style-name="ce156">
            <text:p>geometry, circles, binay search</text:p>
          </table:table-cell>
          <table:table-cell office:value-type="float" office:value="47" table:style-name="ce156">
            <text:p>4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house-location" table:formula="of:=HYPERLINK(&quot;https://www.hackerrank.com/challenges/house-location&quot;;&quot;HACKR house-location&quot;)" table:style-name="ce157">
            <text:p>HACKR house-location</text:p>
          </table:table-cell>
          <table:table-cell table:style-name="ce241"/>
          <table:table-cell table:number-columns-repeated="5" table:style-name="ce82"/>
          <table:table-cell office:value-type="float" office:value="0" table:formula="of:=SUM([.E397:.H397])" table:style-name="ce55">
            <text:p>0</text:p>
          </table:table-cell>
          <table:table-cell table:style-name="ce82"/>
          <table:table-cell table:style-name="ce245"/>
          <table:table-cell table:style-name="ce82"/>
          <table:table-cell office:value-type="string" office:string-value="Sol" table:formula="of:=HYPERLINK(&quot;https://github.com/arvindr9/CompetitiveProgramming/blob/master/Hackerrank/HACKR%20house-location.cpp&quot;;&quot;Sol&quot;)" table:style-name="ce139">
            <text:p>Sol</text:p>
          </table:table-cell>
          <table:table-cell office:value-type="string" table:style-name="ce156">
            <text:p>geometry, circles, algebra, impl</text:p>
          </table:table-cell>
          <table:table-cell office:value-type="float" office:value="47" table:style-name="ce156">
            <text:p>47</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180</text:p>
          </table:table-cell>
          <table:table-cell table:style-name="ce241"/>
          <table:table-cell table:number-columns-repeated="5" table:style-name="ce82"/>
          <table:table-cell office:value-type="float" office:value="0" table:formula="of:=SUM([.E398:.H398])" table:style-name="ce55">
            <text:p>0</text:p>
          </table:table-cell>
          <table:table-cell table:style-name="ce82"/>
          <table:table-cell table:style-name="ce245"/>
          <table:table-cell table:style-name="ce82"/>
          <table:table-cell office:value-type="string" office:string-value="Sol" table:formula="of:=HYPERLINK(&quot;https://github.com/OmarHashim/Competitive-Programming/blob/master/UVA/10180.cpp&quot;;&quot;Sol&quot;)" table:style-name="ce158">
            <text:p>Sol</text:p>
          </table:table-cell>
          <table:table-cell office:value-type="string" table:style-name="ce156">
            <text:p>geometry, circles, tangents, point on segment, precision</text:p>
          </table:table-cell>
          <table:table-cell office:value-type="float" office:value="47" table:style-name="ce156">
            <text:p>4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Railway</text:p>
          </table:table-cell>
          <table:table-cell office:value-type="string" office:string-value="UVA 10263" table:formula="of:=HYPERLINK(&quot;https://uva.onlinejudge.org/index.php?option=onlinejudge&amp;page=show_problem&amp;problem=1204&quot;;&quot;UVA 10263&quot;)" table:style-name="ce157">
            <text:p>UVA 10263</text:p>
          </table:table-cell>
          <table:table-cell table:style-name="ce241"/>
          <table:table-cell table:number-columns-repeated="5" table:style-name="ce82"/>
          <table:table-cell office:value-type="float" office:value="0" table:formula="of:=SUM([.E399:.H39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263.cpp&quot;;&quot;Sol to read&quot;)" table:style-name="ce157">
            <text:p>Sol to read</text:p>
          </table:table-cell>
          <table:table-cell office:value-type="string" table:style-name="ce156">
            <text:p>geometry, lines, distances, [=uva 460]</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Lining Up</text:p>
          </table:table-cell>
          <table:table-cell office:value-type="string" office:string-value="UVA 270" table:formula="of:=HYPERLINK(&quot;https://uva.onlinejudge.org/index.php?option=com_onlinejudge&amp;Itemid=8&amp;page=show_problem&amp;problem=206&quot;;&quot;UVA 270&quot;)" table:style-name="ce157">
            <text:p>UVA 270</text:p>
          </table:table-cell>
          <table:table-cell table:style-name="ce241"/>
          <table:table-cell table:number-columns-repeated="5" table:style-name="ce82"/>
          <table:table-cell office:value-type="float" office:value="0" table:formula="of:=SUM([.E400:.H400])" table:style-name="ce55">
            <text:p>0</text:p>
          </table:table-cell>
          <table:table-cell table:style-name="ce55"/>
          <table:table-cell table:style-name="ce244"/>
          <table:table-cell table:style-name="ce82"/>
          <table:table-cell office:value-type="string" office:string-value="Video Solution - Eng Mohamed Nasser. Don't Code O(N^3)" table:formula="of:=HYPERLINK(&quot;https://www.youtube.com/watch?v=EbB6g4GuNrQ&quot;;&quot;Video Solution - Eng Mohamed Nasser. Don't Code O(N^3)&quot;)" table:style-name="ce109">
            <text:p>Video Solution - Eng Mohamed Nasser. Don't Code O(N^3)</text:p>
          </table:table-cell>
          <table:table-cell office:value-type="string" table:style-name="ce156">
            <text:p>geometry, lines, line up</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Campus Roads</text:p>
          </table:table-cell>
          <table:table-cell office:value-type="string" office:string-value="UVA 11473" table:formula="of:=HYPERLINK(&quot;https://uva.onlinejudge.org/index.php?option=onlinejudge&amp;page=show_problem&amp;problem=2468&quot;;&quot;UVA 11473&quot;)" table:style-name="ce157">
            <text:p>UVA 11473</text:p>
          </table:table-cell>
          <table:table-cell table:style-name="ce241"/>
          <table:table-cell table:number-columns-repeated="5" table:style-name="ce82"/>
          <table:table-cell office:value-type="float" office:value="0" table:formula="of:=SUM([.E401:.H401])" table:style-name="ce55">
            <text:p>0</text:p>
          </table:table-cell>
          <table:table-cell table:style-name="ce55"/>
          <table:table-cell table:style-name="ce244"/>
          <table:table-cell table:style-name="ce160"/>
          <table:table-cell office:value-type="string" office:string-value="Sol" table:formula="of:=HYPERLINK(&quot;https://github.com/osamahatem/CompetitiveProgramming/blob/master/UVA/11473%20-%20Campus%20Roads.cpp&quot;;&quot;Sol&quot;)" table:style-name="ce139">
            <text:p>Sol</text:p>
          </table:table-cell>
          <table:table-cell office:value-type="string" table:style-name="ce156">
            <text:p>geometry, lines, distances, impl</text:p>
          </table:table-cell>
          <table:table-cell office:value-type="float" office:value="48" table:style-name="ce156">
            <text:p>48</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Polyline</text:p>
          </table:table-cell>
          <table:table-cell office:value-type="string" office:string-value="CF617-D2-D" table:formula="of:=HYPERLINK(&quot;http://codeforces.com/contest/617/problem/D&quot;;&quot;CF617-D2-D&quot;)" table:style-name="ce157">
            <text:p>CF617-D2-D</text:p>
          </table:table-cell>
          <table:table-cell table:style-name="ce241"/>
          <table:table-cell table:number-columns-repeated="5" table:style-name="ce82"/>
          <table:table-cell office:value-type="float" office:value="0" table:formula="of:=SUM([.E402:.H402])" table:style-name="ce55">
            <text:p>0</text:p>
          </table:table-cell>
          <table:table-cell table:style-name="ce82"/>
          <table:table-cell table:style-name="ce245"/>
          <table:table-cell table:style-name="ce82"/>
          <table:table-cell table:style-name="ce130"/>
          <table:table-cell office:value-type="string" table:style-name="ce156">
            <text:p>geometry, lines, impl</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ack Straws</text:p>
          </table:table-cell>
          <table:table-cell office:value-type="string" office:string-value="UVA 273" table:formula="of:=HYPERLINK(&quot;https://uva.onlinejudge.org/index.php?option=com_onlinejudge&amp;Itemid=8&amp;page=show_problem&amp;problem=209&quot;;&quot;UVA 273&quot;)" table:style-name="ce157">
            <text:p>UVA 273</text:p>
          </table:table-cell>
          <table:table-cell table:style-name="ce241"/>
          <table:table-cell table:number-columns-repeated="5" table:style-name="ce82"/>
          <table:table-cell office:value-type="float" office:value="0" table:formula="of:=SUM([.E403:.H403])" table:style-name="ce55">
            <text:p>0</text:p>
          </table:table-cell>
          <table:table-cell table:style-name="ce82"/>
          <table:table-cell table:style-name="ce245"/>
          <table:table-cell table:style-name="ce82"/>
          <table:table-cell office:value-type="string" office:string-value="Sol" table:formula="of:=HYPERLINK(&quot;https://github.com/MeGaCrazy/CompetitiveProgramming/blob/6c8e6d79950bbe406f56e3b990159810fcca7431/UVA/UVA_273.cpp&quot;;&quot;Sol&quot;)" table:style-name="ce158">
            <text:p>Sol</text:p>
          </table:table-cell>
          <table:table-cell office:value-type="string" table:style-name="ce156">
            <text:p>geometry, lines, intersection, shortest path</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olated Segments</text:p>
          </table:table-cell>
          <table:table-cell office:value-type="string" office:string-value="UVA 11343" table:formula="of:=HYPERLINK(&quot;https://uva.onlinejudge.org/index.php?option=com_onlinejudge&amp;Itemid=8&amp;page=show_problem&amp;problem=2318&quot;;&quot;UVA 11343&quot;)" table:style-name="ce157">
            <text:p>UVA 11343</text:p>
          </table:table-cell>
          <table:table-cell table:style-name="ce241"/>
          <table:table-cell table:number-columns-repeated="5" table:style-name="ce82"/>
          <table:table-cell office:value-type="float" office:value="0" table:formula="of:=SUM([.E404:.H404])"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11343.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ntersecting Lines</text:p>
          </table:table-cell>
          <table:table-cell office:value-type="string" office:string-value="UVA 378" table:formula="of:=HYPERLINK(&quot;https://uva.onlinejudge.org/index.php?option=com_onlinejudge&amp;Itemid=8&amp;page=show_problem&amp;problem=314&quot;;&quot;UVA 378&quot;)" table:style-name="ce157">
            <text:p>UVA 378</text:p>
          </table:table-cell>
          <table:table-cell table:style-name="ce241"/>
          <table:table-cell table:number-columns-repeated="5" table:style-name="ce82"/>
          <table:table-cell office:value-type="float" office:value="0" table:formula="of:=SUM([.E405:.H405])" table:style-name="ce55">
            <text:p>0</text:p>
          </table:table-cell>
          <table:table-cell table:style-name="ce55"/>
          <table:table-cell table:style-name="ce244"/>
          <table:table-cell table:style-name="ce82"/>
          <table:table-cell table:style-name="ce79"/>
          <table:table-cell office:value-type="string" table:style-name="ce156">
            <text:p>geometry, lines</text:p>
          </table:table-cell>
          <table:table-cell office:value-type="float" office:value="48" table:style-name="ce156">
            <text:p>48</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table:style-name="ce79">
            <text:p>SRM373-D2-1000</text:p>
          </table:table-cell>
          <table:table-cell table:style-name="ce241"/>
          <table:table-cell table:number-columns-repeated="5" table:style-name="ce82"/>
          <table:table-cell office:value-type="float" office:value="0" table:formula="of:=SUM([.E406:.H406])"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73%20RectangleCrossings.cpp&quot;;&quot;Sol&quot;)" table:style-name="ce158">
            <text:p>Sol</text:p>
          </table:table-cell>
          <table:table-cell office:value-type="string" table:style-name="ce156">
            <text:p>geometry, lines, lines intersection, rectangles, bf</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Intersecting Line Segments</text:p>
          </table:table-cell>
          <table:table-cell office:value-type="string" office:string-value="UVA 866" table:formula="of:=HYPERLINK(&quot;https://uva.onlinejudge.org/index.php?option=com_onlinejudge&amp;Itemid=8&amp;page=show_problem&amp;problem=807&quot;;&quot;UVA 866&quot;)" table:style-name="ce157">
            <text:p>UVA 866</text:p>
          </table:table-cell>
          <table:table-cell table:style-name="ce241"/>
          <table:table-cell table:number-columns-repeated="5" table:style-name="ce82"/>
          <table:table-cell office:value-type="float" office:value="0" table:formula="of:=SUM([.E407:.H40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master/UVA/UVA_866.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table:style-name="ce79">
            <text:p>SRM368-D1-500</text:p>
          </table:table-cell>
          <table:table-cell table:style-name="ce241"/>
          <table:table-cell table:number-columns-repeated="5" table:style-name="ce82"/>
          <table:table-cell office:value-type="float" office:value="0" table:formula="of:=SUM([.E408:.H408])"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58">
            <text:p>Sol</text:p>
          </table:table-cell>
          <table:table-cell office:value-type="string" table:style-name="ce156">
            <text:p>geometry, lines, polyline intersection, bf, na??</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Gleaming the Cubes</text:p>
          </table:table-cell>
          <table:table-cell office:value-type="string" office:string-value="UVA 737" table:formula="of:=HYPERLINK(&quot;https://uva.onlinejudge.org/index.php?option=onlinejudge&amp;page=show_problem&amp;problem=678&quot;;&quot;UVA 737&quot;)" table:style-name="ce157">
            <text:p>UVA 737</text:p>
          </table:table-cell>
          <table:table-cell table:style-name="ce241"/>
          <table:table-cell table:number-columns-repeated="5" table:style-name="ce82"/>
          <table:table-cell office:value-type="float" office:value="0" table:formula="of:=SUM([.E409:.H40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737.txt&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Water Falls</text:p>
          </table:table-cell>
          <table:table-cell office:value-type="string" office:string-value="UVA 833" table:formula="of:=HYPERLINK(&quot;https://uva.onlinejudge.org/index.php?option=com_onlinejudge&amp;Itemid=8&amp;page=show_problem&amp;problem=774&quot;;&quot;UVA 833&quot;)" table:style-name="ce157">
            <text:p>UVA 833</text:p>
          </table:table-cell>
          <table:table-cell table:style-name="ce241"/>
          <table:table-cell table:number-columns-repeated="5" table:style-name="ce82"/>
          <table:table-cell office:value-type="float" office:value="0" table:formula="of:=SUM([.E410:.H410])"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39">
            <text:p>Sol</text:p>
          </table:table-cell>
          <table:table-cell office:value-type="string" table:style-name="ce156">
            <text:p>geometry, lines, distances, adhoc</text:p>
          </table:table-cell>
          <table:table-cell office:value-type="float" office:value="48" table:style-name="ce156">
            <text:p>4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w Many Points of ?</text:p>
          </table:table-cell>
          <table:table-cell office:value-type="string" office:string-value="UVA 10790" table:formula="of:=HYPERLINK(&quot;https://uva.onlinejudge.org/index.php?option=onlinejudge&amp;page=show_problem&amp;problem=1731&quot;;&quot;UVA 10790&quot;)" table:style-name="ce157">
            <text:p>UVA 10790</text:p>
          </table:table-cell>
          <table:table-cell table:style-name="ce241"/>
          <table:table-cell table:number-columns-repeated="5" table:style-name="ce82"/>
          <table:table-cell office:value-type="float" office:value="0" table:formula="of:=SUM([.E411:.H411])"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b920a5ddab614e30ea12e7e3a7da12267a203ec/UVA/UVA_10790.cpp&quot;;&quot;Sol&quot;)" table:style-name="ce158">
            <text:p>Sol</text:p>
          </table:table-cell>
          <table:table-cell office:value-type="string" table:style-name="ce156">
            <text:p>geometry, lines, intersections, counting, formula, [incremental thinking]</text:p>
          </table:table-cell>
          <table:table-cell office:value-type="float" office:value="48" table:style-name="ce156">
            <text:p>48</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River Crossing</text:p>
          </table:table-cell>
          <table:table-cell office:value-type="string" table:style-name="ce79">
            <text:p>UVA 10514</text:p>
          </table:table-cell>
          <table:table-cell table:style-name="ce241"/>
          <table:table-cell table:number-columns-repeated="5" table:style-name="ce82"/>
          <table:table-cell office:value-type="float" office:value="0" table:formula="of:=SUM([.E412:.H41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514.txt&quot;;&quot;Sol&quot;)" table:style-name="ce158">
            <text:p>Sol</text:p>
          </table:table-cell>
          <table:table-cell office:value-type="string" table:style-name="ce156">
            <text:p>geometry, lines, distances, floyd</text:p>
          </table:table-cell>
          <table:table-cell office:value-type="float" office:value="48" table:style-name="ce156">
            <text:p>48</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estTriangulation" table:formula="of:=HYPERLINK(&quot;https://community.topcoder.com/stat?c=problem_statement&amp;pm=5923&amp;rd=8075&quot;;&quot;BestTriangulation&quot;)" table:style-name="ce157">
            <text:p>BestTriangulation</text:p>
          </table:table-cell>
          <table:table-cell office:value-type="string" table:style-name="ce79">
            <text:p>SRM278-D2-500</text:p>
          </table:table-cell>
          <table:table-cell table:style-name="ce241"/>
          <table:table-cell table:number-columns-repeated="5" table:style-name="ce82"/>
          <table:table-cell office:value-type="float" office:value="0" table:formula="of:=SUM([.E413:.H413])" table:style-name="ce55">
            <text:p>0</text:p>
          </table:table-cell>
          <table:table-cell table:style-name="ce55"/>
          <table:table-cell table:style-name="ce244"/>
          <table:table-cell table:style-name="ce82"/>
          <table:table-cell table:style-name="ce79"/>
          <table:table-cell office:value-type="string" table:style-name="ce156">
            <text:p>geometry, polygon, area, [just triangle areas]</text:p>
          </table:table-cell>
          <table:table-cell office:value-type="float" office:value="49" table:style-name="ce156">
            <text:p>4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riangle</text:p>
          </table:table-cell>
          <table:table-cell office:value-type="string" office:string-value="CF408-D2-C" table:formula="of:=HYPERLINK(&quot;http://codeforces.com/contest/408/problem/C&quot;;&quot;CF408-D2-C&quot;)" table:style-name="ce157">
            <text:p>CF408-D2-C</text:p>
          </table:table-cell>
          <table:table-cell table:style-name="ce241"/>
          <table:table-cell table:number-columns-repeated="5" table:style-name="ce82"/>
          <table:table-cell office:value-type="float" office:value="0" table:formula="of:=SUM([.E414:.H414])" table:style-name="ce55">
            <text:p>0</text:p>
          </table:table-cell>
          <table:table-cell table:style-name="ce82"/>
          <table:table-cell table:style-name="ce245"/>
          <table:table-cell table:style-name="ce82"/>
          <table:table-cell table:style-name="ce130"/>
          <table:table-cell office:value-type="string" table:style-name="ce156">
            <text:p>geometry, polygon</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UVA 11665</text:p>
          </table:table-cell>
          <table:table-cell table:style-name="ce241"/>
          <table:table-cell table:number-columns-repeated="5" table:style-name="ce82"/>
          <table:table-cell office:value-type="float" office:value="0" table:formula="of:=SUM([.E415:.H415])"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UVA/11665%20-%20Chinese%20Ink.cpp&quot;;&quot;Sol&quot;)" table:style-name="ce158">
            <text:p>Sol</text:p>
          </table:table-cell>
          <table:table-cell office:value-type="string" table:style-name="ce156">
            <text:p>geometry, polygon, pip, polygons intersection, dsu</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TIMUS 1599</text:p>
          </table:table-cell>
          <table:table-cell table:style-name="ce241"/>
          <table:table-cell table:number-columns-repeated="5" table:style-name="ce82"/>
          <table:table-cell office:value-type="float" office:value="0" table:formula="of:=SUM([.E416:.H416])"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Timus/1599-Winding-Number.cpp&quot;;&quot;Sol&quot;)" table:style-name="ce158">
            <text:p>Sol</text:p>
          </table:table-cell>
          <table:table-cell office:value-type="string" table:style-name="ce156">
            <text:p>geometry, polygon, pip, winding numbers, [precision: use int as possible, bad statement?]</text:p>
          </table:table-cell>
          <table:table-cell office:value-type="float" office:value="49" table:style-name="ce156">
            <text:p>49</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881</text:p>
          </table:table-cell>
          <table:table-cell table:style-name="ce241"/>
          <table:table-cell table:number-columns-repeated="5" table:style-name="ce82"/>
          <table:table-cell office:value-type="float" office:value="0" table:formula="of:=SUM([.E417:.H417])"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881.txt&quot;;&quot;Sol&quot;)" table:style-name="ce158">
            <text:p>Sol</text:p>
          </table:table-cell>
          <table:table-cell office:value-type="string" table:style-name="ce156">
            <text:p>geometry, polygon, pip, polygons inside polygons</text:p>
          </table:table-cell>
          <table:table-cell office:value-type="float" office:value="49" table:style-name="ce156">
            <text:p>4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40-D2-B" table:formula="of:=HYPERLINK(&quot;http://codeforces.com/contest/340/problem/B&quot;;&quot;CF340-D2-B&quot;)" table:style-name="ce157">
            <text:p>CF340-D2-B</text:p>
          </table:table-cell>
          <table:table-cell table:style-name="ce241"/>
          <table:table-cell table:number-columns-repeated="5" table:style-name="ce82"/>
          <table:table-cell office:value-type="float" office:value="0" table:formula="of:=SUM([.E418:.H418])" table:style-name="ce55">
            <text:p>0</text:p>
          </table:table-cell>
          <table:table-cell table:style-name="ce55"/>
          <table:table-cell table:style-name="ce244"/>
          <table:table-cell table:style-name="ce82"/>
          <table:table-cell table:style-name="ce79"/>
          <table:table-cell office:value-type="string" table:style-name="ce156">
            <text:p>geometry, polygon, bf</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olatile Kite</text:p>
          </table:table-cell>
          <table:table-cell office:value-type="string" office:string-value="CF801-D2-D" table:formula="of:=HYPERLINK(&quot;http://codeforces.com/contest/801/problem/D&quot;;&quot;CF801-D2-D&quot;)" table:style-name="ce157">
            <text:p>CF801-D2-D</text:p>
          </table:table-cell>
          <table:table-cell table:style-name="ce241"/>
          <table:table-cell table:number-columns-repeated="5" table:style-name="ce82"/>
          <table:table-cell office:value-type="float" office:value="0" table:formula="of:=SUM([.E419:.H419])" table:style-name="ce55">
            <text:p>0</text:p>
          </table:table-cell>
          <table:table-cell table:style-name="ce55"/>
          <table:table-cell table:style-name="ce244"/>
          <table:table-cell table:style-name="ce165"/>
          <table:table-cell office:value-type="string" office:string-value="Sol" table:formula="of:=HYPERLINK(&quot;https://github.com/MeGaCrazy/CompetitiveProgramming/blob/ff934b5231a55818d401805db5e0caa0720a1fa4/Codeforces/CF801-D2-D.cpp&quot;;&quot;Sol&quot;)" table:style-name="ce158">
            <text:p>Sol</text:p>
          </table:table-cell>
          <table:table-cell office:value-type="string" table:style-name="ce156">
            <text:p>geometry, polygon, binary search</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olygons</text:p>
          </table:table-cell>
          <table:table-cell office:value-type="string" office:string-value="UVA 137" table:formula="of:=HYPERLINK(&quot;https://uva.onlinejudge.org/index.php?option=onlinejudge&amp;page=show_problem&amp;problem=73&quot;;&quot;UVA 137&quot;)" table:style-name="ce157">
            <text:p>UVA 137</text:p>
          </table:table-cell>
          <table:table-cell table:style-name="ce241"/>
          <table:table-cell table:number-columns-repeated="5" table:style-name="ce82"/>
          <table:table-cell office:value-type="float" office:value="0" table:formula="of:=SUM([.E420:.H420])"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37.txt&quot;;&quot;Sol&quot;)" table:style-name="ce158">
            <text:p>Sol</text:p>
          </table:table-cell>
          <table:table-cell office:value-type="string" table:style-name="ce156">
            <text:p>geometry, polygon, pip, intersections or convex hull or polygon cut</text:p>
          </table:table-cell>
          <table:table-cell office:value-type="float" office:value="49" table:style-name="ce156">
            <text:p>4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Area</text:p>
          </table:table-cell>
          <table:table-cell office:value-type="string" office:string-value="TJU 1011" table:formula="of:=HYPERLINK(&quot;acm.tju.edu.cn/toj/showp1011.html&quot;;&quot;TJU 1011&quot;)" table:style-name="ce157">
            <text:p>TJU 1011</text:p>
          </table:table-cell>
          <table:table-cell table:style-name="ce241"/>
          <table:table-cell table:number-columns-repeated="5" table:style-name="ce82"/>
          <table:table-cell office:value-type="float" office:value="0" table:formula="of:=SUM([.E421:.H421])"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TJU/1011.cpp&quot;;&quot;Sol&quot;)" table:style-name="ce158">
            <text:p>Sol</text:p>
          </table:table-cell>
          <table:table-cell office:value-type="string" table:style-name="ce156">
            <text:p>geometry, polygon, pick's theorem</text:p>
          </table:table-cell>
          <table:table-cell office:value-type="float" office:value="52" table:style-name="ce156">
            <text:p>5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rees on My Island</text:p>
          </table:table-cell>
          <table:table-cell office:value-type="string" office:string-value="UVA 10088" table:formula="of:=HYPERLINK(&quot;https://uva.onlinejudge.org/index.php?option=onlinejudge&amp;page=show_problem&amp;problem=1029&quot;;&quot;UVA 10088&quot;)" table:style-name="ce157">
            <text:p>UVA 10088</text:p>
          </table:table-cell>
          <table:table-cell table:style-name="ce241"/>
          <table:table-cell table:number-columns-repeated="5" table:style-name="ce82"/>
          <table:table-cell office:value-type="float" office:value="0" table:formula="of:=SUM([.E422:.H422])" table:style-name="ce55">
            <text:p>0</text:p>
          </table:table-cell>
          <table:table-cell table:style-name="ce55"/>
          <table:table-cell table:style-name="ce244"/>
          <table:table-cell table:style-name="ce160"/>
          <table:table-cell table:style-name="ce130"/>
          <table:table-cell office:value-type="string" table:style-name="ce156">
            <text:p>geometry, polygon, pick's theorem, gcd</text:p>
          </table:table-cell>
          <table:table-cell office:value-type="float" office:value="52" table:style-name="ce156">
            <text:p>5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LIVEARCHIVE 2831</text:p>
          </table:table-cell>
          <table:table-cell table:style-name="ce241"/>
          <table:table-cell table:number-columns-repeated="5" table:style-name="ce82"/>
          <table:table-cell office:value-type="float" office:value="0" table:formula="of:=SUM([.E423:.H423])" table:style-name="ce55">
            <text:p>0</text:p>
          </table:table-cell>
          <table:table-cell table:style-name="ce55"/>
          <table:table-cell table:style-name="ce244"/>
          <table:table-cell table:style-name="ce160"/>
          <table:table-cell office:value-type="string" office:string-value="Use polygon cut" table:formula="of:=HYPERLINK(&quot;https://github.com/MeGaCrazy/CompetitiveProgramming/blob/c9f4ed6571a135dbc26cfeeb099384a8fec2ff92/LiveArchive/LIVEARCHIVE_2831.cpp&quot;;&quot;Use polygon cut&quot;)" table:style-name="ce158">
            <text:p>Use polygon cut</text:p>
          </table:table-cell>
          <table:table-cell office:value-type="string" table:style-name="ce156">
            <text:p>geometry, polygon, polygon cut</text:p>
          </table:table-cell>
          <table:table-cell office:value-type="float" office:value="53" table:style-name="ce156">
            <text:p>5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deo Surveillance</text:p>
          </table:table-cell>
          <table:table-cell office:value-type="string" office:string-value="UVA 588" table:formula="of:=HYPERLINK(&quot;https://uva.onlinejudge.org/index.php?option=com_onlinejudge&amp;Itemid=8&amp;page=show_problem&amp;problem=529&quot;;&quot;UVA 588&quot;)" table:style-name="ce157">
            <text:p>UVA 588</text:p>
          </table:table-cell>
          <table:table-cell table:style-name="ce241"/>
          <table:table-cell table:number-columns-repeated="5" table:style-name="ce82"/>
          <table:table-cell office:value-type="float" office:value="0" table:formula="of:=SUM([.E424:.H424])" table:style-name="ce55">
            <text:p>0</text:p>
          </table:table-cell>
          <table:table-cell table:style-name="ce55"/>
          <table:table-cell table:style-name="ce244"/>
          <table:table-cell table:style-name="ce160"/>
          <table:table-cell office:value-type="string" office:string-value="Use polygon cut" table:formula="of:=HYPERLINK(&quot;https://github.com/mostafa-saad/MyCompetitiveProgramming/blob/master/UVA/588.cpp&quot;;&quot;Use polygon cut&quot;)" table:style-name="ce158">
            <text:p>Use polygon cut</text:p>
          </table:table-cell>
          <table:table-cell office:value-type="string" table:style-name="ce156">
            <text:p>geometry, polygon, polygon cut or adhoc</text:p>
          </table:table-cell>
          <table:table-cell office:value-type="float" office:value="53" table:style-name="ce156">
            <text:p>53</text:p>
          </table:table-cell>
          <table:table-cell office:value-type="float" office:value="6" table:style-name="ce156">
            <text:p>6</text:p>
          </table:table-cell>
          <table:table-cell office:value-type="string" table:style-name="ce48">
            <text:p>p5</text:p>
          </table:table-cell>
          <table:table-cell table:number-columns-repeated="16367"/>
        </table:table-row>
        <table:table-row table:style-name="ro1">
          <table:table-cell office:value-type="string" table:style-name="ce79">
            <text:p>The Skyline Problem</text:p>
          </table:table-cell>
          <table:table-cell office:value-type="string" office:string-value="UVA 105" table:formula="of:=HYPERLINK(&quot;https://uva.onlinejudge.org/index.php?option=com_onlinejudge&amp;Itemid=8&amp;page=show_problem&amp;problem=41&quot;;&quot;UVA 105&quot;)" table:style-name="ce157">
            <text:p>UVA 105</text:p>
          </table:table-cell>
          <table:table-cell table:style-name="ce241"/>
          <table:table-cell table:number-columns-repeated="5" table:style-name="ce82"/>
          <table:table-cell office:value-type="float" office:value="0" table:formula="of:=SUM([.E425:.H425])" table:style-name="ce55">
            <text:p>0</text:p>
          </table:table-cell>
          <table:table-cell table:style-name="ce55"/>
          <table:table-cell table:style-name="ce244"/>
          <table:table-cell table:style-name="ce82"/>
          <table:table-cell table:style-name="ce130"/>
          <table:table-cell office:value-type="string" table:style-name="ce156">
            <text:p>greedy, geometry</text:p>
          </table:table-cell>
          <table:table-cell table:style-name="ce156"/>
          <table:table-cell office:value-type="float" office:value="3" table:style-name="ce156">
            <text:p>3</text:p>
          </table:table-cell>
          <table:table-cell table:number-columns-repeated="16368" table:style-name="ce1"/>
        </table:table-row>
        <table:table-row table:style-name="ro1">
          <table:table-cell office:value-type="string" table:style-name="ce79">
            <text:p>Marcus</text:p>
          </table:table-cell>
          <table:table-cell office:value-type="string" office:string-value="UVA 10452" table:formula="of:=HYPERLINK(&quot;https://uva.onlinejudge.org/index.php?option=onlinejudge&amp;page=show_problem&amp;problem=1393&quot;;&quot;UVA 10452&quot;)" table:style-name="ce157">
            <text:p>UVA 10452</text:p>
          </table:table-cell>
          <table:table-cell table:style-name="ce241"/>
          <table:table-cell table:number-columns-repeated="5" table:style-name="ce82"/>
          <table:table-cell office:value-type="float" office:value="0" table:formula="of:=SUM([.E426:.H426])"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HtaczlDLylk&quot;;&quot;Video Solution - Eng Ayman Salah&quot;)" table:style-name="ce109">
            <text:p>Video Solution - Eng Ayman Salah</text:p>
          </table:table-cell>
          <table:table-cell office:value-type="string" table:style-name="ce156">
            <text:p>graph</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ees on the level</text:p>
          </table:table-cell>
          <table:table-cell office:value-type="string" office:string-value="UVA 122" table:formula="of:=HYPERLINK(&quot;https://uva.onlinejudge.org/index.php?option=com_onlinejudge&amp;Itemid=8&amp;page=show_problem&amp;problem=58&quot;;&quot;UVA 122&quot;)" table:style-name="ce157">
            <text:p>UVA 122</text:p>
          </table:table-cell>
          <table:table-cell table:style-name="ce241"/>
          <table:table-cell table:number-columns-repeated="5" table:style-name="ce82"/>
          <table:table-cell office:value-type="float" office:value="0" table:formula="of:=SUM([.E427:.H427])"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b6D-7cqN2jM&quot;;&quot;Video Solution - SolverToBe (Java)&quot;)" table:style-name="ce159">
            <text:p>Video Solution - SolverToBe (Java)</text:p>
          </table:table-cell>
          <table:table-cell office:value-type="string" table:style-name="ce156">
            <text:p>graph, trees</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T07Z</text:p>
          </table:table-cell>
          <table:table-cell office:value-type="string" office:string-value="SPOJ PT07Z" table:formula="of:=HYPERLINK(&quot;http://www.spoj.com/problems/PT07Z/&quot;;&quot;SPOJ PT07Z&quot;)" table:style-name="ce157">
            <text:p>SPOJ PT07Z</text:p>
          </table:table-cell>
          <table:table-cell table:style-name="ce241"/>
          <table:table-cell table:number-columns-repeated="5" table:style-name="ce82"/>
          <table:table-cell office:value-type="float" office:value="0" table:formula="of:=SUM([.E428:.H42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Z.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Roads in the North</text:p>
          </table:table-cell>
          <table:table-cell office:value-type="string" office:string-value="UVA 10308" table:formula="of:=HYPERLINK(&quot;https://uva.onlinejudge.org/index.php?option=com_onlinejudge&amp;Itemid=8&amp;page=show_problem&amp;problem=1249&quot;;&quot;UVA 10308&quot;)" table:style-name="ce157">
            <text:p>UVA 10308</text:p>
          </table:table-cell>
          <table:table-cell table:style-name="ce241"/>
          <table:table-cell table:number-columns-repeated="5" table:style-name="ce82"/>
          <table:table-cell office:value-type="float" office:value="0" table:formula="of:=SUM([.E429:.H42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08.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68-D2-C" table:formula="of:=HYPERLINK(&quot;https://codeforces.com/contest/1068/problem/C&quot;;&quot;CF1068-D2-C&quot;)" table:style-name="ce157">
            <text:p>CF1068-D2-C</text:p>
          </table:table-cell>
          <table:table-cell table:style-name="ce241"/>
          <table:table-cell table:number-columns-repeated="5" table:style-name="ce82"/>
          <table:table-cell office:value-type="float" office:value="0" table:formula="of:=SUM([.E430:.H430])" table:style-name="ce55">
            <text:p>0</text:p>
          </table:table-cell>
          <table:table-cell table:style-name="ce55"/>
          <table:table-cell table:style-name="ce244"/>
          <table:table-cell table:style-name="ce82"/>
          <table:table-cell table:style-name="ce130"/>
          <table:table-cell office:value-type="string" table:style-name="ce156">
            <text:p>graph, adhoc</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Eternal Victory</text:p>
          </table:table-cell>
          <table:table-cell office:value-type="string" office:string-value="CF61-D2-D" table:formula="of:=HYPERLINK(&quot;http://codeforces.com/contest/61/problem/D&quot;;&quot;CF61-D2-D&quot;)" table:style-name="ce157">
            <text:p>CF61-D2-D</text:p>
          </table:table-cell>
          <table:table-cell table:style-name="ce241"/>
          <table:table-cell table:number-columns-repeated="5" table:style-name="ce82"/>
          <table:table-cell office:value-type="float" office:value="0" table:formula="of:=SUM([.E431:.H431])" table:style-name="ce55">
            <text:p>0</text:p>
          </table:table-cell>
          <table:table-cell table:style-name="ce55"/>
          <table:table-cell table:style-name="ce244"/>
          <table:table-cell table:style-name="ce82"/>
          <table:table-cell table:style-name="ce79"/>
          <table:table-cell office:value-type="string" table:style-name="ce156">
            <text:p>graph, greedy</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Is It A Tree?</text:p>
          </table:table-cell>
          <table:table-cell office:value-type="string" office:string-value="UVA 615" table:formula="of:=HYPERLINK(&quot;https://uva.onlinejudge.org/index.php?option=com_onlinejudge&amp;Itemid=8&amp;page=show_problem&amp;problem=556&quot;;&quot;UVA 615&quot;)" table:style-name="ce157">
            <text:p>UVA 615</text:p>
          </table:table-cell>
          <table:table-cell table:style-name="ce241"/>
          <table:table-cell table:number-columns-repeated="5" table:style-name="ce82"/>
          <table:table-cell office:value-type="float" office:value="0" table:formula="of:=SUM([.E432:.H432])" table:style-name="ce55">
            <text:p>0</text:p>
          </table:table-cell>
          <table:table-cell table:style-name="ce82"/>
          <table:table-cell table:style-name="ce245"/>
          <table:table-cell table:style-name="ce82"/>
          <table:table-cell table:style-name="ce133"/>
          <table:table-cell office:value-type="string" table:style-name="ce156">
            <text:p>graph, trees</text:p>
          </table:table-cell>
          <table:table-cell office:value-type="float" office:value="55" table:style-name="ce156">
            <text:p>5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hmoud and Ehab and the wrong algorithm</text:p>
          </table:table-cell>
          <table:table-cell office:value-type="string" office:string-value="CF959-D2-C" table:formula="of:=HYPERLINK(&quot;http://codeforces.com/contest/959/problem/C&quot;;&quot;CF959-D2-C&quot;)" table:style-name="ce157">
            <text:p>CF959-D2-C</text:p>
          </table:table-cell>
          <table:table-cell table:style-name="ce241"/>
          <table:table-cell table:number-columns-repeated="5" table:style-name="ce82"/>
          <table:table-cell office:value-type="float" office:value="0" table:formula="of:=SUM([.E433:.H433])"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bvDYHy9ESnY&amp;&quot;;&quot;Video Solution - Eng Mohamed Salah&quot;)" table:style-name="ce115">
            <text:p>Video Solution - Eng Mohamed Salah</text:p>
          </table:table-cell>
          <table:table-cell office:value-type="string" table:style-name="ce156">
            <text:p>graph, trees, constructive</text:p>
          </table:table-cell>
          <table:table-cell office:value-type="float" office:value="55" table:style-name="ce156">
            <text:p>55</text:p>
          </table:table-cell>
          <table:table-cell office:value-type="float" office:value="4" table:style-name="ce133">
            <text:p>4</text:p>
          </table:table-cell>
          <table:table-cell table:number-columns-repeated="16368" table:style-name="ce1"/>
        </table:table-row>
        <table:table-row table:style-name="ro1">
          <table:table-cell office:value-type="string" table:style-name="ce79">
            <text:p>Central Post Office</text:p>
          </table:table-cell>
          <table:table-cell office:value-type="string" office:string-value="UVA 12379" table:formula="of:=HYPERLINK(&quot;https://uva.onlinejudge.org/index.php?option=onlinejudge&amp;page=show_problem&amp;problem=3801&quot;;&quot;UVA 12379&quot;)" table:style-name="ce157">
            <text:p>UVA 12379</text:p>
          </table:table-cell>
          <table:table-cell table:style-name="ce241"/>
          <table:table-cell table:number-columns-repeated="5" table:style-name="ce82"/>
          <table:table-cell office:value-type="float" office:value="0" table:formula="of:=SUM([.E434:.H434])" table:style-name="ce55">
            <text:p>0</text:p>
          </table:table-cell>
          <table:table-cell table:style-name="ce82"/>
          <table:table-cell table:style-name="ce245"/>
          <table:table-cell table:style-name="ce82"/>
          <table:table-cell office:value-type="string" office:string-value="Sol" table:formula="of:=HYPERLINK(&quot;https://github.com/abdullaAshraf/Problem-Solving/blob/master/UVA/12379.cpp&quot;;&quot;Sol&quot;)" table:style-name="ce139">
            <text:p>Sol</text:p>
          </table:table-cell>
          <table:table-cell office:value-type="string" table:style-name="ce156">
            <text:p>graph, tree diameter</text:p>
          </table:table-cell>
          <table:table-cell office:value-type="float" office:value="55" table:style-name="ce156">
            <text:p>5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Tree Root</text:p>
          </table:table-cell>
          <table:table-cell office:value-type="string" office:string-value="UVA 10459" table:formula="of:=HYPERLINK(&quot;https://uva.onlinejudge.org/index.php?option=onlinejudge&amp;page=show_problem&amp;problem=1400&quot;;&quot;UVA 10459&quot;)" table:style-name="ce157">
            <text:p>UVA 10459</text:p>
          </table:table-cell>
          <table:table-cell table:style-name="ce241"/>
          <table:table-cell table:number-columns-repeated="5" table:style-name="ce82"/>
          <table:table-cell office:value-type="float" office:value="0" table:formula="of:=SUM([.E435:.H43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04/UVA%2010459.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Xor-tree</text:p>
          </table:table-cell>
          <table:table-cell office:value-type="string" office:string-value="CF430-D2-C" table:formula="of:=HYPERLINK(&quot;http://codeforces.com/contest/430/problem/C&quot;;&quot;CF430-D2-C&quot;)" table:style-name="ce157">
            <text:p>CF430-D2-C</text:p>
          </table:table-cell>
          <table:table-cell table:style-name="ce241"/>
          <table:table-cell table:number-columns-repeated="5" table:style-name="ce82"/>
          <table:table-cell office:value-type="float" office:value="0" table:formula="of:=SUM([.E436:.H436])" table:style-name="ce55">
            <text:p>0</text:p>
          </table:table-cell>
          <table:table-cell table:style-name="ce55"/>
          <table:table-cell table:style-name="ce244"/>
          <table:table-cell table:style-name="ce82"/>
          <table:table-cell table:style-name="ce79"/>
          <table:table-cell office:value-type="string" table:style-name="ce156">
            <text:p>graph, bf</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nting Bikes</text:p>
          </table:table-cell>
          <table:table-cell office:value-type="string" office:string-value="CF363-D2-D" table:formula="of:=HYPERLINK(&quot;http://codeforces.com/contest/363/problem/D&quot;;&quot;CF363-D2-D&quot;)" table:style-name="ce157">
            <text:p>CF363-D2-D</text:p>
          </table:table-cell>
          <table:table-cell table:style-name="ce241"/>
          <table:table-cell table:number-columns-repeated="5" table:style-name="ce82"/>
          <table:table-cell office:value-type="float" office:value="0" table:formula="of:=SUM([.E437:.H437])" table:style-name="ce55">
            <text:p>0</text:p>
          </table:table-cell>
          <table:table-cell table:style-name="ce55"/>
          <table:table-cell table:style-name="ce244"/>
          <table:table-cell table:style-name="ce160"/>
          <table:table-cell table:style-name="ce130"/>
          <table:table-cell office:value-type="string" table:style-name="ce156">
            <text:p>graph, cycle, greedy</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gular Bridge</text:p>
          </table:table-cell>
          <table:table-cell office:value-type="string" office:string-value="CF550-D2-D" table:formula="of:=HYPERLINK(&quot;http://codeforces.com/contest/550/problem/D&quot;;&quot;CF550-D2-D&quot;)" table:style-name="ce157">
            <text:p>CF550-D2-D</text:p>
          </table:table-cell>
          <table:table-cell table:style-name="ce241"/>
          <table:table-cell table:number-columns-repeated="5" table:style-name="ce82"/>
          <table:table-cell office:value-type="float" office:value="0" table:formula="of:=SUM([.E438:.H438])" table:style-name="ce55">
            <text:p>0</text:p>
          </table:table-cell>
          <table:table-cell table:style-name="ce82"/>
          <table:table-cell table:style-name="ce245"/>
          <table:table-cell table:style-name="ce160"/>
          <table:table-cell table:style-name="ce130"/>
          <table:table-cell office:value-type="string" table:style-name="ce156">
            <text:p>graph, prove using e.g. scc</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486-D2-D" table:formula="of:=HYPERLINK(&quot;http://codeforces.com/contest/486/problem/D&quot;;&quot;CF486-D2-D&quot;)" table:style-name="ce157">
            <text:p>CF486-D2-D</text:p>
          </table:table-cell>
          <table:table-cell table:style-name="ce241"/>
          <table:table-cell table:number-columns-repeated="5" table:style-name="ce82"/>
          <table:table-cell office:value-type="float" office:value="0" table:formula="of:=SUM([.E439:.H439])" table:style-name="ce55">
            <text:p>0</text:p>
          </table:table-cell>
          <table:table-cell table:style-name="ce82"/>
          <table:table-cell table:style-name="ce245"/>
          <table:table-cell table:style-name="ce82"/>
          <table:table-cell table:style-name="ce109"/>
          <table:table-cell office:value-type="string" table:style-name="ce156">
            <text:p>graph, trees, dfs, prefix sum or dp_tree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Cycles</text:p>
          </table:table-cell>
          <table:table-cell office:value-type="string" office:string-value="CF233-D2-C" table:formula="of:=HYPERLINK(&quot;http://codeforces.com/contest/233/problem/C&quot;;&quot;CF233-D2-C&quot;)" table:style-name="ce157">
            <text:p>CF233-D2-C</text:p>
          </table:table-cell>
          <table:table-cell table:style-name="ce241"/>
          <table:table-cell table:number-columns-repeated="5" table:style-name="ce82"/>
          <table:table-cell office:value-type="float" office:value="0" table:formula="of:=SUM([.E440:.H440])" table:style-name="ce55">
            <text:p>0</text:p>
          </table:table-cell>
          <table:table-cell table:style-name="ce82"/>
          <table:table-cell table:style-name="ce245"/>
          <table:table-cell table:style-name="ce82"/>
          <table:table-cell table:style-name="ce130"/>
          <table:table-cell office:value-type="string" table:style-name="ce156">
            <text:p>graph, cycle</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E" table:formula="of:=HYPERLINK(&quot;http://codeforces.com/contest/459/problem/E&quot;;&quot;CF459-D2-E&quot;)" table:style-name="ce157">
            <text:p>CF459-D2-E</text:p>
          </table:table-cell>
          <table:table-cell table:style-name="ce241"/>
          <table:table-cell table:number-columns-repeated="5" table:style-name="ce82"/>
          <table:table-cell office:value-type="float" office:value="0" table:formula="of:=SUM([.E441:.H441])" table:style-name="ce55">
            <text:p>0</text:p>
          </table:table-cell>
          <table:table-cell table:style-name="ce55"/>
          <table:table-cell table:style-name="ce244"/>
          <table:table-cell table:style-name="ce82"/>
          <table:table-cell table:style-name="ce133"/>
          <table:table-cell office:value-type="string" table:style-name="ce156">
            <text:p>graph, dp, sorting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0-D12-D" table:formula="of:=HYPERLINK(&quot;https://codeforces.com/contest/1060/problem/D&quot;;&quot;CF1060-D12-D&quot;)" table:style-name="ce157">
            <text:p>CF1060-D12-D</text:p>
          </table:table-cell>
          <table:table-cell table:style-name="ce241"/>
          <table:table-cell table:number-columns-repeated="5" table:style-name="ce82"/>
          <table:table-cell office:value-type="float" office:value="0" table:formula="of:=SUM([.E442:.H442])" table:style-name="ce55">
            <text:p>0</text:p>
          </table:table-cell>
          <table:table-cell table:style-name="ce82"/>
          <table:table-cell table:style-name="ce245"/>
          <table:table-cell table:style-name="ce160"/>
          <table:table-cell table:style-name="ce133"/>
          <table:table-cell office:value-type="string" table:style-name="ce156">
            <text:p>graph, greedy</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982</text:p>
          </table:table-cell>
          <table:table-cell table:style-name="ce241"/>
          <table:table-cell table:number-columns-repeated="5" table:style-name="ce82"/>
          <table:table-cell office:value-type="float" office:value="0" table:formula="of:=SUM([.E443:.H443])" table:style-name="ce55">
            <text:p>0</text:p>
          </table:table-cell>
          <table:table-cell table:style-name="ce82"/>
          <table:table-cell table:style-name="ce245"/>
          <table:table-cell table:style-name="ce160"/>
          <table:table-cell office:value-type="string" office:string-value="Sol" table:formula="of:=HYPERLINK(&quot;https://github.com/jebouin/CompetitiveProgramming/blob/master/UVA/UVA%2010982.cpp&quot;;&quot;Sol&quot;)" table:style-name="ce139">
            <text:p>Sol</text:p>
          </table:table-cell>
          <table:table-cell office:value-type="string" table:style-name="ce156">
            <text:p>graph, greedy, [close to max cut]</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92-D2-D" table:formula="of:=HYPERLINK(&quot;http://codeforces.com/contest/592/problem/D&quot;;&quot;CF592-D2-D&quot;)" table:style-name="ce157">
            <text:p>CF592-D2-D</text:p>
          </table:table-cell>
          <table:table-cell table:style-name="ce241"/>
          <table:table-cell table:number-columns-repeated="5" table:style-name="ce82"/>
          <table:table-cell office:value-type="float" office:value="0" table:formula="of:=SUM([.E444:.H444])" table:style-name="ce55">
            <text:p>0</text:p>
          </table:table-cell>
          <table:table-cell table:style-name="ce82"/>
          <table:table-cell table:style-name="ce245"/>
          <table:table-cell table:style-name="ce82"/>
          <table:table-cell table:style-name="ce133"/>
          <table:table-cell office:value-type="string" table:style-name="ce156">
            <text:p>graph, tree diameter</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BITMAP - Bitmap</text:p>
          </table:table-cell>
          <table:table-cell office:value-type="string" office:string-value="SPOJ BITMAP" table:formula="of:=HYPERLINK(&quot;http://www.spoj.com/problems/BITMAP/&quot;;&quot;SPOJ BITMAP&quot;)" table:style-name="ce157">
            <text:p>SPOJ BITMAP</text:p>
          </table:table-cell>
          <table:table-cell table:style-name="ce241"/>
          <table:table-cell table:number-columns-repeated="5" table:style-name="ce82"/>
          <table:table-cell office:value-type="float" office:value="0" table:formula="of:=SUM([.E445:.H445])" table:style-name="ce55">
            <text:p>0</text:p>
          </table:table-cell>
          <table:table-cell table:style-name="ce82"/>
          <table:table-cell table:style-name="ce245"/>
          <table:table-cell table:style-name="ce82"/>
          <table:table-cell office:value-type="string" office:string-value="Editorial" table:formula="of:=HYPERLINK(&quot;https://github.com/omarkhair/Problems-Editorial/blob/master/SPOJ/Bitmap/Editorial.md&quot;;&quot;Editorial&quot;)" table:style-name="ce70">
            <text:p>Editorial</text:p>
          </table:table-cell>
          <table:table-cell office:value-type="string" table:style-name="ce156">
            <text:p>graph, bfs, multisrc, multidest</text:p>
          </table:table-cell>
          <table:table-cell office:value-type="float" office:value="57" table:style-name="ce156">
            <text:p>5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uring water</text:p>
          </table:table-cell>
          <table:table-cell office:value-type="string" office:string-value="SPOJ POUR1" table:formula="of:=HYPERLINK(&quot;http://www.spoj.com/problems/POUR1/&quot;;&quot;SPOJ POUR1&quot;)" table:style-name="ce157">
            <text:p>SPOJ POUR1</text:p>
          </table:table-cell>
          <table:table-cell table:style-name="ce241"/>
          <table:table-cell table:number-columns-repeated="5" table:style-name="ce82"/>
          <table:table-cell office:value-type="float" office:value="0" table:formula="of:=SUM([.E446:.H446])" table:style-name="ce55">
            <text:p>0</text:p>
          </table:table-cell>
          <table:table-cell table:style-name="ce82"/>
          <table:table-cell table:style-name="ce245"/>
          <table:table-cell table:style-name="ce82"/>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office:value-type="string" table:style-name="ce156">
            <text:p>graph, bfs</text:p>
          </table:table-cell>
          <table:table-cell office:value-type="float" office:value="57" table:style-name="ce156">
            <text:p>5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ugs</text:p>
          </table:table-cell>
          <table:table-cell office:value-type="string" office:string-value="UVA 571" table:formula="of:=HYPERLINK(&quot;https://uva.onlinejudge.org/index.php?option=com_onlinejudge&amp;Itemid=8&amp;page=show_problem&amp;problem=512&quot;;&quot;UVA 571&quot;)" table:style-name="ce157">
            <text:p>UVA 571</text:p>
          </table:table-cell>
          <table:table-cell table:style-name="ce241"/>
          <table:table-cell table:number-columns-repeated="5" table:style-name="ce82"/>
          <table:table-cell office:value-type="float" office:value="0" table:formula="of:=SUM([.E447:.H447])"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0J3Jznp3kE&quot;;&quot;Video Solution - Dr Mostafa Saad&quot;)" table:style-name="ce109">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Tic-Tac-Toe ( I )</text:p>
          </table:table-cell>
          <table:table-cell office:value-type="string" office:string-value="SPOJ TOE1" table:formula="of:=HYPERLINK(&quot;http://www.spoj.com/problems/TOE1/&quot;;&quot;SPOJ TOE1&quot;)" table:style-name="ce157">
            <text:p>SPOJ TOE1</text:p>
          </table:table-cell>
          <table:table-cell table:style-name="ce241"/>
          <table:table-cell table:number-columns-repeated="5" table:style-name="ce82"/>
          <table:table-cell office:value-type="float" office:value="0" table:formula="of:=SUM([.E448:.H448])"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M2c3csK3Ps&quot;;&quot;Video Solution - Eng Ayman Salah&quot;)" table:style-name="ce157">
            <text:p>Video Solution - Eng Ayman Salah</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ic-Tac-Toe ( II )</text:p>
          </table:table-cell>
          <table:table-cell office:value-type="string" office:string-value="SPOJ TOE2" table:formula="of:=HYPERLINK(&quot;http://www.spoj.com/problems/TOE2/&quot;;&quot;SPOJ TOE2&quot;)" table:style-name="ce157">
            <text:p>SPOJ TOE2</text:p>
          </table:table-cell>
          <table:table-cell table:style-name="ce241"/>
          <table:table-cell table:number-columns-repeated="5" table:style-name="ce82"/>
          <table:table-cell office:value-type="float" office:value="0" table:formula="of:=SUM([.E449:.H449])" table:style-name="ce55">
            <text:p>0</text:p>
          </table:table-cell>
          <table:table-cell table:style-name="ce55"/>
          <table:table-cell table:style-name="ce244"/>
          <table:table-cell table:style-name="ce82"/>
          <table:table-cell office:value-type="string" office:string-value="Video Solution - Eng Essam AlNaggar" table:formula="of:=HYPERLINK(&quot;https://www.youtube.com/watch?v=LleR_xaCfMY&amp;feature=youtu.be&quot;;&quot;Video Solution - Eng Essam AlNaggar&quot;)" table:style-name="ce157">
            <text:p>Video Solution - Eng Essam AlNaggar</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night Moves</text:p>
          </table:table-cell>
          <table:table-cell office:value-type="string" office:string-value="UVA 439" table:formula="of:=HYPERLINK(&quot;https://uva.onlinejudge.org/index.php?option=com_onlinejudge&amp;Itemid=8&amp;page=show_problem&amp;problem=380&quot;;&quot;UVA 439&quot;)" table:style-name="ce157">
            <text:p>UVA 439</text:p>
          </table:table-cell>
          <table:table-cell table:style-name="ce241"/>
          <table:table-cell table:number-columns-repeated="5" table:style-name="ce82"/>
          <table:table-cell office:value-type="float" office:value="0" table:formula="of:=SUM([.E450:.H450])"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_S7BCbISrdo&amp;feature=youtu.be&quot;;&quot;Video Solution - Eng Magdy Hasan&quot;)" table:style-name="ce157">
            <text:p>Video Solution - Eng Magdy Hasan</text:p>
          </table:table-cell>
          <table:table-cell office:value-type="string" table:style-name="ce156">
            <text:p>graph, bfs, chess or d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ing's Path</text:p>
          </table:table-cell>
          <table:table-cell office:value-type="string" office:string-value="CF242-D2-C" table:formula="of:=HYPERLINK(&quot;http://codeforces.com/contest/242/problem/C&quot;;&quot;CF242-D2-C&quot;)" table:style-name="ce157">
            <text:p>CF242-D2-C</text:p>
          </table:table-cell>
          <table:table-cell table:style-name="ce241"/>
          <table:table-cell table:number-columns-repeated="5" table:style-name="ce82"/>
          <table:table-cell office:value-type="float" office:value="0" table:formula="of:=SUM([.E451:.H45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mxeOFQ_4Rw&quot;;&quot;Video Solution - Dr Mostafa Saad&quot;)" table:style-name="ce157">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Theseus and labyrinth</text:p>
          </table:table-cell>
          <table:table-cell office:value-type="string" office:string-value="CF676-D2-D" table:formula="of:=HYPERLINK(&quot;http://codeforces.com/contest/676/problem/D&quot;;&quot;CF676-D2-D&quot;)" table:style-name="ce157">
            <text:p>CF676-D2-D</text:p>
          </table:table-cell>
          <table:table-cell table:style-name="ce241"/>
          <table:table-cell table:number-columns-repeated="5" table:style-name="ce82"/>
          <table:table-cell office:value-type="float" office:value="0" table:formula="of:=SUM([.E452:.H452])" table:style-name="ce55">
            <text:p>0</text:p>
          </table:table-cell>
          <table:table-cell table:style-name="ce82"/>
          <table:table-cell table:style-name="ce245"/>
          <table:table-cell table:style-name="ce82"/>
          <table:table-cell table:style-name="ce133"/>
          <table:table-cell office:value-type="string" table:style-name="ce156">
            <text:p>graph, bfs, impl</text:p>
          </table:table-cell>
          <table:table-cell office:value-type="float" office:value="57" table:style-name="ce156">
            <text:p>5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andering Queen</text:p>
          </table:table-cell>
          <table:table-cell office:value-type="string" office:string-value="SPOJ QUEEN" table:formula="of:=HYPERLINK(&quot;http://www.spoj.com/problems/QUEEN/&quot;;&quot;SPOJ QUEEN&quot;)" table:style-name="ce157">
            <text:p>SPOJ QUEEN</text:p>
          </table:table-cell>
          <table:table-cell table:style-name="ce241"/>
          <table:table-cell table:number-columns-repeated="5" table:style-name="ce82"/>
          <table:table-cell office:value-type="float" office:value="0" table:formula="of:=SUM([.E453:.H453])" table:style-name="ce55">
            <text:p>0</text:p>
          </table:table-cell>
          <table:table-cell table:style-name="ce82"/>
          <table:table-cell table:style-name="ce245"/>
          <table:table-cell table:style-name="ce82"/>
          <table:table-cell office:value-type="string" office:string-value="Sol to read" table:formula="of:=HYPERLINK(&quot;https://github.com/magdy-hasan/competitive-programming/blob/master/SPOJ/SPOJ%20QUEEN%20-%20Wandering%20Queen.cpp&quot;;&quot;Sol to read&quot;)" table:style-name="ce115">
            <text:p>Sol to re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store Graph</text:p>
          </table:table-cell>
          <table:table-cell office:value-type="string" office:string-value="CF404-D2-C" table:formula="of:=HYPERLINK(&quot;http://codeforces.com/contest/404/problem/C&quot;;&quot;CF404-D2-C&quot;)" table:style-name="ce157">
            <text:p>CF404-D2-C</text:p>
          </table:table-cell>
          <table:table-cell table:style-name="ce241"/>
          <table:table-cell table:number-columns-repeated="5" table:style-name="ce82"/>
          <table:table-cell office:value-type="float" office:value="0" table:formula="of:=SUM([.E454:.H454])" table:style-name="ce55">
            <text:p>0</text:p>
          </table:table-cell>
          <table:table-cell table:style-name="ce82"/>
          <table:table-cell table:style-name="ce245"/>
          <table:table-cell table:style-name="ce82"/>
          <table:table-cell table:style-name="ce79"/>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Key Task</text:p>
          </table:table-cell>
          <table:table-cell office:value-type="string" office:string-value="SPOJ CERC07K" table:formula="of:=HYPERLINK(&quot;http://www.spoj.com/problems/CERC07K/&quot;;&quot;SPOJ CERC07K&quot;)" table:style-name="ce157">
            <text:p>SPOJ CERC07K</text:p>
          </table:table-cell>
          <table:table-cell table:style-name="ce241"/>
          <table:table-cell table:number-columns-repeated="5" table:style-name="ce82"/>
          <table:table-cell office:value-type="float" office:value="0" table:formula="of:=SUM([.E455:.H455])" table:style-name="ce55">
            <text:p>0</text:p>
          </table:table-cell>
          <table:table-cell table:style-name="ce82"/>
          <table:table-cell table:style-name="ce245"/>
          <table:table-cell table:style-name="ce82"/>
          <table:table-cell table:style-name="ce156"/>
          <table:table-cell office:value-type="string" table:style-name="ce156">
            <text:p>graph, bfs, bitmask</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leaning Robot</text:p>
          </table:table-cell>
          <table:table-cell office:value-type="string" office:string-value="SPOJ CLEANRBT" table:formula="of:=HYPERLINK(&quot;http://www.spoj.com/problems/CLEANRBT/&quot;;&quot;SPOJ CLEANRBT&quot;)" table:style-name="ce157">
            <text:p>SPOJ CLEANRBT</text:p>
          </table:table-cell>
          <table:table-cell table:style-name="ce241"/>
          <table:table-cell table:number-columns-repeated="5" table:style-name="ce82"/>
          <table:table-cell office:value-type="float" office:value="0" table:formula="of:=SUM([.E456:.H456])" table:style-name="ce55">
            <text:p>0</text:p>
          </table:table-cell>
          <table:table-cell table:style-name="ce82"/>
          <table:table-cell table:style-name="ce245"/>
          <table:table-cell table:style-name="ce82"/>
          <table:table-cell table:style-name="ce130"/>
          <table:table-cell office:value-type="string" table:style-name="ce156">
            <text:p>graph, bfs, bitmask or bfs preprocess then dp</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888</text:p>
          </table:table-cell>
          <table:table-cell table:style-name="ce241"/>
          <table:table-cell table:number-columns-repeated="5" table:style-name="ce82"/>
          <table:table-cell office:value-type="float" office:value="0" table:formula="of:=SUM([.E457:.H457])" table:style-name="ce55">
            <text:p>0</text:p>
          </table:table-cell>
          <table:table-cell table:style-name="ce55"/>
          <table:table-cell table:style-name="ce244"/>
          <table:table-cell table:style-name="ce82"/>
          <table:table-cell table:style-name="ce133"/>
          <table:table-cell office:value-type="string" table:style-name="ce156">
            <text:p>graph, bfs, dp or weighted matching</text:p>
          </table:table-cell>
          <table:table-cell office:value-type="float" office:value="57" table:style-name="ce156">
            <text:p>5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ext Editor</text:p>
          </table:table-cell>
          <table:table-cell office:value-type="string" office:string-value="CF253-D2-C" table:formula="of:=HYPERLINK(&quot;http://codeforces.com/contest/253/problem/C&quot;;&quot;CF253-D2-C&quot;)" table:style-name="ce157">
            <text:p>CF253-D2-C</text:p>
          </table:table-cell>
          <table:table-cell table:style-name="ce241"/>
          <table:table-cell table:number-columns-repeated="5" table:style-name="ce82"/>
          <table:table-cell office:value-type="float" office:value="0" table:formula="of:=SUM([.E458:.H458])" table:style-name="ce55">
            <text:p>0</text:p>
          </table:table-cell>
          <table:table-cell table:style-name="ce55"/>
          <table:table-cell table:style-name="ce244"/>
          <table:table-cell table:style-name="ce82"/>
          <table:table-cell table:style-name="ce79"/>
          <table:table-cell office:value-type="string" table:style-name="ce156">
            <text:p>graph, bfs or greedy, [search in 2d grid]</text:p>
          </table:table-cell>
          <table:table-cell office:value-type="float" office:value="57" table:style-name="ce156">
            <text:p>5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obo or not Tobo</text:p>
          </table:table-cell>
          <table:table-cell office:value-type="string" office:string-value="SPOJ ANARC08A" table:formula="of:=HYPERLINK(&quot;http://www.spoj.com/problems/ANARC08A/&quot;;&quot;SPOJ ANARC08A&quot;)" table:style-name="ce157">
            <text:p>SPOJ ANARC08A</text:p>
          </table:table-cell>
          <table:table-cell table:style-name="ce241"/>
          <table:table-cell table:number-columns-repeated="5" table:style-name="ce82"/>
          <table:table-cell office:value-type="float" office:value="0" table:formula="of:=SUM([.E459:.H459])"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ANARC08A.txt&quot;;&quot;Sol&quot;)" table:style-name="ce139">
            <text:p>Sol</text:p>
          </table:table-cell>
          <table:table-cell office:value-type="string" table:style-name="ce156">
            <text:p>graph, bfs, trie, hashing or meet in middle</text:p>
          </table:table-cell>
          <table:table-cell office:value-type="float" office:value="57" table:style-name="ce156">
            <text:p>5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05-D3-F" table:formula="of:=HYPERLINK(&quot;http://codeforces.com/contest/1005/problem/F&quot;;&quot;CF1005-D3-F&quot;)" table:style-name="ce157">
            <text:p>CF1005-D3-F</text:p>
          </table:table-cell>
          <table:table-cell table:style-name="ce241"/>
          <table:table-cell table:number-columns-repeated="5" table:style-name="ce82"/>
          <table:table-cell office:value-type="float" office:value="0" table:formula="of:=SUM([.E460:.H460])" table:style-name="ce55">
            <text:p>0</text:p>
          </table:table-cell>
          <table:table-cell table:style-name="ce82"/>
          <table:table-cell table:style-name="ce245"/>
          <table:table-cell table:style-name="ce82"/>
          <table:table-cell table:style-name="ce130"/>
          <table:table-cell office:value-type="string" table:style-name="ce156">
            <text:p>graph, bfs</text:p>
          </table:table-cell>
          <table:table-cell office:value-type="float" office:value="57" table:style-name="ce156">
            <text:p>57</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498</text:p>
          </table:table-cell>
          <table:table-cell table:style-name="ce241"/>
          <table:table-cell table:number-columns-repeated="5" table:style-name="ce82"/>
          <table:table-cell office:value-type="float" office:value="0" table:formula="of:=SUM([.E461:.H461])" table:style-name="ce55">
            <text:p>0</text:p>
          </table:table-cell>
          <table:table-cell table:style-name="ce55"/>
          <table:table-cell table:style-name="ce244"/>
          <table:table-cell table:style-name="ce82"/>
          <table:table-cell table:style-name="ce156"/>
          <table:table-cell office:value-type="string" table:style-name="ce156">
            <text:p>graph, bfs, [chess, tricky cas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573</text:p>
          </table:table-cell>
          <table:table-cell table:style-name="ce241"/>
          <table:table-cell table:number-columns-repeated="5" table:style-name="ce82"/>
          <table:table-cell office:value-type="float" office:value="0" table:formula="of:=SUM([.E462:.H462])" table:style-name="ce55">
            <text:p>0</text:p>
          </table:table-cell>
          <table:table-cell table:style-name="ce55"/>
          <table:table-cell table:style-name="ce244"/>
          <table:table-cell table:style-name="ce82"/>
          <table:table-cell office:value-type="string" office:string-value="Learn 0/1 BFS" table:formula="of:=HYPERLINK(&quot;https://www.geeksforgeeks.org/0-1-bfs-shortest-path-binary-graph/&quot;;&quot;Learn 0/1 BFS&quot;)" table:style-name="ce166">
            <text:p>Learn 0/1 BFS</text:p>
          </table:table-cell>
          <table:table-cell office:value-type="string" table:style-name="ce156">
            <text:p>graph, bfs, 0/1 bfs, [~spoj kaththi]</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787-D2-C" table:formula="of:=HYPERLINK(&quot;http://codeforces.com/contest/787/problem/C&quot;;&quot;CF787-D2-C&quot;)" table:style-name="ce157">
            <text:p>CF787-D2-C</text:p>
          </table:table-cell>
          <table:table-cell table:style-name="ce241"/>
          <table:table-cell table:number-columns-repeated="5" table:style-name="ce82"/>
          <table:table-cell office:value-type="float" office:value="0" table:formula="of:=SUM([.E463:.H463])" table:style-name="ce55">
            <text:p>0</text:p>
          </table:table-cell>
          <table:table-cell table:style-name="ce55"/>
          <table:table-cell table:style-name="ce244"/>
          <table:table-cell table:style-name="ce160"/>
          <table:table-cell table:style-name="ce133"/>
          <table:table-cell office:value-type="string" table:style-name="ce156">
            <text:p>graph, bfs, cyclic gam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811-D2-D" table:formula="of:=HYPERLINK(&quot;http://codeforces.com/contest/811/problem/D&quot;;&quot;CF811-D2-D&quot;)" table:style-name="ce157">
            <text:p>CF811-D2-D</text:p>
          </table:table-cell>
          <table:table-cell table:style-name="ce241"/>
          <table:table-cell table:number-columns-repeated="5" table:style-name="ce82"/>
          <table:table-cell office:value-type="float" office:value="0" table:formula="of:=SUM([.E464:.H464])" table:style-name="ce55">
            <text:p>0</text:p>
          </table:table-cell>
          <table:table-cell table:style-name="ce82"/>
          <table:table-cell table:style-name="ce245"/>
          <table:table-cell table:style-name="ce160"/>
          <table:table-cell table:style-name="ce133"/>
          <table:table-cell office:value-type="string" table:style-name="ce156">
            <text:p>graph, bfs, interactive</text:p>
          </table:table-cell>
          <table:table-cell office:value-type="float" office:value="57" table:style-name="ce156">
            <text:p>57</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0461</text:p>
          </table:table-cell>
          <table:table-cell table:style-name="ce241"/>
          <table:table-cell table:number-columns-repeated="5" table:style-name="ce82"/>
          <table:table-cell office:value-type="float" office:value="0" table:formula="of:=SUM([.E465:.H465])" table:style-name="ce55">
            <text:p>0</text:p>
          </table:table-cell>
          <table:table-cell table:style-name="ce55"/>
          <table:table-cell table:style-name="ce244"/>
          <table:table-cell table:style-name="ce82"/>
          <table:table-cell table:style-name="ce79"/>
          <table:table-cell office:value-type="string" table:style-name="ce156">
            <text:p>graph, dfs, [finish computation times]</text:p>
          </table:table-cell>
          <table:table-cell office:value-type="float" office:value="60" table:style-name="ce156">
            <text:p>60</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oads in Berland</text:p>
          </table:table-cell>
          <table:table-cell office:value-type="string" office:string-value="CF25-D2-C" table:formula="of:=HYPERLINK(&quot;http://codeforces.com/contest/25/problem/C&quot;;&quot;CF25-D2-C&quot;)" table:style-name="ce157">
            <text:p>CF25-D2-C</text:p>
          </table:table-cell>
          <table:table-cell table:style-name="ce241"/>
          <table:table-cell table:number-columns-repeated="5" table:style-name="ce82"/>
          <table:table-cell office:value-type="float" office:value="0" table:formula="of:=SUM([.E466:.H466])"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arty</text:p>
          </table:table-cell>
          <table:table-cell office:value-type="string" office:string-value="CF116-D2-C" table:formula="of:=HYPERLINK(&quot;http://codeforces.com/contest/116/problem/C&quot;;&quot;CF116-D2-C&quot;)" table:style-name="ce157">
            <text:p>CF116-D2-C</text:p>
          </table:table-cell>
          <table:table-cell table:style-name="ce241"/>
          <table:table-cell table:number-columns-repeated="5" table:style-name="ce82"/>
          <table:table-cell office:value-type="float" office:value="0" table:formula="of:=SUM([.E467:.H467])"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orming Teams</text:p>
          </table:table-cell>
          <table:table-cell office:value-type="string" office:string-value="CF216-D2-B" table:formula="of:=HYPERLINK(&quot;http://codeforces.com/contest/216/problem/B&quot;;&quot;CF216-D2-B&quot;)" table:style-name="ce157">
            <text:p>CF216-D2-B</text:p>
          </table:table-cell>
          <table:table-cell table:style-name="ce241"/>
          <table:table-cell table:number-columns-repeated="5" table:style-name="ce82"/>
          <table:table-cell office:value-type="float" office:value="0" table:formula="of:=SUM([.E468:.H46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4rahDYs9-c&quot;;&quot;Video Solution - Dr Mostafa Saad&quot;)" table:style-name="ce109">
            <text:p>Video Solution - Dr Mostafa Saad</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ock Tower</text:p>
          </table:table-cell>
          <table:table-cell office:value-type="string" office:string-value="CF327-D2-D" table:formula="of:=HYPERLINK(&quot;http://codeforces.com/contest/327/problem/D&quot;;&quot;CF327-D2-D&quot;)" table:style-name="ce157">
            <text:p>CF327-D2-D</text:p>
          </table:table-cell>
          <table:table-cell table:style-name="ce241"/>
          <table:table-cell table:number-columns-repeated="5" table:style-name="ce82"/>
          <table:table-cell office:value-type="float" office:value="0" table:formula="of:=SUM([.E469:.H469])"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ldier and Cards</text:p>
          </table:table-cell>
          <table:table-cell office:value-type="string" office:string-value="CF546-D2-C" table:formula="of:=HYPERLINK(&quot;http://codeforces.com/contest/546/problem/C&quot;;&quot;CF546-D2-C&quot;)" table:style-name="ce157">
            <text:p>CF546-D2-C</text:p>
          </table:table-cell>
          <table:table-cell table:style-name="ce241"/>
          <table:table-cell table:number-columns-repeated="5" table:style-name="ce82"/>
          <table:table-cell office:value-type="float" office:value="0" table:formula="of:=SUM([.E470:.H470])"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efa and Park</text:p>
          </table:table-cell>
          <table:table-cell office:value-type="string" office:string-value="CF580-D2-C" table:formula="of:=HYPERLINK(&quot;http://codeforces.com/contest/580/problem/C&quot;;&quot;CF580-D2-C&quot;)" table:style-name="ce157">
            <text:p>CF580-D2-C</text:p>
          </table:table-cell>
          <table:table-cell table:style-name="ce241"/>
          <table:table-cell table:number-columns-repeated="5" table:style-name="ce82"/>
          <table:table-cell office:value-type="float" office:value="0" table:formula="of:=SUM([.E471:.H47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ebC3c-YJDIk&quot;;&quot;Video Solution - Solver to be (Java)&quot;)" table:style-name="ce157">
            <text:p>Video Solution - Solver to be (Java)</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Maze</text:p>
          </table:table-cell>
          <table:table-cell office:value-type="string" office:string-value="CF378-D2-C" table:formula="of:=HYPERLINK(&quot;http://codeforces.com/contest/378/problem/C&quot;;&quot;CF378-D2-C&quot;)" table:style-name="ce157">
            <text:p>CF378-D2-C</text:p>
          </table:table-cell>
          <table:table-cell table:style-name="ce241"/>
          <table:table-cell table:number-columns-repeated="5" table:style-name="ce82"/>
          <table:table-cell office:value-type="float" office:value="0" table:formula="of:=SUM([.E472:.H472])" table:style-name="ce55">
            <text:p>0</text:p>
          </table:table-cell>
          <table:table-cell table:style-name="ce55"/>
          <table:table-cell table:style-name="ce244"/>
          <table:table-cell table:style-name="ce82"/>
          <table:table-cell table:style-name="ce79"/>
          <table:table-cell office:value-type="string" table:style-name="ce156">
            <text:p>graph, dfs, [reverse thinking]</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Exchange Rates</text:p>
          </table:table-cell>
          <table:table-cell office:value-type="string" office:string-value="UVA 10113" table:formula="of:=HYPERLINK(&quot;https://uva.onlinejudge.org/index.php?option=onlinejudge&amp;page=show_problem&amp;problem=1054&quot;;&quot;UVA 10113&quot;)" table:style-name="ce157">
            <text:p>UVA 10113</text:p>
          </table:table-cell>
          <table:table-cell table:style-name="ce241"/>
          <table:table-cell table:number-columns-repeated="5" table:style-name="ce82"/>
          <table:table-cell office:value-type="float" office:value="0" table:formula="of:=SUM([.E473:.H473])" table:style-name="ce55">
            <text:p>0</text:p>
          </table:table-cell>
          <table:table-cell table:style-name="ce82"/>
          <table:table-cell table:style-name="ce245"/>
          <table:table-cell table:style-name="ce82"/>
          <table:table-cell table:style-name="ce130"/>
          <table:table-cell office:value-type="string" table:style-name="ce156">
            <text:p>graph, dfs, impl</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Ice Cave</text:p>
          </table:table-cell>
          <table:table-cell office:value-type="string" office:string-value="CF540-D2-C" table:formula="of:=HYPERLINK(&quot;http://codeforces.com/contest/540/problem/C&quot;;&quot;CF540-D2-C&quot;)" table:style-name="ce157">
            <text:p>CF540-D2-C</text:p>
          </table:table-cell>
          <table:table-cell table:style-name="ce241"/>
          <table:table-cell table:number-columns-repeated="5" table:style-name="ce82"/>
          <table:table-cell office:value-type="float" office:value="0" table:formula="of:=SUM([.E474:.H474])"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Ordering</text:p>
          </table:table-cell>
          <table:table-cell office:value-type="string" office:string-value="UVA 872" table:formula="of:=HYPERLINK(&quot;https://uva.onlinejudge.org/index.php?option=onlinejudge&amp;page=show_problem&amp;problem=813&quot;;&quot;UVA 872&quot;)" table:style-name="ce157">
            <text:p>UVA 872</text:p>
          </table:table-cell>
          <table:table-cell table:style-name="ce241"/>
          <table:table-cell table:number-columns-repeated="5" table:style-name="ce82"/>
          <table:table-cell office:value-type="float" office:value="0" table:formula="of:=SUM([.E475:.H475])" table:style-name="ce55">
            <text:p>0</text:p>
          </table:table-cell>
          <table:table-cell table:style-name="ce82"/>
          <table:table-cell table:style-name="ce245"/>
          <table:table-cell table:style-name="ce82"/>
          <table:table-cell office:value-type="string" table:style-name="ce76">
            <text:p><text:a xlink:href="https://github.com/omarkhair/Problems-Editorial/blob/master/UVA/872%20-%20Ordering/Editorial.md">Sol</text:a></text:p>
          </table:table-cell>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rected Roads</text:p>
          </table:table-cell>
          <table:table-cell office:value-type="string" office:string-value="CF711-D2-D" table:formula="of:=HYPERLINK(&quot;http://codeforces.com/contest/711/problem/D&quot;;&quot;CF711-D2-D&quot;)" table:style-name="ce157">
            <text:p>CF711-D2-D</text:p>
          </table:table-cell>
          <table:table-cell table:style-name="ce241"/>
          <table:table-cell table:number-columns-repeated="5" table:style-name="ce82"/>
          <table:table-cell office:value-type="float" office:value="0" table:formula="of:=SUM([.E476:.H476])" table:style-name="ce55">
            <text:p>0</text:p>
          </table:table-cell>
          <table:table-cell table:style-name="ce55"/>
          <table:table-cell table:style-name="ce244"/>
          <table:table-cell table:style-name="ce82"/>
          <table:table-cell table:style-name="ce79"/>
          <table:table-cell office:value-type="string" table:style-name="ce156">
            <text:p>graph, dfs, combinatorics, formula</text:p>
          </table:table-cell>
          <table:table-cell office:value-type="float" office:value="60" table:style-name="ce156">
            <text:p>6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IA</text:p>
          </table:table-cell>
          <table:table-cell table:style-name="ce241"/>
          <table:table-cell table:number-columns-repeated="5" table:style-name="ce82"/>
          <table:table-cell office:value-type="float" office:value="0" table:formula="of:=SUM([.E477:.H477])" table:style-name="ce55">
            <text:p>0</text:p>
          </table:table-cell>
          <table:table-cell table:style-name="ce82"/>
          <table:table-cell table:style-name="ce245"/>
          <table:table-cell table:style-name="ce82"/>
          <table:table-cell office:value-type="string" office:string-value="Sol" table:formula="of:=HYPERLINK(&quot;https://github.com/MNT95/Competitive-Programming/blob/master/SPOJ/BIA.cpp?fbclid=IwAR1xR9CTVVj2L_Hr-1m5uIqAFHRc8Bh78z11v46sPyVjHwHeE3MvPrcMbn8&quot;;&quot;Sol&quot;)" table:style-name="ce115">
            <text:p>Sol</text:p>
          </table:table-cell>
          <table:table-cell office:value-type="string" table:style-name="ce156">
            <text:p>graph, dfs or directed articulation points algorithm</text:p>
          </table:table-cell>
          <table:table-cell office:value-type="float" office:value="60" table:style-name="ce156">
            <text:p>6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hoosing Capital for Treeland</text:p>
          </table:table-cell>
          <table:table-cell office:value-type="string" office:string-value="CF219-D2-D" table:formula="of:=HYPERLINK(&quot;http://codeforces.com/contest/219/problem/D&quot;;&quot;CF219-D2-D&quot;)" table:style-name="ce157">
            <text:p>CF219-D2-D</text:p>
          </table:table-cell>
          <table:table-cell table:style-name="ce241"/>
          <table:table-cell table:number-columns-repeated="5" table:style-name="ce82"/>
          <table:table-cell office:value-type="float" office:value="0" table:formula="of:=SUM([.E478:.H478])" table:style-name="ce55">
            <text:p>0</text:p>
          </table:table-cell>
          <table:table-cell table:style-name="ce82"/>
          <table:table-cell table:style-name="ce245"/>
          <table:table-cell table:style-name="ce160"/>
          <table:table-cell table:style-name="ce156"/>
          <table:table-cell office:value-type="string" table:style-name="ce156">
            <text:p>graph, dfs or dp_trees</text:p>
          </table:table-cell>
          <table:table-cell office:value-type="float" office:value="60" table:style-name="ce156">
            <text:p>60</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75-D2-D" table:formula="of:=HYPERLINK(&quot;http://codeforces.com/contest/1075/problem/D&quot;;&quot;CF1075-D2-D&quot;)" table:style-name="ce157">
            <text:p>CF1075-D2-D</text:p>
          </table:table-cell>
          <table:table-cell table:style-name="ce241"/>
          <table:table-cell table:number-columns-repeated="5" table:style-name="ce82"/>
          <table:table-cell office:value-type="float" office:value="0" table:formula="of:=SUM([.E479:.H479])" table:style-name="ce55">
            <text:p>0</text:p>
          </table:table-cell>
          <table:table-cell table:style-name="ce82"/>
          <table:table-cell table:style-name="ce245"/>
          <table:table-cell table:style-name="ce82"/>
          <table:table-cell table:style-name="ce130"/>
          <table:table-cell office:value-type="string" table:style-name="ce156">
            <text:p>graph, dfs, interactive</text:p>
          </table:table-cell>
          <table:table-cell office:value-type="float" office:value="60" table:style-name="ce156">
            <text:p>6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nfinite Maze</text:p>
          </table:table-cell>
          <table:table-cell office:value-type="string" office:string-value="CF197-D2-D" table:formula="of:=HYPERLINK(&quot;http://codeforces.com/contest/197/problem/D&quot;;&quot;CF197-D2-D&quot;)" table:style-name="ce157">
            <text:p>CF197-D2-D</text:p>
          </table:table-cell>
          <table:table-cell table:style-name="ce241"/>
          <table:table-cell table:number-columns-repeated="5" table:style-name="ce82"/>
          <table:table-cell office:value-type="float" office:value="0" table:formula="of:=SUM([.E480:.H480])"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Cycle in Graph</text:p>
          </table:table-cell>
          <table:table-cell office:value-type="string" office:string-value="CF263-D2-D" table:formula="of:=HYPERLINK(&quot;http://codeforces.com/contest/263/problem/D&quot;;&quot;CF263-D2-D&quot;)" table:style-name="ce157">
            <text:p>CF263-D2-D</text:p>
          </table:table-cell>
          <table:table-cell table:style-name="ce241"/>
          <table:table-cell table:number-columns-repeated="5" table:style-name="ce82"/>
          <table:table-cell office:value-type="float" office:value="0" table:formula="of:=SUM([.E481:.H481])" table:style-name="ce55">
            <text:p>0</text:p>
          </table:table-cell>
          <table:table-cell table:style-name="ce82"/>
          <table:table-cell table:style-name="ce245"/>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T-decomposition</text:p>
          </table:table-cell>
          <table:table-cell office:value-type="string" office:string-value="CF237-D2-D" table:formula="of:=HYPERLINK(&quot;http://codeforces.com/contest/237/problem/D&quot;;&quot;CF237-D2-D&quot;)" table:style-name="ce157">
            <text:p>CF237-D2-D</text:p>
          </table:table-cell>
          <table:table-cell table:style-name="ce241"/>
          <table:table-cell table:number-columns-repeated="5" table:style-name="ce82"/>
          <table:table-cell office:value-type="float" office:value="0" table:formula="of:=SUM([.E482:.H482])" table:style-name="ce55">
            <text:p>0</text:p>
          </table:table-cell>
          <table:table-cell table:style-name="ce55"/>
          <table:table-cell table:style-name="ce244"/>
          <table:table-cell table:style-name="ce160"/>
          <table:table-cell table:style-name="ce130"/>
          <table:table-cell office:value-type="string" table:style-name="ce156">
            <text:p>graph, dfs, greedy</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Robbery</text:p>
          </table:table-cell>
          <table:table-cell office:value-type="string" office:string-value="UVA 707" table:formula="of:=HYPERLINK(&quot;https://uva.onlinejudge.org/index.php?option=com_onlinejudge&amp;Itemid=8&amp;page=show_problem&amp;problem=648&quot;;&quot;UVA 707&quot;)" table:style-name="ce157">
            <text:p>UVA 707</text:p>
          </table:table-cell>
          <table:table-cell table:style-name="ce241"/>
          <table:table-cell table:number-columns-repeated="5" table:style-name="ce82"/>
          <table:table-cell office:value-type="float" office:value="0" table:formula="of:=SUM([.E483:.H483])"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7/UVA%20707.Cpp&quot;;&quot;Sol&quot;)" table:style-name="ce158">
            <text:p>Sol</text:p>
          </table:table-cell>
          <table:table-cell office:value-type="string" table:style-name="ce156">
            <text:p>graph, dfs or dp</text:p>
          </table:table-cell>
          <table:table-cell office:value-type="float" office:value="60" table:style-name="ce156">
            <text:p>60</text:p>
          </table:table-cell>
          <table:table-cell office:value-type="float" office:value="5.75" table:style-name="ce156">
            <text:p>5.75</text:p>
          </table:table-cell>
          <table:table-cell table:number-columns-repeated="16368" table:style-name="ce1"/>
        </table:table-row>
        <table:table-row table:style-name="ro1">
          <table:table-cell office:value-type="string" table:style-name="ce79">
            <text:p>Persistent Bookcase</text:p>
          </table:table-cell>
          <table:table-cell office:value-type="string" office:string-value="CF707-D2-D" table:formula="of:=HYPERLINK(&quot;http://codeforces.com/contest/707/problem/D&quot;;&quot;CF707-D2-D&quot;)" table:style-name="ce157">
            <text:p>CF707-D2-D</text:p>
          </table:table-cell>
          <table:table-cell table:style-name="ce241"/>
          <table:table-cell table:number-columns-repeated="5" table:style-name="ce82"/>
          <table:table-cell office:value-type="float" office:value="0" table:formula="of:=SUM([.E484:.H484])"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Codeforces/CF707-D2-D.cpp&quot;;&quot;Sol&quot;)" table:style-name="ce139">
            <text:p>Sol</text:p>
          </table:table-cell>
          <table:table-cell office:value-type="string" table:style-name="ce156">
            <text:p>graph, dfs, bitset or persistent segment tree</text:p>
          </table:table-cell>
          <table:table-cell office:value-type="float" office:value="60" table:style-name="ce156">
            <text:p>60</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oodular Arithmetic</text:p>
          </table:table-cell>
          <table:table-cell office:value-type="string" office:string-value="CF604-D2-D" table:formula="of:=HYPERLINK(&quot;http://codeforces.com/contest/604/problem/D&quot;;&quot;CF604-D2-D&quot;)" table:style-name="ce157">
            <text:p>CF604-D2-D</text:p>
          </table:table-cell>
          <table:table-cell table:style-name="ce241"/>
          <table:table-cell table:number-columns-repeated="5" table:style-name="ce82"/>
          <table:table-cell office:value-type="float" office:value="0" table:formula="of:=SUM([.E485:.H48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604-D2-D.cpp&quot;;&quot;Sol&quot;)" table:style-name="ce139">
            <text:p>Sol</text:p>
          </table:table-cell>
          <table:table-cell office:value-type="string" table:style-name="ce156">
            <text:p>graph, dfs, fermat, [rearangement propperty or congruence]</text:p>
          </table:table-cell>
          <table:table-cell office:value-type="float" office:value="60" table:style-name="ce156">
            <text:p>6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he Seasonal War</text:p>
          </table:table-cell>
          <table:table-cell office:value-type="string" office:string-value="UVA 352" table:formula="of:=HYPERLINK(&quot;https://uva.onlinejudge.org/index.php?option=onlinejudge&amp;page=show_problem&amp;problem=288&quot;;&quot;UVA 352&quot;)" table:style-name="ce157">
            <text:p>UVA 352</text:p>
          </table:table-cell>
          <table:table-cell table:style-name="ce241"/>
          <table:table-cell table:number-columns-repeated="5" table:style-name="ce82"/>
          <table:table-cell office:value-type="float" office:value="0" table:formula="of:=SUM([.E486:.H486])" table:style-name="ce55">
            <text:p>0</text:p>
          </table:table-cell>
          <table:table-cell table:style-name="ce82"/>
          <table:table-cell table:style-name="ce244"/>
          <table:table-cell table:style-name="ce82"/>
          <table:table-cell office:value-type="string" office:string-value="Video Solution - Eng Mohamed Nasser" table:formula="of:=HYPERLINK(&quot;https://www.youtube.com/watch?v=-nRiMjHEIUg&quot;;&quot;Video Solution - Eng Mohamed Nasser&quot;)" table:style-name="ce109">
            <text:p>Video Solution - Eng Mohamed Nasser</text:p>
          </table:table-cell>
          <table:table-cell office:value-type="string" table:style-name="ce156">
            <text:p>graph, dfs, flood-fill</text:p>
          </table:table-cell>
          <table:table-cell office:value-type="float" office:value="61" table:style-name="ce156">
            <text:p>6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ttleships</text:p>
          </table:table-cell>
          <table:table-cell office:value-type="string" office:string-value="UVA 11953" table:formula="of:=HYPERLINK(&quot;https://uva.onlinejudge.org/index.php?option=com_onlinejudge&amp;Itemid=8&amp;page=show_problem&amp;problem=3104&quot;;&quot;UVA 11953&quot;)" table:style-name="ce157">
            <text:p>UVA 11953</text:p>
          </table:table-cell>
          <table:table-cell table:style-name="ce241"/>
          <table:table-cell table:number-columns-repeated="5" table:style-name="ce82"/>
          <table:table-cell office:value-type="float" office:value="0" table:formula="of:=SUM([.E487:.H487])" table:style-name="ce55">
            <text:p>0</text:p>
          </table:table-cell>
          <table:table-cell table:style-name="ce82"/>
          <table:table-cell table:style-name="ce244"/>
          <table:table-cell table:style-name="ce82"/>
          <table:table-cell office:value-type="string" office:string-value="Video Solution - Eng Aya Elymany" table:formula="of:=HYPERLINK(&quot;https://www.youtube.com/watch?v=nvPucDrmErI&quot;;&quot;Video Solution - Eng Aya Elymany&quot;)" table:style-name="ce109">
            <text:p>Video Solution - Eng Aya Elymany</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ze Exploration</text:p>
          </table:table-cell>
          <table:table-cell office:value-type="string" office:string-value="UVA 784" table:formula="of:=HYPERLINK(&quot;https://uva.onlinejudge.org/index.php?option=onlinejudge&amp;page=show_problem&amp;problem=725&quot;;&quot;UVA 784&quot;)" table:style-name="ce157">
            <text:p>UVA 784</text:p>
          </table:table-cell>
          <table:table-cell table:style-name="ce241"/>
          <table:table-cell table:number-columns-repeated="5" table:style-name="ce82"/>
          <table:table-cell office:value-type="float" office:value="0" table:formula="of:=SUM([.E488:.H48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khOAL6TflhE&amp;feature=youtu.be&quot;;&quot;Video Solution - Eng Mahmoud Adel&quot;)" table:style-name="ce115">
            <text:p>Video Solution - Eng Mahmoud Adel</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ontinents</text:p>
          </table:table-cell>
          <table:table-cell office:value-type="string" office:string-value="UVA 11094" table:formula="of:=HYPERLINK(&quot;https://uva.onlinejudge.org/index.php?option=onlinejudge&amp;page=show_problem&amp;problem=2035&quot;;&quot;UVA 11094&quot;)" table:style-name="ce157">
            <text:p>UVA 11094</text:p>
          </table:table-cell>
          <table:table-cell table:style-name="ce241"/>
          <table:table-cell table:number-columns-repeated="5" table:style-name="ce82"/>
          <table:table-cell office:value-type="float" office:value="0" table:formula="of:=SUM([.E489:.H489])"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LuFqaQ40RI&quot;;&quot;Video Solution - Eng Ayman Salah&quot;)" table:style-name="ce157">
            <text:p>Video Solution - Eng Ayman Salah</text:p>
          </table:table-cell>
          <table:table-cell office:value-type="string" table:style-name="ce156">
            <text:p>graph, dfs, flood-fill</text:p>
          </table:table-cell>
          <table:table-cell office:value-type="float" office:value="61" table:style-name="ce156">
            <text:p>6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297-D1-500</text:p>
          </table:table-cell>
          <table:table-cell table:style-name="ce241"/>
          <table:table-cell table:number-columns-repeated="5" table:style-name="ce82"/>
          <table:table-cell office:value-type="float" office:value="0" table:formula="of:=SUM([.E490:.H490])" table:style-name="ce55">
            <text:p>0</text:p>
          </table:table-cell>
          <table:table-cell table:style-name="ce55"/>
          <table:table-cell table:style-name="ce244"/>
          <table:table-cell table:style-name="ce82"/>
          <table:table-cell table:style-name="ce79"/>
          <table:table-cell office:value-type="string" table:style-name="ce156">
            <text:p>graph, dfs, flood-fill or bfs, bf</text:p>
          </table:table-cell>
          <table:table-cell office:value-type="float" office:value="61" table:style-name="ce156">
            <text:p>6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quivalent Strings</text:p>
          </table:table-cell>
          <table:table-cell office:value-type="string" office:string-value="CF560-D2-D" table:formula="of:=HYPERLINK(&quot;http://codeforces.com/contest/560/problem/D&quot;;&quot;CF560-D2-D&quot;)" table:style-name="ce157">
            <text:p>CF560-D2-D</text:p>
          </table:table-cell>
          <table:table-cell table:style-name="ce241"/>
          <table:table-cell table:number-columns-repeated="5" table:style-name="ce82"/>
          <table:table-cell office:value-type="float" office:value="0" table:formula="of:=SUM([.E491:.H491])" table:style-name="ce55">
            <text:p>0</text:p>
          </table:table-cell>
          <table:table-cell table:style-name="ce55"/>
          <table:table-cell table:style-name="ce244"/>
          <table:table-cell table:style-name="ce160"/>
          <table:table-cell office:value-type="string" office:string-value="Sol to learn" table:formula="of:=HYPERLINK(&quot;https://github.com/VAMPIER000001/CompetitiveProgramming/blob/6ffe2c80fe5aba2bf2d901503b96f1b90053462a/CF/CF560-D2-D(2).Cpp&quot;;&quot;Sol to learn&quot;)" table:style-name="ce158">
            <text:p>Sol to learn</text:p>
          </table:table-cell>
          <table:table-cell office:value-type="string" table:style-name="ce156">
            <text:p>graph, dfs, isomorphism or d&amp;c, hashing</text:p>
          </table:table-cell>
          <table:table-cell office:value-type="float" office:value="62" table:style-name="ce156">
            <text:p>62</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57">
            <text:p>LIVEARCHIVE 2935</text:p>
          </table:table-cell>
          <table:table-cell table:style-name="ce241"/>
          <table:table-cell table:number-columns-repeated="5" table:style-name="ce82"/>
          <table:table-cell office:value-type="float" office:value="0" table:formula="of:=SUM([.E492:.H4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LiveArchive/LiveArchive_2935.txt&quot;;&quot;Sol&quot;)" table:style-name="ce158">
            <text:p>Sol</text:p>
          </table:table-cell>
          <table:table-cell office:value-type="string" table:style-name="ce156">
            <text:p>graph, dfs, isomorphism, canonical form or adhoc decomposition</text:p>
          </table:table-cell>
          <table:table-cell office:value-type="float" office:value="62" table:style-name="ce156">
            <text:p>6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Hierarchy</text:p>
          </table:table-cell>
          <table:table-cell office:value-type="string" office:string-value="SPOJ MAKETREE" table:formula="of:=HYPERLINK(&quot;http://www.spoj.com/problems/MAKETREE/&quot;;&quot;SPOJ MAKETREE&quot;)" table:style-name="ce157">
            <text:p>SPOJ MAKETREE</text:p>
          </table:table-cell>
          <table:table-cell table:style-name="ce241"/>
          <table:table-cell table:number-columns-repeated="5" table:style-name="ce82"/>
          <table:table-cell office:value-type="float" office:value="0" table:formula="of:=SUM([.E493:.H493])"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Ordering Tasks</text:p>
          </table:table-cell>
          <table:table-cell office:value-type="string" office:string-value="UVA 10305" table:formula="of:=HYPERLINK(&quot;https://uva.onlinejudge.org/index.php?option=onlinejudge&amp;page=show_problem&amp;problem=1246&quot;;&quot;UVA 10305&quot;)" table:style-name="ce157">
            <text:p>UVA 10305</text:p>
          </table:table-cell>
          <table:table-cell table:style-name="ce241"/>
          <table:table-cell table:number-columns-repeated="5" table:style-name="ce82"/>
          <table:table-cell office:value-type="float" office:value="0" table:formula="of:=SUM([.E494:.H494])"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SRM419-D2-1000</text:p>
          </table:table-cell>
          <table:table-cell table:style-name="ce241"/>
          <table:table-cell table:number-columns-repeated="5" table:style-name="ce82"/>
          <table:table-cell office:value-type="float" office:value="0" table:formula="of:=SUM([.E495:.H495])" table:style-name="ce55">
            <text:p>0</text:p>
          </table:table-cell>
          <table:table-cell table:style-name="ce82"/>
          <table:table-cell table:style-name="ce245"/>
          <table:table-cell table:style-name="ce160"/>
          <table:table-cell table:style-name="ce133"/>
          <table:table-cell office:value-type="string" table:style-name="ce156">
            <text:p>graph, dfs, topological sort, cycles</text:p>
          </table:table-cell>
          <table:table-cell office:value-type="float" office:value="63" table:style-name="ce156">
            <text:p>63</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Spreadsheet</text:p>
          </table:table-cell>
          <table:table-cell office:value-type="string" office:string-value="UVA 196" table:formula="of:=HYPERLINK(&quot;https://uva.onlinejudge.org/index.php?option=com_onlinejudge&amp;Itemid=8&amp;page=show_problem&amp;problem=132&quot;;&quot;UVA 196&quot;)" table:style-name="ce157">
            <text:p>UVA 196</text:p>
          </table:table-cell>
          <table:table-cell table:style-name="ce241"/>
          <table:table-cell table:number-columns-repeated="5" table:style-name="ce82"/>
          <table:table-cell office:value-type="float" office:value="0" table:formula="of:=SUM([.E496:.H496])" table:style-name="ce55">
            <text:p>0</text:p>
          </table:table-cell>
          <table:table-cell table:style-name="ce82"/>
          <table:table-cell table:style-name="ce245"/>
          <table:table-cell table:style-name="ce82"/>
          <table:table-cell office:value-type="string" table:style-name="ce76">
            <text:p><text:a xlink:href="https://github.com/omarkhair/Problems-Editorial/blob/master/UVA/196-Spreadsheet/code.cpp">Sol</text:a></text:p>
          </table:table-cell>
          <table:table-cell office:value-type="string" table:style-name="ce156">
            <text:p>graph, dfs, topological sort or dp</text:p>
          </table:table-cell>
          <table:table-cell office:value-type="float" office:value="63" table:style-name="ce156">
            <text:p>6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ankings</text:p>
          </table:table-cell>
          <table:table-cell office:value-type="string" office:string-value="UVA 12263" table:formula="of:=HYPERLINK(&quot;https://uva.onlinejudge.org/index.php?option=com_onlinejudge&amp;Itemid=8&amp;page=show_problem&amp;problem=3415&quot;;&quot;UVA 12263&quot;)" table:style-name="ce157">
            <text:p>UVA 12263</text:p>
          </table:table-cell>
          <table:table-cell table:style-name="ce241"/>
          <table:table-cell table:number-columns-repeated="5" table:style-name="ce82"/>
          <table:table-cell office:value-type="float" office:value="0" table:formula="of:=SUM([.E497:.H497])" table:style-name="ce55">
            <text:p>0</text:p>
          </table:table-cell>
          <table:table-cell table:style-name="ce55"/>
          <table:table-cell table:style-name="ce244"/>
          <table:table-cell table:style-name="ce55"/>
          <table:table-cell office:value-type="string" office:string-value="Sol" table:formula="of:=HYPERLINK(&quot;https://github.com/mostafa-saad/MyCompetitiveProgramming/blob/master/UVA/UVA_12263.txt&quot;;&quot;Sol&quot;)" table:style-name="ce159">
            <text:p>Sol</text:p>
          </table:table-cell>
          <table:table-cell office:value-type="string" table:style-name="ce156">
            <text:p>graph, dfs, topological sort</text:p>
          </table:table-cell>
          <table:table-cell office:value-type="float" office:value="63" table:style-name="ce156">
            <text:p>6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ick up sticks</text:p>
          </table:table-cell>
          <table:table-cell office:value-type="string" office:string-value="UVA 11686" table:formula="of:=HYPERLINK(&quot;https://uva.onlinejudge.org/index.php?option=com_onlinejudge&amp;Itemid=8&amp;page=show_problem&amp;problem=2733&quot;;&quot;UVA 11686&quot;)" table:style-name="ce157">
            <text:p>UVA 11686</text:p>
          </table:table-cell>
          <table:table-cell table:style-name="ce241"/>
          <table:table-cell table:number-columns-repeated="5" table:style-name="ce82"/>
          <table:table-cell office:value-type="float" office:value="0" table:formula="of:=SUM([.E498:.H498])"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6/UVA%2011686.Cpp&quot;;&quot;Sol&quot;)" table:style-name="ce158">
            <text:p>Sol</text:p>
          </table:table-cell>
          <table:table-cell office:value-type="string" table:style-name="ce156">
            <text:p>graph, dfs, topological sort, detect cycles</text:p>
          </table:table-cell>
          <table:table-cell office:value-type="float" office:value="63" table:style-name="ce156">
            <text:p>63</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550-D2-1000</text:p>
          </table:table-cell>
          <table:table-cell table:style-name="ce241"/>
          <table:table-cell table:number-columns-repeated="5" table:style-name="ce82"/>
          <table:table-cell office:value-type="float" office:value="0" table:formula="of:=SUM([.E499:.H499])" table:style-name="ce55">
            <text:p>0</text:p>
          </table:table-cell>
          <table:table-cell table:style-name="ce82"/>
          <table:table-cell table:style-name="ce245"/>
          <table:table-cell table:style-name="ce82"/>
          <table:table-cell table:style-name="ce156"/>
          <table:table-cell office:value-type="string" table:style-name="ce156">
            <text:p>graph, dfs, topological sort</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obot Rapping Results Report time</text:p>
          </table:table-cell>
          <table:table-cell office:value-type="string" office:string-value="CF645-D12-D" table:formula="of:=HYPERLINK(&quot;http://codeforces.com/contest/645/problem/D&quot;;&quot;CF645-D12-D&quot;)" table:style-name="ce157">
            <text:p>CF645-D12-D</text:p>
          </table:table-cell>
          <table:table-cell table:style-name="ce241"/>
          <table:table-cell table:number-columns-repeated="5" table:style-name="ce82"/>
          <table:table-cell office:value-type="float" office:value="0" table:formula="of:=SUM([.E500:.H500])" table:style-name="ce55">
            <text:p>0</text:p>
          </table:table-cell>
          <table:table-cell table:style-name="ce82"/>
          <table:table-cell table:style-name="ce245"/>
          <table:table-cell table:style-name="ce82"/>
          <table:table-cell table:style-name="ce133"/>
          <table:table-cell office:value-type="string" table:style-name="ce156">
            <text:p>graph, dfs, topological sort, binary search</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ifts by the List</text:p>
          </table:table-cell>
          <table:table-cell office:value-type="string" office:string-value="CF681-D2-D" table:formula="of:=HYPERLINK(&quot;http://codeforces.com/contest/681/problem/D&quot;;&quot;CF681-D2-D&quot;)" table:style-name="ce157">
            <text:p>CF681-D2-D</text:p>
          </table:table-cell>
          <table:table-cell table:style-name="ce241"/>
          <table:table-cell table:number-columns-repeated="5" table:style-name="ce82"/>
          <table:table-cell office:value-type="float" office:value="0" table:formula="of:=SUM([.E501:.H501])" table:style-name="ce55">
            <text:p>0</text:p>
          </table:table-cell>
          <table:table-cell table:style-name="ce55"/>
          <table:table-cell table:style-name="ce244"/>
          <table:table-cell table:style-name="ce82"/>
          <table:table-cell table:style-name="ce133"/>
          <table:table-cell office:value-type="string" table:style-name="ce156">
            <text:p>graph, dfs, topological sort, impl</text:p>
          </table:table-cell>
          <table:table-cell office:value-type="float" office:value="63" table:style-name="ce156">
            <text:p>6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agheer and Kindergarten</text:p>
          </table:table-cell>
          <table:table-cell office:value-type="string" office:string-value="CF812-D2-D" table:formula="of:=HYPERLINK(&quot;http://codeforces.com/contest/812/problem/D&quot;;&quot;CF812-D2-D&quot;)" table:style-name="ce157">
            <text:p>CF812-D2-D</text:p>
          </table:table-cell>
          <table:table-cell table:style-name="ce241"/>
          <table:table-cell table:number-columns-repeated="5" table:style-name="ce82"/>
          <table:table-cell office:value-type="float" office:value="0" table:formula="of:=SUM([.E502:.H502])"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CF/CF812-D2-D&quot;;&quot;Sol&quot;)" table:style-name="ce158">
            <text:p>Sol</text:p>
          </table:table-cell>
          <table:table-cell office:value-type="string" table:style-name="ce156">
            <text:p>graph, dfs, topological sort or euler, [https://www.youtube.com/watch?v=o7bnky7weto]</text:p>
          </table:table-cell>
          <table:table-cell office:value-type="float" office:value="63" table:style-name="ce156">
            <text:p>63</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Shopping</text:p>
          </table:table-cell>
          <table:table-cell office:value-type="string" office:string-value="SPOJ SHOP" table:formula="of:=HYPERLINK(&quot;http://www.spoj.com/problems/SHOP/&quot;;&quot;SPOJ SHOP&quot;)" table:style-name="ce157">
            <text:p>SPOJ SHOP</text:p>
          </table:table-cell>
          <table:table-cell table:style-name="ce241"/>
          <table:table-cell table:number-columns-repeated="5" table:style-name="ce82"/>
          <table:table-cell office:value-type="float" office:value="0" table:formula="of:=SUM([.E503:.H503])"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nding email</text:p>
          </table:table-cell>
          <table:table-cell office:value-type="string" office:string-value="UVA 10986" table:formula="of:=HYPERLINK(&quot;https://uva.onlinejudge.org/index.php?option=com_onlinejudge&amp;Itemid=8&amp;page=show_problem&amp;problem=1927&quot;;&quot;UVA 10986&quot;)" table:style-name="ce157">
            <text:p>UVA 10986</text:p>
          </table:table-cell>
          <table:table-cell table:style-name="ce241"/>
          <table:table-cell table:number-columns-repeated="5" table:style-name="ce82"/>
          <table:table-cell office:value-type="float" office:value="0" table:formula="of:=SUM([.E504:.H504])"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ELE3</text:p>
          </table:table-cell>
          <table:table-cell office:value-type="string" office:string-value="SPOJ MELE3" table:formula="of:=HYPERLINK(&quot;http://www.spoj.com/problems/MELE3/&quot;;&quot;SPOJ MELE3&quot;)" table:style-name="ce157">
            <text:p>SPOJ MELE3</text:p>
          </table:table-cell>
          <table:table-cell table:style-name="ce241"/>
          <table:table-cell table:number-columns-repeated="5" table:style-name="ce82"/>
          <table:table-cell office:value-type="float" office:value="0" table:formula="of:=SUM([.E505:.H50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a5d714fa4de45e50f87306d421ec6c3c02026f76/Spoj/SPOJ%20MELE3.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Roads</text:p>
          </table:table-cell>
          <table:table-cell office:value-type="string" office:string-value="SPOJ ROADS" table:formula="of:=HYPERLINK(&quot;http://www.spoj.com/problems/ROADS/en/&quot;;&quot;SPOJ ROADS&quot;)" table:style-name="ce157">
            <text:p>SPOJ ROADS</text:p>
          </table:table-cell>
          <table:table-cell table:style-name="ce241"/>
          <table:table-cell table:number-columns-repeated="5" table:style-name="ce82"/>
          <table:table-cell office:value-type="float" office:value="0" table:formula="of:=SUM([.E506:.H50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ROADS.txt&quot;;&quot;Sol&quot;)" table:style-name="ce158">
            <text:p>Sol</text:p>
          </table:table-cell>
          <table:table-cell office:value-type="string" table:style-name="ce156">
            <text:p>graph, dijkstra or dp</text:p>
          </table:table-cell>
          <table:table-cell office:value-type="float" office:value="64" table:style-name="ce156">
            <text:p>6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ift Hopping</text:p>
          </table:table-cell>
          <table:table-cell office:value-type="string" office:string-value="UVA 10801" table:formula="of:=HYPERLINK(&quot;https://uva.onlinejudge.org/index.php?option=onlinejudge&amp;page=show_problem&amp;problem=1742&quot;;&quot;UVA 10801&quot;)" table:style-name="ce157">
            <text:p>UVA 10801</text:p>
          </table:table-cell>
          <table:table-cell table:style-name="ce241"/>
          <table:table-cell table:number-columns-repeated="5" table:style-name="ce82"/>
          <table:table-cell office:value-type="float" office:value="0" table:formula="of:=SUM([.E507:.H507])"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740</text:p>
          </table:table-cell>
          <table:table-cell table:style-name="ce241"/>
          <table:table-cell table:number-columns-repeated="5" table:style-name="ce82"/>
          <table:table-cell office:value-type="float" office:value="0" table:formula="of:=SUM([.E508:.H508])"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740.txt&quot;;&quot;Sol&quot;)" table:style-name="ce139">
            <text:p>Sol</text:p>
          </table:table-cell>
          <table:table-cell office:value-type="string" table:style-name="ce156">
            <text:p>graph, dijkstra, kth sp. [k &lt;= 10]</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Volleyball</text:p>
          </table:table-cell>
          <table:table-cell office:value-type="string" office:string-value="CF96-D2-D" table:formula="of:=HYPERLINK(&quot;http://codeforces.com/contest/96/problem/D&quot;;&quot;CF96-D2-D&quot;)" table:style-name="ce157">
            <text:p>CF96-D2-D</text:p>
          </table:table-cell>
          <table:table-cell table:style-name="ce241"/>
          <table:table-cell table:number-columns-repeated="5" table:style-name="ce82"/>
          <table:table-cell office:value-type="float" office:value="0" table:formula="of:=SUM([.E509:.H509])" table:style-name="ce55">
            <text:p>0</text:p>
          </table:table-cell>
          <table:table-cell table:style-name="ce82"/>
          <table:table-cell table:style-name="ce245"/>
          <table:table-cell table:style-name="ce82"/>
          <table:table-cell table:style-name="ce130"/>
          <table:table-cell office:value-type="string" table:style-name="ce156">
            <text:p>graph, dijkstra, 2 dijkstra</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047</text:p>
          </table:table-cell>
          <table:table-cell table:style-name="ce241"/>
          <table:table-cell table:number-columns-repeated="5" table:style-name="ce82"/>
          <table:table-cell office:value-type="float" office:value="0" table:formula="of:=SUM([.E510:.H51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2047.cpp&quot;;&quot;Sol&quot;)" table:style-name="ce139">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342</text:p>
          </table:table-cell>
          <table:table-cell table:style-name="ce241"/>
          <table:table-cell table:number-columns-repeated="5" table:style-name="ce82"/>
          <table:table-cell office:value-type="float" office:value="0" table:formula="of:=SUM([.E511:.H511])" table:style-name="ce55">
            <text:p>0</text:p>
          </table:table-cell>
          <table:table-cell table:style-name="ce82"/>
          <table:table-cell table:style-name="ce245"/>
          <table:table-cell table:style-name="ce82"/>
          <table:table-cell office:value-type="string" office:string-value="Sol - read the statement clarification" table:formula="of:=HYPERLINK(&quot;https://ideone.com/x8zpRc&quot;;&quot;Sol - read the statement clarification&quot;)" table:style-name="ce139">
            <text:p>Sol - read the statement clarification</text:p>
          </table:table-cell>
          <table:table-cell office:value-type="string" table:style-name="ce156">
            <text:p>graph, dijkstra, kth sp (k=2) or floyd</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Hotel booking</text:p>
          </table:table-cell>
          <table:table-cell office:value-type="string" table:style-name="ce79">
            <text:p>UVA 11635</text:p>
          </table:table-cell>
          <table:table-cell table:style-name="ce241"/>
          <table:table-cell table:number-columns-repeated="5" table:style-name="ce82"/>
          <table:table-cell office:value-type="float" office:value="0" table:formula="of:=SUM([.E512:.H512])" table:style-name="ce55">
            <text:p>0</text:p>
          </table:table-cell>
          <table:table-cell table:style-name="ce82"/>
          <table:table-cell table:style-name="ce245"/>
          <table:table-cell table:style-name="ce160"/>
          <table:table-cell office:value-type="string" office:string-value="Sol" table:formula="of:=HYPERLINK(&quot;https://github.com/BRAINOOO/CompetitiveProgramming/blob/master/UVA/V-116/UVA%2011635.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IP-TV</text:p>
          </table:table-cell>
          <table:table-cell office:value-type="string" table:style-name="ce79">
            <text:p>UVA 1174</text:p>
          </table:table-cell>
          <table:table-cell table:style-name="ce241"/>
          <table:table-cell table:number-columns-repeated="5" table:style-name="ce82"/>
          <table:table-cell office:value-type="float" office:value="0" table:formula="of:=SUM([.E513:.H513])" table:style-name="ce55">
            <text:p>0</text:p>
          </table:table-cell>
          <table:table-cell table:style-name="ce55"/>
          <table:table-cell table:style-name="ce244"/>
          <table:table-cell table:style-name="ce82"/>
          <table:table-cell table:style-name="ce130"/>
          <table:table-cell office:value-type="string" table:style-name="ce156">
            <text:p>graph, dsu</text:p>
          </table:table-cell>
          <table:table-cell office:value-type="float" office:value="65" table:style-name="ce156">
            <text:p>6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Count the Faces.</text:p>
          </table:table-cell>
          <table:table-cell office:value-type="string" office:string-value="UVA 10178" table:formula="of:=HYPERLINK(&quot;https://uva.onlinejudge.org/index.php?option=onlinejudge&amp;page=show_problem&amp;problem=1119&quot;;&quot;UVA 10178&quot;)" table:style-name="ce157">
            <text:p>UVA 10178</text:p>
          </table:table-cell>
          <table:table-cell table:style-name="ce241"/>
          <table:table-cell table:number-columns-repeated="5" table:style-name="ce82"/>
          <table:table-cell office:value-type="float" office:value="0" table:formula="of:=SUM([.E514:.H514])" table:style-name="ce55">
            <text:p>0</text:p>
          </table:table-cell>
          <table:table-cell table:style-name="ce82"/>
          <table:table-cell table:style-name="ce245"/>
          <table:table-cell table:style-name="ce82"/>
          <table:table-cell office:value-type="string" office:string-value="Read first Euler Formula" table:formula="of:=HYPERLINK(&quot;https://en.wikipedia.org/wiki/Planar_graph#Euler's_formula&quot;;&quot;Read first Euler Formula&quot;)" table:style-name="ce115">
            <text:p>Read first Euler Formula</text:p>
          </table:table-cell>
          <table:table-cell office:value-type="string" table:style-name="ce156">
            <text:p>graph, dsu or dfs, cycles</text:p>
          </table:table-cell>
          <table:table-cell office:value-type="float" office:value="65" table:style-name="ce156">
            <text:p>6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earning Languages</text:p>
          </table:table-cell>
          <table:table-cell office:value-type="string" office:string-value="CF278-D2-C" table:formula="of:=HYPERLINK(&quot;http://codeforces.com/contest/278/problem/C&quot;;&quot;CF278-D2-C&quot;)" table:style-name="ce157">
            <text:p>CF278-D2-C</text:p>
          </table:table-cell>
          <table:table-cell table:style-name="ce241"/>
          <table:table-cell table:number-columns-repeated="5" table:style-name="ce82"/>
          <table:table-cell office:value-type="float" office:value="0" table:formula="of:=SUM([.E515:.H515])" table:style-name="ce55">
            <text:p>0</text:p>
          </table:table-cell>
          <table:table-cell table:style-name="ce55"/>
          <table:table-cell table:style-name="ce244"/>
          <table:table-cell table:style-name="ce82"/>
          <table:table-cell table:style-name="ce156"/>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rtual Friends</text:p>
          </table:table-cell>
          <table:table-cell office:value-type="string" office:string-value="UVA 11503" table:formula="of:=HYPERLINK(&quot;https://uva.onlinejudge.org/index.php?option=onlinejudge&amp;page=show_problem&amp;problem=2498&quot;;&quot;UVA 11503&quot;)" table:style-name="ce157">
            <text:p>UVA 11503</text:p>
          </table:table-cell>
          <table:table-cell table:style-name="ce241"/>
          <table:table-cell table:number-columns-repeated="5" table:style-name="ce82"/>
          <table:table-cell office:value-type="float" office:value="0" table:formula="of:=SUM([.E516:.H516])"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kO_XbOt1drc&quot;;&quot;Video Solution - Eng Moaz Rashad&quot;)" table:style-name="ce115">
            <text:p>Video Solution - Eng Moaz Rashad</text:p>
          </table:table-cell>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lmost Union-Find</text:p>
          </table:table-cell>
          <table:table-cell office:value-type="string" table:style-name="ce79">
            <text:p>UVA 11987</text:p>
          </table:table-cell>
          <table:table-cell table:style-name="ce241"/>
          <table:table-cell table:number-columns-repeated="5" table:style-name="ce82"/>
          <table:table-cell office:value-type="float" office:value="0" table:formula="of:=SUM([.E517:.H517])"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9/UVA%2011987.Cpp&quot;;&quot;Sol&quot;)" table:style-name="ce158">
            <text:p>Sol</text:p>
          </table:table-cell>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thulhu</text:p>
          </table:table-cell>
          <table:table-cell office:value-type="string" office:string-value="CF104-D2-C" table:formula="of:=HYPERLINK(&quot;http://codeforces.com/contest/104/problem/C&quot;;&quot;CF104-D2-C&quot;)" table:style-name="ce157">
            <text:p>CF104-D2-C</text:p>
          </table:table-cell>
          <table:table-cell table:style-name="ce241"/>
          <table:table-cell table:number-columns-repeated="5" table:style-name="ce82"/>
          <table:table-cell office:value-type="float" office:value="0" table:formula="of:=SUM([.E518:.H518])" table:style-name="ce55">
            <text:p>0</text:p>
          </table:table-cell>
          <table:table-cell table:style-name="ce82"/>
          <table:table-cell table:style-name="ce245"/>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Child and Zoo</text:p>
          </table:table-cell>
          <table:table-cell office:value-type="string" office:string-value="CF437-D2-D" table:formula="of:=HYPERLINK(&quot;http://codeforces.com/contest/437/problem/D&quot;;&quot;CF437-D2-D&quot;)" table:style-name="ce157">
            <text:p>CF437-D2-D</text:p>
          </table:table-cell>
          <table:table-cell table:style-name="ce241"/>
          <table:table-cell table:number-columns-repeated="5" table:style-name="ce82"/>
          <table:table-cell office:value-type="float" office:value="0" table:formula="of:=SUM([.E519:.H519])"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157">
            <text:p>CF766-D2-D</text:p>
          </table:table-cell>
          <table:table-cell table:style-name="ce241"/>
          <table:table-cell table:number-columns-repeated="5" table:style-name="ce82"/>
          <table:table-cell office:value-type="float" office:value="0" table:formula="of:=SUM([.E520:.H52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0O3QNh0-DU&quot;;&quot;Video Solution - Solver to be (Java)&quot;)" table:style-name="ce157">
            <text:p>Video Solution - Solver to be (Java)</text:p>
          </table:table-cell>
          <table:table-cell office:value-type="string" table:style-name="ce156">
            <text:p>graph, dsu, [offline processing]</text:p>
          </table:table-cell>
          <table:table-cell office:value-type="float" office:value="65" table:style-name="ce156">
            <text:p>6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D1-B" table:formula="of:=HYPERLINK(&quot;http://codeforces.com/contest/1012/problem/B&quot;;&quot;CF1012-D1-B&quot;)" table:style-name="ce157">
            <text:p>CF1012-D1-B</text:p>
          </table:table-cell>
          <table:table-cell table:style-name="ce241"/>
          <table:table-cell table:number-columns-repeated="5" table:style-name="ce82"/>
          <table:table-cell office:value-type="float" office:value="0" table:formula="of:=SUM([.E521:.H521])" table:style-name="ce55">
            <text:p>0</text:p>
          </table:table-cell>
          <table:table-cell table:style-name="ce82"/>
          <table:table-cell table:style-name="ce245"/>
          <table:table-cell table:style-name="ce82"/>
          <table:table-cell table:style-name="ce133"/>
          <table:table-cell office:value-type="string" table:style-name="ce156">
            <text:p>graph, dsu</text:p>
          </table:table-cell>
          <table:table-cell office:value-type="float" office:value="65" table:style-name="ce156">
            <text:p>65</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28</text:p>
          </table:table-cell>
          <table:table-cell table:style-name="ce241"/>
          <table:table-cell table:number-columns-repeated="5" table:style-name="ce82"/>
          <table:table-cell office:value-type="float" office:value="0" table:formula="of:=SUM([.E522:.H522])" table:style-name="ce55">
            <text:p>0</text:p>
          </table:table-cell>
          <table:table-cell table:style-name="ce55"/>
          <table:table-cell table:style-name="ce244"/>
          <table:table-cell table:style-name="ce160"/>
          <table:table-cell table:style-name="ce133"/>
          <table:table-cell office:value-type="string" table:style-name="ce156">
            <text:p>graph, dsu, dijkstra like or binary search, bfs</text:p>
          </table:table-cell>
          <table:table-cell office:value-type="float" office:value="65" table:style-name="ce156">
            <text:p>6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nnected Components</text:p>
          </table:table-cell>
          <table:table-cell office:value-type="string" office:string-value="CF292-D12-D" table:formula="of:=HYPERLINK(&quot;http://codeforces.com/contest/292/problem/D&quot;;&quot;CF292-D12-D&quot;)" table:style-name="ce157">
            <text:p>CF292-D12-D</text:p>
          </table:table-cell>
          <table:table-cell table:style-name="ce241"/>
          <table:table-cell table:number-columns-repeated="5" table:style-name="ce82"/>
          <table:table-cell office:value-type="float" office:value="0" table:formula="of:=SUM([.E523:.H523])"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office:value-type="string" table:style-name="ce79">
            <text:p>Trip Routing</text:p>
          </table:table-cell>
          <table:table-cell office:value-type="string" office:string-value="UVA 186" table:formula="of:=HYPERLINK(&quot;https://uva.onlinejudge.org/index.php?option=onlinejudge&amp;page=show_problem&amp;problem=122&quot;;&quot;UVA 186&quot;)" table:style-name="ce157">
            <text:p>UVA 186</text:p>
          </table:table-cell>
          <table:table-cell table:style-name="ce241"/>
          <table:table-cell table:number-columns-repeated="5" table:style-name="ce82"/>
          <table:table-cell office:value-type="float" office:value="0" table:formula="of:=SUM([.E524:.H524])"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UVA%20186.Cpp&quot;;&quot;Sol&quot;)" table:style-name="ce158">
            <text:p>Sol</text:p>
          </table:table-cell>
          <table:table-cell office:value-type="string" table:style-name="ce156">
            <text:p>graph, floyd, path print</text:p>
          </table:table-cell>
          <table:table-cell office:value-type="float" office:value="68" table:style-name="ce156">
            <text:p>6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ing Paths</text:p>
          </table:table-cell>
          <table:table-cell office:value-type="string" office:string-value="UVA 125" table:formula="of:=HYPERLINK(&quot;https://uva.onlinejudge.org/index.php?option=onlinejudge&amp;page=show_problem&amp;problem=61&quot;;&quot;UVA 125&quot;)" table:style-name="ce157">
            <text:p>UVA 125</text:p>
          </table:table-cell>
          <table:table-cell table:style-name="ce241"/>
          <table:table-cell table:number-columns-repeated="5" table:style-name="ce82"/>
          <table:table-cell office:value-type="float" office:value="0" table:formula="of:=SUM([.E525:.H525])"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5.txt&quot;;&quot;Sol&quot;)" table:style-name="ce158">
            <text:p>Sol</text:p>
          </table:table-cell>
          <table:table-cell office:value-type="string" table:style-name="ce156">
            <text:p>graph, floyd, paths counting</text:p>
          </table:table-cell>
          <table:table-cell office:value-type="float" office:value="68" table:style-name="ce156">
            <text:p>68</text:p>
          </table:table-cell>
          <table:table-cell office:value-type="float" office:value="4.5" table:style-name="ce156">
            <text:p>4.5</text:p>
          </table:table-cell>
          <table:table-cell office:value-type="string" table:style-name="ce48">
            <text:p>p5</text:p>
          </table:table-cell>
          <table:table-cell table:number-columns-repeated="16367"/>
        </table:table-row>
        <table:table-row table:style-name="ro1">
          <table:table-cell office:value-type="string" table:style-name="ce79">
            <text:p>Frogger</text:p>
          </table:table-cell>
          <table:table-cell office:value-type="string" office:string-value="UVA 534" table:formula="of:=HYPERLINK(&quot;https://uva.onlinejudge.org/index.php?option=com_onlinejudge&amp;Itemid=8&amp;page=show_problem&amp;problem=475&quot;;&quot;UVA 534&quot;)" table:style-name="ce157">
            <text:p>UVA 534</text:p>
          </table:table-cell>
          <table:table-cell table:style-name="ce241"/>
          <table:table-cell table:number-columns-repeated="5" table:style-name="ce82"/>
          <table:table-cell office:value-type="float" office:value="0" table:formula="of:=SUM([.E526:.H52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534.cpp&quot;;&quot;Sol&quot;)" table:style-name="ce158">
            <text:p>Sol</text:p>
          </table:table-cell>
          <table:table-cell office:value-type="string" table:style-name="ce156">
            <text:p>graph, floyd, minimax or dsu</text:p>
          </table:table-cell>
          <table:table-cell office:value-type="float" office:value="68" table:style-name="ce156">
            <text:p>68</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Travel in Desert</text:p>
          </table:table-cell>
          <table:table-cell office:value-type="string" office:string-value="UVA 10816" table:formula="of:=HYPERLINK(&quot;https://uva.onlinejudge.org/index.php?option=onlinejudge&amp;page=show_problem&amp;problem=1757&quot;;&quot;UVA 10816&quot;)" table:style-name="ce157">
            <text:p>UVA 10816</text:p>
          </table:table-cell>
          <table:table-cell table:style-name="ce241"/>
          <table:table-cell table:number-columns-repeated="5" table:style-name="ce82"/>
          <table:table-cell office:value-type="float" office:value="0" table:formula="of:=SUM([.E527:.H527])" table:style-name="ce55">
            <text:p>0</text:p>
          </table:table-cell>
          <table:table-cell table:style-name="ce55"/>
          <table:table-cell table:style-name="ce244"/>
          <table:table-cell table:style-name="ce160"/>
          <table:table-cell office:value-type="string" office:string-value="Sol" table:formula="of:=HYPERLINK(&quot;https://github.com/VAMPIER000001/CompetitiveProgramming/blob/master/UVA/V-108/UVA%2010816.Cpp&quot;;&quot;Sol&quot;)" table:style-name="ce158">
            <text:p>Sol</text:p>
          </table:table-cell>
          <table:table-cell office:value-type="string" table:style-name="ce156">
            <text:p>graph, floyd, binary search</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Identifying Concurrent</text:p>
          </table:table-cell>
          <table:table-cell office:value-type="string" office:string-value="UVA 334" table:formula="of:=HYPERLINK(&quot;https://uva.onlinejudge.org/index.php?option=com_onlinejudge&amp;Itemid=8&amp;page=show_problem&amp;problem=270&quot;;&quot;UVA 334&quot;)" table:style-name="ce157">
            <text:p>UVA 334</text:p>
          </table:table-cell>
          <table:table-cell table:style-name="ce241"/>
          <table:table-cell table:number-columns-repeated="5" table:style-name="ce82"/>
          <table:table-cell office:value-type="float" office:value="0" table:formula="of:=SUM([.E528:.H528])" table:style-name="ce55">
            <text:p>0</text:p>
          </table:table-cell>
          <table:table-cell table:style-name="ce55"/>
          <table:table-cell table:style-name="ce244"/>
          <table:table-cell table:style-name="ce82"/>
          <table:table-cell table:style-name="ce156"/>
          <table:table-cell office:value-type="string" table:style-name="ce156">
            <text:p>graph, floyd</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Greg and Graph</text:p>
          </table:table-cell>
          <table:table-cell office:value-type="string" office:string-value="CF296-D2-D" table:formula="of:=HYPERLINK(&quot;http://codeforces.com/contest/296/problem/D&quot;;&quot;CF296-D2-D&quot;)" table:style-name="ce157">
            <text:p>CF296-D2-D</text:p>
          </table:table-cell>
          <table:table-cell table:style-name="ce241"/>
          <table:table-cell table:number-columns-repeated="5" table:style-name="ce82"/>
          <table:table-cell office:value-type="float" office:value="0" table:formula="of:=SUM([.E529:.H529])" table:style-name="ce55">
            <text:p>0</text:p>
          </table:table-cell>
          <table:table-cell table:style-name="ce55"/>
          <table:table-cell table:style-name="ce244"/>
          <table:table-cell table:style-name="ce82"/>
          <table:table-cell table:style-name="ce79"/>
          <table:table-cell office:value-type="string" table:style-name="ce156">
            <text:p>graph, floyd</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ma and Bacteria</text:p>
          </table:table-cell>
          <table:table-cell office:value-type="string" office:string-value="CF400-D2-D" table:formula="of:=HYPERLINK(&quot;http://codeforces.com/contest/400/problem/D&quot;;&quot;CF400-D2-D&quot;)" table:style-name="ce157">
            <text:p>CF400-D2-D</text:p>
          </table:table-cell>
          <table:table-cell table:style-name="ce241"/>
          <table:table-cell table:number-columns-repeated="5" table:style-name="ce82"/>
          <table:table-cell office:value-type="float" office:value="0" table:formula="of:=SUM([.E530:.H530])" table:style-name="ce55">
            <text:p>0</text:p>
          </table:table-cell>
          <table:table-cell table:style-name="ce82"/>
          <table:table-cell table:style-name="ce245"/>
          <table:table-cell table:style-name="ce82"/>
          <table:table-cell table:style-name="ce79"/>
          <table:table-cell office:value-type="string" table:style-name="ce156">
            <text:p>graph, floyd, dfs</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lgoRace</text:p>
          </table:table-cell>
          <table:table-cell office:value-type="string" office:string-value="CF189-D2-D" table:formula="of:=HYPERLINK(&quot;http://codeforces.com/contest/189/problem/D&quot;;&quot;CF189-D2-D&quot;)" table:style-name="ce157">
            <text:p>CF189-D2-D</text:p>
          </table:table-cell>
          <table:table-cell table:style-name="ce241"/>
          <table:table-cell table:number-columns-repeated="5" table:style-name="ce82"/>
          <table:table-cell office:value-type="float" office:value="0" table:formula="of:=SUM([.E531:.H531])" table:style-name="ce55">
            <text:p>0</text:p>
          </table:table-cell>
          <table:table-cell table:style-name="ce82"/>
          <table:table-cell table:style-name="ce245"/>
          <table:table-cell table:style-name="ce160"/>
          <table:table-cell office:value-type="string" office:string-value="Sol" table:formula="of:=HYPERLINK(&quot;https://github.com/OmarMekkawy/Problems-Solved-Codes/blob/master/CodeForces/189D.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office:value-type="string" table:style-name="ce79">
            <text:p>Antifloyd</text:p>
          </table:table-cell>
          <table:table-cell office:value-type="string" office:string-value="UVA 10987" table:formula="of:=HYPERLINK(&quot;https://uva.onlinejudge.org/index.php?option=onlinejudge&amp;page=show_problem&amp;problem=1928&quot;;&quot;UVA 10987&quot;)" table:style-name="ce157">
            <text:p>UVA 10987</text:p>
          </table:table-cell>
          <table:table-cell table:style-name="ce241"/>
          <table:table-cell table:number-columns-repeated="5" table:style-name="ce82"/>
          <table:table-cell office:value-type="float" office:value="0" table:formula="of:=SUM([.E532:.H532])"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987.cpp&quot;;&quot;Sol&quot;)" table:style-name="ce158">
            <text:p>Sol</text:p>
          </table:table-cell>
          <table:table-cell office:value-type="string" table:style-name="ce156">
            <text:p>graph, floyd, antifloyd</text:p>
          </table:table-cell>
          <table:table-cell office:value-type="float" office:value="68" table:style-name="ce156">
            <text:p>6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Unique World</text:p>
          </table:table-cell>
          <table:table-cell office:value-type="string" office:string-value="UVA 10448" table:formula="of:=HYPERLINK(&quot;https://www.youtube.com/watch?v=OWlJ8chpit0&quot;;&quot;UVA 10448&quot;)" table:style-name="ce157">
            <text:p>UVA 10448</text:p>
          </table:table-cell>
          <table:table-cell table:style-name="ce241"/>
          <table:table-cell table:number-columns-repeated="5" table:style-name="ce82"/>
          <table:table-cell office:value-type="float" office:value="0" table:formula="of:=SUM([.E533:.H533])"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WlJ8chpit0&quot;;&quot;Video Solution - Dr Mostafa Saad&quot;)" table:style-name="ce157">
            <text:p>Video Solution - Dr Mostafa Saad</text:p>
          </table:table-cell>
          <table:table-cell office:value-type="string" table:style-name="ce156">
            <text:p>graph, floyd, dp</text:p>
          </table:table-cell>
          <table:table-cell office:value-type="float" office:value="68" table:style-name="ce156">
            <text:p>6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rbitrage</text:p>
          </table:table-cell>
          <table:table-cell office:value-type="string" office:string-value="UVA 104" table:formula="of:=HYPERLINK(&quot;https://uva.onlinejudge.org/index.php?option=com_onlinejudge&amp;Itemid=8&amp;page=show_problem&amp;problem=40&quot;;&quot;UVA 104&quot;)" table:style-name="ce157">
            <text:p>UVA 104</text:p>
          </table:table-cell>
          <table:table-cell table:style-name="ce241"/>
          <table:table-cell table:number-columns-repeated="5" table:style-name="ce82"/>
          <table:table-cell office:value-type="float" office:value="0" table:formula="of:=SUM([.E534:.H534])"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4.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6.25" table:style-name="ce156">
            <text:p>6.25</text:p>
          </table:table-cell>
          <table:table-cell office:value-type="string" table:style-name="ce48">
            <text:p>p2</text:p>
          </table:table-cell>
          <table:table-cell table:number-columns-repeated="16367"/>
        </table:table-row>
        <table:table-row table:style-name="ro1">
          <table:table-cell office:value-type="string" table:style-name="ce79">
            <text:p>Potholers</text:p>
          </table:table-cell>
          <table:table-cell office:value-type="string" office:string-value="SPOJ POTHOLE" table:formula="of:=HYPERLINK(&quot;http://www.spoj.com/problems/POTHOLE/&quot;;&quot;SPOJ POTHOLE&quot;)" table:style-name="ce157">
            <text:p>SPOJ POTHOLE</text:p>
          </table:table-cell>
          <table:table-cell table:style-name="ce241"/>
          <table:table-cell table:number-columns-repeated="5" table:style-name="ce82"/>
          <table:table-cell office:value-type="float" office:value="0" table:formula="of:=SUM([.E535:.H535])"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682cdb2f527d2ab262a9f616687b53a158b281a4/Spoj/SPOJ%20POTHOLE.Cpp&quot;;&quot;Sol&quot;)" table:style-name="ce158">
            <text:p>Sol</text:p>
          </table:table-cell>
          <table:table-cell office:value-type="string" table:style-name="ce156">
            <text:p>graph, max-flow</text:p>
          </table:table-cell>
          <table:table-cell office:value-type="float" office:value="71" table:style-name="ce156">
            <text:p>7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wer Transmission</text:p>
          </table:table-cell>
          <table:table-cell office:value-type="string" office:string-value="UVA 10330" table:formula="of:=HYPERLINK(&quot;https://uva.onlinejudge.org/index.php?option=onlinejudge&amp;page=show_problem&amp;problem=1271&quot;;&quot;UVA 10330&quot;)" table:style-name="ce157">
            <text:p>UVA 10330</text:p>
          </table:table-cell>
          <table:table-cell table:style-name="ce241"/>
          <table:table-cell table:number-columns-repeated="5" table:style-name="ce82"/>
          <table:table-cell office:value-type="float" office:value="0" table:formula="of:=SUM([.E536:.H53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30.cpp&quot;;&quot;Sol&quot;)" table:style-name="ce158">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57">
            <text:p>UVA 10092</text:p>
          </table:table-cell>
          <table:table-cell table:style-name="ce241"/>
          <table:table-cell table:number-columns-repeated="5" table:style-name="ce82"/>
          <table:table-cell office:value-type="float" office:value="0" table:formula="of:=SUM([.E537:.H537])" table:style-name="ce55">
            <text:p>0</text:p>
          </table:table-cell>
          <table:table-cell table:style-name="ce55"/>
          <table:table-cell table:style-name="ce244"/>
          <table:table-cell table:style-name="ce160"/>
          <table:table-cell table:style-name="ce133"/>
          <table:table-cell office:value-type="string" table:style-name="ce156">
            <text:p>graph, max-flow, [direct bipartite is slow]</text:p>
          </table:table-cell>
          <table:table-cell office:value-type="float" office:value="71" table:style-name="ce156">
            <text:p>71</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rimewave</text:p>
          </table:table-cell>
          <table:table-cell office:value-type="string" office:string-value="UVA 563" table:formula="of:=HYPERLINK(&quot;https://uva.onlinejudge.org/index.php?option=com_onlinejudge&amp;Itemid=8&amp;page=show_problem&amp;problem=504&quot;;&quot;UVA 563&quot;)" table:style-name="ce157">
            <text:p>UVA 563</text:p>
          </table:table-cell>
          <table:table-cell table:style-name="ce241"/>
          <table:table-cell table:number-columns-repeated="5" table:style-name="ce82"/>
          <table:table-cell office:value-type="float" office:value="0" table:formula="of:=SUM([.E538:.H538])"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d60a5d1364a8f6aba3cd785c1e5d7825bf3818bc/UVA/UVA%20563.Cpp&quot;;&quot;Sol&quot;)" table:style-name="ce139">
            <text:p>Sol</text:p>
          </table:table-cell>
          <table:table-cell office:value-type="string" table:style-name="ce156">
            <text:p>graph, max-flow, vertex constraints, sparse graph, escape problem</text:p>
          </table:table-cell>
          <table:table-cell office:value-type="float" office:value="71" table:style-name="ce156">
            <text:p>71</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Intergalactic Map</text:p>
          </table:table-cell>
          <table:table-cell office:value-type="string" office:string-value="SPOJ IM" table:formula="of:=HYPERLINK(&quot;http://www.spoj.com/problems/IM&quot;;&quot;SPOJ IM&quot;)" table:style-name="ce157">
            <text:p>SPOJ IM</text:p>
          </table:table-cell>
          <table:table-cell table:style-name="ce241"/>
          <table:table-cell table:number-columns-repeated="5" table:style-name="ce82"/>
          <table:table-cell office:value-type="float" office:value="0" table:formula="of:=SUM([.E539:.H53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IM.txt&quot;;&quot;Sol&quot;)" table:style-name="ce158">
            <text:p>Sol</text:p>
          </table:table-cell>
          <table:table-cell office:value-type="string" table:style-name="ce156">
            <text:p>graph, max-flow, [vertex disjoint path/ super sink / vertex split]</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 Plug for UNIX</text:p>
          </table:table-cell>
          <table:table-cell office:value-type="string" office:string-value="UVA 753" table:formula="of:=HYPERLINK(&quot;https://uva.onlinejudge.org/index.php?option=onlinejudge&amp;page=show_problem&amp;problem=694&quot;;&quot;UVA 753&quot;)" table:style-name="ce157">
            <text:p>UVA 753</text:p>
          </table:table-cell>
          <table:table-cell table:style-name="ce241"/>
          <table:table-cell table:number-columns-repeated="5" table:style-name="ce82"/>
          <table:table-cell office:value-type="float" office:value="0" table:formula="of:=SUM([.E540:.H54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7/UVA%20753.Cpp&quot;;&quot;Sol&quot;)" table:style-name="ce158">
            <text:p>Sol</text:p>
          </table:table-cell>
          <table:table-cell office:value-type="string" table:style-name="ce156">
            <text:p>graph, max-flow, impl</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rch of the Penguins</text:p>
          </table:table-cell>
          <table:table-cell office:value-type="string" office:string-value="UVA 12125" table:formula="of:=HYPERLINK(&quot;https://uva.onlinejudge.org/index.php?option=com_onlinejudge&amp;Itemid=8&amp;page=show_problem&amp;problem=3277&quot;;&quot;UVA 12125&quot;)" table:style-name="ce157">
            <text:p>UVA 12125</text:p>
          </table:table-cell>
          <table:table-cell table:style-name="ce241"/>
          <table:table-cell table:number-columns-repeated="5" table:style-name="ce82"/>
          <table:table-cell office:value-type="float" office:value="0" table:formula="of:=SUM([.E541:.H54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2125.txt&quot;;&quot;Sol&quot;)" table:style-name="ce139">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pher II</text:p>
          </table:table-cell>
          <table:table-cell office:value-type="string" office:string-value="UVA 10080" table:formula="of:=HYPERLINK(&quot;https://uva.onlinejudge.org/index.php?option=com_onlinejudge&amp;Itemid=8&amp;page=show_problem&amp;problem=1021&quot;;&quot;UVA 10080&quot;)" table:style-name="ce157">
            <text:p>UVA 10080</text:p>
          </table:table-cell>
          <table:table-cell table:style-name="ce241"/>
          <table:table-cell table:number-columns-repeated="5" table:style-name="ce82"/>
          <table:table-cell office:value-type="float" office:value="0" table:formula="of:=SUM([.E542:.H542])"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080.cpp&quot;;&quot;Sol&quot;)" table:style-name="ce158">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ftware Allocation</text:p>
          </table:table-cell>
          <table:table-cell office:value-type="string" office:string-value="UVA 259" table:formula="of:=HYPERLINK(&quot;https://uva.onlinejudge.org/index.php?option=com_onlinejudge&amp;Itemid=8&amp;page=show_problem&amp;problem=195&quot;;&quot;UVA 259&quot;)" table:style-name="ce157">
            <text:p>UVA 259</text:p>
          </table:table-cell>
          <table:table-cell table:style-name="ce241"/>
          <table:table-cell table:number-columns-repeated="5" table:style-name="ce82"/>
          <table:table-cell office:value-type="float" office:value="0" table:formula="of:=SUM([.E543:.H54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259.txt&quot;;&quot;Sol&quot;)" table:style-name="ce158">
            <text:p>Sol</text:p>
          </table:table-cell>
          <table:table-cell office:value-type="string" table:style-name="ce156">
            <text:p>graph, max-flow, bipartite match or impl</text:p>
          </table:table-cell>
          <table:table-cell office:value-type="float" office:value="72" table:style-name="ce156">
            <text:p>72</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670</text:p>
          </table:table-cell>
          <table:table-cell table:style-name="ce241"/>
          <table:table-cell table:number-columns-repeated="5" table:style-name="ce82"/>
          <table:table-cell office:value-type="float" office:value="0" table:formula="of:=SUM([.E544:.H544])" table:style-name="ce55">
            <text:p>0</text:p>
          </table:table-cell>
          <table:table-cell table:style-name="ce82"/>
          <table:table-cell table:style-name="ce245"/>
          <table:table-cell table:style-name="ce82"/>
          <table:table-cell office:value-type="string" office:string-value="Sol" table:formula="of:=HYPERLINK(&quot;https://github.com/tanmoy13/CompetitveProgramming/blob/master/Online-Judge-Solutions/UVA/670%20-%20The%20dog%20task.cpp&quot;;&quot;Sol&quot;)" table:style-name="ce115">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184</text:p>
          </table:table-cell>
          <table:table-cell table:style-name="ce241"/>
          <table:table-cell table:number-columns-repeated="5" table:style-name="ce82"/>
          <table:table-cell office:value-type="float" office:value="0" table:formula="of:=SUM([.E545:.H545])" table:style-name="ce55">
            <text:p>0</text:p>
          </table:table-cell>
          <table:table-cell table:style-name="ce82"/>
          <table:table-cell table:style-name="ce245"/>
          <table:table-cell table:style-name="ce82"/>
          <table:table-cell office:value-type="string" office:string-value="Sol" table:formula="of:=HYPERLINK(&quot;https://github.com/AhmedRamadanAbdElghany/CompetitiveProgramming/blob/master/UVA/1184.cpp&quot;;&quot;Sol&quot;)" table:style-name="ce115">
            <text:p>Sol</text:p>
          </table:table-cell>
          <table:table-cell office:value-type="string" table:style-name="ce156">
            <text:p>graph, max-flow, bipartite match, min path cover, [direct, =uva 1201, uva 12083]</text:p>
          </table:table-cell>
          <table:table-cell office:value-type="float" office:value="72" table:style-name="ce156">
            <text:p>7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4</text:p>
          </table:table-cell>
          <table:table-cell table:style-name="ce241"/>
          <table:table-cell table:number-columns-repeated="5" table:style-name="ce82"/>
          <table:table-cell office:value-type="float" office:value="0" table:formula="of:=SUM([.E546:.H54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194.cpp&quot;;&quot;Sol&quot;)" table:style-name="ce158">
            <text:p>Sol</text:p>
          </table:table-cell>
          <table:table-cell office:value-type="string" table:style-name="ce156">
            <text:p>graph, max-flow, bipartite match, min vertex cover, [konig’s theorem]</text:p>
          </table:table-cell>
          <table:table-cell office:value-type="float" office:value="72" table:style-name="ce156">
            <text:p>72</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10349" table:formula="of:=HYPERLINK(&quot;https://uva.onlinejudge.org/index.php?option=onlinejudge&amp;page=show_problem&amp;problem=1290&quot;;&quot;UVA 10349&quot;)" table:style-name="ce157">
            <text:p>UVA 10349</text:p>
          </table:table-cell>
          <table:table-cell table:style-name="ce241"/>
          <table:table-cell table:number-columns-repeated="5" table:style-name="ce82"/>
          <table:table-cell office:value-type="float" office:value="0" table:formula="of:=SUM([.E547:.H547])" table:style-name="ce55">
            <text:p>0</text:p>
          </table:table-cell>
          <table:table-cell table:style-name="ce55"/>
          <table:table-cell table:style-name="ce244"/>
          <table:table-cell table:style-name="ce82"/>
          <table:table-cell office:value-type="string" office:string-value="Sol - 2 ways" table:formula="of:=HYPERLINK(&quot;https://github.com/mostafa-saad/MyCompetitiveProgramming/blob/master/UVA/UVA_10349.txt&quot;;&quot;Sol - 2 ways&quot;)" table:style-name="ce158">
            <text:p>Sol - 2 ways</text:p>
          </table:table-cell>
          <table:table-cell office:value-type="string" table:style-name="ce156">
            <text:p>graph, max-flow, bipartite match, max independent set or dp_bitmasks</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UVA 11159" table:formula="of:=HYPERLINK(&quot;https://uva.onlinejudge.org/index.php?option=com_onlinejudge&amp;Itemid=8&amp;page=show_problem&amp;problem=2100&quot;;&quot;UVA 11159&quot;)" table:style-name="ce157">
            <text:p>UVA 11159</text:p>
          </table:table-cell>
          <table:table-cell table:style-name="ce241"/>
          <table:table-cell table:number-columns-repeated="5" table:style-name="ce82"/>
          <table:table-cell office:value-type="float" office:value="0" table:formula="of:=SUM([.E548:.H548])"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159.txt&quot;;&quot;Sol&quot;)" table:style-name="ce158">
            <text:p>Sol</text:p>
          </table:table-cell>
          <table:table-cell office:value-type="string" table:style-name="ce156">
            <text:p>graph, max-flow, bipartite match, min path coverage, divisibility or min-cut</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168</text:p>
          </table:table-cell>
          <table:table-cell table:style-name="ce241"/>
          <table:table-cell table:number-columns-repeated="5" table:style-name="ce82"/>
          <table:table-cell office:value-type="float" office:value="0" table:formula="of:=SUM([.E549:.H54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121/UVA%2012168.Cpp&quot;;&quot;Sol&quot;)" table:style-name="ce158">
            <text:p>Sol</text:p>
          </table:table-cell>
          <table:table-cell office:value-type="string" table:style-name="ce156">
            <text:p>graph, max-flow, bipartite match, konig's theorem</text:p>
          </table:table-cell>
          <table:table-cell office:value-type="float" office:value="72" table:style-name="ce156">
            <text:p>72</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QUEST4</text:p>
          </table:table-cell>
          <table:table-cell table:style-name="ce241"/>
          <table:table-cell table:number-columns-repeated="5" table:style-name="ce82"/>
          <table:table-cell office:value-type="float" office:value="0" table:formula="of:=SUM([.E550:.H550])"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Spoj/SPOJ%20QUEST4.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663</text:p>
          </table:table-cell>
          <table:table-cell table:style-name="ce241"/>
          <table:table-cell table:number-columns-repeated="5" table:style-name="ce82"/>
          <table:table-cell office:value-type="float" office:value="0" table:formula="of:=SUM([.E551:.H551])"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6/UVA%20663.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Sabotage</text:p>
          </table:table-cell>
          <table:table-cell office:value-type="string" office:string-value="UVA 10480" table:formula="of:=HYPERLINK(&quot;https://uva.onlinejudge.org/index.php?option=onlinejudge&amp;page=show_problem&amp;problem=1421&quot;;&quot;UVA 10480&quot;)" table:style-name="ce157">
            <text:p>UVA 10480</text:p>
          </table:table-cell>
          <table:table-cell table:style-name="ce241"/>
          <table:table-cell table:number-columns-repeated="5" table:style-name="ce82"/>
          <table:table-cell office:value-type="float" office:value="0" table:formula="of:=SUM([.E552:.H552])"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UVA/10480.cpp&quot;;&quot;Sol&quot;)" table:style-name="ce139">
            <text:p>Sol</text:p>
          </table:table-cell>
          <table:table-cell office:value-type="string" table:style-name="ce156">
            <text:p>graph, max-flow, min-cut, [print, as in video]</text:p>
          </table:table-cell>
          <table:table-cell office:value-type="float" office:value="74" table:style-name="ce156">
            <text:p>7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Unique Attack</text:p>
          </table:table-cell>
          <table:table-cell office:value-type="string" office:string-value="ZOJ 2587" table:formula="of:=HYPERLINK(&quot;http://acm.zju.edu.cn/onlinejudge/showProblem.do?problemCode=2587&quot;;&quot;ZOJ 2587&quot;)" table:style-name="ce157">
            <text:p>ZOJ 2587</text:p>
          </table:table-cell>
          <table:table-cell table:style-name="ce241"/>
          <table:table-cell table:number-columns-repeated="5" table:style-name="ce82"/>
          <table:table-cell office:value-type="float" office:value="0" table:formula="of:=SUM([.E553:.H553])" table:style-name="ce55">
            <text:p>0</text:p>
          </table:table-cell>
          <table:table-cell table:style-name="ce55"/>
          <table:table-cell table:style-name="ce244"/>
          <table:table-cell table:style-name="ce160"/>
          <table:table-cell office:value-type="string" office:string-value="Sol" table:formula="of:=HYPERLINK(&quot;https://github.com/WaleedAbdelhakim/Competitive-Programming/blob/master/ZOJ/2587.cpp&quot;;&quot;Sol&quot;)" table:style-name="ce115">
            <text:p>Sol</text:p>
          </table:table-cell>
          <table:table-cell office:value-type="string" table:style-name="ce156">
            <text:p>graph, max-flow, min-cut, cut edges</text:p>
          </table:table-cell>
          <table:table-cell office:value-type="float" office:value="74" table:style-name="ce156">
            <text:p>7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gry Programmer</text:p>
          </table:table-cell>
          <table:table-cell office:value-type="string" office:string-value="UVA 11506" table:formula="of:=HYPERLINK(&quot;https://uva.onlinejudge.org/index.php?option=onlinejudge&amp;page=show_problem&amp;problem=2501&quot;;&quot;UVA 11506&quot;)" table:style-name="ce157">
            <text:p>UVA 11506</text:p>
          </table:table-cell>
          <table:table-cell table:style-name="ce241"/>
          <table:table-cell table:number-columns-repeated="5" table:style-name="ce82"/>
          <table:table-cell office:value-type="float" office:value="0" table:formula="of:=SUM([.E554:.H554])"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1506.cpp&quot;;&quot;Sol&quot;)" table:style-name="ce139">
            <text:p>Sol</text:p>
          </table:table-cell>
          <table:table-cell office:value-type="string" table:style-name="ce156">
            <text:p>graph, max-flow, min-cut, vertex constraints</text:p>
          </table:table-cell>
          <table:table-cell office:value-type="float" office:value="74" table:style-name="ce156">
            <text:p>74</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office:string-value="PeopleYouMayKnow" table:formula="of:=HYPERLINK(&quot;https://community.topcoder.com/stat?c=problem_statement&amp;pm=10580&quot;;&quot;PeopleYouMayKnow&quot;)" table:style-name="ce157">
            <text:p>PeopleYouMayKnow</text:p>
          </table:table-cell>
          <table:table-cell office:value-type="string" table:style-name="ce79">
            <text:p>SRM447-D1-500</text:p>
          </table:table-cell>
          <table:table-cell table:style-name="ce241"/>
          <table:table-cell table:number-columns-repeated="5" table:style-name="ce82"/>
          <table:table-cell office:value-type="float" office:value="0" table:formula="of:=SUM([.E555:.H555])" table:style-name="ce55">
            <text:p>0</text:p>
          </table:table-cell>
          <table:table-cell table:style-name="ce55"/>
          <table:table-cell table:style-name="ce244"/>
          <table:table-cell table:style-name="ce160"/>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158">
            <text:p>Don't use DP. Check it later in editorial. Sol</text:p>
          </table:table-cell>
          <table:table-cell office:value-type="string" table:style-name="ce156">
            <text:p>graph, max-flow, min-cut or dp</text:p>
          </table:table-cell>
          <table:table-cell office:value-type="float" office:value="74" table:style-name="ce156">
            <text:p>7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COCONUTS</text:p>
          </table:table-cell>
          <table:table-cell table:style-name="ce241"/>
          <table:table-cell table:number-columns-repeated="5" table:style-name="ce82"/>
          <table:table-cell office:value-type="float" office:value="0" table:formula="of:=SUM([.E556:.H556])" table:style-name="ce55">
            <text:p>0</text:p>
          </table:table-cell>
          <table:table-cell table:style-name="ce55"/>
          <table:table-cell table:style-name="ce244"/>
          <table:table-cell table:style-name="ce160"/>
          <table:table-cell office:value-type="string" office:string-value="Sol" table:formula="of:=HYPERLINK(&quot;https://github.com/Huvok/CompetitiveProgramming/blob/master/SPOJ/COCONUTS.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65-D1-500</text:p>
          </table:table-cell>
          <table:table-cell table:style-name="ce241"/>
          <table:table-cell table:number-columns-repeated="5" table:style-name="ce82"/>
          <table:table-cell office:value-type="float" office:value="0" table:formula="of:=SUM([.E557:.H557])" table:style-name="ce55">
            <text:p>0</text:p>
          </table:table-cell>
          <table:table-cell table:style-name="ce82"/>
          <table:table-cell table:style-name="ce245"/>
          <table:table-cell table:style-name="ce160"/>
          <table:table-cell office:value-type="string" office:string-value="Sol" table:formula="of:=HYPERLINK(&quot;https://github.com/yazanKabbany/CompetitiveProgramming/blob/master/Topcoder/SRM465-D1-500.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25" table:style-name="ce156">
            <text:p>6.25</text:p>
          </table:table-cell>
          <table:table-cell office:value-type="string" table:style-name="ce48">
            <text:p>p3</text:p>
          </table:table-cell>
          <table:table-cell table:number-columns-repeated="16367"/>
        </table:table-row>
        <table:table-row table:style-name="ro1">
          <table:table-cell office:value-type="string" table:style-name="ce79">
            <text:p>Highways</text:p>
          </table:table-cell>
          <table:table-cell office:value-type="string" office:string-value="UVA 10147" table:formula="of:=HYPERLINK(&quot;https://uva.onlinejudge.org/index.php?option=com_onlinejudge&amp;Itemid=8&amp;page=show_problem&amp;problem=1088&quot;;&quot;UVA 10147&quot;)" table:style-name="ce157">
            <text:p>UVA 10147</text:p>
          </table:table-cell>
          <table:table-cell table:style-name="ce241"/>
          <table:table-cell table:number-columns-repeated="5" table:style-name="ce82"/>
          <table:table-cell office:value-type="float" office:value="0" table:formula="of:=SUM([.E558:.H55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NkLz4OVXtI&quot;;&quot;Video Solution - Eng Mahmoud Adel&quot;)" table:style-name="ce115">
            <text:p>Video Solution - Eng Mahmoud Adel</text:p>
          </table:table-cell>
          <table:table-cell office:value-type="string" table:style-name="ce156">
            <text:p>graph,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 There A Second Way Left?</text:p>
          </table:table-cell>
          <table:table-cell office:value-type="string" office:string-value="UVA 10462" table:formula="of:=HYPERLINK(&quot;https://uva.onlinejudge.org/index.php?option=onlinejudge&amp;page=show_problem&amp;problem=1403&quot;;&quot;UVA 10462&quot;)" table:style-name="ce157">
            <text:p>UVA 10462</text:p>
          </table:table-cell>
          <table:table-cell table:style-name="ce241"/>
          <table:table-cell table:number-columns-repeated="5" table:style-name="ce82"/>
          <table:table-cell office:value-type="float" office:value="0" table:formula="of:=SUM([.E559:.H559])" table:style-name="ce55">
            <text:p>0</text:p>
          </table:table-cell>
          <table:table-cell table:style-name="ce82"/>
          <table:table-cell table:style-name="ce245"/>
          <table:table-cell table:style-name="ce82"/>
          <table:table-cell office:value-type="string" table:style-name="ce76">
            <text:p><text:a xlink:href="https://algorithmist.com/wiki/UVa_10462_-_Is_There_A_Second_Way_Left%3F">Sol</text:a></text:p>
          </table:table-cell>
          <table:table-cell office:value-type="string" table:style-name="ce156">
            <text:p>graph, mst, 2nd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UVA 10843</text:p>
          </table:table-cell>
          <table:table-cell table:style-name="ce241"/>
          <table:table-cell table:number-columns-repeated="5" table:style-name="ce82"/>
          <table:table-cell office:value-type="float" office:value="0" table:formula="of:=SUM([.E560:.H560])" table:style-name="ce55">
            <text:p>0</text:p>
          </table:table-cell>
          <table:table-cell table:style-name="ce82"/>
          <table:table-cell table:style-name="ce245"/>
          <table:table-cell table:style-name="ce82"/>
          <table:table-cell office:value-type="string" office:string-value="Theory result to read" table:formula="of:=HYPERLINK(&quot;https://www.geeksforgeeks.org/total-number-spanning-trees-graph/&quot;;&quot;Theory result to read&quot;)" table:style-name="ce158">
            <text:p>Theory result to read</text:p>
          </table:table-cell>
          <table:table-cell office:value-type="string" table:style-name="ce156">
            <text:p>graph, mst, # of spanning trees of complete graph, n^(n-2)</text:p>
          </table:table-cell>
          <table:table-cell office:value-type="float" office:value="76" table:style-name="ce156">
            <text:p>7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CM contest and Blackout</text:p>
          </table:table-cell>
          <table:table-cell office:value-type="string" office:string-value="UVA 10600" table:formula="of:=HYPERLINK(&quot;https://uva.onlinejudge.org/index.php?option=com_onlinejudge&amp;Itemid=8&amp;page=show_problem&amp;problem=1541&quot;;&quot;UVA 10600&quot;)" table:style-name="ce157">
            <text:p>UVA 10600</text:p>
          </table:table-cell>
          <table:table-cell table:style-name="ce241"/>
          <table:table-cell table:number-columns-repeated="5" table:style-name="ce82"/>
          <table:table-cell office:value-type="float" office:value="0" table:formula="of:=SUM([.E561:.H561])"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94EApxauQQE&amp;feature=youtu.be&quot;;&quot;Video Solution - Eng Moaz Rashad&quot;)" table:style-name="ce115">
            <text:p>Video Solution - Eng Moaz Rashad</text:p>
          </table:table-cell>
          <table:table-cell office:value-type="string" table:style-name="ce156">
            <text:p>graph, mst, 2nd mst</text:p>
          </table:table-cell>
          <table:table-cell office:value-type="float" office:value="76" table:style-name="ce156">
            <text:p>7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office:string-value="TimeTravellingSalesman" table:formula="of:=HYPERLINK(&quot;https://community.topcoder.com/stat?c=problem_statement&amp;pm=11049&amp;rd=14245&quot;;&quot;TimeTravellingSalesman&quot;)" table:style-name="ce157">
            <text:p>TimeTravellingSalesman</text:p>
          </table:table-cell>
          <table:table-cell office:value-type="string" table:style-name="ce79">
            <text:p>SRM492-D2-1000</text:p>
          </table:table-cell>
          <table:table-cell table:style-name="ce241"/>
          <table:table-cell table:number-columns-repeated="5" table:style-name="ce82"/>
          <table:table-cell office:value-type="float" office:value="0" table:formula="of:=SUM([.E562:.H562])"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72-D12-D" table:formula="of:=HYPERLINK(&quot;http://codeforces.com/contest/472/problem/D&quot;;&quot;CF472-D12-D&quot;)" table:style-name="ce157">
            <text:p>CF472-D12-D</text:p>
          </table:table-cell>
          <table:table-cell table:style-name="ce241"/>
          <table:table-cell table:number-columns-repeated="5" table:style-name="ce82"/>
          <table:table-cell office:value-type="float" office:value="0" table:formula="of:=SUM([.E563:.H563])" table:style-name="ce55">
            <text:p>0</text:p>
          </table:table-cell>
          <table:table-cell table:style-name="ce82"/>
          <table:table-cell table:style-name="ce245"/>
          <table:table-cell table:style-name="ce82"/>
          <table:table-cell table:style-name="ce133"/>
          <table:table-cell office:value-type="string" table:style-name="ce156">
            <text:p>graph, mst, [cases], [validate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ACING</text:p>
          </table:table-cell>
          <table:table-cell office:value-type="string" office:string-value="UVA 1234" table:formula="of:=HYPERLINK(&quot;https://uva.onlinejudge.org/index.php?option=com_onlinejudge&amp;Itemid=8&amp;page=show_problem&amp;problem=3675&quot;;&quot;UVA 1234&quot;)" table:style-name="ce157">
            <text:p>UVA 1234</text:p>
          </table:table-cell>
          <table:table-cell table:style-name="ce241"/>
          <table:table-cell table:number-columns-repeated="5" table:style-name="ce82"/>
          <table:table-cell office:value-type="float" office:value="0" table:formula="of:=SUM([.E564:.H564])" table:style-name="ce55">
            <text:p>0</text:p>
          </table:table-cell>
          <table:table-cell table:style-name="ce55"/>
          <table:table-cell table:style-name="ce244"/>
          <table:table-cell table:style-name="ce160"/>
          <table:table-cell office:value-type="string" office:string-value="Sol" table:formula="of:=HYPERLINK(&quot;https://github.com/MohamedNabil97/CompetitiveProgramming/tree/master/UVA/1234.cpp&quot;;&quot;Sol&quot;)" table:style-name="ce139">
            <text:p>Sol</text:p>
          </table:table-cell>
          <table:table-cell office:value-type="string" table:style-name="ce156">
            <text:p>graph, mst, max spanning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rctic Network</text:p>
          </table:table-cell>
          <table:table-cell office:value-type="string" office:string-value="UVA 10369" table:formula="of:=HYPERLINK(&quot;https://uva.onlinejudge.org/index.php?option=com_onlinejudge&amp;Itemid=8&amp;page=show_problem&amp;problem=1310&quot;;&quot;UVA 10369&quot;)" table:style-name="ce157">
            <text:p>UVA 10369</text:p>
          </table:table-cell>
          <table:table-cell table:style-name="ce241"/>
          <table:table-cell table:number-columns-repeated="5" table:style-name="ce82"/>
          <table:table-cell office:value-type="float" office:value="0" table:formula="of:=SUM([.E565:.H565])" table:style-name="ce55">
            <text:p>0</text:p>
          </table:table-cell>
          <table:table-cell table:style-name="ce55"/>
          <table:table-cell table:style-name="ce244"/>
          <table:table-cell table:style-name="ce82"/>
          <table:table-cell table:style-name="ce79"/>
          <table:table-cell office:value-type="string" table:style-name="ce156">
            <text:p>graph, mst, [prime fails]</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office:string-value="KingdomReorganization" table:formula="of:=HYPERLINK(&quot;https://community.topcoder.com/stat?c=problem_statement&amp;pm=11282&amp;rd=14724&quot;;&quot;KingdomReorganization&quot;)" table:style-name="ce157">
            <text:p>KingdomReorganization</text:p>
          </table:table-cell>
          <table:table-cell office:value-type="string" table:style-name="ce79">
            <text:p>SRM531-D2-1000</text:p>
          </table:table-cell>
          <table:table-cell table:style-name="ce241"/>
          <table:table-cell table:number-columns-repeated="5" table:style-name="ce82"/>
          <table:table-cell office:value-type="float" office:value="0" table:formula="of:=SUM([.E566:.H566])"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Lazy Student</text:p>
          </table:table-cell>
          <table:table-cell office:value-type="string" office:string-value="CF606-D2-D" table:formula="of:=HYPERLINK(&quot;http://codeforces.com/contest/606/problem/D&quot;;&quot;CF606-D2-D&quot;)" table:style-name="ce157">
            <text:p>CF606-D2-D</text:p>
          </table:table-cell>
          <table:table-cell table:style-name="ce241"/>
          <table:table-cell table:number-columns-repeated="5" table:style-name="ce82"/>
          <table:table-cell office:value-type="float" office:value="0" table:formula="of:=SUM([.E567:.H567])" table:style-name="ce55">
            <text:p>0</text:p>
          </table:table-cell>
          <table:table-cell table:style-name="ce82"/>
          <table:table-cell table:style-name="ce245"/>
          <table:table-cell table:style-name="ce82"/>
          <table:table-cell table:style-name="ce130"/>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ActivateGame" table:formula="of:=HYPERLINK(&quot;https://community.topcoder.com/stat?c=problem_statement&amp;pm=10750&amp;rd=14153&quot;;&quot;ActivateGame&quot;)" table:style-name="ce157">
            <text:p>ActivateGame</text:p>
          </table:table-cell>
          <table:table-cell office:value-type="string" table:style-name="ce79">
            <text:p>SRM470-D2-1000</text:p>
          </table:table-cell>
          <table:table-cell table:style-name="ce241"/>
          <table:table-cell table:number-columns-repeated="5" table:style-name="ce82"/>
          <table:table-cell office:value-type="float" office:value="0" table:formula="of:=SUM([.E568:.H568])"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25" table:style-name="ce156">
            <text:p>5.25</text:p>
          </table:table-cell>
          <table:table-cell table:number-columns-repeated="16368" table:style-name="ce1"/>
        </table:table-row>
        <table:table-row table:style-name="ro1">
          <table:table-cell office:value-type="string" table:style-name="ce79">
            <text:p>Minimal Ratio Tree</text:p>
          </table:table-cell>
          <table:table-cell office:value-type="string" office:string-value="LIVEARCHIVE 4326" table:formula="of:=HYPERLINK(&quot;https://icpcarchive.ecs.baylor.edu/index.php?option=onlinejudge&amp;page=show_problem&amp;problem=2327&quot;;&quot;LIVEARCHIVE 4326&quot;)" table:style-name="ce157">
            <text:p>LIVEARCHIVE 4326</text:p>
          </table:table-cell>
          <table:table-cell table:style-name="ce241"/>
          <table:table-cell table:number-columns-repeated="5" table:style-name="ce82"/>
          <table:table-cell office:value-type="float" office:value="0" table:formula="of:=SUM([.E569:.H569])" table:style-name="ce55">
            <text:p>0</text:p>
          </table:table-cell>
          <table:table-cell table:style-name="ce55"/>
          <table:table-cell table:style-name="ce244"/>
          <table:table-cell table:style-name="ce160"/>
          <table:table-cell table:style-name="ce133"/>
          <table:table-cell office:value-type="string" table:style-name="ce156">
            <text:p>graph, mst, combinatorics</text:p>
          </table:table-cell>
          <table:table-cell office:value-type="float" office:value="76" table:style-name="ce156">
            <text:p>76</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The Bottom of a Graph</text:p>
          </table:table-cell>
          <table:table-cell office:value-type="string" office:string-value="SPOJ BOTTOM" table:formula="of:=HYPERLINK(&quot;http://www.spoj.com/problems/BOTTOM/&quot;;&quot;SPOJ BOTTOM&quot;)" table:style-name="ce157">
            <text:p>SPOJ BOTTOM</text:p>
          </table:table-cell>
          <table:table-cell table:style-name="ce241"/>
          <table:table-cell table:number-columns-repeated="5" table:style-name="ce82"/>
          <table:table-cell office:value-type="float" office:value="0" table:formula="of:=SUM([.E570:.H57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Spoj/SPOJ%20BOTTOM.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est</text:p>
          </table:table-cell>
          <table:table-cell office:value-type="string" office:string-value="UVA 10731" table:formula="of:=HYPERLINK(&quot;https://uva.onlinejudge.org/index.php?option=onlinejudge&amp;page=show_problem&amp;problem=1672&quot;;&quot;UVA 10731&quot;)" table:style-name="ce157">
            <text:p>UVA 10731</text:p>
          </table:table-cell>
          <table:table-cell table:style-name="ce241"/>
          <table:table-cell table:number-columns-repeated="5" table:style-name="ce82"/>
          <table:table-cell office:value-type="float" office:value="0" table:formula="of:=SUM([.E571:.H571])" table:style-name="ce55">
            <text:p>0</text:p>
          </table:table-cell>
          <table:table-cell table:style-name="ce82"/>
          <table:table-cell table:style-name="ce245"/>
          <table:table-cell table:style-name="ce82"/>
          <table:table-cell office:value-type="string" office:string-value="Sol" table:formula="of:=HYPERLINK(&quot;https://github.com/goar5670/CompetitiveProgramming/blob/master/UVA%2010731.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Dominos</text:p>
          </table:table-cell>
          <table:table-cell office:value-type="string" office:string-value="UVA 11504" table:formula="of:=HYPERLINK(&quot;https://uva.onlinejudge.org/index.php?option=onlinejudge&amp;page=show_problem&amp;problem=2499&quot;;&quot;UVA 11504&quot;)" table:style-name="ce157">
            <text:p>UVA 11504</text:p>
          </table:table-cell>
          <table:table-cell table:style-name="ce241"/>
          <table:table-cell table:number-columns-repeated="5" table:style-name="ce82"/>
          <table:table-cell office:value-type="float" office:value="0" table:formula="of:=SUM([.E572:.H57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1504.txt&quot;;&quot;Sol&quot;)" table:style-name="ce139">
            <text:p>Sol</text:p>
          </table:table-cell>
          <table:table-cell office:value-type="string" table:style-name="ce156">
            <text:p>graph, scc or topological sort, [=uva 11770, ~=tju 2233]</text:p>
          </table:table-cell>
          <table:table-cell office:value-type="float" office:value="77" table:style-name="ce156">
            <text:p>7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467-D2-D" table:formula="of:=HYPERLINK(&quot;http://codeforces.com/contest/467/problem/D&quot;;&quot;CF467-D2-D&quot;)" table:style-name="ce157">
            <text:p>CF467-D2-D</text:p>
          </table:table-cell>
          <table:table-cell table:style-name="ce241"/>
          <table:table-cell table:number-columns-repeated="5" table:style-name="ce82"/>
          <table:table-cell office:value-type="float" office:value="0" table:formula="of:=SUM([.E573:.H573])" table:style-name="ce55">
            <text:p>0</text:p>
          </table:table-cell>
          <table:table-cell table:style-name="ce82"/>
          <table:table-cell table:style-name="ce245"/>
          <table:table-cell table:style-name="ce82"/>
          <table:table-cell table:style-name="ce133"/>
          <table:table-cell office:value-type="string" table:style-name="ce156">
            <text:p>graph, scc, hashing or dijkstra</text:p>
          </table:table-cell>
          <table:table-cell office:value-type="float" office:value="77" table:style-name="ce156">
            <text:p>7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312-D1-500</text:p>
          </table:table-cell>
          <table:table-cell table:style-name="ce241"/>
          <table:table-cell table:number-columns-repeated="5" table:style-name="ce82"/>
          <table:table-cell office:value-type="float" office:value="0" table:formula="of:=SUM([.E574:.H574])" table:style-name="ce55">
            <text:p>0</text:p>
          </table:table-cell>
          <table:table-cell table:style-name="ce82"/>
          <table:table-cell table:style-name="ce245"/>
          <table:table-cell table:style-name="ce82"/>
          <table:table-cell table:style-name="ce133"/>
          <table:table-cell office:value-type="string" table:style-name="ce156">
            <text:p>graph, scc, greedy, [scc floyd]</text:p>
          </table:table-cell>
          <table:table-cell office:value-type="float" office:value="77" table:style-name="ce156">
            <text:p>7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Proving Equivalences</text:p>
          </table:table-cell>
          <table:table-cell office:value-type="string" office:string-value="UVA 12167" table:formula="of:=HYPERLINK(&quot;https://uva.onlinejudge.org/index.php?option=com_onlinejudge&amp;Itemid=8&amp;page=show_problem&amp;problem=3319&quot;;&quot;UVA 12167&quot;)" table:style-name="ce157">
            <text:p>UVA 12167</text:p>
          </table:table-cell>
          <table:table-cell table:style-name="ce241"/>
          <table:table-cell table:number-columns-repeated="5" table:style-name="ce82"/>
          <table:table-cell office:value-type="float" office:value="0" table:formula="of:=SUM([.E575:.H575])"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167.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608-D2-1000</text:p>
          </table:table-cell>
          <table:table-cell table:style-name="ce241"/>
          <table:table-cell table:number-columns-repeated="5" table:style-name="ce82"/>
          <table:table-cell office:value-type="float" office:value="0" table:formula="of:=SUM([.E576:.H576])"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TopCoder/SRM608-D2-1000.txt&quot;;&quot;Sol&quot;)" table:style-name="ce139">
            <text:p>Sol</text:p>
          </table:table-cell>
          <table:table-cell office:value-type="string" table:style-name="ce156">
            <text:p>graph, bf, floyd, cycles or max flow</text:p>
          </table:table-cell>
          <table:table-cell table:style-name="ce156"/>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table:style-name="ce79">
            <text:p>SRM391-D2-1000</text:p>
          </table:table-cell>
          <table:table-cell table:style-name="ce241"/>
          <table:table-cell table:number-columns-repeated="5" table:style-name="ce82"/>
          <table:table-cell office:value-type="float" office:value="0" table:formula="of:=SUM([.E577:.H577])" table:style-name="ce55">
            <text:p>0</text:p>
          </table:table-cell>
          <table:table-cell table:style-name="ce82"/>
          <table:table-cell table:style-name="ce245"/>
          <table:table-cell table:style-name="ce160"/>
          <table:table-cell table:style-name="ce133"/>
          <table:table-cell office:value-type="string" table:style-name="ce156">
            <text:p>graph, scc, dp, [scc may help thoughts]</text:p>
          </table:table-cell>
          <table:table-cell office:value-type="float" office:value="77" table:style-name="ce156">
            <text:p>7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95-D1-500</text:p>
          </table:table-cell>
          <table:table-cell table:style-name="ce241"/>
          <table:table-cell table:number-columns-repeated="5" table:style-name="ce82"/>
          <table:table-cell office:value-type="float" office:value="0" table:formula="of:=SUM([.E578:.H578])" table:style-name="ce55">
            <text:p>0</text:p>
          </table:table-cell>
          <table:table-cell table:style-name="ce55"/>
          <table:table-cell table:style-name="ce244"/>
          <table:table-cell table:style-name="ce160"/>
          <table:table-cell table:style-name="ce133"/>
          <table:table-cell office:value-type="string" table:style-name="ce156">
            <text:p>graph, scc, probability, [more about probability]</text:p>
          </table:table-cell>
          <table:table-cell office:value-type="float" office:value="77" table:style-name="ce156">
            <text:p>77</text:p>
          </table:table-cell>
          <table:table-cell office:value-type="float" office:value="6.25" table:style-name="ce156">
            <text:p>6.25</text:p>
          </table:table-cell>
          <table:table-cell table:style-name="ce48"/>
          <table:table-cell table:number-columns-repeated="16367"/>
        </table:table-row>
        <table:table-row table:style-name="ro1">
          <table:table-cell table:style-name="ce79"/>
          <table:table-cell office:value-type="string" office:string-value="CF403-D1-C" table:formula="of:=HYPERLINK(&quot;http://codeforces.com/contest/403/problem/C&quot;;&quot;CF403-D1-C&quot;)" table:style-name="ce157">
            <text:p>CF403-D1-C</text:p>
          </table:table-cell>
          <table:table-cell table:style-name="ce241"/>
          <table:table-cell table:number-columns-repeated="5" table:style-name="ce82"/>
          <table:table-cell office:value-type="float" office:value="0" table:formula="of:=SUM([.E579:.H579])" table:style-name="ce55">
            <text:p>0</text:p>
          </table:table-cell>
          <table:table-cell table:style-name="ce55"/>
          <table:table-cell table:style-name="ce244"/>
          <table:table-cell table:style-name="ce160"/>
          <table:table-cell table:style-name="ce133"/>
          <table:table-cell office:value-type="string" table:style-name="ce156">
            <text:p>graph, scc, matrix or optimized bf, [using the property of the adjecency matrix for cycles, # of paths]</text:p>
          </table:table-cell>
          <table:table-cell office:value-type="float" office:value="77" table:style-name="ce156">
            <text:p>77</text:p>
          </table:table-cell>
          <table:table-cell office:value-type="float" office:value="6.25" table:style-name="ce156">
            <text:p>6.25</text:p>
          </table:table-cell>
          <table:table-cell office:value-type="string" table:style-name="ce48">
            <text:p>p5</text:p>
          </table:table-cell>
          <table:table-cell table:number-columns-repeated="16367"/>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157">
            <text:p>CF810-D2-B</text:p>
          </table:table-cell>
          <table:table-cell table:style-name="ce241"/>
          <table:table-cell table:number-columns-repeated="5" table:style-name="ce82"/>
          <table:table-cell office:value-type="float" office:value="0" table:formula="of:=SUM([.E580:.H58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cFqla_dXSBs&quot;;&quot;Video Solution - Solver to be (Java)&quot;)" table:style-name="ce157">
            <text:p>Video Solution - Solver to be (Java)</text:p>
          </table:table-cell>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Minimum Ternary String</text:p>
          </table:table-cell>
          <table:table-cell office:value-type="string" office:string-value="CF1009-D12-B" table:formula="of:=HYPERLINK(&quot;http://codeforces.com/contest/1009/problem/B&quot;;&quot;CF1009-D12-B&quot;)" table:style-name="ce157">
            <text:p>CF1009-D12-B</text:p>
          </table:table-cell>
          <table:table-cell table:style-name="ce241"/>
          <table:table-cell table:number-columns-repeated="5" table:style-name="ce82"/>
          <table:table-cell office:value-type="float" office:value="0" table:formula="of:=SUM([.E581:.H581])" table:style-name="ce55">
            <text:p>0</text:p>
          </table:table-cell>
          <table:table-cell table:style-name="ce82"/>
          <table:table-cell table:style-name="ce245"/>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owers</text:p>
          </table:table-cell>
          <table:table-cell office:value-type="string" office:string-value="CF479-D2-B" table:formula="of:=HYPERLINK(&quot;http://codeforces.com/contest/479/problem/B&quot;;&quot;CF479-D2-B&quot;)" table:style-name="ce157">
            <text:p>CF479-D2-B</text:p>
          </table:table-cell>
          <table:table-cell table:style-name="ce241"/>
          <table:table-cell table:number-columns-repeated="5" table:style-name="ce82"/>
          <table:table-cell office:value-type="float" office:value="0" table:formula="of:=SUM([.E582:.H582])" table:style-name="ce55">
            <text:p>0</text:p>
          </table:table-cell>
          <table:table-cell table:style-name="ce82"/>
          <table:table-cell table:style-name="ce245"/>
          <table:table-cell table:style-name="ce82"/>
          <table:table-cell table:style-name="ce10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mifinals</text:p>
          </table:table-cell>
          <table:table-cell office:value-type="string" office:string-value="CF378-D2-B" table:formula="of:=HYPERLINK(&quot;http://codeforces.com/contest/378/problem/B&quot;;&quot;CF378-D2-B&quot;)" table:style-name="ce157">
            <text:p>CF378-D2-B</text:p>
          </table:table-cell>
          <table:table-cell table:style-name="ce241"/>
          <table:table-cell table:number-columns-repeated="5" table:style-name="ce82"/>
          <table:table-cell office:value-type="float" office:value="0" table:formula="of:=SUM([.E583:.H583])" table:style-name="ce55">
            <text:p>0</text:p>
          </table:table-cell>
          <table:table-cell table:style-name="ce82"/>
          <table:table-cell table:style-name="ce245"/>
          <table:table-cell table:style-name="ce82"/>
          <table:table-cell table:style-name="ce109"/>
          <table:table-cell office:value-type="string" table:style-name="ce167">
            <text:p>greedy</text:p>
          </table:table-cell>
          <table:table-cell office:value-type="float" office:value="84" table:style-name="ce167">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he Child and Set</text:p>
          </table:table-cell>
          <table:table-cell office:value-type="string" office:string-value="CF437-D2-B" table:formula="of:=HYPERLINK(&quot;http://codeforces.com/contest/437/problem/B&quot;;&quot;CF437-D2-B&quot;)" table:style-name="ce157">
            <text:p>CF437-D2-B</text:p>
          </table:table-cell>
          <table:table-cell table:style-name="ce241"/>
          <table:table-cell table:number-columns-repeated="5" table:style-name="ce82"/>
          <table:table-cell office:value-type="float" office:value="0" table:formula="of:=SUM([.E584:.H584])" table:style-name="ce55">
            <text:p>0</text:p>
          </table:table-cell>
          <table:table-cell table:style-name="ce82"/>
          <table:table-cell table:style-name="ce245"/>
          <table:table-cell table:style-name="ce82"/>
          <table:table-cell table:style-name="ce130"/>
          <table:table-cell office:value-type="string" table:style-name="ce156">
            <text:p>greedy, sorting, bitmasks</text:p>
          </table:table-cell>
          <table:table-cell office:value-type="float" office:value="84" table:style-name="ce156">
            <text:p>8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157">
            <text:p>CF451-D2-B</text:p>
          </table:table-cell>
          <table:table-cell table:style-name="ce241"/>
          <table:table-cell table:number-columns-repeated="5" table:style-name="ce82"/>
          <table:table-cell office:value-type="float" office:value="0" table:formula="of:=SUM([.E585:.H585])"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_WHkB7Aeeo&quot;;&quot;Video Solution - Solver to be (Java)&quot;)" table:style-name="ce157">
            <text:p>Video Solution - Solver to be (Java)</text:p>
          </table:table-cell>
          <table:table-cell office:value-type="string" table:style-name="ce133">
            <text:p>greedy, sorting</text:p>
          </table:table-cell>
          <table:table-cell office:value-type="float" office:value="84" table:style-name="ce133">
            <text:p>84</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157">
            <text:p>CF766-D2-B</text:p>
          </table:table-cell>
          <table:table-cell table:style-name="ce241"/>
          <table:table-cell table:number-columns-repeated="5" table:style-name="ce82"/>
          <table:table-cell office:value-type="float" office:value="0" table:formula="of:=SUM([.E586:.H58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dCChUGZjaS4&quot;;&quot;Video Solution - Solver to be (Java)&quot;)" table:style-name="ce157">
            <text:p>Video Solution - Solver to be (Java)</text:p>
          </table:table-cell>
          <table:table-cell office:value-type="string" table:style-name="ce133">
            <text:p>greedy</text:p>
          </table:table-cell>
          <table:table-cell office:value-type="float" office:value="84" table:style-name="ce133">
            <text:p>84</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Escape from Stones</text:p>
          </table:table-cell>
          <table:table-cell office:value-type="string" office:string-value="CF265-D2-C" table:formula="of:=HYPERLINK(&quot;http://codeforces.com/contest/265/problem/C&quot;;&quot;CF265-D2-C&quot;)" table:style-name="ce157">
            <text:p>CF265-D2-C</text:p>
          </table:table-cell>
          <table:table-cell table:style-name="ce241"/>
          <table:table-cell table:number-columns-repeated="5" table:style-name="ce82"/>
          <table:table-cell office:value-type="float" office:value="0" table:formula="of:=SUM([.E587:.H587])"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xing Typos</text:p>
          </table:table-cell>
          <table:table-cell office:value-type="string" office:string-value="CF363-D2-C" table:formula="of:=HYPERLINK(&quot;http://codeforces.com/contest/363/problem/C&quot;;&quot;CF363-D2-C&quot;)" table:style-name="ce157">
            <text:p>CF363-D2-C</text:p>
          </table:table-cell>
          <table:table-cell table:style-name="ce241"/>
          <table:table-cell table:number-columns-repeated="5" table:style-name="ce82"/>
          <table:table-cell office:value-type="float" office:value="0" table:formula="of:=SUM([.E588:.H588])"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hotographer</text:p>
          </table:table-cell>
          <table:table-cell office:value-type="string" office:string-value="CF203-D2-C" table:formula="of:=HYPERLINK(&quot;http://codeforces.com/contest/203/problem/C&quot;;&quot;CF203-D2-C&quot;)" table:style-name="ce157">
            <text:p>CF203-D2-C</text:p>
          </table:table-cell>
          <table:table-cell table:style-name="ce241"/>
          <table:table-cell table:number-columns-repeated="5" table:style-name="ce82"/>
          <table:table-cell office:value-type="float" office:value="0" table:formula="of:=SUM([.E589:.H589])" table:style-name="ce55">
            <text:p>0</text:p>
          </table:table-cell>
          <table:table-cell table:style-name="ce82"/>
          <table:table-cell table:style-name="ce245"/>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ooking System</text:p>
          </table:table-cell>
          <table:table-cell office:value-type="string" office:string-value="CF416-D2-C" table:formula="of:=HYPERLINK(&quot;http://codeforces.com/contest/416/problem/C&quot;;&quot;CF416-D2-C&quot;)" table:style-name="ce157">
            <text:p>CF416-D2-C</text:p>
          </table:table-cell>
          <table:table-cell table:style-name="ce241"/>
          <table:table-cell table:number-columns-repeated="5" table:style-name="ce82"/>
          <table:table-cell office:value-type="float" office:value="0" table:formula="of:=SUM([.E590:.H590])" table:style-name="ce55">
            <text:p>0</text:p>
          </table:table-cell>
          <table:table-cell table:style-name="ce55"/>
          <table:table-cell table:style-name="ce244"/>
          <table:table-cell table:style-name="ce82"/>
          <table:table-cell table:style-name="ce130"/>
          <table:table-cell office:value-type="string" table:style-name="ce156">
            <text:p>greedy, sorting or dp</text:p>
          </table:table-cell>
          <table:table-cell office:value-type="float" office:value="84" table:style-name="ce156">
            <text:p>84</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Treasure Hunt</text:p>
          </table:table-cell>
          <table:table-cell office:value-type="string" office:string-value="CF979-D2-B" table:formula="of:=HYPERLINK(&quot;http://codeforces.com/contest/979/problem/B&quot;;&quot;CF979-D2-B&quot;)" table:style-name="ce157">
            <text:p>CF979-D2-B</text:p>
          </table:table-cell>
          <table:table-cell table:style-name="ce241"/>
          <table:table-cell table:number-columns-repeated="5" table:style-name="ce82"/>
          <table:table-cell office:value-type="float" office:value="0" table:formula="of:=SUM([.E591:.H591])" table:style-name="ce55">
            <text:p>0</text:p>
          </table:table-cell>
          <table:table-cell table:style-name="ce82"/>
          <table:table-cell table:style-name="ce245"/>
          <table:table-cell table:style-name="ce82"/>
          <table:table-cell table:style-name="ce79"/>
          <table:table-cell office:value-type="string" table:style-name="ce156">
            <text:p>greedy, [cases]</text:p>
          </table:table-cell>
          <table:table-cell office:value-type="float" office:value="84" table:style-name="ce156">
            <text:p>84</text:p>
          </table:table-cell>
          <table:table-cell office:value-type="float" office:value="3.5" table:style-name="ce156">
            <text:p>3.5</text:p>
          </table:table-cell>
          <table:table-cell office:value-type="string" table:style-name="ce48">
            <text:p>p1</text:p>
          </table:table-cell>
          <table:table-cell table:number-columns-repeated="16367"/>
        </table:table-row>
        <table:table-row table:style-name="ro1">
          <table:table-cell office:value-type="string" table:style-name="ce79">
            <text:p>Assemble</text:p>
          </table:table-cell>
          <table:table-cell office:value-type="string" office:string-value="UVA 12124" table:formula="of:=HYPERLINK(&quot;https://uva.onlinejudge.org/index.php?option=onlinejudge&amp;page=show_problem&amp;problem=3276&quot;;&quot;UVA 12124&quot;)" table:style-name="ce157">
            <text:p>UVA 12124</text:p>
          </table:table-cell>
          <table:table-cell table:style-name="ce241"/>
          <table:table-cell table:number-columns-repeated="5" table:style-name="ce82"/>
          <table:table-cell office:value-type="float" office:value="0" table:formula="of:=SUM([.E592:.H5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124.txt&quot;;&quot;Sol&quot;)" table:style-name="ce158">
            <text:p>Sol</text:p>
          </table:table-cell>
          <table:table-cell office:value-type="string" table:style-name="ce156">
            <text:p>greedy, bf or binary search</text:p>
          </table:table-cell>
          <table:table-cell office:value-type="float" office:value="84" table:style-name="ce156">
            <text:p>84</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office:string-value="CODECHEF KSUM" table:formula="of:=HYPERLINK(&quot;https://www.codechef.com/problems/KSUM&quot;;&quot;CODECHEF KSUM&quot;)" table:style-name="ce157">
            <text:p>CODECHEF KSUM</text:p>
          </table:table-cell>
          <table:table-cell table:style-name="ce241"/>
          <table:table-cell table:number-columns-repeated="5" table:style-name="ce82"/>
          <table:table-cell office:value-type="float" office:value="0" table:formula="of:=SUM([.E593:.H593])" table:style-name="ce55">
            <text:p>0</text:p>
          </table:table-cell>
          <table:table-cell table:style-name="ce82"/>
          <table:table-cell table:style-name="ce245"/>
          <table:table-cell table:style-name="ce82"/>
          <table:table-cell table:style-name="ce109"/>
          <table:table-cell office:value-type="string" table:style-name="ce156">
            <text:p>greedy, sets, finding max k subarray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C" table:formula="of:=HYPERLINK(&quot;https://codeforces.com/contest/1064/problem/C&quot;;&quot;CF1064-D2-C&quot;)" table:style-name="ce157">
            <text:p>CF1064-D2-C</text:p>
          </table:table-cell>
          <table:table-cell table:style-name="ce241"/>
          <table:table-cell table:number-columns-repeated="5" table:style-name="ce82"/>
          <table:table-cell office:value-type="float" office:value="0" table:formula="of:=SUM([.E594:.H594])" table:style-name="ce55">
            <text:p>0</text:p>
          </table:table-cell>
          <table:table-cell table:style-name="ce82"/>
          <table:table-cell table:style-name="ce245"/>
          <table:table-cell table:style-name="ce82"/>
          <table:table-cell table:style-name="ce130"/>
          <table:table-cell office:value-type="string" table:style-name="ce156">
            <text:p>greedy, palindrome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34-D2-D" table:formula="of:=HYPERLINK(&quot;http://codeforces.com/contest/534/problem/D&quot;;&quot;CF534-D2-D&quot;)" table:style-name="ce157">
            <text:p>CF534-D2-D</text:p>
          </table:table-cell>
          <table:table-cell table:style-name="ce241"/>
          <table:table-cell table:number-columns-repeated="5" table:style-name="ce82"/>
          <table:table-cell office:value-type="float" office:value="0" table:formula="of:=SUM([.E595:.H595])" table:style-name="ce55">
            <text:p>0</text:p>
          </table:table-cell>
          <table:table-cell table:style-name="ce82"/>
          <table:table-cell table:style-name="ce245"/>
          <table:table-cell table:style-name="ce82"/>
          <table:table-cell table:style-name="ce79"/>
          <table:table-cell office:value-type="string" table:style-name="ce156">
            <text:p>greedy, set or grid compress</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65-D2-C" table:formula="of:=HYPERLINK(&quot;http://codeforces.com/contest/1065/problem/C&quot;;&quot;CF1065-D2-C&quot;)" table:style-name="ce157">
            <text:p>CF1065-D2-C</text:p>
          </table:table-cell>
          <table:table-cell table:style-name="ce241"/>
          <table:table-cell table:number-columns-repeated="5" table:style-name="ce82"/>
          <table:table-cell office:value-type="float" office:value="0" table:formula="of:=SUM([.E596:.H596])"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45-D2-C" table:formula="of:=HYPERLINK(&quot;http://codeforces.com/contest/445/problem/C&quot;;&quot;CF445-D2-C&quot;)" table:style-name="ce157">
            <text:p>CF445-D2-C</text:p>
          </table:table-cell>
          <table:table-cell table:style-name="ce241"/>
          <table:table-cell table:number-columns-repeated="5" table:style-name="ce82"/>
          <table:table-cell office:value-type="float" office:value="0" table:formula="of:=SUM([.E597:.H597])"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Geometric Progression</text:p>
          </table:table-cell>
          <table:table-cell office:value-type="string" office:string-value="CF567-D2-C" table:formula="of:=HYPERLINK(&quot;http://codeforces.com/contest/567/problem/C&quot;;&quot;CF567-D2-C&quot;)" table:style-name="ce157">
            <text:p>CF567-D2-C</text:p>
          </table:table-cell>
          <table:table-cell table:style-name="ce241"/>
          <table:table-cell table:number-columns-repeated="5" table:style-name="ce82"/>
          <table:table-cell office:value-type="float" office:value="0" table:formula="of:=SUM([.E598:.H598])" table:style-name="ce55">
            <text:p>0</text:p>
          </table:table-cell>
          <table:table-cell table:style-name="ce82"/>
          <table:table-cell table:style-name="ce245"/>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81-D1-500</text:p>
          </table:table-cell>
          <table:table-cell table:style-name="ce241"/>
          <table:table-cell table:number-columns-repeated="5" table:style-name="ce82"/>
          <table:table-cell office:value-type="float" office:value="0" table:formula="of:=SUM([.E599:.H599])" table:style-name="ce55">
            <text:p>0</text:p>
          </table:table-cell>
          <table:table-cell table:style-name="ce82"/>
          <table:table-cell table:style-name="ce245"/>
          <table:table-cell table:style-name="ce82"/>
          <table:table-cell table:style-name="ce156"/>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eam</text:p>
          </table:table-cell>
          <table:table-cell office:value-type="string" office:string-value="CF401-D2-C" table:formula="of:=HYPERLINK(&quot;http://codeforces.com/contest/401/problem/C&quot;;&quot;CF401-D2-C&quot;)" table:style-name="ce157">
            <text:p>CF401-D2-C</text:p>
          </table:table-cell>
          <table:table-cell table:style-name="ce241"/>
          <table:table-cell table:number-columns-repeated="5" table:style-name="ce82"/>
          <table:table-cell office:value-type="float" office:value="0" table:formula="of:=SUM([.E600:.H600])"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razil and Factorial</text:p>
          </table:table-cell>
          <table:table-cell office:value-type="string" office:string-value="CF515-D2-C" table:formula="of:=HYPERLINK(&quot;http://codeforces.com/contest/515/problem/C&quot;;&quot;CF515-D2-C&quot;)" table:style-name="ce157">
            <text:p>CF515-D2-C</text:p>
          </table:table-cell>
          <table:table-cell table:style-name="ce241"/>
          <table:table-cell table:number-columns-repeated="5" table:style-name="ce82"/>
          <table:table-cell office:value-type="float" office:value="0" table:formula="of:=SUM([.E601:.H60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QEh0ugyYPUw&quot;;&quot;Video Solution - Dr Mostafa Saad&quot;)" table:style-name="ce157">
            <text:p>Video Solution - Dr Mostafa Saad</text:p>
          </table:table-cell>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iring Staff</text:p>
          </table:table-cell>
          <table:table-cell office:value-type="string" office:string-value="CF216-D2-C" table:formula="of:=HYPERLINK(&quot;http://codeforces.com/contest/216/problem/C&quot;;&quot;CF216-D2-C&quot;)" table:style-name="ce157">
            <text:p>CF216-D2-C</text:p>
          </table:table-cell>
          <table:table-cell table:style-name="ce241"/>
          <table:table-cell table:number-columns-repeated="5" table:style-name="ce82"/>
          <table:table-cell office:value-type="float" office:value="0" table:formula="of:=SUM([.E602:.H602])" table:style-name="ce55">
            <text:p>0</text:p>
          </table:table-cell>
          <table:table-cell table:style-name="ce55"/>
          <table:table-cell table:style-name="ce244"/>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ar sky</text:p>
          </table:table-cell>
          <table:table-cell office:value-type="string" office:string-value="CF835-D2-C" table:formula="of:=HYPERLINK(&quot;http://codeforces.com/contest/835/problem/C&quot;;&quot;CF835-D2-C&quot;)" table:style-name="ce157">
            <text:p>CF835-D2-C</text:p>
          </table:table-cell>
          <table:table-cell table:style-name="ce241"/>
          <table:table-cell table:number-columns-repeated="5" table:style-name="ce82"/>
          <table:table-cell office:value-type="float" office:value="0" table:formula="of:=SUM([.E603:.H603])"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cKM0CgVLUM&quot;;&quot;Video Solution - Solver to be (Java)&quot;)" table:style-name="ce157">
            <text:p>Video Solution - Solver to be (Java)</text:p>
          </table:table-cell>
          <table:table-cell office:value-type="string" table:style-name="ce156">
            <text:p>greedy, prefix sum 2d</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nya and Exams</text:p>
          </table:table-cell>
          <table:table-cell office:value-type="string" office:string-value="CF492-D2-C" table:formula="of:=HYPERLINK(&quot;http://codeforces.com/contest/492/problem/C&quot;;&quot;CF492-D2-C&quot;)" table:style-name="ce157">
            <text:p>CF492-D2-C</text:p>
          </table:table-cell>
          <table:table-cell table:style-name="ce241"/>
          <table:table-cell table:number-columns-repeated="5" table:style-name="ce82"/>
          <table:table-cell office:value-type="float" office:value="0" table:formula="of:=SUM([.E604:.H604])" table:style-name="ce55">
            <text:p>0</text:p>
          </table:table-cell>
          <table:table-cell table:style-name="ce55"/>
          <table:table-cell table:style-name="ce244"/>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109">
            <text:p><text:a xlink:href="https://zoj.pintia.cn/problem-sets/91827364500/problems/91827364699">ZOJ 1200</text:a></text:p>
          </table:table-cell>
          <table:table-cell table:style-name="ce241"/>
          <table:table-cell table:number-columns-repeated="5" table:style-name="ce82"/>
          <table:table-cell office:value-type="float" office:value="0" table:formula="of:=SUM([.E605:.H605])" table:style-name="ce55">
            <text:p>0</text:p>
          </table:table-cell>
          <table:table-cell table:style-name="ce55"/>
          <table:table-cell table:style-name="ce244"/>
          <table:table-cell table:style-name="ce82"/>
          <table:table-cell office:value-type="string" table:style-name="ce109">
            <text:p><text:a xlink:href="https://github.com/omarkhair/Problems-Editorial/blob/master/ZOJ/1200%20Mining/Editorial.md">Sol</text:a></text:p>
          </table:table-cell>
          <table:table-cell office:value-type="string" table:style-name="ce156">
            <text:p>greedy, simulation, priority queu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729-D12-D" table:formula="of:=HYPERLINK(&quot;http://codeforces.com/contest/729/problem/D&quot;;&quot;CF729-D12-D&quot;)" table:style-name="ce157">
            <text:p>CF729-D12-D</text:p>
          </table:table-cell>
          <table:table-cell table:style-name="ce241"/>
          <table:table-cell table:number-columns-repeated="5" table:style-name="ce82"/>
          <table:table-cell office:value-type="float" office:value="0" table:formula="of:=SUM([.E606:.H606])" table:style-name="ce55">
            <text:p>0</text:p>
          </table:table-cell>
          <table:table-cell table:style-name="ce82"/>
          <table:table-cell table:style-name="ce245"/>
          <table:table-cell table:style-name="ce82"/>
          <table:table-cell table:style-name="ce79"/>
          <table:table-cell office:value-type="string" table:style-name="ce156">
            <text:p>greedy, [pigeonhole principl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 and B and Interesting Substrings</text:p>
          </table:table-cell>
          <table:table-cell office:value-type="string" office:string-value="CF519-D2-D" table:formula="of:=HYPERLINK(&quot;http://codeforces.com/contest/519/problem/D&quot;;&quot;CF519-D2-D&quot;)" table:style-name="ce157">
            <text:p>CF519-D2-D</text:p>
          </table:table-cell>
          <table:table-cell table:style-name="ce241"/>
          <table:table-cell table:number-columns-repeated="5" table:style-name="ce82"/>
          <table:table-cell office:value-type="float" office:value="0" table:formula="of:=SUM([.E607:.H607])" table:style-name="ce55">
            <text:p>0</text:p>
          </table:table-cell>
          <table:table-cell table:style-name="ce82"/>
          <table:table-cell table:style-name="ce245"/>
          <table:table-cell table:style-name="ce82"/>
          <table:table-cell table:style-name="ce130"/>
          <table:table-cell office:value-type="string" table:style-name="ce156">
            <text:p>greedy, datastructures or dp</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e Transformation</text:p>
          </table:table-cell>
          <table:table-cell office:value-type="string" office:string-value="CF486-D2-C" table:formula="of:=HYPERLINK(&quot;http://codeforces.com/contest/486/problem/C&quot;;&quot;CF486-D2-C&quot;)" table:style-name="ce157">
            <text:p>CF486-D2-C</text:p>
          </table:table-cell>
          <table:table-cell table:style-name="ce241"/>
          <table:table-cell table:number-columns-repeated="5" table:style-name="ce82"/>
          <table:table-cell office:value-type="float" office:value="0" table:formula="of:=SUM([.E608:.H608])" table:style-name="ce55">
            <text:p>0</text:p>
          </table:table-cell>
          <table:table-cell table:style-name="ce55"/>
          <table:table-cell table:style-name="ce244"/>
          <table:table-cell table:style-name="ce82"/>
          <table:table-cell table:style-name="ce156"/>
          <table:table-cell office:value-type="string" table:style-name="ce156">
            <text:p>greedy, impl,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rina and Vasya</text:p>
          </table:table-cell>
          <table:table-cell office:value-type="string" office:string-value="CF584-D2-C" table:formula="of:=HYPERLINK(&quot;http://codeforces.com/contest/584/problem/C&quot;;&quot;CF584-D2-C&quot;)" table:style-name="ce157">
            <text:p>CF584-D2-C</text:p>
          </table:table-cell>
          <table:table-cell table:style-name="ce241"/>
          <table:table-cell table:number-columns-repeated="5" table:style-name="ce82"/>
          <table:table-cell office:value-type="float" office:value="0" table:formula="of:=SUM([.E609:.H609])" table:style-name="ce55">
            <text:p>0</text:p>
          </table:table-cell>
          <table:table-cell table:style-name="ce55"/>
          <table:table-cell table:style-name="ce244"/>
          <table:table-cell table:style-name="ce82"/>
          <table:table-cell table:style-name="ce130"/>
          <table:table-cell office:value-type="string" table:style-name="ce156">
            <text:p>greedy, constructive,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ennis Championship</text:p>
          </table:table-cell>
          <table:table-cell office:value-type="string" office:string-value="CF735-D2-C" table:formula="of:=HYPERLINK(&quot;http://codeforces.com/contest/735/problem/C&quot;;&quot;CF735-D2-C&quot;)" table:style-name="ce157">
            <text:p>CF735-D2-C</text:p>
          </table:table-cell>
          <table:table-cell table:style-name="ce241"/>
          <table:table-cell table:number-columns-repeated="5" table:style-name="ce82"/>
          <table:table-cell office:value-type="float" office:value="0" table:formula="of:=SUM([.E610:.H610])" table:style-name="ce55">
            <text:p>0</text:p>
          </table:table-cell>
          <table:table-cell table:style-name="ce55"/>
          <table:table-cell table:style-name="ce244"/>
          <table:table-cell table:style-name="ce82"/>
          <table:table-cell table:style-name="ce79"/>
          <table:table-cell office:value-type="string" table:style-name="ce156">
            <text:p>greedy, math,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Anya and Ghosts</text:p>
          </table:table-cell>
          <table:table-cell office:value-type="string" office:string-value="CF508-D2-C" table:formula="of:=HYPERLINK(&quot;http://codeforces.com/contest/508/problem/C&quot;;&quot;CF508-D2-C&quot;)" table:style-name="ce157">
            <text:p>CF508-D2-C</text:p>
          </table:table-cell>
          <table:table-cell table:style-name="ce241"/>
          <table:table-cell table:number-columns-repeated="5" table:style-name="ce82"/>
          <table:table-cell office:value-type="float" office:value="0" table:formula="of:=SUM([.E611:.H611])" table:style-name="ce55">
            <text:p>0</text:p>
          </table:table-cell>
          <table:table-cell table:style-name="ce82"/>
          <table:table-cell table:style-name="ce245"/>
          <table:table-cell table:style-name="ce160"/>
          <table:table-cell table:style-name="ce133"/>
          <table:table-cell office:value-type="string" table:style-name="ce156">
            <text:p>greedy</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erse princess</text:p>
          </table:table-cell>
          <table:table-cell office:value-type="string" office:string-value="CF148-D2-C" table:formula="of:=HYPERLINK(&quot;http://codeforces.com/contest/148/problem/C&quot;;&quot;CF148-D2-C&quot;)" table:style-name="ce157">
            <text:p>CF148-D2-C</text:p>
          </table:table-cell>
          <table:table-cell table:style-name="ce241"/>
          <table:table-cell table:number-columns-repeated="5" table:style-name="ce82"/>
          <table:table-cell office:value-type="float" office:value="0" table:formula="of:=SUM([.E612:.H612])"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BX2HhPefv6g&quot;;&quot;Video Solution - Eng Mohamed Nasser&quot;)" table:style-name="ce115">
            <text:p>Video Solution - Eng Mohamed Nasser</text:p>
          </table:table-cell>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ucky Permutation</text:p>
          </table:table-cell>
          <table:table-cell office:value-type="string" office:string-value="CF287-D2-C" table:formula="of:=HYPERLINK(&quot;http://codeforces.com/contest/287/problem/C&quot;;&quot;CF287-D2-C&quot;)" table:style-name="ce157">
            <text:p>CF287-D2-C</text:p>
          </table:table-cell>
          <table:table-cell table:style-name="ce241"/>
          <table:table-cell table:number-columns-repeated="5" table:style-name="ce82"/>
          <table:table-cell office:value-type="float" office:value="0" table:formula="of:=SUM([.E613:.H613])"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alls and Boxes</text:p>
          </table:table-cell>
          <table:table-cell office:value-type="string" office:string-value="CF260-D2-C" table:formula="of:=HYPERLINK(&quot;http://codeforces.com/contest/260/problem/C&quot;;&quot;CF260-D2-C&quot;)" table:style-name="ce157">
            <text:p>CF260-D2-C</text:p>
          </table:table-cell>
          <table:table-cell table:style-name="ce241"/>
          <table:table-cell table:number-columns-repeated="5" table:style-name="ce82"/>
          <table:table-cell office:value-type="float" office:value="0" table:formula="of:=SUM([.E614:.H614])"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W3Zp3yqNsOs&quot;;&quot;Video Solution - Dr Mostafa Saad&quot;)" table:style-name="ce157">
            <text:p>Video Solution - Dr Mostafa Saad</text:p>
          </table:table-cell>
          <table:table-cell office:value-type="string" table:style-name="ce156">
            <text:p>greedy, impl</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13-D2-C" table:formula="of:=HYPERLINK(&quot;http://codeforces.com/contest/313/problem/C&quot;;&quot;CF313-D2-C&quot;)" table:style-name="ce157">
            <text:p>CF313-D2-C</text:p>
          </table:table-cell>
          <table:table-cell table:style-name="ce241"/>
          <table:table-cell table:number-columns-repeated="5" table:style-name="ce82"/>
          <table:table-cell office:value-type="float" office:value="0" table:formula="of:=SUM([.E615:.H615])" table:style-name="ce55">
            <text:p>0</text:p>
          </table:table-cell>
          <table:table-cell table:style-name="ce55"/>
          <table:table-cell table:style-name="ce244"/>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Upgrading Array</text:p>
          </table:table-cell>
          <table:table-cell office:value-type="string" office:string-value="CF402-D2-D" table:formula="of:=HYPERLINK(&quot;http://codeforces.com/contest/402/problem/D&quot;;&quot;CF402-D2-D&quot;)" table:style-name="ce157">
            <text:p>CF402-D2-D</text:p>
          </table:table-cell>
          <table:table-cell table:style-name="ce241"/>
          <table:table-cell table:number-columns-repeated="5" table:style-name="ce82"/>
          <table:table-cell office:value-type="float" office:value="0" table:formula="of:=SUM([.E616:.H616])" table:style-name="ce55">
            <text:p>0</text:p>
          </table:table-cell>
          <table:table-cell table:style-name="ce55"/>
          <table:table-cell table:style-name="ce244"/>
          <table:table-cell table:style-name="ce160"/>
          <table:table-cell table:style-name="ce130"/>
          <table:table-cell office:value-type="string" table:style-name="ce156">
            <text:p>greedy or dp</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table:style-name="ce79"/>
          <table:table-cell office:value-type="string" table:style-name="ce79">
            <text:p>SRM456-D2-1000</text:p>
          </table:table-cell>
          <table:table-cell table:style-name="ce241"/>
          <table:table-cell table:number-columns-repeated="5" table:style-name="ce82"/>
          <table:table-cell office:value-type="float" office:value="0" table:formula="of:=SUM([.E617:.H617])" table:style-name="ce55">
            <text:p>0</text:p>
          </table:table-cell>
          <table:table-cell table:style-name="ce55"/>
          <table:table-cell table:style-name="ce244"/>
          <table:table-cell table:style-name="ce82"/>
          <table:table-cell table:style-name="ce133"/>
          <table:table-cell office:value-type="string" table:style-name="ce156">
            <text:p>greedy, math, binary search</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nd of Exams</text:p>
          </table:table-cell>
          <table:table-cell office:value-type="string" office:string-value="CF94-D2-D" table:formula="of:=HYPERLINK(&quot;http://codeforces.com/contest/94/problem/D&quot;;&quot;CF94-D2-D&quot;)" table:style-name="ce157">
            <text:p>CF94-D2-D</text:p>
          </table:table-cell>
          <table:table-cell table:style-name="ce241"/>
          <table:table-cell table:number-columns-repeated="5" table:style-name="ce82"/>
          <table:table-cell office:value-type="float" office:value="0" table:formula="of:=SUM([.E618:.H618])" table:style-name="ce55">
            <text:p>0</text:p>
          </table:table-cell>
          <table:table-cell table:style-name="ce55"/>
          <table:table-cell table:style-name="ce244"/>
          <table:table-cell table:style-name="ce82"/>
          <table:table-cell table:style-name="ce156"/>
          <table:table-cell office:value-type="string" table:style-name="ce156">
            <text:p>greedy, math,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Queue</text:p>
          </table:table-cell>
          <table:table-cell office:value-type="string" office:string-value="CF141-D2-C" table:formula="of:=HYPERLINK(&quot;http://codeforces.com/contest/141/problem/C&quot;;&quot;CF141-D2-C&quot;)" table:style-name="ce157">
            <text:p>CF141-D2-C</text:p>
          </table:table-cell>
          <table:table-cell table:style-name="ce241"/>
          <table:table-cell table:number-columns-repeated="5" table:style-name="ce82"/>
          <table:table-cell office:value-type="float" office:value="0" table:formula="of:=SUM([.E619:.H619])" table:style-name="ce55">
            <text:p>0</text:p>
          </table:table-cell>
          <table:table-cell table:style-name="ce55"/>
          <table:table-cell table:style-name="ce244"/>
          <table:table-cell table:style-name="ce82"/>
          <table:table-cell table:style-name="ce79"/>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GU 321" table:formula="of:=HYPERLINK(&quot;http://codeforces.com/problemsets/acmsguru/problem/99999/321&quot;;&quot;SGU 321&quot;)" table:style-name="ce157">
            <text:p>SGU 321</text:p>
          </table:table-cell>
          <table:table-cell table:style-name="ce241"/>
          <table:table-cell table:number-columns-repeated="5" table:style-name="ce82"/>
          <table:table-cell office:value-type="float" office:value="0" table:formula="of:=SUM([.E620:.H620])"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GU/SGU_321.txt&quot;;&quot;Sol&quot;)" table:style-name="ce157">
            <text:p>Sol</text:p>
          </table:table-cell>
          <table:table-cell office:value-type="string" table:style-name="ce156">
            <text:p>greedy, dfs , tre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spute</text:p>
          </table:table-cell>
          <table:table-cell office:value-type="string" office:string-value="CF242-D2-D" table:formula="of:=HYPERLINK(&quot;http://codeforces.com/contest/242/problem/D&quot;;&quot;CF242-D2-D&quot;)" table:style-name="ce157">
            <text:p>CF242-D2-D</text:p>
          </table:table-cell>
          <table:table-cell table:style-name="ce241"/>
          <table:table-cell table:number-columns-repeated="5" table:style-name="ce82"/>
          <table:table-cell office:value-type="float" office:value="0" table:formula="of:=SUM([.E621:.H621])" table:style-name="ce55">
            <text:p>0</text:p>
          </table:table-cell>
          <table:table-cell table:style-name="ce82"/>
          <table:table-cell table:style-name="ce245"/>
          <table:table-cell table:style-name="ce82"/>
          <table:table-cell table:style-name="ce130"/>
          <table:table-cell office:value-type="string" table:style-name="ce156">
            <text:p>greedy, dfs or bfs, greedy</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292-D1-500</text:p>
          </table:table-cell>
          <table:table-cell table:style-name="ce241"/>
          <table:table-cell table:number-columns-repeated="5" table:style-name="ce82"/>
          <table:table-cell office:value-type="float" office:value="0" table:formula="of:=SUM([.E622:.H622])" table:style-name="ce55">
            <text:p>0</text:p>
          </table:table-cell>
          <table:table-cell table:style-name="ce55"/>
          <table:table-cell table:style-name="ce244"/>
          <table:table-cell table:style-name="ce82"/>
          <table:table-cell table:style-name="ce79"/>
          <table:table-cell office:value-type="string" table:style-name="ce156">
            <text:p>greedy, grap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38-D2-D" table:formula="of:=HYPERLINK(&quot;http://codeforces.com/contest/1038/problem/D&quot;;&quot;CF1038-D2-D&quot;)" table:style-name="ce157">
            <text:p>CF1038-D2-D</text:p>
          </table:table-cell>
          <table:table-cell table:style-name="ce241"/>
          <table:table-cell table:number-columns-repeated="5" table:style-name="ce82"/>
          <table:table-cell office:value-type="float" office:value="0" table:formula="of:=SUM([.E623:.H623])" table:style-name="ce55">
            <text:p>0</text:p>
          </table:table-cell>
          <table:table-cell table:style-name="ce82"/>
          <table:table-cell table:style-name="ce245"/>
          <table:table-cell table:style-name="ce82"/>
          <table:table-cell table:style-name="ce130"/>
          <table:table-cell office:value-type="string" table:style-name="ce156">
            <text:p>greedy,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325</text:p>
          </table:table-cell>
          <table:table-cell table:style-name="ce241"/>
          <table:table-cell table:number-columns-repeated="5" table:style-name="ce82"/>
          <table:table-cell office:value-type="float" office:value="0" table:formula="of:=SUM([.E624:.H624])" table:style-name="ce55">
            <text:p>0</text:p>
          </table:table-cell>
          <table:table-cell table:style-name="ce82"/>
          <table:table-cell table:style-name="ce245"/>
          <table:table-cell table:style-name="ce82"/>
          <table:table-cell office:value-type="string" office:string-value="Prove your Solution" table:formula="of:=HYPERLINK(&quot;https://github.com/yazanKabbany/CompetitiveProgramming/blob/master/UVA/UVA%2012325.cpp&quot;;&quot;Prove your Solution&quot;)" table:style-name="ce139">
            <text:p>Prove your Solution</text:p>
          </table:table-cell>
          <table:table-cell office:value-type="string" table:style-name="ce156">
            <text:p>greedy, knapsack, mat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05-D2-1000</text:p>
          </table:table-cell>
          <table:table-cell table:style-name="ce241"/>
          <table:table-cell table:number-columns-repeated="5" table:style-name="ce82"/>
          <table:table-cell office:value-type="float" office:value="0" table:formula="of:=SUM([.E625:.H625])" table:style-name="ce55">
            <text:p>0</text:p>
          </table:table-cell>
          <table:table-cell table:style-name="ce55"/>
          <table:table-cell table:style-name="ce244"/>
          <table:table-cell table:style-name="ce82"/>
          <table:table-cell table:style-name="ce79"/>
          <table:table-cell office:value-type="string" table:style-name="ce156">
            <text:p>greedy, math, str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oring Partition</text:p>
          </table:table-cell>
          <table:table-cell office:value-type="string" office:string-value="CF239-D2-D" table:formula="of:=HYPERLINK(&quot;http://codeforces.com/contest/239/problem/D&quot;;&quot;CF239-D2-D&quot;)" table:style-name="ce157">
            <text:p>CF239-D2-D</text:p>
          </table:table-cell>
          <table:table-cell table:style-name="ce241"/>
          <table:table-cell table:number-columns-repeated="5" table:style-name="ce82"/>
          <table:table-cell office:value-type="float" office:value="0" table:formula="of:=SUM([.E626:.H626])" table:style-name="ce55">
            <text:p>0</text:p>
          </table:table-cell>
          <table:table-cell table:style-name="ce55"/>
          <table:table-cell table:style-name="ce244"/>
          <table:table-cell table:style-name="ce160"/>
          <table:table-cell office:value-type="string" office:string-value="Sol. Find proof (See editorial comments)" table:formula="of:=HYPERLINK(&quot;https://github.com/MedoN11/CompetitiveProgramming/blob/master/CodeForces/CF239-D2-D.java&quot;;&quot;Sol. Find proof (See editorial comments)&quot;)" table:style-name="ce139">
            <text:p>Sol. Find proof (See editorial comments)</text:p>
          </table:table-cell>
          <table:table-cell office:value-type="string" table:style-name="ce156">
            <text:p>greedy, sort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o to Palindromes!</text:p>
          </table:table-cell>
          <table:table-cell office:value-type="string" office:string-value="CF465-D2-C" table:formula="of:=HYPERLINK(&quot;http://codeforces.com/contest/465/problem/C&quot;;&quot;CF465-D2-C&quot;)" table:style-name="ce157">
            <text:p>CF465-D2-C</text:p>
          </table:table-cell>
          <table:table-cell table:style-name="ce241"/>
          <table:table-cell table:number-columns-repeated="5" table:style-name="ce82"/>
          <table:table-cell office:value-type="float" office:value="0" table:formula="of:=SUM([.E627:.H627])" table:style-name="ce55">
            <text:p>0</text:p>
          </table:table-cell>
          <table:table-cell table:style-name="ce82"/>
          <table:table-cell table:style-name="ce245"/>
          <table:table-cell table:style-name="ce82"/>
          <table:table-cell table:style-name="ce130"/>
          <table:table-cell office:value-type="string" table:style-name="ce156">
            <text:p>greedy or bf</text:p>
          </table:table-cell>
          <table:table-cell office:value-type="float" office:value="84" table:style-name="ce156">
            <text:p>84</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709-D2-D" table:formula="of:=HYPERLINK(&quot;http://codeforces.com/contest/709/problem/D&quot;;&quot;CF709-D2-D&quot;)" table:style-name="ce157">
            <text:p>CF709-D2-D</text:p>
          </table:table-cell>
          <table:table-cell table:style-name="ce241"/>
          <table:table-cell table:number-columns-repeated="5" table:style-name="ce82"/>
          <table:table-cell office:value-type="float" office:value="0" table:formula="of:=SUM([.E628:.H628])" table:style-name="ce55">
            <text:p>0</text:p>
          </table:table-cell>
          <table:table-cell table:style-name="ce82"/>
          <table:table-cell table:style-name="ce245"/>
          <table:table-cell table:style-name="ce82"/>
          <table:table-cell table:style-name="ce156"/>
          <table:table-cell office:value-type="string" table:style-name="ce156">
            <text:p>greedy, math or pattern or segment tre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BJUDGE" table:formula="of:=HYPERLINK(&quot;https://www.codechef.com/LTIME64B/problems/BJUDGE&quot;;&quot;CODECHEF BJUDGE&quot;)" table:style-name="ce157">
            <text:p>CODECHEF BJUDGE</text:p>
          </table:table-cell>
          <table:table-cell table:style-name="ce241"/>
          <table:table-cell table:number-columns-repeated="5" table:style-name="ce82"/>
          <table:table-cell office:value-type="float" office:value="0" table:formula="of:=SUM([.E629:.H629])" table:style-name="ce55">
            <text:p>0</text:p>
          </table:table-cell>
          <table:table-cell table:style-name="ce55"/>
          <table:table-cell table:style-name="ce244"/>
          <table:table-cell table:style-name="ce160"/>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3-D12-E" table:formula="of:=HYPERLINK(&quot;http://codeforces.com/contest/1023/problem/E&quot;;&quot;CF1023-D12-E&quot;)" table:style-name="ce157">
            <text:p>CF1023-D12-E</text:p>
          </table:table-cell>
          <table:table-cell table:style-name="ce241"/>
          <table:table-cell table:number-columns-repeated="5" table:style-name="ce82"/>
          <table:table-cell office:value-type="float" office:value="0" table:formula="of:=SUM([.E630:.H630])" table:style-name="ce55">
            <text:p>0</text:p>
          </table:table-cell>
          <table:table-cell table:style-name="ce55"/>
          <table:table-cell table:style-name="ce244"/>
          <table:table-cell table:style-name="ce82"/>
          <table:table-cell table:style-name="ce79"/>
          <table:table-cell office:value-type="string" table:style-name="ce156">
            <text:p>greedy, interactive,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ussian Roulette</text:p>
          </table:table-cell>
          <table:table-cell office:value-type="string" office:string-value="CF104-D2-D" table:formula="of:=HYPERLINK(&quot;http://codeforces.com/contest/104/problem/D&quot;;&quot;CF104-D2-D&quot;)" table:style-name="ce157">
            <text:p>CF104-D2-D</text:p>
          </table:table-cell>
          <table:table-cell table:style-name="ce241"/>
          <table:table-cell table:number-columns-repeated="5" table:style-name="ce82"/>
          <table:table-cell office:value-type="float" office:value="0" table:formula="of:=SUM([.E631:.H631])" table:style-name="ce55">
            <text:p>0</text:p>
          </table:table-cell>
          <table:table-cell table:style-name="ce55"/>
          <table:table-cell table:style-name="ce244"/>
          <table:table-cell table:style-name="ce82"/>
          <table:table-cell table:style-name="ce79"/>
          <table:table-cell office:value-type="string" table:style-name="ce156">
            <text:p>greedy, math, adhoc</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43-D12-E" table:formula="of:=HYPERLINK(&quot;http://codeforces.com/contest/1043/problem/E&quot;;&quot;CF1043-D12-E&quot;)" table:style-name="ce157">
            <text:p>CF1043-D12-E</text:p>
          </table:table-cell>
          <table:table-cell table:style-name="ce241"/>
          <table:table-cell table:number-columns-repeated="5" table:style-name="ce82"/>
          <table:table-cell office:value-type="float" office:value="0" table:formula="of:=SUM([.E632:.H632])" table:style-name="ce55">
            <text:p>0</text:p>
          </table:table-cell>
          <table:table-cell table:style-name="ce82"/>
          <table:table-cell table:style-name="ce245"/>
          <table:table-cell table:style-name="ce160"/>
          <table:table-cell table:style-name="ce133"/>
          <table:table-cell office:value-type="string" table:style-name="ce156">
            <text:p>greedy, sort, prefix sum, [maybe solve srm502-d1-500 first]</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DZY Loves Modification</text:p>
          </table:table-cell>
          <table:table-cell office:value-type="string" office:string-value="CF447-D2-D" table:formula="of:=HYPERLINK(&quot;http://codeforces.com/contest/447/problem/D&quot;;&quot;CF447-D2-D&quot;)" table:style-name="ce157">
            <text:p>CF447-D2-D</text:p>
          </table:table-cell>
          <table:table-cell table:style-name="ce241"/>
          <table:table-cell table:number-columns-repeated="5" table:style-name="ce82"/>
          <table:table-cell office:value-type="float" office:value="0" table:formula="of:=SUM([.E633:.H633])" table:style-name="ce55">
            <text:p>0</text:p>
          </table:table-cell>
          <table:table-cell table:style-name="ce55"/>
          <table:table-cell table:style-name="ce244"/>
          <table:table-cell table:style-name="ce160"/>
          <table:table-cell office:value-type="string" table:style-name="ce133">
            <text:p>Prove</text:p>
          </table:table-cell>
          <table:table-cell office:value-type="string" table:style-name="ce156">
            <text:p>greedy or dp or datastructur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AtCoder002-AGC-C" table:formula="of:=HYPERLINK(&quot;https://agc002.contest.atcoder.jp/tasks/agc002_c&quot;;&quot;AtCoder002-AGC-C&quot;)" table:style-name="ce157">
            <text:p>AtCoder002-AGC-C</text:p>
          </table:table-cell>
          <table:table-cell table:style-name="ce241"/>
          <table:table-cell table:number-columns-repeated="5" table:style-name="ce82"/>
          <table:table-cell office:value-type="float" office:value="0" table:formula="of:=SUM([.E634:.H634])" table:style-name="ce55">
            <text:p>0</text:p>
          </table:table-cell>
          <table:table-cell table:style-name="ce82"/>
          <table:table-cell table:style-name="ce245"/>
          <table:table-cell table:style-name="ce82"/>
          <table:table-cell table:style-name="ce79"/>
          <table:table-cell office:value-type="string" table:style-name="ce156">
            <text:p>greedy, datastructures, stl</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Of Zorcs and Axes</text:p>
          </table:table-cell>
          <table:table-cell office:value-type="string" office:string-value="CF101149-GYM-G" table:formula="of:=HYPERLINK(&quot;http://codeforces.com/problemset/gymProblem/101149/G&quot;;&quot;CF101149-GYM-G&quot;)" table:style-name="ce157">
            <text:p>CF101149-GYM-G</text:p>
          </table:table-cell>
          <table:table-cell table:style-name="ce241"/>
          <table:table-cell table:number-columns-repeated="5" table:style-name="ce82"/>
          <table:table-cell office:value-type="float" office:value="0" table:formula="of:=SUM([.E635:.H635])"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3057480d3a311cc86a6d64546655a9bb4017cbd6/CF/CF101149-GYM-G.Cpp&quot;;&quot;Sol&quot;)" table:style-name="ce139">
            <text:p>Sol</text:p>
          </table:table-cell>
          <table:table-cell office:value-type="string" table:style-name="ce156">
            <text:p>greedy or dijkstra, [multiple start nod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Robin Hood</text:p>
          </table:table-cell>
          <table:table-cell office:value-type="string" office:string-value="CF672-D2-D" table:formula="of:=HYPERLINK(&quot;http://codeforces.com/contest/672/problem/D&quot;;&quot;CF672-D2-D&quot;)" table:style-name="ce157">
            <text:p>CF672-D2-D</text:p>
          </table:table-cell>
          <table:table-cell table:style-name="ce241"/>
          <table:table-cell table:number-columns-repeated="5" table:style-name="ce82"/>
          <table:table-cell office:value-type="float" office:value="0" table:formula="of:=SUM([.E636:.H636])" table:style-name="ce55">
            <text:p>0</text:p>
          </table:table-cell>
          <table:table-cell table:style-name="ce55"/>
          <table:table-cell table:style-name="ce244"/>
          <table:table-cell table:style-name="ce82"/>
          <table:table-cell table:style-name="ce156"/>
          <table:table-cell office:value-type="string" table:style-name="ce156">
            <text:p>greedy, binary search, [strict time]</text:p>
          </table:table-cell>
          <table:table-cell office:value-type="float" office:value="84" table:style-name="ce156">
            <text:p>84</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453.5-D2-1000</text:p>
          </table:table-cell>
          <table:table-cell table:style-name="ce241"/>
          <table:table-cell table:number-columns-repeated="5" table:style-name="ce82"/>
          <table:table-cell office:value-type="float" office:value="0" table:formula="of:=SUM([.E637:.H637])" table:style-name="ce55">
            <text:p>0</text:p>
          </table:table-cell>
          <table:table-cell table:style-name="ce82"/>
          <table:table-cell table:style-name="ce245"/>
          <table:table-cell table:style-name="ce160"/>
          <table:table-cell table:style-name="ce156"/>
          <table:table-cell office:value-type="string" table:style-name="ce156">
            <text:p>greedy, math, sorting or dp</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67-D12-E" table:formula="of:=HYPERLINK(&quot;https://codeforces.com/contest/867/problem/E&quot;;&quot;CF867-D12-E&quot;)" table:style-name="ce157">
            <text:p>CF867-D12-E</text:p>
          </table:table-cell>
          <table:table-cell table:style-name="ce241"/>
          <table:table-cell table:number-columns-repeated="5" table:style-name="ce82"/>
          <table:table-cell office:value-type="float" office:value="0" table:formula="of:=SUM([.E638:.H638])" table:style-name="ce55">
            <text:p>0</text:p>
          </table:table-cell>
          <table:table-cell table:style-name="ce82"/>
          <table:table-cell table:style-name="ce245"/>
          <table:table-cell table:style-name="ce82"/>
          <table:table-cell table:style-name="ce133"/>
          <table:table-cell office:value-type="string" table:style-name="ce156">
            <text:p>greedy, observations</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92-D1-1000</text:p>
          </table:table-cell>
          <table:table-cell table:style-name="ce241"/>
          <table:table-cell table:number-columns-repeated="5" table:style-name="ce82"/>
          <table:table-cell office:value-type="float" office:value="0" table:formula="of:=SUM([.E639:.H639])" table:style-name="ce55">
            <text:p>0</text:p>
          </table:table-cell>
          <table:table-cell table:style-name="ce55"/>
          <table:table-cell table:style-name="ce244"/>
          <table:table-cell table:style-name="ce160"/>
          <table:table-cell table:style-name="ce133"/>
          <table:table-cell office:value-type="string" table:style-name="ce156">
            <text:p>greedy, bf, mask, impl</text:p>
          </table:table-cell>
          <table:table-cell office:value-type="float" office:value="84" table:style-name="ce156">
            <text:p>84</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ennis Game</text:p>
          </table:table-cell>
          <table:table-cell office:value-type="string" office:string-value="CF496-D2-D" table:formula="of:=HYPERLINK(&quot;http://codeforces.com/contest/496/problem/D&quot;;&quot;CF496-D2-D&quot;)" table:style-name="ce157">
            <text:p>CF496-D2-D</text:p>
          </table:table-cell>
          <table:table-cell table:style-name="ce241"/>
          <table:table-cell table:number-columns-repeated="5" table:style-name="ce82"/>
          <table:table-cell office:value-type="float" office:value="0" table:formula="of:=SUM([.E640:.H640])" table:style-name="ce55">
            <text:p>0</text:p>
          </table:table-cell>
          <table:table-cell table:style-name="ce82"/>
          <table:table-cell table:style-name="ce245"/>
          <table:table-cell table:style-name="ce160"/>
          <table:table-cell table:style-name="ce130"/>
          <table:table-cell office:value-type="string" table:style-name="ce156">
            <text:p>greedy, bf, impl</text:p>
          </table:table-cell>
          <table:table-cell office:value-type="float" office:value="84" table:style-name="ce156">
            <text:p>84</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Wasted Time</text:p>
          </table:table-cell>
          <table:table-cell office:value-type="string" office:string-value="CF127-D2-A" table:formula="of:=HYPERLINK(&quot;http://codeforces.com/contest/127/problem/A&quot;;&quot;CF127-D2-A&quot;)" table:style-name="ce157">
            <text:p>CF127-D2-A</text:p>
          </table:table-cell>
          <table:table-cell table:style-name="ce241"/>
          <table:table-cell table:number-columns-repeated="5" table:style-name="ce82"/>
          <table:table-cell office:value-type="float" office:value="0" table:formula="of:=SUM([.E641:.H641])" table:style-name="ce55">
            <text:p>0</text:p>
          </table:table-cell>
          <table:table-cell table:style-name="ce82"/>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Juicer</text:p>
          </table:table-cell>
          <table:table-cell office:value-type="string" office:string-value="CF709-D2-A" table:formula="of:=HYPERLINK(&quot;http://codeforces.com/contest/709/problem/A&quot;;&quot;CF709-D2-A&quot;)" table:style-name="ce157">
            <text:p>CF709-D2-A</text:p>
          </table:table-cell>
          <table:table-cell table:style-name="ce241"/>
          <table:table-cell table:number-columns-repeated="5" table:style-name="ce82"/>
          <table:table-cell office:value-type="float" office:value="0" table:formula="of:=SUM([.E642:.H64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PcKGZ_e8G0&quot;;&quot;Video Solution - Solver to be (Java)&quot;)" table:style-name="ce109">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Anton and Polyhedrons</text:p>
          </table:table-cell>
          <table:table-cell office:value-type="string" office:string-value="CF785-D2-A" table:formula="of:=HYPERLINK(&quot;http://codeforces.com/contest/785/problem/A&quot;;&quot;CF785-D2-A&quot;)" table:style-name="ce157">
            <text:p>CF785-D2-A</text:p>
          </table:table-cell>
          <table:table-cell table:style-name="ce241"/>
          <table:table-cell table:number-columns-repeated="5" table:style-name="ce82"/>
          <table:table-cell office:value-type="float" office:value="0" table:formula="of:=SUM([.E643:.H6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gEnG308Hf4&quot;;&quot;Video Solution - Solver to be (Java)&quot;)" table:style-name="ce157">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Valera and X</text:p>
          </table:table-cell>
          <table:table-cell office:value-type="string" office:string-value="CF404-D2-A" table:formula="of:=HYPERLINK(&quot;http://codeforces.com/contest/404/problem/A&quot;;&quot;CF404-D2-A&quot;)" table:style-name="ce157">
            <text:p>CF404-D2-A</text:p>
          </table:table-cell>
          <table:table-cell table:style-name="ce241"/>
          <table:table-cell table:number-columns-repeated="5" table:style-name="ce82"/>
          <table:table-cell office:value-type="float" office:value="0" table:formula="of:=SUM([.E644:.H64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LEXMm860gQ&quot;;&quot;Video Solution - Solver to be (Java)&quot;)" table:style-name="ce157">
            <text:p>Video Solution - Solver to be (Java)</text:p>
          </table:table-cell>
          <table:table-cell office:value-type="string" table:style-name="ce156">
            <text:p>impl, stl, set</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Tanya and Postcard</text:p>
          </table:table-cell>
          <table:table-cell office:value-type="string" office:string-value="CF518-D2-B" table:formula="of:=HYPERLINK(&quot;http://codeforces.com/contest/518/problem/B&quot;;&quot;CF518-D2-B&quot;)" table:style-name="ce157">
            <text:p>CF518-D2-B</text:p>
          </table:table-cell>
          <table:table-cell table:style-name="ce241"/>
          <table:table-cell table:number-columns-repeated="5" table:style-name="ce82"/>
          <table:table-cell office:value-type="float" office:value="0" table:formula="of:=SUM([.E645:.H645])"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ike and Fun</text:p>
          </table:table-cell>
          <table:table-cell office:value-type="string" office:string-value="CF548-D2-B" table:formula="of:=HYPERLINK(&quot;http://codeforces.com/contest/548/problem/B&quot;;&quot;CF548-D2-B&quot;)" table:style-name="ce157">
            <text:p>CF548-D2-B</text:p>
          </table:table-cell>
          <table:table-cell table:style-name="ce241"/>
          <table:table-cell table:number-columns-repeated="5" table:style-name="ce82"/>
          <table:table-cell office:value-type="float" office:value="0" table:formula="of:=SUM([.E646:.H646])"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vered Path</text:p>
          </table:table-cell>
          <table:table-cell office:value-type="string" office:string-value="CF534-D2-B" table:formula="of:=HYPERLINK(&quot;http://codeforces.com/contest/534/problem/B&quot;;&quot;CF534-D2-B&quot;)" table:style-name="ce157">
            <text:p>CF534-D2-B</text:p>
          </table:table-cell>
          <table:table-cell table:style-name="ce241"/>
          <table:table-cell table:number-columns-repeated="5" table:style-name="ce82"/>
          <table:table-cell office:value-type="float" office:value="0" table:formula="of:=SUM([.E647:.H647])"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nt Check</text:p>
          </table:table-cell>
          <table:table-cell office:value-type="string" office:string-value="CF631-D2-B" table:formula="of:=HYPERLINK(&quot;http://codeforces.com/contest/631/problem/B&quot;;&quot;CF631-D2-B&quot;)" table:style-name="ce157">
            <text:p>CF631-D2-B</text:p>
          </table:table-cell>
          <table:table-cell table:style-name="ce241"/>
          <table:table-cell table:number-columns-repeated="5" table:style-name="ce82"/>
          <table:table-cell office:value-type="float" office:value="0" table:formula="of:=SUM([.E648:.H648])" table:style-name="ce55">
            <text:p>0</text:p>
          </table:table-cell>
          <table:table-cell table:style-name="ce55"/>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ucky Mask</text:p>
          </table:table-cell>
          <table:table-cell office:value-type="string" office:string-value="CF146-D2-B" table:formula="of:=HYPERLINK(&quot;http://codeforces.com/contest/146/problem/B&quot;;&quot;CF146-D2-B&quot;)" table:style-name="ce157">
            <text:p>CF146-D2-B</text:p>
          </table:table-cell>
          <table:table-cell table:style-name="ce241"/>
          <table:table-cell table:number-columns-repeated="5" table:style-name="ce82"/>
          <table:table-cell office:value-type="float" office:value="0" table:formula="of:=SUM([.E649:.H649])"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pecial Offer! Super Price 999 Bourles!</text:p>
          </table:table-cell>
          <table:table-cell office:value-type="string" office:string-value="CF219-D2-B" table:formula="of:=HYPERLINK(&quot;http://codeforces.com/contest/219/problem/B&quot;;&quot;CF219-D2-B&quot;)" table:style-name="ce157">
            <text:p>CF219-D2-B</text:p>
          </table:table-cell>
          <table:table-cell table:style-name="ce241"/>
          <table:table-cell table:number-columns-repeated="5" table:style-name="ce82"/>
          <table:table-cell office:value-type="float" office:value="0" table:formula="of:=SUM([.E650:.H650])"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Non-square Equation</text:p>
          </table:table-cell>
          <table:table-cell office:value-type="string" office:string-value="CF233-D2-B" table:formula="of:=HYPERLINK(&quot;http://codeforces.com/contest/233/problem/B&quot;;&quot;CF233-D2-B&quot;)" table:style-name="ce157">
            <text:p>CF233-D2-B</text:p>
          </table:table-cell>
          <table:table-cell table:style-name="ce241"/>
          <table:table-cell table:number-columns-repeated="5" table:style-name="ce82"/>
          <table:table-cell office:value-type="float" office:value="0" table:formula="of:=SUM([.E651:.H651])"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lag Day</text:p>
          </table:table-cell>
          <table:table-cell office:value-type="string" office:string-value="CF357-D2-B" table:formula="of:=HYPERLINK(&quot;http://codeforces.com/contest/357/problem/B&quot;;&quot;CF357-D2-B&quot;)" table:style-name="ce157">
            <text:p>CF357-D2-B</text:p>
          </table:table-cell>
          <table:table-cell table:style-name="ce241"/>
          <table:table-cell table:number-columns-repeated="5" table:style-name="ce82"/>
          <table:table-cell office:value-type="float" office:value="0" table:formula="of:=SUM([.E652:.H652])"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reja and Mirroring</text:p>
          </table:table-cell>
          <table:table-cell office:value-type="string" office:string-value="CF426-D2-B" table:formula="of:=HYPERLINK(&quot;http://codeforces.com/contest/426/problem/B&quot;;&quot;CF426-D2-B&quot;)" table:style-name="ce157">
            <text:p>CF426-D2-B</text:p>
          </table:table-cell>
          <table:table-cell table:style-name="ce241"/>
          <table:table-cell table:number-columns-repeated="5" table:style-name="ce82"/>
          <table:table-cell office:value-type="float" office:value="0" table:formula="of:=SUM([.E653:.H653])"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ony and Sort by Shift</text:p>
          </table:table-cell>
          <table:table-cell office:value-type="string" office:string-value="CF454-D2-B" table:formula="of:=HYPERLINK(&quot;http://codeforces.com/contest/454/problem/B&quot;;&quot;CF454-D2-B&quot;)" table:style-name="ce157">
            <text:p>CF454-D2-B</text:p>
          </table:table-cell>
          <table:table-cell table:style-name="ce241"/>
          <table:table-cell table:number-columns-repeated="5" table:style-name="ce82"/>
          <table:table-cell office:value-type="float" office:value="0" table:formula="of:=SUM([.E654:.H654])"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UH and Important Things</text:p>
          </table:table-cell>
          <table:table-cell office:value-type="string" office:string-value="CF471-D2-B" table:formula="of:=HYPERLINK(&quot;http://codeforces.com/contest/471/problem/B&quot;;&quot;CF471-D2-B&quot;)" table:style-name="ce157">
            <text:p>CF471-D2-B</text:p>
          </table:table-cell>
          <table:table-cell table:style-name="ce241"/>
          <table:table-cell table:number-columns-repeated="5" table:style-name="ce82"/>
          <table:table-cell office:value-type="float" office:value="0" table:formula="of:=SUM([.E655:.H655])"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Gena's Code</text:p>
          </table:table-cell>
          <table:table-cell office:value-type="string" office:string-value="CF614-D2-B" table:formula="of:=HYPERLINK(&quot;http://codeforces.com/contest/614/problem/B&quot;;&quot;CF614-D2-B&quot;)" table:style-name="ce157">
            <text:p>CF614-D2-B</text:p>
          </table:table-cell>
          <table:table-cell table:style-name="ce241"/>
          <table:table-cell table:number-columns-repeated="5" table:style-name="ce82"/>
          <table:table-cell office:value-type="float" office:value="0" table:formula="of:=SUM([.E656:.H656])"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Opposites Attract</text:p>
          </table:table-cell>
          <table:table-cell office:value-type="string" office:string-value="CF131-D2-B" table:formula="of:=HYPERLINK(&quot;http://codeforces.com/contest/131/problem/B&quot;;&quot;CF131-D2-B&quot;)" table:style-name="ce157">
            <text:p>CF131-D2-B</text:p>
          </table:table-cell>
          <table:table-cell table:style-name="ce241"/>
          <table:table-cell table:number-columns-repeated="5" table:style-name="ce82"/>
          <table:table-cell office:value-type="float" office:value="0" table:formula="of:=SUM([.E657:.H657])"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igs and Wolves</text:p>
          </table:table-cell>
          <table:table-cell office:value-type="string" office:string-value="CF116-D2-B" table:formula="of:=HYPERLINK(&quot;http://codeforces.com/contest/116/problem/B&quot;;&quot;CF116-D2-B&quot;)" table:style-name="ce157">
            <text:p>CF116-D2-B</text:p>
          </table:table-cell>
          <table:table-cell table:style-name="ce241"/>
          <table:table-cell table:number-columns-repeated="5" table:style-name="ce82"/>
          <table:table-cell office:value-type="float" office:value="0" table:formula="of:=SUM([.E658:.H658])"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smic Tables</text:p>
          </table:table-cell>
          <table:table-cell office:value-type="string" office:string-value="CF222-D2-B" table:formula="of:=HYPERLINK(&quot;http://codeforces.com/contest/222/problem/B&quot;;&quot;CF222-D2-B&quot;)" table:style-name="ce157">
            <text:p>CF222-D2-B</text:p>
          </table:table-cell>
          <table:table-cell table:style-name="ce241"/>
          <table:table-cell table:number-columns-repeated="5" table:style-name="ce82"/>
          <table:table-cell office:value-type="float" office:value="0" table:formula="of:=SUM([.E659:.H659])"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me Matrix</text:p>
          </table:table-cell>
          <table:table-cell office:value-type="string" office:string-value="CF271-D2-B" table:formula="of:=HYPERLINK(&quot;http://codeforces.com/contest/271/problem/B&quot;;&quot;CF271-D2-B&quot;)" table:style-name="ce157">
            <text:p>CF271-D2-B</text:p>
          </table:table-cell>
          <table:table-cell table:style-name="ce241"/>
          <table:table-cell table:number-columns-repeated="5" table:style-name="ce82"/>
          <table:table-cell office:value-type="float" office:value="0" table:formula="of:=SUM([.E660:.H660])"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Wet Shark and Bishops</text:p>
          </table:table-cell>
          <table:table-cell office:value-type="string" office:string-value="CF621-D2-B" table:formula="of:=HYPERLINK(&quot;http://codeforces.com/contest/621/problem/B&quot;;&quot;CF621-D2-B&quot;)" table:style-name="ce157">
            <text:p>CF621-D2-B</text:p>
          </table:table-cell>
          <table:table-cell table:style-name="ce241"/>
          <table:table-cell table:number-columns-repeated="5" table:style-name="ce82"/>
          <table:table-cell office:value-type="float" office:value="0" table:formula="of:=SUM([.E661:.H661])" table:style-name="ce55">
            <text:p>0</text:p>
          </table:table-cell>
          <table:table-cell table:style-name="ce55"/>
          <table:table-cell table:style-name="ce244"/>
          <table:table-cell table:style-name="ce82"/>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030-D12-B" table:formula="of:=HYPERLINK(&quot;https://codeforces.com/contest/1030/problem/B&quot;;&quot;CF1030-D12-B&quot;)" table:style-name="ce157">
            <text:p>CF1030-D12-B</text:p>
          </table:table-cell>
          <table:table-cell table:style-name="ce241"/>
          <table:table-cell table:number-columns-repeated="5" table:style-name="ce82"/>
          <table:table-cell office:value-type="float" office:value="0" table:formula="of:=SUM([.E662:.H662])" table:style-name="ce55">
            <text:p>0</text:p>
          </table:table-cell>
          <table:table-cell table:style-name="ce82"/>
          <table:table-cell table:style-name="ce245"/>
          <table:table-cell table:style-name="ce82"/>
          <table:table-cell table:style-name="ce79"/>
          <table:table-cell office:value-type="string" table:style-name="ce156">
            <text:p>impl, math</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acetook Priority Wall</text:p>
          </table:table-cell>
          <table:table-cell office:value-type="string" office:string-value="CF75-D2-B" table:formula="of:=HYPERLINK(&quot;http://codeforces.com/contest/75/problem/B&quot;;&quot;CF75-D2-B&quot;)" table:style-name="ce157">
            <text:p>CF75-D2-B</text:p>
          </table:table-cell>
          <table:table-cell table:style-name="ce241"/>
          <table:table-cell table:number-columns-repeated="5" table:style-name="ce82"/>
          <table:table-cell office:value-type="float" office:value="0" table:formula="of:=SUM([.E663:.H663])" table:style-name="ce55">
            <text:p>0</text:p>
          </table:table-cell>
          <table:table-cell table:style-name="ce55"/>
          <table:table-cell table:style-name="ce244"/>
          <table:table-cell table:style-name="ce82"/>
          <table:table-cell table:style-name="ce79"/>
          <table:table-cell office:value-type="string" table:style-name="ce156">
            <text:p>impl, sorting</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5">
            <text:p>Queue</text:p>
          </table:table-cell>
          <table:table-cell office:value-type="string" office:string-value="CF490-D2-B" table:formula="of:=HYPERLINK(&quot;http://codeforces.com/contest/490/problem/B&quot;;&quot;CF490-D2-B&quot;)" table:style-name="ce77">
            <text:p>CF490-D2-B</text:p>
          </table:table-cell>
          <table:table-cell table:style-name="ce242"/>
          <table:table-cell table:number-columns-repeated="5" table:style-name="ce11"/>
          <table:table-cell office:value-type="float" office:value="0" table:formula="of:=SUM([.E664:.H664])" table:style-name="ce82">
            <text:p>0</text:p>
          </table:table-cell>
          <table:table-cell table:style-name="ce11"/>
          <table:table-cell table:style-name="ce246"/>
          <table:table-cell table:number-columns-repeated="2" table:style-name="ce11"/>
          <table:table-cell office:value-type="string" table:style-name="ce75">
            <text:p>graph, constructive, adhoc</text:p>
          </table:table-cell>
          <table:table-cell office:value-type="float" office:value="86" table:style-name="ce79">
            <text:p>86</text:p>
          </table:table-cell>
          <table:table-cell office:value-type="float" office:value="3" table:style-name="ce130">
            <text:p>3</text:p>
          </table:table-cell>
          <table:table-cell office:value-type="string" table:style-name="ce11">
            <text:p>p2</text:p>
          </table:table-cell>
          <table:table-cell table:number-columns-repeated="16367"/>
        </table:table-row>
        <table:table-row table:style-name="ro1">
          <table:table-cell office:value-type="string" table:style-name="ce79">
            <text:p>Hanoi Tower</text:p>
          </table:table-cell>
          <table:table-cell office:value-type="string" office:string-value="TIMUS 1054" table:formula="of:=HYPERLINK(&quot;http://acm.timus.ru/problem.aspx?space=1&amp;num=1054&quot;;&quot;TIMUS 1054&quot;)" table:style-name="ce157">
            <text:p>TIMUS 1054</text:p>
          </table:table-cell>
          <table:table-cell table:style-name="ce241"/>
          <table:table-cell table:number-columns-repeated="5" table:style-name="ce82"/>
          <table:table-cell office:value-type="float" office:value="0" table:formula="of:=SUM([.E665:.H665])"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9ebf16b4239c8f58c694f2ae22c8f07d1fa70864/Timus/TIMUS_1054.cpp&quot;;&quot;Sol&quot;)" table:style-name="ce115">
            <text:p>Sol</text:p>
          </table:table-cell>
          <table:table-cell office:value-type="string" table:style-name="ce156">
            <text:p>impl, recursion, tower of hanoi</text:p>
          </table:table-cell>
          <table:table-cell office:value-type="float" office:value="86" table:style-name="ce156">
            <text:p>86</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Treasure</text:p>
          </table:table-cell>
          <table:table-cell office:value-type="string" office:string-value="CF495-D2-C" table:formula="of:=HYPERLINK(&quot;http://codeforces.com/contest/495/problem/C&quot;;&quot;CF495-D2-C&quot;)" table:style-name="ce157">
            <text:p>CF495-D2-C</text:p>
          </table:table-cell>
          <table:table-cell table:style-name="ce241"/>
          <table:table-cell table:number-columns-repeated="5" table:style-name="ce82"/>
          <table:table-cell office:value-type="float" office:value="0" table:formula="of:=SUM([.E666:.H666])" table:style-name="ce55">
            <text:p>0</text:p>
          </table:table-cell>
          <table:table-cell table:style-name="ce82"/>
          <table:table-cell table:style-name="ce245"/>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ame</text:p>
          </table:table-cell>
          <table:table-cell office:value-type="string" office:string-value="CF69-D2-C" table:formula="of:=HYPERLINK(&quot;http://codeforces.com/contest/69/problem/C&quot;;&quot;CF69-D2-C&quot;)" table:style-name="ce157">
            <text:p>CF69-D2-C</text:p>
          </table:table-cell>
          <table:table-cell table:style-name="ce241"/>
          <table:table-cell table:number-columns-repeated="5" table:style-name="ce82"/>
          <table:table-cell office:value-type="float" office:value="0" table:formula="of:=SUM([.E667:.H667])" table:style-name="ce55">
            <text:p>0</text:p>
          </table:table-cell>
          <table:table-cell table:style-name="ce55"/>
          <table:table-cell table:style-name="ce244"/>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ccordian Patience</text:p>
          </table:table-cell>
          <table:table-cell office:value-type="string" office:string-value="UVA 127" table:formula="of:=HYPERLINK(&quot;https://uva.onlinejudge.org/index.php?option=onlinejudge&amp;page=show_problem&amp;problem=63&quot;;&quot;UVA 127&quot;)" table:style-name="ce157">
            <text:p>UVA 127</text:p>
          </table:table-cell>
          <table:table-cell table:style-name="ce241"/>
          <table:table-cell table:number-columns-repeated="5" table:style-name="ce82"/>
          <table:table-cell office:value-type="float" office:value="0" table:formula="of:=SUM([.E668:.H66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eautiful Sets of Points</text:p>
          </table:table-cell>
          <table:table-cell office:value-type="string" office:string-value="CF268-D2-C" table:formula="of:=HYPERLINK(&quot;http://codeforces.com/contest/268/problem/C&quot;;&quot;CF268-D2-C&quot;)" table:style-name="ce157">
            <text:p>CF268-D2-C</text:p>
          </table:table-cell>
          <table:table-cell table:style-name="ce241"/>
          <table:table-cell table:number-columns-repeated="5" table:style-name="ce82"/>
          <table:table-cell office:value-type="float" office:value="0" table:formula="of:=SUM([.E669:.H669])" table:style-name="ce55">
            <text:p>0</text:p>
          </table:table-cell>
          <table:table-cell table:style-name="ce55"/>
          <table:table-cell table:style-name="ce244"/>
          <table:table-cell table:style-name="ce82"/>
          <table:table-cell table:style-name="ce156"/>
          <table:table-cell office:value-type="string" table:style-name="ce156">
            <text:p>impl, constructive</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ppleman and Toastman</text:p>
          </table:table-cell>
          <table:table-cell office:value-type="string" office:string-value="CF462-D2-C" table:formula="of:=HYPERLINK(&quot;http://codeforces.com/contest/462/problem/C&quot;;&quot;CF462-D2-C&quot;)" table:style-name="ce157">
            <text:p>CF462-D2-C</text:p>
          </table:table-cell>
          <table:table-cell table:style-name="ce241"/>
          <table:table-cell table:number-columns-repeated="5" table:style-name="ce82"/>
          <table:table-cell office:value-type="float" office:value="0" table:formula="of:=SUM([.E670:.H670])"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Atcoder/CF_462C.java&quot;;&quot;Sol&quot;)" table:style-name="ce158">
            <text:p>Sol</text:p>
          </table:table-cell>
          <table:table-cell office:value-type="string" table:style-name="ce156">
            <text:p>impl, sorting, huffman coding</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ree Logos</text:p>
          </table:table-cell>
          <table:table-cell office:value-type="string" office:string-value="CF581-D2-D" table:formula="of:=HYPERLINK(&quot;http://codeforces.com/contest/581/problem/D&quot;;&quot;CF581-D2-D&quot;)" table:style-name="ce157">
            <text:p>CF581-D2-D</text:p>
          </table:table-cell>
          <table:table-cell table:style-name="ce241"/>
          <table:table-cell table:number-columns-repeated="5" table:style-name="ce82"/>
          <table:table-cell office:value-type="float" office:value="0" table:formula="of:=SUM([.E671:.H671])"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Guess Your Way Out!</text:p>
          </table:table-cell>
          <table:table-cell office:value-type="string" office:string-value="CF507-D2-C" table:formula="of:=HYPERLINK(&quot;http://codeforces.com/contest/507/problem/C&quot;;&quot;CF507-D2-C&quot;)" table:style-name="ce157">
            <text:p>CF507-D2-C</text:p>
          </table:table-cell>
          <table:table-cell table:style-name="ce241"/>
          <table:table-cell table:number-columns-repeated="5" table:style-name="ce82"/>
          <table:table-cell office:value-type="float" office:value="0" table:formula="of:=SUM([.E672:.H67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1Ki1L9BAJIQ&quot;;&quot;Video Solution - Dr Mostafa Saad&quot;)" table:style-name="ce109">
            <text:p>Video Solution - Dr Mostafa Saad</text:p>
          </table:table-cell>
          <table:table-cell office:value-type="string" table:style-name="ce156">
            <text:p>impl, math</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42-D12-D" table:formula="of:=HYPERLINK(&quot;http://codeforces.com/contest/1043/problem/D&quot;; &quot;CF1042-D12-D&quot;)" table:style-name="ce157">
            <text:p>CF1042-D12-D</text:p>
          </table:table-cell>
          <table:table-cell table:style-name="ce241"/>
          <table:table-cell table:number-columns-repeated="5" table:style-name="ce82"/>
          <table:table-cell office:value-type="float" office:value="0" table:formula="of:=SUM([.E673:.H673])" table:style-name="ce55">
            <text:p>0</text:p>
          </table:table-cell>
          <table:table-cell table:style-name="ce82"/>
          <table:table-cell table:style-name="ce245"/>
          <table:table-cell table:style-name="ce82"/>
          <table:table-cell table:style-name="ce130"/>
          <table:table-cell office:value-type="string" table:style-name="ce156">
            <text:p>impl or segment tree or bit</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Mafia</text:p>
          </table:table-cell>
          <table:table-cell office:value-type="string" office:string-value="CF349-D2-C" table:formula="of:=HYPERLINK(&quot;http://codeforces.com/contest/349/problem/C&quot;;&quot;CF349-D2-C&quot;)" table:style-name="ce157">
            <text:p>CF349-D2-C</text:p>
          </table:table-cell>
          <table:table-cell table:style-name="ce241"/>
          <table:table-cell table:number-columns-repeated="5" table:style-name="ce82"/>
          <table:table-cell office:value-type="float" office:value="0" table:formula="of:=SUM([.E674:.H674])" table:style-name="ce55">
            <text:p>0</text:p>
          </table:table-cell>
          <table:table-cell table:style-name="ce82"/>
          <table:table-cell table:style-name="ce245"/>
          <table:table-cell table:style-name="ce82"/>
          <table:table-cell table:style-name="ce130"/>
          <table:table-cell office:value-type="string" table:style-name="ce156">
            <text:p>impl, math</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Unusual Product</text:p>
          </table:table-cell>
          <table:table-cell office:value-type="string" office:string-value="CF405-D2-C" table:formula="of:=HYPERLINK(&quot;http://codeforces.com/contest/405/problem/C&quot;;&quot;CF405-D2-C&quot;)" table:style-name="ce157">
            <text:p>CF405-D2-C</text:p>
          </table:table-cell>
          <table:table-cell table:style-name="ce241"/>
          <table:table-cell table:number-columns-repeated="5" table:style-name="ce82"/>
          <table:table-cell office:value-type="float" office:value="0" table:formula="of:=SUM([.E675:.H675])" table:style-name="ce55">
            <text:p>0</text:p>
          </table:table-cell>
          <table:table-cell table:style-name="ce55"/>
          <table:table-cell table:style-name="ce244"/>
          <table:table-cell table:style-name="ce82"/>
          <table:table-cell table:style-name="ce156"/>
          <table:table-cell office:value-type="string" table:style-name="ce156">
            <text:p>impl, math, [symbolic thinking]</text:p>
          </table:table-cell>
          <table:table-cell office:value-type="float" office:value="86" table:style-name="ce156">
            <text:p>8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1187-GYM-F" table:formula="of:=HYPERLINK(&quot;https://codeforces.com/gym/101187/problem/F&quot;;&quot;CF101187-GYM-F&quot;)" table:style-name="ce157">
            <text:p>CF101187-GYM-F</text:p>
          </table:table-cell>
          <table:table-cell table:style-name="ce241"/>
          <table:table-cell table:number-columns-repeated="5" table:style-name="ce82"/>
          <table:table-cell office:value-type="float" office:value="0" table:formula="of:=SUM([.E676:.H676])"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187-GYM-F.cpp&quot;;&quot;Sol&quot;)" table:style-name="ce157">
            <text:p>Sol</text:p>
          </table:table-cell>
          <table:table-cell office:value-type="string" table:style-name="ce156">
            <text:p>impl</text:p>
          </table:table-cell>
          <table:table-cell office:value-type="float" office:value="86" table:style-name="ce156">
            <text:p>86</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Special Grid</text:p>
          </table:table-cell>
          <table:table-cell office:value-type="string" office:string-value="CF435-D2-D" table:formula="of:=HYPERLINK(&quot;http://codeforces.com/contest/435/problem/D&quot;;&quot;CF435-D2-D&quot;)" table:style-name="ce157">
            <text:p>CF435-D2-D</text:p>
          </table:table-cell>
          <table:table-cell table:style-name="ce241"/>
          <table:table-cell table:number-columns-repeated="5" table:style-name="ce82"/>
          <table:table-cell office:value-type="float" office:value="0" table:formula="of:=SUM([.E677:.H677])" table:style-name="ce55">
            <text:p>0</text:p>
          </table:table-cell>
          <table:table-cell table:style-name="ce55"/>
          <table:table-cell table:style-name="ce244"/>
          <table:table-cell table:style-name="ce160"/>
          <table:table-cell table:style-name="ce133"/>
          <table:table-cell office:value-type="string" table:style-name="ce156">
            <text:p>impl, greedy</text:p>
          </table:table-cell>
          <table:table-cell office:value-type="float" office:value="86" table:style-name="ce156">
            <text:p>86</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atre Square</text:p>
          </table:table-cell>
          <table:table-cell office:value-type="string" office:string-value="CF1-D12-A" table:formula="of:=HYPERLINK(&quot;http://codeforces.com/contest/1/problem/A&quot;;&quot;CF1-D12-A&quot;)" table:style-name="ce157">
            <text:p>CF1-D12-A</text:p>
          </table:table-cell>
          <table:table-cell table:style-name="ce241"/>
          <table:table-cell table:number-columns-repeated="5" table:style-name="ce82"/>
          <table:table-cell office:value-type="float" office:value="0" table:formula="of:=SUM([.E678:.H67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5qZwZYPMJY&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1.5" table:style-name="ce133">
            <text:p>1.5</text:p>
          </table:table-cell>
          <table:table-cell table:number-columns-repeated="16368" table:style-name="ce1"/>
        </table:table-row>
        <table:table-row table:style-name="ro1">
          <table:table-cell table:style-name="ce79"/>
          <table:table-cell office:value-type="string" office:string-value="CF1204-D2-A" table:formula="of:=HYPERLINK(&quot;https://codeforces.com/contest/1204/problem/A&quot;;&quot;CF1204-D2-A&quot;)" table:style-name="ce97">
            <text:p>CF1204-D2-A</text:p>
          </table:table-cell>
          <table:table-cell table:style-name="ce241"/>
          <table:table-cell table:number-columns-repeated="5" table:style-name="ce82"/>
          <table:table-cell office:value-type="float" office:value="0" table:formula="of:=SUM([.E679:.H67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office:value-type="string" table:style-name="ce133">
            <text:p>math, log, binary, pattern observation</text:p>
          </table:table-cell>
          <table:table-cell office:value-type="float" office:value="87" table:style-name="ce156">
            <text:p>87</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5">
            <text:p>Balanced Rating Changes</text:p>
          </table:table-cell>
          <table:table-cell office:value-type="string" office:string-value="CF1237-D12-A" table:formula="of:=HYPERLINK(&quot;https://codeforces.com/contest/1237/problem/A&quot;;&quot;CF1237-D12-A&quot;)" table:style-name="ce76">
            <text:p>CF1237-D12-A</text:p>
          </table:table-cell>
          <table:table-cell table:style-name="ce242"/>
          <table:table-cell table:number-columns-repeated="5" table:style-name="ce11"/>
          <table:table-cell office:value-type="float" office:value="0" table:formula="of:=SUM([.E680:.H680])" table:style-name="ce55">
            <text:p>0</text:p>
          </table:table-cell>
          <table:table-cell table:style-name="ce82"/>
          <table:table-cell table:style-name="ce244"/>
          <table:table-cell table:style-name="ce82"/>
          <table:table-cell table:style-name="ce67"/>
          <table:table-cell office:value-type="string" table:style-name="ce156">
            <text:p>math, analysis</text:p>
          </table:table-cell>
          <table:table-cell office:value-type="float" office:value="87" table:style-name="ce156">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157">
            <text:p>LIVEARCHIVE 2557</text:p>
          </table:table-cell>
          <table:table-cell table:style-name="ce241"/>
          <table:table-cell table:number-columns-repeated="5" table:style-name="ce82"/>
          <table:table-cell office:value-type="float" office:value="0" table:formula="of:=SUM([.E681:.H681])" table:style-name="ce55">
            <text:p>0</text:p>
          </table:table-cell>
          <table:table-cell table:style-name="ce55"/>
          <table:table-cell table:style-name="ce244"/>
          <table:table-cell table:style-name="ce55"/>
          <table:table-cell office:value-type="string" office:string-value="Find a formula" table:formula="of:=HYPERLINK(&quot;https://raw.githubusercontent.com/NadaAlaa/CompetitiveProgramming/master/LiveArchive/2557.cpp&quot;;&quot;Find a formula&quot;)" table:style-name="ce74">
            <text:p>Find a formula</text:p>
          </table:table-cell>
          <table:table-cell office:value-type="string" table:style-name="ce156">
            <text:p>math or bf</text:p>
          </table:table-cell>
          <table:table-cell office:value-type="float" office:value="87" table:style-name="ce156">
            <text:p>87</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oduct</text:p>
          </table:table-cell>
          <table:table-cell office:value-type="string" office:string-value="UVA 10106" table:formula="of:=HYPERLINK(&quot;https://uva.onlinejudge.org/index.php?option=com_onlinejudge&amp;Itemid=8&amp;page=show_problem&amp;problem=1047&quot;;&quot;UVA 10106&quot;)" table:style-name="ce157">
            <text:p>UVA 10106</text:p>
          </table:table-cell>
          <table:table-cell table:style-name="ce241"/>
          <table:table-cell table:number-columns-repeated="5" table:style-name="ce82"/>
          <table:table-cell office:value-type="float" office:value="0" table:formula="of:=SUM([.E682:.H682])" table:style-name="ce55">
            <text:p>0</text:p>
          </table:table-cell>
          <table:table-cell table:style-name="ce82"/>
          <table:table-cell table:style-name="ce244"/>
          <table:table-cell table:style-name="ce82"/>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109">
            <text:p>Video Solution - Eng Youssef El Ghareeb. Don't solve using big integer</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o Carry or not to Carry</text:p>
          </table:table-cell>
          <table:table-cell office:value-type="string" office:string-value="UVA 10469" table:formula="of:=HYPERLINK(&quot;https://uva.onlinejudge.org/index.php?option=onlinejudge&amp;page=show_problem&amp;problem=1410&quot;;&quot;UVA 10469&quot;)" table:style-name="ce157">
            <text:p>UVA 10469</text:p>
          </table:table-cell>
          <table:table-cell table:style-name="ce241"/>
          <table:table-cell table:number-columns-repeated="5" table:style-name="ce82"/>
          <table:table-cell office:value-type="float" office:value="0" table:formula="of:=SUM([.E683:.H683])" table:style-name="ce55">
            <text:p>0</text:p>
          </table:table-cell>
          <table:table-cell table:style-name="ce55"/>
          <table:table-cell table:style-name="ce244"/>
          <table:table-cell table:style-name="ce55"/>
          <table:table-cell office:value-type="string" office:string-value="Sol" table:formula="of:=HYPERLINK(&quot;https://github.com/Diusrex/UVA-Solutions/blob/master/10469%20To%20Carry%20or%20not%20to%20Carry.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dding Reversed Numbers</text:p>
          </table:table-cell>
          <table:table-cell office:value-type="string" office:string-value="UVA 713" table:formula="of:=HYPERLINK(&quot;https://uva.onlinejudge.org/index.php?option=onlinejudge&amp;page=show_problem&amp;problem=654&quot;;&quot;UVA 713&quot;)" table:style-name="ce157">
            <text:p>UVA 713</text:p>
          </table:table-cell>
          <table:table-cell table:style-name="ce241"/>
          <table:table-cell table:number-columns-repeated="5" table:style-name="ce82"/>
          <table:table-cell office:value-type="float" office:value="0" table:formula="of:=SUM([.E684:.H684])" table:style-name="ce55">
            <text:p>0</text:p>
          </table:table-cell>
          <table:table-cell table:style-name="ce55"/>
          <table:table-cell table:style-name="ce244"/>
          <table:table-cell table:style-name="ce55"/>
          <table:table-cell office:value-type="string" table:style-name="ce73">
            <text:p>Don't use big integer class. Write simple array computations</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reamoon and WiFi</text:p>
          </table:table-cell>
          <table:table-cell office:value-type="string" office:string-value="CF476-D2-B" table:formula="of:=HYPERLINK(&quot;http://codeforces.com/contest/476/problem/B&quot;;&quot;CF476-D2-B&quot;)" table:style-name="ce157">
            <text:p>CF476-D2-B</text:p>
          </table:table-cell>
          <table:table-cell table:style-name="ce241"/>
          <table:table-cell table:number-columns-repeated="5" table:style-name="ce82"/>
          <table:table-cell office:value-type="float" office:value="0" table:formula="of:=SUM([.E685:.H685])"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uzA2fH9Ol7I&amp;feature=youtu.be&quot;;&quot;Video Solution - Eng Mohamed Adel&quot;)" table:style-name="ce157">
            <text:p>Video Solution - Eng Mohamed Adel</text:p>
          </table:table-cell>
          <table:table-cell office:value-type="string" table:style-name="ce133">
            <text:p>math, combinatorics, bitmasks</text:p>
          </table:table-cell>
          <table:table-cell office:value-type="float" office:value="87" table:style-name="ce133">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1-D2-B" table:formula="of:=HYPERLINK(&quot;https://codeforces.com/contest/1051/problem/B&quot;; &quot;CF1051-D2-B&quot;)" table:style-name="ce157">
            <text:p>CF1051-D2-B</text:p>
          </table:table-cell>
          <table:table-cell table:style-name="ce241"/>
          <table:table-cell table:number-columns-repeated="5" table:style-name="ce82"/>
          <table:table-cell office:value-type="float" office:value="0" table:formula="of:=SUM([.E686:.H686])" table:style-name="ce55">
            <text:p>0</text:p>
          </table:table-cell>
          <table:table-cell table:style-name="ce82"/>
          <table:table-cell table:style-name="ce245"/>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157">
            <text:p>CF148-D2-B</text:p>
          </table:table-cell>
          <table:table-cell table:style-name="ce241"/>
          <table:table-cell table:number-columns-repeated="5" table:style-name="ce82"/>
          <table:table-cell office:value-type="float" office:value="0" table:formula="of:=SUM([.E687:.H687])"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Restoring Painting</text:p>
          </table:table-cell>
          <table:table-cell office:value-type="string" office:string-value="CF675-D2-B" table:formula="of:=HYPERLINK(&quot;http://codeforces.com/contest/675/problem/B&quot;;&quot;CF675-D2-B&quot;)" table:style-name="ce157">
            <text:p>CF675-D2-B</text:p>
          </table:table-cell>
          <table:table-cell table:style-name="ce241"/>
          <table:table-cell table:number-columns-repeated="5" table:style-name="ce82"/>
          <table:table-cell office:value-type="float" office:value="0" table:formula="of:=SUM([.E688:.H68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aisa and Pylons</text:p>
          </table:table-cell>
          <table:table-cell office:value-type="string" office:string-value="CF463-D2-B" table:formula="of:=HYPERLINK(&quot;http://codeforces.com/contest/463/problem/B&quot;;&quot;CF463-D2-B&quot;)" table:style-name="ce157">
            <text:p>CF463-D2-B</text:p>
          </table:table-cell>
          <table:table-cell table:style-name="ce241"/>
          <table:table-cell table:number-columns-repeated="5" table:style-name="ce82"/>
          <table:table-cell office:value-type="float" office:value="0" table:formula="of:=SUM([.E689:.H68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c6X5U5HATAA&quot;;&quot;Video Solution - Eng Muntaser Abukadeja&quot;)" table:style-name="ce157">
            <text:p>Video Solution - Eng Muntaser Abukadeja</text:p>
          </table:table-cell>
          <table:table-cell office:value-type="string" table:style-name="ce156">
            <text:p>math, impl</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T-primes</text:p>
          </table:table-cell>
          <table:table-cell office:value-type="string" office:string-value="CF230-D2-B" table:formula="of:=HYPERLINK(&quot;http://codeforces.com/contest/230/problem/B&quot;;&quot;CF230-D2-B&quot;)" table:style-name="ce157">
            <text:p>CF230-D2-B</text:p>
          </table:table-cell>
          <table:table-cell table:style-name="ce241"/>
          <table:table-cell table:number-columns-repeated="5" table:style-name="ce82"/>
          <table:table-cell office:value-type="float" office:value="0" table:formula="of:=SUM([.E690:.H690])" table:style-name="ce55">
            <text:p>0</text:p>
          </table:table-cell>
          <table:table-cell table:style-name="ce55"/>
          <table:table-cell table:style-name="ce244"/>
          <table:table-cell table:style-name="ce82"/>
          <table:table-cell table:style-name="ce130"/>
          <table:table-cell office:value-type="string" table:style-name="ce156">
            <text:p>math, numberr theory</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table:style-name="ce79"/>
          <table:table-cell office:value-type="string" office:string-value="CODECHEF GCDMOD" table:formula="of:=HYPERLINK(&quot;https://www.codechef.com/problems/GCDMOD&quot;; &quot;CODECHEF GCDMOD&quot;)" table:style-name="ce157">
            <text:p>CODECHEF GCDMOD</text:p>
          </table:table-cell>
          <table:table-cell table:style-name="ce241"/>
          <table:table-cell table:number-columns-repeated="5" table:style-name="ce82"/>
          <table:table-cell office:value-type="float" office:value="0" table:formula="of:=SUM([.E691:.H691])" table:style-name="ce55">
            <text:p>0</text:p>
          </table:table-cell>
          <table:table-cell table:style-name="ce82"/>
          <table:table-cell table:style-name="ce245"/>
          <table:table-cell table:style-name="ce82"/>
          <table:table-cell office:value-type="string" office:string-value="Sol uses __int128 to avoid overflow" table:formula="of:=HYPERLINK(&quot;https://github.com/tmwilliamlin168/CompetitiveProgramming/blob/master/CodeChef/GCDMOD.cpp&quot;;&quot;Sol uses __int128 to avoid overflow&quot;)" table:style-name="ce158">
            <text:p>Sol uses __int128 to avoid overflow</text:p>
          </table:table-cell>
          <table:table-cell office:value-type="string" table:style-name="ce156">
            <text:p>math, __int128</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lycarpus' Dice</text:p>
          </table:table-cell>
          <table:table-cell office:value-type="string" office:string-value="CF534-D2-C" table:formula="of:=HYPERLINK(&quot;http://codeforces.com/contest/534/problem/C&quot;;&quot;CF534-D2-C&quot;)" table:style-name="ce157">
            <text:p>CF534-D2-C</text:p>
          </table:table-cell>
          <table:table-cell table:style-name="ce241"/>
          <table:table-cell table:number-columns-repeated="5" table:style-name="ce82"/>
          <table:table-cell office:value-type="float" office:value="0" table:formula="of:=SUM([.E692:.H692])" table:style-name="ce55">
            <text:p>0</text:p>
          </table:table-cell>
          <table:table-cell table:style-name="ce55"/>
          <table:table-cell table:style-name="ce244"/>
          <table:table-cell table:style-name="ce82"/>
          <table:table-cell office:value-type="string" office:string-value="Sol" table:formula="of:=HYPERLINK(&quot;https://codeforces.com/contest/534/submission/61924545&quot;;&quot;Sol&quot;)" table:style-name="ce115">
            <text:p>Sol</text:p>
          </table:table-cell>
          <table:table-cell office:value-type="string" table:style-name="ce156">
            <text:p>math, greedy, careful impl</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9-D2-C" table:formula="of:=HYPERLINK(&quot;https://codeforces.com/contest/1059/problem/C&quot;;&quot;CF1059-D2-C&quot;)" table:style-name="ce157">
            <text:p>CF1059-D2-C</text:p>
          </table:table-cell>
          <table:table-cell table:style-name="ce241"/>
          <table:table-cell table:number-columns-repeated="5" table:style-name="ce82"/>
          <table:table-cell office:value-type="float" office:value="0" table:formula="of:=SUM([.E693:.H69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 Sequence</text:p>
          </table:table-cell>
          <table:table-cell office:value-type="string" office:string-value="UVA 10706" table:formula="of:=HYPERLINK(&quot;https://uva.onlinejudge.org/index.php?option=com_onlinejudge&amp;Itemid=8&amp;page=show_problem&amp;problem=1647&quot;;&quot;UVA 10706&quot;)" table:style-name="ce157">
            <text:p>UVA 10706</text:p>
          </table:table-cell>
          <table:table-cell table:style-name="ce241"/>
          <table:table-cell table:number-columns-repeated="5" table:style-name="ce82"/>
          <table:table-cell office:value-type="float" office:value="0" table:formula="of:=SUM([.E694:.H694])" table:style-name="ce55">
            <text:p>0</text:p>
          </table:table-cell>
          <table:table-cell table:style-name="ce82"/>
          <table:table-cell table:style-name="ce245"/>
          <table:table-cell table:style-name="ce82"/>
          <table:table-cell table:style-name="ce133"/>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visible by Seven</text:p>
          </table:table-cell>
          <table:table-cell office:value-type="string" office:string-value="CF376-D2-C" table:formula="of:=HYPERLINK(&quot;http://codeforces.com/contest/376/problem/C&quot;;&quot;CF376-D2-C&quot;)" table:style-name="ce157">
            <text:p>CF376-D2-C</text:p>
          </table:table-cell>
          <table:table-cell table:style-name="ce241"/>
          <table:table-cell table:number-columns-repeated="5" table:style-name="ce82"/>
          <table:table-cell office:value-type="float" office:value="0" table:formula="of:=SUM([.E695:.H695])" table:style-name="ce55">
            <text:p>0</text:p>
          </table:table-cell>
          <table:table-cell table:style-name="ce82"/>
          <table:table-cell table:style-name="ce245"/>
          <table:table-cell table:style-name="ce82"/>
          <table:table-cell table:style-name="ce109"/>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ctions Again?!</text:p>
          </table:table-cell>
          <table:table-cell office:value-type="string" office:string-value="UVA 10976" table:formula="of:=HYPERLINK(&quot;https://uva.onlinejudge.org/index.php?option=com_onlinejudge&amp;Itemid=8&amp;page=show_problem&amp;problem=1917&quot;;&quot;UVA 10976&quot;)" table:style-name="ce157">
            <text:p>UVA 10976</text:p>
          </table:table-cell>
          <table:table-cell table:style-name="ce241"/>
          <table:table-cell table:number-columns-repeated="5" table:style-name="ce82"/>
          <table:table-cell office:value-type="float" office:value="0" table:formula="of:=SUM([.E696:.H696])"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976%20-%20Fractions%20Again!.cpp&quot;;&quot;Sol to read&quot;)" table:style-name="ce158">
            <text:p>Sol to read</text:p>
          </table:table-cell>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lant</text:p>
          </table:table-cell>
          <table:table-cell office:value-type="string" office:string-value="CF186-D2-C" table:formula="of:=HYPERLINK(&quot;http://codeforces.com/contest/186/problem/C&quot;;&quot;CF186-D2-C&quot;)" table:style-name="ce157">
            <text:p>CF186-D2-C</text:p>
          </table:table-cell>
          <table:table-cell table:style-name="ce241"/>
          <table:table-cell table:number-columns-repeated="5" table:style-name="ce82"/>
          <table:table-cell office:value-type="float" office:value="0" table:formula="of:=SUM([.E697:.H697])"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agic Formulas</text:p>
          </table:table-cell>
          <table:table-cell office:value-type="string" office:string-value="CF424-D2-C" table:formula="of:=HYPERLINK(&quot;http://codeforces.com/contest/424/problem/C&quot;;&quot;CF424-D2-C&quot;)" table:style-name="ce157">
            <text:p>CF424-D2-C</text:p>
          </table:table-cell>
          <table:table-cell table:style-name="ce241"/>
          <table:table-cell table:number-columns-repeated="5" table:style-name="ce82"/>
          <table:table-cell office:value-type="float" office:value="0" table:formula="of:=SUM([.E698:.H69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uff in Love</text:p>
          </table:table-cell>
          <table:table-cell office:value-type="string" office:string-value="CF588-D2-B" table:formula="of:=HYPERLINK(&quot;http://codeforces.com/contest/588/problem/B&quot;;&quot;CF588-D2-B&quot;)" table:style-name="ce157">
            <text:p>CF588-D2-B</text:p>
          </table:table-cell>
          <table:table-cell table:style-name="ce241"/>
          <table:table-cell table:number-columns-repeated="5" table:style-name="ce82"/>
          <table:table-cell office:value-type="float" office:value="0" table:formula="of:=SUM([.E699:.H699])" table:style-name="ce55">
            <text:p>0</text:p>
          </table:table-cell>
          <table:table-cell table:style-name="ce55"/>
          <table:table-cell table:style-name="ce244"/>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ight, more light</text:p>
          </table:table-cell>
          <table:table-cell office:value-type="string" office:string-value="UVA 10110" table:formula="of:=HYPERLINK(&quot;https://uva.onlinejudge.org/index.php?option=com_onlinejudge&amp;Itemid=8&amp;page=show_problem&amp;problem=1051&quot;;&quot;UVA 10110&quot;)" table:style-name="ce157">
            <text:p>UVA 10110</text:p>
          </table:table-cell>
          <table:table-cell table:style-name="ce241"/>
          <table:table-cell table:number-columns-repeated="5" table:style-name="ce82"/>
          <table:table-cell office:value-type="float" office:value="0" table:formula="of:=SUM([.E700:.H700])"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6unjJwXC5gI&amp;feature=youtu.be&quot;;&quot;Video Solution - Eng Amr Saud&quot;)" table:style-name="ce109">
            <text:p>Video Solution - Eng Amr Saud</text:p>
          </table:table-cell>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wer of Cryptography</text:p>
          </table:table-cell>
          <table:table-cell office:value-type="string" office:string-value="UVA 113" table:formula="of:=HYPERLINK(&quot;https://uva.onlinejudge.org/index.php?option=com_onlinejudge&amp;Itemid=8&amp;page=show_problem&amp;problem=49&quot;;&quot;UVA 113&quot;)" table:style-name="ce157">
            <text:p>UVA 113</text:p>
          </table:table-cell>
          <table:table-cell table:style-name="ce241"/>
          <table:table-cell table:number-columns-repeated="5" table:style-name="ce82"/>
          <table:table-cell office:value-type="float" office:value="0" table:formula="of:=SUM([.E701:.H701])"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13%20-%20Power%20of%20Cryptography.cpp&quot;;&quot;Sol to read&quot;)" table:style-name="ce131">
            <text:p>Sol to read</text:p>
          </table:table-cell>
          <table:table-cell office:value-type="string" table:style-name="ce164">
            <text:p>math, log, [double limits]</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ound Table Knights</text:p>
          </table:table-cell>
          <table:table-cell office:value-type="string" office:string-value="CF71-D2-C" table:formula="of:=HYPERLINK(&quot;http://codeforces.com/contest/71/problem/C&quot;;&quot;CF71-D2-C&quot;)" table:style-name="ce157">
            <text:p>CF71-D2-C</text:p>
          </table:table-cell>
          <table:table-cell table:style-name="ce241"/>
          <table:table-cell table:number-columns-repeated="5" table:style-name="ce82"/>
          <table:table-cell office:value-type="float" office:value="0" table:formula="of:=SUM([.E702:.H702])" table:style-name="ce55">
            <text:p>0</text:p>
          </table:table-cell>
          <table:table-cell table:style-name="ce55"/>
          <table:table-cell table:style-name="ce244"/>
          <table:table-cell table:style-name="ce82"/>
          <table:table-cell table:style-name="ce156"/>
          <table:table-cell office:value-type="string" table:style-name="ce156">
            <text:p>math or dp</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ucky Permutation Triple</text:p>
          </table:table-cell>
          <table:table-cell office:value-type="string" office:string-value="CF304-D2-C" table:formula="of:=HYPERLINK(&quot;http://codeforces.com/contest/304/problem/C&quot;;&quot;CF304-D2-C&quot;)" table:style-name="ce157">
            <text:p>CF304-D2-C</text:p>
          </table:table-cell>
          <table:table-cell table:style-name="ce241"/>
          <table:table-cell table:number-columns-repeated="5" table:style-name="ce82"/>
          <table:table-cell office:value-type="float" office:value="0" table:formula="of:=SUM([.E703:.H70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sya and Petya's Game</text:p>
          </table:table-cell>
          <table:table-cell office:value-type="string" office:string-value="CF577-D2-C" table:formula="of:=HYPERLINK(&quot;http://codeforces.com/contest/577/problem/C&quot;;&quot;CF577-D2-C&quot;)" table:style-name="ce157">
            <text:p>CF577-D2-C</text:p>
          </table:table-cell>
          <table:table-cell table:style-name="ce241"/>
          <table:table-cell table:number-columns-repeated="5" table:style-name="ce82"/>
          <table:table-cell office:value-type="float" office:value="0" table:formula="of:=SUM([.E704:.H704])" table:style-name="ce55">
            <text:p>0</text:p>
          </table:table-cell>
          <table:table-cell table:style-name="ce55"/>
          <table:table-cell table:style-name="ce244"/>
          <table:table-cell table:style-name="ce82"/>
          <table:table-cell table:style-name="ce130"/>
          <table:table-cell office:value-type="string" table:style-name="ce156">
            <text:p>math, impl</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39-D1-A" table:formula="of:=HYPERLINK(&quot;https://codeforces.com/contest/1239/problem/A&quot;;&quot;CF1239-D1-A&quot;)" table:style-name="ce97">
            <text:p>CF1239-D1-A</text:p>
          </table:table-cell>
          <table:table-cell table:style-name="ce241"/>
          <table:table-cell table:number-columns-repeated="5" table:style-name="ce82"/>
          <table:table-cell office:value-type="float" office:value="0" table:formula="of:=SUM([.E705:.H705])" table:style-name="ce55">
            <text:p>0</text:p>
          </table:table-cell>
          <table:table-cell table:style-name="ce55"/>
          <table:table-cell table:style-name="ce244"/>
          <table:table-cell table:style-name="ce82"/>
          <table:table-cell table:style-name="ce156"/>
          <table:table-cell office:value-type="string" table:style-name="ce156">
            <text:p>math, pattern</text:p>
          </table:table-cell>
          <table:table-cell office:value-type="float" office:value="87" table:style-name="ce156">
            <text:p>87</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The ? 1 ? 2 ? ... ? n = k problem</text:p>
          </table:table-cell>
          <table:table-cell office:value-type="string" office:string-value="UVA 10025" table:formula="of:=HYPERLINK(&quot;https://uva.onlinejudge.org/index.php?option=com_onlinejudge&amp;Itemid=8&amp;page=show_problem&amp;problem=966&quot;;&quot;UVA 10025&quot;)" table:style-name="ce157">
            <text:p>UVA 10025</text:p>
          </table:table-cell>
          <table:table-cell table:style-name="ce241"/>
          <table:table-cell table:number-columns-repeated="5" table:style-name="ce82"/>
          <table:table-cell office:value-type="float" office:value="0" table:formula="of:=SUM([.E706:.H706])" table:style-name="ce55">
            <text:p>0</text:p>
          </table:table-cell>
          <table:table-cell table:style-name="ce55"/>
          <table:table-cell table:style-name="ce244"/>
          <table:table-cell table:style-name="ce82"/>
          <table:table-cell table:style-name="ce156"/>
          <table:table-cell office:value-type="string" table:style-name="ce156">
            <text:p>math or binary search</text:p>
          </table:table-cell>
          <table:table-cell office:value-type="float" office:value="87" table:style-name="ce156">
            <text:p>8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Secrets</text:p>
          </table:table-cell>
          <table:table-cell office:value-type="string" office:string-value="CF334-D2-C" table:formula="of:=HYPERLINK(&quot;http://codeforces.com/contest/334/problem/C&quot;;&quot;CF334-D2-C&quot;)" table:style-name="ce157">
            <text:p>CF334-D2-C</text:p>
          </table:table-cell>
          <table:table-cell table:style-name="ce241"/>
          <table:table-cell table:number-columns-repeated="5" table:style-name="ce82"/>
          <table:table-cell office:value-type="float" office:value="0" table:formula="of:=SUM([.E707:.H707])" table:style-name="ce55">
            <text:p>0</text:p>
          </table:table-cell>
          <table:table-cell table:style-name="ce55"/>
          <table:table-cell table:style-name="ce244"/>
          <table:table-cell table:style-name="ce82"/>
          <table:table-cell table:style-name="ce156"/>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Meaningless Game</text:p>
          </table:table-cell>
          <table:table-cell office:value-type="string" office:string-value="CF834-D2-C" table:formula="of:=HYPERLINK(&quot;http://codeforces.com/contest/834/problem/C&quot;;&quot;CF834-D2-C&quot;)" table:style-name="ce157">
            <text:p>CF834-D2-C</text:p>
          </table:table-cell>
          <table:table-cell table:style-name="ce241"/>
          <table:table-cell table:number-columns-repeated="5" table:style-name="ce82"/>
          <table:table-cell office:value-type="float" office:value="0" table:formula="of:=SUM([.E708:.H708])"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ge-NMPdndc&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Maximum</text:p>
          </table:table-cell>
          <table:table-cell office:value-type="string" office:string-value="CF353-D2-C" table:formula="of:=HYPERLINK(&quot;http://codeforces.com/contest/353/problem/C&quot;;&quot;CF353-D2-C&quot;)" table:style-name="ce157">
            <text:p>CF353-D2-C</text:p>
          </table:table-cell>
          <table:table-cell table:style-name="ce241"/>
          <table:table-cell table:number-columns-repeated="5" table:style-name="ce82"/>
          <table:table-cell office:value-type="float" office:value="0" table:formula="of:=SUM([.E709:.H709])" table:style-name="ce55">
            <text:p>0</text:p>
          </table:table-cell>
          <table:table-cell table:style-name="ce55"/>
          <table:table-cell table:style-name="ce244"/>
          <table:table-cell table:style-name="ce82"/>
          <table:table-cell table:style-name="ce130"/>
          <table:table-cell office:value-type="string" table:style-name="ce156">
            <text:p>math, bits</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lus and Square Root</text:p>
          </table:table-cell>
          <table:table-cell office:value-type="string" office:string-value="CF716-D2-C" table:formula="of:=HYPERLINK(&quot;http://codeforces.com/contest/716/problem/C&quot;;&quot;CF716-D2-C&quot;)" table:style-name="ce157">
            <text:p>CF716-D2-C</text:p>
          </table:table-cell>
          <table:table-cell table:style-name="ce241"/>
          <table:table-cell table:number-columns-repeated="5" table:style-name="ce82"/>
          <table:table-cell office:value-type="float" office:value="0" table:formula="of:=SUM([.E710:.H710])" table:style-name="ce55">
            <text:p>0</text:p>
          </table:table-cell>
          <table:table-cell table:style-name="ce55"/>
          <table:table-cell table:style-name="ce244"/>
          <table:table-cell table:style-name="ce160"/>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ear and Prime 100</text:p>
          </table:table-cell>
          <table:table-cell office:value-type="string" office:string-value="CF680-D2-C" table:formula="of:=HYPERLINK(&quot;http://codeforces.com/contest/680/problem/C&quot;;&quot;CF680-D2-C&quot;)" table:style-name="ce157">
            <text:p>CF680-D2-C</text:p>
          </table:table-cell>
          <table:table-cell table:style-name="ce241"/>
          <table:table-cell table:number-columns-repeated="5" table:style-name="ce82"/>
          <table:table-cell office:value-type="float" office:value="0" table:formula="of:=SUM([.E711:.H711])" table:style-name="ce55">
            <text:p>0</text:p>
          </table:table-cell>
          <table:table-cell table:style-name="ce82"/>
          <table:table-cell table:style-name="ce245"/>
          <table:table-cell table:style-name="ce82"/>
          <table:table-cell table:style-name="ce130"/>
          <table:table-cell office:value-type="string" table:style-name="ce156">
            <text:p>math, constructive, intera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0-D2-D" table:formula="of:=HYPERLINK(&quot;http://codeforces.com/contest/1040/problem/D&quot;;&quot;CF1040-D2-D&quot;)" table:style-name="ce157">
            <text:p>CF1040-D2-D</text:p>
          </table:table-cell>
          <table:table-cell table:style-name="ce241"/>
          <table:table-cell table:number-columns-repeated="5" table:style-name="ce82"/>
          <table:table-cell office:value-type="float" office:value="0" table:formula="of:=SUM([.E712:.H712])" table:style-name="ce55">
            <text:p>0</text:p>
          </table:table-cell>
          <table:table-cell table:style-name="ce82"/>
          <table:table-cell table:style-name="ce245"/>
          <table:table-cell table:style-name="ce82"/>
          <table:table-cell table:style-name="ce109"/>
          <table:table-cell office:value-type="string" table:style-name="ce156">
            <text:p>math, randomization, binary search, interactive</text:p>
          </table:table-cell>
          <table:table-cell office:value-type="float" office:value="87" table:style-name="ce156">
            <text:p>8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Count Good Substrings</text:p>
          </table:table-cell>
          <table:table-cell office:value-type="string" office:string-value="CF451-D2-D" table:formula="of:=HYPERLINK(&quot;http://codeforces.com/contest/451/problem/D&quot;;&quot;CF451-D2-D&quot;)" table:style-name="ce157">
            <text:p>CF451-D2-D</text:p>
          </table:table-cell>
          <table:table-cell table:style-name="ce241"/>
          <table:table-cell table:number-columns-repeated="5" table:style-name="ce82"/>
          <table:table-cell office:value-type="float" office:value="0" table:formula="of:=SUM([.E713:.H713])" table:style-name="ce55">
            <text:p>0</text:p>
          </table:table-cell>
          <table:table-cell table:style-name="ce55"/>
          <table:table-cell table:style-name="ce244"/>
          <table:table-cell table:style-name="ce82"/>
          <table:table-cell table:style-name="ce79"/>
          <table:table-cell office:value-type="string" table:style-name="ce156">
            <text:p>math, adhoc, palyndromes, [short code]</text:p>
          </table:table-cell>
          <table:table-cell office:value-type="float" office:value="87" table:style-name="ce156">
            <text:p>8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Karafs</text:p>
          </table:table-cell>
          <table:table-cell office:value-type="string" office:string-value="CF535-D2-C" table:formula="of:=HYPERLINK(&quot;http://codeforces.com/contest/535/problem/C&quot;;&quot;CF535-D2-C&quot;)" table:style-name="ce157">
            <text:p>CF535-D2-C</text:p>
          </table:table-cell>
          <table:table-cell table:style-name="ce241"/>
          <table:table-cell table:number-columns-repeated="5" table:style-name="ce82"/>
          <table:table-cell office:value-type="float" office:value="0" table:formula="of:=SUM([.E714:.H714])" table:style-name="ce55">
            <text:p>0</text:p>
          </table:table-cell>
          <table:table-cell table:style-name="ce55"/>
          <table:table-cell table:style-name="ce244"/>
          <table:table-cell table:style-name="ce82"/>
          <table:table-cell table:style-name="ce79"/>
          <table:table-cell office:value-type="string" table:style-name="ce156">
            <text:p>math, binary search</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s Fast As Possible</text:p>
          </table:table-cell>
          <table:table-cell office:value-type="string" office:string-value="CF701-D2-D" table:formula="of:=HYPERLINK(&quot;http://codeforces.com/contest/701/problem/D&quot;;&quot;CF701-D2-D&quot;)" table:style-name="ce157">
            <text:p>CF701-D2-D</text:p>
          </table:table-cell>
          <table:table-cell table:style-name="ce241"/>
          <table:table-cell table:number-columns-repeated="5" table:style-name="ce82"/>
          <table:table-cell office:value-type="float" office:value="0" table:formula="of:=SUM([.E715:.H715])" table:style-name="ce55">
            <text:p>0</text:p>
          </table:table-cell>
          <table:table-cell table:style-name="ce82"/>
          <table:table-cell table:style-name="ce245"/>
          <table:table-cell table:style-name="ce82"/>
          <table:table-cell table:style-name="ce130"/>
          <table:table-cell office:value-type="string" table:style-name="ce156">
            <text:p>math, binary search, precis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955-D2-C" table:formula="of:=HYPERLINK(&quot;http://codeforces.com/problemset/problem/955/C&quot;;&quot;CF955-D2-C&quot;)" table:style-name="ce157">
            <text:p>CF955-D2-C</text:p>
          </table:table-cell>
          <table:table-cell table:style-name="ce241"/>
          <table:table-cell table:number-columns-repeated="5" table:style-name="ce82"/>
          <table:table-cell office:value-type="float" office:value="0" table:formula="of:=SUM([.E716:.H716])" table:style-name="ce55">
            <text:p>0</text:p>
          </table:table-cell>
          <table:table-cell table:style-name="ce55"/>
          <table:table-cell table:style-name="ce244"/>
          <table:table-cell table:style-name="ce82"/>
          <table:table-cell table:style-name="ce156"/>
          <table:table-cell office:value-type="string" table:style-name="ce156">
            <text:p>math, number theory</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5-D12-D" table:formula="of:=HYPERLINK(&quot;http://codeforces.com/contest/45/problem/D&quot;;&quot;CF45-D12-D&quot;)" table:style-name="ce157">
            <text:p>CF45-D12-D</text:p>
          </table:table-cell>
          <table:table-cell table:style-name="ce241"/>
          <table:table-cell table:number-columns-repeated="5" table:style-name="ce82"/>
          <table:table-cell office:value-type="float" office:value="0" table:formula="of:=SUM([.E717:.H717])" table:style-name="ce55">
            <text:p>0</text:p>
          </table:table-cell>
          <table:table-cell table:style-name="ce55"/>
          <table:table-cell table:style-name="ce244"/>
          <table:table-cell table:style-name="ce82"/>
          <table:table-cell table:style-name="ce79"/>
          <table:table-cell office:value-type="string" table:style-name="ce156">
            <text:p>math, randomizat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iel and Robot</text:p>
          </table:table-cell>
          <table:table-cell office:value-type="string" office:string-value="CF322-D2-C" table:formula="of:=HYPERLINK(&quot;http://codeforces.com/contest/322/problem/C&quot;;&quot;CF322-D2-C&quot;)" table:style-name="ce157">
            <text:p>CF322-D2-C</text:p>
          </table:table-cell>
          <table:table-cell table:style-name="ce241"/>
          <table:table-cell table:number-columns-repeated="5" table:style-name="ce82"/>
          <table:table-cell office:value-type="float" office:value="0" table:formula="of:=SUM([.E718:.H718])" table:style-name="ce55">
            <text:p>0</text:p>
          </table:table-cell>
          <table:table-cell table:style-name="ce55"/>
          <table:table-cell table:style-name="ce244"/>
          <table:table-cell table:style-name="ce160"/>
          <table:table-cell table:style-name="ce130"/>
          <table:table-cell office:value-type="string" table:style-name="ce156">
            <text:p>math, impl, [cases]</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razy Town</text:p>
          </table:table-cell>
          <table:table-cell office:value-type="string" office:string-value="CF499-D2-C" table:formula="of:=HYPERLINK(&quot;http://codeforces.com/contest/499/problem/C&quot;;&quot;CF499-D2-C&quot;)" table:style-name="ce157">
            <text:p>CF499-D2-C</text:p>
          </table:table-cell>
          <table:table-cell table:style-name="ce241"/>
          <table:table-cell table:number-columns-repeated="5" table:style-name="ce82"/>
          <table:table-cell office:value-type="float" office:value="0" table:formula="of:=SUM([.E719:.H71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waGi6lx6Fg&quot;;&quot;Video Solution - Dr Mostafa Saad&quot;)" table:style-name="ce109">
            <text:p>Video Solution - Dr Mostafa Saad</text:p>
          </table:table-cell>
          <table:table-cell office:value-type="string" table:style-name="ce156">
            <text:p>math, number theory, greedy</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About Bacteria</text:p>
          </table:table-cell>
          <table:table-cell office:value-type="string" office:string-value="CF199-D2-C" table:formula="of:=HYPERLINK(&quot;http://codeforces.com/contest/199/problem/C&quot;;&quot;CF199-D2-C&quot;)" table:style-name="ce157">
            <text:p>CF199-D2-C</text:p>
          </table:table-cell>
          <table:table-cell table:style-name="ce241"/>
          <table:table-cell table:number-columns-repeated="5" table:style-name="ce82"/>
          <table:table-cell office:value-type="float" office:value="0" table:formula="of:=SUM([.E720:.H720])"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NA Alignment</text:p>
          </table:table-cell>
          <table:table-cell office:value-type="string" office:string-value="CF520-D2-C" table:formula="of:=HYPERLINK(&quot;http://codeforces.com/contest/520/problem/C&quot;;&quot;CF520-D2-C&quot;)" table:style-name="ce157">
            <text:p>CF520-D2-C</text:p>
          </table:table-cell>
          <table:table-cell table:style-name="ce241"/>
          <table:table-cell table:number-columns-repeated="5" table:style-name="ce82"/>
          <table:table-cell office:value-type="float" office:value="0" table:formula="of:=SUM([.E721:.H721])"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Predict Outcome of the Game</text:p>
          </table:table-cell>
          <table:table-cell office:value-type="string" office:string-value="CF451-D2-C" table:formula="of:=HYPERLINK(&quot;http://codeforces.com/contest/451/problem/C&quot;;&quot;CF451-D2-C&quot;)" table:style-name="ce157">
            <text:p>CF451-D2-C</text:p>
          </table:table-cell>
          <table:table-cell table:style-name="ce241"/>
          <table:table-cell table:number-columns-repeated="5" table:style-name="ce82"/>
          <table:table-cell office:value-type="float" office:value="0" table:formula="of:=SUM([.E722:.H722])" table:style-name="ce55">
            <text:p>0</text:p>
          </table:table-cell>
          <table:table-cell table:style-name="ce55"/>
          <table:table-cell table:style-name="ce244"/>
          <table:table-cell table:style-name="ce82"/>
          <table:table-cell table:style-name="ce79"/>
          <table:table-cell office:value-type="string" table:style-name="ce156">
            <text:p>math, equations, impl</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alyzing Polyline</text:p>
          </table:table-cell>
          <table:table-cell office:value-type="string" office:string-value="CF195-D2-D" table:formula="of:=HYPERLINK(&quot;http://codeforces.com/contest/195/problem/D&quot;;&quot;CF195-D2-D&quot;)" table:style-name="ce157">
            <text:p>CF195-D2-D</text:p>
          </table:table-cell>
          <table:table-cell table:style-name="ce241"/>
          <table:table-cell table:number-columns-repeated="5" table:style-name="ce82"/>
          <table:table-cell office:value-type="float" office:value="0" table:formula="of:=SUM([.E723:.H723])" table:style-name="ce55">
            <text:p>0</text:p>
          </table:table-cell>
          <table:table-cell table:style-name="ce55"/>
          <table:table-cell table:style-name="ce244"/>
          <table:table-cell table:style-name="ce82"/>
          <table:table-cell table:style-name="ce79"/>
          <table:table-cell office:value-type="string" table:style-name="ce156">
            <text:p>math, sortings</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6-D12-D" table:formula="of:=HYPERLINK(&quot;http://codeforces.com/problemset/problem/1016/D&quot;;&quot;CF1016-D12-D&quot;)" table:style-name="ce157">
            <text:p>CF1016-D12-D</text:p>
          </table:table-cell>
          <table:table-cell table:style-name="ce241"/>
          <table:table-cell table:number-columns-repeated="5" table:style-name="ce82"/>
          <table:table-cell office:value-type="float" office:value="0" table:formula="of:=SUM([.E724:.H724])" table:style-name="ce55">
            <text:p>0</text:p>
          </table:table-cell>
          <table:table-cell table:style-name="ce82"/>
          <table:table-cell table:style-name="ce245"/>
          <table:table-cell table:style-name="ce82"/>
          <table:table-cell table:style-name="ce133"/>
          <table:table-cell office:value-type="string" table:style-name="ce156">
            <text:p>math, xor, bitwise, constructive</text:p>
          </table:table-cell>
          <table:table-cell office:value-type="float" office:value="87" table:style-name="ce156">
            <text:p>8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table:style-name="ce79">
            <text:p>Quantity of Strings</text:p>
          </table:table-cell>
          <table:table-cell office:value-type="string" office:string-value="CF151-D2-D" table:formula="of:=HYPERLINK(&quot;http://codeforces.com/contest/151/problem/D&quot;;&quot;CF151-D2-D&quot;)" table:style-name="ce157">
            <text:p>CF151-D2-D</text:p>
          </table:table-cell>
          <table:table-cell table:style-name="ce241"/>
          <table:table-cell table:number-columns-repeated="5" table:style-name="ce82"/>
          <table:table-cell office:value-type="float" office:value="0" table:formula="of:=SUM([.E725:.H725])" table:style-name="ce55">
            <text:p>0</text:p>
          </table:table-cell>
          <table:table-cell table:style-name="ce55"/>
          <table:table-cell table:style-name="ce244"/>
          <table:table-cell table:style-name="ce82"/>
          <table:table-cell table:style-name="ce79"/>
          <table:table-cell office:value-type="string" table:style-name="ce164">
            <text:p>math, repeated squaring, graph</text:p>
          </table:table-cell>
          <table:table-cell office:value-type="float" office:value="87" table:style-name="ce156">
            <text:p>8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How many trees?</text:p>
          </table:table-cell>
          <table:table-cell office:value-type="string" office:string-value="CF9-D2-D" table:formula="of:=HYPERLINK(&quot;http://codeforces.com/contest/9/problem/D&quot;;&quot;CF9-D2-D&quot;)" table:style-name="ce157">
            <text:p>CF9-D2-D</text:p>
          </table:table-cell>
          <table:table-cell table:style-name="ce241"/>
          <table:table-cell table:number-columns-repeated="5" table:style-name="ce82"/>
          <table:table-cell office:value-type="float" office:value="0" table:formula="of:=SUM([.E726:.H726])" table:style-name="ce55">
            <text:p>0</text:p>
          </table:table-cell>
          <table:table-cell table:style-name="ce82"/>
          <table:table-cell table:style-name="ce245"/>
          <table:table-cell table:style-name="ce160"/>
          <table:table-cell table:style-name="ce133"/>
          <table:table-cell office:value-type="string" table:style-name="ce156">
            <text:p>math or dp_tree</text:p>
          </table:table-cell>
          <table:table-cell office:value-type="float" office:value="87" table:style-name="ce156">
            <text:p>8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Errant Physicist</text:p>
          </table:table-cell>
          <table:table-cell office:value-type="string" office:string-value="UVA 126" table:formula="of:=HYPERLINK(&quot;https://uva.onlinejudge.org/index.php?option=com_onlinejudge&amp;Itemid=8&amp;page=show_problem&amp;problem=62&quot;;&quot;UVA 126&quot;)" table:style-name="ce157">
            <text:p>UVA 126</text:p>
          </table:table-cell>
          <table:table-cell table:style-name="ce241"/>
          <table:table-cell table:number-columns-repeated="5" table:style-name="ce82"/>
          <table:table-cell office:value-type="float" office:value="0" table:formula="of:=SUM([.E727:.H72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6.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oftware CRC</text:p>
          </table:table-cell>
          <table:table-cell office:value-type="string" office:string-value="UVA 128" table:formula="of:=HYPERLINK(&quot;https://uva.onlinejudge.org/index.php?option=com_onlinejudge&amp;Itemid=8&amp;page=show_problem&amp;problem=64&quot;;&quot;UVA 128&quot;)" table:style-name="ce157">
            <text:p>UVA 128</text:p>
          </table:table-cell>
          <table:table-cell table:style-name="ce241"/>
          <table:table-cell table:number-columns-repeated="5" table:style-name="ce82"/>
          <table:table-cell office:value-type="float" office:value="0" table:formula="of:=SUM([.E728:.H72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Jeff and Furik</text:p>
          </table:table-cell>
          <table:table-cell office:value-type="string" office:string-value="CF352-D2-D" table:formula="of:=HYPERLINK(&quot;http://codeforces.com/contest/352/problem/D&quot;;&quot;CF352-D2-D&quot;)" table:style-name="ce157">
            <text:p>CF352-D2-D</text:p>
          </table:table-cell>
          <table:table-cell table:style-name="ce241"/>
          <table:table-cell table:number-columns-repeated="5" table:style-name="ce82"/>
          <table:table-cell office:value-type="float" office:value="0" table:formula="of:=SUM([.E729:.H72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0577cb43f4a000eca9870ccc375c95381224aed1/CF/CF352-D2-D&quot;;&quot;Sol&quot;)" table:style-name="ce158">
            <text:p>Sol</text:p>
          </table:table-cell>
          <table:table-cell office:value-type="string" table:style-name="ce156">
            <text:p>math or dp_expectation</text:p>
          </table:table-cell>
          <table:table-cell office:value-type="float" office:value="87" table:style-name="ce156">
            <text:p>8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agical Array</text:p>
          </table:table-cell>
          <table:table-cell office:value-type="string" office:string-value="CF84-D2-B" table:formula="of:=HYPERLINK(&quot;http://codeforces.com/contest/84/problem/B&quot;;&quot;CF84-D2-B&quot;)" table:style-name="ce157">
            <text:p>CF84-D2-B</text:p>
          </table:table-cell>
          <table:table-cell table:style-name="ce241"/>
          <table:table-cell table:number-columns-repeated="5" table:style-name="ce82"/>
          <table:table-cell office:value-type="float" office:value="0" table:formula="of:=SUM([.E730:.H730])" table:style-name="ce55">
            <text:p>0</text:p>
          </table:table-cell>
          <table:table-cell table:style-name="ce55"/>
          <table:table-cell table:style-name="ce244"/>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hocolate</text:p>
          </table:table-cell>
          <table:table-cell office:value-type="string" office:string-value="CF617-D2-B" table:formula="of:=HYPERLINK(&quot;http://codeforces.com/contest/617/problem/B&quot;;&quot;CF617-D2-B&quot;)" table:style-name="ce157">
            <text:p>CF617-D2-B</text:p>
          </table:table-cell>
          <table:table-cell table:style-name="ce241"/>
          <table:table-cell table:number-columns-repeated="5" table:style-name="ce82"/>
          <table:table-cell office:value-type="float" office:value="0" table:formula="of:=SUM([.E731:.H731])"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APkfGgJJVCc&quot;;&quot;Video Solution - Eng Yahia Ashraf&quot;)" table:style-name="ce157">
            <text:p>Video Solution - Eng Yahia Ashraf</text:p>
          </table:table-cell>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157">
            <text:p>CF79-D12-B</text:p>
          </table:table-cell>
          <table:table-cell table:style-name="ce241"/>
          <table:table-cell table:number-columns-repeated="5" table:style-name="ce82"/>
          <table:table-cell office:value-type="float" office:value="0" table:formula="of:=SUM([.E732:.H73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QIANdSy3nQg&quot;;&quot;Video Solution - Solver to be (Java)&quot;)" table:style-name="ce157">
            <text:p>Video Solution - Solver to be (Java)</text:p>
          </table:table-cell>
          <table:table-cell office:value-type="string" table:style-name="ce133">
            <text:p>math, mod</text:p>
          </table:table-cell>
          <table:table-cell office:value-type="float" office:value="89" table:style-name="ce133">
            <text:p>89</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The World is a Theatre</text:p>
          </table:table-cell>
          <table:table-cell office:value-type="string" office:string-value="CF131-D2-C" table:formula="of:=HYPERLINK(&quot;http://codeforces.com/contest/131/problem/C&quot;;&quot;CF131-D2-C&quot;)" table:style-name="ce157">
            <text:p>CF131-D2-C</text:p>
          </table:table-cell>
          <table:table-cell table:style-name="ce241"/>
          <table:table-cell table:number-columns-repeated="5" table:style-name="ce82"/>
          <table:table-cell office:value-type="float" office:value="0" table:formula="of:=SUM([.E733:.H733])" table:style-name="ce55">
            <text:p>0</text:p>
          </table:table-cell>
          <table:table-cell table:style-name="ce82"/>
          <table:table-cell table:style-name="ce245"/>
          <table:table-cell table:style-name="ce82"/>
          <table:table-cell office:value-type="string" office:string-value="Video Solution - Eng Youssef Ali" table:formula="of:=HYPERLINK(&quot;https://www.youtube.com/watch?v=96OYl0On3hc&quot;;&quot;Video Solution - Eng Youssef Ali&quot;)" table:style-name="ce80">
            <text:p>Video Solution - Eng Youssef Ali</text:p>
          </table:table-cell>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cket Book</text:p>
          </table:table-cell>
          <table:table-cell office:value-type="string" office:string-value="CF152-D2-C" table:formula="of:=HYPERLINK(&quot;http://codeforces.com/contest/152/problem/C&quot;;&quot;CF152-D2-C&quot;)" table:style-name="ce157">
            <text:p>CF152-D2-C</text:p>
          </table:table-cell>
          <table:table-cell table:style-name="ce241"/>
          <table:table-cell table:number-columns-repeated="5" table:style-name="ce82"/>
          <table:table-cell office:value-type="float" office:value="0" table:formula="of:=SUM([.E734:.H734])" table:style-name="ce55">
            <text:p>0</text:p>
          </table:table-cell>
          <table:table-cell table:style-name="ce82"/>
          <table:table-cell table:style-name="ce245"/>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ack and white painting</text:p>
          </table:table-cell>
          <table:table-cell office:value-type="string" office:string-value="UVA 11231" table:formula="of:=HYPERLINK(&quot;https://uva.onlinejudge.org/index.php?option=onlinejudge&amp;page=show_problem&amp;problem=2172&quot;;&quot;UVA 11231&quot;)" table:style-name="ce157">
            <text:p>UVA 11231</text:p>
          </table:table-cell>
          <table:table-cell table:style-name="ce241"/>
          <table:table-cell table:number-columns-repeated="5" table:style-name="ce82"/>
          <table:table-cell office:value-type="float" office:value="0" table:formula="of:=SUM([.E735:.H735])"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UNUD8qp33ic&amp;feature=youtu.be&quot;;&quot;Video Solution - Eng Amr Saud&quot;)" table:style-name="ce109">
            <text:p>Video Solution - Eng Amr Saud</text:p>
          </table:table-cell>
          <table:table-cell office:value-type="string" table:style-name="ce156">
            <text:p>math, combinatorics, counting</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758-D2-C" table:formula="of:=HYPERLINK(&quot;http://codeforces.com/contest/758/problem/C&quot;;&quot;CF758-D2-C&quot;)" table:style-name="ce157">
            <text:p>CF758-D2-C</text:p>
          </table:table-cell>
          <table:table-cell table:style-name="ce241"/>
          <table:table-cell table:number-columns-repeated="5" table:style-name="ce82"/>
          <table:table-cell office:value-type="float" office:value="0" table:formula="of:=SUM([.E736:.H736])" table:style-name="ce55">
            <text:p>0</text:p>
          </table:table-cell>
          <table:table-cell table:style-name="ce55"/>
          <table:table-cell table:style-name="ce244"/>
          <table:table-cell table:style-name="ce82"/>
          <table:table-cell table:style-name="ce79"/>
          <table:table-cell office:value-type="string" table:style-name="ce156">
            <text:p>math, combinatorics</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C" table:formula="of:=HYPERLINK(&quot;http://codeforces.com/contest/459/problem/C&quot;;&quot;CF459-D2-C&quot;)" table:style-name="ce157">
            <text:p>CF459-D2-C</text:p>
          </table:table-cell>
          <table:table-cell table:style-name="ce241"/>
          <table:table-cell table:number-columns-repeated="5" table:style-name="ce82"/>
          <table:table-cell office:value-type="float" office:value="0" table:formula="of:=SUM([.E737:.H737])" table:style-name="ce55">
            <text:p>0</text:p>
          </table:table-cell>
          <table:table-cell table:style-name="ce82"/>
          <table:table-cell table:style-name="ce245"/>
          <table:table-cell table:style-name="ce82"/>
          <table:table-cell table:style-name="ce130"/>
          <table:table-cell office:value-type="string" table:style-name="ce156">
            <text:p>math, combinatorics, constructive</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ajourney" table:formula="of:=HYPERLINK(&quot;https://www.hackerrank.com/challenges/ajourney&quot;;&quot;HACKR ajourney&quot;)" table:style-name="ce157">
            <text:p>HACKR ajourney</text:p>
          </table:table-cell>
          <table:table-cell table:style-name="ce241"/>
          <table:table-cell table:number-columns-repeated="5" table:style-name="ce82"/>
          <table:table-cell office:value-type="float" office:value="0" table:formula="of:=SUM([.E738:.H738])" table:style-name="ce55">
            <text:p>0</text:p>
          </table:table-cell>
          <table:table-cell table:style-name="ce82"/>
          <table:table-cell table:style-name="ce245"/>
          <table:table-cell table:style-name="ce160"/>
          <table:table-cell table:style-name="ce156"/>
          <table:table-cell office:value-type="string" table:style-name="ce156">
            <text:p>math, combinatorics, first/last k digits 2^n, [=uva 11029]</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Shaass and Lights</text:p>
          </table:table-cell>
          <table:table-cell office:value-type="string" office:string-value="CF294-D2-C" table:formula="of:=HYPERLINK(&quot;http://codeforces.com/contest/294/problem/C&quot;;&quot;CF294-D2-C&quot;)" table:style-name="ce157">
            <text:p>CF294-D2-C</text:p>
          </table:table-cell>
          <table:table-cell table:style-name="ce241"/>
          <table:table-cell table:number-columns-repeated="5" table:style-name="ce82"/>
          <table:table-cell office:value-type="float" office:value="0" table:formula="of:=SUM([.E739:.H73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B6St1GAKUg&quot;;&quot;Video Solution - Dr Mostafa Saad&quot;)" table:style-name="ce109">
            <text:p>Video Solution - Dr Mostafa Saad</text:p>
          </table:table-cell>
          <table:table-cell office:value-type="string" table:style-name="ce156">
            <text:p>math, combinatorics</text:p>
          </table:table-cell>
          <table:table-cell office:value-type="float" office:value="89" table:style-name="ce156">
            <text:p>89</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69-D2-C" table:formula="of:=HYPERLINK(&quot;http://codeforces.com/problemset/problem/869/C&quot;;&quot;CF869-D2-C&quot;)" table:style-name="ce157">
            <text:p>CF869-D2-C</text:p>
          </table:table-cell>
          <table:table-cell table:style-name="ce241"/>
          <table:table-cell table:number-columns-repeated="5" table:style-name="ce82"/>
          <table:table-cell office:value-type="float" office:value="0" table:formula="of:=SUM([.E740:.H740])" table:style-name="ce55">
            <text:p>0</text:p>
          </table:table-cell>
          <table:table-cell table:style-name="ce82"/>
          <table:table-cell table:style-name="ce245"/>
          <table:table-cell table:style-name="ce82"/>
          <table:table-cell table:style-name="ce109"/>
          <table:table-cell office:value-type="string" table:style-name="ce156">
            <text:p>math, combinatorics or dp_counting</text:p>
          </table:table-cell>
          <table:table-cell office:value-type="float" office:value="89" table:style-name="ce156">
            <text:p>8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ourist Problem</text:p>
          </table:table-cell>
          <table:table-cell office:value-type="string" office:string-value="CF340-D2-C" table:formula="of:=HYPERLINK(&quot;http://codeforces.com/contest/340/problem/C&quot;;&quot;CF340-D2-C&quot;)" table:style-name="ce157">
            <text:p>CF340-D2-C</text:p>
          </table:table-cell>
          <table:table-cell table:style-name="ce241"/>
          <table:table-cell table:number-columns-repeated="5" table:style-name="ce82"/>
          <table:table-cell office:value-type="float" office:value="0" table:formula="of:=SUM([.E741:.H741])" table:style-name="ce55">
            <text:p>0</text:p>
          </table:table-cell>
          <table:table-cell table:style-name="ce82"/>
          <table:table-cell table:style-name="ce245"/>
          <table:table-cell table:style-name="ce82"/>
          <table:table-cell table:style-name="ce79"/>
          <table:table-cell office:value-type="string" table:style-name="ce156">
            <text:p>math, combinatorics, impl</text:p>
          </table:table-cell>
          <table:table-cell office:value-type="float" office:value="89" table:style-name="ce156">
            <text:p>8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Fox Dividing Cheese</text:p>
          </table:table-cell>
          <table:table-cell office:value-type="string" office:string-value="CF371-D2-B" table:formula="of:=HYPERLINK(&quot;http://codeforces.com/contest/371/problem/B&quot;;&quot;CF371-D2-B&quot;)" table:style-name="ce157">
            <text:p>CF371-D2-B</text:p>
          </table:table-cell>
          <table:table-cell table:style-name="ce241"/>
          <table:table-cell table:number-columns-repeated="5" table:style-name="ce82"/>
          <table:table-cell office:value-type="float" office:value="0" table:formula="of:=SUM([.E742:.H74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s9jsw8Uj4uI&amp;feature=youtu.be&quot;;&quot;Video Solution - Eng Abanob Ashraf&quot;)" table:style-name="ce157">
            <text:p>Video Solution - Eng Abanob Ashraf</text:p>
          </table:table-cell>
          <table:table-cell office:value-type="string" table:style-name="ce156">
            <text:p>math, factorial</text:p>
          </table:table-cell>
          <table:table-cell office:value-type="float" office:value="94" table:style-name="ce156">
            <text:p>9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Permalex</text:p>
          </table:table-cell>
          <table:table-cell office:value-type="string" office:string-value="UVA 153" table:formula="of:=HYPERLINK(&quot;https://uva.onlinejudge.org/index.php?option=com_onlinejudge&amp;Itemid=8&amp;page=show_problem&amp;problem=89&quot;;&quot;UVA 153&quot;)" table:style-name="ce157">
            <text:p>UVA 153</text:p>
          </table:table-cell>
          <table:table-cell table:style-name="ce241"/>
          <table:table-cell table:number-columns-repeated="5" table:style-name="ce82"/>
          <table:table-cell office:value-type="float" office:value="0" table:formula="of:=SUM([.E743:.H743])" table:style-name="ce55">
            <text:p>0</text:p>
          </table:table-cell>
          <table:table-cell table:style-name="ce82"/>
          <table:table-cell table:style-name="ce245"/>
          <table:table-cell table:style-name="ce82"/>
          <table:table-cell office:value-type="string" office:string-value="Sol" table:formula="of:=HYPERLINK(&quot;https://github.com/ahmedcpbl/CompetitiveProgramming/blob/master/UVA/153.cpp&quot;;&quot;Sol&quot;)" table:style-name="ce139">
            <text:p>Sol</text:p>
          </table:table-cell>
          <table:table-cell office:value-type="string" table:style-name="ce156">
            <text:p>math, factorial, permutations, dublicates, factoradic index</text:p>
          </table:table-cell>
          <table:table-cell office:value-type="float" office:value="94" table:style-name="ce156">
            <text:p>9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ime Factors</text:p>
          </table:table-cell>
          <table:table-cell office:value-type="string" office:string-value="UVA 583" table:formula="of:=HYPERLINK(&quot;https://uva.onlinejudge.org/index.php?option=com_onlinejudge&amp;Itemid=8&amp;page=show_problem&amp;problem=524&quot;;&quot;UVA 583&quot;)" table:style-name="ce157">
            <text:p>UVA 583</text:p>
          </table:table-cell>
          <table:table-cell table:style-name="ce241"/>
          <table:table-cell table:number-columns-repeated="5" table:style-name="ce82"/>
          <table:table-cell office:value-type="float" office:value="0" table:formula="of:=SUM([.E744:.H744])"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Easy Number Challenge</text:p>
          </table:table-cell>
          <table:table-cell office:value-type="string" office:string-value="CF236-D2-B" table:formula="of:=HYPERLINK(&quot;http://codeforces.com/contest/236/problem/B&quot;;&quot;CF236-D2-B&quot;)" table:style-name="ce157">
            <text:p>CF236-D2-B</text:p>
          </table:table-cell>
          <table:table-cell table:style-name="ce241"/>
          <table:table-cell table:number-columns-repeated="5" table:style-name="ce82"/>
          <table:table-cell office:value-type="float" office:value="0" table:formula="of:=SUM([.E745:.H745])"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Tv2JpMqQWYg&quot;;&quot;Video Solution - Eng Yahia Ashraf&quot;)" table:style-name="ce157">
            <text:p>Video Solution - Eng Yahia Ashraf</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r. Azad and his Son</text:p>
          </table:table-cell>
          <table:table-cell office:value-type="string" office:string-value="UVA 10490" table:formula="of:=HYPERLINK(&quot;https://uva.onlinejudge.org/index.php?option=com_onlinejudge&amp;Itemid=8&amp;page=show_problem&amp;problem=1431&quot;;&quot;UVA 10490&quot;)" table:style-name="ce157">
            <text:p>UVA 10490</text:p>
          </table:table-cell>
          <table:table-cell table:style-name="ce241"/>
          <table:table-cell table:number-columns-repeated="5" table:style-name="ce82"/>
          <table:table-cell office:value-type="float" office:value="0" table:formula="of:=SUM([.E746:.H746])"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490.cpp&quot;;&quot;Sol to read&quot;)" table:style-name="ce158">
            <text:p>Sol to read</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ime Land</text:p>
          </table:table-cell>
          <table:table-cell office:value-type="string" office:string-value="UVA 516" table:formula="of:=HYPERLINK(&quot;https://uva.onlinejudge.org/index.php?option=com_onlinejudge&amp;Itemid=8&amp;page=show_problem&amp;problem=457&quot;;&quot;UVA 516&quot;)" table:style-name="ce157">
            <text:p>UVA 516</text:p>
          </table:table-cell>
          <table:table-cell table:style-name="ce241"/>
          <table:table-cell table:number-columns-repeated="5" table:style-name="ce82"/>
          <table:table-cell office:value-type="float" office:value="0" table:formula="of:=SUM([.E747:.H747])"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erfect P-th Powers</text:p>
          </table:table-cell>
          <table:table-cell office:value-type="string" office:string-value="UVA 10622" table:formula="of:=HYPERLINK(&quot;https://uva.onlinejudge.org/index.php?option=onlinejudge&amp;page=show_problem&amp;problem=1563&quot;;&quot;UVA 10622&quot;)" table:style-name="ce157">
            <text:p>UVA 10622</text:p>
          </table:table-cell>
          <table:table-cell table:style-name="ce241"/>
          <table:table-cell table:number-columns-repeated="5" table:style-name="ce82"/>
          <table:table-cell office:value-type="float" office:value="0" table:formula="of:=SUM([.E748:.H74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office:value-type="string" table:style-name="ce156">
            <text:p>math, factorization</text:p>
          </table:table-cell>
          <table:table-cell office:value-type="float" office:value="95" table:style-name="ce156">
            <text:p>9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actovisors</text:p>
          </table:table-cell>
          <table:table-cell office:value-type="string" office:string-value="UVA 10139" table:formula="of:=HYPERLINK(&quot;https://uva.onlinejudge.org/index.php?option=onlinejudge&amp;Itemid=8&amp;page=show_problem&amp;problem=1080&quot;;&quot;UVA 10139&quot;)" table:style-name="ce157">
            <text:p>UVA 10139</text:p>
          </table:table-cell>
          <table:table-cell table:style-name="ce241"/>
          <table:table-cell table:number-columns-repeated="5" table:style-name="ce82"/>
          <table:table-cell office:value-type="float" office:value="0" table:formula="of:=SUM([.E749:.H74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139.cpp&quot;;&quot;Sol to read&quot;)" table:style-name="ce158">
            <text:p>Sol to read</text:p>
          </table:table-cell>
          <table:table-cell office:value-type="string" table:style-name="ce156">
            <text:p>math, factorization, primes, [factorize x!]</text:p>
          </table:table-cell>
          <table:table-cell office:value-type="float" office:value="95" table:style-name="ce156">
            <text:p>95</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47-D2-C" table:formula="of:=HYPERLINK(&quot;http://codeforces.com/contest/1047/problem/C&quot;;&quot;CF1047-D2-C&quot;)" table:style-name="ce157">
            <text:p>CF1047-D2-C</text:p>
          </table:table-cell>
          <table:table-cell table:style-name="ce241"/>
          <table:table-cell table:number-columns-repeated="5" table:style-name="ce82"/>
          <table:table-cell office:value-type="float" office:value="0" table:formula="of:=SUM([.E750:.H750])" table:style-name="ce55">
            <text:p>0</text:p>
          </table:table-cell>
          <table:table-cell table:style-name="ce55"/>
          <table:table-cell table:style-name="ce244"/>
          <table:table-cell table:style-name="ce82"/>
          <table:table-cell table:style-name="ce79"/>
          <table:table-cell office:value-type="string" table:style-name="ce156">
            <text:p>math, factorization</text:p>
          </table:table-cell>
          <table:table-cell office:value-type="float" office:value="95" table:style-name="ce156">
            <text:p>9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DF</text:p>
          </table:table-cell>
          <table:table-cell office:value-type="string" office:string-value="UVA 547" table:formula="of:=HYPERLINK(&quot;https://uva.onlinejudge.org/index.php?option=onlinejudge&amp;page=show_problem&amp;problem=488&quot;;&quot;UVA 547&quot;)" table:style-name="ce157">
            <text:p>UVA 547</text:p>
          </table:table-cell>
          <table:table-cell table:style-name="ce241"/>
          <table:table-cell table:number-columns-repeated="5" table:style-name="ce82"/>
          <table:table-cell office:value-type="float" office:value="0" table:formula="of:=SUM([.E751:.H751])" table:style-name="ce55">
            <text:p>0</text:p>
          </table:table-cell>
          <table:table-cell table:style-name="ce55"/>
          <table:table-cell table:style-name="ce244"/>
          <table:table-cell table:style-name="ce160"/>
          <table:table-cell table:style-name="ce133"/>
          <table:table-cell office:value-type="string" table:style-name="ce156">
            <text:p>math, factorization, divisors sum, multiview</text:p>
          </table:table-cell>
          <table:table-cell office:value-type="float" office:value="95" table:style-name="ce156">
            <text:p>9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174</text:p>
          </table:table-cell>
          <table:table-cell table:style-name="ce241"/>
          <table:table-cell table:number-columns-repeated="5" table:style-name="ce82"/>
          <table:table-cell office:value-type="float" office:value="0" table:formula="of:=SUM([.E752:.H752])" table:style-name="ce55">
            <text:p>0</text:p>
          </table:table-cell>
          <table:table-cell table:style-name="ce82"/>
          <table:table-cell table:style-name="ce245"/>
          <table:table-cell table:style-name="ce82"/>
          <table:table-cell table:style-name="ce156"/>
          <table:table-cell office:value-type="string" table:style-name="ce156">
            <text:p>math, factorization, case analysis</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ultifactorials</text:p>
          </table:table-cell>
          <table:table-cell office:value-type="string" office:string-value="UVA 11347" table:formula="of:=HYPERLINK(&quot;https://uva.onlinejudge.org/index.php?option=onlinejudge&amp;page=show_problem&amp;problem=2322&quot;;&quot;UVA 11347&quot;)" table:style-name="ce157">
            <text:p>UVA 11347</text:p>
          </table:table-cell>
          <table:table-cell table:style-name="ce241"/>
          <table:table-cell table:number-columns-repeated="5" table:style-name="ce82"/>
          <table:table-cell office:value-type="float" office:value="0" table:formula="of:=SUM([.E753:.H753])" table:style-name="ce55">
            <text:p>0</text:p>
          </table:table-cell>
          <table:table-cell table:style-name="ce55"/>
          <table:table-cell table:style-name="ce244"/>
          <table:table-cell table:style-name="ce160"/>
          <table:table-cell table:style-name="ce133"/>
          <table:table-cell office:value-type="string" table:style-name="ce156">
            <text:p>math, factorization, divisors sum</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33-D12-D" table:formula="of:=HYPERLINK(&quot;http://codeforces.com/problemset/problem/1033/D&quot;; &quot;CF1033-D12-D&quot;)" table:style-name="ce157">
            <text:p>CF1033-D12-D</text:p>
          </table:table-cell>
          <table:table-cell table:style-name="ce241"/>
          <table:table-cell table:number-columns-repeated="5" table:style-name="ce82"/>
          <table:table-cell office:value-type="float" office:value="0" table:formula="of:=SUM([.E754:.H754])" table:style-name="ce55">
            <text:p>0</text:p>
          </table:table-cell>
          <table:table-cell table:style-name="ce82"/>
          <table:table-cell table:style-name="ce245"/>
          <table:table-cell table:style-name="ce82"/>
          <table:table-cell table:style-name="ce130"/>
          <table:table-cell office:value-type="string" table:style-name="ce156">
            <text:p>math, factorization</text:p>
          </table:table-cell>
          <table:table-cell office:value-type="float" office:value="95" table:style-name="ce156">
            <text:p>9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mainders Game</text:p>
          </table:table-cell>
          <table:table-cell office:value-type="string" office:string-value="CF688-D2-D" table:formula="of:=HYPERLINK(&quot;http://codeforces.com/contest/688/problem/D&quot;;&quot;CF688-D2-D&quot;)" table:style-name="ce157">
            <text:p>CF688-D2-D</text:p>
          </table:table-cell>
          <table:table-cell table:style-name="ce241"/>
          <table:table-cell table:number-columns-repeated="5" table:style-name="ce82"/>
          <table:table-cell office:value-type="float" office:value="0" table:formula="of:=SUM([.E755:.H755])" table:style-name="ce55">
            <text:p>0</text:p>
          </table:table-cell>
          <table:table-cell table:style-name="ce82"/>
          <table:table-cell table:style-name="ce245"/>
          <table:table-cell table:style-name="ce82"/>
          <table:table-cell table:style-name="ce130"/>
          <table:table-cell office:value-type="string" table:style-name="ce156">
            <text:p>math, factorization, gcd, lcm, observations</text:p>
          </table:table-cell>
          <table:table-cell office:value-type="float" office:value="95" table:style-name="ce156">
            <text:p>95</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Primitive Root</text:p>
          </table:table-cell>
          <table:table-cell office:value-type="string" office:string-value="SPOJ PROOT" table:formula="of:=HYPERLINK(&quot;http://www.spoj.com/problems/PROOT/&quot;;&quot;SPOJ PROOT&quot;)" table:style-name="ce157">
            <text:p>SPOJ PROOT</text:p>
          </table:table-cell>
          <table:table-cell table:style-name="ce241"/>
          <table:table-cell table:number-columns-repeated="5" table:style-name="ce82"/>
          <table:table-cell office:value-type="float" office:value="0" table:formula="of:=SUM([.E756:.H756])" table:style-name="ce55">
            <text:p>0</text:p>
          </table:table-cell>
          <table:table-cell table:style-name="ce55"/>
          <table:table-cell table:style-name="ce244"/>
          <table:table-cell table:style-name="ce160"/>
          <table:table-cell office:value-type="string" office:string-value="Sol" table:formula="of:=HYPERLINK(&quot;http://zobayer.blogspot.com/2010/02/primitive-root.html&quot;;&quot;Sol&quot;)" table:style-name="ce139">
            <text:p>Sol</text:p>
          </table:table-cell>
          <table:table-cell office:value-type="string" table:style-name="ce156">
            <text:p>math, factorization, primitve roots</text:p>
          </table:table-cell>
          <table:table-cell office:value-type="float" office:value="95" table:style-name="ce156">
            <text:p>95</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UVA 12869</text:p>
          </table:table-cell>
          <table:table-cell table:style-name="ce241"/>
          <table:table-cell table:number-columns-repeated="5" table:style-name="ce82"/>
          <table:table-cell office:value-type="float" office:value="0" table:formula="of:=SUM([.E757:.H757])" table:style-name="ce55">
            <text:p>0</text:p>
          </table:table-cell>
          <table:table-cell table:style-name="ce55"/>
          <table:table-cell table:style-name="ce244"/>
          <table:table-cell table:style-name="ce82"/>
          <table:table-cell office:value-type="string" office:string-value="Sol" table:formula="of:=HYPERLINK(&quot;https://pastebin.com/WHzEMUew&quot;;&quot;Sol&quot;)" table:style-name="ce158">
            <text:p>Sol</text:p>
          </table:table-cell>
          <table:table-cell office:value-type="string" table:style-name="ce156">
            <text:p>math, formula</text:p>
          </table:table-cell>
          <table:table-cell office:value-type="float" office:value="98" table:style-name="ce156">
            <text:p>9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ombinations</text:p>
          </table:table-cell>
          <table:table-cell office:value-type="string" office:string-value="UVA 369" table:formula="of:=HYPERLINK(&quot;https://uva.onlinejudge.org/index.php?option=onlinejudge&amp;page=show_problem&amp;problem=305&quot;;&quot;UVA 369&quot;)" table:style-name="ce157">
            <text:p>UVA 369</text:p>
          </table:table-cell>
          <table:table-cell table:style-name="ce241"/>
          <table:table-cell table:number-columns-repeated="5" table:style-name="ce82"/>
          <table:table-cell office:value-type="float" office:value="0" table:formula="of:=SUM([.E758:.H758])" table:style-name="ce55">
            <text:p>0</text:p>
          </table:table-cell>
          <table:table-cell table:style-name="ce55"/>
          <table:table-cell table:style-name="ce244"/>
          <table:table-cell table:style-name="ce82"/>
          <table:table-cell table:style-name="ce79"/>
          <table:table-cell office:value-type="string" table:style-name="ce156">
            <text:p>math, gcd, comb formula</text:p>
          </table:table-cell>
          <table:table-cell office:value-type="float" office:value="99" table:style-name="ce156">
            <text:p>9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i</text:p>
          </table:table-cell>
          <table:table-cell office:value-type="string" office:string-value="UVA 412" table:formula="of:=HYPERLINK(&quot;https://uva.onlinejudge.org/index.php?option=onlinejudge&amp;page=show_problem&amp;problem=353&quot;;&quot;UVA 412&quot;)" table:style-name="ce157">
            <text:p>UVA 412</text:p>
          </table:table-cell>
          <table:table-cell table:style-name="ce241"/>
          <table:table-cell table:number-columns-repeated="5" table:style-name="ce82"/>
          <table:table-cell office:value-type="float" office:value="0" table:formula="of:=SUM([.E759:.H759])"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office:value-type="string" table:style-name="ce156">
            <text:p>math, gcd</text:p>
          </table:table-cell>
          <table:table-cell office:value-type="float" office:value="99" table:style-name="ce156">
            <text:p>9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ains</text:p>
          </table:table-cell>
          <table:table-cell office:value-type="string" office:string-value="CF88-D2-C" table:formula="of:=HYPERLINK(&quot;http://codeforces.com/contest/88/problem/C&quot;;&quot;CF88-D2-C&quot;)" table:style-name="ce157">
            <text:p>CF88-D2-C</text:p>
          </table:table-cell>
          <table:table-cell table:style-name="ce241"/>
          <table:table-cell table:number-columns-repeated="5" table:style-name="ce82"/>
          <table:table-cell office:value-type="float" office:value="0" table:formula="of:=SUM([.E760:.H76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YiM38hyILmc&quot;;&quot;Video Solution - Solver to be (Java)&quot;)" table:style-name="ce109">
            <text:p>Video Solution - Solver to be (Java)</text:p>
          </table:table-cell>
          <table:table-cell office:value-type="string" table:style-name="ce156">
            <text:p>math, gcd or adhoc</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int</text:p>
          </table:table-cell>
          <table:table-cell office:value-type="string" office:string-value="UVA 10717" table:formula="of:=HYPERLINK(&quot;https://uva.onlinejudge.org/index.php?option=onlinejudge&amp;page=show_problem&amp;problem=1658&quot;;&quot;UVA 10717&quot;)" table:style-name="ce157">
            <text:p>UVA 10717</text:p>
          </table:table-cell>
          <table:table-cell table:style-name="ce241"/>
          <table:table-cell table:number-columns-repeated="5" table:style-name="ce82"/>
          <table:table-cell office:value-type="float" office:value="0" table:formula="of:=SUM([.E761:.H761])" table:style-name="ce55">
            <text:p>0</text:p>
          </table:table-cell>
          <table:table-cell table:style-name="ce55"/>
          <table:table-cell table:style-name="ce244"/>
          <table:table-cell table:style-name="ce82"/>
          <table:table-cell office:value-type="string" office:string-value="Sol" table:formula="of:=HYPERLINK(&quot;https://github.com/magdy-hasan/competitive-programming/blob/master/uva-/uva%2010717%20-%20Mint.cpp&quot;;&quot;Sol&quot;)" table:style-name="ce158">
            <text:p>Sol</text:p>
          </table:table-cell>
          <table:table-cell office:value-type="string" table:style-name="ce156">
            <text:p>math, gcd, lcm</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Big Race</text:p>
          </table:table-cell>
          <table:table-cell office:value-type="string" office:string-value="CF592-D2-C" table:formula="of:=HYPERLINK(&quot;http://codeforces.com/contest/592/problem/C&quot;;&quot;CF592-D2-C&quot;)" table:style-name="ce157">
            <text:p>CF592-D2-C</text:p>
          </table:table-cell>
          <table:table-cell table:style-name="ce241"/>
          <table:table-cell table:number-columns-repeated="5" table:style-name="ce82"/>
          <table:table-cell office:value-type="float" office:value="0" table:formula="of:=SUM([.E762:.H762])" table:style-name="ce55">
            <text:p>0</text:p>
          </table:table-cell>
          <table:table-cell table:style-name="ce82"/>
          <table:table-cell table:style-name="ce245"/>
          <table:table-cell table:style-name="ce82"/>
          <table:table-cell table:style-name="ce130"/>
          <table:table-cell office:value-type="string" table:style-name="ce156">
            <text:p>math, gcd, lcm, [overflow]</text:p>
          </table:table-cell>
          <table:table-cell office:value-type="float" office:value="99" table:style-name="ce156">
            <text:p>9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CM Cardinality</text:p>
          </table:table-cell>
          <table:table-cell office:value-type="string" office:string-value="UVA 10892" table:formula="of:=HYPERLINK(&quot;https://uva.onlinejudge.org/index.php?option=onlinejudge&amp;page=show_problem&amp;problem=1833&quot;;&quot;UVA 10892&quot;)" table:style-name="ce157">
            <text:p>UVA 10892</text:p>
          </table:table-cell>
          <table:table-cell table:style-name="ce241"/>
          <table:table-cell table:number-columns-repeated="5" table:style-name="ce82"/>
          <table:table-cell office:value-type="float" office:value="0" table:formula="of:=SUM([.E763:.H763])"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Rational Resistance</text:p>
          </table:table-cell>
          <table:table-cell office:value-type="string" office:string-value="CF344-D2-C" table:formula="of:=HYPERLINK(&quot;http://codeforces.com/contest/344/problem/C&quot;;&quot;CF344-D2-C&quot;)" table:style-name="ce157">
            <text:p>CF344-D2-C</text:p>
          </table:table-cell>
          <table:table-cell table:style-name="ce241"/>
          <table:table-cell table:number-columns-repeated="5" table:style-name="ce82"/>
          <table:table-cell office:value-type="float" office:value="0" table:formula="of:=SUM([.E764:.H764])" table:style-name="ce55">
            <text:p>0</text:p>
          </table:table-cell>
          <table:table-cell table:style-name="ce82"/>
          <table:table-cell table:style-name="ce245"/>
          <table:table-cell table:style-name="ce82"/>
          <table:table-cell table:style-name="ce156"/>
          <table:table-cell office:value-type="string" table:style-name="ce156">
            <text:p>math, gcd</text:p>
          </table:table-cell>
          <table:table-cell office:value-type="float" office:value="99" table:style-name="ce156">
            <text:p>9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CM Challenge</text:p>
          </table:table-cell>
          <table:table-cell office:value-type="string" office:string-value="CF236-D2-C" table:formula="of:=HYPERLINK(&quot;http://codeforces.com/contest/236/problem/C&quot;;&quot;CF236-D2-C&quot;)" table:style-name="ce157">
            <text:p>CF236-D2-C</text:p>
          </table:table-cell>
          <table:table-cell table:style-name="ce241"/>
          <table:table-cell table:number-columns-repeated="5" table:style-name="ce82"/>
          <table:table-cell office:value-type="float" office:value="0" table:formula="of:=SUM([.E765:.H765])"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0-D1-C" table:formula="of:=HYPERLINK(&quot;http://codeforces.com/contest/1010/problem/C&quot;;&quot;CF1010-D1-C&quot;)" table:style-name="ce157">
            <text:p>CF1010-D1-C</text:p>
          </table:table-cell>
          <table:table-cell table:style-name="ce241"/>
          <table:table-cell table:number-columns-repeated="5" table:style-name="ce82"/>
          <table:table-cell office:value-type="float" office:value="0" table:formula="of:=SUM([.E766:.H766])" table:style-name="ce55">
            <text:p>0</text:p>
          </table:table-cell>
          <table:table-cell table:style-name="ce82"/>
          <table:table-cell table:style-name="ce245"/>
          <table:table-cell table:style-name="ce82"/>
          <table:table-cell table:style-name="ce133"/>
          <table:table-cell office:value-type="string" table:style-name="ce156">
            <text:p>math, gcd, mod, number theory</text:p>
          </table:table-cell>
          <table:table-cell office:value-type="float" office:value="99" table:style-name="ce156">
            <text:p>9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AtCoder026-AGC-B" table:formula="of:=HYPERLINK(&quot;https://beta.atcoder.jp/contests/agc026/tasks/agc026_b&quot;;&quot;AtCoder026-AGC-B&quot;)" table:style-name="ce157">
            <text:p>AtCoder026-AGC-B</text:p>
          </table:table-cell>
          <table:table-cell table:style-name="ce241"/>
          <table:table-cell table:number-columns-repeated="5" table:style-name="ce82"/>
          <table:table-cell office:value-type="float" office:value="0" table:formula="of:=SUM([.E767:.H767])" table:style-name="ce55">
            <text:p>0</text:p>
          </table:table-cell>
          <table:table-cell table:style-name="ce82"/>
          <table:table-cell table:style-name="ce245"/>
          <table:table-cell table:style-name="ce160"/>
          <table:table-cell office:value-type="string" office:string-value="Sol" table:formula="of:=HYPERLINK(&quot;https://github.com/dasannagariraja/CompetitiveProgramming/blob/master/AtCoder/AtCoder026-AGC-B.cpp&quot;;&quot;Sol&quot;)" table:style-name="ce139">
            <text:p>Sol</text:p>
          </table:table-cell>
          <table:table-cell office:value-type="string" table:style-name="ce156">
            <text:p>math, gcd, cases</text:p>
          </table:table-cell>
          <table:table-cell office:value-type="float" office:value="99" table:style-name="ce156">
            <text:p>99</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EASYMATH" table:formula="of:=HYPERLINK(&quot;https://www.spoj.com/problems/EASYMATH/&quot;;&quot;SPOJ EASYMATH&quot;)" table:style-name="ce157">
            <text:p>SPOJ EASYMATH</text:p>
          </table:table-cell>
          <table:table-cell table:style-name="ce241"/>
          <table:table-cell table:number-columns-repeated="5" table:style-name="ce82"/>
          <table:table-cell office:value-type="float" office:value="0" table:formula="of:=SUM([.E768:.H768])" table:style-name="ce55">
            <text:p>0</text:p>
          </table:table-cell>
          <table:table-cell table:style-name="ce82"/>
          <table:table-cell table:style-name="ce244"/>
          <table:table-cell table:style-name="ce82"/>
          <table:table-cell office:value-type="string" office:string-value="Sol" table:formula="of:=HYPERLINK(&quot;https://github.com/Emsawy/CompetitiveProgramming/blob/master/SPOJ/EASYMATH.cpp&quot;;&quot;Sol&quot;)" table:style-name="ce109">
            <text:p>Sol</text:p>
          </table:table-cell>
          <table:table-cell office:value-type="string" table:style-name="ce156">
            <text:p>math, inclusion-exclusion, lcm</text:p>
          </table:table-cell>
          <table:table-cell office:value-type="float" office:value="101" table:style-name="ce156">
            <text:p>101</text:p>
          </table:table-cell>
          <table:table-cell office:value-type="float" office:value="3" table:style-name="ce156">
            <text:p>3</text:p>
          </table:table-cell>
          <table:table-cell table:style-name="ce48"/>
          <table:table-cell table:number-columns-repeated="16367"/>
        </table:table-row>
        <table:table-row table:style-name="ro1">
          <table:table-cell office:value-type="string" table:style-name="ce79">
            <text:p>Hamburgers</text:p>
          </table:table-cell>
          <table:table-cell office:value-type="string" office:string-value="CF371-D2-C" table:formula="of:=HYPERLINK(&quot;http://codeforces.com/contest/371/problem/C&quot;;&quot;CF371-D2-C&quot;)" table:style-name="ce157">
            <text:p>CF371-D2-C</text:p>
          </table:table-cell>
          <table:table-cell table:style-name="ce241"/>
          <table:table-cell table:number-columns-repeated="5" table:style-name="ce82"/>
          <table:table-cell office:value-type="float" office:value="0" table:formula="of:=SUM([.E769:.H769])" table:style-name="ce55">
            <text:p>0</text:p>
          </table:table-cell>
          <table:table-cell table:style-name="ce55"/>
          <table:table-cell table:style-name="ce244"/>
          <table:table-cell table:style-name="ce82"/>
          <table:table-cell table:style-name="ce79"/>
          <table:table-cell office:value-type="string" table:style-name="ce156">
            <text:p>math, inclusion-exclusion, binary search</text:p>
          </table:table-cell>
          <table:table-cell office:value-type="float" office:value="101" table:style-name="ce156">
            <text:p>10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Lottery</text:p>
          </table:table-cell>
          <table:table-cell office:value-type="string" office:string-value="UVA 10325" table:formula="of:=HYPERLINK(&quot;https://uva.onlinejudge.org/index.php?option=onlinejudge&amp;page=show_problem&amp;problem=1266&quot;;&quot;UVA 10325&quot;)" table:style-name="ce157">
            <text:p>UVA 10325</text:p>
          </table:table-cell>
          <table:table-cell table:style-name="ce241"/>
          <table:table-cell table:number-columns-repeated="5" table:style-name="ce82"/>
          <table:table-cell office:value-type="float" office:value="0" table:formula="of:=SUM([.E770:.H770])" table:style-name="ce55">
            <text:p>0</text:p>
          </table:table-cell>
          <table:table-cell table:style-name="ce55"/>
          <table:table-cell table:style-name="ce244"/>
          <table:table-cell table:style-name="ce82"/>
          <table:table-cell office:value-type="string" office:string-value="Video Solution - Eng Amr Bahaa" table:formula="of:=HYPERLINK(&quot;https://www.youtube.com/watch?v=OA_J9bFxJpU&quot;;&quot;Video Solution - Eng Amr Bahaa&quot;)" table:style-name="ce109">
            <office:annotation draw:style-name="a4" svg:x="13.0416666666667in" svg:y="168.516666666667in" svg:width="4.49166666666667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office:value-type="string" table:style-name="ce156">
            <text:p>math, inclusion-exclusion, gcd, overflow</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1933-GYM-K" table:formula="of:=HYPERLINK(&quot;https://codeforces.com/gym/101933/problem/K&quot;;&quot;CF101933-GYM-K&quot;)" table:style-name="ce157">
            <text:p>CF101933-GYM-K</text:p>
          </table:table-cell>
          <table:table-cell table:style-name="ce241"/>
          <table:table-cell table:number-columns-repeated="5" table:style-name="ce82"/>
          <table:table-cell office:value-type="float" office:value="0" table:formula="of:=SUM([.E771:.H771])" table:style-name="ce55">
            <text:p>0</text:p>
          </table:table-cell>
          <table:table-cell table:style-name="ce55"/>
          <table:table-cell table:style-name="ce244"/>
          <table:table-cell table:style-name="ce82"/>
          <table:table-cell office:value-type="string" office:string-value="Sol" table:formula="of:=HYPERLINK(&quot;https://github.com/pranavjangir/CompetitiveProgramming/blob/master/CodeForces/CF101933-GYM-K.cpp&quot;;&quot;Sol&quot;)" table:style-name="ce96">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372-D1-B" table:formula="of:=HYPERLINK(&quot;http://codeforces.com/contest/372/problem/B&quot;;&quot;CF372-D1-B&quot;)" table:style-name="ce157">
            <text:p>CF372-D1-B</text:p>
          </table:table-cell>
          <table:table-cell table:style-name="ce241"/>
          <table:table-cell table:number-columns-repeated="5" table:style-name="ce82"/>
          <table:table-cell office:value-type="float" office:value="0" table:formula="of:=SUM([.E772:.H772])" table:style-name="ce55">
            <text:p>0</text:p>
          </table:table-cell>
          <table:table-cell table:style-name="ce55"/>
          <table:table-cell table:style-name="ce244"/>
          <table:table-cell table:style-name="ce82"/>
          <table:table-cell table:style-name="ce130"/>
          <table:table-cell office:value-type="string" table:style-name="ce156">
            <text:p>math, inclusion-exclusion</text:p>
          </table:table-cell>
          <table:table-cell office:value-type="float" office:value="101" table:style-name="ce156">
            <text:p>101</text:p>
          </table:table-cell>
          <table:table-cell office:value-type="float" office:value="5.75" table:style-name="ce156">
            <text:p>5.75</text:p>
          </table:table-cell>
          <table:table-cell office:value-type="string" table:style-name="ce1">
            <text:p>p2</text:p>
          </table:table-cell>
          <table:table-cell table:number-columns-repeated="16367"/>
        </table:table-row>
        <table:table-row table:style-name="ro1">
          <table:table-cell table:style-name="ce79"/>
          <table:table-cell office:value-type="string" table:style-name="ce79">
            <text:p>SPOJ MSKYCODE</text:p>
          </table:table-cell>
          <table:table-cell table:style-name="ce241"/>
          <table:table-cell table:number-columns-repeated="5" table:style-name="ce82"/>
          <table:table-cell office:value-type="float" office:value="0" table:formula="of:=SUM([.E773:.H77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MSKYCODE.txt&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table:style-name="ce79"/>
          <table:table-cell office:value-type="string" office:string-value="CF101992-GYM-D" table:formula="of:=HYPERLINK(&quot;https://codeforces.com/gym/101992/problem/D&quot;;&quot;CF101992-GYM-D&quot;)" table:style-name="ce157">
            <text:p>CF101992-GYM-D</text:p>
          </table:table-cell>
          <table:table-cell table:style-name="ce241"/>
          <table:table-cell table:number-columns-repeated="5" table:style-name="ce82"/>
          <table:table-cell office:value-type="float" office:value="0" table:formula="of:=SUM([.E774:.H774])" table:style-name="ce55">
            <text:p>0</text:p>
          </table:table-cell>
          <table:table-cell table:style-name="ce55"/>
          <table:table-cell table:style-name="ce244"/>
          <table:table-cell table:style-name="ce82"/>
          <table:table-cell office:value-type="string" office:string-value="Sol" table:formula="of:=HYPERLINK(&quot;https://ideone.com/bDMQGD&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office:value-type="string" table:style-name="ce79">
            <text:p>Equation</text:p>
          </table:table-cell>
          <table:table-cell office:value-type="string" office:string-value="UVA 727" table:formula="of:=HYPERLINK(&quot;https://uva.onlinejudge.org/index.php?option=com_onlinejudge&amp;Itemid=8&amp;page=show_problem&amp;problem=668&quot;;&quot;UVA 727&quot;)" table:style-name="ce157">
            <text:p>UVA 727</text:p>
          </table:table-cell>
          <table:table-cell table:style-name="ce241"/>
          <table:table-cell table:number-columns-repeated="5" table:style-name="ce82"/>
          <table:table-cell office:value-type="float" office:value="0" table:formula="of:=SUM([.E775:.H775])" table:style-name="ce55">
            <text:p>0</text:p>
          </table:table-cell>
          <table:table-cell table:style-name="ce82"/>
          <table:table-cell table:style-name="ce245"/>
          <table:table-cell table:style-name="ce82"/>
          <table:table-cell table:style-name="ce130"/>
          <table:table-cell office:value-type="string" table:style-name="ce156">
            <text:p>math, infix to postfix</text:p>
          </table:table-cell>
          <table:table-cell office:value-type="float" office:value="102" table:style-name="ce156">
            <text:p>10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rm</text:p>
          </table:table-cell>
          <table:table-cell office:value-type="string" office:string-value="TIMUS 1349" table:formula="of:=HYPERLINK(&quot;http://acm.timus.ru/problem.aspx?space=1&amp;num=1349&quot;;&quot;TIMUS 1349&quot;)" table:style-name="ce157">
            <text:p>TIMUS 1349</text:p>
          </table:table-cell>
          <table:table-cell table:style-name="ce241"/>
          <table:table-cell table:number-columns-repeated="5" table:style-name="ce82"/>
          <table:table-cell office:value-type="float" office:value="0" table:formula="of:=SUM([.E776:.H776])" table:style-name="ce55">
            <text:p>0</text:p>
          </table:table-cell>
          <table:table-cell table:style-name="ce55"/>
          <table:table-cell table:style-name="ce244"/>
          <table:table-cell table:style-name="ce55"/>
          <table:table-cell office:value-type="string" office:string-value="Know Fermat’s Last Theorem (Ignore proof)" table:formula="of:=HYPERLINK(&quot;http://acm.timus.ru/forum/thread.aspx?id=26903&amp;upd=634491955419403750&quot;;&quot;Know Fermat’s Last Theorem (Ignore proof)&quot;)" table:style-name="ce159">
            <text:p>Know Fermat’s Last Theorem (Ignore proof)</text:p>
          </table:table-cell>
          <table:table-cell office:value-type="string" table:style-name="ce156">
            <text:p>math, math_adhoc, fermat last theorm</text:p>
          </table:table-cell>
          <table:table-cell office:value-type="float" office:value="104" table:style-name="ce156">
            <text:p>104</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Summation of Polynomials</text:p>
          </table:table-cell>
          <table:table-cell office:value-type="string" office:string-value="UVA 10302" table:formula="of:=HYPERLINK(&quot;https://uva.onlinejudge.org/index.php?option=onlinejudge&amp;page=show_problem&amp;problem=1243&quot;;&quot;UVA 10302&quot;)" table:style-name="ce157">
            <text:p>UVA 10302</text:p>
          </table:table-cell>
          <table:table-cell table:style-name="ce241"/>
          <table:table-cell table:number-columns-repeated="5" table:style-name="ce82"/>
          <table:table-cell office:value-type="float" office:value="0" table:formula="of:=SUM([.E777:.H777])" table:style-name="ce55">
            <text:p>0</text:p>
          </table:table-cell>
          <table:table-cell table:style-name="ce55"/>
          <table:table-cell table:style-name="ce244"/>
          <table:table-cell table:style-name="ce82"/>
          <table:table-cell table:style-name="ce156"/>
          <table:table-cell office:value-type="string" table:style-name="ce156">
            <text:p>math, math_adhoc, polynomials</text:p>
          </table:table-cell>
          <table:table-cell office:value-type="float" office:value="104" table:style-name="ce156">
            <text:p>104</text:p>
          </table:table-cell>
          <table:table-cell office:value-type="float" office:value="2" table:style-name="ce156">
            <text:p>2</text:p>
          </table:table-cell>
          <table:table-cell table:number-columns-repeated="16368" table:style-name="ce1"/>
        </table:table-row>
        <table:table-row table:style-name="ro1">
          <table:table-cell table:style-name="ce79"/>
          <table:table-cell office:value-type="string" office:string-value="HACKR tower-3-coloring" table:formula="of:=HYPERLINK(&quot;https://www.hackerrank.com/contests/infinitum18/challenges/tower-3-coloring&quot;;&quot;HACKR tower-3-coloring&quot;)" table:style-name="ce157">
            <text:p>HACKR tower-3-coloring</text:p>
          </table:table-cell>
          <table:table-cell table:style-name="ce241"/>
          <table:table-cell table:number-columns-repeated="5" table:style-name="ce82"/>
          <table:table-cell office:value-type="float" office:value="0" table:formula="of:=SUM([.E778:.H778])" table:style-name="ce55">
            <text:p>0</text:p>
          </table:table-cell>
          <table:table-cell table:style-name="ce55"/>
          <table:table-cell table:style-name="ce244"/>
          <table:table-cell table:style-name="ce82"/>
          <table:table-cell office:value-type="string" table:style-name="ce130">
            <text:p>Learn <text:s/>Fermat's little theorem</text:p>
          </table:table-cell>
          <table:table-cell office:value-type="string" table:style-name="ce156">
            <text:p>math, math_adhoc, fermat little theorm</text:p>
          </table:table-cell>
          <table:table-cell office:value-type="float" office:value="104" table:style-name="ce156">
            <text:p>104</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 U Kidding Mr. Feynman?</text:p>
          </table:table-cell>
          <table:table-cell office:value-type="string" office:string-value="UVA 10509" table:formula="of:=HYPERLINK(&quot;https://uva.onlinejudge.org/index.php?option=onlinejudge&amp;page=show_problem&amp;problem=1450&quot;;&quot;UVA 10509&quot;)" table:style-name="ce157">
            <text:p>UVA 10509</text:p>
          </table:table-cell>
          <table:table-cell table:style-name="ce241"/>
          <table:table-cell table:number-columns-repeated="5" table:style-name="ce82"/>
          <table:table-cell office:value-type="float" office:value="0" table:formula="of:=SUM([.E779:.H779])" table:style-name="ce55">
            <text:p>0</text:p>
          </table:table-cell>
          <table:table-cell table:style-name="ce55"/>
          <table:table-cell table:style-name="ce244"/>
          <table:table-cell table:style-name="ce82"/>
          <table:table-cell table:style-name="ce109"/>
          <table:table-cell office:value-type="string" table:style-name="ce156">
            <text:p>math, math_adhoc, pattern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olly the Polynomial</text:p>
          </table:table-cell>
          <table:table-cell office:value-type="string" office:string-value="UVA 498" table:formula="of:=HYPERLINK(&quot;https://uva.onlinejudge.org/index.php?option=com_onlinejudge&amp;Itemid=8&amp;page=show_problem&amp;problem=439&quot;;&quot;UVA 498&quot;)" table:style-name="ce157">
            <text:p>UVA 498</text:p>
          </table:table-cell>
          <table:table-cell table:style-name="ce241"/>
          <table:table-cell table:number-columns-repeated="5" table:style-name="ce82"/>
          <table:table-cell office:value-type="float" office:value="0" table:formula="of:=SUM([.E780:.H780])" table:style-name="ce55">
            <text:p>0</text:p>
          </table:table-cell>
          <table:table-cell table:style-name="ce55"/>
          <table:table-cell table:style-name="ce244"/>
          <table:table-cell table:style-name="ce82"/>
          <table:table-cell table:style-name="ce79"/>
          <table:table-cell office:value-type="string" table:style-name="ce156">
            <text:p>math, math_adhoc, polynomial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Jzzhu and Sequences</text:p>
          </table:table-cell>
          <table:table-cell office:value-type="string" office:string-value="CF450-D2-B" table:formula="of:=HYPERLINK(&quot;http://codeforces.com/contest/450/problem/B&quot;;&quot;CF450-D2-B&quot;)" table:style-name="ce157">
            <text:p>CF450-D2-B</text:p>
          </table:table-cell>
          <table:table-cell table:style-name="ce241"/>
          <table:table-cell table:number-columns-repeated="5" table:style-name="ce82"/>
          <table:table-cell office:value-type="float" office:value="0" table:formula="of:=SUM([.E781:.H781])" table:style-name="ce55">
            <text:p>0</text:p>
          </table:table-cell>
          <table:table-cell table:style-name="ce55"/>
          <table:table-cell table:style-name="ce244"/>
          <table:table-cell table:style-name="ce82"/>
          <table:table-cell table:style-name="ce156"/>
          <table:table-cell office:value-type="string" table:style-name="ce156">
            <text:p>math, matrix, matrix exponient</text:p>
          </table:table-cell>
          <table:table-cell office:value-type="float" office:value="105" table:style-name="ce156">
            <text:p>105</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Mirror, Mirror</text:p>
          </table:table-cell>
          <table:table-cell office:value-type="string" office:string-value="UVA 466" table:formula="of:=HYPERLINK(&quot;https://uva.onlinejudge.org/index.php?option=com_onlinejudge&amp;Itemid=8&amp;page=show_problem&amp;problem=407&quot;;&quot;UVA 466&quot;)" table:style-name="ce157">
            <text:p>UVA 466</text:p>
          </table:table-cell>
          <table:table-cell table:style-name="ce241"/>
          <table:table-cell table:number-columns-repeated="5" table:style-name="ce82"/>
          <table:table-cell office:value-type="float" office:value="0" table:formula="of:=SUM([.E782:.H782])" table:style-name="ce55">
            <text:p>0</text:p>
          </table:table-cell>
          <table:table-cell table:style-name="ce82"/>
          <table:table-cell table:style-name="ce245"/>
          <table:table-cell table:style-name="ce82"/>
          <table:table-cell table:style-name="ce156"/>
          <table:table-cell office:value-type="string" table:style-name="ce156">
            <text:p>math, matrix, rotate, reflect, impl</text:p>
          </table:table-cell>
          <table:table-cell office:value-type="float" office:value="105" table:style-name="ce156">
            <text:p>10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Clear Symmetry</text:p>
          </table:table-cell>
          <table:table-cell office:value-type="string" office:string-value="CF202-D2-C" table:formula="of:=HYPERLINK(&quot;http://codeforces.com/contest/202/problem/C&quot;;&quot;CF202-D2-C&quot;)" table:style-name="ce157">
            <text:p>CF202-D2-C</text:p>
          </table:table-cell>
          <table:table-cell table:style-name="ce241"/>
          <table:table-cell table:number-columns-repeated="5" table:style-name="ce82"/>
          <table:table-cell office:value-type="float" office:value="0" table:formula="of:=SUM([.E783:.H783])" table:style-name="ce55">
            <text:p>0</text:p>
          </table:table-cell>
          <table:table-cell table:style-name="ce55"/>
          <table:table-cell table:style-name="ce244"/>
          <table:table-cell table:style-name="ce82"/>
          <table:table-cell table:style-name="ce130"/>
          <table:table-cell office:value-type="string" table:style-name="ce156">
            <text:p>math, matrix, bf</text:p>
          </table:table-cell>
          <table:table-cell office:value-type="float" office:value="105" table:style-name="ce156">
            <text:p>10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End of Fun</text:p>
          </table:table-cell>
          <table:table-cell office:value-type="string" office:string-value="SPOJ DCEPC12E" table:formula="of:=HYPERLINK(&quot;http://www.spoj.com/problems/DCEPC12E&quot;;&quot;SPOJ DCEPC12E&quot;)" table:style-name="ce157">
            <text:p>SPOJ DCEPC12E</text:p>
          </table:table-cell>
          <table:table-cell table:style-name="ce241"/>
          <table:table-cell table:number-columns-repeated="5" table:style-name="ce82"/>
          <table:table-cell office:value-type="float" office:value="0" table:formula="of:=SUM([.E784:.H784])" table:style-name="ce55">
            <text:p>0</text:p>
          </table:table-cell>
          <table:table-cell table:style-name="ce55"/>
          <table:table-cell table:style-name="ce244"/>
          <table:table-cell table:style-name="ce160"/>
          <table:table-cell table:style-name="ce130"/>
          <table:table-cell office:value-type="string" table:style-name="ce156">
            <text:p>math, matrix</text:p>
          </table:table-cell>
          <table:table-cell office:value-type="float" office:value="105" table:style-name="ce156">
            <text:p>10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form Generator</text:p>
          </table:table-cell>
          <table:table-cell office:value-type="string" office:string-value="UVA 408" table:formula="of:=HYPERLINK(&quot;https://uva.onlinejudge.org/index.php?option=onlinejudge&amp;page=show_problem&amp;problem=349&quot;;&quot;UVA 408&quot;)" table:style-name="ce157">
            <text:p>UVA 408</text:p>
          </table:table-cell>
          <table:table-cell table:style-name="ce241"/>
          <table:table-cell table:number-columns-repeated="5" table:style-name="ce82"/>
          <table:table-cell office:value-type="float" office:value="0" table:formula="of:=SUM([.E785:.H785])"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office:value-type="string" table:style-name="ce156">
            <text:p>math, mod</text:p>
          </table:table-cell>
          <table:table-cell office:value-type="float" office:value="109" table:style-name="ce156">
            <text:p>10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e Efficient</text:p>
          </table:table-cell>
          <table:table-cell office:value-type="string" office:string-value="UVA 11155" table:formula="of:=HYPERLINK(&quot;https://uva.onlinejudge.org/index.php?option=onlinejudge&amp;page=show_problem&amp;problem=2096&quot;;&quot;UVA 11155&quot;)" table:style-name="ce157">
            <text:p>UVA 11155</text:p>
          </table:table-cell>
          <table:table-cell table:style-name="ce241"/>
          <table:table-cell table:number-columns-repeated="5" table:style-name="ce82"/>
          <table:table-cell office:value-type="float" office:value="0" table:formula="of:=SUM([.E786:.H786])" table:style-name="ce55">
            <text:p>0</text:p>
          </table:table-cell>
          <table:table-cell table:style-name="ce55"/>
          <table:table-cell table:style-name="ce244"/>
          <table:table-cell table:style-name="ce82"/>
          <table:table-cell table:style-name="ce79"/>
          <table:table-cell office:value-type="string" table:style-name="ce156">
            <text:p>math, mod</text:p>
          </table:table-cell>
          <table:table-cell office:value-type="float" office:value="109" table:style-name="ce156">
            <text:p>109</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Quiz</text:p>
          </table:table-cell>
          <table:table-cell office:value-type="string" office:string-value="CF337-D2-C" table:formula="of:=HYPERLINK(&quot;http://codeforces.com/contest/337/problem/C&quot;;&quot;CF337-D2-C&quot;)" table:style-name="ce157">
            <text:p>CF337-D2-C</text:p>
          </table:table-cell>
          <table:table-cell table:style-name="ce241"/>
          <table:table-cell table:number-columns-repeated="5" table:style-name="ce82"/>
          <table:table-cell office:value-type="float" office:value="0" table:formula="of:=SUM([.E787:.H787])" table:style-name="ce55">
            <text:p>0</text:p>
          </table:table-cell>
          <table:table-cell table:style-name="ce55"/>
          <table:table-cell table:style-name="ce244"/>
          <table:table-cell table:style-name="ce82"/>
          <table:table-cell table:style-name="ce79"/>
          <table:table-cell office:value-type="string" table:style-name="ce156">
            <text:p>math, mod, pow, greedy</text:p>
          </table:table-cell>
          <table:table-cell office:value-type="float" office:value="109" table:style-name="ce156">
            <text:p>10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ws and Cars</text:p>
          </table:table-cell>
          <table:table-cell office:value-type="string" office:string-value="UVA 10491" table:formula="of:=HYPERLINK(&quot;https://uva.onlinejudge.org/index.php?option=onlinejudge&amp;page=show_problem&amp;problem=1432&quot;;&quot;UVA 10491&quot;)" table:style-name="ce157">
            <text:p>UVA 10491</text:p>
          </table:table-cell>
          <table:table-cell table:style-name="ce241"/>
          <table:table-cell table:number-columns-repeated="5" table:style-name="ce82"/>
          <table:table-cell office:value-type="float" office:value="0" table:formula="of:=SUM([.E788:.H788])" table:style-name="ce55">
            <text:p>0</text:p>
          </table:table-cell>
          <table:table-cell table:style-name="ce55"/>
          <table:table-cell table:style-name="ce244"/>
          <table:table-cell table:style-name="ce82"/>
          <table:table-cell office:value-type="string" office:string-value="Revise Probability" table:formula="of:=HYPERLINK(&quot;https://www.probabilitycourse.com/&quot;;&quot;Revise Probability&quot;)" table:style-name="ce158">
            <text:p>Revise Probability</text:p>
          </table:table-cell>
          <table:table-cell office:value-type="string" table:style-name="ce156">
            <text:p>math, probability, formula, fraction style</text:p>
          </table:table-cell>
          <table:table-cell office:value-type="float" office:value="113" table:style-name="ce156">
            <text:p>11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What is the Probability?</text:p>
          </table:table-cell>
          <table:table-cell office:value-type="string" office:string-value="UVA 10056" table:formula="of:=HYPERLINK(&quot;https://uva.onlinejudge.org/index.php?option=com_onlinejudge&amp;Itemid=8&amp;page=show_problem&amp;problem=997&quot;;&quot;UVA 10056&quot;)" table:style-name="ce157">
            <text:p>UVA 10056</text:p>
          </table:table-cell>
          <table:table-cell table:style-name="ce241"/>
          <table:table-cell table:number-columns-repeated="5" table:style-name="ce82"/>
          <table:table-cell office:value-type="float" office:value="0" table:formula="of:=SUM([.E789:.H78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056.txt&quot;;&quot;Sol&quot;)" table:style-name="ce158">
            <text:p>Sol</text:p>
          </table:table-cell>
          <table:table-cell office:value-type="string" table:style-name="ce156">
            <text:p>math, probability</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HACKR sherlock-and-probability" table:formula="of:=HYPERLINK(&quot;https://www.hackerrank.com/challenges/sherlock-and-probability&quot;;&quot;HACKR sherlock-and-probability&quot;)" table:style-name="ce157">
            <text:p>HACKR sherlock-and-probability</text:p>
          </table:table-cell>
          <table:table-cell table:style-name="ce241"/>
          <table:table-cell table:number-columns-repeated="5" table:style-name="ce82"/>
          <table:table-cell office:value-type="float" office:value="0" table:formula="of:=SUM([.E790:.H790])" table:style-name="ce55">
            <text:p>0</text:p>
          </table:table-cell>
          <table:table-cell table:style-name="ce82"/>
          <table:table-cell table:style-name="ce245"/>
          <table:table-cell table:style-name="ce82"/>
          <table:table-cell office:value-type="string" office:string-value="Sol" table:formula="of:=HYPERLINK(&quot;https://github.com/MohamedNabil97/CompetitiveProgramming/blob/master/Hackerrank/sherlock-and-probability.cpp&quot;;&quot;Sol&quot;)" table:style-name="ce158">
            <text:p>Sol</text:p>
          </table:table-cell>
          <table:table-cell office:value-type="string" table:style-name="ce156">
            <text:p>math, probability, fractions style</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obability|Given</text:p>
          </table:table-cell>
          <table:table-cell office:value-type="string" office:string-value="UVA 11181" table:formula="of:=HYPERLINK(&quot;https://uva.onlinejudge.org/index.php?option=com_onlinejudge&amp;Itemid=8&amp;page=show_problem&amp;problem=2122&quot;;&quot;UVA 11181&quot;)" table:style-name="ce157">
            <text:p>UVA 11181</text:p>
          </table:table-cell>
          <table:table-cell table:style-name="ce241"/>
          <table:table-cell table:number-columns-repeated="5" table:style-name="ce82"/>
          <table:table-cell office:value-type="float" office:value="0" table:formula="of:=SUM([.E791:.H791])" table:style-name="ce55">
            <text:p>0</text:p>
          </table:table-cell>
          <table:table-cell table:style-name="ce55"/>
          <table:table-cell table:style-name="ce244"/>
          <table:table-cell table:style-name="ce82"/>
          <table:table-cell office:value-type="string" office:string-value="Sol" table:formula="of:=HYPERLINK(&quot;https://github.com/MohamedNabil97/CompetitiveProgramming/blob/master/UVA/1181.cpp&quot;;&quot;Sol&quot;)" table:style-name="ce158">
            <text:p>Sol</text:p>
          </table:table-cell>
          <table:table-cell office:value-type="string" table:style-name="ce156">
            <text:p>math, probability, conditional probability</text:p>
          </table:table-cell>
          <table:table-cell office:value-type="float" office:value="113" table:style-name="ce156">
            <text:p>1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nother lottery</text:p>
          </table:table-cell>
          <table:table-cell office:value-type="string" office:string-value="UVA 11628" table:formula="of:=HYPERLINK(&quot;https://uva.onlinejudge.org/index.php?option=com_onlinejudge&amp;Itemid=8&amp;page=show_problem&amp;problem=2675&quot;;&quot;UVA 11628&quot;)" table:style-name="ce157">
            <text:p>UVA 11628</text:p>
          </table:table-cell>
          <table:table-cell table:style-name="ce241"/>
          <table:table-cell table:number-columns-repeated="5" table:style-name="ce82"/>
          <table:table-cell office:value-type="float" office:value="0" table:formula="of:=SUM([.E792:.H7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628.txt&quot;;&quot;Sol&quot;)" table:style-name="ce158">
            <text:p>Sol</text:p>
          </table:table-cell>
          <table:table-cell office:value-type="string" table:style-name="ce156">
            <text:p>math, probability, fraction style, gcd</text:p>
          </table:table-cell>
          <table:table-cell office:value-type="float" office:value="113" table:style-name="ce156">
            <text:p>11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ushroom Scientists</text:p>
          </table:table-cell>
          <table:table-cell office:value-type="string" office:string-value="CF186-D2-D" table:formula="of:=HYPERLINK(&quot;http://codeforces.com/contest/186/problem/D&quot;;&quot;CF186-D2-D&quot;)" table:style-name="ce157">
            <text:p>CF186-D2-D</text:p>
          </table:table-cell>
          <table:table-cell table:style-name="ce241"/>
          <table:table-cell table:number-columns-repeated="5" table:style-name="ce82"/>
          <table:table-cell office:value-type="float" office:value="0" table:formula="of:=SUM([.E793:.H793])" table:style-name="ce55">
            <text:p>0</text:p>
          </table:table-cell>
          <table:table-cell table:style-name="ce55"/>
          <table:table-cell table:style-name="ce244"/>
          <table:table-cell table:style-name="ce82"/>
          <table:table-cell table:style-name="ce79"/>
          <table:table-cell office:value-type="string" table:style-name="ce156">
            <text:p>math, probability or log, ternary searc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1864-GYM-A" table:formula="of:=HYPERLINK(&quot;http://codeforces.com/gym/101864/problem/A&quot;;&quot;CF101864-GYM-A&quot;)" table:style-name="ce157">
            <text:p>CF101864-GYM-A</text:p>
          </table:table-cell>
          <table:table-cell table:style-name="ce241"/>
          <table:table-cell table:number-columns-repeated="5" table:style-name="ce82"/>
          <table:table-cell office:value-type="float" office:value="0" table:formula="of:=SUM([.E794:.H794])"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A.cpp&quot;;&quot;Sol&quot;)" table:style-name="ce158">
            <text:p>Sol</text:p>
          </table:table-cell>
          <table:table-cell office:value-type="string" table:style-name="ce156">
            <text:p>math, probability, combinatorics, mat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7-D2-1000</text:p>
          </table:table-cell>
          <table:table-cell table:style-name="ce241"/>
          <table:table-cell table:number-columns-repeated="5" table:style-name="ce82"/>
          <table:table-cell office:value-type="float" office:value="0" table:formula="of:=SUM([.E795:.H795])" table:style-name="ce55">
            <text:p>0</text:p>
          </table:table-cell>
          <table:table-cell table:style-name="ce82"/>
          <table:table-cell table:style-name="ce245"/>
          <table:table-cell table:style-name="ce160"/>
          <table:table-cell table:style-name="ce156"/>
          <table:table-cell office:value-type="string" table:style-name="ce156">
            <text:p>math, probability, graph, cycle</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irplane</text:p>
          </table:table-cell>
          <table:table-cell office:value-type="string" office:string-value="UVA 12461" table:formula="of:=HYPERLINK(&quot;https://uva.onlinejudge.org/index.php?option=com_onlinejudge&amp;Itemid=8&amp;page=show_problem&amp;problem=3904&quot;;&quot;UVA 12461&quot;)" table:style-name="ce157">
            <text:p>UVA 12461</text:p>
          </table:table-cell>
          <table:table-cell table:style-name="ce241"/>
          <table:table-cell table:number-columns-repeated="5" table:style-name="ce82"/>
          <table:table-cell office:value-type="float" office:value="0" table:formula="of:=SUM([.E796:.H796])"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24/UVA%2012461.Cpp&quot;;&quot;Sol&quot;)" table:style-name="ce115">
            <text:p>Sol</text:p>
          </table:table-cell>
          <table:table-cell office:value-type="string" table:style-name="ce156">
            <text:p>math, probability, greedy</text:p>
          </table:table-cell>
          <table:table-cell office:value-type="float" office:value="113" table:style-name="ce156">
            <text:p>113</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Probability</text:p>
          </table:table-cell>
          <table:table-cell office:value-type="string" office:string-value="UVa 11346" table:formula="of:=HYPERLINK(&quot;https://uva.onlinejudge.org/index.php?option=onlinejudge&amp;page=show_problem&amp;problem=2321&quot;;&quot;UVa 11346&quot;)" table:style-name="ce157">
            <text:p>UVa 11346</text:p>
          </table:table-cell>
          <table:table-cell table:style-name="ce241"/>
          <table:table-cell table:number-columns-repeated="5" table:style-name="ce82"/>
          <table:table-cell office:value-type="float" office:value="0" table:formula="of:=SUM([.E797:.H797])"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3/UVA%2011346.cpp&quot;;&quot;Sol&quot;)" table:style-name="ce139">
            <text:p>Sol</text:p>
          </table:table-cell>
          <table:table-cell office:value-type="string" table:style-name="ce156">
            <text:p>math, probability, integration</text:p>
          </table:table-cell>
          <table:table-cell office:value-type="float" office:value="113" table:style-name="ce156">
            <text:p>113</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285-D1-500</text:p>
          </table:table-cell>
          <table:table-cell table:style-name="ce241"/>
          <table:table-cell table:number-columns-repeated="5" table:style-name="ce82"/>
          <table:table-cell office:value-type="float" office:value="0" table:formula="of:=SUM([.E798:.H798])" table:style-name="ce55">
            <text:p>0</text:p>
          </table:table-cell>
          <table:table-cell table:style-name="ce82"/>
          <table:table-cell table:style-name="ce245"/>
          <table:table-cell table:style-name="ce82"/>
          <table:table-cell table:style-name="ce156"/>
          <table:table-cell office:value-type="string" table:style-name="ce156">
            <text:p>math, probability, bf or dp</text:p>
          </table:table-cell>
          <table:table-cell office:value-type="float" office:value="113" table:style-name="ce156">
            <text:p>113</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26-D12-D" table:formula="of:=HYPERLINK(&quot;http://codeforces.com/contest/26/problem/D&quot;;&quot;CF26-D12-D&quot;)" table:style-name="ce157">
            <text:p>CF26-D12-D</text:p>
          </table:table-cell>
          <table:table-cell table:style-name="ce241"/>
          <table:table-cell table:number-columns-repeated="5" table:style-name="ce82"/>
          <table:table-cell office:value-type="float" office:value="0" table:formula="of:=SUM([.E799:.H799])" table:style-name="ce55">
            <text:p>0</text:p>
          </table:table-cell>
          <table:table-cell table:style-name="ce82"/>
          <table:table-cell table:style-name="ce245"/>
          <table:table-cell table:style-name="ce82"/>
          <table:table-cell office:value-type="string" office:string-value="Sol - must read" table:formula="of:=HYPERLINK(&quot;https://github.com/mostafa-saad/MyCompetitiveProgramming/blob/master/Codeforces/CF26-D12-D.txt&quot;;&quot;Sol - must read&quot;)" table:style-name="ce139">
            <text:p>Sol - must read</text:p>
          </table:table-cell>
          <table:table-cell office:value-type="string" table:style-name="ce156">
            <text:p>math, probability, factorial, logarithm, combinatorics, reflection principle, [solve first spoj funprob]</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42-D1-B" table:formula="of:=HYPERLINK(&quot;http://codeforces.com/problemset/problem/442/B&quot;;&quot;CF442-D1-B&quot;)" table:style-name="ce157">
            <text:p>CF442-D1-B</text:p>
          </table:table-cell>
          <table:table-cell table:style-name="ce241"/>
          <table:table-cell table:number-columns-repeated="5" table:style-name="ce82"/>
          <table:table-cell office:value-type="float" office:value="0" table:formula="of:=SUM([.E800:.H800])" table:style-name="ce55">
            <text:p>0</text:p>
          </table:table-cell>
          <table:table-cell table:style-name="ce82"/>
          <table:table-cell table:style-name="ce245"/>
          <table:table-cell table:style-name="ce82"/>
          <table:table-cell table:style-name="ce130"/>
          <table:table-cell office:value-type="string" table:style-name="ce156">
            <text:p>math, probability, sorting</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52-D2-1000</text:p>
          </table:table-cell>
          <table:table-cell table:style-name="ce241"/>
          <table:table-cell table:number-columns-repeated="5" table:style-name="ce82"/>
          <table:table-cell office:value-type="float" office:value="0" table:formula="of:=SUM([.E801:.H801])" table:style-name="ce55">
            <text:p>0</text:p>
          </table:table-cell>
          <table:table-cell table:style-name="ce55"/>
          <table:table-cell table:style-name="ce244"/>
          <table:table-cell table:style-name="ce82"/>
          <table:table-cell table:style-name="ce133"/>
          <table:table-cell office:value-type="string" table:style-name="ce156">
            <text:p>math, probability, recursion, precision</text:p>
          </table:table-cell>
          <table:table-cell office:value-type="float" office:value="113" table:style-name="ce156">
            <text:p>113</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office:string-value="CF513-D12-C" table:formula="of:=HYPERLINK(&quot;http://codeforces.com/contest/513/problem/C&quot;;&quot;CF513-D12-C&quot;)" table:style-name="ce157">
            <text:p>CF513-D12-C</text:p>
          </table:table-cell>
          <table:table-cell table:style-name="ce241"/>
          <table:table-cell table:number-columns-repeated="5" table:style-name="ce82"/>
          <table:table-cell office:value-type="float" office:value="0" table:formula="of:=SUM([.E802:.H802])" table:style-name="ce55">
            <text:p>0</text:p>
          </table:table-cell>
          <table:table-cell table:style-name="ce82"/>
          <table:table-cell table:style-name="ce245"/>
          <table:table-cell table:style-name="ce160"/>
          <table:table-cell office:value-type="string" office:string-value="Sol" table:formula="of:=HYPERLINK(&quot;https://github.com/aabdelzaher/Competitive-Programming/blob/master/Codeforces/CF513-D12-C.java&quot;;&quot;Sol&quot;)" table:style-name="ce158">
            <text:p>Sol</text:p>
          </table:table-cell>
          <table:table-cell office:value-type="string" table:style-name="ce156">
            <text:p>math, probability, bitmasks or dp_probability, [no editorial]</text:p>
          </table:table-cell>
          <table:table-cell office:value-type="float" office:value="113" table:style-name="ce156">
            <text:p>113</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557</text:p>
          </table:table-cell>
          <table:table-cell table:style-name="ce241"/>
          <table:table-cell table:number-columns-repeated="5" table:style-name="ce82"/>
          <table:table-cell office:value-type="float" office:value="0" table:formula="of:=SUM([.E803:.H803])" table:style-name="ce55">
            <text:p>0</text:p>
          </table:table-cell>
          <table:table-cell table:style-name="ce82"/>
          <table:table-cell table:style-name="ce245"/>
          <table:table-cell table:style-name="ce82"/>
          <table:table-cell office:value-type="string" office:string-value="Sol" table:formula="of:=HYPERLINK(&quot;https://github.com/aboodJAD/CompetitiveProgramming/blob/master/UVA/UVA%20557.cpp&quot;;&quot;Sol&quot;)" table:style-name="ce158">
            <text:p>Sol</text:p>
          </table:table-cell>
          <table:table-cell office:value-type="string" table:style-name="ce156">
            <text:p>math, probability, combinatronics</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table:style-name="ce79">
            <text:p>SPOJ FUNPROB</text:p>
          </table:table-cell>
          <table:table-cell table:style-name="ce241"/>
          <table:table-cell table:number-columns-repeated="5" table:style-name="ce82"/>
          <table:table-cell office:value-type="float" office:value="0" table:formula="of:=SUM([.E804:.H804])" table:style-name="ce55">
            <text:p>0</text:p>
          </table:table-cell>
          <table:table-cell table:style-name="ce55"/>
          <table:table-cell table:style-name="ce244"/>
          <table:table-cell table:style-name="ce82"/>
          <table:table-cell office:value-type="string" office:string-value="Sol" table:formula="of:=HYPERLINK(&quot;https://stackoverflow.com/questions/25281005/calculating-probability-for-funprob&quot;;&quot;Sol&quot;)" table:style-name="ce158">
            <text:p>Sol</text:p>
          </table:table-cell>
          <table:table-cell office:value-type="string" table:style-name="ce156">
            <text:p>math, probability, formula</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office:string-value="CF163-D12-C" table:formula="of:=HYPERLINK(&quot;http://codeforces.com/contest/163/problem/C&quot;;&quot;CF163-D12-C&quot;)" table:style-name="ce157">
            <text:p>CF163-D12-C</text:p>
          </table:table-cell>
          <table:table-cell table:style-name="ce241"/>
          <table:table-cell table:number-columns-repeated="5" table:style-name="ce82"/>
          <table:table-cell office:value-type="float" office:value="0" table:formula="of:=SUM([.E805:.H805])" table:style-name="ce55">
            <text:p>0</text:p>
          </table:table-cell>
          <table:table-cell table:style-name="ce82"/>
          <table:table-cell table:style-name="ce245"/>
          <table:table-cell table:style-name="ce82"/>
          <table:table-cell table:style-name="ce130"/>
          <table:table-cell office:value-type="string" table:style-name="ce156">
            <text:p>math, probability</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table:style-name="ce79"/>
          <table:table-cell office:value-type="string" office:string-value="CF110-D2-D" table:formula="of:=HYPERLINK(&quot;http://codeforces.com/contest/110/problem/D&quot;;&quot;CF110-D2-D&quot;)" table:style-name="ce157">
            <text:p>CF110-D2-D</text:p>
          </table:table-cell>
          <table:table-cell table:style-name="ce241"/>
          <table:table-cell table:number-columns-repeated="5" table:style-name="ce82"/>
          <table:table-cell office:value-type="float" office:value="0" table:formula="of:=SUM([.E806:.H806])" table:style-name="ce55">
            <text:p>0</text:p>
          </table:table-cell>
          <table:table-cell table:style-name="ce82"/>
          <table:table-cell table:style-name="ce245"/>
          <table:table-cell table:style-name="ce82"/>
          <table:table-cell table:style-name="ce130"/>
          <table:table-cell office:value-type="string" table:style-name="ce156">
            <text:p>math, probability, combinatorics</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office:value-type="string" table:style-name="ce79">
            <text:p>God, Save me</text:p>
          </table:table-cell>
          <table:table-cell office:value-type="string" office:string-value="UVA 10777" table:formula="of:=HYPERLINK(&quot;https://uva.onlinejudge.org/index.php?option=com_onlinejudge&amp;Itemid=8&amp;page=show_problem&amp;problem=1718&quot;;&quot;UVA 10777&quot;)" table:style-name="ce157">
            <text:p>UVA 10777</text:p>
          </table:table-cell>
          <table:table-cell table:style-name="ce241"/>
          <table:table-cell table:number-columns-repeated="5" table:style-name="ce82"/>
          <table:table-cell office:value-type="float" office:value="0" table:formula="of:=SUM([.E807:.H807])"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777.cpp&quot;;&quot;Sol&quot;)" table:style-name="ce158">
            <text:p>Sol</text:p>
          </table:table-cell>
          <table:table-cell office:value-type="string" table:style-name="ce156">
            <text:p>math, probability, expectation or dp_probability</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458-D2-500</text:p>
          </table:table-cell>
          <table:table-cell table:style-name="ce241"/>
          <table:table-cell table:number-columns-repeated="5" table:style-name="ce82"/>
          <table:table-cell office:value-type="float" office:value="0" table:formula="of:=SUM([.E808:.H808])" table:style-name="ce55">
            <text:p>0</text:p>
          </table:table-cell>
          <table:table-cell table:style-name="ce55"/>
          <table:table-cell table:style-name="ce244"/>
          <table:table-cell table:style-name="ce82"/>
          <table:table-cell table:style-name="ce131"/>
          <table:table-cell office:value-type="string" table:style-name="ce156">
            <text:p>math, probability, expectation, bitmask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839-D2-C" table:formula="of:=HYPERLINK(&quot;http://codeforces.com/contest/839/problem/C&quot;;&quot;CF839-D2-C&quot;)" table:style-name="ce157">
            <text:p>CF839-D2-C</text:p>
          </table:table-cell>
          <table:table-cell table:style-name="ce241"/>
          <table:table-cell table:number-columns-repeated="5" table:style-name="ce82"/>
          <table:table-cell office:value-type="float" office:value="0" table:formula="of:=SUM([.E809:.H809])" table:style-name="ce55">
            <text:p>0</text:p>
          </table:table-cell>
          <table:table-cell table:style-name="ce55"/>
          <table:table-cell table:style-name="ce244"/>
          <table:table-cell table:style-name="ce82"/>
          <table:table-cell table:style-name="ce79"/>
          <table:table-cell office:value-type="string" table:style-name="ce156">
            <text:p>math, probability, expectation, df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HACKR lazy-sorting" table:formula="of:=HYPERLINK(&quot;https://www.hackerrank.com/challenges/lazy-sorting&quot;;&quot;HACKR lazy-sorting&quot;)" table:style-name="ce157">
            <text:p>HACKR lazy-sorting</text:p>
          </table:table-cell>
          <table:table-cell table:style-name="ce241"/>
          <table:table-cell table:number-columns-repeated="5" table:style-name="ce82"/>
          <table:table-cell office:value-type="float" office:value="0" table:formula="of:=SUM([.E810:.H810])" table:style-name="ce55">
            <text:p>0</text:p>
          </table:table-cell>
          <table:table-cell table:style-name="ce55"/>
          <table:table-cell table:style-name="ce244"/>
          <table:table-cell table:style-name="ce82"/>
          <table:table-cell office:value-type="string" office:string-value="Revise Expected Value" table:formula="of:=HYPERLINK(&quot;https://www.youtube.com/watch?v=j__Kredt7vY&quot;;&quot;Revise Expected Value&quot;)" table:style-name="ce158">
            <text:p>Revise Expected Value</text:p>
          </table:table-cell>
          <table:table-cell office:value-type="string" table:style-name="ce156">
            <text:p>math, probability, expectation, permutation</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drey and Problem</text:p>
          </table:table-cell>
          <table:table-cell office:value-type="string" office:string-value="CF443-D2-D" table:formula="of:=HYPERLINK(&quot;http://codeforces.com/contest/443/problem/D&quot;;&quot;CF443-D2-D&quot;)" table:style-name="ce157">
            <text:p>CF443-D2-D</text:p>
          </table:table-cell>
          <table:table-cell table:style-name="ce241"/>
          <table:table-cell table:number-columns-repeated="5" table:style-name="ce82"/>
          <table:table-cell office:value-type="float" office:value="0" table:formula="of:=SUM([.E811:.H811])" table:style-name="ce55">
            <text:p>0</text:p>
          </table:table-cell>
          <table:table-cell table:style-name="ce82"/>
          <table:table-cell table:style-name="ce245"/>
          <table:table-cell table:style-name="ce160"/>
          <table:table-cell office:value-type="string" office:string-value="Sol" table:formula="of:=HYPERLINK(&quot;http://codeforces.com/contest/443/submission/27060632&quot;;&quot;Sol&quot;)" table:style-name="ce139">
            <text:p>Sol</text:p>
          </table:table-cell>
          <table:table-cell office:value-type="string" table:style-name="ce156">
            <text:p>math, probability, expectation, greedy or dp</text:p>
          </table:table-cell>
          <table:table-cell office:value-type="float" office:value="114" table:style-name="ce156">
            <text:p>11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Wet Shark and Flowers</text:p>
          </table:table-cell>
          <table:table-cell office:value-type="string" office:string-value="CF621-D2-C" table:formula="of:=HYPERLINK(&quot;http://codeforces.com/contest/621/problem/C&quot;;&quot;CF621-D2-C&quot;)" table:style-name="ce157">
            <text:p>CF621-D2-C</text:p>
          </table:table-cell>
          <table:table-cell table:style-name="ce241"/>
          <table:table-cell table:number-columns-repeated="5" table:style-name="ce82"/>
          <table:table-cell office:value-type="float" office:value="0" table:formula="of:=SUM([.E812:.H812])" table:style-name="ce55">
            <text:p>0</text:p>
          </table:table-cell>
          <table:table-cell table:style-name="ce55"/>
          <table:table-cell table:style-name="ce244"/>
          <table:table-cell table:style-name="ce82"/>
          <table:table-cell table:style-name="ce79"/>
          <table:table-cell office:value-type="string" table:style-name="ce156">
            <text:p>math, probability, expectatio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ittle Pony and Expected Maximum</text:p>
          </table:table-cell>
          <table:table-cell office:value-type="string" office:string-value="CF454-D2-C" table:formula="of:=HYPERLINK(&quot;http://codeforces.com/contest/454/problem/C&quot;;&quot;CF454-D2-C&quot;)" table:style-name="ce157">
            <text:p>CF454-D2-C</text:p>
          </table:table-cell>
          <table:table-cell table:style-name="ce241"/>
          <table:table-cell table:number-columns-repeated="5" table:style-name="ce82"/>
          <table:table-cell office:value-type="float" office:value="0" table:formula="of:=SUM([.E813:.H813])" table:style-name="ce55">
            <text:p>0</text:p>
          </table:table-cell>
          <table:table-cell table:style-name="ce55"/>
          <table:table-cell table:style-name="ce244"/>
          <table:table-cell table:style-name="ce82"/>
          <table:table-cell table:style-name="ce130"/>
          <table:table-cell office:value-type="string" table:style-name="ce156">
            <text:p>math, probability, expectation, patter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HACKR vertical-sticks" table:formula="of:=HYPERLINK(&quot;https://www.hackerrank.com/challenges/vertical-sticks&quot;;&quot;HACKR vertical-sticks&quot;)" table:style-name="ce157">
            <text:p>HACKR vertical-sticks</text:p>
          </table:table-cell>
          <table:table-cell table:style-name="ce241"/>
          <table:table-cell table:number-columns-repeated="5" table:style-name="ce82"/>
          <table:table-cell office:value-type="float" office:value="0" table:formula="of:=SUM([.E814:.H814])" table:style-name="ce55">
            <text:p>0</text:p>
          </table:table-cell>
          <table:table-cell table:style-name="ce82"/>
          <table:table-cell table:style-name="ce245"/>
          <table:table-cell table:style-name="ce82"/>
          <table:table-cell table:style-name="ce156"/>
          <table:table-cell office:value-type="string" table:style-name="ce156">
            <text:p>math, probability, expectation, linearity of expectation</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77-D1-250</text:p>
          </table:table-cell>
          <table:table-cell table:style-name="ce241"/>
          <table:table-cell table:number-columns-repeated="5" table:style-name="ce82"/>
          <table:table-cell office:value-type="float" office:value="0" table:formula="of:=SUM([.E815:.H815])" table:style-name="ce55">
            <text:p>0</text:p>
          </table:table-cell>
          <table:table-cell table:style-name="ce55"/>
          <table:table-cell table:style-name="ce244"/>
          <table:table-cell table:style-name="ce82"/>
          <table:table-cell table:style-name="ce79"/>
          <table:table-cell office:value-type="string" table:style-name="ce156">
            <text:p>math, probability, expectation, linearity of expectation or dp_probability or greedy</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70-D1-500</text:p>
          </table:table-cell>
          <table:table-cell table:style-name="ce241"/>
          <table:table-cell table:number-columns-repeated="5" table:style-name="ce82"/>
          <table:table-cell office:value-type="float" office:value="0" table:formula="of:=SUM([.E816:.H816])" table:style-name="ce55">
            <text:p>0</text:p>
          </table:table-cell>
          <table:table-cell table:style-name="ce82"/>
          <table:table-cell table:style-name="ce245"/>
          <table:table-cell table:style-name="ce82"/>
          <table:table-cell table:style-name="ce130"/>
          <table:table-cell office:value-type="string" table:style-name="ce156">
            <text:p>math, probability, expectation</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0-D12-D" table:formula="of:=HYPERLINK(&quot;http://codeforces.com/contest/500/problem/D&quot;;&quot;CF500-D12-D&quot;)" table:style-name="ce157">
            <text:p>CF500-D12-D</text:p>
          </table:table-cell>
          <table:table-cell table:style-name="ce241"/>
          <table:table-cell table:number-columns-repeated="5" table:style-name="ce82"/>
          <table:table-cell office:value-type="float" office:value="0" table:formula="of:=SUM([.E817:.H817])" table:style-name="ce55">
            <text:p>0</text:p>
          </table:table-cell>
          <table:table-cell table:style-name="ce82"/>
          <table:table-cell table:style-name="ce245"/>
          <table:table-cell table:style-name="ce82"/>
          <table:table-cell table:style-name="ce156"/>
          <table:table-cell office:value-type="string" table:style-name="ce156">
            <text:p>math, probability, expectation, dfs</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80-D1-C" table:formula="of:=HYPERLINK(&quot;http://codeforces.com/contest/280/problem/C&quot;;&quot;CF280-D1-C&quot;)" table:style-name="ce157">
            <text:p>CF280-D1-C</text:p>
          </table:table-cell>
          <table:table-cell table:style-name="ce241"/>
          <table:table-cell table:number-columns-repeated="5" table:style-name="ce82"/>
          <table:table-cell office:value-type="float" office:value="0" table:formula="of:=SUM([.E818:.H818])" table:style-name="ce55">
            <text:p>0</text:p>
          </table:table-cell>
          <table:table-cell table:style-name="ce82"/>
          <table:table-cell table:style-name="ce245"/>
          <table:table-cell table:style-name="ce82"/>
          <table:table-cell table:style-name="ce130"/>
          <table:table-cell office:value-type="string" table:style-name="ce156">
            <text:p>math, probability, expectation, dfs or dp</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Playlist</text:p>
          </table:table-cell>
          <table:table-cell office:value-type="string" office:string-value="CF268-D2-E" table:formula="of:=HYPERLINK(&quot;http://codeforces.com/contest/268/problem/E&quot;;&quot;CF268-D2-E&quot;)" table:style-name="ce157">
            <text:p>CF268-D2-E</text:p>
          </table:table-cell>
          <table:table-cell table:style-name="ce241"/>
          <table:table-cell table:number-columns-repeated="5" table:style-name="ce82"/>
          <table:table-cell office:value-type="float" office:value="0" table:formula="of:=SUM([.E819:.H81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CodeForces/CF268-D2-E.cpp&quot;;&quot;Sol&quot;)" table:style-name="ce158">
            <text:p>Sol</text:p>
          </table:table-cell>
          <table:table-cell office:value-type="string" table:style-name="ce156">
            <text:p>math, probability, expectation, formula, greedy or dp_probability</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ig Mod</text:p>
          </table:table-cell>
          <table:table-cell office:value-type="string" office:string-value="UVA 374" table:formula="of:=HYPERLINK(&quot;https://uva.onlinejudge.org/index.php?option=onlinejudge&amp;page=show_problem&amp;problem=310&quot;;&quot;UVA 374&quot;)" table:style-name="ce157">
            <text:p>UVA 374</text:p>
          </table:table-cell>
          <table:table-cell table:style-name="ce241"/>
          <table:table-cell table:number-columns-repeated="5" table:style-name="ce82"/>
          <table:table-cell office:value-type="float" office:value="0" table:formula="of:=SUM([.E820:.H820])" table:style-name="ce55">
            <text:p>0</text:p>
          </table:table-cell>
          <table:table-cell table:style-name="ce55"/>
          <table:table-cell table:style-name="ce244"/>
          <table:table-cell table:style-name="ce82"/>
          <table:table-cell table:style-name="ce79"/>
          <table:table-cell office:value-type="string" table:style-name="ce156">
            <text:p>math, repeated squaring, mod, direct</text:p>
          </table:table-cell>
          <table:table-cell office:value-type="float" office:value="115" table:style-name="ce156">
            <text:p>1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win Primes</text:p>
          </table:table-cell>
          <table:table-cell office:value-type="string" office:string-value="UVA 10394" table:formula="of:=HYPERLINK(&quot;https://uva.onlinejudge.org/index.php?option=onlinejudge&amp;page=show_problem&amp;problem=1335&quot;;&quot;UVA 10394&quot;)" table:style-name="ce157">
            <text:p>UVA 10394</text:p>
          </table:table-cell>
          <table:table-cell table:style-name="ce241"/>
          <table:table-cell table:number-columns-repeated="5" table:style-name="ce82"/>
          <table:table-cell office:value-type="float" office:value="0" table:formula="of:=SUM([.E821:.H821])" table:style-name="ce55">
            <text:p>0</text:p>
          </table:table-cell>
          <table:table-cell table:style-name="ce55"/>
          <table:table-cell table:style-name="ce244"/>
          <table:table-cell table:style-name="ce82"/>
          <table:table-cell table:style-name="ce109"/>
          <table:table-cell office:value-type="string" table:style-name="ce156">
            <text:p>math, sieve</text:p>
          </table:table-cell>
          <table:table-cell office:value-type="float" office:value="117" table:style-name="ce156">
            <text:p>11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actorial Factors</text:p>
          </table:table-cell>
          <table:table-cell office:value-type="string" office:string-value="UVA 884" table:formula="of:=HYPERLINK(&quot;https://uva.onlinejudge.org/index.php?option=com_onlinejudge&amp;Itemid=8&amp;page=show_problem&amp;problem=825&quot;;&quot;UVA 884&quot;)" table:style-name="ce157">
            <text:p>UVA 884</text:p>
          </table:table-cell>
          <table:table-cell table:style-name="ce241"/>
          <table:table-cell table:number-columns-repeated="5" table:style-name="ce82"/>
          <table:table-cell office:value-type="float" office:value="0" table:formula="of:=SUM([.E822:.H822])" table:style-name="ce55">
            <text:p>0</text:p>
          </table:table-cell>
          <table:table-cell table:style-name="ce55"/>
          <table:table-cell table:style-name="ce244"/>
          <table:table-cell table:style-name="ce82"/>
          <table:table-cell table:style-name="ce79"/>
          <table:table-cell office:value-type="string" table:style-name="ce156">
            <text:p>math, sieve, factorization</text:p>
          </table:table-cell>
          <table:table-cell office:value-type="float" office:value="117" table:style-name="ce156">
            <text:p>11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sycho</text:p>
          </table:table-cell>
          <table:table-cell office:value-type="string" office:string-value="SPOJ PSYCHON" table:formula="of:=HYPERLINK(&quot;http://www.spoj.com/problems/PSYCHON/&quot;;&quot;SPOJ PSYCHON&quot;)" table:style-name="ce157">
            <text:p>SPOJ PSYCHON</text:p>
          </table:table-cell>
          <table:table-cell table:style-name="ce241"/>
          <table:table-cell table:number-columns-repeated="5" table:style-name="ce82"/>
          <table:table-cell office:value-type="float" office:value="0" table:formula="of:=SUM([.E823:.H823])" table:style-name="ce55">
            <text:p>0</text:p>
          </table:table-cell>
          <table:table-cell table:style-name="ce55"/>
          <table:table-cell table:style-name="ce244"/>
          <table:table-cell table:style-name="ce160"/>
          <table:table-cell table:style-name="ce133"/>
          <table:table-cell office:value-type="string" table:style-name="ce156">
            <text:p>math, sieve, factorization, tricky big # test cases</text:p>
          </table:table-cell>
          <table:table-cell office:value-type="float" office:value="117" table:style-name="ce156">
            <text:p>11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mmation of Four</text:p>
          </table:table-cell>
          <table:table-cell office:value-type="string" office:string-value="UVA 10168" table:formula="of:=HYPERLINK(&quot;https://uva.onlinejudge.org/index.php?option=onlinejudge&amp;page=show_problem&amp;problem=1109&quot;;&quot;UVA 10168&quot;)" table:style-name="ce157">
            <office:annotation draw:style-name="a5" svg:x="2.91666666666667in" svg:y="180.316666666667in" svg:width="2.5in" svg:height="0.366666666666667in">
              <dc:creator/>
              <text:p><text:span text:style-name="T15">Google first Goldbach's conjecture</text:span></text:p>
            </office:annotation>
            <text:p>UVA 10168</text:p>
          </table:table-cell>
          <table:table-cell table:style-name="ce241"/>
          <table:table-cell table:number-columns-repeated="5" table:style-name="ce82"/>
          <table:table-cell office:value-type="float" office:value="0" table:formula="of:=SUM([.E824:.H824])"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6" svg:x="13.0416666666667in" svg:y="180.316666666667in" svg:width="4.49166666666667in" svg:height="0.375in">
              <dc:creator/>
              <text:p><text:span text:style-name="T15">Or shorter: http://naivered.github.io/2016/07/03/Problem_Solving/UVa/UVa-10168-Summation-of-Four-Primes/</text:span></text:p>
            </office:annotation>
            <text:p>Video Solution - Eng Moaz Rashad</text:p>
          </table:table-cell>
          <table:table-cell office:value-type="string" table:style-name="ce156">
            <text:p>math, sieve</text:p>
          </table:table-cell>
          <table:table-cell office:value-type="float" office:value="117" table:style-name="ce156">
            <text:p>11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rimes or Palindromes?</text:p>
          </table:table-cell>
          <table:table-cell office:value-type="string" office:string-value="CF569-D2-C" table:formula="of:=HYPERLINK(&quot;http://codeforces.com/contest/569/problem/C&quot;;&quot;CF569-D2-C&quot;)" table:style-name="ce157">
            <text:p>CF569-D2-C</text:p>
          </table:table-cell>
          <table:table-cell table:style-name="ce241"/>
          <table:table-cell table:number-columns-repeated="5" table:style-name="ce82"/>
          <table:table-cell office:value-type="float" office:value="0" table:formula="of:=SUM([.E825:.H825])" table:style-name="ce55">
            <text:p>0</text:p>
          </table:table-cell>
          <table:table-cell table:style-name="ce55"/>
          <table:table-cell table:style-name="ce244"/>
          <table:table-cell table:style-name="ce82"/>
          <table:table-cell table:style-name="ce130"/>
          <table:table-cell office:value-type="string" table:style-name="ce156">
            <text:p>math, sieve, palindromes</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visibility of Factors</text:p>
          </table:table-cell>
          <table:table-cell office:value-type="string" office:string-value="UVA 10484" table:formula="of:=HYPERLINK(&quot;https://uva.onlinejudge.org/index.php?option=onlinejudge&amp;page=show_problem&amp;problem=1425&quot;;&quot;UVA 10484&quot;)" table:style-name="ce157">
            <text:p>UVA 10484</text:p>
          </table:table-cell>
          <table:table-cell table:style-name="ce241"/>
          <table:table-cell table:number-columns-repeated="5" table:style-name="ce82"/>
          <table:table-cell office:value-type="float" office:value="0" table:formula="of:=SUM([.E826:.H826])" table:style-name="ce55">
            <text:p>0</text:p>
          </table:table-cell>
          <table:table-cell table:style-name="ce55"/>
          <table:table-cell table:style-name="ce244"/>
          <table:table-cell table:style-name="ce82"/>
          <table:table-cell office:value-type="string" office:string-value="Sol to read" table:formula="of:=HYPERLINK(&quot;https://github.com/mostafa-saad/MyCompetitiveProgramming/blob/master/UVA/UVA_10484.txt&quot;;&quot;Sol to read&quot;)" table:style-name="ce157">
            <text:p>Sol to read</text:p>
          </table:table-cell>
          <table:table-cell office:value-type="string" table:style-name="ce156">
            <text:p>math, sieve</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4008</text:p>
          </table:table-cell>
          <table:table-cell table:style-name="ce241"/>
          <table:table-cell table:number-columns-repeated="5" table:style-name="ce82"/>
          <table:table-cell office:value-type="float" office:value="0" table:formula="of:=SUM([.E827:.H827])" table:style-name="ce55">
            <text:p>0</text:p>
          </table:table-cell>
          <table:table-cell table:style-name="ce82"/>
          <table:table-cell table:style-name="ce245"/>
          <table:table-cell table:style-name="ce160"/>
          <table:table-cell table:style-name="ce133"/>
          <table:table-cell office:value-type="string" table:style-name="ce156">
            <text:p>math, sieve, [last non zero digit of permutations]</text:p>
          </table:table-cell>
          <table:table-cell office:value-type="float" office:value="117" table:style-name="ce156">
            <text:p>11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New Rule in Euphomia</text:p>
          </table:table-cell>
          <table:table-cell office:value-type="string" office:string-value="UVA 10742" table:formula="of:=HYPERLINK(&quot;https://uva.onlinejudge.org/index.php?option=com_onlinejudge&amp;Itemid=8&amp;page=show_problem&amp;problem=1683&quot;;&quot;UVA 10742&quot;)" table:style-name="ce157">
            <text:p>UVA 10742</text:p>
          </table:table-cell>
          <table:table-cell table:style-name="ce241"/>
          <table:table-cell table:number-columns-repeated="5" table:style-name="ce82"/>
          <table:table-cell office:value-type="float" office:value="0" table:formula="of:=SUM([.E828:.H828])"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742.cpp&quot;;&quot;Sol&quot;)" table:style-name="ce139">
            <text:p>Sol</text:p>
          </table:table-cell>
          <table:table-cell office:value-type="string" table:style-name="ce156">
            <text:p>math, sieve, binary search</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um-up the Primes</text:p>
          </table:table-cell>
          <table:table-cell office:value-type="string" office:string-value="UVA 10419" table:formula="of:=HYPERLINK(&quot;https://uva.onlinejudge.org/index.php?option=com_onlinejudge&amp;Itemid=8&amp;page=show_problem&amp;problem=1360&quot;;&quot;UVA 10419&quot;)" table:style-name="ce157">
            <text:p>UVA 10419</text:p>
          </table:table-cell>
          <table:table-cell table:style-name="ce241"/>
          <table:table-cell table:number-columns-repeated="5" table:style-name="ce82"/>
          <table:table-cell office:value-type="float" office:value="0" table:formula="of:=SUM([.E829:.H829])"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104/UVA%2010419.Cpp&quot;;&quot;Sol&quot;)" table:style-name="ce139">
            <text:p>Sol</text:p>
          </table:table-cell>
          <table:table-cell office:value-type="string" table:style-name="ce156">
            <text:p>math, sieve, dfs, dp</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Flying Saucer Segments</text:p>
          </table:table-cell>
          <table:table-cell office:value-type="string" office:string-value="CF227-D2-C" table:formula="of:=HYPERLINK(&quot;http://codeforces.com/contest/227/problem/C&quot;;&quot;CF227-D2-C&quot;)" table:style-name="ce157">
            <text:p>CF227-D2-C</text:p>
          </table:table-cell>
          <table:table-cell table:style-name="ce241"/>
          <table:table-cell table:number-columns-repeated="5" table:style-name="ce82"/>
          <table:table-cell office:value-type="float" office:value="0" table:formula="of:=SUM([.E830:.H830])" table:style-name="ce55">
            <text:p>0</text:p>
          </table:table-cell>
          <table:table-cell table:style-name="ce55"/>
          <table:table-cell table:style-name="ce244"/>
          <table:table-cell table:style-name="ce82"/>
          <table:table-cell table:style-name="ce130"/>
          <table:table-cell office:value-type="string" table:style-name="ce156">
            <text:p>math, summations</text:p>
          </table:table-cell>
          <table:table-cell office:value-type="float" office:value="118" table:style-name="ce156">
            <text:p>118</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reamoon and Sums</text:p>
          </table:table-cell>
          <table:table-cell office:value-type="string" office:string-value="CF476-D2-C" table:formula="of:=HYPERLINK(&quot;http://codeforces.com/contest/476/problem/C&quot;;&quot;CF476-D2-C&quot;)" table:style-name="ce157">
            <text:p>CF476-D2-C</text:p>
          </table:table-cell>
          <table:table-cell table:style-name="ce241"/>
          <table:table-cell table:number-columns-repeated="5" table:style-name="ce82"/>
          <table:table-cell office:value-type="float" office:value="0" table:formula="of:=SUM([.E831:.H83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S9POnQMfmY&quot;;&quot;Video Solution - Dr Mostafa Saad&quot;)" table:style-name="ce157">
            <text:p>Video Solution - Dr Mostafa Saad</text:p>
          </table:table-cell>
          <table:table-cell office:value-type="string" table:style-name="ce156">
            <text:p>math, summations, [in my videos]</text:p>
          </table:table-cell>
          <table:table-cell office:value-type="float" office:value="118" table:style-name="ce156">
            <text:p>11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201-D1-B" table:formula="of:=HYPERLINK(&quot;http://codeforces.com/contest/201/problem/B&quot;;&quot;CF201-D1-B&quot;)" table:style-name="ce157">
            <text:p>CF201-D1-B</text:p>
          </table:table-cell>
          <table:table-cell table:style-name="ce241"/>
          <table:table-cell table:number-columns-repeated="5" table:style-name="ce82"/>
          <table:table-cell office:value-type="float" office:value="0" table:formula="of:=SUM([.E832:.H832])" table:style-name="ce55">
            <text:p>0</text:p>
          </table:table-cell>
          <table:table-cell table:style-name="ce55"/>
          <table:table-cell table:style-name="ce244"/>
          <table:table-cell table:style-name="ce82"/>
          <table:table-cell table:style-name="ce79"/>
          <table:table-cell office:value-type="string" table:style-name="ce156">
            <text:p>math, summations, seperate summations or ternary or analytical, [bad texr]</text:p>
          </table:table-cell>
          <table:table-cell office:value-type="float" office:value="118" table:style-name="ce156">
            <text:p>1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pongebob and Squares</text:p>
          </table:table-cell>
          <table:table-cell office:value-type="string" office:string-value="CF599-D2-D" table:formula="of:=HYPERLINK(&quot;http://codeforces.com/contest/599/problem/D&quot;;&quot;CF599-D2-D&quot;)" table:style-name="ce157">
            <text:p>CF599-D2-D</text:p>
          </table:table-cell>
          <table:table-cell table:style-name="ce241"/>
          <table:table-cell table:number-columns-repeated="5" table:style-name="ce82"/>
          <table:table-cell office:value-type="float" office:value="0" table:formula="of:=SUM([.E833:.H833])" table:style-name="ce55">
            <text:p>0</text:p>
          </table:table-cell>
          <table:table-cell table:style-name="ce82"/>
          <table:table-cell table:style-name="ce245"/>
          <table:table-cell table:style-name="ce160"/>
          <table:table-cell table:style-name="ce133"/>
          <table:table-cell office:value-type="string" table:style-name="ce156">
            <text:p>math, summations, bf, [overflow]</text:p>
          </table:table-cell>
          <table:table-cell office:value-type="float" office:value="118" table:style-name="ce156">
            <text:p>118</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3">
          <table:table-cell office:value-type="string" table:style-name="ce79">
            <text:p>Largest Rectangle in a Histogram</text:p>
          </table:table-cell>
          <table:table-cell office:value-type="string" office:string-value="SPOJ HISTOGRA" table:formula="of:=HYPERLINK(&quot;http://www.spoj.com/problems/HISTOGRA/&quot;;&quot;SPOJ HISTOGRA&quot;)" table:style-name="ce157">
            <text:p>SPOJ HISTOGRA</text:p>
          </table:table-cell>
          <table:table-cell table:style-name="ce241"/>
          <table:table-cell table:number-columns-repeated="5" table:style-name="ce82"/>
          <table:table-cell office:value-type="float" office:value="0" table:formula="of:=SUM([.E834:.H834])" table:style-name="ce55">
            <text:p>0</text:p>
          </table:table-cell>
          <table:table-cell table:style-name="ce55"/>
          <table:table-cell table:style-name="ce244"/>
          <table:table-cell table:style-name="ce160"/>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139">
            <text:p>Sol. Don't implement as adhock/greedy/Pure STL. Use a data structure.</text:p>
          </table:table-cell>
          <table:table-cell office:value-type="string" table:style-name="ce156">
            <text:p>rmq, d&amp;c or datastructure, [largest rectangle in a histogram, ~=uva 12462 = srm337-d1-500 = uva 11871 = spoj ctgame]</text:p>
          </table:table-cell>
          <table:table-cell office:value-type="float" office:value="122" table:style-name="ce156">
            <text:p>12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R2D2 and Droid Army</text:p>
          </table:table-cell>
          <table:table-cell office:value-type="string" office:string-value="CF514-D2-D" table:formula="of:=HYPERLINK(&quot;http://codeforces.com/problemset/problem/514/D&quot;;&quot;CF514-D2-D&quot;)" table:style-name="ce157">
            <text:p>CF514-D2-D</text:p>
          </table:table-cell>
          <table:table-cell table:style-name="ce241"/>
          <table:table-cell table:number-columns-repeated="5" table:style-name="ce82"/>
          <table:table-cell office:value-type="float" office:value="0" table:formula="of:=SUM([.E835:.H835])" table:style-name="ce55">
            <text:p>0</text:p>
          </table:table-cell>
          <table:table-cell table:style-name="ce160"/>
          <table:table-cell table:style-name="ce247"/>
          <table:table-cell table:style-name="ce82"/>
          <table:table-cell office:value-type="string" table:style-name="ce156">
            <text:p>Use rmq</text:p>
          </table:table-cell>
          <table:table-cell office:value-type="string" table:style-name="ce156">
            <text:p>rmq, binary search or bit or two pointers</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riends and Subsequences</text:p>
          </table:table-cell>
          <table:table-cell office:value-type="string" office:string-value="CF689-D2-D" table:formula="of:=HYPERLINK(&quot;http://codeforces.com/contest/689/problem/D&quot;;&quot;CF689-D2-D&quot;)" table:style-name="ce157">
            <text:p>CF689-D2-D</text:p>
          </table:table-cell>
          <table:table-cell table:style-name="ce241"/>
          <table:table-cell table:number-columns-repeated="5" table:style-name="ce82"/>
          <table:table-cell office:value-type="float" office:value="0" table:formula="of:=SUM([.E836:.H836])" table:style-name="ce55">
            <text:p>0</text:p>
          </table:table-cell>
          <table:table-cell table:style-name="ce82"/>
          <table:table-cell table:style-name="ce245"/>
          <table:table-cell table:style-name="ce160"/>
          <table:table-cell table:style-name="ce156"/>
          <table:table-cell office:value-type="string" table:style-name="ce156">
            <text:p>rmq, sparce table, binary search or datastructures or bit or segment tree</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Pair of Numbers</text:p>
          </table:table-cell>
          <table:table-cell office:value-type="string" office:string-value="CF359-D2-D" table:formula="of:=HYPERLINK(&quot;http://codeforces.com/contest/359/problem/D&quot;;&quot;CF359-D2-D&quot;)" table:style-name="ce157">
            <text:p>CF359-D2-D</text:p>
          </table:table-cell>
          <table:table-cell table:style-name="ce241"/>
          <table:table-cell table:number-columns-repeated="5" table:style-name="ce82"/>
          <table:table-cell office:value-type="float" office:value="0" table:formula="of:=SUM([.E837:.H837])"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359D.%20Pair%20of%20Numbers.cpp&quot;;&quot;Sol&quot;)" table:style-name="ce139">
            <text:p>Sol</text:p>
          </table:table-cell>
          <table:table-cell office:value-type="string" table:style-name="ce156">
            <text:p>rmq, binary search, gcd, analysis or stack</text:p>
          </table:table-cell>
          <table:table-cell office:value-type="float" office:value="122" table:style-name="ce156">
            <text:p>12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quare Subsets</text:p>
          </table:table-cell>
          <table:table-cell office:value-type="string" office:string-value="CF448-D2-C" table:formula="of:=HYPERLINK(&quot;http://codeforces.com/contest/895/problem/C&quot;;&quot;CF448-D2-C&quot;)" table:style-name="ce157">
            <text:p>CF448-D2-C</text:p>
          </table:table-cell>
          <table:table-cell table:style-name="ce241"/>
          <table:table-cell table:number-columns-repeated="5" table:style-name="ce82"/>
          <table:table-cell office:value-type="float" office:value="0" table:formula="of:=SUM([.E838:.H838])" table:style-name="ce55">
            <text:p>0</text:p>
          </table:table-cell>
          <table:table-cell table:style-name="ce82"/>
          <table:table-cell table:style-name="ce245"/>
          <table:table-cell table:style-name="ce160"/>
          <table:table-cell table:style-name="ce133"/>
          <table:table-cell office:value-type="string" table:style-name="ce156">
            <text:p>search, d&amp;c, greedy</text:p>
          </table:table-cell>
          <table:table-cell office:value-type="float" office:value="123" table:style-name="ce156">
            <text:p>1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57">
            <text:p>LIVEARCHIVE 2191</text:p>
          </table:table-cell>
          <table:table-cell table:style-name="ce241"/>
          <table:table-cell table:number-columns-repeated="5" table:style-name="ce82"/>
          <table:table-cell office:value-type="float" office:value="0" table:formula="of:=SUM([.E839:.H839])" table:style-name="ce55">
            <text:p>0</text:p>
          </table:table-cell>
          <table:table-cell table:style-name="ce55"/>
          <table:table-cell table:style-name="ce244"/>
          <table:table-cell table:style-name="ce82"/>
          <table:table-cell table:style-name="ce79"/>
          <table:table-cell office:value-type="string" table:style-name="ce156">
            <text:p>segment tree, [interval sum query]</text:p>
          </table:table-cell>
          <table:table-cell office:value-type="float" office:value="125" table:style-name="ce156">
            <text:p>125</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Interval Product</text:p>
          </table:table-cell>
          <table:table-cell office:value-type="string" office:string-value="UVA 12532" table:formula="of:=HYPERLINK(&quot;https://uva.onlinejudge.org/index.php?option=com_onlinejudge&amp;Itemid=8&amp;page=show_problem&amp;problem=3977&quot;;&quot;UVA 12532&quot;)" table:style-name="ce157">
            <text:p>UVA 12532</text:p>
          </table:table-cell>
          <table:table-cell table:style-name="ce241"/>
          <table:table-cell table:number-columns-repeated="5" table:style-name="ce82"/>
          <table:table-cell office:value-type="float" office:value="0" table:formula="of:=SUM([.E840:.H840])" table:style-name="ce55">
            <text:p>0</text:p>
          </table:table-cell>
          <table:table-cell table:style-name="ce55"/>
          <table:table-cell table:style-name="ce244"/>
          <table:table-cell table:style-name="ce82"/>
          <table:table-cell table:style-name="ce79"/>
          <table:table-cell office:value-type="string" table:style-name="ce156">
            <text:p>segment tree or bit, [~=tju 3440]</text:p>
          </table:table-cell>
          <table:table-cell office:value-type="float" office:value="125" table:style-name="ce156">
            <text:p>12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lt The War</text:p>
          </table:table-cell>
          <table:table-cell office:value-type="string" office:string-value="SPOJ CDC12_H" table:formula="of:=HYPERLINK(&quot;http://www.spoj.com/problems/CDC12_H&quot;;&quot;SPOJ CDC12_H&quot;)" table:style-name="ce157">
            <text:p>SPOJ CDC12_H</text:p>
          </table:table-cell>
          <table:table-cell table:style-name="ce241"/>
          <table:table-cell table:number-columns-repeated="5" table:style-name="ce82"/>
          <table:table-cell office:value-type="float" office:value="0" table:formula="of:=SUM([.E841:.H841])" table:style-name="ce55">
            <text:p>0</text:p>
          </table:table-cell>
          <table:table-cell table:style-name="ce82"/>
          <table:table-cell table:style-name="ce245"/>
          <table:table-cell table:style-name="ce82"/>
          <table:table-cell table:style-name="ce130"/>
          <table:table-cell office:value-type="string" table:style-name="ce156">
            <text:p>segment tree</text:p>
          </table:table-cell>
          <table:table-cell office:value-type="float" office:value="125" table:style-name="ce156">
            <text:p>12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ultiples of 3</text:p>
          </table:table-cell>
          <table:table-cell office:value-type="string" office:string-value="SPOJ MULTQ3" table:formula="of:=HYPERLINK(&quot;http://www.spoj.com/problems/MULTQ3/&quot;;&quot;SPOJ MULTQ3&quot;)" table:style-name="ce157">
            <text:p>SPOJ MULTQ3</text:p>
          </table:table-cell>
          <table:table-cell table:style-name="ce241"/>
          <table:table-cell table:number-columns-repeated="5" table:style-name="ce82"/>
          <table:table-cell office:value-type="float" office:value="0" table:formula="of:=SUM([.E842:.H842])" table:style-name="ce55">
            <text:p>0</text:p>
          </table:table-cell>
          <table:table-cell table:style-name="ce82"/>
          <table:table-cell table:style-name="ce245"/>
          <table:table-cell table:style-name="ce160"/>
          <table:table-cell office:value-type="string" office:string-value="Sol" table:formula="of:=HYPERLINK(&quot;https://github.com/BRAINOOOO/CompetitiveProgramming/blob/master/Spoj/SPOJ%20MULTQ3.Cpp&quot;;&quot;Sol&quot;)" table:style-name="ce139">
            <text:p>Sol</text:p>
          </table:table-cell>
          <table:table-cell office:value-type="string" table:style-name="ce156">
            <text:p>segment tree, lazy propagation</text:p>
          </table:table-cell>
          <table:table-cell office:value-type="float" office:value="125" table:style-name="ce156">
            <text:p>125</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rrible Queries</text:p>
          </table:table-cell>
          <table:table-cell office:value-type="string" office:string-value="SPOJ HORRIBLE" table:formula="of:=HYPERLINK(&quot;http://www.spoj.com/problems/HORRIBLE&quot;;&quot;SPOJ HORRIBLE&quot;)" table:style-name="ce157">
            <text:p>SPOJ HORRIBLE</text:p>
          </table:table-cell>
          <table:table-cell table:style-name="ce241"/>
          <table:table-cell table:number-columns-repeated="5" table:style-name="ce82"/>
          <table:table-cell office:value-type="float" office:value="0" table:formula="of:=SUM([.E843:.H843])" table:style-name="ce55">
            <text:p>0</text:p>
          </table:table-cell>
          <table:table-cell table:style-name="ce82"/>
          <table:table-cell table:style-name="ce245"/>
          <table:table-cell table:style-name="ce82"/>
          <table:table-cell table:style-name="ce130"/>
          <table:table-cell office:value-type="string" table:style-name="ce156">
            <text:p>segment tree, lazy propagation or bit</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ounting Primes</text:p>
          </table:table-cell>
          <table:table-cell office:value-type="string" office:string-value="SPOJ CNTPRIME" table:formula="of:=HYPERLINK(&quot;http://www.spoj.com/problems/CNTPRIME&quot;;&quot;SPOJ CNTPRIME&quot;)" table:style-name="ce157">
            <text:p>SPOJ CNTPRIME</text:p>
          </table:table-cell>
          <table:table-cell table:style-name="ce241"/>
          <table:table-cell table:number-columns-repeated="5" table:style-name="ce82"/>
          <table:table-cell office:value-type="float" office:value="0" table:formula="of:=SUM([.E844:.H844])" table:style-name="ce55">
            <text:p>0</text:p>
          </table:table-cell>
          <table:table-cell table:style-name="ce82"/>
          <table:table-cell table:style-name="ce245"/>
          <table:table-cell table:style-name="ce82"/>
          <table:table-cell table:style-name="ce130"/>
          <table:table-cell office:value-type="string" table:style-name="ce156">
            <text:p>segment tree, sieve</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ximum Sum</text:p>
          </table:table-cell>
          <table:table-cell office:value-type="string" office:string-value="SPOJ KGSS" table:formula="of:=HYPERLINK(&quot;http://www.spoj.com/problems/KGSS/&quot;;&quot;SPOJ KGSS&quot;)" table:style-name="ce157">
            <text:p>SPOJ KGSS</text:p>
          </table:table-cell>
          <table:table-cell table:style-name="ce241"/>
          <table:table-cell table:number-columns-repeated="5" table:style-name="ce82"/>
          <table:table-cell office:value-type="float" office:value="0" table:formula="of:=SUM([.E845:.H845])" table:style-name="ce55">
            <text:p>0</text:p>
          </table:table-cell>
          <table:table-cell table:style-name="ce55"/>
          <table:table-cell table:style-name="ce244"/>
          <table:table-cell table:style-name="ce82"/>
          <table:table-cell table:style-name="ce79"/>
          <table:table-cell office:value-type="string" table:style-name="ce156">
            <text:p>segment tree, [max pair sum]</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A Famous City</text:p>
          </table:table-cell>
          <table:table-cell office:value-type="string" office:string-value="SPOJ CITY2" table:formula="of:=HYPERLINK(&quot;http://www.spoj.com/problems/CITY2/&quot;;&quot;SPOJ CITY2&quot;)" table:style-name="ce157">
            <text:p>SPOJ CITY2</text:p>
          </table:table-cell>
          <table:table-cell table:style-name="ce241"/>
          <table:table-cell table:number-columns-repeated="5" table:style-name="ce82"/>
          <table:table-cell office:value-type="float" office:value="0" table:formula="of:=SUM([.E846:.H84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CITY2.txt&quot;;&quot;Sol&quot;)" table:style-name="ce158">
            <text:p>Sol</text:p>
          </table:table-cell>
          <table:table-cell office:value-type="string" table:style-name="ce156">
            <text:p>segment tree or adhoc</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Help R2-D2!</text:p>
          </table:table-cell>
          <table:table-cell office:value-type="string" office:string-value="SPOJ HELPR2D2" table:formula="of:=HYPERLINK(&quot;http://www.spoj.com/problems/HELPR2D2&quot;;&quot;SPOJ HELPR2D2&quot;)" table:style-name="ce157">
            <text:p>SPOJ HELPR2D2</text:p>
          </table:table-cell>
          <table:table-cell table:style-name="ce241"/>
          <table:table-cell table:number-columns-repeated="5" table:style-name="ce82"/>
          <table:table-cell office:value-type="float" office:value="0" table:formula="of:=SUM([.E847:.H847])" table:style-name="ce55">
            <text:p>0</text:p>
          </table:table-cell>
          <table:table-cell table:style-name="ce82"/>
          <table:table-cell table:style-name="ce245"/>
          <table:table-cell table:style-name="ce82"/>
          <table:table-cell table:style-name="ce133"/>
          <table:table-cell office:value-type="string" table:style-name="ce156">
            <text:p>segment tree, impl</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Light Switching</text:p>
          </table:table-cell>
          <table:table-cell office:value-type="string" office:string-value="SPOJ LITE" table:formula="of:=HYPERLINK(&quot;http://www.spoj.com/problems/LITE/&quot;;&quot;SPOJ LITE&quot;)" table:style-name="ce157">
            <text:p>SPOJ LITE</text:p>
          </table:table-cell>
          <table:table-cell table:style-name="ce241"/>
          <table:table-cell table:number-columns-repeated="5" table:style-name="ce82"/>
          <table:table-cell office:value-type="float" office:value="0" table:formula="of:=SUM([.E848:.H848])" table:style-name="ce55">
            <text:p>0</text:p>
          </table:table-cell>
          <table:table-cell table:style-name="ce55"/>
          <table:table-cell table:style-name="ce244"/>
          <table:table-cell table:style-name="ce82"/>
          <table:table-cell table:style-name="ce79"/>
          <table:table-cell office:value-type="string" table:style-name="ce156">
            <text:p>segment tree, lazy propagation, [edu]</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Circular RMQ</text:p>
          </table:table-cell>
          <table:table-cell office:value-type="string" office:string-value="CF52-D12-C" table:formula="of:=HYPERLINK(&quot;http://codeforces.com/contest/52/problem/C&quot;;&quot;CF52-D12-C&quot;)" table:style-name="ce157">
            <text:p>CF52-D12-C</text:p>
          </table:table-cell>
          <table:table-cell table:style-name="ce241"/>
          <table:table-cell table:number-columns-repeated="5" table:style-name="ce82"/>
          <table:table-cell office:value-type="float" office:value="0" table:formula="of:=SUM([.E849:.H849])" table:style-name="ce55">
            <text:p>0</text:p>
          </table:table-cell>
          <table:table-cell table:style-name="ce82"/>
          <table:table-cell table:style-name="ce245"/>
          <table:table-cell table:style-name="ce82"/>
          <table:table-cell table:style-name="ce156"/>
          <table:table-cell office:value-type="string" table:style-name="ce156">
            <text:p>segment tree, lazy propagation, circular</text:p>
          </table:table-cell>
          <table:table-cell office:value-type="float" office:value="125" table:style-name="ce156">
            <text:p>12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rackets</text:p>
          </table:table-cell>
          <table:table-cell office:value-type="string" office:string-value="SPOJ BRCKTS" table:formula="of:=HYPERLINK(&quot;http://www.spoj.com/problems/BRCKTS&quot;;&quot;SPOJ BRCKTS&quot;)" table:style-name="ce157">
            <text:p>SPOJ BRCKTS</text:p>
          </table:table-cell>
          <table:table-cell table:style-name="ce241"/>
          <table:table-cell table:number-columns-repeated="5" table:style-name="ce82"/>
          <table:table-cell office:value-type="float" office:value="0" table:formula="of:=SUM([.E850:.H850])"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SPOJ/BRCKTS%20-%20Brackets.cpp&quot;;&quot;Sol&quot;)" table:style-name="ce158">
            <text:p>Sol</text:p>
          </table:table-cell>
          <table:table-cell office:value-type="string" table:style-name="ce156">
            <text:p>segment tree, [bracket balance, 2 values in seg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text:p>
          </table:table-cell>
          <table:table-cell office:value-type="string" office:string-value="SPOJ GSS1" table:formula="of:=HYPERLINK(&quot;http://www.spoj.com/problems/GSS1/&quot;;&quot;SPOJ GSS1&quot;)" table:style-name="ce157">
            <text:p>SPOJ GSS1</text:p>
          </table:table-cell>
          <table:table-cell table:style-name="ce241"/>
          <table:table-cell table:number-columns-repeated="5" table:style-name="ce82"/>
          <table:table-cell office:value-type="float" office:value="0" table:formula="of:=SUM([.E851:.H851])" table:style-name="ce55">
            <text:p>0</text:p>
          </table:table-cell>
          <table:table-cell table:style-name="ce82"/>
          <table:table-cell table:style-name="ce245"/>
          <table:table-cell table:style-name="ce165"/>
          <table:table-cell office:value-type="string" office:string-value="Sol" table:formula="of:=HYPERLINK(&quot;https://github.com/AliOsm/CompetitiveProgramming/blob/master/SPOJ/GSS1%20-%20Can%20you%20answer%20these%20queries%20I.cpp&quot;;&quot;Sol&quot;)" table:style-name="ce139">
            <text:p>Sol</text:p>
          </table:table-cell>
          <table:table-cell office:value-type="string" table:style-name="ce156">
            <text:p>segment tree, [max sum, part of gss series: http://blog.csdn.net/bhiaibogf/article/details/50719199]</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MQ with Shifts</text:p>
          </table:table-cell>
          <table:table-cell office:value-type="string" office:string-value="UVA 12299" table:formula="of:=HYPERLINK(&quot;https://uva.onlinejudge.org/index.php?option=com_onlinejudge&amp;Itemid=8&amp;page=show_problem&amp;problem=3720&quot;;&quot;UVA 12299&quot;)" table:style-name="ce157">
            <text:p>UVA 12299</text:p>
          </table:table-cell>
          <table:table-cell table:style-name="ce241"/>
          <table:table-cell table:number-columns-repeated="5" table:style-name="ce82"/>
          <table:table-cell office:value-type="float" office:value="0" table:formula="of:=SUM([.E852:.H852])" table:style-name="ce55">
            <text:p>0</text:p>
          </table:table-cell>
          <table:table-cell table:style-name="ce55"/>
          <table:table-cell table:style-name="ce244"/>
          <table:table-cell table:style-name="ce160"/>
          <table:table-cell office:value-type="string" office:string-value="See sscanf and sprintf usage" table:formula="of:=HYPERLINK(&quot;https://github.com/Emsawy/CompetitiveProgramming/blob/master/UVA/12299.cpp&quot;;&quot;See sscanf and sprintf usage&quot;)" table:style-name="ce158">
            <text:p>See sscanf and sprintf usage</text:p>
          </table:table-cell>
          <table:table-cell office:value-type="string" table:style-name="ce156">
            <text:p>segment tree, rmq shift</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AND Rounds</text:p>
          </table:table-cell>
          <table:table-cell office:value-type="string" office:string-value="SPOJ ANDROUND" table:formula="of:=HYPERLINK(&quot;http://www.spoj.com/problems/ANDROUND&quot;;&quot;SPOJ ANDROUND&quot;)" table:style-name="ce157">
            <text:p>SPOJ ANDROUND</text:p>
          </table:table-cell>
          <table:table-cell table:style-name="ce241"/>
          <table:table-cell table:number-columns-repeated="5" table:style-name="ce82"/>
          <table:table-cell office:value-type="float" office:value="0" table:formula="of:=SUM([.E853:.H853])" table:style-name="ce55">
            <text:p>0</text:p>
          </table:table-cell>
          <table:table-cell table:style-name="ce55"/>
          <table:table-cell table:style-name="ce244"/>
          <table:table-cell table:style-name="ce160"/>
          <table:table-cell office:value-type="string" office:string-value="Sol" table:formula="of:=HYPERLINK(&quot;https://github.com/AliOsm/CompetitiveProgramming/blob/master/SPOJ/ANDROUND%20-%20AND%20Rounds.cpp&quot;;&quot;Sol&quot;)" table:style-name="ce139">
            <text:p>Sol</text:p>
          </table:table-cell>
          <table:table-cell office:value-type="string" table:style-name="ce156">
            <text:p>segment 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hoy, Pirates!</text:p>
          </table:table-cell>
          <table:table-cell office:value-type="string" office:string-value="UVA 11402" table:formula="of:=HYPERLINK(&quot;https://uva.onlinejudge.org/index.php?option=com_onlinejudge&amp;Itemid=8&amp;page=show_problem&amp;problem=2397&quot;;&quot;UVA 11402&quot;)" table:style-name="ce157">
            <text:p>UVA 11402</text:p>
          </table:table-cell>
          <table:table-cell table:style-name="ce241"/>
          <table:table-cell table:number-columns-repeated="5" table:style-name="ce82"/>
          <table:table-cell office:value-type="float" office:value="0" table:formula="of:=SUM([.E854:.H854])" table:style-name="ce55">
            <text:p>0</text:p>
          </table:table-cell>
          <table:table-cell table:style-name="ce82"/>
          <table:table-cell table:style-name="ce245"/>
          <table:table-cell table:style-name="ce82"/>
          <table:table-cell office:value-type="string" office:string-value="Sol" table:formula="of:=HYPERLINK(&quot;https://github.com/hosamk92/CompetitiveProgramming/blob/master/UVA/UVA%2011402.cpp&quot;;&quot;Sol&quot;)" table:style-name="ce158">
            <text:p>Sol</text:p>
          </table:table-cell>
          <table:table-cell office:value-type="string" table:style-name="ce156">
            <text:p>segment tree, lazy propagation or datastructures</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resent</text:p>
          </table:table-cell>
          <table:table-cell office:value-type="string" office:string-value="CF460-D2-C" table:formula="of:=HYPERLINK(&quot;http://codeforces.com/contest/460/problem/C&quot;;&quot;CF460-D2-C&quot;)" table:style-name="ce157">
            <text:p>CF460-D2-C</text:p>
          </table:table-cell>
          <table:table-cell table:style-name="ce241"/>
          <table:table-cell table:number-columns-repeated="5" table:style-name="ce82"/>
          <table:table-cell office:value-type="float" office:value="0" table:formula="of:=SUM([.E855:.H855])" table:style-name="ce55">
            <text:p>0</text:p>
          </table:table-cell>
          <table:table-cell table:style-name="ce82"/>
          <table:table-cell table:style-name="ce245"/>
          <table:table-cell table:style-name="ce82"/>
          <table:table-cell table:style-name="ce156"/>
          <table:table-cell office:value-type="string" table:style-name="ce156">
            <text:p>segment tree, lazy propagation, greedy or binary search</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ence Obstacle Course</text:p>
          </table:table-cell>
          <table:table-cell office:value-type="string" office:string-value="PKU 2374" table:formula="of:=HYPERLINK(&quot;http://poj.org/problem?id=2374&quot;;&quot;PKU 2374&quot;)" table:style-name="ce157">
            <text:p>PKU 2374</text:p>
          </table:table-cell>
          <table:table-cell table:style-name="ce241"/>
          <table:table-cell table:number-columns-repeated="5" table:style-name="ce82"/>
          <table:table-cell office:value-type="float" office:value="0" table:formula="of:=SUM([.E856:.H856])"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374.txt&quot;;&quot;Sol&quot;)" table:style-name="ce158">
            <text:p>Sol</text:p>
          </table:table-cell>
          <table:table-cell office:value-type="string" table:style-name="ce156">
            <text:p>segment tree, dp or dp</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61-D2-E" table:formula="of:=HYPERLINK(&quot;https://codeforces.com/problemset/problem/61/E&quot;;&quot;CF61-D2-E&quot;)" table:style-name="ce157">
            <text:p>CF61-D2-E</text:p>
          </table:table-cell>
          <table:table-cell table:style-name="ce241"/>
          <table:table-cell table:number-columns-repeated="5" table:style-name="ce82"/>
          <table:table-cell office:value-type="float" office:value="0" table:formula="of:=SUM([.E857:.H857])" table:style-name="ce55">
            <text:p>0</text:p>
          </table:table-cell>
          <table:table-cell table:style-name="ce55"/>
          <table:table-cell table:style-name="ce244"/>
          <table:table-cell table:style-name="ce82"/>
          <table:table-cell table:style-name="ce168"/>
          <table:table-cell office:value-type="string" table:style-name="ce156">
            <text:p>segment tree or wavelet tree, [boring, inversion count, ~=cf459-d2-d]</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an you answer these queries III</text:p>
          </table:table-cell>
          <table:table-cell office:value-type="string" office:string-value="SPOJ GSS3" table:formula="of:=HYPERLINK(&quot;http://www.spoj.com/problems/GSS3/&quot;;&quot;SPOJ GSS3&quot;)" table:style-name="ce157">
            <text:p>SPOJ GSS3</text:p>
          </table:table-cell>
          <table:table-cell table:style-name="ce241"/>
          <table:table-cell table:number-columns-repeated="5" table:style-name="ce82"/>
          <table:table-cell office:value-type="float" office:value="0" table:formula="of:=SUM([.E858:.H858])" table:style-name="ce55">
            <text:p>0</text:p>
          </table:table-cell>
          <table:table-cell table:style-name="ce82"/>
          <table:table-cell table:style-name="ce245"/>
          <table:table-cell table:style-name="ce82"/>
          <table:table-cell table:style-name="ce133"/>
          <table:table-cell office:value-type="string" table:style-name="ce156">
            <text:p>segment tree, [max sum+updates, spoj gss1 first]</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Sum of Squares with Segment Tree</text:p>
          </table:table-cell>
          <table:table-cell office:value-type="string" office:string-value="SPOJ SEGSQRSS" table:formula="of:=HYPERLINK(&quot;http://www.spoj.com/problems/SEGSQRSS&quot;;&quot;SPOJ SEGSQRSS&quot;)" table:style-name="ce157">
            <text:p>SPOJ SEGSQRSS</text:p>
          </table:table-cell>
          <table:table-cell table:style-name="ce241"/>
          <table:table-cell table:number-columns-repeated="5" table:style-name="ce82"/>
          <table:table-cell office:value-type="float" office:value="0" table:formula="of:=SUM([.E859:.H859])"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9c6e99fc3a2583209a313ddd617a07ac294024e9/SPOJ/SPOJ_SEGSQRSS.cpp&quot;;&quot;Sol&quot;)" table:style-name="ce158">
            <text:p>Sol</text:p>
          </table:table-cell>
          <table:table-cell office:value-type="string" table:style-name="ce156">
            <text:p>segment tree, lazy propagation, impl, [weak testcases, sum of squares]</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380-D1-C" table:formula="of:=HYPERLINK(&quot;http://codeforces.com/contest/380/problem/C&quot;;&quot;CF380-D1-C&quot;)" table:style-name="ce157">
            <text:p>CF380-D1-C</text:p>
          </table:table-cell>
          <table:table-cell table:style-name="ce241"/>
          <table:table-cell table:number-columns-repeated="5" table:style-name="ce82"/>
          <table:table-cell office:value-type="float" office:value="0" table:formula="of:=SUM([.E860:.H860])" table:style-name="ce55">
            <text:p>0</text:p>
          </table:table-cell>
          <table:table-cell table:style-name="ce55"/>
          <table:table-cell table:style-name="ce244"/>
          <table:table-cell table:style-name="ce82"/>
          <table:table-cell table:style-name="ce79"/>
          <table:table-cell office:value-type="string" table:style-name="ce156">
            <text:p>segment tree, [~=spoj gss5], [spoj gss1]</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V</text:p>
          </table:table-cell>
          <table:table-cell office:value-type="string" office:string-value="SPOJ GSS4" table:formula="of:=HYPERLINK(&quot;http://www.spoj.com/problems/GSS4&quot;;&quot;SPOJ GSS4&quot;)" table:style-name="ce157">
            <text:p>SPOJ GSS4</text:p>
          </table:table-cell>
          <table:table-cell table:style-name="ce241"/>
          <table:table-cell table:number-columns-repeated="5" table:style-name="ce82"/>
          <table:table-cell office:value-type="float" office:value="0" table:formula="of:=SUM([.E861:.H86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SPOJ/GSS4.cpp&quot;;&quot;Sol&quot;)" table:style-name="ce158">
            <text:p>Sol</text:p>
          </table:table-cell>
          <table:table-cell office:value-type="string" table:style-name="ce156">
            <text:p>segment tree or bit, [classical]</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KYLINE</text:p>
          </table:table-cell>
          <table:table-cell office:value-type="string" office:string-value="UVA 1232" table:formula="of:=HYPERLINK(&quot;https://uva.onlinejudge.org/index.php?option=com_onlinejudge&amp;Itemid=8&amp;page=show_problem&amp;problem=3673&quot;;&quot;UVA 1232&quot;)" table:style-name="ce157">
            <text:p>UVA 1232</text:p>
          </table:table-cell>
          <table:table-cell table:style-name="ce241"/>
          <table:table-cell table:number-columns-repeated="5" table:style-name="ce82"/>
          <table:table-cell office:value-type="float" office:value="0" table:formula="of:=SUM([.E862:.H86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232.txt&quot;;&quot;Sol&quot;)" table:style-name="ce158">
            <text:p>Sol</text:p>
          </table:table-cell>
          <table:table-cell office:value-type="string" table:style-name="ce156">
            <text:p>segment tree, [skyline overlap, tle]</text:p>
          </table:table-cell>
          <table:table-cell office:value-type="float" office:value="125" table:style-name="ce156">
            <text:p>125</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Ordering the Soldiers</text:p>
          </table:table-cell>
          <table:table-cell office:value-type="string" office:string-value="SPOJ ORDERS" table:formula="of:=HYPERLINK(&quot;http://www.spoj.com/problems/ORDERS/&quot;;&quot;SPOJ ORDERS&quot;)" table:style-name="ce157">
            <text:p>SPOJ ORDERS</text:p>
          </table:table-cell>
          <table:table-cell table:style-name="ce241"/>
          <table:table-cell table:number-columns-repeated="5" table:style-name="ce82"/>
          <table:table-cell office:value-type="float" office:value="0" table:formula="of:=SUM([.E863:.H863])"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ORDERS.txt&quot;;&quot;Sol&quot;)" table:style-name="ce158">
            <text:p>Sol</text:p>
          </table:table-cell>
          <table:table-cell office:value-type="string" table:style-name="ce156">
            <text:p>segment tree, kth element or bit or bst or treap or datastructure</text:p>
          </table:table-cell>
          <table:table-cell office:value-type="float" office:value="125" table:style-name="ce156">
            <text:p>12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IOPC1207</text:p>
          </table:table-cell>
          <table:table-cell table:style-name="ce241"/>
          <table:table-cell table:number-columns-repeated="5" table:style-name="ce82"/>
          <table:table-cell office:value-type="float" office:value="0" table:formula="of:=SUM([.E864:.H86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IOPC1207.txt&quot;;&quot;Sol&quot;)" table:style-name="ce139">
            <text:p>Sol</text:p>
          </table:table-cell>
          <table:table-cell office:value-type="string" table:style-name="ce156">
            <text:p>segment tree, lazy propagation, [handle dimensions independently]</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RCKTS2</text:p>
          </table:table-cell>
          <table:table-cell table:style-name="ce241"/>
          <table:table-cell table:number-columns-repeated="5" table:style-name="ce82"/>
          <table:table-cell office:value-type="float" office:value="0" table:formula="of:=SUM([.E865:.H865])" table:style-name="ce55">
            <text:p>0</text:p>
          </table:table-cell>
          <table:table-cell table:style-name="ce55"/>
          <table:table-cell table:style-name="ce244"/>
          <table:table-cell table:style-name="ce82"/>
          <table:table-cell office:value-type="string" office:string-value="Sol" table:formula="of:=HYPERLINK(&quot;https://github.com/MedoN11/CompetitiveProgramming/blob/master/SPOJ/BRCKTS2.cpp&quot;;&quot;Sol&quot;)" table:style-name="ce139">
            <text:p>Sol</text:p>
          </table:table-cell>
          <table:table-cell office:value-type="string" table:style-name="ce156">
            <text:p>segment tree, prefix sums or adhoc, recursion</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ookworm</text:p>
          </table:table-cell>
          <table:table-cell office:value-type="string" table:style-name="ce79">
            <text:p>TIMUS 1638</text:p>
          </table:table-cell>
          <table:table-cell table:style-name="ce241"/>
          <table:table-cell table:number-columns-repeated="5" table:style-name="ce82"/>
          <table:table-cell office:value-type="float" office:value="0" table:formula="of:=SUM([.E866:.H866])" table:style-name="ce55">
            <text:p>0</text:p>
          </table:table-cell>
          <table:table-cell table:style-name="ce55"/>
          <table:table-cell table:style-name="ce244"/>
          <table:table-cell table:style-name="ce82"/>
          <table:table-cell office:value-type="string" office:string-value="Can you get AC first submission" table:formula="of:=HYPERLINK(&quot;http://xoptutorials.com/index.php/2017/01/01/timus1638/&quot;;&quot;Can you get AC first submission&quot;)" table:style-name="ce157">
            <text:p>Can you get AC first submission</text:p>
          </table:table-cell>
          <table:table-cell office:value-type="string" table:style-name="ce156">
            <text:p>simulation, formula, [was,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Taxi</text:p>
          </table:table-cell>
          <table:table-cell office:value-type="string" office:string-value="TIMUS 1607" table:formula="of:=HYPERLINK(&quot;http://acm.timus.ru/problem.aspx?space=1&amp;num=1607&quot;;&quot;TIMUS 1607&quot;)" table:style-name="ce157">
            <text:p>TIMUS 1607</text:p>
          </table:table-cell>
          <table:table-cell table:style-name="ce241"/>
          <table:table-cell table:number-columns-repeated="5" table:style-name="ce82"/>
          <table:table-cell office:value-type="float" office:value="0" table:formula="of:=SUM([.E867:.H867])" table:style-name="ce55">
            <text:p>0</text:p>
          </table:table-cell>
          <table:table-cell table:style-name="ce55"/>
          <table:table-cell table:style-name="ce244"/>
          <table:table-cell table:style-name="ce55"/>
          <table:table-cell office:value-type="string" office:string-value="Can you get AC first submission?" table:formula="of:=HYPERLINK(&quot;http://xoptutorials.com/index.php/2017/01/01/timus1607/&quot;;&quot;Can you get AC first submission?&quot;)" table:style-name="ce74">
            <text:p>Can you get AC first submission?</text:p>
          </table:table-cell>
          <table:table-cell office:value-type="string" table:style-name="ce156">
            <text:p>simulation,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The Blocks Problem</text:p>
          </table:table-cell>
          <table:table-cell office:value-type="string" office:string-value="UVA 101" table:formula="of:=HYPERLINK(&quot;https://uva.onlinejudge.org/index.php?option=com_onlinejudge&amp;Itemid=8&amp;page=show_problem&amp;problem=37&quot;;&quot;UVA 101&quot;)" table:style-name="ce157">
            <text:p>UVA 101</text:p>
          </table:table-cell>
          <table:table-cell table:style-name="ce241"/>
          <table:table-cell table:number-columns-repeated="5" table:style-name="ce82"/>
          <table:table-cell office:value-type="float" office:value="0" table:formula="of:=SUM([.E868:.H868])" table:style-name="ce55">
            <text:p>0</text:p>
          </table:table-cell>
          <table:table-cell table:style-name="ce55"/>
          <table:table-cell table:style-name="ce244"/>
          <table:table-cell table:style-name="ce82"/>
          <table:table-cell office:value-type="string" table:style-name="ce127">
            <office:annotation draw:style-name="a7" svg:x="13.0416666666667in" svg:y="189.691666666667in" svg:width="4.49166666666667in" svg:height="3.5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office:value-type="string" table:style-name="ce156">
            <text:p>simulation</text:p>
          </table:table-cell>
          <table:table-cell office:value-type="float" office:value="126" table:style-name="ce156">
            <text:p>12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Oulipo</text:p>
          </table:table-cell>
          <table:table-cell office:value-type="string" office:string-value="PKU 3461" table:formula="of:=HYPERLINK(&quot;http://poj.org/problem?id=3461&quot;;&quot;PKU 3461&quot;)" table:style-name="ce157">
            <text:p>PKU 3461</text:p>
          </table:table-cell>
          <table:table-cell table:style-name="ce241"/>
          <table:table-cell table:number-columns-repeated="5" table:style-name="ce82"/>
          <table:table-cell office:value-type="float" office:value="0" table:formula="of:=SUM([.E869:.H869])" table:style-name="ce55">
            <text:p>0</text:p>
          </table:table-cell>
          <table:table-cell table:style-name="ce55"/>
          <table:table-cell table:style-name="ce244"/>
          <table:table-cell table:style-name="ce82"/>
          <table:table-cell table:style-name="ce79"/>
          <table:table-cell office:value-type="string" table:style-name="ce156">
            <text:p>string processing, kmp, [count word frequency]</text:p>
          </table:table-cell>
          <table:table-cell office:value-type="float" office:value="130" table:style-name="ce156">
            <text:p>130</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 Needle in the Haystack</text:p>
          </table:table-cell>
          <table:table-cell office:value-type="string" office:string-value="SPOJ NHAY" table:formula="of:=HYPERLINK(&quot;http://www.spoj.com/problems/NHAY&quot;;&quot;SPOJ NHAY&quot;)" table:style-name="ce157">
            <text:p>SPOJ NHAY</text:p>
          </table:table-cell>
          <table:table-cell table:style-name="ce241"/>
          <table:table-cell table:number-columns-repeated="5" table:style-name="ce82"/>
          <table:table-cell office:value-type="float" office:value="0" table:formula="of:=SUM([.E870:.H870])" table:style-name="ce55">
            <text:p>0</text:p>
          </table:table-cell>
          <table:table-cell table:style-name="ce55"/>
          <table:table-cell table:style-name="ce244"/>
          <table:table-cell table:style-name="ce82"/>
          <table:table-cell table:style-name="ce79"/>
          <table:table-cell office:value-type="string" table:style-name="ce156">
            <text:p>string processing, kmp, [find words positions]</text:p>
          </table:table-cell>
          <table:table-cell office:value-type="float" office:value="130" table:style-name="ce156">
            <text:p>13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nding the Tesserect</text:p>
          </table:table-cell>
          <table:table-cell office:value-type="string" office:string-value="SPOJ TESSER" table:formula="of:=HYPERLINK(&quot;http://www.spoj.com/problems/TESSER/&quot;;&quot;SPOJ TESSER&quot;)" table:style-name="ce157">
            <text:p>SPOJ TESSER</text:p>
          </table:table-cell>
          <table:table-cell table:style-name="ce241"/>
          <table:table-cell table:number-columns-repeated="5" table:style-name="ce82"/>
          <table:table-cell office:value-type="float" office:value="0" table:formula="of:=SUM([.E871:.H871])" table:style-name="ce55">
            <text:p>0</text:p>
          </table:table-cell>
          <table:table-cell table:style-name="ce55"/>
          <table:table-cell table:style-name="ce244"/>
          <table:table-cell table:style-name="ce82"/>
          <table:table-cell table:style-name="ce79"/>
          <table:table-cell office:value-type="string" table:style-name="ce156">
            <text:p>string processing, kmp</text:p>
          </table:table-cell>
          <table:table-cell office:value-type="float" office:value="130" table:style-name="ce156">
            <text:p>130</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Period</text:p>
          </table:table-cell>
          <table:table-cell office:value-type="string" office:string-value="SPOJ PERIOD" table:formula="of:=HYPERLINK(&quot;http://www.spoj.com/problems/PERIOD/&quot;;&quot;SPOJ PERIOD&quot;)" table:style-name="ce157">
            <text:p>SPOJ PERIOD</text:p>
          </table:table-cell>
          <table:table-cell table:style-name="ce241"/>
          <table:table-cell table:number-columns-repeated="5" table:style-name="ce82"/>
          <table:table-cell office:value-type="float" office:value="0" table:formula="of:=SUM([.E872:.H872])" table:style-name="ce55">
            <text:p>0</text:p>
          </table:table-cell>
          <table:table-cell table:style-name="ce55"/>
          <table:table-cell table:style-name="ce244"/>
          <table:table-cell table:style-name="ce160"/>
          <table:table-cell table:style-name="ce79"/>
          <table:table-cell office:value-type="string" table:style-name="ce156">
            <text:p>string processing, kmp, period max or suffix array</text:p>
          </table:table-cell>
          <table:table-cell office:value-type="float" office:value="130" table:style-name="ce156">
            <text:p>130</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efixes and Suffixes</text:p>
          </table:table-cell>
          <table:table-cell office:value-type="string" office:string-value="CF432-D2-D" table:formula="of:=HYPERLINK(&quot;http://codeforces.com/contest/432/problem/D&quot;;&quot;CF432-D2-D&quot;)" table:style-name="ce157">
            <text:p>CF432-D2-D</text:p>
          </table:table-cell>
          <table:table-cell table:style-name="ce241"/>
          <table:table-cell table:number-columns-repeated="5" table:style-name="ce82"/>
          <table:table-cell office:value-type="float" office:value="0" table:formula="of:=SUM([.E873:.H873])"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Malekas</text:p>
          </table:table-cell>
          <table:table-cell office:value-type="string" office:string-value="CF535-D2-D" table:formula="of:=HYPERLINK(&quot;http://codeforces.com/contest/535/problem/D&quot;;&quot;CF535-D2-D&quot;)" table:style-name="ce157">
            <text:p>CF535-D2-D</text:p>
          </table:table-cell>
          <table:table-cell table:style-name="ce241"/>
          <table:table-cell table:number-columns-repeated="5" table:style-name="ce82"/>
          <table:table-cell office:value-type="float" office:value="0" table:formula="of:=SUM([.E874:.H874])"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 [~cf127-d2-d]</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47-D1-B" table:formula="of:=HYPERLINK(&quot;https://codeforces.com/contest/1147/problem/B&quot;; &quot;CF1147-D1-B&quot;)" table:style-name="ce157">
            <text:p>CF1147-D1-B</text:p>
          </table:table-cell>
          <table:table-cell table:style-name="ce241"/>
          <table:table-cell table:number-columns-repeated="5" table:style-name="ce82"/>
          <table:table-cell office:value-type="float" office:value="0" table:formula="of:=SUM([.E875:.H875])"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Messenger</text:p>
          </table:table-cell>
          <table:table-cell office:value-type="string" office:string-value="CF631-D2-D" table:formula="of:=HYPERLINK(&quot;http://codeforces.com/contest/631/problem/D&quot;;&quot;CF631-D2-D&quot;)" table:style-name="ce157">
            <text:p>CF631-D2-D</text:p>
          </table:table-cell>
          <table:table-cell table:style-name="ce241"/>
          <table:table-cell table:number-columns-repeated="5" table:style-name="ce82"/>
          <table:table-cell office:value-type="float" office:value="0" table:formula="of:=SUM([.E876:.H876])"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38-D2-D" table:formula="of:=HYPERLINK(&quot;https://codeforces.com/contest/1138/problem/D&quot;;&quot;CF1138-D2-D&quot;)" table:style-name="ce157">
            <text:p>CF1138-D2-D</text:p>
          </table:table-cell>
          <table:table-cell table:style-name="ce241"/>
          <table:table-cell table:number-columns-repeated="5" table:style-name="ce82"/>
          <table:table-cell office:value-type="float" office:value="0" table:formula="of:=SUM([.E877:.H877])"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Q-C" table:formula="of:=HYPERLINK(&quot;https://www.facebook.com/hackercup/problem/1153996538071503/&quot;; &quot;FbHkrCup 18-RQ-C&quot;)" table:style-name="ce157">
            <text:p>FbHkrCup 18-RQ-C</text:p>
          </table:table-cell>
          <table:table-cell table:style-name="ce241"/>
          <table:table-cell table:number-columns-repeated="5" table:style-name="ce82"/>
          <table:table-cell office:value-type="float" office:value="0" table:formula="of:=SUM([.E878:.H878])"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475</text:p>
          </table:table-cell>
          <table:table-cell table:style-name="ce241"/>
          <table:table-cell table:number-columns-repeated="5" table:style-name="ce82"/>
          <table:table-cell office:value-type="float" office:value="0" table:formula="of:=SUM([.E879:.H879])" table:style-name="ce55">
            <text:p>0</text:p>
          </table:table-cell>
          <table:table-cell table:style-name="ce82"/>
          <table:table-cell table:style-name="ce245"/>
          <table:table-cell table:style-name="ce82"/>
          <table:table-cell office:value-type="string" office:string-value="Sol" table:formula="of:=HYPERLINK(&quot;https://github.com/Huvok/CompetitiveProgramming/blob/master/UVA/11475.cpp&quot;; &quot;Sol&quot;)" table:style-name="ce115">
            <text:p>Sol</text:p>
          </table:table-cell>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Phone List</text:p>
          </table:table-cell>
          <table:table-cell office:value-type="string" office:string-value="SPOJ PHONELST" table:formula="of:=HYPERLINK(&quot;http://www.spoj.com/problems/PHONELST/&quot;;&quot;SPOJ PHONELST&quot;)" table:style-name="ce157">
            <text:p>SPOJ PHONELST</text:p>
          </table:table-cell>
          <table:table-cell table:style-name="ce241"/>
          <table:table-cell table:number-columns-repeated="5" table:style-name="ce82"/>
          <table:table-cell office:value-type="float" office:value="0" table:formula="of:=SUM([.E880:.H880])"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ellphone Typing</text:p>
          </table:table-cell>
          <table:table-cell office:value-type="string" office:string-value="UVA 12526" table:formula="of:=HYPERLINK(&quot;https://uva.onlinejudge.org/index.php?option=com_onlinejudge&amp;Itemid=8&amp;page=show_problem&amp;problem=3971&quot;;&quot;UVA 12526&quot;)" table:style-name="ce157">
            <text:p>UVA 12526</text:p>
          </table:table-cell>
          <table:table-cell table:style-name="ce241"/>
          <table:table-cell table:number-columns-repeated="5" table:style-name="ce82"/>
          <table:table-cell office:value-type="float" office:value="0" table:formula="of:=SUM([.E881:.H881])"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sk Tree</text:p>
          </table:table-cell>
          <table:table-cell office:value-type="string" office:string-value="UVA 1556" table:formula="of:=HYPERLINK(&quot;https://uva.onlinejudge.org/index.php?option=com_onlinejudge&amp;Itemid=8&amp;page=show_problem&amp;problem=4331&quot;;&quot;UVA 1556&quot;)" table:style-name="ce157">
            <text:p>UVA 1556</text:p>
          </table:table-cell>
          <table:table-cell table:style-name="ce241"/>
          <table:table-cell table:number-columns-repeated="5" table:style-name="ce82"/>
          <table:table-cell office:value-type="float" office:value="0" table:formula="of:=SUM([.E882:.H882])" table:style-name="ce55">
            <text:p>0</text:p>
          </table:table-cell>
          <table:table-cell table:style-name="ce82"/>
          <table:table-cell table:style-name="ce245"/>
          <table:table-cell table:style-name="ce82"/>
          <table:table-cell table:style-name="ce130"/>
          <table:table-cell office:value-type="string" table:style-name="ce156">
            <text:p>string processing, trie, trie using map, pretty print trie, fast cin</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Search in the dictionary!</text:p>
          </table:table-cell>
          <table:table-cell office:value-type="string" office:string-value="SPOJ DICT" table:formula="of:=HYPERLINK(&quot;http://www.spoj.com/problems/DICT/&quot;;&quot;SPOJ DICT&quot;)" table:style-name="ce157">
            <text:p>SPOJ DICT</text:p>
          </table:table-cell>
          <table:table-cell table:style-name="ce241"/>
          <table:table-cell table:number-columns-repeated="5" table:style-name="ce82"/>
          <table:table-cell office:value-type="float" office:value="0" table:formula="of:=SUM([.E883:.H883])"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Vasiliy's Multiset</text:p>
          </table:table-cell>
          <table:table-cell office:value-type="string" office:string-value="CF706-D2-D" table:formula="of:=HYPERLINK(&quot;http://codeforces.com/contest/706/problem/D&quot;;&quot;CF706-D2-D&quot;)" table:style-name="ce157">
            <text:p>CF706-D2-D</text:p>
          </table:table-cell>
          <table:table-cell table:style-name="ce241"/>
          <table:table-cell table:number-columns-repeated="5" table:style-name="ce82"/>
          <table:table-cell office:value-type="float" office:value="0" table:formula="of:=SUM([.E884:.H884])"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8015</text:p>
          </table:table-cell>
          <table:table-cell table:style-name="ce241"/>
          <table:table-cell table:number-columns-repeated="5" table:style-name="ce82"/>
          <table:table-cell office:value-type="float" office:value="0" table:formula="of:=SUM([.E885:.H885])" table:style-name="ce55">
            <text:p>0</text:p>
          </table:table-cell>
          <table:table-cell table:style-name="ce82"/>
          <table:table-cell table:style-name="ce245"/>
          <table:table-cell table:style-name="ce82"/>
          <table:table-cell office:value-type="string" office:string-value="Sol" table:formula="of:=HYPERLINK(&quot;https://github.com/ahmed-osama-iv/CompetitiveProgramming/blob/master/LiveArchive/8015.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42-D2-D" table:formula="of:=HYPERLINK(&quot;http://codeforces.com/contest/842/problem/D&quot;;&quot;CF842-D2-D&quot;)" table:style-name="ce157">
            <text:p>CF842-D2-D</text:p>
          </table:table-cell>
          <table:table-cell table:style-name="ce241"/>
          <table:table-cell table:number-columns-repeated="5" table:style-name="ce82"/>
          <table:table-cell office:value-type="float" office:value="0" table:formula="of:=SUM([.E886:.H886])" table:style-name="ce55">
            <text:p>0</text:p>
          </table:table-cell>
          <table:table-cell table:style-name="ce82"/>
          <table:table-cell table:style-name="ce245"/>
          <table:table-cell table:style-name="ce82"/>
          <table:table-cell table:style-name="ce156"/>
          <table:table-cell office:value-type="string" table:style-name="ce156">
            <text:p>string processing, trie, [xor]</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65-D12-E" table:formula="of:=HYPERLINK(&quot;https://codeforces.com/contest/665/problem/E&quot;;&quot;CF665-D12-E&quot;)" table:style-name="ce157">
            <text:p>CF665-D12-E</text:p>
          </table:table-cell>
          <table:table-cell table:style-name="ce241"/>
          <table:table-cell table:number-columns-repeated="5" table:style-name="ce82"/>
          <table:table-cell office:value-type="float" office:value="0" table:formula="of:=SUM([.E887:.H887])"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LiveArchive 4682</text:p>
          </table:table-cell>
          <table:table-cell table:style-name="ce241"/>
          <table:table-cell table:number-columns-repeated="5" table:style-name="ce82"/>
          <table:table-cell office:value-type="float" office:value="0" table:formula="of:=SUM([.E888:.H888])" table:style-name="ce55">
            <text:p>0</text:p>
          </table:table-cell>
          <table:table-cell table:style-name="ce82"/>
          <table:table-cell table:style-name="ce245"/>
          <table:table-cell table:style-name="ce82"/>
          <table:table-cell office:value-type="string" office:string-value="Sol" table:formula="of:=HYPERLINK(&quot;https://github.com/HosamEissa/Competitive-programming-/blob/master/ACM-ICPC%20Live%20Archive/4682.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455-D1-B" table:formula="of:=HYPERLINK(&quot;http://codeforces.com/contest/455/problem/B&quot;;&quot;CF455-D1-B&quot;)" table:style-name="ce157">
            <text:p>CF455-D1-B</text:p>
          </table:table-cell>
          <table:table-cell table:style-name="ce241"/>
          <table:table-cell table:number-columns-repeated="5" table:style-name="ce82"/>
          <table:table-cell office:value-type="float" office:value="0" table:formula="of:=SUM([.E889:.H889])"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Spider's Web</text:p>
          </table:table-cell>
          <table:table-cell office:value-type="string" office:string-value="CF216-D2-D" table:formula="of:=HYPERLINK(&quot;http://codeforces.com/contest/216/problem/D&quot;;&quot;CF216-D2-D&quot;)" table:style-name="ce157">
            <text:p>CF216-D2-D</text:p>
          </table:table-cell>
          <table:table-cell table:style-name="ce241"/>
          <table:table-cell table:number-columns-repeated="5" table:style-name="ce82"/>
          <table:table-cell office:value-type="float" office:value="0" table:formula="of:=SUM([.E890:.H890])"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on Line</text:p>
          </table:table-cell>
          <table:table-cell office:value-type="string" office:string-value="CF252-D2-C" table:formula="of:=HYPERLINK(&quot;http://codeforces.com/contest/252/problem/C&quot;;&quot;CF252-D2-C&quot;)" table:style-name="ce157">
            <text:p>CF252-D2-C</text:p>
          </table:table-cell>
          <table:table-cell table:style-name="ce241"/>
          <table:table-cell table:number-columns-repeated="5" table:style-name="ce82"/>
          <table:table-cell office:value-type="float" office:value="0" table:formula="of:=SUM([.E891:.H891])" table:style-name="ce55">
            <text:p>0</text:p>
          </table:table-cell>
          <table:table-cell table:style-name="ce55"/>
          <table:table-cell table:style-name="ce244"/>
          <table:table-cell table:style-name="ce82"/>
          <table:table-cell table:style-name="ce130"/>
          <table:table-cell office:value-type="string" table:style-name="ce156">
            <text:p>two pointers or binary search, combinatorics</text:p>
          </table:table-cell>
          <table:table-cell office:value-type="float" office:value="138" table:style-name="ce156">
            <text:p>13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Hometask</text:p>
          </table:table-cell>
          <table:table-cell office:value-type="string" office:string-value="CF155-D2-C" table:formula="of:=HYPERLINK(&quot;http://codeforces.com/contest/155/problem/C&quot;;&quot;CF155-D2-C&quot;)" table:style-name="ce157">
            <text:p>CF155-D2-C</text:p>
          </table:table-cell>
          <table:table-cell table:style-name="ce241"/>
          <table:table-cell table:number-columns-repeated="5" table:style-name="ce82"/>
          <table:table-cell office:value-type="float" office:value="0" table:formula="of:=SUM([.E892:.H892])" table:style-name="ce55">
            <text:p>0</text:p>
          </table:table-cell>
          <table:table-cell table:style-name="ce82"/>
          <table:table-cell table:style-name="ce245"/>
          <table:table-cell table:style-name="ce82"/>
          <table:table-cell table:style-name="ce130"/>
          <table:table-cell office:value-type="string" table:style-name="ce156">
            <text:p>two pointers or dp</text:p>
          </table:table-cell>
          <table:table-cell office:value-type="float" office:value="138" table:style-name="ce156">
            <text:p>138</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3-D12-D" table:formula="of:=HYPERLINK(&quot;http://codeforces.com/contest/1043/problem/D&quot;;&quot;CF1043-D12-D&quot;)" table:style-name="ce157">
            <text:p>CF1043-D12-D</text:p>
          </table:table-cell>
          <table:table-cell table:style-name="ce241"/>
          <table:table-cell table:number-columns-repeated="5" table:style-name="ce82"/>
          <table:table-cell office:value-type="float" office:value="0" table:formula="of:=SUM([.E893:.H893])" table:style-name="ce55">
            <text:p>0</text:p>
          </table:table-cell>
          <table:table-cell table:style-name="ce55"/>
          <table:table-cell table:style-name="ce244"/>
          <table:table-cell table:style-name="ce82"/>
          <table:table-cell table:style-name="ce133"/>
          <table:table-cell office:value-type="string" table:style-name="ce156">
            <text:p>two pointers, [different solution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REDCGAME" table:formula="of:=HYPERLINK(&quot;https://www.codechef.com/ACMIND18/problems/REDCGAME&quot;;&quot;CODECHEF REDCGAME&quot;)" table:style-name="ce157">
            <text:p>CODECHEF REDCGAME</text:p>
          </table:table-cell>
          <table:table-cell table:style-name="ce241"/>
          <table:table-cell table:number-columns-repeated="5" table:style-name="ce82"/>
          <table:table-cell office:value-type="float" office:value="0" table:formula="of:=SUM([.E894:.H894])"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ereja ans Anagrams</text:p>
          </table:table-cell>
          <table:table-cell office:value-type="string" office:string-value="CF368-D2-D" table:formula="of:=HYPERLINK(&quot;http://codeforces.com/contest/368/problem/D&quot;;&quot;CF368-D2-D&quot;)" table:style-name="ce157">
            <text:p>CF368-D2-D</text:p>
          </table:table-cell>
          <table:table-cell table:style-name="ce241"/>
          <table:table-cell table:number-columns-repeated="5" table:style-name="ce82"/>
          <table:table-cell office:value-type="float" office:value="0" table:formula="of:=SUM([.E895:.H89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368-D2-D.cpp&quot;;&quot;Sol&quot;)" table:style-name="ce158">
            <text:p>Sol</text:p>
          </table:table-cell>
          <table:table-cell office:value-type="string" table:style-name="ce156">
            <text:p>two pointers or adhoc or kmp-like</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asya and String</text:p>
          </table:table-cell>
          <table:table-cell office:value-type="string" office:string-value="CF676-D2-C" table:formula="of:=HYPERLINK(&quot;http://codeforces.com/contest/676/problem/C&quot;;&quot;CF676-D2-C&quot;)" table:style-name="ce157">
            <text:p>CF676-D2-C</text:p>
          </table:table-cell>
          <table:table-cell table:style-name="ce241"/>
          <table:table-cell table:number-columns-repeated="5" table:style-name="ce82"/>
          <table:table-cell office:value-type="float" office:value="0" table:formula="of:=SUM([.E896:.H896])"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o Add or Not to Add</text:p>
          </table:table-cell>
          <table:table-cell office:value-type="string" office:string-value="CF231-D2-C" table:formula="of:=HYPERLINK(&quot;http://codeforces.com/contest/231/problem/C&quot;;&quot;CF231-D2-C&quot;)" table:style-name="ce157">
            <text:p>CF231-D2-C</text:p>
          </table:table-cell>
          <table:table-cell table:style-name="ce241"/>
          <table:table-cell table:number-columns-repeated="5" table:style-name="ce82"/>
          <table:table-cell office:value-type="float" office:value="0" table:formula="of:=SUM([.E897:.H897])" table:style-name="ce55">
            <text:p>0</text:p>
          </table:table-cell>
          <table:table-cell table:style-name="ce82"/>
          <table:table-cell table:style-name="ce245"/>
          <table:table-cell table:style-name="ce82"/>
          <table:table-cell table:style-name="ce130"/>
          <table:table-cell office:value-type="string" table:style-name="ce156">
            <text:p>two pointers, binary search</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wo Strings</text:p>
          </table:table-cell>
          <table:table-cell office:value-type="string" office:string-value="CF224-D2-D" table:formula="of:=HYPERLINK(&quot;http://codeforces.com/contest/224/problem/D&quot;;&quot;CF224-D2-D&quot;)" table:style-name="ce157">
            <text:p>CF224-D2-D</text:p>
          </table:table-cell>
          <table:table-cell table:style-name="ce241"/>
          <table:table-cell table:number-columns-repeated="5" table:style-name="ce82"/>
          <table:table-cell office:value-type="float" office:value="0" table:formula="of:=SUM([.E898:.H89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CodeForces/CF224-D2-D.cpp&quot;;&quot;Sol&quot;)" table:style-name="ce158">
            <text:p>Sol</text:p>
          </table:table-cell>
          <table:table-cell office:value-type="string" table:style-name="ce156">
            <text:p>two pointers</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hips</text:p>
          </table:table-cell>
          <table:table-cell office:value-type="string" office:string-value="CF334-D2-D" table:formula="of:=HYPERLINK(&quot;http://codeforces.com/contest/334/problem/D&quot;;&quot;CF334-D2-D&quot;)" table:style-name="ce157">
            <text:p>CF334-D2-D</text:p>
          </table:table-cell>
          <table:table-cell table:style-name="ce241"/>
          <table:table-cell table:number-columns-repeated="5" table:style-name="ce82"/>
          <table:table-cell office:value-type="float" office:value="0" table:formula="of:=SUM([.E899:.H899])"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309-D12-B" table:formula="of:=HYPERLINK(&quot;http://codeforces.com/contest/309/problem/B&quot;;&quot;CF309-D12-B&quot;)" table:style-name="ce157">
            <text:p>CF309-D12-B</text:p>
          </table:table-cell>
          <table:table-cell table:style-name="ce241"/>
          <table:table-cell table:number-columns-repeated="5" table:style-name="ce82"/>
          <table:table-cell office:value-type="float" office:value="0" table:formula="of:=SUM([.E900:.H900])" table:style-name="ce55">
            <text:p>0</text:p>
          </table:table-cell>
          <table:table-cell table:style-name="ce55"/>
          <table:table-cell table:style-name="ce244"/>
          <table:table-cell table:style-name="ce160"/>
          <table:table-cell table:style-name="ce133"/>
          <table:table-cell office:value-type="string" table:style-name="ce156">
            <text:p>two pointers, dp or greedy</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ximum Xor Secondary</text:p>
          </table:table-cell>
          <table:table-cell office:value-type="string" office:string-value="CF281-D2-D" table:formula="of:=HYPERLINK(&quot;http://codeforces.com/contest/281/problem/D&quot;;&quot;CF281-D2-D&quot;)" table:style-name="ce157">
            <text:p>CF281-D2-D</text:p>
          </table:table-cell>
          <table:table-cell table:style-name="ce241"/>
          <table:table-cell table:number-columns-repeated="5" table:style-name="ce82"/>
          <table:table-cell office:value-type="float" office:value="0" table:formula="of:=SUM([.E901:.H901])" table:style-name="ce55">
            <text:p>0</text:p>
          </table:table-cell>
          <table:table-cell table:style-name="ce82"/>
          <table:table-cell table:style-name="ce245"/>
          <table:table-cell table:style-name="ce160"/>
          <table:table-cell table:style-name="ce130"/>
          <table:table-cell office:value-type="string" table:style-name="ce156">
            <text:p>two pointers or segment tree</text:p>
          </table:table-cell>
          <table:table-cell office:value-type="float" office:value="138" table:style-name="ce156">
            <text:p>138</text:p>
          </table:table-cell>
          <table:table-cell office:value-type="float" office:value="5.5" table:style-name="ce156">
            <text:p>5.5</text:p>
          </table:table-cell>
          <table:table-cell table:number-columns-repeated="16368" table:style-name="ce1"/>
        </table:table-row>
        <table:table-row table:style-name="ro1">
          <table:table-cell table:number-columns-repeated="2" table:style-name="ce84"/>
          <table:table-cell table:style-name="ce243"/>
          <table:table-cell table:number-columns-repeated="5" table:style-name="ce169"/>
          <table:table-cell table:style-name="ce170"/>
          <table:table-cell table:style-name="ce171"/>
          <table:table-cell table:style-name="ce248"/>
          <table:table-cell table:style-name="ce171"/>
          <table:table-cell table:style-name="ce172"/>
          <table:table-cell table:style-name="ce173"/>
          <table:table-cell table:style-name="ce174"/>
          <table:table-cell table:style-name="ce175"/>
          <table:table-cell table:style-name="ce17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string" table:number-columns-spanned="4" table:number-rows-spanned="1" table:style-name="ce187">
            <text:p>Caregory Code to match with Col O</text:p>
          </table:table-cell>
          <table:covered-table-cell table:number-columns-repeated="3"/>
          <table:table-cell office:value-type="string" table:number-columns-spanned="2" table:number-rows-spanned="1" table:style-name="ce249">
            <text:p>Learning Order</text:p>
          </table:table-cell>
          <table:covered-table-cell/>
          <table:table-cell office:value-type="string" table:number-columns-spanned="2" table:number-rows-spanned="1" table:style-name="ce249">
            <text:p>Video</text:p>
          </table:table-cell>
          <table:covered-table-cell/>
          <table:table-cell table:style-name="ce11"/>
          <table:table-cell table:style-name="ce122"/>
          <table:table-cell table:style-name="ce11"/>
          <table:table-cell table:number-columns-repeated="16367"/>
        </table:table-row>
        <table:table-row table:style-name="ro1">
          <table:table-cell office:value-type="string" table:number-columns-spanned="2" table:number-rows-spanned="17" table:style-name="ce188">
            <text:p>1- Column K (learning order) is same order as the sheets A-D</text:p>
            <text:p>2- You may follow this order to learn</text:p>
            <text:p/>
            <text:p>3- Column G is the category code as in Column O</text:p>
            <text:p>4- Example: You learned DFS. Codes for it are 60, 61, 63. Go and solve as u want from the problems with these codes. E.g. UVA 10461</text:p>
          </table: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 table:style-name="ce250">
            <text:p>1</text:p>
          </table:table-cell>
          <table:table-cell table:style-name="ce130"/>
          <table:table-cell office:value-type="string" office:string-value="Watch - Approaching Problem Statement " table:formula="of:=HYPERLINK(&quot;https://www.youtube.com/watch?v=fd0Ebfa_mJ0&quot;;&quot;Watch - Approaching Problem Statement &quot;)" table:number-columns-spanned="2" table:number-rows-spanned="1" table:style-name="ce189">
            <text:p>Watch - Approaching Problem Statement<text:s/></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2" table:style-name="ce250">
            <text:p>2</text:p>
          </table:table-cell>
          <table:table-cell table:style-name="ce130"/>
          <table:table-cell office:value-type="string" office:string-value="Watch - Thinking - On papers Not on PC " table:formula="of:=HYPERLINK(&quot;https://www.youtube.com/watch?v=olcmPKZNqnM&quot;;&quot;Watch - Thinking - On papers Not on PC &quot;)" table:number-columns-spanned="2" table:number-rows-spanned="1" table:style-name="ce189">
            <text:p>Watch - Thinking - On papers Not on PC<text:s/></text:p>
          </table:table-cell>
          <table:covered-table-cell/>
          <table:table-cell table:style-name="ce178"/>
          <table:table-cell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3" table:style-name="ce250">
            <text:p>3</text:p>
          </table:table-cell>
          <table:table-cell table:style-name="ce130"/>
          <table:table-cell office:value-type="string" office:string-value="Watch - Measuring Algorithms Perfromance - 1" table:formula="of:=HYPERLINK(&quot;https://www.youtube.com/watch?v=EQzmtn4PzYQ&quot;;&quot;Watch - Measuring Algorithms Perfromance - 1&quot;)" table:number-columns-spanned="2" table:number-rows-spanned="1" table:style-name="ce189">
            <text:p>Watch - Measuring Algorithms Perfromance - 1</text:p>
          </table:table-cell>
          <table:covered-table-cell/>
          <table:table-cell table:style-name="ce178"/>
          <table:table-cell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4" table:style-name="ce250">
            <text:p>4</text:p>
          </table:table-cell>
          <table:table-cell table:style-name="ce130"/>
          <table:table-cell office:value-type="string" office:string-value="Watch - Elementary Math - Introduction" table:formula="of:=HYPERLINK(&quot;https://www.youtube.com/watch?v=Syx2qDjj7TE&quot;;&quot;Watch - Elementary Math - Introduction&quot;)" table:number-columns-spanned="2" table:number-rows-spanned="1" table:style-name="ce190">
            <text:p>Watch - Elementary Math - Introduction</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109" table:style-name="ce177">
            <text:p>109</text:p>
          </table:table-cell>
          <table:table-cell table:number-columns-repeated="2" table:style-name="ce130"/>
          <table:table-cell table:style-name="ce1"/>
          <table:table-cell office:value-type="float" office:value="5" table:style-name="ce250">
            <text:p>5</text:p>
          </table:table-cell>
          <table:table-cell table:style-name="ce130"/>
          <table:table-cell office:value-type="string" office:string-value="Watch - Number Theory - Modular Arithmatic" table:formula="of:=HYPERLINK(&quot;https://www.youtube.com/watch?v=9sqvjnvuLtY&quot;;&quot;Watch - Number Theory - Modular Arithmatic&quot;)" table:number-columns-spanned="2" table:number-rows-spanned="1" table:style-name="ce191">
            <text:p>Watch - Number Theory - Modular Arithmatic</text:p>
          </table:table-cell>
          <table:covered-table-cell/>
          <table:table-cell table:number-columns-repeated="2" table:style-name="ce168"/>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6" table:style-name="ce250">
            <text:p>6</text:p>
          </table:table-cell>
          <table:table-cell table:style-name="ce130"/>
          <table:table-cell office:value-type="string" office:string-value="Watch - Combinatorics - Counting Principles" table:formula="of:=HYPERLINK(&quot;https://www.youtube.com/watch?v=sr6WgCLcgVM&quot;;&quot;Watch - Combinatorics - Counting Principles&quot;)" table:number-columns-spanned="2" table:number-rows-spanned="1" table:style-name="ce191">
            <text:p>Watch - Combinatorics - Counting Principle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7" table:style-name="ce250">
            <text:p>7</text:p>
          </table:table-cell>
          <table:table-cell table:style-name="ce130"/>
          <table:table-cell office:value-type="string" office:string-value="Watch - Graph Theory - Intro" table:formula="of:=HYPERLINK(&quot;https://www.youtube.com/watch?v=jzfcfQVBtKA&quot;;&quot;Watch - Graph Theory - Intro&quot;)" table:number-columns-spanned="2" table:number-rows-spanned="1" table:style-name="ce191">
            <text:p>Watch - Graph Theory - Intro</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9">
            <text:p>60,61,63</text:p>
          </table:table-cell>
          <table:table-cell table:number-columns-repeated="2" table:style-name="ce130"/>
          <table:table-cell table:style-name="ce1"/>
          <table:table-cell office:value-type="float" office:value="8" table:style-name="ce250">
            <text:p>8</text:p>
          </table:table-cell>
          <table:table-cell table:style-name="ce130"/>
          <table:table-cell office:value-type="string" office:string-value="Watch - Graph Theory - DFS" table:formula="of:=HYPERLINK(&quot;https://www.youtube.com/watch?v=9DP0X2xlPCo&quot;;&quot;Watch - Graph Theory - DFS&quot;)" table:number-columns-spanned="2" table:number-rows-spanned="1" table:style-name="ce191">
            <text:p>Watch - Graph Theory - DFS</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9" table:style-name="ce250">
            <text:p>9</text:p>
          </table:table-cell>
          <table:table-cell table:style-name="ce130"/>
          <table:table-cell office:value-type="string" office:string-value="Watch - Computational Geometry - Intro" table:formula="of:=HYPERLINK(&quot;https://www.youtube.com/watch?v=XhVmgLXYvuQ&quot;;&quot;Watch - Computational Geometry - Intro&quot;)" table:number-columns-spanned="2" table:number-rows-spanned="1" table:style-name="ce189">
            <text:p>Watch - Computational Geometry - Intro</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10" table:style-name="ce250">
            <text:p>10</text:p>
          </table:table-cell>
          <table:table-cell table:style-name="ce130"/>
          <table:table-cell office:value-type="string" office:string-value="Watch - Computational Geometry - Point and Vector" table:formula="of:=HYPERLINK(&quot;https://www.youtube.com/watch?v=2CUN12WrNr4&quot;;&quot;Watch - Computational Geometry - Point and Vector&quot;)" table:number-columns-spanned="2" table:number-rows-spanned="1" table:style-name="ce189">
            <text:p>Watch - Computational Geometry - Point and Vector</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office:value-type="float" office:value="6" table:style-name="ce177">
            <text:p>6</text:p>
          </table:table-cell>
          <table:table-cell table:number-columns-repeated="2" table:style-name="ce130"/>
          <table:table-cell table:style-name="ce1"/>
          <table:table-cell office:value-type="float" office:value="11" table:style-name="ce250">
            <text:p>11</text:p>
          </table:table-cell>
          <table:table-cell table:style-name="ce130"/>
          <table:table-cell office:value-type="string" office:string-value="Watch - Search Techniques - Binary Search" table:formula="of:=HYPERLINK(&quot;https://www.youtube.com/watch?v=2G7RzlxTNPo&quot;;&quot;Watch - Search Techniques - Binary Search&quot;)" table:number-columns-spanned="2" table:number-rows-spanned="1" table:style-name="ce189">
            <text:p>Watch - Search Techniques - Binary Search</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2" table:style-name="ce250">
            <text:p>12</text:p>
          </table:table-cell>
          <table:table-cell table:style-name="ce130"/>
          <table:table-cell office:value-type="string" office:string-value="Watch - Thinking - Problem Simplification " table:formula="of:=HYPERLINK(&quot;https://www.youtube.com/watch?v=x1rCxxKfFbM&quot;;&quot;Watch - Thinking - Problem Simplification &quot;)" table:number-columns-spanned="2" table:number-rows-spanned="1" table:style-name="ce192">
            <text:p>Watch - Thinking - Problem Simplification<text:s/></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3" table:style-name="ce250">
            <text:p>13</text:p>
          </table:table-cell>
          <table:table-cell table:style-name="ce130"/>
          <table:table-cell office:value-type="string" office:string-value="Watch - Thinking - Brainstorm - Rank - Approach " table:formula="of:=HYPERLINK(&quot;https://www.youtube.com/watch?v=7z1498LTCgg&quot;;&quot;Watch - Thinking - Brainstorm - Rank - Approach &quot;)" table:number-columns-spanned="2" table:number-rows-spanned="1" table:style-name="ce192">
            <text:p>Watch - Thinking - Brainstorm - Rank - Approach<text: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4" table:style-name="ce250">
            <text:p>14</text:p>
          </table:table-cell>
          <table:table-cell table:style-name="ce130"/>
          <table:table-cell office:value-type="string" office:string-value="Study STL" table:formula="of:=HYPERLINK(&quot;https://www.youtube.com/watch?v=KAS83uXf_8s&amp;list=PLPt2dINI2MIZPFq6HyUB1Uhxdh1UDnZMS&quot;;&quot;Study STL&quot;)" table:number-columns-spanned="2" table:number-rows-spanned="1" table:style-name="ce192">
            <text:p>Study STL</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5" table:style-name="ce250">
            <text:p>15</text:p>
          </table:table-cell>
          <table:table-cell table:style-name="ce130"/>
          <table:table-cell office:value-type="string" office:string-value="Watch - Combinatorics - Permutations and Combinations - 1" table:formula="of:=HYPERLINK(&quot;https://www.youtube.com/watch?v=9wvqNeX_JnI&quot;;&quot;Watch - Combinatorics - Permutations and Combinations - 1&quot;)" table:number-columns-spanned="2" table:number-rows-spanned="1" table:style-name="ce192">
            <text:p>Watch - Combinatorics - Permutations and Combinations - 1</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6" table:style-name="ce250">
            <text:p>16</text:p>
          </table:table-cell>
          <table:table-cell table:style-name="ce130"/>
          <table:table-cell office:value-type="string" office:string-value="Watch - Combinatorics - Permutations and Combinations - 2" table:formula="of:=HYPERLINK(&quot;https://www.youtube.com/watch?v=8V_xhaPpjmM&quot;;&quot;Watch - Combinatorics - Permutations and Combinations - 2&quot;)" table:number-columns-spanned="2" table:number-rows-spanned="1" table:style-name="ce192">
            <text:p>Watch - Combinatorics - Permutations and Combinations - 2</text:p>
          </table:table-cell>
          <table:covered-table-cell/>
          <table:table-cell table:number-columns-repeated="2" table:style-name="ce107"/>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7" table:style-name="ce250">
            <text:p>17</text:p>
          </table:table-cell>
          <table:table-cell table:style-name="ce130"/>
          <table:table-cell office:value-type="string" office:string-value="Watch - Training-Secrets of Success" table:formula="of:=HYPERLINK(&quot;https://www.youtube.com/watch?v=tKGztXjnnuA&quot;;&quot;Watch - Training-Secrets of Success&quot;)" table:number-columns-spanned="2" table:number-rows-spanned="1" table:style-name="ce192">
            <text:p>Watch - Training-Secrets of Success</text:p>
          </table:table-cell>
          <table:covered-table-cell/>
          <table:table-cell table:number-columns-repeated="2" table:style-name="ce107"/>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18" table:style-name="ce250">
            <text:p>18</text:p>
          </table:table-cell>
          <table:table-cell table:style-name="ce130"/>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style-name="ce181"/>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9" table:style-name="ce179">
            <text:p>99</text:p>
          </table:table-cell>
          <table:table-cell table:number-columns-repeated="2" table:style-name="ce130"/>
          <table:table-cell table:style-name="ce1"/>
          <table:table-cell office:value-type="float" office:value="19" table:style-name="ce250">
            <text:p>19</text:p>
          </table:table-cell>
          <table:table-cell table:style-name="ce130"/>
          <table:table-cell office:value-type="string" office:string-value="Watch - Number Theory - Fib, GCD, LCM, Pow" table:formula="of:=HYPERLINK(&quot;https://www.youtube.com/watch?v=YklnFXpq0ZE&quot;;&quot;Watch - Number Theory - Fib, GCD, LCM, Pow&quot;)" table:number-columns-spanned="2" table:number-rows-spanned="1" table:style-name="ce192">
            <text:p>Watch - Number Theory - Fib, GCD, LCM, Pow</text:p>
          </table:table-cell>
          <table:covered-table-cell/>
          <table:table-cell table:number-columns-repeated="2" table:style-name="ce107"/>
          <table:table-cell table:number-columns-repeated="16368" table:style-name="ce1"/>
        </table:table-row>
        <table:table-row table:style-name="ro1">
          <table:table-cell table:number-columns-repeated="2" table:style-name="ce11"/>
          <table:table-cell table:style-name="ce242"/>
          <table:table-cell table:number-columns-repeated="3" table:style-name="ce11"/>
          <table:table-cell table:style-name="ce177"/>
          <table:table-cell table:number-columns-repeated="2" table:style-name="ce130"/>
          <table:table-cell table:style-name="ce1"/>
          <table:table-cell office:value-type="float" office:value="20" table:style-name="ce250">
            <text:p>20</text:p>
          </table:table-cell>
          <table:table-cell table:style-name="ce130"/>
          <table:table-cell office:value-type="string" office:string-value="Watch - Prefix Sum" table:formula="of:=HYPERLINK(&quot;https://www.youtube.com/watch?v=hqOqr6vFPp8&quot;;&quot;Watch - Prefix Sum&quot;)" table:number-columns-spanned="2" table:number-rows-spanned="1" table:style-name="ce193">
            <text:p>Watch - Prefix Sum</text:p>
          </table:table-cell>
          <table:covered-table-cell/>
          <table:table-cell table:style-name="ce107"/>
          <table:table-cell table:style-name="ce18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57" table:style-name="ce179">
            <text:p>57</text:p>
          </table:table-cell>
          <table:table-cell table:number-columns-repeated="2" table:style-name="ce130"/>
          <table:table-cell table:style-name="ce1"/>
          <table:table-cell office:value-type="float" office:value="21" table:style-name="ce250">
            <text:p>21</text:p>
          </table:table-cell>
          <table:table-cell table:style-name="ce130"/>
          <table:table-cell office:value-type="string" office:string-value="Watch - Graph Theory - BFS" table:formula="of:=HYPERLINK(&quot;https://www.youtube.com/watch?v=COB1GHq0YwY&quot;;&quot;Watch - Graph Theory - BFS&quot;)" table:number-columns-spanned="2" table:number-rows-spanned="1" table:style-name="ce192">
            <text:p>Watch - Graph Theory - BFS</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22" table:style-name="ce250">
            <text:p>22</text:p>
          </table:table-cell>
          <table:table-cell table:style-name="ce130"/>
          <table:table-cell office:value-type="string" office:string-value="Review - Recursion" table:formula="of:=HYPERLINK(&quot;https://www.youtube.com/watch?v=hyk46UmJPS4&amp;list=PLPt2dINI2MIZPFq6HyUB1Uhxdh1UDnZMS&amp;index=22&quot;;&quot;Review - Recursion&quot;)" table:style-name="ce107">
            <text:p>Review - Recursion</text:p>
          </table:table-cell>
          <table:table-cell table:number-columns-repeated="2"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3" table:style-name="ce250">
            <text:p>23</text:p>
          </table:table-cell>
          <table:table-cell table:style-name="ce130"/>
          <table:table-cell office:value-type="string" office:string-value="Watch - DP - intro 1" table:formula="of:=HYPERLINK(&quot;https://www.youtube.com/watch?v=gFdP6X4CyKU&quot;;&quot;Watch - DP - intro 1&quot;)" table:number-columns-spanned="2" table:number-rows-spanned="1" table:style-name="ce192">
            <text:p>Watch - DP - intro 1</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4" table:style-name="ce250">
            <text:p>24</text:p>
          </table:table-cell>
          <table:table-cell table:style-name="ce130"/>
          <table:table-cell office:value-type="string" office:string-value="Watch - DP - intro 2" table:formula="of:=HYPERLINK(&quot;https://www.youtube.com/watch?v=1j3srLj-C5Q&quot;;&quot;Watch - DP - intro 2&quot;)" table:number-columns-spanned="2" table:number-rows-spanned="1" table:style-name="ce192">
            <text:p>Watch - DP - intro 2</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25" table:style-name="ce250">
            <text:p>25</text:p>
          </table:table-cell>
          <table:table-cell table:style-name="ce130"/>
          <table:table-cell office:value-type="string" office:string-value="Watch - Computational Geometry - Complex Number and 2D Point" table:formula="of:=HYPERLINK(&quot;https://www.youtube.com/watch?v=dcMtSmWHLP4&quot;;&quot;Watch - Computational Geometry - Complex Number and 2D Point&quot;)" table:number-columns-spanned="2" table:number-rows-spanned="1" table:style-name="ce192">
            <text:p>Watch - Computational Geometry - Complex Number and 2D Poin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26" table:style-name="ce250">
            <text:p>26</text:p>
          </table:table-cell>
          <table:table-cell table:style-name="ce130"/>
          <table:table-cell office:value-type="string" office:string-value="Watch - Computational Geometry - Lines and Distances" table:formula="of:=HYPERLINK(&quot;https://www.youtube.com/watch?v=1Vi2h7dKdEQ&quot;;&quot;Watch - Computational Geometry - Lines and Distances&quot;)" table:number-columns-spanned="2" table:number-rows-spanned="1" table:style-name="ce192">
            <text:p>Watch - Computational Geometry - Lines and Dista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27" table:style-name="ce250">
            <text:p>27</text:p>
          </table:table-cell>
          <table:table-cell table:style-name="ce130"/>
          <table:table-cell office:value-type="string" office:string-value="Watch - Focused and Diffused Thinking" table:formula="of:=HYPERLINK(&quot;https://www.youtube.com/watch?v=WTr12dK2Se0&quot;;&quot;Watch - Focused and Diffused Thinking&quot;)" table:number-columns-spanned="2" table:number-rows-spanned="1" table:style-name="ce190">
            <text:p>Watch - Focused and Diffused Thinking</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string" table:style-name="ce179">
            <text:p>65,76</text:p>
          </table:table-cell>
          <table:table-cell table:number-columns-repeated="2" table:style-name="ce130"/>
          <table:table-cell table:style-name="ce1"/>
          <table:table-cell office:value-type="float" office:value="28" table:style-name="ce250">
            <text:p>28</text:p>
          </table:table-cell>
          <table:table-cell table:style-name="ce130"/>
          <table:table-cell office:value-type="string" office:string-value="Watch - Graph Theory - MST - Kruskal" table:formula="of:=HYPERLINK(&quot;https://www.youtube.com/watch?v=HQ5ANfzSDn0&quot;;&quot;Watch - Graph Theory - MST - Kruskal&quot;)" table:number-columns-spanned="2" table:number-rows-spanned="1" table:style-name="ce192">
            <text:p>Watch - Graph Theory - MST - Kruskal</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84" table:style-name="ce179">
            <text:p>84</text:p>
          </table:table-cell>
          <table:table-cell table:number-columns-repeated="2" table:style-name="ce130"/>
          <table:table-cell table:style-name="ce1"/>
          <table:table-cell office:value-type="float" office:value="29" table:style-name="ce250">
            <text:p>29</text:p>
          </table:table-cell>
          <table:table-cell table:style-name="ce130"/>
          <table:table-cell office:value-type="string" office:string-value="Watch - Intro to Greedy" table:formula="of:=HYPERLINK(&quot;https://www.youtube.com/watch?v=iXxP_liQklk&quot;;&quot;Watch - Intro to Greedy&quot;)" table:number-columns-spanned="2" table:number-rows-spanned="1" table:style-name="ce194">
            <text:p>Watch - Intro to Greedy</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0" table:style-name="ce250">
            <text:p>30</text:p>
          </table:table-cell>
          <table:table-cell table:style-name="ce130"/>
          <table:table-cell office:value-type="string" office:string-value="Watch - Thinking - Concretely - Symbolically - Pictorially " table:formula="of:=HYPERLINK(&quot;https://www.youtube.com/watch?v=Tm_Vlkv4mOo&quot;;&quot;Watch - Thinking - Concretely - Symbolically - Pictorially &quot;)" table:number-columns-spanned="2" table:number-rows-spanned="1" table:style-name="ce192">
            <text:p>Watch - Thinking - Concretely - Symbolically - Pictorially<text:s/></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1" table:style-name="ce250">
            <text:p>31</text:p>
          </table:table-cell>
          <table:table-cell table:style-name="ce130"/>
          <table:table-cell office:value-type="string" office:string-value="Watch - Thinking - Problem Constraints " table:formula="of:=HYPERLINK(&quot;https://www.youtube.com/watch?v=6Fx8T_NBA7Q&quot;;&quot;Watch - Thinking - Problem Constraints &quot;)" table:number-columns-spanned="2" table:number-rows-spanned="1" table:style-name="ce192">
            <text:p>Watch - Thinking - Problem Constraints<text:s/></text:p>
          </table:table-cell>
          <table:covered-table-cell/>
          <table:table-cell table:style-name="ce107"/>
          <table:table-cell table:style-name="ce14"/>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7" table:style-name="ce179">
            <text:p>117</text:p>
          </table:table-cell>
          <table:table-cell table:number-columns-repeated="2" table:style-name="ce130"/>
          <table:table-cell table:style-name="ce1"/>
          <table:table-cell office:value-type="float" office:value="32" table:style-name="ce250">
            <text:p>32</text:p>
          </table:table-cell>
          <table:table-cell table:style-name="ce130"/>
          <table:table-cell office:value-type="string" office:string-value="Watch - Number Theory - Primes" table:formula="of:=HYPERLINK(&quot;https://www.youtube.com/watch?v=VZBfW08ECgA&quot;;&quot;Watch - Number Theory - Primes&quot;)" table:number-columns-spanned="2" table:number-rows-spanned="1" table:style-name="ce192">
            <text:p>Watch - Number Theory - Prim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3" table:style-name="ce250">
            <text:p>33</text:p>
          </table:table-cell>
          <table:table-cell table:style-name="ce130"/>
          <table:table-cell office:value-type="string" office:string-value="Watch - Algebra - Number Bases and Polynomials" table:formula="of:=HYPERLINK(&quot;https://www.youtube.com/watch?v=jxvaNAthWRI&quot;;&quot;Watch - Algebra - Number Bases and Polynomials&quot;)" table:number-columns-spanned="2" table:number-rows-spanned="1" table:style-name="ce192">
            <text:p>Watch - Algebra - Number Bases and Polynomial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4" table:style-name="ce250">
            <text:p>34</text:p>
          </table:table-cell>
          <table:table-cell table:style-name="ce130"/>
          <table:table-cell office:value-type="string" office:string-value="Watch - Algebra - Patterns in Sequences" table:formula="of:=HYPERLINK(&quot;https://www.youtube.com/watch?v=O2SPaQXYHFc&quot;;&quot;Watch - Algebra - Patterns in Sequences&quot;)" table:number-columns-spanned="2" table:number-rows-spanned="1" table:style-name="ce192">
            <text:p>Watch - Algebra - Patterns in Seque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8" table:style-name="ce179">
            <text:p>118</text:p>
          </table:table-cell>
          <table:table-cell table:number-columns-repeated="2" table:style-name="ce130"/>
          <table:table-cell table:style-name="ce1"/>
          <table:table-cell office:value-type="float" office:value="35" table:style-name="ce250">
            <text:p>35</text:p>
          </table:table-cell>
          <table:table-cell table:style-name="ce130"/>
          <table:table-cell office:value-type="string" office:string-value="Watch - Algebra - Summations" table:formula="of:=HYPERLINK(&quot;https://www.youtube.com/watch?v=xY8To84R87Y&quot;;&quot;Watch - Algebra - Summations&quot;)" table:number-columns-spanned="2" table:number-rows-spanned="1" table:style-name="ce192">
            <text:p>Watch - Algebra - Summ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6" table:style-name="ce250">
            <text:p>36</text:p>
          </table:table-cell>
          <table:table-cell table:style-name="ce130"/>
          <table:table-cell office:value-type="string" office:string-value="Watch - Algebra - Basic Matrix Operations" table:formula="of:=HYPERLINK(&quot;https://www.youtube.com/watch?v=OcqD14kI3Wk&quot;;&quot;Watch - Algebra - Basic Matrix Operations&quot;)" table:number-columns-spanned="2" table:number-rows-spanned="1" table:style-name="ce192">
            <text:p>Watch - Algebra - Basic Matrix Oper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7" table:style-name="ce250">
            <text:p>37</text:p>
          </table:table-cell>
          <table:table-cell table:style-name="ce130"/>
          <table:table-cell office:value-type="string" office:string-value="Watch - Thinking - Problem Abstraction " table:formula="of:=HYPERLINK(&quot;https://www.youtube.com/watch?v=F0hmrbOW8nw&quot;;&quot;Watch - Thinking - Problem Abstraction &quot;)" table:number-columns-spanned="2" table:number-rows-spanned="1" table:style-name="ce192">
            <text:p>Watch - Thinking - Problem Abstraction<text: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38" table:style-name="ce250">
            <text:p>38</text:p>
          </table:table-cell>
          <table:table-cell table:style-name="ce130"/>
          <table:table-cell office:value-type="string" office:string-value="Watch - Thinking - Problem Reverse" table:formula="of:=HYPERLINK(&quot;https://www.youtube.com/watch?v=0wlc8Rhyybo&quot;;&quot;Watch - Thinking - Problem Reverse&quot;)" table:number-columns-spanned="2" table:number-rows-spanned="1" table:style-name="ce192">
            <text:p>Watch - Thinking - Problem Revers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 table:style-name="ce179">
            <text:p>3</text:p>
          </table:table-cell>
          <table:table-cell table:number-columns-repeated="2" table:style-name="ce130"/>
          <table:table-cell table:style-name="ce1"/>
          <table:table-cell office:value-type="float" office:value="39" table:style-name="ce250">
            <text:p>39</text:p>
          </table:table-cell>
          <table:table-cell table:style-name="ce130"/>
          <table:table-cell office:value-type="string" office:string-value="Watch - Search Techniques - Backtracking" table:formula="of:=HYPERLINK(&quot;https://www.youtube.com/watch?v=hLXVhRzqq18&quot;;&quot;Watch - Search Techniques - Backtracking&quot;)" table:number-columns-spanned="2" table:number-rows-spanned="1" table:style-name="ce192">
            <text:p>Watch - Search Techniques - Backtracking</text:p>
          </table:table-cell>
          <table:covered-table-cell/>
          <table:table-cell table:number-columns-repeated="2" table:style-name="ce107"/>
          <table:table-cell table:number-columns-repeated="16368"/>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0" table:style-name="ce250">
            <text:p>40</text:p>
          </table:table-cell>
          <table:table-cell table:style-name="ce130"/>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style-name="ce181"/>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0" table:style-name="ce177">
            <text:p>10</text:p>
          </table:table-cell>
          <table:table-cell table:number-columns-repeated="2" table:style-name="ce130"/>
          <table:table-cell table:style-name="ce1"/>
          <table:table-cell office:value-type="float" office:value="41" table:style-name="ce250">
            <text:p>41</text:p>
          </table:table-cell>
          <table:table-cell table:style-name="ce130"/>
          <table:table-cell office:value-type="string" office:string-value="Watch - DP - Subset Style" table:formula="of:=HYPERLINK(&quot;https://www.youtube.com/watch?v=vAqaki1BhS0&quot;;&quot;Watch - DP - Subset Style&quot;)" table:number-columns-spanned="2" table:number-rows-spanned="1" table:style-name="ce192">
            <text:p>Watch - DP - Subset Styl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2" table:style-name="ce250">
            <text:p>42</text:p>
          </table:table-cell>
          <table:table-cell table:style-name="ce130"/>
          <table:table-cell office:value-type="string" office:string-value="Watch - DP - Consecutive Ranges Style" table:formula="of:=HYPERLINK(&quot;https://www.youtube.com/watch?v=bDlAqeWsKsg&quot;;&quot;Watch - DP - Consecutive Ranges Style&quot;)" table:number-columns-spanned="2" table:number-rows-spanned="1" table:style-name="ce192">
            <text:p>Watch - DP - Consecutive Ranges Style</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3" table:style-name="ce250">
            <text:p>43</text:p>
          </table:table-cell>
          <table:table-cell table:style-name="ce130"/>
          <table:table-cell office:value-type="string" office:string-value="Watch - DP - Nested Ranges Style" table:formula="of:=HYPERLINK(&quot;https://www.youtube.com/watch?v=b4AC2jGNGEM&quot;;&quot;Watch - DP - Nested Ranges Style&quot;)" table:number-columns-spanned="2" table:number-rows-spanned="1" table:style-name="ce192">
            <text:p>Watch - DP - Nested Ranges Style</text:p>
          </table:table-cell>
          <table:covered-table-cell/>
          <table:table-cell table:style-name="ce107"/>
          <table:table-cell table:style-name="ce168"/>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4" table:style-name="ce250">
            <text:p>44</text:p>
          </table:table-cell>
          <table:table-cell table:style-name="ce130"/>
          <table:table-cell office:value-type="string" office:string-value="Watch - DP - General Ranges Style" table:formula="of:=HYPERLINK(&quot;https://www.youtube.com/watch?v=pJbeTrSKl3Y&quot;;&quot;Watch - DP - General Ranges Style&quot;)" table:number-columns-spanned="2" table:number-rows-spanned="1" table:style-name="ce192">
            <text:p>Watch - DP - General Ranges Style</text:p>
          </table:table-cell>
          <table:covered-table-cell/>
          <table:table-cell table:style-name="ce107"/>
          <table:table-cell table:style-name="ce181"/>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5" table:style-name="ce250">
            <text:p>45</text:p>
          </table:table-cell>
          <table:table-cell table:style-name="ce130"/>
          <table:table-cell office:value-type="string" office:string-value="Watch - Thinking - Incrementally" table:formula="of:=HYPERLINK(&quot;https://www.youtube.com/watch?v=5zILiqyQ2ts&quot;;&quot;Watch - Thinking - Incrementally&quot;)" table:number-columns-spanned="2" table:number-rows-spanned="1" table:style-name="ce192">
            <text:p>Watch - Thinking - Incrementally</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6" table:style-name="ce250">
            <text:p>46</text:p>
          </table:table-cell>
          <table:table-cell table:style-name="ce130"/>
          <table:table-cell office:value-type="string" office:string-value="Watch - Thinking - Problem Domain re-interpretation" table:formula="of:=HYPERLINK(&quot;https://www.youtube.com/watch?v=9fwHOeebIgc&quot;;&quot;Watch - Thinking - Problem Domain re-interpretation&quot;)" table:number-columns-spanned="2" table:number-rows-spanned="1" table:style-name="ce192">
            <text:p>Watch - Thinking - Problem Domain re-interpret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5" table:style-name="ce179">
            <text:p>95</text:p>
          </table:table-cell>
          <table:table-cell table:number-columns-repeated="2" table:style-name="ce130"/>
          <table:table-cell table:style-name="ce1"/>
          <table:table-cell office:value-type="float" office:value="47" table:style-name="ce250">
            <text:p>47</text:p>
          </table:table-cell>
          <table:table-cell table:style-name="ce130"/>
          <table:table-cell office:value-type="string" office:string-value="Watch - Number Theory - Factorization" table:formula="of:=HYPERLINK(&quot;https://www.youtube.com/watch?v=-5ApOQDhBtU&quot;;&quot;Watch - Number Theory - Factorization&quot;)" table:number-columns-spanned="2" table:number-rows-spanned="1" table:style-name="ce192">
            <text:p>Watch - Number Theory - Factoriz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13" table:style-name="ce177">
            <text:p>113</text:p>
          </table:table-cell>
          <table:table-cell table:number-columns-repeated="2" table:style-name="ce130"/>
          <table:table-cell table:style-name="ce1"/>
          <table:table-cell office:value-type="float" office:value="48" table:style-name="ce250">
            <text:p>48</text:p>
          </table:table-cell>
          <table:table-cell table:style-name="ce130"/>
          <table:table-cell office:value-type="string" office:string-value="Watch - Probability - First 9 videos" table:formula="of:=HYPERLINK(&quot;https://www.youtube.com/playlist?list=PLC58778F28211FA19&quot;;&quot;Watch - Probability - First 9 videos&quot;)" table:number-columns-spanned="2" table:number-rows-spanned="1" table:style-name="ce195">
            <text:p>Watch - Probability - First 9 videos</text:p>
          </table:table-cell>
          <table:covered-table-cell/>
          <table:table-cell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9" table:style-name="ce250">
            <text:p>49</text:p>
          </table:table-cell>
          <table:table-cell table:style-name="ce130"/>
          <table:table-cell office:value-type="string" office:string-value="Watch - Thinking - Search Space and Output Analysis" table:formula="of:=HYPERLINK(&quot;https://www.youtube.com/watch?v=YUIwEX8UEN0&quot;;&quot;Watch - Thinking - Search Space and Output Analysis&quot;)" table:number-columns-spanned="2" table:number-rows-spanned="1" table:style-name="ce192">
            <text:p>Watch - Thinking - Search Space and Output Analysi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0" table:style-name="ce250">
            <text:p>50</text:p>
          </table:table-cell>
          <table:table-cell table:style-name="ce130"/>
          <table:table-cell office:value-type="string" office:string-value="Watch - Thinking - Observations Discovery " table:formula="of:=HYPERLINK(&quot;https://www.youtube.com/watch?v=TP8QXP6PBqM&quot;;&quot;Watch - Thinking - Observations Discovery &quot;)" table:number-columns-spanned="2" table:number-rows-spanned="1" table:style-name="ce192">
            <text:p>Watch - Thinking - Observations Discovery<text: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1" table:style-name="ce179">
            <text:p>41</text:p>
          </table:table-cell>
          <table:table-cell table:number-columns-repeated="2" table:style-name="ce130"/>
          <table:table-cell table:style-name="ce1"/>
          <table:table-cell office:value-type="float" office:value="51" table:style-name="ce250">
            <text:p>51</text:p>
          </table:table-cell>
          <table:table-cell table:style-name="ce130"/>
          <table:table-cell office:value-type="string" office:string-value="Watch - Game Theory - Intro" table:formula="of:=HYPERLINK(&quot;https://www.youtube.com/watch?v=rdUs4FGkgRo&quot;;&quot;Watch - Game Theory - Intro&quot;)" table:number-columns-spanned="2" table:number-rows-spanned="1" table:style-name="ce192">
            <text:p>Watch - Game Theory - Intro</text:p>
          </table:table-cell>
          <table:covered-table-cell/>
          <table:table-cell table:style-name="ce107"/>
          <table:table-cell table:number-columns-repeated="2" table:style-name="ce184"/>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2" table:style-name="ce250">
            <text:p>52</text:p>
          </table:table-cell>
          <table:table-cell table:style-name="ce130"/>
          <table:table-cell office:value-type="string" office:string-value="Watch - Thinking - Misc - Solution Verification - Implementation" table:formula="of:=HYPERLINK(&quot;https://www.youtube.com/watch?v=fT4JZU5hO58&quot;;&quot;Watch - Thinking - Misc - Solution Verification - Implementation&quot;)" table:number-columns-spanned="2" table:number-rows-spanned="1" table:style-name="ce192">
            <text:p>Watch - Thinking - Misc - Solution Verification - Implementation</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4" table:style-name="ce185">
            <text:p>64</text:p>
          </table:table-cell>
          <table:table-cell table:number-columns-repeated="2" table:style-name="ce130"/>
          <table:table-cell table:style-name="ce1"/>
          <table:table-cell office:value-type="float" office:value="53" table:style-name="ce250">
            <text:p>53</text:p>
          </table:table-cell>
          <table:table-cell table:style-name="ce130"/>
          <table:table-cell office:value-type="string" office:string-value="Watch - Graph Theory - Dijkstra" table:formula="of:=HYPERLINK(&quot;https://www.youtube.com/watch?v=6GzxGabB5MI&quot;;&quot;Watch - Graph Theory - Dijkstra&quot;)" table:number-columns-spanned="2" table:number-rows-spanned="1" table:style-name="ce192">
            <text:p>Watch - Graph Theory - Dijkstra</text:p>
          </table:table-cell>
          <table:covered-table-cell/>
          <table:table-cell table:style-name="ce107"/>
          <table:table-cell table:number-columns-repeated="2" table:style-name="ce66"/>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54" table:style-name="ce250">
            <text:p>54</text:p>
          </table:table-cell>
          <table:table-cell table:style-name="ce130"/>
          <table:table-cell office:value-type="string" office:string-value="Watch - Computational Geometry - Lines Intersections" table:formula="of:=HYPERLINK(&quot;https://www.youtube.com/watch?v=k5fDfC9vfWM&quot;;&quot;Watch - Computational Geometry - Lines Intersections&quot;)" table:number-columns-spanned="2" table:number-rows-spanned="1" table:style-name="ce192">
            <text:p>Watch - Computational Geometry - Lines Intersection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7" table:style-name="ce179">
            <text:p>47</text:p>
          </table:table-cell>
          <table:table-cell table:number-columns-repeated="2" table:style-name="ce130"/>
          <table:table-cell table:style-name="ce1"/>
          <table:table-cell office:value-type="float" office:value="55" table:style-name="ce250">
            <text:p>55</text:p>
          </table:table-cell>
          <table:table-cell table:style-name="ce130"/>
          <table:table-cell office:value-type="string" office:string-value="Watch - Computational Geometry - Circles" table:formula="of:=HYPERLINK(&quot;https://www.youtube.com/watch?v=Fa69kqT9NPY&quot;;&quot;Watch - Computational Geometry - Circles&quot;)" table:number-columns-spanned="2" table:number-rows-spanned="1" table:style-name="ce192">
            <text:p>Watch - Computational Geometry - Circle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6" table:style-name="ce250">
            <text:p>56</text:p>
          </table:table-cell>
          <table:table-cell table:style-name="ce130"/>
          <table:table-cell office:value-type="string" office:string-value="Watch - Thinking - Error Inspection - History - Contest Strategy " table:formula="of:=HYPERLINK(&quot;https://www.youtube.com/watch?v=uKSLJw0ZUd8&quot;;&quot;Watch - Thinking - Error Inspection - History - Contest Strategy &quot;)" table:number-columns-spanned="2" table:number-rows-spanned="1" table:style-name="ce192">
            <text:p>Watch - Thinking - Error Inspection - History - Contest Strategy<text:s/></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5" table:style-name="ce179">
            <text:p>15</text:p>
          </table:table-cell>
          <table:table-cell table:number-columns-repeated="2" table:style-name="ce130"/>
          <table:table-cell table:style-name="ce1"/>
          <table:table-cell office:value-type="float" office:value="57" table:style-name="ce250">
            <text:p>57</text:p>
          </table:table-cell>
          <table:table-cell table:style-name="ce130"/>
          <table:table-cell office:value-type="string" office:string-value="Watch - DP - Building Output" table:formula="of:=HYPERLINK(&quot;https://www.youtube.com/watch?v=s3IGwpJwCTA&quot;;&quot;Watch - DP - Building Output&quot;)" table:number-columns-spanned="2" table:number-rows-spanned="1" table:style-name="ce192">
            <text:p>Watch - DP - Building Outp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8" table:style-name="ce179">
            <text:p>18</text:p>
          </table:table-cell>
          <table:table-cell table:number-columns-repeated="2" table:style-name="ce130"/>
          <table:table-cell table:style-name="ce1"/>
          <table:table-cell office:value-type="float" office:value="58" table:style-name="ce250">
            <text:p>58</text:p>
          </table:table-cell>
          <table:table-cell table:style-name="ce130"/>
          <table:table-cell office:value-type="string" office:string-value="Watch - DP - Counting" table:formula="of:=HYPERLINK(&quot;https://www.youtube.com/watch?v=lE09Ss_Sy0A&quot;;&quot;Watch - DP - Counting&quot;)" table:number-columns-spanned="2" table:number-rows-spanned="1" table:style-name="ce192">
            <text:p>Watch - DP - Counting</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9" table:style-name="ce250">
            <text:p>59</text:p>
          </table:table-cell>
          <table:table-cell table:style-name="ce130"/>
          <table:table-cell office:value-type="string" office:string-value="Watch - Thinking - Let's Put All Together " table:formula="of:=HYPERLINK(&quot;https://www.youtube.com/watch?v=f_lt366qTZc&quot;;&quot;Watch - Thinking - Let's Put All Together &quot;)" table:number-columns-spanned="2" table:number-rows-spanned="1" table:style-name="ce192">
            <text:p>Watch - Thinking - Let's Put All Together<text: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7" table:style-name="ce179">
            <text:p>37</text:p>
          </table:table-cell>
          <table:table-cell table:number-columns-repeated="2" table:style-name="ce130"/>
          <table:table-cell table:style-name="ce1"/>
          <table:table-cell office:value-type="float" office:value="60" table:style-name="ce250">
            <text:p>60</text:p>
          </table:table-cell>
          <table:table-cell table:style-name="ce130"/>
          <table:table-cell office:value-type="string" office:string-value="Watch - DP - Table Method" table:formula="of:=HYPERLINK(&quot;https://www.youtube.com/watch?v=PrXbn8-zw14&quot;;&quot;Watch - DP - Table Method&quot;)" table:number-columns-spanned="2" table:number-rows-spanned="1" table:style-name="ce192">
            <text:p>Watch - DP - Table Metho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8" table:style-name="ce179">
            <text:p>68</text:p>
          </table:table-cell>
          <table:table-cell table:number-columns-repeated="2" table:style-name="ce130"/>
          <table:table-cell table:style-name="ce1"/>
          <table:table-cell office:value-type="float" office:value="61" table:style-name="ce250">
            <text:p>61</text:p>
          </table:table-cell>
          <table:table-cell table:style-name="ce130"/>
          <table:table-cell office:value-type="string" office:string-value="Watch - Graph Theory - Floyd Warshal" table:formula="of:=HYPERLINK(&quot;https://www.youtube.com/watch?v=ZIJLCVn4KzQ&quot;;&quot;Watch - Graph Theory - Floyd Warshal&quot;)" table:number-columns-spanned="2" table:number-rows-spanned="1" table:style-name="ce192">
            <text:p>Watch - Graph Theory - Floyd Warshal</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62" table:style-name="ce250">
            <text:p>62</text:p>
          </table:table-cell>
          <table:table-cell table:style-name="ce130"/>
          <table:table-cell office:value-type="string" office:string-value="Watch - Measuring Algorithms Perfromance - 2" table:formula="of:=HYPERLINK(&quot;https://www.youtube.com/watch?v=ZNYQrKpR42g&quot;;&quot;Watch - Measuring Algorithms Perfromance - 2&quot;)" table:number-columns-spanned="2" table:number-rows-spanned="1" table:style-name="ce192">
            <text:p>Watch - Measuring Algorithms Perfromance - 2</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2" table:style-name="ce179">
            <text:p>62</text:p>
          </table:table-cell>
          <table:table-cell table:number-columns-repeated="2" table:style-name="ce130"/>
          <table:table-cell table:style-name="ce1"/>
          <table:table-cell office:value-type="float" office:value="63" table:style-name="ce250">
            <text:p>63</text:p>
          </table:table-cell>
          <table:table-cell table:style-name="ce130"/>
          <table:table-cell office:value-type="string" office:string-value="Watch - Graph Theory - Tree Diameter and Isomorphism" table:formula="of:=HYPERLINK(&quot;https://www.youtube.com/watch?v=RASvnfG2SSE&quot;;&quot;Watch - Graph Theory - Tree Diameter and Isomorphism&quot;)" table:number-columns-spanned="2" table:number-rows-spanned="1" table:style-name="ce193">
            <text:p>Watch - Graph Theory - Tree Diameter and Isomorphism</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4" table:style-name="ce179">
            <text:p>114</text:p>
          </table:table-cell>
          <table:table-cell table:number-columns-repeated="2" table:style-name="ce130"/>
          <table:table-cell table:style-name="ce1"/>
          <table:table-cell office:value-type="float" office:value="64" table:style-name="ce250">
            <text:p>64</text:p>
          </table:table-cell>
          <table:table-cell table:style-name="ce130"/>
          <table:table-cell office:value-type="string" office:string-value="Watch Video - Expected Value" table:formula="of:=HYPERLINK(&quot;https://www.youtube.com/watch?v=j__Kredt7vY&quot;;&quot;Watch Video - Expected Value&quot;)" table:style-name="ce110">
            <text:p>Watch Video - Expected Value</text:p>
          </table:table-cell>
          <table:table-cell table:style-name="ce168"/>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string" table:style-name="ce179">
            <text:p>122, 125</text:p>
          </table:table-cell>
          <table:table-cell table:number-columns-repeated="2" table:style-name="ce130"/>
          <table:table-cell table:style-name="ce1"/>
          <table:table-cell office:value-type="float" office:value="65" table:style-name="ce250">
            <text:p>65</text:p>
          </table:table-cell>
          <table:table-cell table:style-name="ce130"/>
          <table:table-cell office:value-type="string" office:string-value="Watch - Data Structures - Segment Tree (2 vid)" table:formula="of:=HYPERLINK(&quot;https://www.youtube.com/watch?v=OLu5oskGGqw&amp;list=PLPt2dINI2MIZX2EtY81WI-lDkvhKziLKM&amp;index=11&quot;;&quot;Watch - Data Structures - Segment Tree (2 vid)&quot;)" table:number-columns-spanned="2" table:number-rows-spanned="1" table:style-name="ce196">
            <text:p>Watch - Data Structures - Segment Tree (2 vid)</text:p>
          </table:table-cell>
          <table:covered-table-cell/>
          <table:table-cell table:style-name="ce107"/>
          <table:table-cell table:number-columns-repeated="2" table:style-name="ce66"/>
          <table:table-cell table:number-columns-repeated="16367"/>
        </table:table-row>
        <table:table-row table:style-name="ro16">
          <table:table-cell table:number-columns-repeated="2" table:style-name="ce79"/>
          <table:table-cell table:style-name="ce242"/>
          <table:table-cell table:number-columns-repeated="3" table:style-name="ce11"/>
          <table:table-cell office:value-type="float" office:value="38" table:style-name="ce179">
            <text:p>38</text:p>
          </table:table-cell>
          <table:table-cell table:number-columns-repeated="2" table:style-name="ce130"/>
          <table:table-cell table:style-name="ce1"/>
          <table:table-cell office:value-type="float" office:value="66" table:style-name="ce250">
            <text:p>66</text:p>
          </table:table-cell>
          <table:table-cell table:style-name="ce130"/>
          <table:table-cell office:value-type="string" office:string-value="Reading: DP on Trees" table:formula="of:=HYPERLINK(&quot;https://codeforces.com/blog/entry/20935&quot;;&quot;Reading: DP on Trees&quot;)" table:style-name="ce110">
            <text:p>Reading: DP on Trees</text:p>
          </table:table-cell>
          <table:table-cell table:style-name="ce181"/>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8" table:style-name="ce179">
            <text:p>138</text:p>
          </table:table-cell>
          <table:table-cell table:number-columns-repeated="2" table:style-name="ce130"/>
          <table:table-cell table:style-name="ce1"/>
          <table:table-cell office:value-type="float" office:value="67" table:style-name="ce250">
            <text:p>67</text:p>
          </table:table-cell>
          <table:table-cell table:style-name="ce130"/>
          <table:table-cell office:value-type="string" office:string-value="Watch - Two pointers technique" table:formula="of:=HYPERLINK(&quot;https://www.youtube.com/watch?v=n-Xwrr8RFQ0&quot;;&quot;Watch - Two pointers technique&quot;)" table:number-columns-spanned="2" table:number-rows-spanned="1" table:style-name="ce197">
            <text:p>Watch - Two pointers techniqu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9" table:style-name="ce179">
            <text:p>29</text:p>
          </table:table-cell>
          <table:table-cell table:number-columns-repeated="2" table:style-name="ce130"/>
          <table:table-cell table:style-name="ce1"/>
          <table:table-cell office:value-type="float" office:value="68" table:style-name="ce250">
            <text:p>68</text:p>
          </table:table-cell>
          <table:table-cell table:style-name="ce130"/>
          <table:table-cell office:value-type="string" office:string-value="Watch - DP - Probability" table:formula="of:=HYPERLINK(&quot;https://www.youtube.com/watch?v=nv6Z6n02Oi0&quot;;&quot;Watch - DP - Probability&quot;)" table:number-columns-spanned="2" table:number-rows-spanned="1" table:style-name="ce197">
            <text:p>Watch - DP - Probability</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 table:style-name="ce179">
            <text:p>11</text:p>
          </table:table-cell>
          <table:table-cell table:number-columns-repeated="2" table:style-name="ce130"/>
          <table:table-cell table:style-name="ce1"/>
          <table:table-cell office:value-type="float" office:value="69" table:style-name="ce250">
            <text:p>69</text:p>
          </table:table-cell>
          <table:table-cell table:style-name="ce130"/>
          <table:table-cell office:value-type="string" office:string-value="Watch - DP - Masks (2 vid)" table:formula="of:=HYPERLINK(&quot;https://www.youtube.com/watch?v=8aATaY9sdeE&amp;index=10&amp;list=PLPt2dINI2MIattDutu7IOAMlUuLeN8k2p&amp;t=3s&quot;;&quot;Watch - DP - Masks (2 vid)&quot;)" table:number-columns-spanned="2" table:number-rows-spanned="1" table:style-name="ce197">
            <text:p>Watch - DP - Masks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5" table:style-name="ce179">
            <text:p>135</text:p>
          </table:table-cell>
          <table:table-cell table:number-columns-repeated="2" table:style-name="ce130"/>
          <table:table-cell table:style-name="ce1"/>
          <table:table-cell office:value-type="float" office:value="70" table:style-name="ce250">
            <text:p>70</text:p>
          </table:table-cell>
          <table:table-cell table:style-name="ce130"/>
          <table:table-cell office:value-type="string" office:string-value="Watch - String Processing - Trie" table:formula="of:=HYPERLINK(&quot;https://www.youtube.com/watch?v=IGaJWl0jPY4&quot;;&quot;Watch - String Processing - Trie&quot;)" table:number-columns-spanned="2" table:number-rows-spanned="1" table:style-name="ce197">
            <text:p>Watch - String Processing - Tri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6" table:style-name="ce179">
            <text:p>36</text:p>
          </table:table-cell>
          <table:table-cell table:number-columns-repeated="2" table:style-name="ce130"/>
          <table:table-cell table:style-name="ce1"/>
          <table:table-cell office:value-type="float" office:value="71" table:style-name="ce250">
            <text:p>71</text:p>
          </table:table-cell>
          <table:table-cell table:style-name="ce130"/>
          <table:table-cell office:value-type="string" office:string-value="Watch - DP - Sub-rectangle style" table:formula="of:=HYPERLINK(&quot;https://www.youtube.com/watch?v=t-52tQ3vEgo&quot;;&quot;Watch - DP - Sub-rectangle style&quot;)" table:number-columns-spanned="2" table:number-rows-spanned="1" table:style-name="ce193">
            <text:p>Watch - DP - Sub-rectangle styl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0" table:style-name="ce179">
            <text:p>130</text:p>
          </table:table-cell>
          <table:table-cell table:number-columns-repeated="2" table:style-name="ce130"/>
          <table:table-cell table:style-name="ce1"/>
          <table:table-cell office:value-type="float" office:value="72" table:style-name="ce250">
            <text:p>72</text:p>
          </table:table-cell>
          <table:table-cell table:style-name="ce130"/>
          <table:table-cell office:value-type="string" office:string-value="Watch - String Processing - KMP (2 vid)" table:formula="of:=HYPERLINK(&quot;https://www.youtube.com/watch?v=vjxLlFTKhrU&amp;index=2&amp;list=PLPt2dINI2MIYrtHBahPW16S-Wz9wx24Nc&quot;;&quot;Watch - String Processing - KMP (2 vid)&quot;)" table:number-columns-spanned="2" table:number-rows-spanned="1" table:style-name="ce196">
            <text:p>Watch - String Processing - KMP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3" table:style-name="ce177">
            <text:p>23</text:p>
          </table:table-cell>
          <table:table-cell table:number-columns-repeated="2" table:style-name="ce130"/>
          <table:table-cell table:style-name="ce1"/>
          <table:table-cell office:value-type="float" office:value="73" table:style-name="ce250">
            <text:p>73</text:p>
          </table:table-cell>
          <table:table-cell table:style-name="ce130"/>
          <table:table-cell office:value-type="string" office:string-value="Watch - DP - Games (2 vid)" table:formula="of:=HYPERLINK(&quot;https://www.youtube.com/watch?v=X-cMRvuTGuM&amp;list=PLPt2dINI2MIattDutu7IOAMlUuLeN8k2p&amp;index=19&quot;;&quot;Watch - DP - Games (2 vid)&quot;)" table:number-columns-spanned="2" table:number-rows-spanned="1" table:style-name="ce196">
            <text:p>Watch - DP - Games (2 vid)</text:p>
          </table:table-cell>
          <table:covered-table-cell/>
          <table:table-cell table:style-name="ce107"/>
          <table:table-cell table:number-columns-repeated="2" table:style-name="ce14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float" office:value="49" table:style-name="ce177">
            <text:p>49</text:p>
          </table:table-cell>
          <table:table-cell table:number-columns-repeated="2" table:style-name="ce130"/>
          <table:table-cell table:style-name="ce1"/>
          <table:table-cell office:value-type="float" office:value="74" table:style-name="ce250">
            <text:p>74</text:p>
          </table:table-cell>
          <table:table-cell table:style-name="ce130"/>
          <table:table-cell office:value-type="string" office:string-value="Watch - Computational Geometry - Simple and Convex Polygons" table:formula="of:=HYPERLINK(&quot;https://www.youtube.com/watch?v=OnysyxVPPD0&quot;;&quot;Watch - Computational Geometry - Simple and Convex Polygons&quot;)" table:number-columns-spanned="2" table:number-rows-spanned="1" table:style-name="ce198">
            <text:p>Watch - Computational Geometry - Simple and Convex Polygons</text:p>
          </table:table-cell>
          <table:covered-table-cell/>
          <table:table-cell table:style-name="ce107"/>
          <table:table-cell table:style-name="ce12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5" table:style-name="ce250">
            <text:p>75</text:p>
          </table:table-cell>
          <table:table-cell table:style-name="ce130"/>
          <table:table-cell office:value-type="string" office:string-value="Watch - Computational Geometry - Polygon Area - Centroid - Cut" table:formula="of:=HYPERLINK(&quot;http://w.youtube.com/watch?v=Cce_O7EKv2Y&quot;;&quot;Watch - Computational Geometry - Polygon Area - Centroid - Cut&quot;)" table:number-columns-spanned="2" table:number-rows-spanned="1" table:style-name="ce198">
            <text:p>Watch - Computational Geometry - Polygon Area - Centroid - C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6" table:style-name="ce250">
            <text:p>76</text:p>
          </table:table-cell>
          <table:table-cell table:style-name="ce130"/>
          <table:table-cell office:value-type="string" office:string-value="Watch - Computational Geometry - Point in polygon" table:formula="of:=HYPERLINK(&quot;https://www.youtube.com/watch?v=I5A6OYH1yuM&quot;;&quot;Watch - Computational Geometry - Point in polygon&quot;)" table:number-columns-spanned="2" table:number-rows-spanned="1" table:style-name="ce198">
            <text:p>Watch - Computational Geometry - Point in polyg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string" table:style-name="ce179">
            <text:p>71,72,74</text:p>
          </table:table-cell>
          <table:table-cell table:number-columns-repeated="2" table:style-name="ce130"/>
          <table:table-cell table:style-name="ce1"/>
          <table:table-cell office:value-type="float" office:value="77" table:style-name="ce250">
            <text:p>77</text:p>
          </table:table-cell>
          <table:table-cell table:style-name="ce130"/>
          <table:table-cell office:value-type="string" office:string-value="Watch - Graph Theory - Maximum Flow (2 vid)" table:formula="of:=HYPERLINK(&quot;https://www.youtube.com/watch?v=QuOiEwefssM&amp;t=2s&amp;list=PLPt2dINI2MIb4OXlJ_EEwIDV9WVUpRQ5K&amp;index=16&quot;;&quot;Watch - Graph Theory - Maximum Flow (2 vid)&quot;)" table:number-columns-spanned="2" table:number-rows-spanned="1" table:style-name="ce196">
            <text:p>Watch - Graph Theory - Maximum Flow (2 vid)</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77" table:style-name="ce179">
            <text:p>77</text:p>
          </table:table-cell>
          <table:table-cell table:number-columns-repeated="2" table:style-name="ce130"/>
          <table:table-cell table:style-name="ce1"/>
          <table:table-cell office:value-type="float" office:value="78" table:style-name="ce250">
            <text:p>78</text:p>
          </table:table-cell>
          <table:table-cell table:style-name="ce130"/>
          <table:table-cell office:value-type="string" office:string-value="Watch - Graph Theory - SCC (2 vid)" table:formula="of:=HYPERLINK(&quot;https://www.youtube.com/watch?v=xVMe4JSEQo0&amp;index=14&amp;list=PLPt2dINI2MIb4OXlJ_EEwIDV9WVUpRQ5K&quot;;&quot;Watch - Graph Theory - SCC (2 vid)&quot;)" table:number-columns-spanned="2" table:number-rows-spanned="1" table:style-name="ce196">
            <text:p>Watch - Graph Theory - SCC (2 vid)</text:p>
          </table:table-cell>
          <table:covered-table-cell/>
          <table:table-cell table:number-columns-repeated="2" table:style-name="ce107"/>
          <table:table-cell table:number-columns-repeated="16368" table:style-name="ce1"/>
        </table:table-row>
        <table:table-row table:number-rows-repeated="1047595" table:style-name="ro5">
          <table:table-cell table:number-columns-repeated="16384"/>
        </table:table-row>
      </table:table>
      <table:table table:name="Checklist" table:style-name="ta1">
        <table:table-column table:style-name="co36" table:default-cell-style-name="ce1"/>
        <table:table-column table:style-name="co37" table:default-cell-style-name="ce1"/>
        <table:table-column table:style-name="co2" table:number-columns-repeated="1022" table:default-cell-style-name="ce1"/>
        <table:table-column table:style-name="co5" table:number-columns-repeated="15360" table:default-cell-style-name="ce1"/>
        <table:table-row table:style-name="ro20">
          <table:table-cell table:style-name="ce1"/>
          <table:table-cell office:value-type="string" table:style-name="ce199">
            <text:p>Weekly Check List</text:p>
          </table:table-cell>
          <table:table-cell table:number-columns-repeated="16382"/>
        </table:table-row>
        <table:table-row table:style-name="ro1">
          <table:table-cell table:style-name="ce1"/>
          <table:table-cell office:value-type="string" office:string-value="Training Secrets of Success Video" table:formula="of:=HYPERLINK(&quot;https://www.youtube.com/watch?v=tKGztXjnnuA&quot;;&quot;Training Secrets of Success Video&quot;)" table:style-name="ce114">
            <text:p>Training Secrets of Success Video</text:p>
          </table:table-cell>
          <table:table-cell table:number-columns-repeated="16382"/>
        </table:table-row>
        <table:table-row table:number-rows-repeated="2" table:style-name="ro5">
          <table:table-cell table:number-columns-repeated="16384"/>
        </table:table-row>
        <table:table-row table:style-name="ro1">
          <table:table-cell office:value-type="string" table:style-name="ce47">
            <text:p>Reading</text:p>
          </table:table-cell>
          <table:table-cell table:number-columns-repeated="16383" table:style-name="ce1"/>
        </table:table-row>
        <table:table-row table:style-name="ro1">
          <table:table-cell table:style-name="ce1"/>
          <table:table-cell office:value-type="string" table:style-name="ce48">
            <text:p>Read within 3-5 minutes for short text problem. If no, you need to work on your Reading English Skills</text:p>
          </table:table-cell>
          <table:table-cell table:number-columns-repeated="16382"/>
        </table:table-row>
        <table:table-row table:style-name="ro1">
          <table:table-cell table:style-name="ce1"/>
          <table:table-cell office:value-type="string" table:style-name="ce48">
            <text:p>Never suspect later your problem understanding? If happens, you need to improve your comprehension / cases tracing</text:p>
          </table:table-cell>
          <table:table-cell table:number-columns-repeated="16382"/>
        </table:table-row>
        <table:table-row table:style-name="ro5">
          <table:table-cell table:number-columns-repeated="16384"/>
        </table:table-row>
        <table:table-row table:style-name="ro1">
          <table:table-cell office:value-type="string" table:style-name="ce47">
            <text:p>Thinking</text:p>
          </table:table-cell>
          <table:table-cell table:number-columns-repeated="16383" table:style-name="ce1"/>
        </table:table-row>
        <table:table-row table:style-name="ro1">
          <table:table-cell table:style-name="ce1"/>
          <table:table-cell office:value-type="string" table:style-name="ce48">
            <text:p>Ready and in the challenging mood before start solving.</text:p>
          </table:table-cell>
          <table:table-cell table:number-columns-repeated="16382"/>
        </table:table-row>
        <table:table-row table:style-name="ro1">
          <table:table-cell table:style-name="ce1"/>
          <table:table-cell office:value-type="string" office:string-value="Striving against the problem for a reasonable time. If no, you need to change your solving spirit. Be a fighter." table:formula="of:=HYPERLINK(&quot;https://ask.fm/mostafasaad87/answers/144907000290&quot;;&quot;Striving against the problem for a reasonable time. If no, you need to change your solving spirit. Be a fighter.&quot;)" table:style-name="ce50">
            <text:p>Striving against the problem for a reasonable time. If no, you need to change your solving spirit. Be a fighter.</text:p>
          </table:table-cell>
          <table:table-cell table:number-columns-repeated="16382"/>
        </table:table-row>
        <table:table-row table:style-name="ro1">
          <table:table-cell table:style-name="ce1"/>
          <table:table-cell office:value-type="string" table:style-name="ce48">
            <text:p>Found a solution; Do verifications: text cases / extra cases / correctness / time &amp; memory</text:p>
          </table:table-cell>
          <table:table-cell table:number-columns-repeated="16382"/>
        </table:table-row>
        <table:table-row table:style-name="ro5">
          <table:table-cell table:number-columns-repeated="16384"/>
        </table:table-row>
        <table:table-row table:style-name="ro1">
          <table:table-cell office:value-type="string" table:style-name="ce47">
            <text:p>Coding</text:p>
          </table:table-cell>
          <table:table-cell table:number-columns-repeated="16383" table:style-name="ce1"/>
        </table:table-row>
        <table:table-row table:style-name="ro1">
          <table:table-cell table:style-name="ce1"/>
          <table:table-cell office:value-type="string" table:style-name="ce48">
            <text:p>Sketch in your mind the big picture of the code first. Don't rush for coding</text:p>
          </table:table-cell>
          <table:table-cell table:number-columns-repeated="16382"/>
        </table:table-row>
        <table:table-row table:style-name="ro1">
          <table:table-cell table:style-name="ce1"/>
          <table:table-cell office:value-type="string" table:style-name="ce48">
            <text:p>Code within 10 minutes. If more, you have coding skills problem or your understanding for the approach is not complete</text:p>
          </table:table-cell>
          <table:table-cell table:number-columns-repeated="16382"/>
        </table:table-row>
        <table:table-row table:style-name="ro1">
          <table:table-cell table:style-name="ce1"/>
          <table:table-cell office:value-type="string" table:style-name="ce48">
            <text:p>A lot of copy paste? Something wrong. Need a better code organization</text:p>
          </table:table-cell>
          <table:table-cell table:number-columns-repeated="16382"/>
        </table:table-row>
        <table:table-row table:style-name="ro1">
          <table:table-cell table:style-name="ce1"/>
          <table:table-cell office:value-type="string" table:style-name="ce48">
            <text:p>Needed more than 10 minutes to code medium size codes? Why? Identify the issue and solve it</text:p>
          </table:table-cell>
          <table:table-cell table:number-columns-repeated="16382"/>
        </table:table-row>
        <table:table-row table:style-name="ro5">
          <table:table-cell table:number-columns-repeated="16384"/>
        </table:table-row>
        <table:table-row table:style-name="ro1">
          <table:table-cell office:value-type="string" table:style-name="ce47">
            <text:p>Debugging</text:p>
          </table:table-cell>
          <table:table-cell table:number-columns-repeated="16383" table:style-name="ce1"/>
        </table:table-row>
        <table:table-row table:style-name="ro1">
          <table:table-cell table:style-name="ce1"/>
          <table:table-cell office:value-type="string" table:style-name="ce48">
            <text:p>Which will be faster to catch the mistake? Printing or Debugger</text:p>
          </table:table-cell>
          <table:table-cell table:number-columns-repeated="16382"/>
        </table:table-row>
        <table:table-row table:style-name="ro1">
          <table:table-cell table:style-name="ce1"/>
          <table:table-cell office:value-type="string" table:style-name="ce48">
            <text:p>Don't know how to use a debugger? Learn this skill</text:p>
          </table:table-cell>
          <table:table-cell table:number-columns-repeated="16382"/>
        </table:table-row>
        <table:table-row table:style-name="ro1">
          <table:table-cell table:style-name="ce1"/>
          <table:table-cell office:value-type="string" table:style-name="ce48">
            <text:p>Needed more than 10 minutes to solve bugs? Something is wrong. Why need all this time? How to solve this issue?</text:p>
          </table:table-cell>
          <table:table-cell table:number-columns-repeated="16382"/>
        </table:table-row>
        <table:table-row table:style-name="ro5">
          <table:table-cell table:number-columns-repeated="16384"/>
        </table:table-row>
        <table:table-row table:style-name="ro1">
          <table:table-cell office:value-type="string" table:style-name="ce47">
            <text:p>Code is ready!</text:p>
          </table:table-cell>
          <table:table-cell table:number-columns-repeated="16383" table:style-name="ce1"/>
        </table:table-row>
        <table:table-row table:style-name="ro1">
          <table:table-cell table:style-name="ce1"/>
          <table:table-cell office:value-type="string" table:style-name="ce48">
            <text:p>Just submit and see if passed? Wrong. Behave as if you are in the real contest. Are you almost sure it will be AC? If yes, submit</text:p>
          </table:table-cell>
          <table:table-cell table:number-columns-repeated="16382"/>
        </table:table-row>
        <table:table-row table:style-name="ro1">
          <table:table-cell table:style-name="ce1"/>
          <table:table-cell office:value-type="string" table:style-name="ce48">
            <text:p>TRAIN offline as if you are in a real contest. This shortens the gap between training and the real contest</text:p>
          </table:table-cell>
          <table:table-cell table:number-columns-repeated="16382"/>
        </table:table-row>
        <table:table-row table:style-name="ro5">
          <table:table-cell table:number-columns-repeated="16384"/>
        </table:table-row>
        <table:table-row table:style-name="ro1">
          <table:table-cell office:value-type="string" table:style-name="ce47">
            <text:p>Code Failed :(</text:p>
          </table:table-cell>
          <table:table-cell table:number-columns-repeated="16383" table:style-name="ce1"/>
        </table:table-row>
        <table:table-row table:style-name="ro1">
          <table:table-cell table:style-name="ce1"/>
          <table:table-cell office:value-type="string" table:style-name="ce48">
            <text:p>Are you nervous / frustrated? Yes =&gt; Wrong behavior. Take it easy</text:p>
          </table:table-cell>
          <table:table-cell table:number-columns-repeated="16382"/>
        </table:table-row>
        <table:table-row table:style-name="ro1">
          <table:table-cell table:style-name="ce1"/>
          <table:table-cell office:value-type="string" table:style-name="ce48">
            <text:p>Rush to test cases? Yes =&gt; Wrong, revise idea, then code, then trace more samples. Try for 15 minutes or more first</text:p>
          </table:table-cell>
          <table:table-cell table:number-columns-repeated="16382"/>
        </table:table-row>
        <table:table-row table:style-name="ro5">
          <table:table-cell table:number-columns-repeated="16384"/>
        </table:table-row>
        <table:table-row table:style-name="ro1">
          <table:table-cell office:value-type="string" table:style-name="ce47">
            <text:p>Got it AC</text:p>
          </table:table-cell>
          <table:table-cell table:number-columns-repeated="16383" table:style-name="ce1"/>
        </table:table-row>
        <table:table-row table:style-name="ro1">
          <table:table-cell table:style-name="ce1"/>
          <table:table-cell office:value-type="string" table:style-name="ce48">
            <text:p>Read and Understood editorial solutions?</text:p>
          </table:table-cell>
          <table:table-cell table:number-columns-repeated="16382"/>
        </table:table-row>
        <table:table-row table:style-name="ro1">
          <table:table-cell table:style-name="ce1"/>
          <table:table-cell office:value-type="string" table:style-name="ce48">
            <text:p>Checked 1-3 other AC solutions?</text:p>
          </table:table-cell>
          <table:table-cell table:number-columns-repeated="16382"/>
        </table:table-row>
        <table:table-row table:style-name="ro1">
          <table:table-cell table:style-name="ce1"/>
          <table:table-cell office:value-type="string" table:style-name="ce48">
            <text:p>Tried to write a much shorter version of your code?</text:p>
          </table:table-cell>
          <table:table-cell table:number-columns-repeated="16382"/>
        </table:table-row>
        <table:table-row table:style-name="ro1">
          <table:table-cell table:style-name="ce1"/>
          <table:table-cell office:value-type="string" table:style-name="ce48">
            <text:p>Tried to write a faster coder (better complexity)?</text:p>
          </table:table-cell>
          <table:table-cell table:number-columns-repeated="16382"/>
        </table:table-row>
        <table:table-row table:style-name="ro5">
          <table:table-cell table:number-columns-repeated="16384"/>
        </table:table-row>
        <table:table-row table:style-name="ro1">
          <table:table-cell office:value-type="string" table:style-name="ce47">
            <text:p>Speed</text:p>
          </table:table-cell>
          <table:table-cell table:number-columns-repeated="16383" table:style-name="ce1"/>
        </table:table-row>
        <table:table-row table:style-name="ro1">
          <table:table-cell table:style-name="ce1"/>
          <table:table-cell office:value-type="string" table:style-name="ce48">
            <text:p>How much time do you need in Div2-A/Div2-B? Target (5, 10) minutes for semiseniors, (3, 6) for seniors</text:p>
          </table:table-cell>
          <table:table-cell table:number-columns-repeated="16382"/>
        </table:table-row>
        <table:table-row table:style-name="ro1">
          <table:table-cell table:style-name="ce1"/>
          <table:table-cell office:value-type="string" table:style-name="ce48">
            <text:p>Not that fast? You need regular speed training on easy problems</text:p>
          </table:table-cell>
          <table:table-cell table:number-columns-repeated="16382"/>
        </table:table-row>
        <table:table-row table:style-name="ro5">
          <table:table-cell table:number-columns-repeated="16384"/>
        </table:table-row>
        <table:table-row table:style-name="ro1">
          <table:table-cell office:value-type="string" table:style-name="ce47">
            <text:p>Weakly contests</text:p>
          </table:table-cell>
          <table:table-cell table:number-columns-repeated="16383" table:style-name="ce1"/>
        </table:table-row>
        <table:table-row table:style-name="ro1">
          <table:table-cell table:style-name="ce1"/>
          <table:table-cell office:value-type="string" table:style-name="ce48">
            <text:p>Do you participate in 1-2 contests per week at least? If no, this is bad. Offline training != Online contests</text:p>
          </table:table-cell>
          <table:table-cell table:number-columns-repeated="16382"/>
        </table:table-row>
        <table:table-row table:style-name="ro1">
          <table:table-cell table:style-name="ce1"/>
          <table:table-cell office:value-type="string" table:style-name="ce48">
            <text:p>You need to train yourself to behave in online contests similar to offline training. This is an important skill.</text:p>
          </table:table-cell>
          <table:table-cell table:number-columns-repeated="16382"/>
        </table:table-row>
        <table:table-row table:style-name="ro5">
          <table:table-cell table:number-columns-repeated="16384"/>
        </table:table-row>
        <table:table-row table:style-name="ro1">
          <table:table-cell office:value-type="string" table:style-name="ce47">
            <text:p>Sheet stats</text:p>
          </table:table-cell>
          <table:table-cell table:number-columns-repeated="16383" table:style-name="ce1"/>
        </table:table-row>
        <table:table-row table:style-name="ro1">
          <table:table-cell table:style-name="ce1"/>
          <table:table-cell office:value-type="string" table:style-name="ce48">
            <text:p>Recorded them? Yes: read your problem's row. Where do you consume the most of the time? These are your weak skills</text:p>
          </table:table-cell>
          <table:table-cell table:number-columns-repeated="16382"/>
        </table:table-row>
        <table:table-row table:style-name="ro1">
          <table:table-cell table:style-name="ce1"/>
          <table:table-cell office:value-type="string" table:style-name="ce48">
            <text:p>No, I don't record! =&gt; How will you know your weak points?!</text:p>
          </table:table-cell>
          <table:table-cell table:number-columns-repeated="16382"/>
        </table:table-row>
        <table:table-row table:style-name="ro1">
          <table:table-cell table:style-name="ce1"/>
          <table:table-cell office:value-type="string" table:style-name="ce48">
            <text:p>Can't record timing as I am mixing thinking with coding? =&gt; Wrong behavior. get done with thinking, then move to coding. Don't cycle</text:p>
          </table:table-cell>
          <table:table-cell table:number-columns-repeated="16382"/>
        </table:table-row>
        <table:table-row table:style-name="ro5">
          <table:table-cell table:number-columns-repeated="16384"/>
        </table:table-row>
        <table:table-row table:style-name="ro1">
          <table:table-cell office:value-type="string" table:style-name="ce47">
            <text:p>Training Time</text:p>
          </table:table-cell>
          <table:table-cell table:number-columns-repeated="16383" table:style-name="ce1"/>
        </table:table-row>
        <table:table-row table:style-name="ro1">
          <table:table-cell table:style-name="ce1"/>
          <table:table-cell office:value-type="string" table:style-name="ce48">
            <text:p>Is it regular and scheduled? Yes =&gt; you will have regular improvements.</text:p>
          </table:table-cell>
          <table:table-cell table:number-columns-repeated="16382"/>
        </table:table-row>
        <table:table-row table:style-name="ro1">
          <table:table-cell table:style-name="ce1"/>
          <table:table-cell office:value-type="string" table:style-name="ce48">
            <text:p>Your plan was to train X hours, Did so? If no, why?</text:p>
          </table:table-cell>
          <table:table-cell table:number-columns-repeated="16382"/>
        </table:table-row>
        <table:table-row table:style-name="ro1">
          <table:table-cell table:style-name="ce1"/>
          <table:table-cell office:value-type="string" table:style-name="ce48">
            <text:p>Without regular and continous training, your mind might not improve well</text:p>
          </table:table-cell>
          <table:table-cell table:number-columns-repeated="16382"/>
        </table:table-row>
        <table:table-row table:style-name="ro5">
          <table:table-cell table:number-columns-repeated="16384"/>
        </table:table-row>
        <table:table-row table:style-name="ro1">
          <table:table-cell office:value-type="string" table:style-name="ce47">
            <text:p>Training with?</text:p>
          </table:table-cell>
          <table:table-cell table:number-columns-repeated="16383" table:style-name="ce1"/>
        </table:table-row>
        <table:table-row table:style-name="ro1">
          <table:table-cell table:style-name="ce1"/>
          <table:table-cell office:value-type="string" table:style-name="ce48">
            <text:p>Yourself only? You may feel bored. If can collaborate with others = longer commitment</text:p>
          </table:table-cell>
          <table:table-cell table:number-columns-repeated="16382"/>
        </table:table-row>
        <table:table-row table:style-name="ro5">
          <table:table-cell table:number-columns-repeated="16384"/>
        </table:table-row>
        <table:table-row table:style-name="ro1">
          <table:table-cell office:value-type="string" table:style-name="ce47">
            <text:p>Psychological <text:s/>issues</text:p>
          </table:table-cell>
          <table:table-cell table:number-columns-repeated="16383" table:style-name="ce1"/>
        </table:table-row>
        <table:table-row table:style-name="ro1">
          <table:table-cell table:style-name="ce1"/>
          <table:table-cell office:value-type="string" table:style-name="ce48">
            <text:p>Do you keep comparing yourself with others?</text:p>
          </table:table-cell>
          <table:table-cell table:number-columns-repeated="16382"/>
        </table:table-row>
        <table:table-row table:style-name="ro1">
          <table:table-cell table:style-name="ce1"/>
          <table:table-cell office:value-type="string" table:style-name="ce48">
            <text:p>Do you have negative feelings? Like I am stupid..I am hopeless...I will never have a comparable level...?</text:p>
          </table:table-cell>
          <table:table-cell table:number-columns-repeated="16382"/>
        </table:table-row>
        <table:table-row table:style-name="ro1">
          <table:table-cell table:style-name="ce1"/>
          <table:table-cell office:value-type="string" table:style-name="ce48">
            <text:p>Do you think of your image/appearance if failed in online contests so avoid contests?</text:p>
          </table:table-cell>
          <table:table-cell table:number-columns-repeated="16382"/>
        </table:table-row>
        <table:table-row table:style-name="ro1">
          <table:table-cell table:style-name="ce1"/>
          <table:table-cell office:value-type="string" table:style-name="ce48">
            <text:p>Do you use another account with a weird name to train so that people don't know about your progress/failure?</text:p>
          </table:table-cell>
          <table:table-cell table:number-columns-repeated="16382"/>
        </table:table-row>
        <table:table-row table:style-name="ro1">
          <table:table-cell/>
          <table:table-cell office:value-type="string" table:style-name="ce48">
            <text:p>Do you wish your friends fail in the contest? or get annoyed with their better performance?</text:p>
          </table:table-cell>
          <table:table-cell table:number-columns-repeated="16382"/>
        </table:table-row>
        <table:table-row table:style-name="ro1">
          <table:table-cell/>
          <table:table-cell office:value-type="string" table:style-name="ce48">
            <text:p>Do you avoid teaching your friends something or give no support to remain better than them?</text:p>
          </table:table-cell>
          <table:table-cell table:number-columns-repeated="16382"/>
        </table:table-row>
        <table:table-row table:style-name="ro1">
          <table:table-cell/>
          <table:table-cell office:value-type="string" table:style-name="ce48">
            <text:p>Do you feel bored/frustrated as no/weak community in your college?</text:p>
          </table:table-cell>
          <table:table-cell table:number-columns-repeated="16382"/>
        </table:table-row>
        <table:table-row table:style-name="ro1">
          <table:table-cell/>
          <table:table-cell office:value-type="string" table:style-name="ce48">
            <text:p>Do you keep training day and night without breaks? No socialization at all?</text:p>
          </table:table-cell>
          <table:table-cell table:number-columns-repeated="16382"/>
        </table:table-row>
        <table:table-row table:style-name="ro1">
          <table:table-cell/>
          <table:table-cell office:value-type="string" table:style-name="ce48">
            <text:p>Do you hate specific topics and avoid them (probability/geometry)?</text:p>
          </table:table-cell>
          <table:table-cell table:number-columns-repeated="16382"/>
        </table:table-row>
        <table:table-row table:style-name="ro1">
          <table:table-cell/>
          <table:table-cell office:value-type="string" table:style-name="ce48">
            <text:p>‘Should I stop’ Dilemma? Keep thinking is it worth vs a waste of time?</text:p>
          </table:table-cell>
          <table:table-cell table:number-columns-repeated="16382"/>
        </table:table-row>
        <table:table-row table:style-name="ro1">
          <table:table-cell/>
          <table:table-cell table:style-name="ce48"/>
          <table:table-cell table:number-columns-repeated="16382"/>
        </table:table-row>
        <table:table-row table:style-name="ro1">
          <table:table-cell/>
          <table:table-cell office:value-type="string" table:style-name="ce200">
            <text:p>If any of the above questions is YES, you probably have a problem and need to find a solution to it.</text:p>
          </table:table-cell>
          <table:table-cell table:number-columns-repeated="16382"/>
        </table:table-row>
        <table:table-row table:number-rows-repeated="1048504"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styles>
    <number:number-style style:name="N0">
      <number:number number:min-integer-digits="1"/>
    </number:number-style>
    <number:number-style style:name="N36">
      <number:number number:decimal-places="15" number:min-decimal-places="0" number:min-integer-digits="1" number:grouping="true" number:decimal-replacement=""/>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f1" style:family="table-cell" style:data-style-name="N0">
      <style:table-cell-properties fo:background-color="#FFFF00"/>
    </style:style>
    <style:style style:name="cf10" style:family="table-cell" style:data-style-name="N0">
      <style:table-cell-properties fo:background-color="#FF0000"/>
    </style:style>
    <style:style style:name="cf100" style:family="table-cell" style:data-style-name="N0">
      <style:table-cell-properties fo:background-color="#FF0000"/>
    </style:style>
    <style:style style:name="cf101" style:family="table-cell" style:data-style-name="N0">
      <style:table-cell-properties fo:background-color="#FFFF00"/>
    </style:style>
    <style:style style:name="cf102" style:family="table-cell" style:data-style-name="N0">
      <style:table-cell-properties fo:background-color="#FF0000"/>
    </style:style>
    <style:style style:name="cf103" style:family="table-cell" style:data-style-name="N0">
      <style:table-cell-properties fo:background-color="#FFFF00"/>
    </style:style>
    <style:style style:name="cf104" style:family="table-cell" style:data-style-name="N0">
      <style:table-cell-properties fo:background-color="#FF0000"/>
    </style:style>
    <style:style style:name="cf105" style:family="table-cell" style:data-style-name="N0">
      <style:table-cell-properties fo:background-color="#FFFF00"/>
    </style:style>
    <style:style style:name="cf106" style:family="table-cell" style:data-style-name="N0">
      <style:table-cell-properties fo:background-color="#FF0000"/>
    </style:style>
    <style:style style:name="cf107" style:family="table-cell" style:data-style-name="N0">
      <style:table-cell-properties fo:background-color="#FFFF00"/>
    </style:style>
    <style:style style:name="cf108" style:family="table-cell" style:data-style-name="N0">
      <style:table-cell-properties fo:background-color="#FF0000"/>
    </style:style>
    <style:style style:name="cf109" style:family="table-cell" style:data-style-name="N0">
      <style:table-cell-properties fo:background-color="#FFFF00"/>
    </style:style>
    <style:style style:name="cf11" style:family="table-cell" style:data-style-name="N0">
      <style:table-cell-properties fo:background-color="#FFFF00"/>
    </style:style>
    <style:style style:name="cf110" style:family="table-cell" style:data-style-name="N0">
      <style:table-cell-properties fo:background-color="#FF0000"/>
    </style:style>
    <style:style style:name="cf111" style:family="table-cell" style:data-style-name="N0">
      <style:table-cell-properties fo:background-color="#FFFF00"/>
    </style:style>
    <style:style style:name="cf112" style:family="table-cell" style:data-style-name="N0">
      <style:table-cell-properties fo:background-color="#FF0000"/>
    </style:style>
    <style:style style:name="cf113" style:family="table-cell" style:data-style-name="N0">
      <style:table-cell-properties fo:background-color="#FFFF00"/>
    </style:style>
    <style:style style:name="cf114" style:family="table-cell" style:data-style-name="N0">
      <style:table-cell-properties fo:background-color="#FF0000"/>
    </style:style>
    <style:style style:name="cf115" style:family="table-cell" style:data-style-name="N0">
      <style:table-cell-properties fo:background-color="#FFFF00"/>
    </style:style>
    <style:style style:name="cf116" style:family="table-cell" style:data-style-name="N0">
      <style:table-cell-properties fo:background-color="#FF0000"/>
    </style:style>
    <style:style style:name="cf12" style:family="table-cell" style:data-style-name="N0">
      <style:table-cell-properties fo:background-color="#FF0000"/>
    </style:style>
    <style:style style:name="cf13" style:family="table-cell" style:data-style-name="N0">
      <style:table-cell-properties fo:background-color="#FFFF00"/>
    </style:style>
    <style:style style:name="cf14" style:family="table-cell" style:data-style-name="N0">
      <style:table-cell-properties fo:background-color="#FF0000"/>
    </style:style>
    <style:style style:name="cf15" style:family="table-cell" style:data-style-name="N0">
      <style:table-cell-properties fo:background-color="#FFFF00"/>
    </style:style>
    <style:style style:name="cf16" style:family="table-cell" style:data-style-name="N0">
      <style:table-cell-properties fo:background-color="#FF0000"/>
    </style:style>
    <style:style style:name="cf17" style:family="table-cell" style:data-style-name="N0">
      <style:table-cell-properties fo:background-color="#FFFF00"/>
    </style:style>
    <style:style style:name="cf18" style:family="table-cell" style:data-style-name="N0">
      <style:table-cell-properties fo:background-color="#FF0000"/>
    </style:style>
    <style:style style:name="cf19" style:family="table-cell" style:data-style-name="N0">
      <style:table-cell-properties fo:background-color="#FFFF00"/>
    </style:style>
    <style:style style:name="cf2" style:family="table-cell" style:data-style-name="N0">
      <style:table-cell-properties fo:background-color="#FF0000"/>
    </style:style>
    <style:style style:name="cf20" style:family="table-cell" style:data-style-name="N0">
      <style:table-cell-properties fo:background-color="#FF0000"/>
    </style:style>
    <style:style style:name="cf21" style:family="table-cell" style:data-style-name="N0">
      <style:table-cell-properties fo:background-color="#FFFF00"/>
    </style:style>
    <style:style style:name="cf22" style:family="table-cell" style:data-style-name="N0">
      <style:table-cell-properties fo:background-color="#FF0000"/>
    </style:style>
    <style:style style:name="cf23" style:family="table-cell" style:data-style-name="N0">
      <style:table-cell-properties fo:background-color="#FFFF00"/>
    </style:style>
    <style:style style:name="cf24" style:family="table-cell" style:data-style-name="N0">
      <style:table-cell-properties fo:background-color="#FF0000"/>
    </style:style>
    <style:style style:name="cf25" style:family="table-cell" style:data-style-name="N0">
      <style:table-cell-properties fo:background-color="#FFFF00"/>
    </style:style>
    <style:style style:name="cf26" style:family="table-cell" style:data-style-name="N0">
      <style:table-cell-properties fo:background-color="#FF0000"/>
    </style:style>
    <style:style style:name="cf27" style:family="table-cell" style:data-style-name="N0">
      <style:table-cell-properties fo:background-color="#FFFF00"/>
    </style:style>
    <style:style style:name="cf28" style:family="table-cell" style:data-style-name="N0">
      <style:table-cell-properties fo:background-color="#FF0000"/>
    </style:style>
    <style:style style:name="cf29" style:family="table-cell" style:data-style-name="N0">
      <style:table-cell-properties fo:background-color="#FFFF00"/>
    </style:style>
    <style:style style:name="cf3" style:family="table-cell" style:data-style-name="N0">
      <style:table-cell-properties fo:background-color="#FFFF00"/>
    </style:style>
    <style:style style:name="cf30" style:family="table-cell" style:data-style-name="N0">
      <style:table-cell-properties fo:background-color="#FF0000"/>
    </style:style>
    <style:style style:name="cf31" style:family="table-cell" style:data-style-name="N0">
      <style:table-cell-properties fo:background-color="#FFFF00"/>
    </style:style>
    <style:style style:name="cf32" style:family="table-cell" style:data-style-name="N0">
      <style:table-cell-properties fo:background-color="#FF0000"/>
    </style:style>
    <style:style style:name="cf33" style:family="table-cell" style:data-style-name="N0">
      <style:table-cell-properties fo:background-color="#FFFF00"/>
    </style:style>
    <style:style style:name="cf34" style:family="table-cell" style:data-style-name="N0">
      <style:table-cell-properties fo:background-color="#FF0000"/>
    </style:style>
    <style:style style:name="cf35" style:family="table-cell" style:data-style-name="N0">
      <style:table-cell-properties fo:background-color="#FFFF00"/>
    </style:style>
    <style:style style:name="cf36" style:family="table-cell" style:data-style-name="N0">
      <style:table-cell-properties fo:background-color="#FF0000"/>
    </style:style>
    <style:style style:name="cf37" style:family="table-cell" style:data-style-name="N0">
      <style:table-cell-properties fo:background-color="#FFFF00"/>
    </style:style>
    <style:style style:name="cf38" style:family="table-cell" style:data-style-name="N0">
      <style:table-cell-properties fo:background-color="#FF0000"/>
    </style:style>
    <style:style style:name="cf39" style:family="table-cell" style:data-style-name="N0">
      <style:table-cell-properties fo:background-color="#FFFF00"/>
    </style:style>
    <style:style style:name="cf4" style:family="table-cell" style:data-style-name="N0">
      <style:table-cell-properties fo:background-color="#FF0000"/>
    </style:style>
    <style:style style:name="cf40" style:family="table-cell" style:data-style-name="N0">
      <style:table-cell-properties fo:background-color="#FF0000"/>
    </style:style>
    <style:style style:name="cf41" style:family="table-cell" style:data-style-name="N0">
      <style:table-cell-properties fo:background-color="#FFFF00"/>
    </style:style>
    <style:style style:name="cf42" style:family="table-cell" style:data-style-name="N0">
      <style:table-cell-properties fo:background-color="#FF0000"/>
    </style:style>
    <style:style style:name="cf43" style:family="table-cell" style:data-style-name="N0">
      <style:table-cell-properties fo:background-color="#FFFF00"/>
    </style:style>
    <style:style style:name="cf44" style:family="table-cell" style:data-style-name="N0">
      <style:table-cell-properties fo:background-color="#FF0000"/>
    </style:style>
    <style:style style:name="cf45" style:family="table-cell" style:data-style-name="N0">
      <style:table-cell-properties fo:background-color="#FFFF00"/>
    </style:style>
    <style:style style:name="cf46" style:family="table-cell" style:data-style-name="N0">
      <style:table-cell-properties fo:background-color="#FF0000"/>
    </style:style>
    <style:style style:name="cf47" style:family="table-cell" style:data-style-name="N0">
      <style:table-cell-properties fo:background-color="#FFFF00"/>
    </style:style>
    <style:style style:name="cf48" style:family="table-cell" style:data-style-name="N0">
      <style:table-cell-properties fo:background-color="#FF0000"/>
    </style:style>
    <style:style style:name="cf49" style:family="table-cell" style:data-style-name="N0">
      <style:table-cell-properties fo:background-color="#FFFF00"/>
    </style:style>
    <style:style style:name="cf5" style:family="table-cell" style:data-style-name="N0">
      <style:table-cell-properties fo:background-color="#FFFF00"/>
    </style:style>
    <style:style style:name="cf50" style:family="table-cell" style:data-style-name="N0">
      <style:table-cell-properties fo:background-color="#FF0000"/>
    </style:style>
    <style:style style:name="cf51" style:family="table-cell" style:data-style-name="N0">
      <style:table-cell-properties fo:background-color="#FFFF00"/>
    </style:style>
    <style:style style:name="cf52" style:family="table-cell" style:data-style-name="N0">
      <style:table-cell-properties fo:background-color="#FF0000"/>
    </style:style>
    <style:style style:name="cf53" style:family="table-cell" style:data-style-name="N0">
      <style:table-cell-properties fo:background-color="#FFFF00"/>
    </style:style>
    <style:style style:name="cf54" style:family="table-cell" style:data-style-name="N0">
      <style:table-cell-properties fo:background-color="#FF0000"/>
    </style:style>
    <style:style style:name="cf55" style:family="table-cell" style:data-style-name="N0">
      <style:table-cell-properties fo:background-color="#FFFF00"/>
    </style:style>
    <style:style style:name="cf56" style:family="table-cell" style:data-style-name="N0">
      <style:table-cell-properties fo:background-color="#FF0000"/>
    </style:style>
    <style:style style:name="cf57" style:family="table-cell" style:data-style-name="N0">
      <style:table-cell-properties fo:background-color="#FFFF00"/>
    </style:style>
    <style:style style:name="cf58" style:family="table-cell" style:data-style-name="N0">
      <style:table-cell-properties fo:background-color="#FF0000"/>
    </style:style>
    <style:style style:name="cf59" style:family="table-cell" style:data-style-name="N0">
      <style:table-cell-properties fo:background-color="#FFFF00"/>
    </style:style>
    <style:style style:name="cf6" style:family="table-cell" style:data-style-name="N0">
      <style:table-cell-properties fo:background-color="#FF0000"/>
    </style:style>
    <style:style style:name="cf60" style:family="table-cell" style:data-style-name="N0">
      <style:table-cell-properties fo:background-color="#FF0000"/>
    </style:style>
    <style:style style:name="cf61" style:family="table-cell" style:data-style-name="N0">
      <style:table-cell-properties fo:background-color="#FFFF00"/>
    </style:style>
    <style:style style:name="cf62" style:family="table-cell" style:data-style-name="N0">
      <style:table-cell-properties fo:background-color="#FF0000"/>
    </style:style>
    <style:style style:name="cf63" style:family="table-cell" style:data-style-name="N0">
      <style:table-cell-properties fo:background-color="#FFFF00"/>
    </style:style>
    <style:style style:name="cf64" style:family="table-cell" style:data-style-name="N0">
      <style:table-cell-properties fo:background-color="#FF0000"/>
    </style:style>
    <style:style style:name="cf65" style:family="table-cell" style:data-style-name="N0">
      <style:table-cell-properties fo:background-color="#FFFF00"/>
    </style:style>
    <style:style style:name="cf66" style:family="table-cell" style:data-style-name="N0">
      <style:table-cell-properties fo:background-color="#FF0000"/>
    </style:style>
    <style:style style:name="cf67" style:family="table-cell" style:data-style-name="N0">
      <style:table-cell-properties fo:background-color="#FFFF00"/>
    </style:style>
    <style:style style:name="cf68" style:family="table-cell" style:data-style-name="N0">
      <style:table-cell-properties fo:background-color="#FF0000"/>
    </style:style>
    <style:style style:name="cf69" style:family="table-cell" style:data-style-name="N0">
      <style:table-cell-properties fo:background-color="#FFFF00"/>
    </style:style>
    <style:style style:name="cf7" style:family="table-cell" style:data-style-name="N0">
      <style:table-cell-properties fo:background-color="#FFFF00"/>
    </style:style>
    <style:style style:name="cf70" style:family="table-cell" style:data-style-name="N0">
      <style:table-cell-properties fo:background-color="#FF0000"/>
    </style:style>
    <style:style style:name="cf71" style:family="table-cell" style:data-style-name="N0">
      <style:table-cell-properties fo:background-color="#FFFF00"/>
    </style:style>
    <style:style style:name="cf72" style:family="table-cell" style:data-style-name="N0">
      <style:table-cell-properties fo:background-color="#FF0000"/>
    </style:style>
    <style:style style:name="cf73" style:family="table-cell" style:data-style-name="N0">
      <style:table-cell-properties fo:background-color="#FFFF00"/>
    </style:style>
    <style:style style:name="cf74" style:family="table-cell" style:data-style-name="N0">
      <style:table-cell-properties fo:background-color="#FF0000"/>
    </style:style>
    <style:style style:name="cf75" style:family="table-cell" style:data-style-name="N0">
      <style:table-cell-properties fo:background-color="#FFFF00"/>
    </style:style>
    <style:style style:name="cf76" style:family="table-cell" style:data-style-name="N0">
      <style:table-cell-properties fo:background-color="#FF0000"/>
    </style:style>
    <style:style style:name="cf77" style:family="table-cell" style:data-style-name="N0">
      <style:table-cell-properties fo:background-color="#FFFF00"/>
    </style:style>
    <style:style style:name="cf78" style:family="table-cell" style:data-style-name="N0">
      <style:table-cell-properties fo:background-color="#FF0000"/>
    </style:style>
    <style:style style:name="cf79" style:family="table-cell" style:data-style-name="N0">
      <style:table-cell-properties fo:background-color="#FFFF00"/>
    </style:style>
    <style:style style:name="cf8" style:family="table-cell" style:data-style-name="N0">
      <style:table-cell-properties fo:background-color="#FF0000"/>
    </style:style>
    <style:style style:name="cf80" style:family="table-cell" style:data-style-name="N0">
      <style:table-cell-properties fo:background-color="#FF0000"/>
    </style:style>
    <style:style style:name="cf81" style:family="table-cell" style:data-style-name="N0">
      <style:table-cell-properties fo:background-color="#FFFF00"/>
    </style:style>
    <style:style style:name="cf82" style:family="table-cell" style:data-style-name="N0">
      <style:table-cell-properties fo:background-color="#FF0000"/>
    </style:style>
    <style:style style:name="cf83" style:family="table-cell" style:data-style-name="N0">
      <style:table-cell-properties fo:background-color="#FFFF00"/>
    </style:style>
    <style:style style:name="cf84" style:family="table-cell" style:data-style-name="N0">
      <style:table-cell-properties fo:background-color="#FF0000"/>
    </style:style>
    <style:style style:name="cf85" style:family="table-cell" style:data-style-name="N0">
      <style:table-cell-properties fo:background-color="#FFFF00"/>
    </style:style>
    <style:style style:name="cf86" style:family="table-cell" style:data-style-name="N0">
      <style:table-cell-properties fo:background-color="#FF0000"/>
    </style:style>
    <style:style style:name="cf87" style:family="table-cell" style:data-style-name="N0">
      <style:table-cell-properties fo:background-color="#FFFF00"/>
    </style:style>
    <style:style style:name="cf88" style:family="table-cell" style:data-style-name="N0">
      <style:table-cell-properties fo:background-color="#FF0000"/>
    </style:style>
    <style:style style:name="cf89" style:family="table-cell" style:data-style-name="N0">
      <style:table-cell-properties fo:background-color="#FFFF00"/>
    </style:style>
    <style:style style:name="cf9" style:family="table-cell" style:data-style-name="N0">
      <style:table-cell-properties fo:background-color="#FFFF00"/>
    </style:style>
    <style:style style:name="cf90" style:family="table-cell" style:data-style-name="N0">
      <style:table-cell-properties fo:background-color="#FF0000"/>
    </style:style>
    <style:style style:name="cf91" style:family="table-cell" style:data-style-name="N0">
      <style:table-cell-properties fo:background-color="#FFFF00"/>
    </style:style>
    <style:style style:name="cf92" style:family="table-cell" style:data-style-name="N0">
      <style:table-cell-properties fo:background-color="#FF0000"/>
    </style:style>
    <style:style style:name="cf93" style:family="table-cell" style:data-style-name="N0">
      <style:table-cell-properties fo:background-color="#FFFF00"/>
    </style:style>
    <style:style style:name="cf94" style:family="table-cell" style:data-style-name="N0">
      <style:table-cell-properties fo:background-color="#FF0000"/>
    </style:style>
    <style:style style:name="cf95" style:family="table-cell" style:data-style-name="N0">
      <style:table-cell-properties fo:background-color="#FFFF00"/>
    </style:style>
    <style:style style:name="cf96" style:family="table-cell" style:data-style-name="N0">
      <style:table-cell-properties fo:background-color="#FF0000"/>
    </style:style>
    <style:style style:name="cf97" style:family="table-cell" style:data-style-name="N0">
      <style:table-cell-properties fo:background-color="#FFFF00"/>
    </style:style>
    <style:style style:name="cf98" style:family="table-cell" style:data-style-name="N0">
      <style:table-cell-properties fo:background-color="#FF0000"/>
    </style:style>
    <style:style style:name="cf99" style:family="table-cell" style:data-style-name="N0">
      <style:table-cell-properties fo:background-color="#FFFF00"/>
    </style:style>
    <style:style style:name="ConditionalStyle_1" style:family="table-cell" style:data-style-name="N0">
      <style:table-cell-properties style:vertical-align="automatic" fo:background-color="#FFFF00"/>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cf117" style:family="table-cell">
      <style:table-cell-properties fo:background-color="#FFFF00"/>
      <style:text-properties fo:color="#000000" style:font-family-generic="swiss"/>
    </style:style>
    <style:style style:name="cf118" style:family="table-cell">
      <style:table-cell-properties fo:background-color="#FF0000"/>
      <style:text-properties fo:color="#0000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427</meta:generator>
    <dc:creator>Mohamed Amr</dc:creator>
    <dc:date>2022-08-26T22:10:57Z</dc:date>
  </office:meta>
</office:document-meta>
</file>